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2.542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2.43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2.051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ence Curve" table:style-name="ta1">
        <table:shapes>
          <draw:frame draw:z-index="0" draw:style-name="gr1" draw:text-style-name="P1" svg:width="25.496cm" svg:height="20.402cm" svg:x="24.01cm" svg:y="0.157cm">
            <draw:object draw:notify-on-update-of-ranges="'Experience Curve'.A2:'Experience Curve'.A201 'Experience Curve'.B1:'Experience Curve'.B1 'Experience Curve'.B2:'Experience Curve'.B201 'Experience Curve'.C1:'Experience Curve'.C1 'Experience Curve'.C2:'Experience Curve'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Current XP Required</text:p>
          </table:table-cell>
          <table:table-cell table:style-name="Default" office:value-type="string" calcext:value-type="string">
            <text:p>New XP Required</text:p>
          </table:table-cell>
          <table:table-cell office:value-type="string" calcext:value-type="string">
            <text:p>XP Gain / H</text:p>
          </table:table-cell>
          <table:table-cell table:style-name="Default" office:value-type="string" calcext:value-type="string">
            <text:p>Current H/Level</text:p>
          </table:table-cell>
          <table:table-cell table:style-name="Default" office:value-type="string" calcext:value-type="string">
            <text:p>New H/Level</text:p>
          </table:table-cell>
          <table:table-cell table:style-name="Default" office:value-type="string" calcext:value-type="string">
            <text:p>Current D/Level</text:p>
          </table:table-cell>
          <table:table-cell table:style-name="Default" office:value-type="string" calcext:value-type="string">
            <text:p>New D/Level</text:p>
          </table:table-cell>
          <table:table-cell office:value-type="string" calcext:value-type="string">
            <text:p>Level Reward</text:p>
          </table:table-cell>
          <table:table-cell office:value-type="string" calcext:value-type="string">
            <text:p>Cum. Rewar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5 - 2*[.$A2]^4 + 3*[.$A2]^3 - 4*[.$A2]^2 + 5*[.$A2] - 3" office:value-type="float" office:value="0" calcext:value-type="float">
            <text:p>0</text:p>
          </table:table-cell>
          <table:table-cell table:formula="of:=2^([.$A2]/6) + 1*[.$A2]^4 - 2" office:value-type="float" office:value="0.122462048309373" calcext:value-type="float">
            <text:p>0</text:p>
          </table:table-cell>
          <table:table-cell table:formula="of:=([.$A2]+1)*3600" office:value-type="float" office:value="7200" calcext:value-type="float">
            <text:p>7200</text:p>
          </table:table-cell>
          <table:table-cell table:formula="of:=[.B2]/[.D2]" office:value-type="float" office:value="0" calcext:value-type="float">
            <text:p>0.00</text:p>
          </table:table-cell>
          <table:table-cell table:formula="of:=[.C2]/[.D2]" office:value-type="float" office:value="0.0000170086178207463" calcext:value-type="float">
            <text:p>0.00</text:p>
          </table:table-cell>
          <table:table-cell table:formula="of:=[.B2]/[.D2]/24" office:value-type="float" office:value="0" calcext:value-type="float">
            <text:p>0.00</text:p>
          </table:table-cell>
          <table:table-cell table:formula="of:=[.C2]/[.D2]/24" office:value-type="float" office:value="0.000000708692409197761" calcext:value-type="float">
            <text:p>0.00</text:p>
          </table:table-cell>
          <table:table-cell table:formula="of:=20" office:value-type="float" office:value="20" calcext:value-type="float">
            <text:p>20</text:p>
          </table:table-cell>
          <table:table-cell table:formula="of:=SUM([.$I$2:.$I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5 - 2*[.$A3]^4 + 3*[.$A3]^3 - 4*[.$A3]^2 + 5*[.$A3] - 3" office:value-type="float" office:value="15" calcext:value-type="float">
            <text:p>15</text:p>
          </table:table-cell>
          <table:table-cell table:formula="of:=2^([.$A3]/6) + 1*[.$A3]^4 - 2" office:value-type="float" office:value="15.2599210498949" calcext:value-type="float">
            <text:p>15</text:p>
          </table:table-cell>
          <table:table-cell table:formula="of:=([.$A3]+1)*3600" office:value-type="float" office:value="10800" calcext:value-type="float">
            <text:p>10800</text:p>
          </table:table-cell>
          <table:table-cell table:formula="of:=[.B3]/[.D3]" office:value-type="float" office:value="0.00138888888888889" calcext:value-type="float">
            <text:p>0.00</text:p>
          </table:table-cell>
          <table:table-cell table:formula="of:=[.C3]/[.D3]" office:value-type="float" office:value="0.00141295565276804" calcext:value-type="float">
            <text:p>0.00</text:p>
          </table:table-cell>
          <table:table-cell table:formula="of:=[.B3]/[.D3]/24" office:value-type="float" office:value="0.0000578703703703704" calcext:value-type="float">
            <text:p>0.00</text:p>
          </table:table-cell>
          <table:table-cell table:formula="of:=[.C3]/[.D3]/24" office:value-type="float" office:value="0.0000588731521986685" calcext:value-type="float">
            <text:p>0.00</text:p>
          </table:table-cell>
          <table:table-cell table:formula="of:=[.I2]+[.A3]*20" office:value-type="float" office:value="60" calcext:value-type="float">
            <text:p>60</text:p>
          </table:table-cell>
          <table:table-cell table:formula="of:=SUM([.$I$2:.$I3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5 - 2*[.$A4]^4 + 3*[.$A4]^3 - 4*[.$A4]^2 + 5*[.$A4] - 3" office:value-type="float" office:value="138" calcext:value-type="float">
            <text:p>138</text:p>
          </table:table-cell>
          <table:table-cell table:formula="of:=2^([.$A4]/6) + 1*[.$A4]^4 - 2" office:value-type="float" office:value="80.4142135623731" calcext:value-type="float">
            <text:p>80</text:p>
          </table:table-cell>
          <table:table-cell table:formula="of:=([.$A4]+1)*3600" office:value-type="float" office:value="14400" calcext:value-type="float">
            <text:p>14400</text:p>
          </table:table-cell>
          <table:table-cell table:formula="of:=[.B4]/[.D4]" office:value-type="float" office:value="0.00958333333333333" calcext:value-type="float">
            <text:p>0.01</text:p>
          </table:table-cell>
          <table:table-cell table:formula="of:=[.C4]/[.D4]" office:value-type="float" office:value="0.00558432038627591" calcext:value-type="float">
            <text:p>0.01</text:p>
          </table:table-cell>
          <table:table-cell table:formula="of:=[.B4]/[.D4]/24" office:value-type="float" office:value="0.000399305555555556" calcext:value-type="float">
            <text:p>0.00</text:p>
          </table:table-cell>
          <table:table-cell table:formula="of:=[.C4]/[.D4]/24" office:value-type="float" office:value="0.00023268001609483" calcext:value-type="float">
            <text:p>0.00</text:p>
          </table:table-cell>
          <table:table-cell table:formula="of:=[.I3]+[.A4]*20" office:value-type="float" office:value="120" calcext:value-type="float">
            <text:p>120</text:p>
          </table:table-cell>
          <table:table-cell table:formula="of:=SUM([.$I$2:.$I4]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5 - 2*[.$A5]^4 + 3*[.$A5]^3 - 4*[.$A5]^2 + 5*[.$A5] - 3" office:value-type="float" office:value="657" calcext:value-type="float">
            <text:p>657</text:p>
          </table:table-cell>
          <table:table-cell table:formula="of:=2^([.$A5]/6) + 1*[.$A5]^4 - 2" office:value-type="float" office:value="255.587401051968" calcext:value-type="float">
            <text:p>256</text:p>
          </table:table-cell>
          <table:table-cell table:formula="of:=([.$A5]+1)*3600" office:value-type="float" office:value="18000" calcext:value-type="float">
            <text:p>18000</text:p>
          </table:table-cell>
          <table:table-cell table:formula="of:=[.B5]/[.D5]" office:value-type="float" office:value="0.0365" calcext:value-type="float">
            <text:p>0.04</text:p>
          </table:table-cell>
          <table:table-cell table:formula="of:=[.C5]/[.D5]" office:value-type="float" office:value="0.0141993000584427" calcext:value-type="float">
            <text:p>0.01</text:p>
          </table:table-cell>
          <table:table-cell table:formula="of:=[.B5]/[.D5]/24" office:value-type="float" office:value="0.00152083333333333" calcext:value-type="float">
            <text:p>0.00</text:p>
          </table:table-cell>
          <table:table-cell table:formula="of:=[.C5]/[.D5]/24" office:value-type="float" office:value="0.000591637502435112" calcext:value-type="float">
            <text:p>0.00</text:p>
          </table:table-cell>
          <table:table-cell table:formula="of:=[.I4]+[.A5]*20" office:value-type="float" office:value="200" calcext:value-type="float">
            <text:p>200</text:p>
          </table:table-cell>
          <table:table-cell table:formula="of:=SUM([.$I$2:.$I5])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5 - 2*[.$A6]^4 + 3*[.$A6]^3 - 4*[.$A6]^2 + 5*[.$A6] - 3" office:value-type="float" office:value="2172" calcext:value-type="float">
            <text:p>2,172</text:p>
          </table:table-cell>
          <table:table-cell table:formula="of:=2^([.$A6]/6) + 1*[.$A6]^4 - 2" office:value-type="float" office:value="624.781797436281" calcext:value-type="float">
            <text:p>625</text:p>
          </table:table-cell>
          <table:table-cell table:formula="of:=([.$A6]+1)*3600" office:value-type="float" office:value="21600" calcext:value-type="float">
            <text:p>21600</text:p>
          </table:table-cell>
          <table:table-cell table:formula="of:=[.B6]/[.D6]" office:value-type="float" office:value="0.100555555555556" calcext:value-type="float">
            <text:p>0.10</text:p>
          </table:table-cell>
          <table:table-cell table:formula="of:=[.C6]/[.D6]" office:value-type="float" office:value="0.0289250832146426" calcext:value-type="float">
            <text:p>0.03</text:p>
          </table:table-cell>
          <table:table-cell table:formula="of:=[.B6]/[.D6]/24" office:value-type="float" office:value="0.00418981481481482" calcext:value-type="float">
            <text:p>0.00</text:p>
          </table:table-cell>
          <table:table-cell table:formula="of:=[.C6]/[.D6]/24" office:value-type="float" office:value="0.00120521180061011" calcext:value-type="float">
            <text:p>0.00</text:p>
          </table:table-cell>
          <table:table-cell table:formula="of:=[.I5]+[.A6]*20" office:value-type="float" office:value="300" calcext:value-type="float">
            <text:p>300</text:p>
          </table:table-cell>
          <table:table-cell table:formula="of:=SUM([.$I$2:.$I6])"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5 - 2*[.$A7]^4 + 3*[.$A7]^3 - 4*[.$A7]^2 + 5*[.$A7] - 3" office:value-type="float" office:value="5715" calcext:value-type="float">
            <text:p>5,715</text:p>
          </table:table-cell>
          <table:table-cell table:formula="of:=2^([.$A7]/6) + 1*[.$A7]^4 - 2" office:value-type="float" office:value="1296" calcext:value-type="float">
            <text:p>1,296</text:p>
          </table:table-cell>
          <table:table-cell table:formula="of:=([.$A7]+1)*3600" office:value-type="float" office:value="25200" calcext:value-type="float">
            <text:p>25200</text:p>
          </table:table-cell>
          <table:table-cell table:formula="of:=[.B7]/[.D7]" office:value-type="float" office:value="0.226785714285714" calcext:value-type="float">
            <text:p>0.23</text:p>
          </table:table-cell>
          <table:table-cell table:formula="of:=[.C7]/[.D7]" office:value-type="float" office:value="0.0514285714285714" calcext:value-type="float">
            <text:p>0.05</text:p>
          </table:table-cell>
          <table:table-cell table:formula="of:=[.B7]/[.D7]/24" office:value-type="float" office:value="0.00944940476190476" calcext:value-type="float">
            <text:p>0.01</text:p>
          </table:table-cell>
          <table:table-cell table:formula="of:=[.C7]/[.D7]/24" office:value-type="float" office:value="0.00214285714285714" calcext:value-type="float">
            <text:p>0.00</text:p>
          </table:table-cell>
          <table:table-cell table:formula="of:=[.I6]+[.A7]*20" office:value-type="float" office:value="420" calcext:value-type="float">
            <text:p>420</text:p>
          </table:table-cell>
          <table:table-cell table:formula="of:=SUM([.$I$2:.$I7])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5 - 2*[.$A8]^4 + 3*[.$A8]^3 - 4*[.$A8]^2 + 5*[.$A8] - 3" office:value-type="float" office:value="12870" calcext:value-type="float">
            <text:p>12,870</text:p>
          </table:table-cell>
          <table:table-cell table:formula="of:=2^([.$A8]/6) + 1*[.$A8]^4 - 2" office:value-type="float" office:value="2401.24492409662" calcext:value-type="float">
            <text:p>2,401</text:p>
          </table:table-cell>
          <table:table-cell table:formula="of:=([.$A8]+1)*3600" office:value-type="float" office:value="28800" calcext:value-type="float">
            <text:p>28800</text:p>
          </table:table-cell>
          <table:table-cell table:formula="of:=[.B8]/[.D8]" office:value-type="float" office:value="0.446875" calcext:value-type="float">
            <text:p>0.45</text:p>
          </table:table-cell>
          <table:table-cell table:formula="of:=[.C8]/[.D8]" office:value-type="float" office:value="0.0833765598644659" calcext:value-type="float">
            <text:p>0.08</text:p>
          </table:table-cell>
          <table:table-cell table:formula="of:=[.B8]/[.D8]/24" office:value-type="float" office:value="0.0186197916666667" calcext:value-type="float">
            <text:p>0.02</text:p>
          </table:table-cell>
          <table:table-cell table:formula="of:=[.C8]/[.D8]/24" office:value-type="float" office:value="0.00347402332768608" calcext:value-type="float">
            <text:p>0.00</text:p>
          </table:table-cell>
          <table:table-cell table:formula="of:=[.I7]+[.A8]*20" office:value-type="float" office:value="560" calcext:value-type="float">
            <text:p>560</text:p>
          </table:table-cell>
          <table:table-cell table:formula="of:=SUM([.$I$2:.$I8])"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5 - 2*[.$A9]^4 + 3*[.$A9]^3 - 4*[.$A9]^2 + 5*[.$A9] - 3" office:value-type="float" office:value="25893" calcext:value-type="float">
            <text:p>25,893</text:p>
          </table:table-cell>
          <table:table-cell table:formula="of:=2^([.$A9]/6) + 1*[.$A9]^4 - 2" office:value-type="float" office:value="4096.51984209979" calcext:value-type="float">
            <text:p>4,097</text:p>
          </table:table-cell>
          <table:table-cell table:formula="of:=([.$A9]+1)*3600" office:value-type="float" office:value="32400" calcext:value-type="float">
            <text:p>32400</text:p>
          </table:table-cell>
          <table:table-cell table:formula="of:=[.B9]/[.D9]" office:value-type="float" office:value="0.799166666666667" calcext:value-type="float">
            <text:p>0.80</text:p>
          </table:table-cell>
          <table:table-cell table:formula="of:=[.C9]/[.D9]" office:value-type="float" office:value="0.126435797595673" calcext:value-type="float">
            <text:p>0.13</text:p>
          </table:table-cell>
          <table:table-cell table:formula="of:=[.B9]/[.D9]/24" office:value-type="float" office:value="0.0332986111111111" calcext:value-type="float">
            <text:p>0.03</text:p>
          </table:table-cell>
          <table:table-cell table:formula="of:=[.C9]/[.D9]/24" office:value-type="float" office:value="0.00526815823315302" calcext:value-type="float">
            <text:p>0.01</text:p>
          </table:table-cell>
          <table:table-cell table:formula="of:=[.I8]+[.A9]*20" office:value-type="float" office:value="720" calcext:value-type="float">
            <text:p>720</text:p>
          </table:table-cell>
          <table:table-cell table:formula="of:=SUM([.$I$2:.$I9])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5 - 2*[.$A10]^4 + 3*[.$A10]^3 - 4*[.$A10]^2 + 5*[.$A10] - 3" office:value-type="float" office:value="47832" calcext:value-type="float">
            <text:p>47,832</text:p>
          </table:table-cell>
          <table:table-cell table:formula="of:=2^([.$A10]/6) + 1*[.$A10]^4 - 2" office:value-type="float" office:value="6561.82842712475" calcext:value-type="float">
            <text:p>6,562</text:p>
          </table:table-cell>
          <table:table-cell table:formula="of:=([.$A10]+1)*3600" office:value-type="float" office:value="36000" calcext:value-type="float">
            <text:p>36000</text:p>
          </table:table-cell>
          <table:table-cell table:formula="of:=[.B10]/[.D10]" office:value-type="float" office:value="1.32866666666667" calcext:value-type="float">
            <text:p>1.33</text:p>
          </table:table-cell>
          <table:table-cell table:formula="of:=[.C10]/[.D10]" office:value-type="float" office:value="0.182273011864576" calcext:value-type="float">
            <text:p>0.18</text:p>
          </table:table-cell>
          <table:table-cell table:formula="of:=[.B10]/[.D10]/24" office:value-type="float" office:value="0.0553611111111111" calcext:value-type="float">
            <text:p>0.06</text:p>
          </table:table-cell>
          <table:table-cell table:formula="of:=[.C10]/[.D10]/24" office:value-type="float" office:value="0.00759470882769068" calcext:value-type="float">
            <text:p>0.01</text:p>
          </table:table-cell>
          <table:table-cell table:formula="of:=[.I9]+[.A10]*20" office:value-type="float" office:value="900" calcext:value-type="float">
            <text:p>900</text:p>
          </table:table-cell>
          <table:table-cell table:formula="of:=SUM([.$I$2:.$I10])"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5 - 2*[.$A11]^4 + 3*[.$A11]^3 - 4*[.$A11]^2 + 5*[.$A11] - 3" office:value-type="float" office:value="82647" calcext:value-type="float">
            <text:p>82,647</text:p>
          </table:table-cell>
          <table:table-cell table:formula="of:=2^([.$A11]/6) + 1*[.$A11]^4 - 2" office:value-type="float" office:value="10001.1748021039" calcext:value-type="float">
            <text:p>10,001</text:p>
          </table:table-cell>
          <table:table-cell table:formula="of:=([.$A11]+1)*3600" office:value-type="float" office:value="39600" calcext:value-type="float">
            <text:p>39600</text:p>
          </table:table-cell>
          <table:table-cell table:formula="of:=[.B11]/[.D11]" office:value-type="float" office:value="2.08704545454545" calcext:value-type="float">
            <text:p>2.09</text:p>
          </table:table-cell>
          <table:table-cell table:formula="of:=[.C11]/[.D11]" office:value-type="float" office:value="0.252554919245049" calcext:value-type="float">
            <text:p>0.25</text:p>
          </table:table-cell>
          <table:table-cell table:formula="of:=[.B11]/[.D11]/24" office:value-type="float" office:value="0.0869602272727273" calcext:value-type="float">
            <text:p>0.09</text:p>
          </table:table-cell>
          <table:table-cell table:formula="of:=[.C11]/[.D11]/24" office:value-type="float" office:value="0.0105231216352104" calcext:value-type="float">
            <text:p>0.01</text:p>
          </table:table-cell>
          <table:table-cell table:formula="of:=[.I10]+[.A11]*20" office:value-type="float" office:value="1100" calcext:value-type="float">
            <text:p>1100</text:p>
          </table:table-cell>
          <table:table-cell table:formula="of:=SUM([.$I$2:.$I11])" office:value-type="float" office:value="4400" calcext:value-type="float">
            <text:p>44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5 - 2*[.$A12]^4 + 3*[.$A12]^3 - 4*[.$A12]^2 + 5*[.$A12] - 3" office:value-type="float" office:value="135330" calcext:value-type="float">
            <text:p>135,330</text:p>
          </table:table-cell>
          <table:table-cell table:formula="of:=2^([.$A12]/6) + 1*[.$A12]^4 - 2" office:value-type="float" office:value="14642.5635948726" calcext:value-type="float">
            <text:p>14,643</text:p>
          </table:table-cell>
          <table:table-cell table:formula="of:=([.$A12]+1)*3600" office:value-type="float" office:value="43200" calcext:value-type="float">
            <text:p>43200</text:p>
          </table:table-cell>
          <table:table-cell table:formula="of:=[.B12]/[.D12]" office:value-type="float" office:value="3.13263888888889" calcext:value-type="float">
            <text:p>3.13</text:p>
          </table:table-cell>
          <table:table-cell table:formula="of:=[.C12]/[.D12]" office:value-type="float" office:value="0.338948231362791" calcext:value-type="float">
            <text:p>0.34</text:p>
          </table:table-cell>
          <table:table-cell table:formula="of:=[.B12]/[.D12]/24" office:value-type="float" office:value="0.13052662037037" calcext:value-type="float">
            <text:p>0.13</text:p>
          </table:table-cell>
          <table:table-cell table:formula="of:=[.C12]/[.D12]/24" office:value-type="float" office:value="0.0141228429734496" calcext:value-type="float">
            <text:p>0.01</text:p>
          </table:table-cell>
          <table:table-cell table:formula="of:=[.I11]+[.A12]*20" office:value-type="float" office:value="1320" calcext:value-type="float">
            <text:p>1320</text:p>
          </table:table-cell>
          <table:table-cell table:formula="of:=SUM([.$I$2:.$I12])" office:value-type="float" office:value="5720" calcext:value-type="float">
            <text:p>572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5 - 2*[.$A13]^4 + 3*[.$A13]^3 - 4*[.$A13]^2 + 5*[.$A13] - 3" office:value-type="float" office:value="212025" calcext:value-type="float">
            <text:p>212,025</text:p>
          </table:table-cell>
          <table:table-cell table:formula="of:=2^([.$A13]/6) + 1*[.$A13]^4 - 2" office:value-type="float" office:value="20738" calcext:value-type="float">
            <text:p>20,738</text:p>
          </table:table-cell>
          <table:table-cell table:formula="of:=([.$A13]+1)*3600" office:value-type="float" office:value="46800" calcext:value-type="float">
            <text:p>46800</text:p>
          </table:table-cell>
          <table:table-cell table:formula="of:=[.B13]/[.D13]" office:value-type="float" office:value="4.53044871794872" calcext:value-type="float">
            <text:p>4.53</text:p>
          </table:table-cell>
          <table:table-cell table:formula="of:=[.C13]/[.D13]" office:value-type="float" office:value="0.443119658119658" calcext:value-type="float">
            <text:p>0.44</text:p>
          </table:table-cell>
          <table:table-cell table:formula="of:=[.B13]/[.D13]/24" office:value-type="float" office:value="0.188768696581197" calcext:value-type="float">
            <text:p>0.19</text:p>
          </table:table-cell>
          <table:table-cell table:formula="of:=[.C13]/[.D13]/24" office:value-type="float" office:value="0.0184633190883191" calcext:value-type="float">
            <text:p>0.02</text:p>
          </table:table-cell>
          <table:table-cell table:formula="of:=[.I12]+[.A13]*20" office:value-type="float" office:value="1560" calcext:value-type="float">
            <text:p>1560</text:p>
          </table:table-cell>
          <table:table-cell table:formula="of:=SUM([.$I$2:.$I13])" office:value-type="float" office:value="7280" calcext:value-type="float">
            <text:p>72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5 - 2*[.$A14]^4 + 3*[.$A14]^3 - 4*[.$A14]^2 + 5*[.$A14] - 3" office:value-type="float" office:value="320148" calcext:value-type="float">
            <text:p>320,148</text:p>
          </table:table-cell>
          <table:table-cell table:formula="of:=2^([.$A14]/6) + 1*[.$A14]^4 - 2" office:value-type="float" office:value="28563.4898481932" calcext:value-type="float">
            <text:p>28,563</text:p>
          </table:table-cell>
          <table:table-cell table:formula="of:=([.$A14]+1)*3600" office:value-type="float" office:value="50400" calcext:value-type="float">
            <text:p>50400</text:p>
          </table:table-cell>
          <table:table-cell table:formula="of:=[.B14]/[.D14]" office:value-type="float" office:value="6.35214285714286" calcext:value-type="float">
            <text:p>6.35</text:p>
          </table:table-cell>
          <table:table-cell table:formula="of:=[.C14]/[.D14]" office:value-type="float" office:value="0.566735909686374" calcext:value-type="float">
            <text:p>0.57</text:p>
          </table:table-cell>
          <table:table-cell table:formula="of:=[.B14]/[.D14]/24" office:value-type="float" office:value="0.264672619047619" calcext:value-type="float">
            <text:p>0.26</text:p>
          </table:table-cell>
          <table:table-cell table:formula="of:=[.C14]/[.D14]/24" office:value-type="float" office:value="0.0236139962369322" calcext:value-type="float">
            <text:p>0.02</text:p>
          </table:table-cell>
          <table:table-cell table:formula="of:=[.I13]+[.A14]*20" office:value-type="float" office:value="1820" calcext:value-type="float">
            <text:p>1820</text:p>
          </table:table-cell>
          <table:table-cell table:formula="of:=SUM([.$I$2:.$I14])" office:value-type="float" office:value="9100" calcext:value-type="float">
            <text:p>91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5 - 2*[.$A15]^4 + 3*[.$A15]^3 - 4*[.$A15]^2 + 5*[.$A15] - 3" office:value-type="float" office:value="468507" calcext:value-type="float">
            <text:p>468,507</text:p>
          </table:table-cell>
          <table:table-cell table:formula="of:=2^([.$A15]/6) + 1*[.$A15]^4 - 2" office:value-type="float" office:value="38419.0396841996" calcext:value-type="float">
            <text:p>38,419</text:p>
          </table:table-cell>
          <table:table-cell table:formula="of:=([.$A15]+1)*3600" office:value-type="float" office:value="54000" calcext:value-type="float">
            <text:p>54000</text:p>
          </table:table-cell>
          <table:table-cell table:formula="of:=[.B15]/[.D15]" office:value-type="float" office:value="8.67605555555556" calcext:value-type="float">
            <text:p>8.68</text:p>
          </table:table-cell>
          <table:table-cell table:formula="of:=[.C15]/[.D15]" office:value-type="float" office:value="0.711463697855548" calcext:value-type="float">
            <text:p>0.71</text:p>
          </table:table-cell>
          <table:table-cell table:formula="of:=[.B15]/[.D15]/24" office:value-type="float" office:value="0.361502314814815" calcext:value-type="float">
            <text:p>0.36</text:p>
          </table:table-cell>
          <table:table-cell table:formula="of:=[.C15]/[.D15]/24" office:value-type="float" office:value="0.0296443207439812" calcext:value-type="float">
            <text:p>0.03</text:p>
          </table:table-cell>
          <table:table-cell table:formula="of:=[.I14]+[.A15]*20" office:value-type="float" office:value="2100" calcext:value-type="float">
            <text:p>2100</text:p>
          </table:table-cell>
          <table:table-cell table:formula="of:=SUM([.$I$2:.$I15])" office:value-type="float" office:value="11200" calcext:value-type="float">
            <text:p>112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5 - 2*[.$A16]^4 + 3*[.$A16]^3 - 4*[.$A16]^2 + 5*[.$A16] - 3" office:value-type="float" office:value="667422" calcext:value-type="float">
            <text:p>667,422</text:p>
          </table:table-cell>
          <table:table-cell table:formula="of:=2^([.$A16]/6) + 1*[.$A16]^4 - 2" office:value-type="float" office:value="50628.6568542495" calcext:value-type="float">
            <text:p>50,629</text:p>
          </table:table-cell>
          <table:table-cell table:formula="of:=([.$A16]+1)*3600" office:value-type="float" office:value="57600" calcext:value-type="float">
            <text:p>57600</text:p>
          </table:table-cell>
          <table:table-cell table:formula="of:=[.B16]/[.D16]" office:value-type="float" office:value="11.5871875" calcext:value-type="float">
            <text:p>11.59</text:p>
          </table:table-cell>
          <table:table-cell table:formula="of:=[.C16]/[.D16]" office:value-type="float" office:value="0.878969737052943" calcext:value-type="float">
            <text:p>0.88</text:p>
          </table:table-cell>
          <table:table-cell table:formula="of:=[.B16]/[.D16]/24" office:value-type="float" office:value="0.482799479166667" calcext:value-type="float">
            <text:p>0.48</text:p>
          </table:table-cell>
          <table:table-cell table:formula="of:=[.C16]/[.D16]/24" office:value-type="float" office:value="0.0366237390438726" calcext:value-type="float">
            <text:p>0.04</text:p>
          </table:table-cell>
          <table:table-cell table:formula="of:=[.I15]+[.A16]*20" office:value-type="float" office:value="2400" calcext:value-type="float">
            <text:p>2400</text:p>
          </table:table-cell>
          <table:table-cell table:formula="of:=SUM([.$I$2:.$I16])" office:value-type="float" office:value="13600" calcext:value-type="float">
            <text:p>136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5 - 2*[.$A17]^4 + 3*[.$A17]^3 - 4*[.$A17]^2 + 5*[.$A17] - 3" office:value-type="float" office:value="928845" calcext:value-type="float">
            <text:p>928,845</text:p>
          </table:table-cell>
          <table:table-cell table:formula="of:=2^([.$A17]/6) + 1*[.$A17]^4 - 2" office:value-type="float" office:value="65540.3496042079" calcext:value-type="float">
            <text:p>65,540</text:p>
          </table:table-cell>
          <table:table-cell table:formula="of:=([.$A17]+1)*3600" office:value-type="float" office:value="61200" calcext:value-type="float">
            <text:p>61200</text:p>
          </table:table-cell>
          <table:table-cell table:formula="of:=[.B17]/[.D17]" office:value-type="float" office:value="15.1772058823529" calcext:value-type="float">
            <text:p>15.18</text:p>
          </table:table-cell>
          <table:table-cell table:formula="of:=[.C17]/[.D17]" office:value-type="float" office:value="1.0709207451668" calcext:value-type="float">
            <text:p>1.07</text:p>
          </table:table-cell>
          <table:table-cell table:formula="of:=[.B17]/[.D17]/24" office:value-type="float" office:value="0.632383578431373" calcext:value-type="float">
            <text:p>0.63</text:p>
          </table:table-cell>
          <table:table-cell table:formula="of:=[.C17]/[.D17]/24" office:value-type="float" office:value="0.0446216977152832" calcext:value-type="float">
            <text:p>0.04</text:p>
          </table:table-cell>
          <table:table-cell table:formula="of:=[.I16]+[.A17]*20" office:value-type="float" office:value="2720" calcext:value-type="float">
            <text:p>2720</text:p>
          </table:table-cell>
          <table:table-cell table:formula="of:=SUM([.$I$2:.$I17])" office:value-type="float" office:value="16320" calcext:value-type="float">
            <text:p>163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5 - 2*[.$A18]^4 + 3*[.$A18]^3 - 4*[.$A18]^2 + 5*[.$A18] - 3" office:value-type="float" office:value="1266480" calcext:value-type="float">
            <text:p>1,266,480</text:p>
          </table:table-cell>
          <table:table-cell table:formula="of:=2^([.$A18]/6) + 1*[.$A18]^4 - 2" office:value-type="float" office:value="83526.1271897451" calcext:value-type="float">
            <text:p>83,526</text:p>
          </table:table-cell>
          <table:table-cell table:formula="of:=([.$A18]+1)*3600" office:value-type="float" office:value="64800" calcext:value-type="float">
            <text:p>64800</text:p>
          </table:table-cell>
          <table:table-cell table:formula="of:=[.B18]/[.D18]" office:value-type="float" office:value="19.5444444444444" calcext:value-type="float">
            <text:p>19.54</text:p>
          </table:table-cell>
          <table:table-cell table:formula="of:=[.C18]/[.D18]" office:value-type="float" office:value="1.28898344428619" calcext:value-type="float">
            <text:p>1.29</text:p>
          </table:table-cell>
          <table:table-cell table:formula="of:=[.B18]/[.D18]/24" office:value-type="float" office:value="0.814351851851852" calcext:value-type="float">
            <text:p>0.81</text:p>
          </table:table-cell>
          <table:table-cell table:formula="of:=[.C18]/[.D18]/24" office:value-type="float" office:value="0.0537076435119246" calcext:value-type="float">
            <text:p>0.05</text:p>
          </table:table-cell>
          <table:table-cell table:formula="of:=[.I17]+[.A18]*20" office:value-type="float" office:value="3060" calcext:value-type="float">
            <text:p>3060</text:p>
          </table:table-cell>
          <table:table-cell table:formula="of:=SUM([.$I$2:.$I18])" office:value-type="float" office:value="19380" calcext:value-type="float">
            <text:p>1938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5 - 2*[.$A19]^4 + 3*[.$A19]^3 - 4*[.$A19]^2 + 5*[.$A19] - 3" office:value-type="float" office:value="1695903" calcext:value-type="float">
            <text:p>1,695,903</text:p>
          </table:table-cell>
          <table:table-cell table:formula="of:=2^([.$A19]/6) + 1*[.$A19]^4 - 2" office:value-type="float" office:value="104982" calcext:value-type="float">
            <text:p>104,982</text:p>
          </table:table-cell>
          <table:table-cell table:formula="of:=([.$A19]+1)*3600" office:value-type="float" office:value="68400" calcext:value-type="float">
            <text:p>68400</text:p>
          </table:table-cell>
          <table:table-cell table:formula="of:=[.B19]/[.D19]" office:value-type="float" office:value="24.7939035087719" calcext:value-type="float">
            <text:p>24.79</text:p>
          </table:table-cell>
          <table:table-cell table:formula="of:=[.C19]/[.D19]" office:value-type="float" office:value="1.53482456140351" calcext:value-type="float">
            <text:p>1.53</text:p>
          </table:table-cell>
          <table:table-cell table:formula="of:=[.B19]/[.D19]/24" office:value-type="float" office:value="1.0330793128655" calcext:value-type="float">
            <text:p>1.03</text:p>
          </table:table-cell>
          <table:table-cell table:formula="of:=[.C19]/[.D19]/24" office:value-type="float" office:value="0.0639510233918129" calcext:value-type="float">
            <text:p>0.06</text:p>
          </table:table-cell>
          <table:table-cell table:formula="of:=[.I18]+[.A19]*20" office:value-type="float" office:value="3420" calcext:value-type="float">
            <text:p>3420</text:p>
          </table:table-cell>
          <table:table-cell table:formula="of:=SUM([.$I$2:.$I19])" office:value-type="float" office:value="22800" calcext:value-type="float">
            <text:p>228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5 - 2*[.$A20]^4 + 3*[.$A20]^3 - 4*[.$A20]^2 + 5*[.$A20] - 3" office:value-type="float" office:value="2234682" calcext:value-type="float">
            <text:p>2,234,682</text:p>
          </table:table-cell>
          <table:table-cell table:formula="of:=2^([.$A20]/6) + 1*[.$A20]^4 - 2" office:value-type="float" office:value="130327.979696386" calcext:value-type="float">
            <text:p>130,328</text:p>
          </table:table-cell>
          <table:table-cell table:formula="of:=([.$A20]+1)*3600" office:value-type="float" office:value="72000" calcext:value-type="float">
            <text:p>72000</text:p>
          </table:table-cell>
          <table:table-cell table:formula="of:=[.B20]/[.D20]" office:value-type="float" office:value="31.03725" calcext:value-type="float">
            <text:p>31.04</text:p>
          </table:table-cell>
          <table:table-cell table:formula="of:=[.C20]/[.D20]" office:value-type="float" office:value="1.81011082911648" calcext:value-type="float">
            <text:p>1.81</text:p>
          </table:table-cell>
          <table:table-cell table:formula="of:=[.B20]/[.D20]/24" office:value-type="float" office:value="1.29321875" calcext:value-type="float">
            <text:p>1.29</text:p>
          </table:table-cell>
          <table:table-cell table:formula="of:=[.C20]/[.D20]/24" office:value-type="float" office:value="0.07542128454652" calcext:value-type="float">
            <text:p>0.08</text:p>
          </table:table-cell>
          <table:table-cell table:formula="of:=[.I19]+[.A20]*20" office:value-type="float" office:value="3800" calcext:value-type="float">
            <text:p>3800</text:p>
          </table:table-cell>
          <table:table-cell table:formula="of:=SUM([.$I$2:.$I20])" office:value-type="float" office:value="26600" calcext:value-type="float">
            <text:p>266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5 - 2*[.$A21]^4 + 3*[.$A21]^3 - 4*[.$A21]^2 + 5*[.$A21] - 3" office:value-type="float" office:value="2902497" calcext:value-type="float">
            <text:p>2,902,497</text:p>
          </table:table-cell>
          <table:table-cell table:formula="of:=2^([.$A21]/6) + 1*[.$A21]^4 - 2" office:value-type="float" office:value="160008.079368399" calcext:value-type="float">
            <text:p>160,008</text:p>
          </table:table-cell>
          <table:table-cell table:formula="of:=([.$A21]+1)*3600" office:value-type="float" office:value="75600" calcext:value-type="float">
            <text:p>75600</text:p>
          </table:table-cell>
          <table:table-cell table:formula="of:=[.B21]/[.D21]" office:value-type="float" office:value="38.3928174603175" calcext:value-type="float">
            <text:p>38.39</text:p>
          </table:table-cell>
          <table:table-cell table:formula="of:=[.C21]/[.D21]" office:value-type="float" office:value="2.11650898635449" calcext:value-type="float">
            <text:p>2.12</text:p>
          </table:table-cell>
          <table:table-cell table:formula="of:=[.B21]/[.D21]/24" office:value-type="float" office:value="1.59970072751323" calcext:value-type="float">
            <text:p>1.60</text:p>
          </table:table-cell>
          <table:table-cell table:formula="of:=[.C21]/[.D21]/24" office:value-type="float" office:value="0.0881878744314369" calcext:value-type="float">
            <text:p>0.09</text:p>
          </table:table-cell>
          <table:table-cell table:formula="of:=[.I20]+[.A21]*20" office:value-type="float" office:value="4200" calcext:value-type="float">
            <text:p>4200</text:p>
          </table:table-cell>
          <table:table-cell table:formula="of:=SUM([.$I$2:.$I21])" office:value-type="float" office:value="30800" calcext:value-type="float">
            <text:p>308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5 - 2*[.$A22]^4 + 3*[.$A22]^3 - 4*[.$A22]^2 + 5*[.$A22] - 3" office:value-type="float" office:value="3721260" calcext:value-type="float">
            <text:p>3,721,260</text:p>
          </table:table-cell>
          <table:table-cell table:formula="of:=2^([.$A22]/6) + 1*[.$A22]^4 - 2" office:value-type="float" office:value="194490.313708499" calcext:value-type="float">
            <text:p>194,490</text:p>
          </table:table-cell>
          <table:table-cell table:formula="of:=([.$A22]+1)*3600" office:value-type="float" office:value="79200" calcext:value-type="float">
            <text:p>79200</text:p>
          </table:table-cell>
          <table:table-cell table:formula="of:=[.B22]/[.D22]" office:value-type="float" office:value="46.9856060606061" calcext:value-type="float">
            <text:p>46.99</text:p>
          </table:table-cell>
          <table:table-cell table:formula="of:=[.C22]/[.D22]" office:value-type="float" office:value="2.45568577914771" calcext:value-type="float">
            <text:p>2.46</text:p>
          </table:table-cell>
          <table:table-cell table:formula="of:=[.B22]/[.D22]/24" office:value-type="float" office:value="1.95773358585859" calcext:value-type="float">
            <text:p>1.96</text:p>
          </table:table-cell>
          <table:table-cell table:formula="of:=[.C22]/[.D22]/24" office:value-type="float" office:value="0.102320240797821" calcext:value-type="float">
            <text:p>0.10</text:p>
          </table:table-cell>
          <table:table-cell table:formula="of:=[.I21]+[.A22]*20" office:value-type="float" office:value="4620" calcext:value-type="float">
            <text:p>4620</text:p>
          </table:table-cell>
          <table:table-cell table:formula="of:=SUM([.$I$2:.$I22])" office:value-type="float" office:value="35420" calcext:value-type="float">
            <text:p>354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5 - 2*[.$A23]^4 + 3*[.$A23]^3 - 4*[.$A23]^2 + 5*[.$A23] - 3" office:value-type="float" office:value="4715235" calcext:value-type="float">
            <text:p>4,715,235</text:p>
          </table:table-cell>
          <table:table-cell table:formula="of:=2^([.$A23]/6) + 1*[.$A23]^4 - 2" office:value-type="float" office:value="234266.699208416" calcext:value-type="float">
            <text:p>234,267</text:p>
          </table:table-cell>
          <table:table-cell table:formula="of:=([.$A23]+1)*3600" office:value-type="float" office:value="82800" calcext:value-type="float">
            <text:p>82800</text:p>
          </table:table-cell>
          <table:table-cell table:formula="of:=[.B23]/[.D23]" office:value-type="float" office:value="56.9472826086957" calcext:value-type="float">
            <text:p>56.95</text:p>
          </table:table-cell>
          <table:table-cell table:formula="of:=[.C23]/[.D23]" office:value-type="float" office:value="2.8293079614543" calcext:value-type="float">
            <text:p>2.83</text:p>
          </table:table-cell>
          <table:table-cell table:formula="of:=[.B23]/[.D23]/24" office:value-type="float" office:value="2.37280344202899" calcext:value-type="float">
            <text:p>2.37</text:p>
          </table:table-cell>
          <table:table-cell table:formula="of:=[.C23]/[.D23]/24" office:value-type="float" office:value="0.117887831727262" calcext:value-type="float">
            <text:p>0.12</text:p>
          </table:table-cell>
          <table:table-cell table:formula="of:=[.I22]+[.A23]*20" office:value-type="float" office:value="5060" calcext:value-type="float">
            <text:p>5060</text:p>
          </table:table-cell>
          <table:table-cell table:formula="of:=SUM([.$I$2:.$I23])" office:value-type="float" office:value="40480" calcext:value-type="float">
            <text:p>4048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5 - 2*[.$A24]^4 + 3*[.$A24]^3 - 4*[.$A24]^2 + 5*[.$A24] - 3" office:value-type="float" office:value="5911158" calcext:value-type="float">
            <text:p>5,911,158</text:p>
          </table:table-cell>
          <table:table-cell table:formula="of:=2^([.$A24]/6) + 1*[.$A24]^4 - 2" office:value-type="float" office:value="279853.25437949" calcext:value-type="float">
            <text:p>279,853</text:p>
          </table:table-cell>
          <table:table-cell table:formula="of:=([.$A24]+1)*3600" office:value-type="float" office:value="86400" calcext:value-type="float">
            <text:p>86400</text:p>
          </table:table-cell>
          <table:table-cell table:formula="of:=[.B24]/[.D24]" office:value-type="float" office:value="68.4161805555556" calcext:value-type="float">
            <text:p>68.42</text:p>
          </table:table-cell>
          <table:table-cell table:formula="of:=[.C24]/[.D24]" office:value-type="float" office:value="3.23904229605892" calcext:value-type="float">
            <text:p>3.24</text:p>
          </table:table-cell>
          <table:table-cell table:formula="of:=[.B24]/[.D24]/24" office:value-type="float" office:value="2.85067418981481" calcext:value-type="float">
            <text:p>2.85</text:p>
          </table:table-cell>
          <table:table-cell table:formula="of:=[.C24]/[.D24]/24" office:value-type="float" office:value="0.134960095669121" calcext:value-type="float">
            <text:p>0.13</text:p>
          </table:table-cell>
          <table:table-cell table:formula="of:=[.I23]+[.A24]*20" office:value-type="float" office:value="5520" calcext:value-type="float">
            <text:p>5520</text:p>
          </table:table-cell>
          <table:table-cell table:formula="of:=SUM([.$I$2:.$I24])" office:value-type="float" office:value="46000" calcext:value-type="float">
            <text:p>460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5 - 2*[.$A25]^4 + 3*[.$A25]^3 - 4*[.$A25]^2 + 5*[.$A25] - 3" office:value-type="float" office:value="7338357" calcext:value-type="float">
            <text:p>7,338,357</text:p>
          </table:table-cell>
          <table:table-cell table:formula="of:=2^([.$A25]/6) + 1*[.$A25]^4 - 2" office:value-type="float" office:value="331790" calcext:value-type="float">
            <text:p>331,790</text:p>
          </table:table-cell>
          <table:table-cell table:formula="of:=([.$A25]+1)*3600" office:value-type="float" office:value="90000" calcext:value-type="float">
            <text:p>90000</text:p>
          </table:table-cell>
          <table:table-cell table:formula="of:=[.B25]/[.D25]" office:value-type="float" office:value="81.5373" calcext:value-type="float">
            <text:p>81.54</text:p>
          </table:table-cell>
          <table:table-cell table:formula="of:=[.C25]/[.D25]" office:value-type="float" office:value="3.68655555555556" calcext:value-type="float">
            <text:p>3.69</text:p>
          </table:table-cell>
          <table:table-cell table:formula="of:=[.B25]/[.D25]/24" office:value-type="float" office:value="3.3973875" calcext:value-type="float">
            <text:p>3.40</text:p>
          </table:table-cell>
          <table:table-cell table:formula="of:=[.C25]/[.D25]/24" office:value-type="float" office:value="0.153606481481481" calcext:value-type="float">
            <text:p>0.15</text:p>
          </table:table-cell>
          <table:table-cell table:formula="of:=[.I24]+[.A25]*20" office:value-type="float" office:value="6000" calcext:value-type="float">
            <text:p>6000</text:p>
          </table:table-cell>
          <table:table-cell table:formula="of:=SUM([.$I$2:.$I25])" office:value-type="float" office:value="52000" calcext:value-type="float">
            <text:p>520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5 - 2*[.$A26]^4 + 3*[.$A26]^3 - 4*[.$A26]^2 + 5*[.$A26] - 3" office:value-type="float" office:value="9028872" calcext:value-type="float">
            <text:p>9,028,872</text:p>
          </table:table-cell>
          <table:table-cell table:formula="of:=2^([.$A26]/6) + 1*[.$A26]^4 - 2" office:value-type="float" office:value="390640.959392773" calcext:value-type="float">
            <text:p>390,641</text:p>
          </table:table-cell>
          <table:table-cell table:formula="of:=([.$A26]+1)*3600" office:value-type="float" office:value="93600" calcext:value-type="float">
            <text:p>93600</text:p>
          </table:table-cell>
          <table:table-cell table:formula="of:=[.B26]/[.D26]" office:value-type="float" office:value="96.4623076923077" calcext:value-type="float">
            <text:p>96.46</text:p>
          </table:table-cell>
          <table:table-cell table:formula="of:=[.C26]/[.D26]" office:value-type="float" office:value="4.17351452342706" calcext:value-type="float">
            <text:p>4.17</text:p>
          </table:table-cell>
          <table:table-cell table:formula="of:=[.B26]/[.D26]/24" office:value-type="float" office:value="4.01926282051282" calcext:value-type="float">
            <text:p>4.02</text:p>
          </table:table-cell>
          <table:table-cell table:formula="of:=[.C26]/[.D26]/24" office:value-type="float" office:value="0.173896438476128" calcext:value-type="float">
            <text:p>0.17</text:p>
          </table:table-cell>
          <table:table-cell table:formula="of:=[.I25]+[.A26]*20" office:value-type="float" office:value="6500" calcext:value-type="float">
            <text:p>6500</text:p>
          </table:table-cell>
          <table:table-cell table:formula="of:=SUM([.$I$2:.$I26])" office:value-type="float" office:value="58500" calcext:value-type="float">
            <text:p>585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5 - 2*[.$A27]^4 + 3*[.$A27]^3 - 4*[.$A27]^2 + 5*[.$A27] - 3" office:value-type="float" office:value="11017575" calcext:value-type="float">
            <text:p>11,017,575</text:p>
          </table:table-cell>
          <table:table-cell table:formula="of:=2^([.$A27]/6) + 1*[.$A27]^4 - 2" office:value-type="float" office:value="456994.158736798" calcext:value-type="float">
            <text:p>456,994</text:p>
          </table:table-cell>
          <table:table-cell table:formula="of:=([.$A27]+1)*3600" office:value-type="float" office:value="97200" calcext:value-type="float">
            <text:p>97200</text:p>
          </table:table-cell>
          <table:table-cell table:formula="of:=[.B27]/[.D27]" office:value-type="float" office:value="113.349537037037" calcext:value-type="float">
            <text:p>113.35</text:p>
          </table:table-cell>
          <table:table-cell table:formula="of:=[.C27]/[.D27]" office:value-type="float" office:value="4.70158599523455" calcext:value-type="float">
            <text:p>4.70</text:p>
          </table:table-cell>
          <table:table-cell table:formula="of:=[.B27]/[.D27]/24" office:value-type="float" office:value="4.72289737654321" calcext:value-type="float">
            <text:p>4.72</text:p>
          </table:table-cell>
          <table:table-cell table:formula="of:=[.C27]/[.D27]/24" office:value-type="float" office:value="0.195899416468106" calcext:value-type="float">
            <text:p>0.20</text:p>
          </table:table-cell>
          <table:table-cell table:formula="of:=[.I26]+[.A27]*20" office:value-type="float" office:value="7020" calcext:value-type="float">
            <text:p>7020</text:p>
          </table:table-cell>
          <table:table-cell table:formula="of:=SUM([.$I$2:.$I27])" office:value-type="float" office:value="65520" calcext:value-type="float">
            <text:p>655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5 - 2*[.$A28]^4 + 3*[.$A28]^3 - 4*[.$A28]^2 + 5*[.$A28] - 3" office:value-type="float" office:value="13342290" calcext:value-type="float">
            <text:p>13,342,290</text:p>
          </table:table-cell>
          <table:table-cell table:formula="of:=2^([.$A28]/6) + 1*[.$A28]^4 - 2" office:value-type="float" office:value="531461.627416998" calcext:value-type="float">
            <text:p>531,462</text:p>
          </table:table-cell>
          <table:table-cell table:formula="of:=([.$A28]+1)*3600" office:value-type="float" office:value="100800" calcext:value-type="float">
            <text:p>100800</text:p>
          </table:table-cell>
          <table:table-cell table:formula="of:=[.B28]/[.D28]" office:value-type="float" office:value="132.363988095238" calcext:value-type="float">
            <text:p>132.36</text:p>
          </table:table-cell>
          <table:table-cell table:formula="of:=[.C28]/[.D28]" office:value-type="float" office:value="5.27243677993054" calcext:value-type="float">
            <text:p>5.27</text:p>
          </table:table-cell>
          <table:table-cell table:formula="of:=[.B28]/[.D28]/24" office:value-type="float" office:value="5.51516617063492" calcext:value-type="float">
            <text:p>5.52</text:p>
          </table:table-cell>
          <table:table-cell table:formula="of:=[.C28]/[.D28]/24" office:value-type="float" office:value="0.219684865830439" calcext:value-type="float">
            <text:p>0.22</text:p>
          </table:table-cell>
          <table:table-cell table:formula="of:=[.I27]+[.A28]*20" office:value-type="float" office:value="7560" calcext:value-type="float">
            <text:p>7560</text:p>
          </table:table-cell>
          <table:table-cell table:formula="of:=SUM([.$I$2:.$I28])" office:value-type="float" office:value="73080" calcext:value-type="float">
            <text:p>730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5 - 2*[.$A29]^4 + 3*[.$A29]^3 - 4*[.$A29]^2 + 5*[.$A29] - 3" office:value-type="float" office:value="16043913" calcext:value-type="float">
            <text:p>16,043,913</text:p>
          </table:table-cell>
          <table:table-cell table:formula="of:=2^([.$A29]/6) + 1*[.$A29]^4 - 2" office:value-type="float" office:value="614679.398416832" calcext:value-type="float">
            <text:p>614,679</text:p>
          </table:table-cell>
          <table:table-cell table:formula="of:=([.$A29]+1)*3600" office:value-type="float" office:value="104400" calcext:value-type="float">
            <text:p>104400</text:p>
          </table:table-cell>
          <table:table-cell table:formula="of:=[.B29]/[.D29]" office:value-type="float" office:value="153.677327586207" calcext:value-type="float">
            <text:p>153.68</text:p>
          </table:table-cell>
          <table:table-cell table:formula="of:=[.C29]/[.D29]" office:value-type="float" office:value="5.88773370131065" calcext:value-type="float">
            <text:p>5.89</text:p>
          </table:table-cell>
          <table:table-cell table:formula="of:=[.B29]/[.D29]/24" office:value-type="float" office:value="6.40322198275862" calcext:value-type="float">
            <text:p>6.40</text:p>
          </table:table-cell>
          <table:table-cell table:formula="of:=[.C29]/[.D29]/24" office:value-type="float" office:value="0.24532223755461" calcext:value-type="float">
            <text:p>0.25</text:p>
          </table:table-cell>
          <table:table-cell table:formula="of:=[.I28]+[.A29]*20" office:value-type="float" office:value="8120" calcext:value-type="float">
            <text:p>8120</text:p>
          </table:table-cell>
          <table:table-cell table:formula="of:=SUM([.$I$2:.$I29])" office:value-type="float" office:value="81200" calcext:value-type="float">
            <text:p>812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5 - 2*[.$A30]^4 + 3*[.$A30]^3 - 4*[.$A30]^2 + 5*[.$A30] - 3" office:value-type="float" office:value="19166532" calcext:value-type="float">
            <text:p>19,166,532</text:p>
          </table:table-cell>
          <table:table-cell table:formula="of:=2^([.$A30]/6) + 1*[.$A30]^4 - 2" office:value-type="float" office:value="707307.508758981" calcext:value-type="float">
            <text:p>707,308</text:p>
          </table:table-cell>
          <table:table-cell table:formula="of:=([.$A30]+1)*3600" office:value-type="float" office:value="108000" calcext:value-type="float">
            <text:p>108000</text:p>
          </table:table-cell>
          <table:table-cell table:formula="of:=[.B30]/[.D30]" office:value-type="float" office:value="177.467888888889" calcext:value-type="float">
            <text:p>177.47</text:p>
          </table:table-cell>
          <table:table-cell table:formula="of:=[.C30]/[.D30]" office:value-type="float" office:value="6.54914359962019" calcext:value-type="float">
            <text:p>6.55</text:p>
          </table:table-cell>
          <table:table-cell table:formula="of:=[.B30]/[.D30]/24" office:value-type="float" office:value="7.39449537037037" calcext:value-type="float">
            <text:p>7.39</text:p>
          </table:table-cell>
          <table:table-cell table:formula="of:=[.C30]/[.D30]/24" office:value-type="float" office:value="0.272880983317508" calcext:value-type="float">
            <text:p>0.27</text:p>
          </table:table-cell>
          <table:table-cell table:formula="of:=[.I29]+[.A30]*20" office:value-type="float" office:value="8700" calcext:value-type="float">
            <text:p>8700</text:p>
          </table:table-cell>
          <table:table-cell table:formula="of:=SUM([.$I$2:.$I30])" office:value-type="float" office:value="89900" calcext:value-type="float">
            <text:p>899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5 - 2*[.$A31]^4 + 3*[.$A31]^3 - 4*[.$A31]^2 + 5*[.$A31] - 3" office:value-type="float" office:value="22757547" calcext:value-type="float">
            <text:p>22,757,547</text:p>
          </table:table-cell>
          <table:table-cell table:formula="of:=2^([.$A31]/6) + 1*[.$A31]^4 - 2" office:value-type="float" office:value="810030" calcext:value-type="float">
            <text:p>810,030</text:p>
          </table:table-cell>
          <table:table-cell table:formula="of:=([.$A31]+1)*3600" office:value-type="float" office:value="111600" calcext:value-type="float">
            <text:p>111600</text:p>
          </table:table-cell>
          <table:table-cell table:formula="of:=[.B31]/[.D31]" office:value-type="float" office:value="203.920672043011" calcext:value-type="float">
            <text:p>203.92</text:p>
          </table:table-cell>
          <table:table-cell table:formula="of:=[.C31]/[.D31]" office:value-type="float" office:value="7.25833333333333" calcext:value-type="float">
            <text:p>7.26</text:p>
          </table:table-cell>
          <table:table-cell table:formula="of:=[.B31]/[.D31]/24" office:value-type="float" office:value="8.49669466845878" calcext:value-type="float">
            <text:p>8.50</text:p>
          </table:table-cell>
          <table:table-cell table:formula="of:=[.C31]/[.D31]/24" office:value-type="float" office:value="0.302430555555556" calcext:value-type="float">
            <text:p>0.30</text:p>
          </table:table-cell>
          <table:table-cell table:formula="of:=[.I30]+[.A31]*20" office:value-type="float" office:value="9300" calcext:value-type="float">
            <text:p>9300</text:p>
          </table:table-cell>
          <table:table-cell table:formula="of:=SUM([.$I$2:.$I31])" office:value-type="float" office:value="99200" calcext:value-type="float">
            <text:p>9920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5 - 2*[.$A32]^4 + 3*[.$A32]^3 - 4*[.$A32]^2 + 5*[.$A32] - 3" office:value-type="float" office:value="26867790" calcext:value-type="float">
            <text:p>26,867,790</text:p>
          </table:table-cell>
          <table:table-cell table:formula="of:=2^([.$A32]/6) + 1*[.$A32]^4 - 2" office:value-type="float" office:value="923554.918785546" calcext:value-type="float">
            <text:p>923,555</text:p>
          </table:table-cell>
          <table:table-cell table:formula="of:=([.$A32]+1)*3600" office:value-type="float" office:value="115200" calcext:value-type="float">
            <text:p>115200</text:p>
          </table:table-cell>
          <table:table-cell table:formula="of:=[.B32]/[.D32]" office:value-type="float" office:value="233.22734375" calcext:value-type="float">
            <text:p>233.23</text:p>
          </table:table-cell>
          <table:table-cell table:formula="of:=[.C32]/[.D32]" office:value-type="float" office:value="8.01696978112453" calcext:value-type="float">
            <text:p>8.02</text:p>
          </table:table-cell>
          <table:table-cell table:formula="of:=[.B32]/[.D32]/24" office:value-type="float" office:value="9.71780598958333" calcext:value-type="float">
            <text:p>9.72</text:p>
          </table:table-cell>
          <table:table-cell table:formula="of:=[.C32]/[.D32]/24" office:value-type="float" office:value="0.334040407546855" calcext:value-type="float">
            <text:p>0.33</text:p>
          </table:table-cell>
          <table:table-cell table:formula="of:=[.I31]+[.A32]*20" office:value-type="float" office:value="9920" calcext:value-type="float">
            <text:p>9920</text:p>
          </table:table-cell>
          <table:table-cell table:formula="of:=SUM([.$I$2:.$I32])" office:value-type="float" office:value="109120" calcext:value-type="float">
            <text:p>109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5 - 2*[.$A33]^4 + 3*[.$A33]^3 - 4*[.$A33]^2 + 5*[.$A33] - 3" office:value-type="float" office:value="31551645" calcext:value-type="float">
            <text:p>31,551,645</text:p>
          </table:table-cell>
          <table:table-cell table:formula="of:=2^([.$A33]/6) + 1*[.$A33]^4 - 2" office:value-type="float" office:value="1048614.3174736" calcext:value-type="float">
            <text:p>1,048,614</text:p>
          </table:table-cell>
          <table:table-cell table:formula="of:=([.$A33]+1)*3600" office:value-type="float" office:value="118800" calcext:value-type="float">
            <text:p>118800</text:p>
          </table:table-cell>
          <table:table-cell table:formula="of:=[.B33]/[.D33]" office:value-type="float" office:value="265.586237373737" calcext:value-type="float">
            <text:p>265.59</text:p>
          </table:table-cell>
          <table:table-cell table:formula="of:=[.C33]/[.D33]" office:value-type="float" office:value="8.82671984405384" calcext:value-type="float">
            <text:p>8.83</text:p>
          </table:table-cell>
          <table:table-cell table:formula="of:=[.B33]/[.D33]/24" office:value-type="float" office:value="11.0660932239057" calcext:value-type="float">
            <text:p>11.07</text:p>
          </table:table-cell>
          <table:table-cell table:formula="of:=[.C33]/[.D33]/24" office:value-type="float" office:value="0.367779993502244" calcext:value-type="float">
            <text:p>0.37</text:p>
          </table:table-cell>
          <table:table-cell table:formula="of:=[.I32]+[.A33]*20" office:value-type="float" office:value="10560" calcext:value-type="float">
            <text:p>10560</text:p>
          </table:table-cell>
          <table:table-cell table:formula="of:=SUM([.$I$2:.$I33])" office:value-type="float" office:value="119680" calcext:value-type="float">
            <text:p>11968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5 - 2*[.$A34]^4 + 3*[.$A34]^3 - 4*[.$A34]^2 + 5*[.$A34] - 3" office:value-type="float" office:value="36867168" calcext:value-type="float">
            <text:p>36,867,168</text:p>
          </table:table-cell>
          <table:table-cell table:formula="of:=2^([.$A34]/6) + 1*[.$A34]^4 - 2" office:value-type="float" office:value="1185964.254834" calcext:value-type="float">
            <text:p>1,185,964</text:p>
          </table:table-cell>
          <table:table-cell table:formula="of:=([.$A34]+1)*3600" office:value-type="float" office:value="122400" calcext:value-type="float">
            <text:p>122400</text:p>
          </table:table-cell>
          <table:table-cell table:formula="of:=[.B34]/[.D34]" office:value-type="float" office:value="301.202352941176" calcext:value-type="float">
            <text:p>301.20</text:p>
          </table:table-cell>
          <table:table-cell table:formula="of:=[.C34]/[.D34]" office:value-type="float" office:value="9.68925044799016" calcext:value-type="float">
            <text:p>9.69</text:p>
          </table:table-cell>
          <table:table-cell table:formula="of:=[.B34]/[.D34]/24" office:value-type="float" office:value="12.5500980392157" calcext:value-type="float">
            <text:p>12.55</text:p>
          </table:table-cell>
          <table:table-cell table:formula="of:=[.C34]/[.D34]/24" office:value-type="float" office:value="0.403718768666257" calcext:value-type="float">
            <text:p>0.40</text:p>
          </table:table-cell>
          <table:table-cell table:formula="of:=[.I33]+[.A34]*20" office:value-type="float" office:value="11220" calcext:value-type="float">
            <text:p>11220</text:p>
          </table:table-cell>
          <table:table-cell table:formula="of:=SUM([.$I$2:.$I34])" office:value-type="float" office:value="130900" calcext:value-type="float">
            <text:p>1309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5 - 2*[.$A35]^4 + 3*[.$A35]^3 - 4*[.$A35]^2 + 5*[.$A35] - 3" office:value-type="float" office:value="42876207" calcext:value-type="float">
            <text:p>42,876,207</text:p>
          </table:table-cell>
          <table:table-cell table:formula="of:=2^([.$A35]/6) + 1*[.$A35]^4 - 2" office:value-type="float" office:value="1336384.79683366" calcext:value-type="float">
            <text:p>1,336,385</text:p>
          </table:table-cell>
          <table:table-cell table:formula="of:=([.$A35]+1)*3600" office:value-type="float" office:value="126000" calcext:value-type="float">
            <text:p>126000</text:p>
          </table:table-cell>
          <table:table-cell table:formula="of:=[.B35]/[.D35]" office:value-type="float" office:value="340.287357142857" calcext:value-type="float">
            <text:p>340.29</text:p>
          </table:table-cell>
          <table:table-cell table:formula="of:=[.C35]/[.D35]" office:value-type="float" office:value="10.6062285462989" calcext:value-type="float">
            <text:p>10.61</text:p>
          </table:table-cell>
          <table:table-cell table:formula="of:=[.B35]/[.D35]/24" office:value-type="float" office:value="14.1786398809524" calcext:value-type="float">
            <text:p>14.18</text:p>
          </table:table-cell>
          <table:table-cell table:formula="of:=[.C35]/[.D35]/24" office:value-type="float" office:value="0.441926189429121" calcext:value-type="float">
            <text:p>0.44</text:p>
          </table:table-cell>
          <table:table-cell table:formula="of:=[.I34]+[.A35]*20" office:value-type="float" office:value="11900" calcext:value-type="float">
            <text:p>11900</text:p>
          </table:table-cell>
          <table:table-cell table:formula="of:=SUM([.$I$2:.$I35])" office:value-type="float" office:value="142800" calcext:value-type="float">
            <text:p>1428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5 - 2*[.$A36]^4 + 3*[.$A36]^3 - 4*[.$A36]^2 + 5*[.$A36] - 3" office:value-type="float" office:value="49644522" calcext:value-type="float">
            <text:p>49,644,522</text:p>
          </table:table-cell>
          <table:table-cell table:formula="of:=2^([.$A36]/6) + 1*[.$A36]^4 - 2" office:value-type="float" office:value="1500680.01751796" calcext:value-type="float">
            <text:p>1,500,680</text:p>
          </table:table-cell>
          <table:table-cell table:formula="of:=([.$A36]+1)*3600" office:value-type="float" office:value="129600" calcext:value-type="float">
            <text:p>129600</text:p>
          </table:table-cell>
          <table:table-cell table:formula="of:=[.B36]/[.D36]" office:value-type="float" office:value="383.059583333333" calcext:value-type="float">
            <text:p>383.06</text:p>
          </table:table-cell>
          <table:table-cell table:formula="of:=[.C36]/[.D36]" office:value-type="float" office:value="11.5793211228238" calcext:value-type="float">
            <text:p>11.58</text:p>
          </table:table-cell>
          <table:table-cell table:formula="of:=[.B36]/[.D36]/24" office:value-type="float" office:value="15.9608159722222" calcext:value-type="float">
            <text:p>15.96</text:p>
          </table:table-cell>
          <table:table-cell table:formula="of:=[.C36]/[.D36]/24" office:value-type="float" office:value="0.482471713450991" calcext:value-type="float">
            <text:p>0.48</text:p>
          </table:table-cell>
          <table:table-cell table:formula="of:=[.I35]+[.A36]*20" office:value-type="float" office:value="12600" calcext:value-type="float">
            <text:p>12600</text:p>
          </table:table-cell>
          <table:table-cell table:formula="of:=SUM([.$I$2:.$I36])" office:value-type="float" office:value="155400" calcext:value-type="float">
            <text:p>1554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5 - 2*[.$A37]^4 + 3*[.$A37]^3 - 4*[.$A37]^2 + 5*[.$A37] - 3" office:value-type="float" office:value="57241905" calcext:value-type="float">
            <text:p>57,241,905</text:p>
          </table:table-cell>
          <table:table-cell table:formula="of:=2^([.$A37]/6) + 1*[.$A37]^4 - 2" office:value-type="float" office:value="1679678" calcext:value-type="float">
            <text:p>1,679,678</text:p>
          </table:table-cell>
          <table:table-cell table:formula="of:=([.$A37]+1)*3600" office:value-type="float" office:value="133200" calcext:value-type="float">
            <text:p>133200</text:p>
          </table:table-cell>
          <table:table-cell table:formula="of:=[.B37]/[.D37]" office:value-type="float" office:value="429.744031531532" calcext:value-type="float">
            <text:p>429.74</text:p>
          </table:table-cell>
          <table:table-cell table:formula="of:=[.C37]/[.D37]" office:value-type="float" office:value="12.6101951951952" calcext:value-type="float">
            <text:p>12.61</text:p>
          </table:table-cell>
          <table:table-cell table:formula="of:=[.B37]/[.D37]/24" office:value-type="float" office:value="17.9060013138138" calcext:value-type="float">
            <text:p>17.91</text:p>
          </table:table-cell>
          <table:table-cell table:formula="of:=[.C37]/[.D37]/24" office:value-type="float" office:value="0.5254247997998" calcext:value-type="float">
            <text:p>0.53</text:p>
          </table:table-cell>
          <table:table-cell table:formula="of:=[.I36]+[.A37]*20" office:value-type="float" office:value="13320" calcext:value-type="float">
            <text:p>13320</text:p>
          </table:table-cell>
          <table:table-cell table:formula="of:=SUM([.$I$2:.$I37])" office:value-type="float" office:value="168720" calcext:value-type="float">
            <text:p>16872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5 - 2*[.$A38]^4 + 3*[.$A38]^3 - 4*[.$A38]^2 + 5*[.$A38] - 3" office:value-type="float" office:value="65742300" calcext:value-type="float">
            <text:p>65,742,300</text:p>
          </table:table-cell>
          <table:table-cell table:formula="of:=2^([.$A38]/6) + 1*[.$A38]^4 - 2" office:value-type="float" office:value="1874230.83757109" calcext:value-type="float">
            <text:p>1,874,231</text:p>
          </table:table-cell>
          <table:table-cell table:formula="of:=([.$A38]+1)*3600" office:value-type="float" office:value="136800" calcext:value-type="float">
            <text:p>136800</text:p>
          </table:table-cell>
          <table:table-cell table:formula="of:=[.B38]/[.D38]" office:value-type="float" office:value="480.572368421053" calcext:value-type="float">
            <text:p>480.57</text:p>
          </table:table-cell>
          <table:table-cell table:formula="of:=[.C38]/[.D38]" office:value-type="float" office:value="13.7005178185021" calcext:value-type="float">
            <text:p>13.70</text:p>
          </table:table-cell>
          <table:table-cell table:formula="of:=[.B38]/[.D38]/24" office:value-type="float" office:value="20.0238486842105" calcext:value-type="float">
            <text:p>20.02</text:p>
          </table:table-cell>
          <table:table-cell table:formula="of:=[.C38]/[.D38]/24" office:value-type="float" office:value="0.570854909104256" calcext:value-type="float">
            <text:p>0.57</text:p>
          </table:table-cell>
          <table:table-cell table:formula="of:=[.I37]+[.A38]*20" office:value-type="float" office:value="14060" calcext:value-type="float">
            <text:p>14060</text:p>
          </table:table-cell>
          <table:table-cell table:formula="of:=SUM([.$I$2:.$I38])" office:value-type="float" office:value="182780" calcext:value-type="float">
            <text:p>18278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5 - 2*[.$A39]^4 + 3*[.$A39]^3 - 4*[.$A39]^2 + 5*[.$A39] - 3" office:value-type="float" office:value="75223923" calcext:value-type="float">
            <text:p>75,223,923</text:p>
          </table:table-cell>
          <table:table-cell table:formula="of:=2^([.$A39]/6) + 1*[.$A39]^4 - 2" office:value-type="float" office:value="2085214.63494719" calcext:value-type="float">
            <text:p>2,085,215</text:p>
          </table:table-cell>
          <table:table-cell table:formula="of:=([.$A39]+1)*3600" office:value-type="float" office:value="140400" calcext:value-type="float">
            <text:p>140400</text:p>
          </table:table-cell>
          <table:table-cell table:formula="of:=[.B39]/[.D39]" office:value-type="float" office:value="535.782927350427" calcext:value-type="float">
            <text:p>535.78</text:p>
          </table:table-cell>
          <table:table-cell table:formula="of:=[.C39]/[.D39]" office:value-type="float" office:value="14.8519560893675" calcext:value-type="float">
            <text:p>14.85</text:p>
          </table:table-cell>
          <table:table-cell table:formula="of:=[.B39]/[.D39]/24" office:value-type="float" office:value="22.3242886396011" calcext:value-type="float">
            <text:p>22.32</text:p>
          </table:table-cell>
          <table:table-cell table:formula="of:=[.C39]/[.D39]/24" office:value-type="float" office:value="0.618831503723645" calcext:value-type="float">
            <text:p>0.62</text:p>
          </table:table-cell>
          <table:table-cell table:formula="of:=[.I38]+[.A39]*20" office:value-type="float" office:value="14820" calcext:value-type="float">
            <text:p>14820</text:p>
          </table:table-cell>
          <table:table-cell table:formula="of:=SUM([.$I$2:.$I39])" office:value-type="float" office:value="197600" calcext:value-type="float">
            <text:p>1976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5 - 2*[.$A40]^4 + 3*[.$A40]^3 - 4*[.$A40]^2 + 5*[.$A40] - 3" office:value-type="float" office:value="85769382" calcext:value-type="float">
            <text:p>85,769,382</text:p>
          </table:table-cell>
          <table:table-cell table:formula="of:=2^([.$A40]/6) + 1*[.$A40]^4 - 2" office:value-type="float" office:value="2313529.50966799" calcext:value-type="float">
            <text:p>2,313,530</text:p>
          </table:table-cell>
          <table:table-cell table:formula="of:=([.$A40]+1)*3600" office:value-type="float" office:value="144000" calcext:value-type="float">
            <text:p>144000</text:p>
          </table:table-cell>
          <table:table-cell table:formula="of:=[.B40]/[.D40]" office:value-type="float" office:value="595.620708333333" calcext:value-type="float">
            <text:p>595.62</text:p>
          </table:table-cell>
          <table:table-cell table:formula="of:=[.C40]/[.D40]" office:value-type="float" office:value="16.0661771504722" calcext:value-type="float">
            <text:p>16.07</text:p>
          </table:table-cell>
          <table:table-cell table:formula="of:=[.B40]/[.D40]/24" office:value-type="float" office:value="24.8175295138889" calcext:value-type="float">
            <text:p>24.82</text:p>
          </table:table-cell>
          <table:table-cell table:formula="of:=[.C40]/[.D40]/24" office:value-type="float" office:value="0.66942404793634" calcext:value-type="float">
            <text:p>0.67</text:p>
          </table:table-cell>
          <table:table-cell table:formula="of:=[.I39]+[.A40]*20" office:value-type="float" office:value="15600" calcext:value-type="float">
            <text:p>15600</text:p>
          </table:table-cell>
          <table:table-cell table:formula="of:=SUM([.$I$2:.$I40])" office:value-type="float" office:value="213200" calcext:value-type="float">
            <text:p>2132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5 - 2*[.$A41]^4 + 3*[.$A41]^3 - 4*[.$A41]^2 + 5*[.$A41] - 3" office:value-type="float" office:value="97465797" calcext:value-type="float">
            <text:p>97,465,797</text:p>
          </table:table-cell>
          <table:table-cell table:formula="of:=2^([.$A41]/6) + 1*[.$A41]^4 - 2" office:value-type="float" office:value="2560099.59366733" calcext:value-type="float">
            <text:p>2,560,100</text:p>
          </table:table-cell>
          <table:table-cell table:formula="of:=([.$A41]+1)*3600" office:value-type="float" office:value="147600" calcext:value-type="float">
            <text:p>147600</text:p>
          </table:table-cell>
          <table:table-cell table:formula="of:=[.B41]/[.D41]" office:value-type="float" office:value="660.337378048781" calcext:value-type="float">
            <text:p>660.34</text:p>
          </table:table-cell>
          <table:table-cell table:formula="of:=[.C41]/[.D41]" office:value-type="float" office:value="17.3448481955781" calcext:value-type="float">
            <text:p>17.34</text:p>
          </table:table-cell>
          <table:table-cell table:formula="of:=[.B41]/[.D41]/24" office:value-type="float" office:value="27.5140574186992" calcext:value-type="float">
            <text:p>27.51</text:p>
          </table:table-cell>
          <table:table-cell table:formula="of:=[.C41]/[.D41]/24" office:value-type="float" office:value="0.722702008149087" calcext:value-type="float">
            <text:p>0.72</text:p>
          </table:table-cell>
          <table:table-cell table:formula="of:=[.I40]+[.A41]*20" office:value-type="float" office:value="16400" calcext:value-type="float">
            <text:p>16400</text:p>
          </table:table-cell>
          <table:table-cell table:formula="of:=SUM([.$I$2:.$I41])" office:value-type="float" office:value="229600" calcext:value-type="float">
            <text:p>22960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5 - 2*[.$A42]^4 + 3*[.$A42]^3 - 4*[.$A42]^2 + 5*[.$A42] - 3" office:value-type="float" office:value="110404920" calcext:value-type="float">
            <text:p>110,404,920</text:p>
          </table:table-cell>
          <table:table-cell table:formula="of:=2^([.$A42]/6) + 1*[.$A42]^4 - 2" office:value-type="float" office:value="2825873.03503592" calcext:value-type="float">
            <text:p>2,825,873</text:p>
          </table:table-cell>
          <table:table-cell table:formula="of:=([.$A42]+1)*3600" office:value-type="float" office:value="151200" calcext:value-type="float">
            <text:p>151200</text:p>
          </table:table-cell>
          <table:table-cell table:formula="of:=[.B42]/[.D42]" office:value-type="float" office:value="730.19126984127" calcext:value-type="float">
            <text:p>730.19</text:p>
          </table:table-cell>
          <table:table-cell table:formula="of:=[.C42]/[.D42]" office:value-type="float" office:value="18.6896364751053" calcext:value-type="float">
            <text:p>18.69</text:p>
          </table:table-cell>
          <table:table-cell table:formula="of:=[.B42]/[.D42]/24" office:value-type="float" office:value="30.4246362433862" calcext:value-type="float">
            <text:p>30.42</text:p>
          </table:table-cell>
          <table:table-cell table:formula="of:=[.C42]/[.D42]/24" office:value-type="float" office:value="0.778734853129388" calcext:value-type="float">
            <text:p>0.78</text:p>
          </table:table-cell>
          <table:table-cell table:formula="of:=[.I41]+[.A42]*20" office:value-type="float" office:value="17220" calcext:value-type="float">
            <text:p>17220</text:p>
          </table:table-cell>
          <table:table-cell table:formula="of:=SUM([.$I$2:.$I42])" office:value-type="float" office:value="246820" calcext:value-type="float">
            <text:p>24682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5 - 2*[.$A43]^4 + 3*[.$A43]^3 - 4*[.$A43]^2 + 5*[.$A43] - 3" office:value-type="float" office:value="124683255" calcext:value-type="float">
            <text:p>124,683,255</text:p>
          </table:table-cell>
          <table:table-cell table:formula="of:=2^([.$A43]/6) + 1*[.$A43]^4 - 2" office:value-type="float" office:value="3111822" calcext:value-type="float">
            <text:p>3,111,822</text:p>
          </table:table-cell>
          <table:table-cell table:formula="of:=([.$A43]+1)*3600" office:value-type="float" office:value="154800" calcext:value-type="float">
            <text:p>154800</text:p>
          </table:table-cell>
          <table:table-cell table:formula="of:=[.B43]/[.D43]" office:value-type="float" office:value="805.44738372093" calcext:value-type="float">
            <text:p>805.45</text:p>
          </table:table-cell>
          <table:table-cell table:formula="of:=[.C43]/[.D43]" office:value-type="float" office:value="20.1022093023256" calcext:value-type="float">
            <text:p>20.10</text:p>
          </table:table-cell>
          <table:table-cell table:formula="of:=[.B43]/[.D43]/24" office:value-type="float" office:value="33.5603076550388" calcext:value-type="float">
            <text:p>33.56</text:p>
          </table:table-cell>
          <table:table-cell table:formula="of:=[.C43]/[.D43]/24" office:value-type="float" office:value="0.837592054263566" calcext:value-type="float">
            <text:p>0.84</text:p>
          </table:table-cell>
          <table:table-cell table:formula="of:=[.I42]+[.A43]*20" office:value-type="float" office:value="18060" calcext:value-type="float">
            <text:p>18060</text:p>
          </table:table-cell>
          <table:table-cell table:formula="of:=SUM([.$I$2:.$I43])" office:value-type="float" office:value="264880" calcext:value-type="float">
            <text:p>26488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5 - 2*[.$A44]^4 + 3*[.$A44]^3 - 4*[.$A44]^2 + 5*[.$A44] - 3" office:value-type="float" office:value="140402178" calcext:value-type="float">
            <text:p>140,402,178</text:p>
          </table:table-cell>
          <table:table-cell table:formula="of:=2^([.$A44]/6) + 1*[.$A44]^4 - 2" office:value-type="float" office:value="3418942.67514218" calcext:value-type="float">
            <text:p>3,418,943</text:p>
          </table:table-cell>
          <table:table-cell table:formula="of:=([.$A44]+1)*3600" office:value-type="float" office:value="158400" calcext:value-type="float">
            <text:p>158400</text:p>
          </table:table-cell>
          <table:table-cell table:formula="of:=[.B44]/[.D44]" office:value-type="float" office:value="886.377386363636" calcext:value-type="float">
            <text:p>886.38</text:p>
          </table:table-cell>
          <table:table-cell table:formula="of:=[.C44]/[.D44]" office:value-type="float" office:value="21.5842340602411" calcext:value-type="float">
            <text:p>21.58</text:p>
          </table:table-cell>
          <table:table-cell table:formula="of:=[.B44]/[.D44]/24" office:value-type="float" office:value="36.9323910984849" calcext:value-type="float">
            <text:p>36.93</text:p>
          </table:table-cell>
          <table:table-cell table:formula="of:=[.C44]/[.D44]/24" office:value-type="float" office:value="0.899343085843377" calcext:value-type="float">
            <text:p>0.90</text:p>
          </table:table-cell>
          <table:table-cell table:formula="of:=[.I43]+[.A44]*20" office:value-type="float" office:value="18920" calcext:value-type="float">
            <text:p>18920</text:p>
          </table:table-cell>
          <table:table-cell table:formula="of:=SUM([.$I$2:.$I44])" office:value-type="float" office:value="283800" calcext:value-type="float">
            <text:p>28380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5 - 2*[.$A45]^4 + 3*[.$A45]^3 - 4*[.$A45]^2 + 5*[.$A45] - 3" office:value-type="float" office:value="157668057" calcext:value-type="float">
            <text:p>157,668,057</text:p>
          </table:table-cell>
          <table:table-cell table:formula="of:=2^([.$A45]/6) + 1*[.$A45]^4 - 2" office:value-type="float" office:value="3748255.26989439" calcext:value-type="float">
            <text:p>3,748,255</text:p>
          </table:table-cell>
          <table:table-cell table:formula="of:=([.$A45]+1)*3600" office:value-type="float" office:value="162000" calcext:value-type="float">
            <text:p>162000</text:p>
          </table:table-cell>
          <table:table-cell table:formula="of:=[.B45]/[.D45]" office:value-type="float" office:value="973.259611111111" calcext:value-type="float">
            <text:p>973.26</text:p>
          </table:table-cell>
          <table:table-cell table:formula="of:=[.C45]/[.D45]" office:value-type="float" office:value="23.1373782092246" calcext:value-type="float">
            <text:p>23.14</text:p>
          </table:table-cell>
          <table:table-cell table:formula="of:=[.B45]/[.D45]/24" office:value-type="float" office:value="40.5524837962963" calcext:value-type="float">
            <text:p>40.55</text:p>
          </table:table-cell>
          <table:table-cell table:formula="of:=[.C45]/[.D45]/24" office:value-type="float" office:value="0.964057425384359" calcext:value-type="float">
            <text:p>0.96</text:p>
          </table:table-cell>
          <table:table-cell table:formula="of:=[.I44]+[.A45]*20" office:value-type="float" office:value="19800" calcext:value-type="float">
            <text:p>19800</text:p>
          </table:table-cell>
          <table:table-cell table:formula="of:=SUM([.$I$2:.$I45])" office:value-type="float" office:value="303600" calcext:value-type="float">
            <text:p>3036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5 - 2*[.$A46]^4 + 3*[.$A46]^3 - 4*[.$A46]^2 + 5*[.$A46] - 3" office:value-type="float" office:value="176592372" calcext:value-type="float">
            <text:p>176,592,372</text:p>
          </table:table-cell>
          <table:table-cell table:formula="of:=2^([.$A46]/6) + 1*[.$A46]^4 - 2" office:value-type="float" office:value="4100804.01933598" calcext:value-type="float">
            <text:p>4,100,804</text:p>
          </table:table-cell>
          <table:table-cell table:formula="of:=([.$A46]+1)*3600" office:value-type="float" office:value="165600" calcext:value-type="float">
            <text:p>165600</text:p>
          </table:table-cell>
          <table:table-cell table:formula="of:=[.B46]/[.D46]" office:value-type="float" office:value="1066.37905797101" calcext:value-type="float">
            <text:p>1,066.38</text:p>
          </table:table-cell>
          <table:table-cell table:formula="of:=[.C46]/[.D46]" office:value-type="float" office:value="24.7633092955072" calcext:value-type="float">
            <text:p>24.76</text:p>
          </table:table-cell>
          <table:table-cell table:formula="of:=[.B46]/[.D46]/24" office:value-type="float" office:value="44.4324607487923" calcext:value-type="float">
            <text:p>44.43</text:p>
          </table:table-cell>
          <table:table-cell table:formula="of:=[.C46]/[.D46]/24" office:value-type="float" office:value="1.03180455397946" calcext:value-type="float">
            <text:p>1.03</text:p>
          </table:table-cell>
          <table:table-cell table:formula="of:=[.I45]+[.A46]*20" office:value-type="float" office:value="20700" calcext:value-type="float">
            <text:p>20700</text:p>
          </table:table-cell>
          <table:table-cell table:formula="of:=SUM([.$I$2:.$I46])" office:value-type="float" office:value="324300" calcext:value-type="float">
            <text:p>3243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5 - 2*[.$A47]^4 + 3*[.$A47]^3 - 4*[.$A47]^2 + 5*[.$A47] - 3" office:value-type="float" office:value="197291835" calcext:value-type="float">
            <text:p>197,291,835</text:p>
          </table:table-cell>
          <table:table-cell table:formula="of:=2^([.$A47]/6) + 1*[.$A47]^4 - 2" office:value-type="float" office:value="4477657.18733465" calcext:value-type="float">
            <text:p>4,477,657</text:p>
          </table:table-cell>
          <table:table-cell table:formula="of:=([.$A47]+1)*3600" office:value-type="float" office:value="169200" calcext:value-type="float">
            <text:p>169200</text:p>
          </table:table-cell>
          <table:table-cell table:formula="of:=[.B47]/[.D47]" office:value-type="float" office:value="1166.02739361702" calcext:value-type="float">
            <text:p>1,166.03</text:p>
          </table:table-cell>
          <table:table-cell table:formula="of:=[.C47]/[.D47]" office:value-type="float" office:value="26.4636949606067" calcext:value-type="float">
            <text:p>26.46</text:p>
          </table:table-cell>
          <table:table-cell table:formula="of:=[.B47]/[.D47]/24" office:value-type="float" office:value="48.5844747340426" calcext:value-type="float">
            <text:p>48.58</text:p>
          </table:table-cell>
          <table:table-cell table:formula="of:=[.C47]/[.D47]/24" office:value-type="float" office:value="1.10265395669195" calcext:value-type="float">
            <text:p>1.10</text:p>
          </table:table-cell>
          <table:table-cell table:formula="of:=[.I46]+[.A47]*20" office:value-type="float" office:value="21620" calcext:value-type="float">
            <text:p>21620</text:p>
          </table:table-cell>
          <table:table-cell table:formula="of:=SUM([.$I$2:.$I47])" office:value-type="float" office:value="345920" calcext:value-type="float">
            <text:p>34592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5 - 2*[.$A48]^4 + 3*[.$A48]^3 - 4*[.$A48]^2 + 5*[.$A48] - 3" office:value-type="float" office:value="219888510" calcext:value-type="float">
            <text:p>219,888,510</text:p>
          </table:table-cell>
          <table:table-cell table:formula="of:=2^([.$A48]/6) + 1*[.$A48]^4 - 2" office:value-type="float" office:value="4879907.07007184" calcext:value-type="float">
            <text:p>4,879,907</text:p>
          </table:table-cell>
          <table:table-cell table:formula="of:=([.$A48]+1)*3600" office:value-type="float" office:value="172800" calcext:value-type="float">
            <text:p>172800</text:p>
          </table:table-cell>
          <table:table-cell table:formula="of:=[.B48]/[.D48]" office:value-type="float" office:value="1272.50295138889" calcext:value-type="float">
            <text:p>1,272.50</text:p>
          </table:table-cell>
          <table:table-cell table:formula="of:=[.C48]/[.D48]" office:value-type="float" office:value="28.2402029518047" calcext:value-type="float">
            <text:p>28.24</text:p>
          </table:table-cell>
          <table:table-cell table:formula="of:=[.B48]/[.D48]/24" office:value-type="float" office:value="53.0209563078704" calcext:value-type="float">
            <text:p>53.02</text:p>
          </table:table-cell>
          <table:table-cell table:formula="of:=[.C48]/[.D48]/24" office:value-type="float" office:value="1.17667512299186" calcext:value-type="float">
            <text:p>1.18</text:p>
          </table:table-cell>
          <table:table-cell table:formula="of:=[.I47]+[.A48]*20" office:value-type="float" office:value="22560" calcext:value-type="float">
            <text:p>22560</text:p>
          </table:table-cell>
          <table:table-cell table:formula="of:=SUM([.$I$2:.$I48])" office:value-type="float" office:value="368480" calcext:value-type="float">
            <text:p>36848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5 - 2*[.$A49]^4 + 3*[.$A49]^3 - 4*[.$A49]^2 + 5*[.$A49] - 3" office:value-type="float" office:value="244509933" calcext:value-type="float">
            <text:p>244,509,933</text:p>
          </table:table-cell>
          <table:table-cell table:formula="of:=2^([.$A49]/6) + 1*[.$A49]^4 - 2" office:value-type="float" office:value="5308670" calcext:value-type="float">
            <text:p>5,308,670</text:p>
          </table:table-cell>
          <table:table-cell table:formula="of:=([.$A49]+1)*3600" office:value-type="float" office:value="176400" calcext:value-type="float">
            <text:p>176400</text:p>
          </table:table-cell>
          <table:table-cell table:formula="of:=[.B49]/[.D49]" office:value-type="float" office:value="1386.11073129252" calcext:value-type="float">
            <text:p>1,386.11</text:p>
          </table:table-cell>
          <table:table-cell table:formula="of:=[.C49]/[.D49]" office:value-type="float" office:value="30.0945011337869" calcext:value-type="float">
            <text:p>30.09</text:p>
          </table:table-cell>
          <table:table-cell table:formula="of:=[.B49]/[.D49]/24" office:value-type="float" office:value="57.7546138038549" calcext:value-type="float">
            <text:p>57.75</text:p>
          </table:table-cell>
          <table:table-cell table:formula="of:=[.C49]/[.D49]/24" office:value-type="float" office:value="1.25393754724112" calcext:value-type="float">
            <text:p>1.25</text:p>
          </table:table-cell>
          <table:table-cell table:formula="of:=[.I48]+[.A49]*20" office:value-type="float" office:value="23520" calcext:value-type="float">
            <text:p>23520</text:p>
          </table:table-cell>
          <table:table-cell table:formula="of:=SUM([.$I$2:.$I49])" office:value-type="float" office:value="392000" calcext:value-type="float">
            <text:p>39200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5 - 2*[.$A50]^4 + 3*[.$A50]^3 - 4*[.$A50]^2 + 5*[.$A50] - 3" office:value-type="float" office:value="271289232" calcext:value-type="float">
            <text:p>271,289,232</text:p>
          </table:table-cell>
          <table:table-cell table:formula="of:=2^([.$A50]/6) + 1*[.$A50]^4 - 2" office:value-type="float" office:value="5765086.35028437" calcext:value-type="float">
            <text:p>5,765,086</text:p>
          </table:table-cell>
          <table:table-cell table:formula="of:=([.$A50]+1)*3600" office:value-type="float" office:value="180000" calcext:value-type="float">
            <text:p>180000</text:p>
          </table:table-cell>
          <table:table-cell table:formula="of:=[.B50]/[.D50]" office:value-type="float" office:value="1507.1624" calcext:value-type="float">
            <text:p>1,507.16</text:p>
          </table:table-cell>
          <table:table-cell table:formula="of:=[.C50]/[.D50]" office:value-type="float" office:value="32.0282575015798" calcext:value-type="float">
            <text:p>32.03</text:p>
          </table:table-cell>
          <table:table-cell table:formula="of:=[.B50]/[.D50]/24" office:value-type="float" office:value="62.7984333333333" calcext:value-type="float">
            <text:p>62.80</text:p>
          </table:table-cell>
          <table:table-cell table:formula="of:=[.C50]/[.D50]/24" office:value-type="float" office:value="1.33451072923249" calcext:value-type="float">
            <text:p>1.33</text:p>
          </table:table-cell>
          <table:table-cell table:formula="of:=[.I49]+[.A50]*20" office:value-type="float" office:value="24500" calcext:value-type="float">
            <text:p>24500</text:p>
          </table:table-cell>
          <table:table-cell table:formula="of:=SUM([.$I$2:.$I50])" office:value-type="float" office:value="416500" calcext:value-type="float">
            <text:p>4165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5 - 2*[.$A51]^4 + 3*[.$A51]^3 - 4*[.$A51]^2 + 5*[.$A51] - 3" office:value-type="float" office:value="300365247" calcext:value-type="float">
            <text:p>300,365,247</text:p>
          </table:table-cell>
          <table:table-cell table:formula="of:=2^([.$A51]/6) + 1*[.$A51]^4 - 2" office:value-type="float" office:value="6250320.53978877" calcext:value-type="float">
            <text:p>6,250,321</text:p>
          </table:table-cell>
          <table:table-cell table:formula="of:=([.$A51]+1)*3600" office:value-type="float" office:value="183600" calcext:value-type="float">
            <text:p>183600</text:p>
          </table:table-cell>
          <table:table-cell table:formula="of:=[.B51]/[.D51]" office:value-type="float" office:value="1635.97629084967" calcext:value-type="float">
            <text:p>1,635.98</text:p>
          </table:table-cell>
          <table:table-cell table:formula="of:=[.C51]/[.D51]" office:value-type="float" office:value="34.043140194928" calcext:value-type="float">
            <text:p>34.04</text:p>
          </table:table-cell>
          <table:table-cell table:formula="of:=[.B51]/[.D51]/24" office:value-type="float" office:value="68.1656787854031" calcext:value-type="float">
            <text:p>68.17</text:p>
          </table:table-cell>
          <table:table-cell table:formula="of:=[.C51]/[.D51]/24" office:value-type="float" office:value="1.41846417478866" calcext:value-type="float">
            <text:p>1.42</text:p>
          </table:table-cell>
          <table:table-cell table:formula="of:=[.I50]+[.A51]*20" office:value-type="float" office:value="25500" calcext:value-type="float">
            <text:p>25500</text:p>
          </table:table-cell>
          <table:table-cell table:formula="of:=SUM([.$I$2:.$I51])" office:value-type="float" office:value="442000" calcext:value-type="float">
            <text:p>4420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5 - 2*[.$A52]^4 + 3*[.$A52]^3 - 4*[.$A52]^2 + 5*[.$A52] - 3" office:value-type="float" office:value="331882650" calcext:value-type="float">
            <text:p>331,882,650</text:p>
          </table:table-cell>
          <table:table-cell table:formula="of:=2^([.$A52]/6) + 1*[.$A52]^4 - 2" office:value-type="float" office:value="6765561.03867197" calcext:value-type="float">
            <text:p>6,765,561</text:p>
          </table:table-cell>
          <table:table-cell table:formula="of:=([.$A52]+1)*3600" office:value-type="float" office:value="187200" calcext:value-type="float">
            <text:p>187200</text:p>
          </table:table-cell>
          <table:table-cell table:formula="of:=[.B52]/[.D52]" office:value-type="float" office:value="1772.87740384615" calcext:value-type="float">
            <text:p>1,772.88</text:p>
          </table:table-cell>
          <table:table-cell table:formula="of:=[.C52]/[.D52]" office:value-type="float" office:value="36.1408175142733" calcext:value-type="float">
            <text:p>36.14</text:p>
          </table:table-cell>
          <table:table-cell table:formula="of:=[.B52]/[.D52]/24" office:value-type="float" office:value="73.8698918269231" calcext:value-type="float">
            <text:p>73.87</text:p>
          </table:table-cell>
          <table:table-cell table:formula="of:=[.C52]/[.D52]/24" office:value-type="float" office:value="1.50586739642806" calcext:value-type="float">
            <text:p>1.51</text:p>
          </table:table-cell>
          <table:table-cell table:formula="of:=[.I51]+[.A52]*20" office:value-type="float" office:value="26520" calcext:value-type="float">
            <text:p>26520</text:p>
          </table:table-cell>
          <table:table-cell table:formula="of:=SUM([.$I$2:.$I52])" office:value-type="float" office:value="468520" calcext:value-type="float">
            <text:p>46852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5 - 2*[.$A53]^4 + 3*[.$A53]^3 - 4*[.$A53]^2 + 5*[.$A53] - 3" office:value-type="float" office:value="365992065" calcext:value-type="float">
            <text:p>365,992,065</text:p>
          </table:table-cell>
          <table:table-cell table:formula="of:=2^([.$A53]/6) + 1*[.$A53]^4 - 2" office:value-type="float" office:value="7312020.3746693" calcext:value-type="float">
            <text:p>7,312,020</text:p>
          </table:table-cell>
          <table:table-cell table:formula="of:=([.$A53]+1)*3600" office:value-type="float" office:value="190800" calcext:value-type="float">
            <text:p>190800</text:p>
          </table:table-cell>
          <table:table-cell table:formula="of:=[.B53]/[.D53]" office:value-type="float" office:value="1918.19740566038" calcext:value-type="float">
            <text:p>1,918.20</text:p>
          </table:table-cell>
          <table:table-cell table:formula="of:=[.C53]/[.D53]" office:value-type="float" office:value="38.3229579385184" calcext:value-type="float">
            <text:p>38.32</text:p>
          </table:table-cell>
          <table:table-cell table:formula="of:=[.B53]/[.D53]/24" office:value-type="float" office:value="79.9248919025157" calcext:value-type="float">
            <text:p>79.92</text:p>
          </table:table-cell>
          <table:table-cell table:formula="of:=[.C53]/[.D53]/24" office:value-type="float" office:value="1.59678991410493" calcext:value-type="float">
            <text:p>1.60</text:p>
          </table:table-cell>
          <table:table-cell table:formula="of:=[.I52]+[.A53]*20" office:value-type="float" office:value="27560" calcext:value-type="float">
            <text:p>27560</text:p>
          </table:table-cell>
          <table:table-cell table:formula="of:=SUM([.$I$2:.$I53])" office:value-type="float" office:value="496080" calcext:value-type="float">
            <text:p>49608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5 - 2*[.$A54]^4 + 3*[.$A54]^3 - 4*[.$A54]^2 + 5*[.$A54] - 3" office:value-type="float" office:value="402850188" calcext:value-type="float">
            <text:p>402,850,188</text:p>
          </table:table-cell>
          <table:table-cell table:formula="of:=2^([.$A54]/6) + 1*[.$A54]^4 - 2" office:value-type="float" office:value="7890935.14014369" calcext:value-type="float">
            <text:p>7,890,935</text:p>
          </table:table-cell>
          <table:table-cell table:formula="of:=([.$A54]+1)*3600" office:value-type="float" office:value="194400" calcext:value-type="float">
            <text:p>194400</text:p>
          </table:table-cell>
          <table:table-cell table:formula="of:=[.B54]/[.D54]" office:value-type="float" office:value="2072.27462962963" calcext:value-type="float">
            <text:p>2,072.27</text:p>
          </table:table-cell>
          <table:table-cell table:formula="of:=[.C54]/[.D54]" office:value-type="float" office:value="40.5912301447721" calcext:value-type="float">
            <text:p>40.59</text:p>
          </table:table-cell>
          <table:table-cell table:formula="of:=[.B54]/[.D54]/24" office:value-type="float" office:value="86.3447762345679" calcext:value-type="float">
            <text:p>86.34</text:p>
          </table:table-cell>
          <table:table-cell table:formula="of:=[.C54]/[.D54]/24" office:value-type="float" office:value="1.69130125603217" calcext:value-type="float">
            <text:p>1.69</text:p>
          </table:table-cell>
          <table:table-cell table:formula="of:=[.I53]+[.A54]*20" office:value-type="float" office:value="28620" calcext:value-type="float">
            <text:p>28620</text:p>
          </table:table-cell>
          <table:table-cell table:formula="of:=SUM([.$I$2:.$I54])" office:value-type="float" office:value="524700" calcext:value-type="float">
            <text:p>52470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5 - 2*[.$A55]^4 + 3*[.$A55]^3 - 4*[.$A55]^2 + 5*[.$A55] - 3" office:value-type="float" office:value="442619907" calcext:value-type="float">
            <text:p>442,619,907</text:p>
          </table:table-cell>
          <table:table-cell table:formula="of:=2^([.$A55]/6) + 1*[.$A55]^4 - 2" office:value-type="float" office:value="8503566" calcext:value-type="float">
            <text:p>8,503,566</text:p>
          </table:table-cell>
          <table:table-cell table:formula="of:=([.$A55]+1)*3600" office:value-type="float" office:value="198000" calcext:value-type="float">
            <text:p>198000</text:p>
          </table:table-cell>
          <table:table-cell table:formula="of:=[.B55]/[.D55]" office:value-type="float" office:value="2235.45407575758" calcext:value-type="float">
            <text:p>2,235.45</text:p>
          </table:table-cell>
          <table:table-cell table:formula="of:=[.C55]/[.D55]" office:value-type="float" office:value="42.947303030303" calcext:value-type="float">
            <text:p>42.95</text:p>
          </table:table-cell>
          <table:table-cell table:formula="of:=[.B55]/[.D55]/24" office:value-type="float" office:value="93.1439198232323" calcext:value-type="float">
            <text:p>93.14</text:p>
          </table:table-cell>
          <table:table-cell table:formula="of:=[.C55]/[.D55]/24" office:value-type="float" office:value="1.78947095959596" calcext:value-type="float">
            <text:p>1.79</text:p>
          </table:table-cell>
          <table:table-cell table:formula="of:=[.I54]+[.A55]*20" office:value-type="float" office:value="29700" calcext:value-type="float">
            <text:p>29700</text:p>
          </table:table-cell>
          <table:table-cell table:formula="of:=SUM([.$I$2:.$I55])" office:value-type="float" office:value="554400" calcext:value-type="float">
            <text:p>55440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5 - 2*[.$A56]^4 + 3*[.$A56]^3 - 4*[.$A56]^2 + 5*[.$A56] - 3" office:value-type="float" office:value="485470422" calcext:value-type="float">
            <text:p>485,470,422</text:p>
          </table:table-cell>
          <table:table-cell table:formula="of:=2^([.$A56]/6) + 1*[.$A56]^4 - 2" office:value-type="float" office:value="9151197.70056873" calcext:value-type="float">
            <text:p>9,151,198</text:p>
          </table:table-cell>
          <table:table-cell table:formula="of:=([.$A56]+1)*3600" office:value-type="float" office:value="201600" calcext:value-type="float">
            <text:p>201600</text:p>
          </table:table-cell>
          <table:table-cell table:formula="of:=[.B56]/[.D56]" office:value-type="float" office:value="2408.08741071429" calcext:value-type="float">
            <text:p>2,408.09</text:p>
          </table:table-cell>
          <table:table-cell table:formula="of:=[.C56]/[.D56]" office:value-type="float" office:value="45.3928457369481" calcext:value-type="float">
            <text:p>45.39</text:p>
          </table:table-cell>
          <table:table-cell table:formula="of:=[.B56]/[.D56]/24" office:value-type="float" office:value="100.336975446429" calcext:value-type="float">
            <text:p>100.34</text:p>
          </table:table-cell>
          <table:table-cell table:formula="of:=[.C56]/[.D56]/24" office:value-type="float" office:value="1.89136857237284" calcext:value-type="float">
            <text:p>1.89</text:p>
          </table:table-cell>
          <table:table-cell table:formula="of:=[.I55]+[.A56]*20" office:value-type="float" office:value="30800" calcext:value-type="float">
            <text:p>30800</text:p>
          </table:table-cell>
          <table:table-cell table:formula="of:=SUM([.$I$2:.$I56])" office:value-type="float" office:value="585200" calcext:value-type="float">
            <text:p>58520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5 - 2*[.$A57]^4 + 3*[.$A57]^3 - 4*[.$A57]^2 + 5*[.$A57] - 3" office:value-type="float" office:value="531577365" calcext:value-type="float">
            <text:p>531,577,365</text:p>
          </table:table-cell>
          <table:table-cell table:formula="of:=2^([.$A57]/6) + 1*[.$A57]^4 - 2" office:value-type="float" office:value="9835139.07957755" calcext:value-type="float">
            <text:p>9,835,139</text:p>
          </table:table-cell>
          <table:table-cell table:formula="of:=([.$A57]+1)*3600" office:value-type="float" office:value="205200" calcext:value-type="float">
            <text:p>205200</text:p>
          </table:table-cell>
          <table:table-cell table:formula="of:=[.B57]/[.D57]" office:value-type="float" office:value="2590.53296783626" calcext:value-type="float">
            <text:p>2,590.53</text:p>
          </table:table-cell>
          <table:table-cell table:formula="of:=[.C57]/[.D57]" office:value-type="float" office:value="47.9295276782532" calcext:value-type="float">
            <text:p>47.93</text:p>
          </table:table-cell>
          <table:table-cell table:formula="of:=[.B57]/[.D57]/24" office:value-type="float" office:value="107.938873659844" calcext:value-type="float">
            <text:p>107.94</text:p>
          </table:table-cell>
          <table:table-cell table:formula="of:=[.C57]/[.D57]/24" office:value-type="float" office:value="1.99706365326055" calcext:value-type="float">
            <text:p>2.00</text:p>
          </table:table-cell>
          <table:table-cell table:formula="of:=[.I56]+[.A57]*20" office:value-type="float" office:value="31920" calcext:value-type="float">
            <text:p>31920</text:p>
          </table:table-cell>
          <table:table-cell table:formula="of:=SUM([.$I$2:.$I57])" office:value-type="float" office:value="617120" calcext:value-type="float">
            <text:p>61712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5 - 2*[.$A58]^4 + 3*[.$A58]^3 - 4*[.$A58]^2 + 5*[.$A58] - 3" office:value-type="float" office:value="581122920" calcext:value-type="float">
            <text:p>581,122,920</text:p>
          </table:table-cell>
          <table:table-cell table:formula="of:=2^([.$A58]/6) + 1*[.$A58]^4 - 2" office:value-type="float" office:value="10556723.0773439" calcext:value-type="float">
            <text:p>10,556,723</text:p>
          </table:table-cell>
          <table:table-cell table:formula="of:=([.$A58]+1)*3600" office:value-type="float" office:value="208800" calcext:value-type="float">
            <text:p>208800</text:p>
          </table:table-cell>
          <table:table-cell table:formula="of:=[.B58]/[.D58]" office:value-type="float" office:value="2783.15574712644" calcext:value-type="float">
            <text:p>2,783.16</text:p>
          </table:table-cell>
          <table:table-cell table:formula="of:=[.C58]/[.D58]" office:value-type="float" office:value="50.5590185696549" calcext:value-type="float">
            <text:p>50.56</text:p>
          </table:table-cell>
          <table:table-cell table:formula="of:=[.B58]/[.D58]/24" office:value-type="float" office:value="115.964822796935" calcext:value-type="float">
            <text:p>115.96</text:p>
          </table:table-cell>
          <table:table-cell table:formula="of:=[.C58]/[.D58]/24" office:value-type="float" office:value="2.10662577373562" calcext:value-type="float">
            <text:p>2.11</text:p>
          </table:table-cell>
          <table:table-cell table:formula="of:=[.I57]+[.A58]*20" office:value-type="float" office:value="33060" calcext:value-type="float">
            <text:p>33060</text:p>
          </table:table-cell>
          <table:table-cell table:formula="of:=SUM([.$I$2:.$I58])" office:value-type="float" office:value="650180" calcext:value-type="float">
            <text:p>65018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5 - 2*[.$A59]^4 + 3*[.$A59]^3 - 4*[.$A59]^2 + 5*[.$A59] - 3" office:value-type="float" office:value="634295943" calcext:value-type="float">
            <text:p>634,295,943</text:p>
          </table:table-cell>
          <table:table-cell table:formula="of:=2^([.$A59]/6) + 1*[.$A59]^4 - 2" office:value-type="float" office:value="11317306.7493386" calcext:value-type="float">
            <text:p>11,317,307</text:p>
          </table:table-cell>
          <table:table-cell table:formula="of:=([.$A59]+1)*3600" office:value-type="float" office:value="212400" calcext:value-type="float">
            <text:p>212400</text:p>
          </table:table-cell>
          <table:table-cell table:formula="of:=[.B59]/[.D59]" office:value-type="float" office:value="2986.32741525424" calcext:value-type="float">
            <text:p>2,986.33</text:p>
          </table:table-cell>
          <table:table-cell table:formula="of:=[.C59]/[.D59]" office:value-type="float" office:value="53.2829884620462" calcext:value-type="float">
            <text:p>53.28</text:p>
          </table:table-cell>
          <table:table-cell table:formula="of:=[.B59]/[.D59]/24" office:value-type="float" office:value="124.430308968927" calcext:value-type="float">
            <text:p>124.43</text:p>
          </table:table-cell>
          <table:table-cell table:formula="of:=[.C59]/[.D59]/24" office:value-type="float" office:value="2.22012451925192" calcext:value-type="float">
            <text:p>2.22</text:p>
          </table:table-cell>
          <table:table-cell table:formula="of:=[.I58]+[.A59]*20" office:value-type="float" office:value="34220" calcext:value-type="float">
            <text:p>34220</text:p>
          </table:table-cell>
          <table:table-cell table:formula="of:=SUM([.$I$2:.$I59])" office:value-type="float" office:value="684400" calcext:value-type="float">
            <text:p>68440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5 - 2*[.$A60]^4 + 3*[.$A60]^3 - 4*[.$A60]^2 + 5*[.$A60] - 3" office:value-type="float" office:value="691292082" calcext:value-type="float">
            <text:p>691,292,082</text:p>
          </table:table-cell>
          <table:table-cell table:formula="of:=2^([.$A60]/6) + 1*[.$A60]^4 - 2" office:value-type="float" office:value="12118271.2802874" calcext:value-type="float">
            <text:p>12,118,271</text:p>
          </table:table-cell>
          <table:table-cell table:formula="of:=([.$A60]+1)*3600" office:value-type="float" office:value="216000" calcext:value-type="float">
            <text:p>216000</text:p>
          </table:table-cell>
          <table:table-cell table:formula="of:=[.B60]/[.D60]" office:value-type="float" office:value="3200.42630555556" calcext:value-type="float">
            <text:p>3,200.43</text:p>
          </table:table-cell>
          <table:table-cell table:formula="of:=[.C60]/[.D60]" office:value-type="float" office:value="56.1031077791082" calcext:value-type="float">
            <text:p>56.10</text:p>
          </table:table-cell>
          <table:table-cell table:formula="of:=[.B60]/[.D60]/24" office:value-type="float" office:value="133.351096064815" calcext:value-type="float">
            <text:p>133.35</text:p>
          </table:table-cell>
          <table:table-cell table:formula="of:=[.C60]/[.D60]/24" office:value-type="float" office:value="2.33762949079618" calcext:value-type="float">
            <text:p>2.34</text:p>
          </table:table-cell>
          <table:table-cell table:formula="of:=[.I59]+[.A60]*20" office:value-type="float" office:value="35400" calcext:value-type="float">
            <text:p>35400</text:p>
          </table:table-cell>
          <table:table-cell table:formula="of:=SUM([.$I$2:.$I60])" office:value-type="float" office:value="719800" calcext:value-type="float">
            <text:p>71980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5 - 2*[.$A61]^4 + 3*[.$A61]^3 - 4*[.$A61]^2 + 5*[.$A61] - 3" office:value-type="float" office:value="752313897" calcext:value-type="float">
            <text:p>752,313,897</text:p>
          </table:table-cell>
          <table:table-cell table:formula="of:=2^([.$A61]/6) + 1*[.$A61]^4 - 2" office:value-type="float" office:value="12961022" calcext:value-type="float">
            <text:p>12,961,022</text:p>
          </table:table-cell>
          <table:table-cell table:formula="of:=([.$A61]+1)*3600" office:value-type="float" office:value="219600" calcext:value-type="float">
            <text:p>219600</text:p>
          </table:table-cell>
          <table:table-cell table:formula="of:=[.B61]/[.D61]" office:value-type="float" office:value="3425.83741803279" calcext:value-type="float">
            <text:p>3,425.84</text:p>
          </table:table-cell>
          <table:table-cell table:formula="of:=[.C61]/[.D61]" office:value-type="float" office:value="59.0210473588342" calcext:value-type="float">
            <text:p>59.02</text:p>
          </table:table-cell>
          <table:table-cell table:formula="of:=[.B61]/[.D61]/24" office:value-type="float" office:value="142.743225751366" calcext:value-type="float">
            <text:p>142.74</text:p>
          </table:table-cell>
          <table:table-cell table:formula="of:=[.C61]/[.D61]/24" office:value-type="float" office:value="2.45921030661809" calcext:value-type="float">
            <text:p>2.46</text:p>
          </table:table-cell>
          <table:table-cell table:formula="of:=[.I60]+[.A61]*20" office:value-type="float" office:value="36600" calcext:value-type="float">
            <text:p>36600</text:p>
          </table:table-cell>
          <table:table-cell table:formula="of:=SUM([.$I$2:.$I61])" office:value-type="float" office:value="756400" calcext:value-type="float">
            <text:p>75640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5 - 2*[.$A62]^4 + 3*[.$A62]^3 - 4*[.$A62]^2 + 5*[.$A62] - 3" office:value-type="float" office:value="817570980" calcext:value-type="float">
            <text:p>817,570,980</text:p>
          </table:table-cell>
          <table:table-cell table:formula="of:=2^([.$A62]/6) + 1*[.$A62]^4 - 2" office:value-type="float" office:value="13846988.4011375" calcext:value-type="float">
            <text:p>13,846,988</text:p>
          </table:table-cell>
          <table:table-cell table:formula="of:=([.$A62]+1)*3600" office:value-type="float" office:value="223200" calcext:value-type="float">
            <text:p>223200</text:p>
          </table:table-cell>
          <table:table-cell table:formula="of:=[.B62]/[.D62]" office:value-type="float" office:value="3662.95241935484" calcext:value-type="float">
            <text:p>3,662.95</text:p>
          </table:table-cell>
          <table:table-cell table:formula="of:=[.C62]/[.D62]" office:value-type="float" office:value="62.0384784997198" calcext:value-type="float">
            <text:p>62.04</text:p>
          </table:table-cell>
          <table:table-cell table:formula="of:=[.B62]/[.D62]/24" office:value-type="float" office:value="152.623017473118" calcext:value-type="float">
            <text:p>152.62</text:p>
          </table:table-cell>
          <table:table-cell table:formula="of:=[.C62]/[.D62]/24" office:value-type="float" office:value="2.58493660415499" calcext:value-type="float">
            <text:p>2.58</text:p>
          </table:table-cell>
          <table:table-cell table:formula="of:=[.I61]+[.A62]*20" office:value-type="float" office:value="37820" calcext:value-type="float">
            <text:p>37820</text:p>
          </table:table-cell>
          <table:table-cell table:formula="of:=SUM([.$I$2:.$I62])" office:value-type="float" office:value="794220" calcext:value-type="float">
            <text:p>79422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5 - 2*[.$A63]^4 + 3*[.$A63]^3 - 4*[.$A63]^2 + 5*[.$A63] - 3" office:value-type="float" office:value="887280075" calcext:value-type="float">
            <text:p>887,280,075</text:p>
          </table:table-cell>
          <table:table-cell table:formula="of:=2^([.$A63]/6) + 1*[.$A63]^4 - 2" office:value-type="float" office:value="14777624.1591551" calcext:value-type="float">
            <text:p>14,777,624</text:p>
          </table:table-cell>
          <table:table-cell table:formula="of:=([.$A63]+1)*3600" office:value-type="float" office:value="226800" calcext:value-type="float">
            <text:p>226800</text:p>
          </table:table-cell>
          <table:table-cell table:formula="of:=[.B63]/[.D63]" office:value-type="float" office:value="3912.16964285714" calcext:value-type="float">
            <text:p>3,912.17</text:p>
          </table:table-cell>
          <table:table-cell table:formula="of:=[.C63]/[.D63]" office:value-type="float" office:value="65.1570730121477" calcext:value-type="float">
            <text:p>65.16</text:p>
          </table:table-cell>
          <table:table-cell table:formula="of:=[.B63]/[.D63]/24" office:value-type="float" office:value="163.007068452381" calcext:value-type="float">
            <text:p>163.01</text:p>
          </table:table-cell>
          <table:table-cell table:formula="of:=[.C63]/[.D63]/24" office:value-type="float" office:value="2.71487804217282" calcext:value-type="float">
            <text:p>2.71</text:p>
          </table:table-cell>
          <table:table-cell table:formula="of:=[.I62]+[.A63]*20" office:value-type="float" office:value="39060" calcext:value-type="float">
            <text:p>39060</text:p>
          </table:table-cell>
          <table:table-cell table:formula="of:=SUM([.$I$2:.$I63])" office:value-type="float" office:value="833280" calcext:value-type="float">
            <text:p>83328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5 - 2*[.$A64]^4 + 3*[.$A64]^3 - 4*[.$A64]^2 + 5*[.$A64] - 3" office:value-type="float" office:value="961665198" calcext:value-type="float">
            <text:p>961,665,198</text:p>
          </table:table-cell>
          <table:table-cell table:formula="of:=2^([.$A64]/6) + 1*[.$A64]^4 - 2" office:value-type="float" office:value="15754407.1546879" calcext:value-type="float">
            <text:p>15,754,407</text:p>
          </table:table-cell>
          <table:table-cell table:formula="of:=([.$A64]+1)*3600" office:value-type="float" office:value="230400" calcext:value-type="float">
            <text:p>230400</text:p>
          </table:table-cell>
          <table:table-cell table:formula="of:=[.B64]/[.D64]" office:value-type="float" office:value="4173.89408854167" calcext:value-type="float">
            <text:p>4,173.89</text:p>
          </table:table-cell>
          <table:table-cell table:formula="of:=[.C64]/[.D64]" office:value-type="float" office:value="68.378503275555" calcext:value-type="float">
            <text:p>68.38</text:p>
          </table:table-cell>
          <table:table-cell table:formula="of:=[.B64]/[.D64]/24" office:value-type="float" office:value="173.912253689236" calcext:value-type="float">
            <text:p>173.91</text:p>
          </table:table-cell>
          <table:table-cell table:formula="of:=[.C64]/[.D64]/24" office:value-type="float" office:value="2.84910430314812" calcext:value-type="float">
            <text:p>2.85</text:p>
          </table:table-cell>
          <table:table-cell table:formula="of:=[.I63]+[.A64]*20" office:value-type="float" office:value="40320" calcext:value-type="float">
            <text:p>40320</text:p>
          </table:table-cell>
          <table:table-cell table:formula="of:=SUM([.$I$2:.$I64])" office:value-type="float" office:value="873600" calcext:value-type="float">
            <text:p>8736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5 - 2*[.$A65]^4 + 3*[.$A65]^3 - 4*[.$A65]^2 + 5*[.$A65] - 3" office:value-type="float" office:value="1040957757" calcext:value-type="float">
            <text:p>1,040,957,757</text:p>
          </table:table-cell>
          <table:table-cell table:formula="of:=2^([.$A65]/6) + 1*[.$A65]^4 - 2" office:value-type="float" office:value="16778839.4986772" calcext:value-type="float">
            <text:p>16,778,839</text:p>
          </table:table-cell>
          <table:table-cell table:formula="of:=([.$A65]+1)*3600" office:value-type="float" office:value="234000" calcext:value-type="float">
            <text:p>234000</text:p>
          </table:table-cell>
          <table:table-cell table:formula="of:=[.B65]/[.D65]" office:value-type="float" office:value="4448.53742307692" calcext:value-type="float">
            <text:p>4,448.54</text:p>
          </table:table-cell>
          <table:table-cell table:formula="of:=[.C65]/[.D65]" office:value-type="float" office:value="71.7044423020394" calcext:value-type="float">
            <text:p>71.70</text:p>
          </table:table-cell>
          <table:table-cell table:formula="of:=[.B65]/[.D65]/24" office:value-type="float" office:value="185.355725961538" calcext:value-type="float">
            <text:p>185.36</text:p>
          </table:table-cell>
          <table:table-cell table:formula="of:=[.C65]/[.D65]/24" office:value-type="float" office:value="2.98768509591831" calcext:value-type="float">
            <text:p>2.99</text:p>
          </table:table-cell>
          <table:table-cell table:formula="of:=[.I64]+[.A65]*20" office:value-type="float" office:value="41600" calcext:value-type="float">
            <text:p>41600</text:p>
          </table:table-cell>
          <table:table-cell table:formula="of:=SUM([.$I$2:.$I65])" office:value-type="float" office:value="915200" calcext:value-type="float">
            <text:p>9152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5 - 2*[.$A66]^4 + 3*[.$A66]^3 - 4*[.$A66]^2 + 5*[.$A66] - 3" office:value-type="float" office:value="1125396672" calcext:value-type="float">
            <text:p>1,125,396,672</text:p>
          </table:table-cell>
          <table:table-cell table:formula="of:=2^([.$A66]/6) + 1*[.$A66]^4 - 2" office:value-type="float" office:value="17852447.5605748" calcext:value-type="float">
            <text:p>17,852,448</text:p>
          </table:table-cell>
          <table:table-cell table:formula="of:=([.$A66]+1)*3600" office:value-type="float" office:value="237600" calcext:value-type="float">
            <text:p>237600</text:p>
          </table:table-cell>
          <table:table-cell table:formula="of:=[.B66]/[.D66]" office:value-type="float" office:value="4736.51797979798" calcext:value-type="float">
            <text:p>4,736.52</text:p>
          </table:table-cell>
          <table:table-cell table:formula="of:=[.C66]/[.D66]" office:value-type="float" office:value="75.1365638071328" calcext:value-type="float">
            <text:p>75.14</text:p>
          </table:table-cell>
          <table:table-cell table:formula="of:=[.B66]/[.D66]/24" office:value-type="float" office:value="197.354915824916" calcext:value-type="float">
            <text:p>197.35</text:p>
          </table:table-cell>
          <table:table-cell table:formula="of:=[.C66]/[.D66]/24" office:value-type="float" office:value="3.13069015863053" calcext:value-type="float">
            <text:p>3.13</text:p>
          </table:table-cell>
          <table:table-cell table:formula="of:=[.I65]+[.A66]*20" office:value-type="float" office:value="42900" calcext:value-type="float">
            <text:p>42900</text:p>
          </table:table-cell>
          <table:table-cell table:formula="of:=SUM([.$I$2:.$I66])" office:value-type="float" office:value="958100" calcext:value-type="float">
            <text:p>95810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5 - 2*[.$A67]^4 + 3*[.$A67]^3 - 4*[.$A67]^2 + 5*[.$A67] - 3" office:value-type="float" office:value="1215228495" calcext:value-type="float">
            <text:p>1,215,228,495</text:p>
          </table:table-cell>
          <table:table-cell table:formula="of:=2^([.$A67]/6) + 1*[.$A67]^4 - 2" office:value-type="float" office:value="18976782" calcext:value-type="float">
            <text:p>18,976,782</text:p>
          </table:table-cell>
          <table:table-cell table:formula="of:=([.$A67]+1)*3600" office:value-type="float" office:value="241200" calcext:value-type="float">
            <text:p>241200</text:p>
          </table:table-cell>
          <table:table-cell table:formula="of:=[.B67]/[.D67]" office:value-type="float" office:value="5038.26075870647" calcext:value-type="float">
            <text:p>5,038.26</text:p>
          </table:table-cell>
          <table:table-cell table:formula="of:=[.C67]/[.D67]" office:value-type="float" office:value="78.6765422885572" calcext:value-type="float">
            <text:p>78.68</text:p>
          </table:table-cell>
          <table:table-cell table:formula="of:=[.B67]/[.D67]/24" office:value-type="float" office:value="209.927531612769" calcext:value-type="float">
            <text:p>209.93</text:p>
          </table:table-cell>
          <table:table-cell table:formula="of:=[.C67]/[.D67]/24" office:value-type="float" office:value="3.27818926202322" calcext:value-type="float">
            <text:p>3.28</text:p>
          </table:table-cell>
          <table:table-cell table:formula="of:=[.I66]+[.A67]*20" office:value-type="float" office:value="44220" calcext:value-type="float">
            <text:p>44220</text:p>
          </table:table-cell>
          <table:table-cell table:formula="of:=SUM([.$I$2:.$I67])" office:value-type="float" office:value="1002320" calcext:value-type="float">
            <text:p>1002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5 - 2*[.$A68]^4 + 3*[.$A68]^3 - 4*[.$A68]^2 + 5*[.$A68] - 3" office:value-type="float" office:value="1310707530" calcext:value-type="float">
            <text:p>1,310,707,530</text:p>
          </table:table-cell>
          <table:table-cell table:formula="of:=2^([.$A68]/6) + 1*[.$A68]^4 - 2" office:value-type="float" office:value="20153417.8022749" calcext:value-type="float">
            <text:p>20,153,418</text:p>
          </table:table-cell>
          <table:table-cell table:formula="of:=([.$A68]+1)*3600" office:value-type="float" office:value="244800" calcext:value-type="float">
            <text:p>244800</text:p>
          </table:table-cell>
          <table:table-cell table:formula="of:=[.B68]/[.D68]" office:value-type="float" office:value="5354.19742647059" calcext:value-type="float">
            <text:p>5,354.20</text:p>
          </table:table-cell>
          <table:table-cell table:formula="of:=[.C68]/[.D68]" office:value-type="float" office:value="82.3260531138682" calcext:value-type="float">
            <text:p>82.33</text:p>
          </table:table-cell>
          <table:table-cell table:formula="of:=[.B68]/[.D68]/24" office:value-type="float" office:value="223.091559436275" calcext:value-type="float">
            <text:p>223.09</text:p>
          </table:table-cell>
          <table:table-cell table:formula="of:=[.C68]/[.D68]/24" office:value-type="float" office:value="3.43025221307784" calcext:value-type="float">
            <text:p>3.43</text:p>
          </table:table-cell>
          <table:table-cell table:formula="of:=[.I67]+[.A68]*20" office:value-type="float" office:value="45560" calcext:value-type="float">
            <text:p>45560</text:p>
          </table:table-cell>
          <table:table-cell table:formula="of:=SUM([.$I$2:.$I68])" office:value-type="float" office:value="1047880" calcext:value-type="float">
            <text:p>104788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5 - 2*[.$A69]^4 + 3*[.$A69]^3 - 4*[.$A69]^2 + 5*[.$A69] - 3" office:value-type="float" office:value="1412095953" calcext:value-type="float">
            <text:p>1,412,095,953</text:p>
          </table:table-cell>
          <table:table-cell table:formula="of:=2^([.$A69]/6) + 1*[.$A69]^4 - 2" office:value-type="float" office:value="21383954.3183102" calcext:value-type="float">
            <text:p>21,383,954</text:p>
          </table:table-cell>
          <table:table-cell table:formula="of:=([.$A69]+1)*3600" office:value-type="float" office:value="248400" calcext:value-type="float">
            <text:p>248400</text:p>
          </table:table-cell>
          <table:table-cell table:formula="of:=[.B69]/[.D69]" office:value-type="float" office:value="5684.76631642512" calcext:value-type="float">
            <text:p>5,684.77</text:p>
          </table:table-cell>
          <table:table-cell table:formula="of:=[.C69]/[.D69]" office:value-type="float" office:value="86.0867726179959" calcext:value-type="float">
            <text:p>86.09</text:p>
          </table:table-cell>
          <table:table-cell table:formula="of:=[.B69]/[.D69]/24" office:value-type="float" office:value="236.86526318438" calcext:value-type="float">
            <text:p>236.87</text:p>
          </table:table-cell>
          <table:table-cell table:formula="of:=[.C69]/[.D69]/24" office:value-type="float" office:value="3.58694885908316" calcext:value-type="float">
            <text:p>3.59</text:p>
          </table:table-cell>
          <table:table-cell table:formula="of:=[.I68]+[.A69]*20" office:value-type="float" office:value="46920" calcext:value-type="float">
            <text:p>46920</text:p>
          </table:table-cell>
          <table:table-cell table:formula="of:=SUM([.$I$2:.$I69])" office:value-type="float" office:value="1094800" calcext:value-type="float">
            <text:p>109480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5 - 2*[.$A70]^4 + 3*[.$A70]^3 - 4*[.$A70]^2 + 5*[.$A70] - 3" office:value-type="float" office:value="1519663932" calcext:value-type="float">
            <text:p>1,519,663,932</text:p>
          </table:table-cell>
          <table:table-cell table:formula="of:=2^([.$A70]/6) + 1*[.$A70]^4 - 2" office:value-type="float" office:value="22670015.3093757" calcext:value-type="float">
            <text:p>22,670,015</text:p>
          </table:table-cell>
          <table:table-cell table:formula="of:=([.$A70]+1)*3600" office:value-type="float" office:value="252000" calcext:value-type="float">
            <text:p>252000</text:p>
          </table:table-cell>
          <table:table-cell table:formula="of:=[.B70]/[.D70]" office:value-type="float" office:value="6030.41242857143" calcext:value-type="float">
            <text:p>6,030.41</text:p>
          </table:table-cell>
          <table:table-cell table:formula="of:=[.C70]/[.D70]" office:value-type="float" office:value="89.9603782118085" calcext:value-type="float">
            <text:p>89.96</text:p>
          </table:table-cell>
          <table:table-cell table:formula="of:=[.B70]/[.D70]/24" office:value-type="float" office:value="251.26718452381" calcext:value-type="float">
            <text:p>251.27</text:p>
          </table:table-cell>
          <table:table-cell table:formula="of:=[.C70]/[.D70]/24" office:value-type="float" office:value="3.74834909215869" calcext:value-type="float">
            <text:p>3.75</text:p>
          </table:table-cell>
          <table:table-cell table:formula="of:=[.I69]+[.A70]*20" office:value-type="float" office:value="48300" calcext:value-type="float">
            <text:p>48300</text:p>
          </table:table-cell>
          <table:table-cell table:formula="of:=SUM([.$I$2:.$I70])" office:value-type="float" office:value="1143100" calcext:value-type="float">
            <text:p>11431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5 - 2*[.$A71]^4 + 3*[.$A71]^3 - 4*[.$A71]^2 + 5*[.$A71] - 3" office:value-type="float" office:value="1633689747" calcext:value-type="float">
            <text:p>1,633,689,747</text:p>
          </table:table-cell>
          <table:table-cell table:formula="of:=2^([.$A71]/6) + 1*[.$A71]^4 - 2" office:value-type="float" office:value="24013248.9973544" calcext:value-type="float">
            <text:p>24,013,249</text:p>
          </table:table-cell>
          <table:table-cell table:formula="of:=([.$A71]+1)*3600" office:value-type="float" office:value="255600" calcext:value-type="float">
            <text:p>255600</text:p>
          </table:table-cell>
          <table:table-cell table:formula="of:=[.B71]/[.D71]" office:value-type="float" office:value="6391.58742957747" calcext:value-type="float">
            <text:p>6,391.59</text:p>
          </table:table-cell>
          <table:table-cell table:formula="of:=[.C71]/[.D71]" office:value-type="float" office:value="93.9485485029516" calcext:value-type="float">
            <text:p>93.95</text:p>
          </table:table-cell>
          <table:table-cell table:formula="of:=[.B71]/[.D71]/24" office:value-type="float" office:value="266.316142899061" calcext:value-type="float">
            <text:p>266.32</text:p>
          </table:table-cell>
          <table:table-cell table:formula="of:=[.C71]/[.D71]/24" office:value-type="float" office:value="3.91452285428965" calcext:value-type="float">
            <text:p>3.91</text:p>
          </table:table-cell>
          <table:table-cell table:formula="of:=[.I70]+[.A71]*20" office:value-type="float" office:value="49700" calcext:value-type="float">
            <text:p>49700</text:p>
          </table:table-cell>
          <table:table-cell table:formula="of:=SUM([.$I$2:.$I71])" office:value-type="float" office:value="1192800" calcext:value-type="float">
            <text:p>11928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5 - 2*[.$A72]^4 + 3*[.$A72]^3 - 4*[.$A72]^2 + 5*[.$A72] - 3" office:value-type="float" office:value="1754459910" calcext:value-type="float">
            <text:p>1,754,459,910</text:p>
          </table:table-cell>
          <table:table-cell table:formula="of:=2^([.$A72]/6) + 1*[.$A72]^4 - 2" office:value-type="float" office:value="25415328.1211495" calcext:value-type="float">
            <text:p>25,415,328</text:p>
          </table:table-cell>
          <table:table-cell table:formula="of:=([.$A72]+1)*3600" office:value-type="float" office:value="259200" calcext:value-type="float">
            <text:p>259200</text:p>
          </table:table-cell>
          <table:table-cell table:formula="of:=[.B72]/[.D72]" office:value-type="float" office:value="6768.74965277778" calcext:value-type="float">
            <text:p>6,768.75</text:p>
          </table:table-cell>
          <table:table-cell table:formula="of:=[.C72]/[.D72]" office:value-type="float" office:value="98.0529634303607" calcext:value-type="float">
            <text:p>98.05</text:p>
          </table:table-cell>
          <table:table-cell table:formula="of:=[.B72]/[.D72]/24" office:value-type="float" office:value="282.031235532407" calcext:value-type="float">
            <text:p>282.03</text:p>
          </table:table-cell>
          <table:table-cell table:formula="of:=[.C72]/[.D72]/24" office:value-type="float" office:value="4.0855401429317" calcext:value-type="float">
            <text:p>4.09</text:p>
          </table:table-cell>
          <table:table-cell table:formula="of:=[.I71]+[.A72]*20" office:value-type="float" office:value="51120" calcext:value-type="float">
            <text:p>51120</text:p>
          </table:table-cell>
          <table:table-cell table:formula="of:=SUM([.$I$2:.$I72])" office:value-type="float" office:value="1243920" calcext:value-type="float">
            <text:p>124392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5 - 2*[.$A73]^4 + 3*[.$A73]^3 - 4*[.$A73]^2 + 5*[.$A73] - 3" office:value-type="float" office:value="1882269285" calcext:value-type="float">
            <text:p>1,882,269,285</text:p>
          </table:table-cell>
          <table:table-cell table:formula="of:=2^([.$A73]/6) + 1*[.$A73]^4 - 2" office:value-type="float" office:value="26877950" calcext:value-type="float">
            <text:p>26,877,950</text:p>
          </table:table-cell>
          <table:table-cell table:formula="of:=([.$A73]+1)*3600" office:value-type="float" office:value="262800" calcext:value-type="float">
            <text:p>262800</text:p>
          </table:table-cell>
          <table:table-cell table:formula="of:=[.B73]/[.D73]" office:value-type="float" office:value="7162.36409817352" calcext:value-type="float">
            <text:p>7,162.36</text:p>
          </table:table-cell>
          <table:table-cell table:formula="of:=[.C73]/[.D73]" office:value-type="float" office:value="102.275304414003" calcext:value-type="float">
            <text:p>102.28</text:p>
          </table:table-cell>
          <table:table-cell table:formula="of:=[.B73]/[.D73]/24" office:value-type="float" office:value="298.431837423897" calcext:value-type="float">
            <text:p>298.43</text:p>
          </table:table-cell>
          <table:table-cell table:formula="of:=[.C73]/[.D73]/24" office:value-type="float" office:value="4.26147101725013" calcext:value-type="float">
            <text:p>4.26</text:p>
          </table:table-cell>
          <table:table-cell table:formula="of:=[.I72]+[.A73]*20" office:value-type="float" office:value="52560" calcext:value-type="float">
            <text:p>52560</text:p>
          </table:table-cell>
          <table:table-cell table:formula="of:=SUM([.$I$2:.$I73])" office:value-type="float" office:value="1296480" calcext:value-type="float">
            <text:p>129648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5 - 2*[.$A74]^4 + 3*[.$A74]^3 - 4*[.$A74]^2 + 5*[.$A74] - 3" office:value-type="float" office:value="2017421208" calcext:value-type="float">
            <text:p>2,017,421,208</text:p>
          </table:table-cell>
          <table:table-cell table:formula="of:=2^([.$A74]/6) + 1*[.$A74]^4 - 2" office:value-type="float" office:value="28402836.6045499" calcext:value-type="float">
            <text:p>28,402,837</text:p>
          </table:table-cell>
          <table:table-cell table:formula="of:=([.$A74]+1)*3600" office:value-type="float" office:value="266400" calcext:value-type="float">
            <text:p>266400</text:p>
          </table:table-cell>
          <table:table-cell table:formula="of:=[.B74]/[.D74]" office:value-type="float" office:value="7572.90243243243" calcext:value-type="float">
            <text:p>7,572.90</text:p>
          </table:table-cell>
          <table:table-cell table:formula="of:=[.C74]/[.D74]" office:value-type="float" office:value="106.617254521584" calcext:value-type="float">
            <text:p>106.62</text:p>
          </table:table-cell>
          <table:table-cell table:formula="of:=[.B74]/[.D74]/24" office:value-type="float" office:value="315.537601351351" calcext:value-type="float">
            <text:p>315.54</text:p>
          </table:table-cell>
          <table:table-cell table:formula="of:=[.C74]/[.D74]/24" office:value-type="float" office:value="4.44238560506598" calcext:value-type="float">
            <text:p>4.44</text:p>
          </table:table-cell>
          <table:table-cell table:formula="of:=[.I73]+[.A74]*20" office:value-type="float" office:value="54020" calcext:value-type="float">
            <text:p>54020</text:p>
          </table:table-cell>
          <table:table-cell table:formula="of:=SUM([.$I$2:.$I74])" office:value-type="float" office:value="1350500" calcext:value-type="float">
            <text:p>135050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5 - 2*[.$A75]^4 + 3*[.$A75]^3 - 4*[.$A75]^2 + 5*[.$A75] - 3" office:value-type="float" office:value="2160227607" calcext:value-type="float">
            <text:p>2,160,227,607</text:p>
          </table:table-cell>
          <table:table-cell table:formula="of:=2^([.$A75]/6) + 1*[.$A75]^4 - 2" office:value-type="float" office:value="29991734.6366204" calcext:value-type="float">
            <text:p>29,991,735</text:p>
          </table:table-cell>
          <table:table-cell table:formula="of:=([.$A75]+1)*3600" office:value-type="float" office:value="270000" calcext:value-type="float">
            <text:p>270000</text:p>
          </table:table-cell>
          <table:table-cell table:formula="of:=[.B75]/[.D75]" office:value-type="float" office:value="8000.84298888889" calcext:value-type="float">
            <text:p>8,000.84</text:p>
          </table:table-cell>
          <table:table-cell table:formula="of:=[.C75]/[.D75]" office:value-type="float" office:value="111.08049865415" calcext:value-type="float">
            <text:p>111.08</text:p>
          </table:table-cell>
          <table:table-cell table:formula="of:=[.B75]/[.D75]/24" office:value-type="float" office:value="333.36845787037" calcext:value-type="float">
            <text:p>333.37</text:p>
          </table:table-cell>
          <table:table-cell table:formula="of:=[.C75]/[.D75]/24" office:value-type="float" office:value="4.62835411058956" calcext:value-type="float">
            <text:p>4.63</text:p>
          </table:table-cell>
          <table:table-cell table:formula="of:=[.I74]+[.A75]*20" office:value-type="float" office:value="55500" calcext:value-type="float">
            <text:p>55500</text:p>
          </table:table-cell>
          <table:table-cell table:formula="of:=SUM([.$I$2:.$I75])" office:value-type="float" office:value="1406000" calcext:value-type="float">
            <text:p>1406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5 - 2*[.$A76]^4 + 3*[.$A76]^3 - 4*[.$A76]^2 + 5*[.$A76] - 3" office:value-type="float" office:value="2311009122" calcext:value-type="float">
            <text:p>2,311,009,122</text:p>
          </table:table-cell>
          <table:table-cell table:formula="of:=2^([.$A76]/6) + 1*[.$A76]^4 - 2" office:value-type="float" office:value="31646415.6187515" calcext:value-type="float">
            <text:p>31,646,416</text:p>
          </table:table-cell>
          <table:table-cell table:formula="of:=([.$A76]+1)*3600" office:value-type="float" office:value="273600" calcext:value-type="float">
            <text:p>273600</text:p>
          </table:table-cell>
          <table:table-cell table:formula="of:=[.B76]/[.D76]" office:value-type="float" office:value="8446.67076754386" calcext:value-type="float">
            <text:p>8,446.67</text:p>
          </table:table-cell>
          <table:table-cell table:formula="of:=[.C76]/[.D76]" office:value-type="float" office:value="115.666723752747" calcext:value-type="float">
            <text:p>115.67</text:p>
          </table:table-cell>
          <table:table-cell table:formula="of:=[.B76]/[.D76]/24" office:value-type="float" office:value="351.944615314327" calcext:value-type="float">
            <text:p>351.94</text:p>
          </table:table-cell>
          <table:table-cell table:formula="of:=[.C76]/[.D76]/24" office:value-type="float" office:value="4.81944682303111" calcext:value-type="float">
            <text:p>4.82</text:p>
          </table:table-cell>
          <table:table-cell table:formula="of:=[.I75]+[.A76]*20" office:value-type="float" office:value="57000" calcext:value-type="float">
            <text:p>57000</text:p>
          </table:table-cell>
          <table:table-cell table:formula="of:=SUM([.$I$2:.$I76])" office:value-type="float" office:value="1463000" calcext:value-type="float">
            <text:p>146300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5 - 2*[.$A77]^4 + 3*[.$A77]^3 - 4*[.$A77]^2 + 5*[.$A77] - 3" office:value-type="float" office:value="2470095225" calcext:value-type="float">
            <text:p>2,470,095,225</text:p>
          </table:table-cell>
          <table:table-cell table:formula="of:=2^([.$A77]/6) + 1*[.$A77]^4 - 2" office:value-type="float" office:value="33368675.9947089" calcext:value-type="float">
            <text:p>33,368,676</text:p>
          </table:table-cell>
          <table:table-cell table:formula="of:=([.$A77]+1)*3600" office:value-type="float" office:value="277200" calcext:value-type="float">
            <text:p>277200</text:p>
          </table:table-cell>
          <table:table-cell table:formula="of:=[.B77]/[.D77]" office:value-type="float" office:value="8910.87743506494" calcext:value-type="float">
            <text:p>8,910.88</text:p>
          </table:table-cell>
          <table:table-cell table:formula="of:=[.C77]/[.D77]" office:value-type="float" office:value="120.377619028531" calcext:value-type="float">
            <text:p>120.38</text:p>
          </table:table-cell>
          <table:table-cell table:formula="of:=[.B77]/[.D77]/24" office:value-type="float" office:value="371.286559794372" calcext:value-type="float">
            <text:p>371.29</text:p>
          </table:table-cell>
          <table:table-cell table:formula="of:=[.C77]/[.D77]/24" office:value-type="float" office:value="5.0157341261888" calcext:value-type="float">
            <text:p>5.02</text:p>
          </table:table-cell>
          <table:table-cell table:formula="of:=[.I76]+[.A77]*20" office:value-type="float" office:value="58520" calcext:value-type="float">
            <text:p>58520</text:p>
          </table:table-cell>
          <table:table-cell table:formula="of:=SUM([.$I$2:.$I77])" office:value-type="float" office:value="1521520" calcext:value-type="float">
            <text:p>152152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5 - 2*[.$A78]^4 + 3*[.$A78]^3 - 4*[.$A78]^2 + 5*[.$A78] - 3" office:value-type="float" office:value="2637824340" calcext:value-type="float">
            <text:p>2,637,824,340</text:p>
          </table:table-cell>
          <table:table-cell table:formula="of:=2^([.$A78]/6) + 1*[.$A78]^4 - 2" office:value-type="float" office:value="35160337.242299" calcext:value-type="float">
            <text:p>35,160,337</text:p>
          </table:table-cell>
          <table:table-cell table:formula="of:=([.$A78]+1)*3600" office:value-type="float" office:value="280800" calcext:value-type="float">
            <text:p>280800</text:p>
          </table:table-cell>
          <table:table-cell table:formula="of:=[.B78]/[.D78]" office:value-type="float" office:value="9393.96132478633" calcext:value-type="float">
            <text:p>9,393.96</text:p>
          </table:table-cell>
          <table:table-cell table:formula="of:=[.C78]/[.D78]" office:value-type="float" office:value="125.214876219014" calcext:value-type="float">
            <text:p>125.21</text:p>
          </table:table-cell>
          <table:table-cell table:formula="of:=[.B78]/[.D78]/24" office:value-type="float" office:value="391.41505519943" calcext:value-type="float">
            <text:p>391.42</text:p>
          </table:table-cell>
          <table:table-cell table:formula="of:=[.C78]/[.D78]/24" office:value-type="float" office:value="5.21728650912556" calcext:value-type="float">
            <text:p>5.22</text:p>
          </table:table-cell>
          <table:table-cell table:formula="of:=[.I77]+[.A78]*20" office:value-type="float" office:value="60060" calcext:value-type="float">
            <text:p>60060</text:p>
          </table:table-cell>
          <table:table-cell table:formula="of:=SUM([.$I$2:.$I78])" office:value-type="float" office:value="1581580" calcext:value-type="float">
            <text:p>158158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5 - 2*[.$A79]^4 + 3*[.$A79]^3 - 4*[.$A79]^2 + 5*[.$A79] - 3" office:value-type="float" office:value="2814543963" calcext:value-type="float">
            <text:p>2,814,543,963</text:p>
          </table:table-cell>
          <table:table-cell table:formula="of:=2^([.$A79]/6) + 1*[.$A79]^4 - 2" office:value-type="float" office:value="37023246" calcext:value-type="float">
            <text:p>37,023,246</text:p>
          </table:table-cell>
          <table:table-cell table:formula="of:=([.$A79]+1)*3600" office:value-type="float" office:value="284400" calcext:value-type="float">
            <text:p>284400</text:p>
          </table:table-cell>
          <table:table-cell table:formula="of:=[.B79]/[.D79]" office:value-type="float" office:value="9896.42743670886" calcext:value-type="float">
            <text:p>9,896.43</text:p>
          </table:table-cell>
          <table:table-cell table:formula="of:=[.C79]/[.D79]" office:value-type="float" office:value="130.180189873418" calcext:value-type="float">
            <text:p>130.18</text:p>
          </table:table-cell>
          <table:table-cell table:formula="of:=[.B79]/[.D79]/24" office:value-type="float" office:value="412.351143196203" calcext:value-type="float">
            <text:p>412.35</text:p>
          </table:table-cell>
          <table:table-cell table:formula="of:=[.C79]/[.D79]/24" office:value-type="float" office:value="5.42417457805907" calcext:value-type="float">
            <text:p>5.42</text:p>
          </table:table-cell>
          <table:table-cell table:formula="of:=[.I78]+[.A79]*20" office:value-type="float" office:value="61620" calcext:value-type="float">
            <text:p>61620</text:p>
          </table:table-cell>
          <table:table-cell table:formula="of:=SUM([.$I$2:.$I79])" office:value-type="float" office:value="1643200" calcext:value-type="float">
            <text:p>164320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5 - 2*[.$A80]^4 + 3*[.$A80]^3 - 4*[.$A80]^2 + 5*[.$A80] - 3" office:value-type="float" office:value="3000610782" calcext:value-type="float">
            <text:p>3,000,610,782</text:p>
          </table:table-cell>
          <table:table-cell table:formula="of:=2^([.$A80]/6) + 1*[.$A80]^4 - 2" office:value-type="float" office:value="38959274.2090998" calcext:value-type="float">
            <text:p>38,959,274</text:p>
          </table:table-cell>
          <table:table-cell table:formula="of:=([.$A80]+1)*3600" office:value-type="float" office:value="288000" calcext:value-type="float">
            <text:p>288000</text:p>
          </table:table-cell>
          <table:table-cell table:formula="of:=[.B80]/[.D80]" office:value-type="float" office:value="10418.7874375" calcext:value-type="float">
            <text:p>10,418.79</text:p>
          </table:table-cell>
          <table:table-cell table:formula="of:=[.C80]/[.D80]" office:value-type="float" office:value="135.275257670485" calcext:value-type="float">
            <text:p>135.28</text:p>
          </table:table-cell>
          <table:table-cell table:formula="of:=[.B80]/[.D80]/24" office:value-type="float" office:value="434.116143229167" calcext:value-type="float">
            <text:p>434.12</text:p>
          </table:table-cell>
          <table:table-cell table:formula="of:=[.C80]/[.D80]/24" office:value-type="float" office:value="5.63646906960355" calcext:value-type="float">
            <text:p>5.64</text:p>
          </table:table-cell>
          <table:table-cell table:formula="of:=[.I79]+[.A80]*20" office:value-type="float" office:value="63200" calcext:value-type="float">
            <text:p>63200</text:p>
          </table:table-cell>
          <table:table-cell table:formula="of:=SUM([.$I$2:.$I80])" office:value-type="float" office:value="1706400" calcext:value-type="float">
            <text:p>17064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5 - 2*[.$A81]^4 + 3*[.$A81]^3 - 4*[.$A81]^2 + 5*[.$A81] - 3" office:value-type="float" office:value="3196390797" calcext:value-type="float">
            <text:p>3,196,390,797</text:p>
          </table:table-cell>
          <table:table-cell table:formula="of:=2^([.$A81]/6) + 1*[.$A81]^4 - 2" office:value-type="float" office:value="40970319.2732407" calcext:value-type="float">
            <text:p>40,970,319</text:p>
          </table:table-cell>
          <table:table-cell table:formula="of:=([.$A81]+1)*3600" office:value-type="float" office:value="291600" calcext:value-type="float">
            <text:p>291600</text:p>
          </table:table-cell>
          <table:table-cell table:formula="of:=[.B81]/[.D81]" office:value-type="float" office:value="10961.5596604938" calcext:value-type="float">
            <text:p>10,961.56</text:p>
          </table:table-cell>
          <table:table-cell table:formula="of:=[.C81]/[.D81]" office:value-type="float" office:value="140.501780772431" calcext:value-type="float">
            <text:p>140.50</text:p>
          </table:table-cell>
          <table:table-cell table:formula="of:=[.B81]/[.D81]/24" office:value-type="float" office:value="456.731652520576" calcext:value-type="float">
            <text:p>456.73</text:p>
          </table:table-cell>
          <table:table-cell table:formula="of:=[.C81]/[.D81]/24" office:value-type="float" office:value="5.85424086551794" calcext:value-type="float">
            <text:p>5.85</text:p>
          </table:table-cell>
          <table:table-cell table:formula="of:=[.I80]+[.A81]*20" office:value-type="float" office:value="64800" calcext:value-type="float">
            <text:p>64800</text:p>
          </table:table-cell>
          <table:table-cell table:formula="of:=SUM([.$I$2:.$I81])" office:value-type="float" office:value="1771200" calcext:value-type="float">
            <text:p>17712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5 - 2*[.$A82]^4 + 3*[.$A82]^3 - 4*[.$A82]^2 + 5*[.$A82] - 3" office:value-type="float" office:value="3402259440" calcext:value-type="float">
            <text:p>3,402,259,440</text:p>
          </table:table-cell>
          <table:table-cell table:formula="of:=2^([.$A82]/6) + 1*[.$A82]^4 - 2" office:value-type="float" office:value="43058304.237503" calcext:value-type="float">
            <text:p>43,058,304</text:p>
          </table:table-cell>
          <table:table-cell table:formula="of:=([.$A82]+1)*3600" office:value-type="float" office:value="295200" calcext:value-type="float">
            <text:p>295200</text:p>
          </table:table-cell>
          <table:table-cell table:formula="of:=[.B82]/[.D82]" office:value-type="float" office:value="11525.2691056911" calcext:value-type="float">
            <text:p>11,525.27</text:p>
          </table:table-cell>
          <table:table-cell table:formula="of:=[.C82]/[.D82]" office:value-type="float" office:value="145.861464219184" calcext:value-type="float">
            <text:p>145.86</text:p>
          </table:table-cell>
          <table:table-cell table:formula="of:=[.B82]/[.D82]/24" office:value-type="float" office:value="480.219546070461" calcext:value-type="float">
            <text:p>480.22</text:p>
          </table:table-cell>
          <table:table-cell table:formula="of:=[.C82]/[.D82]/24" office:value-type="float" office:value="6.07756100913265" calcext:value-type="float">
            <text:p>6.08</text:p>
          </table:table-cell>
          <table:table-cell table:formula="of:=[.I81]+[.A82]*20" office:value-type="float" office:value="66420" calcext:value-type="float">
            <text:p>66420</text:p>
          </table:table-cell>
          <table:table-cell table:formula="of:=SUM([.$I$2:.$I82])" office:value-type="float" office:value="1837620" calcext:value-type="float">
            <text:p>183762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5 - 2*[.$A83]^4 + 3*[.$A83]^3 - 4*[.$A83]^2 + 5*[.$A83] - 3" office:value-type="float" office:value="3618601695" calcext:value-type="float">
            <text:p>3,618,601,695</text:p>
          </table:table-cell>
          <table:table-cell table:formula="of:=2^([.$A83]/6) + 1*[.$A83]^4 - 2" office:value-type="float" office:value="45225177.9894177" calcext:value-type="float">
            <text:p>45,225,178</text:p>
          </table:table-cell>
          <table:table-cell table:formula="of:=([.$A83]+1)*3600" office:value-type="float" office:value="298800" calcext:value-type="float">
            <text:p>298800</text:p>
          </table:table-cell>
          <table:table-cell table:formula="of:=[.B83]/[.D83]" office:value-type="float" office:value="12110.447439759" calcext:value-type="float">
            <text:p>12,110.45</text:p>
          </table:table-cell>
          <table:table-cell table:formula="of:=[.C83]/[.D83]" office:value-type="float" office:value="151.356017367529" calcext:value-type="float">
            <text:p>151.36</text:p>
          </table:table-cell>
          <table:table-cell table:formula="of:=[.B83]/[.D83]/24" office:value-type="float" office:value="504.601976656627" calcext:value-type="float">
            <text:p>504.60</text:p>
          </table:table-cell>
          <table:table-cell table:formula="of:=[.C83]/[.D83]/24" office:value-type="float" office:value="6.30650072364705" calcext:value-type="float">
            <text:p>6.31</text:p>
          </table:table-cell>
          <table:table-cell table:formula="of:=[.I82]+[.A83]*20" office:value-type="float" office:value="68060" calcext:value-type="float">
            <text:p>68060</text:p>
          </table:table-cell>
          <table:table-cell table:formula="of:=SUM([.$I$2:.$I83])" office:value-type="float" office:value="1905680" calcext:value-type="float">
            <text:p>190568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5 - 2*[.$A84]^4 + 3*[.$A84]^3 - 4*[.$A84]^2 + 5*[.$A84] - 3" office:value-type="float" office:value="3845812218" calcext:value-type="float">
            <text:p>3,845,812,218</text:p>
          </table:table-cell>
          <table:table-cell table:formula="of:=2^([.$A84]/6) + 1*[.$A84]^4 - 2" office:value-type="float" office:value="47472915.484598" calcext:value-type="float">
            <text:p>47,472,915</text:p>
          </table:table-cell>
          <table:table-cell table:formula="of:=([.$A84]+1)*3600" office:value-type="float" office:value="302400" calcext:value-type="float">
            <text:p>302400</text:p>
          </table:table-cell>
          <table:table-cell table:formula="of:=[.B84]/[.D84]" office:value-type="float" office:value="12717.6329960317" calcext:value-type="float">
            <text:p>12,717.63</text:p>
          </table:table-cell>
          <table:table-cell table:formula="of:=[.C84]/[.D84]" office:value-type="float" office:value="156.987154380284" calcext:value-type="float">
            <text:p>156.99</text:p>
          </table:table-cell>
          <table:table-cell table:formula="of:=[.B84]/[.D84]/24" office:value-type="float" office:value="529.901374834656" calcext:value-type="float">
            <text:p>529.90</text:p>
          </table:table-cell>
          <table:table-cell table:formula="of:=[.C84]/[.D84]/24" office:value-type="float" office:value="6.54113143251185" calcext:value-type="float">
            <text:p>6.54</text:p>
          </table:table-cell>
          <table:table-cell table:formula="of:=[.I83]+[.A84]*20" office:value-type="float" office:value="69720" calcext:value-type="float">
            <text:p>69720</text:p>
          </table:table-cell>
          <table:table-cell table:formula="of:=SUM([.$I$2:.$I84])" office:value-type="float" office:value="1975400" calcext:value-type="float">
            <text:p>19754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5 - 2*[.$A85]^4 + 3*[.$A85]^3 - 4*[.$A85]^2 + 5*[.$A85] - 3" office:value-type="float" office:value="4084295457" calcext:value-type="float">
            <text:p>4,084,295,457</text:p>
          </table:table-cell>
          <table:table-cell table:formula="of:=2^([.$A85]/6) + 1*[.$A85]^4 - 2" office:value-type="float" office:value="49803518" calcext:value-type="float">
            <text:p>49,803,518</text:p>
          </table:table-cell>
          <table:table-cell table:formula="of:=([.$A85]+1)*3600" office:value-type="float" office:value="306000" calcext:value-type="float">
            <text:p>306000</text:p>
          </table:table-cell>
          <table:table-cell table:formula="of:=[.B85]/[.D85]" office:value-type="float" office:value="13347.3707745098" calcext:value-type="float">
            <text:p>13,347.37</text:p>
          </table:table-cell>
          <table:table-cell table:formula="of:=[.C85]/[.D85]" office:value-type="float" office:value="162.756594771242" calcext:value-type="float">
            <text:p>162.76</text:p>
          </table:table-cell>
          <table:table-cell table:formula="of:=[.B85]/[.D85]/24" office:value-type="float" office:value="556.140448937908" calcext:value-type="float">
            <text:p>556.14</text:p>
          </table:table-cell>
          <table:table-cell table:formula="of:=[.C85]/[.D85]/24" office:value-type="float" office:value="6.78152478213508" calcext:value-type="float">
            <text:p>6.78</text:p>
          </table:table-cell>
          <table:table-cell table:formula="of:=[.I84]+[.A85]*20" office:value-type="float" office:value="71400" calcext:value-type="float">
            <text:p>71400</text:p>
          </table:table-cell>
          <table:table-cell table:formula="of:=SUM([.$I$2:.$I85])" office:value-type="float" office:value="2046800" calcext:value-type="float">
            <text:p>20468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5 - 2*[.$A86]^4 + 3*[.$A86]^3 - 4*[.$A86]^2 + 5*[.$A86] - 3" office:value-type="float" office:value="4334465772" calcext:value-type="float">
            <text:p>4,334,465,772</text:p>
          </table:table-cell>
          <table:table-cell table:formula="of:=2^([.$A86]/6) + 1*[.$A86]^4 - 2" office:value-type="float" office:value="52219013.4181995" calcext:value-type="float">
            <text:p>52,219,013</text:p>
          </table:table-cell>
          <table:table-cell table:formula="of:=([.$A86]+1)*3600" office:value-type="float" office:value="309600" calcext:value-type="float">
            <text:p>309600</text:p>
          </table:table-cell>
          <table:table-cell table:formula="of:=[.B86]/[.D86]" office:value-type="float" office:value="14000.2124418605" calcext:value-type="float">
            <text:p>14,000.21</text:p>
          </table:table-cell>
          <table:table-cell table:formula="of:=[.C86]/[.D86]" office:value-type="float" office:value="168.666064012272" calcext:value-type="float">
            <text:p>168.67</text:p>
          </table:table-cell>
          <table:table-cell table:formula="of:=[.B86]/[.D86]/24" office:value-type="float" office:value="583.342185077519" calcext:value-type="float">
            <text:p>583.34</text:p>
          </table:table-cell>
          <table:table-cell table:formula="of:=[.C86]/[.D86]/24" office:value-type="float" office:value="7.02775266717801" calcext:value-type="float">
            <text:p>7.03</text:p>
          </table:table-cell>
          <table:table-cell table:formula="of:=[.I85]+[.A86]*20" office:value-type="float" office:value="73100" calcext:value-type="float">
            <text:p>73100</text:p>
          </table:table-cell>
          <table:table-cell table:formula="of:=SUM([.$I$2:.$I86])" office:value-type="float" office:value="2119900" calcext:value-type="float">
            <text:p>211990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5 - 2*[.$A87]^4 + 3*[.$A87]^3 - 4*[.$A87]^2 + 5*[.$A87] - 3" office:value-type="float" office:value="4596747555" calcext:value-type="float">
            <text:p>4,596,747,555</text:p>
          </table:table-cell>
          <table:table-cell table:formula="of:=2^([.$A87]/6) + 1*[.$A87]^4 - 2" office:value-type="float" office:value="54721456.5464815" calcext:value-type="float">
            <text:p>54,721,457</text:p>
          </table:table-cell>
          <table:table-cell table:formula="of:=([.$A87]+1)*3600" office:value-type="float" office:value="313200" calcext:value-type="float">
            <text:p>313200</text:p>
          </table:table-cell>
          <table:table-cell table:formula="of:=[.B87]/[.D87]" office:value-type="float" office:value="14676.7163314176" calcext:value-type="float">
            <text:p>14,676.72</text:p>
          </table:table-cell>
          <table:table-cell table:formula="of:=[.C87]/[.D87]" office:value-type="float" office:value="174.717294209711" calcext:value-type="float">
            <text:p>174.72</text:p>
          </table:table-cell>
          <table:table-cell table:formula="of:=[.B87]/[.D87]/24" office:value-type="float" office:value="611.529847142401" calcext:value-type="float">
            <text:p>611.53</text:p>
          </table:table-cell>
          <table:table-cell table:formula="of:=[.C87]/[.D87]/24" office:value-type="float" office:value="7.27988725873796" calcext:value-type="float">
            <text:p>7.28</text:p>
          </table:table-cell>
          <table:table-cell table:formula="of:=[.I86]+[.A87]*20" office:value-type="float" office:value="74820" calcext:value-type="float">
            <text:p>74820</text:p>
          </table:table-cell>
          <table:table-cell table:formula="of:=SUM([.$I$2:.$I87])" office:value-type="float" office:value="2194720" calcext:value-type="float">
            <text:p>219472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5 - 2*[.$A88]^4 + 3*[.$A88]^3 - 4*[.$A88]^2 + 5*[.$A88] - 3" office:value-type="float" office:value="4871575350" calcext:value-type="float">
            <text:p>4,871,575,350</text:p>
          </table:table-cell>
          <table:table-cell table:formula="of:=2^([.$A88]/6) + 1*[.$A88]^4 - 2" office:value-type="float" office:value="57312929.4750059" calcext:value-type="float">
            <text:p>57,312,929</text:p>
          </table:table-cell>
          <table:table-cell table:formula="of:=([.$A88]+1)*3600" office:value-type="float" office:value="316800" calcext:value-type="float">
            <text:p>316800</text:p>
          </table:table-cell>
          <table:table-cell table:formula="of:=[.B88]/[.D88]" office:value-type="float" office:value="15377.4474431818" calcext:value-type="float">
            <text:p>15,377.45</text:p>
          </table:table-cell>
          <table:table-cell table:formula="of:=[.C88]/[.D88]" office:value-type="float" office:value="180.912024857973" calcext:value-type="float">
            <text:p>180.91</text:p>
          </table:table-cell>
          <table:table-cell table:formula="of:=[.B88]/[.D88]/24" office:value-type="float" office:value="640.726976799242" calcext:value-type="float">
            <text:p>640.73</text:p>
          </table:table-cell>
          <table:table-cell table:formula="of:=[.C88]/[.D88]/24" office:value-type="float" office:value="7.53800103574888" calcext:value-type="float">
            <text:p>7.54</text:p>
          </table:table-cell>
          <table:table-cell table:formula="of:=[.I87]+[.A88]*20" office:value-type="float" office:value="76560" calcext:value-type="float">
            <text:p>76560</text:p>
          </table:table-cell>
          <table:table-cell table:formula="of:=SUM([.$I$2:.$I88])" office:value-type="float" office:value="2271280" calcext:value-type="float">
            <text:p>227128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5 - 2*[.$A89]^4 + 3*[.$A89]^3 - 4*[.$A89]^2 + 5*[.$A89] - 3" office:value-type="float" office:value="5159393973" calcext:value-type="float">
            <text:p>5,159,393,973</text:p>
          </table:table-cell>
          <table:table-cell table:formula="of:=2^([.$A89]/6) + 1*[.$A89]^4 - 2" office:value-type="float" office:value="59995541.9788355" calcext:value-type="float">
            <text:p>59,995,542</text:p>
          </table:table-cell>
          <table:table-cell table:formula="of:=([.$A89]+1)*3600" office:value-type="float" office:value="320400" calcext:value-type="float">
            <text:p>320400</text:p>
          </table:table-cell>
          <table:table-cell table:formula="of:=[.B89]/[.D89]" office:value-type="float" office:value="16102.9774438202" calcext:value-type="float">
            <text:p>16,102.98</text:p>
          </table:table-cell>
          <table:table-cell table:formula="of:=[.C89]/[.D89]" office:value-type="float" office:value="187.252003679262" calcext:value-type="float">
            <text:p>187.25</text:p>
          </table:table-cell>
          <table:table-cell table:formula="of:=[.B89]/[.D89]/24" office:value-type="float" office:value="670.957393492509" calcext:value-type="float">
            <text:p>670.96</text:p>
          </table:table-cell>
          <table:table-cell table:formula="of:=[.C89]/[.D89]/24" office:value-type="float" office:value="7.80216681996924" calcext:value-type="float">
            <text:p>7.80</text:p>
          </table:table-cell>
          <table:table-cell table:formula="of:=[.I88]+[.A89]*20" office:value-type="float" office:value="78320" calcext:value-type="float">
            <text:p>78320</text:p>
          </table:table-cell>
          <table:table-cell table:formula="of:=SUM([.$I$2:.$I89])" office:value-type="float" office:value="2349600" calcext:value-type="float">
            <text:p>23496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5 - 2*[.$A90]^4 + 3*[.$A90]^3 - 4*[.$A90]^2 + 5*[.$A90] - 3" office:value-type="float" office:value="5460658632" calcext:value-type="float">
            <text:p>5,460,658,632</text:p>
          </table:table-cell>
          <table:table-cell table:formula="of:=2^([.$A90]/6) + 1*[.$A90]^4 - 2" office:value-type="float" office:value="62771431.969196" calcext:value-type="float">
            <text:p>62,771,432</text:p>
          </table:table-cell>
          <table:table-cell table:formula="of:=([.$A90]+1)*3600" office:value-type="float" office:value="324000" calcext:value-type="float">
            <text:p>324000</text:p>
          </table:table-cell>
          <table:table-cell table:formula="of:=[.B90]/[.D90]" office:value-type="float" office:value="16853.8846666667" calcext:value-type="float">
            <text:p>16,853.88</text:p>
          </table:table-cell>
          <table:table-cell table:formula="of:=[.C90]/[.D90]" office:value-type="float" office:value="193.738987559247" calcext:value-type="float">
            <text:p>193.74</text:p>
          </table:table-cell>
          <table:table-cell table:formula="of:=[.B90]/[.D90]/24" office:value-type="float" office:value="702.245194444444" calcext:value-type="float">
            <text:p>702.25</text:p>
          </table:table-cell>
          <table:table-cell table:formula="of:=[.C90]/[.D90]/24" office:value-type="float" office:value="8.07245781496862" calcext:value-type="float">
            <text:p>8.07</text:p>
          </table:table-cell>
          <table:table-cell table:formula="of:=[.I89]+[.A90]*20" office:value-type="float" office:value="80100" calcext:value-type="float">
            <text:p>80100</text:p>
          </table:table-cell>
          <table:table-cell table:formula="of:=SUM([.$I$2:.$I90])" office:value-type="float" office:value="2429700" calcext:value-type="float">
            <text:p>24297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5 - 2*[.$A91]^4 + 3*[.$A91]^3 - 4*[.$A91]^2 + 5*[.$A91] - 3" office:value-type="float" office:value="5775835047" calcext:value-type="float">
            <text:p>5,775,835,047</text:p>
          </table:table-cell>
          <table:table-cell table:formula="of:=2^([.$A91]/6) + 1*[.$A91]^4 - 2" office:value-type="float" office:value="65642766" calcext:value-type="float">
            <text:p>65,642,766</text:p>
          </table:table-cell>
          <table:table-cell table:formula="of:=([.$A91]+1)*3600" office:value-type="float" office:value="327600" calcext:value-type="float">
            <text:p>327600</text:p>
          </table:table-cell>
          <table:table-cell table:formula="of:=[.B91]/[.D91]" office:value-type="float" office:value="17630.7541117216" calcext:value-type="float">
            <text:p>17,630.75</text:p>
          </table:table-cell>
          <table:table-cell table:formula="of:=[.C91]/[.D91]" office:value-type="float" office:value="200.374743589744" calcext:value-type="float">
            <text:p>200.37</text:p>
          </table:table-cell>
          <table:table-cell table:formula="of:=[.B91]/[.D91]/24" office:value-type="float" office:value="734.614754655067" calcext:value-type="float">
            <text:p>734.61</text:p>
          </table:table-cell>
          <table:table-cell table:formula="of:=[.C91]/[.D91]/24" office:value-type="float" office:value="8.34894764957265" calcext:value-type="float">
            <text:p>8.35</text:p>
          </table:table-cell>
          <table:table-cell table:formula="of:=[.I90]+[.A91]*20" office:value-type="float" office:value="81900" calcext:value-type="float">
            <text:p>81900</text:p>
          </table:table-cell>
          <table:table-cell table:formula="of:=SUM([.$I$2:.$I91])" office:value-type="float" office:value="2511600" calcext:value-type="float">
            <text:p>25116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5 - 2*[.$A92]^4 + 3*[.$A92]^3 - 4*[.$A92]^2 + 5*[.$A92] - 3" office:value-type="float" office:value="6105399570" calcext:value-type="float">
            <text:p>6,105,399,570</text:p>
          </table:table-cell>
          <table:table-cell table:formula="of:=2^([.$A92]/6) + 1*[.$A92]^4 - 2" office:value-type="float" office:value="68611739.836399" calcext:value-type="float">
            <text:p>68,611,740</text:p>
          </table:table-cell>
          <table:table-cell table:formula="of:=([.$A92]+1)*3600" office:value-type="float" office:value="331200" calcext:value-type="float">
            <text:p>331200</text:p>
          </table:table-cell>
          <table:table-cell table:formula="of:=[.B92]/[.D92]" office:value-type="float" office:value="18434.1774456522" calcext:value-type="float">
            <text:p>18,434.18</text:p>
          </table:table-cell>
          <table:table-cell table:formula="of:=[.C92]/[.D92]" office:value-type="float" office:value="207.161050230673" calcext:value-type="float">
            <text:p>207.16</text:p>
          </table:table-cell>
          <table:table-cell table:formula="of:=[.B92]/[.D92]/24" office:value-type="float" office:value="768.090726902174" calcext:value-type="float">
            <text:p>768.09</text:p>
          </table:table-cell>
          <table:table-cell table:formula="of:=[.C92]/[.D92]/24" office:value-type="float" office:value="8.63171042627806" calcext:value-type="float">
            <text:p>8.63</text:p>
          </table:table-cell>
          <table:table-cell table:formula="of:=[.I91]+[.A92]*20" office:value-type="float" office:value="83720" calcext:value-type="float">
            <text:p>83720</text:p>
          </table:table-cell>
          <table:table-cell table:formula="of:=SUM([.$I$2:.$I92])" office:value-type="float" office:value="2595320" calcext:value-type="float">
            <text:p>259532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5 - 2*[.$A93]^4 + 3*[.$A93]^3 - 4*[.$A93]^2 + 5*[.$A93] - 3" office:value-type="float" office:value="6449839305" calcext:value-type="float">
            <text:p>6,449,839,305</text:p>
          </table:table-cell>
          <table:table-cell table:formula="of:=2^([.$A93]/6) + 1*[.$A93]^4 - 2" office:value-type="float" office:value="71680579.092963" calcext:value-type="float">
            <text:p>71,680,579</text:p>
          </table:table-cell>
          <table:table-cell table:formula="of:=([.$A93]+1)*3600" office:value-type="float" office:value="334800" calcext:value-type="float">
            <text:p>334800</text:p>
          </table:table-cell>
          <table:table-cell table:formula="of:=[.B93]/[.D93]" office:value-type="float" office:value="19264.7530017921" calcext:value-type="float">
            <text:p>19,264.75</text:p>
          </table:table-cell>
          <table:table-cell table:formula="of:=[.C93]/[.D93]" office:value-type="float" office:value="214.099698605027" calcext:value-type="float">
            <text:p>214.10</text:p>
          </table:table-cell>
          <table:table-cell table:formula="of:=[.B93]/[.D93]/24" office:value-type="float" office:value="802.698041741338" calcext:value-type="float">
            <text:p>802.70</text:p>
          </table:table-cell>
          <table:table-cell table:formula="of:=[.C93]/[.D93]/24" office:value-type="float" office:value="8.92082077520945" calcext:value-type="float">
            <text:p>8.92</text:p>
          </table:table-cell>
          <table:table-cell table:formula="of:=[.I92]+[.A93]*20" office:value-type="float" office:value="85560" calcext:value-type="float">
            <text:p>85560</text:p>
          </table:table-cell>
          <table:table-cell table:formula="of:=SUM([.$I$2:.$I93])" office:value-type="float" office:value="2680880" calcext:value-type="float">
            <text:p>268088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5 - 2*[.$A94]^4 + 3*[.$A94]^3 - 4*[.$A94]^2 + 5*[.$A94] - 3" office:value-type="float" office:value="6809652228" calcext:value-type="float">
            <text:p>6,809,652,228</text:p>
          </table:table-cell>
          <table:table-cell table:formula="of:=2^([.$A94]/6) + 1*[.$A94]^4 - 2" office:value-type="float" office:value="74851539.9500118" calcext:value-type="float">
            <text:p>74,851,540</text:p>
          </table:table-cell>
          <table:table-cell table:formula="of:=([.$A94]+1)*3600" office:value-type="float" office:value="338400" calcext:value-type="float">
            <text:p>338400</text:p>
          </table:table-cell>
          <table:table-cell table:formula="of:=[.B94]/[.D94]" office:value-type="float" office:value="20123.0857801418" calcext:value-type="float">
            <text:p>20,123.09</text:p>
          </table:table-cell>
          <table:table-cell table:formula="of:=[.C94]/[.D94]" office:value-type="float" office:value="221.192493942115" calcext:value-type="float">
            <text:p>221.19</text:p>
          </table:table-cell>
          <table:table-cell table:formula="of:=[.B94]/[.D94]/24" office:value-type="float" office:value="838.46190750591" calcext:value-type="float">
            <text:p>838.46</text:p>
          </table:table-cell>
          <table:table-cell table:formula="of:=[.C94]/[.D94]/24" office:value-type="float" office:value="9.21635391425481" calcext:value-type="float">
            <text:p>9.22</text:p>
          </table:table-cell>
          <table:table-cell table:formula="of:=[.I93]+[.A94]*20" office:value-type="float" office:value="87420" calcext:value-type="float">
            <text:p>87420</text:p>
          </table:table-cell>
          <table:table-cell table:formula="of:=SUM([.$I$2:.$I94])" office:value-type="float" office:value="2768300" calcext:value-type="float">
            <text:p>27683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5 - 2*[.$A95]^4 + 3*[.$A95]^3 - 4*[.$A95]^2 + 5*[.$A95] - 3" office:value-type="float" office:value="7185347307" calcext:value-type="float">
            <text:p>7,185,347,307</text:p>
          </table:table-cell>
          <table:table-cell table:formula="of:=2^([.$A95]/6) + 1*[.$A95]^4 - 2" office:value-type="float" office:value="78126909.9576709" calcext:value-type="float">
            <text:p>78,126,910</text:p>
          </table:table-cell>
          <table:table-cell table:formula="of:=([.$A95]+1)*3600" office:value-type="float" office:value="342000" calcext:value-type="float">
            <text:p>342000</text:p>
          </table:table-cell>
          <table:table-cell table:formula="of:=[.B95]/[.D95]" office:value-type="float" office:value="21009.7874473684" calcext:value-type="float">
            <text:p>21,009.79</text:p>
          </table:table-cell>
          <table:table-cell table:formula="of:=[.C95]/[.D95]" office:value-type="float" office:value="228.441257186172" calcext:value-type="float">
            <text:p>228.44</text:p>
          </table:table-cell>
          <table:table-cell table:formula="of:=[.B95]/[.D95]/24" office:value-type="float" office:value="875.407810307018" calcext:value-type="float">
            <text:p>875.41</text:p>
          </table:table-cell>
          <table:table-cell table:formula="of:=[.C95]/[.D95]/24" office:value-type="float" office:value="9.51838571609051" calcext:value-type="float">
            <text:p>9.52</text:p>
          </table:table-cell>
          <table:table-cell table:formula="of:=[.I94]+[.A95]*20" office:value-type="float" office:value="89300" calcext:value-type="float">
            <text:p>89300</text:p>
          </table:table-cell>
          <table:table-cell table:formula="of:=SUM([.$I$2:.$I95])" office:value-type="float" office:value="2857600" calcext:value-type="float">
            <text:p>28576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5 - 2*[.$A96]^4 + 3*[.$A96]^3 - 4*[.$A96]^2 + 5*[.$A96] - 3" office:value-type="float" office:value="7577444622" calcext:value-type="float">
            <text:p>7,577,444,622</text:p>
          </table:table-cell>
          <table:table-cell table:formula="of:=2^([.$A96]/6) + 1*[.$A96]^4 - 2" office:value-type="float" office:value="81509008.938392" calcext:value-type="float">
            <text:p>81,509,009</text:p>
          </table:table-cell>
          <table:table-cell table:formula="of:=([.$A96]+1)*3600" office:value-type="float" office:value="345600" calcext:value-type="float">
            <text:p>345600</text:p>
          </table:table-cell>
          <table:table-cell table:formula="of:=[.B96]/[.D96]" office:value-type="float" office:value="21925.4763368056" calcext:value-type="float">
            <text:p>21,925.48</text:p>
          </table:table-cell>
          <table:table-cell table:formula="of:=[.C96]/[.D96]" office:value-type="float" office:value="235.847826789329" calcext:value-type="float">
            <text:p>235.85</text:p>
          </table:table-cell>
          <table:table-cell table:formula="of:=[.B96]/[.D96]/24" office:value-type="float" office:value="913.561514033565" calcext:value-type="float">
            <text:p>913.56</text:p>
          </table:table-cell>
          <table:table-cell table:formula="of:=[.C96]/[.D96]/24" office:value-type="float" office:value="9.8269927828887" calcext:value-type="float">
            <text:p>9.83</text:p>
          </table:table-cell>
          <table:table-cell table:formula="of:=[.I95]+[.A96]*20" office:value-type="float" office:value="91200" calcext:value-type="float">
            <text:p>91200</text:p>
          </table:table-cell>
          <table:table-cell table:formula="of:=SUM([.$I$2:.$I96])" office:value-type="float" office:value="2948800" calcext:value-type="float">
            <text:p>29488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5 - 2*[.$A97]^4 + 3*[.$A97]^3 - 4*[.$A97]^2 + 5*[.$A97] - 3" office:value-type="float" office:value="7986475485" calcext:value-type="float">
            <text:p>7,986,475,485</text:p>
          </table:table-cell>
          <table:table-cell table:formula="of:=2^([.$A97]/6) + 1*[.$A97]^4 - 2" office:value-type="float" office:value="85000190" calcext:value-type="float">
            <text:p>85,000,190</text:p>
          </table:table-cell>
          <table:table-cell table:formula="of:=([.$A97]+1)*3600" office:value-type="float" office:value="349200" calcext:value-type="float">
            <text:p>349200</text:p>
          </table:table-cell>
          <table:table-cell table:formula="of:=[.B97]/[.D97]" office:value-type="float" office:value="22870.7774484536" calcext:value-type="float">
            <text:p>22,870.78</text:p>
          </table:table-cell>
          <table:table-cell table:formula="of:=[.C97]/[.D97]" office:value-type="float" office:value="243.414060710195" calcext:value-type="float">
            <text:p>243.41</text:p>
          </table:table-cell>
          <table:table-cell table:formula="of:=[.B97]/[.D97]/24" office:value-type="float" office:value="952.949060352234" calcext:value-type="float">
            <text:p>952.95</text:p>
          </table:table-cell>
          <table:table-cell table:formula="of:=[.C97]/[.D97]/24" office:value-type="float" office:value="10.1422525295914" calcext:value-type="float">
            <text:p>10.14</text:p>
          </table:table-cell>
          <table:table-cell table:formula="of:=[.I96]+[.A97]*20" office:value-type="float" office:value="93120" calcext:value-type="float">
            <text:p>93120</text:p>
          </table:table-cell>
          <table:table-cell table:formula="of:=SUM([.$I$2:.$I97])" office:value-type="float" office:value="3041920" calcext:value-type="float">
            <text:p>30419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5 - 2*[.$A98]^4 + 3*[.$A98]^3 - 4*[.$A98]^2 + 5*[.$A98] - 3" office:value-type="float" office:value="8412982560" calcext:value-type="float">
            <text:p>8,412,982,560</text:p>
          </table:table-cell>
          <table:table-cell table:formula="of:=2^([.$A98]/6) + 1*[.$A98]^4 - 2" office:value-type="float" office:value="88602840.672798" calcext:value-type="float">
            <text:p>88,602,841</text:p>
          </table:table-cell>
          <table:table-cell table:formula="of:=([.$A98]+1)*3600" office:value-type="float" office:value="352800" calcext:value-type="float">
            <text:p>352800</text:p>
          </table:table-cell>
          <table:table-cell table:formula="of:=[.B98]/[.D98]" office:value-type="float" office:value="23846.3224489796" calcext:value-type="float">
            <text:p>23,846.32</text:p>
          </table:table-cell>
          <table:table-cell table:formula="of:=[.C98]/[.D98]" office:value-type="float" office:value="251.141838641718" calcext:value-type="float">
            <text:p>251.14</text:p>
          </table:table-cell>
          <table:table-cell table:formula="of:=[.B98]/[.D98]/24" office:value-type="float" office:value="993.596768707483" calcext:value-type="float">
            <text:p>993.60</text:p>
          </table:table-cell>
          <table:table-cell table:formula="of:=[.C98]/[.D98]/24" office:value-type="float" office:value="10.4642432767382" calcext:value-type="float">
            <text:p>10.46</text:p>
          </table:table-cell>
          <table:table-cell table:formula="of:=[.I97]+[.A98]*20" office:value-type="float" office:value="95060" calcext:value-type="float">
            <text:p>95060</text:p>
          </table:table-cell>
          <table:table-cell table:formula="of:=SUM([.$I$2:.$I98])" office:value-type="float" office:value="3136980" calcext:value-type="float">
            <text:p>313698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5 - 2*[.$A99]^4 + 3*[.$A99]^3 - 4*[.$A99]^2 + 5*[.$A99] - 3" office:value-type="float" office:value="8857519983" calcext:value-type="float">
            <text:p>8,857,519,983</text:p>
          </table:table-cell>
          <table:table-cell table:formula="of:=2^([.$A99]/6) + 1*[.$A99]^4 - 2" office:value-type="float" office:value="92319384.1859259" calcext:value-type="float">
            <text:p>92,319,384</text:p>
          </table:table-cell>
          <table:table-cell table:formula="of:=([.$A99]+1)*3600" office:value-type="float" office:value="356400" calcext:value-type="float">
            <text:p>356400</text:p>
          </table:table-cell>
          <table:table-cell table:formula="of:=[.B99]/[.D99]" office:value-type="float" office:value="24852.7496717172" calcext:value-type="float">
            <text:p>24,852.75</text:p>
          </table:table-cell>
          <table:table-cell table:formula="of:=[.C99]/[.D99]" office:value-type="float" office:value="259.033064494742" calcext:value-type="float">
            <text:p>259.03</text:p>
          </table:table-cell>
          <table:table-cell table:formula="of:=[.B99]/[.D99]/24" office:value-type="float" office:value="1035.53123632155" calcext:value-type="float">
            <text:p>1,035.53</text:p>
          </table:table-cell>
          <table:table-cell table:formula="of:=[.C99]/[.D99]/24" office:value-type="float" office:value="10.7930443539476" calcext:value-type="float">
            <text:p>10.79</text:p>
          </table:table-cell>
          <table:table-cell table:formula="of:=[.I98]+[.A99]*20" office:value-type="float" office:value="97020" calcext:value-type="float">
            <text:p>97020</text:p>
          </table:table-cell>
          <table:table-cell table:formula="of:=SUM([.$I$2:.$I99])" office:value-type="float" office:value="3234000" calcext:value-type="float">
            <text:p>32340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5 - 2*[.$A100]^4 + 3*[.$A100]^3 - 4*[.$A100]^2 + 5*[.$A100] - 3" office:value-type="float" office:value="9320653482" calcext:value-type="float">
            <text:p>9,320,653,482</text:p>
          </table:table-cell>
          <table:table-cell table:formula="of:=2^([.$A100]/6) + 1*[.$A100]^4 - 2" office:value-type="float" office:value="96152280.9000237" calcext:value-type="float">
            <text:p>96,152,281</text:p>
          </table:table-cell>
          <table:table-cell table:formula="of:=([.$A100]+1)*3600" office:value-type="float" office:value="360000" calcext:value-type="float">
            <text:p>360000</text:p>
          </table:table-cell>
          <table:table-cell table:formula="of:=[.B100]/[.D100]" office:value-type="float" office:value="25890.7041166667" calcext:value-type="float">
            <text:p>25,890.70</text:p>
          </table:table-cell>
          <table:table-cell table:formula="of:=[.C100]/[.D100]" office:value-type="float" office:value="267.089669166732" calcext:value-type="float">
            <text:p>267.09</text:p>
          </table:table-cell>
          <table:table-cell table:formula="of:=[.B100]/[.D100]/24" office:value-type="float" office:value="1078.77933819444" calcext:value-type="float">
            <text:p>1,078.78</text:p>
          </table:table-cell>
          <table:table-cell table:formula="of:=[.C100]/[.D100]/24" office:value-type="float" office:value="11.1287362152805" calcext:value-type="float">
            <text:p>11.13</text:p>
          </table:table-cell>
          <table:table-cell table:formula="of:=[.I99]+[.A100]*20" office:value-type="float" office:value="99000" calcext:value-type="float">
            <text:p>99000</text:p>
          </table:table-cell>
          <table:table-cell table:formula="of:=SUM([.$I$2:.$I100])" office:value-type="float" office:value="3333000" calcext:value-type="float">
            <text:p>33330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5 - 2*[.$A101]^4 + 3*[.$A101]^3 - 4*[.$A101]^2 + 5*[.$A101] - 3" office:value-type="float" office:value="9802960497" calcext:value-type="float">
            <text:p>9,802,960,497</text:p>
          </table:table-cell>
          <table:table-cell table:formula="of:=2^([.$A101]/6) + 1*[.$A101]^4 - 2" office:value-type="float" office:value="100104029.915342" calcext:value-type="float">
            <text:p>100,104,030</text:p>
          </table:table-cell>
          <table:table-cell table:formula="of:=([.$A101]+1)*3600" office:value-type="float" office:value="363600" calcext:value-type="float">
            <text:p>363600</text:p>
          </table:table-cell>
          <table:table-cell table:formula="of:=[.B101]/[.D101]" office:value-type="float" office:value="26960.837450495" calcext:value-type="float">
            <text:p>26,960.84</text:p>
          </table:table-cell>
          <table:table-cell table:formula="of:=[.C101]/[.D101]" office:value-type="float" office:value="275.313613628553" calcext:value-type="float">
            <text:p>275.31</text:p>
          </table:table-cell>
          <table:table-cell table:formula="of:=[.B101]/[.D101]/24" office:value-type="float" office:value="1123.36822710396" calcext:value-type="float">
            <text:p>1,123.37</text:p>
          </table:table-cell>
          <table:table-cell table:formula="of:=[.C101]/[.D101]/24" office:value-type="float" office:value="11.4714005678564" calcext:value-type="float">
            <text:p>11.47</text:p>
          </table:table-cell>
          <table:table-cell table:formula="of:=[.I100]+[.A101]*20" office:value-type="float" office:value="101000" calcext:value-type="float">
            <text:p>101000</text:p>
          </table:table-cell>
          <table:table-cell table:formula="of:=SUM([.$I$2:.$I101])" office:value-type="float" office:value="3434000" calcext:value-type="float">
            <text:p>3434000</text:p>
          </table:table-cell>
          <table:table-cell table:formula="of:=COM.MICROSOFT.CONCAT(&quot;{ &quot;; TEXT([.A101]; [.I2]); &quot;, &quot;; TEXT(FLOOR([.A101]/20; 1)+1; [.I2]); &quot;, &quot;; TEXT(MOD([.A101];20); [.I2]); &quot;, &quot;; TEXT([.I101]; [.I2]); &quot;, &quot;; TEXT([.I101]; [.I2]); &quot;, &quot;; TEXT(1000; [.I2]); &quot; },&quot;)" office:value-type="string" office:string-value="{ 100, 6, , 101000, 101000, 1000 }," calcext:value-type="string">
            <text:p>{ 100, 6, , 101000, 101000, 1000 },</text:p>
          </table:table-cell>
          <table:table-cell table:formula="of:=TEXT(0; [.I2]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5 - 2*[.$A102]^4 + 3*[.$A102]^3 - 4*[.$A102]^2 + 5*[.$A102] - 3" office:value-type="float" office:value="10305030300" calcext:value-type="float">
            <text:p>10,305,030,300</text:p>
          </table:table-cell>
          <table:table-cell table:formula="of:=2^([.$A102]/6) + 1*[.$A102]^4 - 2" office:value-type="float" office:value="104177170.876784" calcext:value-type="float">
            <text:p>104,177,171</text:p>
          </table:table-cell>
          <table:table-cell table:formula="of:=([.$A102]+1)*3600" office:value-type="float" office:value="367200" calcext:value-type="float">
            <text:p>367200</text:p>
          </table:table-cell>
          <table:table-cell table:formula="of:=[.B102]/[.D102]" office:value-type="float" office:value="28063.8080065359" calcext:value-type="float">
            <text:p>28,063.81</text:p>
          </table:table-cell>
          <table:table-cell table:formula="of:=[.C102]/[.D102]" office:value-type="float" office:value="283.70689236597" calcext:value-type="float">
            <text:p>283.71</text:p>
          </table:table-cell>
          <table:table-cell table:formula="of:=[.B102]/[.D102]/24" office:value-type="float" office:value="1169.32533360566" calcext:value-type="float">
            <text:p>1,169.33</text:p>
          </table:table-cell>
          <table:table-cell table:formula="of:=[.C102]/[.D102]/24" office:value-type="float" office:value="11.8211205152487" calcext:value-type="float">
            <text:p>11.82</text:p>
          </table:table-cell>
          <table:table-cell table:formula="of:=[.I101]+[.A102]*20" office:value-type="float" office:value="103020" calcext:value-type="float">
            <text:p>103020</text:p>
          </table:table-cell>
          <table:table-cell table:formula="of:=SUM([.$I$2:.$I102])" office:value-type="float" office:value="3537020" calcext:value-type="float">
            <text:p>3537020</text:p>
          </table:table-cell>
          <table:table-cell table:formula="of:=COM.MICROSOFT.CONCAT(&quot;{ &quot;; TEXT([.A102]; [.I3]); &quot;, &quot;; TEXT(FLOOR([.A102]/20; 1)+1; [.I3]); &quot;, &quot;; TEXT(MOD([.A102];20); [.I3]); &quot;, &quot;; TEXT([.I102]; [.I3]); &quot;, &quot;; TEXT([.I102]; [.I3]); &quot;, &quot;; TEXT(1000; [.I3]); &quot; },&quot;)" office:value-type="string" office:string-value="{ 101, 6, 1, 103020, 103020, 1000 }," calcext:value-type="string">
            <text:p>{ 101, 6, 1, 103020, 103020, 1000 },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5 - 2*[.$A103]^4 + 3*[.$A103]^3 - 4*[.$A103]^2 + 5*[.$A103] - 3" office:value-type="float" office:value="10827464115" calcext:value-type="float">
            <text:p>10,827,464,115</text:p>
          </table:table-cell>
          <table:table-cell table:formula="of:=2^([.$A103]/6) + 1*[.$A103]^4 - 2" office:value-type="float" office:value="108374286" calcext:value-type="float">
            <text:p>108,374,286</text:p>
          </table:table-cell>
          <table:table-cell table:formula="of:=([.$A103]+1)*3600" office:value-type="float" office:value="370800" calcext:value-type="float">
            <text:p>370800</text:p>
          </table:table-cell>
          <table:table-cell table:formula="of:=[.B103]/[.D103]" office:value-type="float" office:value="29200.2807847896" calcext:value-type="float">
            <text:p>29,200.28</text:p>
          </table:table-cell>
          <table:table-cell table:formula="of:=[.C103]/[.D103]" office:value-type="float" office:value="292.271537216829" calcext:value-type="float">
            <text:p>292.27</text:p>
          </table:table-cell>
          <table:table-cell table:formula="of:=[.B103]/[.D103]/24" office:value-type="float" office:value="1216.6783660329" calcext:value-type="float">
            <text:p>1,216.68</text:p>
          </table:table-cell>
          <table:table-cell table:formula="of:=[.C103]/[.D103]/24" office:value-type="float" office:value="12.1779807173679" calcext:value-type="float">
            <text:p>12.18</text:p>
          </table:table-cell>
          <table:table-cell table:formula="of:=[.I102]+[.A103]*20" office:value-type="float" office:value="105060" calcext:value-type="float">
            <text:p>105060</text:p>
          </table:table-cell>
          <table:table-cell table:formula="of:=SUM([.$I$2:.$I103])" office:value-type="float" office:value="3642080" calcext:value-type="float">
            <text:p>3642080</text:p>
          </table:table-cell>
          <table:table-cell table:formula="of:=COM.MICROSOFT.CONCAT(&quot;{ &quot;; TEXT([.A103]; [.I4]); &quot;, &quot;; TEXT(FLOOR([.A103]/20; 1)+1; [.I4]); &quot;, &quot;; TEXT(MOD([.A103];20); [.I4]); &quot;, &quot;; TEXT([.I103]; [.I4]); &quot;, &quot;; TEXT([.I103]; [.I4]); &quot;, &quot;; TEXT(1000; [.I4]); &quot; },&quot;)" office:value-type="string" office:string-value="{ 102, 6, 2, 105060, 105060, 1000 }," calcext:value-type="string">
            <text:p>{ 102, 6, 2, 105060, 105060, 1000 },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5 - 2*[.$A104]^4 + 3*[.$A104]^3 - 4*[.$A104]^2 + 5*[.$A104] - 3" office:value-type="float" office:value="11370875238" calcext:value-type="float">
            <text:p>11,370,875,238</text:p>
          </table:table-cell>
          <table:table-cell table:formula="of:=2^([.$A104]/6) + 1*[.$A104]^4 - 2" office:value-type="float" office:value="112698002.345596" calcext:value-type="float">
            <text:p>112,698,002</text:p>
          </table:table-cell>
          <table:table-cell table:formula="of:=([.$A104]+1)*3600" office:value-type="float" office:value="374400" calcext:value-type="float">
            <text:p>374400</text:p>
          </table:table-cell>
          <table:table-cell table:formula="of:=[.B104]/[.D104]" office:value-type="float" office:value="30370.9274519231" calcext:value-type="float">
            <text:p>30,370.93</text:p>
          </table:table-cell>
          <table:table-cell table:formula="of:=[.C104]/[.D104]" office:value-type="float" office:value="301.009621649562" calcext:value-type="float">
            <text:p>301.01</text:p>
          </table:table-cell>
          <table:table-cell table:formula="of:=[.B104]/[.D104]/24" office:value-type="float" office:value="1265.4553104968" calcext:value-type="float">
            <text:p>1,265.46</text:p>
          </table:table-cell>
          <table:table-cell table:formula="of:=[.C104]/[.D104]/24" office:value-type="float" office:value="12.5420675687317" calcext:value-type="float">
            <text:p>12.54</text:p>
          </table:table-cell>
          <table:table-cell table:formula="of:=[.I103]+[.A104]*20" office:value-type="float" office:value="107120" calcext:value-type="float">
            <text:p>107120</text:p>
          </table:table-cell>
          <table:table-cell table:formula="of:=SUM([.$I$2:.$I104])" office:value-type="float" office:value="3749200" calcext:value-type="float">
            <text:p>3749200</text:p>
          </table:table-cell>
          <table:table-cell table:formula="of:=COM.MICROSOFT.CONCAT(&quot;{ &quot;; TEXT([.A104]; [.I5]); &quot;, &quot;; TEXT(FLOOR([.A104]/20; 1)+1; [.I5]); &quot;, &quot;; TEXT(MOD([.A104];20); [.I5]); &quot;, &quot;; TEXT([.I104]; [.I5]); &quot;, &quot;; TEXT([.I104]; [.I5]); &quot;, &quot;; TEXT(1000; [.I5]); &quot; },&quot;)" office:value-type="string" office:string-value="{ 103, 6, 3, 107120, 107120, 1000 }," calcext:value-type="string">
            <text:p>{ 103, 6, 3, 107120, 107120, 1000 },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5 - 2*[.$A105]^4 + 3*[.$A105]^3 - 4*[.$A105]^2 + 5*[.$A105] - 3" office:value-type="float" office:value="11935889157" calcext:value-type="float">
            <text:p>11,935,889,157</text:p>
          </table:table-cell>
          <table:table-cell table:formula="of:=2^([.$A105]/6) + 1*[.$A105]^4 - 2" office:value-type="float" office:value="117150994.371852" calcext:value-type="float">
            <text:p>117,150,994</text:p>
          </table:table-cell>
          <table:table-cell table:formula="of:=([.$A105]+1)*3600" office:value-type="float" office:value="378000" calcext:value-type="float">
            <text:p>378000</text:p>
          </table:table-cell>
          <table:table-cell table:formula="of:=[.B105]/[.D105]" office:value-type="float" office:value="31576.4263412698" calcext:value-type="float">
            <text:p>31,576.43</text:p>
          </table:table-cell>
          <table:table-cell table:formula="of:=[.C105]/[.D105]" office:value-type="float" office:value="309.923265534" calcext:value-type="float">
            <text:p>309.92</text:p>
          </table:table-cell>
          <table:table-cell table:formula="of:=[.B105]/[.D105]/24" office:value-type="float" office:value="1315.68443088624" calcext:value-type="float">
            <text:p>1,315.68</text:p>
          </table:table-cell>
          <table:table-cell table:formula="of:=[.C105]/[.D105]/24" office:value-type="float" office:value="12.91346939725" calcext:value-type="float">
            <text:p>12.91</text:p>
          </table:table-cell>
          <table:table-cell table:formula="of:=[.I104]+[.A105]*20" office:value-type="float" office:value="109200" calcext:value-type="float">
            <text:p>109200</text:p>
          </table:table-cell>
          <table:table-cell table:formula="of:=SUM([.$I$2:.$I105])" office:value-type="float" office:value="3858400" calcext:value-type="float">
            <text:p>3858400</text:p>
          </table:table-cell>
          <table:table-cell table:formula="of:=COM.MICROSOFT.CONCAT(&quot;{ &quot;; TEXT([.A105]; [.I6]); &quot;, &quot;; TEXT(FLOOR([.A105]/20; 1)+1; [.I6]); &quot;, &quot;; TEXT(MOD([.A105];20); [.I6]); &quot;, &quot;; TEXT([.I105]; [.I6]); &quot;, &quot;; TEXT([.I105]; [.I6]); &quot;, &quot;; TEXT(1000; [.I6]); &quot; },&quot;)" office:value-type="string" office:string-value="{ 104, 6, 4, 109200, 109200, 1000 }," calcext:value-type="string">
            <text:p>{ 104, 6, 4, 109200, 109200, 1000 },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5 - 2*[.$A106]^4 + 3*[.$A106]^3 - 4*[.$A106]^2 + 5*[.$A106] - 3" office:value-type="float" office:value="12523143672" calcext:value-type="float">
            <text:p>12,523,143,672</text:p>
          </table:table-cell>
          <table:table-cell table:formula="of:=2^([.$A106]/6) + 1*[.$A106]^4 - 2" office:value-type="float" office:value="121735986.800047" calcext:value-type="float">
            <text:p>121,735,987</text:p>
          </table:table-cell>
          <table:table-cell table:formula="of:=([.$A106]+1)*3600" office:value-type="float" office:value="381600" calcext:value-type="float">
            <text:p>381600</text:p>
          </table:table-cell>
          <table:table-cell table:formula="of:=[.B106]/[.D106]" office:value-type="float" office:value="32817.4624528302" calcext:value-type="float">
            <text:p>32,817.46</text:p>
          </table:table-cell>
          <table:table-cell table:formula="of:=[.C106]/[.D106]" office:value-type="float" office:value="319.01464046134" calcext:value-type="float">
            <text:p>319.01</text:p>
          </table:table-cell>
          <table:table-cell table:formula="of:=[.B106]/[.D106]/24" office:value-type="float" office:value="1367.39426886792" calcext:value-type="float">
            <text:p>1,367.39</text:p>
          </table:table-cell>
          <table:table-cell table:formula="of:=[.C106]/[.D106]/24" office:value-type="float" office:value="13.2922766858892" calcext:value-type="float">
            <text:p>13.29</text:p>
          </table:table-cell>
          <table:table-cell table:formula="of:=[.I105]+[.A106]*20" office:value-type="float" office:value="111300" calcext:value-type="float">
            <text:p>111300</text:p>
          </table:table-cell>
          <table:table-cell table:formula="of:=SUM([.$I$2:.$I106])" office:value-type="float" office:value="3969700" calcext:value-type="float">
            <text:p>3969700</text:p>
          </table:table-cell>
          <table:table-cell table:formula="of:=COM.MICROSOFT.CONCAT(&quot;{ &quot;; TEXT([.A106]; [.I7]); &quot;, &quot;; TEXT(FLOOR([.A106]/20; 1)+1; [.I7]); &quot;, &quot;; TEXT(MOD([.A106];20); [.I7]); &quot;, &quot;; TEXT([.I106]; [.I7]); &quot;, &quot;; TEXT([.I106]; [.I7]); &quot;, &quot;; TEXT(1000; [.I7]); &quot; },&quot;)" office:value-type="string" office:string-value="{ 105, 6, 5, 111300, 111300, 1000 }," calcext:value-type="string">
            <text:p>{ 105, 6, 5, 111300, 111300, 1000 },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5 - 2*[.$A107]^4 + 3*[.$A107]^3 - 4*[.$A107]^2 + 5*[.$A107] - 3" office:value-type="float" office:value="13133289015" calcext:value-type="float">
            <text:p>13,133,289,015</text:p>
          </table:table-cell>
          <table:table-cell table:formula="of:=2^([.$A107]/6) + 1*[.$A107]^4 - 2" office:value-type="float" office:value="126455757.830684" calcext:value-type="float">
            <text:p>126,455,758</text:p>
          </table:table-cell>
          <table:table-cell table:formula="of:=([.$A107]+1)*3600" office:value-type="float" office:value="385200" calcext:value-type="float">
            <text:p>385200</text:p>
          </table:table-cell>
          <table:table-cell table:formula="of:=[.B107]/[.D107]" office:value-type="float" office:value="34094.727453271" calcext:value-type="float">
            <text:p>34,094.73</text:p>
          </table:table-cell>
          <table:table-cell table:formula="of:=[.C107]/[.D107]" office:value-type="float" office:value="328.285975676749" calcext:value-type="float">
            <text:p>328.29</text:p>
          </table:table-cell>
          <table:table-cell table:formula="of:=[.B107]/[.D107]/24" office:value-type="float" office:value="1420.61364388629" calcext:value-type="float">
            <text:p>1,420.61</text:p>
          </table:table-cell>
          <table:table-cell table:formula="of:=[.C107]/[.D107]/24" office:value-type="float" office:value="13.6785823198645" calcext:value-type="float">
            <text:p>13.68</text:p>
          </table:table-cell>
          <table:table-cell table:formula="of:=[.I106]+[.A107]*20" office:value-type="float" office:value="113420" calcext:value-type="float">
            <text:p>113420</text:p>
          </table:table-cell>
          <table:table-cell table:formula="of:=SUM([.$I$2:.$I107])" office:value-type="float" office:value="4083120" calcext:value-type="float">
            <text:p>4083120</text:p>
          </table:table-cell>
          <table:table-cell table:formula="of:=COM.MICROSOFT.CONCAT(&quot;{ &quot;; TEXT([.A107]; [.I8]); &quot;, &quot;; TEXT(FLOOR([.A107]/20; 1)+1; [.I8]); &quot;, &quot;; TEXT(MOD([.A107];20); [.I8]); &quot;, &quot;; TEXT([.I107]; [.I8]); &quot;, &quot;; TEXT([.I107]; [.I8]); &quot;, &quot;; TEXT(1000; [.I8]); &quot; },&quot;)" office:value-type="string" office:string-value="{ 106, 6, 6, 113420, 113420, 1000 }," calcext:value-type="string">
            <text:p>{ 106, 6, 6, 113420, 113420, 1000 },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5 - 2*[.$A108]^4 + 3*[.$A108]^3 - 4*[.$A108]^2 + 5*[.$A108] - 3" office:value-type="float" office:value="13766987970" calcext:value-type="float">
            <text:p>13,766,987,970</text:p>
          </table:table-cell>
          <table:table-cell table:formula="of:=2^([.$A108]/6) + 1*[.$A108]^4 - 2" office:value-type="float" office:value="131313142.753568" calcext:value-type="float">
            <text:p>131,313,143</text:p>
          </table:table-cell>
          <table:table-cell table:formula="of:=([.$A108]+1)*3600" office:value-type="float" office:value="388800" calcext:value-type="float">
            <text:p>388800</text:p>
          </table:table-cell>
          <table:table-cell table:formula="of:=[.B108]/[.D108]" office:value-type="float" office:value="35408.9196759259" calcext:value-type="float">
            <text:p>35,408.92</text:p>
          </table:table-cell>
          <table:table-cell table:formula="of:=[.C108]/[.D108]" office:value-type="float" office:value="337.739564695391" calcext:value-type="float">
            <text:p>337.74</text:p>
          </table:table-cell>
          <table:table-cell table:formula="of:=[.B108]/[.D108]/24" office:value-type="float" office:value="1475.37165316358" calcext:value-type="float">
            <text:p>1,475.37</text:p>
          </table:table-cell>
          <table:table-cell table:formula="of:=[.C108]/[.D108]/24" office:value-type="float" office:value="14.072481862308" calcext:value-type="float">
            <text:p>14.07</text:p>
          </table:table-cell>
          <table:table-cell table:formula="of:=[.I107]+[.A108]*20" office:value-type="float" office:value="115560" calcext:value-type="float">
            <text:p>115560</text:p>
          </table:table-cell>
          <table:table-cell table:formula="of:=SUM([.$I$2:.$I108])" office:value-type="float" office:value="4198680" calcext:value-type="float">
            <text:p>4198680</text:p>
          </table:table-cell>
          <table:table-cell table:formula="of:=COM.MICROSOFT.CONCAT(&quot;{ &quot;; TEXT([.A108]; [.I9]); &quot;, &quot;; TEXT(FLOOR([.A108]/20; 1)+1; [.I9]); &quot;, &quot;; TEXT(MOD([.A108];20); [.I9]); &quot;, &quot;; TEXT([.I108]; [.I9]); &quot;, &quot;; TEXT([.I108]; [.I9]); &quot;, &quot;; TEXT(1000; [.I9]); &quot; },&quot;)" office:value-type="string" office:string-value="{ 107, 6, 7, 115560, 115560, 1000 }," calcext:value-type="string">
            <text:p>{ 107, 6, 7, 115560, 115560, 1000 },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5 - 2*[.$A109]^4 + 3*[.$A109]^3 - 4*[.$A109]^2 + 5*[.$A109] - 3" office:value-type="float" office:value="14424915993" calcext:value-type="float">
            <text:p>14,424,915,993</text:p>
          </table:table-cell>
          <table:table-cell table:formula="of:=2^([.$A109]/6) + 1*[.$A109]^4 - 2" office:value-type="float" office:value="136311038" calcext:value-type="float">
            <text:p>136,311,038</text:p>
          </table:table-cell>
          <table:table-cell table:formula="of:=([.$A109]+1)*3600" office:value-type="float" office:value="392400" calcext:value-type="float">
            <text:p>392400</text:p>
          </table:table-cell>
          <table:table-cell table:formula="of:=[.B109]/[.D109]" office:value-type="float" office:value="36760.7441207951" calcext:value-type="float">
            <text:p>36,760.74</text:p>
          </table:table-cell>
          <table:table-cell table:formula="of:=[.C109]/[.D109]" office:value-type="float" office:value="347.377772680938" calcext:value-type="float">
            <text:p>347.38</text:p>
          </table:table-cell>
          <table:table-cell table:formula="of:=[.B109]/[.D109]/24" office:value-type="float" office:value="1531.6976716998" calcext:value-type="float">
            <text:p>1,531.70</text:p>
          </table:table-cell>
          <table:table-cell table:formula="of:=[.C109]/[.D109]/24" office:value-type="float" office:value="14.4740738617057" calcext:value-type="float">
            <text:p>14.47</text:p>
          </table:table-cell>
          <table:table-cell table:formula="of:=[.I108]+[.A109]*20" office:value-type="float" office:value="117720" calcext:value-type="float">
            <text:p>117720</text:p>
          </table:table-cell>
          <table:table-cell table:formula="of:=SUM([.$I$2:.$I109])" office:value-type="float" office:value="4316400" calcext:value-type="float">
            <text:p>4316400</text:p>
          </table:table-cell>
          <table:table-cell table:formula="of:=COM.MICROSOFT.CONCAT(&quot;{ &quot;; TEXT([.A109]; [.I10]); &quot;, &quot;; TEXT(FLOOR([.A109]/20; 1)+1; [.I10]); &quot;, &quot;; TEXT(MOD([.A109];20); [.I10]); &quot;, &quot;; TEXT([.I109]; [.I10]); &quot;, &quot;; TEXT([.I109]; [.I10]); &quot;, &quot;; TEXT(1000; [.I10]); &quot; },&quot;)" office:value-type="string" office:string-value="{ 108, 6, 8, 117720, 117720, 1000 }," calcext:value-type="string">
            <text:p>{ 108, 6, 8, 117720, 117720, 1000 },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5 - 2*[.$A110]^4 + 3*[.$A110]^3 - 4*[.$A110]^2 + 5*[.$A110] - 3" office:value-type="float" office:value="15107761332" calcext:value-type="float">
            <text:p>15,107,761,332</text:p>
          </table:table-cell>
          <table:table-cell table:formula="of:=2^([.$A110]/6) + 1*[.$A110]^4 - 2" office:value-type="float" office:value="141452405.691192" calcext:value-type="float">
            <text:p>141,452,406</text:p>
          </table:table-cell>
          <table:table-cell table:formula="of:=([.$A110]+1)*3600" office:value-type="float" office:value="396000" calcext:value-type="float">
            <text:p>396000</text:p>
          </table:table-cell>
          <table:table-cell table:formula="of:=[.B110]/[.D110]" office:value-type="float" office:value="38150.9124545455" calcext:value-type="float">
            <text:p>38,150.91</text:p>
          </table:table-cell>
          <table:table-cell table:formula="of:=[.C110]/[.D110]" office:value-type="float" office:value="357.203044674727" calcext:value-type="float">
            <text:p>357.20</text:p>
          </table:table-cell>
          <table:table-cell table:formula="of:=[.B110]/[.D110]/24" office:value-type="float" office:value="1589.62135227273" calcext:value-type="float">
            <text:p>1,589.62</text:p>
          </table:table-cell>
          <table:table-cell table:formula="of:=[.C110]/[.D110]/24" office:value-type="float" office:value="14.8834601947803" calcext:value-type="float">
            <text:p>14.88</text:p>
          </table:table-cell>
          <table:table-cell table:formula="of:=[.I109]+[.A110]*20" office:value-type="float" office:value="119900" calcext:value-type="float">
            <text:p>119900</text:p>
          </table:table-cell>
          <table:table-cell table:formula="of:=SUM([.$I$2:.$I110])" office:value-type="float" office:value="4436300" calcext:value-type="float">
            <text:p>4436300</text:p>
          </table:table-cell>
          <table:table-cell table:formula="of:=COM.MICROSOFT.CONCAT(&quot;{ &quot;; TEXT([.A110]; [.I11]); &quot;, &quot;; TEXT(FLOOR([.A110]/20; 1)+1; [.I11]); &quot;, &quot;; TEXT(MOD([.A110];20); [.I11]); &quot;, &quot;; TEXT([.I110]; [.I11]); &quot;, &quot;; TEXT([.I110]; [.I11]); &quot;, &quot;; TEXT(1000; [.I11]); &quot; },&quot;)" office:value-type="string" office:string-value="{ 109, 6, 9, 119900, 119900, 1000 }," calcext:value-type="string">
            <text:p>{ 109, 6, 9, 119900, 119900, 1000 },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5 - 2*[.$A111]^4 + 3*[.$A111]^3 - 4*[.$A111]^2 + 5*[.$A111] - 3" office:value-type="float" office:value="15816225147" calcext:value-type="float">
            <text:p>15,816,225,147</text:p>
          </table:table-cell>
          <table:table-cell table:formula="of:=2^([.$A111]/6) + 1*[.$A111]^4 - 2" office:value-type="float" office:value="146740278.743704" calcext:value-type="float">
            <text:p>146,740,279</text:p>
          </table:table-cell>
          <table:table-cell table:formula="of:=([.$A111]+1)*3600" office:value-type="float" office:value="399600" calcext:value-type="float">
            <text:p>399600</text:p>
          </table:table-cell>
          <table:table-cell table:formula="of:=[.B111]/[.D111]" office:value-type="float" office:value="39580.1430105105" calcext:value-type="float">
            <text:p>39,580.14</text:p>
          </table:table-cell>
          <table:table-cell table:formula="of:=[.C111]/[.D111]" office:value-type="float" office:value="367.217914774033" calcext:value-type="float">
            <text:p>367.22</text:p>
          </table:table-cell>
          <table:table-cell table:formula="of:=[.B111]/[.D111]/24" office:value-type="float" office:value="1649.17262543794" calcext:value-type="float">
            <text:p>1,649.17</text:p>
          </table:table-cell>
          <table:table-cell table:formula="of:=[.C111]/[.D111]/24" office:value-type="float" office:value="15.300746448918" calcext:value-type="float">
            <text:p>15.30</text:p>
          </table:table-cell>
          <table:table-cell table:formula="of:=[.I110]+[.A111]*20" office:value-type="float" office:value="122100" calcext:value-type="float">
            <text:p>122100</text:p>
          </table:table-cell>
          <table:table-cell table:formula="of:=SUM([.$I$2:.$I111])" office:value-type="float" office:value="4558400" calcext:value-type="float">
            <text:p>4558400</text:p>
          </table:table-cell>
          <table:table-cell table:formula="of:=COM.MICROSOFT.CONCAT(&quot;{ &quot;; TEXT([.A111]; [.I12]); &quot;, &quot;; TEXT(FLOOR([.A111]/20; 1)+1; [.I12]); &quot;, &quot;; TEXT(MOD([.A111];20); [.I12]); &quot;, &quot;; TEXT([.I111]; [.I12]); &quot;, &quot;; TEXT([.I111]; [.I12]); &quot;, &quot;; TEXT(1000; [.I12]); &quot; },&quot;)" office:value-type="string" office:string-value="{ 110, 6, 10, 122100, 122100, 1000 }," calcext:value-type="string">
            <text:p>{ 110, 6, 10, 122100, 122100, 1000 },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5 - 2*[.$A112]^4 + 3*[.$A112]^3 - 4*[.$A112]^2 + 5*[.$A112] - 3" office:value-type="float" office:value="16551021630" calcext:value-type="float">
            <text:p>16,551,021,630</text:p>
          </table:table-cell>
          <table:table-cell table:formula="of:=2^([.$A112]/6) + 1*[.$A112]^4 - 2" office:value-type="float" office:value="152177766.600095" calcext:value-type="float">
            <text:p>152,177,767</text:p>
          </table:table-cell>
          <table:table-cell table:formula="of:=([.$A112]+1)*3600" office:value-type="float" office:value="403200" calcext:value-type="float">
            <text:p>403200</text:p>
          </table:table-cell>
          <table:table-cell table:formula="of:=[.B112]/[.D112]" office:value-type="float" office:value="41049.1607886905" calcext:value-type="float">
            <text:p>41,049.16</text:p>
          </table:table-cell>
          <table:table-cell table:formula="of:=[.C112]/[.D112]" office:value-type="float" office:value="377.425016369283" calcext:value-type="float">
            <text:p>377.43</text:p>
          </table:table-cell>
          <table:table-cell table:formula="of:=[.B112]/[.D112]/24" office:value-type="float" office:value="1710.38169952877" calcext:value-type="float">
            <text:p>1,710.38</text:p>
          </table:table-cell>
          <table:table-cell table:formula="of:=[.C112]/[.D112]/24" office:value-type="float" office:value="15.7260423487201" calcext:value-type="float">
            <text:p>15.73</text:p>
          </table:table-cell>
          <table:table-cell table:formula="of:=[.I111]+[.A112]*20" office:value-type="float" office:value="124320" calcext:value-type="float">
            <text:p>124320</text:p>
          </table:table-cell>
          <table:table-cell table:formula="of:=SUM([.$I$2:.$I112])" office:value-type="float" office:value="4682720" calcext:value-type="float">
            <text:p>4682720</text:p>
          </table:table-cell>
          <table:table-cell table:formula="of:=COM.MICROSOFT.CONCAT(&quot;{ &quot;; TEXT([.A112]; [.I13]); &quot;, &quot;; TEXT(FLOOR([.A112]/20; 1)+1; [.I13]); &quot;, &quot;; TEXT(MOD([.A112];20); [.I13]); &quot;, &quot;; TEXT([.I112]; [.I13]); &quot;, &quot;; TEXT([.I112]; [.I13]); &quot;, &quot;; TEXT(1000; [.I13]); &quot; },&quot;)" office:value-type="string" office:string-value="{ 111, 6, 11, 124320, 124320, 1000 }," calcext:value-type="string">
            <text:p>{ 111, 6, 11, 124320, 124320, 1000 },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5 - 2*[.$A113]^4 + 3*[.$A113]^3 - 4*[.$A113]^2 + 5*[.$A113] - 3" office:value-type="float" office:value="17312878125" calcext:value-type="float">
            <text:p>17,312,878,125</text:p>
          </table:table-cell>
          <table:table-cell table:formula="of:=2^([.$A113]/6) + 1*[.$A113]^4 - 2" office:value-type="float" office:value="157768061.661367" calcext:value-type="float">
            <text:p>157,768,062</text:p>
          </table:table-cell>
          <table:table-cell table:formula="of:=([.$A113]+1)*3600" office:value-type="float" office:value="406800" calcext:value-type="float">
            <text:p>406800</text:p>
          </table:table-cell>
          <table:table-cell table:formula="of:=[.B113]/[.D113]" office:value-type="float" office:value="42558.6974557522" calcext:value-type="float">
            <text:p>42,558.70</text:p>
          </table:table-cell>
          <table:table-cell table:formula="of:=[.C113]/[.D113]" office:value-type="float" office:value="387.827093562849" calcext:value-type="float">
            <text:p>387.83</text:p>
          </table:table-cell>
          <table:table-cell table:formula="of:=[.B113]/[.D113]/24" office:value-type="float" office:value="1773.27906065634" calcext:value-type="float">
            <text:p>1,773.28</text:p>
          </table:table-cell>
          <table:table-cell table:formula="of:=[.C113]/[.D113]/24" office:value-type="float" office:value="16.1594622317854" calcext:value-type="float">
            <text:p>16.16</text:p>
          </table:table-cell>
          <table:table-cell table:formula="of:=[.I112]+[.A113]*20" office:value-type="float" office:value="126560" calcext:value-type="float">
            <text:p>126560</text:p>
          </table:table-cell>
          <table:table-cell table:formula="of:=SUM([.$I$2:.$I113])" office:value-type="float" office:value="4809280" calcext:value-type="float">
            <text:p>4809280</text:p>
          </table:table-cell>
          <table:table-cell table:formula="of:=COM.MICROSOFT.CONCAT(&quot;{ &quot;; TEXT([.A113]; [.I14]); &quot;, &quot;; TEXT(FLOOR([.A113]/20; 1)+1; [.I14]); &quot;, &quot;; TEXT(MOD([.A113];20); [.I14]); &quot;, &quot;; TEXT([.I113]; [.I14]); &quot;, &quot;; TEXT([.I113]; [.I14]); &quot;, &quot;; TEXT(1000; [.I14]); &quot; },&quot;)" office:value-type="string" office:string-value="{ 112, 6, 12, 126560, 126560, 1000 }," calcext:value-type="string">
            <text:p>{ 112, 6, 12, 126560, 126560, 1000 },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5 - 2*[.$A114]^4 + 3*[.$A114]^3 - 4*[.$A114]^2 + 5*[.$A114] - 3" office:value-type="float" office:value="18102535248" calcext:value-type="float">
            <text:p>18,102,535,248</text:p>
          </table:table-cell>
          <table:table-cell table:formula="of:=2^([.$A114]/6) + 1*[.$A114]^4 - 2" office:value-type="float" office:value="163514446.507136" calcext:value-type="float">
            <text:p>163,514,447</text:p>
          </table:table-cell>
          <table:table-cell table:formula="of:=([.$A114]+1)*3600" office:value-type="float" office:value="410400" calcext:value-type="float">
            <text:p>410400</text:p>
          </table:table-cell>
          <table:table-cell table:formula="of:=[.B114]/[.D114]" office:value-type="float" office:value="44109.4913450292" calcext:value-type="float">
            <text:p>44,109.49</text:p>
          </table:table-cell>
          <table:table-cell table:formula="of:=[.C114]/[.D114]" office:value-type="float" office:value="398.427013906278" calcext:value-type="float">
            <text:p>398.43</text:p>
          </table:table-cell>
          <table:table-cell table:formula="of:=[.B114]/[.D114]/24" office:value-type="float" office:value="1837.89547270955" calcext:value-type="float">
            <text:p>1,837.90</text:p>
          </table:table-cell>
          <table:table-cell table:formula="of:=[.C114]/[.D114]/24" office:value-type="float" office:value="16.6011255794282" calcext:value-type="float">
            <text:p>16.60</text:p>
          </table:table-cell>
          <table:table-cell table:formula="of:=[.I113]+[.A114]*20" office:value-type="float" office:value="128820" calcext:value-type="float">
            <text:p>128820</text:p>
          </table:table-cell>
          <table:table-cell table:formula="of:=SUM([.$I$2:.$I114])" office:value-type="float" office:value="4938100" calcext:value-type="float">
            <text:p>4938100</text:p>
          </table:table-cell>
          <table:table-cell table:formula="of:=COM.MICROSOFT.CONCAT(&quot;{ &quot;; TEXT([.A114]; [.I15]); &quot;, &quot;; TEXT(FLOOR([.A114]/20; 1)+1; [.I15]); &quot;, &quot;; TEXT(MOD([.A114];20); [.I15]); &quot;, &quot;; TEXT([.I114]; [.I15]); &quot;, &quot;; TEXT([.I114]; [.I15]); &quot;, &quot;; TEXT(1000; [.I15]); &quot; },&quot;)" office:value-type="string" office:string-value="{ 113, 6, 13, 128820, 128820, 1000 }," calcext:value-type="string">
            <text:p>{ 113, 6, 13, 128820, 128820, 1000 },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5 - 2*[.$A115]^4 + 3*[.$A115]^3 - 4*[.$A115]^2 + 5*[.$A115] - 3" office:value-type="float" office:value="18920747007" calcext:value-type="float">
            <text:p>18,920,747,007</text:p>
          </table:table-cell>
          <table:table-cell table:formula="of:=2^([.$A115]/6) + 1*[.$A115]^4 - 2" office:value-type="float" office:value="169420302" calcext:value-type="float">
            <text:p>169,420,302</text:p>
          </table:table-cell>
          <table:table-cell table:formula="of:=([.$A115]+1)*3600" office:value-type="float" office:value="414000" calcext:value-type="float">
            <text:p>414000</text:p>
          </table:table-cell>
          <table:table-cell table:formula="of:=[.B115]/[.D115]" office:value-type="float" office:value="45702.2874565217" calcext:value-type="float">
            <text:p>45,702.29</text:p>
          </table:table-cell>
          <table:table-cell table:formula="of:=[.C115]/[.D115]" office:value-type="float" office:value="409.227782608696" calcext:value-type="float">
            <text:p>409.23</text:p>
          </table:table-cell>
          <table:table-cell table:formula="of:=[.B115]/[.D115]/24" office:value-type="float" office:value="1904.26197735507" calcext:value-type="float">
            <text:p>1,904.26</text:p>
          </table:table-cell>
          <table:table-cell table:formula="of:=[.C115]/[.D115]/24" office:value-type="float" office:value="17.0511576086957" calcext:value-type="float">
            <text:p>17.05</text:p>
          </table:table-cell>
          <table:table-cell table:formula="of:=[.I114]+[.A115]*20" office:value-type="float" office:value="131100" calcext:value-type="float">
            <text:p>131100</text:p>
          </table:table-cell>
          <table:table-cell table:formula="of:=SUM([.$I$2:.$I115])" office:value-type="float" office:value="5069200" calcext:value-type="float">
            <text:p>5069200</text:p>
          </table:table-cell>
          <table:table-cell table:formula="of:=COM.MICROSOFT.CONCAT(&quot;{ &quot;; TEXT([.A115]; [.I16]); &quot;, &quot;; TEXT(FLOOR([.A115]/20; 1)+1; [.I16]); &quot;, &quot;; TEXT(MOD([.A115];20); [.I16]); &quot;, &quot;; TEXT([.I115]; [.I16]); &quot;, &quot;; TEXT([.I115]; [.I16]); &quot;, &quot;; TEXT(1000; [.I16]); &quot; },&quot;)" office:value-type="string" office:string-value="{ 114, 6, 14, 131100, 131100, 1000 }," calcext:value-type="string">
            <text:p>{ 114, 6, 14, 131100, 131100, 1000 },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5 - 2*[.$A116]^4 + 3*[.$A116]^3 - 4*[.$A116]^2 + 5*[.$A116] - 3" office:value-type="float" office:value="19768280922" calcext:value-type="float">
            <text:p>19,768,280,922</text:p>
          </table:table-cell>
          <table:table-cell table:formula="of:=2^([.$A116]/6) + 1*[.$A116]^4 - 2" office:value-type="float" office:value="175489116.382384" calcext:value-type="float">
            <text:p>175,489,116</text:p>
          </table:table-cell>
          <table:table-cell table:formula="of:=([.$A116]+1)*3600" office:value-type="float" office:value="417600" calcext:value-type="float">
            <text:p>417600</text:p>
          </table:table-cell>
          <table:table-cell table:formula="of:=[.B116]/[.D116]" office:value-type="float" office:value="47337.8374568966" calcext:value-type="float">
            <text:p>47,337.84</text:p>
          </table:table-cell>
          <table:table-cell table:formula="of:=[.C116]/[.D116]" office:value-type="float" office:value="420.232558386935" calcext:value-type="float">
            <text:p>420.23</text:p>
          </table:table-cell>
          <table:table-cell table:formula="of:=[.B116]/[.D116]/24" office:value-type="float" office:value="1972.40989403736" calcext:value-type="float">
            <text:p>1,972.41</text:p>
          </table:table-cell>
          <table:table-cell table:formula="of:=[.C116]/[.D116]/24" office:value-type="float" office:value="17.509689932789" calcext:value-type="float">
            <text:p>17.51</text:p>
          </table:table-cell>
          <table:table-cell table:formula="of:=[.I115]+[.A116]*20" office:value-type="float" office:value="133400" calcext:value-type="float">
            <text:p>133400</text:p>
          </table:table-cell>
          <table:table-cell table:formula="of:=SUM([.$I$2:.$I116])" office:value-type="float" office:value="5202600" calcext:value-type="float">
            <text:p>5202600</text:p>
          </table:table-cell>
          <table:table-cell table:formula="of:=COM.MICROSOFT.CONCAT(&quot;{ &quot;; TEXT([.A116]; [.I17]); &quot;, &quot;; TEXT(FLOOR([.A116]/20; 1)+1; [.I17]); &quot;, &quot;; TEXT(MOD([.A116];20); [.I17]); &quot;, &quot;; TEXT([.I116]; [.I17]); &quot;, &quot;; TEXT([.I116]; [.I17]); &quot;, &quot;; TEXT(1000; [.I17]); &quot; },&quot;)" office:value-type="string" office:string-value="{ 115, 6, 15, 133400, 133400, 1000 }," calcext:value-type="string">
            <text:p>{ 115, 6, 15, 133400, 133400, 1000 },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5 - 2*[.$A117]^4 + 3*[.$A117]^3 - 4*[.$A117]^2 + 5*[.$A117] - 3" office:value-type="float" office:value="20645918145" calcext:value-type="float">
            <text:p>20,645,918,145</text:p>
          </table:table-cell>
          <table:table-cell table:formula="of:=2^([.$A117]/6) + 1*[.$A117]^4 - 2" office:value-type="float" office:value="181724495.487407" calcext:value-type="float">
            <text:p>181,724,495</text:p>
          </table:table-cell>
          <table:table-cell table:formula="of:=([.$A117]+1)*3600" office:value-type="float" office:value="421200" calcext:value-type="float">
            <text:p>421200</text:p>
          </table:table-cell>
          <table:table-cell table:formula="of:=[.B117]/[.D117]" office:value-type="float" office:value="49016.8996794872" calcext:value-type="float">
            <text:p>49,016.90</text:p>
          </table:table-cell>
          <table:table-cell table:formula="of:=[.C117]/[.D117]" office:value-type="float" office:value="431.444671147691" calcext:value-type="float">
            <text:p>431.44</text:p>
          </table:table-cell>
          <table:table-cell table:formula="of:=[.B117]/[.D117]/24" office:value-type="float" office:value="2042.37081997863" calcext:value-type="float">
            <text:p>2,042.37</text:p>
          </table:table-cell>
          <table:table-cell table:formula="of:=[.C117]/[.D117]/24" office:value-type="float" office:value="17.9768612978204" calcext:value-type="float">
            <text:p>17.98</text:p>
          </table:table-cell>
          <table:table-cell table:formula="of:=[.I116]+[.A117]*20" office:value-type="float" office:value="135720" calcext:value-type="float">
            <text:p>135720</text:p>
          </table:table-cell>
          <table:table-cell table:formula="of:=SUM([.$I$2:.$I117])" office:value-type="float" office:value="5338320" calcext:value-type="float">
            <text:p>5338320</text:p>
          </table:table-cell>
          <table:table-cell table:formula="of:=COM.MICROSOFT.CONCAT(&quot;{ &quot;; TEXT([.A117]; [.I18]); &quot;, &quot;; TEXT(FLOOR([.A117]/20; 1)+1; [.I18]); &quot;, &quot;; TEXT(MOD([.A117];20); [.I18]); &quot;, &quot;; TEXT([.I117]; [.I18]); &quot;, &quot;; TEXT([.I117]; [.I18]); &quot;, &quot;; TEXT(1000; [.I18]); &quot; },&quot;)" office:value-type="string" office:string-value="{ 116, 6, 16, 135720, 135720, 1000 }," calcext:value-type="string">
            <text:p>{ 116, 6, 16, 135720, 135720, 1000 },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5 - 2*[.$A118]^4 + 3*[.$A118]^3 - 4*[.$A118]^2 + 5*[.$A118] - 3" office:value-type="float" office:value="21554453580" calcext:value-type="float">
            <text:p>21,554,453,580</text:p>
          </table:table-cell>
          <table:table-cell table:formula="of:=2^([.$A118]/6) + 1*[.$A118]^4 - 2" office:value-type="float" office:value="188130174.200189" calcext:value-type="float">
            <text:p>188,130,174</text:p>
          </table:table-cell>
          <table:table-cell table:formula="of:=([.$A118]+1)*3600" office:value-type="float" office:value="424800" calcext:value-type="float">
            <text:p>424800</text:p>
          </table:table-cell>
          <table:table-cell table:formula="of:=[.B118]/[.D118]" office:value-type="float" office:value="50740.2391242938" calcext:value-type="float">
            <text:p>50,740.24</text:p>
          </table:table-cell>
          <table:table-cell table:formula="of:=[.C118]/[.D118]" office:value-type="float" office:value="442.867641714194" calcext:value-type="float">
            <text:p>442.87</text:p>
          </table:table-cell>
          <table:table-cell table:formula="of:=[.B118]/[.D118]/24" office:value-type="float" office:value="2114.17663017891" calcext:value-type="float">
            <text:p>2,114.18</text:p>
          </table:table-cell>
          <table:table-cell table:formula="of:=[.C118]/[.D118]/24" office:value-type="float" office:value="18.4528184047581" calcext:value-type="float">
            <text:p>18.45</text:p>
          </table:table-cell>
          <table:table-cell table:formula="of:=[.I117]+[.A118]*20" office:value-type="float" office:value="138060" calcext:value-type="float">
            <text:p>138060</text:p>
          </table:table-cell>
          <table:table-cell table:formula="of:=SUM([.$I$2:.$I118])" office:value-type="float" office:value="5476380" calcext:value-type="float">
            <text:p>5476380</text:p>
          </table:table-cell>
          <table:table-cell table:formula="of:=COM.MICROSOFT.CONCAT(&quot;{ &quot;; TEXT([.A118]; [.I19]); &quot;, &quot;; TEXT(FLOOR([.A118]/20; 1)+1; [.I19]); &quot;, &quot;; TEXT(MOD([.A118];20); [.I19]); &quot;, &quot;; TEXT([.I118]; [.I19]); &quot;, &quot;; TEXT([.I118]; [.I19]); &quot;, &quot;; TEXT(1000; [.I19]); &quot; },&quot;)" office:value-type="string" office:string-value="{ 117, 6, 17, 138060, 138060, 1000 }," calcext:value-type="string">
            <text:p>{ 117, 6, 17, 138060, 138060, 1000 },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5 - 2*[.$A119]^4 + 3*[.$A119]^3 - 4*[.$A119]^2 + 5*[.$A119] - 3" office:value-type="float" office:value="22494696003" calcext:value-type="float">
            <text:p>22,494,696,003</text:p>
          </table:table-cell>
          <table:table-cell table:formula="of:=2^([.$A119]/6) + 1*[.$A119]^4 - 2" office:value-type="float" office:value="194710029.322734" calcext:value-type="float">
            <text:p>194,710,029</text:p>
          </table:table-cell>
          <table:table-cell table:formula="of:=([.$A119]+1)*3600" office:value-type="float" office:value="428400" calcext:value-type="float">
            <text:p>428400</text:p>
          </table:table-cell>
          <table:table-cell table:formula="of:=[.B119]/[.D119]" office:value-type="float" office:value="52508.6274579832" calcext:value-type="float">
            <text:p>52,508.63</text:p>
          </table:table-cell>
          <table:table-cell table:formula="of:=[.C119]/[.D119]" office:value-type="float" office:value="454.505203834581" calcext:value-type="float">
            <text:p>454.51</text:p>
          </table:table-cell>
          <table:table-cell table:formula="of:=[.B119]/[.D119]/24" office:value-type="float" office:value="2187.85947741597" calcext:value-type="float">
            <text:p>2,187.86</text:p>
          </table:table-cell>
          <table:table-cell table:formula="of:=[.C119]/[.D119]/24" office:value-type="float" office:value="18.9377168264409" calcext:value-type="float">
            <text:p>18.94</text:p>
          </table:table-cell>
          <table:table-cell table:formula="of:=[.I118]+[.A119]*20" office:value-type="float" office:value="140420" calcext:value-type="float">
            <text:p>140420</text:p>
          </table:table-cell>
          <table:table-cell table:formula="of:=SUM([.$I$2:.$I119])" office:value-type="float" office:value="5616800" calcext:value-type="float">
            <text:p>5616800</text:p>
          </table:table-cell>
          <table:table-cell table:formula="of:=COM.MICROSOFT.CONCAT(&quot;{ &quot;; TEXT([.A119]; [.I20]); &quot;, &quot;; TEXT(FLOOR([.A119]/20; 1)+1; [.I20]); &quot;, &quot;; TEXT(MOD([.A119];20); [.I20]); &quot;, &quot;; TEXT([.I119]; [.I20]); &quot;, &quot;; TEXT([.I119]; [.I20]); &quot;, &quot;; TEXT(1000; [.I20]); &quot; },&quot;)" office:value-type="string" office:string-value="{ 118, 6, 18, 140420, 140420, 1000 }," calcext:value-type="string">
            <text:p>{ 118, 6, 18, 140420, 140420, 1000 },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5 - 2*[.$A120]^4 + 3*[.$A120]^3 - 4*[.$A120]^2 + 5*[.$A120] - 3" office:value-type="float" office:value="23467468182" calcext:value-type="float">
            <text:p>23,467,468,182</text:p>
          </table:table-cell>
          <table:table-cell table:formula="of:=2^([.$A120]/6) + 1*[.$A120]^4 - 2" office:value-type="float" office:value="201468094.014273" calcext:value-type="float">
            <text:p>201,468,094</text:p>
          </table:table-cell>
          <table:table-cell table:formula="of:=([.$A120]+1)*3600" office:value-type="float" office:value="432000" calcext:value-type="float">
            <text:p>432000</text:p>
          </table:table-cell>
          <table:table-cell table:formula="of:=[.B120]/[.D120]" office:value-type="float" office:value="54322.8430138889" calcext:value-type="float">
            <text:p>54,322.84</text:p>
          </table:table-cell>
          <table:table-cell table:formula="of:=[.C120]/[.D120]" office:value-type="float" office:value="466.361328736742" calcext:value-type="float">
            <text:p>466.36</text:p>
          </table:table-cell>
          <table:table-cell table:formula="of:=[.B120]/[.D120]/24" office:value-type="float" office:value="2263.45179224537" calcext:value-type="float">
            <text:p>2,263.45</text:p>
          </table:table-cell>
          <table:table-cell table:formula="of:=[.C120]/[.D120]/24" office:value-type="float" office:value="19.4317220306976" calcext:value-type="float">
            <text:p>19.43</text:p>
          </table:table-cell>
          <table:table-cell table:formula="of:=[.I119]+[.A120]*20" office:value-type="float" office:value="142800" calcext:value-type="float">
            <text:p>142800</text:p>
          </table:table-cell>
          <table:table-cell table:formula="of:=SUM([.$I$2:.$I120])" office:value-type="float" office:value="5759600" calcext:value-type="float">
            <text:p>5759600</text:p>
          </table:table-cell>
          <table:table-cell table:formula="of:=COM.MICROSOFT.CONCAT(&quot;{ &quot;; TEXT([.A120]; [.I21]); &quot;, &quot;; TEXT(FLOOR([.A120]/20; 1)+1; [.I21]); &quot;, &quot;; TEXT(MOD([.A120];20); [.I21]); &quot;, &quot;; TEXT([.I120]; [.I21]); &quot;, &quot;; TEXT([.I120]; [.I21]); &quot;, &quot;; TEXT(1000; [.I21]); &quot; },&quot;)" office:value-type="string" office:string-value="{ 119, 6, 19, 142800, 142800, 1000 }," calcext:value-type="string">
            <text:p>{ 119, 6, 19, 142800, 142800, 1000 },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5 - 2*[.$A121]^4 + 3*[.$A121]^3 - 4*[.$A121]^2 + 5*[.$A121] - 3" office:value-type="float" office:value="24473606997" calcext:value-type="float">
            <text:p>24,473,606,997</text:p>
          </table:table-cell>
          <table:table-cell table:formula="of:=2^([.$A121]/6) + 1*[.$A121]^4 - 2" office:value-type="float" office:value="208408574" calcext:value-type="float">
            <text:p>208,408,574</text:p>
          </table:table-cell>
          <table:table-cell table:formula="of:=([.$A121]+1)*3600" office:value-type="float" office:value="435600" calcext:value-type="float">
            <text:p>435600</text:p>
          </table:table-cell>
          <table:table-cell table:formula="of:=[.B121]/[.D121]" office:value-type="float" office:value="56183.670792011" calcext:value-type="float">
            <text:p>56,183.67</text:p>
          </table:table-cell>
          <table:table-cell table:formula="of:=[.C121]/[.D121]" office:value-type="float" office:value="478.440252525253" calcext:value-type="float">
            <text:p>478.44</text:p>
          </table:table-cell>
          <table:table-cell table:formula="of:=[.B121]/[.D121]/24" office:value-type="float" office:value="2340.98628300046" calcext:value-type="float">
            <text:p>2,340.99</text:p>
          </table:table-cell>
          <table:table-cell table:formula="of:=[.C121]/[.D121]/24" office:value-type="float" office:value="19.9350105218855" calcext:value-type="float">
            <text:p>19.94</text:p>
          </table:table-cell>
          <table:table-cell table:formula="of:=[.I120]+[.A121]*20" office:value-type="float" office:value="145200" calcext:value-type="float">
            <text:p>145200</text:p>
          </table:table-cell>
          <table:table-cell table:formula="of:=SUM([.$I$2:.$I121])" office:value-type="float" office:value="5904800" calcext:value-type="float">
            <text:p>5904800</text:p>
          </table:table-cell>
          <table:table-cell table:formula="of:=COM.MICROSOFT.CONCAT(&quot;{ &quot;; TEXT([.A121]; [.I22]); &quot;, &quot;; TEXT(FLOOR([.A121]/20; 1)+1; [.I22]); &quot;, &quot;; TEXT(MOD([.A121];20); [.I22]); &quot;, &quot;; TEXT([.I121]; [.I22]); &quot;, &quot;; TEXT([.I121]; [.I22]); &quot;, &quot;; TEXT(1000; [.I22]); &quot; },&quot;)" office:value-type="string" office:string-value="{ 120, 7, , 145200, 145200, 1000 }," calcext:value-type="string">
            <text:p>{ 120, 7, , 145200, 145200, 1000 },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5 - 2*[.$A122]^4 + 3*[.$A122]^3 - 4*[.$A122]^2 + 5*[.$A122] - 3" office:value-type="float" office:value="25513963560" calcext:value-type="float">
            <text:p>25,513,963,560</text:p>
          </table:table-cell>
          <table:table-cell table:formula="of:=2^([.$A122]/6) + 1*[.$A122]^4 - 2" office:value-type="float" office:value="215535865.764768" calcext:value-type="float">
            <text:p>215,535,866</text:p>
          </table:table-cell>
          <table:table-cell table:formula="of:=([.$A122]+1)*3600" office:value-type="float" office:value="439200" calcext:value-type="float">
            <text:p>439200</text:p>
          </table:table-cell>
          <table:table-cell table:formula="of:=[.B122]/[.D122]" office:value-type="float" office:value="58091.9024590164" calcext:value-type="float">
            <text:p>58,091.90</text:p>
          </table:table-cell>
          <table:table-cell table:formula="of:=[.C122]/[.D122]" office:value-type="float" office:value="490.746506750383" calcext:value-type="float">
            <text:p>490.75</text:p>
          </table:table-cell>
          <table:table-cell table:formula="of:=[.B122]/[.D122]/24" office:value-type="float" office:value="2420.49593579235" calcext:value-type="float">
            <text:p>2,420.50</text:p>
          </table:table-cell>
          <table:table-cell table:formula="of:=[.C122]/[.D122]/24" office:value-type="float" office:value="20.4477711145993" calcext:value-type="float">
            <text:p>20.45</text:p>
          </table:table-cell>
          <table:table-cell table:formula="of:=[.I121]+[.A122]*20" office:value-type="float" office:value="147620" calcext:value-type="float">
            <text:p>147620</text:p>
          </table:table-cell>
          <table:table-cell table:formula="of:=SUM([.$I$2:.$I122])" office:value-type="float" office:value="6052420" calcext:value-type="float">
            <text:p>6052420</text:p>
          </table:table-cell>
          <table:table-cell table:formula="of:=COM.MICROSOFT.CONCAT(&quot;{ &quot;; TEXT([.A122]; [.I23]); &quot;, &quot;; TEXT(FLOOR([.A122]/20; 1)+1; [.I23]); &quot;, &quot;; TEXT(MOD([.A122];20); [.I23]); &quot;, &quot;; TEXT([.I122]; [.I23]); &quot;, &quot;; TEXT([.I122]; [.I23]); &quot;, &quot;; TEXT(1000; [.I23]); &quot; },&quot;)" office:value-type="string" office:string-value="{ 121, 7, 1, 147620, 147620, 1000 }," calcext:value-type="string">
            <text:p>{ 121, 7, 1, 147620, 147620, 1000 },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5 - 2*[.$A123]^4 + 3*[.$A123]^3 - 4*[.$A123]^2 + 5*[.$A123] - 3" office:value-type="float" office:value="26589403335" calcext:value-type="float">
            <text:p>26,589,403,335</text:p>
          </table:table-cell>
          <table:table-cell table:formula="of:=2^([.$A123]/6) + 1*[.$A123]^4 - 2" office:value-type="float" office:value="222854576.974815" calcext:value-type="float">
            <text:p>222,854,577</text:p>
          </table:table-cell>
          <table:table-cell table:formula="of:=([.$A123]+1)*3600" office:value-type="float" office:value="442800" calcext:value-type="float">
            <text:p>442800</text:p>
          </table:table-cell>
          <table:table-cell table:formula="of:=[.B123]/[.D123]" office:value-type="float" office:value="60048.3363482385" calcext:value-type="float">
            <text:p>60,048.34</text:p>
          </table:table-cell>
          <table:table-cell table:formula="of:=[.C123]/[.D123]" office:value-type="float" office:value="503.284952517648" calcext:value-type="float">
            <text:p>503.28</text:p>
          </table:table-cell>
          <table:table-cell table:formula="of:=[.B123]/[.D123]/24" office:value-type="float" office:value="2502.01401450994" calcext:value-type="float">
            <text:p>2,502.01</text:p>
          </table:table-cell>
          <table:table-cell table:formula="of:=[.C123]/[.D123]/24" office:value-type="float" office:value="20.970206354902" calcext:value-type="float">
            <text:p>20.97</text:p>
          </table:table-cell>
          <table:table-cell table:formula="of:=[.I122]+[.A123]*20" office:value-type="float" office:value="150060" calcext:value-type="float">
            <text:p>150060</text:p>
          </table:table-cell>
          <table:table-cell table:formula="of:=SUM([.$I$2:.$I123])" office:value-type="float" office:value="6202480" calcext:value-type="float">
            <text:p>6202480</text:p>
          </table:table-cell>
          <table:table-cell table:formula="of:=COM.MICROSOFT.CONCAT(&quot;{ &quot;; TEXT([.A123]; [.I24]); &quot;, &quot;; TEXT(FLOOR([.A123]/20; 1)+1; [.I24]); &quot;, &quot;; TEXT(MOD([.A123];20); [.I24]); &quot;, &quot;; TEXT([.I123]; [.I24]); &quot;, &quot;; TEXT([.I123]; [.I24]); &quot;, &quot;; TEXT(1000; [.I24]); &quot; },&quot;)" office:value-type="string" office:string-value="{ 122, 7, 2, 150060, 150060, 1000 }," calcext:value-type="string">
            <text:p>{ 122, 7, 2, 150060, 150060, 1000 },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5 - 2*[.$A124]^4 + 3*[.$A124]^3 - 4*[.$A124]^2 + 5*[.$A124] - 3" office:value-type="float" office:value="27700806258" calcext:value-type="float">
            <text:p>27,700,806,258</text:p>
          </table:table-cell>
          <table:table-cell table:formula="of:=2^([.$A124]/6) + 1*[.$A124]^4 - 2" office:value-type="float" office:value="230369549.400379" calcext:value-type="float">
            <text:p>230,369,549</text:p>
          </table:table-cell>
          <table:table-cell table:formula="of:=([.$A124]+1)*3600" office:value-type="float" office:value="446400" calcext:value-type="float">
            <text:p>446400</text:p>
          </table:table-cell>
          <table:table-cell table:formula="of:=[.B124]/[.D124]" office:value-type="float" office:value="62053.7774596774" calcext:value-type="float">
            <text:p>62,053.78</text:p>
          </table:table-cell>
          <table:table-cell table:formula="of:=[.C124]/[.D124]" office:value-type="float" office:value="516.060818549236" calcext:value-type="float">
            <text:p>516.06</text:p>
          </table:table-cell>
          <table:table-cell table:formula="of:=[.B124]/[.D124]/24" office:value-type="float" office:value="2585.57406081989" calcext:value-type="float">
            <text:p>2,585.57</text:p>
          </table:table-cell>
          <table:table-cell table:formula="of:=[.C124]/[.D124]/24" office:value-type="float" office:value="21.5025341062182" calcext:value-type="float">
            <text:p>21.50</text:p>
          </table:table-cell>
          <table:table-cell table:formula="of:=[.I123]+[.A124]*20" office:value-type="float" office:value="152520" calcext:value-type="float">
            <text:p>152520</text:p>
          </table:table-cell>
          <table:table-cell table:formula="of:=SUM([.$I$2:.$I124])" office:value-type="float" office:value="6355000" calcext:value-type="float">
            <text:p>6355000</text:p>
          </table:table-cell>
          <table:table-cell table:formula="of:=COM.MICROSOFT.CONCAT(&quot;{ &quot;; TEXT([.A124]; [.I25]); &quot;, &quot;; TEXT(FLOOR([.A124]/20; 1)+1; [.I25]); &quot;, &quot;; TEXT(MOD([.A124];20); [.I25]); &quot;, &quot;; TEXT([.I124]; [.I25]); &quot;, &quot;; TEXT([.I124]; [.I25]); &quot;, &quot;; TEXT(1000; [.I25]); &quot; },&quot;)" office:value-type="string" office:string-value="{ 123, 7, 3, 152520, 152520, 1000 }," calcext:value-type="string">
            <text:p>{ 123, 7, 3, 152520, 152520, 1000 },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5 - 2*[.$A125]^4 + 3*[.$A125]^3 - 4*[.$A125]^2 + 5*[.$A125] - 3" office:value-type="float" office:value="28849066857" calcext:value-type="float">
            <text:p>28,849,066,857</text:p>
          </table:table-cell>
          <table:table-cell table:formula="of:=2^([.$A125]/6) + 1*[.$A125]^4 - 2" office:value-type="float" office:value="238085884.645469" calcext:value-type="float">
            <text:p>238,085,885</text:p>
          </table:table-cell>
          <table:table-cell table:formula="of:=([.$A125]+1)*3600" office:value-type="float" office:value="450000" calcext:value-type="float">
            <text:p>450000</text:p>
          </table:table-cell>
          <table:table-cell table:formula="of:=[.B125]/[.D125]" office:value-type="float" office:value="64109.03746" calcext:value-type="float">
            <text:p>64,109.04</text:p>
          </table:table-cell>
          <table:table-cell table:formula="of:=[.C125]/[.D125]" office:value-type="float" office:value="529.079743656597" calcext:value-type="float">
            <text:p>529.08</text:p>
          </table:table-cell>
          <table:table-cell table:formula="of:=[.B125]/[.D125]/24" office:value-type="float" office:value="2671.20989416667" calcext:value-type="float">
            <text:p>2,671.21</text:p>
          </table:table-cell>
          <table:table-cell table:formula="of:=[.C125]/[.D125]/24" office:value-type="float" office:value="22.0449893190249" calcext:value-type="float">
            <text:p>22.04</text:p>
          </table:table-cell>
          <table:table-cell table:formula="of:=[.I124]+[.A125]*20" office:value-type="float" office:value="155000" calcext:value-type="float">
            <text:p>155000</text:p>
          </table:table-cell>
          <table:table-cell table:formula="of:=SUM([.$I$2:.$I125])" office:value-type="float" office:value="6510000" calcext:value-type="float">
            <text:p>6510000</text:p>
          </table:table-cell>
          <table:table-cell table:formula="of:=COM.MICROSOFT.CONCAT(&quot;{ &quot;; TEXT([.A125]; [.I26]); &quot;, &quot;; TEXT(FLOOR([.A125]/20; 1)+1; [.I26]); &quot;, &quot;; TEXT(MOD([.A125];20); [.I26]); &quot;, &quot;; TEXT([.I125]; [.I26]); &quot;, &quot;; TEXT([.I125]; [.I26]); &quot;, &quot;; TEXT(1000; [.I26]); &quot; },&quot;)" office:value-type="string" office:string-value="{ 124, 7, 4, 155000, 155000, 1000 }," calcext:value-type="string">
            <text:p>{ 124, 7, 4, 155000, 155000, 1000 },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5 - 2*[.$A126]^4 + 3*[.$A126]^3 - 4*[.$A126]^2 + 5*[.$A126] - 3" office:value-type="float" office:value="30035094372" calcext:value-type="float">
            <text:p>30,035,094,372</text:p>
          </table:table-cell>
          <table:table-cell table:formula="of:=2^([.$A126]/6) + 1*[.$A126]^4 - 2" office:value-type="float" office:value="246008973.028545" calcext:value-type="float">
            <text:p>246,008,973</text:p>
          </table:table-cell>
          <table:table-cell table:formula="of:=([.$A126]+1)*3600" office:value-type="float" office:value="453600" calcext:value-type="float">
            <text:p>453600</text:p>
          </table:table-cell>
          <table:table-cell table:formula="of:=[.B126]/[.D126]" office:value-type="float" office:value="66214.9346825397" calcext:value-type="float">
            <text:p>66,214.93</text:p>
          </table:table-cell>
          <table:table-cell table:formula="of:=[.C126]/[.D126]" office:value-type="float" office:value="542.347824137005" calcext:value-type="float">
            <text:p>542.35</text:p>
          </table:table-cell>
          <table:table-cell table:formula="of:=[.B126]/[.D126]/24" office:value-type="float" office:value="2758.95561177249" calcext:value-type="float">
            <text:p>2,758.96</text:p>
          </table:table-cell>
          <table:table-cell table:formula="of:=[.C126]/[.D126]/24" office:value-type="float" office:value="22.5978260057085" calcext:value-type="float">
            <text:p>22.60</text:p>
          </table:table-cell>
          <table:table-cell table:formula="of:=[.I125]+[.A126]*20" office:value-type="float" office:value="157500" calcext:value-type="float">
            <text:p>157500</text:p>
          </table:table-cell>
          <table:table-cell table:formula="of:=SUM([.$I$2:.$I126])" office:value-type="float" office:value="6667500" calcext:value-type="float">
            <text:p>6667500</text:p>
          </table:table-cell>
          <table:table-cell table:formula="of:=COM.MICROSOFT.CONCAT(&quot;{ &quot;; TEXT([.A126]; [.I27]); &quot;, &quot;; TEXT(FLOOR([.A126]/20; 1)+1; [.I27]); &quot;, &quot;; TEXT(MOD([.A126];20); [.I27]); &quot;, &quot;; TEXT([.I126]; [.I27]); &quot;, &quot;; TEXT([.I126]; [.I27]); &quot;, &quot;; TEXT(1000; [.I27]); &quot; },&quot;)" office:value-type="string" office:string-value="{ 125, 7, 5, 157500, 157500, 1000 }," calcext:value-type="string">
            <text:p>{ 125, 7, 5, 157500, 157500, 1000 },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5 - 2*[.$A127]^4 + 3*[.$A127]^3 - 4*[.$A127]^2 + 5*[.$A127] - 3" office:value-type="float" office:value="31259812875" calcext:value-type="float">
            <text:p>31,259,812,875</text:p>
          </table:table-cell>
          <table:table-cell table:formula="of:=2^([.$A127]/6) + 1*[.$A127]^4 - 2" office:value-type="float" office:value="254144526" calcext:value-type="float">
            <text:p>254,144,526</text:p>
          </table:table-cell>
          <table:table-cell table:formula="of:=([.$A127]+1)*3600" office:value-type="float" office:value="457200" calcext:value-type="float">
            <text:p>457200</text:p>
          </table:table-cell>
          <table:table-cell table:formula="of:=[.B127]/[.D127]" office:value-type="float" office:value="68372.2941272966" calcext:value-type="float">
            <text:p>68,372.29</text:p>
          </table:table-cell>
          <table:table-cell table:formula="of:=[.C127]/[.D127]" office:value-type="float" office:value="555.871666666667" calcext:value-type="float">
            <text:p>555.87</text:p>
          </table:table-cell>
          <table:table-cell table:formula="of:=[.B127]/[.D127]/24" office:value-type="float" office:value="2848.84558863736" calcext:value-type="float">
            <text:p>2,848.85</text:p>
          </table:table-cell>
          <table:table-cell table:formula="of:=[.C127]/[.D127]/24" office:value-type="float" office:value="23.1613194444444" calcext:value-type="float">
            <text:p>23.16</text:p>
          </table:table-cell>
          <table:table-cell table:formula="of:=[.I126]+[.A127]*20" office:value-type="float" office:value="160020" calcext:value-type="float">
            <text:p>160020</text:p>
          </table:table-cell>
          <table:table-cell table:formula="of:=SUM([.$I$2:.$I127])" office:value-type="float" office:value="6827520" calcext:value-type="float">
            <text:p>6827520</text:p>
          </table:table-cell>
          <table:table-cell table:formula="of:=COM.MICROSOFT.CONCAT(&quot;{ &quot;; TEXT([.A127]; [.I28]); &quot;, &quot;; TEXT(FLOOR([.A127]/20; 1)+1; [.I28]); &quot;, &quot;; TEXT(MOD([.A127];20); [.I28]); &quot;, &quot;; TEXT([.I127]; [.I28]); &quot;, &quot;; TEXT([.I127]; [.I28]); &quot;, &quot;; TEXT(1000; [.I28]); &quot; },&quot;)" office:value-type="string" office:string-value="{ 126, 7, 6, 160020, 160020, 1000 }," calcext:value-type="string">
            <text:p>{ 126, 7, 6, 160020, 160020, 1000 },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5 - 2*[.$A128]^4 + 3*[.$A128]^3 - 4*[.$A128]^2 + 5*[.$A128] - 3" office:value-type="float" office:value="32524161390" calcext:value-type="float">
            <text:p>32,524,161,390</text:p>
          </table:table-cell>
          <table:table-cell table:formula="of:=2^([.$A128]/6) + 1*[.$A128]^4 - 2" office:value-type="float" office:value="262498612.529536" calcext:value-type="float">
            <text:p>262,498,613</text:p>
          </table:table-cell>
          <table:table-cell table:formula="of:=([.$A128]+1)*3600" office:value-type="float" office:value="460800" calcext:value-type="float">
            <text:p>460800</text:p>
          </table:table-cell>
          <table:table-cell table:formula="of:=[.B128]/[.D128]" office:value-type="float" office:value="70581.9474609375" calcext:value-type="float">
            <text:p>70,581.95</text:p>
          </table:table-cell>
          <table:table-cell table:formula="of:=[.C128]/[.D128]" office:value-type="float" office:value="569.658447329722" calcext:value-type="float">
            <text:p>569.66</text:p>
          </table:table-cell>
          <table:table-cell table:formula="of:=[.B128]/[.D128]/24" office:value-type="float" office:value="2940.91447753906" calcext:value-type="float">
            <text:p>2,940.91</text:p>
          </table:table-cell>
          <table:table-cell table:formula="of:=[.C128]/[.D128]/24" office:value-type="float" office:value="23.7357686387384" calcext:value-type="float">
            <text:p>23.74</text:p>
          </table:table-cell>
          <table:table-cell table:formula="of:=[.I127]+[.A128]*20" office:value-type="float" office:value="162560" calcext:value-type="float">
            <text:p>162560</text:p>
          </table:table-cell>
          <table:table-cell table:formula="of:=SUM([.$I$2:.$I128])" office:value-type="float" office:value="6990080" calcext:value-type="float">
            <text:p>6990080</text:p>
          </table:table-cell>
          <table:table-cell table:formula="of:=COM.MICROSOFT.CONCAT(&quot;{ &quot;; TEXT([.A128]; [.I29]); &quot;, &quot;; TEXT(FLOOR([.A128]/20; 1)+1; [.I29]); &quot;, &quot;; TEXT(MOD([.A128];20); [.I29]); &quot;, &quot;; TEXT([.I128]; [.I29]); &quot;, &quot;; TEXT([.I128]; [.I29]); &quot;, &quot;; TEXT(1000; [.I29]); &quot; },&quot;)" office:value-type="string" office:string-value="{ 127, 7, 7, 162560, 162560, 1000 }," calcext:value-type="string">
            <text:p>{ 127, 7, 7, 162560, 162560, 1000 },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5 - 2*[.$A129]^4 + 3*[.$A129]^3 - 4*[.$A129]^2 + 5*[.$A129] - 3" office:value-type="float" office:value="33829094013" calcext:value-type="float">
            <text:p>33,829,094,013</text:p>
          </table:table-cell>
          <table:table-cell table:formula="of:=2^([.$A129]/6) + 1*[.$A129]^4 - 2" office:value-type="float" office:value="271077699.949629" calcext:value-type="float">
            <text:p>271,077,700</text:p>
          </table:table-cell>
          <table:table-cell table:formula="of:=([.$A129]+1)*3600" office:value-type="float" office:value="464400" calcext:value-type="float">
            <text:p>464400</text:p>
          </table:table-cell>
          <table:table-cell table:formula="of:=[.B129]/[.D129]" office:value-type="float" office:value="72844.7330167959" calcext:value-type="float">
            <text:p>72,844.73</text:p>
          </table:table-cell>
          <table:table-cell table:formula="of:=[.C129]/[.D129]" office:value-type="float" office:value="583.715977497048" calcext:value-type="float">
            <text:p>583.72</text:p>
          </table:table-cell>
          <table:table-cell table:formula="of:=[.B129]/[.D129]/24" office:value-type="float" office:value="3035.19720903316" calcext:value-type="float">
            <text:p>3,035.20</text:p>
          </table:table-cell>
          <table:table-cell table:formula="of:=[.C129]/[.D129]/24" office:value-type="float" office:value="24.321499062377" calcext:value-type="float">
            <text:p>24.32</text:p>
          </table:table-cell>
          <table:table-cell table:formula="of:=[.I128]+[.A129]*20" office:value-type="float" office:value="165120" calcext:value-type="float">
            <text:p>165120</text:p>
          </table:table-cell>
          <table:table-cell table:formula="of:=SUM([.$I$2:.$I129])" office:value-type="float" office:value="7155200" calcext:value-type="float">
            <text:p>7155200</text:p>
          </table:table-cell>
          <table:table-cell table:formula="of:=COM.MICROSOFT.CONCAT(&quot;{ &quot;; TEXT([.A129]; [.I30]); &quot;, &quot;; TEXT(FLOOR([.A129]/20; 1)+1; [.I30]); &quot;, &quot;; TEXT(MOD([.A129];20); [.I30]); &quot;, &quot;; TEXT([.I129]; [.I30]); &quot;, &quot;; TEXT([.I129]; [.I30]); &quot;, &quot;; TEXT(1000; [.I30]); &quot; },&quot;)" office:value-type="string" office:string-value="{ 128, 7, 8, 165120, 165120, 1000 }," calcext:value-type="string">
            <text:p>{ 128, 7, 8, 165120, 165120, 1000 },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5 - 2*[.$A130]^4 + 3*[.$A130]^3 - 4*[.$A130]^2 + 5*[.$A130] - 3" office:value-type="float" office:value="35175580032" calcext:value-type="float">
            <text:p>35,175,580,032</text:p>
          </table:table-cell>
          <table:table-cell table:formula="of:=2^([.$A130]/6) + 1*[.$A130]^4 - 2" office:value-type="float" office:value="279888699.800758" calcext:value-type="float">
            <text:p>279,888,700</text:p>
          </table:table-cell>
          <table:table-cell table:formula="of:=([.$A130]+1)*3600" office:value-type="float" office:value="468000" calcext:value-type="float">
            <text:p>468000</text:p>
          </table:table-cell>
          <table:table-cell table:formula="of:=[.B130]/[.D130]" office:value-type="float" office:value="75161.4957948718" calcext:value-type="float">
            <text:p>75,161.50</text:p>
          </table:table-cell>
          <table:table-cell table:formula="of:=[.C130]/[.D130]" office:value-type="float" office:value="598.052777352047" calcext:value-type="float">
            <text:p>598.05</text:p>
          </table:table-cell>
          <table:table-cell table:formula="of:=[.B130]/[.D130]/24" office:value-type="float" office:value="3131.72899145299" calcext:value-type="float">
            <text:p>3,131.73</text:p>
          </table:table-cell>
          <table:table-cell table:formula="of:=[.C130]/[.D130]/24" office:value-type="float" office:value="24.9188657230019" calcext:value-type="float">
            <text:p>24.92</text:p>
          </table:table-cell>
          <table:table-cell table:formula="of:=[.I129]+[.A130]*20" office:value-type="float" office:value="167700" calcext:value-type="float">
            <text:p>167700</text:p>
          </table:table-cell>
          <table:table-cell table:formula="of:=SUM([.$I$2:.$I130])" office:value-type="float" office:value="7322900" calcext:value-type="float">
            <text:p>7322900</text:p>
          </table:table-cell>
          <table:table-cell table:formula="of:=COM.MICROSOFT.CONCAT(&quot;{ &quot;; TEXT([.A130]; [.I31]); &quot;, &quot;; TEXT(FLOOR([.A130]/20; 1)+1; [.I31]); &quot;, &quot;; TEXT(MOD([.A130];20); [.I31]); &quot;, &quot;; TEXT([.I130]; [.I31]); &quot;, &quot;; TEXT([.I130]; [.I31]); &quot;, &quot;; TEXT(1000; [.I31]); &quot; },&quot;)" office:value-type="string" office:string-value="{ 129, 7, 9, 167700, 167700, 1000 }," calcext:value-type="string">
            <text:p>{ 129, 7, 9, 167700, 167700, 1000 },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5 - 2*[.$A131]^4 + 3*[.$A131]^3 - 4*[.$A131]^2 + 5*[.$A131] - 3" office:value-type="float" office:value="36564604047" calcext:value-type="float">
            <text:p>36,564,604,047</text:p>
          </table:table-cell>
          <table:table-cell table:formula="of:=2^([.$A131]/6) + 1*[.$A131]^4 - 2" office:value-type="float" office:value="288939019.290937" calcext:value-type="float">
            <text:p>288,939,019</text:p>
          </table:table-cell>
          <table:table-cell table:formula="of:=([.$A131]+1)*3600" office:value-type="float" office:value="471600" calcext:value-type="float">
            <text:p>471600</text:p>
          </table:table-cell>
          <table:table-cell table:formula="of:=[.B131]/[.D131]" office:value-type="float" office:value="77533.0874618321" calcext:value-type="float">
            <text:p>77,533.09</text:p>
          </table:table-cell>
          <table:table-cell table:formula="of:=[.C131]/[.D131]" office:value-type="float" office:value="612.678157953641" calcext:value-type="float">
            <text:p>612.68</text:p>
          </table:table-cell>
          <table:table-cell table:formula="of:=[.B131]/[.D131]/24" office:value-type="float" office:value="3230.54531090967" calcext:value-type="float">
            <text:p>3,230.55</text:p>
          </table:table-cell>
          <table:table-cell table:formula="of:=[.C131]/[.D131]/24" office:value-type="float" office:value="25.5282565814017" calcext:value-type="float">
            <text:p>25.53</text:p>
          </table:table-cell>
          <table:table-cell table:formula="of:=[.I130]+[.A131]*20" office:value-type="float" office:value="170300" calcext:value-type="float">
            <text:p>170300</text:p>
          </table:table-cell>
          <table:table-cell table:formula="of:=SUM([.$I$2:.$I131])" office:value-type="float" office:value="7493200" calcext:value-type="float">
            <text:p>7493200</text:p>
          </table:table-cell>
          <table:table-cell table:formula="of:=COM.MICROSOFT.CONCAT(&quot;{ &quot;; TEXT([.A131]; [.I32]); &quot;, &quot;; TEXT(FLOOR([.A131]/20; 1)+1; [.I32]); &quot;, &quot;; TEXT(MOD([.A131];20); [.I32]); &quot;, &quot;; TEXT([.I131]; [.I32]); &quot;, &quot;; TEXT([.I131]; [.I32]); &quot;, &quot;; TEXT(1000; [.I32]); &quot; },&quot;)" office:value-type="string" office:string-value="{ 130, 7, 10, 170300, 170300, 1000 }," calcext:value-type="string">
            <text:p>{ 130, 7, 10, 170300, 170300, 1000 },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5 - 2*[.$A132]^4 + 3*[.$A132]^3 - 4*[.$A132]^2 + 5*[.$A132] - 3" office:value-type="float" office:value="37997166090" calcext:value-type="float">
            <text:p>37,997,166,090</text:p>
          </table:table-cell>
          <table:table-cell table:formula="of:=2^([.$A132]/6) + 1*[.$A132]^4 - 2" office:value-type="float" office:value="298236619.057091" calcext:value-type="float">
            <text:p>298,236,619</text:p>
          </table:table-cell>
          <table:table-cell table:formula="of:=([.$A132]+1)*3600" office:value-type="float" office:value="475200" calcext:value-type="float">
            <text:p>475200</text:p>
          </table:table-cell>
          <table:table-cell table:formula="of:=[.B132]/[.D132]" office:value-type="float" office:value="79960.3663510101" calcext:value-type="float">
            <text:p>79,960.37</text:p>
          </table:table-cell>
          <table:table-cell table:formula="of:=[.C132]/[.D132]" office:value-type="float" office:value="627.602312830578" calcext:value-type="float">
            <text:p>627.60</text:p>
          </table:table-cell>
          <table:table-cell table:formula="of:=[.B132]/[.D132]/24" office:value-type="float" office:value="3331.68193129209" calcext:value-type="float">
            <text:p>3,331.68</text:p>
          </table:table-cell>
          <table:table-cell table:formula="of:=[.C132]/[.D132]/24" office:value-type="float" office:value="26.1500963679408" calcext:value-type="float">
            <text:p>26.15</text:p>
          </table:table-cell>
          <table:table-cell table:formula="of:=[.I131]+[.A132]*20" office:value-type="float" office:value="172920" calcext:value-type="float">
            <text:p>172920</text:p>
          </table:table-cell>
          <table:table-cell table:formula="of:=SUM([.$I$2:.$I132])" office:value-type="float" office:value="7666120" calcext:value-type="float">
            <text:p>7666120</text:p>
          </table:table-cell>
          <table:table-cell table:formula="of:=COM.MICROSOFT.CONCAT(&quot;{ &quot;; TEXT([.A132]; [.I33]); &quot;, &quot;; TEXT(FLOOR([.A132]/20; 1)+1; [.I33]); &quot;, &quot;; TEXT(MOD([.A132];20); [.I33]); &quot;, &quot;; TEXT([.I132]; [.I33]); &quot;, &quot;; TEXT([.I132]; [.I33]); &quot;, &quot;; TEXT(1000; [.I33]); &quot; },&quot;)" office:value-type="string" office:string-value="{ 131, 7, 11, 172920, 172920, 1000 }," calcext:value-type="string">
            <text:p>{ 131, 7, 11, 172920, 172920, 1000 },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5 - 2*[.$A133]^4 + 3*[.$A133]^3 - 4*[.$A133]^2 + 5*[.$A133] - 3" office:value-type="float" office:value="39474281745" calcext:value-type="float">
            <text:p>39,474,281,745</text:p>
          </table:table-cell>
          <table:table-cell table:formula="of:=2^([.$A133]/6) + 1*[.$A133]^4 - 2" office:value-type="float" office:value="307790078" calcext:value-type="float">
            <text:p>307,790,078</text:p>
          </table:table-cell>
          <table:table-cell table:formula="of:=([.$A133]+1)*3600" office:value-type="float" office:value="478800" calcext:value-type="float">
            <text:p>478800</text:p>
          </table:table-cell>
          <table:table-cell table:formula="of:=[.B133]/[.D133]" office:value-type="float" office:value="82444.197462406" calcext:value-type="float">
            <text:p>82,444.20</text:p>
          </table:table-cell>
          <table:table-cell table:formula="of:=[.C133]/[.D133]" office:value-type="float" office:value="642.83642021721" calcext:value-type="float">
            <text:p>642.84</text:p>
          </table:table-cell>
          <table:table-cell table:formula="of:=[.B133]/[.D133]/24" office:value-type="float" office:value="3435.17489426692" calcext:value-type="float">
            <text:p>3,435.17</text:p>
          </table:table-cell>
          <table:table-cell table:formula="of:=[.C133]/[.D133]/24" office:value-type="float" office:value="26.7848508423837" calcext:value-type="float">
            <text:p>26.78</text:p>
          </table:table-cell>
          <table:table-cell table:formula="of:=[.I132]+[.A133]*20" office:value-type="float" office:value="175560" calcext:value-type="float">
            <text:p>175560</text:p>
          </table:table-cell>
          <table:table-cell table:formula="of:=SUM([.$I$2:.$I133])" office:value-type="float" office:value="7841680" calcext:value-type="float">
            <text:p>7841680</text:p>
          </table:table-cell>
          <table:table-cell table:formula="of:=COM.MICROSOFT.CONCAT(&quot;{ &quot;; TEXT([.A133]; [.I34]); &quot;, &quot;; TEXT(FLOOR([.A133]/20; 1)+1; [.I34]); &quot;, &quot;; TEXT(MOD([.A133];20); [.I34]); &quot;, &quot;; TEXT([.I133]; [.I34]); &quot;, &quot;; TEXT([.I133]; [.I34]); &quot;, &quot;; TEXT(1000; [.I34]); &quot; },&quot;)" office:value-type="string" office:string-value="{ 132, 7, 12, 175560, 175560, 1000 }," calcext:value-type="string">
            <text:p>{ 132, 7, 12, 175560, 175560, 1000 },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5 - 2*[.$A134]^4 + 3*[.$A134]^3 - 4*[.$A134]^2 + 5*[.$A134] - 3" office:value-type="float" office:value="40996982268" calcext:value-type="float">
            <text:p>40,996,982,268</text:p>
          </table:table-cell>
          <table:table-cell table:formula="of:=2^([.$A134]/6) + 1*[.$A134]^4 - 2" office:value-type="float" office:value="317608666.059072" calcext:value-type="float">
            <text:p>317,608,666</text:p>
          </table:table-cell>
          <table:table-cell table:formula="of:=([.$A134]+1)*3600" office:value-type="float" office:value="482400" calcext:value-type="float">
            <text:p>482400</text:p>
          </table:table-cell>
          <table:table-cell table:formula="of:=[.B134]/[.D134]" office:value-type="float" office:value="84985.4524626866" calcext:value-type="float">
            <text:p>84,985.45</text:p>
          </table:table-cell>
          <table:table-cell table:formula="of:=[.C134]/[.D134]" office:value-type="float" office:value="658.392757170548" calcext:value-type="float">
            <text:p>658.39</text:p>
          </table:table-cell>
          <table:table-cell table:formula="of:=[.B134]/[.D134]/24" office:value-type="float" office:value="3541.06051927861" calcext:value-type="float">
            <text:p>3,541.06</text:p>
          </table:table-cell>
          <table:table-cell table:formula="of:=[.C134]/[.D134]/24" office:value-type="float" office:value="27.4330315487728" calcext:value-type="float">
            <text:p>27.43</text:p>
          </table:table-cell>
          <table:table-cell table:formula="of:=[.I133]+[.A134]*20" office:value-type="float" office:value="178220" calcext:value-type="float">
            <text:p>178220</text:p>
          </table:table-cell>
          <table:table-cell table:formula="of:=SUM([.$I$2:.$I134])" office:value-type="float" office:value="8019900" calcext:value-type="float">
            <text:p>8019900</text:p>
          </table:table-cell>
          <table:table-cell table:formula="of:=COM.MICROSOFT.CONCAT(&quot;{ &quot;; TEXT([.A134]; [.I35]); &quot;, &quot;; TEXT(FLOOR([.A134]/20; 1)+1; [.I35]); &quot;, &quot;; TEXT(MOD([.A134];20); [.I35]); &quot;, &quot;; TEXT([.I134]; [.I35]); &quot;, &quot;; TEXT([.I134]; [.I35]); &quot;, &quot;; TEXT(1000; [.I35]); &quot; },&quot;)" office:value-type="string" office:string-value="{ 133, 7, 13, 178220, 178220, 1000 }," calcext:value-type="string">
            <text:p>{ 133, 7, 13, 178220, 178220, 1000 },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5 - 2*[.$A135]^4 + 3*[.$A135]^3 - 4*[.$A135]^2 + 5*[.$A135] - 3" office:value-type="float" office:value="42566314707" calcext:value-type="float">
            <text:p>42,566,314,707</text:p>
          </table:table-cell>
          <table:table-cell table:formula="of:=2^([.$A135]/6) + 1*[.$A135]^4 - 2" office:value-type="float" office:value="327702425.899258" calcext:value-type="float">
            <text:p>327,702,426</text:p>
          </table:table-cell>
          <table:table-cell table:formula="of:=([.$A135]+1)*3600" office:value-type="float" office:value="486000" calcext:value-type="float">
            <text:p>486000</text:p>
          </table:table-cell>
          <table:table-cell table:formula="of:=[.B135]/[.D135]" office:value-type="float" office:value="87585.0096851852" calcext:value-type="float">
            <text:p>87,585.01</text:p>
          </table:table-cell>
          <table:table-cell table:formula="of:=[.C135]/[.D135]" office:value-type="float" office:value="674.284826953206" calcext:value-type="float">
            <text:p>674.28</text:p>
          </table:table-cell>
          <table:table-cell table:formula="of:=[.B135]/[.D135]/24" office:value-type="float" office:value="3649.37540354938" calcext:value-type="float">
            <text:p>3,649.38</text:p>
          </table:table-cell>
          <table:table-cell table:formula="of:=[.C135]/[.D135]/24" office:value-type="float" office:value="28.0952011230503" calcext:value-type="float">
            <text:p>28.10</text:p>
          </table:table-cell>
          <table:table-cell table:formula="of:=[.I134]+[.A135]*20" office:value-type="float" office:value="180900" calcext:value-type="float">
            <text:p>180900</text:p>
          </table:table-cell>
          <table:table-cell table:formula="of:=SUM([.$I$2:.$I135])" office:value-type="float" office:value="8200800" calcext:value-type="float">
            <text:p>8200800</text:p>
          </table:table-cell>
          <table:table-cell table:formula="of:=COM.MICROSOFT.CONCAT(&quot;{ &quot;; TEXT([.A135]; [.I36]); &quot;, &quot;; TEXT(FLOOR([.A135]/20; 1)+1; [.I36]); &quot;, &quot;; TEXT(MOD([.A135];20); [.I36]); &quot;, &quot;; TEXT([.I135]; [.I36]); &quot;, &quot;; TEXT([.I135]; [.I36]); &quot;, &quot;; TEXT(1000; [.I36]); &quot; },&quot;)" office:value-type="string" office:string-value="{ 134, 7, 14, 180900, 180900, 1000 }," calcext:value-type="string">
            <text:p>{ 134, 7, 14, 180900, 180900, 1000 },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5 - 2*[.$A136]^4 + 3*[.$A136]^3 - 4*[.$A136]^2 + 5*[.$A136] - 3" office:value-type="float" office:value="44183342022" calcext:value-type="float">
            <text:p>44,183,342,022</text:p>
          </table:table-cell>
          <table:table-cell table:formula="of:=2^([.$A136]/6) + 1*[.$A136]^4 - 2" office:value-type="float" office:value="338082264.601516" calcext:value-type="float">
            <text:p>338,082,265</text:p>
          </table:table-cell>
          <table:table-cell table:formula="of:=([.$A136]+1)*3600" office:value-type="float" office:value="489600" calcext:value-type="float">
            <text:p>489600</text:p>
          </table:table-cell>
          <table:table-cell table:formula="of:=[.B136]/[.D136]" office:value-type="float" office:value="90243.754129902" calcext:value-type="float">
            <text:p>90,243.75</text:p>
          </table:table-cell>
          <table:table-cell table:formula="of:=[.C136]/[.D136]" office:value-type="float" office:value="690.527501228586" calcext:value-type="float">
            <text:p>690.53</text:p>
          </table:table-cell>
          <table:table-cell table:formula="of:=[.B136]/[.D136]/24" office:value-type="float" office:value="3760.15642207925" calcext:value-type="float">
            <text:p>3,760.16</text:p>
          </table:table-cell>
          <table:table-cell table:formula="of:=[.C136]/[.D136]/24" office:value-type="float" office:value="28.7719792178578" calcext:value-type="float">
            <text:p>28.77</text:p>
          </table:table-cell>
          <table:table-cell table:formula="of:=[.I135]+[.A136]*20" office:value-type="float" office:value="183600" calcext:value-type="float">
            <text:p>183600</text:p>
          </table:table-cell>
          <table:table-cell table:formula="of:=SUM([.$I$2:.$I136])" office:value-type="float" office:value="8384400" calcext:value-type="float">
            <text:p>8384400</text:p>
          </table:table-cell>
          <table:table-cell table:formula="of:=COM.MICROSOFT.CONCAT(&quot;{ &quot;; TEXT([.A136]; [.I37]); &quot;, &quot;; TEXT(FLOOR([.A136]/20; 1)+1; [.I37]); &quot;, &quot;; TEXT(MOD([.A136];20); [.I37]); &quot;, &quot;; TEXT([.I136]; [.I37]); &quot;, &quot;; TEXT([.I136]; [.I37]); &quot;, &quot;; TEXT(1000; [.I37]); &quot; },&quot;)" office:value-type="string" office:string-value="{ 135, 7, 15, 183600, 183600, 1000 }," calcext:value-type="string">
            <text:p>{ 135, 7, 15, 183600, 183600, 1000 },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5 - 2*[.$A137]^4 + 3*[.$A137]^3 - 4*[.$A137]^2 + 5*[.$A137] - 3" office:value-type="float" office:value="45849143205" calcext:value-type="float">
            <text:p>45,849,143,205</text:p>
          </table:table-cell>
          <table:table-cell table:formula="of:=2^([.$A137]/6) + 1*[.$A137]^4 - 2" office:value-type="float" office:value="348760056.581874" calcext:value-type="float">
            <text:p>348,760,057</text:p>
          </table:table-cell>
          <table:table-cell table:formula="of:=([.$A137]+1)*3600" office:value-type="float" office:value="493200" calcext:value-type="float">
            <text:p>493200</text:p>
          </table:table-cell>
          <table:table-cell table:formula="of:=[.B137]/[.D137]" office:value-type="float" office:value="92962.5774635037" calcext:value-type="float">
            <text:p>92,962.58</text:p>
          </table:table-cell>
          <table:table-cell table:formula="of:=[.C137]/[.D137]" office:value-type="float" office:value="707.137178795366" calcext:value-type="float">
            <text:p>707.14</text:p>
          </table:table-cell>
          <table:table-cell table:formula="of:=[.B137]/[.D137]/24" office:value-type="float" office:value="3873.44072764599" calcext:value-type="float">
            <text:p>3,873.44</text:p>
          </table:table-cell>
          <table:table-cell table:formula="of:=[.C137]/[.D137]/24" office:value-type="float" office:value="29.4640491164736" calcext:value-type="float">
            <text:p>29.46</text:p>
          </table:table-cell>
          <table:table-cell table:formula="of:=[.I136]+[.A137]*20" office:value-type="float" office:value="186320" calcext:value-type="float">
            <text:p>186320</text:p>
          </table:table-cell>
          <table:table-cell table:formula="of:=SUM([.$I$2:.$I137])" office:value-type="float" office:value="8570720" calcext:value-type="float">
            <text:p>8570720</text:p>
          </table:table-cell>
          <table:table-cell table:formula="of:=COM.MICROSOFT.CONCAT(&quot;{ &quot;; TEXT([.A137]; [.I38]); &quot;, &quot;; TEXT(FLOOR([.A137]/20; 1)+1; [.I38]); &quot;, &quot;; TEXT(MOD([.A137];20); [.I38]); &quot;, &quot;; TEXT([.I137]; [.I38]); &quot;, &quot;; TEXT([.I137]; [.I38]); &quot;, &quot;; TEXT(1000; [.I38]); &quot; },&quot;)" office:value-type="string" office:string-value="{ 136, 7, 16, 186320, 186320, 1000 }," calcext:value-type="string">
            <text:p>{ 136, 7, 16, 186320, 186320, 1000 },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5 - 2*[.$A138]^4 + 3*[.$A138]^3 - 4*[.$A138]^2 + 5*[.$A138] - 3" office:value-type="float" office:value="47564813400" calcext:value-type="float">
            <text:p>47,564,813,400</text:p>
          </table:table-cell>
          <table:table-cell table:formula="of:=2^([.$A138]/6) + 1*[.$A138]^4 - 2" office:value-type="float" office:value="359748759.114182" calcext:value-type="float">
            <text:p>359,748,759</text:p>
          </table:table-cell>
          <table:table-cell table:formula="of:=([.$A138]+1)*3600" office:value-type="float" office:value="496800" calcext:value-type="float">
            <text:p>496800</text:p>
          </table:table-cell>
          <table:table-cell table:formula="of:=[.B138]/[.D138]" office:value-type="float" office:value="95742.3780193237" calcext:value-type="float">
            <text:p>95,742.38</text:p>
          </table:table-cell>
          <table:table-cell table:formula="of:=[.C138]/[.D138]" office:value-type="float" office:value="724.131962790221" calcext:value-type="float">
            <text:p>724.13</text:p>
          </table:table-cell>
          <table:table-cell table:formula="of:=[.B138]/[.D138]/24" office:value-type="float" office:value="3989.26575080515" calcext:value-type="float">
            <text:p>3,989.27</text:p>
          </table:table-cell>
          <table:table-cell table:formula="of:=[.C138]/[.D138]/24" office:value-type="float" office:value="30.1721651162592" calcext:value-type="float">
            <text:p>30.17</text:p>
          </table:table-cell>
          <table:table-cell table:formula="of:=[.I137]+[.A138]*20" office:value-type="float" office:value="189060" calcext:value-type="float">
            <text:p>189060</text:p>
          </table:table-cell>
          <table:table-cell table:formula="of:=SUM([.$I$2:.$I138])" office:value-type="float" office:value="8759780" calcext:value-type="float">
            <text:p>8759780</text:p>
          </table:table-cell>
          <table:table-cell table:formula="of:=COM.MICROSOFT.CONCAT(&quot;{ &quot;; TEXT([.A138]; [.I39]); &quot;, &quot;; TEXT(FLOOR([.A138]/20; 1)+1; [.I39]); &quot;, &quot;; TEXT(MOD([.A138];20); [.I39]); &quot;, &quot;; TEXT([.I138]; [.I39]); &quot;, &quot;; TEXT([.I138]; [.I39]); &quot;, &quot;; TEXT(1000; [.I39]); &quot; },&quot;)" office:value-type="string" office:string-value="{ 137, 7, 17, 189060, 189060, 1000 }," calcext:value-type="string">
            <text:p>{ 137, 7, 17, 189060, 189060, 1000 },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5 - 2*[.$A139]^4 + 3*[.$A139]^3 - 4*[.$A139]^2 + 5*[.$A139] - 3" office:value-type="float" office:value="49331464023" calcext:value-type="float">
            <text:p>49,331,464,023</text:p>
          </table:table-cell>
          <table:table-cell table:formula="of:=2^([.$A139]/6) + 1*[.$A139]^4 - 2" office:value-type="float" office:value="371062542" calcext:value-type="float">
            <text:p>371,062,542</text:p>
          </table:table-cell>
          <table:table-cell table:formula="of:=([.$A139]+1)*3600" office:value-type="float" office:value="500400" calcext:value-type="float">
            <text:p>500400</text:p>
          </table:table-cell>
          <table:table-cell table:formula="of:=[.B139]/[.D139]" office:value-type="float" office:value="98584.0607973621" calcext:value-type="float">
            <text:p>98,584.06</text:p>
          </table:table-cell>
          <table:table-cell table:formula="of:=[.C139]/[.D139]" office:value-type="float" office:value="741.53185851319" calcext:value-type="float">
            <text:p>741.53</text:p>
          </table:table-cell>
          <table:table-cell table:formula="of:=[.B139]/[.D139]/24" office:value-type="float" office:value="4107.66919989009" calcext:value-type="float">
            <text:p>4,107.67</text:p>
          </table:table-cell>
          <table:table-cell table:formula="of:=[.C139]/[.D139]/24" office:value-type="float" office:value="30.8971607713829" calcext:value-type="float">
            <text:p>30.90</text:p>
          </table:table-cell>
          <table:table-cell table:formula="of:=[.I138]+[.A139]*20" office:value-type="float" office:value="191820" calcext:value-type="float">
            <text:p>191820</text:p>
          </table:table-cell>
          <table:table-cell table:formula="of:=SUM([.$I$2:.$I139])" office:value-type="float" office:value="8951600" calcext:value-type="float">
            <text:p>8951600</text:p>
          </table:table-cell>
          <table:table-cell table:formula="of:=COM.MICROSOFT.CONCAT(&quot;{ &quot;; TEXT([.A139]; [.I40]); &quot;, &quot;; TEXT(FLOOR([.A139]/20; 1)+1; [.I40]); &quot;, &quot;; TEXT(MOD([.A139];20); [.I40]); &quot;, &quot;; TEXT([.I139]; [.I40]); &quot;, &quot;; TEXT([.I139]; [.I40]); &quot;, &quot;; TEXT(1000; [.I40]); &quot; },&quot;)" office:value-type="string" office:string-value="{ 138, 7, 18, 191820, 191820, 1000 }," calcext:value-type="string">
            <text:p>{ 138, 7, 18, 191820, 191820, 1000 },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5 - 2*[.$A140]^4 + 3*[.$A140]^3 - 4*[.$A140]^2 + 5*[.$A140] - 3" office:value-type="float" office:value="51150222882" calcext:value-type="float">
            <text:p>51,150,222,882</text:p>
          </table:table-cell>
          <table:table-cell table:formula="of:=2^([.$A140]/6) + 1*[.$A140]^4 - 2" office:value-type="float" office:value="382716933.118144" calcext:value-type="float">
            <text:p>382,716,933</text:p>
          </table:table-cell>
          <table:table-cell table:formula="of:=([.$A140]+1)*3600" office:value-type="float" office:value="504000" calcext:value-type="float">
            <text:p>504000</text:p>
          </table:table-cell>
          <table:table-cell table:formula="of:=[.B140]/[.D140]" office:value-type="float" office:value="101488.537464286" calcext:value-type="float">
            <text:p>101,488.54</text:p>
          </table:table-cell>
          <table:table-cell table:formula="of:=[.C140]/[.D140]" office:value-type="float" office:value="759.358994282033" calcext:value-type="float">
            <text:p>759.36</text:p>
          </table:table-cell>
          <table:table-cell table:formula="of:=[.B140]/[.D140]/24" office:value-type="float" office:value="4228.68906101191" calcext:value-type="float">
            <text:p>4,228.69</text:p>
          </table:table-cell>
          <table:table-cell table:formula="of:=[.C140]/[.D140]/24" office:value-type="float" office:value="31.6399580950847" calcext:value-type="float">
            <text:p>31.64</text:p>
          </table:table-cell>
          <table:table-cell table:formula="of:=[.I139]+[.A140]*20" office:value-type="float" office:value="194600" calcext:value-type="float">
            <text:p>194600</text:p>
          </table:table-cell>
          <table:table-cell table:formula="of:=SUM([.$I$2:.$I140])" office:value-type="float" office:value="9146200" calcext:value-type="float">
            <text:p>9146200</text:p>
          </table:table-cell>
          <table:table-cell table:formula="of:=COM.MICROSOFT.CONCAT(&quot;{ &quot;; TEXT([.A140]; [.I41]); &quot;, &quot;; TEXT(FLOOR([.A140]/20; 1)+1; [.I41]); &quot;, &quot;; TEXT(MOD([.A140];20); [.I41]); &quot;, &quot;; TEXT([.I140]; [.I41]); &quot;, &quot;; TEXT([.I140]; [.I41]); &quot;, &quot;; TEXT(1000; [.I41]); &quot; },&quot;)" office:value-type="string" office:string-value="{ 139, 7, 19, 194600, 194600, 1000 }," calcext:value-type="string">
            <text:p>{ 139, 7, 19, 194600, 194600, 1000 },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5 - 2*[.$A141]^4 + 3*[.$A141]^3 - 4*[.$A141]^2 + 5*[.$A141] - 3" office:value-type="float" office:value="53022234297" calcext:value-type="float">
            <text:p>53,022,234,297</text:p>
          </table:table-cell>
          <table:table-cell table:formula="of:=2^([.$A141]/6) + 1*[.$A141]^4 - 2" office:value-type="float" office:value="394728981.798517" calcext:value-type="float">
            <text:p>394,728,982</text:p>
          </table:table-cell>
          <table:table-cell table:formula="of:=([.$A141]+1)*3600" office:value-type="float" office:value="507600" calcext:value-type="float">
            <text:p>507600</text:p>
          </table:table-cell>
          <table:table-cell table:formula="of:=[.B141]/[.D141]" office:value-type="float" office:value="104456.726353428" calcext:value-type="float">
            <text:p>104,456.73</text:p>
          </table:table-cell>
          <table:table-cell table:formula="of:=[.C141]/[.D141]" office:value-type="float" office:value="777.637868003382" calcext:value-type="float">
            <text:p>777.64</text:p>
          </table:table-cell>
          <table:table-cell table:formula="of:=[.B141]/[.D141]/24" office:value-type="float" office:value="4352.3635980595" calcext:value-type="float">
            <text:p>4,352.36</text:p>
          </table:table-cell>
          <table:table-cell table:formula="of:=[.C141]/[.D141]/24" office:value-type="float" office:value="32.4015778334742" calcext:value-type="float">
            <text:p>32.40</text:p>
          </table:table-cell>
          <table:table-cell table:formula="of:=[.I140]+[.A141]*20" office:value-type="float" office:value="197400" calcext:value-type="float">
            <text:p>197400</text:p>
          </table:table-cell>
          <table:table-cell table:formula="of:=SUM([.$I$2:.$I141])" office:value-type="float" office:value="9343600" calcext:value-type="float">
            <text:p>9343600</text:p>
          </table:table-cell>
          <table:table-cell table:formula="of:=COM.MICROSOFT.CONCAT(&quot;{ &quot;; TEXT([.A141]; [.I42]); &quot;, &quot;; TEXT(FLOOR([.A141]/20; 1)+1; [.I42]); &quot;, &quot;; TEXT(MOD([.A141];20); [.I42]); &quot;, &quot;; TEXT([.I141]; [.I42]); &quot;, &quot;; TEXT([.I141]; [.I42]); &quot;, &quot;; TEXT(1000; [.I42]); &quot; },&quot;)" office:value-type="string" office:string-value="{ 140, 8, , 197400, 197400, 1000 }," calcext:value-type="string">
            <text:p>{ 140, 8, , 197400, 197400, 1000 },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5 - 2*[.$A142]^4 + 3*[.$A142]^3 - 4*[.$A142]^2 + 5*[.$A142] - 3" office:value-type="float" office:value="54948659220" calcext:value-type="float">
            <text:p>54,948,659,220</text:p>
          </table:table-cell>
          <table:table-cell table:formula="of:=2^([.$A142]/6) + 1*[.$A142]^4 - 2" office:value-type="float" office:value="407117442.203031" calcext:value-type="float">
            <text:p>407,117,442</text:p>
          </table:table-cell>
          <table:table-cell table:formula="of:=([.$A142]+1)*3600" office:value-type="float" office:value="511200" calcext:value-type="float">
            <text:p>511200</text:p>
          </table:table-cell>
          <table:table-cell table:formula="of:=[.B142]/[.D142]" office:value-type="float" office:value="107489.552464789" calcext:value-type="float">
            <text:p>107,489.55</text:p>
          </table:table-cell>
          <table:table-cell table:formula="of:=[.C142]/[.D142]" office:value-type="float" office:value="796.395622462894" calcext:value-type="float">
            <text:p>796.40</text:p>
          </table:table-cell>
          <table:table-cell table:formula="of:=[.B142]/[.D142]/24" office:value-type="float" office:value="4478.73135269953" calcext:value-type="float">
            <text:p>4,478.73</text:p>
          </table:table-cell>
          <table:table-cell table:formula="of:=[.C142]/[.D142]/24" office:value-type="float" office:value="33.1831509359539" calcext:value-type="float">
            <text:p>33.18</text:p>
          </table:table-cell>
          <table:table-cell table:formula="of:=[.I141]+[.A142]*20" office:value-type="float" office:value="200220" calcext:value-type="float">
            <text:p>200220</text:p>
          </table:table-cell>
          <table:table-cell table:formula="of:=SUM([.$I$2:.$I142])" office:value-type="float" office:value="9543820" calcext:value-type="float">
            <text:p>9543820</text:p>
          </table:table-cell>
          <table:table-cell table:formula="of:=COM.MICROSOFT.CONCAT(&quot;{ &quot;; TEXT([.A142]; [.I43]); &quot;, &quot;; TEXT(FLOOR([.A142]/20; 1)+1; [.I43]); &quot;, &quot;; TEXT(MOD([.A142];20); [.I43]); &quot;, &quot;; TEXT([.I142]; [.I43]); &quot;, &quot;; TEXT([.I142]; [.I43]); &quot;, &quot;; TEXT(1000; [.I43]); &quot; },&quot;)" office:value-type="string" office:string-value="{ 141, 8, 1, 200220, 200220, 1000 }," calcext:value-type="string">
            <text:p>{ 141, 8, 1, 200220, 200220, 1000 },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5 - 2*[.$A143]^4 + 3*[.$A143]^3 - 4*[.$A143]^2 + 5*[.$A143] - 3" office:value-type="float" office:value="56930675355" calcext:value-type="float">
            <text:p>56,930,675,355</text:p>
          </table:table-cell>
          <table:table-cell table:formula="of:=2^([.$A143]/6) + 1*[.$A143]^4 - 2" office:value-type="float" office:value="419902979.163749" calcext:value-type="float">
            <text:p>419,902,979</text:p>
          </table:table-cell>
          <table:table-cell table:formula="of:=([.$A143]+1)*3600" office:value-type="float" office:value="514800" calcext:value-type="float">
            <text:p>514800</text:p>
          </table:table-cell>
          <table:table-cell table:formula="of:=[.B143]/[.D143]" office:value-type="float" office:value="110587.947465035" calcext:value-type="float">
            <text:p>110,587.95</text:p>
          </table:table-cell>
          <table:table-cell table:formula="of:=[.C143]/[.D143]" office:value-type="float" office:value="815.662352687935" calcext:value-type="float">
            <text:p>815.66</text:p>
          </table:table-cell>
          <table:table-cell table:formula="of:=[.B143]/[.D143]/24" office:value-type="float" office:value="4607.83114437646" calcext:value-type="float">
            <text:p>4,607.83</text:p>
          </table:table-cell>
          <table:table-cell table:formula="of:=[.C143]/[.D143]/24" office:value-type="float" office:value="33.9859313619973" calcext:value-type="float">
            <text:p>33.99</text:p>
          </table:table-cell>
          <table:table-cell table:formula="of:=[.I142]+[.A143]*20" office:value-type="float" office:value="203060" calcext:value-type="float">
            <text:p>203060</text:p>
          </table:table-cell>
          <table:table-cell table:formula="of:=SUM([.$I$2:.$I143])" office:value-type="float" office:value="9746880" calcext:value-type="float">
            <text:p>9746880</text:p>
          </table:table-cell>
          <table:table-cell table:formula="of:=COM.MICROSOFT.CONCAT(&quot;{ &quot;; TEXT([.A143]; [.I44]); &quot;, &quot;; TEXT(FLOOR([.A143]/20; 1)+1; [.I44]); &quot;, &quot;; TEXT(MOD([.A143];20); [.I44]); &quot;, &quot;; TEXT([.I143]; [.I44]); &quot;, &quot;; TEXT([.I143]; [.I44]); &quot;, &quot;; TEXT(1000; [.I44]); &quot; },&quot;)" office:value-type="string" office:string-value="{ 142, 8, 2, 203060, 203060, 1000 }," calcext:value-type="string">
            <text:p>{ 142, 8, 2, 203060, 203060, 1000 },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5 - 2*[.$A144]^4 + 3*[.$A144]^3 - 4*[.$A144]^2 + 5*[.$A144] - 3" office:value-type="float" office:value="58969477278" calcext:value-type="float">
            <text:p>58,969,477,278</text:p>
          </table:table-cell>
          <table:table-cell table:formula="of:=2^([.$A144]/6) + 1*[.$A144]^4 - 2" office:value-type="float" office:value="433108399.228364" calcext:value-type="float">
            <text:p>433,108,399</text:p>
          </table:table-cell>
          <table:table-cell table:formula="of:=([.$A144]+1)*3600" office:value-type="float" office:value="518400" calcext:value-type="float">
            <text:p>518400</text:p>
          </table:table-cell>
          <table:table-cell table:formula="of:=[.B144]/[.D144]" office:value-type="float" office:value="113752.8496875" calcext:value-type="float">
            <text:p>113,752.85</text:p>
          </table:table-cell>
          <table:table-cell table:formula="of:=[.C144]/[.D144]" office:value-type="float" office:value="835.471449128788" calcext:value-type="float">
            <text:p>835.47</text:p>
          </table:table-cell>
          <table:table-cell table:formula="of:=[.B144]/[.D144]/24" office:value-type="float" office:value="4739.7020703125" calcext:value-type="float">
            <text:p>4,739.70</text:p>
          </table:table-cell>
          <table:table-cell table:formula="of:=[.C144]/[.D144]/24" office:value-type="float" office:value="34.8113103803662" calcext:value-type="float">
            <text:p>34.81</text:p>
          </table:table-cell>
          <table:table-cell table:formula="of:=[.I143]+[.A144]*20" office:value-type="float" office:value="205920" calcext:value-type="float">
            <text:p>205920</text:p>
          </table:table-cell>
          <table:table-cell table:formula="of:=SUM([.$I$2:.$I144])" office:value-type="float" office:value="9952800" calcext:value-type="float">
            <text:p>9952800</text:p>
          </table:table-cell>
          <table:table-cell table:formula="of:=COM.MICROSOFT.CONCAT(&quot;{ &quot;; TEXT([.A144]; [.I45]); &quot;, &quot;; TEXT(FLOOR([.A144]/20; 1)+1; [.I45]); &quot;, &quot;; TEXT(MOD([.A144];20); [.I45]); &quot;, &quot;; TEXT([.I144]; [.I45]); &quot;, &quot;; TEXT([.I144]; [.I45]); &quot;, &quot;; TEXT(1000; [.I45]); &quot; },&quot;)" office:value-type="string" office:string-value="{ 143, 8, 3, 205920, 205920, 1000 }," calcext:value-type="string">
            <text:p>{ 143, 8, 3, 205920, 205920, 1000 },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5 - 2*[.$A145]^4 + 3*[.$A145]^3 - 4*[.$A145]^2 + 5*[.$A145] - 3" office:value-type="float" office:value="61066276557" calcext:value-type="float">
            <text:p>61,066,276,557</text:p>
          </table:table-cell>
          <table:table-cell table:formula="of:=2^([.$A145]/6) + 1*[.$A145]^4 - 2" office:value-type="float" office:value="446758910" calcext:value-type="float">
            <text:p>446,758,910</text:p>
          </table:table-cell>
          <table:table-cell table:formula="of:=([.$A145]+1)*3600" office:value-type="float" office:value="522000" calcext:value-type="float">
            <text:p>522000</text:p>
          </table:table-cell>
          <table:table-cell table:formula="of:=[.B145]/[.D145]" office:value-type="float" office:value="116985.204132184" calcext:value-type="float">
            <text:p>116,985.20</text:p>
          </table:table-cell>
          <table:table-cell table:formula="of:=[.C145]/[.D145]" office:value-type="float" office:value="855.859980842912" calcext:value-type="float">
            <text:p>855.86</text:p>
          </table:table-cell>
          <table:table-cell table:formula="of:=[.B145]/[.D145]/24" office:value-type="float" office:value="4874.38350550766" calcext:value-type="float">
            <text:p>4,874.38</text:p>
          </table:table-cell>
          <table:table-cell table:formula="of:=[.C145]/[.D145]/24" office:value-type="float" office:value="35.6608325351213" calcext:value-type="float">
            <text:p>35.66</text:p>
          </table:table-cell>
          <table:table-cell table:formula="of:=[.I144]+[.A145]*20" office:value-type="float" office:value="208800" calcext:value-type="float">
            <text:p>208800</text:p>
          </table:table-cell>
          <table:table-cell table:formula="of:=SUM([.$I$2:.$I145])" office:value-type="float" office:value="10161600" calcext:value-type="float">
            <text:p>10161600</text:p>
          </table:table-cell>
          <table:table-cell table:formula="of:=COM.MICROSOFT.CONCAT(&quot;{ &quot;; TEXT([.A145]; [.I46]); &quot;, &quot;; TEXT(FLOOR([.A145]/20; 1)+1; [.I46]); &quot;, &quot;; TEXT(MOD([.A145];20); [.I46]); &quot;, &quot;; TEXT([.I145]; [.I46]); &quot;, &quot;; TEXT([.I145]; [.I46]); &quot;, &quot;; TEXT(1000; [.I46]); &quot; },&quot;)" office:value-type="string" office:string-value="{ 144, 8, 4, 208800, 208800, 1000 }," calcext:value-type="string">
            <text:p>{ 144, 8, 4, 208800, 208800, 1000 },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5 - 2*[.$A146]^4 + 3*[.$A146]^3 - 4*[.$A146]^2 + 5*[.$A146] - 3" office:value-type="float" office:value="63222301872" calcext:value-type="float">
            <text:p>63,222,301,872</text:p>
          </table:table-cell>
          <table:table-cell table:formula="of:=2^([.$A146]/6) + 1*[.$A146]^4 - 2" office:value-type="float" office:value="460882411.236289" calcext:value-type="float">
            <text:p>460,882,411</text:p>
          </table:table-cell>
          <table:table-cell table:formula="of:=([.$A146]+1)*3600" office:value-type="float" office:value="525600" calcext:value-type="float">
            <text:p>525600</text:p>
          </table:table-cell>
          <table:table-cell table:formula="of:=[.B146]/[.D146]" office:value-type="float" office:value="120285.962465753" calcext:value-type="float">
            <text:p>120,285.96</text:p>
          </table:table-cell>
          <table:table-cell table:formula="of:=[.C146]/[.D146]" office:value-type="float" office:value="876.869123356714" calcext:value-type="float">
            <text:p>876.87</text:p>
          </table:table-cell>
          <table:table-cell table:formula="of:=[.B146]/[.D146]/24" office:value-type="float" office:value="5011.91510273973" calcext:value-type="float">
            <text:p>5,011.92</text:p>
          </table:table-cell>
          <table:table-cell table:formula="of:=[.C146]/[.D146]/24" office:value-type="float" office:value="36.5362134731964" calcext:value-type="float">
            <text:p>36.54</text:p>
          </table:table-cell>
          <table:table-cell table:formula="of:=[.I145]+[.A146]*20" office:value-type="float" office:value="211700" calcext:value-type="float">
            <text:p>211700</text:p>
          </table:table-cell>
          <table:table-cell table:formula="of:=SUM([.$I$2:.$I146])" office:value-type="float" office:value="10373300" calcext:value-type="float">
            <text:p>10373300</text:p>
          </table:table-cell>
          <table:table-cell table:formula="of:=COM.MICROSOFT.CONCAT(&quot;{ &quot;; TEXT([.A146]; [.I47]); &quot;, &quot;; TEXT(FLOOR([.A146]/20; 1)+1; [.I47]); &quot;, &quot;; TEXT(MOD([.A146];20); [.I47]); &quot;, &quot;; TEXT([.I146]; [.I47]); &quot;, &quot;; TEXT([.I146]; [.I47]); &quot;, &quot;; TEXT(1000; [.I47]); &quot; },&quot;)" office:value-type="string" office:string-value="{ 145, 8, 5, 211700, 211700, 1000 }," calcext:value-type="string">
            <text:p>{ 145, 8, 5, 211700, 211700, 1000 },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5 - 2*[.$A147]^4 + 3*[.$A147]^3 - 4*[.$A147]^2 + 5*[.$A147] - 3" office:value-type="float" office:value="65438799135" calcext:value-type="float">
            <text:p>65,438,799,135</text:p>
          </table:table-cell>
          <table:table-cell table:formula="of:=2^([.$A147]/6) + 1*[.$A147]^4 - 2" office:value-type="float" office:value="475509821.597033" calcext:value-type="float">
            <text:p>475,509,822</text:p>
          </table:table-cell>
          <table:table-cell table:formula="of:=([.$A147]+1)*3600" office:value-type="float" office:value="529200" calcext:value-type="float">
            <text:p>529200</text:p>
          </table:table-cell>
          <table:table-cell table:formula="of:=[.B147]/[.D147]" office:value-type="float" office:value="123656.083021542" calcext:value-type="float">
            <text:p>123,656.08</text:p>
          </table:table-cell>
          <table:table-cell table:formula="of:=[.C147]/[.D147]" office:value-type="float" office:value="898.544636426744" calcext:value-type="float">
            <text:p>898.54</text:p>
          </table:table-cell>
          <table:table-cell table:formula="of:=[.B147]/[.D147]/24" office:value-type="float" office:value="5152.33679256425" calcext:value-type="float">
            <text:p>5,152.34</text:p>
          </table:table-cell>
          <table:table-cell table:formula="of:=[.C147]/[.D147]/24" office:value-type="float" office:value="37.4393598511143" calcext:value-type="float">
            <text:p>37.44</text:p>
          </table:table-cell>
          <table:table-cell table:formula="of:=[.I146]+[.A147]*20" office:value-type="float" office:value="214620" calcext:value-type="float">
            <text:p>214620</text:p>
          </table:table-cell>
          <table:table-cell table:formula="of:=SUM([.$I$2:.$I147])" office:value-type="float" office:value="10587920" calcext:value-type="float">
            <text:p>10587920</text:p>
          </table:table-cell>
          <table:table-cell table:formula="of:=COM.MICROSOFT.CONCAT(&quot;{ &quot;; TEXT([.A147]; [.I48]); &quot;, &quot;; TEXT(FLOOR([.A147]/20; 1)+1; [.I48]); &quot;, &quot;; TEXT(MOD([.A147];20); [.I48]); &quot;, &quot;; TEXT([.I147]; [.I48]); &quot;, &quot;; TEXT([.I147]; [.I48]); &quot;, &quot;; TEXT(1000; [.I48]); &quot; },&quot;)" office:value-type="string" office:string-value="{ 146, 8, 6, 214620, 214620, 1000 }," calcext:value-type="string">
            <text:p>{ 146, 8, 6, 214620, 214620, 1000 },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5 - 2*[.$A148]^4 + 3*[.$A148]^3 - 4*[.$A148]^2 + 5*[.$A148] - 3" office:value-type="float" office:value="67717031610" calcext:value-type="float">
            <text:p>67,717,031,610</text:p>
          </table:table-cell>
          <table:table-cell table:formula="of:=2^([.$A148]/6) + 1*[.$A148]^4 - 2" office:value-type="float" office:value="490675445.406063" calcext:value-type="float">
            <text:p>490,675,445</text:p>
          </table:table-cell>
          <table:table-cell table:formula="of:=([.$A148]+1)*3600" office:value-type="float" office:value="532800" calcext:value-type="float">
            <text:p>532800</text:p>
          </table:table-cell>
          <table:table-cell table:formula="of:=[.B148]/[.D148]" office:value-type="float" office:value="127096.53079955" calcext:value-type="float">
            <text:p>127,096.53</text:p>
          </table:table-cell>
          <table:table-cell table:formula="of:=[.C148]/[.D148]" office:value-type="float" office:value="920.937397533902" calcext:value-type="float">
            <text:p>920.94</text:p>
          </table:table-cell>
          <table:table-cell table:formula="of:=[.B148]/[.D148]/24" office:value-type="float" office:value="5295.68878331457" calcext:value-type="float">
            <text:p>5,295.69</text:p>
          </table:table-cell>
          <table:table-cell table:formula="of:=[.C148]/[.D148]/24" office:value-type="float" office:value="38.3723915639126" calcext:value-type="float">
            <text:p>38.37</text:p>
          </table:table-cell>
          <table:table-cell table:formula="of:=[.I147]+[.A148]*20" office:value-type="float" office:value="217560" calcext:value-type="float">
            <text:p>217560</text:p>
          </table:table-cell>
          <table:table-cell table:formula="of:=SUM([.$I$2:.$I148])" office:value-type="float" office:value="10805480" calcext:value-type="float">
            <text:p>10805480</text:p>
          </table:table-cell>
          <table:table-cell table:formula="of:=COM.MICROSOFT.CONCAT(&quot;{ &quot;; TEXT([.A148]; [.I49]); &quot;, &quot;; TEXT(FLOOR([.A148]/20; 1)+1; [.I49]); &quot;, &quot;; TEXT(MOD([.A148];20); [.I49]); &quot;, &quot;; TEXT([.I148]; [.I49]); &quot;, &quot;; TEXT([.I148]; [.I49]); &quot;, &quot;; TEXT(1000; [.I49]); &quot; },&quot;)" office:value-type="string" office:string-value="{ 147, 8, 7, 217560, 217560, 1000 }," calcext:value-type="string">
            <text:p>{ 147, 8, 7, 217560, 217560, 1000 },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5 - 2*[.$A149]^4 + 3*[.$A149]^3 - 4*[.$A149]^2 + 5*[.$A149] - 3" office:value-type="float" office:value="70058280033" calcext:value-type="float">
            <text:p>70,058,280,033</text:p>
          </table:table-cell>
          <table:table-cell table:formula="of:=2^([.$A149]/6) + 1*[.$A149]^4 - 2" office:value-type="float" office:value="506417384.327498" calcext:value-type="float">
            <text:p>506,417,384</text:p>
          </table:table-cell>
          <table:table-cell table:formula="of:=([.$A149]+1)*3600" office:value-type="float" office:value="536400" calcext:value-type="float">
            <text:p>536400</text:p>
          </table:table-cell>
          <table:table-cell table:formula="of:=[.B149]/[.D149]" office:value-type="float" office:value="130608.277466443" calcext:value-type="float">
            <text:p>130,608.28</text:p>
          </table:table-cell>
          <table:table-cell table:formula="of:=[.C149]/[.D149]" office:value-type="float" office:value="944.103997627699" calcext:value-type="float">
            <text:p>944.10</text:p>
          </table:table-cell>
          <table:table-cell table:formula="of:=[.B149]/[.D149]/24" office:value-type="float" office:value="5442.01156110179" calcext:value-type="float">
            <text:p>5,442.01</text:p>
          </table:table-cell>
          <table:table-cell table:formula="of:=[.C149]/[.D149]/24" office:value-type="float" office:value="39.3376665678208" calcext:value-type="float">
            <text:p>39.34</text:p>
          </table:table-cell>
          <table:table-cell table:formula="of:=[.I148]+[.A149]*20" office:value-type="float" office:value="220520" calcext:value-type="float">
            <text:p>220520</text:p>
          </table:table-cell>
          <table:table-cell table:formula="of:=SUM([.$I$2:.$I149])" office:value-type="float" office:value="11026000" calcext:value-type="float">
            <text:p>11026000</text:p>
          </table:table-cell>
          <table:table-cell table:formula="of:=COM.MICROSOFT.CONCAT(&quot;{ &quot;; TEXT([.A149]; [.I50]); &quot;, &quot;; TEXT(FLOOR([.A149]/20; 1)+1; [.I50]); &quot;, &quot;; TEXT(MOD([.A149];20); [.I50]); &quot;, &quot;; TEXT([.I149]; [.I50]); &quot;, &quot;; TEXT([.I149]; [.I50]); &quot;, &quot;; TEXT(1000; [.I50]); &quot; },&quot;)" office:value-type="string" office:string-value="{ 148, 8, 8, 220520, 220520, 1000 }," calcext:value-type="string">
            <text:p>{ 148, 8, 8, 220520, 220520, 1000 },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5 - 2*[.$A150]^4 + 3*[.$A150]^3 - 4*[.$A150]^2 + 5*[.$A150] - 3" office:value-type="float" office:value="72463842732" calcext:value-type="float">
            <text:p>72,463,842,732</text:p>
          </table:table-cell>
          <table:table-cell table:formula="of:=2^([.$A150]/6) + 1*[.$A150]^4 - 2" office:value-type="float" office:value="522777999.456727" calcext:value-type="float">
            <text:p>522,777,999</text:p>
          </table:table-cell>
          <table:table-cell table:formula="of:=([.$A150]+1)*3600" office:value-type="float" office:value="540000" calcext:value-type="float">
            <text:p>540000</text:p>
          </table:table-cell>
          <table:table-cell table:formula="of:=[.B150]/[.D150]" office:value-type="float" office:value="134192.301355556" calcext:value-type="float">
            <text:p>134,192.30</text:p>
          </table:table-cell>
          <table:table-cell table:formula="of:=[.C150]/[.D150]" office:value-type="float" office:value="968.107406401347" calcext:value-type="float">
            <text:p>968.11</text:p>
          </table:table-cell>
          <table:table-cell table:formula="of:=[.B150]/[.D150]/24" office:value-type="float" office:value="5591.34588981482" calcext:value-type="float">
            <text:p>5,591.35</text:p>
          </table:table-cell>
          <table:table-cell table:formula="of:=[.C150]/[.D150]/24" office:value-type="float" office:value="40.3378086000561" calcext:value-type="float">
            <text:p>40.34</text:p>
          </table:table-cell>
          <table:table-cell table:formula="of:=[.I149]+[.A150]*20" office:value-type="float" office:value="223500" calcext:value-type="float">
            <text:p>223500</text:p>
          </table:table-cell>
          <table:table-cell table:formula="of:=SUM([.$I$2:.$I150])" office:value-type="float" office:value="11249500" calcext:value-type="float">
            <text:p>11249500</text:p>
          </table:table-cell>
          <table:table-cell table:formula="of:=COM.MICROSOFT.CONCAT(&quot;{ &quot;; TEXT([.A150]; [.I51]); &quot;, &quot;; TEXT(FLOOR([.A150]/20; 1)+1; [.I51]); &quot;, &quot;; TEXT(MOD([.A150];20); [.I51]); &quot;, &quot;; TEXT([.I150]; [.I51]); &quot;, &quot;; TEXT([.I150]; [.I51]); &quot;, &quot;; TEXT(1000; [.I51]); &quot; },&quot;)" office:value-type="string" office:string-value="{ 149, 8, 9, 223500, 223500, 1000 }," calcext:value-type="string">
            <text:p>{ 149, 8, 9, 223500, 223500, 1000 },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5 - 2*[.$A151]^4 + 3*[.$A151]^3 - 4*[.$A151]^2 + 5*[.$A151] - 3" office:value-type="float" office:value="74935035747" calcext:value-type="float">
            <text:p>74,935,035,747</text:p>
          </table:table-cell>
          <table:table-cell table:formula="of:=2^([.$A151]/6) + 1*[.$A151]^4 - 2" office:value-type="float" office:value="539804430" calcext:value-type="float">
            <text:p>539,804,430</text:p>
          </table:table-cell>
          <table:table-cell table:formula="of:=([.$A151]+1)*3600" office:value-type="float" office:value="543600" calcext:value-type="float">
            <text:p>543600</text:p>
          </table:table-cell>
          <table:table-cell table:formula="of:=[.B151]/[.D151]" office:value-type="float" office:value="137849.587466887" calcext:value-type="float">
            <text:p>137,849.59</text:p>
          </table:table-cell>
          <table:table-cell table:formula="of:=[.C151]/[.D151]" office:value-type="float" office:value="993.017715231788" calcext:value-type="float">
            <text:p>993.02</text:p>
          </table:table-cell>
          <table:table-cell table:formula="of:=[.B151]/[.D151]/24" office:value-type="float" office:value="5743.73281112031" calcext:value-type="float">
            <text:p>5,743.73</text:p>
          </table:table-cell>
          <table:table-cell table:formula="of:=[.C151]/[.D151]/24" office:value-type="float" office:value="41.3757381346578" calcext:value-type="float">
            <text:p>41.38</text:p>
          </table:table-cell>
          <table:table-cell table:formula="of:=[.I150]+[.A151]*20" office:value-type="float" office:value="226500" calcext:value-type="float">
            <text:p>226500</text:p>
          </table:table-cell>
          <table:table-cell table:formula="of:=SUM([.$I$2:.$I151])" office:value-type="float" office:value="11476000" calcext:value-type="float">
            <text:p>11476000</text:p>
          </table:table-cell>
          <table:table-cell table:formula="of:=COM.MICROSOFT.CONCAT(&quot;{ &quot;; TEXT([.A151]; [.I52]); &quot;, &quot;; TEXT(FLOOR([.A151]/20; 1)+1; [.I52]); &quot;, &quot;; TEXT(MOD([.A151];20); [.I52]); &quot;, &quot;; TEXT([.I151]; [.I52]); &quot;, &quot;; TEXT([.I151]; [.I52]); &quot;, &quot;; TEXT(1000; [.I52]); &quot; },&quot;)" office:value-type="string" office:string-value="{ 150, 8, 10, 226500, 226500, 1000 }," calcext:value-type="string">
            <text:p>{ 150, 8, 10, 226500, 226500, 1000 },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5 - 2*[.$A152]^4 + 3*[.$A152]^3 - 4*[.$A152]^2 + 5*[.$A152] - 3" office:value-type="float" office:value="77473192950" calcext:value-type="float">
            <text:p>77,473,192,950</text:p>
          </table:table-cell>
          <table:table-cell table:formula="of:=2^([.$A152]/6) + 1*[.$A152]^4 - 2" office:value-type="float" office:value="557549175.472578" calcext:value-type="float">
            <text:p>557,549,175</text:p>
          </table:table-cell>
          <table:table-cell table:formula="of:=([.$A152]+1)*3600" office:value-type="float" office:value="547200" calcext:value-type="float">
            <text:p>547200</text:p>
          </table:table-cell>
          <table:table-cell table:formula="of:=[.B152]/[.D152]" office:value-type="float" office:value="141581.127467105" calcext:value-type="float">
            <text:p>141,581.13</text:p>
          </table:table-cell>
          <table:table-cell table:formula="of:=[.C152]/[.D152]" office:value-type="float" office:value="1018.9129668724" calcext:value-type="float">
            <text:p>1,018.91</text:p>
          </table:table-cell>
          <table:table-cell table:formula="of:=[.B152]/[.D152]/24" office:value-type="float" office:value="5899.21364446272" calcext:value-type="float">
            <text:p>5,899.21</text:p>
          </table:table-cell>
          <table:table-cell table:formula="of:=[.C152]/[.D152]/24" office:value-type="float" office:value="42.4547069530167" calcext:value-type="float">
            <text:p>42.45</text:p>
          </table:table-cell>
          <table:table-cell table:formula="of:=[.I151]+[.A152]*20" office:value-type="float" office:value="229520" calcext:value-type="float">
            <text:p>229520</text:p>
          </table:table-cell>
          <table:table-cell table:formula="of:=SUM([.$I$2:.$I152])" office:value-type="float" office:value="11705520" calcext:value-type="float">
            <text:p>11705520</text:p>
          </table:table-cell>
          <table:table-cell table:formula="of:=COM.MICROSOFT.CONCAT(&quot;{ &quot;; TEXT([.A152]; [.I53]); &quot;, &quot;; TEXT(FLOOR([.A152]/20; 1)+1; [.I53]); &quot;, &quot;; TEXT(MOD([.A152];20); [.I53]); &quot;, &quot;; TEXT([.I152]; [.I53]); &quot;, &quot;; TEXT([.I152]; [.I53]); &quot;, &quot;; TEXT(1000; [.I53]); &quot; },&quot;)" office:value-type="string" office:string-value="{ 151, 8, 11, 229520, 229520, 1000 }," calcext:value-type="string">
            <text:p>{ 151, 8, 11, 229520, 229520, 1000 },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5 - 2*[.$A153]^4 + 3*[.$A153]^3 - 4*[.$A153]^2 + 5*[.$A153] - 3" office:value-type="float" office:value="80079666165" calcext:value-type="float">
            <text:p>80,079,666,165</text:p>
          </table:table-cell>
          <table:table-cell table:formula="of:=2^([.$A153]/6) + 1*[.$A153]^4 - 2" office:value-type="float" office:value="576070749.194066" calcext:value-type="float">
            <text:p>576,070,749</text:p>
          </table:table-cell>
          <table:table-cell table:formula="of:=([.$A153]+1)*3600" office:value-type="float" office:value="550800" calcext:value-type="float">
            <text:p>550800</text:p>
          </table:table-cell>
          <table:table-cell table:formula="of:=[.B153]/[.D153]" office:value-type="float" office:value="145387.919689543" calcext:value-type="float">
            <text:p>145,387.92</text:p>
          </table:table-cell>
          <table:table-cell table:formula="of:=[.C153]/[.D153]" office:value-type="float" office:value="1045.88008205168" calcext:value-type="float">
            <text:p>1,045.88</text:p>
          </table:table-cell>
          <table:table-cell table:formula="of:=[.B153]/[.D153]/24" office:value-type="float" office:value="6057.82998706427" calcext:value-type="float">
            <text:p>6,057.83</text:p>
          </table:table-cell>
          <table:table-cell table:formula="of:=[.C153]/[.D153]/24" office:value-type="float" office:value="43.5783367521534" calcext:value-type="float">
            <text:p>43.58</text:p>
          </table:table-cell>
          <table:table-cell table:formula="of:=[.I152]+[.A153]*20" office:value-type="float" office:value="232560" calcext:value-type="float">
            <text:p>232560</text:p>
          </table:table-cell>
          <table:table-cell table:formula="of:=SUM([.$I$2:.$I153])" office:value-type="float" office:value="11938080" calcext:value-type="float">
            <text:p>11938080</text:p>
          </table:table-cell>
          <table:table-cell table:formula="of:=COM.MICROSOFT.CONCAT(&quot;{ &quot;; TEXT([.A153]; [.I54]); &quot;, &quot;; TEXT(FLOOR([.A153]/20; 1)+1; [.I54]); &quot;, &quot;; TEXT(MOD([.A153];20); [.I54]); &quot;, &quot;; TEXT([.I153]; [.I54]); &quot;, &quot;; TEXT([.I153]; [.I54]); &quot;, &quot;; TEXT(1000; [.I54]); &quot; },&quot;)" office:value-type="string" office:string-value="{ 152, 8, 12, 232560, 232560, 1000 }," calcext:value-type="string">
            <text:p>{ 152, 8, 12, 232560, 232560, 1000 },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5 - 2*[.$A154]^4 + 3*[.$A154]^3 - 4*[.$A154]^2 + 5*[.$A154] - 3" office:value-type="float" office:value="82755825288" calcext:value-type="float">
            <text:p>82,755,825,288</text:p>
          </table:table-cell>
          <table:table-cell table:formula="of:=2^([.$A154]/6) + 1*[.$A154]^4 - 2" office:value-type="float" office:value="595434411.812126" calcext:value-type="float">
            <text:p>595,434,412</text:p>
          </table:table-cell>
          <table:table-cell table:formula="of:=([.$A154]+1)*3600" office:value-type="float" office:value="554400" calcext:value-type="float">
            <text:p>554400</text:p>
          </table:table-cell>
          <table:table-cell table:formula="of:=[.B154]/[.D154]" office:value-type="float" office:value="149270.969134199" calcext:value-type="float">
            <text:p>149,270.97</text:p>
          </table:table-cell>
          <table:table-cell table:formula="of:=[.C154]/[.D154]" office:value-type="float" office:value="1074.01589432202" calcext:value-type="float">
            <text:p>1,074.02</text:p>
          </table:table-cell>
          <table:table-cell table:formula="of:=[.B154]/[.D154]/24" office:value-type="float" office:value="6219.62371392496" calcext:value-type="float">
            <text:p>6,219.62</text:p>
          </table:table-cell>
          <table:table-cell table:formula="of:=[.C154]/[.D154]/24" office:value-type="float" office:value="44.7506622634174" calcext:value-type="float">
            <text:p>44.75</text:p>
          </table:table-cell>
          <table:table-cell table:formula="of:=[.I153]+[.A154]*20" office:value-type="float" office:value="235620" calcext:value-type="float">
            <text:p>235620</text:p>
          </table:table-cell>
          <table:table-cell table:formula="of:=SUM([.$I$2:.$I154])" office:value-type="float" office:value="12173700" calcext:value-type="float">
            <text:p>12173700</text:p>
          </table:table-cell>
          <table:table-cell table:formula="of:=COM.MICROSOFT.CONCAT(&quot;{ &quot;; TEXT([.A154]; [.I55]); &quot;, &quot;; TEXT(FLOOR([.A154]/20; 1)+1; [.I55]); &quot;, &quot;; TEXT(MOD([.A154];20); [.I55]); &quot;, &quot;; TEXT([.I154]; [.I55]); &quot;, &quot;; TEXT([.I154]; [.I55]); &quot;, &quot;; TEXT(1000; [.I55]); &quot; },&quot;)" office:value-type="string" office:string-value="{ 153, 8, 13, 235620, 235620, 1000 }," calcext:value-type="string">
            <text:p>{ 153, 8, 13, 235620, 235620, 1000 },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5 - 2*[.$A155]^4 + 3*[.$A155]^3 - 4*[.$A155]^2 + 5*[.$A155] - 3" office:value-type="float" office:value="85503058407" calcext:value-type="float">
            <text:p>85,503,058,407</text:p>
          </table:table-cell>
          <table:table-cell table:formula="of:=2^([.$A155]/6) + 1*[.$A155]^4 - 2" office:value-type="float" office:value="615712994.654995" calcext:value-type="float">
            <text:p>615,712,995</text:p>
          </table:table-cell>
          <table:table-cell table:formula="of:=([.$A155]+1)*3600" office:value-type="float" office:value="558000" calcext:value-type="float">
            <text:p>558000</text:p>
          </table:table-cell>
          <table:table-cell table:formula="of:=[.B155]/[.D155]" office:value-type="float" office:value="153231.287467742" calcext:value-type="float">
            <text:p>153,231.29</text:p>
          </table:table-cell>
          <table:table-cell table:formula="of:=[.C155]/[.D155]" office:value-type="float" office:value="1103.42830583333" calcext:value-type="float">
            <text:p>1,103.43</text:p>
          </table:table-cell>
          <table:table-cell table:formula="of:=[.B155]/[.D155]/24" office:value-type="float" office:value="6384.63697782258" calcext:value-type="float">
            <text:p>6,384.64</text:p>
          </table:table-cell>
          <table:table-cell table:formula="of:=[.C155]/[.D155]/24" office:value-type="float" office:value="45.9761794097219" calcext:value-type="float">
            <text:p>45.98</text:p>
          </table:table-cell>
          <table:table-cell table:formula="of:=[.I154]+[.A155]*20" office:value-type="float" office:value="238700" calcext:value-type="float">
            <text:p>238700</text:p>
          </table:table-cell>
          <table:table-cell table:formula="of:=SUM([.$I$2:.$I155])" office:value-type="float" office:value="12412400" calcext:value-type="float">
            <text:p>12412400</text:p>
          </table:table-cell>
          <table:table-cell table:formula="of:=COM.MICROSOFT.CONCAT(&quot;{ &quot;; TEXT([.A155]; [.I56]); &quot;, &quot;; TEXT(FLOOR([.A155]/20; 1)+1; [.I56]); &quot;, &quot;; TEXT(MOD([.A155];20); [.I56]); &quot;, &quot;; TEXT([.I155]; [.I56]); &quot;, &quot;; TEXT([.I155]; [.I56]); &quot;, &quot;; TEXT(1000; [.I56]); &quot; },&quot;)" office:value-type="string" office:string-value="{ 154, 8, 14, 238700, 238700, 1000 }," calcext:value-type="string">
            <text:p>{ 154, 8, 14, 238700, 238700, 1000 },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5 - 2*[.$A156]^4 + 3*[.$A156]^3 - 4*[.$A156]^2 + 5*[.$A156] - 3" office:value-type="float" office:value="88322771922" calcext:value-type="float">
            <text:p>88,322,771,922</text:p>
          </table:table-cell>
          <table:table-cell table:formula="of:=2^([.$A156]/6) + 1*[.$A156]^4 - 2" office:value-type="float" office:value="636987823.913454" calcext:value-type="float">
            <text:p>636,987,824</text:p>
          </table:table-cell>
          <table:table-cell table:formula="of:=([.$A156]+1)*3600" office:value-type="float" office:value="561600" calcext:value-type="float">
            <text:p>561600</text:p>
          </table:table-cell>
          <table:table-cell table:formula="of:=[.B156]/[.D156]" office:value-type="float" office:value="157269.893023504" calcext:value-type="float">
            <text:p>157,269.89</text:p>
          </table:table-cell>
          <table:table-cell table:formula="of:=[.C156]/[.D156]" office:value-type="float" office:value="1134.23757819347" calcext:value-type="float">
            <text:p>1,134.24</text:p>
          </table:table-cell>
          <table:table-cell table:formula="of:=[.B156]/[.D156]/24" office:value-type="float" office:value="6552.91220931268" calcext:value-type="float">
            <text:p>6,552.91</text:p>
          </table:table-cell>
          <table:table-cell table:formula="of:=[.C156]/[.D156]/24" office:value-type="float" office:value="47.2598990913947" calcext:value-type="float">
            <text:p>47.26</text:p>
          </table:table-cell>
          <table:table-cell table:formula="of:=[.I155]+[.A156]*20" office:value-type="float" office:value="241800" calcext:value-type="float">
            <text:p>241800</text:p>
          </table:table-cell>
          <table:table-cell table:formula="of:=SUM([.$I$2:.$I156])" office:value-type="float" office:value="12654200" calcext:value-type="float">
            <text:p>12654200</text:p>
          </table:table-cell>
          <table:table-cell table:formula="of:=COM.MICROSOFT.CONCAT(&quot;{ &quot;; TEXT([.A156]; [.I57]); &quot;, &quot;; TEXT(FLOOR([.A156]/20; 1)+1; [.I57]); &quot;, &quot;; TEXT(MOD([.A156];20); [.I57]); &quot;, &quot;; TEXT([.I156]; [.I57]); &quot;, &quot;; TEXT([.I156]; [.I57]); &quot;, &quot;; TEXT(1000; [.I57]); &quot; },&quot;)" office:value-type="string" office:string-value="{ 155, 8, 15, 241800, 241800, 1000 }," calcext:value-type="string">
            <text:p>{ 155, 8, 15, 241800, 241800, 1000 },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5 - 2*[.$A157]^4 + 3*[.$A157]^3 - 4*[.$A157]^2 + 5*[.$A157] - 3" office:value-type="float" office:value="91216390665" calcext:value-type="float">
            <text:p>91,216,390,665</text:p>
          </table:table-cell>
          <table:table-cell table:formula="of:=2^([.$A157]/6) + 1*[.$A157]^4 - 2" office:value-type="float" office:value="659349758" calcext:value-type="float">
            <text:p>659,349,758</text:p>
          </table:table-cell>
          <table:table-cell table:formula="of:=([.$A157]+1)*3600" office:value-type="float" office:value="565200" calcext:value-type="float">
            <text:p>565200</text:p>
          </table:table-cell>
          <table:table-cell table:formula="of:=[.B157]/[.D157]" office:value-type="float" office:value="161387.810801486" calcext:value-type="float">
            <text:p>161,387.81</text:p>
          </table:table-cell>
          <table:table-cell table:formula="of:=[.C157]/[.D157]" office:value-type="float" office:value="1166.57777423921" calcext:value-type="float">
            <text:p>1,166.58</text:p>
          </table:table-cell>
          <table:table-cell table:formula="of:=[.B157]/[.D157]/24" office:value-type="float" office:value="6724.49211672859" calcext:value-type="float">
            <text:p>6,724.49</text:p>
          </table:table-cell>
          <table:table-cell table:formula="of:=[.C157]/[.D157]/24" office:value-type="float" office:value="48.607407259967" calcext:value-type="float">
            <text:p>48.61</text:p>
          </table:table-cell>
          <table:table-cell table:formula="of:=[.I156]+[.A157]*20" office:value-type="float" office:value="244920" calcext:value-type="float">
            <text:p>244920</text:p>
          </table:table-cell>
          <table:table-cell table:formula="of:=SUM([.$I$2:.$I157])" office:value-type="float" office:value="12899120" calcext:value-type="float">
            <text:p>12899120</text:p>
          </table:table-cell>
          <table:table-cell table:formula="of:=COM.MICROSOFT.CONCAT(&quot;{ &quot;; TEXT([.A157]; [.I58]); &quot;, &quot;; TEXT(FLOOR([.A157]/20; 1)+1; [.I58]); &quot;, &quot;; TEXT(MOD([.A157];20); [.I58]); &quot;, &quot;; TEXT([.I157]; [.I58]); &quot;, &quot;; TEXT([.I157]; [.I58]); &quot;, &quot;; TEXT(1000; [.I58]); &quot; },&quot;)" office:value-type="string" office:string-value="{ 156, 8, 16, 244920, 244920, 1000 }," calcext:value-type="string">
            <text:p>{ 156, 8, 16, 244920, 244920, 1000 },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5 - 2*[.$A158]^4 + 3*[.$A158]^3 - 4*[.$A158]^2 + 5*[.$A158] - 3" office:value-type="float" office:value="94185358020" calcext:value-type="float">
            <text:p>94,185,358,020</text:p>
          </table:table-cell>
          <table:table-cell table:formula="of:=2^([.$A158]/6) + 1*[.$A158]^4 - 2" office:value-type="float" office:value="682900351.945155" calcext:value-type="float">
            <text:p>682,900,352</text:p>
          </table:table-cell>
          <table:table-cell table:formula="of:=([.$A158]+1)*3600" office:value-type="float" office:value="568800" calcext:value-type="float">
            <text:p>568800</text:p>
          </table:table-cell>
          <table:table-cell table:formula="of:=[.B158]/[.D158]" office:value-type="float" office:value="165586.072468354" calcext:value-type="float">
            <text:p>165,586.07</text:p>
          </table:table-cell>
          <table:table-cell table:formula="of:=[.C158]/[.D158]" office:value-type="float" office:value="1200.59836839866" calcext:value-type="float">
            <text:p>1,200.60</text:p>
          </table:table-cell>
          <table:table-cell table:formula="of:=[.B158]/[.D158]/24" office:value-type="float" office:value="6899.41968618143" calcext:value-type="float">
            <text:p>6,899.42</text:p>
          </table:table-cell>
          <table:table-cell table:formula="of:=[.C158]/[.D158]/24" office:value-type="float" office:value="50.0249320166106" calcext:value-type="float">
            <text:p>50.02</text:p>
          </table:table-cell>
          <table:table-cell table:formula="of:=[.I157]+[.A158]*20" office:value-type="float" office:value="248060" calcext:value-type="float">
            <text:p>248060</text:p>
          </table:table-cell>
          <table:table-cell table:formula="of:=SUM([.$I$2:.$I158])" office:value-type="float" office:value="13147180" calcext:value-type="float">
            <text:p>13147180</text:p>
          </table:table-cell>
          <table:table-cell table:formula="of:=COM.MICROSOFT.CONCAT(&quot;{ &quot;; TEXT([.A158]; [.I59]); &quot;, &quot;; TEXT(FLOOR([.A158]/20; 1)+1; [.I59]); &quot;, &quot;; TEXT(MOD([.A158];20); [.I59]); &quot;, &quot;; TEXT([.I158]; [.I59]); &quot;, &quot;; TEXT([.I158]; [.I59]); &quot;, &quot;; TEXT(1000; [.I59]); &quot; },&quot;)" office:value-type="string" office:string-value="{ 157, 8, 17, 248060, 248060, 1000 }," calcext:value-type="string">
            <text:p>{ 157, 8, 17, 248060, 248060, 1000 },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5 - 2*[.$A159]^4 + 3*[.$A159]^3 - 4*[.$A159]^2 + 5*[.$A159] - 3" office:value-type="float" office:value="97231136043" calcext:value-type="float">
            <text:p>97,231,136,043</text:p>
          </table:table-cell>
          <table:table-cell table:formula="of:=2^([.$A159]/6) + 1*[.$A159]^4 - 2" office:value-type="float" office:value="707753164.388132" calcext:value-type="float">
            <text:p>707,753,164</text:p>
          </table:table-cell>
          <table:table-cell table:formula="of:=([.$A159]+1)*3600" office:value-type="float" office:value="572400" calcext:value-type="float">
            <text:p>572400</text:p>
          </table:table-cell>
          <table:table-cell table:formula="of:=[.B159]/[.D159]" office:value-type="float" office:value="169865.716357442" calcext:value-type="float">
            <text:p>169,865.72</text:p>
          </table:table-cell>
          <table:table-cell table:formula="of:=[.C159]/[.D159]" office:value-type="float" office:value="1236.46604540205" calcext:value-type="float">
            <text:p>1,236.47</text:p>
          </table:table-cell>
          <table:table-cell table:formula="of:=[.B159]/[.D159]/24" office:value-type="float" office:value="7077.7381815601" calcext:value-type="float">
            <text:p>7,077.74</text:p>
          </table:table-cell>
          <table:table-cell table:formula="of:=[.C159]/[.D159]/24" office:value-type="float" office:value="51.5194185584187" calcext:value-type="float">
            <text:p>51.52</text:p>
          </table:table-cell>
          <table:table-cell table:formula="of:=[.I158]+[.A159]*20" office:value-type="float" office:value="251220" calcext:value-type="float">
            <text:p>251220</text:p>
          </table:table-cell>
          <table:table-cell table:formula="of:=SUM([.$I$2:.$I159])" office:value-type="float" office:value="13398400" calcext:value-type="float">
            <text:p>13398400</text:p>
          </table:table-cell>
          <table:table-cell table:formula="of:=COM.MICROSOFT.CONCAT(&quot;{ &quot;; TEXT([.A159]; [.I60]); &quot;, &quot;; TEXT(FLOOR([.A159]/20; 1)+1; [.I60]); &quot;, &quot;; TEXT(MOD([.A159];20); [.I60]); &quot;, &quot;; TEXT([.I159]; [.I60]); &quot;, &quot;; TEXT([.I159]; [.I60]); &quot;, &quot;; TEXT(1000; [.I60]); &quot; },&quot;)" office:value-type="string" office:string-value="{ 158, 8, 18, 251220, 251220, 1000 }," calcext:value-type="string">
            <text:p>{ 158, 8, 18, 251220, 251220, 1000 },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5 - 2*[.$A160]^4 + 3*[.$A160]^3 - 4*[.$A160]^2 + 5*[.$A160] - 3" office:value-type="float" office:value="100355205582" calcext:value-type="float">
            <text:p>100,355,205,582</text:p>
          </table:table-cell>
          <table:table-cell table:formula="of:=2^([.$A160]/6) + 1*[.$A160]^4 - 2" office:value-type="float" office:value="734035224.624252" calcext:value-type="float">
            <text:p>734,035,225</text:p>
          </table:table-cell>
          <table:table-cell table:formula="of:=([.$A160]+1)*3600" office:value-type="float" office:value="576000" calcext:value-type="float">
            <text:p>576000</text:p>
          </table:table-cell>
          <table:table-cell table:formula="of:=[.B160]/[.D160]" office:value-type="float" office:value="174227.78746875" calcext:value-type="float">
            <text:p>174,227.79</text:p>
          </table:table-cell>
          <table:table-cell table:formula="of:=[.C160]/[.D160]" office:value-type="float" office:value="1274.3667094171" calcext:value-type="float">
            <text:p>1,274.37</text:p>
          </table:table-cell>
          <table:table-cell table:formula="of:=[.B160]/[.D160]/24" office:value-type="float" office:value="7259.49114453125" calcext:value-type="float">
            <text:p>7,259.49</text:p>
          </table:table-cell>
          <table:table-cell table:formula="of:=[.C160]/[.D160]/24" office:value-type="float" office:value="53.0986128923793" calcext:value-type="float">
            <text:p>53.10</text:p>
          </table:table-cell>
          <table:table-cell table:formula="of:=[.I159]+[.A160]*20" office:value-type="float" office:value="254400" calcext:value-type="float">
            <text:p>254400</text:p>
          </table:table-cell>
          <table:table-cell table:formula="of:=SUM([.$I$2:.$I160])" office:value-type="float" office:value="13652800" calcext:value-type="float">
            <text:p>13652800</text:p>
          </table:table-cell>
          <table:table-cell table:formula="of:=COM.MICROSOFT.CONCAT(&quot;{ &quot;; TEXT([.A160]; [.I61]); &quot;, &quot;; TEXT(FLOOR([.A160]/20; 1)+1; [.I61]); &quot;, &quot;; TEXT(MOD([.A160];20); [.I61]); &quot;, &quot;; TEXT([.I160]; [.I61]); &quot;, &quot;; TEXT([.I160]; [.I61]); &quot;, &quot;; TEXT(1000; [.I61]); &quot; },&quot;)" office:value-type="string" office:string-value="{ 159, 8, 19, 254400, 254400, 1000 }," calcext:value-type="string">
            <text:p>{ 159, 8, 19, 254400, 254400, 1000 },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5 - 2*[.$A161]^4 + 3*[.$A161]^3 - 4*[.$A161]^2 + 5*[.$A161] - 3" office:value-type="float" office:value="103559066397" calcext:value-type="float">
            <text:p>103,559,066,397</text:p>
          </table:table-cell>
          <table:table-cell table:formula="of:=2^([.$A161]/6) + 1*[.$A161]^4 - 2" office:value-type="float" office:value="761888679.309991" calcext:value-type="float">
            <text:p>761,888,679</text:p>
          </table:table-cell>
          <table:table-cell table:formula="of:=([.$A161]+1)*3600" office:value-type="float" office:value="579600" calcext:value-type="float">
            <text:p>579600</text:p>
          </table:table-cell>
          <table:table-cell table:formula="of:=[.B161]/[.D161]" office:value-type="float" office:value="178673.337468944" calcext:value-type="float">
            <text:p>178,673.34</text:p>
          </table:table-cell>
          <table:table-cell table:formula="of:=[.C161]/[.D161]" office:value-type="float" office:value="1314.50772827811" calcext:value-type="float">
            <text:p>1,314.51</text:p>
          </table:table-cell>
          <table:table-cell table:formula="of:=[.B161]/[.D161]/24" office:value-type="float" office:value="7444.72239453934" calcext:value-type="float">
            <text:p>7,444.72</text:p>
          </table:table-cell>
          <table:table-cell table:formula="of:=[.C161]/[.D161]/24" office:value-type="float" office:value="54.7711553449211" calcext:value-type="float">
            <text:p>54.77</text:p>
          </table:table-cell>
          <table:table-cell table:formula="of:=[.I160]+[.A161]*20" office:value-type="float" office:value="257600" calcext:value-type="float">
            <text:p>257600</text:p>
          </table:table-cell>
          <table:table-cell table:formula="of:=SUM([.$I$2:.$I161])" office:value-type="float" office:value="13910400" calcext:value-type="float">
            <text:p>13910400</text:p>
          </table:table-cell>
          <table:table-cell table:formula="of:=COM.MICROSOFT.CONCAT(&quot;{ &quot;; TEXT([.A161]; [.I62]); &quot;, &quot;; TEXT(FLOOR([.A161]/20; 1)+1; [.I62]); &quot;, &quot;; TEXT(MOD([.A161];20); [.I62]); &quot;, &quot;; TEXT([.I161]; [.I62]); &quot;, &quot;; TEXT([.I161]; [.I62]); &quot;, &quot;; TEXT(1000; [.I62]); &quot; },&quot;)" office:value-type="string" office:string-value="{ 160, 9, , 257600, 257600, 1000 }," calcext:value-type="string">
            <text:p>{ 160, 9, , 257600, 257600, 1000 },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5 - 2*[.$A162]^4 + 3*[.$A162]^3 - 4*[.$A162]^2 + 5*[.$A162] - 3" office:value-type="float" office:value="106844237280" calcext:value-type="float">
            <text:p>106,844,237,280</text:p>
          </table:table-cell>
          <table:table-cell table:formula="of:=2^([.$A162]/6) + 1*[.$A162]^4 - 2" office:value-type="float" office:value="791472640.826909" calcext:value-type="float">
            <text:p>791,472,641</text:p>
          </table:table-cell>
          <table:table-cell table:formula="of:=([.$A162]+1)*3600" office:value-type="float" office:value="583200" calcext:value-type="float">
            <text:p>583200</text:p>
          </table:table-cell>
          <table:table-cell table:formula="of:=[.B162]/[.D162]" office:value-type="float" office:value="183203.424691358" calcext:value-type="float">
            <text:p>183,203.42</text:p>
          </table:table-cell>
          <table:table-cell table:formula="of:=[.C162]/[.D162]" office:value-type="float" office:value="1357.12044037536" calcext:value-type="float">
            <text:p>1,357.12</text:p>
          </table:table-cell>
          <table:table-cell table:formula="of:=[.B162]/[.D162]/24" office:value-type="float" office:value="7633.47602880658" calcext:value-type="float">
            <text:p>7,633.48</text:p>
          </table:table-cell>
          <table:table-cell table:formula="of:=[.C162]/[.D162]/24" office:value-type="float" office:value="56.5466850156399" calcext:value-type="float">
            <text:p>56.55</text:p>
          </table:table-cell>
          <table:table-cell table:formula="of:=[.I161]+[.A162]*20" office:value-type="float" office:value="260820" calcext:value-type="float">
            <text:p>260820</text:p>
          </table:table-cell>
          <table:table-cell table:formula="of:=SUM([.$I$2:.$I162])" office:value-type="float" office:value="14171220" calcext:value-type="float">
            <text:p>14171220</text:p>
          </table:table-cell>
          <table:table-cell table:formula="of:=COM.MICROSOFT.CONCAT(&quot;{ &quot;; TEXT([.A162]; [.I63]); &quot;, &quot;; TEXT(FLOOR([.A162]/20; 1)+1; [.I63]); &quot;, &quot;; TEXT(MOD([.A162];20); [.I63]); &quot;, &quot;; TEXT([.I162]; [.I63]); &quot;, &quot;; TEXT([.I162]; [.I63]); &quot;, &quot;; TEXT(1000; [.I63]); &quot; },&quot;)" office:value-type="string" office:string-value="{ 161, 9, 1, 260820, 260820, 1000 }," calcext:value-type="string">
            <text:p>{ 161, 9, 1, 260820, 260820, 1000 },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5 - 2*[.$A163]^4 + 3*[.$A163]^3 - 4*[.$A163]^2 + 5*[.$A163] - 3" office:value-type="float" office:value="110212256175" calcext:value-type="float">
            <text:p>110,212,256,175</text:p>
          </table:table-cell>
          <table:table-cell table:formula="of:=2^([.$A163]/6) + 1*[.$A163]^4 - 2" office:value-type="float" office:value="822965262" calcext:value-type="float">
            <text:p>822,965,262</text:p>
          </table:table-cell>
          <table:table-cell table:formula="of:=([.$A163]+1)*3600" office:value-type="float" office:value="586800" calcext:value-type="float">
            <text:p>586800</text:p>
          </table:table-cell>
          <table:table-cell table:formula="of:=[.B163]/[.D163]" office:value-type="float" office:value="187819.114135992" calcext:value-type="float">
            <text:p>187,819.11</text:p>
          </table:table-cell>
          <table:table-cell table:formula="of:=[.C163]/[.D163]" office:value-type="float" office:value="1402.46295501023" calcext:value-type="float">
            <text:p>1,402.46</text:p>
          </table:table-cell>
          <table:table-cell table:formula="of:=[.B163]/[.D163]/24" office:value-type="float" office:value="7825.79642233299" calcext:value-type="float">
            <text:p>7,825.80</text:p>
          </table:table-cell>
          <table:table-cell table:formula="of:=[.C163]/[.D163]/24" office:value-type="float" office:value="58.4359564587594" calcext:value-type="float">
            <text:p>58.44</text:p>
          </table:table-cell>
          <table:table-cell table:formula="of:=[.I162]+[.A163]*20" office:value-type="float" office:value="264060" calcext:value-type="float">
            <text:p>264060</text:p>
          </table:table-cell>
          <table:table-cell table:formula="of:=SUM([.$I$2:.$I163])" office:value-type="float" office:value="14435280" calcext:value-type="float">
            <text:p>14435280</text:p>
          </table:table-cell>
          <table:table-cell table:formula="of:=COM.MICROSOFT.CONCAT(&quot;{ &quot;; TEXT([.A163]; [.I64]); &quot;, &quot;; TEXT(FLOOR([.A163]/20; 1)+1; [.I64]); &quot;, &quot;; TEXT(MOD([.A163];20); [.I64]); &quot;, &quot;; TEXT([.I163]; [.I64]); &quot;, &quot;; TEXT([.I163]; [.I64]); &quot;, &quot;; TEXT(1000; [.I64]); &quot; },&quot;)" office:value-type="string" office:string-value="{ 162, 9, 2, 264060, 264060, 1000 }," calcext:value-type="string">
            <text:p>{ 162, 9, 2, 264060, 264060, 1000 },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5 - 2*[.$A164]^4 + 3*[.$A164]^3 - 4*[.$A164]^2 + 5*[.$A164] - 3" office:value-type="float" office:value="113664680298" calcext:value-type="float">
            <text:p>113,664,680,298</text:p>
          </table:table-cell>
          <table:table-cell table:formula="of:=2^([.$A164]/6) + 1*[.$A164]^4 - 2" office:value-type="float" office:value="856566064.89031" calcext:value-type="float">
            <text:p>856,566,065</text:p>
          </table:table-cell>
          <table:table-cell table:formula="of:=([.$A164]+1)*3600" office:value-type="float" office:value="590400" calcext:value-type="float">
            <text:p>590400</text:p>
          </table:table-cell>
          <table:table-cell table:formula="of:=[.B164]/[.D164]" office:value-type="float" office:value="192521.477469512" calcext:value-type="float">
            <text:p>192,521.48</text:p>
          </table:table-cell>
          <table:table-cell table:formula="of:=[.C164]/[.D164]" office:value-type="float" office:value="1450.82328064077" calcext:value-type="float">
            <text:p>1,450.82</text:p>
          </table:table-cell>
          <table:table-cell table:formula="of:=[.B164]/[.D164]/24" office:value-type="float" office:value="8021.72822789634" calcext:value-type="float">
            <text:p>8,021.73</text:p>
          </table:table-cell>
          <table:table-cell table:formula="of:=[.C164]/[.D164]/24" office:value-type="float" office:value="60.4509700266987" calcext:value-type="float">
            <text:p>60.45</text:p>
          </table:table-cell>
          <table:table-cell table:formula="of:=[.I163]+[.A164]*20" office:value-type="float" office:value="267320" calcext:value-type="float">
            <text:p>267320</text:p>
          </table:table-cell>
          <table:table-cell table:formula="of:=SUM([.$I$2:.$I164])" office:value-type="float" office:value="14702600" calcext:value-type="float">
            <text:p>14702600</text:p>
          </table:table-cell>
          <table:table-cell table:formula="of:=COM.MICROSOFT.CONCAT(&quot;{ &quot;; TEXT([.A164]; [.I65]); &quot;, &quot;; TEXT(FLOOR([.A164]/20; 1)+1; [.I65]); &quot;, &quot;; TEXT(MOD([.A164];20); [.I65]); &quot;, &quot;; TEXT([.I164]; [.I65]); &quot;, &quot;; TEXT([.I164]; [.I65]); &quot;, &quot;; TEXT(1000; [.I65]); &quot; },&quot;)" office:value-type="string" office:string-value="{ 163, 9, 3, 267320, 267320, 1000 }," calcext:value-type="string">
            <text:p>{ 163, 9, 3, 267320, 267320, 1000 },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5 - 2*[.$A165]^4 + 3*[.$A165]^3 - 4*[.$A165]^2 + 5*[.$A165] - 3" office:value-type="float" office:value="117203086257" calcext:value-type="float">
            <text:p>117,203,086,257</text:p>
          </table:table-cell>
          <table:table-cell table:formula="of:=2^([.$A165]/6) + 1*[.$A165]^4 - 2" office:value-type="float" office:value="892498554.776264" calcext:value-type="float">
            <text:p>892,498,555</text:p>
          </table:table-cell>
          <table:table-cell table:formula="of:=([.$A165]+1)*3600" office:value-type="float" office:value="594000" calcext:value-type="float">
            <text:p>594000</text:p>
          </table:table-cell>
          <table:table-cell table:formula="of:=[.B165]/[.D165]" office:value-type="float" office:value="197311.593025253" calcext:value-type="float">
            <text:p>197,311.59</text:p>
          </table:table-cell>
          <table:table-cell table:formula="of:=[.C165]/[.D165]" office:value-type="float" office:value="1502.52281948866" calcext:value-type="float">
            <text:p>1,502.52</text:p>
          </table:table-cell>
          <table:table-cell table:formula="of:=[.B165]/[.D165]/24" office:value-type="float" office:value="8221.31637605219" calcext:value-type="float">
            <text:p>8,221.32</text:p>
          </table:table-cell>
          <table:table-cell table:formula="of:=[.C165]/[.D165]/24" office:value-type="float" office:value="62.6051174786942" calcext:value-type="float">
            <text:p>62.61</text:p>
          </table:table-cell>
          <table:table-cell table:formula="of:=[.I164]+[.A165]*20" office:value-type="float" office:value="270600" calcext:value-type="float">
            <text:p>270600</text:p>
          </table:table-cell>
          <table:table-cell table:formula="of:=SUM([.$I$2:.$I165])" office:value-type="float" office:value="14973200" calcext:value-type="float">
            <text:p>14973200</text:p>
          </table:table-cell>
          <table:table-cell table:formula="of:=COM.MICROSOFT.CONCAT(&quot;{ &quot;; TEXT([.A165]; [.I66]); &quot;, &quot;; TEXT(FLOOR([.A165]/20; 1)+1; [.I66]); &quot;, &quot;; TEXT(MOD([.A165];20); [.I66]); &quot;, &quot;; TEXT([.I165]; [.I66]); &quot;, &quot;; TEXT([.I165]; [.I66]); &quot;, &quot;; TEXT(1000; [.I66]); &quot; },&quot;)" office:value-type="string" office:string-value="{ 164, 9, 4, 270600, 270600, 1000 }," calcext:value-type="string">
            <text:p>{ 164, 9, 4, 270600, 270600, 1000 },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5 - 2*[.$A166]^4 + 3*[.$A166]^3 - 4*[.$A166]^2 + 5*[.$A166] - 3" office:value-type="float" office:value="120829070172" calcext:value-type="float">
            <text:p>120,829,070,172</text:p>
          </table:table-cell>
          <table:table-cell table:formula="of:=2^([.$A166]/6) + 1*[.$A166]^4 - 2" office:value-type="float" office:value="931013154.248503" calcext:value-type="float">
            <text:p>931,013,154</text:p>
          </table:table-cell>
          <table:table-cell table:formula="of:=([.$A166]+1)*3600" office:value-type="float" office:value="597600" calcext:value-type="float">
            <text:p>597600</text:p>
          </table:table-cell>
          <table:table-cell table:formula="of:=[.B166]/[.D166]" office:value-type="float" office:value="202190.545803213" calcext:value-type="float">
            <text:p>202,190.55</text:p>
          </table:table-cell>
          <table:table-cell table:formula="of:=[.C166]/[.D166]" office:value-type="float" office:value="1557.92027150017" calcext:value-type="float">
            <text:p>1,557.92</text:p>
          </table:table-cell>
          <table:table-cell table:formula="of:=[.B166]/[.D166]/24" office:value-type="float" office:value="8424.60607513387" calcext:value-type="float">
            <text:p>8,424.61</text:p>
          </table:table-cell>
          <table:table-cell table:formula="of:=[.C166]/[.D166]/24" office:value-type="float" office:value="64.9133446458405" calcext:value-type="float">
            <text:p>64.91</text:p>
          </table:table-cell>
          <table:table-cell table:formula="of:=[.I165]+[.A166]*20" office:value-type="float" office:value="273900" calcext:value-type="float">
            <text:p>273900</text:p>
          </table:table-cell>
          <table:table-cell table:formula="of:=SUM([.$I$2:.$I166])" office:value-type="float" office:value="15247100" calcext:value-type="float">
            <text:p>15247100</text:p>
          </table:table-cell>
          <table:table-cell table:formula="of:=COM.MICROSOFT.CONCAT(&quot;{ &quot;; TEXT([.A166]; [.I67]); &quot;, &quot;; TEXT(FLOOR([.A166]/20; 1)+1; [.I67]); &quot;, &quot;; TEXT(MOD([.A166];20); [.I67]); &quot;, &quot;; TEXT([.I166]; [.I67]); &quot;, &quot;; TEXT([.I166]; [.I67]); &quot;, &quot;; TEXT(1000; [.I67]); &quot; },&quot;)" office:value-type="string" office:string-value="{ 165, 9, 5, 273900, 273900, 1000 }," calcext:value-type="string">
            <text:p>{ 165, 9, 5, 273900, 273900, 1000 },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5 - 2*[.$A167]^4 + 3*[.$A167]^3 - 4*[.$A167]^2 + 5*[.$A167] - 3" office:value-type="float" office:value="124544247795" calcext:value-type="float">
            <text:p>124,544,247,795</text:p>
          </table:table-cell>
          <table:table-cell table:formula="of:=2^([.$A167]/6) + 1*[.$A167]^4 - 2" office:value-type="float" office:value="972390496.619982" calcext:value-type="float">
            <text:p>972,390,497</text:p>
          </table:table-cell>
          <table:table-cell table:formula="of:=([.$A167]+1)*3600" office:value-type="float" office:value="601200" calcext:value-type="float">
            <text:p>601200</text:p>
          </table:table-cell>
          <table:table-cell table:formula="of:=[.B167]/[.D167]" office:value-type="float" office:value="207159.42747006" calcext:value-type="float">
            <text:p>207,159.43</text:p>
          </table:table-cell>
          <table:table-cell table:formula="of:=[.C167]/[.D167]" office:value-type="float" office:value="1617.41599570855" calcext:value-type="float">
            <text:p>1,617.42</text:p>
          </table:table-cell>
          <table:table-cell table:formula="of:=[.B167]/[.D167]/24" office:value-type="float" office:value="8631.6428112525" calcext:value-type="float">
            <text:p>8,631.64</text:p>
          </table:table-cell>
          <table:table-cell table:formula="of:=[.C167]/[.D167]/24" office:value-type="float" office:value="67.392333154523" calcext:value-type="float">
            <text:p>67.39</text:p>
          </table:table-cell>
          <table:table-cell table:formula="of:=[.I166]+[.A167]*20" office:value-type="float" office:value="277220" calcext:value-type="float">
            <text:p>277220</text:p>
          </table:table-cell>
          <table:table-cell table:formula="of:=SUM([.$I$2:.$I167])" office:value-type="float" office:value="15524320" calcext:value-type="float">
            <text:p>15524320</text:p>
          </table:table-cell>
          <table:table-cell table:formula="of:=COM.MICROSOFT.CONCAT(&quot;{ &quot;; TEXT([.A167]; [.I68]); &quot;, &quot;; TEXT(FLOOR([.A167]/20; 1)+1; [.I68]); &quot;, &quot;; TEXT(MOD([.A167];20); [.I68]); &quot;, &quot;; TEXT([.I167]; [.I68]); &quot;, &quot;; TEXT([.I167]; [.I68]); &quot;, &quot;; TEXT(1000; [.I68]); &quot; },&quot;)" office:value-type="string" office:string-value="{ 166, 9, 6, 277220, 277220, 1000 }," calcext:value-type="string">
            <text:p>{ 166, 9, 6, 277220, 277220, 1000 },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5 - 2*[.$A168]^4 + 3*[.$A168]^3 - 4*[.$A168]^2 + 5*[.$A168] - 3" office:value-type="float" office:value="128350254630" calcext:value-type="float">
            <text:p>128,350,254,630</text:p>
          </table:table-cell>
          <table:table-cell table:formula="of:=2^([.$A168]/6) + 1*[.$A168]^4 - 2" office:value-type="float" office:value="1016945122.65382" calcext:value-type="float">
            <text:p>1,016,945,123</text:p>
          </table:table-cell>
          <table:table-cell table:formula="of:=([.$A168]+1)*3600" office:value-type="float" office:value="604800" calcext:value-type="float">
            <text:p>604800</text:p>
          </table:table-cell>
          <table:table-cell table:formula="of:=[.B168]/[.D168]" office:value-type="float" office:value="212219.336359127" calcext:value-type="float">
            <text:p>212,219.34</text:p>
          </table:table-cell>
          <table:table-cell table:formula="of:=[.C168]/[.D168]" office:value-type="float" office:value="1681.4568826948" calcext:value-type="float">
            <text:p>1,681.46</text:p>
          </table:table-cell>
          <table:table-cell table:formula="of:=[.B168]/[.D168]/24" office:value-type="float" office:value="8842.47234829696" calcext:value-type="float">
            <text:p>8,842.47</text:p>
          </table:table-cell>
          <table:table-cell table:formula="of:=[.C168]/[.D168]/24" office:value-type="float" office:value="70.0607034456168" calcext:value-type="float">
            <text:p>70.06</text:p>
          </table:table-cell>
          <table:table-cell table:formula="of:=[.I167]+[.A168]*20" office:value-type="float" office:value="280560" calcext:value-type="float">
            <text:p>280560</text:p>
          </table:table-cell>
          <table:table-cell table:formula="of:=SUM([.$I$2:.$I168])" office:value-type="float" office:value="15804880" calcext:value-type="float">
            <text:p>15804880</text:p>
          </table:table-cell>
          <table:table-cell table:formula="of:=COM.MICROSOFT.CONCAT(&quot;{ &quot;; TEXT([.A168]; [.I69]); &quot;, &quot;; TEXT(FLOOR([.A168]/20; 1)+1; [.I69]); &quot;, &quot;; TEXT(MOD([.A168];20); [.I69]); &quot;, &quot;; TEXT([.I168]; [.I69]); &quot;, &quot;; TEXT([.I168]; [.I69]); &quot;, &quot;; TEXT(1000; [.I69]); &quot; },&quot;)" office:value-type="string" office:string-value="{ 167, 9, 7, 280560, 280560, 1000 }," calcext:value-type="string">
            <text:p>{ 167, 9, 7, 280560, 280560, 1000 },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5 - 2*[.$A169]^4 + 3*[.$A169]^3 - 4*[.$A169]^2 + 5*[.$A169] - 3" office:value-type="float" office:value="132248746053" calcext:value-type="float">
            <text:p>132,248,746,053</text:p>
          </table:table-cell>
          <table:table-cell table:formula="of:=2^([.$A169]/6) + 1*[.$A169]^4 - 2" office:value-type="float" office:value="1065029630" calcext:value-type="float">
            <text:p>1,065,029,630</text:p>
          </table:table-cell>
          <table:table-cell table:formula="of:=([.$A169]+1)*3600" office:value-type="float" office:value="608400" calcext:value-type="float">
            <text:p>608400</text:p>
          </table:table-cell>
          <table:table-cell table:formula="of:=[.B169]/[.D169]" office:value-type="float" office:value="217371.377470414" calcext:value-type="float">
            <text:p>217,371.38</text:p>
          </table:table-cell>
          <table:table-cell table:formula="of:=[.C169]/[.D169]" office:value-type="float" office:value="1750.54179815911" calcext:value-type="float">
            <text:p>1,750.54</text:p>
          </table:table-cell>
          <table:table-cell table:formula="of:=[.B169]/[.D169]/24" office:value-type="float" office:value="9057.14072793393" calcext:value-type="float">
            <text:p>9,057.14</text:p>
          </table:table-cell>
          <table:table-cell table:formula="of:=[.C169]/[.D169]/24" office:value-type="float" office:value="72.9392415899628" calcext:value-type="float">
            <text:p>72.94</text:p>
          </table:table-cell>
          <table:table-cell table:formula="of:=[.I168]+[.A169]*20" office:value-type="float" office:value="283920" calcext:value-type="float">
            <text:p>283920</text:p>
          </table:table-cell>
          <table:table-cell table:formula="of:=SUM([.$I$2:.$I169])" office:value-type="float" office:value="16088800" calcext:value-type="float">
            <text:p>16088800</text:p>
          </table:table-cell>
          <table:table-cell table:formula="of:=COM.MICROSOFT.CONCAT(&quot;{ &quot;; TEXT([.A169]; [.I70]); &quot;, &quot;; TEXT(FLOOR([.A169]/20; 1)+1; [.I70]); &quot;, &quot;; TEXT(MOD([.A169];20); [.I70]); &quot;, &quot;; TEXT([.I169]; [.I70]); &quot;, &quot;; TEXT([.I169]; [.I70]); &quot;, &quot;; TEXT(1000; [.I70]); &quot; },&quot;)" office:value-type="string" office:string-value="{ 168, 9, 8, 283920, 283920, 1000 }," calcext:value-type="string">
            <text:p>{ 168, 9, 8, 283920, 283920, 1000 },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5 - 2*[.$A170]^4 + 3*[.$A170]^3 - 4*[.$A170]^2 + 5*[.$A170] - 3" office:value-type="float" office:value="136241397432" calcext:value-type="float">
            <text:p>136,241,397,432</text:p>
          </table:table-cell>
          <table:table-cell table:formula="of:=2^([.$A170]/6) + 1*[.$A170]^4 - 2" office:value-type="float" office:value="1117039330.78062" calcext:value-type="float">
            <text:p>1,117,039,331</text:p>
          </table:table-cell>
          <table:table-cell table:formula="of:=([.$A170]+1)*3600" office:value-type="float" office:value="612000" calcext:value-type="float">
            <text:p>612000</text:p>
          </table:table-cell>
          <table:table-cell table:formula="of:=[.B170]/[.D170]" office:value-type="float" office:value="222616.662470588" calcext:value-type="float">
            <text:p>222,616.66</text:p>
          </table:table-cell>
          <table:table-cell table:formula="of:=[.C170]/[.D170]" office:value-type="float" office:value="1825.22766467422" calcext:value-type="float">
            <text:p>1,825.23</text:p>
          </table:table-cell>
          <table:table-cell table:formula="of:=[.B170]/[.D170]/24" office:value-type="float" office:value="9275.69426960784" calcext:value-type="float">
            <text:p>9,275.69</text:p>
          </table:table-cell>
          <table:table-cell table:formula="of:=[.C170]/[.D170]/24" office:value-type="float" office:value="76.051152694759" calcext:value-type="float">
            <text:p>76.05</text:p>
          </table:table-cell>
          <table:table-cell table:formula="of:=[.I169]+[.A170]*20" office:value-type="float" office:value="287300" calcext:value-type="float">
            <text:p>287300</text:p>
          </table:table-cell>
          <table:table-cell table:formula="of:=SUM([.$I$2:.$I170])" office:value-type="float" office:value="16376100" calcext:value-type="float">
            <text:p>16376100</text:p>
          </table:table-cell>
          <table:table-cell table:formula="of:=COM.MICROSOFT.CONCAT(&quot;{ &quot;; TEXT([.A170]; [.I71]); &quot;, &quot;; TEXT(FLOOR([.A170]/20; 1)+1; [.I71]); &quot;, &quot;; TEXT(MOD([.A170];20); [.I71]); &quot;, &quot;; TEXT([.I170]; [.I71]); &quot;, &quot;; TEXT([.I170]; [.I71]); &quot;, &quot;; TEXT(1000; [.I71]); &quot; },&quot;)" office:value-type="string" office:string-value="{ 169, 9, 9, 287300, 287300, 1000 }," calcext:value-type="string">
            <text:p>{ 169, 9, 9, 287300, 287300, 1000 },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5 - 2*[.$A171]^4 + 3*[.$A171]^3 - 4*[.$A171]^2 + 5*[.$A171] - 3" office:value-type="float" office:value="140329904247" calcext:value-type="float">
            <text:p>140,329,904,247</text:p>
          </table:table-cell>
          <table:table-cell table:formula="of:=2^([.$A171]/6) + 1*[.$A171]^4 - 2" office:value-type="float" office:value="1173417479.55253" calcext:value-type="float">
            <text:p>1,173,417,480</text:p>
          </table:table-cell>
          <table:table-cell table:formula="of:=([.$A171]+1)*3600" office:value-type="float" office:value="615600" calcext:value-type="float">
            <text:p>615600</text:p>
          </table:table-cell>
          <table:table-cell table:formula="of:=[.B171]/[.D171]" office:value-type="float" office:value="227956.309692982" calcext:value-type="float">
            <text:p>227,956.31</text:p>
          </table:table-cell>
          <table:table-cell table:formula="of:=[.C171]/[.D171]" office:value-type="float" office:value="1906.13625658306" calcext:value-type="float">
            <text:p>1,906.14</text:p>
          </table:table-cell>
          <table:table-cell table:formula="of:=[.B171]/[.D171]/24" office:value-type="float" office:value="9498.17957054094" calcext:value-type="float">
            <text:p>9,498.18</text:p>
          </table:table-cell>
          <table:table-cell table:formula="of:=[.C171]/[.D171]/24" office:value-type="float" office:value="79.422344024294" calcext:value-type="float">
            <text:p>79.42</text:p>
          </table:table-cell>
          <table:table-cell table:formula="of:=[.I170]+[.A171]*20" office:value-type="float" office:value="290700" calcext:value-type="float">
            <text:p>290700</text:p>
          </table:table-cell>
          <table:table-cell table:formula="of:=SUM([.$I$2:.$I171])" office:value-type="float" office:value="16666800" calcext:value-type="float">
            <text:p>16666800</text:p>
          </table:table-cell>
          <table:table-cell table:formula="of:=COM.MICROSOFT.CONCAT(&quot;{ &quot;; TEXT([.A171]; [.I72]); &quot;, &quot;; TEXT(FLOOR([.A171]/20; 1)+1; [.I72]); &quot;, &quot;; TEXT(MOD([.A171];20); [.I72]); &quot;, &quot;; TEXT([.I171]; [.I72]); &quot;, &quot;; TEXT([.I171]; [.I72]); &quot;, &quot;; TEXT(1000; [.I72]); &quot; },&quot;)" office:value-type="string" office:string-value="{ 170, 9, 10, 290700, 290700, 1000 }," calcext:value-type="string">
            <text:p>{ 170, 9, 10, 290700, 290700, 1000 },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5 - 2*[.$A172]^4 + 3*[.$A172]^3 - 4*[.$A172]^2 + 5*[.$A172] - 3" office:value-type="float" office:value="144515982210" calcext:value-type="float">
            <text:p>144,515,982,210</text:p>
          </table:table-cell>
          <table:table-cell table:formula="of:=2^([.$A172]/6) + 1*[.$A172]^4 - 2" office:value-type="float" office:value="1234661141.49701" calcext:value-type="float">
            <text:p>1,234,661,141</text:p>
          </table:table-cell>
          <table:table-cell table:formula="of:=([.$A172]+1)*3600" office:value-type="float" office:value="619200" calcext:value-type="float">
            <text:p>619200</text:p>
          </table:table-cell>
          <table:table-cell table:formula="of:=[.B172]/[.D172]" office:value-type="float" office:value="233391.444137597" calcext:value-type="float">
            <text:p>233,391.44</text:p>
          </table:table-cell>
          <table:table-cell table:formula="of:=[.C172]/[.D172]" office:value-type="float" office:value="1993.96179182333" calcext:value-type="float">
            <text:p>1,993.96</text:p>
          </table:table-cell>
          <table:table-cell table:formula="of:=[.B172]/[.D172]/24" office:value-type="float" office:value="9724.6435057332" calcext:value-type="float">
            <text:p>9,724.64</text:p>
          </table:table-cell>
          <table:table-cell table:formula="of:=[.C172]/[.D172]/24" office:value-type="float" office:value="83.0817413259721" calcext:value-type="float">
            <text:p>83.08</text:p>
          </table:table-cell>
          <table:table-cell table:formula="of:=[.I171]+[.A172]*20" office:value-type="float" office:value="294120" calcext:value-type="float">
            <text:p>294120</text:p>
          </table:table-cell>
          <table:table-cell table:formula="of:=SUM([.$I$2:.$I172])" office:value-type="float" office:value="16960920" calcext:value-type="float">
            <text:p>16960920</text:p>
          </table:table-cell>
          <table:table-cell table:formula="of:=COM.MICROSOFT.CONCAT(&quot;{ &quot;; TEXT([.A172]; [.I73]); &quot;, &quot;; TEXT(FLOOR([.A172]/20; 1)+1; [.I73]); &quot;, &quot;; TEXT(MOD([.A172];20); [.I73]); &quot;, &quot;; TEXT([.I172]; [.I73]); &quot;, &quot;; TEXT([.I172]; [.I73]); &quot;, &quot;; TEXT(1000; [.I73]); &quot; },&quot;)" office:value-type="string" office:string-value="{ 171, 9, 11, 294120, 294120, 1000 }," calcext:value-type="string">
            <text:p>{ 171, 9, 11, 294120, 294120, 1000 },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5 - 2*[.$A173]^4 + 3*[.$A173]^3 - 4*[.$A173]^2 + 5*[.$A173] - 3" office:value-type="float" office:value="148801367385" calcext:value-type="float">
            <text:p>148,801,367,385</text:p>
          </table:table-cell>
          <table:table-cell table:formula="of:=2^([.$A173]/6) + 1*[.$A173]^4 - 2" office:value-type="float" office:value="1301327779.23996" calcext:value-type="float">
            <text:p>1,301,327,779</text:p>
          </table:table-cell>
          <table:table-cell table:formula="of:=([.$A173]+1)*3600" office:value-type="float" office:value="622800" calcext:value-type="float">
            <text:p>622800</text:p>
          </table:table-cell>
          <table:table-cell table:formula="of:=[.B173]/[.D173]" office:value-type="float" office:value="238923.197471098" calcext:value-type="float">
            <text:p>238,923.20</text:p>
          </table:table-cell>
          <table:table-cell table:formula="of:=[.C173]/[.D173]" office:value-type="float" office:value="2089.47941432236" calcext:value-type="float">
            <text:p>2,089.48</text:p>
          </table:table-cell>
          <table:table-cell table:formula="of:=[.B173]/[.D173]/24" office:value-type="float" office:value="9955.13322796243" calcext:value-type="float">
            <text:p>9,955.13</text:p>
          </table:table-cell>
          <table:table-cell table:formula="of:=[.C173]/[.D173]/24" office:value-type="float" office:value="87.0616422634315" calcext:value-type="float">
            <text:p>87.06</text:p>
          </table:table-cell>
          <table:table-cell table:formula="of:=[.I172]+[.A173]*20" office:value-type="float" office:value="297560" calcext:value-type="float">
            <text:p>297560</text:p>
          </table:table-cell>
          <table:table-cell table:formula="of:=SUM([.$I$2:.$I173])" office:value-type="float" office:value="17258480" calcext:value-type="float">
            <text:p>17258480</text:p>
          </table:table-cell>
          <table:table-cell table:formula="of:=COM.MICROSOFT.CONCAT(&quot;{ &quot;; TEXT([.A173]; [.I74]); &quot;, &quot;; TEXT(FLOOR([.A173]/20; 1)+1; [.I74]); &quot;, &quot;; TEXT(MOD([.A173];20); [.I74]); &quot;, &quot;; TEXT([.I173]; [.I74]); &quot;, &quot;; TEXT([.I173]; [.I74]); &quot;, &quot;; TEXT(1000; [.I74]); &quot; },&quot;)" office:value-type="string" office:string-value="{ 172, 9, 12, 297560, 297560, 1000 }," calcext:value-type="string">
            <text:p>{ 172, 9, 12, 297560, 297560, 1000 },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5 - 2*[.$A174]^4 + 3*[.$A174]^3 - 4*[.$A174]^2 + 5*[.$A174] - 3" office:value-type="float" office:value="153187816308" calcext:value-type="float">
            <text:p>153,187,816,308</text:p>
          </table:table-cell>
          <table:table-cell table:formula="of:=2^([.$A174]/6) + 1*[.$A174]^4 - 2" office:value-type="float" office:value="1374042646.30763" calcext:value-type="float">
            <text:p>1,374,042,646</text:p>
          </table:table-cell>
          <table:table-cell table:formula="of:=([.$A174]+1)*3600" office:value-type="float" office:value="626400" calcext:value-type="float">
            <text:p>626400</text:p>
          </table:table-cell>
          <table:table-cell table:formula="of:=[.B174]/[.D174]" office:value-type="float" office:value="244552.70802682" calcext:value-type="float">
            <text:p>244,552.71</text:p>
          </table:table-cell>
          <table:table-cell table:formula="of:=[.C174]/[.D174]" office:value-type="float" office:value="2193.55467162777" calcext:value-type="float">
            <text:p>2,193.55</text:p>
          </table:table-cell>
          <table:table-cell table:formula="of:=[.B174]/[.D174]/24" office:value-type="float" office:value="10189.6961677842" calcext:value-type="float">
            <text:p>10,189.70</text:p>
          </table:table-cell>
          <table:table-cell table:formula="of:=[.C174]/[.D174]/24" office:value-type="float" office:value="91.3981113178237" calcext:value-type="float">
            <text:p>91.40</text:p>
          </table:table-cell>
          <table:table-cell table:formula="of:=[.I173]+[.A174]*20" office:value-type="float" office:value="301020" calcext:value-type="float">
            <text:p>301020</text:p>
          </table:table-cell>
          <table:table-cell table:formula="of:=SUM([.$I$2:.$I174])" office:value-type="float" office:value="17559500" calcext:value-type="float">
            <text:p>17559500</text:p>
          </table:table-cell>
          <table:table-cell table:formula="of:=COM.MICROSOFT.CONCAT(&quot;{ &quot;; TEXT([.A174]; [.I75]); &quot;, &quot;; TEXT(FLOOR([.A174]/20; 1)+1; [.I75]); &quot;, &quot;; TEXT(MOD([.A174];20); [.I75]); &quot;, &quot;; TEXT([.I174]; [.I75]); &quot;, &quot;; TEXT([.I174]; [.I75]); &quot;, &quot;; TEXT(1000; [.I75]); &quot; },&quot;)" office:value-type="string" office:string-value="{ 173, 9, 13, 301020, 301020, 1000 }," calcext:value-type="string">
            <text:p>{ 173, 9, 13, 301020, 301020, 1000 },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5 - 2*[.$A175]^4 + 3*[.$A175]^3 - 4*[.$A175]^2 + 5*[.$A175] - 3" office:value-type="float" office:value="157677106107" calcext:value-type="float">
            <text:p>157,677,106,107</text:p>
          </table:table-cell>
          <table:table-cell table:formula="of:=2^([.$A175]/6) + 1*[.$A175]^4 - 2" office:value-type="float" office:value="1453507086" calcext:value-type="float">
            <text:p>1,453,507,086</text:p>
          </table:table-cell>
          <table:table-cell table:formula="of:=([.$A175]+1)*3600" office:value-type="float" office:value="630000" calcext:value-type="float">
            <text:p>630000</text:p>
          </table:table-cell>
          <table:table-cell table:formula="of:=[.B175]/[.D175]" office:value-type="float" office:value="250281.120804762" calcext:value-type="float">
            <text:p>250,281.12</text:p>
          </table:table-cell>
          <table:table-cell table:formula="of:=[.C175]/[.D175]" office:value-type="float" office:value="2307.15410476191" calcext:value-type="float">
            <text:p>2,307.15</text:p>
          </table:table-cell>
          <table:table-cell table:formula="of:=[.B175]/[.D175]/24" office:value-type="float" office:value="10428.3800335317" calcext:value-type="float">
            <text:p>10,428.38</text:p>
          </table:table-cell>
          <table:table-cell table:formula="of:=[.C175]/[.D175]/24" office:value-type="float" office:value="96.131421031746" calcext:value-type="float">
            <text:p>96.13</text:p>
          </table:table-cell>
          <table:table-cell table:formula="of:=[.I174]+[.A175]*20" office:value-type="float" office:value="304500" calcext:value-type="float">
            <text:p>304500</text:p>
          </table:table-cell>
          <table:table-cell table:formula="of:=SUM([.$I$2:.$I175])" office:value-type="float" office:value="17864000" calcext:value-type="float">
            <text:p>17864000</text:p>
          </table:table-cell>
          <table:table-cell table:formula="of:=COM.MICROSOFT.CONCAT(&quot;{ &quot;; TEXT([.A175]; [.I76]); &quot;, &quot;; TEXT(FLOOR([.A175]/20; 1)+1; [.I76]); &quot;, &quot;; TEXT(MOD([.A175];20); [.I76]); &quot;, &quot;; TEXT([.I175]; [.I76]); &quot;, &quot;; TEXT([.I175]; [.I76]); &quot;, &quot;; TEXT(1000; [.I76]); &quot; },&quot;)" office:value-type="string" office:string-value="{ 174, 9, 14, 304500, 304500, 1000 }," calcext:value-type="string">
            <text:p>{ 174, 9, 14, 304500, 304500, 1000 },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5 - 2*[.$A176]^4 + 3*[.$A176]^3 - 4*[.$A176]^2 + 5*[.$A176] - 3" office:value-type="float" office:value="162271034622" calcext:value-type="float">
            <text:p>162,271,034,622</text:p>
          </table:table-cell>
          <table:table-cell table:formula="of:=2^([.$A176]/6) + 1*[.$A176]^4 - 2" office:value-type="float" office:value="1540507846.56124" calcext:value-type="float">
            <text:p>1,540,507,847</text:p>
          </table:table-cell>
          <table:table-cell table:formula="of:=([.$A176]+1)*3600" office:value-type="float" office:value="633600" calcext:value-type="float">
            <text:p>633600</text:p>
          </table:table-cell>
          <table:table-cell table:formula="of:=[.B176]/[.D176]" office:value-type="float" office:value="256109.587471591" calcext:value-type="float">
            <text:p>256,109.59</text:p>
          </table:table-cell>
          <table:table-cell table:formula="of:=[.C176]/[.D176]" office:value-type="float" office:value="2431.35708106257" calcext:value-type="float">
            <text:p>2,431.36</text:p>
          </table:table-cell>
          <table:table-cell table:formula="of:=[.B176]/[.D176]/24" office:value-type="float" office:value="10671.2328113163" calcext:value-type="float">
            <text:p>10,671.23</text:p>
          </table:table-cell>
          <table:table-cell table:formula="of:=[.C176]/[.D176]/24" office:value-type="float" office:value="101.306545044274" calcext:value-type="float">
            <text:p>101.31</text:p>
          </table:table-cell>
          <table:table-cell table:formula="of:=[.I175]+[.A176]*20" office:value-type="float" office:value="308000" calcext:value-type="float">
            <text:p>308000</text:p>
          </table:table-cell>
          <table:table-cell table:formula="of:=SUM([.$I$2:.$I176])" office:value-type="float" office:value="18172000" calcext:value-type="float">
            <text:p>18172000</text:p>
          </table:table-cell>
          <table:table-cell table:formula="of:=COM.MICROSOFT.CONCAT(&quot;{ &quot;; TEXT([.A176]; [.I77]); &quot;, &quot;; TEXT(FLOOR([.A176]/20; 1)+1; [.I77]); &quot;, &quot;; TEXT(MOD([.A176];20); [.I77]); &quot;, &quot;; TEXT([.I176]; [.I77]); &quot;, &quot;; TEXT([.I176]; [.I77]); &quot;, &quot;; TEXT(1000; [.I77]); &quot; },&quot;)" office:value-type="string" office:string-value="{ 175, 9, 15, 308000, 308000, 1000 }," calcext:value-type="string">
            <text:p>{ 175, 9, 15, 308000, 308000, 1000 },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5 - 2*[.$A177]^4 + 3*[.$A177]^3 - 4*[.$A177]^2 + 5*[.$A177] - 3" office:value-type="float" office:value="166971420525" calcext:value-type="float">
            <text:p>166,971,420,525</text:p>
          </table:table-cell>
          <table:table-cell table:formula="of:=2^([.$A177]/6) + 1*[.$A177]^4 - 2" office:value-type="float" office:value="1635927537.10506" calcext:value-type="float">
            <text:p>1,635,927,537</text:p>
          </table:table-cell>
          <table:table-cell table:formula="of:=([.$A177]+1)*3600" office:value-type="float" office:value="637200" calcext:value-type="float">
            <text:p>637200</text:p>
          </table:table-cell>
          <table:table-cell table:formula="of:=[.B177]/[.D177]" office:value-type="float" office:value="262039.26636064" calcext:value-type="float">
            <text:p>262,039.27</text:p>
          </table:table-cell>
          <table:table-cell table:formula="of:=[.C177]/[.D177]" office:value-type="float" office:value="2567.36901617241" calcext:value-type="float">
            <text:p>2,567.37</text:p>
          </table:table-cell>
          <table:table-cell table:formula="of:=[.B177]/[.D177]/24" office:value-type="float" office:value="10918.3027650267" calcext:value-type="float">
            <text:p>10,918.30</text:p>
          </table:table-cell>
          <table:table-cell table:formula="of:=[.C177]/[.D177]/24" office:value-type="float" office:value="106.973709007184" calcext:value-type="float">
            <text:p>106.97</text:p>
          </table:table-cell>
          <table:table-cell table:formula="of:=[.I176]+[.A177]*20" office:value-type="float" office:value="311520" calcext:value-type="float">
            <text:p>311520</text:p>
          </table:table-cell>
          <table:table-cell table:formula="of:=SUM([.$I$2:.$I177])" office:value-type="float" office:value="18483520" calcext:value-type="float">
            <text:p>18483520</text:p>
          </table:table-cell>
          <table:table-cell table:formula="of:=COM.MICROSOFT.CONCAT(&quot;{ &quot;; TEXT([.A177]; [.I78]); &quot;, &quot;; TEXT(FLOOR([.A177]/20; 1)+1; [.I78]); &quot;, &quot;; TEXT(MOD([.A177];20); [.I78]); &quot;, &quot;; TEXT([.I177]; [.I78]); &quot;, &quot;; TEXT([.I177]; [.I78]); &quot;, &quot;; TEXT(1000; [.I78]); &quot; },&quot;)" office:value-type="string" office:string-value="{ 176, 9, 16, 311520, 311520, 1000 }," calcext:value-type="string">
            <text:p>{ 176, 9, 16, 311520, 311520, 1000 },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5 - 2*[.$A178]^4 + 3*[.$A178]^3 - 4*[.$A178]^2 + 5*[.$A178] - 3" office:value-type="float" office:value="171780103440" calcext:value-type="float">
            <text:p>171,780,103,440</text:p>
          </table:table-cell>
          <table:table-cell table:formula="of:=2^([.$A178]/6) + 1*[.$A178]^4 - 2" office:value-type="float" office:value="1740756363.99401" calcext:value-type="float">
            <text:p>1,740,756,364</text:p>
          </table:table-cell>
          <table:table-cell table:formula="of:=([.$A178]+1)*3600" office:value-type="float" office:value="640800" calcext:value-type="float">
            <text:p>640800</text:p>
          </table:table-cell>
          <table:table-cell table:formula="of:=[.B178]/[.D178]" office:value-type="float" office:value="268071.32247191" calcext:value-type="float">
            <text:p>268,071.32</text:p>
          </table:table-cell>
          <table:table-cell table:formula="of:=[.C178]/[.D178]" office:value-type="float" office:value="2716.53614855495" calcext:value-type="float">
            <text:p>2,716.54</text:p>
          </table:table-cell>
          <table:table-cell table:formula="of:=[.B178]/[.D178]/24" office:value-type="float" office:value="11169.6384363296" calcext:value-type="float">
            <text:p>11,169.64</text:p>
          </table:table-cell>
          <table:table-cell table:formula="of:=[.C178]/[.D178]/24" office:value-type="float" office:value="113.18900618979" calcext:value-type="float">
            <text:p>113.19</text:p>
          </table:table-cell>
          <table:table-cell table:formula="of:=[.I177]+[.A178]*20" office:value-type="float" office:value="315060" calcext:value-type="float">
            <text:p>315060</text:p>
          </table:table-cell>
          <table:table-cell table:formula="of:=SUM([.$I$2:.$I178])" office:value-type="float" office:value="18798580" calcext:value-type="float">
            <text:p>18798580</text:p>
          </table:table-cell>
          <table:table-cell table:formula="of:=COM.MICROSOFT.CONCAT(&quot;{ &quot;; TEXT([.A178]; [.I79]); &quot;, &quot;; TEXT(FLOOR([.A178]/20; 1)+1; [.I79]); &quot;, &quot;; TEXT(MOD([.A178];20); [.I79]); &quot;, &quot;; TEXT([.I178]; [.I79]); &quot;, &quot;; TEXT([.I178]; [.I79]); &quot;, &quot;; TEXT(1000; [.I79]); &quot; },&quot;)" office:value-type="string" office:string-value="{ 177, 9, 17, 315060, 315060, 1000 }," calcext:value-type="string">
            <text:p>{ 177, 9, 17, 315060, 315060, 1000 },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5 - 2*[.$A179]^4 + 3*[.$A179]^3 - 4*[.$A179]^2 + 5*[.$A179] - 3" office:value-type="float" office:value="176698944063" calcext:value-type="float">
            <text:p>176,698,944,063</text:p>
          </table:table-cell>
          <table:table-cell table:formula="of:=2^([.$A179]/6) + 1*[.$A179]^4 - 2" office:value-type="float" office:value="1856105304.47993" calcext:value-type="float">
            <text:p>1,856,105,304</text:p>
          </table:table-cell>
          <table:table-cell table:formula="of:=([.$A179]+1)*3600" office:value-type="float" office:value="644400" calcext:value-type="float">
            <text:p>644400</text:p>
          </table:table-cell>
          <table:table-cell table:formula="of:=[.B179]/[.D179]" office:value-type="float" office:value="274206.927472067" calcext:value-type="float">
            <text:p>274,206.93</text:p>
          </table:table-cell>
          <table:table-cell table:formula="of:=[.C179]/[.D179]" office:value-type="float" office:value="2880.3620491619" calcext:value-type="float">
            <text:p>2,880.36</text:p>
          </table:table-cell>
          <table:table-cell table:formula="of:=[.B179]/[.D179]/24" office:value-type="float" office:value="11425.2886446695" calcext:value-type="float">
            <text:p>11,425.29</text:p>
          </table:table-cell>
          <table:table-cell table:formula="of:=[.C179]/[.D179]/24" office:value-type="float" office:value="120.015085381746" calcext:value-type="float">
            <text:p>120.02</text:p>
          </table:table-cell>
          <table:table-cell table:formula="of:=[.I178]+[.A179]*20" office:value-type="float" office:value="318620" calcext:value-type="float">
            <text:p>318620</text:p>
          </table:table-cell>
          <table:table-cell table:formula="of:=SUM([.$I$2:.$I179])" office:value-type="float" office:value="19117200" calcext:value-type="float">
            <text:p>19117200</text:p>
          </table:table-cell>
          <table:table-cell table:formula="of:=COM.MICROSOFT.CONCAT(&quot;{ &quot;; TEXT([.A179]; [.I80]); &quot;, &quot;; TEXT(FLOOR([.A179]/20; 1)+1; [.I80]); &quot;, &quot;; TEXT(MOD([.A179];20); [.I80]); &quot;, &quot;; TEXT([.I179]; [.I80]); &quot;, &quot;; TEXT([.I179]; [.I80]); &quot;, &quot;; TEXT(1000; [.I80]); &quot; },&quot;)" office:value-type="string" office:string-value="{ 178, 9, 18, 318620, 318620, 1000 }," calcext:value-type="string">
            <text:p>{ 178, 9, 18, 318620, 318620, 1000 },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5 - 2*[.$A180]^4 + 3*[.$A180]^3 - 4*[.$A180]^2 + 5*[.$A180] - 3" office:value-type="float" office:value="181729824282" calcext:value-type="float">
            <text:p>181,729,824,282</text:p>
          </table:table-cell>
          <table:table-cell table:formula="of:=2^([.$A180]/6) + 1*[.$A180]^4 - 2" office:value-type="float" office:value="1983220893.61527" calcext:value-type="float">
            <text:p>1,983,220,894</text:p>
          </table:table-cell>
          <table:table-cell table:formula="of:=([.$A180]+1)*3600" office:value-type="float" office:value="648000" calcext:value-type="float">
            <text:p>648000</text:p>
          </table:table-cell>
          <table:table-cell table:formula="of:=[.B180]/[.D180]" office:value-type="float" office:value="280447.259694444" calcext:value-type="float">
            <text:p>280,447.26</text:p>
          </table:table-cell>
          <table:table-cell table:formula="of:=[.C180]/[.D180]" office:value-type="float" office:value="3060.52607039393" calcext:value-type="float">
            <text:p>3,060.53</text:p>
          </table:table-cell>
          <table:table-cell table:formula="of:=[.B180]/[.D180]/24" office:value-type="float" office:value="11685.3024872685" calcext:value-type="float">
            <text:p>11,685.30</text:p>
          </table:table-cell>
          <table:table-cell table:formula="of:=[.C180]/[.D180]/24" office:value-type="float" office:value="127.521919599747" calcext:value-type="float">
            <text:p>127.52</text:p>
          </table:table-cell>
          <table:table-cell table:formula="of:=[.I179]+[.A180]*20" office:value-type="float" office:value="322200" calcext:value-type="float">
            <text:p>322200</text:p>
          </table:table-cell>
          <table:table-cell table:formula="of:=SUM([.$I$2:.$I180])" office:value-type="float" office:value="19439400" calcext:value-type="float">
            <text:p>19439400</text:p>
          </table:table-cell>
          <table:table-cell table:formula="of:=COM.MICROSOFT.CONCAT(&quot;{ &quot;; TEXT([.A180]; [.I81]); &quot;, &quot;; TEXT(FLOOR([.A180]/20; 1)+1; [.I81]); &quot;, &quot;; TEXT(MOD([.A180];20); [.I81]); &quot;, &quot;; TEXT([.I180]; [.I81]); &quot;, &quot;; TEXT([.I180]; [.I81]); &quot;, &quot;; TEXT(1000; [.I81]); &quot; },&quot;)" office:value-type="string" office:string-value="{ 179, 9, 19, 322200, 322200, 1000 }," calcext:value-type="string">
            <text:p>{ 179, 9, 19, 322200, 322200, 1000 },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5 - 2*[.$A181]^4 + 3*[.$A181]^3 - 4*[.$A181]^2 + 5*[.$A181] - 3" office:value-type="float" office:value="186874647297" calcext:value-type="float">
            <text:p>186,874,647,297</text:p>
          </table:table-cell>
          <table:table-cell table:formula="of:=2^([.$A181]/6) + 1*[.$A181]^4 - 2" office:value-type="float" office:value="2123501822" calcext:value-type="float">
            <text:p>2,123,501,822</text:p>
          </table:table-cell>
          <table:table-cell table:formula="of:=([.$A181]+1)*3600" office:value-type="float" office:value="651600" calcext:value-type="float">
            <text:p>651600</text:p>
          </table:table-cell>
          <table:table-cell table:formula="of:=[.B181]/[.D181]" office:value-type="float" office:value="286793.504139042" calcext:value-type="float">
            <text:p>286,793.50</text:p>
          </table:table-cell>
          <table:table-cell table:formula="of:=[.C181]/[.D181]" office:value-type="float" office:value="3258.90396255371" calcext:value-type="float">
            <text:p>3,258.90</text:p>
          </table:table-cell>
          <table:table-cell table:formula="of:=[.B181]/[.D181]/24" office:value-type="float" office:value="11949.7293391268" calcext:value-type="float">
            <text:p>11,949.73</text:p>
          </table:table-cell>
          <table:table-cell table:formula="of:=[.C181]/[.D181]/24" office:value-type="float" office:value="135.787665106405" calcext:value-type="float">
            <text:p>135.79</text:p>
          </table:table-cell>
          <table:table-cell table:formula="of:=[.I180]+[.A181]*20" office:value-type="float" office:value="325800" calcext:value-type="float">
            <text:p>325800</text:p>
          </table:table-cell>
          <table:table-cell table:formula="of:=SUM([.$I$2:.$I181])" office:value-type="float" office:value="19765200" calcext:value-type="float">
            <text:p>19765200</text:p>
          </table:table-cell>
          <table:table-cell table:formula="of:=COM.MICROSOFT.CONCAT(&quot;{ &quot;; TEXT([.A181]; [.I82]); &quot;, &quot;; TEXT(FLOOR([.A181]/20; 1)+1; [.I82]); &quot;, &quot;; TEXT(MOD([.A181];20); [.I82]); &quot;, &quot;; TEXT([.I181]; [.I82]); &quot;, &quot;; TEXT([.I181]; [.I82]); &quot;, &quot;; TEXT(1000; [.I82]); &quot; },&quot;)" office:value-type="string" office:string-value="{ 180, 10, , 325800, 325800, 1000 }," calcext:value-type="string">
            <text:p>{ 180, 10, , 325800, 325800, 1000 },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5 - 2*[.$A182]^4 + 3*[.$A182]^3 - 4*[.$A182]^2 + 5*[.$A182] - 3" office:value-type="float" office:value="192135337740" calcext:value-type="float">
            <text:p>192,135,337,740</text:p>
          </table:table-cell>
          <table:table-cell table:formula="of:=2^([.$A182]/6) + 1*[.$A182]^4 - 2" office:value-type="float" office:value="2278517566.12248" calcext:value-type="float">
            <text:p>2,278,517,566</text:p>
          </table:table-cell>
          <table:table-cell table:formula="of:=([.$A182]+1)*3600" office:value-type="float" office:value="655200" calcext:value-type="float">
            <text:p>655200</text:p>
          </table:table-cell>
          <table:table-cell table:formula="of:=[.B182]/[.D182]" office:value-type="float" office:value="293246.852472528" calcext:value-type="float">
            <text:p>293,246.85</text:p>
          </table:table-cell>
          <table:table-cell table:formula="of:=[.C182]/[.D182]" office:value-type="float" office:value="3477.59091288535" calcext:value-type="float">
            <text:p>3,477.59</text:p>
          </table:table-cell>
          <table:table-cell table:formula="of:=[.B182]/[.D182]/24" office:value-type="float" office:value="12218.618853022" calcext:value-type="float">
            <text:p>12,218.62</text:p>
          </table:table-cell>
          <table:table-cell table:formula="of:=[.C182]/[.D182]/24" office:value-type="float" office:value="144.899621370223" calcext:value-type="float">
            <text:p>144.90</text:p>
          </table:table-cell>
          <table:table-cell table:formula="of:=[.I181]+[.A182]*20" office:value-type="float" office:value="329420" calcext:value-type="float">
            <text:p>329420</text:p>
          </table:table-cell>
          <table:table-cell table:formula="of:=SUM([.$I$2:.$I182])" office:value-type="float" office:value="20094620" calcext:value-type="float">
            <text:p>20094620</text:p>
          </table:table-cell>
          <table:table-cell table:formula="of:=COM.MICROSOFT.CONCAT(&quot;{ &quot;; TEXT([.A182]; [.I83]); &quot;, &quot;; TEXT(FLOOR([.A182]/20; 1)+1; [.I83]); &quot;, &quot;; TEXT(MOD([.A182];20); [.I83]); &quot;, &quot;; TEXT([.I182]; [.I83]); &quot;, &quot;; TEXT([.I182]; [.I83]); &quot;, &quot;; TEXT(1000; [.I83]); &quot; },&quot;)" office:value-type="string" office:string-value="{ 181, 10, 1, 329420, 329420, 1000 }," calcext:value-type="string">
            <text:p>{ 181, 10, 1, 329420, 329420, 1000 },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5 - 2*[.$A183]^4 + 3*[.$A183]^3 - 4*[.$A183]^2 + 5*[.$A183] - 3" office:value-type="float" office:value="197513841795" calcext:value-type="float">
            <text:p>197,513,841,795</text:p>
          </table:table-cell>
          <table:table-cell table:formula="of:=2^([.$A183]/6) + 1*[.$A183]^4 - 2" office:value-type="float" office:value="2450029300.21012" calcext:value-type="float">
            <text:p>2,450,029,300</text:p>
          </table:table-cell>
          <table:table-cell table:formula="of:=([.$A183]+1)*3600" office:value-type="float" office:value="658800" calcext:value-type="float">
            <text:p>658800</text:p>
          </table:table-cell>
          <table:table-cell table:formula="of:=[.B183]/[.D183]" office:value-type="float" office:value="299808.503028233" calcext:value-type="float">
            <text:p>299,808.50</text:p>
          </table:table-cell>
          <table:table-cell table:formula="of:=[.C183]/[.D183]" office:value-type="float" office:value="3718.92729236508" calcext:value-type="float">
            <text:p>3,718.93</text:p>
          </table:table-cell>
          <table:table-cell table:formula="of:=[.B183]/[.D183]/24" office:value-type="float" office:value="12492.0209595097" calcext:value-type="float">
            <text:p>12,492.02</text:p>
          </table:table-cell>
          <table:table-cell table:formula="of:=[.C183]/[.D183]/24" office:value-type="float" office:value="154.955303848545" calcext:value-type="float">
            <text:p>154.96</text:p>
          </table:table-cell>
          <table:table-cell table:formula="of:=[.I182]+[.A183]*20" office:value-type="float" office:value="333060" calcext:value-type="float">
            <text:p>333060</text:p>
          </table:table-cell>
          <table:table-cell table:formula="of:=SUM([.$I$2:.$I183])" office:value-type="float" office:value="20427680" calcext:value-type="float">
            <text:p>20427680</text:p>
          </table:table-cell>
          <table:table-cell table:formula="of:=COM.MICROSOFT.CONCAT(&quot;{ &quot;; TEXT([.A183]; [.I84]); &quot;, &quot;; TEXT(FLOOR([.A183]/20; 1)+1; [.I84]); &quot;, &quot;; TEXT(MOD([.A183];20); [.I84]); &quot;, &quot;; TEXT([.I183]; [.I84]); &quot;, &quot;; TEXT([.I183]; [.I84]); &quot;, &quot;; TEXT(1000; [.I84]); &quot; },&quot;)" office:value-type="string" office:string-value="{ 182, 10, 2, 333060, 333060, 1000 }," calcext:value-type="string">
            <text:p>{ 182, 10, 2, 333060, 333060, 1000 },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5 - 2*[.$A184]^4 + 3*[.$A184]^3 - 4*[.$A184]^2 + 5*[.$A184] - 3" office:value-type="float" office:value="203012127318" calcext:value-type="float">
            <text:p>203,012,127,318</text:p>
          </table:table-cell>
          <table:table-cell table:formula="of:=2^([.$A184]/6) + 1*[.$A184]^4 - 2" office:value-type="float" office:value="2640013368.98802" calcext:value-type="float">
            <text:p>2,640,013,369</text:p>
          </table:table-cell>
          <table:table-cell table:formula="of:=([.$A184]+1)*3600" office:value-type="float" office:value="662400" calcext:value-type="float">
            <text:p>662400</text:p>
          </table:table-cell>
          <table:table-cell table:formula="of:=[.B184]/[.D184]" office:value-type="float" office:value="306479.660806159" calcext:value-type="float">
            <text:p>306,479.66</text:p>
          </table:table-cell>
          <table:table-cell table:formula="of:=[.C184]/[.D184]" office:value-type="float" office:value="3985.52742902782" calcext:value-type="float">
            <text:p>3,985.53</text:p>
          </table:table-cell>
          <table:table-cell table:formula="of:=[.B184]/[.D184]/24" office:value-type="float" office:value="12769.9858669233" calcext:value-type="float">
            <text:p>12,769.99</text:p>
          </table:table-cell>
          <table:table-cell table:formula="of:=[.C184]/[.D184]/24" office:value-type="float" office:value="166.063642876159" calcext:value-type="float">
            <text:p>166.06</text:p>
          </table:table-cell>
          <table:table-cell table:formula="of:=[.I183]+[.A184]*20" office:value-type="float" office:value="336720" calcext:value-type="float">
            <text:p>336720</text:p>
          </table:table-cell>
          <table:table-cell table:formula="of:=SUM([.$I$2:.$I184])" office:value-type="float" office:value="20764400" calcext:value-type="float">
            <text:p>20764400</text:p>
          </table:table-cell>
          <table:table-cell table:formula="of:=COM.MICROSOFT.CONCAT(&quot;{ &quot;; TEXT([.A184]; [.I85]); &quot;, &quot;; TEXT(FLOOR([.A184]/20; 1)+1; [.I85]); &quot;, &quot;; TEXT(MOD([.A184];20); [.I85]); &quot;, &quot;; TEXT([.I184]; [.I85]); &quot;, &quot;; TEXT([.I184]; [.I85]); &quot;, &quot;; TEXT(1000; [.I85]); &quot; },&quot;)" office:value-type="string" office:string-value="{ 183, 10, 3, 336720, 336720, 1000 }," calcext:value-type="string">
            <text:p>{ 183, 10, 3, 336720, 336720, 1000 },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5 - 2*[.$A185]^4 + 3*[.$A185]^3 - 4*[.$A185]^2 + 5*[.$A185] - 3" office:value-type="float" office:value="208632183957" calcext:value-type="float">
            <text:p>208,632,183,957</text:p>
          </table:table-cell>
          <table:table-cell table:formula="of:=2^([.$A185]/6) + 1*[.$A185]^4 - 2" office:value-type="float" office:value="2850687634.95985" calcext:value-type="float">
            <text:p>2,850,687,635</text:p>
          </table:table-cell>
          <table:table-cell table:formula="of:=([.$A185]+1)*3600" office:value-type="float" office:value="666000" calcext:value-type="float">
            <text:p>666000</text:p>
          </table:table-cell>
          <table:table-cell table:formula="of:=[.B185]/[.D185]" office:value-type="float" office:value="313261.537472973" calcext:value-type="float">
            <text:p>313,261.54</text:p>
          </table:table-cell>
          <table:table-cell table:formula="of:=[.C185]/[.D185]" office:value-type="float" office:value="4280.31176420399" calcext:value-type="float">
            <text:p>4,280.31</text:p>
          </table:table-cell>
          <table:table-cell table:formula="of:=[.B185]/[.D185]/24" office:value-type="float" office:value="13052.5640613739" calcext:value-type="float">
            <text:p>13,052.56</text:p>
          </table:table-cell>
          <table:table-cell table:formula="of:=[.C185]/[.D185]/24" office:value-type="float" office:value="178.346323508499" calcext:value-type="float">
            <text:p>178.35</text:p>
          </table:table-cell>
          <table:table-cell table:formula="of:=[.I184]+[.A185]*20" office:value-type="float" office:value="340400" calcext:value-type="float">
            <text:p>340400</text:p>
          </table:table-cell>
          <table:table-cell table:formula="of:=SUM([.$I$2:.$I185])" office:value-type="float" office:value="21104800" calcext:value-type="float">
            <text:p>21104800</text:p>
          </table:table-cell>
          <table:table-cell table:formula="of:=COM.MICROSOFT.CONCAT(&quot;{ &quot;; TEXT([.A185]; [.I86]); &quot;, &quot;; TEXT(FLOOR([.A185]/20; 1)+1; [.I86]); &quot;, &quot;; TEXT(MOD([.A185];20); [.I86]); &quot;, &quot;; TEXT([.I185]; [.I86]); &quot;, &quot;; TEXT([.I185]; [.I86]); &quot;, &quot;; TEXT(1000; [.I86]); &quot; },&quot;)" office:value-type="string" office:string-value="{ 184, 10, 4, 340400, 340400, 1000 }," calcext:value-type="string">
            <text:p>{ 184, 10, 4, 340400, 340400, 1000 },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5 - 2*[.$A186]^4 + 3*[.$A186]^3 - 4*[.$A186]^2 + 5*[.$A186] - 3" office:value-type="float" office:value="214376023272" calcext:value-type="float">
            <text:p>214,376,023,272</text:p>
          </table:table-cell>
          <table:table-cell table:formula="of:=2^([.$A186]/6) + 1*[.$A186]^4 - 2" office:value-type="float" office:value="3084541052.23054" calcext:value-type="float">
            <text:p>3,084,541,052</text:p>
          </table:table-cell>
          <table:table-cell table:formula="of:=([.$A186]+1)*3600" office:value-type="float" office:value="669600" calcext:value-type="float">
            <text:p>669600</text:p>
          </table:table-cell>
          <table:table-cell table:formula="of:=[.B186]/[.D186]" office:value-type="float" office:value="320155.351362007" calcext:value-type="float">
            <text:p>320,155.35</text:p>
          </table:table-cell>
          <table:table-cell table:formula="of:=[.C186]/[.D186]" office:value-type="float" office:value="4606.5427900695" calcext:value-type="float">
            <text:p>4,606.54</text:p>
          </table:table-cell>
          <table:table-cell table:formula="of:=[.B186]/[.D186]/24" office:value-type="float" office:value="13339.8063067503" calcext:value-type="float">
            <text:p>13,339.81</text:p>
          </table:table-cell>
          <table:table-cell table:formula="of:=[.C186]/[.D186]/24" office:value-type="float" office:value="191.939282919563" calcext:value-type="float">
            <text:p>191.94</text:p>
          </table:table-cell>
          <table:table-cell table:formula="of:=[.I185]+[.A186]*20" office:value-type="float" office:value="344100" calcext:value-type="float">
            <text:p>344100</text:p>
          </table:table-cell>
          <table:table-cell table:formula="of:=SUM([.$I$2:.$I186])" office:value-type="float" office:value="21448900" calcext:value-type="float">
            <text:p>21448900</text:p>
          </table:table-cell>
          <table:table-cell table:formula="of:=COM.MICROSOFT.CONCAT(&quot;{ &quot;; TEXT([.A186]; [.I87]); &quot;, &quot;; TEXT(FLOOR([.A186]/20; 1)+1; [.I87]); &quot;, &quot;; TEXT(MOD([.A186];20); [.I87]); &quot;, &quot;; TEXT([.I186]; [.I87]); &quot;, &quot;; TEXT([.I186]; [.I87]); &quot;, &quot;; TEXT(1000; [.I87]); &quot; },&quot;)" office:value-type="string" office:string-value="{ 185, 10, 5, 344100, 344100, 1000 }," calcext:value-type="string">
            <text:p>{ 185, 10, 5, 344100, 344100, 1000 },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5 - 2*[.$A187]^4 + 3*[.$A187]^3 - 4*[.$A187]^2 + 5*[.$A187] - 3" office:value-type="float" office:value="220245678855" calcext:value-type="float">
            <text:p>220,245,678,855</text:p>
          </table:table-cell>
          <table:table-cell table:formula="of:=2^([.$A187]/6) + 1*[.$A187]^4 - 2" office:value-type="float" office:value="3344366862" calcext:value-type="float">
            <text:p>3,344,366,862</text:p>
          </table:table-cell>
          <table:table-cell table:formula="of:=([.$A187]+1)*3600" office:value-type="float" office:value="673200" calcext:value-type="float">
            <text:p>673200</text:p>
          </table:table-cell>
          <table:table-cell table:formula="of:=[.B187]/[.D187]" office:value-type="float" office:value="327162.327473262" calcext:value-type="float">
            <text:p>327,162.33</text:p>
          </table:table-cell>
          <table:table-cell table:formula="of:=[.C187]/[.D187]" office:value-type="float" office:value="4967.86521390374" calcext:value-type="float">
            <text:p>4,967.87</text:p>
          </table:table-cell>
          <table:table-cell table:formula="of:=[.B187]/[.D187]/24" office:value-type="float" office:value="13631.7636447193" calcext:value-type="float">
            <text:p>13,631.76</text:p>
          </table:table-cell>
          <table:table-cell table:formula="of:=[.C187]/[.D187]/24" office:value-type="float" office:value="206.994383912656" calcext:value-type="float">
            <text:p>206.99</text:p>
          </table:table-cell>
          <table:table-cell table:formula="of:=[.I186]+[.A187]*20" office:value-type="float" office:value="347820" calcext:value-type="float">
            <text:p>347820</text:p>
          </table:table-cell>
          <table:table-cell table:formula="of:=SUM([.$I$2:.$I187])" office:value-type="float" office:value="21796720" calcext:value-type="float">
            <text:p>21796720</text:p>
          </table:table-cell>
          <table:table-cell table:formula="of:=COM.MICROSOFT.CONCAT(&quot;{ &quot;; TEXT([.A187]; [.I88]); &quot;, &quot;; TEXT(FLOOR([.A187]/20; 1)+1; [.I88]); &quot;, &quot;; TEXT(MOD([.A187];20); [.I88]); &quot;, &quot;; TEXT([.I187]; [.I88]); &quot;, &quot;; TEXT([.I187]; [.I88]); &quot;, &quot;; TEXT(1000; [.I88]); &quot; },&quot;)" office:value-type="string" office:string-value="{ 186, 10, 6, 347820, 347820, 1000 }," calcext:value-type="string">
            <text:p>{ 186, 10, 6, 347820, 347820, 1000 },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5 - 2*[.$A188]^4 + 3*[.$A188]^3 - 4*[.$A188]^2 + 5*[.$A188] - 3" office:value-type="float" office:value="226243206450" calcext:value-type="float">
            <text:p>226,243,206,450</text:p>
          </table:table-cell>
          <table:table-cell table:formula="of:=2^([.$A188]/6) + 1*[.$A188]^4 - 2" office:value-type="float" office:value="3633299853.24497" calcext:value-type="float">
            <text:p>3,633,299,853</text:p>
          </table:table-cell>
          <table:table-cell table:formula="of:=([.$A188]+1)*3600" office:value-type="float" office:value="676800" calcext:value-type="float">
            <text:p>676800</text:p>
          </table:table-cell>
          <table:table-cell table:formula="of:=[.B188]/[.D188]" office:value-type="float" office:value="334283.697473404" calcext:value-type="float">
            <text:p>334,283.70</text:p>
          </table:table-cell>
          <table:table-cell table:formula="of:=[.C188]/[.D188]" office:value-type="float" office:value="5368.35084699315" calcext:value-type="float">
            <text:p>5,368.35</text:p>
          </table:table-cell>
          <table:table-cell table:formula="of:=[.B188]/[.D188]/24" office:value-type="float" office:value="13928.4873947252" calcext:value-type="float">
            <text:p>13,928.49</text:p>
          </table:table-cell>
          <table:table-cell table:formula="of:=[.C188]/[.D188]/24" office:value-type="float" office:value="223.681285291381" calcext:value-type="float">
            <text:p>223.68</text:p>
          </table:table-cell>
          <table:table-cell table:formula="of:=[.I187]+[.A188]*20" office:value-type="float" office:value="351560" calcext:value-type="float">
            <text:p>351560</text:p>
          </table:table-cell>
          <table:table-cell table:formula="of:=SUM([.$I$2:.$I188])" office:value-type="float" office:value="22148280" calcext:value-type="float">
            <text:p>22148280</text:p>
          </table:table-cell>
          <table:table-cell table:formula="of:=COM.MICROSOFT.CONCAT(&quot;{ &quot;; TEXT([.A188]; [.I89]); &quot;, &quot;; TEXT(FLOOR([.A188]/20; 1)+1; [.I89]); &quot;, &quot;; TEXT(MOD([.A188];20); [.I89]); &quot;, &quot;; TEXT([.I188]; [.I89]); &quot;, &quot;; TEXT([.I188]; [.I89]); &quot;, &quot;; TEXT(1000; [.I89]); &quot; },&quot;)" office:value-type="string" office:string-value="{ 187, 10, 7, 351560, 351560, 1000 }," calcext:value-type="string">
            <text:p>{ 187, 10, 7, 351560, 351560, 1000 },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5 - 2*[.$A189]^4 + 3*[.$A189]^3 - 4*[.$A189]^2 + 5*[.$A189] - 3" office:value-type="float" office:value="232370684073" calcext:value-type="float">
            <text:p>232,370,684,073</text:p>
          </table:table-cell>
          <table:table-cell table:formula="of:=2^([.$A189]/6) + 1*[.$A189]^4 - 2" office:value-type="float" office:value="3954858186.42023" calcext:value-type="float">
            <text:p>3,954,858,186</text:p>
          </table:table-cell>
          <table:table-cell table:formula="of:=([.$A189]+1)*3600" office:value-type="float" office:value="680400" calcext:value-type="float">
            <text:p>680400</text:p>
          </table:table-cell>
          <table:table-cell table:formula="of:=[.B189]/[.D189]" office:value-type="float" office:value="341520.699695767" calcext:value-type="float">
            <text:p>341,520.70</text:p>
          </table:table-cell>
          <table:table-cell table:formula="of:=[.C189]/[.D189]" office:value-type="float" office:value="5812.54877486806" calcext:value-type="float">
            <text:p>5,812.55</text:p>
          </table:table-cell>
          <table:table-cell table:formula="of:=[.B189]/[.D189]/24" office:value-type="float" office:value="14230.0291539903" calcext:value-type="float">
            <text:p>14,230.03</text:p>
          </table:table-cell>
          <table:table-cell table:formula="of:=[.C189]/[.D189]/24" office:value-type="float" office:value="242.189532286169" calcext:value-type="float">
            <text:p>242.19</text:p>
          </table:table-cell>
          <table:table-cell table:formula="of:=[.I188]+[.A189]*20" office:value-type="float" office:value="355320" calcext:value-type="float">
            <text:p>355320</text:p>
          </table:table-cell>
          <table:table-cell table:formula="of:=SUM([.$I$2:.$I189])" office:value-type="float" office:value="22503600" calcext:value-type="float">
            <text:p>22503600</text:p>
          </table:table-cell>
          <table:table-cell table:formula="of:=COM.MICROSOFT.CONCAT(&quot;{ &quot;; TEXT([.A189]; [.I90]); &quot;, &quot;; TEXT(FLOOR([.A189]/20; 1)+1; [.I90]); &quot;, &quot;; TEXT(MOD([.A189];20); [.I90]); &quot;, &quot;; TEXT([.I189]; [.I90]); &quot;, &quot;; TEXT([.I189]; [.I90]); &quot;, &quot;; TEXT(1000; [.I90]); &quot; },&quot;)" office:value-type="string" office:string-value="{ 188, 10, 8, 355320, 355320, 1000 }," calcext:value-type="string">
            <text:p>{ 188, 10, 8, 355320, 355320, 1000 },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5 - 2*[.$A190]^4 + 3*[.$A190]^3 - 4*[.$A190]^2 + 5*[.$A190] - 3" office:value-type="float" office:value="238630212132" calcext:value-type="float">
            <text:p>238,630,212,132</text:p>
          </table:table-cell>
          <table:table-cell table:formula="of:=2^([.$A190]/6) + 1*[.$A190]^4 - 2" office:value-type="float" office:value="4312990338.97605" calcext:value-type="float">
            <text:p>4,312,990,339</text:p>
          </table:table-cell>
          <table:table-cell table:formula="of:=([.$A190]+1)*3600" office:value-type="float" office:value="684000" calcext:value-type="float">
            <text:p>684000</text:p>
          </table:table-cell>
          <table:table-cell table:formula="of:=[.B190]/[.D190]" office:value-type="float" office:value="348874.579140351" calcext:value-type="float">
            <text:p>348,874.58</text:p>
          </table:table-cell>
          <table:table-cell table:formula="of:=[.C190]/[.D190]" office:value-type="float" office:value="6305.54143125153" calcext:value-type="float">
            <text:p>6,305.54</text:p>
          </table:table-cell>
          <table:table-cell table:formula="of:=[.B190]/[.D190]/24" office:value-type="float" office:value="14536.4407975146" calcext:value-type="float">
            <text:p>14,536.44</text:p>
          </table:table-cell>
          <table:table-cell table:formula="of:=[.C190]/[.D190]/24" office:value-type="float" office:value="262.730892968814" calcext:value-type="float">
            <text:p>262.73</text:p>
          </table:table-cell>
          <table:table-cell table:formula="of:=[.I189]+[.A190]*20" office:value-type="float" office:value="359100" calcext:value-type="float">
            <text:p>359100</text:p>
          </table:table-cell>
          <table:table-cell table:formula="of:=SUM([.$I$2:.$I190])" office:value-type="float" office:value="22862700" calcext:value-type="float">
            <text:p>22862700</text:p>
          </table:table-cell>
          <table:table-cell table:formula="of:=COM.MICROSOFT.CONCAT(&quot;{ &quot;; TEXT([.A190]; [.I91]); &quot;, &quot;; TEXT(FLOOR([.A190]/20; 1)+1; [.I91]); &quot;, &quot;; TEXT(MOD([.A190];20); [.I91]); &quot;, &quot;; TEXT([.I190]; [.I91]); &quot;, &quot;; TEXT([.I190]; [.I91]); &quot;, &quot;; TEXT(1000; [.I91]); &quot; },&quot;)" office:value-type="string" office:string-value="{ 189, 10, 9, 359100, 359100, 1000 }," calcext:value-type="string">
            <text:p>{ 189, 10, 9, 359100, 359100, 1000 },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5 - 2*[.$A191]^4 + 3*[.$A191]^3 - 4*[.$A191]^2 + 5*[.$A191] - 3" office:value-type="float" office:value="245023913547" calcext:value-type="float">
            <text:p>245,023,913,547</text:p>
          </table:table-cell>
          <table:table-cell table:formula="of:=2^([.$A191]/6) + 1*[.$A191]^4 - 2" office:value-type="float" office:value="4712127799.91971" calcext:value-type="float">
            <text:p>4,712,127,800</text:p>
          </table:table-cell>
          <table:table-cell table:formula="of:=([.$A191]+1)*3600" office:value-type="float" office:value="687600" calcext:value-type="float">
            <text:p>687600</text:p>
          </table:table-cell>
          <table:table-cell table:formula="of:=[.B191]/[.D191]" office:value-type="float" office:value="356346.587473822" calcext:value-type="float">
            <text:p>356,346.59</text:p>
          </table:table-cell>
          <table:table-cell table:formula="of:=[.C191]/[.D191]" office:value-type="float" office:value="6853.00727155281" calcext:value-type="float">
            <text:p>6,853.01</text:p>
          </table:table-cell>
          <table:table-cell table:formula="of:=[.B191]/[.D191]/24" office:value-type="float" office:value="14847.7744780759" calcext:value-type="float">
            <text:p>14,847.77</text:p>
          </table:table-cell>
          <table:table-cell table:formula="of:=[.C191]/[.D191]/24" office:value-type="float" office:value="285.541969648034" calcext:value-type="float">
            <text:p>285.54</text:p>
          </table:table-cell>
          <table:table-cell table:formula="of:=[.I190]+[.A191]*20" office:value-type="float" office:value="362900" calcext:value-type="float">
            <text:p>362900</text:p>
          </table:table-cell>
          <table:table-cell table:formula="of:=SUM([.$I$2:.$I191])" office:value-type="float" office:value="23225600" calcext:value-type="float">
            <text:p>23225600</text:p>
          </table:table-cell>
          <table:table-cell table:formula="of:=COM.MICROSOFT.CONCAT(&quot;{ &quot;; TEXT([.A191]; [.I92]); &quot;, &quot;; TEXT(FLOOR([.A191]/20; 1)+1; [.I92]); &quot;, &quot;; TEXT(MOD([.A191];20); [.I92]); &quot;, &quot;; TEXT([.I191]; [.I92]); &quot;, &quot;; TEXT([.I191]; [.I92]); &quot;, &quot;; TEXT(1000; [.I92]); &quot; },&quot;)" office:value-type="string" office:string-value="{ 190, 10, 10, 362900, 362900, 1000 }," calcext:value-type="string">
            <text:p>{ 190, 10, 10, 362900, 362900, 1000 },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5 - 2*[.$A192]^4 + 3*[.$A192]^3 - 4*[.$A192]^2 + 5*[.$A192] - 3" office:value-type="float" office:value="251553933870" calcext:value-type="float">
            <text:p>251,553,933,870</text:p>
          </table:table-cell>
          <table:table-cell table:formula="of:=2^([.$A192]/6) + 1*[.$A192]^4 - 2" office:value-type="float" office:value="5157244217.46108" calcext:value-type="float">
            <text:p>5,157,244,217</text:p>
          </table:table-cell>
          <table:table-cell table:formula="of:=([.$A192]+1)*3600" office:value-type="float" office:value="691200" calcext:value-type="float">
            <text:p>691200</text:p>
          </table:table-cell>
          <table:table-cell table:formula="of:=[.B192]/[.D192]" office:value-type="float" office:value="363937.983029514" calcext:value-type="float">
            <text:p>363,937.98</text:p>
          </table:table-cell>
          <table:table-cell table:formula="of:=[.C192]/[.D192]" office:value-type="float" office:value="7461.29082387309" calcext:value-type="float">
            <text:p>7,461.29</text:p>
          </table:table-cell>
          <table:table-cell table:formula="of:=[.B192]/[.D192]/24" office:value-type="float" office:value="15164.0826262297" calcext:value-type="float">
            <text:p>15,164.08</text:p>
          </table:table-cell>
          <table:table-cell table:formula="of:=[.C192]/[.D192]/24" office:value-type="float" office:value="310.887117661379" calcext:value-type="float">
            <text:p>310.89</text:p>
          </table:table-cell>
          <table:table-cell table:formula="of:=[.I191]+[.A192]*20" office:value-type="float" office:value="366720" calcext:value-type="float">
            <text:p>366720</text:p>
          </table:table-cell>
          <table:table-cell table:formula="of:=SUM([.$I$2:.$I192])" office:value-type="float" office:value="23592320" calcext:value-type="float">
            <text:p>23592320</text:p>
          </table:table-cell>
          <table:table-cell table:formula="of:=COM.MICROSOFT.CONCAT(&quot;{ &quot;; TEXT([.A192]; [.I93]); &quot;, &quot;; TEXT(FLOOR([.A192]/20; 1)+1; [.I93]); &quot;, &quot;; TEXT(MOD([.A192];20); [.I93]); &quot;, &quot;; TEXT([.I192]; [.I93]); &quot;, &quot;; TEXT([.I192]; [.I93]); &quot;, &quot;; TEXT(1000; [.I93]); &quot; },&quot;)" office:value-type="string" office:string-value="{ 191, 10, 11, 366720, 366720, 1000 }," calcext:value-type="string">
            <text:p>{ 191, 10, 11, 366720, 366720, 1000 },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5 - 2*[.$A193]^4 + 3*[.$A193]^3 - 4*[.$A193]^2 + 5*[.$A193] - 3" office:value-type="float" office:value="258222441405" calcext:value-type="float">
            <text:p>258,222,441,405</text:p>
          </table:table-cell>
          <table:table-cell table:formula="of:=2^([.$A193]/6) + 1*[.$A193]^4 - 2" office:value-type="float" office:value="5653921790" calcext:value-type="float">
            <text:p>5,653,921,790</text:p>
          </table:table-cell>
          <table:table-cell table:formula="of:=([.$A193]+1)*3600" office:value-type="float" office:value="694800" calcext:value-type="float">
            <text:p>694800</text:p>
          </table:table-cell>
          <table:table-cell table:formula="of:=[.B193]/[.D193]" office:value-type="float" office:value="371650.030807427" calcext:value-type="float">
            <text:p>371,650.03</text:p>
          </table:table-cell>
          <table:table-cell table:formula="of:=[.C193]/[.D193]" office:value-type="float" office:value="8137.48098733449" calcext:value-type="float">
            <text:p>8,137.48</text:p>
          </table:table-cell>
          <table:table-cell table:formula="of:=[.B193]/[.D193]/24" office:value-type="float" office:value="15485.4179503094" calcext:value-type="float">
            <text:p>15,485.42</text:p>
          </table:table-cell>
          <table:table-cell table:formula="of:=[.C193]/[.D193]/24" office:value-type="float" office:value="339.061707805604" calcext:value-type="float">
            <text:p>339.06</text:p>
          </table:table-cell>
          <table:table-cell table:formula="of:=[.I192]+[.A193]*20" office:value-type="float" office:value="370560" calcext:value-type="float">
            <text:p>370560</text:p>
          </table:table-cell>
          <table:table-cell table:formula="of:=SUM([.$I$2:.$I193])" office:value-type="float" office:value="23962880" calcext:value-type="float">
            <text:p>23962880</text:p>
          </table:table-cell>
          <table:table-cell table:formula="of:=COM.MICROSOFT.CONCAT(&quot;{ &quot;; TEXT([.A193]; [.I94]); &quot;, &quot;; TEXT(FLOOR([.A193]/20; 1)+1; [.I94]); &quot;, &quot;; TEXT(MOD([.A193];20); [.I94]); &quot;, &quot;; TEXT([.I193]; [.I94]); &quot;, &quot;; TEXT([.I193]; [.I94]); &quot;, &quot;; TEXT(1000; [.I94]); &quot; },&quot;)" office:value-type="string" office:string-value="{ 192, 10, 12, 370560, 370560, 1000 }," calcext:value-type="string">
            <text:p>{ 192, 10, 12, 370560, 370560, 1000 },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5 - 2*[.$A194]^4 + 3*[.$A194]^3 - 4*[.$A194]^2 + 5*[.$A194] - 3" office:value-type="float" office:value="265031627328" calcext:value-type="float">
            <text:p>265,031,627,328</text:p>
          </table:table-cell>
          <table:table-cell table:formula="of:=2^([.$A194]/6) + 1*[.$A194]^4 - 2" office:value-type="float" office:value="6208425787.48992" calcext:value-type="float">
            <text:p>6,208,425,787</text:p>
          </table:table-cell>
          <table:table-cell table:formula="of:=([.$A194]+1)*3600" office:value-type="float" office:value="698400" calcext:value-type="float">
            <text:p>698400</text:p>
          </table:table-cell>
          <table:table-cell table:formula="of:=[.B194]/[.D194]" office:value-type="float" office:value="379484.002474227" calcext:value-type="float">
            <text:p>379,484.00</text:p>
          </table:table-cell>
          <table:table-cell table:formula="of:=[.C194]/[.D194]" office:value-type="float" office:value="8889.4985502433" calcext:value-type="float">
            <text:p>8,889.50</text:p>
          </table:table-cell>
          <table:table-cell table:formula="of:=[.B194]/[.D194]/24" office:value-type="float" office:value="15811.8334364261" calcext:value-type="float">
            <text:p>15,811.83</text:p>
          </table:table-cell>
          <table:table-cell table:formula="of:=[.C194]/[.D194]/24" office:value-type="float" office:value="370.395772926804" calcext:value-type="float">
            <text:p>370.40</text:p>
          </table:table-cell>
          <table:table-cell table:formula="of:=[.I193]+[.A194]*20" office:value-type="float" office:value="374420" calcext:value-type="float">
            <text:p>374420</text:p>
          </table:table-cell>
          <table:table-cell table:formula="of:=SUM([.$I$2:.$I194])" office:value-type="float" office:value="24337300" calcext:value-type="float">
            <text:p>24337300</text:p>
          </table:table-cell>
          <table:table-cell table:formula="of:=COM.MICROSOFT.CONCAT(&quot;{ &quot;; TEXT([.A194]; [.I95]); &quot;, &quot;; TEXT(FLOOR([.A194]/20; 1)+1; [.I95]); &quot;, &quot;; TEXT(MOD([.A194];20); [.I95]); &quot;, &quot;; TEXT([.I194]; [.I95]); &quot;, &quot;; TEXT([.I194]; [.I95]); &quot;, &quot;; TEXT(1000; [.I95]); &quot; },&quot;)" office:value-type="string" office:string-value="{ 193, 10, 13, 374420, 374420, 1000 }," calcext:value-type="string">
            <text:p>{ 193, 10, 13, 374420, 374420, 1000 },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5 - 2*[.$A195]^4 + 3*[.$A195]^3 - 4*[.$A195]^2 + 5*[.$A195] - 3" office:value-type="float" office:value="271983705807" calcext:value-type="float">
            <text:p>271,983,705,807</text:p>
          </table:table-cell>
          <table:table-cell table:formula="of:=2^([.$A195]/6) + 1*[.$A195]^4 - 2" office:value-type="float" office:value="6827788198.84047" calcext:value-type="float">
            <text:p>6,827,788,199</text:p>
          </table:table-cell>
          <table:table-cell table:formula="of:=([.$A195]+1)*3600" office:value-type="float" office:value="702000" calcext:value-type="float">
            <text:p>702000</text:p>
          </table:table-cell>
          <table:table-cell table:formula="of:=[.B195]/[.D195]" office:value-type="float" office:value="387441.176363248" calcext:value-type="float">
            <text:p>387,441.18</text:p>
          </table:table-cell>
          <table:table-cell table:formula="of:=[.C195]/[.D195]" office:value-type="float" office:value="9726.19401544227" calcext:value-type="float">
            <text:p>9,726.19</text:p>
          </table:table-cell>
          <table:table-cell table:formula="of:=[.B195]/[.D195]/24" office:value-type="float" office:value="16143.3823484687" calcext:value-type="float">
            <text:p>16,143.38</text:p>
          </table:table-cell>
          <table:table-cell table:formula="of:=[.C195]/[.D195]/24" office:value-type="float" office:value="405.258083976761" calcext:value-type="float">
            <text:p>405.26</text:p>
          </table:table-cell>
          <table:table-cell table:formula="of:=[.I194]+[.A195]*20" office:value-type="float" office:value="378300" calcext:value-type="float">
            <text:p>378300</text:p>
          </table:table-cell>
          <table:table-cell table:formula="of:=SUM([.$I$2:.$I195])" office:value-type="float" office:value="24715600" calcext:value-type="float">
            <text:p>24715600</text:p>
          </table:table-cell>
          <table:table-cell table:formula="of:=COM.MICROSOFT.CONCAT(&quot;{ &quot;; TEXT([.A195]; [.I96]); &quot;, &quot;; TEXT(FLOOR([.A195]/20; 1)+1; [.I96]); &quot;, &quot;; TEXT(MOD([.A195];20); [.I96]); &quot;, &quot;; TEXT([.I195]; [.I96]); &quot;, &quot;; TEXT([.I195]; [.I96]); &quot;, &quot;; TEXT(1000; [.I96]); &quot; },&quot;)" office:value-type="string" office:string-value="{ 194, 10, 14, 378300, 378300, 1000 }," calcext:value-type="string">
            <text:p>{ 194, 10, 14, 378300, 378300, 1000 },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5 - 2*[.$A196]^4 + 3*[.$A196]^3 - 4*[.$A196]^2 + 5*[.$A196] - 3" office:value-type="float" office:value="279080914122" calcext:value-type="float">
            <text:p>279,080,914,122</text:p>
          </table:table-cell>
          <table:table-cell table:formula="of:=2^([.$A196]/6) + 1*[.$A196]^4 - 2" office:value-type="float" office:value="7519901622.9521" calcext:value-type="float">
            <text:p>7,519,901,623</text:p>
          </table:table-cell>
          <table:table-cell table:formula="of:=([.$A196]+1)*3600" office:value-type="float" office:value="705600" calcext:value-type="float">
            <text:p>705600</text:p>
          </table:table-cell>
          <table:table-cell table:formula="of:=[.B196]/[.D196]" office:value-type="float" office:value="395522.83747449" calcext:value-type="float">
            <text:p>395,522.84</text:p>
          </table:table-cell>
          <table:table-cell table:formula="of:=[.C196]/[.D196]" office:value-type="float" office:value="10657.4569486283" calcext:value-type="float">
            <text:p>10,657.46</text:p>
          </table:table-cell>
          <table:table-cell table:formula="of:=[.B196]/[.D196]/24" office:value-type="float" office:value="16480.1182281037" calcext:value-type="float">
            <text:p>16,480.12</text:p>
          </table:table-cell>
          <table:table-cell table:formula="of:=[.C196]/[.D196]/24" office:value-type="float" office:value="444.060706192844" calcext:value-type="float">
            <text:p>444.06</text:p>
          </table:table-cell>
          <table:table-cell table:formula="of:=[.I195]+[.A196]*20" office:value-type="float" office:value="382200" calcext:value-type="float">
            <text:p>382200</text:p>
          </table:table-cell>
          <table:table-cell table:formula="of:=SUM([.$I$2:.$I196])" office:value-type="float" office:value="25097800" calcext:value-type="float">
            <text:p>25097800</text:p>
          </table:table-cell>
          <table:table-cell table:formula="of:=COM.MICROSOFT.CONCAT(&quot;{ &quot;; TEXT([.A196]; [.I97]); &quot;, &quot;; TEXT(FLOOR([.A196]/20; 1)+1; [.I97]); &quot;, &quot;; TEXT(MOD([.A196];20); [.I97]); &quot;, &quot;; TEXT([.I196]; [.I97]); &quot;, &quot;; TEXT([.I196]; [.I97]); &quot;, &quot;; TEXT(1000; [.I97]); &quot; },&quot;)" office:value-type="string" office:string-value="{ 195, 10, 15, 382200, 382200, 1000 }," calcext:value-type="string">
            <text:p>{ 195, 10, 15, 382200, 382200, 1000 },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5 - 2*[.$A197]^4 + 3*[.$A197]^3 - 4*[.$A197]^2 + 5*[.$A197] - 3" office:value-type="float" office:value="286325512785" calcext:value-type="float">
            <text:p>286,325,512,785</text:p>
          </table:table-cell>
          <table:table-cell table:formula="of:=2^([.$A197]/6) + 1*[.$A197]^4 - 2" office:value-type="float" office:value="8293624657.8394" calcext:value-type="float">
            <text:p>8,293,624,658</text:p>
          </table:table-cell>
          <table:table-cell table:formula="of:=([.$A197]+1)*3600" office:value-type="float" office:value="709200" calcext:value-type="float">
            <text:p>709200</text:p>
          </table:table-cell>
          <table:table-cell table:formula="of:=[.B197]/[.D197]" office:value-type="float" office:value="403730.277474619" calcext:value-type="float">
            <text:p>403,730.28</text:p>
          </table:table-cell>
          <table:table-cell table:formula="of:=[.C197]/[.D197]" office:value-type="float" office:value="11694.3382090234" calcext:value-type="float">
            <text:p>11,694.34</text:p>
          </table:table-cell>
          <table:table-cell table:formula="of:=[.B197]/[.D197]/24" office:value-type="float" office:value="16822.0948947758" calcext:value-type="float">
            <text:p>16,822.09</text:p>
          </table:table-cell>
          <table:table-cell table:formula="of:=[.C197]/[.D197]/24" office:value-type="float" office:value="487.264092042642" calcext:value-type="float">
            <text:p>487.26</text:p>
          </table:table-cell>
          <table:table-cell table:formula="of:=[.I196]+[.A197]*20" office:value-type="float" office:value="386120" calcext:value-type="float">
            <text:p>386120</text:p>
          </table:table-cell>
          <table:table-cell table:formula="of:=SUM([.$I$2:.$I197])" office:value-type="float" office:value="25483920" calcext:value-type="float">
            <text:p>25483920</text:p>
          </table:table-cell>
          <table:table-cell table:formula="of:=COM.MICROSOFT.CONCAT(&quot;{ &quot;; TEXT([.A197]; [.I98]); &quot;, &quot;; TEXT(FLOOR([.A197]/20; 1)+1; [.I98]); &quot;, &quot;; TEXT(MOD([.A197];20); [.I98]); &quot;, &quot;; TEXT([.I197]; [.I98]); &quot;, &quot;; TEXT([.I197]; [.I98]); &quot;, &quot;; TEXT(1000; [.I98]); &quot; },&quot;)" office:value-type="string" office:string-value="{ 196, 10, 16, 386120, 386120, 1000 }," calcext:value-type="string">
            <text:p>{ 196, 10, 16, 386120, 386120, 1000 },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5 - 2*[.$A198]^4 + 3*[.$A198]^3 - 4*[.$A198]^2 + 5*[.$A198] - 3" office:value-type="float" office:value="293719785660" calcext:value-type="float">
            <text:p>293,719,785,660</text:p>
          </table:table-cell>
          <table:table-cell table:formula="of:=2^([.$A198]/6) + 1*[.$A198]^4 - 2" office:value-type="float" office:value="9158900195.92217" calcext:value-type="float">
            <text:p>9,158,900,196</text:p>
          </table:table-cell>
          <table:table-cell table:formula="of:=([.$A198]+1)*3600" office:value-type="float" office:value="712800" calcext:value-type="float">
            <text:p>712800</text:p>
          </table:table-cell>
          <table:table-cell table:formula="of:=[.B198]/[.D198]" office:value-type="float" office:value="412064.79469697" calcext:value-type="float">
            <text:p>412,064.79</text:p>
          </table:table-cell>
          <table:table-cell table:formula="of:=[.C198]/[.D198]" office:value-type="float" office:value="12849.1865823824" calcext:value-type="float">
            <text:p>12,849.19</text:p>
          </table:table-cell>
          <table:table-cell table:formula="of:=[.B198]/[.D198]/24" office:value-type="float" office:value="17169.3664457071" calcext:value-type="float">
            <text:p>17,169.37</text:p>
          </table:table-cell>
          <table:table-cell table:formula="of:=[.C198]/[.D198]/24" office:value-type="float" office:value="535.382774265933" calcext:value-type="float">
            <text:p>535.38</text:p>
          </table:table-cell>
          <table:table-cell table:formula="of:=[.I197]+[.A198]*20" office:value-type="float" office:value="390060" calcext:value-type="float">
            <text:p>390060</text:p>
          </table:table-cell>
          <table:table-cell table:formula="of:=SUM([.$I$2:.$I198])" office:value-type="float" office:value="25873980" calcext:value-type="float">
            <text:p>25873980</text:p>
          </table:table-cell>
          <table:table-cell table:formula="of:=COM.MICROSOFT.CONCAT(&quot;{ &quot;; TEXT([.A198]; [.I99]); &quot;, &quot;; TEXT(FLOOR([.A198]/20; 1)+1; [.I99]); &quot;, &quot;; TEXT(MOD([.A198];20); [.I99]); &quot;, &quot;; TEXT([.I198]; [.I99]); &quot;, &quot;; TEXT([.I198]; [.I99]); &quot;, &quot;; TEXT(1000; [.I99]); &quot; },&quot;)" office:value-type="string" office:string-value="{ 197, 10, 17, 390060, 390060, 1000 }," calcext:value-type="string">
            <text:p>{ 197, 10, 17, 390060, 390060, 1000 },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5 - 2*[.$A199]^4 + 3*[.$A199]^3 - 4*[.$A199]^2 + 5*[.$A199] - 3" office:value-type="float" office:value="301266040083" calcext:value-type="float">
            <text:p>301,266,040,083</text:p>
          </table:table-cell>
          <table:table-cell table:formula="of:=2^([.$A199]/6) + 1*[.$A199]^4 - 2" office:value-type="float" office:value="10126888206" calcext:value-type="float">
            <text:p>10,126,888,206</text:p>
          </table:table-cell>
          <table:table-cell table:formula="of:=([.$A199]+1)*3600" office:value-type="float" office:value="716400" calcext:value-type="float">
            <text:p>716400</text:p>
          </table:table-cell>
          <table:table-cell table:formula="of:=[.B199]/[.D199]" office:value-type="float" office:value="420527.694141541" calcext:value-type="float">
            <text:p>420,527.69</text:p>
          </table:table-cell>
          <table:table-cell table:formula="of:=[.C199]/[.D199]" office:value-type="float" office:value="14135.8015159129" calcext:value-type="float">
            <text:p>14,135.80</text:p>
          </table:table-cell>
          <table:table-cell table:formula="of:=[.B199]/[.D199]/24" office:value-type="float" office:value="17521.9872558975" calcext:value-type="float">
            <text:p>17,521.99</text:p>
          </table:table-cell>
          <table:table-cell table:formula="of:=[.C199]/[.D199]/24" office:value-type="float" office:value="588.991729829704" calcext:value-type="float">
            <text:p>588.99</text:p>
          </table:table-cell>
          <table:table-cell table:formula="of:=[.I198]+[.A199]*20" office:value-type="float" office:value="394020" calcext:value-type="float">
            <text:p>394020</text:p>
          </table:table-cell>
          <table:table-cell table:formula="of:=SUM([.$I$2:.$I199])" office:value-type="float" office:value="26268000" calcext:value-type="float">
            <text:p>26268000</text:p>
          </table:table-cell>
          <table:table-cell table:formula="of:=COM.MICROSOFT.CONCAT(&quot;{ &quot;; TEXT([.A199]; [.I100]); &quot;, &quot;; TEXT(FLOOR([.A199]/20; 1)+1; [.I100]); &quot;, &quot;; TEXT(MOD([.A199];20); [.I100]); &quot;, &quot;; TEXT([.I199]; [.I100]); &quot;, &quot;; TEXT([.I199]; [.I100]); &quot;, &quot;; TEXT(1000; [.I100]); &quot; },&quot;)" office:value-type="string" office:string-value="{ 198, 10, 18, 394020, 394020, 1000 }," calcext:value-type="string">
            <text:p>{ 198, 10, 18, 394020, 394020, 1000 },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5 - 2*[.$A200]^4 + 3*[.$A200]^3 - 4*[.$A200]^2 + 5*[.$A200] - 3" office:value-type="float" office:value="308966606982" calcext:value-type="float">
            <text:p>308,966,606,982</text:p>
          </table:table-cell>
          <table:table-cell table:formula="of:=2^([.$A200]/6) + 1*[.$A200]^4 - 2" office:value-type="float" office:value="11210114775.9798" calcext:value-type="float">
            <text:p>11,210,114,776</text:p>
          </table:table-cell>
          <table:table-cell table:formula="of:=([.$A200]+1)*3600" office:value-type="float" office:value="720000" calcext:value-type="float">
            <text:p>720000</text:p>
          </table:table-cell>
          <table:table-cell table:formula="of:=[.B200]/[.D200]" office:value-type="float" office:value="429120.287475" calcext:value-type="float">
            <text:p>429,120.29</text:p>
          </table:table-cell>
          <table:table-cell table:formula="of:=[.C200]/[.D200]" office:value-type="float" office:value="15569.6038555276" calcext:value-type="float">
            <text:p>15,569.60</text:p>
          </table:table-cell>
          <table:table-cell table:formula="of:=[.B200]/[.D200]/24" office:value-type="float" office:value="17880.011978125" calcext:value-type="float">
            <text:p>17,880.01</text:p>
          </table:table-cell>
          <table:table-cell table:formula="of:=[.C200]/[.D200]/24" office:value-type="float" office:value="648.733493980315" calcext:value-type="float">
            <text:p>648.73</text:p>
          </table:table-cell>
          <table:table-cell table:formula="of:=[.I199]+[.A200]*20" office:value-type="float" office:value="398000" calcext:value-type="float">
            <text:p>398000</text:p>
          </table:table-cell>
          <table:table-cell table:formula="of:=SUM([.$I$2:.$I200])" office:value-type="float" office:value="26666000" calcext:value-type="float">
            <text:p>26666000</text:p>
          </table:table-cell>
          <table:table-cell table:formula="of:=COM.MICROSOFT.CONCAT(&quot;{ &quot;; TEXT([.A200]; [.I101]); &quot;, &quot;; TEXT(FLOOR([.A200]/20; 1)+1; [.I101]); &quot;, &quot;; TEXT(MOD([.A200];20); [.I101]); &quot;, &quot;; TEXT([.I200]; [.I101]); &quot;, &quot;; TEXT([.I200]; [.I101]); &quot;, &quot;; TEXT(1000; [.I101]); &quot; },&quot;)" office:value-type="string" office:string-value="{ 199, 10, 19, 398000, 398000, 1000 }," calcext:value-type="string">
            <text:p>{ 199, 10, 19, 398000, 398000, 1000 },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5 - 2*[.$A201]^4 + 3*[.$A201]^3 - 4*[.$A201]^2 + 5*[.$A201] - 3" office:value-type="float" office:value="316823840997" calcext:value-type="float">
            <text:p>316,823,840,997</text:p>
          </table:table-cell>
          <table:table-cell table:formula="of:=2^([.$A201]/6) + 1*[.$A201]^4 - 2" office:value-type="float" office:value="12422639407.6809" calcext:value-type="float">
            <text:p>12,422,639,408</text:p>
          </table:table-cell>
          <table:table-cell table:formula="of:=([.$A201]+1)*3600" office:value-type="float" office:value="723600" calcext:value-type="float">
            <text:p>723600</text:p>
          </table:table-cell>
          <table:table-cell table:formula="of:=[.B201]/[.D201]" office:value-type="float" office:value="437843.89303068" calcext:value-type="float">
            <text:p>437,843.89</text:p>
          </table:table-cell>
          <table:table-cell table:formula="of:=[.C201]/[.D201]" office:value-type="float" office:value="17167.8267104491" calcext:value-type="float">
            <text:p>17,167.83</text:p>
          </table:table-cell>
          <table:table-cell table:formula="of:=[.B201]/[.D201]/24" office:value-type="float" office:value="18243.495542945" calcext:value-type="float">
            <text:p>18,243.50</text:p>
          </table:table-cell>
          <table:table-cell table:formula="of:=[.C201]/[.D201]/24" office:value-type="float" office:value="715.326112935378" calcext:value-type="float">
            <text:p>715.33</text:p>
          </table:table-cell>
          <table:table-cell table:formula="of:=[.I200]+[.A201]*20" office:value-type="float" office:value="402000" calcext:value-type="float">
            <text:p>402000</text:p>
          </table:table-cell>
          <table:table-cell table:formula="of:=SUM([.$I$2:.$I201])" office:value-type="float" office:value="27068000" calcext:value-type="float">
            <text:p>27068000</text:p>
          </table:table-cell>
          <table:table-cell table:formula="of:=COM.MICROSOFT.CONCAT(&quot;{ &quot;; TEXT([.A201]; [.I102]); &quot;, &quot;; TEXT(FLOOR([.A201]/20; 1)+1; [.I102]); &quot;, &quot;; TEXT(MOD([.A201];20); [.I102]); &quot;, &quot;; TEXT([.I201]; [.I102]); &quot;, &quot;; TEXT([.I201]; [.I102]); &quot;, &quot;; TEXT(1000; [.I102]); &quot; },&quot;)" office:value-type="string" office:string-value="{ 200, 11, , 402000, 402000, 1000 }," calcext:value-type="string">
            <text:p>{ 200, 11, , 402000, 402000, 1000 },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5 - 2*[.$A202]^4 + 3*[.$A202]^3 - 4*[.$A202]^2 + 5*[.$A202] - 3" office:value-type="float" office:value="324840120600" calcext:value-type="float">
            <text:p>324,840,120,600</text:p>
          </table:table-cell>
          <table:table-cell table:formula="of:=2^([.$A202]/6) + 1*[.$A202]^4 - 2" office:value-type="float" office:value="13780242798.9042" calcext:value-type="float">
            <text:p>13,780,242,799</text:p>
          </table:table-cell>
          <table:table-cell table:formula="of:=([.$A202]+1)*3600" office:value-type="float" office:value="727200" calcext:value-type="float">
            <text:p>727200</text:p>
          </table:table-cell>
          <table:table-cell table:formula="of:=[.B202]/[.D202]" office:value-type="float" office:value="446699.835808581" calcext:value-type="float">
            <text:p>446,699.84</text:p>
          </table:table-cell>
          <table:table-cell table:formula="of:=[.C202]/[.D202]" office:value-type="float" office:value="18949.7288213754" calcext:value-type="float">
            <text:p>18,949.73</text:p>
          </table:table-cell>
          <table:table-cell table:formula="of:=[.B202]/[.D202]/24" office:value-type="float" office:value="18612.4931586909" calcext:value-type="float">
            <text:p>18,612.49</text:p>
          </table:table-cell>
          <table:table-cell table:formula="of:=[.C202]/[.D202]/24" office:value-type="float" office:value="789.572034223976" calcext:value-type="float">
            <text:p>789.57</text:p>
          </table:table-cell>
          <table:table-cell table:formula="of:=[.I201]+[.A202]*20" office:value-type="float" office:value="406020" calcext:value-type="float">
            <text:p>406020</text:p>
          </table:table-cell>
          <table:table-cell table:formula="of:=SUM([.$I$2:.$I202])" office:value-type="float" office:value="27474020" calcext:value-type="float">
            <text:p>2747402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5 - 2*[.$A203]^4 + 3*[.$A203]^3 - 4*[.$A203]^2 + 5*[.$A203] - 3" office:value-type="float" office:value="333017848215" calcext:value-type="float">
            <text:p>333,017,848,215</text:p>
          </table:table-cell>
          <table:table-cell table:formula="of:=2^([.$A203]/6) + 1*[.$A203]^4 - 2" office:value-type="float" office:value="15300637621.6788" calcext:value-type="float">
            <text:p>15,300,637,622</text:p>
          </table:table-cell>
          <table:table-cell table:formula="of:=([.$A203]+1)*3600" office:value-type="float" office:value="730800" calcext:value-type="float">
            <text:p>730800</text:p>
          </table:table-cell>
          <table:table-cell table:formula="of:=[.B203]/[.D203]" office:value-type="float" office:value="455689.447475369" calcext:value-type="float">
            <text:p>455,689.45</text:p>
          </table:table-cell>
          <table:table-cell table:formula="of:=[.C203]/[.D203]" office:value-type="float" office:value="20936.8330893251" calcext:value-type="float">
            <text:p>20,936.83</text:p>
          </table:table-cell>
          <table:table-cell table:formula="of:=[.B203]/[.D203]/24" office:value-type="float" office:value="18987.0603114737" calcext:value-type="float">
            <text:p>18,987.06</text:p>
          </table:table-cell>
          <table:table-cell table:formula="of:=[.C203]/[.D203]/24" office:value-type="float" office:value="872.368045388547" calcext:value-type="float">
            <text:p>872.37</text:p>
          </table:table-cell>
          <table:table-cell table:formula="of:=[.I202]+[.A203]*20" office:value-type="float" office:value="410060" calcext:value-type="float">
            <text:p>410060</text:p>
          </table:table-cell>
          <table:table-cell table:formula="of:=SUM([.$I$2:.$I203])" office:value-type="float" office:value="27884080" calcext:value-type="float">
            <text:p>2788408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5 - 2*[.$A204]^4 + 3*[.$A204]^3 - 4*[.$A204]^2 + 5*[.$A204] - 3" office:value-type="float" office:value="341359450338" calcext:value-type="float">
            <text:p>341,359,450,338</text:p>
          </table:table-cell>
          <table:table-cell table:formula="of:=2^([.$A204]/6) + 1*[.$A204]^4 - 2" office:value-type="float" office:value="17003705112.8443" calcext:value-type="float">
            <text:p>17,003,705,113</text:p>
          </table:table-cell>
          <table:table-cell table:formula="of:=([.$A204]+1)*3600" office:value-type="float" office:value="734400" calcext:value-type="float">
            <text:p>734400</text:p>
          </table:table-cell>
          <table:table-cell table:formula="of:=[.B204]/[.D204]" office:value-type="float" office:value="464814.066364379" calcext:value-type="float">
            <text:p>464,814.07</text:p>
          </table:table-cell>
          <table:table-cell table:formula="of:=[.C204]/[.D204]" office:value-type="float" office:value="23153.1932364438" calcext:value-type="float">
            <text:p>23,153.19</text:p>
          </table:table-cell>
          <table:table-cell table:formula="of:=[.B204]/[.D204]/24" office:value-type="float" office:value="19367.2527651825" calcext:value-type="float">
            <text:p>19,367.25</text:p>
          </table:table-cell>
          <table:table-cell table:formula="of:=[.C204]/[.D204]/24" office:value-type="float" office:value="964.716384851826" calcext:value-type="float">
            <text:p>964.72</text:p>
          </table:table-cell>
          <table:table-cell table:formula="of:=[.I203]+[.A204]*20" office:value-type="float" office:value="414120" calcext:value-type="float">
            <text:p>414120</text:p>
          </table:table-cell>
          <table:table-cell table:formula="of:=SUM([.$I$2:.$I204])" office:value-type="float" office:value="28298200" calcext:value-type="float">
            <text:p>2829820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5 - 2*[.$A205]^4 + 3*[.$A205]^3 - 4*[.$A205]^2 + 5*[.$A205] - 3" office:value-type="float" office:value="349867377657" calcext:value-type="float">
            <text:p>349,867,377,657</text:p>
          </table:table-cell>
          <table:table-cell table:formula="of:=2^([.$A205]/6) + 1*[.$A205]^4 - 2" office:value-type="float" office:value="18911760638" calcext:value-type="float">
            <text:p>18,911,760,638</text:p>
          </table:table-cell>
          <table:table-cell table:formula="of:=([.$A205]+1)*3600" office:value-type="float" office:value="738000" calcext:value-type="float">
            <text:p>738000</text:p>
          </table:table-cell>
          <table:table-cell table:formula="of:=[.B205]/[.D205]" office:value-type="float" office:value="474075.03747561" calcext:value-type="float">
            <text:p>474,075.04</text:p>
          </table:table-cell>
          <table:table-cell table:formula="of:=[.C205]/[.D205]" office:value-type="float" office:value="25625.6919214092" calcext:value-type="float">
            <text:p>25,625.69</text:p>
          </table:table-cell>
          <table:table-cell table:formula="of:=[.B205]/[.D205]/24" office:value-type="float" office:value="19753.1265614837" calcext:value-type="float">
            <text:p>19,753.13</text:p>
          </table:table-cell>
          <table:table-cell table:formula="of:=[.C205]/[.D205]/24" office:value-type="float" office:value="1067.73716339205" calcext:value-type="float">
            <text:p>1,067.74</text:p>
          </table:table-cell>
          <table:table-cell table:formula="of:=[.I204]+[.A205]*20" office:value-type="float" office:value="418200" calcext:value-type="float">
            <text:p>418200</text:p>
          </table:table-cell>
          <table:table-cell table:formula="of:=SUM([.$I$2:.$I205])" office:value-type="float" office:value="28716400" calcext:value-type="float">
            <text:p>2871640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5 - 2*[.$A206]^4 + 3*[.$A206]^3 - 4*[.$A206]^2 + 5*[.$A206] - 3" office:value-type="float" office:value="358544105172" calcext:value-type="float">
            <text:p>358,544,105,172</text:p>
          </table:table-cell>
          <table:table-cell table:formula="of:=2^([.$A206]/6) + 1*[.$A206]^4 - 2" office:value-type="float" office:value="21049851776.9597" calcext:value-type="float">
            <text:p>21,049,851,777</text:p>
          </table:table-cell>
          <table:table-cell table:formula="of:=([.$A206]+1)*3600" office:value-type="float" office:value="741600" calcext:value-type="float">
            <text:p>741600</text:p>
          </table:table-cell>
          <table:table-cell table:formula="of:=[.B206]/[.D206]" office:value-type="float" office:value="483473.712475728" calcext:value-type="float">
            <text:p>483,473.71</text:p>
          </table:table-cell>
          <table:table-cell table:formula="of:=[.C206]/[.D206]" office:value-type="float" office:value="28384.3740250265" calcext:value-type="float">
            <text:p>28,384.37</text:p>
          </table:table-cell>
          <table:table-cell table:formula="of:=[.B206]/[.D206]/24" office:value-type="float" office:value="20144.738019822" calcext:value-type="float">
            <text:p>20,144.74</text:p>
          </table:table-cell>
          <table:table-cell table:formula="of:=[.C206]/[.D206]/24" office:value-type="float" office:value="1182.68225104277" calcext:value-type="float">
            <text:p>1,182.68</text:p>
          </table:table-cell>
          <table:table-cell table:formula="of:=[.I205]+[.A206]*20" office:value-type="float" office:value="422300" calcext:value-type="float">
            <text:p>422300</text:p>
          </table:table-cell>
          <table:table-cell table:formula="of:=SUM([.$I$2:.$I206])" office:value-type="float" office:value="29138700" calcext:value-type="float">
            <text:p>2913870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5 - 2*[.$A207]^4 + 3*[.$A207]^3 - 4*[.$A207]^2 + 5*[.$A207] - 3" office:value-type="float" office:value="367392132315" calcext:value-type="float">
            <text:p>367,392,132,315</text:p>
          </table:table-cell>
          <table:table-cell table:formula="of:=2^([.$A207]/6) + 1*[.$A207]^4 - 2" office:value-type="float" office:value="23446092913.3619" calcext:value-type="float">
            <text:p>23,446,092,913</text:p>
          </table:table-cell>
          <table:table-cell table:formula="of:=([.$A207]+1)*3600" office:value-type="float" office:value="745200" calcext:value-type="float">
            <text:p>745200</text:p>
          </table:table-cell>
          <table:table-cell table:formula="of:=[.B207]/[.D207]" office:value-type="float" office:value="493011.449698068" calcext:value-type="float">
            <text:p>493,011.45</text:p>
          </table:table-cell>
          <table:table-cell table:formula="of:=[.C207]/[.D207]" office:value-type="float" office:value="31462.8192610868" calcext:value-type="float">
            <text:p>31,462.82</text:p>
          </table:table-cell>
          <table:table-cell table:formula="of:=[.B207]/[.D207]/24" office:value-type="float" office:value="20542.1437374195" calcext:value-type="float">
            <text:p>20,542.14</text:p>
          </table:table-cell>
          <table:table-cell table:formula="of:=[.C207]/[.D207]/24" office:value-type="float" office:value="1310.95080254528" calcext:value-type="float">
            <text:p>1,310.95</text:p>
          </table:table-cell>
          <table:table-cell table:formula="of:=[.I206]+[.A207]*20" office:value-type="float" office:value="426420" calcext:value-type="float">
            <text:p>426420</text:p>
          </table:table-cell>
          <table:table-cell table:formula="of:=SUM([.$I$2:.$I207])" office:value-type="float" office:value="29565120" calcext:value-type="float">
            <text:p>2956512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5 - 2*[.$A208]^4 + 3*[.$A208]^3 - 4*[.$A208]^2 + 5*[.$A208] - 3" office:value-type="float" office:value="376413983070" calcext:value-type="float">
            <text:p>376,413,983,070</text:p>
          </table:table-cell>
          <table:table-cell table:formula="of:=2^([.$A208]/6) + 1*[.$A208]^4 - 2" office:value-type="float" office:value="26132040798.8084" calcext:value-type="float">
            <text:p>26,132,040,799</text:p>
          </table:table-cell>
          <table:table-cell table:formula="of:=([.$A208]+1)*3600" office:value-type="float" office:value="748800" calcext:value-type="float">
            <text:p>748800</text:p>
          </table:table-cell>
          <table:table-cell table:formula="of:=[.B208]/[.D208]" office:value-type="float" office:value="502689.614142628" calcext:value-type="float">
            <text:p>502,689.61</text:p>
          </table:table-cell>
          <table:table-cell table:formula="of:=[.C208]/[.D208]" office:value-type="float" office:value="34898.5587590924" calcext:value-type="float">
            <text:p>34,898.56</text:p>
          </table:table-cell>
          <table:table-cell table:formula="of:=[.B208]/[.D208]/24" office:value-type="float" office:value="20945.4005892762" calcext:value-type="float">
            <text:p>20,945.40</text:p>
          </table:table-cell>
          <table:table-cell table:formula="of:=[.C208]/[.D208]/24" office:value-type="float" office:value="1454.10661496218" calcext:value-type="float">
            <text:p>1,454.11</text:p>
          </table:table-cell>
          <table:table-cell table:formula="of:=[.I207]+[.A208]*20" office:value-type="float" office:value="430560" calcext:value-type="float">
            <text:p>430560</text:p>
          </table:table-cell>
          <table:table-cell table:formula="of:=SUM([.$I$2:.$I208])" office:value-type="float" office:value="29995680" calcext:value-type="float">
            <text:p>2999568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5 - 2*[.$A209]^4 + 3*[.$A209]^3 - 4*[.$A209]^2 + 5*[.$A209] - 3" office:value-type="float" office:value="385612206093" calcext:value-type="float">
            <text:p>385,612,206,093</text:p>
          </table:table-cell>
          <table:table-cell table:formula="of:=2^([.$A209]/6) + 1*[.$A209]^4 - 2" office:value-type="float" office:value="29143116109.3576" calcext:value-type="float">
            <text:p>29,143,116,109</text:p>
          </table:table-cell>
          <table:table-cell table:formula="of:=([.$A209]+1)*3600" office:value-type="float" office:value="752400" calcext:value-type="float">
            <text:p>752400</text:p>
          </table:table-cell>
          <table:table-cell table:formula="of:=[.B209]/[.D209]" office:value-type="float" office:value="512509.577476077" calcext:value-type="float">
            <text:p>512,509.58</text:p>
          </table:table-cell>
          <table:table-cell table:formula="of:=[.C209]/[.D209]" office:value-type="float" office:value="38733.5408152015" calcext:value-type="float">
            <text:p>38,733.54</text:p>
          </table:table-cell>
          <table:table-cell table:formula="of:=[.B209]/[.D209]/24" office:value-type="float" office:value="21354.5657281699" calcext:value-type="float">
            <text:p>21,354.57</text:p>
          </table:table-cell>
          <table:table-cell table:formula="of:=[.C209]/[.D209]/24" office:value-type="float" office:value="1613.89753396673" calcext:value-type="float">
            <text:p>1,613.90</text:p>
          </table:table-cell>
          <table:table-cell table:formula="of:=[.I208]+[.A209]*20" office:value-type="float" office:value="434720" calcext:value-type="float">
            <text:p>434720</text:p>
          </table:table-cell>
          <table:table-cell table:formula="of:=SUM([.$I$2:.$I209])" office:value-type="float" office:value="30430400" calcext:value-type="float">
            <text:p>3043040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5 - 2*[.$A210]^4 + 3*[.$A210]^3 - 4*[.$A210]^2 + 5*[.$A210] - 3" office:value-type="float" office:value="394989374832" calcext:value-type="float">
            <text:p>394,989,374,832</text:p>
          </table:table-cell>
          <table:table-cell table:formula="of:=2^([.$A210]/6) + 1*[.$A210]^4 - 2" office:value-type="float" office:value="32519076626.6887" calcext:value-type="float">
            <text:p>32,519,076,627</text:p>
          </table:table-cell>
          <table:table-cell table:formula="of:=([.$A210]+1)*3600" office:value-type="float" office:value="756000" calcext:value-type="float">
            <text:p>756000</text:p>
          </table:table-cell>
          <table:table-cell table:formula="of:=[.B210]/[.D210]" office:value-type="float" office:value="522472.718031746" calcext:value-type="float">
            <text:p>522,472.72</text:p>
          </table:table-cell>
          <table:table-cell table:formula="of:=[.C210]/[.D210]" office:value-type="float" office:value="43014.6516226041" calcext:value-type="float">
            <text:p>43,014.65</text:p>
          </table:table-cell>
          <table:table-cell table:formula="of:=[.B210]/[.D210]/24" office:value-type="float" office:value="21769.6965846561" calcext:value-type="float">
            <text:p>21,769.70</text:p>
          </table:table-cell>
          <table:table-cell table:formula="of:=[.C210]/[.D210]/24" office:value-type="float" office:value="1792.27715094184" calcext:value-type="float">
            <text:p>1,792.28</text:p>
          </table:table-cell>
          <table:table-cell table:formula="of:=[.I209]+[.A210]*20" office:value-type="float" office:value="438900" calcext:value-type="float">
            <text:p>438900</text:p>
          </table:table-cell>
          <table:table-cell table:formula="of:=SUM([.$I$2:.$I210])" office:value-type="float" office:value="30869300" calcext:value-type="float">
            <text:p>3086930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5 - 2*[.$A211]^4 + 3*[.$A211]^3 - 4*[.$A211]^2 + 5*[.$A211] - 3" office:value-type="float" office:value="404548087647" calcext:value-type="float">
            <text:p>404,548,087,647</text:p>
          </table:table-cell>
          <table:table-cell table:formula="of:=2^([.$A211]/6) + 1*[.$A211]^4 - 2" office:value-type="float" office:value="36304548366" calcext:value-type="float">
            <text:p>36,304,548,366</text:p>
          </table:table-cell>
          <table:table-cell table:formula="of:=([.$A211]+1)*3600" office:value-type="float" office:value="759600" calcext:value-type="float">
            <text:p>759600</text:p>
          </table:table-cell>
          <table:table-cell table:formula="of:=[.B211]/[.D211]" office:value-type="float" office:value="532580.420809637" calcext:value-type="float">
            <text:p>532,580.42</text:p>
          </table:table-cell>
          <table:table-cell table:formula="of:=[.C211]/[.D211]" office:value-type="float" office:value="47794.2974802528" calcext:value-type="float">
            <text:p>47,794.30</text:p>
          </table:table-cell>
          <table:table-cell table:formula="of:=[.B211]/[.D211]/24" office:value-type="float" office:value="22190.8508670682" calcext:value-type="float">
            <text:p>22,190.85</text:p>
          </table:table-cell>
          <table:table-cell table:formula="of:=[.C211]/[.D211]/24" office:value-type="float" office:value="1991.4290616772" calcext:value-type="float">
            <text:p>1,991.43</text:p>
          </table:table-cell>
          <table:table-cell table:formula="of:=[.I210]+[.A211]*20" office:value-type="float" office:value="443100" calcext:value-type="float">
            <text:p>443100</text:p>
          </table:table-cell>
          <table:table-cell table:formula="of:=SUM([.$I$2:.$I211])" office:value-type="float" office:value="31312400" calcext:value-type="float">
            <text:p>3131240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5 - 2*[.$A212]^4 + 3*[.$A212]^3 - 4*[.$A212]^2 + 5*[.$A212] - 3" office:value-type="float" office:value="414290967930" calcext:value-type="float">
            <text:p>414,290,967,930</text:p>
          </table:table-cell>
          <table:table-cell table:formula="of:=2^([.$A212]/6) + 1*[.$A212]^4 - 2" office:value-type="float" office:value="40549621746.9194" calcext:value-type="float">
            <text:p>40,549,621,747</text:p>
          </table:table-cell>
          <table:table-cell table:formula="of:=([.$A212]+1)*3600" office:value-type="float" office:value="763200" calcext:value-type="float">
            <text:p>763200</text:p>
          </table:table-cell>
          <table:table-cell table:formula="of:=[.B212]/[.D212]" office:value-type="float" office:value="542834.077476415" calcext:value-type="float">
            <text:p>542,834.08</text:p>
          </table:table-cell>
          <table:table-cell table:formula="of:=[.C212]/[.D212]" office:value-type="float" office:value="53131.05574806" calcext:value-type="float">
            <text:p>53,131.06</text:p>
          </table:table-cell>
          <table:table-cell table:formula="of:=[.B212]/[.D212]/24" office:value-type="float" office:value="22618.0865615173" calcext:value-type="float">
            <text:p>22,618.09</text:p>
          </table:table-cell>
          <table:table-cell table:formula="of:=[.C212]/[.D212]/24" office:value-type="float" office:value="2213.7939895025" calcext:value-type="float">
            <text:p>2,213.79</text:p>
          </table:table-cell>
          <table:table-cell table:formula="of:=[.I211]+[.A212]*20" office:value-type="float" office:value="447320" calcext:value-type="float">
            <text:p>447320</text:p>
          </table:table-cell>
          <table:table-cell table:formula="of:=SUM([.$I$2:.$I212])" office:value-type="float" office:value="31759720" calcext:value-type="float">
            <text:p>3175972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5 - 2*[.$A213]^4 + 3*[.$A213]^3 - 4*[.$A213]^2 + 5*[.$A213] - 3" office:value-type="float" office:value="424220664225" calcext:value-type="float">
            <text:p>424,220,664,225</text:p>
          </table:table-cell>
          <table:table-cell table:formula="of:=2^([.$A213]/6) + 1*[.$A213]^4 - 2" office:value-type="float" office:value="45310520772.7238" calcext:value-type="float">
            <text:p>45,310,520,773</text:p>
          </table:table-cell>
          <table:table-cell table:formula="of:=([.$A213]+1)*3600" office:value-type="float" office:value="766800" calcext:value-type="float">
            <text:p>766800</text:p>
          </table:table-cell>
          <table:table-cell table:formula="of:=[.B213]/[.D213]" office:value-type="float" office:value="553235.086365415" calcext:value-type="float">
            <text:p>553,235.09</text:p>
          </table:table-cell>
          <table:table-cell table:formula="of:=[.C213]/[.D213]" office:value-type="float" office:value="59090.4026770002" calcext:value-type="float">
            <text:p>59,090.40</text:p>
          </table:table-cell>
          <table:table-cell table:formula="of:=[.B213]/[.D213]/24" office:value-type="float" office:value="23051.4619318923" calcext:value-type="float">
            <text:p>23,051.46</text:p>
          </table:table-cell>
          <table:table-cell table:formula="of:=[.C213]/[.D213]/24" office:value-type="float" office:value="2462.10011154168" calcext:value-type="float">
            <text:p>2,462.10</text:p>
          </table:table-cell>
          <table:table-cell table:formula="of:=[.I212]+[.A213]*20" office:value-type="float" office:value="451560" calcext:value-type="float">
            <text:p>451560</text:p>
          </table:table-cell>
          <table:table-cell table:formula="of:=SUM([.$I$2:.$I213])" office:value-type="float" office:value="32211280" calcext:value-type="float">
            <text:p>3221128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5 - 2*[.$A214]^4 + 3*[.$A214]^3 - 4*[.$A214]^2 + 5*[.$A214] - 3" office:value-type="float" office:value="434339850348" calcext:value-type="float">
            <text:p>434,339,850,348</text:p>
          </table:table-cell>
          <table:table-cell table:formula="of:=2^([.$A214]/6) + 1*[.$A214]^4 - 2" office:value-type="float" office:value="50650354158.6168" calcext:value-type="float">
            <text:p>50,650,354,159</text:p>
          </table:table-cell>
          <table:table-cell table:formula="of:=([.$A214]+1)*3600" office:value-type="float" office:value="770400" calcext:value-type="float">
            <text:p>770400</text:p>
          </table:table-cell>
          <table:table-cell table:formula="of:=[.B214]/[.D214]" office:value-type="float" office:value="563784.852476636" calcext:value-type="float">
            <text:p>563,784.85</text:p>
          </table:table-cell>
          <table:table-cell table:formula="of:=[.C214]/[.D214]" office:value-type="float" office:value="65745.5272048505" calcext:value-type="float">
            <text:p>65,745.53</text:p>
          </table:table-cell>
          <table:table-cell table:formula="of:=[.B214]/[.D214]/24" office:value-type="float" office:value="23491.0355198598" calcext:value-type="float">
            <text:p>23,491.04</text:p>
          </table:table-cell>
          <table:table-cell table:formula="of:=[.C214]/[.D214]/24" office:value-type="float" office:value="2739.39696686877" calcext:value-type="float">
            <text:p>2,739.40</text:p>
          </table:table-cell>
          <table:table-cell table:formula="of:=[.I213]+[.A214]*20" office:value-type="float" office:value="455820" calcext:value-type="float">
            <text:p>455820</text:p>
          </table:table-cell>
          <table:table-cell table:formula="of:=SUM([.$I$2:.$I214])" office:value-type="float" office:value="32667100" calcext:value-type="float">
            <text:p>3266710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5 - 2*[.$A215]^4 + 3*[.$A215]^3 - 4*[.$A215]^2 + 5*[.$A215] - 3" office:value-type="float" office:value="444651225507" calcext:value-type="float">
            <text:p>444,651,225,507</text:p>
          </table:table-cell>
          <table:table-cell table:formula="of:=2^([.$A215]/6) + 1*[.$A215]^4 - 2" office:value-type="float" office:value="56639958444.7152" calcext:value-type="float">
            <text:p>56,639,958,445</text:p>
          </table:table-cell>
          <table:table-cell table:formula="of:=([.$A215]+1)*3600" office:value-type="float" office:value="774000" calcext:value-type="float">
            <text:p>774000</text:p>
          </table:table-cell>
          <table:table-cell table:formula="of:=[.B215]/[.D215]" office:value-type="float" office:value="574484.787476744" calcext:value-type="float">
            <text:p>574,484.79</text:p>
          </table:table-cell>
          <table:table-cell table:formula="of:=[.C215]/[.D215]" office:value-type="float" office:value="73178.240884645" calcext:value-type="float">
            <text:p>73,178.24</text:p>
          </table:table-cell>
          <table:table-cell table:formula="of:=[.B215]/[.D215]/24" office:value-type="float" office:value="23936.8661448643" calcext:value-type="float">
            <text:p>23,936.87</text:p>
          </table:table-cell>
          <table:table-cell table:formula="of:=[.C215]/[.D215]/24" office:value-type="float" office:value="3049.09337019354" calcext:value-type="float">
            <text:p>3,049.09</text:p>
          </table:table-cell>
          <table:table-cell table:formula="of:=[.I214]+[.A215]*20" office:value-type="float" office:value="460100" calcext:value-type="float">
            <text:p>460100</text:p>
          </table:table-cell>
          <table:table-cell table:formula="of:=SUM([.$I$2:.$I215])" office:value-type="float" office:value="33127200" calcext:value-type="float">
            <text:p>3312720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5 - 2*[.$A216]^4 + 3*[.$A216]^3 - 4*[.$A216]^2 + 5*[.$A216] - 3" office:value-type="float" office:value="455157514422" calcext:value-type="float">
            <text:p>455,157,514,422</text:p>
          </table:table-cell>
          <table:table-cell table:formula="of:=2^([.$A216]/6) + 1*[.$A216]^4 - 2" office:value-type="float" office:value="63358844358.3774" calcext:value-type="float">
            <text:p>63,358,844,358</text:p>
          </table:table-cell>
          <table:table-cell table:formula="of:=([.$A216]+1)*3600" office:value-type="float" office:value="777600" calcext:value-type="float">
            <text:p>777600</text:p>
          </table:table-cell>
          <table:table-cell table:formula="of:=[.B216]/[.D216]" office:value-type="float" office:value="585336.309699074" calcext:value-type="float">
            <text:p>585,336.31</text:p>
          </table:table-cell>
          <table:table-cell table:formula="of:=[.C216]/[.D216]" office:value-type="float" office:value="81479.9953168433" calcext:value-type="float">
            <text:p>81,480.00</text:p>
          </table:table-cell>
          <table:table-cell table:formula="of:=[.B216]/[.D216]/24" office:value-type="float" office:value="24389.0129041281" calcext:value-type="float">
            <text:p>24,389.01</text:p>
          </table:table-cell>
          <table:table-cell table:formula="of:=[.C216]/[.D216]/24" office:value-type="float" office:value="3394.99980486847" calcext:value-type="float">
            <text:p>3,395.00</text:p>
          </table:table-cell>
          <table:table-cell table:formula="of:=[.I215]+[.A216]*20" office:value-type="float" office:value="464400" calcext:value-type="float">
            <text:p>464400</text:p>
          </table:table-cell>
          <table:table-cell table:formula="of:=SUM([.$I$2:.$I216])" office:value-type="float" office:value="33591600" calcext:value-type="float">
            <text:p>3359160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5 - 2*[.$A217]^4 + 3*[.$A217]^3 - 4*[.$A217]^2 + 5*[.$A217] - 3" office:value-type="float" office:value="465861467445" calcext:value-type="float">
            <text:p>465,861,467,445</text:p>
          </table:table-cell>
          <table:table-cell table:formula="of:=2^([.$A217]/6) + 1*[.$A217]^4 - 2" office:value-type="float" office:value="70896259070" calcext:value-type="float">
            <text:p>70,896,259,070</text:p>
          </table:table-cell>
          <table:table-cell table:formula="of:=([.$A217]+1)*3600" office:value-type="float" office:value="781200" calcext:value-type="float">
            <text:p>781200</text:p>
          </table:table-cell>
          <table:table-cell table:formula="of:=[.B217]/[.D217]" office:value-type="float" office:value="596340.844143625" calcext:value-type="float">
            <text:p>596,340.84</text:p>
          </table:table-cell>
          <table:table-cell table:formula="of:=[.C217]/[.D217]" office:value-type="float" office:value="90753.0198028674" calcext:value-type="float">
            <text:p>90,753.02</text:p>
          </table:table-cell>
          <table:table-cell table:formula="of:=[.B217]/[.D217]/24" office:value-type="float" office:value="24847.5351726511" calcext:value-type="float">
            <text:p>24,847.54</text:p>
          </table:table-cell>
          <table:table-cell table:formula="of:=[.C217]/[.D217]/24" office:value-type="float" office:value="3781.37582511947" calcext:value-type="float">
            <text:p>3,781.38</text:p>
          </table:table-cell>
          <table:table-cell table:formula="of:=[.I216]+[.A217]*20" office:value-type="float" office:value="468720" calcext:value-type="float">
            <text:p>468720</text:p>
          </table:table-cell>
          <table:table-cell table:formula="of:=SUM([.$I$2:.$I217])" office:value-type="float" office:value="34060320" calcext:value-type="float">
            <text:p>3406032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5 - 2*[.$A218]^4 + 3*[.$A218]^3 - 4*[.$A218]^2 + 5*[.$A218] - 3" office:value-type="float" office:value="476765860680" calcext:value-type="float">
            <text:p>476,765,860,680</text:p>
          </table:table-cell>
          <table:table-cell table:formula="of:=2^([.$A218]/6) + 1*[.$A218]^4 - 2" office:value-type="float" office:value="79352378534.8388" calcext:value-type="float">
            <text:p>79,352,378,535</text:p>
          </table:table-cell>
          <table:table-cell table:formula="of:=([.$A218]+1)*3600" office:value-type="float" office:value="784800" calcext:value-type="float">
            <text:p>784800</text:p>
          </table:table-cell>
          <table:table-cell table:formula="of:=[.B218]/[.D218]" office:value-type="float" office:value="607499.822477064" calcext:value-type="float">
            <text:p>607,499.82</text:p>
          </table:table-cell>
          <table:table-cell table:formula="of:=[.C218]/[.D218]" office:value-type="float" office:value="101111.593443984" calcext:value-type="float">
            <text:p>101,111.59</text:p>
          </table:table-cell>
          <table:table-cell table:formula="of:=[.B218]/[.D218]/24" office:value-type="float" office:value="25312.492603211" calcext:value-type="float">
            <text:p>25,312.49</text:p>
          </table:table-cell>
          <table:table-cell table:formula="of:=[.C218]/[.D218]/24" office:value-type="float" office:value="4212.98306016601" calcext:value-type="float">
            <text:p>4,212.98</text:p>
          </table:table-cell>
          <table:table-cell table:formula="of:=[.I217]+[.A218]*20" office:value-type="float" office:value="473060" calcext:value-type="float">
            <text:p>473060</text:p>
          </table:table-cell>
          <table:table-cell table:formula="of:=SUM([.$I$2:.$I218])" office:value-type="float" office:value="34533380" calcext:value-type="float">
            <text:p>3453338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5 - 2*[.$A219]^4 + 3*[.$A219]^3 - 4*[.$A219]^2 + 5*[.$A219] - 3" office:value-type="float" office:value="487873496103" calcext:value-type="float">
            <text:p>487,873,496,103</text:p>
          </table:table-cell>
          <table:table-cell table:formula="of:=2^([.$A219]/6) + 1*[.$A219]^4 - 2" office:value-type="float" office:value="88839645851.4476" calcext:value-type="float">
            <text:p>88,839,645,851</text:p>
          </table:table-cell>
          <table:table-cell table:formula="of:=([.$A219]+1)*3600" office:value-type="float" office:value="788400" calcext:value-type="float">
            <text:p>788400</text:p>
          </table:table-cell>
          <table:table-cell table:formula="of:=[.B219]/[.D219]" office:value-type="float" office:value="618814.683032725" calcext:value-type="float">
            <text:p>618,814.68</text:p>
          </table:table-cell>
          <table:table-cell table:formula="of:=[.C219]/[.D219]" office:value-type="float" office:value="112683.467594429" calcext:value-type="float">
            <text:p>112,683.47</text:p>
          </table:table-cell>
          <table:table-cell table:formula="of:=[.B219]/[.D219]/24" office:value-type="float" office:value="25783.9451263635" calcext:value-type="float">
            <text:p>25,783.95</text:p>
          </table:table-cell>
          <table:table-cell table:formula="of:=[.C219]/[.D219]/24" office:value-type="float" office:value="4695.1444831012" calcext:value-type="float">
            <text:p>4,695.14</text:p>
          </table:table-cell>
          <table:table-cell table:formula="of:=[.I218]+[.A219]*20" office:value-type="float" office:value="477420" calcext:value-type="float">
            <text:p>477420</text:p>
          </table:table-cell>
          <table:table-cell table:formula="of:=SUM([.$I$2:.$I219])" office:value-type="float" office:value="35010800" calcext:value-type="float">
            <text:p>3501080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5 - 2*[.$A220]^4 + 3*[.$A220]^3 - 4*[.$A220]^2 + 5*[.$A220] - 3" office:value-type="float" office:value="499187201682" calcext:value-type="float">
            <text:p>499,187,201,682</text:p>
          </table:table-cell>
          <table:table-cell table:formula="of:=2^([.$A220]/6) + 1*[.$A220]^4 - 2" office:value-type="float" office:value="99484273518.2336" calcext:value-type="float">
            <text:p>99,484,273,518</text:p>
          </table:table-cell>
          <table:table-cell table:formula="of:=([.$A220]+1)*3600" office:value-type="float" office:value="792000" calcext:value-type="float">
            <text:p>792000</text:p>
          </table:table-cell>
          <table:table-cell table:formula="of:=[.B220]/[.D220]" office:value-type="float" office:value="630286.870810606" calcext:value-type="float">
            <text:p>630,286.87</text:p>
          </table:table-cell>
          <table:table-cell table:formula="of:=[.C220]/[.D220]" office:value-type="float" office:value="125611.456462416" calcext:value-type="float">
            <text:p>125,611.46</text:p>
          </table:table-cell>
          <table:table-cell table:formula="of:=[.B220]/[.D220]/24" office:value-type="float" office:value="26261.9529504419" calcext:value-type="float">
            <text:p>26,261.95</text:p>
          </table:table-cell>
          <table:table-cell table:formula="of:=[.C220]/[.D220]/24" office:value-type="float" office:value="5233.81068593401" calcext:value-type="float">
            <text:p>5,233.81</text:p>
          </table:table-cell>
          <table:table-cell table:formula="of:=[.I219]+[.A220]*20" office:value-type="float" office:value="481800" calcext:value-type="float">
            <text:p>481800</text:p>
          </table:table-cell>
          <table:table-cell table:formula="of:=SUM([.$I$2:.$I220])" office:value-type="float" office:value="35492600" calcext:value-type="float">
            <text:p>3549260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5 - 2*[.$A221]^4 + 3*[.$A221]^3 - 4*[.$A221]^2 + 5*[.$A221] - 3" office:value-type="float" office:value="510709831497" calcext:value-type="float">
            <text:p>510,709,831,497</text:p>
          </table:table-cell>
          <table:table-cell table:formula="of:=2^([.$A221]/6) + 1*[.$A221]^4 - 2" office:value-type="float" office:value="111427929659.43" calcext:value-type="float">
            <text:p>111,427,929,659</text:p>
          </table:table-cell>
          <table:table-cell table:formula="of:=([.$A221]+1)*3600" office:value-type="float" office:value="795600" calcext:value-type="float">
            <text:p>795600</text:p>
          </table:table-cell>
          <table:table-cell table:formula="of:=[.B221]/[.D221]" office:value-type="float" office:value="641917.837477376" calcext:value-type="float">
            <text:p>641,917.84</text:p>
          </table:table-cell>
          <table:table-cell table:formula="of:=[.C221]/[.D221]" office:value-type="float" office:value="140055.215760973" calcext:value-type="float">
            <text:p>140,055.22</text:p>
          </table:table-cell>
          <table:table-cell table:formula="of:=[.B221]/[.D221]/24" office:value-type="float" office:value="26746.5765615573" calcext:value-type="float">
            <text:p>26,746.58</text:p>
          </table:table-cell>
          <table:table-cell table:formula="of:=[.C221]/[.D221]/24" office:value-type="float" office:value="5835.63399004056" calcext:value-type="float">
            <text:p>5,835.63</text:p>
          </table:table-cell>
          <table:table-cell table:formula="of:=[.I220]+[.A221]*20" office:value-type="float" office:value="486200" calcext:value-type="float">
            <text:p>486200</text:p>
          </table:table-cell>
          <table:table-cell table:formula="of:=SUM([.$I$2:.$I221])" office:value-type="float" office:value="35978800" calcext:value-type="float">
            <text:p>3597880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5 - 2*[.$A222]^4 + 3*[.$A222]^3 - 4*[.$A222]^2 + 5*[.$A222] - 3" office:value-type="float" office:value="522444265860" calcext:value-type="float">
            <text:p>522,444,265,860</text:p>
          </table:table-cell>
          <table:table-cell table:formula="of:=2^([.$A222]/6) + 1*[.$A222]^4 - 2" office:value-type="float" office:value="124829630749.755" calcext:value-type="float">
            <text:p>124,829,630,750</text:p>
          </table:table-cell>
          <table:table-cell table:formula="of:=([.$A222]+1)*3600" office:value-type="float" office:value="799200" calcext:value-type="float">
            <text:p>799200</text:p>
          </table:table-cell>
          <table:table-cell table:formula="of:=[.B222]/[.D222]" office:value-type="float" office:value="653709.041366366" calcext:value-type="float">
            <text:p>653,709.04</text:p>
          </table:table-cell>
          <table:table-cell table:formula="of:=[.C222]/[.D222]" office:value-type="float" office:value="156193.231668862" calcext:value-type="float">
            <text:p>156,193.23</text:p>
          </table:table-cell>
          <table:table-cell table:formula="of:=[.B222]/[.D222]/24" office:value-type="float" office:value="27237.8767235986" calcext:value-type="float">
            <text:p>27,237.88</text:p>
          </table:table-cell>
          <table:table-cell table:formula="of:=[.C222]/[.D222]/24" office:value-type="float" office:value="6508.05131953593" calcext:value-type="float">
            <text:p>6,508.05</text:p>
          </table:table-cell>
          <table:table-cell table:formula="of:=[.I221]+[.A222]*20" office:value-type="float" office:value="490620" calcext:value-type="float">
            <text:p>490620</text:p>
          </table:table-cell>
          <table:table-cell table:formula="of:=SUM([.$I$2:.$I222])" office:value-type="float" office:value="36469420" calcext:value-type="float">
            <text:p>3646942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5 - 2*[.$A223]^4 + 3*[.$A223]^3 - 4*[.$A223]^2 + 5*[.$A223] - 3" office:value-type="float" office:value="534393411435" calcext:value-type="float">
            <text:p>534,393,411,435</text:p>
          </table:table-cell>
          <table:table-cell table:formula="of:=2^([.$A223]/6) + 1*[.$A223]^4 - 2" office:value-type="float" office:value="139867866126" calcext:value-type="float">
            <text:p>139,867,866,126</text:p>
          </table:table-cell>
          <table:table-cell table:formula="of:=([.$A223]+1)*3600" office:value-type="float" office:value="802800" calcext:value-type="float">
            <text:p>802800</text:p>
          </table:table-cell>
          <table:table-cell table:formula="of:=[.B223]/[.D223]" office:value-type="float" office:value="665661.947477578" calcext:value-type="float">
            <text:p>665,661.95</text:p>
          </table:table-cell>
          <table:table-cell table:formula="of:=[.C223]/[.D223]" office:value-type="float" office:value="174225.045" calcext:value-type="float">
            <text:p>174,225.05</text:p>
          </table:table-cell>
          <table:table-cell table:formula="of:=[.B223]/[.D223]/24" office:value-type="float" office:value="27735.9144782324" calcext:value-type="float">
            <text:p>27,735.91</text:p>
          </table:table-cell>
          <table:table-cell table:formula="of:=[.C223]/[.D223]/24" office:value-type="float" office:value="7259.376875" calcext:value-type="float">
            <text:p>7,259.38</text:p>
          </table:table-cell>
          <table:table-cell table:formula="of:=[.I222]+[.A223]*20" office:value-type="float" office:value="495060" calcext:value-type="float">
            <text:p>495060</text:p>
          </table:table-cell>
          <table:table-cell table:formula="of:=SUM([.$I$2:.$I223])" office:value-type="float" office:value="36964480" calcext:value-type="float">
            <text:p>3696448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5 - 2*[.$A224]^4 + 3*[.$A224]^3 - 4*[.$A224]^2 + 5*[.$A224] - 3" office:value-type="float" office:value="546560201358" calcext:value-type="float">
            <text:p>546,560,201,358</text:p>
          </table:table-cell>
          <table:table-cell table:formula="of:=2^([.$A224]/6) + 1*[.$A224]^4 - 2" office:value-type="float" office:value="156742982670.678" calcext:value-type="float">
            <text:p>156,742,982,671</text:p>
          </table:table-cell>
          <table:table-cell table:formula="of:=([.$A224]+1)*3600" office:value-type="float" office:value="806400" calcext:value-type="float">
            <text:p>806400</text:p>
          </table:table-cell>
          <table:table-cell table:formula="of:=[.B224]/[.D224]" office:value-type="float" office:value="677778.027477679" calcext:value-type="float">
            <text:p>677,778.03</text:p>
          </table:table-cell>
          <table:table-cell table:formula="of:=[.C224]/[.D224]" office:value-type="float" office:value="194373.7384309" calcext:value-type="float">
            <text:p>194,373.74</text:p>
          </table:table-cell>
          <table:table-cell table:formula="of:=[.B224]/[.D224]/24" office:value-type="float" office:value="28240.7511449033" calcext:value-type="float">
            <text:p>28,240.75</text:p>
          </table:table-cell>
          <table:table-cell table:formula="of:=[.C224]/[.D224]/24" office:value-type="float" office:value="8098.90576795415" calcext:value-type="float">
            <text:p>8,098.91</text:p>
          </table:table-cell>
          <table:table-cell table:formula="of:=[.I223]+[.A224]*20" office:value-type="float" office:value="499520" calcext:value-type="float">
            <text:p>499520</text:p>
          </table:table-cell>
          <table:table-cell table:formula="of:=SUM([.$I$2:.$I224])" office:value-type="float" office:value="37464000" calcext:value-type="float">
            <text:p>3746400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5 - 2*[.$A225]^4 + 3*[.$A225]^3 - 4*[.$A225]^2 + 5*[.$A225] - 3" office:value-type="float" office:value="558947595357" calcext:value-type="float">
            <text:p>558,947,595,357</text:p>
          </table:table-cell>
          <table:table-cell table:formula="of:=2^([.$A225]/6) + 1*[.$A225]^4 - 2" office:value-type="float" office:value="175679861528.895" calcext:value-type="float">
            <text:p>175,679,861,529</text:p>
          </table:table-cell>
          <table:table-cell table:formula="of:=([.$A225]+1)*3600" office:value-type="float" office:value="810000" calcext:value-type="float">
            <text:p>810000</text:p>
          </table:table-cell>
          <table:table-cell table:formula="of:=[.B225]/[.D225]" office:value-type="float" office:value="690058.7597" calcext:value-type="float">
            <text:p>690,058.76</text:p>
          </table:table-cell>
          <table:table-cell table:formula="of:=[.C225]/[.D225]" office:value-type="float" office:value="216888.717936908" calcext:value-type="float">
            <text:p>216,888.72</text:p>
          </table:table-cell>
          <table:table-cell table:formula="of:=[.B225]/[.D225]/24" office:value-type="float" office:value="28752.4483208333" calcext:value-type="float">
            <text:p>28,752.45</text:p>
          </table:table-cell>
          <table:table-cell table:formula="of:=[.C225]/[.D225]/24" office:value-type="float" office:value="9037.02991403782" calcext:value-type="float">
            <text:p>9,037.03</text:p>
          </table:table-cell>
          <table:table-cell table:formula="of:=[.I224]+[.A225]*20" office:value-type="float" office:value="504000" calcext:value-type="float">
            <text:p>504000</text:p>
          </table:table-cell>
          <table:table-cell table:formula="of:=SUM([.$I$2:.$I225])" office:value-type="float" office:value="37968000" calcext:value-type="float">
            <text:p>3796800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5 - 2*[.$A226]^4 + 3*[.$A226]^3 - 4*[.$A226]^2 + 5*[.$A226] - 3" office:value-type="float" office:value="571558579872" calcext:value-type="float">
            <text:p>571,558,579,872</text:p>
          </table:table-cell>
          <table:table-cell table:formula="of:=2^([.$A226]/6) + 1*[.$A226]^4 - 2" office:value-type="float" office:value="196930922621.467" calcext:value-type="float">
            <text:p>196,930,922,621</text:p>
          </table:table-cell>
          <table:table-cell table:formula="of:=([.$A226]+1)*3600" office:value-type="float" office:value="813600" calcext:value-type="float">
            <text:p>813600</text:p>
          </table:table-cell>
          <table:table-cell table:formula="of:=[.B226]/[.D226]" office:value-type="float" office:value="702505.629144543" calcext:value-type="float">
            <text:p>702,505.63</text:p>
          </table:table-cell>
          <table:table-cell table:formula="of:=[.C226]/[.D226]" office:value-type="float" office:value="242048.823281056" calcext:value-type="float">
            <text:p>242,048.82</text:p>
          </table:table-cell>
          <table:table-cell table:formula="of:=[.B226]/[.D226]/24" office:value-type="float" office:value="29271.0678810226" calcext:value-type="float">
            <text:p>29,271.07</text:p>
          </table:table-cell>
          <table:table-cell table:formula="of:=[.C226]/[.D226]/24" office:value-type="float" office:value="10085.3676367107" calcext:value-type="float">
            <text:p>10,085.37</text:p>
          </table:table-cell>
          <table:table-cell table:formula="of:=[.I225]+[.A226]*20" office:value-type="float" office:value="508500" calcext:value-type="float">
            <text:p>508500</text:p>
          </table:table-cell>
          <table:table-cell table:formula="of:=SUM([.$I$2:.$I226])" office:value-type="float" office:value="38476500" calcext:value-type="float">
            <text:p>3847650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5 - 2*[.$A227]^4 + 3*[.$A227]^3 - 4*[.$A227]^2 + 5*[.$A227] - 3" office:value-type="float" office:value="584396168175" calcext:value-type="float">
            <text:p>584,396,168,175</text:p>
          </table:table-cell>
          <table:table-cell table:formula="of:=2^([.$A227]/6) + 1*[.$A227]^4 - 2" office:value-type="float" office:value="220779497096.861" calcext:value-type="float">
            <text:p>220,779,497,097</text:p>
          </table:table-cell>
          <table:table-cell table:formula="of:=([.$A227]+1)*3600" office:value-type="float" office:value="817200" calcext:value-type="float">
            <text:p>817200</text:p>
          </table:table-cell>
          <table:table-cell table:formula="of:=[.B227]/[.D227]" office:value-type="float" office:value="715120.127477974" calcext:value-type="float">
            <text:p>715,120.13</text:p>
          </table:table-cell>
          <table:table-cell table:formula="of:=[.C227]/[.D227]" office:value-type="float" office:value="270165.806530667" calcext:value-type="float">
            <text:p>270,165.81</text:p>
          </table:table-cell>
          <table:table-cell table:formula="of:=[.B227]/[.D227]/24" office:value-type="float" office:value="29796.6719782489" calcext:value-type="float">
            <text:p>29,796.67</text:p>
          </table:table-cell>
          <table:table-cell table:formula="of:=[.C227]/[.D227]/24" office:value-type="float" office:value="11256.9086054444" calcext:value-type="float">
            <text:p>11,256.91</text:p>
          </table:table-cell>
          <table:table-cell table:formula="of:=[.I226]+[.A227]*20" office:value-type="float" office:value="513020" calcext:value-type="float">
            <text:p>513020</text:p>
          </table:table-cell>
          <table:table-cell table:formula="of:=SUM([.$I$2:.$I227])" office:value-type="float" office:value="38989520" calcext:value-type="float">
            <text:p>3898952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5 - 2*[.$A228]^4 + 3*[.$A228]^3 - 4*[.$A228]^2 + 5*[.$A228] - 3" office:value-type="float" office:value="597463400490" calcext:value-type="float">
            <text:p>597,463,400,490</text:p>
          </table:table-cell>
          <table:table-cell table:formula="of:=2^([.$A228]/6) + 1*[.$A228]^4 - 2" office:value-type="float" office:value="247543612780.509" calcext:value-type="float">
            <text:p>247,543,612,781</text:p>
          </table:table-cell>
          <table:table-cell table:formula="of:=([.$A228]+1)*3600" office:value-type="float" office:value="820800" calcext:value-type="float">
            <text:p>820800</text:p>
          </table:table-cell>
          <table:table-cell table:formula="of:=[.B228]/[.D228]" office:value-type="float" office:value="727903.753033626" calcext:value-type="float">
            <text:p>727,903.75</text:p>
          </table:table-cell>
          <table:table-cell table:formula="of:=[.C228]/[.D228]" office:value-type="float" office:value="301588.222198476" calcext:value-type="float">
            <text:p>301,588.22</text:p>
          </table:table-cell>
          <table:table-cell table:formula="of:=[.B228]/[.D228]/24" office:value-type="float" office:value="30329.3230430677" calcext:value-type="float">
            <text:p>30,329.32</text:p>
          </table:table-cell>
          <table:table-cell table:formula="of:=[.C228]/[.D228]/24" office:value-type="float" office:value="12566.1759249365" calcext:value-type="float">
            <text:p>12,566.18</text:p>
          </table:table-cell>
          <table:table-cell table:formula="of:=[.I227]+[.A228]*20" office:value-type="float" office:value="517560" calcext:value-type="float">
            <text:p>517560</text:p>
          </table:table-cell>
          <table:table-cell table:formula="of:=SUM([.$I$2:.$I228])" office:value-type="float" office:value="39507080" calcext:value-type="float">
            <text:p>3950708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5 - 2*[.$A229]^4 + 3*[.$A229]^3 - 4*[.$A229]^2 + 5*[.$A229] - 3" office:value-type="float" office:value="610763344113" calcext:value-type="float">
            <text:p>610,763,344,113</text:p>
          </table:table-cell>
          <table:table-cell table:formula="of:=2^([.$A229]/6) + 1*[.$A229]^4 - 2" office:value-type="float" office:value="277580243198" calcext:value-type="float">
            <text:p>277,580,243,198</text:p>
          </table:table-cell>
          <table:table-cell table:formula="of:=([.$A229]+1)*3600" office:value-type="float" office:value="824400" calcext:value-type="float">
            <text:p>824400</text:p>
          </table:table-cell>
          <table:table-cell table:formula="of:=[.B229]/[.D229]" office:value-type="float" office:value="740858.010811499" calcext:value-type="float">
            <text:p>740,858.01</text:p>
          </table:table-cell>
          <table:table-cell table:formula="of:=[.C229]/[.D229]" office:value-type="float" office:value="336705.777775352" calcext:value-type="float">
            <text:p>336,705.78</text:p>
          </table:table-cell>
          <table:table-cell table:formula="of:=[.B229]/[.D229]/24" office:value-type="float" office:value="30869.0837838125" calcext:value-type="float">
            <text:p>30,869.08</text:p>
          </table:table-cell>
          <table:table-cell table:formula="of:=[.C229]/[.D229]/24" office:value-type="float" office:value="14029.4074073063" calcext:value-type="float">
            <text:p>14,029.41</text:p>
          </table:table-cell>
          <table:table-cell table:formula="of:=[.I228]+[.A229]*20" office:value-type="float" office:value="522120" calcext:value-type="float">
            <text:p>522120</text:p>
          </table:table-cell>
          <table:table-cell table:formula="of:=SUM([.$I$2:.$I229])" office:value-type="float" office:value="40029200" calcext:value-type="float">
            <text:p>4002920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5 - 2*[.$A230]^4 + 3*[.$A230]^3 - 4*[.$A230]^2 + 5*[.$A230] - 3" office:value-type="float" office:value="624299093532" calcext:value-type="float">
            <text:p>624,299,093,532</text:p>
          </table:table-cell>
          <table:table-cell table:formula="of:=2^([.$A230]/6) + 1*[.$A230]^4 - 2" office:value-type="float" office:value="311290076942.355" calcext:value-type="float">
            <text:p>311,290,076,942</text:p>
          </table:table-cell>
          <table:table-cell table:formula="of:=([.$A230]+1)*3600" office:value-type="float" office:value="828000" calcext:value-type="float">
            <text:p>828000</text:p>
          </table:table-cell>
          <table:table-cell table:formula="of:=[.B230]/[.D230]" office:value-type="float" office:value="753984.412478261" calcext:value-type="float">
            <text:p>753,984.41</text:p>
          </table:table-cell>
          <table:table-cell table:formula="of:=[.C230]/[.D230]" office:value-type="float" office:value="375954.199205743" calcext:value-type="float">
            <text:p>375,954.20</text:p>
          </table:table-cell>
          <table:table-cell table:formula="of:=[.B230]/[.D230]/24" office:value-type="float" office:value="31416.0171865942" calcext:value-type="float">
            <text:p>31,416.02</text:p>
          </table:table-cell>
          <table:table-cell table:formula="of:=[.C230]/[.D230]/24" office:value-type="float" office:value="15664.7583002393" calcext:value-type="float">
            <text:p>15,664.76</text:p>
          </table:table-cell>
          <table:table-cell table:formula="of:=[.I229]+[.A230]*20" office:value-type="float" office:value="526700" calcext:value-type="float">
            <text:p>526700</text:p>
          </table:table-cell>
          <table:table-cell table:formula="of:=SUM([.$I$2:.$I230])" office:value-type="float" office:value="40555900" calcext:value-type="float">
            <text:p>4055590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5 - 2*[.$A231]^4 + 3*[.$A231]^3 - 4*[.$A231]^2 + 5*[.$A231] - 3" office:value-type="float" office:value="638073770547" calcext:value-type="float">
            <text:p>638,073,770,547</text:p>
          </table:table-cell>
          <table:table-cell table:formula="of:=2^([.$A231]/6) + 1*[.$A231]^4 - 2" office:value-type="float" office:value="349122871107.79" calcext:value-type="float">
            <text:p>349,122,871,108</text:p>
          </table:table-cell>
          <table:table-cell table:formula="of:=([.$A231]+1)*3600" office:value-type="float" office:value="831600" calcext:value-type="float">
            <text:p>831600</text:p>
          </table:table-cell>
          <table:table-cell table:formula="of:=[.B231]/[.D231]" office:value-type="float" office:value="767284.476367244" calcext:value-type="float">
            <text:p>767,284.48</text:p>
          </table:table-cell>
          <table:table-cell table:formula="of:=[.C231]/[.D231]" office:value-type="float" office:value="419820.67232779" calcext:value-type="float">
            <text:p>419,820.67</text:p>
          </table:table-cell>
          <table:table-cell table:formula="of:=[.B231]/[.D231]/24" office:value-type="float" office:value="31970.1865153018" calcext:value-type="float">
            <text:p>31,970.19</text:p>
          </table:table-cell>
          <table:table-cell table:formula="of:=[.C231]/[.D231]/24" office:value-type="float" office:value="17492.5280136579" calcext:value-type="float">
            <text:p>17,492.53</text:p>
          </table:table-cell>
          <table:table-cell table:formula="of:=[.I230]+[.A231]*20" office:value-type="float" office:value="531300" calcext:value-type="float">
            <text:p>531300</text:p>
          </table:table-cell>
          <table:table-cell table:formula="of:=SUM([.$I$2:.$I231])" office:value-type="float" office:value="41087200" calcext:value-type="float">
            <text:p>4108720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5 - 2*[.$A232]^4 + 3*[.$A232]^3 - 4*[.$A232]^2 + 5*[.$A232] - 3" office:value-type="float" office:value="652090524390" calcext:value-type="float">
            <text:p>652,090,524,390</text:p>
          </table:table-cell>
          <table:table-cell table:formula="of:=2^([.$A232]/6) + 1*[.$A232]^4 - 2" office:value-type="float" office:value="391583460315.934" calcext:value-type="float">
            <text:p>391,583,460,316</text:p>
          </table:table-cell>
          <table:table-cell table:formula="of:=([.$A232]+1)*3600" office:value-type="float" office:value="835200" calcext:value-type="float">
            <text:p>835200</text:p>
          </table:table-cell>
          <table:table-cell table:formula="of:=[.B232]/[.D232]" office:value-type="float" office:value="780759.727478448" calcext:value-type="float">
            <text:p>780,759.73</text:p>
          </table:table-cell>
          <table:table-cell table:formula="of:=[.C232]/[.D232]" office:value-type="float" office:value="468849.928539193" calcext:value-type="float">
            <text:p>468,849.93</text:p>
          </table:table-cell>
          <table:table-cell table:formula="of:=[.B232]/[.D232]/24" office:value-type="float" office:value="32531.655311602" calcext:value-type="float">
            <text:p>32,531.66</text:p>
          </table:table-cell>
          <table:table-cell table:formula="of:=[.C232]/[.D232]/24" office:value-type="float" office:value="19535.4136891331" calcext:value-type="float">
            <text:p>19,535.41</text:p>
          </table:table-cell>
          <table:table-cell table:formula="of:=[.I231]+[.A232]*20" office:value-type="float" office:value="535920" calcext:value-type="float">
            <text:p>535920</text:p>
          </table:table-cell>
          <table:table-cell table:formula="of:=SUM([.$I$2:.$I232])" office:value-type="float" office:value="41623120" calcext:value-type="float">
            <text:p>4162312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5 - 2*[.$A233]^4 + 3*[.$A233]^3 - 4*[.$A233]^2 + 5*[.$A233] - 3" office:value-type="float" office:value="666352531845" calcext:value-type="float">
            <text:p>666,352,531,845</text:p>
          </table:table-cell>
          <table:table-cell table:formula="of:=2^([.$A233]/6) + 1*[.$A233]^4 - 2" office:value-type="float" office:value="439238501619.722" calcext:value-type="float">
            <text:p>439,238,501,620</text:p>
          </table:table-cell>
          <table:table-cell table:formula="of:=([.$A233]+1)*3600" office:value-type="float" office:value="838800" calcext:value-type="float">
            <text:p>838800</text:p>
          </table:table-cell>
          <table:table-cell table:formula="of:=[.B233]/[.D233]" office:value-type="float" office:value="794411.697478541" calcext:value-type="float">
            <text:p>794,411.70</text:p>
          </table:table-cell>
          <table:table-cell table:formula="of:=[.C233]/[.D233]" office:value-type="float" office:value="523651.051048786" calcext:value-type="float">
            <text:p>523,651.05</text:p>
          </table:table-cell>
          <table:table-cell table:formula="of:=[.B233]/[.D233]/24" office:value-type="float" office:value="33100.4873949392" calcext:value-type="float">
            <text:p>33,100.49</text:p>
          </table:table-cell>
          <table:table-cell table:formula="of:=[.C233]/[.D233]/24" office:value-type="float" office:value="21818.7937936994" calcext:value-type="float">
            <text:p>21,818.79</text:p>
          </table:table-cell>
          <table:table-cell table:formula="of:=[.I232]+[.A233]*20" office:value-type="float" office:value="540560" calcext:value-type="float">
            <text:p>540560</text:p>
          </table:table-cell>
          <table:table-cell table:formula="of:=SUM([.$I$2:.$I233])" office:value-type="float" office:value="42163680" calcext:value-type="float">
            <text:p>4216368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5 - 2*[.$A234]^4 + 3*[.$A234]^3 - 4*[.$A234]^2 + 5*[.$A234] - 3" office:value-type="float" office:value="680862997368" calcext:value-type="float">
            <text:p>680,862,997,368</text:p>
          </table:table-cell>
          <table:table-cell table:formula="of:=2^([.$A234]/6) + 1*[.$A234]^4 - 2" office:value-type="float" office:value="492724045402.019" calcext:value-type="float">
            <text:p>492,724,045,402</text:p>
          </table:table-cell>
          <table:table-cell table:formula="of:=([.$A234]+1)*3600" office:value-type="float" office:value="842400" calcext:value-type="float">
            <text:p>842400</text:p>
          </table:table-cell>
          <table:table-cell table:formula="of:=[.B234]/[.D234]" office:value-type="float" office:value="808241.924700855" calcext:value-type="float">
            <text:p>808,241.92</text:p>
          </table:table-cell>
          <table:table-cell table:formula="of:=[.C234]/[.D234]" office:value-type="float" office:value="584905.0871344" calcext:value-type="float">
            <text:p>584,905.09</text:p>
          </table:table-cell>
          <table:table-cell table:formula="of:=[.B234]/[.D234]/24" office:value-type="float" office:value="33676.7468625356" calcext:value-type="float">
            <text:p>33,676.75</text:p>
          </table:table-cell>
          <table:table-cell table:formula="of:=[.C234]/[.D234]/24" office:value-type="float" office:value="24371.0452972667" calcext:value-type="float">
            <text:p>24,371.05</text:p>
          </table:table-cell>
          <table:table-cell table:formula="of:=[.I233]+[.A234]*20" office:value-type="float" office:value="545220" calcext:value-type="float">
            <text:p>545220</text:p>
          </table:table-cell>
          <table:table-cell table:formula="of:=SUM([.$I$2:.$I234])" office:value-type="float" office:value="42708900" calcext:value-type="float">
            <text:p>4270890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5 - 2*[.$A235]^4 + 3*[.$A235]^3 - 4*[.$A235]^2 + 5*[.$A235] - 3" office:value-type="float" office:value="695625153207" calcext:value-type="float">
            <text:p>695,625,153,207</text:p>
          </table:table-cell>
          <table:table-cell table:formula="of:=2^([.$A235]/6) + 1*[.$A235]^4 - 2" office:value-type="float" office:value="552754033422" calcext:value-type="float">
            <text:p>552,754,033,422</text:p>
          </table:table-cell>
          <table:table-cell table:formula="of:=([.$A235]+1)*3600" office:value-type="float" office:value="846000" calcext:value-type="float">
            <text:p>846000</text:p>
          </table:table-cell>
          <table:table-cell table:formula="of:=[.B235]/[.D235]" office:value-type="float" office:value="822251.95414539" calcext:value-type="float">
            <text:p>822,251.95</text:p>
          </table:table-cell>
          <table:table-cell table:formula="of:=[.C235]/[.D235]" office:value-type="float" office:value="653373.561964539" calcext:value-type="float">
            <text:p>653,373.56</text:p>
          </table:table-cell>
          <table:table-cell table:formula="of:=[.B235]/[.D235]/24" office:value-type="float" office:value="34260.4980893913" calcext:value-type="float">
            <text:p>34,260.50</text:p>
          </table:table-cell>
          <table:table-cell table:formula="of:=[.C235]/[.D235]/24" office:value-type="float" office:value="27223.8984151891" calcext:value-type="float">
            <text:p>27,223.90</text:p>
          </table:table-cell>
          <table:table-cell table:formula="of:=[.I234]+[.A235]*20" office:value-type="float" office:value="549900" calcext:value-type="float">
            <text:p>549900</text:p>
          </table:table-cell>
          <table:table-cell table:formula="of:=SUM([.$I$2:.$I235])" office:value-type="float" office:value="43258800" calcext:value-type="float">
            <text:p>4325880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5 - 2*[.$A236]^4 + 3*[.$A236]^3 - 4*[.$A236]^2 + 5*[.$A236] - 3" office:value-type="float" office:value="710642259522" calcext:value-type="float">
            <text:p>710,642,259,522</text:p>
          </table:table-cell>
          <table:table-cell table:formula="of:=2^([.$A236]/6) + 1*[.$A236]^4 - 2" office:value-type="float" office:value="620129837549.71" calcext:value-type="float">
            <text:p>620,129,837,550</text:p>
          </table:table-cell>
          <table:table-cell table:formula="of:=([.$A236]+1)*3600" office:value-type="float" office:value="849600" calcext:value-type="float">
            <text:p>849600</text:p>
          </table:table-cell>
          <table:table-cell table:formula="of:=[.B236]/[.D236]" office:value-type="float" office:value="836443.337478814" calcext:value-type="float">
            <text:p>836,443.34</text:p>
          </table:table-cell>
          <table:table-cell table:formula="of:=[.C236]/[.D236]" office:value-type="float" office:value="729908.000882427" calcext:value-type="float">
            <text:p>729,908.00</text:p>
          </table:table-cell>
          <table:table-cell table:formula="of:=[.B236]/[.D236]/24" office:value-type="float" office:value="34851.8057282839" calcext:value-type="float">
            <text:p>34,851.81</text:p>
          </table:table-cell>
          <table:table-cell table:formula="of:=[.C236]/[.D236]/24" office:value-type="float" office:value="30412.8333701011" calcext:value-type="float">
            <text:p>30,412.83</text:p>
          </table:table-cell>
          <table:table-cell table:formula="of:=[.I235]+[.A236]*20" office:value-type="float" office:value="554600" calcext:value-type="float">
            <text:p>554600</text:p>
          </table:table-cell>
          <table:table-cell table:formula="of:=SUM([.$I$2:.$I236])" office:value-type="float" office:value="43813400" calcext:value-type="float">
            <text:p>4381340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5 - 2*[.$A237]^4 + 3*[.$A237]^3 - 4*[.$A237]^2 + 5*[.$A237] - 3" office:value-type="float" office:value="725917604505" calcext:value-type="float">
            <text:p>725,917,604,505</text:p>
          </table:table-cell>
          <table:table-cell table:formula="of:=2^([.$A237]/6) + 1*[.$A237]^4 - 2" office:value-type="float" office:value="695750966633.581" calcext:value-type="float">
            <text:p>695,750,966,634</text:p>
          </table:table-cell>
          <table:table-cell table:formula="of:=([.$A237]+1)*3600" office:value-type="float" office:value="853200" calcext:value-type="float">
            <text:p>853200</text:p>
          </table:table-cell>
          <table:table-cell table:formula="of:=[.B237]/[.D237]" office:value-type="float" office:value="850817.633034459" calcext:value-type="float">
            <text:p>850,817.63</text:p>
          </table:table-cell>
          <table:table-cell table:formula="of:=[.C237]/[.D237]" office:value-type="float" office:value="815460.579739312" calcext:value-type="float">
            <text:p>815,460.58</text:p>
          </table:table-cell>
          <table:table-cell table:formula="of:=[.B237]/[.D237]/24" office:value-type="float" office:value="35450.7347097691" calcext:value-type="float">
            <text:p>35,450.73</text:p>
          </table:table-cell>
          <table:table-cell table:formula="of:=[.C237]/[.D237]/24" office:value-type="float" office:value="33977.5241558047" calcext:value-type="float">
            <text:p>33,977.52</text:p>
          </table:table-cell>
          <table:table-cell table:formula="of:=[.I236]+[.A237]*20" office:value-type="float" office:value="559320" calcext:value-type="float">
            <text:p>559320</text:p>
          </table:table-cell>
          <table:table-cell table:formula="of:=SUM([.$I$2:.$I237])" office:value-type="float" office:value="44372720" calcext:value-type="float">
            <text:p>4437272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5 - 2*[.$A238]^4 + 3*[.$A238]^3 - 4*[.$A238]^2 + 5*[.$A238] - 3" office:value-type="float" office:value="741454504500" calcext:value-type="float">
            <text:p>741,454,504,500</text:p>
          </table:table-cell>
          <table:table-cell table:formula="of:=2^([.$A238]/6) + 1*[.$A238]^4 - 2" office:value-type="float" office:value="780627084552.869" calcext:value-type="float">
            <text:p>780,627,084,553</text:p>
          </table:table-cell>
          <table:table-cell table:formula="of:=([.$A238]+1)*3600" office:value-type="float" office:value="856800" calcext:value-type="float">
            <text:p>856800</text:p>
          </table:table-cell>
          <table:table-cell table:formula="of:=[.B238]/[.D238]" office:value-type="float" office:value="865376.405812325" calcext:value-type="float">
            <text:p>865,376.41</text:p>
          </table:table-cell>
          <table:table-cell table:formula="of:=[.C238]/[.D238]" office:value-type="float" office:value="911096.037059838" calcext:value-type="float">
            <text:p>911,096.04</text:p>
          </table:table-cell>
          <table:table-cell table:formula="of:=[.B238]/[.D238]/24" office:value-type="float" office:value="36057.3502421802" calcext:value-type="float">
            <text:p>36,057.35</text:p>
          </table:table-cell>
          <table:table-cell table:formula="of:=[.C238]/[.D238]/24" office:value-type="float" office:value="37962.3348774932" calcext:value-type="float">
            <text:p>37,962.33</text:p>
          </table:table-cell>
          <table:table-cell table:formula="of:=[.I237]+[.A238]*20" office:value-type="float" office:value="564060" calcext:value-type="float">
            <text:p>564060</text:p>
          </table:table-cell>
          <table:table-cell table:formula="of:=SUM([.$I$2:.$I238])" office:value-type="float" office:value="44936780" calcext:value-type="float">
            <text:p>4493678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5 - 2*[.$A239]^4 + 3*[.$A239]^3 - 4*[.$A239]^2 + 5*[.$A239] - 3" office:value-type="float" office:value="757256304123" calcext:value-type="float">
            <text:p>757,256,304,123</text:p>
          </table:table-cell>
          <table:table-cell table:formula="of:=2^([.$A239]/6) + 1*[.$A239]^4 - 2" office:value-type="float" office:value="875891500025.444" calcext:value-type="float">
            <text:p>875,891,500,025</text:p>
          </table:table-cell>
          <table:table-cell table:formula="of:=([.$A239]+1)*3600" office:value-type="float" office:value="860400" calcext:value-type="float">
            <text:p>860400</text:p>
          </table:table-cell>
          <table:table-cell table:formula="of:=[.B239]/[.D239]" office:value-type="float" office:value="880121.22747908" calcext:value-type="float">
            <text:p>880,121.23</text:p>
          </table:table-cell>
          <table:table-cell table:formula="of:=[.C239]/[.D239]" office:value-type="float" office:value="1018004.99770507" calcext:value-type="float">
            <text:p>1,018,005.00</text:p>
          </table:table-cell>
          <table:table-cell table:formula="of:=[.B239]/[.D239]/24" office:value-type="float" office:value="36671.7178116283" calcext:value-type="float">
            <text:p>36,671.72</text:p>
          </table:table-cell>
          <table:table-cell table:formula="of:=[.C239]/[.D239]/24" office:value-type="float" office:value="42416.874904378" calcext:value-type="float">
            <text:p>42,416.87</text:p>
          </table:table-cell>
          <table:table-cell table:formula="of:=[.I238]+[.A239]*20" office:value-type="float" office:value="568820" calcext:value-type="float">
            <text:p>568820</text:p>
          </table:table-cell>
          <table:table-cell table:formula="of:=SUM([.$I$2:.$I239])" office:value-type="float" office:value="45505600" calcext:value-type="float">
            <text:p>4550560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5 - 2*[.$A240]^4 + 3*[.$A240]^3 - 4*[.$A240]^2 + 5*[.$A240] - 3" office:value-type="float" office:value="773326376382" calcext:value-type="float">
            <text:p>773,326,376,382</text:p>
          </table:table-cell>
          <table:table-cell table:formula="of:=2^([.$A240]/6) + 1*[.$A240]^4 - 2" office:value-type="float" office:value="982816308405.038" calcext:value-type="float">
            <text:p>982,816,308,405</text:p>
          </table:table-cell>
          <table:table-cell table:formula="of:=([.$A240]+1)*3600" office:value-type="float" office:value="864000" calcext:value-type="float">
            <text:p>864000</text:p>
          </table:table-cell>
          <table:table-cell table:formula="of:=[.B240]/[.D240]" office:value-type="float" office:value="895053.676368056" calcext:value-type="float">
            <text:p>895,053.68</text:p>
          </table:table-cell>
          <table:table-cell table:formula="of:=[.C240]/[.D240]" office:value-type="float" office:value="1137518.87546879" calcext:value-type="float">
            <text:p>1,137,518.88</text:p>
          </table:table-cell>
          <table:table-cell table:formula="of:=[.B240]/[.D240]/24" office:value-type="float" office:value="37293.9031820023" calcext:value-type="float">
            <text:p>37,293.90</text:p>
          </table:table-cell>
          <table:table-cell table:formula="of:=[.C240]/[.D240]/24" office:value-type="float" office:value="47396.6198111997" calcext:value-type="float">
            <text:p>47,396.62</text:p>
          </table:table-cell>
          <table:table-cell table:formula="of:=[.I239]+[.A240]*20" office:value-type="float" office:value="573600" calcext:value-type="float">
            <text:p>573600</text:p>
          </table:table-cell>
          <table:table-cell table:formula="of:=SUM([.$I$2:.$I240])" office:value-type="float" office:value="46079200" calcext:value-type="float">
            <text:p>4607920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5 - 2*[.$A241]^4 + 3*[.$A241]^3 - 4*[.$A241]^2 + 5*[.$A241] - 3" office:value-type="float" office:value="789668122797" calcext:value-type="float">
            <text:p>789,668,122,797</text:p>
          </table:table-cell>
          <table:table-cell table:formula="of:=2^([.$A241]/6) + 1*[.$A241]^4 - 2" office:value-type="float" office:value="1102829387774" calcext:value-type="float">
            <text:p>1,102,829,387,774</text:p>
          </table:table-cell>
          <table:table-cell table:formula="of:=([.$A241]+1)*3600" office:value-type="float" office:value="867600" calcext:value-type="float">
            <text:p>867600</text:p>
          </table:table-cell>
          <table:table-cell table:formula="of:=[.B241]/[.D241]" office:value-type="float" office:value="910175.337479253" calcext:value-type="float">
            <text:p>910,175.34</text:p>
          </table:table-cell>
          <table:table-cell table:formula="of:=[.C241]/[.D241]" office:value-type="float" office:value="1271126.54192485" calcext:value-type="float">
            <text:p>1,271,126.54</text:p>
          </table:table-cell>
          <table:table-cell table:formula="of:=[.B241]/[.D241]/24" office:value-type="float" office:value="37923.9723949689" calcext:value-type="float">
            <text:p>37,923.97</text:p>
          </table:table-cell>
          <table:table-cell table:formula="of:=[.C241]/[.D241]/24" office:value-type="float" office:value="52963.6059135354" calcext:value-type="float">
            <text:p>52,963.61</text:p>
          </table:table-cell>
          <table:table-cell table:formula="of:=[.I240]+[.A241]*20" office:value-type="float" office:value="578400" calcext:value-type="float">
            <text:p>578400</text:p>
          </table:table-cell>
          <table:table-cell table:formula="of:=SUM([.$I$2:.$I241])" office:value-type="float" office:value="46657600" calcext:value-type="float">
            <text:p>4665760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5 - 2*[.$A242]^4 + 3*[.$A242]^3 - 4*[.$A242]^2 + 5*[.$A242] - 3" office:value-type="float" office:value="806284973520" calcext:value-type="float">
            <text:p>806,284,973,520</text:p>
          </table:table-cell>
          <table:table-cell table:formula="of:=2^([.$A242]/6) + 1*[.$A242]^4 - 2" office:value-type="float" office:value="1237533476412.42" calcext:value-type="float">
            <text:p>1,237,533,476,412</text:p>
          </table:table-cell>
          <table:table-cell table:formula="of:=([.$A242]+1)*3600" office:value-type="float" office:value="871200" calcext:value-type="float">
            <text:p>871200</text:p>
          </table:table-cell>
          <table:table-cell table:formula="of:=[.B242]/[.D242]" office:value-type="float" office:value="925487.802479339" calcext:value-type="float">
            <text:p>925,487.80</text:p>
          </table:table-cell>
          <table:table-cell table:formula="of:=[.C242]/[.D242]" office:value-type="float" office:value="1420492.97108864" calcext:value-type="float">
            <text:p>1,420,492.97</text:p>
          </table:table-cell>
          <table:table-cell table:formula="of:=[.B242]/[.D242]/24" office:value-type="float" office:value="38561.9917699725" calcext:value-type="float">
            <text:p>38,561.99</text:p>
          </table:table-cell>
          <table:table-cell table:formula="of:=[.C242]/[.D242]/24" office:value-type="float" office:value="59187.2071286932" calcext:value-type="float">
            <text:p>59,187.21</text:p>
          </table:table-cell>
          <table:table-cell table:formula="of:=[.I241]+[.A242]*20" office:value-type="float" office:value="583220" calcext:value-type="float">
            <text:p>583220</text:p>
          </table:table-cell>
          <table:table-cell table:formula="of:=SUM([.$I$2:.$I242])" office:value-type="float" office:value="47240820" calcext:value-type="float">
            <text:p>4724082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5 - 2*[.$A243]^4 + 3*[.$A243]^3 - 4*[.$A243]^2 + 5*[.$A243] - 3" office:value-type="float" office:value="823180387455" calcext:value-type="float">
            <text:p>823,180,387,455</text:p>
          </table:table-cell>
          <table:table-cell table:formula="of:=2^([.$A243]/6) + 1*[.$A243]^4 - 2" office:value-type="float" office:value="1388727586533.16" calcext:value-type="float">
            <text:p>1,388,727,586,533</text:p>
          </table:table-cell>
          <table:table-cell table:formula="of:=([.$A243]+1)*3600" office:value-type="float" office:value="874800" calcext:value-type="float">
            <text:p>874800</text:p>
          </table:table-cell>
          <table:table-cell table:formula="of:=[.B243]/[.D243]" office:value-type="float" office:value="940992.669701646" calcext:value-type="float">
            <text:p>940,992.67</text:p>
          </table:table-cell>
          <table:table-cell table:formula="of:=[.C243]/[.D243]" office:value-type="float" office:value="1587480.09434518" calcext:value-type="float">
            <text:p>1,587,480.09</text:p>
          </table:table-cell>
          <table:table-cell table:formula="of:=[.B243]/[.D243]/24" office:value-type="float" office:value="39208.0279042353" calcext:value-type="float">
            <text:p>39,208.03</text:p>
          </table:table-cell>
          <table:table-cell table:formula="of:=[.C243]/[.D243]/24" office:value-type="float" office:value="66145.0039310491" calcext:value-type="float">
            <text:p>66,145.00</text:p>
          </table:table-cell>
          <table:table-cell table:formula="of:=[.I242]+[.A243]*20" office:value-type="float" office:value="588060" calcext:value-type="float">
            <text:p>588060</text:p>
          </table:table-cell>
          <table:table-cell table:formula="of:=SUM([.$I$2:.$I243])" office:value-type="float" office:value="47828880" calcext:value-type="float">
            <text:p>4782888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5 - 2*[.$A244]^4 + 3*[.$A244]^3 - 4*[.$A244]^2 + 5*[.$A244] - 3" office:value-type="float" office:value="840357852378" calcext:value-type="float">
            <text:p>840,357,852,378</text:p>
          </table:table-cell>
          <table:table-cell table:formula="of:=2^([.$A244]/6) + 1*[.$A244]^4 - 2" office:value-type="float" office:value="1558431040386.74" calcext:value-type="float">
            <text:p>1,558,431,040,387</text:p>
          </table:table-cell>
          <table:table-cell table:formula="of:=([.$A244]+1)*3600" office:value-type="float" office:value="878400" calcext:value-type="float">
            <text:p>878400</text:p>
          </table:table-cell>
          <table:table-cell table:formula="of:=[.B244]/[.D244]" office:value-type="float" office:value="956691.544146175" calcext:value-type="float">
            <text:p>956,691.54</text:p>
          </table:table-cell>
          <table:table-cell table:formula="of:=[.C244]/[.D244]" office:value-type="float" office:value="1774170.12794483" calcext:value-type="float">
            <text:p>1,774,170.13</text:p>
          </table:table-cell>
          <table:table-cell table:formula="of:=[.B244]/[.D244]/24" office:value-type="float" office:value="39862.1476727573" calcext:value-type="float">
            <text:p>39,862.15</text:p>
          </table:table-cell>
          <table:table-cell table:formula="of:=[.C244]/[.D244]/24" office:value-type="float" office:value="73923.7553310345" calcext:value-type="float">
            <text:p>73,923.76</text:p>
          </table:table-cell>
          <table:table-cell table:formula="of:=[.I243]+[.A244]*20" office:value-type="float" office:value="592920" calcext:value-type="float">
            <text:p>592920</text:p>
          </table:table-cell>
          <table:table-cell table:formula="of:=SUM([.$I$2:.$I244])" office:value-type="float" office:value="48421800" calcext:value-type="float">
            <text:p>4842180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5 - 2*[.$A245]^4 + 3*[.$A245]^3 - 4*[.$A245]^2 + 5*[.$A245] - 3" office:value-type="float" office:value="857820885057" calcext:value-type="float">
            <text:p>857,820,885,057</text:p>
          </table:table-cell>
          <table:table-cell table:formula="of:=2^([.$A245]/6) + 1*[.$A245]^4 - 2" office:value-type="float" office:value="1748910449876.89" calcext:value-type="float">
            <text:p>1,748,910,449,877</text:p>
          </table:table-cell>
          <table:table-cell table:formula="of:=([.$A245]+1)*3600" office:value-type="float" office:value="882000" calcext:value-type="float">
            <text:p>882000</text:p>
          </table:table-cell>
          <table:table-cell table:formula="of:=[.B245]/[.D245]" office:value-type="float" office:value="972586.037479592" calcext:value-type="float">
            <text:p>972,586.04</text:p>
          </table:table-cell>
          <table:table-cell table:formula="of:=[.C245]/[.D245]" office:value-type="float" office:value="1982891.66652708" calcext:value-type="float">
            <text:p>1,982,891.67</text:p>
          </table:table-cell>
          <table:table-cell table:formula="of:=[.B245]/[.D245]/24" office:value-type="float" office:value="40524.4182283163" calcext:value-type="float">
            <text:p>40,524.42</text:p>
          </table:table-cell>
          <table:table-cell table:formula="of:=[.C245]/[.D245]/24" office:value-type="float" office:value="82620.4861052951" calcext:value-type="float">
            <text:p>82,620.49</text:p>
          </table:table-cell>
          <table:table-cell table:formula="of:=[.I244]+[.A245]*20" office:value-type="float" office:value="597800" calcext:value-type="float">
            <text:p>597800</text:p>
          </table:table-cell>
          <table:table-cell table:formula="of:=SUM([.$I$2:.$I245])" office:value-type="float" office:value="49019600" calcext:value-type="float">
            <text:p>4901960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5 - 2*[.$A246]^4 + 3*[.$A246]^3 - 4*[.$A246]^2 + 5*[.$A246] - 3" office:value-type="float" office:value="875573031372" calcext:value-type="float">
            <text:p>875,573,031,372</text:p>
          </table:table-cell>
          <table:table-cell table:formula="of:=2^([.$A246]/6) + 1*[.$A246]^4 - 2" office:value-type="float" office:value="1962710000155.08" calcext:value-type="float">
            <text:p>1,962,710,000,155</text:p>
          </table:table-cell>
          <table:table-cell table:formula="of:=([.$A246]+1)*3600" office:value-type="float" office:value="885600" calcext:value-type="float">
            <text:p>885600</text:p>
          </table:table-cell>
          <table:table-cell table:formula="of:=[.B246]/[.D246]" office:value-type="float" office:value="988677.76803523" calcext:value-type="float">
            <text:p>988,677.77</text:p>
          </table:table-cell>
          <table:table-cell table:formula="of:=[.C246]/[.D246]" office:value-type="float" office:value="2216248.87099715" calcext:value-type="float">
            <text:p>2,216,248.87</text:p>
          </table:table-cell>
          <table:table-cell table:formula="of:=[.B246]/[.D246]/24" office:value-type="float" office:value="41194.9070014679" calcext:value-type="float">
            <text:p>41,194.91</text:p>
          </table:table-cell>
          <table:table-cell table:formula="of:=[.C246]/[.D246]/24" office:value-type="float" office:value="92343.7029582146" calcext:value-type="float">
            <text:p>92,343.70</text:p>
          </table:table-cell>
          <table:table-cell table:formula="of:=[.I245]+[.A246]*20" office:value-type="float" office:value="602700" calcext:value-type="float">
            <text:p>602700</text:p>
          </table:table-cell>
          <table:table-cell table:formula="of:=SUM([.$I$2:.$I246])" office:value-type="float" office:value="49622300" calcext:value-type="float">
            <text:p>4962230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5 - 2*[.$A247]^4 + 3*[.$A247]^3 - 4*[.$A247]^2 + 5*[.$A247] - 3" office:value-type="float" office:value="893617866435" calcext:value-type="float">
            <text:p>893,617,866,435</text:p>
          </table:table-cell>
          <table:table-cell table:formula="of:=2^([.$A247]/6) + 1*[.$A247]^4 - 2" office:value-type="float" office:value="2202685441806" calcext:value-type="float">
            <text:p>2,202,685,441,806</text:p>
          </table:table-cell>
          <table:table-cell table:formula="of:=([.$A247]+1)*3600" office:value-type="float" office:value="889200" calcext:value-type="float">
            <text:p>889200</text:p>
          </table:table-cell>
          <table:table-cell table:formula="of:=[.B247]/[.D247]" office:value-type="float" office:value="1004968.36081309" calcext:value-type="float">
            <text:p>1,004,968.36</text:p>
          </table:table-cell>
          <table:table-cell table:formula="of:=[.C247]/[.D247]" office:value-type="float" office:value="2477154.11809042" calcext:value-type="float">
            <text:p>2,477,154.12</text:p>
          </table:table-cell>
          <table:table-cell table:formula="of:=[.B247]/[.D247]/24" office:value-type="float" office:value="41873.6817005454" calcext:value-type="float">
            <text:p>41,873.68</text:p>
          </table:table-cell>
          <table:table-cell table:formula="of:=[.C247]/[.D247]/24" office:value-type="float" office:value="103214.754920434" calcext:value-type="float">
            <text:p>103,214.75</text:p>
          </table:table-cell>
          <table:table-cell table:formula="of:=[.I246]+[.A247]*20" office:value-type="float" office:value="607620" calcext:value-type="float">
            <text:p>607620</text:p>
          </table:table-cell>
          <table:table-cell table:formula="of:=SUM([.$I$2:.$I247])" office:value-type="float" office:value="50229920" calcext:value-type="float">
            <text:p>5022992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5 - 2*[.$A248]^4 + 3*[.$A248]^3 - 4*[.$A248]^2 + 5*[.$A248] - 3" office:value-type="float" office:value="911958994710" calcext:value-type="float">
            <text:p>911,958,994,710</text:p>
          </table:table-cell>
          <table:table-cell table:formula="of:=2^([.$A248]/6) + 1*[.$A248]^4 - 2" office:value-type="float" office:value="2472042245785.84" calcext:value-type="float">
            <text:p>2,472,042,245,786</text:p>
          </table:table-cell>
          <table:table-cell table:formula="of:=([.$A248]+1)*3600" office:value-type="float" office:value="892800" calcext:value-type="float">
            <text:p>892800</text:p>
          </table:table-cell>
          <table:table-cell table:formula="of:=[.B248]/[.D248]" office:value-type="float" office:value="1021459.44747984" calcext:value-type="float">
            <text:p>1,021,459.45</text:p>
          </table:table-cell>
          <table:table-cell table:formula="of:=[.C248]/[.D248]" office:value-type="float" office:value="2768864.52260959" calcext:value-type="float">
            <text:p>2,768,864.52</text:p>
          </table:table-cell>
          <table:table-cell table:formula="of:=[.B248]/[.D248]/24" office:value-type="float" office:value="42560.8103116599" calcext:value-type="float">
            <text:p>42,560.81</text:p>
          </table:table-cell>
          <table:table-cell table:formula="of:=[.C248]/[.D248]/24" office:value-type="float" office:value="115369.355108733" calcext:value-type="float">
            <text:p>115,369.36</text:p>
          </table:table-cell>
          <table:table-cell table:formula="of:=[.I247]+[.A248]*20" office:value-type="float" office:value="612560" calcext:value-type="float">
            <text:p>612560</text:p>
          </table:table-cell>
          <table:table-cell table:formula="of:=SUM([.$I$2:.$I248])" office:value-type="float" office:value="50842480" calcext:value-type="float">
            <text:p>5084248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5 - 2*[.$A249]^4 + 3*[.$A249]^3 - 4*[.$A249]^2 + 5*[.$A249] - 3" office:value-type="float" office:value="930600050133" calcext:value-type="float">
            <text:p>930,600,050,133</text:p>
          </table:table-cell>
          <table:table-cell table:formula="of:=2^([.$A249]/6) + 1*[.$A249]^4 - 2" office:value-type="float" office:value="2774378430892.32" calcext:value-type="float">
            <text:p>2,774,378,430,892</text:p>
          </table:table-cell>
          <table:table-cell table:formula="of:=([.$A249]+1)*3600" office:value-type="float" office:value="896400" calcext:value-type="float">
            <text:p>896400</text:p>
          </table:table-cell>
          <table:table-cell table:formula="of:=[.B249]/[.D249]" office:value-type="float" office:value="1038152.66636881" calcext:value-type="float">
            <text:p>1,038,152.67</text:p>
          </table:table-cell>
          <table:table-cell table:formula="of:=[.C249]/[.D249]" office:value-type="float" office:value="3095022.79216011" calcext:value-type="float">
            <text:p>3,095,022.79</text:p>
          </table:table-cell>
          <table:table-cell table:formula="of:=[.B249]/[.D249]/24" office:value-type="float" office:value="43256.3610987004" calcext:value-type="float">
            <text:p>43,256.36</text:p>
          </table:table-cell>
          <table:table-cell table:formula="of:=[.C249]/[.D249]/24" office:value-type="float" office:value="128959.283006671" calcext:value-type="float">
            <text:p>128,959.28</text:p>
          </table:table-cell>
          <table:table-cell table:formula="of:=[.I248]+[.A249]*20" office:value-type="float" office:value="617520" calcext:value-type="float">
            <text:p>617520</text:p>
          </table:table-cell>
          <table:table-cell table:formula="of:=SUM([.$I$2:.$I249])" office:value-type="float" office:value="51460000" calcext:value-type="float">
            <text:p>5146000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5 - 2*[.$A250]^4 + 3*[.$A250]^3 - 4*[.$A250]^2 + 5*[.$A250] - 3" office:value-type="float" office:value="949544696232" calcext:value-type="float">
            <text:p>949,544,696,232</text:p>
          </table:table-cell>
          <table:table-cell table:formula="of:=2^([.$A250]/6) + 1*[.$A250]^4 - 2" office:value-type="float" office:value="3113732635974.48" calcext:value-type="float">
            <text:p>3,113,732,635,974</text:p>
          </table:table-cell>
          <table:table-cell table:formula="of:=([.$A250]+1)*3600" office:value-type="float" office:value="900000" calcext:value-type="float">
            <text:p>900000</text:p>
          </table:table-cell>
          <table:table-cell table:formula="of:=[.B250]/[.D250]" office:value-type="float" office:value="1055049.66248" calcext:value-type="float">
            <text:p>1,055,049.66</text:p>
          </table:table-cell>
          <table:table-cell table:formula="of:=[.C250]/[.D250]" office:value-type="float" office:value="3459702.92886053" calcext:value-type="float">
            <text:p>3,459,702.93</text:p>
          </table:table-cell>
          <table:table-cell table:formula="of:=[.B250]/[.D250]/24" office:value-type="float" office:value="43960.4026033333" calcext:value-type="float">
            <text:p>43,960.40</text:p>
          </table:table-cell>
          <table:table-cell table:formula="of:=[.C250]/[.D250]/24" office:value-type="float" office:value="144154.288702522" calcext:value-type="float">
            <text:p>144,154.29</text:p>
          </table:table-cell>
          <table:table-cell table:formula="of:=[.I249]+[.A250]*20" office:value-type="float" office:value="622500" calcext:value-type="float">
            <text:p>622500</text:p>
          </table:table-cell>
          <table:table-cell table:formula="of:=SUM([.$I$2:.$I250])" office:value-type="float" office:value="52082500" calcext:value-type="float">
            <text:p>5208250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5 - 2*[.$A251]^4 + 3*[.$A251]^3 - 4*[.$A251]^2 + 5*[.$A251] - 3" office:value-type="float" office:value="968796626247" calcext:value-type="float">
            <text:p>968,796,626,247</text:p>
          </table:table-cell>
          <table:table-cell table:formula="of:=2^([.$A251]/6) + 1*[.$A251]^4 - 2" office:value-type="float" office:value="3494638079163.77" calcext:value-type="float">
            <text:p>3,494,638,079,164</text:p>
          </table:table-cell>
          <table:table-cell table:formula="of:=([.$A251]+1)*3600" office:value-type="float" office:value="903600" calcext:value-type="float">
            <text:p>903600</text:p>
          </table:table-cell>
          <table:table-cell table:formula="of:=[.B251]/[.D251]" office:value-type="float" office:value="1072152.08748008" calcext:value-type="float">
            <text:p>1,072,152.09</text:p>
          </table:table-cell>
          <table:table-cell table:formula="of:=[.C251]/[.D251]" office:value-type="float" office:value="3867461.35365624" calcext:value-type="float">
            <text:p>3,867,461.35</text:p>
          </table:table-cell>
          <table:table-cell table:formula="of:=[.B251]/[.D251]/24" office:value-type="float" office:value="44673.0036450033" calcext:value-type="float">
            <text:p>44,673.00</text:p>
          </table:table-cell>
          <table:table-cell table:formula="of:=[.C251]/[.D251]/24" office:value-type="float" office:value="161144.22306901" calcext:value-type="float">
            <text:p>161,144.22</text:p>
          </table:table-cell>
          <table:table-cell table:formula="of:=[.I250]+[.A251]*20" office:value-type="float" office:value="627500" calcext:value-type="float">
            <text:p>627500</text:p>
          </table:table-cell>
          <table:table-cell table:formula="of:=SUM([.$I$2:.$I251])" office:value-type="float" office:value="52710000" calcext:value-type="float">
            <text:p>52710000</text:p>
          </table:table-cell>
          <table:table-cell table:number-columns-repeated="2"/>
        </table:table-row>
      </table:table>
      <table:table table:name="Armour+Barrier Curve" table:style-name="ta1">
        <table:shapes>
          <draw:frame draw:z-index="0" draw:style-name="gr1" draw:text-style-name="P1" svg:width="33.275cm" svg:height="20.037cm" svg:x="16.296cm" svg:y="0.203cm">
            <draw:object draw:notify-on-update-of-ranges="'Armour+Barrier Curve'.D6:'Armour+Barrier Curve'.D205 'Armour+Barrier Curve'.E5:'Armour+Barrier Curve'.E5 'Armour+Barrier Curve'.E6:'Armour+Barrier Curve'.E205 'Armour+Barrier Curve'.F5:'Armour+Barrier Curve'.F5 'Armour+Barrier Curve'.F6:'Armour+Barrier Curve'.F2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ce7"/>
        <table:table-column table:style-name="co8" table:default-cell-style-name="ce7"/>
        <table:table-row table:style-name="ro1">
          <table:table-cell table:style-name="ce5" office:value-type="string" calcext:value-type="string">
            <text:p>Armour</text:p>
          </table:table-cell>
          <table:table-cell table:style-name="ce5" table:number-columns-repeated="2"/>
          <table:table-cell office:value-type="string" calcext:value-type="string">
            <text:p>Flat Armour/Barrier</text:p>
          </table:table-cell>
          <table:table-cell table:style-name="Default" office:value-type="string" calcext:value-type="string">
            <text:p>% Armour/Barrier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Base Multi</text:p>
          </table:table-cell>
          <table:table-cell table:style-name="ce5" office:value-type="string" calcext:value-type="string">
            <text:p>Slot Multi</text:p>
          </table:table-cell>
          <table:table-cell table:style-name="ce5" office:value-type="string" calcext:value-type="string">
            <text:p>Max</text:p>
          </table:table-cell>
          <table:table-cell office:value-type="float" office:value="500" calcext:value-type="float">
            <text:p>500</text:p>
          </table:table-cell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style-name="ce5" table:formula="of:=4/3" office:value-type="float" office:value="1.33333333333333" calcext:value-type="float">
            <text:p>1.33333333333333</text:p>
          </table:table-cell>
          <table:table-cell table:style-name="ce5" table:formula="of:=16/7" office:value-type="float" office:value="2.28571428571429" calcext:value-type="float">
            <text:p>2.28571428571429</text:p>
          </table:table-cell>
          <table:table-cell table:style-name="ce5" office:value-type="string" calcext:value-type="string">
            <text:p>Per level</text:p>
          </table:table-cell>
          <table:table-cell table:style-name="ce6" table:formula="of:=[.D2]/200" office:value-type="float" office:value="2.5" calcext:value-type="float">
            <text:p>2.5</text:p>
          </table:table-cell>
          <table:table-cell table:formula="of:=[.E2]/200" office:value-type="percentage" office:value="0.0025" calcext:value-type="percentage">
            <text:p>0.25%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Armour/Barrier</text:p>
          </table:table-cell>
          <table:table-cell table:style-name="Default" office:value-type="string" calcext:value-type="string">
            <text:p>Armour/Barrier Effect</text:p>
          </table:table-cell>
          <table:table-cell table:style-name="Default" office:value-type="string" calcext:value-type="string">
            <text:p>New Ef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[.$A6]*0.02" office:value-type="float" office:value="1.02" calcext:value-type="float">
            <text:p>1.02</text:p>
          </table:table-cell>
          <table:table-cell table:formula="of:=1.5*[.$A6]*[.$B6]" office:value-type="float" office:value="1.53" calcext:value-type="float">
            <text:p>1.53</text:p>
          </table:table-cell>
          <table:table-cell table:formula="of:=([.$C6]+[.$D$3]*[.$A$3]*[.$A6])*(1+[.$E$3]*[.$B$3]*[.$A6])" office:value-type="float" office:value="4.89112380952381" calcext:value-type="float">
            <text:p>4.89112380952381</text:p>
          </table:table-cell>
          <table:table-cell table:formula="of:=LOG([.$D6];1000)/2" office:value-type="percentage" office:value="0.114901442716941" calcext:value-type="percentage">
            <text:p>11.49%</text:p>
          </table:table-cell>
          <table:table-cell table:formula="of:=LOG([.$D6]/4;10)/4" office:value-type="percentage" office:value="0.0218371662434206" calcext:value-type="percentage">
            <text:p>2.1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[.$A7]*0.02" office:value-type="float" office:value="1.04" calcext:value-type="float">
            <text:p>1.04</text:p>
          </table:table-cell>
          <table:table-cell table:formula="of:=1.5*[.$A7]*[.$B7]" office:value-type="float" office:value="3.12" calcext:value-type="float">
            <text:p>3.12</text:p>
          </table:table-cell>
          <table:table-cell table:formula="of:=([.$C7]+[.$D$3]*[.$A$3]*[.$A7])*(1+[.$E$3]*[.$B$3]*[.$A7])" office:value-type="float" office:value="9.89851428571428" calcext:value-type="float">
            <text:p>9.89851428571428</text:p>
          </table:table-cell>
          <table:table-cell table:formula="of:=LOG([.$D7];1000)/2" office:value-type="percentage" office:value="0.16592833569998" calcext:value-type="percentage">
            <text:p>16.59%</text:p>
          </table:table-cell>
          <table:table-cell table:formula="of:=LOG([.$D7]/4;10)/4" office:value-type="percentage" office:value="0.09837750571798" calcext:value-type="percentage">
            <text:p>9.8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[.$A8]*0.02" office:value-type="float" office:value="1.06" calcext:value-type="float">
            <text:p>1.06</text:p>
          </table:table-cell>
          <table:table-cell table:formula="of:=1.5*[.$A8]*[.$B8]" office:value-type="float" office:value="4.77" calcext:value-type="float">
            <text:p>4.77</text:p>
          </table:table-cell>
          <table:table-cell table:formula="of:=([.$C8]+[.$D$3]*[.$A$3]*[.$A8])*(1+[.$E$3]*[.$B$3]*[.$A8])" office:value-type="float" office:value="15.0232" calcext:value-type="float">
            <text:p>15.0232</text:p>
          </table:table-cell>
          <table:table-cell table:formula="of:=LOG([.$D8];1000)/2" office:value-type="percentage" office:value="0.196127074822425" calcext:value-type="percentage">
            <text:p>19.61%</text:p>
          </table:table-cell>
          <table:table-cell table:formula="of:=LOG([.$D8]/4;10)/4" office:value-type="percentage" office:value="0.143675614401647" calcext:value-type="percentage">
            <text:p>14.3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[.$A9]*0.02" office:value-type="float" office:value="1.08" calcext:value-type="float">
            <text:p>1.08</text:p>
          </table:table-cell>
          <table:table-cell table:formula="of:=1.5*[.$A9]*[.$B9]" office:value-type="float" office:value="6.48" calcext:value-type="float">
            <text:p>6.48</text:p>
          </table:table-cell>
          <table:table-cell table:formula="of:=([.$C9]+[.$D$3]*[.$A$3]*[.$A9])*(1+[.$E$3]*[.$B$3]*[.$A9])" office:value-type="float" office:value="20.2662095238095" calcext:value-type="float">
            <text:p>20.2662095238095</text:p>
          </table:table-cell>
          <table:table-cell table:formula="of:=LOG([.$D9];1000)/2" office:value-type="percentage" office:value="0.217795421387743" calcext:value-type="percentage">
            <text:p>21.78%</text:p>
          </table:table-cell>
          <table:table-cell table:formula="of:=LOG([.$D9]/4;10)/4" office:value-type="percentage" office:value="0.176178134249623" calcext:value-type="percentage">
            <text:p>17.6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[.$A10]*0.02" office:value-type="float" office:value="1.1" calcext:value-type="float">
            <text:p>1.1</text:p>
          </table:table-cell>
          <table:table-cell table:formula="of:=1.5*[.$A10]*[.$B10]" office:value-type="float" office:value="8.25" calcext:value-type="float">
            <text:p>8.25</text:p>
          </table:table-cell>
          <table:table-cell table:formula="of:=([.$C10]+[.$D$3]*[.$A$3]*[.$A10])*(1+[.$E$3]*[.$B$3]*[.$A10])" office:value-type="float" office:value="25.6285714285714" calcext:value-type="float">
            <text:p>25.6285714285714</text:p>
          </table:table-cell>
          <table:table-cell table:formula="of:=LOG([.$D10];1000)/2" office:value-type="percentage" office:value="0.234787399782303" calcext:value-type="percentage">
            <text:p>23.48%</text:p>
          </table:table-cell>
          <table:table-cell table:formula="of:=LOG([.$D10]/4;10)/4" office:value-type="percentage" office:value="0.201666101841463" calcext:value-type="percentage">
            <text:p>20.1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[.$A11]*0.02" office:value-type="float" office:value="1.12" calcext:value-type="float">
            <text:p>1.12</text:p>
          </table:table-cell>
          <table:table-cell table:formula="of:=1.5*[.$A11]*[.$B11]" office:value-type="float" office:value="10.08" calcext:value-type="float">
            <text:p>10.08</text:p>
          </table:table-cell>
          <table:table-cell table:formula="of:=([.$C11]+[.$D$3]*[.$A$3]*[.$A11])*(1+[.$E$3]*[.$B$3]*[.$A11])" office:value-type="float" office:value="31.1113142857143" calcext:value-type="float">
            <text:p>31.1113142857143</text:p>
          </table:table-cell>
          <table:table-cell table:formula="of:=LOG([.$D11];1000)/2" office:value-type="percentage" office:value="0.248819726350416" calcext:value-type="percentage">
            <text:p>24.88%</text:p>
          </table:table-cell>
          <table:table-cell table:formula="of:=LOG([.$D11]/4;10)/4" office:value-type="percentage" office:value="0.222714591693633" calcext:value-type="percentage">
            <text:p>22.2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[.$A12]*0.02" office:value-type="float" office:value="1.14" calcext:value-type="float">
            <text:p>1.14</text:p>
          </table:table-cell>
          <table:table-cell table:formula="of:=1.5*[.$A12]*[.$B12]" office:value-type="float" office:value="11.97" calcext:value-type="float">
            <text:p>11.97</text:p>
          </table:table-cell>
          <table:table-cell table:formula="of:=([.$C12]+[.$D$3]*[.$A$3]*[.$A12])*(1+[.$E$3]*[.$B$3]*[.$A12])" office:value-type="float" office:value="36.7154666666667" calcext:value-type="float">
            <text:p>36.7154666666667</text:p>
          </table:table-cell>
          <table:table-cell table:formula="of:=LOG([.$D12];1000)/2" office:value-type="percentage" office:value="0.260808175436094" calcext:value-type="percentage">
            <text:p>26.08%</text:p>
          </table:table-cell>
          <table:table-cell table:formula="of:=LOG([.$D12]/4;10)/4" office:value-type="percentage" office:value="0.24069726532215" calcext:value-type="percentage">
            <text:p>24.0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[.$A13]*0.02" office:value-type="float" office:value="1.16" calcext:value-type="float">
            <text:p>1.16</text:p>
          </table:table-cell>
          <table:table-cell table:formula="of:=1.5*[.$A13]*[.$B13]" office:value-type="float" office:value="13.92" calcext:value-type="float">
            <text:p>13.92</text:p>
          </table:table-cell>
          <table:table-cell table:formula="of:=([.$C13]+[.$D$3]*[.$A$3]*[.$A13])*(1+[.$E$3]*[.$B$3]*[.$A13])" office:value-type="float" office:value="42.4420571428571" calcext:value-type="float">
            <text:p>42.4420571428571</text:p>
          </table:table-cell>
          <table:table-cell table:formula="of:=LOG([.$D13];1000)/2" office:value-type="percentage" office:value="0.271299404291828" calcext:value-type="percentage">
            <text:p>27.13%</text:p>
          </table:table-cell>
          <table:table-cell table:formula="of:=LOG([.$D13]/4;10)/4" office:value-type="percentage" office:value="0.256434108605752" calcext:value-type="percentage">
            <text:p>25.64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[.$A14]*0.02" office:value-type="float" office:value="1.18" calcext:value-type="float">
            <text:p>1.18</text:p>
          </table:table-cell>
          <table:table-cell table:formula="of:=1.5*[.$A14]*[.$B14]" office:value-type="float" office:value="15.93" calcext:value-type="float">
            <text:p>15.93</text:p>
          </table:table-cell>
          <table:table-cell table:formula="of:=([.$C14]+[.$D$3]*[.$A$3]*[.$A14])*(1+[.$E$3]*[.$B$3]*[.$A14])" office:value-type="float" office:value="48.2921142857143" calcext:value-type="float">
            <text:p>48.2921142857143</text:p>
          </table:table-cell>
          <table:table-cell table:formula="of:=LOG([.$D14];1000)/2" office:value-type="percentage" office:value="0.280646036623528" calcext:value-type="percentage">
            <text:p>28.06%</text:p>
          </table:table-cell>
          <table:table-cell table:formula="of:=LOG([.$D14]/4;10)/4" office:value-type="percentage" office:value="0.270454057103301" calcext:value-type="percentage">
            <text:p>27.05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[.$A15]*0.02" office:value-type="float" office:value="1.2" calcext:value-type="float">
            <text:p>1.2</text:p>
          </table:table-cell>
          <table:table-cell table:formula="of:=1.5*[.$A15]*[.$B15]" office:value-type="float" office:value="18" calcext:value-type="float">
            <text:p>18</text:p>
          </table:table-cell>
          <table:table-cell table:formula="of:=([.$C15]+[.$D$3]*[.$A$3]*[.$A15])*(1+[.$E$3]*[.$B$3]*[.$A15])" office:value-type="float" office:value="54.2666666666667" calcext:value-type="float">
            <text:p>54.2666666666667</text:p>
          </table:table-cell>
          <table:table-cell table:formula="of:=LOG([.$D15];1000)/2" office:value-type="percentage" office:value="0.28908885763892" calcext:value-type="percentage">
            <text:p>28.91%</text:p>
          </table:table-cell>
          <table:table-cell table:formula="of:=LOG([.$D15]/4;10)/4" office:value-type="percentage" office:value="0.283118288626389" calcext:value-type="percentage">
            <text:p>28.31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[.$A16]*0.02" office:value-type="float" office:value="1.22" calcext:value-type="float">
            <text:p>1.22</text:p>
          </table:table-cell>
          <table:table-cell table:formula="of:=1.5*[.$A16]*[.$B16]" office:value-type="float" office:value="20.13" calcext:value-type="float">
            <text:p>20.13</text:p>
          </table:table-cell>
          <table:table-cell table:formula="of:=([.$C16]+[.$D$3]*[.$A$3]*[.$A16])*(1+[.$E$3]*[.$B$3]*[.$A16])" office:value-type="float" office:value="60.3667428571429" calcext:value-type="float">
            <text:p>60.3667428571429</text:p>
          </table:table-cell>
          <table:table-cell table:formula="of:=LOG([.$D16];1000)/2" office:value-type="percentage" office:value="0.296799623954898" calcext:value-type="percentage">
            <text:p>29.68%</text:p>
          </table:table-cell>
          <table:table-cell table:formula="of:=LOG([.$D16]/4;10)/4" office:value-type="percentage" office:value="0.294684438100357" calcext:value-type="percentage">
            <text:p>29.47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[.$A17]*0.02" office:value-type="float" office:value="1.24" calcext:value-type="float">
            <text:p>1.24</text:p>
          </table:table-cell>
          <table:table-cell table:formula="of:=1.5*[.$A17]*[.$B17]" office:value-type="float" office:value="22.32" calcext:value-type="float">
            <text:p>22.32</text:p>
          </table:table-cell>
          <table:table-cell table:formula="of:=([.$C17]+[.$D$3]*[.$A$3]*[.$A17])*(1+[.$E$3]*[.$B$3]*[.$A17])" office:value-type="float" office:value="66.5933714285714" calcext:value-type="float">
            <text:p>66.5933714285714</text:p>
          </table:table-cell>
          <table:table-cell table:formula="of:=LOG([.$D17];1000)/2" office:value-type="percentage" office:value="0.303905167085785" calcext:value-type="percentage">
            <text:p>30.39%</text:p>
          </table:table-cell>
          <table:table-cell table:formula="of:=LOG([.$D17]/4;10)/4" office:value-type="percentage" office:value="0.305342752796688" calcext:value-type="percentage">
            <text:p>30.53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[.$A18]*0.02" office:value-type="float" office:value="1.26" calcext:value-type="float">
            <text:p>1.26</text:p>
          </table:table-cell>
          <table:table-cell table:formula="of:=1.5*[.$A18]*[.$B18]" office:value-type="float" office:value="24.57" calcext:value-type="float">
            <text:p>24.57</text:p>
          </table:table-cell>
          <table:table-cell table:formula="of:=([.$C18]+[.$D$3]*[.$A$3]*[.$A18])*(1+[.$E$3]*[.$B$3]*[.$A18])" office:value-type="float" office:value="72.947580952381" calcext:value-type="float">
            <text:p>72.947580952381</text:p>
          </table:table-cell>
          <table:table-cell table:formula="of:=LOG([.$D18];1000)/2" office:value-type="percentage" office:value="0.310501815772192" calcext:value-type="percentage">
            <text:p>31.05%</text:p>
          </table:table-cell>
          <table:table-cell table:formula="of:=LOG([.$D18]/4;10)/4" office:value-type="percentage" office:value="0.315237725826297" calcext:value-type="percentage">
            <text:p>31.52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[.$A19]*0.02" office:value-type="float" office:value="1.28" calcext:value-type="float">
            <text:p>1.28</text:p>
          </table:table-cell>
          <table:table-cell table:formula="of:=1.5*[.$A19]*[.$B19]" office:value-type="float" office:value="26.88" calcext:value-type="float">
            <text:p>26.88</text:p>
          </table:table-cell>
          <table:table-cell table:formula="of:=([.$C19]+[.$D$3]*[.$A$3]*[.$A19])*(1+[.$E$3]*[.$B$3]*[.$A19])" office:value-type="float" office:value="79.4304" calcext:value-type="float">
            <text:p>79.4304</text:p>
          </table:table-cell>
          <table:table-cell table:formula="of:=LOG([.$D19];1000)/2" office:value-type="percentage" office:value="0.31666445826651" calcext:value-type="percentage">
            <text:p>31.67%</text:p>
          </table:table-cell>
          <table:table-cell table:formula="of:=LOG([.$D19]/4;10)/4" office:value-type="percentage" office:value="0.324481689567775" calcext:value-type="percentage">
            <text:p>32.4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[.$A20]*0.02" office:value-type="float" office:value="1.3" calcext:value-type="float">
            <text:p>1.3</text:p>
          </table:table-cell>
          <table:table-cell table:formula="of:=1.5*[.$A20]*[.$B20]" office:value-type="float" office:value="29.25" calcext:value-type="float">
            <text:p>29.25</text:p>
          </table:table-cell>
          <table:table-cell table:formula="of:=([.$C20]+[.$D$3]*[.$A$3]*[.$A20])*(1+[.$E$3]*[.$B$3]*[.$A20])" office:value-type="float" office:value="86.0428571428571" calcext:value-type="float">
            <text:p>86.0428571428571</text:p>
          </table:table-cell>
          <table:table-cell table:formula="of:=LOG([.$D20];1000)/2" office:value-type="percentage" office:value="0.322452470526054" calcext:value-type="percentage">
            <text:p>32.25%</text:p>
          </table:table-cell>
          <table:table-cell table:formula="of:=LOG([.$D20]/4;10)/4" office:value-type="percentage" office:value="0.33316370795709" calcext:value-type="percentage">
            <text:p>33.32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[.$A21]*0.02" office:value-type="float" office:value="1.32" calcext:value-type="float">
            <text:p>1.32</text:p>
          </table:table-cell>
          <table:table-cell table:formula="of:=1.5*[.$A21]*[.$B21]" office:value-type="float" office:value="31.68" calcext:value-type="float">
            <text:p>31.68</text:p>
          </table:table-cell>
          <table:table-cell table:formula="of:=([.$C21]+[.$D$3]*[.$A$3]*[.$A21])*(1+[.$E$3]*[.$B$3]*[.$A21])" office:value-type="float" office:value="92.7859809523809" calcext:value-type="float">
            <text:p>92.7859809523809</text:p>
          </table:table-cell>
          <table:table-cell table:formula="of:=LOG([.$D21];1000)/2" office:value-type="percentage" office:value="0.327913727259631" calcext:value-type="percentage">
            <text:p>32.79%</text:p>
          </table:table-cell>
          <table:table-cell table:formula="of:=LOG([.$D21]/4;10)/4" office:value-type="percentage" office:value="0.341355593057457" calcext:value-type="percentage">
            <text:p>34.14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[.$A22]*0.02" office:value-type="float" office:value="1.34" calcext:value-type="float">
            <text:p>1.34</text:p>
          </table:table-cell>
          <table:table-cell table:formula="of:=1.5*[.$A22]*[.$B22]" office:value-type="float" office:value="34.17" calcext:value-type="float">
            <text:p>34.17</text:p>
          </table:table-cell>
          <table:table-cell table:formula="of:=([.$C22]+[.$D$3]*[.$A$3]*[.$A22])*(1+[.$E$3]*[.$B$3]*[.$A22])" office:value-type="float" office:value="99.6608" calcext:value-type="float">
            <text:p>99.6608</text:p>
          </table:table-cell>
          <table:table-cell table:formula="of:=LOG([.$D22];1000)/2" office:value-type="percentage" office:value="0.333087394838335" calcext:value-type="percentage">
            <text:p>33.31%</text:p>
          </table:table-cell>
          <table:table-cell table:formula="of:=LOG([.$D22]/4;10)/4" office:value-type="percentage" office:value="0.349116094425512" calcext:value-type="percentage">
            <text:p>34.91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[.$A23]*0.02" office:value-type="float" office:value="1.36" calcext:value-type="float">
            <text:p>1.36</text:p>
          </table:table-cell>
          <table:table-cell table:formula="of:=1.5*[.$A23]*[.$B23]" office:value-type="float" office:value="36.72" calcext:value-type="float">
            <text:p>36.72</text:p>
          </table:table-cell>
          <table:table-cell table:formula="of:=([.$C23]+[.$D$3]*[.$A$3]*[.$A23])*(1+[.$E$3]*[.$B$3]*[.$A23])" office:value-type="float" office:value="106.668342857143" calcext:value-type="float">
            <text:p>106.668342857143</text:p>
          </table:table-cell>
          <table:table-cell table:formula="of:=LOG([.$D23];1000)/2" office:value-type="percentage" office:value="0.338005924695699" calcext:value-type="percentage">
            <text:p>33.80%</text:p>
          </table:table-cell>
          <table:table-cell table:formula="of:=LOG([.$D23]/4;10)/4" office:value-type="percentage" office:value="0.356493889211558" calcext:value-type="percentage">
            <text:p>35.65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[.$A24]*0.02" office:value-type="float" office:value="1.38" calcext:value-type="float">
            <text:p>1.38</text:p>
          </table:table-cell>
          <table:table-cell table:formula="of:=1.5*[.$A24]*[.$B24]" office:value-type="float" office:value="39.33" calcext:value-type="float">
            <text:p>39.33</text:p>
          </table:table-cell>
          <table:table-cell table:formula="of:=([.$C24]+[.$D$3]*[.$A$3]*[.$A24])*(1+[.$E$3]*[.$B$3]*[.$A24])" office:value-type="float" office:value="113.809638095238" calcext:value-type="float">
            <text:p>113.809638095238</text:p>
          </table:table-cell>
          <table:table-cell table:formula="of:=LOG([.$D24];1000)/2" office:value-type="percentage" office:value="0.342696507054269" calcext:value-type="percentage">
            <text:p>34.27%</text:p>
          </table:table-cell>
          <table:table-cell table:formula="of:=LOG([.$D24]/4;10)/4" office:value-type="percentage" office:value="0.363529762749413" calcext:value-type="percentage">
            <text:p>36.3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[.$A25]*0.02" office:value-type="float" office:value="1.4" calcext:value-type="float">
            <text:p>1.4</text:p>
          </table:table-cell>
          <table:table-cell table:formula="of:=1.5*[.$A25]*[.$B25]" office:value-type="float" office:value="42" calcext:value-type="float">
            <text:p>42</text:p>
          </table:table-cell>
          <table:table-cell table:formula="of:=([.$C25]+[.$D$3]*[.$A$3]*[.$A25])*(1+[.$E$3]*[.$B$3]*[.$A25])" office:value-type="float" office:value="121.085714285714" calcext:value-type="float">
            <text:p>121.085714285714</text:p>
          </table:table-cell>
          <table:table-cell table:formula="of:=LOG([.$D25];1000)/2" office:value-type="percentage" office:value="0.347182151337417" calcext:value-type="percentage">
            <text:p>34.72%</text:p>
          </table:table-cell>
          <table:table-cell table:formula="of:=LOG([.$D25]/4;10)/4" office:value-type="percentage" office:value="0.370258229174134" calcext:value-type="percentage">
            <text:p>37.03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[.$A26]*0.02" office:value-type="float" office:value="1.42" calcext:value-type="float">
            <text:p>1.42</text:p>
          </table:table-cell>
          <table:table-cell table:formula="of:=1.5*[.$A26]*[.$B26]" office:value-type="float" office:value="44.73" calcext:value-type="float">
            <text:p>44.73</text:p>
          </table:table-cell>
          <table:table-cell table:formula="of:=([.$C26]+[.$D$3]*[.$A$3]*[.$A26])*(1+[.$E$3]*[.$B$3]*[.$A26])" office:value-type="float" office:value="128.4976" calcext:value-type="float">
            <text:p>128.4976</text:p>
          </table:table-cell>
          <table:table-cell table:formula="of:=LOG([.$D26];1000)/2" office:value-type="percentage" office:value="0.351482502709156" calcext:value-type="percentage">
            <text:p>35.15%</text:p>
          </table:table-cell>
          <table:table-cell table:formula="of:=LOG([.$D26]/4;10)/4" office:value-type="percentage" office:value="0.376708756231744" calcext:value-type="percentage">
            <text:p>37.67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[.$A27]*0.02" office:value-type="float" office:value="1.44" calcext:value-type="float">
            <text:p>1.44</text:p>
          </table:table-cell>
          <table:table-cell table:formula="of:=1.5*[.$A27]*[.$B27]" office:value-type="float" office:value="47.52" calcext:value-type="float">
            <text:p>47.52</text:p>
          </table:table-cell>
          <table:table-cell table:formula="of:=([.$C27]+[.$D$3]*[.$A$3]*[.$A27])*(1+[.$E$3]*[.$B$3]*[.$A27])" office:value-type="float" office:value="136.046323809524" calcext:value-type="float">
            <text:p>136.046323809524</text:p>
          </table:table-cell>
          <table:table-cell table:formula="of:=LOG([.$D27];1000)/2" office:value-type="percentage" office:value="0.355614468489823" calcext:value-type="percentage">
            <text:p>35.56%</text:p>
          </table:table-cell>
          <table:table-cell table:formula="of:=LOG([.$D27]/4;10)/4" office:value-type="percentage" office:value="0.382906704902744" calcext:value-type="percentage">
            <text:p>38.29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[.$A28]*0.02" office:value-type="float" office:value="1.46" calcext:value-type="float">
            <text:p>1.46</text:p>
          </table:table-cell>
          <table:table-cell table:formula="of:=1.5*[.$A28]*[.$B28]" office:value-type="float" office:value="50.37" calcext:value-type="float">
            <text:p>50.37</text:p>
          </table:table-cell>
          <table:table-cell table:formula="of:=([.$C28]+[.$D$3]*[.$A$3]*[.$A28])*(1+[.$E$3]*[.$B$3]*[.$A28])" office:value-type="float" office:value="143.732914285714" calcext:value-type="float">
            <text:p>143.732914285714</text:p>
          </table:table-cell>
          <table:table-cell table:formula="of:=LOG([.$D28];1000)/2" office:value-type="percentage" office:value="0.359592705215417" calcext:value-type="percentage">
            <text:p>35.96%</text:p>
          </table:table-cell>
          <table:table-cell table:formula="of:=LOG([.$D28]/4;10)/4" office:value-type="percentage" office:value="0.388874059991135" calcext:value-type="percentage">
            <text:p>38.89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[.$A29]*0.02" office:value-type="float" office:value="1.48" calcext:value-type="float">
            <text:p>1.48</text:p>
          </table:table-cell>
          <table:table-cell table:formula="of:=1.5*[.$A29]*[.$B29]" office:value-type="float" office:value="53.28" calcext:value-type="float">
            <text:p>53.28</text:p>
          </table:table-cell>
          <table:table-cell table:formula="of:=([.$C29]+[.$D$3]*[.$A$3]*[.$A29])*(1+[.$E$3]*[.$B$3]*[.$A29])" office:value-type="float" office:value="151.5584" calcext:value-type="float">
            <text:p>151.5584</text:p>
          </table:table-cell>
          <table:table-cell table:formula="of:=LOG([.$D29];1000)/2" office:value-type="percentage" office:value="0.363430001964354" calcext:value-type="percentage">
            <text:p>36.34%</text:p>
          </table:table-cell>
          <table:table-cell table:formula="of:=LOG([.$D29]/4;10)/4" office:value-type="percentage" office:value="0.394630005114541" calcext:value-type="percentage">
            <text:p>39.46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[.$A30]*0.02" office:value-type="float" office:value="1.5" calcext:value-type="float">
            <text:p>1.5</text:p>
          </table:table-cell>
          <table:table-cell table:formula="of:=1.5*[.$A30]*[.$B30]" office:value-type="float" office:value="56.25" calcext:value-type="float">
            <text:p>56.25</text:p>
          </table:table-cell>
          <table:table-cell table:formula="of:=([.$C30]+[.$D$3]*[.$A$3]*[.$A30])*(1+[.$E$3]*[.$B$3]*[.$A30])" office:value-type="float" office:value="159.52380952381" calcext:value-type="float">
            <text:p>159.52380952381</text:p>
          </table:table-cell>
          <table:table-cell table:formula="of:=LOG([.$D30];1000)/2" office:value-type="percentage" office:value="0.367137585383821" calcext:value-type="percentage">
            <text:p>36.71%</text:p>
          </table:table-cell>
          <table:table-cell table:formula="of:=LOG([.$D30]/4;10)/4" office:value-type="percentage" office:value="0.400191380243741" calcext:value-type="percentage">
            <text:p>40.02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[.$A31]*0.02" office:value-type="float" office:value="1.52" calcext:value-type="float">
            <text:p>1.52</text:p>
          </table:table-cell>
          <table:table-cell table:formula="of:=1.5*[.$A31]*[.$B31]" office:value-type="float" office:value="59.28" calcext:value-type="float">
            <text:p>59.28</text:p>
          </table:table-cell>
          <table:table-cell table:formula="of:=([.$C31]+[.$D$3]*[.$A$3]*[.$A31])*(1+[.$E$3]*[.$B$3]*[.$A31])" office:value-type="float" office:value="167.630171428571" calcext:value-type="float">
            <text:p>167.630171428571</text:p>
          </table:table-cell>
          <table:table-cell table:formula="of:=LOG([.$D31];1000)/2" office:value-type="percentage" office:value="0.370725364858164" calcext:value-type="percentage">
            <text:p>37.07%</text:p>
          </table:table-cell>
          <table:table-cell table:formula="of:=LOG([.$D31]/4;10)/4" office:value-type="percentage" office:value="0.405573049455255" calcext:value-type="percentage">
            <text:p>40.56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[.$A32]*0.02" office:value-type="float" office:value="1.54" calcext:value-type="float">
            <text:p>1.54</text:p>
          </table:table-cell>
          <table:table-cell table:formula="of:=1.5*[.$A32]*[.$B32]" office:value-type="float" office:value="62.37" calcext:value-type="float">
            <text:p>62.37</text:p>
          </table:table-cell>
          <table:table-cell table:formula="of:=([.$C32]+[.$D$3]*[.$A$3]*[.$A32])*(1+[.$E$3]*[.$B$3]*[.$A32])" office:value-type="float" office:value="175.878514285714" calcext:value-type="float">
            <text:p>175.878514285714</text:p>
          </table:table-cell>
          <table:table-cell table:formula="of:=LOG([.$D32];1000)/2" office:value-type="percentage" office:value="0.374202131384765" calcext:value-type="percentage">
            <text:p>37.42%</text:p>
          </table:table-cell>
          <table:table-cell table:formula="of:=LOG([.$D32]/4;10)/4" office:value-type="percentage" office:value="0.410788199245157" calcext:value-type="percentage">
            <text:p>41.08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[.$A33]*0.02" office:value-type="float" office:value="1.56" calcext:value-type="float">
            <text:p>1.56</text:p>
          </table:table-cell>
          <table:table-cell table:formula="of:=1.5*[.$A33]*[.$B33]" office:value-type="float" office:value="65.52" calcext:value-type="float">
            <text:p>65.52</text:p>
          </table:table-cell>
          <table:table-cell table:formula="of:=([.$C33]+[.$D$3]*[.$A$3]*[.$A33])*(1+[.$E$3]*[.$B$3]*[.$A33])" office:value-type="float" office:value="184.269866666667" calcext:value-type="float">
            <text:p>184.269866666667</text:p>
          </table:table-cell>
          <table:table-cell table:formula="of:=LOG([.$D33];1000)/2" office:value-type="percentage" office:value="0.377575720266341" calcext:value-type="percentage">
            <text:p>37.76%</text:p>
          </table:table-cell>
          <table:table-cell table:formula="of:=LOG([.$D33]/4;10)/4" office:value-type="percentage" office:value="0.41584858256752" calcext:value-type="percentage">
            <text:p>41.58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[.$A34]*0.02" office:value-type="float" office:value="1.58" calcext:value-type="float">
            <text:p>1.58</text:p>
          </table:table-cell>
          <table:table-cell table:formula="of:=1.5*[.$A34]*[.$B34]" office:value-type="float" office:value="68.73" calcext:value-type="float">
            <text:p>68.73</text:p>
          </table:table-cell>
          <table:table-cell table:formula="of:=([.$C34]+[.$D$3]*[.$A$3]*[.$A34])*(1+[.$E$3]*[.$B$3]*[.$A34])" office:value-type="float" office:value="192.805257142857" calcext:value-type="float">
            <text:p>192.805257142857</text:p>
          </table:table-cell>
          <table:table-cell table:formula="of:=LOG([.$D34];1000)/2" office:value-type="percentage" office:value="0.380853145243333" calcext:value-type="percentage">
            <text:p>38.09%</text:p>
          </table:table-cell>
          <table:table-cell table:formula="of:=LOG([.$D34]/4;10)/4" office:value-type="percentage" office:value="0.420764720033009" calcext:value-type="percentage">
            <text:p>42.08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[.$A35]*0.02" office:value-type="float" office:value="1.6" calcext:value-type="float">
            <text:p>1.6</text:p>
          </table:table-cell>
          <table:table-cell table:formula="of:=1.5*[.$A35]*[.$B35]" office:value-type="float" office:value="72" calcext:value-type="float">
            <text:p>72</text:p>
          </table:table-cell>
          <table:table-cell table:formula="of:=([.$C35]+[.$D$3]*[.$A$3]*[.$A35])*(1+[.$E$3]*[.$B$3]*[.$A35])" office:value-type="float" office:value="201.485714285714" calcext:value-type="float">
            <text:p>201.485714285714</text:p>
          </table:table-cell>
          <table:table-cell table:formula="of:=LOG([.$D35];1000)/2" office:value-type="percentage" office:value="0.384040709879502" calcext:value-type="percentage">
            <text:p>38.40%</text:p>
          </table:table-cell>
          <table:table-cell table:formula="of:=LOG([.$D35]/4;10)/4" office:value-type="percentage" office:value="0.425546066987262" calcext:value-type="percentage">
            <text:p>42.55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[.$A36]*0.02" office:value-type="float" office:value="1.62" calcext:value-type="float">
            <text:p>1.62</text:p>
          </table:table-cell>
          <table:table-cell table:formula="of:=1.5*[.$A36]*[.$B36]" office:value-type="float" office:value="75.33" calcext:value-type="float">
            <text:p>75.33</text:p>
          </table:table-cell>
          <table:table-cell table:formula="of:=([.$C36]+[.$D$3]*[.$A$3]*[.$A36])*(1+[.$E$3]*[.$B$3]*[.$A36])" office:value-type="float" office:value="210.312266666667" calcext:value-type="float">
            <text:p>210.312266666667</text:p>
          </table:table-cell>
          <table:table-cell table:formula="of:=LOG([.$D36];1000)/2" office:value-type="percentage" office:value="0.387144100678565" calcext:value-type="percentage">
            <text:p>38.71%</text:p>
          </table:table-cell>
          <table:table-cell table:formula="of:=LOG([.$D36]/4;10)/4" office:value-type="percentage" office:value="0.430201153185857" calcext:value-type="percentage">
            <text:p>43.02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[.$A37]*0.02" office:value-type="float" office:value="1.64" calcext:value-type="float">
            <text:p>1.64</text:p>
          </table:table-cell>
          <table:table-cell table:formula="of:=1.5*[.$A37]*[.$B37]" office:value-type="float" office:value="78.72" calcext:value-type="float">
            <text:p>78.72</text:p>
          </table:table-cell>
          <table:table-cell table:formula="of:=([.$C37]+[.$D$3]*[.$A$3]*[.$A37])*(1+[.$E$3]*[.$B$3]*[.$A37])" office:value-type="float" office:value="219.285942857143" calcext:value-type="float">
            <text:p>219.285942857143</text:p>
          </table:table-cell>
          <table:table-cell table:formula="of:=LOG([.$D37];1000)/2" office:value-type="percentage" office:value="0.390168465413919" calcext:value-type="percentage">
            <text:p>39.02%</text:p>
          </table:table-cell>
          <table:table-cell table:formula="of:=LOG([.$D37]/4;10)/4" office:value-type="percentage" office:value="0.434737700288888" calcext:value-type="percentage">
            <text:p>43.47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[.$A38]*0.02" office:value-type="float" office:value="1.66" calcext:value-type="float">
            <text:p>1.66</text:p>
          </table:table-cell>
          <table:table-cell table:formula="of:=1.5*[.$A38]*[.$B38]" office:value-type="float" office:value="82.17" calcext:value-type="float">
            <text:p>82.17</text:p>
          </table:table-cell>
          <table:table-cell table:formula="of:=([.$C38]+[.$D$3]*[.$A$3]*[.$A38])*(1+[.$E$3]*[.$B$3]*[.$A38])" office:value-type="float" office:value="228.407771428571" calcext:value-type="float">
            <text:p>228.407771428571</text:p>
          </table:table-cell>
          <table:table-cell table:formula="of:=LOG([.$D38];1000)/2" office:value-type="percentage" office:value="0.393118479402937" calcext:value-type="percentage">
            <text:p>39.31%</text:p>
          </table:table-cell>
          <table:table-cell table:formula="of:=LOG([.$D38]/4;10)/4" office:value-type="percentage" office:value="0.439162721272415" calcext:value-type="percentage">
            <text:p>43.92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[.$A39]*0.02" office:value-type="float" office:value="1.68" calcext:value-type="float">
            <text:p>1.68</text:p>
          </table:table-cell>
          <table:table-cell table:formula="of:=1.5*[.$A39]*[.$B39]" office:value-type="float" office:value="85.68" calcext:value-type="float">
            <text:p>85.68</text:p>
          </table:table-cell>
          <table:table-cell table:formula="of:=([.$C39]+[.$D$3]*[.$A$3]*[.$A39])*(1+[.$E$3]*[.$B$3]*[.$A39])" office:value-type="float" office:value="237.678780952381" calcext:value-type="float">
            <text:p>237.678780952381</text:p>
          </table:table-cell>
          <table:table-cell table:formula="of:=LOG([.$D39];1000)/2" office:value-type="percentage" office:value="0.395998401886239" calcext:value-type="percentage">
            <text:p>39.60%</text:p>
          </table:table-cell>
          <table:table-cell table:formula="of:=LOG([.$D39]/4;10)/4" office:value-type="percentage" office:value="0.443482604997368" calcext:value-type="percentage">
            <text:p>44.35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[.$A40]*0.02" office:value-type="float" office:value="1.7" calcext:value-type="float">
            <text:p>1.7</text:p>
          </table:table-cell>
          <table:table-cell table:formula="of:=1.5*[.$A40]*[.$B40]" office:value-type="float" office:value="89.25" calcext:value-type="float">
            <text:p>89.25</text:p>
          </table:table-cell>
          <table:table-cell table:formula="of:=([.$C40]+[.$D$3]*[.$A$3]*[.$A40])*(1+[.$E$3]*[.$B$3]*[.$A40])" office:value-type="float" office:value="247.1" calcext:value-type="float">
            <text:p>247.1</text:p>
          </table:table-cell>
          <table:table-cell table:formula="of:=LOG([.$D40];1000)/2" office:value-type="percentage" office:value="0.39881212423368" calcext:value-type="percentage">
            <text:p>39.88%</text:p>
          </table:table-cell>
          <table:table-cell table:formula="of:=LOG([.$D40]/4;10)/4" office:value-type="percentage" office:value="0.447703188518529" calcext:value-type="percentage">
            <text:p>44.77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[.$A41]*0.02" office:value-type="float" office:value="1.72" calcext:value-type="float">
            <text:p>1.72</text:p>
          </table:table-cell>
          <table:table-cell table:formula="of:=1.5*[.$A41]*[.$B41]" office:value-type="float" office:value="92.88" calcext:value-type="float">
            <text:p>92.88</text:p>
          </table:table-cell>
          <table:table-cell table:formula="of:=([.$C41]+[.$D$3]*[.$A$3]*[.$A41])*(1+[.$E$3]*[.$B$3]*[.$A41])" office:value-type="float" office:value="256.672457142857" calcext:value-type="float">
            <text:p>256.672457142857</text:p>
          </table:table-cell>
          <table:table-cell table:formula="of:=LOG([.$D41];1000)/2" office:value-type="percentage" office:value="0.401563211359122" calcext:value-type="percentage">
            <text:p>40.16%</text:p>
          </table:table-cell>
          <table:table-cell table:formula="of:=LOG([.$D41]/4;10)/4" office:value-type="percentage" office:value="0.451829819206692" calcext:value-type="percentage">
            <text:p>45.18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[.$A42]*0.02" office:value-type="float" office:value="1.74" calcext:value-type="float">
            <text:p>1.74</text:p>
          </table:table-cell>
          <table:table-cell table:formula="of:=1.5*[.$A42]*[.$B42]" office:value-type="float" office:value="96.57" calcext:value-type="float">
            <text:p>96.57</text:p>
          </table:table-cell>
          <table:table-cell table:formula="of:=([.$C42]+[.$D$3]*[.$A$3]*[.$A42])*(1+[.$E$3]*[.$B$3]*[.$A42])" office:value-type="float" office:value="266.397180952381" calcext:value-type="float">
            <text:p>266.397180952381</text:p>
          </table:table-cell>
          <table:table-cell table:formula="of:=LOG([.$D42];1000)/2" office:value-type="percentage" office:value="0.404254937460857" calcext:value-type="percentage">
            <text:p>40.43%</text:p>
          </table:table-cell>
          <table:table-cell table:formula="of:=LOG([.$D42]/4;10)/4" office:value-type="percentage" office:value="0.455867408359295" calcext:value-type="percentage">
            <text:p>45.59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[.$A43]*0.02" office:value-type="float" office:value="1.76" calcext:value-type="float">
            <text:p>1.76</text:p>
          </table:table-cell>
          <table:table-cell table:formula="of:=1.5*[.$A43]*[.$B43]" office:value-type="float" office:value="100.32" calcext:value-type="float">
            <text:p>100.32</text:p>
          </table:table-cell>
          <table:table-cell table:formula="of:=([.$C43]+[.$D$3]*[.$A$3]*[.$A43])*(1+[.$E$3]*[.$B$3]*[.$A43])" office:value-type="float" office:value="276.2752" calcext:value-type="float">
            <text:p>276.2752</text:p>
          </table:table-cell>
          <table:table-cell table:formula="of:=LOG([.$D43];1000)/2" office:value-type="percentage" office:value="0.40689031699595" calcext:value-type="percentage">
            <text:p>40.69%</text:p>
          </table:table-cell>
          <table:table-cell table:formula="of:=LOG([.$D43]/4;10)/4" office:value-type="percentage" office:value="0.459820477661934" calcext:value-type="percentage">
            <text:p>45.98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[.$A44]*0.02" office:value-type="float" office:value="1.78" calcext:value-type="float">
            <text:p>1.78</text:p>
          </table:table-cell>
          <table:table-cell table:formula="of:=1.5*[.$A44]*[.$B44]" office:value-type="float" office:value="104.13" calcext:value-type="float">
            <text:p>104.13</text:p>
          </table:table-cell>
          <table:table-cell table:formula="of:=([.$C44]+[.$D$3]*[.$A$3]*[.$A44])*(1+[.$E$3]*[.$B$3]*[.$A44])" office:value-type="float" office:value="286.307542857143" calcext:value-type="float">
            <text:p>286.307542857143</text:p>
          </table:table-cell>
          <table:table-cell table:formula="of:=LOG([.$D44];1000)/2" office:value-type="percentage" office:value="0.409472131631544" calcext:value-type="percentage">
            <text:p>40.95%</text:p>
          </table:table-cell>
          <table:table-cell table:formula="of:=LOG([.$D44]/4;10)/4" office:value-type="percentage" office:value="0.463693199615326" calcext:value-type="percentage">
            <text:p>46.37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[.$A45]*0.02" office:value-type="float" office:value="1.8" calcext:value-type="float">
            <text:p>1.8</text:p>
          </table:table-cell>
          <table:table-cell table:formula="of:=1.5*[.$A45]*[.$B45]" office:value-type="float" office:value="108" calcext:value-type="float">
            <text:p>108</text:p>
          </table:table-cell>
          <table:table-cell table:formula="of:=([.$C45]+[.$D$3]*[.$A$3]*[.$A45])*(1+[.$E$3]*[.$B$3]*[.$A45])" office:value-type="float" office:value="296.495238095238" calcext:value-type="float">
            <text:p>296.495238095238</text:p>
          </table:table-cell>
          <table:table-cell table:formula="of:=LOG([.$D45];1000)/2" office:value-type="percentage" office:value="0.412002953784466" calcext:value-type="percentage">
            <text:p>41.20%</text:p>
          </table:table-cell>
          <table:table-cell table:formula="of:=LOG([.$D45]/4;10)/4" office:value-type="percentage" office:value="0.467489432844708" calcext:value-type="percentage">
            <text:p>46.75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[.$A46]*0.02" office:value-type="float" office:value="1.82" calcext:value-type="float">
            <text:p>1.82</text:p>
          </table:table-cell>
          <table:table-cell table:formula="of:=1.5*[.$A46]*[.$B46]" office:value-type="float" office:value="111.93" calcext:value-type="float">
            <text:p>111.93</text:p>
          </table:table-cell>
          <table:table-cell table:formula="of:=([.$C46]+[.$D$3]*[.$A$3]*[.$A46])*(1+[.$E$3]*[.$B$3]*[.$A46])" office:value-type="float" office:value="306.839314285714" calcext:value-type="float">
            <text:p>306.839314285714</text:p>
          </table:table-cell>
          <table:table-cell table:formula="of:=LOG([.$D46];1000)/2" office:value-type="percentage" office:value="0.414485167254699" calcext:value-type="percentage">
            <text:p>41.45%</text:p>
          </table:table-cell>
          <table:table-cell table:formula="of:=LOG([.$D46]/4;10)/4" office:value-type="percentage" office:value="0.471212753050058" calcext:value-type="percentage">
            <text:p>47.12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[.$A47]*0.02" office:value-type="float" office:value="1.84" calcext:value-type="float">
            <text:p>1.84</text:p>
          </table:table-cell>
          <table:table-cell table:formula="of:=1.5*[.$A47]*[.$B47]" office:value-type="float" office:value="115.92" calcext:value-type="float">
            <text:p>115.92</text:p>
          </table:table-cell>
          <table:table-cell table:formula="of:=([.$C47]+[.$D$3]*[.$A$3]*[.$A47])*(1+[.$E$3]*[.$B$3]*[.$A47])" office:value-type="float" office:value="317.3408" calcext:value-type="float">
            <text:p>317.3408</text:p>
          </table:table-cell>
          <table:table-cell table:formula="of:=LOG([.$D47];1000)/2" office:value-type="percentage" office:value="0.416920985373048" calcext:value-type="percentage">
            <text:p>41.69%</text:p>
          </table:table-cell>
          <table:table-cell table:formula="of:=LOG([.$D47]/4;10)/4" office:value-type="percentage" office:value="0.474866480227581" calcext:value-type="percentage">
            <text:p>47.49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[.$A48]*0.02" office:value-type="float" office:value="1.86" calcext:value-type="float">
            <text:p>1.86</text:p>
          </table:table-cell>
          <table:table-cell table:formula="of:=1.5*[.$A48]*[.$B48]" office:value-type="float" office:value="119.97" calcext:value-type="float">
            <text:p>119.97</text:p>
          </table:table-cell>
          <table:table-cell table:formula="of:=([.$C48]+[.$D$3]*[.$A$3]*[.$A48])*(1+[.$E$3]*[.$B$3]*[.$A48])" office:value-type="float" office:value="328.000723809524" calcext:value-type="float">
            <text:p>328.000723809524</text:p>
          </table:table-cell>
          <table:table-cell table:formula="of:=LOG([.$D48];1000)/2" office:value-type="percentage" office:value="0.419312467014007" calcext:value-type="percentage">
            <text:p>41.93%</text:p>
          </table:table-cell>
          <table:table-cell table:formula="of:=LOG([.$D48]/4;10)/4" office:value-type="percentage" office:value="0.47845370268902" calcext:value-type="percentage">
            <text:p>47.85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[.$A49]*0.02" office:value-type="float" office:value="1.88" calcext:value-type="float">
            <text:p>1.88</text:p>
          </table:table-cell>
          <table:table-cell table:formula="of:=1.5*[.$A49]*[.$B49]" office:value-type="float" office:value="124.08" calcext:value-type="float">
            <text:p>124.08</text:p>
          </table:table-cell>
          <table:table-cell table:formula="of:=([.$C49]+[.$D$3]*[.$A$3]*[.$A49])*(1+[.$E$3]*[.$B$3]*[.$A49])" office:value-type="float" office:value="338.820114285714" calcext:value-type="float">
            <text:p>338.820114285714</text:p>
          </table:table-cell>
          <table:table-cell table:formula="of:=LOG([.$D49];1000)/2" office:value-type="percentage" office:value="0.421661530768374" calcext:value-type="percentage">
            <text:p>42.17%</text:p>
          </table:table-cell>
          <table:table-cell table:formula="of:=LOG([.$D49]/4;10)/4" office:value-type="percentage" office:value="0.48197729832057" calcext:value-type="percentage">
            <text:p>48.2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[.$A50]*0.02" office:value-type="float" office:value="1.9" calcext:value-type="float">
            <text:p>1.9</text:p>
          </table:table-cell>
          <table:table-cell table:formula="of:=1.5*[.$A50]*[.$B50]" office:value-type="float" office:value="128.25" calcext:value-type="float">
            <text:p>128.25</text:p>
          </table:table-cell>
          <table:table-cell table:formula="of:=([.$C50]+[.$D$3]*[.$A$3]*[.$A50])*(1+[.$E$3]*[.$B$3]*[.$A50])" office:value-type="float" office:value="349.8" calcext:value-type="float">
            <text:p>349.8</text:p>
          </table:table-cell>
          <table:table-cell table:formula="of:=LOG([.$D50];1000)/2" office:value-type="percentage" office:value="0.423969967523776" calcext:value-type="percentage">
            <text:p>42.40%</text:p>
          </table:table-cell>
          <table:table-cell table:formula="of:=LOG([.$D50]/4;10)/4" office:value-type="percentage" office:value="0.485439953453674" calcext:value-type="percentage">
            <text:p>48.54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[.$A51]*0.02" office:value-type="float" office:value="1.92" calcext:value-type="float">
            <text:p>1.92</text:p>
          </table:table-cell>
          <table:table-cell table:formula="of:=1.5*[.$A51]*[.$B51]" office:value-type="float" office:value="132.48" calcext:value-type="float">
            <text:p>132.48</text:p>
          </table:table-cell>
          <table:table-cell table:formula="of:=([.$C51]+[.$D$3]*[.$A$3]*[.$A51])*(1+[.$E$3]*[.$B$3]*[.$A51])" office:value-type="float" office:value="360.941409523809" calcext:value-type="float">
            <text:p>360.941409523809</text:p>
          </table:table-cell>
          <table:table-cell table:formula="of:=LOG([.$D51];1000)/2" office:value-type="percentage" office:value="0.426239451663115" calcext:value-type="percentage">
            <text:p>42.62%</text:p>
          </table:table-cell>
          <table:table-cell table:formula="of:=LOG([.$D51]/4;10)/4" office:value-type="percentage" office:value="0.488844179662682" calcext:value-type="percentage">
            <text:p>48.88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[.$A52]*0.02" office:value-type="float" office:value="1.94" calcext:value-type="float">
            <text:p>1.94</text:p>
          </table:table-cell>
          <table:table-cell table:formula="of:=1.5*[.$A52]*[.$B52]" office:value-type="float" office:value="136.77" calcext:value-type="float">
            <text:p>136.77</text:p>
          </table:table-cell>
          <table:table-cell table:formula="of:=([.$C52]+[.$D$3]*[.$A$3]*[.$A52])*(1+[.$E$3]*[.$B$3]*[.$A52])" office:value-type="float" office:value="372.245371428571" calcext:value-type="float">
            <text:p>372.245371428571</text:p>
          </table:table-cell>
          <table:table-cell table:formula="of:=LOG([.$D52];1000)/2" office:value-type="percentage" office:value="0.428471551059273" calcext:value-type="percentage">
            <text:p>42.85%</text:p>
          </table:table-cell>
          <table:table-cell table:formula="of:=LOG([.$D52]/4;10)/4" office:value-type="percentage" office:value="0.492192328756919" calcext:value-type="percentage">
            <text:p>49.22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[.$A53]*0.02" office:value-type="float" office:value="1.96" calcext:value-type="float">
            <text:p>1.96</text:p>
          </table:table-cell>
          <table:table-cell table:formula="of:=1.5*[.$A53]*[.$B53]" office:value-type="float" office:value="141.12" calcext:value-type="float">
            <text:p>141.12</text:p>
          </table:table-cell>
          <table:table-cell table:formula="of:=([.$C53]+[.$D$3]*[.$A$3]*[.$A53])*(1+[.$E$3]*[.$B$3]*[.$A53])" office:value-type="float" office:value="383.712914285714" calcext:value-type="float">
            <text:p>383.712914285714</text:p>
          </table:table-cell>
          <table:table-cell table:formula="of:=LOG([.$D53];1000)/2" office:value-type="percentage" office:value="0.430667736018172" calcext:value-type="percentage">
            <text:p>43.07%</text:p>
          </table:table-cell>
          <table:table-cell table:formula="of:=LOG([.$D53]/4;10)/4" office:value-type="percentage" office:value="0.495486606195267" calcext:value-type="percentage">
            <text:p>49.55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[.$A54]*0.02" office:value-type="float" office:value="1.98" calcext:value-type="float">
            <text:p>1.98</text:p>
          </table:table-cell>
          <table:table-cell table:formula="of:=1.5*[.$A54]*[.$B54]" office:value-type="float" office:value="145.53" calcext:value-type="float">
            <text:p>145.53</text:p>
          </table:table-cell>
          <table:table-cell table:formula="of:=([.$C54]+[.$D$3]*[.$A$3]*[.$A54])*(1+[.$E$3]*[.$B$3]*[.$A54])" office:value-type="float" office:value="395.345066666667" calcext:value-type="float">
            <text:p>395.345066666667</text:p>
          </table:table-cell>
          <table:table-cell table:formula="of:=LOG([.$D54];1000)/2" office:value-type="percentage" office:value="0.432829387300293" calcext:value-type="percentage">
            <text:p>43.28%</text:p>
          </table:table-cell>
          <table:table-cell table:formula="of:=LOG([.$D54]/4;10)/4" office:value-type="percentage" office:value="0.498729083118449" calcext:value-type="percentage">
            <text:p>49.87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[.$A55]*0.02" office:value-type="float" office:value="2" calcext:value-type="float">
            <text:p>2</text:p>
          </table:table-cell>
          <table:table-cell table:formula="of:=1.5*[.$A55]*[.$B55]" office:value-type="float" office:value="150" calcext:value-type="float">
            <text:p>150</text:p>
          </table:table-cell>
          <table:table-cell table:formula="of:=([.$C55]+[.$D$3]*[.$A$3]*[.$A55])*(1+[.$E$3]*[.$B$3]*[.$A55])" office:value-type="float" office:value="407.142857142857" calcext:value-type="float">
            <text:p>407.142857142857</text:p>
          </table:table-cell>
          <table:table-cell table:formula="of:=LOG([.$D55];1000)/2" office:value-type="percentage" office:value="0.434957803332376" calcext:value-type="percentage">
            <text:p>43.50%</text:p>
          </table:table-cell>
          <table:table-cell table:formula="of:=LOG([.$D55]/4;10)/4" office:value-type="percentage" office:value="0.501921707166573" calcext:value-type="percentage">
            <text:p>50.19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[.$A56]*0.02" office:value-type="float" office:value="2.02" calcext:value-type="float">
            <text:p>2.02</text:p>
          </table:table-cell>
          <table:table-cell table:formula="of:=1.5*[.$A56]*[.$B56]" office:value-type="float" office:value="154.53" calcext:value-type="float">
            <text:p>154.53</text:p>
          </table:table-cell>
          <table:table-cell table:formula="of:=([.$C56]+[.$D$3]*[.$A$3]*[.$A56])*(1+[.$E$3]*[.$B$3]*[.$A56])" office:value-type="float" office:value="419.107314285714" calcext:value-type="float">
            <text:p>419.107314285714</text:p>
          </table:table-cell>
          <table:table-cell table:formula="of:=LOG([.$D56];1000)/2" office:value-type="percentage" office:value="0.437054206705508" calcext:value-type="percentage">
            <text:p>43.71%</text:p>
          </table:table-cell>
          <table:table-cell table:formula="of:=LOG([.$D56]/4;10)/4" office:value-type="percentage" office:value="0.505066312226271" calcext:value-type="percentage">
            <text:p>50.51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[.$A57]*0.02" office:value-type="float" office:value="2.04" calcext:value-type="float">
            <text:p>2.04</text:p>
          </table:table-cell>
          <table:table-cell table:formula="of:=1.5*[.$A57]*[.$B57]" office:value-type="float" office:value="159.12" calcext:value-type="float">
            <text:p>159.12</text:p>
          </table:table-cell>
          <table:table-cell table:formula="of:=([.$C57]+[.$D$3]*[.$A$3]*[.$A57])*(1+[.$E$3]*[.$B$3]*[.$A57])" office:value-type="float" office:value="431.239466666667" calcext:value-type="float">
            <text:p>431.239466666667</text:p>
          </table:table-cell>
          <table:table-cell table:formula="of:=LOG([.$D57];1000)/2" office:value-type="percentage" office:value="0.439119750042768" calcext:value-type="percentage">
            <text:p>43.91%</text:p>
          </table:table-cell>
          <table:table-cell table:formula="of:=LOG([.$D57]/4;10)/4" office:value-type="percentage" office:value="0.508164627232162" calcext:value-type="percentage">
            <text:p>50.82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[.$A58]*0.02" office:value-type="float" office:value="2.06" calcext:value-type="float">
            <text:p>2.06</text:p>
          </table:table-cell>
          <table:table-cell table:formula="of:=1.5*[.$A58]*[.$B58]" office:value-type="float" office:value="163.77" calcext:value-type="float">
            <text:p>163.77</text:p>
          </table:table-cell>
          <table:table-cell table:formula="of:=([.$C58]+[.$D$3]*[.$A$3]*[.$A58])*(1+[.$E$3]*[.$B$3]*[.$A58])" office:value-type="float" office:value="443.540342857143" calcext:value-type="float">
            <text:p>443.540342857143</text:p>
          </table:table-cell>
          <table:table-cell table:formula="of:=LOG([.$D58];1000)/2" office:value-type="percentage" office:value="0.441155521308457" calcext:value-type="percentage">
            <text:p>44.12%</text:p>
          </table:table-cell>
          <table:table-cell table:formula="of:=LOG([.$D58]/4;10)/4" office:value-type="percentage" office:value="0.511218284130694" calcext:value-type="percentage">
            <text:p>51.12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[.$A59]*0.02" office:value-type="float" office:value="2.08" calcext:value-type="float">
            <text:p>2.08</text:p>
          </table:table-cell>
          <table:table-cell table:formula="of:=1.5*[.$A59]*[.$B59]" office:value-type="float" office:value="168.48" calcext:value-type="float">
            <text:p>168.48</text:p>
          </table:table-cell>
          <table:table-cell table:formula="of:=([.$C59]+[.$D$3]*[.$A$3]*[.$A59])*(1+[.$E$3]*[.$B$3]*[.$A59])" office:value-type="float" office:value="456.010971428571" calcext:value-type="float">
            <text:p>456.010971428571</text:p>
          </table:table-cell>
          <table:table-cell table:formula="of:=LOG([.$D59];1000)/2" office:value-type="percentage" office:value="0.443162548621546" calcext:value-type="percentage">
            <text:p>44.32%</text:p>
          </table:table-cell>
          <table:table-cell table:formula="of:=LOG([.$D59]/4;10)/4" office:value-type="percentage" office:value="0.514228825100328" calcext:value-type="percentage">
            <text:p>51.42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[.$A60]*0.02" office:value-type="float" office:value="2.1" calcext:value-type="float">
            <text:p>2.1</text:p>
          </table:table-cell>
          <table:table-cell table:formula="of:=1.5*[.$A60]*[.$B60]" office:value-type="float" office:value="173.25" calcext:value-type="float">
            <text:p>173.25</text:p>
          </table:table-cell>
          <table:table-cell table:formula="of:=([.$C60]+[.$D$3]*[.$A$3]*[.$A60])*(1+[.$E$3]*[.$B$3]*[.$A60])" office:value-type="float" office:value="468.652380952381" calcext:value-type="float">
            <text:p>468.652380952381</text:p>
          </table:table-cell>
          <table:table-cell table:formula="of:=LOG([.$D60];1000)/2" office:value-type="percentage" office:value="0.445141804627934" calcext:value-type="percentage">
            <text:p>44.51%</text:p>
          </table:table-cell>
          <table:table-cell table:formula="of:=LOG([.$D60]/4;10)/4" office:value-type="percentage" office:value="0.517197709109911" calcext:value-type="percentage">
            <text:p>51.72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[.$A61]*0.02" office:value-type="float" office:value="2.12" calcext:value-type="float">
            <text:p>2.12</text:p>
          </table:table-cell>
          <table:table-cell table:formula="of:=1.5*[.$A61]*[.$B61]" office:value-type="float" office:value="178.08" calcext:value-type="float">
            <text:p>178.08</text:p>
          </table:table-cell>
          <table:table-cell table:formula="of:=([.$C61]+[.$D$3]*[.$A$3]*[.$A61])*(1+[.$E$3]*[.$B$3]*[.$A61])" office:value-type="float" office:value="481.4656" calcext:value-type="float">
            <text:p>481.4656</text:p>
          </table:table-cell>
          <table:table-cell table:formula="of:=LOG([.$D61];1000)/2" office:value-type="percentage" office:value="0.44709421047919" calcext:value-type="percentage">
            <text:p>44.71%</text:p>
          </table:table-cell>
          <table:table-cell table:formula="of:=LOG([.$D61]/4;10)/4" office:value-type="percentage" office:value="0.520126317886795" calcext:value-type="percentage">
            <text:p>52.01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[.$A62]*0.02" office:value-type="float" office:value="2.14" calcext:value-type="float">
            <text:p>2.14</text:p>
          </table:table-cell>
          <table:table-cell table:formula="of:=1.5*[.$A62]*[.$B62]" office:value-type="float" office:value="182.97" calcext:value-type="float">
            <text:p>182.97</text:p>
          </table:table-cell>
          <table:table-cell table:formula="of:=([.$C62]+[.$D$3]*[.$A$3]*[.$A62])*(1+[.$E$3]*[.$B$3]*[.$A62])" office:value-type="float" office:value="494.451657142857" calcext:value-type="float">
            <text:p>494.451657142857</text:p>
          </table:table-cell>
          <table:table-cell table:formula="of:=LOG([.$D62];1000)/2" office:value-type="percentage" office:value="0.449020639459573" calcext:value-type="percentage">
            <text:p>44.90%</text:p>
          </table:table-cell>
          <table:table-cell table:formula="of:=LOG([.$D62]/4;10)/4" office:value-type="percentage" office:value="0.52301596135737" calcext:value-type="percentage">
            <text:p>52.30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[.$A63]*0.02" office:value-type="float" office:value="2.16" calcext:value-type="float">
            <text:p>2.16</text:p>
          </table:table-cell>
          <table:table-cell table:formula="of:=1.5*[.$A63]*[.$B63]" office:value-type="float" office:value="187.92" calcext:value-type="float">
            <text:p>187.92</text:p>
          </table:table-cell>
          <table:table-cell table:formula="of:=([.$C63]+[.$D$3]*[.$A$3]*[.$A63])*(1+[.$E$3]*[.$B$3]*[.$A63])" office:value-type="float" office:value="507.611580952381" calcext:value-type="float">
            <text:p>507.611580952381</text:p>
          </table:table-cell>
          <table:table-cell table:formula="of:=LOG([.$D63];1000)/2" office:value-type="percentage" office:value="0.450921920298032" calcext:value-type="percentage">
            <text:p>45.09%</text:p>
          </table:table-cell>
          <table:table-cell table:formula="of:=LOG([.$D63]/4;10)/4" office:value-type="percentage" office:value="0.525867882615057" calcext:value-type="percentage">
            <text:p>52.59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[.$A64]*0.02" office:value-type="float" office:value="2.18" calcext:value-type="float">
            <text:p>2.18</text:p>
          </table:table-cell>
          <table:table-cell table:formula="of:=1.5*[.$A64]*[.$B64]" office:value-type="float" office:value="192.93" calcext:value-type="float">
            <text:p>192.93</text:p>
          </table:table-cell>
          <table:table-cell table:formula="of:=([.$C64]+[.$D$3]*[.$A$3]*[.$A64])*(1+[.$E$3]*[.$B$3]*[.$A64])" office:value-type="float" office:value="520.9464" calcext:value-type="float">
            <text:p>520.9464</text:p>
          </table:table-cell>
          <table:table-cell table:formula="of:=LOG([.$D64];1000)/2" office:value-type="percentage" office:value="0.45279884019748" calcext:value-type="percentage">
            <text:p>45.28%</text:p>
          </table:table-cell>
          <table:table-cell table:formula="of:=LOG([.$D64]/4;10)/4" office:value-type="percentage" office:value="0.528683262464229" calcext:value-type="percentage">
            <text:p>52.87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[.$A65]*0.02" office:value-type="float" office:value="2.2" calcext:value-type="float">
            <text:p>2.2</text:p>
          </table:table-cell>
          <table:table-cell table:formula="of:=1.5*[.$A65]*[.$B65]" office:value-type="float" office:value="198" calcext:value-type="float">
            <text:p>198</text:p>
          </table:table-cell>
          <table:table-cell table:formula="of:=([.$C65]+[.$D$3]*[.$A$3]*[.$A65])*(1+[.$E$3]*[.$B$3]*[.$A65])" office:value-type="float" office:value="534.457142857143" calcext:value-type="float">
            <text:p>534.457142857143</text:p>
          </table:table-cell>
          <table:table-cell table:formula="of:=LOG([.$D65];1000)/2" office:value-type="percentage" office:value="0.454652147609855" calcext:value-type="percentage">
            <text:p>45.47%</text:p>
          </table:table-cell>
          <table:table-cell table:formula="of:=LOG([.$D65]/4;10)/4" office:value-type="percentage" office:value="0.531463223582792" calcext:value-type="percentage">
            <text:p>53.15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[.$A66]*0.02" office:value-type="float" office:value="2.22" calcext:value-type="float">
            <text:p>2.22</text:p>
          </table:table-cell>
          <table:table-cell table:formula="of:=1.5*[.$A66]*[.$B66]" office:value-type="float" office:value="203.13" calcext:value-type="float">
            <text:p>203.13</text:p>
          </table:table-cell>
          <table:table-cell table:formula="of:=([.$C66]+[.$D$3]*[.$A$3]*[.$A66])*(1+[.$E$3]*[.$B$3]*[.$A66])" office:value-type="float" office:value="548.144838095238" calcext:value-type="float">
            <text:p>548.144838095238</text:p>
          </table:table-cell>
          <table:table-cell table:formula="of:=LOG([.$D66];1000)/2" office:value-type="percentage" office:value="0.456482554782172" calcext:value-type="percentage">
            <text:p>45.65%</text:p>
          </table:table-cell>
          <table:table-cell table:formula="of:=LOG([.$D66]/4;10)/4" office:value-type="percentage" office:value="0.534208834341268" calcext:value-type="percentage">
            <text:p>53.42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[.$A67]*0.02" office:value-type="float" office:value="2.24" calcext:value-type="float">
            <text:p>2.24</text:p>
          </table:table-cell>
          <table:table-cell table:formula="of:=1.5*[.$A67]*[.$B67]" office:value-type="float" office:value="208.32" calcext:value-type="float">
            <text:p>208.32</text:p>
          </table:table-cell>
          <table:table-cell table:formula="of:=([.$C67]+[.$D$3]*[.$A$3]*[.$A67])*(1+[.$E$3]*[.$B$3]*[.$A67])" office:value-type="float" office:value="562.010514285714" calcext:value-type="float">
            <text:p>562.010514285714</text:p>
          </table:table-cell>
          <table:table-cell table:formula="of:=LOG([.$D67];1000)/2" office:value-type="percentage" office:value="0.458290740095897" calcext:value-type="percentage">
            <text:p>45.83%</text:p>
          </table:table-cell>
          <table:table-cell table:formula="of:=LOG([.$D67]/4;10)/4" office:value-type="percentage" office:value="0.536921112311855" calcext:value-type="percentage">
            <text:p>53.69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[.$A68]*0.02" office:value-type="float" office:value="2.26" calcext:value-type="float">
            <text:p>2.26</text:p>
          </table:table-cell>
          <table:table-cell table:formula="of:=1.5*[.$A68]*[.$B68]" office:value-type="float" office:value="213.57" calcext:value-type="float">
            <text:p>213.57</text:p>
          </table:table-cell>
          <table:table-cell table:formula="of:=([.$C68]+[.$D$3]*[.$A$3]*[.$A68])*(1+[.$E$3]*[.$B$3]*[.$A68])" office:value-type="float" office:value="576.0552" calcext:value-type="float">
            <text:p>576.0552</text:p>
          </table:table-cell>
          <table:table-cell table:formula="of:=LOG([.$D68];1000)/2" office:value-type="percentage" office:value="0.460077350219484" calcext:value-type="percentage">
            <text:p>46.01%</text:p>
          </table:table-cell>
          <table:table-cell table:formula="of:=LOG([.$D68]/4;10)/4" office:value-type="percentage" office:value="0.539601027497235" calcext:value-type="percentage">
            <text:p>53.96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[.$A69]*0.02" office:value-type="float" office:value="2.28" calcext:value-type="float">
            <text:p>2.28</text:p>
          </table:table-cell>
          <table:table-cell table:formula="of:=1.5*[.$A69]*[.$B69]" office:value-type="float" office:value="218.88" calcext:value-type="float">
            <text:p>218.88</text:p>
          </table:table-cell>
          <table:table-cell table:formula="of:=([.$C69]+[.$D$3]*[.$A$3]*[.$A69])*(1+[.$E$3]*[.$B$3]*[.$A69])" office:value-type="float" office:value="590.279923809524" calcext:value-type="float">
            <text:p>590.279923809524</text:p>
          </table:table-cell>
          <table:table-cell table:formula="of:=LOG([.$D69];1000)/2" office:value-type="percentage" office:value="0.461843002091722" calcext:value-type="percentage">
            <text:p>46.18%</text:p>
          </table:table-cell>
          <table:table-cell table:formula="of:=LOG([.$D69]/4;10)/4" office:value-type="percentage" office:value="0.542249505305592" calcext:value-type="percentage">
            <text:p>54.22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[.$A70]*0.02" office:value-type="float" office:value="2.3" calcext:value-type="float">
            <text:p>2.3</text:p>
          </table:table-cell>
          <table:table-cell table:formula="of:=1.5*[.$A70]*[.$B70]" office:value-type="float" office:value="224.25" calcext:value-type="float">
            <text:p>224.25</text:p>
          </table:table-cell>
          <table:table-cell table:formula="of:=([.$C70]+[.$D$3]*[.$A$3]*[.$A70])*(1+[.$E$3]*[.$B$3]*[.$A70])" office:value-type="float" office:value="604.685714285714" calcext:value-type="float">
            <text:p>604.685714285714</text:p>
          </table:table-cell>
          <table:table-cell table:formula="of:=LOG([.$D70];1000)/2" office:value-type="percentage" office:value="0.463588284751624" calcext:value-type="percentage">
            <text:p>46.36%</text:p>
          </table:table-cell>
          <table:table-cell table:formula="of:=LOG([.$D70]/4;10)/4" office:value-type="percentage" office:value="0.544867429295445" calcext:value-type="percentage">
            <text:p>54.49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[.$A71]*0.02" office:value-type="float" office:value="2.32" calcext:value-type="float">
            <text:p>2.32</text:p>
          </table:table-cell>
          <table:table-cell table:formula="of:=1.5*[.$A71]*[.$B71]" office:value-type="float" office:value="229.68" calcext:value-type="float">
            <text:p>229.68</text:p>
          </table:table-cell>
          <table:table-cell table:formula="of:=([.$C71]+[.$D$3]*[.$A$3]*[.$A71])*(1+[.$E$3]*[.$B$3]*[.$A71])" office:value-type="float" office:value="619.2736" calcext:value-type="float">
            <text:p>619.2736</text:p>
          </table:table-cell>
          <table:table-cell table:formula="of:=LOG([.$D71];1000)/2" office:value-type="percentage" office:value="0.465313761028909" calcext:value-type="percentage">
            <text:p>46.53%</text:p>
          </table:table-cell>
          <table:table-cell table:formula="of:=LOG([.$D71]/4;10)/4" office:value-type="percentage" office:value="0.547455643711373" calcext:value-type="percentage">
            <text:p>54.75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[.$A72]*0.02" office:value-type="float" office:value="2.34" calcext:value-type="float">
            <text:p>2.34</text:p>
          </table:table-cell>
          <table:table-cell table:formula="of:=1.5*[.$A72]*[.$B72]" office:value-type="float" office:value="235.17" calcext:value-type="float">
            <text:p>235.17</text:p>
          </table:table-cell>
          <table:table-cell table:formula="of:=([.$C72]+[.$D$3]*[.$A$3]*[.$A72])*(1+[.$E$3]*[.$B$3]*[.$A72])" office:value-type="float" office:value="634.04460952381" calcext:value-type="float">
            <text:p>634.04460952381</text:p>
          </table:table-cell>
          <table:table-cell table:formula="of:=LOG([.$D72];1000)/2" office:value-type="percentage" office:value="0.467019969107649" calcext:value-type="percentage">
            <text:p>46.70%</text:p>
          </table:table-cell>
          <table:table-cell table:formula="of:=LOG([.$D72]/4;10)/4" office:value-type="percentage" office:value="0.550014955829483" calcext:value-type="percentage">
            <text:p>55.00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[.$A73]*0.02" office:value-type="float" office:value="2.36" calcext:value-type="float">
            <text:p>2.36</text:p>
          </table:table-cell>
          <table:table-cell table:formula="of:=1.5*[.$A73]*[.$B73]" office:value-type="float" office:value="240.72" calcext:value-type="float">
            <text:p>240.72</text:p>
          </table:table-cell>
          <table:table-cell table:formula="of:=([.$C73]+[.$D$3]*[.$A$3]*[.$A73])*(1+[.$E$3]*[.$B$3]*[.$A73])" office:value-type="float" office:value="648.999771428571" calcext:value-type="float">
            <text:p>648.999771428571</text:p>
          </table:table-cell>
          <table:table-cell table:formula="of:=LOG([.$D73];1000)/2" office:value-type="percentage" office:value="0.468707423974348" calcext:value-type="percentage">
            <text:p>46.87%</text:p>
          </table:table-cell>
          <table:table-cell table:formula="of:=LOG([.$D73]/4;10)/4" office:value-type="percentage" office:value="0.552546138129532" calcext:value-type="percentage">
            <text:p>55.25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[.$A74]*0.02" office:value-type="float" office:value="2.38" calcext:value-type="float">
            <text:p>2.38</text:p>
          </table:table-cell>
          <table:table-cell table:formula="of:=1.5*[.$A74]*[.$B74]" office:value-type="float" office:value="246.33" calcext:value-type="float">
            <text:p>246.33</text:p>
          </table:table-cell>
          <table:table-cell table:formula="of:=([.$C74]+[.$D$3]*[.$A$3]*[.$A74])*(1+[.$E$3]*[.$B$3]*[.$A74])" office:value-type="float" office:value="664.140114285714" calcext:value-type="float">
            <text:p>664.140114285714</text:p>
          </table:table-cell>
          <table:table-cell table:formula="of:=LOG([.$D74];1000)/2" office:value-type="percentage" office:value="0.47037661876058" calcext:value-type="percentage">
            <text:p>47.04%</text:p>
          </table:table-cell>
          <table:table-cell table:formula="of:=LOG([.$D74]/4;10)/4" office:value-type="percentage" office:value="0.555049930308879" calcext:value-type="percentage">
            <text:p>55.50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[.$A75]*0.02" office:value-type="float" office:value="2.4" calcext:value-type="float">
            <text:p>2.4</text:p>
          </table:table-cell>
          <table:table-cell table:formula="of:=1.5*[.$A75]*[.$B75]" office:value-type="float" office:value="252" calcext:value-type="float">
            <text:p>252</text:p>
          </table:table-cell>
          <table:table-cell table:formula="of:=([.$C75]+[.$D$3]*[.$A$3]*[.$A75])*(1+[.$E$3]*[.$B$3]*[.$A75])" office:value-type="float" office:value="679.466666666667" calcext:value-type="float">
            <text:p>679.466666666667</text:p>
          </table:table-cell>
          <table:table-cell table:formula="of:=LOG([.$D75];1000)/2" office:value-type="percentage" office:value="0.472028025989266" calcext:value-type="percentage">
            <text:p>47.20%</text:p>
          </table:table-cell>
          <table:table-cell table:formula="of:=LOG([.$D75]/4;10)/4" office:value-type="percentage" office:value="0.557527041151908" calcext:value-type="percentage">
            <text:p>55.75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[.$A76]*0.02" office:value-type="float" office:value="2.42" calcext:value-type="float">
            <text:p>2.42</text:p>
          </table:table-cell>
          <table:table-cell table:formula="of:=1.5*[.$A76]*[.$B76]" office:value-type="float" office:value="257.73" calcext:value-type="float">
            <text:p>257.73</text:p>
          </table:table-cell>
          <table:table-cell table:formula="of:=([.$C76]+[.$D$3]*[.$A$3]*[.$A76])*(1+[.$E$3]*[.$B$3]*[.$A76])" office:value-type="float" office:value="694.980457142857" calcext:value-type="float">
            <text:p>694.980457142857</text:p>
          </table:table-cell>
          <table:table-cell table:formula="of:=LOG([.$D76];1000)/2" office:value-type="percentage" office:value="0.473662098732801" calcext:value-type="percentage">
            <text:p>47.37%</text:p>
          </table:table-cell>
          <table:table-cell table:formula="of:=LOG([.$D76]/4;10)/4" office:value-type="percentage" office:value="0.559978150267211" calcext:value-type="percentage">
            <text:p>56.0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[.$A77]*0.02" office:value-type="float" office:value="2.44" calcext:value-type="float">
            <text:p>2.44</text:p>
          </table:table-cell>
          <table:table-cell table:formula="of:=1.5*[.$A77]*[.$B77]" office:value-type="float" office:value="263.52" calcext:value-type="float">
            <text:p>263.52</text:p>
          </table:table-cell>
          <table:table-cell table:formula="of:=([.$C77]+[.$D$3]*[.$A$3]*[.$A77])*(1+[.$E$3]*[.$B$3]*[.$A77])" office:value-type="float" office:value="710.682514285714" calcext:value-type="float">
            <text:p>710.682514285714</text:p>
          </table:table-cell>
          <table:table-cell table:formula="of:=LOG([.$D77];1000)/2" office:value-type="percentage" office:value="0.475279271690419" calcext:value-type="percentage">
            <text:p>47.53%</text:p>
          </table:table-cell>
          <table:table-cell table:formula="of:=LOG([.$D77]/4;10)/4" office:value-type="percentage" office:value="0.562403909703638" calcext:value-type="percentage">
            <text:p>56.24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[.$A78]*0.02" office:value-type="float" office:value="2.46" calcext:value-type="float">
            <text:p>2.46</text:p>
          </table:table-cell>
          <table:table-cell table:formula="of:=1.5*[.$A78]*[.$B78]" office:value-type="float" office:value="269.37" calcext:value-type="float">
            <text:p>269.37</text:p>
          </table:table-cell>
          <table:table-cell table:formula="of:=([.$C78]+[.$D$3]*[.$A$3]*[.$A78])*(1+[.$E$3]*[.$B$3]*[.$A78])" office:value-type="float" office:value="726.573866666667" calcext:value-type="float">
            <text:p>726.573866666667</text:p>
          </table:table-cell>
          <table:table-cell table:formula="of:=LOG([.$D78];1000)/2" office:value-type="percentage" office:value="0.476879962191469" calcext:value-type="percentage">
            <text:p>47.69%</text:p>
          </table:table-cell>
          <table:table-cell table:formula="of:=LOG([.$D78]/4;10)/4" office:value-type="percentage" office:value="0.564804945455213" calcext:value-type="percentage">
            <text:p>56.48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[.$A79]*0.02" office:value-type="float" office:value="2.48" calcext:value-type="float">
            <text:p>2.48</text:p>
          </table:table-cell>
          <table:table-cell table:formula="of:=1.5*[.$A79]*[.$B79]" office:value-type="float" office:value="275.28" calcext:value-type="float">
            <text:p>275.28</text:p>
          </table:table-cell>
          <table:table-cell table:formula="of:=([.$C79]+[.$D$3]*[.$A$3]*[.$A79])*(1+[.$E$3]*[.$B$3]*[.$A79])" office:value-type="float" office:value="742.655542857143" calcext:value-type="float">
            <text:p>742.655542857143</text:p>
          </table:table-cell>
          <table:table-cell table:formula="of:=LOG([.$D79];1000)/2" office:value-type="percentage" office:value="0.478464571130651" calcext:value-type="percentage">
            <text:p>47.85%</text:p>
          </table:table-cell>
          <table:table-cell table:formula="of:=LOG([.$D79]/4;10)/4" office:value-type="percentage" office:value="0.567181858863985" calcext:value-type="percentage">
            <text:p>56.72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[.$A80]*0.02" office:value-type="float" office:value="2.5" calcext:value-type="float">
            <text:p>2.5</text:p>
          </table:table-cell>
          <table:table-cell table:formula="of:=1.5*[.$A80]*[.$B80]" office:value-type="float" office:value="281.25" calcext:value-type="float">
            <text:p>281.25</text:p>
          </table:table-cell>
          <table:table-cell table:formula="of:=([.$C80]+[.$D$3]*[.$A$3]*[.$A80])*(1+[.$E$3]*[.$B$3]*[.$A80])" office:value-type="float" office:value="758.928571428571" calcext:value-type="float">
            <text:p>758.928571428571</text:p>
          </table:table-cell>
          <table:table-cell table:formula="of:=LOG([.$D80];1000)/2" office:value-type="percentage" office:value="0.480033483840685" calcext:value-type="percentage">
            <text:p>48.00%</text:p>
          </table:table-cell>
          <table:table-cell table:formula="of:=LOG([.$D80]/4;10)/4" office:value-type="percentage" office:value="0.569535227929037" calcext:value-type="percentage">
            <text:p>56.95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[.$A81]*0.02" office:value-type="float" office:value="2.52" calcext:value-type="float">
            <text:p>2.52</text:p>
          </table:table-cell>
          <table:table-cell table:formula="of:=1.5*[.$A81]*[.$B81]" office:value-type="float" office:value="287.28" calcext:value-type="float">
            <text:p>287.28</text:p>
          </table:table-cell>
          <table:table-cell table:formula="of:=([.$C81]+[.$D$3]*[.$A$3]*[.$A81])*(1+[.$E$3]*[.$B$3]*[.$A81])" office:value-type="float" office:value="775.393980952381" calcext:value-type="float">
            <text:p>775.393980952381</text:p>
          </table:table-cell>
          <table:table-cell table:formula="of:=LOG([.$D81];1000)/2" office:value-type="percentage" office:value="0.481587070907387" calcext:value-type="percentage">
            <text:p>48.16%</text:p>
          </table:table-cell>
          <table:table-cell table:formula="of:=LOG([.$D81]/4;10)/4" office:value-type="percentage" office:value="0.57186560852909" calcext:value-type="percentage">
            <text:p>57.19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[.$A82]*0.02" office:value-type="float" office:value="2.54" calcext:value-type="float">
            <text:p>2.54</text:p>
          </table:table-cell>
          <table:table-cell table:formula="of:=1.5*[.$A82]*[.$B82]" office:value-type="float" office:value="293.37" calcext:value-type="float">
            <text:p>293.37</text:p>
          </table:table-cell>
          <table:table-cell table:formula="of:=([.$C82]+[.$D$3]*[.$A$3]*[.$A82])*(1+[.$E$3]*[.$B$3]*[.$A82])" office:value-type="float" office:value="792.0528" calcext:value-type="float">
            <text:p>792.0528</text:p>
          </table:table-cell>
          <table:table-cell table:formula="of:=LOG([.$D82];1000)/2" office:value-type="percentage" office:value="0.48312568893165" calcext:value-type="percentage">
            <text:p>48.31%</text:p>
          </table:table-cell>
          <table:table-cell table:formula="of:=LOG([.$D82]/4;10)/4" office:value-type="percentage" office:value="0.574173535565484" calcext:value-type="percentage">
            <text:p>57.42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[.$A83]*0.02" office:value-type="float" office:value="2.56" calcext:value-type="float">
            <text:p>2.56</text:p>
          </table:table-cell>
          <table:table-cell table:formula="of:=1.5*[.$A83]*[.$B83]" office:value-type="float" office:value="299.52" calcext:value-type="float">
            <text:p>299.52</text:p>
          </table:table-cell>
          <table:table-cell table:formula="of:=([.$C83]+[.$D$3]*[.$A$3]*[.$A83])*(1+[.$E$3]*[.$B$3]*[.$A83])" office:value-type="float" office:value="808.906057142857" calcext:value-type="float">
            <text:p>808.906057142857</text:p>
          </table:table-cell>
          <table:table-cell table:formula="of:=LOG([.$D83];1000)/2" office:value-type="percentage" office:value="0.484649681242449" calcext:value-type="percentage">
            <text:p>48.46%</text:p>
          </table:table-cell>
          <table:table-cell table:formula="of:=LOG([.$D83]/4;10)/4" office:value-type="percentage" office:value="0.576459524031683" calcext:value-type="percentage">
            <text:p>57.65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[.$A84]*0.02" office:value-type="float" office:value="2.58" calcext:value-type="float">
            <text:p>2.58</text:p>
          </table:table-cell>
          <table:table-cell table:formula="of:=1.5*[.$A84]*[.$B84]" office:value-type="float" office:value="305.73" calcext:value-type="float">
            <text:p>305.73</text:p>
          </table:table-cell>
          <table:table-cell table:formula="of:=([.$C84]+[.$D$3]*[.$A$3]*[.$A84])*(1+[.$E$3]*[.$B$3]*[.$A84])" office:value-type="float" office:value="825.954780952381" calcext:value-type="float">
            <text:p>825.954780952381</text:p>
          </table:table-cell>
          <table:table-cell table:formula="of:=LOG([.$D84];1000)/2" office:value-type="percentage" office:value="0.486159378564611" calcext:value-type="percentage">
            <text:p>48.62%</text:p>
          </table:table-cell>
          <table:table-cell table:formula="of:=LOG([.$D84]/4;10)/4" office:value-type="percentage" office:value="0.578724070014925" calcext:value-type="percentage">
            <text:p>57.87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[.$A85]*0.02" office:value-type="float" office:value="2.6" calcext:value-type="float">
            <text:p>2.6</text:p>
          </table:table-cell>
          <table:table-cell table:formula="of:=1.5*[.$A85]*[.$B85]" office:value-type="float" office:value="312" calcext:value-type="float">
            <text:p>312</text:p>
          </table:table-cell>
          <table:table-cell table:formula="of:=([.$C85]+[.$D$3]*[.$A$3]*[.$A85])*(1+[.$E$3]*[.$B$3]*[.$A85])" office:value-type="float" office:value="843.2" calcext:value-type="float">
            <text:p>843.2</text:p>
          </table:table-cell>
          <table:table-cell table:formula="of:=LOG([.$D85];1000)/2" office:value-type="percentage" office:value="0.487655099644745" calcext:value-type="percentage">
            <text:p>48.77%</text:p>
          </table:table-cell>
          <table:table-cell table:formula="of:=LOG([.$D85]/4;10)/4" office:value-type="percentage" office:value="0.580967651635127" calcext:value-type="percentage">
            <text:p>58.1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[.$A86]*0.02" office:value-type="float" office:value="2.62" calcext:value-type="float">
            <text:p>2.62</text:p>
          </table:table-cell>
          <table:table-cell table:formula="of:=1.5*[.$A86]*[.$B86]" office:value-type="float" office:value="318.33" calcext:value-type="float">
            <text:p>318.33</text:p>
          </table:table-cell>
          <table:table-cell table:formula="of:=([.$C86]+[.$D$3]*[.$A$3]*[.$A86])*(1+[.$E$3]*[.$B$3]*[.$A86])" office:value-type="float" office:value="860.642742857143" calcext:value-type="float">
            <text:p>860.642742857143</text:p>
          </table:table-cell>
          <table:table-cell table:formula="of:=LOG([.$D86];1000)/2" office:value-type="percentage" office:value="0.489137151838466" calcext:value-type="percentage">
            <text:p>48.91%</text:p>
          </table:table-cell>
          <table:table-cell table:formula="of:=LOG([.$D86]/4;10)/4" office:value-type="percentage" office:value="0.583190729925709" calcext:value-type="percentage">
            <text:p>58.32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[.$A87]*0.02" office:value-type="float" office:value="2.64" calcext:value-type="float">
            <text:p>2.64</text:p>
          </table:table-cell>
          <table:table-cell table:formula="of:=1.5*[.$A87]*[.$B87]" office:value-type="float" office:value="324.72" calcext:value-type="float">
            <text:p>324.72</text:p>
          </table:table-cell>
          <table:table-cell table:formula="of:=([.$C87]+[.$D$3]*[.$A$3]*[.$A87])*(1+[.$E$3]*[.$B$3]*[.$A87])" office:value-type="float" office:value="878.284038095238" calcext:value-type="float">
            <text:p>878.284038095238</text:p>
          </table:table-cell>
          <table:table-cell table:formula="of:=LOG([.$D87];1000)/2" office:value-type="percentage" office:value="0.490605831661741" calcext:value-type="percentage">
            <text:p>49.06%</text:p>
          </table:table-cell>
          <table:table-cell table:formula="of:=LOG([.$D87]/4;10)/4" office:value-type="percentage" office:value="0.585393749660621" calcext:value-type="percentage">
            <text:p>58.54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[.$A88]*0.02" office:value-type="float" office:value="2.66" calcext:value-type="float">
            <text:p>2.66</text:p>
          </table:table-cell>
          <table:table-cell table:formula="of:=1.5*[.$A88]*[.$B88]" office:value-type="float" office:value="331.17" calcext:value-type="float">
            <text:p>331.17</text:p>
          </table:table-cell>
          <table:table-cell table:formula="of:=([.$C88]+[.$D$3]*[.$A$3]*[.$A88])*(1+[.$E$3]*[.$B$3]*[.$A88])" office:value-type="float" office:value="896.124914285714" calcext:value-type="float">
            <text:p>896.124914285714</text:p>
          </table:table-cell>
          <table:table-cell table:formula="of:=LOG([.$D88];1000)/2" office:value-type="percentage" office:value="0.492061425308976" calcext:value-type="percentage">
            <text:p>49.21%</text:p>
          </table:table-cell>
          <table:table-cell table:formula="of:=LOG([.$D88]/4;10)/4" office:value-type="percentage" office:value="0.587577140131474" calcext:value-type="percentage">
            <text:p>58.76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[.$A89]*0.02" office:value-type="float" office:value="2.68" calcext:value-type="float">
            <text:p>2.68</text:p>
          </table:table-cell>
          <table:table-cell table:formula="of:=1.5*[.$A89]*[.$B89]" office:value-type="float" office:value="337.68" calcext:value-type="float">
            <text:p>337.68</text:p>
          </table:table-cell>
          <table:table-cell table:formula="of:=([.$C89]+[.$D$3]*[.$A$3]*[.$A89])*(1+[.$E$3]*[.$B$3]*[.$A89])" office:value-type="float" office:value="914.1664" calcext:value-type="float">
            <text:p>914.1664</text:p>
          </table:table-cell>
          <table:table-cell table:formula="of:=LOG([.$D89];1000)/2" office:value-type="percentage" office:value="0.493504209140225" calcext:value-type="percentage">
            <text:p>49.35%</text:p>
          </table:table-cell>
          <table:table-cell table:formula="of:=LOG([.$D89]/4;10)/4" office:value-type="percentage" office:value="0.589741315878346" calcext:value-type="percentage">
            <text:p>58.97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[.$A90]*0.02" office:value-type="float" office:value="2.7" calcext:value-type="float">
            <text:p>2.7</text:p>
          </table:table-cell>
          <table:table-cell table:formula="of:=1.5*[.$A90]*[.$B90]" office:value-type="float" office:value="344.25" calcext:value-type="float">
            <text:p>344.25</text:p>
          </table:table-cell>
          <table:table-cell table:formula="of:=([.$C90]+[.$D$3]*[.$A$3]*[.$A90])*(1+[.$E$3]*[.$B$3]*[.$A90])" office:value-type="float" office:value="932.409523809524" calcext:value-type="float">
            <text:p>932.409523809524</text:p>
          </table:table-cell>
          <table:table-cell table:formula="of:=LOG([.$D90];1000)/2" office:value-type="percentage" office:value="0.494934450139707" calcext:value-type="percentage">
            <text:p>49.49%</text:p>
          </table:table-cell>
          <table:table-cell table:formula="of:=LOG([.$D90]/4;10)/4" office:value-type="percentage" office:value="0.59188667737757" calcext:value-type="percentage">
            <text:p>59.19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[.$A91]*0.02" office:value-type="float" office:value="2.72" calcext:value-type="float">
            <text:p>2.72</text:p>
          </table:table-cell>
          <table:table-cell table:formula="of:=1.5*[.$A91]*[.$B91]" office:value-type="float" office:value="350.88" calcext:value-type="float">
            <text:p>350.88</text:p>
          </table:table-cell>
          <table:table-cell table:formula="of:=([.$C91]+[.$D$3]*[.$A$3]*[.$A91])*(1+[.$E$3]*[.$B$3]*[.$A91])" office:value-type="float" office:value="950.855314285714" calcext:value-type="float">
            <text:p>950.855314285714</text:p>
          </table:table-cell>
          <table:table-cell table:formula="of:=LOG([.$D91];1000)/2" office:value-type="percentage" office:value="0.496352406347652" calcext:value-type="percentage">
            <text:p>49.64%</text:p>
          </table:table-cell>
          <table:table-cell table:formula="of:=LOG([.$D91]/4;10)/4" office:value-type="percentage" office:value="0.594013611689487" calcext:value-type="percentage">
            <text:p>59.4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[.$A92]*0.02" office:value-type="float" office:value="2.74" calcext:value-type="float">
            <text:p>2.74</text:p>
          </table:table-cell>
          <table:table-cell table:formula="of:=1.5*[.$A92]*[.$B92]" office:value-type="float" office:value="357.57" calcext:value-type="float">
            <text:p>357.57</text:p>
          </table:table-cell>
          <table:table-cell table:formula="of:=([.$C92]+[.$D$3]*[.$A$3]*[.$A92])*(1+[.$E$3]*[.$B$3]*[.$A92])" office:value-type="float" office:value="969.5048" calcext:value-type="float">
            <text:p>969.5048</text:p>
          </table:table-cell>
          <table:table-cell table:formula="of:=LOG([.$D92];1000)/2" office:value-type="percentage" office:value="0.497758327267308" calcext:value-type="percentage">
            <text:p>49.78%</text:p>
          </table:table-cell>
          <table:table-cell table:formula="of:=LOG([.$D92]/4;10)/4" office:value-type="percentage" office:value="0.596122493068971" calcext:value-type="percentage">
            <text:p>59.61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[.$A93]*0.02" office:value-type="float" office:value="2.76" calcext:value-type="float">
            <text:p>2.76</text:p>
          </table:table-cell>
          <table:table-cell table:formula="of:=1.5*[.$A93]*[.$B93]" office:value-type="float" office:value="364.32" calcext:value-type="float">
            <text:p>364.32</text:p>
          </table:table-cell>
          <table:table-cell table:formula="of:=([.$C93]+[.$D$3]*[.$A$3]*[.$A93])*(1+[.$E$3]*[.$B$3]*[.$A93])" office:value-type="float" office:value="988.35900952381" calcext:value-type="float">
            <text:p>988.35900952381</text:p>
          </table:table-cell>
          <table:table-cell table:formula="of:=LOG([.$D93];1000)/2" office:value-type="percentage" office:value="0.499152454248821" calcext:value-type="percentage">
            <text:p>49.92%</text:p>
          </table:table-cell>
          <table:table-cell table:formula="of:=LOG([.$D93]/4;10)/4" office:value-type="percentage" office:value="0.59821368354124" calcext:value-type="percentage">
            <text:p>59.82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[.$A94]*0.02" office:value-type="float" office:value="2.78" calcext:value-type="float">
            <text:p>2.78</text:p>
          </table:table-cell>
          <table:table-cell table:formula="of:=1.5*[.$A94]*[.$B94]" office:value-type="float" office:value="371.13" calcext:value-type="float">
            <text:p>371.13</text:p>
          </table:table-cell>
          <table:table-cell table:formula="of:=([.$C94]+[.$D$3]*[.$A$3]*[.$A94])*(1+[.$E$3]*[.$B$3]*[.$A94])" office:value-type="float" office:value="1007.41897142857" calcext:value-type="float">
            <text:p>1007.41897142857</text:p>
          </table:table-cell>
          <table:table-cell table:formula="of:=LOG([.$D94];1000)/2" office:value-type="percentage" office:value="0.500535020851551" calcext:value-type="percentage">
            <text:p>50.05%</text:p>
          </table:table-cell>
          <table:table-cell table:formula="of:=LOG([.$D94]/4;10)/4" office:value-type="percentage" office:value="0.600287533445336" calcext:value-type="percentage">
            <text:p>60.03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[.$A95]*0.02" office:value-type="float" office:value="2.8" calcext:value-type="float">
            <text:p>2.8</text:p>
          </table:table-cell>
          <table:table-cell table:formula="of:=1.5*[.$A95]*[.$B95]" office:value-type="float" office:value="378" calcext:value-type="float">
            <text:p>378</text:p>
          </table:table-cell>
          <table:table-cell table:formula="of:=([.$C95]+[.$D$3]*[.$A$3]*[.$A95])*(1+[.$E$3]*[.$B$3]*[.$A95])" office:value-type="float" office:value="1026.68571428571" calcext:value-type="float">
            <text:p>1026.68571428571</text:p>
          </table:table-cell>
          <table:table-cell table:formula="of:=LOG([.$D95];1000)/2" office:value-type="percentage" office:value="0.501906253186263" calcext:value-type="percentage">
            <text:p>50.19%</text:p>
          </table:table-cell>
          <table:table-cell table:formula="of:=LOG([.$D95]/4;10)/4" office:value-type="percentage" office:value="0.602344381947404" calcext:value-type="percentage">
            <text:p>60.23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[.$A96]*0.02" office:value-type="float" office:value="2.82" calcext:value-type="float">
            <text:p>2.82</text:p>
          </table:table-cell>
          <table:table-cell table:formula="of:=1.5*[.$A96]*[.$B96]" office:value-type="float" office:value="384.93" calcext:value-type="float">
            <text:p>384.93</text:p>
          </table:table-cell>
          <table:table-cell table:formula="of:=([.$C96]+[.$D$3]*[.$A$3]*[.$A96])*(1+[.$E$3]*[.$B$3]*[.$A96])" office:value-type="float" office:value="1046.16026666667" calcext:value-type="float">
            <text:p>1046.16026666667</text:p>
          </table:table-cell>
          <table:table-cell table:formula="of:=LOG([.$D96];1000)/2" office:value-type="percentage" office:value="0.503266370238523" calcext:value-type="percentage">
            <text:p>50.33%</text:p>
          </table:table-cell>
          <table:table-cell table:formula="of:=LOG([.$D96]/4;10)/4" office:value-type="percentage" office:value="0.604384557525794" calcext:value-type="percentage">
            <text:p>60.44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[.$A97]*0.02" office:value-type="float" office:value="2.84" calcext:value-type="float">
            <text:p>2.84</text:p>
          </table:table-cell>
          <table:table-cell table:formula="of:=1.5*[.$A97]*[.$B97]" office:value-type="float" office:value="391.92" calcext:value-type="float">
            <text:p>391.92</text:p>
          </table:table-cell>
          <table:table-cell table:formula="of:=([.$C97]+[.$D$3]*[.$A$3]*[.$A97])*(1+[.$E$3]*[.$B$3]*[.$A97])" office:value-type="float" office:value="1065.84365714286" calcext:value-type="float">
            <text:p>1065.84365714286</text:p>
          </table:table-cell>
          <table:table-cell table:formula="of:=LOG([.$D97];1000)/2" office:value-type="percentage" office:value="0.504615584174543" calcext:value-type="percentage">
            <text:p>50.46%</text:p>
          </table:table-cell>
          <table:table-cell table:formula="of:=LOG([.$D97]/4;10)/4" office:value-type="percentage" office:value="0.606408378429823" calcext:value-type="percentage">
            <text:p>60.64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[.$A98]*0.02" office:value-type="float" office:value="2.86" calcext:value-type="float">
            <text:p>2.86</text:p>
          </table:table-cell>
          <table:table-cell table:formula="of:=1.5*[.$A98]*[.$B98]" office:value-type="float" office:value="398.97" calcext:value-type="float">
            <text:p>398.97</text:p>
          </table:table-cell>
          <table:table-cell table:formula="of:=([.$C98]+[.$D$3]*[.$A$3]*[.$A98])*(1+[.$E$3]*[.$B$3]*[.$A98])" office:value-type="float" office:value="1085.73691428571" calcext:value-type="float">
            <text:p>1085.73691428571</text:p>
          </table:table-cell>
          <table:table-cell table:formula="of:=LOG([.$D98];1000)/2" office:value-type="percentage" office:value="0.505954100630586" calcext:value-type="percentage">
            <text:p>50.60%</text:p>
          </table:table-cell>
          <table:table-cell table:formula="of:=LOG([.$D98]/4;10)/4" office:value-type="percentage" office:value="0.608416153113888" calcext:value-type="percentage">
            <text:p>60.84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[.$A99]*0.02" office:value-type="float" office:value="2.88" calcext:value-type="float">
            <text:p>2.88</text:p>
          </table:table-cell>
          <table:table-cell table:formula="of:=1.5*[.$A99]*[.$B99]" office:value-type="float" office:value="406.08" calcext:value-type="float">
            <text:p>406.08</text:p>
          </table:table-cell>
          <table:table-cell table:formula="of:=([.$C99]+[.$D$3]*[.$A$3]*[.$A99])*(1+[.$E$3]*[.$B$3]*[.$A99])" office:value-type="float" office:value="1105.84106666667" calcext:value-type="float">
            <text:p>1105.84106666667</text:p>
          </table:table-cell>
          <table:table-cell table:formula="of:=LOG([.$D99];1000)/2" office:value-type="percentage" office:value="0.507282118987014" calcext:value-type="percentage">
            <text:p>50.73%</text:p>
          </table:table-cell>
          <table:table-cell table:formula="of:=LOG([.$D99]/4;10)/4" office:value-type="percentage" office:value="0.610408180648531" calcext:value-type="percentage">
            <text:p>61.04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[.$A100]*0.02" office:value-type="float" office:value="2.9" calcext:value-type="float">
            <text:p>2.9</text:p>
          </table:table-cell>
          <table:table-cell table:formula="of:=1.5*[.$A100]*[.$B100]" office:value-type="float" office:value="413.25" calcext:value-type="float">
            <text:p>413.25</text:p>
          </table:table-cell>
          <table:table-cell table:formula="of:=([.$C100]+[.$D$3]*[.$A$3]*[.$A100])*(1+[.$E$3]*[.$B$3]*[.$A100])" office:value-type="float" office:value="1126.15714285714" calcext:value-type="float">
            <text:p>1126.15714285714</text:p>
          </table:table-cell>
          <table:table-cell table:formula="of:=LOG([.$D100];1000)/2" office:value-type="percentage" office:value="0.508599832627924" calcext:value-type="percentage">
            <text:p>50.86%</text:p>
          </table:table-cell>
          <table:table-cell table:formula="of:=LOG([.$D100]/4;10)/4" office:value-type="percentage" office:value="0.612384751109896" calcext:value-type="percentage">
            <text:p>61.24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[.$A101]*0.02" office:value-type="float" office:value="2.92" calcext:value-type="float">
            <text:p>2.92</text:p>
          </table:table-cell>
          <table:table-cell table:formula="of:=1.5*[.$A101]*[.$B101]" office:value-type="float" office:value="420.48" calcext:value-type="float">
            <text:p>420.48</text:p>
          </table:table-cell>
          <table:table-cell table:formula="of:=([.$C101]+[.$D$3]*[.$A$3]*[.$A101])*(1+[.$E$3]*[.$B$3]*[.$A101])" office:value-type="float" office:value="1146.68617142857" calcext:value-type="float">
            <text:p>1146.68617142857</text:p>
          </table:table-cell>
          <table:table-cell table:formula="of:=LOG([.$D101];1000)/2" office:value-type="percentage" office:value="0.509907429187291" calcext:value-type="percentage">
            <text:p>50.99%</text:p>
          </table:table-cell>
          <table:table-cell table:formula="of:=LOG([.$D101]/4;10)/4" office:value-type="percentage" office:value="0.614346145948946" calcext:value-type="percentage">
            <text:p>61.43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[.$A102]*0.02" office:value-type="float" office:value="2.94" calcext:value-type="float">
            <text:p>2.94</text:p>
          </table:table-cell>
          <table:table-cell table:formula="of:=1.5*[.$A102]*[.$B102]" office:value-type="float" office:value="427.77" calcext:value-type="float">
            <text:p>427.77</text:p>
          </table:table-cell>
          <table:table-cell table:formula="of:=([.$C102]+[.$D$3]*[.$A$3]*[.$A102])*(1+[.$E$3]*[.$B$3]*[.$A102])" office:value-type="float" office:value="1167.42918095238" calcext:value-type="float">
            <text:p>1167.42918095238</text:p>
          </table:table-cell>
          <table:table-cell table:formula="of:=LOG([.$D102];1000)/2" office:value-type="percentage" office:value="0.511205090782454" calcext:value-type="percentage">
            <text:p>51.12%</text:p>
          </table:table-cell>
          <table:table-cell table:formula="of:=LOG([.$D102]/4;10)/4" office:value-type="percentage" office:value="0.61629263834169" calcext:value-type="percentage">
            <text:p>61.63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[.$A103]*0.02" office:value-type="float" office:value="2.96" calcext:value-type="float">
            <text:p>2.96</text:p>
          </table:table-cell>
          <table:table-cell table:formula="of:=1.5*[.$A103]*[.$B103]" office:value-type="float" office:value="435.12" calcext:value-type="float">
            <text:p>435.12</text:p>
          </table:table-cell>
          <table:table-cell table:formula="of:=([.$C103]+[.$D$3]*[.$A$3]*[.$A103])*(1+[.$E$3]*[.$B$3]*[.$A103])" office:value-type="float" office:value="1188.3872" calcext:value-type="float">
            <text:p>1188.3872</text:p>
          </table:table-cell>
          <table:table-cell table:formula="of:=LOG([.$D103];1000)/2" office:value-type="percentage" office:value="0.512492994235712" calcext:value-type="percentage">
            <text:p>51.25%</text:p>
          </table:table-cell>
          <table:table-cell table:formula="of:=LOG([.$D103]/4;10)/4" office:value-type="percentage" office:value="0.618224493521577" calcext:value-type="percentage">
            <text:p>61.82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[.$A104]*0.02" office:value-type="float" office:value="2.98" calcext:value-type="float">
            <text:p>2.98</text:p>
          </table:table-cell>
          <table:table-cell table:formula="of:=1.5*[.$A104]*[.$B104]" office:value-type="float" office:value="442.53" calcext:value-type="float">
            <text:p>442.53</text:p>
          </table:table-cell>
          <table:table-cell table:formula="of:=([.$C104]+[.$D$3]*[.$A$3]*[.$A104])*(1+[.$E$3]*[.$B$3]*[.$A104])" office:value-type="float" office:value="1209.56125714286" calcext:value-type="float">
            <text:p>1209.56125714286</text:p>
          </table:table-cell>
          <table:table-cell table:formula="of:=LOG([.$D104];1000)/2" office:value-type="percentage" office:value="0.513771311284768" calcext:value-type="percentage">
            <text:p>51.38%</text:p>
          </table:table-cell>
          <table:table-cell table:formula="of:=LOG([.$D104]/4;10)/4" office:value-type="percentage" office:value="0.620141969095161" calcext:value-type="percentage">
            <text:p>62.01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[.$A105]*0.02" office:value-type="float" office:value="3" calcext:value-type="float">
            <text:p>3</text:p>
          </table:table-cell>
          <table:table-cell table:formula="of:=1.5*[.$A105]*[.$B105]" office:value-type="float" office:value="450" calcext:value-type="float">
            <text:p>450</text:p>
          </table:table-cell>
          <table:table-cell table:formula="of:=([.$C105]+[.$D$3]*[.$A$3]*[.$A105])*(1+[.$E$3]*[.$B$3]*[.$A105])" office:value-type="float" office:value="1230.95238095238" calcext:value-type="float">
            <text:p>1230.95238095238</text:p>
          </table:table-cell>
          <table:table-cell table:formula="of:=LOG([.$D105];1000)/2" office:value-type="percentage" office:value="0.515040208782674" calcext:value-type="percentage">
            <text:p>51.50%</text:p>
          </table:table-cell>
          <table:table-cell table:formula="of:=LOG([.$D105]/4;10)/4" office:value-type="percentage" office:value="0.62204531534202" calcext:value-type="percentage">
            <text:p>62.2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[.$A106]*0.02" office:value-type="float" office:value="3.02" calcext:value-type="float">
            <text:p>3.02</text:p>
          </table:table-cell>
          <table:table-cell table:formula="of:=1.5*[.$A106]*[.$B106]" office:value-type="float" office:value="457.53" calcext:value-type="float">
            <text:p>457.53</text:p>
          </table:table-cell>
          <table:table-cell table:formula="of:=([.$C106]+[.$D$3]*[.$A$3]*[.$A106])*(1+[.$E$3]*[.$B$3]*[.$A106])" office:value-type="float" office:value="1252.5616" calcext:value-type="float">
            <text:p>1252.5616</text:p>
          </table:table-cell>
          <table:table-cell table:formula="of:=LOG([.$D106];1000)/2" office:value-type="percentage" office:value="0.516299848887917" calcext:value-type="percentage">
            <text:p>51.63%</text:p>
          </table:table-cell>
          <table:table-cell table:formula="of:=LOG([.$D106]/4;10)/4" office:value-type="percentage" office:value="0.623934775499884" calcext:value-type="percentage">
            <text:p>62.39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[.$A107]*0.02" office:value-type="float" office:value="3.04" calcext:value-type="float">
            <text:p>3.04</text:p>
          </table:table-cell>
          <table:table-cell table:formula="of:=1.5*[.$A107]*[.$B107]" office:value-type="float" office:value="465.12" calcext:value-type="float">
            <text:p>465.12</text:p>
          </table:table-cell>
          <table:table-cell table:formula="of:=([.$C107]+[.$D$3]*[.$A$3]*[.$A107])*(1+[.$E$3]*[.$B$3]*[.$A107])" office:value-type="float" office:value="1274.38994285714" calcext:value-type="float">
            <text:p>1274.38994285714</text:p>
          </table:table-cell>
          <table:table-cell table:formula="of:=LOG([.$D107];1000)/2" office:value-type="percentage" office:value="0.517550389245215" calcext:value-type="percentage">
            <text:p>51.76%</text:p>
          </table:table-cell>
          <table:table-cell table:formula="of:=LOG([.$D107]/4;10)/4" office:value-type="percentage" office:value="0.625810586035832" calcext:value-type="percentage">
            <text:p>62.58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[.$A108]*0.02" office:value-type="float" office:value="3.06" calcext:value-type="float">
            <text:p>3.06</text:p>
          </table:table-cell>
          <table:table-cell table:formula="of:=1.5*[.$A108]*[.$B108]" office:value-type="float" office:value="472.77" calcext:value-type="float">
            <text:p>472.77</text:p>
          </table:table-cell>
          <table:table-cell table:formula="of:=([.$C108]+[.$D$3]*[.$A$3]*[.$A108])*(1+[.$E$3]*[.$B$3]*[.$A108])" office:value-type="float" office:value="1296.43843809524" calcext:value-type="float">
            <text:p>1296.43843809524</text:p>
          </table:table-cell>
          <table:table-cell table:formula="of:=LOG([.$D108];1000)/2" office:value-type="percentage" office:value="0.518791983157579" calcext:value-type="percentage">
            <text:p>51.88%</text:p>
          </table:table-cell>
          <table:table-cell table:formula="of:=LOG([.$D108]/4;10)/4" office:value-type="percentage" office:value="0.627672976904377" calcext:value-type="percentage">
            <text:p>62.77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[.$A109]*0.02" office:value-type="float" office:value="3.08" calcext:value-type="float">
            <text:p>3.08</text:p>
          </table:table-cell>
          <table:table-cell table:formula="of:=1.5*[.$A109]*[.$B109]" office:value-type="float" office:value="480.48" calcext:value-type="float">
            <text:p>480.48</text:p>
          </table:table-cell>
          <table:table-cell table:formula="of:=([.$C109]+[.$D$3]*[.$A$3]*[.$A109])*(1+[.$E$3]*[.$B$3]*[.$A109])" office:value-type="float" office:value="1318.70811428571" calcext:value-type="float">
            <text:p>1318.70811428571</text:p>
          </table:table-cell>
          <table:table-cell table:formula="of:=LOG([.$D109];1000)/2" office:value-type="percentage" office:value="0.520024779750124" calcext:value-type="percentage">
            <text:p>52.00%</text:p>
          </table:table-cell>
          <table:table-cell table:formula="of:=LOG([.$D109]/4;10)/4" office:value-type="percentage" office:value="0.629522171793195" calcext:value-type="percentage">
            <text:p>62.95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[.$A110]*0.02" office:value-type="float" office:value="3.1" calcext:value-type="float">
            <text:p>3.1</text:p>
          </table:table-cell>
          <table:table-cell table:formula="of:=1.5*[.$A110]*[.$B110]" office:value-type="float" office:value="488.25" calcext:value-type="float">
            <text:p>488.25</text:p>
          </table:table-cell>
          <table:table-cell table:formula="of:=([.$C110]+[.$D$3]*[.$A$3]*[.$A110])*(1+[.$E$3]*[.$B$3]*[.$A110])" office:value-type="float" office:value="1341.2" calcext:value-type="float">
            <text:p>1341.2</text:p>
          </table:table-cell>
          <table:table-cell table:formula="of:=LOG([.$D110];1000)/2" office:value-type="percentage" office:value="0.52124892412613" calcext:value-type="percentage">
            <text:p>52.12%</text:p>
          </table:table-cell>
          <table:table-cell table:formula="of:=LOG([.$D110]/4;10)/4" office:value-type="percentage" office:value="0.631358388357205" calcext:value-type="percentage">
            <text:p>63.14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[.$A111]*0.02" office:value-type="float" office:value="3.12" calcext:value-type="float">
            <text:p>3.12</text:p>
          </table:table-cell>
          <table:table-cell table:formula="of:=1.5*[.$A111]*[.$B111]" office:value-type="float" office:value="496.08" calcext:value-type="float">
            <text:p>496.08</text:p>
          </table:table-cell>
          <table:table-cell table:formula="of:=([.$C111]+[.$D$3]*[.$A$3]*[.$A111])*(1+[.$E$3]*[.$B$3]*[.$A111])" office:value-type="float" office:value="1363.91512380952" calcext:value-type="float">
            <text:p>1363.91512380952</text:p>
          </table:table-cell>
          <table:table-cell table:formula="of:=LOG([.$D111];1000)/2" office:value-type="percentage" office:value="0.522464557515766" calcext:value-type="percentage">
            <text:p>52.25%</text:p>
          </table:table-cell>
          <table:table-cell table:formula="of:=LOG([.$D111]/4;10)/4" office:value-type="percentage" office:value="0.633181838441658" calcext:value-type="percentage">
            <text:p>63.32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[.$A112]*0.02" office:value-type="float" office:value="3.14" calcext:value-type="float">
            <text:p>3.14</text:p>
          </table:table-cell>
          <table:table-cell table:formula="of:=1.5*[.$A112]*[.$B112]" office:value-type="float" office:value="503.97" calcext:value-type="float">
            <text:p>503.97</text:p>
          </table:table-cell>
          <table:table-cell table:formula="of:=([.$C112]+[.$D$3]*[.$A$3]*[.$A112])*(1+[.$E$3]*[.$B$3]*[.$A112])" office:value-type="float" office:value="1386.85451428571" calcext:value-type="float">
            <text:p>1386.85451428571</text:p>
          </table:table-cell>
          <table:table-cell table:formula="of:=LOG([.$D112];1000)/2" office:value-type="percentage" office:value="0.5236718174179" calcext:value-type="percentage">
            <text:p>52.37%</text:p>
          </table:table-cell>
          <table:table-cell table:formula="of:=LOG([.$D112]/4;10)/4" office:value-type="percentage" office:value="0.634992728294859" calcext:value-type="percentage">
            <text:p>63.50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[.$A113]*0.02" office:value-type="float" office:value="3.16" calcext:value-type="float">
            <text:p>3.16</text:p>
          </table:table-cell>
          <table:table-cell table:formula="of:=1.5*[.$A113]*[.$B113]" office:value-type="float" office:value="511.92" calcext:value-type="float">
            <text:p>511.92</text:p>
          </table:table-cell>
          <table:table-cell table:formula="of:=([.$C113]+[.$D$3]*[.$A$3]*[.$A113])*(1+[.$E$3]*[.$B$3]*[.$A113])" office:value-type="float" office:value="1410.0192" calcext:value-type="float">
            <text:p>1410.0192</text:p>
          </table:table-cell>
          <table:table-cell table:formula="of:=LOG([.$D113];1000)/2" office:value-type="percentage" office:value="0.524870837735386" calcext:value-type="percentage">
            <text:p>52.49%</text:p>
          </table:table-cell>
          <table:table-cell table:formula="of:=LOG([.$D113]/4;10)/4" office:value-type="percentage" office:value="0.636791258771088" calcext:value-type="percentage">
            <text:p>63.68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[.$A114]*0.02" office:value-type="float" office:value="3.18" calcext:value-type="float">
            <text:p>3.18</text:p>
          </table:table-cell>
          <table:table-cell table:formula="of:=1.5*[.$A114]*[.$B114]" office:value-type="float" office:value="519.93" calcext:value-type="float">
            <text:p>519.93</text:p>
          </table:table-cell>
          <table:table-cell table:formula="of:=([.$C114]+[.$D$3]*[.$A$3]*[.$A114])*(1+[.$E$3]*[.$B$3]*[.$A114])" office:value-type="float" office:value="1433.41020952381" calcext:value-type="float">
            <text:p>1433.41020952381</text:p>
          </table:table-cell>
          <table:table-cell table:formula="of:=LOG([.$D114];1000)/2" office:value-type="percentage" office:value="0.526061748904174" calcext:value-type="percentage">
            <text:p>52.61%</text:p>
          </table:table-cell>
          <table:table-cell table:formula="of:=LOG([.$D114]/4;10)/4" office:value-type="percentage" office:value="0.638577625524269" calcext:value-type="percentage">
            <text:p>63.86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[.$A115]*0.02" office:value-type="float" office:value="3.2" calcext:value-type="float">
            <text:p>3.2</text:p>
          </table:table-cell>
          <table:table-cell table:formula="of:=1.5*[.$A115]*[.$B115]" office:value-type="float" office:value="528" calcext:value-type="float">
            <text:p>528</text:p>
          </table:table-cell>
          <table:table-cell table:formula="of:=([.$C115]+[.$D$3]*[.$A$3]*[.$A115])*(1+[.$E$3]*[.$B$3]*[.$A115])" office:value-type="float" office:value="1457.02857142857" calcext:value-type="float">
            <text:p>1457.02857142857</text:p>
          </table:table-cell>
          <table:table-cell table:formula="of:=LOG([.$D115];1000)/2" office:value-type="percentage" office:value="0.527244678016585" calcext:value-type="percentage">
            <text:p>52.72%</text:p>
          </table:table-cell>
          <table:table-cell table:formula="of:=LOG([.$D115]/4;10)/4" office:value-type="percentage" office:value="0.640352019192886" calcext:value-type="percentage">
            <text:p>64.04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[.$A116]*0.02" office:value-type="float" office:value="3.22" calcext:value-type="float">
            <text:p>3.22</text:p>
          </table:table-cell>
          <table:table-cell table:formula="of:=1.5*[.$A116]*[.$B116]" office:value-type="float" office:value="536.13" calcext:value-type="float">
            <text:p>536.13</text:p>
          </table:table-cell>
          <table:table-cell table:formula="of:=([.$C116]+[.$D$3]*[.$A$3]*[.$A116])*(1+[.$E$3]*[.$B$3]*[.$A116])" office:value-type="float" office:value="1480.87531428571" calcext:value-type="float">
            <text:p>1480.87531428571</text:p>
          </table:table-cell>
          <table:table-cell table:formula="of:=LOG([.$D116];1000)/2" office:value-type="percentage" office:value="0.528419748939076" calcext:value-type="percentage">
            <text:p>52.84%</text:p>
          </table:table-cell>
          <table:table-cell table:formula="of:=LOG([.$D116]/4;10)/4" office:value-type="percentage" office:value="0.642114625576624" calcext:value-type="percentage">
            <text:p>64.21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[.$A117]*0.02" office:value-type="float" office:value="3.24" calcext:value-type="float">
            <text:p>3.24</text:p>
          </table:table-cell>
          <table:table-cell table:formula="of:=1.5*[.$A117]*[.$B117]" office:value-type="float" office:value="544.32" calcext:value-type="float">
            <text:p>544.32</text:p>
          </table:table-cell>
          <table:table-cell table:formula="of:=([.$C117]+[.$D$3]*[.$A$3]*[.$A117])*(1+[.$E$3]*[.$B$3]*[.$A117])" office:value-type="float" office:value="1504.95146666667" calcext:value-type="float">
            <text:p>1504.95146666667</text:p>
          </table:table-cell>
          <table:table-cell table:formula="of:=LOG([.$D117];1000)/2" office:value-type="percentage" office:value="0.529587082424775" calcext:value-type="percentage">
            <text:p>52.96%</text:p>
          </table:table-cell>
          <table:table-cell table:formula="of:=LOG([.$D117]/4;10)/4" office:value-type="percentage" office:value="0.643865625805173" calcext:value-type="percentage">
            <text:p>64.39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[.$A118]*0.02" office:value-type="float" office:value="3.26" calcext:value-type="float">
            <text:p>3.26</text:p>
          </table:table-cell>
          <table:table-cell table:formula="of:=1.5*[.$A118]*[.$B118]" office:value-type="float" office:value="552.57" calcext:value-type="float">
            <text:p>552.57</text:p>
          </table:table-cell>
          <table:table-cell table:formula="of:=([.$C118]+[.$D$3]*[.$A$3]*[.$A118])*(1+[.$E$3]*[.$B$3]*[.$A118])" office:value-type="float" office:value="1529.25805714286" calcext:value-type="float">
            <text:p>1529.25805714286</text:p>
          </table:table-cell>
          <table:table-cell table:formula="of:=LOG([.$D118];1000)/2" office:value-type="percentage" office:value="0.530746796221072" calcext:value-type="percentage">
            <text:p>53.07%</text:p>
          </table:table-cell>
          <table:table-cell table:formula="of:=LOG([.$D118]/4;10)/4" office:value-type="percentage" office:value="0.645605196499617" calcext:value-type="percentage">
            <text:p>64.56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[.$A119]*0.02" office:value-type="float" office:value="3.28" calcext:value-type="float">
            <text:p>3.28</text:p>
          </table:table-cell>
          <table:table-cell table:formula="of:=1.5*[.$A119]*[.$B119]" office:value-type="float" office:value="560.88" calcext:value-type="float">
            <text:p>560.88</text:p>
          </table:table-cell>
          <table:table-cell table:formula="of:=([.$C119]+[.$D$3]*[.$A$3]*[.$A119])*(1+[.$E$3]*[.$B$3]*[.$A119])" office:value-type="float" office:value="1553.79611428571" calcext:value-type="float">
            <text:p>1553.79611428571</text:p>
          </table:table-cell>
          <table:table-cell table:formula="of:=LOG([.$D119];1000)/2" office:value-type="percentage" office:value="0.531899005172524" calcext:value-type="percentage">
            <text:p>53.19%</text:p>
          </table:table-cell>
          <table:table-cell table:formula="of:=LOG([.$D119]/4;10)/4" office:value-type="percentage" office:value="0.647333509926795" calcext:value-type="percentage">
            <text:p>64.73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[.$A120]*0.02" office:value-type="float" office:value="3.3" calcext:value-type="float">
            <text:p>3.3</text:p>
          </table:table-cell>
          <table:table-cell table:formula="of:=1.5*[.$A120]*[.$B120]" office:value-type="float" office:value="569.25" calcext:value-type="float">
            <text:p>569.25</text:p>
          </table:table-cell>
          <table:table-cell table:formula="of:=([.$C120]+[.$D$3]*[.$A$3]*[.$A120])*(1+[.$E$3]*[.$B$3]*[.$A120])" office:value-type="float" office:value="1578.56666666667" calcext:value-type="float">
            <text:p>1578.56666666667</text:p>
          </table:table-cell>
          <table:table-cell table:formula="of:=LOG([.$D120];1000)/2" office:value-type="percentage" office:value="0.533043821319327" calcext:value-type="percentage">
            <text:p>53.30%</text:p>
          </table:table-cell>
          <table:table-cell table:formula="of:=LOG([.$D120]/4;10)/4" office:value-type="percentage" office:value="0.649050734147" calcext:value-type="percentage">
            <text:p>64.91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[.$A121]*0.02" office:value-type="float" office:value="3.32" calcext:value-type="float">
            <text:p>3.32</text:p>
          </table:table-cell>
          <table:table-cell table:formula="of:=1.5*[.$A121]*[.$B121]" office:value-type="float" office:value="577.68" calcext:value-type="float">
            <text:p>577.68</text:p>
          </table:table-cell>
          <table:table-cell table:formula="of:=([.$C121]+[.$D$3]*[.$A$3]*[.$A121])*(1+[.$E$3]*[.$B$3]*[.$A121])" office:value-type="float" office:value="1603.57074285714" calcext:value-type="float">
            <text:p>1603.57074285714</text:p>
          </table:table-cell>
          <table:table-cell table:formula="of:=LOG([.$D121];1000)/2" office:value-type="percentage" office:value="0.534181353991566" calcext:value-type="percentage">
            <text:p>53.42%</text:p>
          </table:table-cell>
          <table:table-cell table:formula="of:=LOG([.$D121]/4;10)/4" office:value-type="percentage" office:value="0.650757033155358" calcext:value-type="percentage">
            <text:p>65.08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[.$A122]*0.02" office:value-type="float" office:value="3.34" calcext:value-type="float">
            <text:p>3.34</text:p>
          </table:table-cell>
          <table:table-cell table:formula="of:=1.5*[.$A122]*[.$B122]" office:value-type="float" office:value="586.17" calcext:value-type="float">
            <text:p>586.17</text:p>
          </table:table-cell>
          <table:table-cell table:formula="of:=([.$C122]+[.$D$3]*[.$A$3]*[.$A122])*(1+[.$E$3]*[.$B$3]*[.$A122])" office:value-type="float" office:value="1628.80937142857" calcext:value-type="float">
            <text:p>1628.80937142857</text:p>
          </table:table-cell>
          <table:table-cell table:formula="of:=LOG([.$D122];1000)/2" office:value-type="percentage" office:value="0.535311709899474" calcext:value-type="percentage">
            <text:p>53.53%</text:p>
          </table:table-cell>
          <table:table-cell table:formula="of:=LOG([.$D122]/4;10)/4" office:value-type="percentage" office:value="0.652452567017221" calcext:value-type="percentage">
            <text:p>65.25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[.$A123]*0.02" office:value-type="float" office:value="3.36" calcext:value-type="float">
            <text:p>3.36</text:p>
          </table:table-cell>
          <table:table-cell table:formula="of:=1.5*[.$A123]*[.$B123]" office:value-type="float" office:value="594.72" calcext:value-type="float">
            <text:p>594.72</text:p>
          </table:table-cell>
          <table:table-cell table:formula="of:=([.$C123]+[.$D$3]*[.$A$3]*[.$A123])*(1+[.$E$3]*[.$B$3]*[.$A123])" office:value-type="float" office:value="1654.28358095238" calcext:value-type="float">
            <text:p>1654.28358095238</text:p>
          </table:table-cell>
          <table:table-cell table:formula="of:=LOG([.$D123];1000)/2" office:value-type="percentage" office:value="0.536434993219906" calcext:value-type="percentage">
            <text:p>53.64%</text:p>
          </table:table-cell>
          <table:table-cell table:formula="of:=LOG([.$D123]/4;10)/4" office:value-type="percentage" office:value="0.654137491997869" calcext:value-type="percentage">
            <text:p>65.41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[.$A124]*0.02" office:value-type="float" office:value="3.38" calcext:value-type="float">
            <text:p>3.38</text:p>
          </table:table-cell>
          <table:table-cell table:formula="of:=1.5*[.$A124]*[.$B124]" office:value-type="float" office:value="603.33" calcext:value-type="float">
            <text:p>603.33</text:p>
          </table:table-cell>
          <table:table-cell table:formula="of:=([.$C124]+[.$D$3]*[.$A$3]*[.$A124])*(1+[.$E$3]*[.$B$3]*[.$A124])" office:value-type="float" office:value="1679.9944" calcext:value-type="float">
            <text:p>1679.9944</text:p>
          </table:table-cell>
          <table:table-cell table:formula="of:=LOG([.$D124];1000)/2" office:value-type="percentage" office:value="0.537551305679196" calcext:value-type="percentage">
            <text:p>53.76%</text:p>
          </table:table-cell>
          <table:table-cell table:formula="of:=LOG([.$D124]/4;10)/4" office:value-type="percentage" office:value="0.655811960686804" calcext:value-type="percentage">
            <text:p>65.58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[.$A125]*0.02" office:value-type="float" office:value="3.4" calcext:value-type="float">
            <text:p>3.4</text:p>
          </table:table-cell>
          <table:table-cell table:formula="of:=1.5*[.$A125]*[.$B125]" office:value-type="float" office:value="612" calcext:value-type="float">
            <text:p>612</text:p>
          </table:table-cell>
          <table:table-cell table:formula="of:=([.$C125]+[.$D$3]*[.$A$3]*[.$A125])*(1+[.$E$3]*[.$B$3]*[.$A125])" office:value-type="float" office:value="1705.94285714286" calcext:value-type="float">
            <text:p>1705.94285714286</text:p>
          </table:table-cell>
          <table:table-cell table:formula="of:=LOG([.$D125];1000)/2" office:value-type="percentage" office:value="0.538660746632608" calcext:value-type="percentage">
            <text:p>53.87%</text:p>
          </table:table-cell>
          <table:table-cell table:formula="of:=LOG([.$D125]/4;10)/4" office:value-type="percentage" office:value="0.657476122116922" calcext:value-type="percentage">
            <text:p>65.75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[.$A126]*0.02" office:value-type="float" office:value="3.42" calcext:value-type="float">
            <text:p>3.42</text:p>
          </table:table-cell>
          <table:table-cell table:formula="of:=1.5*[.$A126]*[.$B126]" office:value-type="float" office:value="620.73" calcext:value-type="float">
            <text:p>620.73</text:p>
          </table:table-cell>
          <table:table-cell table:formula="of:=([.$C126]+[.$D$3]*[.$A$3]*[.$A126])*(1+[.$E$3]*[.$B$3]*[.$A126])" office:value-type="float" office:value="1732.12998095238" calcext:value-type="float">
            <text:p>1732.12998095238</text:p>
          </table:table-cell>
          <table:table-cell table:formula="of:=LOG([.$D126];1000)/2" office:value-type="percentage" office:value="0.539763413140526" calcext:value-type="percentage">
            <text:p>53.98%</text:p>
          </table:table-cell>
          <table:table-cell table:formula="of:=LOG([.$D126]/4;10)/4" office:value-type="percentage" office:value="0.659130121878798" calcext:value-type="percentage">
            <text:p>65.91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[.$A127]*0.02" office:value-type="float" office:value="3.44" calcext:value-type="float">
            <text:p>3.44</text:p>
          </table:table-cell>
          <table:table-cell table:formula="of:=1.5*[.$A127]*[.$B127]" office:value-type="float" office:value="629.52" calcext:value-type="float">
            <text:p>629.52</text:p>
          </table:table-cell>
          <table:table-cell table:formula="of:=([.$C127]+[.$D$3]*[.$A$3]*[.$A127])*(1+[.$E$3]*[.$B$3]*[.$A127])" office:value-type="float" office:value="1758.5568" calcext:value-type="float">
            <text:p>1758.5568</text:p>
          </table:table-cell>
          <table:table-cell table:formula="of:=LOG([.$D127];1000)/2" office:value-type="percentage" office:value="0.540859400041553" calcext:value-type="percentage">
            <text:p>54.09%</text:p>
          </table:table-cell>
          <table:table-cell table:formula="of:=LOG([.$D127]/4;10)/4" office:value-type="percentage" office:value="0.660774102230339" calcext:value-type="percentage">
            <text:p>66.08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[.$A128]*0.02" office:value-type="float" office:value="3.46" calcext:value-type="float">
            <text:p>3.46</text:p>
          </table:table-cell>
          <table:table-cell table:formula="of:=1.5*[.$A128]*[.$B128]" office:value-type="float" office:value="638.37" calcext:value-type="float">
            <text:p>638.37</text:p>
          </table:table-cell>
          <table:table-cell table:formula="of:=([.$C128]+[.$D$3]*[.$A$3]*[.$A128])*(1+[.$E$3]*[.$B$3]*[.$A128])" office:value-type="float" office:value="1785.22434285714" calcext:value-type="float">
            <text:p>1785.22434285714</text:p>
          </table:table-cell>
          <table:table-cell table:formula="of:=LOG([.$D128];1000)/2" office:value-type="percentage" office:value="0.541948800022672" calcext:value-type="percentage">
            <text:p>54.19%</text:p>
          </table:table-cell>
          <table:table-cell table:formula="of:=LOG([.$D128]/4;10)/4" office:value-type="percentage" office:value="0.662408202202017" calcext:value-type="percentage">
            <text:p>66.24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[.$A129]*0.02" office:value-type="float" office:value="3.48" calcext:value-type="float">
            <text:p>3.48</text:p>
          </table:table-cell>
          <table:table-cell table:formula="of:=1.5*[.$A129]*[.$B129]" office:value-type="float" office:value="647.28" calcext:value-type="float">
            <text:p>647.28</text:p>
          </table:table-cell>
          <table:table-cell table:formula="of:=([.$C129]+[.$D$3]*[.$A$3]*[.$A129])*(1+[.$E$3]*[.$B$3]*[.$A129])" office:value-type="float" office:value="1812.13363809524" calcext:value-type="float">
            <text:p>1812.13363809524</text:p>
          </table:table-cell>
          <table:table-cell table:formula="of:=LOG([.$D129];1000)/2" office:value-type="percentage" office:value="0.543031703686603" calcext:value-type="percentage">
            <text:p>54.30%</text:p>
          </table:table-cell>
          <table:table-cell table:formula="of:=LOG([.$D129]/4;10)/4" office:value-type="percentage" office:value="0.664032557697914" calcext:value-type="percentage">
            <text:p>66.40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[.$A130]*0.02" office:value-type="float" office:value="3.5" calcext:value-type="float">
            <text:p>3.5</text:p>
          </table:table-cell>
          <table:table-cell table:formula="of:=1.5*[.$A130]*[.$B130]" office:value-type="float" office:value="656.25" calcext:value-type="float">
            <text:p>656.25</text:p>
          </table:table-cell>
          <table:table-cell table:formula="of:=([.$C130]+[.$D$3]*[.$A$3]*[.$A130])*(1+[.$E$3]*[.$B$3]*[.$A130])" office:value-type="float" office:value="1839.28571428571" calcext:value-type="float">
            <text:p>1839.28571428571</text:p>
          </table:table-cell>
          <table:table-cell table:formula="of:=LOG([.$D130];1000)/2" office:value-type="percentage" office:value="0.544108199616495" calcext:value-type="percentage">
            <text:p>54.41%</text:p>
          </table:table-cell>
          <table:table-cell table:formula="of:=LOG([.$D130]/4;10)/4" office:value-type="percentage" office:value="0.665647301592752" calcext:value-type="percentage">
            <text:p>66.56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[.$A131]*0.02" office:value-type="float" office:value="3.52" calcext:value-type="float">
            <text:p>3.52</text:p>
          </table:table-cell>
          <table:table-cell table:formula="of:=1.5*[.$A131]*[.$B131]" office:value-type="float" office:value="665.28" calcext:value-type="float">
            <text:p>665.28</text:p>
          </table:table-cell>
          <table:table-cell table:formula="of:=([.$C131]+[.$D$3]*[.$A$3]*[.$A131])*(1+[.$E$3]*[.$B$3]*[.$A131])" office:value-type="float" office:value="1866.6816" calcext:value-type="float">
            <text:p>1866.6816</text:p>
          </table:table-cell>
          <table:table-cell table:formula="of:=LOG([.$D131];1000)/2" office:value-type="percentage" office:value="0.545178374438083" calcext:value-type="percentage">
            <text:p>54.52%</text:p>
          </table:table-cell>
          <table:table-cell table:formula="of:=LOG([.$D131]/4;10)/4" office:value-type="percentage" office:value="0.667252563825133" calcext:value-type="percentage">
            <text:p>66.73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[.$A132]*0.02" office:value-type="float" office:value="3.54" calcext:value-type="float">
            <text:p>3.54</text:p>
          </table:table-cell>
          <table:table-cell table:formula="of:=1.5*[.$A132]*[.$B132]" office:value-type="float" office:value="674.37" calcext:value-type="float">
            <text:p>674.37</text:p>
          </table:table-cell>
          <table:table-cell table:formula="of:=([.$C132]+[.$D$3]*[.$A$3]*[.$A132])*(1+[.$E$3]*[.$B$3]*[.$A132])" office:value-type="float" office:value="1894.32232380952" calcext:value-type="float">
            <text:p>1894.32232380952</text:p>
          </table:table-cell>
          <table:table-cell table:formula="of:=LOG([.$D132];1000)/2" office:value-type="percentage" office:value="0.546242312879417" calcext:value-type="percentage">
            <text:p>54.62%</text:p>
          </table:table-cell>
          <table:table-cell table:formula="of:=LOG([.$D132]/4;10)/4" office:value-type="percentage" office:value="0.668848471487135" calcext:value-type="percentage">
            <text:p>66.88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[.$A133]*0.02" office:value-type="float" office:value="3.56" calcext:value-type="float">
            <text:p>3.56</text:p>
          </table:table-cell>
          <table:table-cell table:formula="of:=1.5*[.$A133]*[.$B133]" office:value-type="float" office:value="683.52" calcext:value-type="float">
            <text:p>683.52</text:p>
          </table:table-cell>
          <table:table-cell table:formula="of:=([.$C133]+[.$D$3]*[.$A$3]*[.$A133])*(1+[.$E$3]*[.$B$3]*[.$A133])" office:value-type="float" office:value="1922.20891428571" calcext:value-type="float">
            <text:p>1922.20891428571</text:p>
          </table:table-cell>
          <table:table-cell table:formula="of:=LOG([.$D133];1000)/2" office:value-type="percentage" office:value="0.547300097828297" calcext:value-type="percentage">
            <text:p>54.73%</text:p>
          </table:table-cell>
          <table:table-cell table:formula="of:=LOG([.$D133]/4;10)/4" office:value-type="percentage" office:value="0.670435148910455" calcext:value-type="percentage">
            <text:p>67.04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[.$A134]*0.02" office:value-type="float" office:value="3.58" calcext:value-type="float">
            <text:p>3.58</text:p>
          </table:table-cell>
          <table:table-cell table:formula="of:=1.5*[.$A134]*[.$B134]" office:value-type="float" office:value="692.73" calcext:value-type="float">
            <text:p>692.73</text:p>
          </table:table-cell>
          <table:table-cell table:formula="of:=([.$C134]+[.$D$3]*[.$A$3]*[.$A134])*(1+[.$E$3]*[.$B$3]*[.$A134])" office:value-type="float" office:value="1950.3424" calcext:value-type="float">
            <text:p>1950.3424</text:p>
          </table:table-cell>
          <table:table-cell table:formula="of:=LOG([.$D134];1000)/2" office:value-type="percentage" office:value="0.548351810387498" calcext:value-type="percentage">
            <text:p>54.84%</text:p>
          </table:table-cell>
          <table:table-cell table:formula="of:=LOG([.$D134]/4;10)/4" office:value-type="percentage" office:value="0.672012717749257" calcext:value-type="percentage">
            <text:p>67.2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[.$A135]*0.02" office:value-type="float" office:value="3.6" calcext:value-type="float">
            <text:p>3.6</text:p>
          </table:table-cell>
          <table:table-cell table:formula="of:=1.5*[.$A135]*[.$B135]" office:value-type="float" office:value="702" calcext:value-type="float">
            <text:p>702</text:p>
          </table:table-cell>
          <table:table-cell table:formula="of:=([.$C135]+[.$D$3]*[.$A$3]*[.$A135])*(1+[.$E$3]*[.$B$3]*[.$A135])" office:value-type="float" office:value="1978.72380952381" calcext:value-type="float">
            <text:p>1978.72380952381</text:p>
          </table:table-cell>
          <table:table-cell table:formula="of:=LOG([.$D135];1000)/2" office:value-type="percentage" office:value="0.549397529927902" calcext:value-type="percentage">
            <text:p>54.94%</text:p>
          </table:table-cell>
          <table:table-cell table:formula="of:=LOG([.$D135]/4;10)/4" office:value-type="percentage" office:value="0.673581297059862" calcext:value-type="percentage">
            <text:p>67.36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[.$A136]*0.02" office:value-type="float" office:value="3.62" calcext:value-type="float">
            <text:p>3.62</text:p>
          </table:table-cell>
          <table:table-cell table:formula="of:=1.5*[.$A136]*[.$B136]" office:value-type="float" office:value="711.33" calcext:value-type="float">
            <text:p>711.33</text:p>
          </table:table-cell>
          <table:table-cell table:formula="of:=([.$C136]+[.$D$3]*[.$A$3]*[.$A136])*(1+[.$E$3]*[.$B$3]*[.$A136])" office:value-type="float" office:value="2007.35417142857" calcext:value-type="float">
            <text:p>2007.35417142857</text:p>
          </table:table-cell>
          <table:table-cell table:formula="of:=LOG([.$D136];1000)/2" office:value-type="percentage" office:value="0.550437334139625" calcext:value-type="percentage">
            <text:p>55.04%</text:p>
          </table:table-cell>
          <table:table-cell table:formula="of:=LOG([.$D136]/4;10)/4" office:value-type="percentage" office:value="0.675141003377447" calcext:value-type="percentage">
            <text:p>67.51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[.$A137]*0.02" office:value-type="float" office:value="3.64" calcext:value-type="float">
            <text:p>3.64</text:p>
          </table:table-cell>
          <table:table-cell table:formula="of:=1.5*[.$A137]*[.$B137]" office:value-type="float" office:value="720.72" calcext:value-type="float">
            <text:p>720.72</text:p>
          </table:table-cell>
          <table:table-cell table:formula="of:=([.$C137]+[.$D$3]*[.$A$3]*[.$A137])*(1+[.$E$3]*[.$B$3]*[.$A137])" office:value-type="float" office:value="2036.23451428571" calcext:value-type="float">
            <text:p>2036.23451428571</text:p>
          </table:table-cell>
          <table:table-cell table:formula="of:=LOG([.$D137];1000)/2" office:value-type="percentage" office:value="0.551471299081238" calcext:value-type="percentage">
            <text:p>55.15%</text:p>
          </table:table-cell>
          <table:table-cell table:formula="of:=LOG([.$D137]/4;10)/4" office:value-type="percentage" office:value="0.676691950789866" calcext:value-type="percentage">
            <text:p>67.67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[.$A138]*0.02" office:value-type="float" office:value="3.66" calcext:value-type="float">
            <text:p>3.66</text:p>
          </table:table-cell>
          <table:table-cell table:formula="of:=1.5*[.$A138]*[.$B138]" office:value-type="float" office:value="730.17" calcext:value-type="float">
            <text:p>730.17</text:p>
          </table:table-cell>
          <table:table-cell table:formula="of:=([.$C138]+[.$D$3]*[.$A$3]*[.$A138])*(1+[.$E$3]*[.$B$3]*[.$A138])" office:value-type="float" office:value="2065.36586666667" calcext:value-type="float">
            <text:p>2065.36586666667</text:p>
          </table:table-cell>
          <table:table-cell table:formula="of:=LOG([.$D138];1000)/2" office:value-type="percentage" office:value="0.552499499227154" calcext:value-type="percentage">
            <text:p>55.25%</text:p>
          </table:table-cell>
          <table:table-cell table:formula="of:=LOG([.$D138]/4;10)/4" office:value-type="percentage" office:value="0.67823425100874" calcext:value-type="percentage">
            <text:p>67.82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[.$A139]*0.02" office:value-type="float" office:value="3.68" calcext:value-type="float">
            <text:p>3.68</text:p>
          </table:table-cell>
          <table:table-cell table:formula="of:=1.5*[.$A139]*[.$B139]" office:value-type="float" office:value="739.68" calcext:value-type="float">
            <text:p>739.68</text:p>
          </table:table-cell>
          <table:table-cell table:formula="of:=([.$C139]+[.$D$3]*[.$A$3]*[.$A139])*(1+[.$E$3]*[.$B$3]*[.$A139])" office:value-type="float" office:value="2094.74925714286" calcext:value-type="float">
            <text:p>2094.74925714286</text:p>
          </table:table-cell>
          <table:table-cell table:formula="of:=LOG([.$D139];1000)/2" office:value-type="percentage" office:value="0.553522007513278" calcext:value-type="percentage">
            <text:p>55.35%</text:p>
          </table:table-cell>
          <table:table-cell table:formula="of:=LOG([.$D139]/4;10)/4" office:value-type="percentage" office:value="0.679768013437926" calcext:value-type="percentage">
            <text:p>67.98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[.$A140]*0.02" office:value-type="float" office:value="3.7" calcext:value-type="float">
            <text:p>3.7</text:p>
          </table:table-cell>
          <table:table-cell table:formula="of:=1.5*[.$A140]*[.$B140]" office:value-type="float" office:value="749.25" calcext:value-type="float">
            <text:p>749.25</text:p>
          </table:table-cell>
          <table:table-cell table:formula="of:=([.$C140]+[.$D$3]*[.$A$3]*[.$A140])*(1+[.$E$3]*[.$B$3]*[.$A140])" office:value-type="float" office:value="2124.38571428571" calcext:value-type="float">
            <text:p>2124.38571428571</text:p>
          </table:table-cell>
          <table:table-cell table:formula="of:=LOG([.$D140];1000)/2" office:value-type="percentage" office:value="0.554538895380986" calcext:value-type="percentage">
            <text:p>55.45%</text:p>
          </table:table-cell>
          <table:table-cell table:formula="of:=LOG([.$D140]/4;10)/4" office:value-type="percentage" office:value="0.681293345239488" calcext:value-type="percentage">
            <text:p>68.13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[.$A141]*0.02" office:value-type="float" office:value="3.72" calcext:value-type="float">
            <text:p>3.72</text:p>
          </table:table-cell>
          <table:table-cell table:formula="of:=1.5*[.$A141]*[.$B141]" office:value-type="float" office:value="758.88" calcext:value-type="float">
            <text:p>758.88</text:p>
          </table:table-cell>
          <table:table-cell table:formula="of:=([.$C141]+[.$D$3]*[.$A$3]*[.$A141])*(1+[.$E$3]*[.$B$3]*[.$A141])" office:value-type="float" office:value="2154.27626666667" calcext:value-type="float">
            <text:p>2154.27626666667</text:p>
          </table:table-cell>
          <table:table-cell table:formula="of:=LOG([.$D141];1000)/2" office:value-type="percentage" office:value="0.555550232819511" calcext:value-type="percentage">
            <text:p>55.56%</text:p>
          </table:table-cell>
          <table:table-cell table:formula="of:=LOG([.$D141]/4;10)/4" office:value-type="percentage" office:value="0.682810351397275" calcext:value-type="percentage">
            <text:p>68.28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[.$A142]*0.02" office:value-type="float" office:value="3.74" calcext:value-type="float">
            <text:p>3.74</text:p>
          </table:table-cell>
          <table:table-cell table:formula="of:=1.5*[.$A142]*[.$B142]" office:value-type="float" office:value="768.57" calcext:value-type="float">
            <text:p>768.57</text:p>
          </table:table-cell>
          <table:table-cell table:formula="of:=([.$C142]+[.$D$3]*[.$A$3]*[.$A142])*(1+[.$E$3]*[.$B$3]*[.$A142])" office:value-type="float" office:value="2184.42194285714" calcext:value-type="float">
            <text:p>2184.42194285714</text:p>
          </table:table-cell>
          <table:table-cell table:formula="of:=LOG([.$D142];1000)/2" office:value-type="percentage" office:value="0.556556088406805" calcext:value-type="percentage">
            <text:p>55.66%</text:p>
          </table:table-cell>
          <table:table-cell table:formula="of:=LOG([.$D142]/4;10)/4" office:value-type="percentage" office:value="0.684319134778217" calcext:value-type="percentage">
            <text:p>68.43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[.$A143]*0.02" office:value-type="float" office:value="3.76" calcext:value-type="float">
            <text:p>3.76</text:p>
          </table:table-cell>
          <table:table-cell table:formula="of:=1.5*[.$A143]*[.$B143]" office:value-type="float" office:value="778.32" calcext:value-type="float">
            <text:p>778.32</text:p>
          </table:table-cell>
          <table:table-cell table:formula="of:=([.$C143]+[.$D$3]*[.$A$3]*[.$A143])*(1+[.$E$3]*[.$B$3]*[.$A143])" office:value-type="float" office:value="2214.82377142857" calcext:value-type="float">
            <text:p>2214.82377142857</text:p>
          </table:table-cell>
          <table:table-cell table:formula="of:=LOG([.$D143];1000)/2" office:value-type="percentage" office:value="0.557556529348945" calcext:value-type="percentage">
            <text:p>55.76%</text:p>
          </table:table-cell>
          <table:table-cell table:formula="of:=LOG([.$D143]/4;10)/4" office:value-type="percentage" office:value="0.685819796191426" calcext:value-type="percentage">
            <text:p>68.58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[.$A144]*0.02" office:value-type="float" office:value="3.78" calcext:value-type="float">
            <text:p>3.78</text:p>
          </table:table-cell>
          <table:table-cell table:formula="of:=1.5*[.$A144]*[.$B144]" office:value-type="float" office:value="788.13" calcext:value-type="float">
            <text:p>788.13</text:p>
          </table:table-cell>
          <table:table-cell table:formula="of:=([.$C144]+[.$D$3]*[.$A$3]*[.$A144])*(1+[.$E$3]*[.$B$3]*[.$A144])" office:value-type="float" office:value="2245.48278095238" calcext:value-type="float">
            <text:p>2245.48278095238</text:p>
          </table:table-cell>
          <table:table-cell table:formula="of:=LOG([.$D144];1000)/2" office:value-type="percentage" office:value="0.558551621518134" calcext:value-type="percentage">
            <text:p>55.86%</text:p>
          </table:table-cell>
          <table:table-cell table:formula="of:=LOG([.$D144]/4;10)/4" office:value-type="percentage" office:value="0.68731243444521" calcext:value-type="percentage">
            <text:p>68.73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[.$A145]*0.02" office:value-type="float" office:value="3.8" calcext:value-type="float">
            <text:p>3.8</text:p>
          </table:table-cell>
          <table:table-cell table:formula="of:=1.5*[.$A145]*[.$B145]" office:value-type="float" office:value="798" calcext:value-type="float">
            <text:p>798</text:p>
          </table:table-cell>
          <table:table-cell table:formula="of:=([.$C145]+[.$D$3]*[.$A$3]*[.$A145])*(1+[.$E$3]*[.$B$3]*[.$A145])" office:value-type="float" office:value="2276.4" calcext:value-type="float">
            <text:p>2276.4</text:p>
          </table:table-cell>
          <table:table-cell table:formula="of:=LOG([.$D145];1000)/2" office:value-type="percentage" office:value="0.559541429489381" calcext:value-type="percentage">
            <text:p>55.95%</text:p>
          </table:table-cell>
          <table:table-cell table:formula="of:=LOG([.$D145]/4;10)/4" office:value-type="percentage" office:value="0.688797146402081" calcext:value-type="percentage">
            <text:p>68.88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[.$A146]*0.02" office:value-type="float" office:value="3.82" calcext:value-type="float">
            <text:p>3.82</text:p>
          </table:table-cell>
          <table:table-cell table:formula="of:=1.5*[.$A146]*[.$B146]" office:value-type="float" office:value="807.93" calcext:value-type="float">
            <text:p>807.93</text:p>
          </table:table-cell>
          <table:table-cell table:formula="of:=([.$C146]+[.$D$3]*[.$A$3]*[.$A146])*(1+[.$E$3]*[.$B$3]*[.$A146])" office:value-type="float" office:value="2307.57645714286" calcext:value-type="float">
            <text:p>2307.57645714286</text:p>
          </table:table-cell>
          <table:table-cell table:formula="of:=LOG([.$D146];1000)/2" office:value-type="percentage" office:value="0.560526016575888" calcext:value-type="percentage">
            <text:p>56.05%</text:p>
          </table:table-cell>
          <table:table-cell table:formula="of:=LOG([.$D146]/4;10)/4" office:value-type="percentage" office:value="0.690274027031841" calcext:value-type="percentage">
            <text:p>69.03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[.$A147]*0.02" office:value-type="float" office:value="3.84" calcext:value-type="float">
            <text:p>3.84</text:p>
          </table:table-cell>
          <table:table-cell table:formula="of:=1.5*[.$A147]*[.$B147]" office:value-type="float" office:value="817.92" calcext:value-type="float">
            <text:p>817.92</text:p>
          </table:table-cell>
          <table:table-cell table:formula="of:=([.$C147]+[.$D$3]*[.$A$3]*[.$A147])*(1+[.$E$3]*[.$B$3]*[.$A147])" office:value-type="float" office:value="2339.01318095238" calcext:value-type="float">
            <text:p>2339.01318095238</text:p>
          </table:table-cell>
          <table:table-cell table:formula="of:=LOG([.$D147];1000)/2" office:value-type="percentage" office:value="0.561505444863215" calcext:value-type="percentage">
            <text:p>56.15%</text:p>
          </table:table-cell>
          <table:table-cell table:formula="of:=LOG([.$D147]/4;10)/4" office:value-type="percentage" office:value="0.691743169462832" calcext:value-type="percentage">
            <text:p>69.17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[.$A148]*0.02" office:value-type="float" office:value="3.86" calcext:value-type="float">
            <text:p>3.86</text:p>
          </table:table-cell>
          <table:table-cell table:formula="of:=1.5*[.$A148]*[.$B148]" office:value-type="float" office:value="827.97" calcext:value-type="float">
            <text:p>827.97</text:p>
          </table:table-cell>
          <table:table-cell table:formula="of:=([.$C148]+[.$D$3]*[.$A$3]*[.$A148])*(1+[.$E$3]*[.$B$3]*[.$A148])" office:value-type="float" office:value="2370.7112" calcext:value-type="float">
            <text:p>2370.7112</text:p>
          </table:table-cell>
          <table:table-cell table:formula="of:=LOG([.$D148];1000)/2" office:value-type="percentage" office:value="0.562479775242277" calcext:value-type="percentage">
            <text:p>56.25%</text:p>
          </table:table-cell>
          <table:table-cell table:formula="of:=LOG([.$D148]/4;10)/4" office:value-type="percentage" office:value="0.693204665031425" calcext:value-type="percentage">
            <text:p>69.32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[.$A149]*0.02" office:value-type="float" office:value="3.88" calcext:value-type="float">
            <text:p>3.88</text:p>
          </table:table-cell>
          <table:table-cell table:formula="of:=1.5*[.$A149]*[.$B149]" office:value-type="float" office:value="838.08" calcext:value-type="float">
            <text:p>838.08</text:p>
          </table:table-cell>
          <table:table-cell table:formula="of:=([.$C149]+[.$D$3]*[.$A$3]*[.$A149])*(1+[.$E$3]*[.$B$3]*[.$A149])" office:value-type="float" office:value="2402.67154285714" calcext:value-type="float">
            <text:p>2402.67154285714</text:p>
          </table:table-cell>
          <table:table-cell table:formula="of:=LOG([.$D149];1000)/2" office:value-type="percentage" office:value="0.563449067441202" calcext:value-type="percentage">
            <text:p>56.34%</text:p>
          </table:table-cell>
          <table:table-cell table:formula="of:=LOG([.$D149]/4;10)/4" office:value-type="percentage" office:value="0.694658603329812" calcext:value-type="percentage">
            <text:p>69.47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[.$A150]*0.02" office:value-type="float" office:value="3.9" calcext:value-type="float">
            <text:p>3.9</text:p>
          </table:table-cell>
          <table:table-cell table:formula="of:=1.5*[.$A150]*[.$B150]" office:value-type="float" office:value="848.25" calcext:value-type="float">
            <text:p>848.25</text:p>
          </table:table-cell>
          <table:table-cell table:formula="of:=([.$C150]+[.$D$3]*[.$A$3]*[.$A150])*(1+[.$E$3]*[.$B$3]*[.$A150])" office:value-type="float" office:value="2434.89523809524" calcext:value-type="float">
            <text:p>2434.89523809524</text:p>
          </table:table-cell>
          <table:table-cell table:formula="of:=LOG([.$D150];1000)/2" office:value-type="percentage" office:value="0.564413380056121" calcext:value-type="percentage">
            <text:p>56.44%</text:p>
          </table:table-cell>
          <table:table-cell table:formula="of:=LOG([.$D150]/4;10)/4" office:value-type="percentage" office:value="0.696105072252191" calcext:value-type="percentage">
            <text:p>69.61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[.$A151]*0.02" office:value-type="float" office:value="3.92" calcext:value-type="float">
            <text:p>3.92</text:p>
          </table:table-cell>
          <table:table-cell table:formula="of:=1.5*[.$A151]*[.$B151]" office:value-type="float" office:value="858.48" calcext:value-type="float">
            <text:p>858.48</text:p>
          </table:table-cell>
          <table:table-cell table:formula="of:=([.$C151]+[.$D$3]*[.$A$3]*[.$A151])*(1+[.$E$3]*[.$B$3]*[.$A151])" office:value-type="float" office:value="2467.38331428571" calcext:value-type="float">
            <text:p>2467.38331428571</text:p>
          </table:table-cell>
          <table:table-cell table:formula="of:=LOG([.$D151];1000)/2" office:value-type="percentage" office:value="0.565372770580919" calcext:value-type="percentage">
            <text:p>56.54%</text:p>
          </table:table-cell>
          <table:table-cell table:formula="of:=LOG([.$D151]/4;10)/4" office:value-type="percentage" office:value="0.697544158039388" calcext:value-type="percentage">
            <text:p>69.75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[.$A152]*0.02" office:value-type="float" office:value="3.94" calcext:value-type="float">
            <text:p>3.94</text:p>
          </table:table-cell>
          <table:table-cell table:formula="of:=1.5*[.$A152]*[.$B152]" office:value-type="float" office:value="868.77" calcext:value-type="float">
            <text:p>868.77</text:p>
          </table:table-cell>
          <table:table-cell table:formula="of:=([.$C152]+[.$D$3]*[.$A$3]*[.$A152])*(1+[.$E$3]*[.$B$3]*[.$A152])" office:value-type="float" office:value="2500.1368" calcext:value-type="float">
            <text:p>2500.1368</text:p>
          </table:table-cell>
          <table:table-cell table:formula="of:=LOG([.$D152];1000)/2" office:value-type="percentage" office:value="0.566327295435985" calcext:value-type="percentage">
            <text:p>56.63%</text:p>
          </table:table-cell>
          <table:table-cell table:formula="of:=LOG([.$D152]/4;10)/4" office:value-type="percentage" office:value="0.698975945321987" calcext:value-type="percentage">
            <text:p>69.9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[.$A153]*0.02" office:value-type="float" office:value="3.96" calcext:value-type="float">
            <text:p>3.96</text:p>
          </table:table-cell>
          <table:table-cell table:formula="of:=1.5*[.$A153]*[.$B153]" office:value-type="float" office:value="879.12" calcext:value-type="float">
            <text:p>879.12</text:p>
          </table:table-cell>
          <table:table-cell table:formula="of:=([.$C153]+[.$D$3]*[.$A$3]*[.$A153])*(1+[.$E$3]*[.$B$3]*[.$A153])" office:value-type="float" office:value="2533.15672380952" calcext:value-type="float">
            <text:p>2533.15672380952</text:p>
          </table:table-cell>
          <table:table-cell table:formula="of:=LOG([.$D153];1000)/2" office:value-type="percentage" office:value="0.567277009996022" calcext:value-type="percentage">
            <text:p>56.73%</text:p>
          </table:table-cell>
          <table:table-cell table:formula="of:=LOG([.$D153]/4;10)/4" office:value-type="percentage" office:value="0.700400517162042" calcext:value-type="percentage">
            <text:p>70.04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[.$A154]*0.02" office:value-type="float" office:value="3.98" calcext:value-type="float">
            <text:p>3.98</text:p>
          </table:table-cell>
          <table:table-cell table:formula="of:=1.5*[.$A154]*[.$B154]" office:value-type="float" office:value="889.53" calcext:value-type="float">
            <text:p>889.53</text:p>
          </table:table-cell>
          <table:table-cell table:formula="of:=([.$C154]+[.$D$3]*[.$A$3]*[.$A154])*(1+[.$E$3]*[.$B$3]*[.$A154])" office:value-type="float" office:value="2566.44411428571" calcext:value-type="float">
            <text:p>2566.44411428571</text:p>
          </table:table-cell>
          <table:table-cell table:formula="of:=LOG([.$D154];1000)/2" office:value-type="percentage" office:value="0.568221968616927" calcext:value-type="percentage">
            <text:p>56.82%</text:p>
          </table:table-cell>
          <table:table-cell table:formula="of:=LOG([.$D154]/4;10)/4" office:value-type="percentage" office:value="0.7018179550934" calcext:value-type="percentage">
            <text:p>70.18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[.$A155]*0.02" office:value-type="float" office:value="4" calcext:value-type="float">
            <text:p>4</text:p>
          </table:table-cell>
          <table:table-cell table:formula="of:=1.5*[.$A155]*[.$B155]" office:value-type="float" office:value="900" calcext:value-type="float">
            <text:p>900</text:p>
          </table:table-cell>
          <table:table-cell table:formula="of:=([.$C155]+[.$D$3]*[.$A$3]*[.$A155])*(1+[.$E$3]*[.$B$3]*[.$A155])" office:value-type="float" office:value="2600" calcext:value-type="float">
            <text:p>2600</text:p>
          </table:table-cell>
          <table:table-cell table:formula="of:=LOG([.$D155];1000)/2" office:value-type="percentage" office:value="0.569162224661803" calcext:value-type="percentage">
            <text:p>56.92%</text:p>
          </table:table-cell>
          <table:table-cell table:formula="of:=LOG([.$D155]/4;10)/4" office:value-type="percentage" office:value="0.703228339160714" calcext:value-type="percentage">
            <text:p>70.32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[.$A156]*0.02" office:value-type="float" office:value="4.02" calcext:value-type="float">
            <text:p>4.02</text:p>
          </table:table-cell>
          <table:table-cell table:formula="of:=1.5*[.$A156]*[.$B156]" office:value-type="float" office:value="910.53" calcext:value-type="float">
            <text:p>910.53</text:p>
          </table:table-cell>
          <table:table-cell table:formula="of:=([.$C156]+[.$D$3]*[.$A$3]*[.$A156])*(1+[.$E$3]*[.$B$3]*[.$A156])" office:value-type="float" office:value="2633.82540952381" calcext:value-type="float">
            <text:p>2633.82540952381</text:p>
          </table:table-cell>
          <table:table-cell table:formula="of:=LOG([.$D156];1000)/2" office:value-type="percentage" office:value="0.570097830526122" calcext:value-type="percentage">
            <text:p>57.01%</text:p>
          </table:table-cell>
          <table:table-cell table:formula="of:=LOG([.$D156]/4;10)/4" office:value-type="percentage" office:value="0.704631747957192" calcext:value-type="percentage">
            <text:p>70.46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[.$A157]*0.02" office:value-type="float" office:value="4.04" calcext:value-type="float">
            <text:p>4.04</text:p>
          </table:table-cell>
          <table:table-cell table:formula="of:=1.5*[.$A157]*[.$B157]" office:value-type="float" office:value="921.12" calcext:value-type="float">
            <text:p>921.12</text:p>
          </table:table-cell>
          <table:table-cell table:formula="of:=([.$C157]+[.$D$3]*[.$A$3]*[.$A157])*(1+[.$E$3]*[.$B$3]*[.$A157])" office:value-type="float" office:value="2667.92137142857" calcext:value-type="float">
            <text:p>2667.92137142857</text:p>
          </table:table-cell>
          <table:table-cell table:formula="of:=LOG([.$D157];1000)/2" office:value-type="percentage" office:value="0.571028837662073" calcext:value-type="percentage">
            <text:p>57.10%</text:p>
          </table:table-cell>
          <table:table-cell table:formula="of:=LOG([.$D157]/4;10)/4" office:value-type="percentage" office:value="0.706028258661119" calcext:value-type="percentage">
            <text:p>70.6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[.$A158]*0.02" office:value-type="float" office:value="4.06" calcext:value-type="float">
            <text:p>4.06</text:p>
          </table:table-cell>
          <table:table-cell table:formula="of:=1.5*[.$A158]*[.$B158]" office:value-type="float" office:value="931.77" calcext:value-type="float">
            <text:p>931.77</text:p>
          </table:table-cell>
          <table:table-cell table:formula="of:=([.$C158]+[.$D$3]*[.$A$3]*[.$A158])*(1+[.$E$3]*[.$B$3]*[.$A158])" office:value-type="float" office:value="2702.28891428571" calcext:value-type="float">
            <text:p>2702.28891428571</text:p>
          </table:table-cell>
          <table:table-cell table:formula="of:=LOG([.$D158];1000)/2" office:value-type="percentage" office:value="0.57195529660214" calcext:value-type="percentage">
            <text:p>57.20%</text:p>
          </table:table-cell>
          <table:table-cell table:formula="of:=LOG([.$D158]/4;10)/4" office:value-type="percentage" office:value="0.70741794707122" calcext:value-type="percentage">
            <text:p>70.74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[.$A159]*0.02" office:value-type="float" office:value="4.08" calcext:value-type="float">
            <text:p>4.08</text:p>
          </table:table-cell>
          <table:table-cell table:formula="of:=1.5*[.$A159]*[.$B159]" office:value-type="float" office:value="942.48" calcext:value-type="float">
            <text:p>942.48</text:p>
          </table:table-cell>
          <table:table-cell table:formula="of:=([.$C159]+[.$D$3]*[.$A$3]*[.$A159])*(1+[.$E$3]*[.$B$3]*[.$A159])" office:value-type="float" office:value="2736.92906666667" calcext:value-type="float">
            <text:p>2736.92906666667</text:p>
          </table:table-cell>
          <table:table-cell table:formula="of:=LOG([.$D159];1000)/2" office:value-type="percentage" office:value="0.572877256981918" calcext:value-type="percentage">
            <text:p>57.29%</text:p>
          </table:table-cell>
          <table:table-cell table:formula="of:=LOG([.$D159]/4;10)/4" office:value-type="percentage" office:value="0.708800887640887" calcext:value-type="percentage">
            <text:p>70.88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[.$A160]*0.02" office:value-type="float" office:value="4.1" calcext:value-type="float">
            <text:p>4.1</text:p>
          </table:table-cell>
          <table:table-cell table:formula="of:=1.5*[.$A160]*[.$B160]" office:value-type="float" office:value="953.25" calcext:value-type="float">
            <text:p>953.25</text:p>
          </table:table-cell>
          <table:table-cell table:formula="of:=([.$C160]+[.$D$3]*[.$A$3]*[.$A160])*(1+[.$E$3]*[.$B$3]*[.$A160])" office:value-type="float" office:value="2771.84285714286" calcext:value-type="float">
            <text:p>2771.84285714286</text:p>
          </table:table-cell>
          <table:table-cell table:formula="of:=LOG([.$D160];1000)/2" office:value-type="percentage" office:value="0.573794767562219" calcext:value-type="percentage">
            <text:p>57.38%</text:p>
          </table:table-cell>
          <table:table-cell table:formula="of:=LOG([.$D160]/4;10)/4" office:value-type="percentage" office:value="0.710177153511337" calcext:value-type="percentage">
            <text:p>71.02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[.$A161]*0.02" office:value-type="float" office:value="4.12" calcext:value-type="float">
            <text:p>4.12</text:p>
          </table:table-cell>
          <table:table-cell table:formula="of:=1.5*[.$A161]*[.$B161]" office:value-type="float" office:value="964.08" calcext:value-type="float">
            <text:p>964.08</text:p>
          </table:table-cell>
          <table:table-cell table:formula="of:=([.$C161]+[.$D$3]*[.$A$3]*[.$A161])*(1+[.$E$3]*[.$B$3]*[.$A161])" office:value-type="float" office:value="2807.03131428571" calcext:value-type="float">
            <text:p>2807.03131428571</text:p>
          </table:table-cell>
          <table:table-cell table:formula="of:=LOG([.$D161];1000)/2" office:value-type="percentage" office:value="0.574707876250475" calcext:value-type="percentage">
            <text:p>57.47%</text:p>
          </table:table-cell>
          <table:table-cell table:formula="of:=LOG([.$D161]/4;10)/4" office:value-type="percentage" office:value="0.711546816543722" calcext:value-type="percentage">
            <text:p>71.15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[.$A162]*0.02" office:value-type="float" office:value="4.14" calcext:value-type="float">
            <text:p>4.14</text:p>
          </table:table-cell>
          <table:table-cell table:formula="of:=1.5*[.$A162]*[.$B162]" office:value-type="float" office:value="974.97" calcext:value-type="float">
            <text:p>974.97</text:p>
          </table:table-cell>
          <table:table-cell table:formula="of:=([.$C162]+[.$D$3]*[.$A$3]*[.$A162])*(1+[.$E$3]*[.$B$3]*[.$A162])" office:value-type="float" office:value="2842.49546666667" calcext:value-type="float">
            <text:p>2842.49546666667</text:p>
          </table:table-cell>
          <table:table-cell table:formula="of:=LOG([.$D162];1000)/2" office:value-type="percentage" office:value="0.575616630121485" calcext:value-type="percentage">
            <text:p>57.56%</text:p>
          </table:table-cell>
          <table:table-cell table:formula="of:=LOG([.$D162]/4;10)/4" office:value-type="percentage" office:value="0.712909947350237" calcext:value-type="percentage">
            <text:p>71.29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[.$A163]*0.02" office:value-type="float" office:value="4.16" calcext:value-type="float">
            <text:p>4.16</text:p>
          </table:table-cell>
          <table:table-cell table:formula="of:=1.5*[.$A163]*[.$B163]" office:value-type="float" office:value="985.92" calcext:value-type="float">
            <text:p>985.92</text:p>
          </table:table-cell>
          <table:table-cell table:formula="of:=([.$C163]+[.$D$3]*[.$A$3]*[.$A163])*(1+[.$E$3]*[.$B$3]*[.$A163])" office:value-type="float" office:value="2878.23634285714" calcext:value-type="float">
            <text:p>2878.23634285714</text:p>
          </table:table-cell>
          <table:table-cell table:formula="of:=LOG([.$D163];1000)/2" office:value-type="percentage" office:value="0.576521075437508" calcext:value-type="percentage">
            <text:p>57.65%</text:p>
          </table:table-cell>
          <table:table-cell table:formula="of:=LOG([.$D163]/4;10)/4" office:value-type="percentage" office:value="0.714266615324271" calcext:value-type="percentage">
            <text:p>71.43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[.$A164]*0.02" office:value-type="float" office:value="4.18" calcext:value-type="float">
            <text:p>4.18</text:p>
          </table:table-cell>
          <table:table-cell table:formula="of:=1.5*[.$A164]*[.$B164]" office:value-type="float" office:value="996.93" calcext:value-type="float">
            <text:p>996.93</text:p>
          </table:table-cell>
          <table:table-cell table:formula="of:=([.$C164]+[.$D$3]*[.$A$3]*[.$A164])*(1+[.$E$3]*[.$B$3]*[.$A164])" office:value-type="float" office:value="2914.25497142857" calcext:value-type="float">
            <text:p>2914.25497142857</text:p>
          </table:table-cell>
          <table:table-cell table:formula="of:=LOG([.$D164];1000)/2" office:value-type="percentage" office:value="0.577421257667745" calcext:value-type="percentage">
            <text:p>57.74%</text:p>
          </table:table-cell>
          <table:table-cell table:formula="of:=LOG([.$D164]/4;10)/4" office:value-type="percentage" office:value="0.715616888669627" calcext:value-type="percentage">
            <text:p>71.56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[.$A165]*0.02" office:value-type="float" office:value="4.2" calcext:value-type="float">
            <text:p>4.2</text:p>
          </table:table-cell>
          <table:table-cell table:formula="of:=1.5*[.$A165]*[.$B165]" office:value-type="float" office:value="1008" calcext:value-type="float">
            <text:p>1008</text:p>
          </table:table-cell>
          <table:table-cell table:formula="of:=([.$C165]+[.$D$3]*[.$A$3]*[.$A165])*(1+[.$E$3]*[.$B$3]*[.$A165])" office:value-type="float" office:value="2950.55238095238" calcext:value-type="float">
            <text:p>2950.55238095238</text:p>
          </table:table-cell>
          <table:table-cell table:formula="of:=LOG([.$D165];1000)/2" office:value-type="percentage" office:value="0.578317221507227" calcext:value-type="percentage">
            <text:p>57.83%</text:p>
          </table:table-cell>
          <table:table-cell table:formula="of:=LOG([.$D165]/4;10)/4" office:value-type="percentage" office:value="0.71696083442885" calcext:value-type="percentage">
            <text:p>71.70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[.$A166]*0.02" office:value-type="float" office:value="4.22" calcext:value-type="float">
            <text:p>4.22</text:p>
          </table:table-cell>
          <table:table-cell table:formula="of:=1.5*[.$A166]*[.$B166]" office:value-type="float" office:value="1019.13" calcext:value-type="float">
            <text:p>1019.13</text:p>
          </table:table-cell>
          <table:table-cell table:formula="of:=([.$C166]+[.$D$3]*[.$A$3]*[.$A166])*(1+[.$E$3]*[.$B$3]*[.$A166])" office:value-type="float" office:value="2987.1296" calcext:value-type="float">
            <text:p>2987.1296</text:p>
          </table:table-cell>
          <table:table-cell table:formula="of:=LOG([.$D166];1000)/2" office:value-type="percentage" office:value="0.579209010895122" calcext:value-type="percentage">
            <text:p>57.92%</text:p>
          </table:table-cell>
          <table:table-cell table:formula="of:=LOG([.$D166]/4;10)/4" office:value-type="percentage" office:value="0.718298518510693" calcext:value-type="percentage">
            <text:p>71.83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[.$A167]*0.02" office:value-type="float" office:value="4.24" calcext:value-type="float">
            <text:p>4.24</text:p>
          </table:table-cell>
          <table:table-cell table:formula="of:=1.5*[.$A167]*[.$B167]" office:value-type="float" office:value="1030.32" calcext:value-type="float">
            <text:p>1030.32</text:p>
          </table:table-cell>
          <table:table-cell table:formula="of:=([.$C167]+[.$D$3]*[.$A$3]*[.$A167])*(1+[.$E$3]*[.$B$3]*[.$A167])" office:value-type="float" office:value="3023.98765714286" calcext:value-type="float">
            <text:p>3023.98765714286</text:p>
          </table:table-cell>
          <table:table-cell table:formula="of:=LOG([.$D167];1000)/2" office:value-type="percentage" office:value="0.580096669032502" calcext:value-type="percentage">
            <text:p>58.01%</text:p>
          </table:table-cell>
          <table:table-cell table:formula="of:=LOG([.$D167]/4;10)/4" office:value-type="percentage" office:value="0.719630005716763" calcext:value-type="percentage">
            <text:p>71.96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[.$A168]*0.02" office:value-type="float" office:value="4.26" calcext:value-type="float">
            <text:p>4.26</text:p>
          </table:table-cell>
          <table:table-cell table:formula="of:=1.5*[.$A168]*[.$B168]" office:value-type="float" office:value="1041.57" calcext:value-type="float">
            <text:p>1041.57</text:p>
          </table:table-cell>
          <table:table-cell table:formula="of:=([.$C168]+[.$D$3]*[.$A$3]*[.$A168])*(1+[.$E$3]*[.$B$3]*[.$A168])" office:value-type="float" office:value="3061.12758095238" calcext:value-type="float">
            <text:p>3061.12758095238</text:p>
          </table:table-cell>
          <table:table-cell table:formula="of:=LOG([.$D168];1000)/2" office:value-type="percentage" office:value="0.580980238399565" calcext:value-type="percentage">
            <text:p>58.10%</text:p>
          </table:table-cell>
          <table:table-cell table:formula="of:=LOG([.$D168]/4;10)/4" office:value-type="percentage" office:value="0.720955359767356" calcext:value-type="percentage">
            <text:p>72.10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[.$A169]*0.02" office:value-type="float" office:value="4.28" calcext:value-type="float">
            <text:p>4.28</text:p>
          </table:table-cell>
          <table:table-cell table:formula="of:=1.5*[.$A169]*[.$B169]" office:value-type="float" office:value="1052.88" calcext:value-type="float">
            <text:p>1052.88</text:p>
          </table:table-cell>
          <table:table-cell table:formula="of:=([.$C169]+[.$D$3]*[.$A$3]*[.$A169])*(1+[.$E$3]*[.$B$3]*[.$A169])" office:value-type="float" office:value="3098.5504" calcext:value-type="float">
            <text:p>3098.5504</text:p>
          </table:table-cell>
          <table:table-cell table:formula="of:=LOG([.$D169];1000)/2" office:value-type="percentage" office:value="0.581859760772353" calcext:value-type="percentage">
            <text:p>58.19%</text:p>
          </table:table-cell>
          <table:table-cell table:formula="of:=LOG([.$D169]/4;10)/4" office:value-type="percentage" office:value="0.722274643326538" calcext:value-type="percentage">
            <text:p>72.23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[.$A170]*0.02" office:value-type="float" office:value="4.3" calcext:value-type="float">
            <text:p>4.3</text:p>
          </table:table-cell>
          <table:table-cell table:formula="of:=1.5*[.$A170]*[.$B170]" office:value-type="float" office:value="1064.25" calcext:value-type="float">
            <text:p>1064.25</text:p>
          </table:table-cell>
          <table:table-cell table:formula="of:=([.$C170]+[.$D$3]*[.$A$3]*[.$A170])*(1+[.$E$3]*[.$B$3]*[.$A170])" office:value-type="float" office:value="3136.25714285714" calcext:value-type="float">
            <text:p>3136.25714285714</text:p>
          </table:table-cell>
          <table:table-cell table:formula="of:=LOG([.$D170];1000)/2" office:value-type="percentage" office:value="0.582735277238973" calcext:value-type="percentage">
            <text:p>58.27%</text:p>
          </table:table-cell>
          <table:table-cell table:formula="of:=LOG([.$D170]/4;10)/4" office:value-type="percentage" office:value="0.723587918026469" calcext:value-type="percentage">
            <text:p>72.36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[.$A171]*0.02" office:value-type="float" office:value="4.32" calcext:value-type="float">
            <text:p>4.32</text:p>
          </table:table-cell>
          <table:table-cell table:formula="of:=1.5*[.$A171]*[.$B171]" office:value-type="float" office:value="1075.68" calcext:value-type="float">
            <text:p>1075.68</text:p>
          </table:table-cell>
          <table:table-cell table:formula="of:=([.$C171]+[.$D$3]*[.$A$3]*[.$A171])*(1+[.$E$3]*[.$B$3]*[.$A171])" office:value-type="float" office:value="3174.24883809524" calcext:value-type="float">
            <text:p>3174.24883809524</text:p>
          </table:table-cell>
          <table:table-cell table:formula="of:=LOG([.$D171];1000)/2" office:value-type="percentage" office:value="0.583606828215343" calcext:value-type="percentage">
            <text:p>58.36%</text:p>
          </table:table-cell>
          <table:table-cell table:formula="of:=LOG([.$D171]/4;10)/4" office:value-type="percentage" office:value="0.724895244491024" calcext:value-type="percentage">
            <text:p>72.49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[.$A172]*0.02" office:value-type="float" office:value="4.34" calcext:value-type="float">
            <text:p>4.34</text:p>
          </table:table-cell>
          <table:table-cell table:formula="of:=1.5*[.$A172]*[.$B172]" office:value-type="float" office:value="1087.17" calcext:value-type="float">
            <text:p>1087.17</text:p>
          </table:table-cell>
          <table:table-cell table:formula="of:=([.$C172]+[.$D$3]*[.$A$3]*[.$A172])*(1+[.$E$3]*[.$B$3]*[.$A172])" office:value-type="float" office:value="3212.52651428571" calcext:value-type="float">
            <text:p>3212.52651428571</text:p>
          </table:table-cell>
          <table:table-cell table:formula="of:=LOG([.$D172];1000)/2" office:value-type="percentage" office:value="0.584474453460473" calcext:value-type="percentage">
            <text:p>58.45%</text:p>
          </table:table-cell>
          <table:table-cell table:formula="of:=LOG([.$D172]/4;10)/4" office:value-type="percentage" office:value="0.726196682358719" calcext:value-type="percentage">
            <text:p>72.62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[.$A173]*0.02" office:value-type="float" office:value="4.36" calcext:value-type="float">
            <text:p>4.36</text:p>
          </table:table-cell>
          <table:table-cell table:formula="of:=1.5*[.$A173]*[.$B173]" office:value-type="float" office:value="1098.72" calcext:value-type="float">
            <text:p>1098.72</text:p>
          </table:table-cell>
          <table:table-cell table:formula="of:=([.$C173]+[.$D$3]*[.$A$3]*[.$A173])*(1+[.$E$3]*[.$B$3]*[.$A173])" office:value-type="float" office:value="3251.0912" calcext:value-type="float">
            <text:p>3251.0912</text:p>
          </table:table-cell>
          <table:table-cell table:formula="of:=LOG([.$D173];1000)/2" office:value-type="percentage" office:value="0.585338192091311" calcext:value-type="percentage">
            <text:p>58.53%</text:p>
          </table:table-cell>
          <table:table-cell table:formula="of:=LOG([.$D173]/4;10)/4" office:value-type="percentage" office:value="0.727492290304976" calcext:value-type="percentage">
            <text:p>72.75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[.$A174]*0.02" office:value-type="float" office:value="4.38" calcext:value-type="float">
            <text:p>4.38</text:p>
          </table:table-cell>
          <table:table-cell table:formula="of:=1.5*[.$A174]*[.$B174]" office:value-type="float" office:value="1110.33" calcext:value-type="float">
            <text:p>1110.33</text:p>
          </table:table-cell>
          <table:table-cell table:formula="of:=([.$C174]+[.$D$3]*[.$A$3]*[.$A174])*(1+[.$E$3]*[.$B$3]*[.$A174])" office:value-type="float" office:value="3289.94392380952" calcext:value-type="float">
            <text:p>3289.94392380952</text:p>
          </table:table-cell>
          <table:table-cell table:formula="of:=LOG([.$D174];1000)/2" office:value-type="percentage" office:value="0.586198082597152" calcext:value-type="percentage">
            <text:p>58.62%</text:p>
          </table:table-cell>
          <table:table-cell table:formula="of:=LOG([.$D174]/4;10)/4" office:value-type="percentage" office:value="0.728782126063737" calcext:value-type="percentage">
            <text:p>72.88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[.$A175]*0.02" office:value-type="float" office:value="4.4" calcext:value-type="float">
            <text:p>4.4</text:p>
          </table:table-cell>
          <table:table-cell table:formula="of:=1.5*[.$A175]*[.$B175]" office:value-type="float" office:value="1122" calcext:value-type="float">
            <text:p>1122</text:p>
          </table:table-cell>
          <table:table-cell table:formula="of:=([.$C175]+[.$D$3]*[.$A$3]*[.$A175])*(1+[.$E$3]*[.$B$3]*[.$A175])" office:value-type="float" office:value="3329.08571428571" calcext:value-type="float">
            <text:p>3329.08571428571</text:p>
          </table:table-cell>
          <table:table-cell table:formula="of:=LOG([.$D175];1000)/2" office:value-type="percentage" office:value="0.587054162853641" calcext:value-type="percentage">
            <text:p>58.71%</text:p>
          </table:table-cell>
          <table:table-cell table:formula="of:=LOG([.$D175]/4;10)/4" office:value-type="percentage" office:value="0.730066246448471" calcext:value-type="percentage">
            <text:p>73.01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[.$A176]*0.02" office:value-type="float" office:value="4.42" calcext:value-type="float">
            <text:p>4.42</text:p>
          </table:table-cell>
          <table:table-cell table:formula="of:=1.5*[.$A176]*[.$B176]" office:value-type="float" office:value="1133.73" calcext:value-type="float">
            <text:p>1133.73</text:p>
          </table:table-cell>
          <table:table-cell table:formula="of:=([.$C176]+[.$D$3]*[.$A$3]*[.$A176])*(1+[.$E$3]*[.$B$3]*[.$A176])" office:value-type="float" office:value="3368.5176" calcext:value-type="float">
            <text:p>3368.5176</text:p>
          </table:table-cell>
          <table:table-cell table:formula="of:=LOG([.$D176];1000)/2" office:value-type="percentage" office:value="0.587906470136376" calcext:value-type="percentage">
            <text:p>58.79%</text:p>
          </table:table-cell>
          <table:table-cell table:formula="of:=LOG([.$D176]/4;10)/4" office:value-type="percentage" office:value="0.731344707372573" calcext:value-type="percentage">
            <text:p>73.13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[.$A177]*0.02" office:value-type="float" office:value="4.44" calcext:value-type="float">
            <text:p>4.44</text:p>
          </table:table-cell>
          <table:table-cell table:formula="of:=1.5*[.$A177]*[.$B177]" office:value-type="float" office:value="1145.52" calcext:value-type="float">
            <text:p>1145.52</text:p>
          </table:table-cell>
          <table:table-cell table:formula="of:=([.$C177]+[.$D$3]*[.$A$3]*[.$A177])*(1+[.$E$3]*[.$B$3]*[.$A177])" office:value-type="float" office:value="3408.24060952381" calcext:value-type="float">
            <text:p>3408.24060952381</text:p>
          </table:table-cell>
          <table:table-cell table:formula="of:=LOG([.$D177];1000)/2" office:value-type="percentage" office:value="0.588755041134121" calcext:value-type="percentage">
            <text:p>58.88%</text:p>
          </table:table-cell>
          <table:table-cell table:formula="of:=LOG([.$D177]/4;10)/4" office:value-type="percentage" office:value="0.732617563869191" calcext:value-type="percentage">
            <text:p>73.26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[.$A178]*0.02" office:value-type="float" office:value="4.46" calcext:value-type="float">
            <text:p>4.46</text:p>
          </table:table-cell>
          <table:table-cell table:formula="of:=1.5*[.$A178]*[.$B178]" office:value-type="float" office:value="1157.37" calcext:value-type="float">
            <text:p>1157.37</text:p>
          </table:table-cell>
          <table:table-cell table:formula="of:=([.$C178]+[.$D$3]*[.$A$3]*[.$A178])*(1+[.$E$3]*[.$B$3]*[.$A178])" office:value-type="float" office:value="3448.25577142857" calcext:value-type="float">
            <text:p>3448.25577142857</text:p>
          </table:table-cell>
          <table:table-cell table:formula="of:=LOG([.$D178];1000)/2" office:value-type="percentage" office:value="0.589599911961656" calcext:value-type="percentage">
            <text:p>58.96%</text:p>
          </table:table-cell>
          <table:table-cell table:formula="of:=LOG([.$D178]/4;10)/4" office:value-type="percentage" office:value="0.733884870110494" calcext:value-type="percentage">
            <text:p>73.39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[.$A179]*0.02" office:value-type="float" office:value="4.48" calcext:value-type="float">
            <text:p>4.48</text:p>
          </table:table-cell>
          <table:table-cell table:formula="of:=1.5*[.$A179]*[.$B179]" office:value-type="float" office:value="1169.28" calcext:value-type="float">
            <text:p>1169.28</text:p>
          </table:table-cell>
          <table:table-cell table:formula="of:=([.$C179]+[.$D$3]*[.$A$3]*[.$A179])*(1+[.$E$3]*[.$B$3]*[.$A179])" office:value-type="float" office:value="3488.56411428571" calcext:value-type="float">
            <text:p>3488.56411428571</text:p>
          </table:table-cell>
          <table:table-cell table:formula="of:=LOG([.$D179];1000)/2" office:value-type="percentage" office:value="0.59044111817226" calcext:value-type="percentage">
            <text:p>59.04%</text:p>
          </table:table-cell>
          <table:table-cell table:formula="of:=LOG([.$D179]/4;10)/4" office:value-type="percentage" office:value="0.735146679426399" calcext:value-type="percentage">
            <text:p>73.51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[.$A180]*0.02" office:value-type="float" office:value="4.5" calcext:value-type="float">
            <text:p>4.5</text:p>
          </table:table-cell>
          <table:table-cell table:formula="of:=1.5*[.$A180]*[.$B180]" office:value-type="float" office:value="1181.25" calcext:value-type="float">
            <text:p>1181.25</text:p>
          </table:table-cell>
          <table:table-cell table:formula="of:=([.$C180]+[.$D$3]*[.$A$3]*[.$A180])*(1+[.$E$3]*[.$B$3]*[.$A180])" office:value-type="float" office:value="3529.16666666667" calcext:value-type="float">
            <text:p>3529.16666666667</text:p>
          </table:table-cell>
          <table:table-cell table:formula="of:=LOG([.$D180];1000)/2" office:value-type="percentage" office:value="0.59127869476985" calcext:value-type="percentage">
            <text:p>59.13%</text:p>
          </table:table-cell>
          <table:table-cell table:formula="of:=LOG([.$D180]/4;10)/4" office:value-type="percentage" office:value="0.736403044322785" calcext:value-type="percentage">
            <text:p>73.64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[.$A181]*0.02" office:value-type="float" office:value="4.52" calcext:value-type="float">
            <text:p>4.52</text:p>
          </table:table-cell>
          <table:table-cell table:formula="of:=1.5*[.$A181]*[.$B181]" office:value-type="float" office:value="1193.28" calcext:value-type="float">
            <text:p>1193.28</text:p>
          </table:table-cell>
          <table:table-cell table:formula="of:=([.$C181]+[.$D$3]*[.$A$3]*[.$A181])*(1+[.$E$3]*[.$B$3]*[.$A181])" office:value-type="float" office:value="3570.06445714286" calcext:value-type="float">
            <text:p>3570.06445714286</text:p>
          </table:table-cell>
          <table:table-cell table:formula="of:=LOG([.$D181];1000)/2" office:value-type="percentage" office:value="0.592112676220788" calcext:value-type="percentage">
            <text:p>59.21%</text:p>
          </table:table-cell>
          <table:table-cell table:formula="of:=LOG([.$D181]/4;10)/4" office:value-type="percentage" office:value="0.737654016499192" calcext:value-type="percentage">
            <text:p>73.77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[.$A182]*0.02" office:value-type="float" office:value="4.54" calcext:value-type="float">
            <text:p>4.54</text:p>
          </table:table-cell>
          <table:table-cell table:formula="of:=1.5*[.$A182]*[.$B182]" office:value-type="float" office:value="1205.37" calcext:value-type="float">
            <text:p>1205.37</text:p>
          </table:table-cell>
          <table:table-cell table:formula="of:=([.$C182]+[.$D$3]*[.$A$3]*[.$A182])*(1+[.$E$3]*[.$B$3]*[.$A182])" office:value-type="float" office:value="3611.25851428571" calcext:value-type="float">
            <text:p>3611.25851428571</text:p>
          </table:table-cell>
          <table:table-cell table:formula="of:=LOG([.$D182];1000)/2" office:value-type="percentage" office:value="0.592943096465358" calcext:value-type="percentage">
            <text:p>59.29%</text:p>
          </table:table-cell>
          <table:table-cell table:formula="of:=LOG([.$D182]/4;10)/4" office:value-type="percentage" office:value="0.738899646866046" calcext:value-type="percentage">
            <text:p>73.89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[.$A183]*0.02" office:value-type="float" office:value="4.56" calcext:value-type="float">
            <text:p>4.56</text:p>
          </table:table-cell>
          <table:table-cell table:formula="of:=1.5*[.$A183]*[.$B183]" office:value-type="float" office:value="1217.52" calcext:value-type="float">
            <text:p>1217.52</text:p>
          </table:table-cell>
          <table:table-cell table:formula="of:=([.$C183]+[.$D$3]*[.$A$3]*[.$A183])*(1+[.$E$3]*[.$B$3]*[.$A183])" office:value-type="float" office:value="3652.74986666667" calcext:value-type="float">
            <text:p>3652.74986666667</text:p>
          </table:table-cell>
          <table:table-cell table:formula="of:=LOG([.$D183];1000)/2" office:value-type="percentage" office:value="0.593769988928934" calcext:value-type="percentage">
            <text:p>59.38%</text:p>
          </table:table-cell>
          <table:table-cell table:formula="of:=LOG([.$D183]/4;10)/4" office:value-type="percentage" office:value="0.74013998556141" calcext:value-type="percentage">
            <text:p>74.01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[.$A184]*0.02" office:value-type="float" office:value="4.58" calcext:value-type="float">
            <text:p>4.58</text:p>
          </table:table-cell>
          <table:table-cell table:formula="of:=1.5*[.$A184]*[.$B184]" office:value-type="float" office:value="1229.73" calcext:value-type="float">
            <text:p>1229.73</text:p>
          </table:table-cell>
          <table:table-cell table:formula="of:=([.$C184]+[.$D$3]*[.$A$3]*[.$A184])*(1+[.$E$3]*[.$B$3]*[.$A184])" office:value-type="float" office:value="3694.53954285714" calcext:value-type="float">
            <text:p>3694.53954285714</text:p>
          </table:table-cell>
          <table:table-cell table:formula="of:=LOG([.$D184];1000)/2" office:value-type="percentage" office:value="0.594593386532843" calcext:value-type="percentage">
            <text:p>59.46%</text:p>
          </table:table-cell>
          <table:table-cell table:formula="of:=LOG([.$D184]/4;10)/4" office:value-type="percentage" office:value="0.741375081967274" calcext:value-type="percentage">
            <text:p>74.14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[.$A185]*0.02" office:value-type="float" office:value="4.6" calcext:value-type="float">
            <text:p>4.6</text:p>
          </table:table-cell>
          <table:table-cell table:formula="of:=1.5*[.$A185]*[.$B185]" office:value-type="float" office:value="1242" calcext:value-type="float">
            <text:p>1242</text:p>
          </table:table-cell>
          <table:table-cell table:formula="of:=([.$C185]+[.$D$3]*[.$A$3]*[.$A185])*(1+[.$E$3]*[.$B$3]*[.$A185])" office:value-type="float" office:value="3736.62857142857" calcext:value-type="float">
            <text:p>3736.62857142857</text:p>
          </table:table-cell>
          <table:table-cell table:formula="of:=LOG([.$D185];1000)/2" office:value-type="percentage" office:value="0.595413321704938" calcext:value-type="percentage">
            <text:p>59.54%</text:p>
          </table:table-cell>
          <table:table-cell table:formula="of:=LOG([.$D185]/4;10)/4" office:value-type="percentage" office:value="0.742604984725417" calcext:value-type="percentage">
            <text:p>74.26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[.$A186]*0.02" office:value-type="float" office:value="4.62" calcext:value-type="float">
            <text:p>4.62</text:p>
          </table:table-cell>
          <table:table-cell table:formula="of:=1.5*[.$A186]*[.$B186]" office:value-type="float" office:value="1254.33" calcext:value-type="float">
            <text:p>1254.33</text:p>
          </table:table-cell>
          <table:table-cell table:formula="of:=([.$C186]+[.$D$3]*[.$A$3]*[.$A186])*(1+[.$E$3]*[.$B$3]*[.$A186])" office:value-type="float" office:value="3779.01798095238" calcext:value-type="float">
            <text:p>3779.01798095238</text:p>
          </table:table-cell>
          <table:table-cell table:formula="of:=LOG([.$D186];1000)/2" office:value-type="percentage" office:value="0.596229826389884" calcext:value-type="percentage">
            <text:p>59.62%</text:p>
          </table:table-cell>
          <table:table-cell table:formula="of:=LOG([.$D186]/4;10)/4" office:value-type="percentage" office:value="0.743829741752835" calcext:value-type="percentage">
            <text:p>74.38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[.$A187]*0.02" office:value-type="float" office:value="4.64" calcext:value-type="float">
            <text:p>4.64</text:p>
          </table:table-cell>
          <table:table-cell table:formula="of:=1.5*[.$A187]*[.$B187]" office:value-type="float" office:value="1266.72" calcext:value-type="float">
            <text:p>1266.72</text:p>
          </table:table-cell>
          <table:table-cell table:formula="of:=([.$C187]+[.$D$3]*[.$A$3]*[.$A187])*(1+[.$E$3]*[.$B$3]*[.$A187])" office:value-type="float" office:value="3821.7088" calcext:value-type="float">
            <text:p>3821.7088</text:p>
          </table:table-cell>
          <table:table-cell table:formula="of:=LOG([.$D187];1000)/2" office:value-type="percentage" office:value="0.597042932059168" calcext:value-type="percentage">
            <text:p>59.70%</text:p>
          </table:table-cell>
          <table:table-cell table:formula="of:=LOG([.$D187]/4;10)/4" office:value-type="percentage" office:value="0.745049400256762" calcext:value-type="percentage">
            <text:p>74.50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[.$A188]*0.02" office:value-type="float" office:value="4.66" calcext:value-type="float">
            <text:p>4.66</text:p>
          </table:table-cell>
          <table:table-cell table:formula="of:=1.5*[.$A188]*[.$B188]" office:value-type="float" office:value="1279.17" calcext:value-type="float">
            <text:p>1279.17</text:p>
          </table:table-cell>
          <table:table-cell table:formula="of:=([.$C188]+[.$D$3]*[.$A$3]*[.$A188])*(1+[.$E$3]*[.$B$3]*[.$A188])" office:value-type="float" office:value="3864.70205714286" calcext:value-type="float">
            <text:p>3864.70205714286</text:p>
          </table:table-cell>
          <table:table-cell table:formula="of:=LOG([.$D188];1000)/2" office:value-type="percentage" office:value="0.597852669720856" calcext:value-type="percentage">
            <text:p>59.79%</text:p>
          </table:table-cell>
          <table:table-cell table:formula="of:=LOG([.$D188]/4;10)/4" office:value-type="percentage" office:value="0.746264006749293" calcext:value-type="percentage">
            <text:p>74.63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[.$A189]*0.02" office:value-type="float" office:value="4.68" calcext:value-type="float">
            <text:p>4.68</text:p>
          </table:table-cell>
          <table:table-cell table:formula="of:=1.5*[.$A189]*[.$B189]" office:value-type="float" office:value="1291.68" calcext:value-type="float">
            <text:p>1291.68</text:p>
          </table:table-cell>
          <table:table-cell table:formula="of:=([.$C189]+[.$D$3]*[.$A$3]*[.$A189])*(1+[.$E$3]*[.$B$3]*[.$A189])" office:value-type="float" office:value="3907.99878095238" calcext:value-type="float">
            <text:p>3907.99878095238</text:p>
          </table:table-cell>
          <table:table-cell table:formula="of:=LOG([.$D189];1000)/2" office:value-type="percentage" office:value="0.598659069929073" calcext:value-type="percentage">
            <text:p>59.87%</text:p>
          </table:table-cell>
          <table:table-cell table:formula="of:=LOG([.$D189]/4;10)/4" office:value-type="percentage" office:value="0.747473607061619" calcext:value-type="percentage">
            <text:p>74.75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[.$A190]*0.02" office:value-type="float" office:value="4.7" calcext:value-type="float">
            <text:p>4.7</text:p>
          </table:table-cell>
          <table:table-cell table:formula="of:=1.5*[.$A190]*[.$B190]" office:value-type="float" office:value="1304.25" calcext:value-type="float">
            <text:p>1304.25</text:p>
          </table:table-cell>
          <table:table-cell table:formula="of:=([.$C190]+[.$D$3]*[.$A$3]*[.$A190])*(1+[.$E$3]*[.$B$3]*[.$A190])" office:value-type="float" office:value="3951.6" calcext:value-type="float">
            <text:p>3951.6</text:p>
          </table:table-cell>
          <table:table-cell table:formula="of:=LOG([.$D190];1000)/2" office:value-type="percentage" office:value="0.599462162793255" calcext:value-type="percentage">
            <text:p>59.95%</text:p>
          </table:table-cell>
          <table:table-cell table:formula="of:=LOG([.$D190]/4;10)/4" office:value-type="percentage" office:value="0.748678246357893" calcext:value-type="percentage">
            <text:p>74.87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[.$A191]*0.02" office:value-type="float" office:value="4.72" calcext:value-type="float">
            <text:p>4.72</text:p>
          </table:table-cell>
          <table:table-cell table:formula="of:=1.5*[.$A191]*[.$B191]" office:value-type="float" office:value="1316.88" calcext:value-type="float">
            <text:p>1316.88</text:p>
          </table:table-cell>
          <table:table-cell table:formula="of:=([.$C191]+[.$D$3]*[.$A$3]*[.$A191])*(1+[.$E$3]*[.$B$3]*[.$A191])" office:value-type="float" office:value="3995.50674285714" calcext:value-type="float">
            <text:p>3995.50674285714</text:p>
          </table:table-cell>
          <table:table-cell table:formula="of:=LOG([.$D191];1000)/2" office:value-type="percentage" office:value="0.600261977987147" calcext:value-type="percentage">
            <text:p>60.03%</text:p>
          </table:table-cell>
          <table:table-cell table:formula="of:=LOG([.$D191]/4;10)/4" office:value-type="percentage" office:value="0.749877969148729" calcext:value-type="percentage">
            <text:p>74.99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[.$A192]*0.02" office:value-type="float" office:value="4.74" calcext:value-type="float">
            <text:p>4.74</text:p>
          </table:table-cell>
          <table:table-cell table:formula="of:=1.5*[.$A192]*[.$B192]" office:value-type="float" office:value="1329.57" calcext:value-type="float">
            <text:p>1329.57</text:p>
          </table:table-cell>
          <table:table-cell table:formula="of:=([.$C192]+[.$D$3]*[.$A$3]*[.$A192])*(1+[.$E$3]*[.$B$3]*[.$A192])" office:value-type="float" office:value="4039.72003809524" calcext:value-type="float">
            <text:p>4039.72003809524</text:p>
          </table:table-cell>
          <table:table-cell table:formula="of:=LOG([.$D192];1000)/2" office:value-type="percentage" office:value="0.601058544757569" calcext:value-type="percentage">
            <text:p>60.11%</text:p>
          </table:table-cell>
          <table:table-cell table:formula="of:=LOG([.$D192]/4;10)/4" office:value-type="percentage" office:value="0.751072819304363" calcext:value-type="percentage">
            <text:p>75.11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[.$A193]*0.02" office:value-type="float" office:value="4.76" calcext:value-type="float">
            <text:p>4.76</text:p>
          </table:table-cell>
          <table:table-cell table:formula="of:=1.5*[.$A193]*[.$B193]" office:value-type="float" office:value="1342.32" calcext:value-type="float">
            <text:p>1342.32</text:p>
          </table:table-cell>
          <table:table-cell table:formula="of:=([.$C193]+[.$D$3]*[.$A$3]*[.$A193])*(1+[.$E$3]*[.$B$3]*[.$A193])" office:value-type="float" office:value="4084.24091428571" calcext:value-type="float">
            <text:p>4084.24091428571</text:p>
          </table:table-cell>
          <table:table-cell table:formula="of:=LOG([.$D193];1000)/2" office:value-type="percentage" office:value="0.601851891932965" calcext:value-type="percentage">
            <text:p>60.19%</text:p>
          </table:table-cell>
          <table:table-cell table:formula="of:=LOG([.$D193]/4;10)/4" office:value-type="percentage" office:value="0.752262840067457" calcext:value-type="percentage">
            <text:p>75.23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[.$A194]*0.02" office:value-type="float" office:value="4.78" calcext:value-type="float">
            <text:p>4.78</text:p>
          </table:table-cell>
          <table:table-cell table:formula="of:=1.5*[.$A194]*[.$B194]" office:value-type="float" office:value="1355.13" calcext:value-type="float">
            <text:p>1355.13</text:p>
          </table:table-cell>
          <table:table-cell table:formula="of:=([.$C194]+[.$D$3]*[.$A$3]*[.$A194])*(1+[.$E$3]*[.$B$3]*[.$A194])" office:value-type="float" office:value="4129.0704" calcext:value-type="float">
            <text:p>4129.0704</text:p>
          </table:table-cell>
          <table:table-cell table:formula="of:=LOG([.$D194];1000)/2" office:value-type="percentage" office:value="0.602642047931724" calcext:value-type="percentage">
            <text:p>60.26%</text:p>
          </table:table-cell>
          <table:table-cell table:formula="of:=LOG([.$D194]/4;10)/4" office:value-type="percentage" office:value="0.753448074065595" calcext:value-type="percentage">
            <text:p>75.34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[.$A195]*0.02" office:value-type="float" office:value="4.8" calcext:value-type="float">
            <text:p>4.8</text:p>
          </table:table-cell>
          <table:table-cell table:formula="of:=1.5*[.$A195]*[.$B195]" office:value-type="float" office:value="1368" calcext:value-type="float">
            <text:p>1368</text:p>
          </table:table-cell>
          <table:table-cell table:formula="of:=([.$C195]+[.$D$3]*[.$A$3]*[.$A195])*(1+[.$E$3]*[.$B$3]*[.$A195])" office:value-type="float" office:value="4174.20952380952" calcext:value-type="float">
            <text:p>4174.20952380952</text:p>
          </table:table-cell>
          <table:table-cell table:formula="of:=LOG([.$D195];1000)/2" office:value-type="percentage" office:value="0.603429040770292" calcext:value-type="percentage">
            <text:p>60.34%</text:p>
          </table:table-cell>
          <table:table-cell table:formula="of:=LOG([.$D195]/4;10)/4" office:value-type="percentage" office:value="0.754628563323447" calcext:value-type="percentage">
            <text:p>75.46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[.$A196]*0.02" office:value-type="float" office:value="4.82" calcext:value-type="float">
            <text:p>4.82</text:p>
          </table:table-cell>
          <table:table-cell table:formula="of:=1.5*[.$A196]*[.$B196]" office:value-type="float" office:value="1380.93" calcext:value-type="float">
            <text:p>1380.93</text:p>
          </table:table-cell>
          <table:table-cell table:formula="of:=([.$C196]+[.$D$3]*[.$A$3]*[.$A196])*(1+[.$E$3]*[.$B$3]*[.$A196])" office:value-type="float" office:value="4219.65931428572" calcext:value-type="float">
            <text:p>4219.65931428572</text:p>
          </table:table-cell>
          <table:table-cell table:formula="of:=LOG([.$D196];1000)/2" office:value-type="percentage" office:value="0.60421289807108" calcext:value-type="percentage">
            <text:p>60.42%</text:p>
          </table:table-cell>
          <table:table-cell table:formula="of:=LOG([.$D196]/4;10)/4" office:value-type="percentage" office:value="0.75580434927463" calcext:value-type="percentage">
            <text:p>75.58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[.$A197]*0.02" office:value-type="float" office:value="4.84" calcext:value-type="float">
            <text:p>4.84</text:p>
          </table:table-cell>
          <table:table-cell table:formula="of:=1.5*[.$A197]*[.$B197]" office:value-type="float" office:value="1393.92" calcext:value-type="float">
            <text:p>1393.92</text:p>
          </table:table-cell>
          <table:table-cell table:formula="of:=([.$C197]+[.$D$3]*[.$A$3]*[.$A197])*(1+[.$E$3]*[.$B$3]*[.$A197])" office:value-type="float" office:value="4265.4208" calcext:value-type="float">
            <text:p>4265.4208</text:p>
          </table:table-cell>
          <table:table-cell table:formula="of:=LOG([.$D197];1000)/2" office:value-type="percentage" office:value="0.604993647070174" calcext:value-type="percentage">
            <text:p>60.50%</text:p>
          </table:table-cell>
          <table:table-cell table:formula="of:=LOG([.$D197]/4;10)/4" office:value-type="percentage" office:value="0.75697547277327" calcext:value-type="percentage">
            <text:p>75.70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[.$A198]*0.02" office:value-type="float" office:value="4.86" calcext:value-type="float">
            <text:p>4.86</text:p>
          </table:table-cell>
          <table:table-cell table:formula="of:=1.5*[.$A198]*[.$B198]" office:value-type="float" office:value="1406.97" calcext:value-type="float">
            <text:p>1406.97</text:p>
          </table:table-cell>
          <table:table-cell table:formula="of:=([.$C198]+[.$D$3]*[.$A$3]*[.$A198])*(1+[.$E$3]*[.$B$3]*[.$A198])" office:value-type="float" office:value="4311.49500952381" calcext:value-type="float">
            <text:p>4311.49500952381</text:p>
          </table:table-cell>
          <table:table-cell table:formula="of:=LOG([.$D198];1000)/2" office:value-type="percentage" office:value="0.605771314624845" calcext:value-type="percentage">
            <text:p>60.58%</text:p>
          </table:table-cell>
          <table:table-cell table:formula="of:=LOG([.$D198]/4;10)/4" office:value-type="percentage" office:value="0.758141974105276" calcext:value-type="percentage">
            <text:p>75.81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[.$A199]*0.02" office:value-type="float" office:value="4.88" calcext:value-type="float">
            <text:p>4.88</text:p>
          </table:table-cell>
          <table:table-cell table:formula="of:=1.5*[.$A199]*[.$B199]" office:value-type="float" office:value="1420.08" calcext:value-type="float">
            <text:p>1420.08</text:p>
          </table:table-cell>
          <table:table-cell table:formula="of:=([.$C199]+[.$D$3]*[.$A$3]*[.$A199])*(1+[.$E$3]*[.$B$3]*[.$A199])" office:value-type="float" office:value="4357.88297142857" calcext:value-type="float">
            <text:p>4357.88297142857</text:p>
          </table:table-cell>
          <table:table-cell table:formula="of:=LOG([.$D199];1000)/2" office:value-type="percentage" office:value="0.606545927220881" calcext:value-type="percentage">
            <text:p>60.65%</text:p>
          </table:table-cell>
          <table:table-cell table:formula="of:=LOG([.$D199]/4;10)/4" office:value-type="percentage" office:value="0.75930389299933" calcext:value-type="percentage">
            <text:p>75.93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[.$A200]*0.02" office:value-type="float" office:value="4.9" calcext:value-type="float">
            <text:p>4.9</text:p>
          </table:table-cell>
          <table:table-cell table:formula="of:=1.5*[.$A200]*[.$B200]" office:value-type="float" office:value="1433.25" calcext:value-type="float">
            <text:p>1433.25</text:p>
          </table:table-cell>
          <table:table-cell table:formula="of:=([.$C200]+[.$D$3]*[.$A$3]*[.$A200])*(1+[.$E$3]*[.$B$3]*[.$A200])" office:value-type="float" office:value="4404.58571428571" calcext:value-type="float">
            <text:p>4404.58571428571</text:p>
          </table:table-cell>
          <table:table-cell table:formula="of:=LOG([.$D200];1000)/2" office:value-type="percentage" office:value="0.607317510979732" calcext:value-type="percentage">
            <text:p>60.73%</text:p>
          </table:table-cell>
          <table:table-cell table:formula="of:=LOG([.$D200]/4;10)/4" office:value-type="percentage" office:value="0.760461268637607" calcext:value-type="percentage">
            <text:p>76.05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[.$A201]*0.02" office:value-type="float" office:value="4.92" calcext:value-type="float">
            <text:p>4.92</text:p>
          </table:table-cell>
          <table:table-cell table:formula="of:=1.5*[.$A201]*[.$B201]" office:value-type="float" office:value="1446.48" calcext:value-type="float">
            <text:p>1446.48</text:p>
          </table:table-cell>
          <table:table-cell table:formula="of:=([.$C201]+[.$D$3]*[.$A$3]*[.$A201])*(1+[.$E$3]*[.$B$3]*[.$A201])" office:value-type="float" office:value="4451.60426666667" calcext:value-type="float">
            <text:p>4451.60426666667</text:p>
          </table:table-cell>
          <table:table-cell table:formula="of:=LOG([.$D201];1000)/2" office:value-type="percentage" office:value="0.608086091665482" calcext:value-type="percentage">
            <text:p>60.81%</text:p>
          </table:table-cell>
          <table:table-cell table:formula="of:=LOG([.$D201]/4;10)/4" office:value-type="percentage" office:value="0.761614139666232" calcext:value-type="percentage">
            <text:p>76.16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[.$A202]*0.02" office:value-type="float" office:value="4.94" calcext:value-type="float">
            <text:p>4.94</text:p>
          </table:table-cell>
          <table:table-cell table:formula="of:=1.5*[.$A202]*[.$B202]" office:value-type="float" office:value="1459.77" calcext:value-type="float">
            <text:p>1459.77</text:p>
          </table:table-cell>
          <table:table-cell table:formula="of:=([.$C202]+[.$D$3]*[.$A$3]*[.$A202])*(1+[.$E$3]*[.$B$3]*[.$A202])" office:value-type="float" office:value="4498.93965714286" calcext:value-type="float">
            <text:p>4498.93965714286</text:p>
          </table:table-cell>
          <table:table-cell table:formula="of:=LOG([.$D202];1000)/2" office:value-type="percentage" office:value="0.608851694691645" calcext:value-type="percentage">
            <text:p>60.89%</text:p>
          </table:table-cell>
          <table:table-cell table:formula="of:=LOG([.$D202]/4;10)/4" office:value-type="percentage" office:value="0.762762544205476" calcext:value-type="percentage">
            <text:p>76.28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[.$A203]*0.02" office:value-type="float" office:value="4.96" calcext:value-type="float">
            <text:p>4.96</text:p>
          </table:table-cell>
          <table:table-cell table:formula="of:=1.5*[.$A203]*[.$B203]" office:value-type="float" office:value="1473.12" calcext:value-type="float">
            <text:p>1473.12</text:p>
          </table:table-cell>
          <table:table-cell table:formula="of:=([.$C203]+[.$D$3]*[.$A$3]*[.$A203])*(1+[.$E$3]*[.$B$3]*[.$A203])" office:value-type="float" office:value="4546.59291428572" calcext:value-type="float">
            <text:p>4546.59291428572</text:p>
          </table:table-cell>
          <table:table-cell table:formula="of:=LOG([.$D203];1000)/2" office:value-type="percentage" office:value="0.609614345127802" calcext:value-type="percentage">
            <text:p>60.96%</text:p>
          </table:table-cell>
          <table:table-cell table:formula="of:=LOG([.$D203]/4;10)/4" office:value-type="percentage" office:value="0.763906519859712" calcext:value-type="percentage">
            <text:p>76.39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[.$A204]*0.02" office:value-type="float" office:value="4.98" calcext:value-type="float">
            <text:p>4.98</text:p>
          </table:table-cell>
          <table:table-cell table:formula="of:=1.5*[.$A204]*[.$B204]" office:value-type="float" office:value="1486.53" calcext:value-type="float">
            <text:p>1486.53</text:p>
          </table:table-cell>
          <table:table-cell table:formula="of:=([.$C204]+[.$D$3]*[.$A$3]*[.$A204])*(1+[.$E$3]*[.$B$3]*[.$A204])" office:value-type="float" office:value="4594.56506666667" calcext:value-type="float">
            <text:p>4594.56506666667</text:p>
          </table:table-cell>
          <table:table-cell table:formula="of:=LOG([.$D204];1000)/2" office:value-type="percentage" office:value="0.610374067706073" calcext:value-type="percentage">
            <text:p>61.04%</text:p>
          </table:table-cell>
          <table:table-cell table:formula="of:=LOG([.$D204]/4;10)/4" office:value-type="percentage" office:value="0.765046103727119" calcext:value-type="percentage">
            <text:p>76.5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[.$A205]*0.02" office:value-type="float" office:value="5" calcext:value-type="float">
            <text:p>5</text:p>
          </table:table-cell>
          <table:table-cell table:formula="of:=1.5*[.$A205]*[.$B205]" office:value-type="float" office:value="1500" calcext:value-type="float">
            <text:p>1500</text:p>
          </table:table-cell>
          <table:table-cell table:formula="of:=([.$C205]+[.$D$3]*[.$A$3]*[.$A205])*(1+[.$E$3]*[.$B$3]*[.$A205])" office:value-type="float" office:value="4642.85714285714" calcext:value-type="float">
            <text:p>4642.85714285714</text:p>
          </table:table-cell>
          <table:table-cell table:formula="of:=LOG([.$D205];1000)/2" office:value-type="percentage" office:value="0.611130886827436" calcext:value-type="percentage">
            <text:p>61.11%</text:p>
          </table:table-cell>
          <table:table-cell table:formula="of:=LOG([.$D205]/4;10)/4" office:value-type="percentage" office:value="0.766181332409164" calcext:value-type="percentage">
            <text:p>76.62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formula="of:=1.5*[.$A206]*[.$B206]" office:value-type="float" office:value="1507.5" calcext:value-type="float">
            <text:p>1507.5</text:p>
          </table:table-cell>
          <table:table-cell table:formula="of:=([.$C206]+[.$D$3]*[.$A$3]*[.$A206])*(1+[.$E$3]*[.$B$3]*[.$A206])" office:value-type="float" office:value="4678.51428571429" calcext:value-type="float">
            <text:p>4678.51428571429</text:p>
          </table:table-cell>
          <table:table-cell table:formula="of:=LOG([.$D206];1000)/2" office:value-type="percentage" office:value="0.611684659986845" calcext:value-type="percentage">
            <text:p>61.17%</text:p>
          </table:table-cell>
          <table:table-cell table:formula="of:=LOG([.$D206]/4;10)/4" office:value-type="percentage" office:value="0.767011992148276" calcext:value-type="percentage">
            <text:p>76.70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table:formula="of:=1.5*[.$A207]*[.$B207]" office:value-type="float" office:value="1515" calcext:value-type="float">
            <text:p>1515</text:p>
          </table:table-cell>
          <table:table-cell table:formula="of:=([.$C207]+[.$D$3]*[.$A$3]*[.$A207])*(1+[.$E$3]*[.$B$3]*[.$A207])" office:value-type="float" office:value="4714.29523809524" calcext:value-type="float">
            <text:p>4714.29523809524</text:p>
          </table:table-cell>
          <table:table-cell table:formula="of:=LOG([.$D207];1000)/2" office:value-type="percentage" office:value="0.612236129537556" calcext:value-type="percentage">
            <text:p>61.22%</text:p>
          </table:table-cell>
          <table:table-cell table:formula="of:=LOG([.$D207]/4;10)/4" office:value-type="percentage" office:value="0.767839196474343" calcext:value-type="percentage">
            <text:p>76.78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formula="of:=1.5*[.$A208]*[.$B208]" office:value-type="float" office:value="1522.5" calcext:value-type="float">
            <text:p>1522.5</text:p>
          </table:table-cell>
          <table:table-cell table:formula="of:=([.$C208]+[.$D$3]*[.$A$3]*[.$A208])*(1+[.$E$3]*[.$B$3]*[.$A208])" office:value-type="float" office:value="4750.2" calcext:value-type="float">
            <text:p>4750.2</text:p>
          </table:table-cell>
          <table:table-cell table:formula="of:=LOG([.$D208];1000)/2" office:value-type="percentage" office:value="0.612785315887226" calcext:value-type="percentage">
            <text:p>61.28%</text:p>
          </table:table-cell>
          <table:table-cell table:formula="of:=LOG([.$D208]/4;10)/4" office:value-type="percentage" office:value="0.768662975998848" calcext:value-type="percentage">
            <text:p>76.87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1.5*[.$A209]*[.$B209]" office:value-type="float" office:value="1530" calcext:value-type="float">
            <text:p>1530</text:p>
          </table:table-cell>
          <table:table-cell table:formula="of:=([.$C209]+[.$D$3]*[.$A$3]*[.$A209])*(1+[.$E$3]*[.$B$3]*[.$A209])" office:value-type="float" office:value="4786.22857142857" calcext:value-type="float">
            <text:p>4786.22857142857</text:p>
          </table:table-cell>
          <table:table-cell table:formula="of:=LOG([.$D209];1000)/2" office:value-type="percentage" office:value="0.613332239161148" calcext:value-type="percentage">
            <text:p>61.33%</text:p>
          </table:table-cell>
          <table:table-cell table:formula="of:=LOG([.$D209]/4;10)/4" office:value-type="percentage" office:value="0.769483360909732" calcext:value-type="percentage">
            <text:p>76.95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formula="of:=1.5*[.$A210]*[.$B210]" office:value-type="float" office:value="1537.5" calcext:value-type="float">
            <text:p>1537.5</text:p>
          </table:table-cell>
          <table:table-cell table:formula="of:=([.$C210]+[.$D$3]*[.$A$3]*[.$A210])*(1+[.$E$3]*[.$B$3]*[.$A210])" office:value-type="float" office:value="4822.38095238095" calcext:value-type="float">
            <text:p>4822.38095238095</text:p>
          </table:table-cell>
          <table:table-cell table:formula="of:=LOG([.$D210];1000)/2" office:value-type="percentage" office:value="0.61387691920758" calcext:value-type="percentage">
            <text:p>61.39%</text:p>
          </table:table-cell>
          <table:table-cell table:formula="of:=LOG([.$D210]/4;10)/4" office:value-type="percentage" office:value="0.77030038097938" calcext:value-type="percentage">
            <text:p>77.03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1.5*[.$A211]*[.$B211]" office:value-type="float" office:value="1545" calcext:value-type="float">
            <text:p>1545</text:p>
          </table:table-cell>
          <table:table-cell table:formula="of:=([.$C211]+[.$D$3]*[.$A$3]*[.$A211])*(1+[.$E$3]*[.$B$3]*[.$A211])" office:value-type="float" office:value="4858.65714285714" calcext:value-type="float">
            <text:p>4858.65714285714</text:p>
          </table:table-cell>
          <table:table-cell table:formula="of:=LOG([.$D211];1000)/2" office:value-type="percentage" office:value="0.614419375602948" calcext:value-type="percentage">
            <text:p>61.44%</text:p>
          </table:table-cell>
          <table:table-cell table:formula="of:=LOG([.$D211]/4;10)/4" office:value-type="percentage" office:value="0.771114065572432" calcext:value-type="percentage">
            <text:p>77.11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formula="of:=1.5*[.$A212]*[.$B212]" office:value-type="float" office:value="1552.5" calcext:value-type="float">
            <text:p>1552.5</text:p>
          </table:table-cell>
          <table:table-cell table:formula="of:=([.$C212]+[.$D$3]*[.$A$3]*[.$A212])*(1+[.$E$3]*[.$B$3]*[.$A212])" office:value-type="float" office:value="4895.05714285714" calcext:value-type="float">
            <text:p>4895.05714285714</text:p>
          </table:table-cell>
          <table:table-cell table:formula="of:=LOG([.$D212];1000)/2" office:value-type="percentage" office:value="0.614959627656924" calcext:value-type="percentage">
            <text:p>61.50%</text:p>
          </table:table-cell>
          <table:table-cell table:formula="of:=LOG([.$D212]/4;10)/4" office:value-type="percentage" office:value="0.771924443653395" calcext:value-type="percentage">
            <text:p>77.19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table:formula="of:=1.5*[.$A213]*[.$B213]" office:value-type="float" office:value="1560" calcext:value-type="float">
            <text:p>1560</text:p>
          </table:table-cell>
          <table:table-cell table:formula="of:=([.$C213]+[.$D$3]*[.$A$3]*[.$A213])*(1+[.$E$3]*[.$B$3]*[.$A213])" office:value-type="float" office:value="4931.58095238095" calcext:value-type="float">
            <text:p>4931.58095238095</text:p>
          </table:table-cell>
          <table:table-cell table:formula="of:=LOG([.$D213];1000)/2" office:value-type="percentage" office:value="0.615497694417384" calcext:value-type="percentage">
            <text:p>61.55%</text:p>
          </table:table-cell>
          <table:table-cell table:formula="of:=LOG([.$D213]/4;10)/4" office:value-type="percentage" office:value="0.772731543794085" calcext:value-type="percentage">
            <text:p>77.27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formula="of:=1.5*[.$A214]*[.$B214]" office:value-type="float" office:value="1567.5" calcext:value-type="float">
            <text:p>1567.5</text:p>
          </table:table-cell>
          <table:table-cell table:formula="of:=([.$C214]+[.$D$3]*[.$A$3]*[.$A214])*(1+[.$E$3]*[.$B$3]*[.$A214])" office:value-type="float" office:value="4968.22857142857" calcext:value-type="float">
            <text:p>4968.22857142857</text:p>
          </table:table-cell>
          <table:table-cell table:formula="of:=LOG([.$D214];1000)/2" office:value-type="percentage" office:value="0.61603359467525" calcext:value-type="percentage">
            <text:p>61.60%</text:p>
          </table:table-cell>
          <table:table-cell table:formula="of:=LOG([.$D214]/4;10)/4" office:value-type="percentage" office:value="0.773535394180885" calcext:value-type="percentage">
            <text:p>77.35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formula="of:=1.5*[.$A215]*[.$B215]" office:value-type="float" office:value="1575" calcext:value-type="float">
            <text:p>1575</text:p>
          </table:table-cell>
          <table:table-cell table:formula="of:=([.$C215]+[.$D$3]*[.$A$3]*[.$A215])*(1+[.$E$3]*[.$B$3]*[.$A215])" office:value-type="float" office:value="5005" calcext:value-type="float">
            <text:p>5005</text:p>
          </table:table-cell>
          <table:table-cell table:formula="of:=LOG([.$D215];1000)/2" office:value-type="percentage" office:value="0.616567346969223" calcext:value-type="percentage">
            <text:p>61.66%</text:p>
          </table:table-cell>
          <table:table-cell table:formula="of:=LOG([.$D215]/4;10)/4" office:value-type="percentage" office:value="0.774336022621844" calcext:value-type="percentage">
            <text:p>77.43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1.5*[.$A216]*[.$B216]" office:value-type="float" office:value="1582.5" calcext:value-type="float">
            <text:p>1582.5</text:p>
          </table:table-cell>
          <table:table-cell table:formula="of:=([.$C216]+[.$D$3]*[.$A$3]*[.$A216])*(1+[.$E$3]*[.$B$3]*[.$A216])" office:value-type="float" office:value="5041.89523809524" calcext:value-type="float">
            <text:p>5041.89523809524</text:p>
          </table:table-cell>
          <table:table-cell table:formula="of:=LOG([.$D216];1000)/2" office:value-type="percentage" office:value="0.617098969590394" calcext:value-type="percentage">
            <text:p>61.71%</text:p>
          </table:table-cell>
          <table:table-cell table:formula="of:=LOG([.$D216]/4;10)/4" office:value-type="percentage" office:value="0.775133456553601" calcext:value-type="percentage">
            <text:p>77.51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formula="of:=1.5*[.$A217]*[.$B217]" office:value-type="float" office:value="1590" calcext:value-type="float">
            <text:p>1590</text:p>
          </table:table-cell>
          <table:table-cell table:formula="of:=([.$C217]+[.$D$3]*[.$A$3]*[.$A217])*(1+[.$E$3]*[.$B$3]*[.$A217])" office:value-type="float" office:value="5078.91428571429" calcext:value-type="float">
            <text:p>5078.91428571429</text:p>
          </table:table-cell>
          <table:table-cell table:formula="of:=LOG([.$D217];1000)/2" office:value-type="percentage" office:value="0.617628480586763" calcext:value-type="percentage">
            <text:p>61.76%</text:p>
          </table:table-cell>
          <table:table-cell table:formula="of:=LOG([.$D217]/4;10)/4" office:value-type="percentage" office:value="0.775927723048155" calcext:value-type="percentage">
            <text:p>77.59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formula="of:=1.5*[.$A218]*[.$B218]" office:value-type="float" office:value="1597.5" calcext:value-type="float">
            <text:p>1597.5</text:p>
          </table:table-cell>
          <table:table-cell table:formula="of:=([.$C218]+[.$D$3]*[.$A$3]*[.$A218])*(1+[.$E$3]*[.$B$3]*[.$A218])" office:value-type="float" office:value="5116.05714285714" calcext:value-type="float">
            <text:p>5116.05714285714</text:p>
          </table:table-cell>
          <table:table-cell table:formula="of:=LOG([.$D218];1000)/2" office:value-type="percentage" office:value="0.618155897767644" calcext:value-type="percentage">
            <text:p>61.82%</text:p>
          </table:table-cell>
          <table:table-cell table:formula="of:=LOG([.$D218]/4;10)/4" office:value-type="percentage" office:value="0.776718848819475" calcext:value-type="percentage">
            <text:p>77.67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formula="of:=1.5*[.$A219]*[.$B219]" office:value-type="float" office:value="1605" calcext:value-type="float">
            <text:p>1605</text:p>
          </table:table-cell>
          <table:table-cell table:formula="of:=([.$C219]+[.$D$3]*[.$A$3]*[.$A219])*(1+[.$E$3]*[.$B$3]*[.$A219])" office:value-type="float" office:value="5153.32380952381" calcext:value-type="float">
            <text:p>5153.32380952381</text:p>
          </table:table-cell>
          <table:table-cell table:formula="of:=LOG([.$D219];1000)/2" office:value-type="percentage" office:value="0.618681238707969" calcext:value-type="percentage">
            <text:p>61.87%</text:p>
          </table:table-cell>
          <table:table-cell table:formula="of:=LOG([.$D219]/4;10)/4" office:value-type="percentage" office:value="0.777506860229963" calcext:value-type="percentage">
            <text:p>77.75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formula="of:=1.5*[.$A220]*[.$B220]" office:value-type="float" office:value="1612.5" calcext:value-type="float">
            <text:p>1612.5</text:p>
          </table:table-cell>
          <table:table-cell table:formula="of:=([.$C220]+[.$D$3]*[.$A$3]*[.$A220])*(1+[.$E$3]*[.$B$3]*[.$A220])" office:value-type="float" office:value="5190.71428571429" calcext:value-type="float">
            <text:p>5190.71428571429</text:p>
          </table:table-cell>
          <table:table-cell table:formula="of:=LOG([.$D220];1000)/2" office:value-type="percentage" office:value="0.619204520752504" calcext:value-type="percentage">
            <text:p>61.92%</text:p>
          </table:table-cell>
          <table:table-cell table:formula="of:=LOG([.$D220]/4;10)/4" office:value-type="percentage" office:value="0.778291783296765" calcext:value-type="percentage">
            <text:p>77.83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formula="of:=1.5*[.$A221]*[.$B221]" office:value-type="float" office:value="1620" calcext:value-type="float">
            <text:p>1620</text:p>
          </table:table-cell>
          <table:table-cell table:formula="of:=([.$C221]+[.$D$3]*[.$A$3]*[.$A221])*(1+[.$E$3]*[.$B$3]*[.$A221])" office:value-type="float" office:value="5228.22857142857" calcext:value-type="float">
            <text:p>5228.22857142857</text:p>
          </table:table-cell>
          <table:table-cell table:formula="of:=LOG([.$D221];1000)/2" office:value-type="percentage" office:value="0.619725761019953" calcext:value-type="percentage">
            <text:p>61.97%</text:p>
          </table:table-cell>
          <table:table-cell table:formula="of:=LOG([.$D221]/4;10)/4" office:value-type="percentage" office:value="0.779073643697938" calcext:value-type="percentage">
            <text:p>77.91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formula="of:=1.5*[.$A222]*[.$B222]" office:value-type="float" office:value="1627.5" calcext:value-type="float">
            <text:p>1627.5</text:p>
          </table:table-cell>
          <table:table-cell table:formula="of:=([.$C222]+[.$D$3]*[.$A$3]*[.$A222])*(1+[.$E$3]*[.$B$3]*[.$A222])" office:value-type="float" office:value="5265.86666666667" calcext:value-type="float">
            <text:p>5265.86666666667</text:p>
          </table:table-cell>
          <table:table-cell table:formula="of:=LOG([.$D222];1000)/2" office:value-type="percentage" office:value="0.620244976406984" calcext:value-type="percentage">
            <text:p>62.02%</text:p>
          </table:table-cell>
          <table:table-cell table:formula="of:=LOG([.$D222]/4;10)/4" office:value-type="percentage" office:value="0.779852466778485" calcext:value-type="percentage">
            <text:p>77.99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table:formula="of:=1.5*[.$A223]*[.$B223]" office:value-type="float" office:value="1635" calcext:value-type="float">
            <text:p>1635</text:p>
          </table:table-cell>
          <table:table-cell table:formula="of:=([.$C223]+[.$D$3]*[.$A$3]*[.$A223])*(1+[.$E$3]*[.$B$3]*[.$A223])" office:value-type="float" office:value="5303.62857142857" calcext:value-type="float">
            <text:p>5303.62857142857</text:p>
          </table:table-cell>
          <table:table-cell table:formula="of:=LOG([.$D223];1000)/2" office:value-type="percentage" office:value="0.620762183592158" calcext:value-type="percentage">
            <text:p>62.08%</text:p>
          </table:table-cell>
          <table:table-cell table:formula="of:=LOG([.$D223]/4;10)/4" office:value-type="percentage" office:value="0.780628277556247" calcext:value-type="percentage">
            <text:p>78.06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table:formula="of:=1.5*[.$A224]*[.$B224]" office:value-type="float" office:value="1642.5" calcext:value-type="float">
            <text:p>1642.5</text:p>
          </table:table-cell>
          <table:table-cell table:formula="of:=([.$C224]+[.$D$3]*[.$A$3]*[.$A224])*(1+[.$E$3]*[.$B$3]*[.$A224])" office:value-type="float" office:value="5341.51428571429" calcext:value-type="float">
            <text:p>5341.51428571429</text:p>
          </table:table-cell>
          <table:table-cell table:formula="of:=LOG([.$D224];1000)/2" office:value-type="percentage" office:value="0.621277399039768" calcext:value-type="percentage">
            <text:p>62.13%</text:p>
          </table:table-cell>
          <table:table-cell table:formula="of:=LOG([.$D224]/4;10)/4" office:value-type="percentage" office:value="0.781401100727662" calcext:value-type="percentage">
            <text:p>78.14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1.5*[.$A225]*[.$B225]" office:value-type="float" office:value="1650" calcext:value-type="float">
            <text:p>1650</text:p>
          </table:table-cell>
          <table:table-cell table:formula="of:=([.$C225]+[.$D$3]*[.$A$3]*[.$A225])*(1+[.$E$3]*[.$B$3]*[.$A225])" office:value-type="float" office:value="5379.52380952381" calcext:value-type="float">
            <text:p>5379.52380952381</text:p>
          </table:table-cell>
          <table:table-cell table:formula="of:=LOG([.$D225];1000)/2" office:value-type="percentage" office:value="0.621790639003597" calcext:value-type="percentage">
            <text:p>62.18%</text:p>
          </table:table-cell>
          <table:table-cell table:formula="of:=LOG([.$D225]/4;10)/4" office:value-type="percentage" office:value="0.782170960673405" calcext:value-type="percentage">
            <text:p>78.22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formula="of:=1.5*[.$A226]*[.$B226]" office:value-type="float" office:value="1657.5" calcext:value-type="float">
            <text:p>1657.5</text:p>
          </table:table-cell>
          <table:table-cell table:formula="of:=([.$C226]+[.$D$3]*[.$A$3]*[.$A226])*(1+[.$E$3]*[.$B$3]*[.$A226])" office:value-type="float" office:value="5417.65714285714" calcext:value-type="float">
            <text:p>5417.65714285714</text:p>
          </table:table-cell>
          <table:table-cell table:formula="of:=LOG([.$D226];1000)/2" office:value-type="percentage" office:value="0.62230191953059" calcext:value-type="percentage">
            <text:p>62.23%</text:p>
          </table:table-cell>
          <table:table-cell table:formula="of:=LOG([.$D226]/4;10)/4" office:value-type="percentage" office:value="0.782937881463894" calcext:value-type="percentage">
            <text:p>78.29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formula="of:=1.5*[.$A227]*[.$B227]" office:value-type="float" office:value="1665" calcext:value-type="float">
            <text:p>1665</text:p>
          </table:table-cell>
          <table:table-cell table:formula="of:=([.$C227]+[.$D$3]*[.$A$3]*[.$A227])*(1+[.$E$3]*[.$B$3]*[.$A227])" office:value-type="float" office:value="5455.91428571429" calcext:value-type="float">
            <text:p>5455.91428571429</text:p>
          </table:table-cell>
          <table:table-cell table:formula="of:=LOG([.$D227];1000)/2" office:value-type="percentage" office:value="0.622811256464445" calcext:value-type="percentage">
            <text:p>62.28%</text:p>
          </table:table-cell>
          <table:table-cell table:formula="of:=LOG([.$D227]/4;10)/4" office:value-type="percentage" office:value="0.783701886864677" calcext:value-type="percentage">
            <text:p>78.37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formula="of:=1.5*[.$A228]*[.$B228]" office:value-type="float" office:value="1672.5" calcext:value-type="float">
            <text:p>1672.5</text:p>
          </table:table-cell>
          <table:table-cell table:formula="of:=([.$C228]+[.$D$3]*[.$A$3]*[.$A228])*(1+[.$E$3]*[.$B$3]*[.$A228])" office:value-type="float" office:value="5494.29523809524" calcext:value-type="float">
            <text:p>5494.29523809524</text:p>
          </table:table-cell>
          <table:table-cell table:formula="of:=LOG([.$D228];1000)/2" office:value-type="percentage" office:value="0.623318665449128" calcext:value-type="percentage">
            <text:p>62.33%</text:p>
          </table:table-cell>
          <table:table-cell table:formula="of:=LOG([.$D228]/4;10)/4" office:value-type="percentage" office:value="0.784463000341701" calcext:value-type="percentage">
            <text:p>78.45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formula="of:=1.5*[.$A229]*[.$B229]" office:value-type="float" office:value="1680" calcext:value-type="float">
            <text:p>1680</text:p>
          </table:table-cell>
          <table:table-cell table:formula="of:=([.$C229]+[.$D$3]*[.$A$3]*[.$A229])*(1+[.$E$3]*[.$B$3]*[.$A229])" office:value-type="float" office:value="5532.8" calcext:value-type="float">
            <text:p>5532.8</text:p>
          </table:table-cell>
          <table:table-cell table:formula="of:=LOG([.$D229];1000)/2" office:value-type="percentage" office:value="0.623824161932305" calcext:value-type="percentage">
            <text:p>62.38%</text:p>
          </table:table-cell>
          <table:table-cell table:formula="of:=LOG([.$D229]/4;10)/4" office:value-type="percentage" office:value="0.785221245066467" calcext:value-type="percentage">
            <text:p>78.52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1.5*[.$A230]*[.$B230]" office:value-type="float" office:value="1687.5" calcext:value-type="float">
            <text:p>1687.5</text:p>
          </table:table-cell>
          <table:table-cell table:formula="of:=([.$C230]+[.$D$3]*[.$A$3]*[.$A230])*(1+[.$E$3]*[.$B$3]*[.$A230])" office:value-type="float" office:value="5571.42857142857" calcext:value-type="float">
            <text:p>5571.42857142857</text:p>
          </table:table-cell>
          <table:table-cell table:formula="of:=LOG([.$D230];1000)/2" office:value-type="percentage" office:value="0.624327761168707" calcext:value-type="percentage">
            <text:p>62.43%</text:p>
          </table:table-cell>
          <table:table-cell table:formula="of:=LOG([.$D230]/4;10)/4" office:value-type="percentage" office:value="0.78597664392107" calcext:value-type="percentage">
            <text:p>78.60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formula="of:=1.5*[.$A231]*[.$B231]" office:value-type="float" office:value="1695" calcext:value-type="float">
            <text:p>1695</text:p>
          </table:table-cell>
          <table:table-cell table:formula="of:=([.$C231]+[.$D$3]*[.$A$3]*[.$A231])*(1+[.$E$3]*[.$B$3]*[.$A231])" office:value-type="float" office:value="5610.18095238095" calcext:value-type="float">
            <text:p>5610.18095238095</text:p>
          </table:table-cell>
          <table:table-cell table:formula="of:=LOG([.$D231];1000)/2" office:value-type="percentage" office:value="0.624829478223417" calcext:value-type="percentage">
            <text:p>62.48%</text:p>
          </table:table-cell>
          <table:table-cell table:formula="of:=LOG([.$D231]/4;10)/4" office:value-type="percentage" office:value="0.786729219503135" calcext:value-type="percentage">
            <text:p>78.67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1.5*[.$A232]*[.$B232]" office:value-type="float" office:value="1702.5" calcext:value-type="float">
            <text:p>1702.5</text:p>
          </table:table-cell>
          <table:table-cell table:formula="of:=([.$C232]+[.$D$3]*[.$A$3]*[.$A232])*(1+[.$E$3]*[.$B$3]*[.$A232])" office:value-type="float" office:value="5649.05714285714" calcext:value-type="float">
            <text:p>5649.05714285714</text:p>
          </table:table-cell>
          <table:table-cell table:formula="of:=LOG([.$D232];1000)/2" office:value-type="percentage" office:value="0.625329327975085" calcext:value-type="percentage">
            <text:p>62.53%</text:p>
          </table:table-cell>
          <table:table-cell table:formula="of:=LOG([.$D232]/4;10)/4" office:value-type="percentage" office:value="0.787478994130637" calcext:value-type="percentage">
            <text:p>78.75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formula="of:=1.5*[.$A233]*[.$B233]" office:value-type="float" office:value="1710" calcext:value-type="float">
            <text:p>1710</text:p>
          </table:table-cell>
          <table:table-cell table:formula="of:=([.$C233]+[.$D$3]*[.$A$3]*[.$A233])*(1+[.$E$3]*[.$B$3]*[.$A233])" office:value-type="float" office:value="5688.05714285714" calcext:value-type="float">
            <text:p>5688.05714285714</text:p>
          </table:table-cell>
          <table:table-cell table:formula="of:=LOG([.$D233];1000)/2" office:value-type="percentage" office:value="0.62582732511908" calcext:value-type="percentage">
            <text:p>62.58%</text:p>
          </table:table-cell>
          <table:table-cell table:formula="of:=LOG([.$D233]/4;10)/4" office:value-type="percentage" office:value="0.78822598984663" calcext:value-type="percentage">
            <text:p>78.82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formula="of:=1.5*[.$A234]*[.$B234]" office:value-type="float" office:value="1717.5" calcext:value-type="float">
            <text:p>1717.5</text:p>
          </table:table-cell>
          <table:table-cell table:formula="of:=([.$C234]+[.$D$3]*[.$A$3]*[.$A234])*(1+[.$E$3]*[.$B$3]*[.$A234])" office:value-type="float" office:value="5727.18095238095" calcext:value-type="float">
            <text:p>5727.18095238095</text:p>
          </table:table-cell>
          <table:table-cell table:formula="of:=LOG([.$D234];1000)/2" office:value-type="percentage" office:value="0.626323484170568" calcext:value-type="percentage">
            <text:p>62.63%</text:p>
          </table:table-cell>
          <table:table-cell table:formula="of:=LOG([.$D234]/4;10)/4" office:value-type="percentage" office:value="0.788970228423862" calcext:value-type="percentage">
            <text:p>78.90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1.5*[.$A235]*[.$B235]" office:value-type="float" office:value="1725" calcext:value-type="float">
            <text:p>1725</text:p>
          </table:table-cell>
          <table:table-cell table:formula="of:=([.$C235]+[.$D$3]*[.$A$3]*[.$A235])*(1+[.$E$3]*[.$B$3]*[.$A235])" office:value-type="float" office:value="5766.42857142857" calcext:value-type="float">
            <text:p>5766.42857142857</text:p>
          </table:table-cell>
          <table:table-cell table:formula="of:=LOG([.$D235];1000)/2" office:value-type="percentage" office:value="0.62681781946753" calcext:value-type="percentage">
            <text:p>62.68%</text:p>
          </table:table-cell>
          <table:table-cell table:formula="of:=LOG([.$D235]/4;10)/4" office:value-type="percentage" office:value="0.789711731369304" calcext:value-type="percentage">
            <text:p>78.97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formula="of:=1.5*[.$A236]*[.$B236]" office:value-type="float" office:value="1732.5" calcext:value-type="float">
            <text:p>1732.5</text:p>
          </table:table-cell>
          <table:table-cell table:formula="of:=([.$C236]+[.$D$3]*[.$A$3]*[.$A236])*(1+[.$E$3]*[.$B$3]*[.$A236])" office:value-type="float" office:value="5805.8" calcext:value-type="float">
            <text:p>5805.8</text:p>
          </table:table-cell>
          <table:table-cell table:formula="of:=LOG([.$D236];1000)/2" office:value-type="percentage" office:value="0.627310345173709" calcext:value-type="percentage">
            <text:p>62.73%</text:p>
          </table:table-cell>
          <table:table-cell table:formula="of:=LOG([.$D236]/4;10)/4" office:value-type="percentage" office:value="0.790450519928573" calcext:value-type="percentage">
            <text:p>79.05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table:formula="of:=1.5*[.$A237]*[.$B237]" office:value-type="float" office:value="1740" calcext:value-type="float">
            <text:p>1740</text:p>
          </table:table-cell>
          <table:table-cell table:formula="of:=([.$C237]+[.$D$3]*[.$A$3]*[.$A237])*(1+[.$E$3]*[.$B$3]*[.$A237])" office:value-type="float" office:value="5845.29523809524" calcext:value-type="float">
            <text:p>5845.29523809524</text:p>
          </table:table-cell>
          <table:table-cell table:formula="of:=LOG([.$D237];1000)/2" office:value-type="percentage" office:value="0.627801075281506" calcext:value-type="percentage">
            <text:p>62.78%</text:p>
          </table:table-cell>
          <table:table-cell table:formula="of:=LOG([.$D237]/4;10)/4" office:value-type="percentage" office:value="0.791186615090269" calcext:value-type="percentage">
            <text:p>79.12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table:formula="of:=1.5*[.$A238]*[.$B238]" office:value-type="float" office:value="1747.5" calcext:value-type="float">
            <text:p>1747.5</text:p>
          </table:table-cell>
          <table:table-cell table:formula="of:=([.$C238]+[.$D$3]*[.$A$3]*[.$A238])*(1+[.$E$3]*[.$B$3]*[.$A238])" office:value-type="float" office:value="5884.91428571429" calcext:value-type="float">
            <text:p>5884.91428571429</text:p>
          </table:table-cell>
          <table:table-cell table:formula="of:=LOG([.$D238];1000)/2" office:value-type="percentage" office:value="0.628290023614803" calcext:value-type="percentage">
            <text:p>62.83%</text:p>
          </table:table-cell>
          <table:table-cell table:formula="of:=LOG([.$D238]/4;10)/4" office:value-type="percentage" office:value="0.791920037590214" calcext:value-type="percentage">
            <text:p>79.19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table:formula="of:=1.5*[.$A239]*[.$B239]" office:value-type="float" office:value="1755" calcext:value-type="float">
            <text:p>1755</text:p>
          </table:table-cell>
          <table:table-cell table:formula="of:=([.$C239]+[.$D$3]*[.$A$3]*[.$A239])*(1+[.$E$3]*[.$B$3]*[.$A239])" office:value-type="float" office:value="5924.65714285714" calcext:value-type="float">
            <text:p>5924.65714285714</text:p>
          </table:table-cell>
          <table:table-cell table:formula="of:=LOG([.$D239];1000)/2" office:value-type="percentage" office:value="0.628777203831734" calcext:value-type="percentage">
            <text:p>62.88%</text:p>
          </table:table-cell>
          <table:table-cell table:formula="of:=LOG([.$D239]/4;10)/4" office:value-type="percentage" office:value="0.79265080791561" calcext:value-type="percentage">
            <text:p>79.27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table:formula="of:=1.5*[.$A240]*[.$B240]" office:value-type="float" office:value="1762.5" calcext:value-type="float">
            <text:p>1762.5</text:p>
          </table:table-cell>
          <table:table-cell table:formula="of:=([.$C240]+[.$D$3]*[.$A$3]*[.$A240])*(1+[.$E$3]*[.$B$3]*[.$A240])" office:value-type="float" office:value="5964.52380952381" calcext:value-type="float">
            <text:p>5964.52380952381</text:p>
          </table:table-cell>
          <table:table-cell table:formula="of:=LOG([.$D240];1000)/2" office:value-type="percentage" office:value="0.629262629427398" calcext:value-type="percentage">
            <text:p>62.93%</text:p>
          </table:table-cell>
          <table:table-cell table:formula="of:=LOG([.$D240]/4;10)/4" office:value-type="percentage" office:value="0.793378946309107" calcext:value-type="percentage">
            <text:p>79.34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table:formula="of:=1.5*[.$A241]*[.$B241]" office:value-type="float" office:value="1770" calcext:value-type="float">
            <text:p>1770</text:p>
          </table:table-cell>
          <table:table-cell table:formula="of:=([.$C241]+[.$D$3]*[.$A$3]*[.$A241])*(1+[.$E$3]*[.$B$3]*[.$A241])" office:value-type="float" office:value="6004.51428571429" calcext:value-type="float">
            <text:p>6004.51428571429</text:p>
          </table:table-cell>
          <table:table-cell table:formula="of:=LOG([.$D241];1000)/2" office:value-type="percentage" office:value="0.629746313736516" calcext:value-type="percentage">
            <text:p>62.97%</text:p>
          </table:table-cell>
          <table:table-cell table:formula="of:=LOG([.$D241]/4;10)/4" office:value-type="percentage" office:value="0.794104472772783" calcext:value-type="percentage">
            <text:p>79.41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1.5*[.$A242]*[.$B242]" office:value-type="float" office:value="1777.5" calcext:value-type="float">
            <text:p>1777.5</text:p>
          </table:table-cell>
          <table:table-cell table:formula="of:=([.$C242]+[.$D$3]*[.$A$3]*[.$A242])*(1+[.$E$3]*[.$B$3]*[.$A242])" office:value-type="float" office:value="6044.62857142857" calcext:value-type="float">
            <text:p>6044.62857142857</text:p>
          </table:table-cell>
          <table:table-cell table:formula="of:=LOG([.$D242];1000)/2" office:value-type="percentage" office:value="0.630228269936026" calcext:value-type="percentage">
            <text:p>63.02%</text:p>
          </table:table-cell>
          <table:table-cell table:formula="of:=LOG([.$D242]/4;10)/4" office:value-type="percentage" office:value="0.794827407072048" calcext:value-type="percentage">
            <text:p>79.48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table:formula="of:=1.5*[.$A243]*[.$B243]" office:value-type="float" office:value="1785" calcext:value-type="float">
            <text:p>1785</text:p>
          </table:table-cell>
          <table:table-cell table:formula="of:=([.$C243]+[.$D$3]*[.$A$3]*[.$A243])*(1+[.$E$3]*[.$B$3]*[.$A243])" office:value-type="float" office:value="6084.86666666667" calcext:value-type="float">
            <text:p>6084.86666666667</text:p>
          </table:table-cell>
          <table:table-cell table:formula="of:=LOG([.$D243];1000)/2" office:value-type="percentage" office:value="0.630708511047638" calcext:value-type="percentage">
            <text:p>63.07%</text:p>
          </table:table-cell>
          <table:table-cell table:formula="of:=LOG([.$D243]/4;10)/4" office:value-type="percentage" office:value="0.795547768739467" calcext:value-type="percentage">
            <text:p>79.55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1.5*[.$A244]*[.$B244]" office:value-type="float" office:value="1792.5" calcext:value-type="float">
            <text:p>1792.5</text:p>
          </table:table-cell>
          <table:table-cell table:formula="of:=([.$C244]+[.$D$3]*[.$A$3]*[.$A244])*(1+[.$E$3]*[.$B$3]*[.$A244])" office:value-type="float" office:value="6125.22857142857" calcext:value-type="float">
            <text:p>6125.22857142857</text:p>
          </table:table-cell>
          <table:table-cell table:formula="of:=LOG([.$D244];1000)/2" office:value-type="percentage" office:value="0.631187049940326" calcext:value-type="percentage">
            <text:p>63.12%</text:p>
          </table:table-cell>
          <table:table-cell table:formula="of:=LOG([.$D244]/4;10)/4" office:value-type="percentage" office:value="0.796265577078498" calcext:value-type="percentage">
            <text:p>79.63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1.5*[.$A245]*[.$B245]" office:value-type="float" office:value="1800" calcext:value-type="float">
            <text:p>1800</text:p>
          </table:table-cell>
          <table:table-cell table:formula="of:=([.$C245]+[.$D$3]*[.$A$3]*[.$A245])*(1+[.$E$3]*[.$B$3]*[.$A245])" office:value-type="float" office:value="6165.71428571429" calcext:value-type="float">
            <text:p>6165.71428571429</text:p>
          </table:table-cell>
          <table:table-cell table:formula="of:=LOG([.$D245];1000)/2" office:value-type="percentage" office:value="0.631663899332769" calcext:value-type="percentage">
            <text:p>63.17%</text:p>
          </table:table-cell>
          <table:table-cell table:formula="of:=LOG([.$D245]/4;10)/4" office:value-type="percentage" office:value="0.796980851167163" calcext:value-type="percentage">
            <text:p>79.70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table:formula="of:=1.5*[.$A246]*[.$B246]" office:value-type="float" office:value="1807.5" calcext:value-type="float">
            <text:p>1807.5</text:p>
          </table:table-cell>
          <table:table-cell table:formula="of:=([.$C246]+[.$D$3]*[.$A$3]*[.$A246])*(1+[.$E$3]*[.$B$3]*[.$A246])" office:value-type="float" office:value="6206.32380952381" calcext:value-type="float">
            <text:p>6206.32380952381</text:p>
          </table:table-cell>
          <table:table-cell table:formula="of:=LOG([.$D246];1000)/2" office:value-type="percentage" office:value="0.632139071795755" calcext:value-type="percentage">
            <text:p>63.21%</text:p>
          </table:table-cell>
          <table:table-cell table:formula="of:=LOG([.$D246]/4;10)/4" office:value-type="percentage" office:value="0.797693609861642" calcext:value-type="percentage">
            <text:p>79.77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formula="of:=1.5*[.$A247]*[.$B247]" office:value-type="float" office:value="1815" calcext:value-type="float">
            <text:p>1815</text:p>
          </table:table-cell>
          <table:table-cell table:formula="of:=([.$C247]+[.$D$3]*[.$A$3]*[.$A247])*(1+[.$E$3]*[.$B$3]*[.$A247])" office:value-type="float" office:value="6247.05714285714" calcext:value-type="float">
            <text:p>6247.05714285714</text:p>
          </table:table-cell>
          <table:table-cell table:formula="of:=LOG([.$D247];1000)/2" office:value-type="percentage" office:value="0.632612579754518" calcext:value-type="percentage">
            <text:p>63.26%</text:p>
          </table:table-cell>
          <table:table-cell table:formula="of:=LOG([.$D247]/4;10)/4" office:value-type="percentage" office:value="0.798403871799786" calcext:value-type="percentage">
            <text:p>79.84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formula="of:=1.5*[.$A248]*[.$B248]" office:value-type="float" office:value="1822.5" calcext:value-type="float">
            <text:p>1822.5</text:p>
          </table:table-cell>
          <table:table-cell table:formula="of:=([.$C248]+[.$D$3]*[.$A$3]*[.$A248])*(1+[.$E$3]*[.$B$3]*[.$A248])" office:value-type="float" office:value="6287.91428571429" calcext:value-type="float">
            <text:p>6287.91428571429</text:p>
          </table:table-cell>
          <table:table-cell table:formula="of:=LOG([.$D248];1000)/2" office:value-type="percentage" office:value="0.633084435491044" calcext:value-type="percentage">
            <text:p>63.31%</text:p>
          </table:table-cell>
          <table:table-cell table:formula="of:=LOG([.$D248]/4;10)/4" office:value-type="percentage" office:value="0.799111655404576" calcext:value-type="percentage">
            <text:p>79.91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table:formula="of:=1.5*[.$A249]*[.$B249]" office:value-type="float" office:value="1830" calcext:value-type="float">
            <text:p>1830</text:p>
          </table:table-cell>
          <table:table-cell table:formula="of:=([.$C249]+[.$D$3]*[.$A$3]*[.$A249])*(1+[.$E$3]*[.$B$3]*[.$A249])" office:value-type="float" office:value="6328.89523809524" calcext:value-type="float">
            <text:p>6328.89523809524</text:p>
          </table:table-cell>
          <table:table-cell table:formula="of:=LOG([.$D249];1000)/2" office:value-type="percentage" office:value="0.633554651146324" calcext:value-type="percentage">
            <text:p>63.36%</text:p>
          </table:table-cell>
          <table:table-cell table:formula="of:=LOG([.$D249]/4;10)/4" office:value-type="percentage" office:value="0.799816978887495" calcext:value-type="percentage">
            <text:p>79.98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formula="of:=1.5*[.$A250]*[.$B250]" office:value-type="float" office:value="1837.5" calcext:value-type="float">
            <text:p>1837.5</text:p>
          </table:table-cell>
          <table:table-cell table:formula="of:=([.$C250]+[.$D$3]*[.$A$3]*[.$A250])*(1+[.$E$3]*[.$B$3]*[.$A250])" office:value-type="float" office:value="6370" calcext:value-type="float">
            <text:p>6370</text:p>
          </table:table-cell>
          <table:table-cell table:formula="of:=LOG([.$D250];1000)/2" office:value-type="percentage" office:value="0.634023238722558" calcext:value-type="percentage">
            <text:p>63.40%</text:p>
          </table:table-cell>
          <table:table-cell table:formula="of:=LOG([.$D250]/4;10)/4" office:value-type="percentage" office:value="0.800519860251847" calcext:value-type="percentage">
            <text:p>80.05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table:formula="of:=1.5*[.$A251]*[.$B251]" office:value-type="float" office:value="1845" calcext:value-type="float">
            <text:p>1845</text:p>
          </table:table-cell>
          <table:table-cell table:formula="of:=([.$C251]+[.$D$3]*[.$A$3]*[.$A251])*(1+[.$E$3]*[.$B$3]*[.$A251])" office:value-type="float" office:value="6411.22857142857" calcext:value-type="float">
            <text:p>6411.22857142857</text:p>
          </table:table-cell>
          <table:table-cell table:formula="of:=LOG([.$D251];1000)/2" office:value-type="percentage" office:value="0.634490210085328" calcext:value-type="percentage">
            <text:p>63.45%</text:p>
          </table:table-cell>
          <table:table-cell table:formula="of:=LOG([.$D251]/4;10)/4" office:value-type="percentage" office:value="0.801220317296001" calcext:value-type="percentage">
            <text:p>80.12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formula="of:=1.5*[.$A252]*[.$B252]" office:value-type="float" office:value="1852.5" calcext:value-type="float">
            <text:p>1852.5</text:p>
          </table:table-cell>
          <table:table-cell table:formula="of:=([.$C252]+[.$D$3]*[.$A$3]*[.$A252])*(1+[.$E$3]*[.$B$3]*[.$A252])" office:value-type="float" office:value="6452.58095238095" calcext:value-type="float">
            <text:p>6452.58095238095</text:p>
          </table:table-cell>
          <table:table-cell table:formula="of:=LOG([.$D252];1000)/2" office:value-type="percentage" office:value="0.63495557696571" calcext:value-type="percentage">
            <text:p>63.50%</text:p>
          </table:table-cell>
          <table:table-cell table:formula="of:=LOG([.$D252]/4;10)/4" office:value-type="percentage" office:value="0.801918367616574" calcext:value-type="percentage">
            <text:p>80.19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table:formula="of:=1.5*[.$A253]*[.$B253]" office:value-type="float" office:value="1860" calcext:value-type="float">
            <text:p>1860</text:p>
          </table:table-cell>
          <table:table-cell table:formula="of:=([.$C253]+[.$D$3]*[.$A$3]*[.$A253])*(1+[.$E$3]*[.$B$3]*[.$A253])" office:value-type="float" office:value="6494.05714285714" calcext:value-type="float">
            <text:p>6494.05714285714</text:p>
          </table:table-cell>
          <table:table-cell table:formula="of:=LOG([.$D253];1000)/2" office:value-type="percentage" office:value="0.635419350962363" calcext:value-type="percentage">
            <text:p>63.54%</text:p>
          </table:table-cell>
          <table:table-cell table:formula="of:=LOG([.$D253]/4;10)/4" office:value-type="percentage" office:value="0.802614028611553" calcext:value-type="percentage">
            <text:p>80.26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formula="of:=1.5*[.$A254]*[.$B254]" office:value-type="float" office:value="1867.5" calcext:value-type="float">
            <text:p>1867.5</text:p>
          </table:table-cell>
          <table:table-cell table:formula="of:=([.$C254]+[.$D$3]*[.$A$3]*[.$A254])*(1+[.$E$3]*[.$B$3]*[.$A254])" office:value-type="float" office:value="6535.65714285714" calcext:value-type="float">
            <text:p>6535.65714285714</text:p>
          </table:table-cell>
          <table:table-cell table:formula="of:=LOG([.$D254];1000)/2" office:value-type="percentage" office:value="0.635881543543564" calcext:value-type="percentage">
            <text:p>63.59%</text:p>
          </table:table-cell>
          <table:table-cell table:formula="of:=LOG([.$D254]/4;10)/4" office:value-type="percentage" office:value="0.803307317483356" calcext:value-type="percentage">
            <text:p>80.33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1.5*[.$A255]*[.$B255]" office:value-type="float" office:value="1875" calcext:value-type="float">
            <text:p>1875</text:p>
          </table:table-cell>
          <table:table-cell table:formula="of:=([.$C255]+[.$D$3]*[.$A$3]*[.$A255])*(1+[.$E$3]*[.$B$3]*[.$A255])" office:value-type="float" office:value="6577.38095238095" calcext:value-type="float">
            <text:p>6577.38095238095</text:p>
          </table:table-cell>
          <table:table-cell table:formula="of:=LOG([.$D255];1000)/2" office:value-type="percentage" office:value="0.636342166049211" calcext:value-type="percentage">
            <text:p>63.63%</text:p>
          </table:table-cell>
          <table:table-cell table:formula="of:=LOG([.$D255]/4;10)/4" office:value-type="percentage" office:value="0.803998251241826" calcext:value-type="percentage">
            <text:p>80.40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table:formula="of:=1.5*[.$A256]*[.$B256]" office:value-type="float" office:value="1882.5" calcext:value-type="float">
            <text:p>1882.5</text:p>
          </table:table-cell>
          <table:table-cell table:formula="of:=([.$C256]+[.$D$3]*[.$A$3]*[.$A256])*(1+[.$E$3]*[.$B$3]*[.$A256])" office:value-type="float" office:value="6619.22857142857" calcext:value-type="float">
            <text:p>6619.22857142857</text:p>
          </table:table-cell>
          <table:table-cell table:formula="of:=LOG([.$D256];1000)/2" office:value-type="percentage" office:value="0.636801229692779" calcext:value-type="percentage">
            <text:p>63.68%</text:p>
          </table:table-cell>
          <table:table-cell table:formula="of:=LOG([.$D256]/4;10)/4" office:value-type="percentage" office:value="0.804686846707178" calcext:value-type="percentage">
            <text:p>80.47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table:formula="of:=1.5*[.$A257]*[.$B257]" office:value-type="float" office:value="1890" calcext:value-type="float">
            <text:p>1890</text:p>
          </table:table-cell>
          <table:table-cell table:formula="of:=([.$C257]+[.$D$3]*[.$A$3]*[.$A257])*(1+[.$E$3]*[.$B$3]*[.$A257])" office:value-type="float" office:value="6661.2" calcext:value-type="float">
            <text:p>6661.2</text:p>
          </table:table-cell>
          <table:table-cell table:formula="of:=LOG([.$D257];1000)/2" office:value-type="percentage" office:value="0.637258745563248" calcext:value-type="percentage">
            <text:p>63.73%</text:p>
          </table:table-cell>
          <table:table-cell table:formula="of:=LOG([.$D257]/4;10)/4" office:value-type="percentage" office:value="0.805373120512881" calcext:value-type="percentage">
            <text:p>80.54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1.5*[.$A258]*[.$B258]" office:value-type="float" office:value="1897.5" calcext:value-type="float">
            <text:p>1897.5</text:p>
          </table:table-cell>
          <table:table-cell table:formula="of:=([.$C258]+[.$D$3]*[.$A$3]*[.$A258])*(1+[.$E$3]*[.$B$3]*[.$A258])" office:value-type="float" office:value="6703.29523809524" calcext:value-type="float">
            <text:p>6703.29523809524</text:p>
          </table:table-cell>
          <table:table-cell table:formula="of:=LOG([.$D258];1000)/2" office:value-type="percentage" office:value="0.637714724626985" calcext:value-type="percentage">
            <text:p>63.77%</text:p>
          </table:table-cell>
          <table:table-cell table:formula="of:=LOG([.$D258]/4;10)/4" office:value-type="percentage" office:value="0.806057089108486" calcext:value-type="percentage">
            <text:p>80.61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formula="of:=1.5*[.$A259]*[.$B259]" office:value-type="float" office:value="1905" calcext:value-type="float">
            <text:p>1905</text:p>
          </table:table-cell>
          <table:table-cell table:formula="of:=([.$C259]+[.$D$3]*[.$A$3]*[.$A259])*(1+[.$E$3]*[.$B$3]*[.$A259])" office:value-type="float" office:value="6745.51428571429" calcext:value-type="float">
            <text:p>6745.51428571429</text:p>
          </table:table-cell>
          <table:table-cell table:formula="of:=LOG([.$D259];1000)/2" office:value-type="percentage" office:value="0.638169177729597" calcext:value-type="percentage">
            <text:p>63.82%</text:p>
          </table:table-cell>
          <table:table-cell table:formula="of:=LOG([.$D259]/4;10)/4" office:value-type="percentage" office:value="0.806738768762404" calcext:value-type="percentage">
            <text:p>80.67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formula="of:=1.5*[.$A260]*[.$B260]" office:value-type="float" office:value="1912.5" calcext:value-type="float">
            <text:p>1912.5</text:p>
          </table:table-cell>
          <table:table-cell table:formula="of:=([.$C260]+[.$D$3]*[.$A$3]*[.$A260])*(1+[.$E$3]*[.$B$3]*[.$A260])" office:value-type="float" office:value="6787.85714285714" calcext:value-type="float">
            <text:p>6787.85714285714</text:p>
          </table:table-cell>
          <table:table-cell table:formula="of:=LOG([.$D260];1000)/2" office:value-type="percentage" office:value="0.638622115597743" calcext:value-type="percentage">
            <text:p>63.86%</text:p>
          </table:table-cell>
          <table:table-cell table:formula="of:=LOG([.$D260]/4;10)/4" office:value-type="percentage" office:value="0.807418175564624" calcext:value-type="percentage">
            <text:p>80.74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1.5*[.$A261]*[.$B261]" office:value-type="float" office:value="1920" calcext:value-type="float">
            <text:p>1920</text:p>
          </table:table-cell>
          <table:table-cell table:formula="of:=([.$C261]+[.$D$3]*[.$A$3]*[.$A261])*(1+[.$E$3]*[.$B$3]*[.$A261])" office:value-type="float" office:value="6830.32380952381" calcext:value-type="float">
            <text:p>6830.32380952381</text:p>
          </table:table-cell>
          <table:table-cell table:formula="of:=LOG([.$D261];1000)/2" office:value-type="percentage" office:value="0.639073548840917" calcext:value-type="percentage">
            <text:p>63.91%</text:p>
          </table:table-cell>
          <table:table-cell table:formula="of:=LOG([.$D261]/4;10)/4" office:value-type="percentage" office:value="0.808095325429384" calcext:value-type="percentage">
            <text:p>80.81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table:formula="of:=1.5*[.$A262]*[.$B262]" office:value-type="float" office:value="1927.5" calcext:value-type="float">
            <text:p>1927.5</text:p>
          </table:table-cell>
          <table:table-cell table:formula="of:=([.$C262]+[.$D$3]*[.$A$3]*[.$A262])*(1+[.$E$3]*[.$B$3]*[.$A262])" office:value-type="float" office:value="6872.91428571429" calcext:value-type="float">
            <text:p>6872.91428571429</text:p>
          </table:table-cell>
          <table:table-cell table:formula="of:=LOG([.$D262];1000)/2" office:value-type="percentage" office:value="0.639523487953187" calcext:value-type="percentage">
            <text:p>63.95%</text:p>
          </table:table-cell>
          <table:table-cell table:formula="of:=LOG([.$D262]/4;10)/4" office:value-type="percentage" office:value="0.80877023409779" calcext:value-type="percentage">
            <text:p>80.88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table:formula="of:=1.5*[.$A263]*[.$B263]" office:value-type="float" office:value="1935" calcext:value-type="float">
            <text:p>1935</text:p>
          </table:table-cell>
          <table:table-cell table:formula="of:=([.$C263]+[.$D$3]*[.$A$3]*[.$A263])*(1+[.$E$3]*[.$B$3]*[.$A263])" office:value-type="float" office:value="6915.62857142857" calcext:value-type="float">
            <text:p>6915.62857142857</text:p>
          </table:table-cell>
          <table:table-cell table:formula="of:=LOG([.$D263];1000)/2" office:value-type="percentage" office:value="0.639971943314919" calcext:value-type="percentage">
            <text:p>64.00%</text:p>
          </table:table-cell>
          <table:table-cell table:formula="of:=LOG([.$D263]/4;10)/4" office:value-type="percentage" office:value="0.809442917140388" calcext:value-type="percentage">
            <text:p>80.94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formula="of:=1.5*[.$A264]*[.$B264]" office:value-type="float" office:value="1942.5" calcext:value-type="float">
            <text:p>1942.5</text:p>
          </table:table-cell>
          <table:table-cell table:formula="of:=([.$C264]+[.$D$3]*[.$A$3]*[.$A264])*(1+[.$E$3]*[.$B$3]*[.$A264])" office:value-type="float" office:value="6958.46666666667" calcext:value-type="float">
            <text:p>6958.46666666667</text:p>
          </table:table-cell>
          <table:table-cell table:formula="of:=LOG([.$D264];1000)/2" office:value-type="percentage" office:value="0.640418925194447" calcext:value-type="percentage">
            <text:p>64.04%</text:p>
          </table:table-cell>
          <table:table-cell table:formula="of:=LOG([.$D264]/4;10)/4" office:value-type="percentage" office:value="0.810113389959679" calcext:value-type="percentage">
            <text:p>81.01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table:formula="of:=1.5*[.$A265]*[.$B265]" office:value-type="float" office:value="1950" calcext:value-type="float">
            <text:p>1950</text:p>
          </table:table-cell>
          <table:table-cell table:formula="of:=([.$C265]+[.$D$3]*[.$A$3]*[.$A265])*(1+[.$E$3]*[.$B$3]*[.$A265])" office:value-type="float" office:value="7001.42857142857" calcext:value-type="float">
            <text:p>7001.42857142857</text:p>
          </table:table-cell>
          <table:table-cell table:formula="of:=LOG([.$D265];1000)/2" office:value-type="percentage" office:value="0.640864443749729" calcext:value-type="percentage">
            <text:p>64.09%</text:p>
          </table:table-cell>
          <table:table-cell table:formula="of:=LOG([.$D265]/4;10)/4" office:value-type="percentage" office:value="0.810781667792603" calcext:value-type="percentage">
            <text:p>81.08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table:formula="of:=1.5*[.$A266]*[.$B266]" office:value-type="float" office:value="1957.5" calcext:value-type="float">
            <text:p>1957.5</text:p>
          </table:table-cell>
          <table:table-cell table:formula="of:=([.$C266]+[.$D$3]*[.$A$3]*[.$A266])*(1+[.$E$3]*[.$B$3]*[.$A266])" office:value-type="float" office:value="7044.51428571429" calcext:value-type="float">
            <text:p>7044.51428571429</text:p>
          </table:table-cell>
          <table:table-cell table:formula="of:=LOG([.$D266];1000)/2" office:value-type="percentage" office:value="0.641308509029964" calcext:value-type="percentage">
            <text:p>64.13%</text:p>
          </table:table-cell>
          <table:table-cell table:formula="of:=LOG([.$D266]/4;10)/4" office:value-type="percentage" office:value="0.811447765712955" calcext:value-type="percentage">
            <text:p>81.14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table:formula="of:=1.5*[.$A267]*[.$B267]" office:value-type="float" office:value="1965" calcext:value-type="float">
            <text:p>1965</text:p>
          </table:table-cell>
          <table:table-cell table:formula="of:=([.$C267]+[.$D$3]*[.$A$3]*[.$A267])*(1+[.$E$3]*[.$B$3]*[.$A267])" office:value-type="float" office:value="7087.72380952381" calcext:value-type="float">
            <text:p>7087.72380952381</text:p>
          </table:table-cell>
          <table:table-cell table:formula="of:=LOG([.$D267];1000)/2" office:value-type="percentage" office:value="0.641751130977181" calcext:value-type="percentage">
            <text:p>64.18%</text:p>
          </table:table-cell>
          <table:table-cell table:formula="of:=LOG([.$D267]/4;10)/4" office:value-type="percentage" office:value="0.812111698633781" calcext:value-type="percentage">
            <text:p>81.21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table:formula="of:=1.5*[.$A268]*[.$B268]" office:value-type="float" office:value="1972.5" calcext:value-type="float">
            <text:p>1972.5</text:p>
          </table:table-cell>
          <table:table-cell table:formula="of:=([.$C268]+[.$D$3]*[.$A$3]*[.$A268])*(1+[.$E$3]*[.$B$3]*[.$A268])" office:value-type="float" office:value="7131.05714285714" calcext:value-type="float">
            <text:p>7131.05714285714</text:p>
          </table:table-cell>
          <table:table-cell table:formula="of:=LOG([.$D268];1000)/2" office:value-type="percentage" office:value="0.642192319427796" calcext:value-type="percentage">
            <text:p>64.22%</text:p>
          </table:table-cell>
          <table:table-cell table:formula="of:=LOG([.$D268]/4;10)/4" office:value-type="percentage" office:value="0.812773481309703" calcext:value-type="percentage">
            <text:p>81.28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formula="of:=1.5*[.$A269]*[.$B269]" office:value-type="float" office:value="1980" calcext:value-type="float">
            <text:p>1980</text:p>
          </table:table-cell>
          <table:table-cell table:formula="of:=([.$C269]+[.$D$3]*[.$A$3]*[.$A269])*(1+[.$E$3]*[.$B$3]*[.$A269])" office:value-type="float" office:value="7174.51428571429" calcext:value-type="float">
            <text:p>7174.51428571429</text:p>
          </table:table-cell>
          <table:table-cell table:formula="of:=LOG([.$D269];1000)/2" office:value-type="percentage" office:value="0.642632084114145" calcext:value-type="percentage">
            <text:p>64.26%</text:p>
          </table:table-cell>
          <table:table-cell table:formula="of:=LOG([.$D269]/4;10)/4" office:value-type="percentage" office:value="0.813433128339227" calcext:value-type="percentage">
            <text:p>81.34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table:formula="of:=1.5*[.$A270]*[.$B270]" office:value-type="float" office:value="1987.5" calcext:value-type="float">
            <text:p>1987.5</text:p>
          </table:table-cell>
          <table:table-cell table:formula="of:=([.$C270]+[.$D$3]*[.$A$3]*[.$A270])*(1+[.$E$3]*[.$B$3]*[.$A270])" office:value-type="float" office:value="7218.09523809524" calcext:value-type="float">
            <text:p>7218.09523809524</text:p>
          </table:table-cell>
          <table:table-cell table:formula="of:=LOG([.$D270];1000)/2" office:value-type="percentage" office:value="0.643070434665986" calcext:value-type="percentage">
            <text:p>64.31%</text:p>
          </table:table-cell>
          <table:table-cell table:formula="of:=LOG([.$D270]/4;10)/4" office:value-type="percentage" office:value="0.814090654166988" calcext:value-type="percentage">
            <text:p>81.41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formula="of:=1.5*[.$A271]*[.$B271]" office:value-type="float" office:value="1995" calcext:value-type="float">
            <text:p>1995</text:p>
          </table:table-cell>
          <table:table-cell table:formula="of:=([.$C271]+[.$D$3]*[.$A$3]*[.$A271])*(1+[.$E$3]*[.$B$3]*[.$A271])" office:value-type="float" office:value="7261.8" calcext:value-type="float">
            <text:p>7261.8</text:p>
          </table:table-cell>
          <table:table-cell table:formula="of:=LOG([.$D271];1000)/2" office:value-type="percentage" office:value="0.643507380611971" calcext:value-type="percentage">
            <text:p>64.35%</text:p>
          </table:table-cell>
          <table:table-cell table:formula="of:=LOG([.$D271]/4;10)/4" office:value-type="percentage" office:value="0.814746073085965" calcext:value-type="percentage">
            <text:p>81.47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formula="of:=1.5*[.$A272]*[.$B272]" office:value-type="float" office:value="2002.5" calcext:value-type="float">
            <text:p>2002.5</text:p>
          </table:table-cell>
          <table:table-cell table:formula="of:=([.$C272]+[.$D$3]*[.$A$3]*[.$A272])*(1+[.$E$3]*[.$B$3]*[.$A272])" office:value-type="float" office:value="7305.62857142857" calcext:value-type="float">
            <text:p>7305.62857142857</text:p>
          </table:table-cell>
          <table:table-cell table:formula="of:=LOG([.$D272];1000)/2" office:value-type="percentage" office:value="0.643942931381098" calcext:value-type="percentage">
            <text:p>64.39%</text:p>
          </table:table-cell>
          <table:table-cell table:formula="of:=LOG([.$D272]/4;10)/4" office:value-type="percentage" office:value="0.815399399239656" calcext:value-type="percentage">
            <text:p>81.54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formula="of:=1.5*[.$A273]*[.$B273]" office:value-type="float" office:value="2010" calcext:value-type="float">
            <text:p>2010</text:p>
          </table:table-cell>
          <table:table-cell table:formula="of:=([.$C273]+[.$D$3]*[.$A$3]*[.$A273])*(1+[.$E$3]*[.$B$3]*[.$A273])" office:value-type="float" office:value="7349.58095238095" calcext:value-type="float">
            <text:p>7349.58095238095</text:p>
          </table:table-cell>
          <table:table-cell table:formula="of:=LOG([.$D273];1000)/2" office:value-type="percentage" office:value="0.644377096304129" calcext:value-type="percentage">
            <text:p>64.44%</text:p>
          </table:table-cell>
          <table:table-cell table:formula="of:=LOG([.$D273]/4;10)/4" office:value-type="percentage" office:value="0.816050646624203" calcext:value-type="percentage">
            <text:p>81.61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formula="of:=1.5*[.$A274]*[.$B274]" office:value-type="float" office:value="2017.5" calcext:value-type="float">
            <text:p>2017.5</text:p>
          </table:table-cell>
          <table:table-cell table:formula="of:=([.$C274]+[.$D$3]*[.$A$3]*[.$A274])*(1+[.$E$3]*[.$B$3]*[.$A274])" office:value-type="float" office:value="7393.65714285714" calcext:value-type="float">
            <text:p>7393.65714285714</text:p>
          </table:table-cell>
          <table:table-cell table:formula="of:=LOG([.$D274];1000)/2" office:value-type="percentage" office:value="0.644809884614991" calcext:value-type="percentage">
            <text:p>64.48%</text:p>
          </table:table-cell>
          <table:table-cell table:formula="of:=LOG([.$D274]/4;10)/4" office:value-type="percentage" office:value="0.816699829090496" calcext:value-type="percentage">
            <text:p>81.67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formula="of:=1.5*[.$A275]*[.$B275]" office:value-type="float" office:value="2025" calcext:value-type="float">
            <text:p>2025</text:p>
          </table:table-cell>
          <table:table-cell table:formula="of:=([.$C275]+[.$D$3]*[.$A$3]*[.$A275])*(1+[.$E$3]*[.$B$3]*[.$A275])" office:value-type="float" office:value="7437.85714285714" calcext:value-type="float">
            <text:p>7437.85714285714</text:p>
          </table:table-cell>
          <table:table-cell table:formula="of:=LOG([.$D275];1000)/2" office:value-type="percentage" office:value="0.645241305452139" calcext:value-type="percentage">
            <text:p>64.52%</text:p>
          </table:table-cell>
          <table:table-cell table:formula="of:=LOG([.$D275]/4;10)/4" office:value-type="percentage" office:value="0.817346960346219" calcext:value-type="percentage">
            <text:p>81.73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formula="of:=1.5*[.$A276]*[.$B276]" office:value-type="float" office:value="2032.5" calcext:value-type="float">
            <text:p>2032.5</text:p>
          </table:table-cell>
          <table:table-cell table:formula="of:=([.$C276]+[.$D$3]*[.$A$3]*[.$A276])*(1+[.$E$3]*[.$B$3]*[.$A276])" office:value-type="float" office:value="7482.18095238095" calcext:value-type="float">
            <text:p>7482.18095238095</text:p>
          </table:table-cell>
          <table:table-cell table:formula="of:=LOG([.$D276];1000)/2" office:value-type="percentage" office:value="0.645671367859911" calcext:value-type="percentage">
            <text:p>64.57%</text:p>
          </table:table-cell>
          <table:table-cell table:formula="of:=LOG([.$D276]/4;10)/4" office:value-type="percentage" office:value="0.817992053957876" calcext:value-type="percentage">
            <text:p>81.80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formula="of:=1.5*[.$A277]*[.$B277]" office:value-type="float" office:value="2040" calcext:value-type="float">
            <text:p>2040</text:p>
          </table:table-cell>
          <table:table-cell table:formula="of:=([.$C277]+[.$D$3]*[.$A$3]*[.$A277])*(1+[.$E$3]*[.$B$3]*[.$A277])" office:value-type="float" office:value="7526.62857142857" calcext:value-type="float">
            <text:p>7526.62857142857</text:p>
          </table:table-cell>
          <table:table-cell table:formula="of:=LOG([.$D277];1000)/2" office:value-type="percentage" office:value="0.646100080789842" calcext:value-type="percentage">
            <text:p>64.61%</text:p>
          </table:table-cell>
          <table:table-cell table:formula="of:=LOG([.$D277]/4;10)/4" office:value-type="percentage" office:value="0.818635123352773" calcext:value-type="percentage">
            <text:p>81.86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formula="of:=1.5*[.$A278]*[.$B278]" office:value-type="float" office:value="2047.5" calcext:value-type="float">
            <text:p>2047.5</text:p>
          </table:table-cell>
          <table:table-cell table:formula="of:=([.$C278]+[.$D$3]*[.$A$3]*[.$A278])*(1+[.$E$3]*[.$B$3]*[.$A278])" office:value-type="float" office:value="7571.2" calcext:value-type="float">
            <text:p>7571.2</text:p>
          </table:table-cell>
          <table:table-cell table:formula="of:=LOG([.$D278];1000)/2" office:value-type="percentage" office:value="0.64652745310197" calcext:value-type="percentage">
            <text:p>64.65%</text:p>
          </table:table-cell>
          <table:table-cell table:formula="of:=LOG([.$D278]/4;10)/4" office:value-type="percentage" office:value="0.819276181820964" calcext:value-type="percentage">
            <text:p>81.93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formula="of:=1.5*[.$A279]*[.$B279]" office:value-type="float" office:value="2055" calcext:value-type="float">
            <text:p>2055</text:p>
          </table:table-cell>
          <table:table-cell table:formula="of:=([.$C279]+[.$D$3]*[.$A$3]*[.$A279])*(1+[.$E$3]*[.$B$3]*[.$A279])" office:value-type="float" office:value="7615.89523809524" calcext:value-type="float">
            <text:p>7615.89523809524</text:p>
          </table:table-cell>
          <table:table-cell table:formula="of:=LOG([.$D279];1000)/2" office:value-type="percentage" office:value="0.646953493566105" calcext:value-type="percentage">
            <text:p>64.70%</text:p>
          </table:table-cell>
          <table:table-cell table:formula="of:=LOG([.$D279]/4;10)/4" office:value-type="percentage" office:value="0.819915242517167" calcext:value-type="percentage">
            <text:p>81.99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1.5*[.$A280]*[.$B280]" office:value-type="float" office:value="2062.5" calcext:value-type="float">
            <text:p>2062.5</text:p>
          </table:table-cell>
          <table:table-cell table:formula="of:=([.$C280]+[.$D$3]*[.$A$3]*[.$A280])*(1+[.$E$3]*[.$B$3]*[.$A280])" office:value-type="float" office:value="7660.71428571428" calcext:value-type="float">
            <text:p>7660.71428571428</text:p>
          </table:table-cell>
          <table:table-cell table:formula="of:=LOG([.$D280];1000)/2" office:value-type="percentage" office:value="0.647378210863087" calcext:value-type="percentage">
            <text:p>64.74%</text:p>
          </table:table-cell>
          <table:table-cell table:formula="of:=LOG([.$D280]/4;10)/4" office:value-type="percentage" office:value="0.82055231846264" calcext:value-type="percentage">
            <text:p>82.06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formula="of:=1.5*[.$A281]*[.$B281]" office:value-type="float" office:value="2070" calcext:value-type="float">
            <text:p>2070</text:p>
          </table:table-cell>
          <table:table-cell table:formula="of:=([.$C281]+[.$D$3]*[.$A$3]*[.$A281])*(1+[.$E$3]*[.$B$3]*[.$A281])" office:value-type="float" office:value="7705.65714285714" calcext:value-type="float">
            <text:p>7705.65714285714</text:p>
          </table:table-cell>
          <table:table-cell table:formula="of:=LOG([.$D281];1000)/2" office:value-type="percentage" office:value="0.647801613586016" calcext:value-type="percentage">
            <text:p>64.78%</text:p>
          </table:table-cell>
          <table:table-cell table:formula="of:=LOG([.$D281]/4;10)/4" office:value-type="percentage" office:value="0.821187422547033" calcext:value-type="percentage">
            <text:p>82.12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formula="of:=1.5*[.$A282]*[.$B282]" office:value-type="float" office:value="2077.5" calcext:value-type="float">
            <text:p>2077.5</text:p>
          </table:table-cell>
          <table:table-cell table:formula="of:=([.$C282]+[.$D$3]*[.$A$3]*[.$A282])*(1+[.$E$3]*[.$B$3]*[.$A282])" office:value-type="float" office:value="7750.72380952381" calcext:value-type="float">
            <text:p>7750.72380952381</text:p>
          </table:table-cell>
          <table:table-cell table:formula="of:=LOG([.$D282];1000)/2" office:value-type="percentage" office:value="0.648223710241458" calcext:value-type="percentage">
            <text:p>64.82%</text:p>
          </table:table-cell>
          <table:table-cell table:formula="of:=LOG([.$D282]/4;10)/4" office:value-type="percentage" office:value="0.821820567530196" calcext:value-type="percentage">
            <text:p>82.18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formula="of:=1.5*[.$A283]*[.$B283]" office:value-type="float" office:value="2085" calcext:value-type="float">
            <text:p>2085</text:p>
          </table:table-cell>
          <table:table-cell table:formula="of:=([.$C283]+[.$D$3]*[.$A$3]*[.$A283])*(1+[.$E$3]*[.$B$3]*[.$A283])" office:value-type="float" office:value="7795.91428571429" calcext:value-type="float">
            <text:p>7795.91428571429</text:p>
          </table:table-cell>
          <table:table-cell table:formula="of:=LOG([.$D283];1000)/2" office:value-type="percentage" office:value="0.648644509250638" calcext:value-type="percentage">
            <text:p>64.86%</text:p>
          </table:table-cell>
          <table:table-cell table:formula="of:=LOG([.$D283]/4;10)/4" office:value-type="percentage" office:value="0.822451766043966" calcext:value-type="percentage">
            <text:p>82.25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formula="of:=1.5*[.$A284]*[.$B284]" office:value-type="float" office:value="2092.5" calcext:value-type="float">
            <text:p>2092.5</text:p>
          </table:table-cell>
          <table:table-cell table:formula="of:=([.$C284]+[.$D$3]*[.$A$3]*[.$A284])*(1+[.$E$3]*[.$B$3]*[.$A284])" office:value-type="float" office:value="7841.22857142857" calcext:value-type="float">
            <text:p>7841.22857142857</text:p>
          </table:table-cell>
          <table:table-cell table:formula="of:=LOG([.$D284];1000)/2" office:value-type="percentage" office:value="0.649064018950603" calcext:value-type="percentage">
            <text:p>64.91%</text:p>
          </table:table-cell>
          <table:table-cell table:formula="of:=LOG([.$D284]/4;10)/4" office:value-type="percentage" office:value="0.823081030593914" calcext:value-type="percentage">
            <text:p>82.31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formula="of:=1.5*[.$A285]*[.$B285]" office:value-type="float" office:value="2100" calcext:value-type="float">
            <text:p>2100</text:p>
          </table:table-cell>
          <table:table-cell table:formula="of:=([.$C285]+[.$D$3]*[.$A$3]*[.$A285])*(1+[.$E$3]*[.$B$3]*[.$A285])" office:value-type="float" office:value="7886.66666666667" calcext:value-type="float">
            <text:p>7886.66666666667</text:p>
          </table:table-cell>
          <table:table-cell table:formula="of:=LOG([.$D285];1000)/2" office:value-type="percentage" office:value="0.649482247595375" calcext:value-type="percentage">
            <text:p>64.95%</text:p>
          </table:table-cell>
          <table:table-cell table:formula="of:=LOG([.$D285]/4;10)/4" office:value-type="percentage" office:value="0.823708373561072" calcext:value-type="percentage">
            <text:p>82.37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formula="of:=1.5*[.$A286]*[.$B286]" office:value-type="float" office:value="2107.5" calcext:value-type="float">
            <text:p>2107.5</text:p>
          </table:table-cell>
          <table:table-cell table:formula="of:=([.$C286]+[.$D$3]*[.$A$3]*[.$A286])*(1+[.$E$3]*[.$B$3]*[.$A286])" office:value-type="float" office:value="7932.22857142857" calcext:value-type="float">
            <text:p>7932.22857142857</text:p>
          </table:table-cell>
          <table:table-cell table:formula="of:=LOG([.$D286];1000)/2" office:value-type="percentage" office:value="0.649899203357072" calcext:value-type="percentage">
            <text:p>64.99%</text:p>
          </table:table-cell>
          <table:table-cell table:formula="of:=LOG([.$D286]/4;10)/4" office:value-type="percentage" office:value="0.824333807203617" calcext:value-type="percentage">
            <text:p>82.43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formula="of:=1.5*[.$A287]*[.$B287]" office:value-type="float" office:value="2115" calcext:value-type="float">
            <text:p>2115</text:p>
          </table:table-cell>
          <table:table-cell table:formula="of:=([.$C287]+[.$D$3]*[.$A$3]*[.$A287])*(1+[.$E$3]*[.$B$3]*[.$A287])" office:value-type="float" office:value="7977.91428571429" calcext:value-type="float">
            <text:p>7977.91428571429</text:p>
          </table:table-cell>
          <table:table-cell table:formula="of:=LOG([.$D287];1000)/2" office:value-type="percentage" office:value="0.650314894327022" calcext:value-type="percentage">
            <text:p>65.03%</text:p>
          </table:table-cell>
          <table:table-cell table:formula="of:=LOG([.$D287]/4;10)/4" office:value-type="percentage" office:value="0.824957343658542" calcext:value-type="percentage">
            <text:p>82.50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formula="of:=1.5*[.$A288]*[.$B288]" office:value-type="float" office:value="2122.5" calcext:value-type="float">
            <text:p>2122.5</text:p>
          </table:table-cell>
          <table:table-cell table:formula="of:=([.$C288]+[.$D$3]*[.$A$3]*[.$A288])*(1+[.$E$3]*[.$B$3]*[.$A288])" office:value-type="float" office:value="8023.72380952381" calcext:value-type="float">
            <text:p>8023.72380952381</text:p>
          </table:table-cell>
          <table:table-cell table:formula="of:=LOG([.$D288];1000)/2" office:value-type="percentage" office:value="0.650729328516846" calcext:value-type="percentage">
            <text:p>65.07%</text:p>
          </table:table-cell>
          <table:table-cell table:formula="of:=LOG([.$D288]/4;10)/4" office:value-type="percentage" office:value="0.825578994943279" calcext:value-type="percentage">
            <text:p>82.56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formula="of:=1.5*[.$A289]*[.$B289]" office:value-type="float" office:value="2130" calcext:value-type="float">
            <text:p>2130</text:p>
          </table:table-cell>
          <table:table-cell table:formula="of:=([.$C289]+[.$D$3]*[.$A$3]*[.$A289])*(1+[.$E$3]*[.$B$3]*[.$A289])" office:value-type="float" office:value="8069.65714285714" calcext:value-type="float">
            <text:p>8069.65714285714</text:p>
          </table:table-cell>
          <table:table-cell table:formula="of:=LOG([.$D289];1000)/2" office:value-type="percentage" office:value="0.651142513859536" calcext:value-type="percentage">
            <text:p>65.11%</text:p>
          </table:table-cell>
          <table:table-cell table:formula="of:=LOG([.$D289]/4;10)/4" office:value-type="percentage" office:value="0.826198772957314" calcext:value-type="percentage">
            <text:p>82.62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1.5*[.$A290]*[.$B290]" office:value-type="float" office:value="2137.5" calcext:value-type="float">
            <text:p>2137.5</text:p>
          </table:table-cell>
          <table:table-cell table:formula="of:=([.$C290]+[.$D$3]*[.$A$3]*[.$A290])*(1+[.$E$3]*[.$B$3]*[.$A290])" office:value-type="float" office:value="8115.71428571429" calcext:value-type="float">
            <text:p>8115.71428571429</text:p>
          </table:table-cell>
          <table:table-cell table:formula="of:=LOG([.$D290];1000)/2" office:value-type="percentage" office:value="0.6515544582105" calcext:value-type="percentage">
            <text:p>65.16%</text:p>
          </table:table-cell>
          <table:table-cell table:formula="of:=LOG([.$D290]/4;10)/4" office:value-type="percentage" office:value="0.82681668948376" calcext:value-type="percentage">
            <text:p>82.68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formula="of:=1.5*[.$A291]*[.$B291]" office:value-type="float" office:value="2145" calcext:value-type="float">
            <text:p>2145</text:p>
          </table:table-cell>
          <table:table-cell table:formula="of:=([.$C291]+[.$D$3]*[.$A$3]*[.$A291])*(1+[.$E$3]*[.$B$3]*[.$A291])" office:value-type="float" office:value="8161.89523809524" calcext:value-type="float">
            <text:p>8161.89523809524</text:p>
          </table:table-cell>
          <table:table-cell table:formula="of:=LOG([.$D291];1000)/2" office:value-type="percentage" office:value="0.651965169348601" calcext:value-type="percentage">
            <text:p>65.20%</text:p>
          </table:table-cell>
          <table:table-cell table:formula="of:=LOG([.$D291]/4;10)/4" office:value-type="percentage" office:value="0.827432756190912" calcext:value-type="percentage">
            <text:p>82.74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formula="of:=1.5*[.$A292]*[.$B292]" office:value-type="float" office:value="2152.5" calcext:value-type="float">
            <text:p>2152.5</text:p>
          </table:table-cell>
          <table:table-cell table:formula="of:=([.$C292]+[.$D$3]*[.$A$3]*[.$A292])*(1+[.$E$3]*[.$B$3]*[.$A292])" office:value-type="float" office:value="8208.2" calcext:value-type="float">
            <text:p>8208.2</text:p>
          </table:table-cell>
          <table:table-cell table:formula="of:=LOG([.$D292];1000)/2" office:value-type="percentage" office:value="0.652374654977173" calcext:value-type="percentage">
            <text:p>65.24%</text:p>
          </table:table-cell>
          <table:table-cell table:formula="of:=LOG([.$D292]/4;10)/4" office:value-type="percentage" office:value="0.828046984633768" calcext:value-type="percentage">
            <text:p>82.80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formula="of:=1.5*[.$A293]*[.$B293]" office:value-type="float" office:value="2160" calcext:value-type="float">
            <text:p>2160</text:p>
          </table:table-cell>
          <table:table-cell table:formula="of:=([.$C293]+[.$D$3]*[.$A$3]*[.$A293])*(1+[.$E$3]*[.$B$3]*[.$A293])" office:value-type="float" office:value="8254.62857142857" calcext:value-type="float">
            <text:p>8254.62857142857</text:p>
          </table:table-cell>
          <table:table-cell table:formula="of:=LOG([.$D293];1000)/2" office:value-type="percentage" office:value="0.652782922725017" calcext:value-type="percentage">
            <text:p>65.28%</text:p>
          </table:table-cell>
          <table:table-cell table:formula="of:=LOG([.$D293]/4;10)/4" office:value-type="percentage" office:value="0.828659386255535" calcext:value-type="percentage">
            <text:p>82.87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formula="of:=1.5*[.$A294]*[.$B294]" office:value-type="float" office:value="2167.5" calcext:value-type="float">
            <text:p>2167.5</text:p>
          </table:table-cell>
          <table:table-cell table:formula="of:=([.$C294]+[.$D$3]*[.$A$3]*[.$A294])*(1+[.$E$3]*[.$B$3]*[.$A294])" office:value-type="float" office:value="8301.18095238095" calcext:value-type="float">
            <text:p>8301.18095238095</text:p>
          </table:table-cell>
          <table:table-cell table:formula="of:=LOG([.$D294];1000)/2" office:value-type="percentage" office:value="0.653189980147391" calcext:value-type="percentage">
            <text:p>65.32%</text:p>
          </table:table-cell>
          <table:table-cell table:formula="of:=LOG([.$D294]/4;10)/4" office:value-type="percentage" office:value="0.829269972389096" calcext:value-type="percentage">
            <text:p>82.93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formula="of:=1.5*[.$A295]*[.$B295]" office:value-type="float" office:value="2175" calcext:value-type="float">
            <text:p>2175</text:p>
          </table:table-cell>
          <table:table-cell table:formula="of:=([.$C295]+[.$D$3]*[.$A$3]*[.$A295])*(1+[.$E$3]*[.$B$3]*[.$A295])" office:value-type="float" office:value="8347.85714285714" calcext:value-type="float">
            <text:p>8347.85714285714</text:p>
          </table:table-cell>
          <table:table-cell table:formula="of:=LOG([.$D295];1000)/2" office:value-type="percentage" office:value="0.653595834726971" calcext:value-type="percentage">
            <text:p>65.36%</text:p>
          </table:table-cell>
          <table:table-cell table:formula="of:=LOG([.$D295]/4;10)/4" office:value-type="percentage" office:value="0.829878754258466" calcext:value-type="percentage">
            <text:p>82.99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formula="of:=1.5*[.$A296]*[.$B296]" office:value-type="float" office:value="2182.5" calcext:value-type="float">
            <text:p>2182.5</text:p>
          </table:table-cell>
          <table:table-cell table:formula="of:=([.$C296]+[.$D$3]*[.$A$3]*[.$A296])*(1+[.$E$3]*[.$B$3]*[.$A296])" office:value-type="float" office:value="8394.65714285714" calcext:value-type="float">
            <text:p>8394.65714285714</text:p>
          </table:table-cell>
          <table:table-cell table:formula="of:=LOG([.$D296];1000)/2" office:value-type="percentage" office:value="0.654000493874804" calcext:value-type="percentage">
            <text:p>65.40%</text:p>
          </table:table-cell>
          <table:table-cell table:formula="of:=LOG([.$D296]/4;10)/4" office:value-type="percentage" office:value="0.830485742980216" calcext:value-type="percentage">
            <text:p>83.05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formula="of:=1.5*[.$A297]*[.$B297]" office:value-type="float" office:value="2190" calcext:value-type="float">
            <text:p>2190</text:p>
          </table:table-cell>
          <table:table-cell table:formula="of:=([.$C297]+[.$D$3]*[.$A$3]*[.$A297])*(1+[.$E$3]*[.$B$3]*[.$A297])" office:value-type="float" office:value="8441.58095238095" calcext:value-type="float">
            <text:p>8441.58095238095</text:p>
          </table:table-cell>
          <table:table-cell table:formula="of:=LOG([.$D297];1000)/2" office:value-type="percentage" office:value="0.654403964931241" calcext:value-type="percentage">
            <text:p>65.44%</text:p>
          </table:table-cell>
          <table:table-cell table:formula="of:=LOG([.$D297]/4;10)/4" office:value-type="percentage" office:value="0.831090949564871" calcext:value-type="percentage">
            <text:p>83.11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table:formula="of:=1.5*[.$A298]*[.$B298]" office:value-type="float" office:value="2197.5" calcext:value-type="float">
            <text:p>2197.5</text:p>
          </table:table-cell>
          <table:table-cell table:formula="of:=([.$C298]+[.$D$3]*[.$A$3]*[.$A298])*(1+[.$E$3]*[.$B$3]*[.$A298])" office:value-type="float" office:value="8488.62857142857" calcext:value-type="float">
            <text:p>8488.62857142857</text:p>
          </table:table-cell>
          <table:table-cell table:formula="of:=LOG([.$D298];1000)/2" office:value-type="percentage" office:value="0.654806255166859" calcext:value-type="percentage">
            <text:p>65.48%</text:p>
          </table:table-cell>
          <table:table-cell table:formula="of:=LOG([.$D298]/4;10)/4" office:value-type="percentage" office:value="0.831694384918297" calcext:value-type="percentage">
            <text:p>83.17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formula="of:=1.5*[.$A299]*[.$B299]" office:value-type="float" office:value="2205" calcext:value-type="float">
            <text:p>2205</text:p>
          </table:table-cell>
          <table:table-cell table:formula="of:=([.$C299]+[.$D$3]*[.$A$3]*[.$A299])*(1+[.$E$3]*[.$B$3]*[.$A299])" office:value-type="float" office:value="8535.8" calcext:value-type="float">
            <text:p>8535.8</text:p>
          </table:table-cell>
          <table:table-cell table:formula="of:=LOG([.$D299];1000)/2" office:value-type="percentage" office:value="0.65520737178336" calcext:value-type="percentage">
            <text:p>65.52%</text:p>
          </table:table-cell>
          <table:table-cell table:formula="of:=LOG([.$D299]/4;10)/4" office:value-type="percentage" office:value="0.832296059843049" calcext:value-type="percentage">
            <text:p>83.23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formula="of:=1.5*[.$A300]*[.$B300]" office:value-type="float" office:value="2212.5" calcext:value-type="float">
            <text:p>2212.5</text:p>
          </table:table-cell>
          <table:table-cell table:formula="of:=([.$C300]+[.$D$3]*[.$A$3]*[.$A300])*(1+[.$E$3]*[.$B$3]*[.$A300])" office:value-type="float" office:value="8583.09523809524" calcext:value-type="float">
            <text:p>8583.09523809524</text:p>
          </table:table-cell>
          <table:table-cell table:formula="of:=LOG([.$D300];1000)/2" office:value-type="percentage" office:value="0.655607321914466" calcext:value-type="percentage">
            <text:p>65.56%</text:p>
          </table:table-cell>
          <table:table-cell table:formula="of:=LOG([.$D300]/4;10)/4" office:value-type="percentage" office:value="0.832895985039709" calcext:value-type="percentage">
            <text:p>83.29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table:formula="of:=1.5*[.$A301]*[.$B301]" office:value-type="float" office:value="2220" calcext:value-type="float">
            <text:p>2220</text:p>
          </table:table-cell>
          <table:table-cell table:formula="of:=([.$C301]+[.$D$3]*[.$A$3]*[.$A301])*(1+[.$E$3]*[.$B$3]*[.$A301])" office:value-type="float" office:value="8630.51428571429" calcext:value-type="float">
            <text:p>8630.51428571429</text:p>
          </table:table-cell>
          <table:table-cell table:formula="of:=LOG([.$D301];1000)/2" office:value-type="percentage" office:value="0.656006112626792" calcext:value-type="percentage">
            <text:p>65.60%</text:p>
          </table:table-cell>
          <table:table-cell table:formula="of:=LOG([.$D301]/4;10)/4" office:value-type="percentage" office:value="0.833494171108198" calcext:value-type="percentage">
            <text:p>83.35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formula="of:=1.5*[.$A302]*[.$B302]" office:value-type="float" office:value="2227.5" calcext:value-type="float">
            <text:p>2227.5</text:p>
          </table:table-cell>
          <table:table-cell table:formula="of:=([.$C302]+[.$D$3]*[.$A$3]*[.$A302])*(1+[.$E$3]*[.$B$3]*[.$A302])" office:value-type="float" office:value="8678.05714285714" calcext:value-type="float">
            <text:p>8678.05714285714</text:p>
          </table:table-cell>
          <table:table-cell table:formula="of:=LOG([.$D302];1000)/2" office:value-type="percentage" office:value="0.656403750920703" calcext:value-type="percentage">
            <text:p>65.64%</text:p>
          </table:table-cell>
          <table:table-cell table:formula="of:=LOG([.$D302]/4;10)/4" office:value-type="percentage" office:value="0.834090628549064" calcext:value-type="percentage">
            <text:p>83.41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table:formula="of:=1.5*[.$A303]*[.$B303]" office:value-type="float" office:value="2235" calcext:value-type="float">
            <text:p>2235</text:p>
          </table:table-cell>
          <table:table-cell table:formula="of:=([.$C303]+[.$D$3]*[.$A$3]*[.$A303])*(1+[.$E$3]*[.$B$3]*[.$A303])" office:value-type="float" office:value="8725.72380952381" calcext:value-type="float">
            <text:p>8725.72380952381</text:p>
          </table:table-cell>
          <table:table-cell table:formula="of:=LOG([.$D303];1000)/2" office:value-type="percentage" office:value="0.656800243731164" calcext:value-type="percentage">
            <text:p>65.68%</text:p>
          </table:table-cell>
          <table:table-cell table:formula="of:=LOG([.$D303]/4;10)/4" office:value-type="percentage" office:value="0.834685367764755" calcext:value-type="percentage">
            <text:p>83.47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formula="of:=1.5*[.$A304]*[.$B304]" office:value-type="float" office:value="2242.5" calcext:value-type="float">
            <text:p>2242.5</text:p>
          </table:table-cell>
          <table:table-cell table:formula="of:=([.$C304]+[.$D$3]*[.$A$3]*[.$A304])*(1+[.$E$3]*[.$B$3]*[.$A304])" office:value-type="float" office:value="8773.51428571429" calcext:value-type="float">
            <text:p>8773.51428571429</text:p>
          </table:table-cell>
          <table:table-cell table:formula="of:=LOG([.$D304];1000)/2" office:value-type="percentage" office:value="0.657195597928572" calcext:value-type="percentage">
            <text:p>65.72%</text:p>
          </table:table-cell>
          <table:table-cell table:formula="of:=LOG([.$D304]/4;10)/4" office:value-type="percentage" office:value="0.835278399060867" calcext:value-type="percentage">
            <text:p>83.53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1.5*[.$A305]*[.$B305]" office:value-type="float" office:value="2250" calcext:value-type="float">
            <text:p>2250</text:p>
          </table:table-cell>
          <table:table-cell table:formula="of:=([.$C305]+[.$D$3]*[.$A$3]*[.$A305])*(1+[.$E$3]*[.$B$3]*[.$A305])" office:value-type="float" office:value="8821.42857142857" calcext:value-type="float">
            <text:p>8821.42857142857</text:p>
          </table:table-cell>
          <table:table-cell table:formula="of:=LOG([.$D305];1000)/2" office:value-type="percentage" office:value="0.657589820319575" calcext:value-type="percentage">
            <text:p>65.76%</text:p>
          </table:table-cell>
          <table:table-cell table:formula="of:=LOG([.$D305]/4;10)/4" office:value-type="percentage" office:value="0.835869732647371" calcext:value-type="percentage">
            <text:p>83.59%</text:p>
          </table:table-cell>
        </table:table-row>
      </table:table>
      <table:table table:name="Damage Calc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table:style-name="ce5" office:value-type="string" calcext:value-type="string">
            <text:p>Weapon</text:p>
          </table:table-cell>
          <table:table-cell table:style-name="ce5" table:number-columns-repeated="2"/>
          <table:table-cell table:style-name="ce5" office:value-type="string" calcext:value-type="string">
            <text:p>Action Speed</text:p>
          </table:table-cell>
          <table:table-cell table:style-name="ce5" office:value-type="string" calcext:value-type="string">
            <text:p>Crit Rating</text:p>
          </table:table-cell>
          <table:table-cell table:style-name="ce5" office:value-type="string" calcext:value-type="string">
            <text:p>Crit Multi</text:p>
          </table:table-cell>
          <table:table-cell table:style-name="ce5" office:value-type="string" calcext:value-type="string">
            <text:p>Flat Damage</text:p>
          </table:table-cell>
          <table:table-cell table:style-name="ce5" office:value-type="string" calcext:value-type="string">
            <text:p>% Damage</text:p>
          </table:table-cell>
          <table:table-cell table:style-name="ce5" table:number-columns-repeated="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Max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table:number-columns-repeated="3"/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er level</text:p>
          </table:table-cell>
          <table:table-cell table:style-name="ce9" table:formula="of:=[.D2]/200" office:value-type="percentage" office:value="0.005" calcext:value-type="percentage">
            <text:p>0.50%</text:p>
          </table:table-cell>
          <table:table-cell table:style-name="ce9" table:formula="of:=[.E2]/200" office:value-type="percentage" office:value="0.0025" calcext:value-type="percentage">
            <text:p>0.25%</text:p>
          </table:table-cell>
          <table:table-cell table:style-name="ce9" table:formula="of:=[.F2]/200" office:value-type="percentage" office:value="0.005" calcext:value-type="percentage">
            <text:p>0.50%</text:p>
          </table:table-cell>
          <table:table-cell table:style-name="ce5" table:formula="of:=[.G2]/200" office:value-type="float" office:value="1" calcext:value-type="float">
            <text:p>1</text:p>
          </table:table-cell>
          <table:table-cell table:style-name="ce9" table:formula="of:=[.H2]/200" office:value-type="percentage" office:value="0.005" calcext:value-type="percentage">
            <text:p>0.50%</text:p>
          </table:table-cell>
          <table:table-cell table:style-name="ce9" table:number-columns-repeated="3"/>
          <table:table-cell table:style-name="ce5" table:number-columns-repeated="5"/>
        </table:table-row>
        <table:table-row table:style-name="ro1">
          <table:table-cell table:style-name="ce5" table:number-columns-repeated="3"/>
          <table:table-cell table:style-name="ce9" table:number-columns-repeated="3"/>
          <table:table-cell table:style-name="ce5"/>
          <table:table-cell table:style-name="ce9" table:number-columns-repeated="4"/>
          <table:table-cell table:style-name="ce5" table:number-columns-repeated="5"/>
        </table:table-row>
        <table:table-row table:style-name="ro1">
          <table:table-cell table:style-name="ce8" office:value-type="string" calcext:value-type="string" table:number-columns-spanned="16" table:number-rows-spanned="1">
            <text:p>Player Character Stats</text:p>
          </table:table-cell>
          <table:covered-table-cell table:number-columns-repeated="6" table:style-name="ce8"/>
          <table:covered-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Main Stat</text:p>
          </table:table-cell>
          <table:table-cell office:value-type="string" calcext:value-type="string">
            <text:p>Base Crit Rating</text:p>
          </table:table-cell>
          <table:table-cell table:style-name="Default" office:value-type="string" calcext:value-type="string">
            <text:p>Crit Chance</text:p>
          </table:table-cell>
          <table:table-cell office:value-type="string" calcext:value-type="string">
            <text:p>Crit Multi</text:p>
          </table:table-cell>
          <table:table-cell office:value-type="string" calcext:value-type="string">
            <text:p>Base Damage</text:p>
          </table:table-cell>
          <table:table-cell office:value-type="string" calcext:value-type="string">
            <text:p>Hit Damage</text:p>
          </table:table-cell>
          <table:table-cell office:value-type="string" calcext:value-type="string">
            <text:p>Action Speed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Party DPS</text:p>
          </table:table-cell>
          <table:table-cell office:value-type="string" calcext:value-type="string">
            <text:p>Party DP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[.$A7]*0.02" office:value-type="float" office:value="1.02" calcext:value-type="float">
            <text:p>1.02</text:p>
          </table:table-cell>
          <table:table-cell table:formula="of:=2*[.$A7]*[.$B7]" office:value-type="float" office:value="2.04" calcext:value-type="float">
            <text:p>2.04</text:p>
          </table:table-cell>
          <table:table-cell table:formula="of:=1.5*[.$A7]*[.$B7]" office:value-type="float" office:value="1.53" calcext:value-type="float">
            <text:p>1.53</text:p>
          </table:table-cell>
          <table:table-cell table:formula="of:=0.05+([.$D7]*(1+[.$A7]*[.$E$3]))/4000" office:value-type="percentage" office:value="0.05038345625" calcext:value-type="percentage">
            <text:p>5.04%</text:p>
          </table:table-cell>
          <table:table-cell table:formula="of:=2+([.$A7]*[.$F$3])" office:value-type="float" office:value="2.005" calcext:value-type="float">
            <text:p>2.005</text:p>
          </table:table-cell>
          <table:table-cell table:formula="of:=10+([.$C7]/4)" office:value-type="float" office:value="10.51" calcext:value-type="float">
            <text:p>10.51</text:p>
          </table:table-cell>
          <table:table-cell table:formula="of:=([.$G7]+([.$G$3]*[.$A7]))*(1+[.$A7]*[.$H$3])" office:value-type="float" office:value="11.56755" calcext:value-type="float">
            <text:p>11.56755</text:p>
          </table:table-cell>
          <table:table-cell table:formula="of:=1/(1+[.$A7]*[.$D$3])" office:value-type="float" office:value="0.995024875621891" calcext:value-type="float">
            <text:p>0.995024875621891</text:p>
          </table:table-cell>
          <table:table-cell table:formula="of:=[.$H7]/[.$I7]" office:value-type="float" office:value="11.62538775" calcext:value-type="float">
            <text:p>11.62538775</text:p>
          </table:table-cell>
          <table:table-cell table:formula="of:=[.$J7]*3" office:value-type="float" office:value="34.87616325" calcext:value-type="float">
            <text:p>34.87616325</text:p>
          </table:table-cell>
          <table:table-cell table:formula="of:=[.$K7]*60" office:value-type="float" office:value="2092.569795" calcext:value-type="float">
            <text:p>2092.5697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[.$A8]*0.02" office:value-type="float" office:value="1.04" calcext:value-type="float">
            <text:p>1.04</text:p>
          </table:table-cell>
          <table:table-cell table:formula="of:=2*[.$A8]*[.$B8]" office:value-type="float" office:value="4.16" calcext:value-type="float">
            <text:p>4.16</text:p>
          </table:table-cell>
          <table:table-cell table:formula="of:=1.5*[.$A8]*[.$B8]" office:value-type="float" office:value="3.12" calcext:value-type="float">
            <text:p>3.12</text:p>
          </table:table-cell>
          <table:table-cell table:formula="of:=0.05+([.$D8]*(1+[.$A8]*[.$E$3]))/4000" office:value-type="percentage" office:value="0.0507839" calcext:value-type="percentage">
            <text:p>5.08%</text:p>
          </table:table-cell>
          <table:table-cell table:formula="of:=2+([.$A8]*[.$F$3])" office:value-type="float" office:value="2.01" calcext:value-type="float">
            <text:p>2.01</text:p>
          </table:table-cell>
          <table:table-cell table:formula="of:=10+([.$C8]/4)" office:value-type="float" office:value="11.04" calcext:value-type="float">
            <text:p>11.04</text:p>
          </table:table-cell>
          <table:table-cell table:formula="of:=([.$G8]+([.$G$3]*[.$A8]))*(1+[.$A8]*[.$H$3])" office:value-type="float" office:value="13.1704" calcext:value-type="float">
            <text:p>13.1704</text:p>
          </table:table-cell>
          <table:table-cell table:formula="of:=1/(1+[.$A8]*[.$D$3])" office:value-type="float" office:value="0.99009900990099" calcext:value-type="float">
            <text:p>0.99009900990099</text:p>
          </table:table-cell>
          <table:table-cell table:formula="of:=[.$H8]/[.$I8]" office:value-type="float" office:value="13.302104" calcext:value-type="float">
            <text:p>13.302104</text:p>
          </table:table-cell>
          <table:table-cell table:formula="of:=[.$J8]*3" office:value-type="float" office:value="39.906312" calcext:value-type="float">
            <text:p>39.906312</text:p>
          </table:table-cell>
          <table:table-cell table:formula="of:=[.$K8]*60" office:value-type="float" office:value="2394.37872" calcext:value-type="float">
            <text:p>2394.378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[.$A9]*0.02" office:value-type="float" office:value="1.06" calcext:value-type="float">
            <text:p>1.06</text:p>
          </table:table-cell>
          <table:table-cell table:formula="of:=2*[.$A9]*[.$B9]" office:value-type="float" office:value="6.36" calcext:value-type="float">
            <text:p>6.36</text:p>
          </table:table-cell>
          <table:table-cell table:formula="of:=1.5*[.$A9]*[.$B9]" office:value-type="float" office:value="4.77" calcext:value-type="float">
            <text:p>4.77</text:p>
          </table:table-cell>
          <table:table-cell table:formula="of:=0.05+([.$D9]*(1+[.$A9]*[.$E$3]))/4000" office:value-type="percentage" office:value="0.05120144375" calcext:value-type="percentage">
            <text:p>5.12%</text:p>
          </table:table-cell>
          <table:table-cell table:formula="of:=2+([.$A9]*[.$F$3])" office:value-type="float" office:value="2.015" calcext:value-type="float">
            <text:p>2.015</text:p>
          </table:table-cell>
          <table:table-cell table:formula="of:=10+([.$C9]/4)" office:value-type="float" office:value="11.59" calcext:value-type="float">
            <text:p>11.59</text:p>
          </table:table-cell>
          <table:table-cell table:formula="of:=([.$G9]+([.$G$3]*[.$A9]))*(1+[.$A9]*[.$H$3])" office:value-type="float" office:value="14.80885" calcext:value-type="float">
            <text:p>14.80885</text:p>
          </table:table-cell>
          <table:table-cell table:formula="of:=1/(1+[.$A9]*[.$D$3])" office:value-type="float" office:value="0.985221674876847" calcext:value-type="float">
            <text:p>0.985221674876847</text:p>
          </table:table-cell>
          <table:table-cell table:formula="of:=[.$H9]/[.$I9]" office:value-type="float" office:value="15.03098275" calcext:value-type="float">
            <text:p>15.03098275</text:p>
          </table:table-cell>
          <table:table-cell table:formula="of:=[.$J9]*3" office:value-type="float" office:value="45.09294825" calcext:value-type="float">
            <text:p>45.09294825</text:p>
          </table:table-cell>
          <table:table-cell table:formula="of:=[.$K9]*60" office:value-type="float" office:value="2705.576895" calcext:value-type="float">
            <text:p>2705.57689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[.$A10]*0.02" office:value-type="float" office:value="1.08" calcext:value-type="float">
            <text:p>1.08</text:p>
          </table:table-cell>
          <table:table-cell table:formula="of:=2*[.$A10]*[.$B10]" office:value-type="float" office:value="8.64" calcext:value-type="float">
            <text:p>8.64</text:p>
          </table:table-cell>
          <table:table-cell table:formula="of:=1.5*[.$A10]*[.$B10]" office:value-type="float" office:value="6.48" calcext:value-type="float">
            <text:p>6.48</text:p>
          </table:table-cell>
          <table:table-cell table:formula="of:=0.05+([.$D10]*(1+[.$A10]*[.$E$3]))/4000" office:value-type="percentage" office:value="0.0516362" calcext:value-type="percentage">
            <text:p>5.16%</text:p>
          </table:table-cell>
          <table:table-cell table:formula="of:=2+([.$A10]*[.$F$3])" office:value-type="float" office:value="2.02" calcext:value-type="float">
            <text:p>2.02</text:p>
          </table:table-cell>
          <table:table-cell table:formula="of:=10+([.$C10]/4)" office:value-type="float" office:value="12.16" calcext:value-type="float">
            <text:p>12.16</text:p>
          </table:table-cell>
          <table:table-cell table:formula="of:=([.$G10]+([.$G$3]*[.$A10]))*(1+[.$A10]*[.$H$3])" office:value-type="float" office:value="16.4832" calcext:value-type="float">
            <text:p>16.4832</text:p>
          </table:table-cell>
          <table:table-cell table:formula="of:=1/(1+[.$A10]*[.$D$3])" office:value-type="float" office:value="0.980392156862745" calcext:value-type="float">
            <text:p>0.980392156862745</text:p>
          </table:table-cell>
          <table:table-cell table:formula="of:=[.$H10]/[.$I10]" office:value-type="float" office:value="16.812864" calcext:value-type="float">
            <text:p>16.812864</text:p>
          </table:table-cell>
          <table:table-cell table:formula="of:=[.$J10]*3" office:value-type="float" office:value="50.438592" calcext:value-type="float">
            <text:p>50.438592</text:p>
          </table:table-cell>
          <table:table-cell table:formula="of:=[.$K10]*60" office:value-type="float" office:value="3026.31552" calcext:value-type="float">
            <text:p>3026.315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[.$A11]*0.02" office:value-type="float" office:value="1.1" calcext:value-type="float">
            <text:p>1.1</text:p>
          </table:table-cell>
          <table:table-cell table:formula="of:=2*[.$A11]*[.$B11]" office:value-type="float" office:value="11" calcext:value-type="float">
            <text:p>11</text:p>
          </table:table-cell>
          <table:table-cell table:formula="of:=1.5*[.$A11]*[.$B11]" office:value-type="float" office:value="8.25" calcext:value-type="float">
            <text:p>8.25</text:p>
          </table:table-cell>
          <table:table-cell table:formula="of:=0.05+([.$D11]*(1+[.$A11]*[.$E$3]))/4000" office:value-type="percentage" office:value="0.05208828125" calcext:value-type="percentage">
            <text:p>5.21%</text:p>
          </table:table-cell>
          <table:table-cell table:formula="of:=2+([.$A11]*[.$F$3])" office:value-type="float" office:value="2.025" calcext:value-type="float">
            <text:p>2.025</text:p>
          </table:table-cell>
          <table:table-cell table:formula="of:=10+([.$C11]/4)" office:value-type="float" office:value="12.75" calcext:value-type="float">
            <text:p>12.75</text:p>
          </table:table-cell>
          <table:table-cell table:formula="of:=([.$G11]+([.$G$3]*[.$A11]))*(1+[.$A11]*[.$H$3])" office:value-type="float" office:value="18.19375" calcext:value-type="float">
            <text:p>18.19375</text:p>
          </table:table-cell>
          <table:table-cell table:formula="of:=1/(1+[.$A11]*[.$D$3])" office:value-type="float" office:value="0.975609756097561" calcext:value-type="float">
            <text:p>0.975609756097561</text:p>
          </table:table-cell>
          <table:table-cell table:formula="of:=[.$H11]/[.$I11]" office:value-type="float" office:value="18.64859375" calcext:value-type="float">
            <text:p>18.64859375</text:p>
          </table:table-cell>
          <table:table-cell table:formula="of:=[.$J11]*3" office:value-type="float" office:value="55.94578125" calcext:value-type="float">
            <text:p>55.94578125</text:p>
          </table:table-cell>
          <table:table-cell table:formula="of:=[.$K11]*60" office:value-type="float" office:value="3356.746875" calcext:value-type="float">
            <text:p>3356.7468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[.$A12]*0.02" office:value-type="float" office:value="1.12" calcext:value-type="float">
            <text:p>1.12</text:p>
          </table:table-cell>
          <table:table-cell table:formula="of:=2*[.$A12]*[.$B12]" office:value-type="float" office:value="13.44" calcext:value-type="float">
            <text:p>13.44</text:p>
          </table:table-cell>
          <table:table-cell table:formula="of:=1.5*[.$A12]*[.$B12]" office:value-type="float" office:value="10.08" calcext:value-type="float">
            <text:p>10.08</text:p>
          </table:table-cell>
          <table:table-cell table:formula="of:=0.05+([.$D12]*(1+[.$A12]*[.$E$3]))/4000" office:value-type="percentage" office:value="0.0525578" calcext:value-type="percentage">
            <text:p>5.26%</text:p>
          </table:table-cell>
          <table:table-cell table:formula="of:=2+([.$A12]*[.$F$3])" office:value-type="float" office:value="2.03" calcext:value-type="float">
            <text:p>2.03</text:p>
          </table:table-cell>
          <table:table-cell table:formula="of:=10+([.$C12]/4)" office:value-type="float" office:value="13.36" calcext:value-type="float">
            <text:p>13.36</text:p>
          </table:table-cell>
          <table:table-cell table:formula="of:=([.$G12]+([.$G$3]*[.$A12]))*(1+[.$A12]*[.$H$3])" office:value-type="float" office:value="19.9408" calcext:value-type="float">
            <text:p>19.9408</text:p>
          </table:table-cell>
          <table:table-cell table:formula="of:=1/(1+[.$A12]*[.$D$3])" office:value-type="float" office:value="0.970873786407767" calcext:value-type="float">
            <text:p>0.970873786407767</text:p>
          </table:table-cell>
          <table:table-cell table:formula="of:=[.$H12]/[.$I12]" office:value-type="float" office:value="20.539024" calcext:value-type="float">
            <text:p>20.539024</text:p>
          </table:table-cell>
          <table:table-cell table:formula="of:=[.$J12]*3" office:value-type="float" office:value="61.617072" calcext:value-type="float">
            <text:p>61.617072</text:p>
          </table:table-cell>
          <table:table-cell table:formula="of:=[.$K12]*60" office:value-type="float" office:value="3697.02432" calcext:value-type="float">
            <text:p>3697.024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[.$A13]*0.02" office:value-type="float" office:value="1.14" calcext:value-type="float">
            <text:p>1.14</text:p>
          </table:table-cell>
          <table:table-cell table:formula="of:=2*[.$A13]*[.$B13]" office:value-type="float" office:value="15.96" calcext:value-type="float">
            <text:p>15.96</text:p>
          </table:table-cell>
          <table:table-cell table:formula="of:=1.5*[.$A13]*[.$B13]" office:value-type="float" office:value="11.97" calcext:value-type="float">
            <text:p>11.97</text:p>
          </table:table-cell>
          <table:table-cell table:formula="of:=0.05+([.$D13]*(1+[.$A13]*[.$E$3]))/4000" office:value-type="percentage" office:value="0.05304486875" calcext:value-type="percentage">
            <text:p>5.30%</text:p>
          </table:table-cell>
          <table:table-cell table:formula="of:=2+([.$A13]*[.$F$3])" office:value-type="float" office:value="2.035" calcext:value-type="float">
            <text:p>2.035</text:p>
          </table:table-cell>
          <table:table-cell table:formula="of:=10+([.$C13]/4)" office:value-type="float" office:value="13.99" calcext:value-type="float">
            <text:p>13.99</text:p>
          </table:table-cell>
          <table:table-cell table:formula="of:=([.$G13]+([.$G$3]*[.$A13]))*(1+[.$A13]*[.$H$3])" office:value-type="float" office:value="21.72465" calcext:value-type="float">
            <text:p>21.72465</text:p>
          </table:table-cell>
          <table:table-cell table:formula="of:=1/(1+[.$A13]*[.$D$3])" office:value-type="float" office:value="0.966183574879227" calcext:value-type="float">
            <text:p>0.966183574879227</text:p>
          </table:table-cell>
          <table:table-cell table:formula="of:=[.$H13]/[.$I13]" office:value-type="float" office:value="22.48501275" calcext:value-type="float">
            <text:p>22.48501275</text:p>
          </table:table-cell>
          <table:table-cell table:formula="of:=[.$J13]*3" office:value-type="float" office:value="67.45503825" calcext:value-type="float">
            <text:p>67.45503825</text:p>
          </table:table-cell>
          <table:table-cell table:formula="of:=[.$K13]*60" office:value-type="float" office:value="4047.302295" calcext:value-type="float">
            <text:p>4047.3022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[.$A14]*0.02" office:value-type="float" office:value="1.16" calcext:value-type="float">
            <text:p>1.16</text:p>
          </table:table-cell>
          <table:table-cell table:formula="of:=2*[.$A14]*[.$B14]" office:value-type="float" office:value="18.56" calcext:value-type="float">
            <text:p>18.56</text:p>
          </table:table-cell>
          <table:table-cell table:formula="of:=1.5*[.$A14]*[.$B14]" office:value-type="float" office:value="13.92" calcext:value-type="float">
            <text:p>13.92</text:p>
          </table:table-cell>
          <table:table-cell table:formula="of:=0.05+([.$D14]*(1+[.$A14]*[.$E$3]))/4000" office:value-type="percentage" office:value="0.0535496" calcext:value-type="percentage">
            <text:p>5.35%</text:p>
          </table:table-cell>
          <table:table-cell table:formula="of:=2+([.$A14]*[.$F$3])" office:value-type="float" office:value="2.04" calcext:value-type="float">
            <text:p>2.04</text:p>
          </table:table-cell>
          <table:table-cell table:formula="of:=10+([.$C14]/4)" office:value-type="float" office:value="14.64" calcext:value-type="float">
            <text:p>14.64</text:p>
          </table:table-cell>
          <table:table-cell table:formula="of:=([.$G14]+([.$G$3]*[.$A14]))*(1+[.$A14]*[.$H$3])" office:value-type="float" office:value="23.5456" calcext:value-type="float">
            <text:p>23.5456</text:p>
          </table:table-cell>
          <table:table-cell table:formula="of:=1/(1+[.$A14]*[.$D$3])" office:value-type="float" office:value="0.961538461538462" calcext:value-type="float">
            <text:p>0.961538461538462</text:p>
          </table:table-cell>
          <table:table-cell table:formula="of:=[.$H14]/[.$I14]" office:value-type="float" office:value="24.487424" calcext:value-type="float">
            <text:p>24.487424</text:p>
          </table:table-cell>
          <table:table-cell table:formula="of:=[.$J14]*3" office:value-type="float" office:value="73.462272" calcext:value-type="float">
            <text:p>73.462272</text:p>
          </table:table-cell>
          <table:table-cell table:formula="of:=[.$K14]*60" office:value-type="float" office:value="4407.73632" calcext:value-type="float">
            <text:p>4407.736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[.$A15]*0.02" office:value-type="float" office:value="1.18" calcext:value-type="float">
            <text:p>1.18</text:p>
          </table:table-cell>
          <table:table-cell table:formula="of:=2*[.$A15]*[.$B15]" office:value-type="float" office:value="21.24" calcext:value-type="float">
            <text:p>21.24</text:p>
          </table:table-cell>
          <table:table-cell table:formula="of:=1.5*[.$A15]*[.$B15]" office:value-type="float" office:value="15.93" calcext:value-type="float">
            <text:p>15.93</text:p>
          </table:table-cell>
          <table:table-cell table:formula="of:=0.05+([.$D15]*(1+[.$A15]*[.$E$3]))/4000" office:value-type="percentage" office:value="0.05407210625" calcext:value-type="percentage">
            <text:p>5.41%</text:p>
          </table:table-cell>
          <table:table-cell table:formula="of:=2+([.$A15]*[.$F$3])" office:value-type="float" office:value="2.045" calcext:value-type="float">
            <text:p>2.045</text:p>
          </table:table-cell>
          <table:table-cell table:formula="of:=10+([.$C15]/4)" office:value-type="float" office:value="15.31" calcext:value-type="float">
            <text:p>15.31</text:p>
          </table:table-cell>
          <table:table-cell table:formula="of:=([.$G15]+([.$G$3]*[.$A15]))*(1+[.$A15]*[.$H$3])" office:value-type="float" office:value="25.40395" calcext:value-type="float">
            <text:p>25.40395</text:p>
          </table:table-cell>
          <table:table-cell table:formula="of:=1/(1+[.$A15]*[.$D$3])" office:value-type="float" office:value="0.956937799043062" calcext:value-type="float">
            <text:p>0.956937799043062</text:p>
          </table:table-cell>
          <table:table-cell table:formula="of:=[.$H15]/[.$I15]" office:value-type="float" office:value="26.54712775" calcext:value-type="float">
            <text:p>26.54712775</text:p>
          </table:table-cell>
          <table:table-cell table:formula="of:=[.$J15]*3" office:value-type="float" office:value="79.64138325" calcext:value-type="float">
            <text:p>79.64138325</text:p>
          </table:table-cell>
          <table:table-cell table:formula="of:=[.$K15]*60" office:value-type="float" office:value="4778.482995" calcext:value-type="float">
            <text:p>4778.48299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[.$A16]*0.02" office:value-type="float" office:value="1.2" calcext:value-type="float">
            <text:p>1.2</text:p>
          </table:table-cell>
          <table:table-cell table:formula="of:=2*[.$A16]*[.$B16]" office:value-type="float" office:value="24" calcext:value-type="float">
            <text:p>24</text:p>
          </table:table-cell>
          <table:table-cell table:formula="of:=1.5*[.$A16]*[.$B16]" office:value-type="float" office:value="18" calcext:value-type="float">
            <text:p>18</text:p>
          </table:table-cell>
          <table:table-cell table:formula="of:=0.05+([.$D16]*(1+[.$A16]*[.$E$3]))/4000" office:value-type="percentage" office:value="0.0546125" calcext:value-type="percentage">
            <text:p>5.46%</text:p>
          </table:table-cell>
          <table:table-cell table:formula="of:=2+([.$A16]*[.$F$3])" office:value-type="float" office:value="2.05" calcext:value-type="float">
            <text:p>2.05</text:p>
          </table:table-cell>
          <table:table-cell table:formula="of:=10+([.$C16]/4)" office:value-type="float" office:value="16" calcext:value-type="float">
            <text:p>16</text:p>
          </table:table-cell>
          <table:table-cell table:formula="of:=([.$G16]+([.$G$3]*[.$A16]))*(1+[.$A16]*[.$H$3])" office:value-type="float" office:value="27.3" calcext:value-type="float">
            <text:p>27.3</text:p>
          </table:table-cell>
          <table:table-cell table:formula="of:=1/(1+[.$A16]*[.$D$3])" office:value-type="float" office:value="0.952380952380952" calcext:value-type="float">
            <text:p>0.952380952380952</text:p>
          </table:table-cell>
          <table:table-cell table:formula="of:=[.$H16]/[.$I16]" office:value-type="float" office:value="28.665" calcext:value-type="float">
            <text:p>28.665</text:p>
          </table:table-cell>
          <table:table-cell table:formula="of:=[.$J16]*3" office:value-type="float" office:value="85.995" calcext:value-type="float">
            <text:p>85.995</text:p>
          </table:table-cell>
          <table:table-cell table:formula="of:=[.$K16]*60" office:value-type="float" office:value="5159.7" calcext:value-type="float">
            <text:p>5159.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[.$A17]*0.02" office:value-type="float" office:value="1.22" calcext:value-type="float">
            <text:p>1.22</text:p>
          </table:table-cell>
          <table:table-cell table:formula="of:=2*[.$A17]*[.$B17]" office:value-type="float" office:value="26.84" calcext:value-type="float">
            <text:p>26.84</text:p>
          </table:table-cell>
          <table:table-cell table:formula="of:=1.5*[.$A17]*[.$B17]" office:value-type="float" office:value="20.13" calcext:value-type="float">
            <text:p>20.13</text:p>
          </table:table-cell>
          <table:table-cell table:formula="of:=0.05+([.$D17]*(1+[.$A17]*[.$E$3]))/4000" office:value-type="percentage" office:value="0.05517089375" calcext:value-type="percentage">
            <text:p>5.52%</text:p>
          </table:table-cell>
          <table:table-cell table:formula="of:=2+([.$A17]*[.$F$3])" office:value-type="float" office:value="2.055" calcext:value-type="float">
            <text:p>2.055</text:p>
          </table:table-cell>
          <table:table-cell table:formula="of:=10+([.$C17]/4)" office:value-type="float" office:value="16.71" calcext:value-type="float">
            <text:p>16.71</text:p>
          </table:table-cell>
          <table:table-cell table:formula="of:=([.$G17]+([.$G$3]*[.$A17]))*(1+[.$A17]*[.$H$3])" office:value-type="float" office:value="29.23405" calcext:value-type="float">
            <text:p>29.23405</text:p>
          </table:table-cell>
          <table:table-cell table:formula="of:=1/(1+[.$A17]*[.$D$3])" office:value-type="float" office:value="0.947867298578199" calcext:value-type="float">
            <text:p>0.947867298578199</text:p>
          </table:table-cell>
          <table:table-cell table:formula="of:=[.$H17]/[.$I17]" office:value-type="float" office:value="30.84192275" calcext:value-type="float">
            <text:p>30.84192275</text:p>
          </table:table-cell>
          <table:table-cell table:formula="of:=[.$J17]*3" office:value-type="float" office:value="92.52576825" calcext:value-type="float">
            <text:p>92.52576825</text:p>
          </table:table-cell>
          <table:table-cell table:formula="of:=[.$K17]*60" office:value-type="float" office:value="5551.546095" calcext:value-type="float">
            <text:p>5551.54609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[.$A18]*0.02" office:value-type="float" office:value="1.24" calcext:value-type="float">
            <text:p>1.24</text:p>
          </table:table-cell>
          <table:table-cell table:formula="of:=2*[.$A18]*[.$B18]" office:value-type="float" office:value="29.76" calcext:value-type="float">
            <text:p>29.76</text:p>
          </table:table-cell>
          <table:table-cell table:formula="of:=1.5*[.$A18]*[.$B18]" office:value-type="float" office:value="22.32" calcext:value-type="float">
            <text:p>22.32</text:p>
          </table:table-cell>
          <table:table-cell table:formula="of:=0.05+([.$D18]*(1+[.$A18]*[.$E$3]))/4000" office:value-type="percentage" office:value="0.0557474" calcext:value-type="percentage">
            <text:p>5.57%</text:p>
          </table:table-cell>
          <table:table-cell table:formula="of:=2+([.$A18]*[.$F$3])" office:value-type="float" office:value="2.06" calcext:value-type="float">
            <text:p>2.06</text:p>
          </table:table-cell>
          <table:table-cell table:formula="of:=10+([.$C18]/4)" office:value-type="float" office:value="17.44" calcext:value-type="float">
            <text:p>17.44</text:p>
          </table:table-cell>
          <table:table-cell table:formula="of:=([.$G18]+([.$G$3]*[.$A18]))*(1+[.$A18]*[.$H$3])" office:value-type="float" office:value="31.2064" calcext:value-type="float">
            <text:p>31.2064</text:p>
          </table:table-cell>
          <table:table-cell table:formula="of:=1/(1+[.$A18]*[.$D$3])" office:value-type="float" office:value="0.943396226415094" calcext:value-type="float">
            <text:p>0.943396226415094</text:p>
          </table:table-cell>
          <table:table-cell table:formula="of:=[.$H18]/[.$I18]" office:value-type="float" office:value="33.078784" calcext:value-type="float">
            <text:p>33.078784</text:p>
          </table:table-cell>
          <table:table-cell table:formula="of:=[.$J18]*3" office:value-type="float" office:value="99.236352" calcext:value-type="float">
            <text:p>99.236352</text:p>
          </table:table-cell>
          <table:table-cell table:formula="of:=[.$K18]*60" office:value-type="float" office:value="5954.18112" calcext:value-type="float">
            <text:p>5954.181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[.$A19]*0.02" office:value-type="float" office:value="1.26" calcext:value-type="float">
            <text:p>1.26</text:p>
          </table:table-cell>
          <table:table-cell table:formula="of:=2*[.$A19]*[.$B19]" office:value-type="float" office:value="32.76" calcext:value-type="float">
            <text:p>32.76</text:p>
          </table:table-cell>
          <table:table-cell table:formula="of:=1.5*[.$A19]*[.$B19]" office:value-type="float" office:value="24.57" calcext:value-type="float">
            <text:p>24.57</text:p>
          </table:table-cell>
          <table:table-cell table:formula="of:=0.05+([.$D19]*(1+[.$A19]*[.$E$3]))/4000" office:value-type="percentage" office:value="0.05634213125" calcext:value-type="percentage">
            <text:p>5.63%</text:p>
          </table:table-cell>
          <table:table-cell table:formula="of:=2+([.$A19]*[.$F$3])" office:value-type="float" office:value="2.065" calcext:value-type="float">
            <text:p>2.065</text:p>
          </table:table-cell>
          <table:table-cell table:formula="of:=10+([.$C19]/4)" office:value-type="float" office:value="18.19" calcext:value-type="float">
            <text:p>18.19</text:p>
          </table:table-cell>
          <table:table-cell table:formula="of:=([.$G19]+([.$G$3]*[.$A19]))*(1+[.$A19]*[.$H$3])" office:value-type="float" office:value="33.21735" calcext:value-type="float">
            <text:p>33.21735</text:p>
          </table:table-cell>
          <table:table-cell table:formula="of:=1/(1+[.$A19]*[.$D$3])" office:value-type="float" office:value="0.938967136150235" calcext:value-type="float">
            <text:p>0.938967136150235</text:p>
          </table:table-cell>
          <table:table-cell table:formula="of:=[.$H19]/[.$I19]" office:value-type="float" office:value="35.37647775" calcext:value-type="float">
            <text:p>35.37647775</text:p>
          </table:table-cell>
          <table:table-cell table:formula="of:=[.$J19]*3" office:value-type="float" office:value="106.12943325" calcext:value-type="float">
            <text:p>106.12943325</text:p>
          </table:table-cell>
          <table:table-cell table:formula="of:=[.$K19]*60" office:value-type="float" office:value="6367.765995" calcext:value-type="float">
            <text:p>6367.76599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[.$A20]*0.02" office:value-type="float" office:value="1.28" calcext:value-type="float">
            <text:p>1.28</text:p>
          </table:table-cell>
          <table:table-cell table:formula="of:=2*[.$A20]*[.$B20]" office:value-type="float" office:value="35.84" calcext:value-type="float">
            <text:p>35.84</text:p>
          </table:table-cell>
          <table:table-cell table:formula="of:=1.5*[.$A20]*[.$B20]" office:value-type="float" office:value="26.88" calcext:value-type="float">
            <text:p>26.88</text:p>
          </table:table-cell>
          <table:table-cell table:formula="of:=0.05+([.$D20]*(1+[.$A20]*[.$E$3]))/4000" office:value-type="percentage" office:value="0.0569552" calcext:value-type="percentage">
            <text:p>5.70%</text:p>
          </table:table-cell>
          <table:table-cell table:formula="of:=2+([.$A20]*[.$F$3])" office:value-type="float" office:value="2.07" calcext:value-type="float">
            <text:p>2.07</text:p>
          </table:table-cell>
          <table:table-cell table:formula="of:=10+([.$C20]/4)" office:value-type="float" office:value="18.96" calcext:value-type="float">
            <text:p>18.96</text:p>
          </table:table-cell>
          <table:table-cell table:formula="of:=([.$G20]+([.$G$3]*[.$A20]))*(1+[.$A20]*[.$H$3])" office:value-type="float" office:value="35.2672" calcext:value-type="float">
            <text:p>35.2672</text:p>
          </table:table-cell>
          <table:table-cell table:formula="of:=1/(1+[.$A20]*[.$D$3])" office:value-type="float" office:value="0.934579439252336" calcext:value-type="float">
            <text:p>0.934579439252336</text:p>
          </table:table-cell>
          <table:table-cell table:formula="of:=[.$H20]/[.$I20]" office:value-type="float" office:value="37.735904" calcext:value-type="float">
            <text:p>37.735904</text:p>
          </table:table-cell>
          <table:table-cell table:formula="of:=[.$J20]*3" office:value-type="float" office:value="113.207712" calcext:value-type="float">
            <text:p>113.207712</text:p>
          </table:table-cell>
          <table:table-cell table:formula="of:=[.$K20]*60" office:value-type="float" office:value="6792.46272" calcext:value-type="float">
            <text:p>6792.4627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[.$A21]*0.02" office:value-type="float" office:value="1.3" calcext:value-type="float">
            <text:p>1.3</text:p>
          </table:table-cell>
          <table:table-cell table:formula="of:=2*[.$A21]*[.$B21]" office:value-type="float" office:value="39" calcext:value-type="float">
            <text:p>39</text:p>
          </table:table-cell>
          <table:table-cell table:formula="of:=1.5*[.$A21]*[.$B21]" office:value-type="float" office:value="29.25" calcext:value-type="float">
            <text:p>29.25</text:p>
          </table:table-cell>
          <table:table-cell table:formula="of:=0.05+([.$D21]*(1+[.$A21]*[.$E$3]))/4000" office:value-type="percentage" office:value="0.05758671875" calcext:value-type="percentage">
            <text:p>5.76%</text:p>
          </table:table-cell>
          <table:table-cell table:formula="of:=2+([.$A21]*[.$F$3])" office:value-type="float" office:value="2.075" calcext:value-type="float">
            <text:p>2.075</text:p>
          </table:table-cell>
          <table:table-cell table:formula="of:=10+([.$C21]/4)" office:value-type="float" office:value="19.75" calcext:value-type="float">
            <text:p>19.75</text:p>
          </table:table-cell>
          <table:table-cell table:formula="of:=([.$G21]+([.$G$3]*[.$A21]))*(1+[.$A21]*[.$H$3])" office:value-type="float" office:value="37.35625" calcext:value-type="float">
            <text:p>37.35625</text:p>
          </table:table-cell>
          <table:table-cell table:formula="of:=1/(1+[.$A21]*[.$D$3])" office:value-type="float" office:value="0.930232558139535" calcext:value-type="float">
            <text:p>0.930232558139535</text:p>
          </table:table-cell>
          <table:table-cell table:formula="of:=[.$H21]/[.$I21]" office:value-type="float" office:value="40.15796875" calcext:value-type="float">
            <text:p>40.15796875</text:p>
          </table:table-cell>
          <table:table-cell table:formula="of:=[.$J21]*3" office:value-type="float" office:value="120.47390625" calcext:value-type="float">
            <text:p>120.47390625</text:p>
          </table:table-cell>
          <table:table-cell table:formula="of:=[.$K21]*60" office:value-type="float" office:value="7228.434375" calcext:value-type="float">
            <text:p>7228.43437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[.$A22]*0.02" office:value-type="float" office:value="1.32" calcext:value-type="float">
            <text:p>1.32</text:p>
          </table:table-cell>
          <table:table-cell table:formula="of:=2*[.$A22]*[.$B22]" office:value-type="float" office:value="42.24" calcext:value-type="float">
            <text:p>42.24</text:p>
          </table:table-cell>
          <table:table-cell table:formula="of:=1.5*[.$A22]*[.$B22]" office:value-type="float" office:value="31.68" calcext:value-type="float">
            <text:p>31.68</text:p>
          </table:table-cell>
          <table:table-cell table:formula="of:=0.05+([.$D22]*(1+[.$A22]*[.$E$3]))/4000" office:value-type="percentage" office:value="0.0582368" calcext:value-type="percentage">
            <text:p>5.82%</text:p>
          </table:table-cell>
          <table:table-cell table:formula="of:=2+([.$A22]*[.$F$3])" office:value-type="float" office:value="2.08" calcext:value-type="float">
            <text:p>2.08</text:p>
          </table:table-cell>
          <table:table-cell table:formula="of:=10+([.$C22]/4)" office:value-type="float" office:value="20.56" calcext:value-type="float">
            <text:p>20.56</text:p>
          </table:table-cell>
          <table:table-cell table:formula="of:=([.$G22]+([.$G$3]*[.$A22]))*(1+[.$A22]*[.$H$3])" office:value-type="float" office:value="39.4848" calcext:value-type="float">
            <text:p>39.4848</text:p>
          </table:table-cell>
          <table:table-cell table:formula="of:=1/(1+[.$A22]*[.$D$3])" office:value-type="float" office:value="0.925925925925926" calcext:value-type="float">
            <text:p>0.925925925925926</text:p>
          </table:table-cell>
          <table:table-cell table:formula="of:=[.$H22]/[.$I22]" office:value-type="float" office:value="42.643584" calcext:value-type="float">
            <text:p>42.643584</text:p>
          </table:table-cell>
          <table:table-cell table:formula="of:=[.$J22]*3" office:value-type="float" office:value="127.930752" calcext:value-type="float">
            <text:p>127.930752</text:p>
          </table:table-cell>
          <table:table-cell table:formula="of:=[.$K22]*60" office:value-type="float" office:value="7675.84512" calcext:value-type="float">
            <text:p>7675.845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[.$A23]*0.02" office:value-type="float" office:value="1.34" calcext:value-type="float">
            <text:p>1.34</text:p>
          </table:table-cell>
          <table:table-cell table:formula="of:=2*[.$A23]*[.$B23]" office:value-type="float" office:value="45.56" calcext:value-type="float">
            <text:p>45.56</text:p>
          </table:table-cell>
          <table:table-cell table:formula="of:=1.5*[.$A23]*[.$B23]" office:value-type="float" office:value="34.17" calcext:value-type="float">
            <text:p>34.17</text:p>
          </table:table-cell>
          <table:table-cell table:formula="of:=0.05+([.$D23]*(1+[.$A23]*[.$E$3]))/4000" office:value-type="percentage" office:value="0.05890555625" calcext:value-type="percentage">
            <text:p>5.89%</text:p>
          </table:table-cell>
          <table:table-cell table:formula="of:=2+([.$A23]*[.$F$3])" office:value-type="float" office:value="2.085" calcext:value-type="float">
            <text:p>2.085</text:p>
          </table:table-cell>
          <table:table-cell table:formula="of:=10+([.$C23]/4)" office:value-type="float" office:value="21.39" calcext:value-type="float">
            <text:p>21.39</text:p>
          </table:table-cell>
          <table:table-cell table:formula="of:=([.$G23]+([.$G$3]*[.$A23]))*(1+[.$A23]*[.$H$3])" office:value-type="float" office:value="41.65315" calcext:value-type="float">
            <text:p>41.65315</text:p>
          </table:table-cell>
          <table:table-cell table:formula="of:=1/(1+[.$A23]*[.$D$3])" office:value-type="float" office:value="0.921658986175115" calcext:value-type="float">
            <text:p>0.921658986175115</text:p>
          </table:table-cell>
          <table:table-cell table:formula="of:=[.$H23]/[.$I23]" office:value-type="float" office:value="45.19366775" calcext:value-type="float">
            <text:p>45.19366775</text:p>
          </table:table-cell>
          <table:table-cell table:formula="of:=[.$J23]*3" office:value-type="float" office:value="135.58100325" calcext:value-type="float">
            <text:p>135.58100325</text:p>
          </table:table-cell>
          <table:table-cell table:formula="of:=[.$K23]*60" office:value-type="float" office:value="8134.860195" calcext:value-type="float">
            <text:p>8134.86019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[.$A24]*0.02" office:value-type="float" office:value="1.36" calcext:value-type="float">
            <text:p>1.36</text:p>
          </table:table-cell>
          <table:table-cell table:formula="of:=2*[.$A24]*[.$B24]" office:value-type="float" office:value="48.96" calcext:value-type="float">
            <text:p>48.96</text:p>
          </table:table-cell>
          <table:table-cell table:formula="of:=1.5*[.$A24]*[.$B24]" office:value-type="float" office:value="36.72" calcext:value-type="float">
            <text:p>36.72</text:p>
          </table:table-cell>
          <table:table-cell table:formula="of:=0.05+([.$D24]*(1+[.$A24]*[.$E$3]))/4000" office:value-type="percentage" office:value="0.0595931" calcext:value-type="percentage">
            <text:p>5.96%</text:p>
          </table:table-cell>
          <table:table-cell table:formula="of:=2+([.$A24]*[.$F$3])" office:value-type="float" office:value="2.09" calcext:value-type="float">
            <text:p>2.09</text:p>
          </table:table-cell>
          <table:table-cell table:formula="of:=10+([.$C24]/4)" office:value-type="float" office:value="22.24" calcext:value-type="float">
            <text:p>22.24</text:p>
          </table:table-cell>
          <table:table-cell table:formula="of:=([.$G24]+([.$G$3]*[.$A24]))*(1+[.$A24]*[.$H$3])" office:value-type="float" office:value="43.8616" calcext:value-type="float">
            <text:p>43.8616</text:p>
          </table:table-cell>
          <table:table-cell table:formula="of:=1/(1+[.$A24]*[.$D$3])" office:value-type="float" office:value="0.91743119266055" calcext:value-type="float">
            <text:p>0.91743119266055</text:p>
          </table:table-cell>
          <table:table-cell table:formula="of:=[.$H24]/[.$I24]" office:value-type="float" office:value="47.809144" calcext:value-type="float">
            <text:p>47.809144</text:p>
          </table:table-cell>
          <table:table-cell table:formula="of:=[.$J24]*3" office:value-type="float" office:value="143.427432" calcext:value-type="float">
            <text:p>143.427432</text:p>
          </table:table-cell>
          <table:table-cell table:formula="of:=[.$K24]*60" office:value-type="float" office:value="8605.64592" calcext:value-type="float">
            <text:p>8605.6459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[.$A25]*0.02" office:value-type="float" office:value="1.38" calcext:value-type="float">
            <text:p>1.38</text:p>
          </table:table-cell>
          <table:table-cell table:formula="of:=2*[.$A25]*[.$B25]" office:value-type="float" office:value="52.44" calcext:value-type="float">
            <text:p>52.44</text:p>
          </table:table-cell>
          <table:table-cell table:formula="of:=1.5*[.$A25]*[.$B25]" office:value-type="float" office:value="39.33" calcext:value-type="float">
            <text:p>39.33</text:p>
          </table:table-cell>
          <table:table-cell table:formula="of:=0.05+([.$D25]*(1+[.$A25]*[.$E$3]))/4000" office:value-type="percentage" office:value="0.06029954375" calcext:value-type="percentage">
            <text:p>6.03%</text:p>
          </table:table-cell>
          <table:table-cell table:formula="of:=2+([.$A25]*[.$F$3])" office:value-type="float" office:value="2.095" calcext:value-type="float">
            <text:p>2.095</text:p>
          </table:table-cell>
          <table:table-cell table:formula="of:=10+([.$C25]/4)" office:value-type="float" office:value="23.11" calcext:value-type="float">
            <text:p>23.11</text:p>
          </table:table-cell>
          <table:table-cell table:formula="of:=([.$G25]+([.$G$3]*[.$A25]))*(1+[.$A25]*[.$H$3])" office:value-type="float" office:value="46.11045" calcext:value-type="float">
            <text:p>46.11045</text:p>
          </table:table-cell>
          <table:table-cell table:formula="of:=1/(1+[.$A25]*[.$D$3])" office:value-type="float" office:value="0.91324200913242" calcext:value-type="float">
            <text:p>0.91324200913242</text:p>
          </table:table-cell>
          <table:table-cell table:formula="of:=[.$H25]/[.$I25]" office:value-type="float" office:value="50.49094275" calcext:value-type="float">
            <text:p>50.49094275</text:p>
          </table:table-cell>
          <table:table-cell table:formula="of:=[.$J25]*3" office:value-type="float" office:value="151.47282825" calcext:value-type="float">
            <text:p>151.47282825</text:p>
          </table:table-cell>
          <table:table-cell table:formula="of:=[.$K25]*60" office:value-type="float" office:value="9088.369695" calcext:value-type="float">
            <text:p>9088.36969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[.$A26]*0.02" office:value-type="float" office:value="1.4" calcext:value-type="float">
            <text:p>1.4</text:p>
          </table:table-cell>
          <table:table-cell table:formula="of:=2*[.$A26]*[.$B26]" office:value-type="float" office:value="56" calcext:value-type="float">
            <text:p>56</text:p>
          </table:table-cell>
          <table:table-cell table:formula="of:=1.5*[.$A26]*[.$B26]" office:value-type="float" office:value="42" calcext:value-type="float">
            <text:p>42</text:p>
          </table:table-cell>
          <table:table-cell table:formula="of:=0.05+([.$D26]*(1+[.$A26]*[.$E$3]))/4000" office:value-type="percentage" office:value="0.061025" calcext:value-type="percentage">
            <text:p>6.10%</text:p>
          </table:table-cell>
          <table:table-cell table:formula="of:=2+([.$A26]*[.$F$3])" office:value-type="float" office:value="2.1" calcext:value-type="float">
            <text:p>2.1</text:p>
          </table:table-cell>
          <table:table-cell table:formula="of:=10+([.$C26]/4)" office:value-type="float" office:value="24" calcext:value-type="float">
            <text:p>24</text:p>
          </table:table-cell>
          <table:table-cell table:formula="of:=([.$G26]+([.$G$3]*[.$A26]))*(1+[.$A26]*[.$H$3])" office:value-type="float" office:value="48.4" calcext:value-type="float">
            <text:p>48.4</text:p>
          </table:table-cell>
          <table:table-cell table:formula="of:=1/(1+[.$A26]*[.$D$3])" office:value-type="float" office:value="0.909090909090909" calcext:value-type="float">
            <text:p>0.909090909090909</text:p>
          </table:table-cell>
          <table:table-cell table:formula="of:=[.$H26]/[.$I26]" office:value-type="float" office:value="53.24" calcext:value-type="float">
            <text:p>53.24</text:p>
          </table:table-cell>
          <table:table-cell table:formula="of:=[.$J26]*3" office:value-type="float" office:value="159.72" calcext:value-type="float">
            <text:p>159.72</text:p>
          </table:table-cell>
          <table:table-cell table:formula="of:=[.$K26]*60" office:value-type="float" office:value="9583.2" calcext:value-type="float">
            <text:p>9583.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[.$A27]*0.02" office:value-type="float" office:value="1.42" calcext:value-type="float">
            <text:p>1.42</text:p>
          </table:table-cell>
          <table:table-cell table:formula="of:=2*[.$A27]*[.$B27]" office:value-type="float" office:value="59.64" calcext:value-type="float">
            <text:p>59.64</text:p>
          </table:table-cell>
          <table:table-cell table:formula="of:=1.5*[.$A27]*[.$B27]" office:value-type="float" office:value="44.73" calcext:value-type="float">
            <text:p>44.73</text:p>
          </table:table-cell>
          <table:table-cell table:formula="of:=0.05+([.$D27]*(1+[.$A27]*[.$E$3]))/4000" office:value-type="percentage" office:value="0.06176958125" calcext:value-type="percentage">
            <text:p>6.18%</text:p>
          </table:table-cell>
          <table:table-cell table:formula="of:=2+([.$A27]*[.$F$3])" office:value-type="float" office:value="2.105" calcext:value-type="float">
            <text:p>2.105</text:p>
          </table:table-cell>
          <table:table-cell table:formula="of:=10+([.$C27]/4)" office:value-type="float" office:value="24.91" calcext:value-type="float">
            <text:p>24.91</text:p>
          </table:table-cell>
          <table:table-cell table:formula="of:=([.$G27]+([.$G$3]*[.$A27]))*(1+[.$A27]*[.$H$3])" office:value-type="float" office:value="50.73055" calcext:value-type="float">
            <text:p>50.73055</text:p>
          </table:table-cell>
          <table:table-cell table:formula="of:=1/(1+[.$A27]*[.$D$3])" office:value-type="float" office:value="0.904977375565611" calcext:value-type="float">
            <text:p>0.904977375565611</text:p>
          </table:table-cell>
          <table:table-cell table:formula="of:=[.$H27]/[.$I27]" office:value-type="float" office:value="56.05725775" calcext:value-type="float">
            <text:p>56.05725775</text:p>
          </table:table-cell>
          <table:table-cell table:formula="of:=[.$J27]*3" office:value-type="float" office:value="168.17177325" calcext:value-type="float">
            <text:p>168.17177325</text:p>
          </table:table-cell>
          <table:table-cell table:formula="of:=[.$K27]*60" office:value-type="float" office:value="10090.306395" calcext:value-type="float">
            <text:p>10090.30639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[.$A28]*0.02" office:value-type="float" office:value="1.44" calcext:value-type="float">
            <text:p>1.44</text:p>
          </table:table-cell>
          <table:table-cell table:formula="of:=2*[.$A28]*[.$B28]" office:value-type="float" office:value="63.36" calcext:value-type="float">
            <text:p>63.36</text:p>
          </table:table-cell>
          <table:table-cell table:formula="of:=1.5*[.$A28]*[.$B28]" office:value-type="float" office:value="47.52" calcext:value-type="float">
            <text:p>47.52</text:p>
          </table:table-cell>
          <table:table-cell table:formula="of:=0.05+([.$D28]*(1+[.$A28]*[.$E$3]))/4000" office:value-type="percentage" office:value="0.0625334" calcext:value-type="percentage">
            <text:p>6.25%</text:p>
          </table:table-cell>
          <table:table-cell table:formula="of:=2+([.$A28]*[.$F$3])" office:value-type="float" office:value="2.11" calcext:value-type="float">
            <text:p>2.11</text:p>
          </table:table-cell>
          <table:table-cell table:formula="of:=10+([.$C28]/4)" office:value-type="float" office:value="25.84" calcext:value-type="float">
            <text:p>25.84</text:p>
          </table:table-cell>
          <table:table-cell table:formula="of:=([.$G28]+([.$G$3]*[.$A28]))*(1+[.$A28]*[.$H$3])" office:value-type="float" office:value="53.1024" calcext:value-type="float">
            <text:p>53.1024</text:p>
          </table:table-cell>
          <table:table-cell table:formula="of:=1/(1+[.$A28]*[.$D$3])" office:value-type="float" office:value="0.900900900900901" calcext:value-type="float">
            <text:p>0.900900900900901</text:p>
          </table:table-cell>
          <table:table-cell table:formula="of:=[.$H28]/[.$I28]" office:value-type="float" office:value="58.943664" calcext:value-type="float">
            <text:p>58.943664</text:p>
          </table:table-cell>
          <table:table-cell table:formula="of:=[.$J28]*3" office:value-type="float" office:value="176.830992" calcext:value-type="float">
            <text:p>176.830992</text:p>
          </table:table-cell>
          <table:table-cell table:formula="of:=[.$K28]*60" office:value-type="float" office:value="10609.85952" calcext:value-type="float">
            <text:p>10609.8595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[.$A29]*0.02" office:value-type="float" office:value="1.46" calcext:value-type="float">
            <text:p>1.46</text:p>
          </table:table-cell>
          <table:table-cell table:formula="of:=2*[.$A29]*[.$B29]" office:value-type="float" office:value="67.16" calcext:value-type="float">
            <text:p>67.16</text:p>
          </table:table-cell>
          <table:table-cell table:formula="of:=1.5*[.$A29]*[.$B29]" office:value-type="float" office:value="50.37" calcext:value-type="float">
            <text:p>50.37</text:p>
          </table:table-cell>
          <table:table-cell table:formula="of:=0.05+([.$D29]*(1+[.$A29]*[.$E$3]))/4000" office:value-type="percentage" office:value="0.06331656875" calcext:value-type="percentage">
            <text:p>6.33%</text:p>
          </table:table-cell>
          <table:table-cell table:formula="of:=2+([.$A29]*[.$F$3])" office:value-type="float" office:value="2.115" calcext:value-type="float">
            <text:p>2.115</text:p>
          </table:table-cell>
          <table:table-cell table:formula="of:=10+([.$C29]/4)" office:value-type="float" office:value="26.79" calcext:value-type="float">
            <text:p>26.79</text:p>
          </table:table-cell>
          <table:table-cell table:formula="of:=([.$G29]+([.$G$3]*[.$A29]))*(1+[.$A29]*[.$H$3])" office:value-type="float" office:value="55.51585" calcext:value-type="float">
            <text:p>55.51585</text:p>
          </table:table-cell>
          <table:table-cell table:formula="of:=1/(1+[.$A29]*[.$D$3])" office:value-type="float" office:value="0.896860986547085" calcext:value-type="float">
            <text:p>0.896860986547085</text:p>
          </table:table-cell>
          <table:table-cell table:formula="of:=[.$H29]/[.$I29]" office:value-type="float" office:value="61.90017275" calcext:value-type="float">
            <text:p>61.90017275</text:p>
          </table:table-cell>
          <table:table-cell table:formula="of:=[.$J29]*3" office:value-type="float" office:value="185.70051825" calcext:value-type="float">
            <text:p>185.70051825</text:p>
          </table:table-cell>
          <table:table-cell table:formula="of:=[.$K29]*60" office:value-type="float" office:value="11142.031095" calcext:value-type="float">
            <text:p>11142.03109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[.$A30]*0.02" office:value-type="float" office:value="1.48" calcext:value-type="float">
            <text:p>1.48</text:p>
          </table:table-cell>
          <table:table-cell table:formula="of:=2*[.$A30]*[.$B30]" office:value-type="float" office:value="71.04" calcext:value-type="float">
            <text:p>71.04</text:p>
          </table:table-cell>
          <table:table-cell table:formula="of:=1.5*[.$A30]*[.$B30]" office:value-type="float" office:value="53.28" calcext:value-type="float">
            <text:p>53.28</text:p>
          </table:table-cell>
          <table:table-cell table:formula="of:=0.05+([.$D30]*(1+[.$A30]*[.$E$3]))/4000" office:value-type="percentage" office:value="0.0641192" calcext:value-type="percentage">
            <text:p>6.41%</text:p>
          </table:table-cell>
          <table:table-cell table:formula="of:=2+([.$A30]*[.$F$3])" office:value-type="float" office:value="2.12" calcext:value-type="float">
            <text:p>2.12</text:p>
          </table:table-cell>
          <table:table-cell table:formula="of:=10+([.$C30]/4)" office:value-type="float" office:value="27.76" calcext:value-type="float">
            <text:p>27.76</text:p>
          </table:table-cell>
          <table:table-cell table:formula="of:=([.$G30]+([.$G$3]*[.$A30]))*(1+[.$A30]*[.$H$3])" office:value-type="float" office:value="57.9712" calcext:value-type="float">
            <text:p>57.9712</text:p>
          </table:table-cell>
          <table:table-cell table:formula="of:=1/(1+[.$A30]*[.$D$3])" office:value-type="float" office:value="0.892857142857143" calcext:value-type="float">
            <text:p>0.892857142857143</text:p>
          </table:table-cell>
          <table:table-cell table:formula="of:=[.$H30]/[.$I30]" office:value-type="float" office:value="64.927744" calcext:value-type="float">
            <text:p>64.927744</text:p>
          </table:table-cell>
          <table:table-cell table:formula="of:=[.$J30]*3" office:value-type="float" office:value="194.783232" calcext:value-type="float">
            <text:p>194.783232</text:p>
          </table:table-cell>
          <table:table-cell table:formula="of:=[.$K30]*60" office:value-type="float" office:value="11686.99392" calcext:value-type="float">
            <text:p>11686.9939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[.$A31]*0.02" office:value-type="float" office:value="1.5" calcext:value-type="float">
            <text:p>1.5</text:p>
          </table:table-cell>
          <table:table-cell table:formula="of:=2*[.$A31]*[.$B31]" office:value-type="float" office:value="75" calcext:value-type="float">
            <text:p>75</text:p>
          </table:table-cell>
          <table:table-cell table:formula="of:=1.5*[.$A31]*[.$B31]" office:value-type="float" office:value="56.25" calcext:value-type="float">
            <text:p>56.25</text:p>
          </table:table-cell>
          <table:table-cell table:formula="of:=0.05+([.$D31]*(1+[.$A31]*[.$E$3]))/4000" office:value-type="percentage" office:value="0.06494140625" calcext:value-type="percentage">
            <text:p>6.49%</text:p>
          </table:table-cell>
          <table:table-cell table:formula="of:=2+([.$A31]*[.$F$3])" office:value-type="float" office:value="2.125" calcext:value-type="float">
            <text:p>2.125</text:p>
          </table:table-cell>
          <table:table-cell table:formula="of:=10+([.$C31]/4)" office:value-type="float" office:value="28.75" calcext:value-type="float">
            <text:p>28.75</text:p>
          </table:table-cell>
          <table:table-cell table:formula="of:=([.$G31]+([.$G$3]*[.$A31]))*(1+[.$A31]*[.$H$3])" office:value-type="float" office:value="60.46875" calcext:value-type="float">
            <text:p>60.46875</text:p>
          </table:table-cell>
          <table:table-cell table:formula="of:=1/(1+[.$A31]*[.$D$3])" office:value-type="float" office:value="0.888888888888889" calcext:value-type="float">
            <text:p>0.888888888888889</text:p>
          </table:table-cell>
          <table:table-cell table:formula="of:=[.$H31]/[.$I31]" office:value-type="float" office:value="68.02734375" calcext:value-type="float">
            <text:p>68.02734375</text:p>
          </table:table-cell>
          <table:table-cell table:formula="of:=[.$J31]*3" office:value-type="float" office:value="204.08203125" calcext:value-type="float">
            <text:p>204.08203125</text:p>
          </table:table-cell>
          <table:table-cell table:formula="of:=[.$K31]*60" office:value-type="float" office:value="12244.921875" calcext:value-type="float">
            <text:p>12244.92187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[.$A32]*0.02" office:value-type="float" office:value="1.52" calcext:value-type="float">
            <text:p>1.52</text:p>
          </table:table-cell>
          <table:table-cell table:formula="of:=2*[.$A32]*[.$B32]" office:value-type="float" office:value="79.04" calcext:value-type="float">
            <text:p>79.04</text:p>
          </table:table-cell>
          <table:table-cell table:formula="of:=1.5*[.$A32]*[.$B32]" office:value-type="float" office:value="59.28" calcext:value-type="float">
            <text:p>59.28</text:p>
          </table:table-cell>
          <table:table-cell table:formula="of:=0.05+([.$D32]*(1+[.$A32]*[.$E$3]))/4000" office:value-type="percentage" office:value="0.0657833" calcext:value-type="percentage">
            <text:p>6.58%</text:p>
          </table:table-cell>
          <table:table-cell table:formula="of:=2+([.$A32]*[.$F$3])" office:value-type="float" office:value="2.13" calcext:value-type="float">
            <text:p>2.13</text:p>
          </table:table-cell>
          <table:table-cell table:formula="of:=10+([.$C32]/4)" office:value-type="float" office:value="29.76" calcext:value-type="float">
            <text:p>29.76</text:p>
          </table:table-cell>
          <table:table-cell table:formula="of:=([.$G32]+([.$G$3]*[.$A32]))*(1+[.$A32]*[.$H$3])" office:value-type="float" office:value="63.0088" calcext:value-type="float">
            <text:p>63.0088</text:p>
          </table:table-cell>
          <table:table-cell table:formula="of:=1/(1+[.$A32]*[.$D$3])" office:value-type="float" office:value="0.884955752212389" calcext:value-type="float">
            <text:p>0.884955752212389</text:p>
          </table:table-cell>
          <table:table-cell table:formula="of:=[.$H32]/[.$I32]" office:value-type="float" office:value="71.199944" calcext:value-type="float">
            <text:p>71.199944</text:p>
          </table:table-cell>
          <table:table-cell table:formula="of:=[.$J32]*3" office:value-type="float" office:value="213.599832" calcext:value-type="float">
            <text:p>213.599832</text:p>
          </table:table-cell>
          <table:table-cell table:formula="of:=[.$K32]*60" office:value-type="float" office:value="12815.98992" calcext:value-type="float">
            <text:p>12815.9899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[.$A33]*0.02" office:value-type="float" office:value="1.54" calcext:value-type="float">
            <text:p>1.54</text:p>
          </table:table-cell>
          <table:table-cell table:formula="of:=2*[.$A33]*[.$B33]" office:value-type="float" office:value="83.16" calcext:value-type="float">
            <text:p>83.16</text:p>
          </table:table-cell>
          <table:table-cell table:formula="of:=1.5*[.$A33]*[.$B33]" office:value-type="float" office:value="62.37" calcext:value-type="float">
            <text:p>62.37</text:p>
          </table:table-cell>
          <table:table-cell table:formula="of:=0.05+([.$D33]*(1+[.$A33]*[.$E$3]))/4000" office:value-type="percentage" office:value="0.06664499375" calcext:value-type="percentage">
            <text:p>6.66%</text:p>
          </table:table-cell>
          <table:table-cell table:formula="of:=2+([.$A33]*[.$F$3])" office:value-type="float" office:value="2.135" calcext:value-type="float">
            <text:p>2.135</text:p>
          </table:table-cell>
          <table:table-cell table:formula="of:=10+([.$C33]/4)" office:value-type="float" office:value="30.79" calcext:value-type="float">
            <text:p>30.79</text:p>
          </table:table-cell>
          <table:table-cell table:formula="of:=([.$G33]+([.$G$3]*[.$A33]))*(1+[.$A33]*[.$H$3])" office:value-type="float" office:value="65.59165" calcext:value-type="float">
            <text:p>65.59165</text:p>
          </table:table-cell>
          <table:table-cell table:formula="of:=1/(1+[.$A33]*[.$D$3])" office:value-type="float" office:value="0.881057268722467" calcext:value-type="float">
            <text:p>0.881057268722467</text:p>
          </table:table-cell>
          <table:table-cell table:formula="of:=[.$H33]/[.$I33]" office:value-type="float" office:value="74.44652275" calcext:value-type="float">
            <text:p>74.44652275</text:p>
          </table:table-cell>
          <table:table-cell table:formula="of:=[.$J33]*3" office:value-type="float" office:value="223.33956825" calcext:value-type="float">
            <text:p>223.33956825</text:p>
          </table:table-cell>
          <table:table-cell table:formula="of:=[.$K33]*60" office:value-type="float" office:value="13400.374095" calcext:value-type="float">
            <text:p>13400.37409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[.$A34]*0.02" office:value-type="float" office:value="1.56" calcext:value-type="float">
            <text:p>1.56</text:p>
          </table:table-cell>
          <table:table-cell table:formula="of:=2*[.$A34]*[.$B34]" office:value-type="float" office:value="87.36" calcext:value-type="float">
            <text:p>87.36</text:p>
          </table:table-cell>
          <table:table-cell table:formula="of:=1.5*[.$A34]*[.$B34]" office:value-type="float" office:value="65.52" calcext:value-type="float">
            <text:p>65.52</text:p>
          </table:table-cell>
          <table:table-cell table:formula="of:=0.05+([.$D34]*(1+[.$A34]*[.$E$3]))/4000" office:value-type="percentage" office:value="0.0675266" calcext:value-type="percentage">
            <text:p>6.75%</text:p>
          </table:table-cell>
          <table:table-cell table:formula="of:=2+([.$A34]*[.$F$3])" office:value-type="float" office:value="2.14" calcext:value-type="float">
            <text:p>2.14</text:p>
          </table:table-cell>
          <table:table-cell table:formula="of:=10+([.$C34]/4)" office:value-type="float" office:value="31.84" calcext:value-type="float">
            <text:p>31.84</text:p>
          </table:table-cell>
          <table:table-cell table:formula="of:=([.$G34]+([.$G$3]*[.$A34]))*(1+[.$A34]*[.$H$3])" office:value-type="float" office:value="68.2176" calcext:value-type="float">
            <text:p>68.2176</text:p>
          </table:table-cell>
          <table:table-cell table:formula="of:=1/(1+[.$A34]*[.$D$3])" office:value-type="float" office:value="0.87719298245614" calcext:value-type="float">
            <text:p>0.87719298245614</text:p>
          </table:table-cell>
          <table:table-cell table:formula="of:=[.$H34]/[.$I34]" office:value-type="float" office:value="77.768064" calcext:value-type="float">
            <text:p>77.768064</text:p>
          </table:table-cell>
          <table:table-cell table:formula="of:=[.$J34]*3" office:value-type="float" office:value="233.304192" calcext:value-type="float">
            <text:p>233.304192</text:p>
          </table:table-cell>
          <table:table-cell table:formula="of:=[.$K34]*60" office:value-type="float" office:value="13998.25152" calcext:value-type="float">
            <text:p>13998.2515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[.$A35]*0.02" office:value-type="float" office:value="1.58" calcext:value-type="float">
            <text:p>1.58</text:p>
          </table:table-cell>
          <table:table-cell table:formula="of:=2*[.$A35]*[.$B35]" office:value-type="float" office:value="91.64" calcext:value-type="float">
            <text:p>91.64</text:p>
          </table:table-cell>
          <table:table-cell table:formula="of:=1.5*[.$A35]*[.$B35]" office:value-type="float" office:value="68.73" calcext:value-type="float">
            <text:p>68.73</text:p>
          </table:table-cell>
          <table:table-cell table:formula="of:=0.05+([.$D35]*(1+[.$A35]*[.$E$3]))/4000" office:value-type="percentage" office:value="0.06842823125" calcext:value-type="percentage">
            <text:p>6.84%</text:p>
          </table:table-cell>
          <table:table-cell table:formula="of:=2+([.$A35]*[.$F$3])" office:value-type="float" office:value="2.145" calcext:value-type="float">
            <text:p>2.145</text:p>
          </table:table-cell>
          <table:table-cell table:formula="of:=10+([.$C35]/4)" office:value-type="float" office:value="32.91" calcext:value-type="float">
            <text:p>32.91</text:p>
          </table:table-cell>
          <table:table-cell table:formula="of:=([.$G35]+([.$G$3]*[.$A35]))*(1+[.$A35]*[.$H$3])" office:value-type="float" office:value="70.88695" calcext:value-type="float">
            <text:p>70.88695</text:p>
          </table:table-cell>
          <table:table-cell table:formula="of:=1/(1+[.$A35]*[.$D$3])" office:value-type="float" office:value="0.873362445414847" calcext:value-type="float">
            <text:p>0.873362445414847</text:p>
          </table:table-cell>
          <table:table-cell table:formula="of:=[.$H35]/[.$I35]" office:value-type="float" office:value="81.16555775" calcext:value-type="float">
            <text:p>81.16555775</text:p>
          </table:table-cell>
          <table:table-cell table:formula="of:=[.$J35]*3" office:value-type="float" office:value="243.49667325" calcext:value-type="float">
            <text:p>243.49667325</text:p>
          </table:table-cell>
          <table:table-cell table:formula="of:=[.$K35]*60" office:value-type="float" office:value="14609.800395" calcext:value-type="float">
            <text:p>14609.80039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[.$A36]*0.02" office:value-type="float" office:value="1.6" calcext:value-type="float">
            <text:p>1.6</text:p>
          </table:table-cell>
          <table:table-cell table:formula="of:=2*[.$A36]*[.$B36]" office:value-type="float" office:value="96" calcext:value-type="float">
            <text:p>96</text:p>
          </table:table-cell>
          <table:table-cell table:formula="of:=1.5*[.$A36]*[.$B36]" office:value-type="float" office:value="72" calcext:value-type="float">
            <text:p>72</text:p>
          </table:table-cell>
          <table:table-cell table:formula="of:=0.05+([.$D36]*(1+[.$A36]*[.$E$3]))/4000" office:value-type="percentage" office:value="0.06935" calcext:value-type="percentage">
            <text:p>6.94%</text:p>
          </table:table-cell>
          <table:table-cell table:formula="of:=2+([.$A36]*[.$F$3])" office:value-type="float" office:value="2.15" calcext:value-type="float">
            <text:p>2.15</text:p>
          </table:table-cell>
          <table:table-cell table:formula="of:=10+([.$C36]/4)" office:value-type="float" office:value="34" calcext:value-type="float">
            <text:p>34</text:p>
          </table:table-cell>
          <table:table-cell table:formula="of:=([.$G36]+([.$G$3]*[.$A36]))*(1+[.$A36]*[.$H$3])" office:value-type="float" office:value="73.6" calcext:value-type="float">
            <text:p>73.6</text:p>
          </table:table-cell>
          <table:table-cell table:formula="of:=1/(1+[.$A36]*[.$D$3])" office:value-type="float" office:value="0.869565217391304" calcext:value-type="float">
            <text:p>0.869565217391304</text:p>
          </table:table-cell>
          <table:table-cell table:formula="of:=[.$H36]/[.$I36]" office:value-type="float" office:value="84.64" calcext:value-type="float">
            <text:p>84.64</text:p>
          </table:table-cell>
          <table:table-cell table:formula="of:=[.$J36]*3" office:value-type="float" office:value="253.92" calcext:value-type="float">
            <text:p>253.92</text:p>
          </table:table-cell>
          <table:table-cell table:formula="of:=[.$K36]*60" office:value-type="float" office:value="15235.2" calcext:value-type="float">
            <text:p>15235.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[.$A37]*0.02" office:value-type="float" office:value="1.62" calcext:value-type="float">
            <text:p>1.62</text:p>
          </table:table-cell>
          <table:table-cell table:formula="of:=2*[.$A37]*[.$B37]" office:value-type="float" office:value="100.44" calcext:value-type="float">
            <text:p>100.44</text:p>
          </table:table-cell>
          <table:table-cell table:formula="of:=1.5*[.$A37]*[.$B37]" office:value-type="float" office:value="75.33" calcext:value-type="float">
            <text:p>75.33</text:p>
          </table:table-cell>
          <table:table-cell table:formula="of:=0.05+([.$D37]*(1+[.$A37]*[.$E$3]))/4000" office:value-type="percentage" office:value="0.07029201875" calcext:value-type="percentage">
            <text:p>7.03%</text:p>
          </table:table-cell>
          <table:table-cell table:formula="of:=2+([.$A37]*[.$F$3])" office:value-type="float" office:value="2.155" calcext:value-type="float">
            <text:p>2.155</text:p>
          </table:table-cell>
          <table:table-cell table:formula="of:=10+([.$C37]/4)" office:value-type="float" office:value="35.11" calcext:value-type="float">
            <text:p>35.11</text:p>
          </table:table-cell>
          <table:table-cell table:formula="of:=([.$G37]+([.$G$3]*[.$A37]))*(1+[.$A37]*[.$H$3])" office:value-type="float" office:value="76.35705" calcext:value-type="float">
            <text:p>76.35705</text:p>
          </table:table-cell>
          <table:table-cell table:formula="of:=1/(1+[.$A37]*[.$D$3])" office:value-type="float" office:value="0.865800865800866" calcext:value-type="float">
            <text:p>0.865800865800866</text:p>
          </table:table-cell>
          <table:table-cell table:formula="of:=[.$H37]/[.$I37]" office:value-type="float" office:value="88.19239275" calcext:value-type="float">
            <text:p>88.19239275</text:p>
          </table:table-cell>
          <table:table-cell table:formula="of:=[.$J37]*3" office:value-type="float" office:value="264.57717825" calcext:value-type="float">
            <text:p>264.57717825</text:p>
          </table:table-cell>
          <table:table-cell table:formula="of:=[.$K37]*60" office:value-type="float" office:value="15874.630695" calcext:value-type="float">
            <text:p>15874.63069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[.$A38]*0.02" office:value-type="float" office:value="1.64" calcext:value-type="float">
            <text:p>1.64</text:p>
          </table:table-cell>
          <table:table-cell table:formula="of:=2*[.$A38]*[.$B38]" office:value-type="float" office:value="104.96" calcext:value-type="float">
            <text:p>104.96</text:p>
          </table:table-cell>
          <table:table-cell table:formula="of:=1.5*[.$A38]*[.$B38]" office:value-type="float" office:value="78.72" calcext:value-type="float">
            <text:p>78.72</text:p>
          </table:table-cell>
          <table:table-cell table:formula="of:=0.05+([.$D38]*(1+[.$A38]*[.$E$3]))/4000" office:value-type="percentage" office:value="0.0712544" calcext:value-type="percentage">
            <text:p>7.13%</text:p>
          </table:table-cell>
          <table:table-cell table:formula="of:=2+([.$A38]*[.$F$3])" office:value-type="float" office:value="2.16" calcext:value-type="float">
            <text:p>2.16</text:p>
          </table:table-cell>
          <table:table-cell table:formula="of:=10+([.$C38]/4)" office:value-type="float" office:value="36.24" calcext:value-type="float">
            <text:p>36.24</text:p>
          </table:table-cell>
          <table:table-cell table:formula="of:=([.$G38]+([.$G$3]*[.$A38]))*(1+[.$A38]*[.$H$3])" office:value-type="float" office:value="79.1584" calcext:value-type="float">
            <text:p>79.1584</text:p>
          </table:table-cell>
          <table:table-cell table:formula="of:=1/(1+[.$A38]*[.$D$3])" office:value-type="float" office:value="0.862068965517241" calcext:value-type="float">
            <text:p>0.862068965517241</text:p>
          </table:table-cell>
          <table:table-cell table:formula="of:=[.$H38]/[.$I38]" office:value-type="float" office:value="91.823744" calcext:value-type="float">
            <text:p>91.823744</text:p>
          </table:table-cell>
          <table:table-cell table:formula="of:=[.$J38]*3" office:value-type="float" office:value="275.471232" calcext:value-type="float">
            <text:p>275.471232</text:p>
          </table:table-cell>
          <table:table-cell table:formula="of:=[.$K38]*60" office:value-type="float" office:value="16528.27392" calcext:value-type="float">
            <text:p>16528.2739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[.$A39]*0.02" office:value-type="float" office:value="1.66" calcext:value-type="float">
            <text:p>1.66</text:p>
          </table:table-cell>
          <table:table-cell table:formula="of:=2*[.$A39]*[.$B39]" office:value-type="float" office:value="109.56" calcext:value-type="float">
            <text:p>109.56</text:p>
          </table:table-cell>
          <table:table-cell table:formula="of:=1.5*[.$A39]*[.$B39]" office:value-type="float" office:value="82.17" calcext:value-type="float">
            <text:p>82.17</text:p>
          </table:table-cell>
          <table:table-cell table:formula="of:=0.05+([.$D39]*(1+[.$A39]*[.$E$3]))/4000" office:value-type="percentage" office:value="0.07223725625" calcext:value-type="percentage">
            <text:p>7.22%</text:p>
          </table:table-cell>
          <table:table-cell table:formula="of:=2+([.$A39]*[.$F$3])" office:value-type="float" office:value="2.165" calcext:value-type="float">
            <text:p>2.165</text:p>
          </table:table-cell>
          <table:table-cell table:formula="of:=10+([.$C39]/4)" office:value-type="float" office:value="37.39" calcext:value-type="float">
            <text:p>37.39</text:p>
          </table:table-cell>
          <table:table-cell table:formula="of:=([.$G39]+([.$G$3]*[.$A39]))*(1+[.$A39]*[.$H$3])" office:value-type="float" office:value="82.00435" calcext:value-type="float">
            <text:p>82.00435</text:p>
          </table:table-cell>
          <table:table-cell table:formula="of:=1/(1+[.$A39]*[.$D$3])" office:value-type="float" office:value="0.858369098712446" calcext:value-type="float">
            <text:p>0.858369098712446</text:p>
          </table:table-cell>
          <table:table-cell table:formula="of:=[.$H39]/[.$I39]" office:value-type="float" office:value="95.53506775" calcext:value-type="float">
            <text:p>95.53506775</text:p>
          </table:table-cell>
          <table:table-cell table:formula="of:=[.$J39]*3" office:value-type="float" office:value="286.60520325" calcext:value-type="float">
            <text:p>286.60520325</text:p>
          </table:table-cell>
          <table:table-cell table:formula="of:=[.$K39]*60" office:value-type="float" office:value="17196.312195" calcext:value-type="float">
            <text:p>17196.31219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[.$A40]*0.02" office:value-type="float" office:value="1.68" calcext:value-type="float">
            <text:p>1.68</text:p>
          </table:table-cell>
          <table:table-cell table:formula="of:=2*[.$A40]*[.$B40]" office:value-type="float" office:value="114.24" calcext:value-type="float">
            <text:p>114.24</text:p>
          </table:table-cell>
          <table:table-cell table:formula="of:=1.5*[.$A40]*[.$B40]" office:value-type="float" office:value="85.68" calcext:value-type="float">
            <text:p>85.68</text:p>
          </table:table-cell>
          <table:table-cell table:formula="of:=0.05+([.$D40]*(1+[.$A40]*[.$E$3]))/4000" office:value-type="percentage" office:value="0.0732407" calcext:value-type="percentage">
            <text:p>7.32%</text:p>
          </table:table-cell>
          <table:table-cell table:formula="of:=2+([.$A40]*[.$F$3])" office:value-type="float" office:value="2.17" calcext:value-type="float">
            <text:p>2.17</text:p>
          </table:table-cell>
          <table:table-cell table:formula="of:=10+([.$C40]/4)" office:value-type="float" office:value="38.56" calcext:value-type="float">
            <text:p>38.56</text:p>
          </table:table-cell>
          <table:table-cell table:formula="of:=([.$G40]+([.$G$3]*[.$A40]))*(1+[.$A40]*[.$H$3])" office:value-type="float" office:value="84.8952" calcext:value-type="float">
            <text:p>84.8952</text:p>
          </table:table-cell>
          <table:table-cell table:formula="of:=1/(1+[.$A40]*[.$D$3])" office:value-type="float" office:value="0.854700854700855" calcext:value-type="float">
            <text:p>0.854700854700855</text:p>
          </table:table-cell>
          <table:table-cell table:formula="of:=[.$H40]/[.$I40]" office:value-type="float" office:value="99.327384" calcext:value-type="float">
            <text:p>99.327384</text:p>
          </table:table-cell>
          <table:table-cell table:formula="of:=[.$J40]*3" office:value-type="float" office:value="297.982152" calcext:value-type="float">
            <text:p>297.982152</text:p>
          </table:table-cell>
          <table:table-cell table:formula="of:=[.$K40]*60" office:value-type="float" office:value="17878.92912" calcext:value-type="float">
            <text:p>17878.9291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[.$A41]*0.02" office:value-type="float" office:value="1.7" calcext:value-type="float">
            <text:p>1.7</text:p>
          </table:table-cell>
          <table:table-cell table:formula="of:=2*[.$A41]*[.$B41]" office:value-type="float" office:value="119" calcext:value-type="float">
            <text:p>119</text:p>
          </table:table-cell>
          <table:table-cell table:formula="of:=1.5*[.$A41]*[.$B41]" office:value-type="float" office:value="89.25" calcext:value-type="float">
            <text:p>89.25</text:p>
          </table:table-cell>
          <table:table-cell table:formula="of:=0.05+([.$D41]*(1+[.$A41]*[.$E$3]))/4000" office:value-type="percentage" office:value="0.07426484375" calcext:value-type="percentage">
            <text:p>7.43%</text:p>
          </table:table-cell>
          <table:table-cell table:formula="of:=2+([.$A41]*[.$F$3])" office:value-type="float" office:value="2.175" calcext:value-type="float">
            <text:p>2.175</text:p>
          </table:table-cell>
          <table:table-cell table:formula="of:=10+([.$C41]/4)" office:value-type="float" office:value="39.75" calcext:value-type="float">
            <text:p>39.75</text:p>
          </table:table-cell>
          <table:table-cell table:formula="of:=([.$G41]+([.$G$3]*[.$A41]))*(1+[.$A41]*[.$H$3])" office:value-type="float" office:value="87.83125" calcext:value-type="float">
            <text:p>87.83125</text:p>
          </table:table-cell>
          <table:table-cell table:formula="of:=1/(1+[.$A41]*[.$D$3])" office:value-type="float" office:value="0.851063829787234" calcext:value-type="float">
            <text:p>0.851063829787234</text:p>
          </table:table-cell>
          <table:table-cell table:formula="of:=[.$H41]/[.$I41]" office:value-type="float" office:value="103.20171875" calcext:value-type="float">
            <text:p>103.20171875</text:p>
          </table:table-cell>
          <table:table-cell table:formula="of:=[.$J41]*3" office:value-type="float" office:value="309.60515625" calcext:value-type="float">
            <text:p>309.60515625</text:p>
          </table:table-cell>
          <table:table-cell table:formula="of:=[.$K41]*60" office:value-type="float" office:value="18576.309375" calcext:value-type="float">
            <text:p>18576.30937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[.$A42]*0.02" office:value-type="float" office:value="1.72" calcext:value-type="float">
            <text:p>1.72</text:p>
          </table:table-cell>
          <table:table-cell table:formula="of:=2*[.$A42]*[.$B42]" office:value-type="float" office:value="123.84" calcext:value-type="float">
            <text:p>123.84</text:p>
          </table:table-cell>
          <table:table-cell table:formula="of:=1.5*[.$A42]*[.$B42]" office:value-type="float" office:value="92.88" calcext:value-type="float">
            <text:p>92.88</text:p>
          </table:table-cell>
          <table:table-cell table:formula="of:=0.05+([.$D42]*(1+[.$A42]*[.$E$3]))/4000" office:value-type="percentage" office:value="0.0753098" calcext:value-type="percentage">
            <text:p>7.53%</text:p>
          </table:table-cell>
          <table:table-cell table:formula="of:=2+([.$A42]*[.$F$3])" office:value-type="float" office:value="2.18" calcext:value-type="float">
            <text:p>2.18</text:p>
          </table:table-cell>
          <table:table-cell table:formula="of:=10+([.$C42]/4)" office:value-type="float" office:value="40.96" calcext:value-type="float">
            <text:p>40.96</text:p>
          </table:table-cell>
          <table:table-cell table:formula="of:=([.$G42]+([.$G$3]*[.$A42]))*(1+[.$A42]*[.$H$3])" office:value-type="float" office:value="90.8128" calcext:value-type="float">
            <text:p>90.8128</text:p>
          </table:table-cell>
          <table:table-cell table:formula="of:=1/(1+[.$A42]*[.$D$3])" office:value-type="float" office:value="0.847457627118644" calcext:value-type="float">
            <text:p>0.847457627118644</text:p>
          </table:table-cell>
          <table:table-cell table:formula="of:=[.$H42]/[.$I42]" office:value-type="float" office:value="107.159104" calcext:value-type="float">
            <text:p>107.159104</text:p>
          </table:table-cell>
          <table:table-cell table:formula="of:=[.$J42]*3" office:value-type="float" office:value="321.477312" calcext:value-type="float">
            <text:p>321.477312</text:p>
          </table:table-cell>
          <table:table-cell table:formula="of:=[.$K42]*60" office:value-type="float" office:value="19288.63872" calcext:value-type="float">
            <text:p>19288.6387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[.$A43]*0.02" office:value-type="float" office:value="1.74" calcext:value-type="float">
            <text:p>1.74</text:p>
          </table:table-cell>
          <table:table-cell table:formula="of:=2*[.$A43]*[.$B43]" office:value-type="float" office:value="128.76" calcext:value-type="float">
            <text:p>128.76</text:p>
          </table:table-cell>
          <table:table-cell table:formula="of:=1.5*[.$A43]*[.$B43]" office:value-type="float" office:value="96.57" calcext:value-type="float">
            <text:p>96.57</text:p>
          </table:table-cell>
          <table:table-cell table:formula="of:=0.05+([.$D43]*(1+[.$A43]*[.$E$3]))/4000" office:value-type="percentage" office:value="0.07637568125" calcext:value-type="percentage">
            <text:p>7.64%</text:p>
          </table:table-cell>
          <table:table-cell table:formula="of:=2+([.$A43]*[.$F$3])" office:value-type="float" office:value="2.185" calcext:value-type="float">
            <text:p>2.185</text:p>
          </table:table-cell>
          <table:table-cell table:formula="of:=10+([.$C43]/4)" office:value-type="float" office:value="42.19" calcext:value-type="float">
            <text:p>42.19</text:p>
          </table:table-cell>
          <table:table-cell table:formula="of:=([.$G43]+([.$G$3]*[.$A43]))*(1+[.$A43]*[.$H$3])" office:value-type="float" office:value="93.84015" calcext:value-type="float">
            <text:p>93.84015</text:p>
          </table:table-cell>
          <table:table-cell table:formula="of:=1/(1+[.$A43]*[.$D$3])" office:value-type="float" office:value="0.843881856540084" calcext:value-type="float">
            <text:p>0.843881856540084</text:p>
          </table:table-cell>
          <table:table-cell table:formula="of:=[.$H43]/[.$I43]" office:value-type="float" office:value="111.20057775" calcext:value-type="float">
            <text:p>111.20057775</text:p>
          </table:table-cell>
          <table:table-cell table:formula="of:=[.$J43]*3" office:value-type="float" office:value="333.60173325" calcext:value-type="float">
            <text:p>333.60173325</text:p>
          </table:table-cell>
          <table:table-cell table:formula="of:=[.$K43]*60" office:value-type="float" office:value="20016.103995" calcext:value-type="float">
            <text:p>20016.10399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[.$A44]*0.02" office:value-type="float" office:value="1.76" calcext:value-type="float">
            <text:p>1.76</text:p>
          </table:table-cell>
          <table:table-cell table:formula="of:=2*[.$A44]*[.$B44]" office:value-type="float" office:value="133.76" calcext:value-type="float">
            <text:p>133.76</text:p>
          </table:table-cell>
          <table:table-cell table:formula="of:=1.5*[.$A44]*[.$B44]" office:value-type="float" office:value="100.32" calcext:value-type="float">
            <text:p>100.32</text:p>
          </table:table-cell>
          <table:table-cell table:formula="of:=0.05+([.$D44]*(1+[.$A44]*[.$E$3]))/4000" office:value-type="percentage" office:value="0.0774626" calcext:value-type="percentage">
            <text:p>7.75%</text:p>
          </table:table-cell>
          <table:table-cell table:formula="of:=2+([.$A44]*[.$F$3])" office:value-type="float" office:value="2.19" calcext:value-type="float">
            <text:p>2.19</text:p>
          </table:table-cell>
          <table:table-cell table:formula="of:=10+([.$C44]/4)" office:value-type="float" office:value="43.44" calcext:value-type="float">
            <text:p>43.44</text:p>
          </table:table-cell>
          <table:table-cell table:formula="of:=([.$G44]+([.$G$3]*[.$A44]))*(1+[.$A44]*[.$H$3])" office:value-type="float" office:value="96.9136" calcext:value-type="float">
            <text:p>96.9136</text:p>
          </table:table-cell>
          <table:table-cell table:formula="of:=1/(1+[.$A44]*[.$D$3])" office:value-type="float" office:value="0.840336134453782" calcext:value-type="float">
            <text:p>0.840336134453782</text:p>
          </table:table-cell>
          <table:table-cell table:formula="of:=[.$H44]/[.$I44]" office:value-type="float" office:value="115.327184" calcext:value-type="float">
            <text:p>115.327184</text:p>
          </table:table-cell>
          <table:table-cell table:formula="of:=[.$J44]*3" office:value-type="float" office:value="345.981552" calcext:value-type="float">
            <text:p>345.981552</text:p>
          </table:table-cell>
          <table:table-cell table:formula="of:=[.$K44]*60" office:value-type="float" office:value="20758.89312" calcext:value-type="float">
            <text:p>20758.8931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[.$A45]*0.02" office:value-type="float" office:value="1.78" calcext:value-type="float">
            <text:p>1.78</text:p>
          </table:table-cell>
          <table:table-cell table:formula="of:=2*[.$A45]*[.$B45]" office:value-type="float" office:value="138.84" calcext:value-type="float">
            <text:p>138.84</text:p>
          </table:table-cell>
          <table:table-cell table:formula="of:=1.5*[.$A45]*[.$B45]" office:value-type="float" office:value="104.13" calcext:value-type="float">
            <text:p>104.13</text:p>
          </table:table-cell>
          <table:table-cell table:formula="of:=0.05+([.$D45]*(1+[.$A45]*[.$E$3]))/4000" office:value-type="percentage" office:value="0.07857066875" calcext:value-type="percentage">
            <text:p>7.86%</text:p>
          </table:table-cell>
          <table:table-cell table:formula="of:=2+([.$A45]*[.$F$3])" office:value-type="float" office:value="2.195" calcext:value-type="float">
            <text:p>2.195</text:p>
          </table:table-cell>
          <table:table-cell table:formula="of:=10+([.$C45]/4)" office:value-type="float" office:value="44.71" calcext:value-type="float">
            <text:p>44.71</text:p>
          </table:table-cell>
          <table:table-cell table:formula="of:=([.$G45]+([.$G$3]*[.$A45]))*(1+[.$A45]*[.$H$3])" office:value-type="float" office:value="100.03345" calcext:value-type="float">
            <text:p>100.03345</text:p>
          </table:table-cell>
          <table:table-cell table:formula="of:=1/(1+[.$A45]*[.$D$3])" office:value-type="float" office:value="0.836820083682008" calcext:value-type="float">
            <text:p>0.836820083682008</text:p>
          </table:table-cell>
          <table:table-cell table:formula="of:=[.$H45]/[.$I45]" office:value-type="float" office:value="119.53997275" calcext:value-type="float">
            <text:p>119.53997275</text:p>
          </table:table-cell>
          <table:table-cell table:formula="of:=[.$J45]*3" office:value-type="float" office:value="358.61991825" calcext:value-type="float">
            <text:p>358.61991825</text:p>
          </table:table-cell>
          <table:table-cell table:formula="of:=[.$K45]*60" office:value-type="float" office:value="21517.195095" calcext:value-type="float">
            <text:p>21517.1950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[.$A46]*0.02" office:value-type="float" office:value="1.8" calcext:value-type="float">
            <text:p>1.8</text:p>
          </table:table-cell>
          <table:table-cell table:formula="of:=2*[.$A46]*[.$B46]" office:value-type="float" office:value="144" calcext:value-type="float">
            <text:p>144</text:p>
          </table:table-cell>
          <table:table-cell table:formula="of:=1.5*[.$A46]*[.$B46]" office:value-type="float" office:value="108" calcext:value-type="float">
            <text:p>108</text:p>
          </table:table-cell>
          <table:table-cell table:formula="of:=0.05+([.$D46]*(1+[.$A46]*[.$E$3]))/4000" office:value-type="percentage" office:value="0.0797" calcext:value-type="percentage">
            <text:p>7.97%</text:p>
          </table:table-cell>
          <table:table-cell table:formula="of:=2+([.$A46]*[.$F$3])" office:value-type="float" office:value="2.2" calcext:value-type="float">
            <text:p>2.2</text:p>
          </table:table-cell>
          <table:table-cell table:formula="of:=10+([.$C46]/4)" office:value-type="float" office:value="46" calcext:value-type="float">
            <text:p>46</text:p>
          </table:table-cell>
          <table:table-cell table:formula="of:=([.$G46]+([.$G$3]*[.$A46]))*(1+[.$A46]*[.$H$3])" office:value-type="float" office:value="103.2" calcext:value-type="float">
            <text:p>103.2</text:p>
          </table:table-cell>
          <table:table-cell table:formula="of:=1/(1+[.$A46]*[.$D$3])" office:value-type="float" office:value="0.833333333333333" calcext:value-type="float">
            <text:p>0.833333333333333</text:p>
          </table:table-cell>
          <table:table-cell table:formula="of:=[.$H46]/[.$I46]" office:value-type="float" office:value="123.84" calcext:value-type="float">
            <text:p>123.84</text:p>
          </table:table-cell>
          <table:table-cell table:formula="of:=[.$J46]*3" office:value-type="float" office:value="371.52" calcext:value-type="float">
            <text:p>371.52</text:p>
          </table:table-cell>
          <table:table-cell table:formula="of:=[.$K46]*60" office:value-type="float" office:value="22291.2" calcext:value-type="float">
            <text:p>22291.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[.$A47]*0.02" office:value-type="float" office:value="1.82" calcext:value-type="float">
            <text:p>1.82</text:p>
          </table:table-cell>
          <table:table-cell table:formula="of:=2*[.$A47]*[.$B47]" office:value-type="float" office:value="149.24" calcext:value-type="float">
            <text:p>149.24</text:p>
          </table:table-cell>
          <table:table-cell table:formula="of:=1.5*[.$A47]*[.$B47]" office:value-type="float" office:value="111.93" calcext:value-type="float">
            <text:p>111.93</text:p>
          </table:table-cell>
          <table:table-cell table:formula="of:=0.05+([.$D47]*(1+[.$A47]*[.$E$3]))/4000" office:value-type="percentage" office:value="0.08085070625" calcext:value-type="percentage">
            <text:p>8.09%</text:p>
          </table:table-cell>
          <table:table-cell table:formula="of:=2+([.$A47]*[.$F$3])" office:value-type="float" office:value="2.205" calcext:value-type="float">
            <text:p>2.205</text:p>
          </table:table-cell>
          <table:table-cell table:formula="of:=10+([.$C47]/4)" office:value-type="float" office:value="47.31" calcext:value-type="float">
            <text:p>47.31</text:p>
          </table:table-cell>
          <table:table-cell table:formula="of:=([.$G47]+([.$G$3]*[.$A47]))*(1+[.$A47]*[.$H$3])" office:value-type="float" office:value="106.41355" calcext:value-type="float">
            <text:p>106.41355</text:p>
          </table:table-cell>
          <table:table-cell table:formula="of:=1/(1+[.$A47]*[.$D$3])" office:value-type="float" office:value="0.829875518672199" calcext:value-type="float">
            <text:p>0.829875518672199</text:p>
          </table:table-cell>
          <table:table-cell table:formula="of:=[.$H47]/[.$I47]" office:value-type="float" office:value="128.22832775" calcext:value-type="float">
            <text:p>128.22832775</text:p>
          </table:table-cell>
          <table:table-cell table:formula="of:=[.$J47]*3" office:value-type="float" office:value="384.68498325" calcext:value-type="float">
            <text:p>384.68498325</text:p>
          </table:table-cell>
          <table:table-cell table:formula="of:=[.$K47]*60" office:value-type="float" office:value="23081.098995" calcext:value-type="float">
            <text:p>23081.09899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[.$A48]*0.02" office:value-type="float" office:value="1.84" calcext:value-type="float">
            <text:p>1.84</text:p>
          </table:table-cell>
          <table:table-cell table:formula="of:=2*[.$A48]*[.$B48]" office:value-type="float" office:value="154.56" calcext:value-type="float">
            <text:p>154.56</text:p>
          </table:table-cell>
          <table:table-cell table:formula="of:=1.5*[.$A48]*[.$B48]" office:value-type="float" office:value="115.92" calcext:value-type="float">
            <text:p>115.92</text:p>
          </table:table-cell>
          <table:table-cell table:formula="of:=0.05+([.$D48]*(1+[.$A48]*[.$E$3]))/4000" office:value-type="percentage" office:value="0.0820229" calcext:value-type="percentage">
            <text:p>8.20%</text:p>
          </table:table-cell>
          <table:table-cell table:formula="of:=2+([.$A48]*[.$F$3])" office:value-type="float" office:value="2.21" calcext:value-type="float">
            <text:p>2.21</text:p>
          </table:table-cell>
          <table:table-cell table:formula="of:=10+([.$C48]/4)" office:value-type="float" office:value="48.64" calcext:value-type="float">
            <text:p>48.64</text:p>
          </table:table-cell>
          <table:table-cell table:formula="of:=([.$G48]+([.$G$3]*[.$A48]))*(1+[.$A48]*[.$H$3])" office:value-type="float" office:value="109.6744" calcext:value-type="float">
            <text:p>109.6744</text:p>
          </table:table-cell>
          <table:table-cell table:formula="of:=1/(1+[.$A48]*[.$D$3])" office:value-type="float" office:value="0.826446280991736" calcext:value-type="float">
            <text:p>0.826446280991736</text:p>
          </table:table-cell>
          <table:table-cell table:formula="of:=[.$H48]/[.$I48]" office:value-type="float" office:value="132.706024" calcext:value-type="float">
            <text:p>132.706024</text:p>
          </table:table-cell>
          <table:table-cell table:formula="of:=[.$J48]*3" office:value-type="float" office:value="398.118072" calcext:value-type="float">
            <text:p>398.118072</text:p>
          </table:table-cell>
          <table:table-cell table:formula="of:=[.$K48]*60" office:value-type="float" office:value="23887.08432" calcext:value-type="float">
            <text:p>23887.0843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[.$A49]*0.02" office:value-type="float" office:value="1.86" calcext:value-type="float">
            <text:p>1.86</text:p>
          </table:table-cell>
          <table:table-cell table:formula="of:=2*[.$A49]*[.$B49]" office:value-type="float" office:value="159.96" calcext:value-type="float">
            <text:p>159.96</text:p>
          </table:table-cell>
          <table:table-cell table:formula="of:=1.5*[.$A49]*[.$B49]" office:value-type="float" office:value="119.97" calcext:value-type="float">
            <text:p>119.97</text:p>
          </table:table-cell>
          <table:table-cell table:formula="of:=0.05+([.$D49]*(1+[.$A49]*[.$E$3]))/4000" office:value-type="percentage" office:value="0.08321669375" calcext:value-type="percentage">
            <text:p>8.32%</text:p>
          </table:table-cell>
          <table:table-cell table:formula="of:=2+([.$A49]*[.$F$3])" office:value-type="float" office:value="2.215" calcext:value-type="float">
            <text:p>2.215</text:p>
          </table:table-cell>
          <table:table-cell table:formula="of:=10+([.$C49]/4)" office:value-type="float" office:value="49.99" calcext:value-type="float">
            <text:p>49.99</text:p>
          </table:table-cell>
          <table:table-cell table:formula="of:=([.$G49]+([.$G$3]*[.$A49]))*(1+[.$A49]*[.$H$3])" office:value-type="float" office:value="112.98285" calcext:value-type="float">
            <text:p>112.98285</text:p>
          </table:table-cell>
          <table:table-cell table:formula="of:=1/(1+[.$A49]*[.$D$3])" office:value-type="float" office:value="0.823045267489712" calcext:value-type="float">
            <text:p>0.823045267489712</text:p>
          </table:table-cell>
          <table:table-cell table:formula="of:=[.$H49]/[.$I49]" office:value-type="float" office:value="137.27416275" calcext:value-type="float">
            <text:p>137.27416275</text:p>
          </table:table-cell>
          <table:table-cell table:formula="of:=[.$J49]*3" office:value-type="float" office:value="411.82248825" calcext:value-type="float">
            <text:p>411.82248825</text:p>
          </table:table-cell>
          <table:table-cell table:formula="of:=[.$K49]*60" office:value-type="float" office:value="24709.349295" calcext:value-type="float">
            <text:p>24709.34929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[.$A50]*0.02" office:value-type="float" office:value="1.88" calcext:value-type="float">
            <text:p>1.88</text:p>
          </table:table-cell>
          <table:table-cell table:formula="of:=2*[.$A50]*[.$B50]" office:value-type="float" office:value="165.44" calcext:value-type="float">
            <text:p>165.44</text:p>
          </table:table-cell>
          <table:table-cell table:formula="of:=1.5*[.$A50]*[.$B50]" office:value-type="float" office:value="124.08" calcext:value-type="float">
            <text:p>124.08</text:p>
          </table:table-cell>
          <table:table-cell table:formula="of:=0.05+([.$D50]*(1+[.$A50]*[.$E$3]))/4000" office:value-type="percentage" office:value="0.0844322" calcext:value-type="percentage">
            <text:p>8.44%</text:p>
          </table:table-cell>
          <table:table-cell table:formula="of:=2+([.$A50]*[.$F$3])" office:value-type="float" office:value="2.22" calcext:value-type="float">
            <text:p>2.22</text:p>
          </table:table-cell>
          <table:table-cell table:formula="of:=10+([.$C50]/4)" office:value-type="float" office:value="51.36" calcext:value-type="float">
            <text:p>51.36</text:p>
          </table:table-cell>
          <table:table-cell table:formula="of:=([.$G50]+([.$G$3]*[.$A50]))*(1+[.$A50]*[.$H$3])" office:value-type="float" office:value="116.3392" calcext:value-type="float">
            <text:p>116.3392</text:p>
          </table:table-cell>
          <table:table-cell table:formula="of:=1/(1+[.$A50]*[.$D$3])" office:value-type="float" office:value="0.819672131147541" calcext:value-type="float">
            <text:p>0.819672131147541</text:p>
          </table:table-cell>
          <table:table-cell table:formula="of:=[.$H50]/[.$I50]" office:value-type="float" office:value="141.933824" calcext:value-type="float">
            <text:p>141.933824</text:p>
          </table:table-cell>
          <table:table-cell table:formula="of:=[.$J50]*3" office:value-type="float" office:value="425.801472" calcext:value-type="float">
            <text:p>425.801472</text:p>
          </table:table-cell>
          <table:table-cell table:formula="of:=[.$K50]*60" office:value-type="float" office:value="25548.08832" calcext:value-type="float">
            <text:p>25548.0883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[.$A51]*0.02" office:value-type="float" office:value="1.9" calcext:value-type="float">
            <text:p>1.9</text:p>
          </table:table-cell>
          <table:table-cell table:formula="of:=2*[.$A51]*[.$B51]" office:value-type="float" office:value="171" calcext:value-type="float">
            <text:p>171</text:p>
          </table:table-cell>
          <table:table-cell table:formula="of:=1.5*[.$A51]*[.$B51]" office:value-type="float" office:value="128.25" calcext:value-type="float">
            <text:p>128.25</text:p>
          </table:table-cell>
          <table:table-cell table:formula="of:=0.05+([.$D51]*(1+[.$A51]*[.$E$3]))/4000" office:value-type="percentage" office:value="0.08566953125" calcext:value-type="percentage">
            <text:p>8.57%</text:p>
          </table:table-cell>
          <table:table-cell table:formula="of:=2+([.$A51]*[.$F$3])" office:value-type="float" office:value="2.225" calcext:value-type="float">
            <text:p>2.225</text:p>
          </table:table-cell>
          <table:table-cell table:formula="of:=10+([.$C51]/4)" office:value-type="float" office:value="52.75" calcext:value-type="float">
            <text:p>52.75</text:p>
          </table:table-cell>
          <table:table-cell table:formula="of:=([.$G51]+([.$G$3]*[.$A51]))*(1+[.$A51]*[.$H$3])" office:value-type="float" office:value="119.74375" calcext:value-type="float">
            <text:p>119.74375</text:p>
          </table:table-cell>
          <table:table-cell table:formula="of:=1/(1+[.$A51]*[.$D$3])" office:value-type="float" office:value="0.816326530612245" calcext:value-type="float">
            <text:p>0.816326530612245</text:p>
          </table:table-cell>
          <table:table-cell table:formula="of:=[.$H51]/[.$I51]" office:value-type="float" office:value="146.68609375" calcext:value-type="float">
            <text:p>146.68609375</text:p>
          </table:table-cell>
          <table:table-cell table:formula="of:=[.$J51]*3" office:value-type="float" office:value="440.05828125" calcext:value-type="float">
            <text:p>440.05828125</text:p>
          </table:table-cell>
          <table:table-cell table:formula="of:=[.$K51]*60" office:value-type="float" office:value="26403.496875" calcext:value-type="float">
            <text:p>26403.49687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[.$A52]*0.02" office:value-type="float" office:value="1.92" calcext:value-type="float">
            <text:p>1.92</text:p>
          </table:table-cell>
          <table:table-cell table:formula="of:=2*[.$A52]*[.$B52]" office:value-type="float" office:value="176.64" calcext:value-type="float">
            <text:p>176.64</text:p>
          </table:table-cell>
          <table:table-cell table:formula="of:=1.5*[.$A52]*[.$B52]" office:value-type="float" office:value="132.48" calcext:value-type="float">
            <text:p>132.48</text:p>
          </table:table-cell>
          <table:table-cell table:formula="of:=0.05+([.$D52]*(1+[.$A52]*[.$E$3]))/4000" office:value-type="percentage" office:value="0.0869288" calcext:value-type="percentage">
            <text:p>8.69%</text:p>
          </table:table-cell>
          <table:table-cell table:formula="of:=2+([.$A52]*[.$F$3])" office:value-type="float" office:value="2.23" calcext:value-type="float">
            <text:p>2.23</text:p>
          </table:table-cell>
          <table:table-cell table:formula="of:=10+([.$C52]/4)" office:value-type="float" office:value="54.16" calcext:value-type="float">
            <text:p>54.16</text:p>
          </table:table-cell>
          <table:table-cell table:formula="of:=([.$G52]+([.$G$3]*[.$A52]))*(1+[.$A52]*[.$H$3])" office:value-type="float" office:value="123.1968" calcext:value-type="float">
            <text:p>123.1968</text:p>
          </table:table-cell>
          <table:table-cell table:formula="of:=1/(1+[.$A52]*[.$D$3])" office:value-type="float" office:value="0.813008130081301" calcext:value-type="float">
            <text:p>0.813008130081301</text:p>
          </table:table-cell>
          <table:table-cell table:formula="of:=[.$H52]/[.$I52]" office:value-type="float" office:value="151.532064" calcext:value-type="float">
            <text:p>151.532064</text:p>
          </table:table-cell>
          <table:table-cell table:formula="of:=[.$J52]*3" office:value-type="float" office:value="454.596192" calcext:value-type="float">
            <text:p>454.596192</text:p>
          </table:table-cell>
          <table:table-cell table:formula="of:=[.$K52]*60" office:value-type="float" office:value="27275.77152" calcext:value-type="float">
            <text:p>27275.7715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[.$A53]*0.02" office:value-type="float" office:value="1.94" calcext:value-type="float">
            <text:p>1.94</text:p>
          </table:table-cell>
          <table:table-cell table:formula="of:=2*[.$A53]*[.$B53]" office:value-type="float" office:value="182.36" calcext:value-type="float">
            <text:p>182.36</text:p>
          </table:table-cell>
          <table:table-cell table:formula="of:=1.5*[.$A53]*[.$B53]" office:value-type="float" office:value="136.77" calcext:value-type="float">
            <text:p>136.77</text:p>
          </table:table-cell>
          <table:table-cell table:formula="of:=0.05+([.$D53]*(1+[.$A53]*[.$E$3]))/4000" office:value-type="percentage" office:value="0.08821011875" calcext:value-type="percentage">
            <text:p>8.82%</text:p>
          </table:table-cell>
          <table:table-cell table:formula="of:=2+([.$A53]*[.$F$3])" office:value-type="float" office:value="2.235" calcext:value-type="float">
            <text:p>2.235</text:p>
          </table:table-cell>
          <table:table-cell table:formula="of:=10+([.$C53]/4)" office:value-type="float" office:value="55.59" calcext:value-type="float">
            <text:p>55.59</text:p>
          </table:table-cell>
          <table:table-cell table:formula="of:=([.$G53]+([.$G$3]*[.$A53]))*(1+[.$A53]*[.$H$3])" office:value-type="float" office:value="126.69865" calcext:value-type="float">
            <text:p>126.69865</text:p>
          </table:table-cell>
          <table:table-cell table:formula="of:=1/(1+[.$A53]*[.$D$3])" office:value-type="float" office:value="0.809716599190283" calcext:value-type="float">
            <text:p>0.809716599190283</text:p>
          </table:table-cell>
          <table:table-cell table:formula="of:=[.$H53]/[.$I53]" office:value-type="float" office:value="156.47283275" calcext:value-type="float">
            <text:p>156.47283275</text:p>
          </table:table-cell>
          <table:table-cell table:formula="of:=[.$J53]*3" office:value-type="float" office:value="469.41849825" calcext:value-type="float">
            <text:p>469.41849825</text:p>
          </table:table-cell>
          <table:table-cell table:formula="of:=[.$K53]*60" office:value-type="float" office:value="28165.109895" calcext:value-type="float">
            <text:p>28165.10989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[.$A54]*0.02" office:value-type="float" office:value="1.96" calcext:value-type="float">
            <text:p>1.96</text:p>
          </table:table-cell>
          <table:table-cell table:formula="of:=2*[.$A54]*[.$B54]" office:value-type="float" office:value="188.16" calcext:value-type="float">
            <text:p>188.16</text:p>
          </table:table-cell>
          <table:table-cell table:formula="of:=1.5*[.$A54]*[.$B54]" office:value-type="float" office:value="141.12" calcext:value-type="float">
            <text:p>141.12</text:p>
          </table:table-cell>
          <table:table-cell table:formula="of:=0.05+([.$D54]*(1+[.$A54]*[.$E$3]))/4000" office:value-type="percentage" office:value="0.0895136" calcext:value-type="percentage">
            <text:p>8.95%</text:p>
          </table:table-cell>
          <table:table-cell table:formula="of:=2+([.$A54]*[.$F$3])" office:value-type="float" office:value="2.24" calcext:value-type="float">
            <text:p>2.24</text:p>
          </table:table-cell>
          <table:table-cell table:formula="of:=10+([.$C54]/4)" office:value-type="float" office:value="57.04" calcext:value-type="float">
            <text:p>57.04</text:p>
          </table:table-cell>
          <table:table-cell table:formula="of:=([.$G54]+([.$G$3]*[.$A54]))*(1+[.$A54]*[.$H$3])" office:value-type="float" office:value="130.2496" calcext:value-type="float">
            <text:p>130.2496</text:p>
          </table:table-cell>
          <table:table-cell table:formula="of:=1/(1+[.$A54]*[.$D$3])" office:value-type="float" office:value="0.806451612903226" calcext:value-type="float">
            <text:p>0.806451612903226</text:p>
          </table:table-cell>
          <table:table-cell table:formula="of:=[.$H54]/[.$I54]" office:value-type="float" office:value="161.509504" calcext:value-type="float">
            <text:p>161.509504</text:p>
          </table:table-cell>
          <table:table-cell table:formula="of:=[.$J54]*3" office:value-type="float" office:value="484.528512" calcext:value-type="float">
            <text:p>484.528512</text:p>
          </table:table-cell>
          <table:table-cell table:formula="of:=[.$K54]*60" office:value-type="float" office:value="29071.71072" calcext:value-type="float">
            <text:p>29071.7107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[.$A55]*0.02" office:value-type="float" office:value="1.98" calcext:value-type="float">
            <text:p>1.98</text:p>
          </table:table-cell>
          <table:table-cell table:formula="of:=2*[.$A55]*[.$B55]" office:value-type="float" office:value="194.04" calcext:value-type="float">
            <text:p>194.04</text:p>
          </table:table-cell>
          <table:table-cell table:formula="of:=1.5*[.$A55]*[.$B55]" office:value-type="float" office:value="145.53" calcext:value-type="float">
            <text:p>145.53</text:p>
          </table:table-cell>
          <table:table-cell table:formula="of:=0.05+([.$D55]*(1+[.$A55]*[.$E$3]))/4000" office:value-type="percentage" office:value="0.09083935625" calcext:value-type="percentage">
            <text:p>9.08%</text:p>
          </table:table-cell>
          <table:table-cell table:formula="of:=2+([.$A55]*[.$F$3])" office:value-type="float" office:value="2.245" calcext:value-type="float">
            <text:p>2.245</text:p>
          </table:table-cell>
          <table:table-cell table:formula="of:=10+([.$C55]/4)" office:value-type="float" office:value="58.51" calcext:value-type="float">
            <text:p>58.51</text:p>
          </table:table-cell>
          <table:table-cell table:formula="of:=([.$G55]+([.$G$3]*[.$A55]))*(1+[.$A55]*[.$H$3])" office:value-type="float" office:value="133.84995" calcext:value-type="float">
            <text:p>133.84995</text:p>
          </table:table-cell>
          <table:table-cell table:formula="of:=1/(1+[.$A55]*[.$D$3])" office:value-type="float" office:value="0.803212851405622" calcext:value-type="float">
            <text:p>0.803212851405622</text:p>
          </table:table-cell>
          <table:table-cell table:formula="of:=[.$H55]/[.$I55]" office:value-type="float" office:value="166.64318775" calcext:value-type="float">
            <text:p>166.64318775</text:p>
          </table:table-cell>
          <table:table-cell table:formula="of:=[.$J55]*3" office:value-type="float" office:value="499.92956325" calcext:value-type="float">
            <text:p>499.92956325</text:p>
          </table:table-cell>
          <table:table-cell table:formula="of:=[.$K55]*60" office:value-type="float" office:value="29995.773795" calcext:value-type="float">
            <text:p>29995.77379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[.$A56]*0.02" office:value-type="float" office:value="2" calcext:value-type="float">
            <text:p>2</text:p>
          </table:table-cell>
          <table:table-cell table:formula="of:=2*[.$A56]*[.$B56]" office:value-type="float" office:value="200" calcext:value-type="float">
            <text:p>200</text:p>
          </table:table-cell>
          <table:table-cell table:formula="of:=1.5*[.$A56]*[.$B56]" office:value-type="float" office:value="150" calcext:value-type="float">
            <text:p>150</text:p>
          </table:table-cell>
          <table:table-cell table:formula="of:=0.05+([.$D56]*(1+[.$A56]*[.$E$3]))/4000" office:value-type="percentage" office:value="0.0921875" calcext:value-type="percentage">
            <text:p>9.22%</text:p>
          </table:table-cell>
          <table:table-cell table:formula="of:=2+([.$A56]*[.$F$3])" office:value-type="float" office:value="2.25" calcext:value-type="float">
            <text:p>2.25</text:p>
          </table:table-cell>
          <table:table-cell table:formula="of:=10+([.$C56]/4)" office:value-type="float" office:value="60" calcext:value-type="float">
            <text:p>60</text:p>
          </table:table-cell>
          <table:table-cell table:formula="of:=([.$G56]+([.$G$3]*[.$A56]))*(1+[.$A56]*[.$H$3])" office:value-type="float" office:value="137.5" calcext:value-type="float">
            <text:p>137.5</text:p>
          </table:table-cell>
          <table:table-cell table:formula="of:=1/(1+[.$A56]*[.$D$3])" office:value-type="float" office:value="0.8" calcext:value-type="float">
            <text:p>0.8</text:p>
          </table:table-cell>
          <table:table-cell table:formula="of:=[.$H56]/[.$I56]" office:value-type="float" office:value="171.875" calcext:value-type="float">
            <text:p>171.875</text:p>
          </table:table-cell>
          <table:table-cell table:formula="of:=[.$J56]*3" office:value-type="float" office:value="515.625" calcext:value-type="float">
            <text:p>515.625</text:p>
          </table:table-cell>
          <table:table-cell table:formula="of:=[.$K56]*60" office:value-type="float" office:value="30937.5" calcext:value-type="float">
            <text:p>30937.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[.$A57]*0.02" office:value-type="float" office:value="2.02" calcext:value-type="float">
            <text:p>2.02</text:p>
          </table:table-cell>
          <table:table-cell table:formula="of:=2*[.$A57]*[.$B57]" office:value-type="float" office:value="206.04" calcext:value-type="float">
            <text:p>206.04</text:p>
          </table:table-cell>
          <table:table-cell table:formula="of:=1.5*[.$A57]*[.$B57]" office:value-type="float" office:value="154.53" calcext:value-type="float">
            <text:p>154.53</text:p>
          </table:table-cell>
          <table:table-cell table:formula="of:=0.05+([.$D57]*(1+[.$A57]*[.$E$3]))/4000" office:value-type="percentage" office:value="0.09355814375" calcext:value-type="percentage">
            <text:p>9.36%</text:p>
          </table:table-cell>
          <table:table-cell table:formula="of:=2+([.$A57]*[.$F$3])" office:value-type="float" office:value="2.255" calcext:value-type="float">
            <text:p>2.255</text:p>
          </table:table-cell>
          <table:table-cell table:formula="of:=10+([.$C57]/4)" office:value-type="float" office:value="61.51" calcext:value-type="float">
            <text:p>61.51</text:p>
          </table:table-cell>
          <table:table-cell table:formula="of:=([.$G57]+([.$G$3]*[.$A57]))*(1+[.$A57]*[.$H$3])" office:value-type="float" office:value="141.20005" calcext:value-type="float">
            <text:p>141.20005</text:p>
          </table:table-cell>
          <table:table-cell table:formula="of:=1/(1+[.$A57]*[.$D$3])" office:value-type="float" office:value="0.796812749003984" calcext:value-type="float">
            <text:p>0.796812749003984</text:p>
          </table:table-cell>
          <table:table-cell table:formula="of:=[.$H57]/[.$I57]" office:value-type="float" office:value="177.20606275" calcext:value-type="float">
            <text:p>177.20606275</text:p>
          </table:table-cell>
          <table:table-cell table:formula="of:=[.$J57]*3" office:value-type="float" office:value="531.61818825" calcext:value-type="float">
            <text:p>531.61818825</text:p>
          </table:table-cell>
          <table:table-cell table:formula="of:=[.$K57]*60" office:value-type="float" office:value="31897.091295" calcext:value-type="float">
            <text:p>31897.09129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[.$A58]*0.02" office:value-type="float" office:value="2.04" calcext:value-type="float">
            <text:p>2.04</text:p>
          </table:table-cell>
          <table:table-cell table:formula="of:=2*[.$A58]*[.$B58]" office:value-type="float" office:value="212.16" calcext:value-type="float">
            <text:p>212.16</text:p>
          </table:table-cell>
          <table:table-cell table:formula="of:=1.5*[.$A58]*[.$B58]" office:value-type="float" office:value="159.12" calcext:value-type="float">
            <text:p>159.12</text:p>
          </table:table-cell>
          <table:table-cell table:formula="of:=0.05+([.$D58]*(1+[.$A58]*[.$E$3]))/4000" office:value-type="percentage" office:value="0.0949514" calcext:value-type="percentage">
            <text:p>9.50%</text:p>
          </table:table-cell>
          <table:table-cell table:formula="of:=2+([.$A58]*[.$F$3])" office:value-type="float" office:value="2.26" calcext:value-type="float">
            <text:p>2.26</text:p>
          </table:table-cell>
          <table:table-cell table:formula="of:=10+([.$C58]/4)" office:value-type="float" office:value="63.04" calcext:value-type="float">
            <text:p>63.04</text:p>
          </table:table-cell>
          <table:table-cell table:formula="of:=([.$G58]+([.$G$3]*[.$A58]))*(1+[.$A58]*[.$H$3])" office:value-type="float" office:value="144.9504" calcext:value-type="float">
            <text:p>144.9504</text:p>
          </table:table-cell>
          <table:table-cell table:formula="of:=1/(1+[.$A58]*[.$D$3])" office:value-type="float" office:value="0.793650793650794" calcext:value-type="float">
            <text:p>0.793650793650794</text:p>
          </table:table-cell>
          <table:table-cell table:formula="of:=[.$H58]/[.$I58]" office:value-type="float" office:value="182.637504" calcext:value-type="float">
            <text:p>182.637504</text:p>
          </table:table-cell>
          <table:table-cell table:formula="of:=[.$J58]*3" office:value-type="float" office:value="547.912512" calcext:value-type="float">
            <text:p>547.912512</text:p>
          </table:table-cell>
          <table:table-cell table:formula="of:=[.$K58]*60" office:value-type="float" office:value="32874.75072" calcext:value-type="float">
            <text:p>32874.7507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[.$A59]*0.02" office:value-type="float" office:value="2.06" calcext:value-type="float">
            <text:p>2.06</text:p>
          </table:table-cell>
          <table:table-cell table:formula="of:=2*[.$A59]*[.$B59]" office:value-type="float" office:value="218.36" calcext:value-type="float">
            <text:p>218.36</text:p>
          </table:table-cell>
          <table:table-cell table:formula="of:=1.5*[.$A59]*[.$B59]" office:value-type="float" office:value="163.77" calcext:value-type="float">
            <text:p>163.77</text:p>
          </table:table-cell>
          <table:table-cell table:formula="of:=0.05+([.$D59]*(1+[.$A59]*[.$E$3]))/4000" office:value-type="percentage" office:value="0.09636738125" calcext:value-type="percentage">
            <text:p>9.64%</text:p>
          </table:table-cell>
          <table:table-cell table:formula="of:=2+([.$A59]*[.$F$3])" office:value-type="float" office:value="2.265" calcext:value-type="float">
            <text:p>2.265</text:p>
          </table:table-cell>
          <table:table-cell table:formula="of:=10+([.$C59]/4)" office:value-type="float" office:value="64.59" calcext:value-type="float">
            <text:p>64.59</text:p>
          </table:table-cell>
          <table:table-cell table:formula="of:=([.$G59]+([.$G$3]*[.$A59]))*(1+[.$A59]*[.$H$3])" office:value-type="float" office:value="148.75135" calcext:value-type="float">
            <text:p>148.75135</text:p>
          </table:table-cell>
          <table:table-cell table:formula="of:=1/(1+[.$A59]*[.$D$3])" office:value-type="float" office:value="0.790513833992095" calcext:value-type="float">
            <text:p>0.790513833992095</text:p>
          </table:table-cell>
          <table:table-cell table:formula="of:=[.$H59]/[.$I59]" office:value-type="float" office:value="188.17045775" calcext:value-type="float">
            <text:p>188.17045775</text:p>
          </table:table-cell>
          <table:table-cell table:formula="of:=[.$J59]*3" office:value-type="float" office:value="564.51137325" calcext:value-type="float">
            <text:p>564.51137325</text:p>
          </table:table-cell>
          <table:table-cell table:formula="of:=[.$K59]*60" office:value-type="float" office:value="33870.682395" calcext:value-type="float">
            <text:p>33870.68239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[.$A60]*0.02" office:value-type="float" office:value="2.08" calcext:value-type="float">
            <text:p>2.08</text:p>
          </table:table-cell>
          <table:table-cell table:formula="of:=2*[.$A60]*[.$B60]" office:value-type="float" office:value="224.64" calcext:value-type="float">
            <text:p>224.64</text:p>
          </table:table-cell>
          <table:table-cell table:formula="of:=1.5*[.$A60]*[.$B60]" office:value-type="float" office:value="168.48" calcext:value-type="float">
            <text:p>168.48</text:p>
          </table:table-cell>
          <table:table-cell table:formula="of:=0.05+([.$D60]*(1+[.$A60]*[.$E$3]))/4000" office:value-type="percentage" office:value="0.0978062" calcext:value-type="percentage">
            <text:p>9.78%</text:p>
          </table:table-cell>
          <table:table-cell table:formula="of:=2+([.$A60]*[.$F$3])" office:value-type="float" office:value="2.27" calcext:value-type="float">
            <text:p>2.27</text:p>
          </table:table-cell>
          <table:table-cell table:formula="of:=10+([.$C60]/4)" office:value-type="float" office:value="66.16" calcext:value-type="float">
            <text:p>66.16</text:p>
          </table:table-cell>
          <table:table-cell table:formula="of:=([.$G60]+([.$G$3]*[.$A60]))*(1+[.$A60]*[.$H$3])" office:value-type="float" office:value="152.6032" calcext:value-type="float">
            <text:p>152.6032</text:p>
          </table:table-cell>
          <table:table-cell table:formula="of:=1/(1+[.$A60]*[.$D$3])" office:value-type="float" office:value="0.78740157480315" calcext:value-type="float">
            <text:p>0.78740157480315</text:p>
          </table:table-cell>
          <table:table-cell table:formula="of:=[.$H60]/[.$I60]" office:value-type="float" office:value="193.806064" calcext:value-type="float">
            <text:p>193.806064</text:p>
          </table:table-cell>
          <table:table-cell table:formula="of:=[.$J60]*3" office:value-type="float" office:value="581.418192" calcext:value-type="float">
            <text:p>581.418192</text:p>
          </table:table-cell>
          <table:table-cell table:formula="of:=[.$K60]*60" office:value-type="float" office:value="34885.09152" calcext:value-type="float">
            <text:p>34885.0915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[.$A61]*0.02" office:value-type="float" office:value="2.1" calcext:value-type="float">
            <text:p>2.1</text:p>
          </table:table-cell>
          <table:table-cell table:formula="of:=2*[.$A61]*[.$B61]" office:value-type="float" office:value="231" calcext:value-type="float">
            <text:p>231</text:p>
          </table:table-cell>
          <table:table-cell table:formula="of:=1.5*[.$A61]*[.$B61]" office:value-type="float" office:value="173.25" calcext:value-type="float">
            <text:p>173.25</text:p>
          </table:table-cell>
          <table:table-cell table:formula="of:=0.05+([.$D61]*(1+[.$A61]*[.$E$3]))/4000" office:value-type="percentage" office:value="0.09926796875" calcext:value-type="percentage">
            <text:p>9.93%</text:p>
          </table:table-cell>
          <table:table-cell table:formula="of:=2+([.$A61]*[.$F$3])" office:value-type="float" office:value="2.275" calcext:value-type="float">
            <text:p>2.275</text:p>
          </table:table-cell>
          <table:table-cell table:formula="of:=10+([.$C61]/4)" office:value-type="float" office:value="67.75" calcext:value-type="float">
            <text:p>67.75</text:p>
          </table:table-cell>
          <table:table-cell table:formula="of:=([.$G61]+([.$G$3]*[.$A61]))*(1+[.$A61]*[.$H$3])" office:value-type="float" office:value="156.50625" calcext:value-type="float">
            <text:p>156.50625</text:p>
          </table:table-cell>
          <table:table-cell table:formula="of:=1/(1+[.$A61]*[.$D$3])" office:value-type="float" office:value="0.784313725490196" calcext:value-type="float">
            <text:p>0.784313725490196</text:p>
          </table:table-cell>
          <table:table-cell table:formula="of:=[.$H61]/[.$I61]" office:value-type="float" office:value="199.54546875" calcext:value-type="float">
            <text:p>199.54546875</text:p>
          </table:table-cell>
          <table:table-cell table:formula="of:=[.$J61]*3" office:value-type="float" office:value="598.63640625" calcext:value-type="float">
            <text:p>598.63640625</text:p>
          </table:table-cell>
          <table:table-cell table:formula="of:=[.$K61]*60" office:value-type="float" office:value="35918.184375" calcext:value-type="float">
            <text:p>35918.18437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[.$A62]*0.02" office:value-type="float" office:value="2.12" calcext:value-type="float">
            <text:p>2.12</text:p>
          </table:table-cell>
          <table:table-cell table:formula="of:=2*[.$A62]*[.$B62]" office:value-type="float" office:value="237.44" calcext:value-type="float">
            <text:p>237.44</text:p>
          </table:table-cell>
          <table:table-cell table:formula="of:=1.5*[.$A62]*[.$B62]" office:value-type="float" office:value="178.08" calcext:value-type="float">
            <text:p>178.08</text:p>
          </table:table-cell>
          <table:table-cell table:formula="of:=0.05+([.$D62]*(1+[.$A62]*[.$E$3]))/4000" office:value-type="percentage" office:value="0.1007528" calcext:value-type="percentage">
            <text:p>10.08%</text:p>
          </table:table-cell>
          <table:table-cell table:formula="of:=2+([.$A62]*[.$F$3])" office:value-type="float" office:value="2.28" calcext:value-type="float">
            <text:p>2.28</text:p>
          </table:table-cell>
          <table:table-cell table:formula="of:=10+([.$C62]/4)" office:value-type="float" office:value="69.36" calcext:value-type="float">
            <text:p>69.36</text:p>
          </table:table-cell>
          <table:table-cell table:formula="of:=([.$G62]+([.$G$3]*[.$A62]))*(1+[.$A62]*[.$H$3])" office:value-type="float" office:value="160.4608" calcext:value-type="float">
            <text:p>160.4608</text:p>
          </table:table-cell>
          <table:table-cell table:formula="of:=1/(1+[.$A62]*[.$D$3])" office:value-type="float" office:value="0.78125" calcext:value-type="float">
            <text:p>0.78125</text:p>
          </table:table-cell>
          <table:table-cell table:formula="of:=[.$H62]/[.$I62]" office:value-type="float" office:value="205.389824" calcext:value-type="float">
            <text:p>205.389824</text:p>
          </table:table-cell>
          <table:table-cell table:formula="of:=[.$J62]*3" office:value-type="float" office:value="616.169472" calcext:value-type="float">
            <text:p>616.169472</text:p>
          </table:table-cell>
          <table:table-cell table:formula="of:=[.$K62]*60" office:value-type="float" office:value="36970.16832" calcext:value-type="float">
            <text:p>36970.1683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[.$A63]*0.02" office:value-type="float" office:value="2.14" calcext:value-type="float">
            <text:p>2.14</text:p>
          </table:table-cell>
          <table:table-cell table:formula="of:=2*[.$A63]*[.$B63]" office:value-type="float" office:value="243.96" calcext:value-type="float">
            <text:p>243.96</text:p>
          </table:table-cell>
          <table:table-cell table:formula="of:=1.5*[.$A63]*[.$B63]" office:value-type="float" office:value="182.97" calcext:value-type="float">
            <text:p>182.97</text:p>
          </table:table-cell>
          <table:table-cell table:formula="of:=0.05+([.$D63]*(1+[.$A63]*[.$E$3]))/4000" office:value-type="percentage" office:value="0.10226080625" calcext:value-type="percentage">
            <text:p>10.23%</text:p>
          </table:table-cell>
          <table:table-cell table:formula="of:=2+([.$A63]*[.$F$3])" office:value-type="float" office:value="2.285" calcext:value-type="float">
            <text:p>2.285</text:p>
          </table:table-cell>
          <table:table-cell table:formula="of:=10+([.$C63]/4)" office:value-type="float" office:value="70.99" calcext:value-type="float">
            <text:p>70.99</text:p>
          </table:table-cell>
          <table:table-cell table:formula="of:=([.$G63]+([.$G$3]*[.$A63]))*(1+[.$A63]*[.$H$3])" office:value-type="float" office:value="164.46715" calcext:value-type="float">
            <text:p>164.46715</text:p>
          </table:table-cell>
          <table:table-cell table:formula="of:=1/(1+[.$A63]*[.$D$3])" office:value-type="float" office:value="0.778210116731517" calcext:value-type="float">
            <text:p>0.778210116731517</text:p>
          </table:table-cell>
          <table:table-cell table:formula="of:=[.$H63]/[.$I63]" office:value-type="float" office:value="211.34028775" calcext:value-type="float">
            <text:p>211.34028775</text:p>
          </table:table-cell>
          <table:table-cell table:formula="of:=[.$J63]*3" office:value-type="float" office:value="634.02086325" calcext:value-type="float">
            <text:p>634.02086325</text:p>
          </table:table-cell>
          <table:table-cell table:formula="of:=[.$K63]*60" office:value-type="float" office:value="38041.251795" calcext:value-type="float">
            <text:p>38041.25179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[.$A64]*0.02" office:value-type="float" office:value="2.16" calcext:value-type="float">
            <text:p>2.16</text:p>
          </table:table-cell>
          <table:table-cell table:formula="of:=2*[.$A64]*[.$B64]" office:value-type="float" office:value="250.56" calcext:value-type="float">
            <text:p>250.56</text:p>
          </table:table-cell>
          <table:table-cell table:formula="of:=1.5*[.$A64]*[.$B64]" office:value-type="float" office:value="187.92" calcext:value-type="float">
            <text:p>187.92</text:p>
          </table:table-cell>
          <table:table-cell table:formula="of:=0.05+([.$D64]*(1+[.$A64]*[.$E$3]))/4000" office:value-type="percentage" office:value="0.1037921" calcext:value-type="percentage">
            <text:p>10.38%</text:p>
          </table:table-cell>
          <table:table-cell table:formula="of:=2+([.$A64]*[.$F$3])" office:value-type="float" office:value="2.29" calcext:value-type="float">
            <text:p>2.29</text:p>
          </table:table-cell>
          <table:table-cell table:formula="of:=10+([.$C64]/4)" office:value-type="float" office:value="72.64" calcext:value-type="float">
            <text:p>72.64</text:p>
          </table:table-cell>
          <table:table-cell table:formula="of:=([.$G64]+([.$G$3]*[.$A64]))*(1+[.$A64]*[.$H$3])" office:value-type="float" office:value="168.5256" calcext:value-type="float">
            <text:p>168.5256</text:p>
          </table:table-cell>
          <table:table-cell table:formula="of:=1/(1+[.$A64]*[.$D$3])" office:value-type="float" office:value="0.775193798449612" calcext:value-type="float">
            <text:p>0.775193798449612</text:p>
          </table:table-cell>
          <table:table-cell table:formula="of:=[.$H64]/[.$I64]" office:value-type="float" office:value="217.398024" calcext:value-type="float">
            <text:p>217.398024</text:p>
          </table:table-cell>
          <table:table-cell table:formula="of:=[.$J64]*3" office:value-type="float" office:value="652.194072" calcext:value-type="float">
            <text:p>652.194072</text:p>
          </table:table-cell>
          <table:table-cell table:formula="of:=[.$K64]*60" office:value-type="float" office:value="39131.64432" calcext:value-type="float">
            <text:p>39131.6443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[.$A65]*0.02" office:value-type="float" office:value="2.18" calcext:value-type="float">
            <text:p>2.18</text:p>
          </table:table-cell>
          <table:table-cell table:formula="of:=2*[.$A65]*[.$B65]" office:value-type="float" office:value="257.24" calcext:value-type="float">
            <text:p>257.24</text:p>
          </table:table-cell>
          <table:table-cell table:formula="of:=1.5*[.$A65]*[.$B65]" office:value-type="float" office:value="192.93" calcext:value-type="float">
            <text:p>192.93</text:p>
          </table:table-cell>
          <table:table-cell table:formula="of:=0.05+([.$D65]*(1+[.$A65]*[.$E$3]))/4000" office:value-type="percentage" office:value="0.10534679375" calcext:value-type="percentage">
            <text:p>10.53%</text:p>
          </table:table-cell>
          <table:table-cell table:formula="of:=2+([.$A65]*[.$F$3])" office:value-type="float" office:value="2.295" calcext:value-type="float">
            <text:p>2.295</text:p>
          </table:table-cell>
          <table:table-cell table:formula="of:=10+([.$C65]/4)" office:value-type="float" office:value="74.31" calcext:value-type="float">
            <text:p>74.31</text:p>
          </table:table-cell>
          <table:table-cell table:formula="of:=([.$G65]+([.$G$3]*[.$A65]))*(1+[.$A65]*[.$H$3])" office:value-type="float" office:value="172.63645" calcext:value-type="float">
            <text:p>172.63645</text:p>
          </table:table-cell>
          <table:table-cell table:formula="of:=1/(1+[.$A65]*[.$D$3])" office:value-type="float" office:value="0.772200772200772" calcext:value-type="float">
            <text:p>0.772200772200772</text:p>
          </table:table-cell>
          <table:table-cell table:formula="of:=[.$H65]/[.$I65]" office:value-type="float" office:value="223.56420275" calcext:value-type="float">
            <text:p>223.56420275</text:p>
          </table:table-cell>
          <table:table-cell table:formula="of:=[.$J65]*3" office:value-type="float" office:value="670.69260825" calcext:value-type="float">
            <text:p>670.69260825</text:p>
          </table:table-cell>
          <table:table-cell table:formula="of:=[.$K65]*60" office:value-type="float" office:value="40241.556495" calcext:value-type="float">
            <text:p>40241.55649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[.$A66]*0.02" office:value-type="float" office:value="2.2" calcext:value-type="float">
            <text:p>2.2</text:p>
          </table:table-cell>
          <table:table-cell table:formula="of:=2*[.$A66]*[.$B66]" office:value-type="float" office:value="264" calcext:value-type="float">
            <text:p>264</text:p>
          </table:table-cell>
          <table:table-cell table:formula="of:=1.5*[.$A66]*[.$B66]" office:value-type="float" office:value="198" calcext:value-type="float">
            <text:p>198</text:p>
          </table:table-cell>
          <table:table-cell table:formula="of:=0.05+([.$D66]*(1+[.$A66]*[.$E$3]))/4000" office:value-type="percentage" office:value="0.106925" calcext:value-type="percentage">
            <text:p>10.69%</text:p>
          </table:table-cell>
          <table:table-cell table:formula="of:=2+([.$A66]*[.$F$3])" office:value-type="float" office:value="2.3" calcext:value-type="float">
            <text:p>2.3</text:p>
          </table:table-cell>
          <table:table-cell table:formula="of:=10+([.$C66]/4)" office:value-type="float" office:value="76" calcext:value-type="float">
            <text:p>76</text:p>
          </table:table-cell>
          <table:table-cell table:formula="of:=([.$G66]+([.$G$3]*[.$A66]))*(1+[.$A66]*[.$H$3])" office:value-type="float" office:value="176.8" calcext:value-type="float">
            <text:p>176.8</text:p>
          </table:table-cell>
          <table:table-cell table:formula="of:=1/(1+[.$A66]*[.$D$3])" office:value-type="float" office:value="0.769230769230769" calcext:value-type="float">
            <text:p>0.769230769230769</text:p>
          </table:table-cell>
          <table:table-cell table:formula="of:=[.$H66]/[.$I66]" office:value-type="float" office:value="229.84" calcext:value-type="float">
            <text:p>229.84</text:p>
          </table:table-cell>
          <table:table-cell table:formula="of:=[.$J66]*3" office:value-type="float" office:value="689.52" calcext:value-type="float">
            <text:p>689.52</text:p>
          </table:table-cell>
          <table:table-cell table:formula="of:=[.$K66]*60" office:value-type="float" office:value="41371.2" calcext:value-type="float">
            <text:p>41371.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[.$A67]*0.02" office:value-type="float" office:value="2.22" calcext:value-type="float">
            <text:p>2.22</text:p>
          </table:table-cell>
          <table:table-cell table:formula="of:=2*[.$A67]*[.$B67]" office:value-type="float" office:value="270.84" calcext:value-type="float">
            <text:p>270.84</text:p>
          </table:table-cell>
          <table:table-cell table:formula="of:=1.5*[.$A67]*[.$B67]" office:value-type="float" office:value="203.13" calcext:value-type="float">
            <text:p>203.13</text:p>
          </table:table-cell>
          <table:table-cell table:formula="of:=0.05+([.$D67]*(1+[.$A67]*[.$E$3]))/4000" office:value-type="percentage" office:value="0.10852683125" calcext:value-type="percentage">
            <text:p>10.85%</text:p>
          </table:table-cell>
          <table:table-cell table:formula="of:=2+([.$A67]*[.$F$3])" office:value-type="float" office:value="2.305" calcext:value-type="float">
            <text:p>2.305</text:p>
          </table:table-cell>
          <table:table-cell table:formula="of:=10+([.$C67]/4)" office:value-type="float" office:value="77.71" calcext:value-type="float">
            <text:p>77.71</text:p>
          </table:table-cell>
          <table:table-cell table:formula="of:=([.$G67]+([.$G$3]*[.$A67]))*(1+[.$A67]*[.$H$3])" office:value-type="float" office:value="181.01655" calcext:value-type="float">
            <text:p>181.01655</text:p>
          </table:table-cell>
          <table:table-cell table:formula="of:=1/(1+[.$A67]*[.$D$3])" office:value-type="float" office:value="0.766283524904215" calcext:value-type="float">
            <text:p>0.766283524904215</text:p>
          </table:table-cell>
          <table:table-cell table:formula="of:=[.$H67]/[.$I67]" office:value-type="float" office:value="236.22659775" calcext:value-type="float">
            <text:p>236.22659775</text:p>
          </table:table-cell>
          <table:table-cell table:formula="of:=[.$J67]*3" office:value-type="float" office:value="708.67979325" calcext:value-type="float">
            <text:p>708.67979325</text:p>
          </table:table-cell>
          <table:table-cell table:formula="of:=[.$K67]*60" office:value-type="float" office:value="42520.787595" calcext:value-type="float">
            <text:p>42520.78759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[.$A68]*0.02" office:value-type="float" office:value="2.24" calcext:value-type="float">
            <text:p>2.24</text:p>
          </table:table-cell>
          <table:table-cell table:formula="of:=2*[.$A68]*[.$B68]" office:value-type="float" office:value="277.76" calcext:value-type="float">
            <text:p>277.76</text:p>
          </table:table-cell>
          <table:table-cell table:formula="of:=1.5*[.$A68]*[.$B68]" office:value-type="float" office:value="208.32" calcext:value-type="float">
            <text:p>208.32</text:p>
          </table:table-cell>
          <table:table-cell table:formula="of:=0.05+([.$D68]*(1+[.$A68]*[.$E$3]))/4000" office:value-type="percentage" office:value="0.1101524" calcext:value-type="percentage">
            <text:p>11.02%</text:p>
          </table:table-cell>
          <table:table-cell table:formula="of:=2+([.$A68]*[.$F$3])" office:value-type="float" office:value="2.31" calcext:value-type="float">
            <text:p>2.31</text:p>
          </table:table-cell>
          <table:table-cell table:formula="of:=10+([.$C68]/4)" office:value-type="float" office:value="79.44" calcext:value-type="float">
            <text:p>79.44</text:p>
          </table:table-cell>
          <table:table-cell table:formula="of:=([.$G68]+([.$G$3]*[.$A68]))*(1+[.$A68]*[.$H$3])" office:value-type="float" office:value="185.2864" calcext:value-type="float">
            <text:p>185.2864</text:p>
          </table:table-cell>
          <table:table-cell table:formula="of:=1/(1+[.$A68]*[.$D$3])" office:value-type="float" office:value="0.763358778625954" calcext:value-type="float">
            <text:p>0.763358778625954</text:p>
          </table:table-cell>
          <table:table-cell table:formula="of:=[.$H68]/[.$I68]" office:value-type="float" office:value="242.725184" calcext:value-type="float">
            <text:p>242.725184</text:p>
          </table:table-cell>
          <table:table-cell table:formula="of:=[.$J68]*3" office:value-type="float" office:value="728.175552" calcext:value-type="float">
            <text:p>728.175552</text:p>
          </table:table-cell>
          <table:table-cell table:formula="of:=[.$K68]*60" office:value-type="float" office:value="43690.53312" calcext:value-type="float">
            <text:p>43690.5331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[.$A69]*0.02" office:value-type="float" office:value="2.26" calcext:value-type="float">
            <text:p>2.26</text:p>
          </table:table-cell>
          <table:table-cell table:formula="of:=2*[.$A69]*[.$B69]" office:value-type="float" office:value="284.76" calcext:value-type="float">
            <text:p>284.76</text:p>
          </table:table-cell>
          <table:table-cell table:formula="of:=1.5*[.$A69]*[.$B69]" office:value-type="float" office:value="213.57" calcext:value-type="float">
            <text:p>213.57</text:p>
          </table:table-cell>
          <table:table-cell table:formula="of:=0.05+([.$D69]*(1+[.$A69]*[.$E$3]))/4000" office:value-type="percentage" office:value="0.11180181875" calcext:value-type="percentage">
            <text:p>11.18%</text:p>
          </table:table-cell>
          <table:table-cell table:formula="of:=2+([.$A69]*[.$F$3])" office:value-type="float" office:value="2.315" calcext:value-type="float">
            <text:p>2.315</text:p>
          </table:table-cell>
          <table:table-cell table:formula="of:=10+([.$C69]/4)" office:value-type="float" office:value="81.19" calcext:value-type="float">
            <text:p>81.19</text:p>
          </table:table-cell>
          <table:table-cell table:formula="of:=([.$G69]+([.$G$3]*[.$A69]))*(1+[.$A69]*[.$H$3])" office:value-type="float" office:value="189.60985" calcext:value-type="float">
            <text:p>189.60985</text:p>
          </table:table-cell>
          <table:table-cell table:formula="of:=1/(1+[.$A69]*[.$D$3])" office:value-type="float" office:value="0.760456273764259" calcext:value-type="float">
            <text:p>0.760456273764259</text:p>
          </table:table-cell>
          <table:table-cell table:formula="of:=[.$H69]/[.$I69]" office:value-type="float" office:value="249.33695275" calcext:value-type="float">
            <text:p>249.33695275</text:p>
          </table:table-cell>
          <table:table-cell table:formula="of:=[.$J69]*3" office:value-type="float" office:value="748.01085825" calcext:value-type="float">
            <text:p>748.01085825</text:p>
          </table:table-cell>
          <table:table-cell table:formula="of:=[.$K69]*60" office:value-type="float" office:value="44880.651495" calcext:value-type="float">
            <text:p>44880.65149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[.$A70]*0.02" office:value-type="float" office:value="2.28" calcext:value-type="float">
            <text:p>2.28</text:p>
          </table:table-cell>
          <table:table-cell table:formula="of:=2*[.$A70]*[.$B70]" office:value-type="float" office:value="291.84" calcext:value-type="float">
            <text:p>291.84</text:p>
          </table:table-cell>
          <table:table-cell table:formula="of:=1.5*[.$A70]*[.$B70]" office:value-type="float" office:value="218.88" calcext:value-type="float">
            <text:p>218.88</text:p>
          </table:table-cell>
          <table:table-cell table:formula="of:=0.05+([.$D70]*(1+[.$A70]*[.$E$3]))/4000" office:value-type="percentage" office:value="0.1134752" calcext:value-type="percentage">
            <text:p>11.35%</text:p>
          </table:table-cell>
          <table:table-cell table:formula="of:=2+([.$A70]*[.$F$3])" office:value-type="float" office:value="2.32" calcext:value-type="float">
            <text:p>2.32</text:p>
          </table:table-cell>
          <table:table-cell table:formula="of:=10+([.$C70]/4)" office:value-type="float" office:value="82.96" calcext:value-type="float">
            <text:p>82.96</text:p>
          </table:table-cell>
          <table:table-cell table:formula="of:=([.$G70]+([.$G$3]*[.$A70]))*(1+[.$A70]*[.$H$3])" office:value-type="float" office:value="193.9872" calcext:value-type="float">
            <text:p>193.9872</text:p>
          </table:table-cell>
          <table:table-cell table:formula="of:=1/(1+[.$A70]*[.$D$3])" office:value-type="float" office:value="0.757575757575758" calcext:value-type="float">
            <text:p>0.757575757575758</text:p>
          </table:table-cell>
          <table:table-cell table:formula="of:=[.$H70]/[.$I70]" office:value-type="float" office:value="256.063104" calcext:value-type="float">
            <text:p>256.063104</text:p>
          </table:table-cell>
          <table:table-cell table:formula="of:=[.$J70]*3" office:value-type="float" office:value="768.189312" calcext:value-type="float">
            <text:p>768.189312</text:p>
          </table:table-cell>
          <table:table-cell table:formula="of:=[.$K70]*60" office:value-type="float" office:value="46091.35872" calcext:value-type="float">
            <text:p>46091.3587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[.$A71]*0.02" office:value-type="float" office:value="2.3" calcext:value-type="float">
            <text:p>2.3</text:p>
          </table:table-cell>
          <table:table-cell table:formula="of:=2*[.$A71]*[.$B71]" office:value-type="float" office:value="299" calcext:value-type="float">
            <text:p>299</text:p>
          </table:table-cell>
          <table:table-cell table:formula="of:=1.5*[.$A71]*[.$B71]" office:value-type="float" office:value="224.25" calcext:value-type="float">
            <text:p>224.25</text:p>
          </table:table-cell>
          <table:table-cell table:formula="of:=0.05+([.$D71]*(1+[.$A71]*[.$E$3]))/4000" office:value-type="percentage" office:value="0.11517265625" calcext:value-type="percentage">
            <text:p>11.52%</text:p>
          </table:table-cell>
          <table:table-cell table:formula="of:=2+([.$A71]*[.$F$3])" office:value-type="float" office:value="2.325" calcext:value-type="float">
            <text:p>2.325</text:p>
          </table:table-cell>
          <table:table-cell table:formula="of:=10+([.$C71]/4)" office:value-type="float" office:value="84.75" calcext:value-type="float">
            <text:p>84.75</text:p>
          </table:table-cell>
          <table:table-cell table:formula="of:=([.$G71]+([.$G$3]*[.$A71]))*(1+[.$A71]*[.$H$3])" office:value-type="float" office:value="198.41875" calcext:value-type="float">
            <text:p>198.41875</text:p>
          </table:table-cell>
          <table:table-cell table:formula="of:=1/(1+[.$A71]*[.$D$3])" office:value-type="float" office:value="0.754716981132076" calcext:value-type="float">
            <text:p>0.754716981132076</text:p>
          </table:table-cell>
          <table:table-cell table:formula="of:=[.$H71]/[.$I71]" office:value-type="float" office:value="262.90484375" calcext:value-type="float">
            <text:p>262.90484375</text:p>
          </table:table-cell>
          <table:table-cell table:formula="of:=[.$J71]*3" office:value-type="float" office:value="788.71453125" calcext:value-type="float">
            <text:p>788.71453125</text:p>
          </table:table-cell>
          <table:table-cell table:formula="of:=[.$K71]*60" office:value-type="float" office:value="47322.871875" calcext:value-type="float">
            <text:p>47322.87187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[.$A72]*0.02" office:value-type="float" office:value="2.32" calcext:value-type="float">
            <text:p>2.32</text:p>
          </table:table-cell>
          <table:table-cell table:formula="of:=2*[.$A72]*[.$B72]" office:value-type="float" office:value="306.24" calcext:value-type="float">
            <text:p>306.24</text:p>
          </table:table-cell>
          <table:table-cell table:formula="of:=1.5*[.$A72]*[.$B72]" office:value-type="float" office:value="229.68" calcext:value-type="float">
            <text:p>229.68</text:p>
          </table:table-cell>
          <table:table-cell table:formula="of:=0.05+([.$D72]*(1+[.$A72]*[.$E$3]))/4000" office:value-type="percentage" office:value="0.1168943" calcext:value-type="percentage">
            <text:p>11.69%</text:p>
          </table:table-cell>
          <table:table-cell table:formula="of:=2+([.$A72]*[.$F$3])" office:value-type="float" office:value="2.33" calcext:value-type="float">
            <text:p>2.33</text:p>
          </table:table-cell>
          <table:table-cell table:formula="of:=10+([.$C72]/4)" office:value-type="float" office:value="86.56" calcext:value-type="float">
            <text:p>86.56</text:p>
          </table:table-cell>
          <table:table-cell table:formula="of:=([.$G72]+([.$G$3]*[.$A72]))*(1+[.$A72]*[.$H$3])" office:value-type="float" office:value="202.9048" calcext:value-type="float">
            <text:p>202.9048</text:p>
          </table:table-cell>
          <table:table-cell table:formula="of:=1/(1+[.$A72]*[.$D$3])" office:value-type="float" office:value="0.75187969924812" calcext:value-type="float">
            <text:p>0.75187969924812</text:p>
          </table:table-cell>
          <table:table-cell table:formula="of:=[.$H72]/[.$I72]" office:value-type="float" office:value="269.863384" calcext:value-type="float">
            <text:p>269.863384</text:p>
          </table:table-cell>
          <table:table-cell table:formula="of:=[.$J72]*3" office:value-type="float" office:value="809.590152" calcext:value-type="float">
            <text:p>809.590152</text:p>
          </table:table-cell>
          <table:table-cell table:formula="of:=[.$K72]*60" office:value-type="float" office:value="48575.40912" calcext:value-type="float">
            <text:p>48575.4091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[.$A73]*0.02" office:value-type="float" office:value="2.34" calcext:value-type="float">
            <text:p>2.34</text:p>
          </table:table-cell>
          <table:table-cell table:formula="of:=2*[.$A73]*[.$B73]" office:value-type="float" office:value="313.56" calcext:value-type="float">
            <text:p>313.56</text:p>
          </table:table-cell>
          <table:table-cell table:formula="of:=1.5*[.$A73]*[.$B73]" office:value-type="float" office:value="235.17" calcext:value-type="float">
            <text:p>235.17</text:p>
          </table:table-cell>
          <table:table-cell table:formula="of:=0.05+([.$D73]*(1+[.$A73]*[.$E$3]))/4000" office:value-type="percentage" office:value="0.11864024375" calcext:value-type="percentage">
            <text:p>11.86%</text:p>
          </table:table-cell>
          <table:table-cell table:formula="of:=2+([.$A73]*[.$F$3])" office:value-type="float" office:value="2.335" calcext:value-type="float">
            <text:p>2.335</text:p>
          </table:table-cell>
          <table:table-cell table:formula="of:=10+([.$C73]/4)" office:value-type="float" office:value="88.39" calcext:value-type="float">
            <text:p>88.39</text:p>
          </table:table-cell>
          <table:table-cell table:formula="of:=([.$G73]+([.$G$3]*[.$A73]))*(1+[.$A73]*[.$H$3])" office:value-type="float" office:value="207.44565" calcext:value-type="float">
            <text:p>207.44565</text:p>
          </table:table-cell>
          <table:table-cell table:formula="of:=1/(1+[.$A73]*[.$D$3])" office:value-type="float" office:value="0.749063670411985" calcext:value-type="float">
            <text:p>0.749063670411985</text:p>
          </table:table-cell>
          <table:table-cell table:formula="of:=[.$H73]/[.$I73]" office:value-type="float" office:value="276.93994275" calcext:value-type="float">
            <text:p>276.93994275</text:p>
          </table:table-cell>
          <table:table-cell table:formula="of:=[.$J73]*3" office:value-type="float" office:value="830.81982825" calcext:value-type="float">
            <text:p>830.81982825</text:p>
          </table:table-cell>
          <table:table-cell table:formula="of:=[.$K73]*60" office:value-type="float" office:value="49849.189695" calcext:value-type="float">
            <text:p>49849.18969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[.$A74]*0.02" office:value-type="float" office:value="2.36" calcext:value-type="float">
            <text:p>2.36</text:p>
          </table:table-cell>
          <table:table-cell table:formula="of:=2*[.$A74]*[.$B74]" office:value-type="float" office:value="320.96" calcext:value-type="float">
            <text:p>320.96</text:p>
          </table:table-cell>
          <table:table-cell table:formula="of:=1.5*[.$A74]*[.$B74]" office:value-type="float" office:value="240.72" calcext:value-type="float">
            <text:p>240.72</text:p>
          </table:table-cell>
          <table:table-cell table:formula="of:=0.05+([.$D74]*(1+[.$A74]*[.$E$3]))/4000" office:value-type="percentage" office:value="0.1204106" calcext:value-type="percentage">
            <text:p>12.04%</text:p>
          </table:table-cell>
          <table:table-cell table:formula="of:=2+([.$A74]*[.$F$3])" office:value-type="float" office:value="2.34" calcext:value-type="float">
            <text:p>2.34</text:p>
          </table:table-cell>
          <table:table-cell table:formula="of:=10+([.$C74]/4)" office:value-type="float" office:value="90.24" calcext:value-type="float">
            <text:p>90.24</text:p>
          </table:table-cell>
          <table:table-cell table:formula="of:=([.$G74]+([.$G$3]*[.$A74]))*(1+[.$A74]*[.$H$3])" office:value-type="float" office:value="212.0416" calcext:value-type="float">
            <text:p>212.0416</text:p>
          </table:table-cell>
          <table:table-cell table:formula="of:=1/(1+[.$A74]*[.$D$3])" office:value-type="float" office:value="0.746268656716418" calcext:value-type="float">
            <text:p>0.746268656716418</text:p>
          </table:table-cell>
          <table:table-cell table:formula="of:=[.$H74]/[.$I74]" office:value-type="float" office:value="284.135744" calcext:value-type="float">
            <text:p>284.135744</text:p>
          </table:table-cell>
          <table:table-cell table:formula="of:=[.$J74]*3" office:value-type="float" office:value="852.407232" calcext:value-type="float">
            <text:p>852.407232</text:p>
          </table:table-cell>
          <table:table-cell table:formula="of:=[.$K74]*60" office:value-type="float" office:value="51144.43392" calcext:value-type="float">
            <text:p>51144.4339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[.$A75]*0.02" office:value-type="float" office:value="2.38" calcext:value-type="float">
            <text:p>2.38</text:p>
          </table:table-cell>
          <table:table-cell table:formula="of:=2*[.$A75]*[.$B75]" office:value-type="float" office:value="328.44" calcext:value-type="float">
            <text:p>328.44</text:p>
          </table:table-cell>
          <table:table-cell table:formula="of:=1.5*[.$A75]*[.$B75]" office:value-type="float" office:value="246.33" calcext:value-type="float">
            <text:p>246.33</text:p>
          </table:table-cell>
          <table:table-cell table:formula="of:=0.05+([.$D75]*(1+[.$A75]*[.$E$3]))/4000" office:value-type="percentage" office:value="0.12220548125" calcext:value-type="percentage">
            <text:p>12.22%</text:p>
          </table:table-cell>
          <table:table-cell table:formula="of:=2+([.$A75]*[.$F$3])" office:value-type="float" office:value="2.345" calcext:value-type="float">
            <text:p>2.345</text:p>
          </table:table-cell>
          <table:table-cell table:formula="of:=10+([.$C75]/4)" office:value-type="float" office:value="92.11" calcext:value-type="float">
            <text:p>92.11</text:p>
          </table:table-cell>
          <table:table-cell table:formula="of:=([.$G75]+([.$G$3]*[.$A75]))*(1+[.$A75]*[.$H$3])" office:value-type="float" office:value="216.69295" calcext:value-type="float">
            <text:p>216.69295</text:p>
          </table:table-cell>
          <table:table-cell table:formula="of:=1/(1+[.$A75]*[.$D$3])" office:value-type="float" office:value="0.743494423791822" calcext:value-type="float">
            <text:p>0.743494423791822</text:p>
          </table:table-cell>
          <table:table-cell table:formula="of:=[.$H75]/[.$I75]" office:value-type="float" office:value="291.45201775" calcext:value-type="float">
            <text:p>291.45201775</text:p>
          </table:table-cell>
          <table:table-cell table:formula="of:=[.$J75]*3" office:value-type="float" office:value="874.35605325" calcext:value-type="float">
            <text:p>874.35605325</text:p>
          </table:table-cell>
          <table:table-cell table:formula="of:=[.$K75]*60" office:value-type="float" office:value="52461.363195" calcext:value-type="float">
            <text:p>52461.36319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[.$A76]*0.02" office:value-type="float" office:value="2.4" calcext:value-type="float">
            <text:p>2.4</text:p>
          </table:table-cell>
          <table:table-cell table:formula="of:=2*[.$A76]*[.$B76]" office:value-type="float" office:value="336" calcext:value-type="float">
            <text:p>336</text:p>
          </table:table-cell>
          <table:table-cell table:formula="of:=1.5*[.$A76]*[.$B76]" office:value-type="float" office:value="252" calcext:value-type="float">
            <text:p>252</text:p>
          </table:table-cell>
          <table:table-cell table:formula="of:=0.05+([.$D76]*(1+[.$A76]*[.$E$3]))/4000" office:value-type="percentage" office:value="0.124025" calcext:value-type="percentage">
            <text:p>12.40%</text:p>
          </table:table-cell>
          <table:table-cell table:formula="of:=2+([.$A76]*[.$F$3])" office:value-type="float" office:value="2.35" calcext:value-type="float">
            <text:p>2.35</text:p>
          </table:table-cell>
          <table:table-cell table:formula="of:=10+([.$C76]/4)" office:value-type="float" office:value="94" calcext:value-type="float">
            <text:p>94</text:p>
          </table:table-cell>
          <table:table-cell table:formula="of:=([.$G76]+([.$G$3]*[.$A76]))*(1+[.$A76]*[.$H$3])" office:value-type="float" office:value="221.4" calcext:value-type="float">
            <text:p>221.4</text:p>
          </table:table-cell>
          <table:table-cell table:formula="of:=1/(1+[.$A76]*[.$D$3])" office:value-type="float" office:value="0.740740740740741" calcext:value-type="float">
            <text:p>0.740740740740741</text:p>
          </table:table-cell>
          <table:table-cell table:formula="of:=[.$H76]/[.$I76]" office:value-type="float" office:value="298.89" calcext:value-type="float">
            <text:p>298.89</text:p>
          </table:table-cell>
          <table:table-cell table:formula="of:=[.$J76]*3" office:value-type="float" office:value="896.67" calcext:value-type="float">
            <text:p>896.67</text:p>
          </table:table-cell>
          <table:table-cell table:formula="of:=[.$K76]*60" office:value-type="float" office:value="53800.2" calcext:value-type="float">
            <text:p>53800.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[.$A77]*0.02" office:value-type="float" office:value="2.42" calcext:value-type="float">
            <text:p>2.42</text:p>
          </table:table-cell>
          <table:table-cell table:formula="of:=2*[.$A77]*[.$B77]" office:value-type="float" office:value="343.64" calcext:value-type="float">
            <text:p>343.64</text:p>
          </table:table-cell>
          <table:table-cell table:formula="of:=1.5*[.$A77]*[.$B77]" office:value-type="float" office:value="257.73" calcext:value-type="float">
            <text:p>257.73</text:p>
          </table:table-cell>
          <table:table-cell table:formula="of:=0.05+([.$D77]*(1+[.$A77]*[.$E$3]))/4000" office:value-type="percentage" office:value="0.12586926875" calcext:value-type="percentage">
            <text:p>12.59%</text:p>
          </table:table-cell>
          <table:table-cell table:formula="of:=2+([.$A77]*[.$F$3])" office:value-type="float" office:value="2.355" calcext:value-type="float">
            <text:p>2.355</text:p>
          </table:table-cell>
          <table:table-cell table:formula="of:=10+([.$C77]/4)" office:value-type="float" office:value="95.91" calcext:value-type="float">
            <text:p>95.91</text:p>
          </table:table-cell>
          <table:table-cell table:formula="of:=([.$G77]+([.$G$3]*[.$A77]))*(1+[.$A77]*[.$H$3])" office:value-type="float" office:value="226.16305" calcext:value-type="float">
            <text:p>226.16305</text:p>
          </table:table-cell>
          <table:table-cell table:formula="of:=1/(1+[.$A77]*[.$D$3])" office:value-type="float" office:value="0.738007380073801" calcext:value-type="float">
            <text:p>0.738007380073801</text:p>
          </table:table-cell>
          <table:table-cell table:formula="of:=[.$H77]/[.$I77]" office:value-type="float" office:value="306.45093275" calcext:value-type="float">
            <text:p>306.45093275</text:p>
          </table:table-cell>
          <table:table-cell table:formula="of:=[.$J77]*3" office:value-type="float" office:value="919.35279825" calcext:value-type="float">
            <text:p>919.35279825</text:p>
          </table:table-cell>
          <table:table-cell table:formula="of:=[.$K77]*60" office:value-type="float" office:value="55161.167895" calcext:value-type="float">
            <text:p>55161.16789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[.$A78]*0.02" office:value-type="float" office:value="2.44" calcext:value-type="float">
            <text:p>2.44</text:p>
          </table:table-cell>
          <table:table-cell table:formula="of:=2*[.$A78]*[.$B78]" office:value-type="float" office:value="351.36" calcext:value-type="float">
            <text:p>351.36</text:p>
          </table:table-cell>
          <table:table-cell table:formula="of:=1.5*[.$A78]*[.$B78]" office:value-type="float" office:value="263.52" calcext:value-type="float">
            <text:p>263.52</text:p>
          </table:table-cell>
          <table:table-cell table:formula="of:=0.05+([.$D78]*(1+[.$A78]*[.$E$3]))/4000" office:value-type="percentage" office:value="0.1277384" calcext:value-type="percentage">
            <text:p>12.77%</text:p>
          </table:table-cell>
          <table:table-cell table:formula="of:=2+([.$A78]*[.$F$3])" office:value-type="float" office:value="2.36" calcext:value-type="float">
            <text:p>2.36</text:p>
          </table:table-cell>
          <table:table-cell table:formula="of:=10+([.$C78]/4)" office:value-type="float" office:value="97.84" calcext:value-type="float">
            <text:p>97.84</text:p>
          </table:table-cell>
          <table:table-cell table:formula="of:=([.$G78]+([.$G$3]*[.$A78]))*(1+[.$A78]*[.$H$3])" office:value-type="float" office:value="230.9824" calcext:value-type="float">
            <text:p>230.9824</text:p>
          </table:table-cell>
          <table:table-cell table:formula="of:=1/(1+[.$A78]*[.$D$3])" office:value-type="float" office:value="0.735294117647059" calcext:value-type="float">
            <text:p>0.735294117647059</text:p>
          </table:table-cell>
          <table:table-cell table:formula="of:=[.$H78]/[.$I78]" office:value-type="float" office:value="314.136064" calcext:value-type="float">
            <text:p>314.136064</text:p>
          </table:table-cell>
          <table:table-cell table:formula="of:=[.$J78]*3" office:value-type="float" office:value="942.408192" calcext:value-type="float">
            <text:p>942.408192</text:p>
          </table:table-cell>
          <table:table-cell table:formula="of:=[.$K78]*60" office:value-type="float" office:value="56544.49152" calcext:value-type="float">
            <text:p>56544.4915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[.$A79]*0.02" office:value-type="float" office:value="2.46" calcext:value-type="float">
            <text:p>2.46</text:p>
          </table:table-cell>
          <table:table-cell table:formula="of:=2*[.$A79]*[.$B79]" office:value-type="float" office:value="359.16" calcext:value-type="float">
            <text:p>359.16</text:p>
          </table:table-cell>
          <table:table-cell table:formula="of:=1.5*[.$A79]*[.$B79]" office:value-type="float" office:value="269.37" calcext:value-type="float">
            <text:p>269.37</text:p>
          </table:table-cell>
          <table:table-cell table:formula="of:=0.05+([.$D79]*(1+[.$A79]*[.$E$3]))/4000" office:value-type="percentage" office:value="0.12963250625" calcext:value-type="percentage">
            <text:p>12.96%</text:p>
          </table:table-cell>
          <table:table-cell table:formula="of:=2+([.$A79]*[.$F$3])" office:value-type="float" office:value="2.365" calcext:value-type="float">
            <text:p>2.365</text:p>
          </table:table-cell>
          <table:table-cell table:formula="of:=10+([.$C79]/4)" office:value-type="float" office:value="99.79" calcext:value-type="float">
            <text:p>99.79</text:p>
          </table:table-cell>
          <table:table-cell table:formula="of:=([.$G79]+([.$G$3]*[.$A79]))*(1+[.$A79]*[.$H$3])" office:value-type="float" office:value="235.85835" calcext:value-type="float">
            <text:p>235.85835</text:p>
          </table:table-cell>
          <table:table-cell table:formula="of:=1/(1+[.$A79]*[.$D$3])" office:value-type="float" office:value="0.732600732600733" calcext:value-type="float">
            <text:p>0.732600732600733</text:p>
          </table:table-cell>
          <table:table-cell table:formula="of:=[.$H79]/[.$I79]" office:value-type="float" office:value="321.94664775" calcext:value-type="float">
            <text:p>321.94664775</text:p>
          </table:table-cell>
          <table:table-cell table:formula="of:=[.$J79]*3" office:value-type="float" office:value="965.83994325" calcext:value-type="float">
            <text:p>965.83994325</text:p>
          </table:table-cell>
          <table:table-cell table:formula="of:=[.$K79]*60" office:value-type="float" office:value="57950.396595" calcext:value-type="float">
            <text:p>57950.39659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[.$A80]*0.02" office:value-type="float" office:value="2.48" calcext:value-type="float">
            <text:p>2.48</text:p>
          </table:table-cell>
          <table:table-cell table:formula="of:=2*[.$A80]*[.$B80]" office:value-type="float" office:value="367.04" calcext:value-type="float">
            <text:p>367.04</text:p>
          </table:table-cell>
          <table:table-cell table:formula="of:=1.5*[.$A80]*[.$B80]" office:value-type="float" office:value="275.28" calcext:value-type="float">
            <text:p>275.28</text:p>
          </table:table-cell>
          <table:table-cell table:formula="of:=0.05+([.$D80]*(1+[.$A80]*[.$E$3]))/4000" office:value-type="percentage" office:value="0.1315517" calcext:value-type="percentage">
            <text:p>13.16%</text:p>
          </table:table-cell>
          <table:table-cell table:formula="of:=2+([.$A80]*[.$F$3])" office:value-type="float" office:value="2.37" calcext:value-type="float">
            <text:p>2.37</text:p>
          </table:table-cell>
          <table:table-cell table:formula="of:=10+([.$C80]/4)" office:value-type="float" office:value="101.76" calcext:value-type="float">
            <text:p>101.76</text:p>
          </table:table-cell>
          <table:table-cell table:formula="of:=([.$G80]+([.$G$3]*[.$A80]))*(1+[.$A80]*[.$H$3])" office:value-type="float" office:value="240.7912" calcext:value-type="float">
            <text:p>240.7912</text:p>
          </table:table-cell>
          <table:table-cell table:formula="of:=1/(1+[.$A80]*[.$D$3])" office:value-type="float" office:value="0.72992700729927" calcext:value-type="float">
            <text:p>0.72992700729927</text:p>
          </table:table-cell>
          <table:table-cell table:formula="of:=[.$H80]/[.$I80]" office:value-type="float" office:value="329.883944" calcext:value-type="float">
            <text:p>329.883944</text:p>
          </table:table-cell>
          <table:table-cell table:formula="of:=[.$J80]*3" office:value-type="float" office:value="989.651832" calcext:value-type="float">
            <text:p>989.651832</text:p>
          </table:table-cell>
          <table:table-cell table:formula="of:=[.$K80]*60" office:value-type="float" office:value="59379.10992" calcext:value-type="float">
            <text:p>59379.1099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[.$A81]*0.02" office:value-type="float" office:value="2.5" calcext:value-type="float">
            <text:p>2.5</text:p>
          </table:table-cell>
          <table:table-cell table:formula="of:=2*[.$A81]*[.$B81]" office:value-type="float" office:value="375" calcext:value-type="float">
            <text:p>375</text:p>
          </table:table-cell>
          <table:table-cell table:formula="of:=1.5*[.$A81]*[.$B81]" office:value-type="float" office:value="281.25" calcext:value-type="float">
            <text:p>281.25</text:p>
          </table:table-cell>
          <table:table-cell table:formula="of:=0.05+([.$D81]*(1+[.$A81]*[.$E$3]))/4000" office:value-type="percentage" office:value="0.13349609375" calcext:value-type="percentage">
            <text:p>13.35%</text:p>
          </table:table-cell>
          <table:table-cell table:formula="of:=2+([.$A81]*[.$F$3])" office:value-type="float" office:value="2.375" calcext:value-type="float">
            <text:p>2.375</text:p>
          </table:table-cell>
          <table:table-cell table:formula="of:=10+([.$C81]/4)" office:value-type="float" office:value="103.75" calcext:value-type="float">
            <text:p>103.75</text:p>
          </table:table-cell>
          <table:table-cell table:formula="of:=([.$G81]+([.$G$3]*[.$A81]))*(1+[.$A81]*[.$H$3])" office:value-type="float" office:value="245.78125" calcext:value-type="float">
            <text:p>245.78125</text:p>
          </table:table-cell>
          <table:table-cell table:formula="of:=1/(1+[.$A81]*[.$D$3])" office:value-type="float" office:value="0.727272727272727" calcext:value-type="float">
            <text:p>0.727272727272727</text:p>
          </table:table-cell>
          <table:table-cell table:formula="of:=[.$H81]/[.$I81]" office:value-type="float" office:value="337.94921875" calcext:value-type="float">
            <text:p>337.94921875</text:p>
          </table:table-cell>
          <table:table-cell table:formula="of:=[.$J81]*3" office:value-type="float" office:value="1013.84765625" calcext:value-type="float">
            <text:p>1013.84765625</text:p>
          </table:table-cell>
          <table:table-cell table:formula="of:=[.$K81]*60" office:value-type="float" office:value="60830.859375" calcext:value-type="float">
            <text:p>60830.8593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[.$A82]*0.02" office:value-type="float" office:value="2.52" calcext:value-type="float">
            <text:p>2.52</text:p>
          </table:table-cell>
          <table:table-cell table:formula="of:=2*[.$A82]*[.$B82]" office:value-type="float" office:value="383.04" calcext:value-type="float">
            <text:p>383.04</text:p>
          </table:table-cell>
          <table:table-cell table:formula="of:=1.5*[.$A82]*[.$B82]" office:value-type="float" office:value="287.28" calcext:value-type="float">
            <text:p>287.28</text:p>
          </table:table-cell>
          <table:table-cell table:formula="of:=0.05+([.$D82]*(1+[.$A82]*[.$E$3]))/4000" office:value-type="percentage" office:value="0.1354658" calcext:value-type="percentage">
            <text:p>13.55%</text:p>
          </table:table-cell>
          <table:table-cell table:formula="of:=2+([.$A82]*[.$F$3])" office:value-type="float" office:value="2.38" calcext:value-type="float">
            <text:p>2.38</text:p>
          </table:table-cell>
          <table:table-cell table:formula="of:=10+([.$C82]/4)" office:value-type="float" office:value="105.76" calcext:value-type="float">
            <text:p>105.76</text:p>
          </table:table-cell>
          <table:table-cell table:formula="of:=([.$G82]+([.$G$3]*[.$A82]))*(1+[.$A82]*[.$H$3])" office:value-type="float" office:value="250.8288" calcext:value-type="float">
            <text:p>250.8288</text:p>
          </table:table-cell>
          <table:table-cell table:formula="of:=1/(1+[.$A82]*[.$D$3])" office:value-type="float" office:value="0.72463768115942" calcext:value-type="float">
            <text:p>0.72463768115942</text:p>
          </table:table-cell>
          <table:table-cell table:formula="of:=[.$H82]/[.$I82]" office:value-type="float" office:value="346.143744" calcext:value-type="float">
            <text:p>346.143744</text:p>
          </table:table-cell>
          <table:table-cell table:formula="of:=[.$J82]*3" office:value-type="float" office:value="1038.431232" calcext:value-type="float">
            <text:p>1038.431232</text:p>
          </table:table-cell>
          <table:table-cell table:formula="of:=[.$K82]*60" office:value-type="float" office:value="62305.87392" calcext:value-type="float">
            <text:p>62305.8739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[.$A83]*0.02" office:value-type="float" office:value="2.54" calcext:value-type="float">
            <text:p>2.54</text:p>
          </table:table-cell>
          <table:table-cell table:formula="of:=2*[.$A83]*[.$B83]" office:value-type="float" office:value="391.16" calcext:value-type="float">
            <text:p>391.16</text:p>
          </table:table-cell>
          <table:table-cell table:formula="of:=1.5*[.$A83]*[.$B83]" office:value-type="float" office:value="293.37" calcext:value-type="float">
            <text:p>293.37</text:p>
          </table:table-cell>
          <table:table-cell table:formula="of:=0.05+([.$D83]*(1+[.$A83]*[.$E$3]))/4000" office:value-type="percentage" office:value="0.13746093125" calcext:value-type="percentage">
            <text:p>13.75%</text:p>
          </table:table-cell>
          <table:table-cell table:formula="of:=2+([.$A83]*[.$F$3])" office:value-type="float" office:value="2.385" calcext:value-type="float">
            <text:p>2.385</text:p>
          </table:table-cell>
          <table:table-cell table:formula="of:=10+([.$C83]/4)" office:value-type="float" office:value="107.79" calcext:value-type="float">
            <text:p>107.79</text:p>
          </table:table-cell>
          <table:table-cell table:formula="of:=([.$G83]+([.$G$3]*[.$A83]))*(1+[.$A83]*[.$H$3])" office:value-type="float" office:value="255.93415" calcext:value-type="float">
            <text:p>255.93415</text:p>
          </table:table-cell>
          <table:table-cell table:formula="of:=1/(1+[.$A83]*[.$D$3])" office:value-type="float" office:value="0.72202166064982" calcext:value-type="float">
            <text:p>0.72202166064982</text:p>
          </table:table-cell>
          <table:table-cell table:formula="of:=[.$H83]/[.$I83]" office:value-type="float" office:value="354.46879775" calcext:value-type="float">
            <text:p>354.46879775</text:p>
          </table:table-cell>
          <table:table-cell table:formula="of:=[.$J83]*3" office:value-type="float" office:value="1063.40639325" calcext:value-type="float">
            <text:p>1063.40639325</text:p>
          </table:table-cell>
          <table:table-cell table:formula="of:=[.$K83]*60" office:value-type="float" office:value="63804.383595" calcext:value-type="float">
            <text:p>63804.38359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[.$A84]*0.02" office:value-type="float" office:value="2.56" calcext:value-type="float">
            <text:p>2.56</text:p>
          </table:table-cell>
          <table:table-cell table:formula="of:=2*[.$A84]*[.$B84]" office:value-type="float" office:value="399.36" calcext:value-type="float">
            <text:p>399.36</text:p>
          </table:table-cell>
          <table:table-cell table:formula="of:=1.5*[.$A84]*[.$B84]" office:value-type="float" office:value="299.52" calcext:value-type="float">
            <text:p>299.52</text:p>
          </table:table-cell>
          <table:table-cell table:formula="of:=0.05+([.$D84]*(1+[.$A84]*[.$E$3]))/4000" office:value-type="percentage" office:value="0.1394816" calcext:value-type="percentage">
            <text:p>13.95%</text:p>
          </table:table-cell>
          <table:table-cell table:formula="of:=2+([.$A84]*[.$F$3])" office:value-type="float" office:value="2.39" calcext:value-type="float">
            <text:p>2.39</text:p>
          </table:table-cell>
          <table:table-cell table:formula="of:=10+([.$C84]/4)" office:value-type="float" office:value="109.84" calcext:value-type="float">
            <text:p>109.84</text:p>
          </table:table-cell>
          <table:table-cell table:formula="of:=([.$G84]+([.$G$3]*[.$A84]))*(1+[.$A84]*[.$H$3])" office:value-type="float" office:value="261.0976" calcext:value-type="float">
            <text:p>261.0976</text:p>
          </table:table-cell>
          <table:table-cell table:formula="of:=1/(1+[.$A84]*[.$D$3])" office:value-type="float" office:value="0.719424460431655" calcext:value-type="float">
            <text:p>0.719424460431655</text:p>
          </table:table-cell>
          <table:table-cell table:formula="of:=[.$H84]/[.$I84]" office:value-type="float" office:value="362.925664" calcext:value-type="float">
            <text:p>362.925664</text:p>
          </table:table-cell>
          <table:table-cell table:formula="of:=[.$J84]*3" office:value-type="float" office:value="1088.776992" calcext:value-type="float">
            <text:p>1088.776992</text:p>
          </table:table-cell>
          <table:table-cell table:formula="of:=[.$K84]*60" office:value-type="float" office:value="65326.61952" calcext:value-type="float">
            <text:p>65326.6195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[.$A85]*0.02" office:value-type="float" office:value="2.58" calcext:value-type="float">
            <text:p>2.58</text:p>
          </table:table-cell>
          <table:table-cell table:formula="of:=2*[.$A85]*[.$B85]" office:value-type="float" office:value="407.64" calcext:value-type="float">
            <text:p>407.64</text:p>
          </table:table-cell>
          <table:table-cell table:formula="of:=1.5*[.$A85]*[.$B85]" office:value-type="float" office:value="305.73" calcext:value-type="float">
            <text:p>305.73</text:p>
          </table:table-cell>
          <table:table-cell table:formula="of:=0.05+([.$D85]*(1+[.$A85]*[.$E$3]))/4000" office:value-type="percentage" office:value="0.14152791875" calcext:value-type="percentage">
            <text:p>14.15%</text:p>
          </table:table-cell>
          <table:table-cell table:formula="of:=2+([.$A85]*[.$F$3])" office:value-type="float" office:value="2.395" calcext:value-type="float">
            <text:p>2.395</text:p>
          </table:table-cell>
          <table:table-cell table:formula="of:=10+([.$C85]/4)" office:value-type="float" office:value="111.91" calcext:value-type="float">
            <text:p>111.91</text:p>
          </table:table-cell>
          <table:table-cell table:formula="of:=([.$G85]+([.$G$3]*[.$A85]))*(1+[.$A85]*[.$H$3])" office:value-type="float" office:value="266.31945" calcext:value-type="float">
            <text:p>266.31945</text:p>
          </table:table-cell>
          <table:table-cell table:formula="of:=1/(1+[.$A85]*[.$D$3])" office:value-type="float" office:value="0.716845878136201" calcext:value-type="float">
            <text:p>0.716845878136201</text:p>
          </table:table-cell>
          <table:table-cell table:formula="of:=[.$H85]/[.$I85]" office:value-type="float" office:value="371.51563275" calcext:value-type="float">
            <text:p>371.51563275</text:p>
          </table:table-cell>
          <table:table-cell table:formula="of:=[.$J85]*3" office:value-type="float" office:value="1114.54689825" calcext:value-type="float">
            <text:p>1114.54689825</text:p>
          </table:table-cell>
          <table:table-cell table:formula="of:=[.$K85]*60" office:value-type="float" office:value="66872.813895" calcext:value-type="float">
            <text:p>66872.81389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[.$A86]*0.02" office:value-type="float" office:value="2.6" calcext:value-type="float">
            <text:p>2.6</text:p>
          </table:table-cell>
          <table:table-cell table:formula="of:=2*[.$A86]*[.$B86]" office:value-type="float" office:value="416" calcext:value-type="float">
            <text:p>416</text:p>
          </table:table-cell>
          <table:table-cell table:formula="of:=1.5*[.$A86]*[.$B86]" office:value-type="float" office:value="312" calcext:value-type="float">
            <text:p>312</text:p>
          </table:table-cell>
          <table:table-cell table:formula="of:=0.05+([.$D86]*(1+[.$A86]*[.$E$3]))/4000" office:value-type="percentage" office:value="0.1436" calcext:value-type="percentage">
            <text:p>14.36%</text:p>
          </table:table-cell>
          <table:table-cell table:formula="of:=2+([.$A86]*[.$F$3])" office:value-type="float" office:value="2.4" calcext:value-type="float">
            <text:p>2.4</text:p>
          </table:table-cell>
          <table:table-cell table:formula="of:=10+([.$C86]/4)" office:value-type="float" office:value="114" calcext:value-type="float">
            <text:p>114</text:p>
          </table:table-cell>
          <table:table-cell table:formula="of:=([.$G86]+([.$G$3]*[.$A86]))*(1+[.$A86]*[.$H$3])" office:value-type="float" office:value="271.6" calcext:value-type="float">
            <text:p>271.6</text:p>
          </table:table-cell>
          <table:table-cell table:formula="of:=1/(1+[.$A86]*[.$D$3])" office:value-type="float" office:value="0.714285714285714" calcext:value-type="float">
            <text:p>0.714285714285714</text:p>
          </table:table-cell>
          <table:table-cell table:formula="of:=[.$H86]/[.$I86]" office:value-type="float" office:value="380.24" calcext:value-type="float">
            <text:p>380.24</text:p>
          </table:table-cell>
          <table:table-cell table:formula="of:=[.$J86]*3" office:value-type="float" office:value="1140.72" calcext:value-type="float">
            <text:p>1140.72</text:p>
          </table:table-cell>
          <table:table-cell table:formula="of:=[.$K86]*60" office:value-type="float" office:value="68443.2" calcext:value-type="float">
            <text:p>68443.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[.$A87]*0.02" office:value-type="float" office:value="2.62" calcext:value-type="float">
            <text:p>2.62</text:p>
          </table:table-cell>
          <table:table-cell table:formula="of:=2*[.$A87]*[.$B87]" office:value-type="float" office:value="424.44" calcext:value-type="float">
            <text:p>424.44</text:p>
          </table:table-cell>
          <table:table-cell table:formula="of:=1.5*[.$A87]*[.$B87]" office:value-type="float" office:value="318.33" calcext:value-type="float">
            <text:p>318.33</text:p>
          </table:table-cell>
          <table:table-cell table:formula="of:=0.05+([.$D87]*(1+[.$A87]*[.$E$3]))/4000" office:value-type="percentage" office:value="0.14569795625" calcext:value-type="percentage">
            <text:p>14.57%</text:p>
          </table:table-cell>
          <table:table-cell table:formula="of:=2+([.$A87]*[.$F$3])" office:value-type="float" office:value="2.405" calcext:value-type="float">
            <text:p>2.405</text:p>
          </table:table-cell>
          <table:table-cell table:formula="of:=10+([.$C87]/4)" office:value-type="float" office:value="116.11" calcext:value-type="float">
            <text:p>116.11</text:p>
          </table:table-cell>
          <table:table-cell table:formula="of:=([.$G87]+([.$G$3]*[.$A87]))*(1+[.$A87]*[.$H$3])" office:value-type="float" office:value="276.93955" calcext:value-type="float">
            <text:p>276.93955</text:p>
          </table:table-cell>
          <table:table-cell table:formula="of:=1/(1+[.$A87]*[.$D$3])" office:value-type="float" office:value="0.711743772241993" calcext:value-type="float">
            <text:p>0.711743772241993</text:p>
          </table:table-cell>
          <table:table-cell table:formula="of:=[.$H87]/[.$I87]" office:value-type="float" office:value="389.10006775" calcext:value-type="float">
            <text:p>389.10006775</text:p>
          </table:table-cell>
          <table:table-cell table:formula="of:=[.$J87]*3" office:value-type="float" office:value="1167.30020325" calcext:value-type="float">
            <text:p>1167.30020325</text:p>
          </table:table-cell>
          <table:table-cell table:formula="of:=[.$K87]*60" office:value-type="float" office:value="70038.012195" calcext:value-type="float">
            <text:p>70038.01219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[.$A88]*0.02" office:value-type="float" office:value="2.64" calcext:value-type="float">
            <text:p>2.64</text:p>
          </table:table-cell>
          <table:table-cell table:formula="of:=2*[.$A88]*[.$B88]" office:value-type="float" office:value="432.96" calcext:value-type="float">
            <text:p>432.96</text:p>
          </table:table-cell>
          <table:table-cell table:formula="of:=1.5*[.$A88]*[.$B88]" office:value-type="float" office:value="324.72" calcext:value-type="float">
            <text:p>324.72</text:p>
          </table:table-cell>
          <table:table-cell table:formula="of:=0.05+([.$D88]*(1+[.$A88]*[.$E$3]))/4000" office:value-type="percentage" office:value="0.1478219" calcext:value-type="percentage">
            <text:p>14.78%</text:p>
          </table:table-cell>
          <table:table-cell table:formula="of:=2+([.$A88]*[.$F$3])" office:value-type="float" office:value="2.41" calcext:value-type="float">
            <text:p>2.41</text:p>
          </table:table-cell>
          <table:table-cell table:formula="of:=10+([.$C88]/4)" office:value-type="float" office:value="118.24" calcext:value-type="float">
            <text:p>118.24</text:p>
          </table:table-cell>
          <table:table-cell table:formula="of:=([.$G88]+([.$G$3]*[.$A88]))*(1+[.$A88]*[.$H$3])" office:value-type="float" office:value="282.3384" calcext:value-type="float">
            <text:p>282.3384</text:p>
          </table:table-cell>
          <table:table-cell table:formula="of:=1/(1+[.$A88]*[.$D$3])" office:value-type="float" office:value="0.709219858156028" calcext:value-type="float">
            <text:p>0.709219858156028</text:p>
          </table:table-cell>
          <table:table-cell table:formula="of:=[.$H88]/[.$I88]" office:value-type="float" office:value="398.097144" calcext:value-type="float">
            <text:p>398.097144</text:p>
          </table:table-cell>
          <table:table-cell table:formula="of:=[.$J88]*3" office:value-type="float" office:value="1194.291432" calcext:value-type="float">
            <text:p>1194.291432</text:p>
          </table:table-cell>
          <table:table-cell table:formula="of:=[.$K88]*60" office:value-type="float" office:value="71657.48592" calcext:value-type="float">
            <text:p>71657.4859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[.$A89]*0.02" office:value-type="float" office:value="2.66" calcext:value-type="float">
            <text:p>2.66</text:p>
          </table:table-cell>
          <table:table-cell table:formula="of:=2*[.$A89]*[.$B89]" office:value-type="float" office:value="441.56" calcext:value-type="float">
            <text:p>441.56</text:p>
          </table:table-cell>
          <table:table-cell table:formula="of:=1.5*[.$A89]*[.$B89]" office:value-type="float" office:value="331.17" calcext:value-type="float">
            <text:p>331.17</text:p>
          </table:table-cell>
          <table:table-cell table:formula="of:=0.05+([.$D89]*(1+[.$A89]*[.$E$3]))/4000" office:value-type="percentage" office:value="0.14997194375" calcext:value-type="percentage">
            <text:p>15.00%</text:p>
          </table:table-cell>
          <table:table-cell table:formula="of:=2+([.$A89]*[.$F$3])" office:value-type="float" office:value="2.415" calcext:value-type="float">
            <text:p>2.415</text:p>
          </table:table-cell>
          <table:table-cell table:formula="of:=10+([.$C89]/4)" office:value-type="float" office:value="120.39" calcext:value-type="float">
            <text:p>120.39</text:p>
          </table:table-cell>
          <table:table-cell table:formula="of:=([.$G89]+([.$G$3]*[.$A89]))*(1+[.$A89]*[.$H$3])" office:value-type="float" office:value="287.79685" calcext:value-type="float">
            <text:p>287.79685</text:p>
          </table:table-cell>
          <table:table-cell table:formula="of:=1/(1+[.$A89]*[.$D$3])" office:value-type="float" office:value="0.706713780918728" calcext:value-type="float">
            <text:p>0.706713780918728</text:p>
          </table:table-cell>
          <table:table-cell table:formula="of:=[.$H89]/[.$I89]" office:value-type="float" office:value="407.23254275" calcext:value-type="float">
            <text:p>407.23254275</text:p>
          </table:table-cell>
          <table:table-cell table:formula="of:=[.$J89]*3" office:value-type="float" office:value="1221.69762825" calcext:value-type="float">
            <text:p>1221.69762825</text:p>
          </table:table-cell>
          <table:table-cell table:formula="of:=[.$K89]*60" office:value-type="float" office:value="73301.857695" calcext:value-type="float">
            <text:p>73301.85769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[.$A90]*0.02" office:value-type="float" office:value="2.68" calcext:value-type="float">
            <text:p>2.68</text:p>
          </table:table-cell>
          <table:table-cell table:formula="of:=2*[.$A90]*[.$B90]" office:value-type="float" office:value="450.24" calcext:value-type="float">
            <text:p>450.24</text:p>
          </table:table-cell>
          <table:table-cell table:formula="of:=1.5*[.$A90]*[.$B90]" office:value-type="float" office:value="337.68" calcext:value-type="float">
            <text:p>337.68</text:p>
          </table:table-cell>
          <table:table-cell table:formula="of:=0.05+([.$D90]*(1+[.$A90]*[.$E$3]))/4000" office:value-type="percentage" office:value="0.1521482" calcext:value-type="percentage">
            <text:p>15.21%</text:p>
          </table:table-cell>
          <table:table-cell table:formula="of:=2+([.$A90]*[.$F$3])" office:value-type="float" office:value="2.42" calcext:value-type="float">
            <text:p>2.42</text:p>
          </table:table-cell>
          <table:table-cell table:formula="of:=10+([.$C90]/4)" office:value-type="float" office:value="122.56" calcext:value-type="float">
            <text:p>122.56</text:p>
          </table:table-cell>
          <table:table-cell table:formula="of:=([.$G90]+([.$G$3]*[.$A90]))*(1+[.$A90]*[.$H$3])" office:value-type="float" office:value="293.3152" calcext:value-type="float">
            <text:p>293.3152</text:p>
          </table:table-cell>
          <table:table-cell table:formula="of:=1/(1+[.$A90]*[.$D$3])" office:value-type="float" office:value="0.704225352112676" calcext:value-type="float">
            <text:p>0.704225352112676</text:p>
          </table:table-cell>
          <table:table-cell table:formula="of:=[.$H90]/[.$I90]" office:value-type="float" office:value="416.507584" calcext:value-type="float">
            <text:p>416.507584</text:p>
          </table:table-cell>
          <table:table-cell table:formula="of:=[.$J90]*3" office:value-type="float" office:value="1249.522752" calcext:value-type="float">
            <text:p>1249.522752</text:p>
          </table:table-cell>
          <table:table-cell table:formula="of:=[.$K90]*60" office:value-type="float" office:value="74971.36512" calcext:value-type="float">
            <text:p>74971.3651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[.$A91]*0.02" office:value-type="float" office:value="2.7" calcext:value-type="float">
            <text:p>2.7</text:p>
          </table:table-cell>
          <table:table-cell table:formula="of:=2*[.$A91]*[.$B91]" office:value-type="float" office:value="459" calcext:value-type="float">
            <text:p>459</text:p>
          </table:table-cell>
          <table:table-cell table:formula="of:=1.5*[.$A91]*[.$B91]" office:value-type="float" office:value="344.25" calcext:value-type="float">
            <text:p>344.25</text:p>
          </table:table-cell>
          <table:table-cell table:formula="of:=0.05+([.$D91]*(1+[.$A91]*[.$E$3]))/4000" office:value-type="percentage" office:value="0.15435078125" calcext:value-type="percentage">
            <text:p>15.44%</text:p>
          </table:table-cell>
          <table:table-cell table:formula="of:=2+([.$A91]*[.$F$3])" office:value-type="float" office:value="2.425" calcext:value-type="float">
            <text:p>2.425</text:p>
          </table:table-cell>
          <table:table-cell table:formula="of:=10+([.$C91]/4)" office:value-type="float" office:value="124.75" calcext:value-type="float">
            <text:p>124.75</text:p>
          </table:table-cell>
          <table:table-cell table:formula="of:=([.$G91]+([.$G$3]*[.$A91]))*(1+[.$A91]*[.$H$3])" office:value-type="float" office:value="298.89375" calcext:value-type="float">
            <text:p>298.89375</text:p>
          </table:table-cell>
          <table:table-cell table:formula="of:=1/(1+[.$A91]*[.$D$3])" office:value-type="float" office:value="0.701754385964912" calcext:value-type="float">
            <text:p>0.701754385964912</text:p>
          </table:table-cell>
          <table:table-cell table:formula="of:=[.$H91]/[.$I91]" office:value-type="float" office:value="425.92359375" calcext:value-type="float">
            <text:p>425.92359375</text:p>
          </table:table-cell>
          <table:table-cell table:formula="of:=[.$J91]*3" office:value-type="float" office:value="1277.77078125" calcext:value-type="float">
            <text:p>1277.77078125</text:p>
          </table:table-cell>
          <table:table-cell table:formula="of:=[.$K91]*60" office:value-type="float" office:value="76666.246875" calcext:value-type="float">
            <text:p>76666.24687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[.$A92]*0.02" office:value-type="float" office:value="2.72" calcext:value-type="float">
            <text:p>2.72</text:p>
          </table:table-cell>
          <table:table-cell table:formula="of:=2*[.$A92]*[.$B92]" office:value-type="float" office:value="467.84" calcext:value-type="float">
            <text:p>467.84</text:p>
          </table:table-cell>
          <table:table-cell table:formula="of:=1.5*[.$A92]*[.$B92]" office:value-type="float" office:value="350.88" calcext:value-type="float">
            <text:p>350.88</text:p>
          </table:table-cell>
          <table:table-cell table:formula="of:=0.05+([.$D92]*(1+[.$A92]*[.$E$3]))/4000" office:value-type="percentage" office:value="0.1565798" calcext:value-type="percentage">
            <text:p>15.66%</text:p>
          </table:table-cell>
          <table:table-cell table:formula="of:=2+([.$A92]*[.$F$3])" office:value-type="float" office:value="2.43" calcext:value-type="float">
            <text:p>2.43</text:p>
          </table:table-cell>
          <table:table-cell table:formula="of:=10+([.$C92]/4)" office:value-type="float" office:value="126.96" calcext:value-type="float">
            <text:p>126.96</text:p>
          </table:table-cell>
          <table:table-cell table:formula="of:=([.$G92]+([.$G$3]*[.$A92]))*(1+[.$A92]*[.$H$3])" office:value-type="float" office:value="304.5328" calcext:value-type="float">
            <text:p>304.5328</text:p>
          </table:table-cell>
          <table:table-cell table:formula="of:=1/(1+[.$A92]*[.$D$3])" office:value-type="float" office:value="0.699300699300699" calcext:value-type="float">
            <text:p>0.699300699300699</text:p>
          </table:table-cell>
          <table:table-cell table:formula="of:=[.$H92]/[.$I92]" office:value-type="float" office:value="435.481904" calcext:value-type="float">
            <text:p>435.481904</text:p>
          </table:table-cell>
          <table:table-cell table:formula="of:=[.$J92]*3" office:value-type="float" office:value="1306.445712" calcext:value-type="float">
            <text:p>1306.445712</text:p>
          </table:table-cell>
          <table:table-cell table:formula="of:=[.$K92]*60" office:value-type="float" office:value="78386.74272" calcext:value-type="float">
            <text:p>78386.7427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[.$A93]*0.02" office:value-type="float" office:value="2.74" calcext:value-type="float">
            <text:p>2.74</text:p>
          </table:table-cell>
          <table:table-cell table:formula="of:=2*[.$A93]*[.$B93]" office:value-type="float" office:value="476.76" calcext:value-type="float">
            <text:p>476.76</text:p>
          </table:table-cell>
          <table:table-cell table:formula="of:=1.5*[.$A93]*[.$B93]" office:value-type="float" office:value="357.57" calcext:value-type="float">
            <text:p>357.57</text:p>
          </table:table-cell>
          <table:table-cell table:formula="of:=0.05+([.$D93]*(1+[.$A93]*[.$E$3]))/4000" office:value-type="percentage" office:value="0.15883536875" calcext:value-type="percentage">
            <text:p>15.88%</text:p>
          </table:table-cell>
          <table:table-cell table:formula="of:=2+([.$A93]*[.$F$3])" office:value-type="float" office:value="2.435" calcext:value-type="float">
            <text:p>2.435</text:p>
          </table:table-cell>
          <table:table-cell table:formula="of:=10+([.$C93]/4)" office:value-type="float" office:value="129.19" calcext:value-type="float">
            <text:p>129.19</text:p>
          </table:table-cell>
          <table:table-cell table:formula="of:=([.$G93]+([.$G$3]*[.$A93]))*(1+[.$A93]*[.$H$3])" office:value-type="float" office:value="310.23265" calcext:value-type="float">
            <text:p>310.23265</text:p>
          </table:table-cell>
          <table:table-cell table:formula="of:=1/(1+[.$A93]*[.$D$3])" office:value-type="float" office:value="0.696864111498258" calcext:value-type="float">
            <text:p>0.696864111498258</text:p>
          </table:table-cell>
          <table:table-cell table:formula="of:=[.$H93]/[.$I93]" office:value-type="float" office:value="445.18385275" calcext:value-type="float">
            <text:p>445.18385275</text:p>
          </table:table-cell>
          <table:table-cell table:formula="of:=[.$J93]*3" office:value-type="float" office:value="1335.55155825" calcext:value-type="float">
            <text:p>1335.55155825</text:p>
          </table:table-cell>
          <table:table-cell table:formula="of:=[.$K93]*60" office:value-type="float" office:value="80133.093495" calcext:value-type="float">
            <text:p>80133.09349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[.$A94]*0.02" office:value-type="float" office:value="2.76" calcext:value-type="float">
            <text:p>2.76</text:p>
          </table:table-cell>
          <table:table-cell table:formula="of:=2*[.$A94]*[.$B94]" office:value-type="float" office:value="485.76" calcext:value-type="float">
            <text:p>485.76</text:p>
          </table:table-cell>
          <table:table-cell table:formula="of:=1.5*[.$A94]*[.$B94]" office:value-type="float" office:value="364.32" calcext:value-type="float">
            <text:p>364.32</text:p>
          </table:table-cell>
          <table:table-cell table:formula="of:=0.05+([.$D94]*(1+[.$A94]*[.$E$3]))/4000" office:value-type="percentage" office:value="0.1611176" calcext:value-type="percentage">
            <text:p>16.11%</text:p>
          </table:table-cell>
          <table:table-cell table:formula="of:=2+([.$A94]*[.$F$3])" office:value-type="float" office:value="2.44" calcext:value-type="float">
            <text:p>2.44</text:p>
          </table:table-cell>
          <table:table-cell table:formula="of:=10+([.$C94]/4)" office:value-type="float" office:value="131.44" calcext:value-type="float">
            <text:p>131.44</text:p>
          </table:table-cell>
          <table:table-cell table:formula="of:=([.$G94]+([.$G$3]*[.$A94]))*(1+[.$A94]*[.$H$3])" office:value-type="float" office:value="315.9936" calcext:value-type="float">
            <text:p>315.9936</text:p>
          </table:table-cell>
          <table:table-cell table:formula="of:=1/(1+[.$A94]*[.$D$3])" office:value-type="float" office:value="0.694444444444444" calcext:value-type="float">
            <text:p>0.694444444444444</text:p>
          </table:table-cell>
          <table:table-cell table:formula="of:=[.$H94]/[.$I94]" office:value-type="float" office:value="455.030784" calcext:value-type="float">
            <text:p>455.030784</text:p>
          </table:table-cell>
          <table:table-cell table:formula="of:=[.$J94]*3" office:value-type="float" office:value="1365.092352" calcext:value-type="float">
            <text:p>1365.092352</text:p>
          </table:table-cell>
          <table:table-cell table:formula="of:=[.$K94]*60" office:value-type="float" office:value="81905.54112" calcext:value-type="float">
            <text:p>81905.5411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[.$A95]*0.02" office:value-type="float" office:value="2.78" calcext:value-type="float">
            <text:p>2.78</text:p>
          </table:table-cell>
          <table:table-cell table:formula="of:=2*[.$A95]*[.$B95]" office:value-type="float" office:value="494.84" calcext:value-type="float">
            <text:p>494.84</text:p>
          </table:table-cell>
          <table:table-cell table:formula="of:=1.5*[.$A95]*[.$B95]" office:value-type="float" office:value="371.13" calcext:value-type="float">
            <text:p>371.13</text:p>
          </table:table-cell>
          <table:table-cell table:formula="of:=0.05+([.$D95]*(1+[.$A95]*[.$E$3]))/4000" office:value-type="percentage" office:value="0.16342660625" calcext:value-type="percentage">
            <text:p>16.34%</text:p>
          </table:table-cell>
          <table:table-cell table:formula="of:=2+([.$A95]*[.$F$3])" office:value-type="float" office:value="2.445" calcext:value-type="float">
            <text:p>2.445</text:p>
          </table:table-cell>
          <table:table-cell table:formula="of:=10+([.$C95]/4)" office:value-type="float" office:value="133.71" calcext:value-type="float">
            <text:p>133.71</text:p>
          </table:table-cell>
          <table:table-cell table:formula="of:=([.$G95]+([.$G$3]*[.$A95]))*(1+[.$A95]*[.$H$3])" office:value-type="float" office:value="321.81595" calcext:value-type="float">
            <text:p>321.81595</text:p>
          </table:table-cell>
          <table:table-cell table:formula="of:=1/(1+[.$A95]*[.$D$3])" office:value-type="float" office:value="0.692041522491349" calcext:value-type="float">
            <text:p>0.692041522491349</text:p>
          </table:table-cell>
          <table:table-cell table:formula="of:=[.$H95]/[.$I95]" office:value-type="float" office:value="465.02404775" calcext:value-type="float">
            <text:p>465.02404775</text:p>
          </table:table-cell>
          <table:table-cell table:formula="of:=[.$J95]*3" office:value-type="float" office:value="1395.07214325" calcext:value-type="float">
            <text:p>1395.07214325</text:p>
          </table:table-cell>
          <table:table-cell table:formula="of:=[.$K95]*60" office:value-type="float" office:value="83704.328595" calcext:value-type="float">
            <text:p>83704.32859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[.$A96]*0.02" office:value-type="float" office:value="2.8" calcext:value-type="float">
            <text:p>2.8</text:p>
          </table:table-cell>
          <table:table-cell table:formula="of:=2*[.$A96]*[.$B96]" office:value-type="float" office:value="504" calcext:value-type="float">
            <text:p>504</text:p>
          </table:table-cell>
          <table:table-cell table:formula="of:=1.5*[.$A96]*[.$B96]" office:value-type="float" office:value="378" calcext:value-type="float">
            <text:p>378</text:p>
          </table:table-cell>
          <table:table-cell table:formula="of:=0.05+([.$D96]*(1+[.$A96]*[.$E$3]))/4000" office:value-type="percentage" office:value="0.1657625" calcext:value-type="percentage">
            <text:p>16.58%</text:p>
          </table:table-cell>
          <table:table-cell table:formula="of:=2+([.$A96]*[.$F$3])" office:value-type="float" office:value="2.45" calcext:value-type="float">
            <text:p>2.45</text:p>
          </table:table-cell>
          <table:table-cell table:formula="of:=10+([.$C96]/4)" office:value-type="float" office:value="136" calcext:value-type="float">
            <text:p>136</text:p>
          </table:table-cell>
          <table:table-cell table:formula="of:=([.$G96]+([.$G$3]*[.$A96]))*(1+[.$A96]*[.$H$3])" office:value-type="float" office:value="327.7" calcext:value-type="float">
            <text:p>327.7</text:p>
          </table:table-cell>
          <table:table-cell table:formula="of:=1/(1+[.$A96]*[.$D$3])" office:value-type="float" office:value="0.689655172413793" calcext:value-type="float">
            <text:p>0.689655172413793</text:p>
          </table:table-cell>
          <table:table-cell table:formula="of:=[.$H96]/[.$I96]" office:value-type="float" office:value="475.165" calcext:value-type="float">
            <text:p>475.165</text:p>
          </table:table-cell>
          <table:table-cell table:formula="of:=[.$J96]*3" office:value-type="float" office:value="1425.495" calcext:value-type="float">
            <text:p>1425.495</text:p>
          </table:table-cell>
          <table:table-cell table:formula="of:=[.$K96]*60" office:value-type="float" office:value="85529.7" calcext:value-type="float">
            <text:p>85529.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[.$A97]*0.02" office:value-type="float" office:value="2.82" calcext:value-type="float">
            <text:p>2.82</text:p>
          </table:table-cell>
          <table:table-cell table:formula="of:=2*[.$A97]*[.$B97]" office:value-type="float" office:value="513.24" calcext:value-type="float">
            <text:p>513.24</text:p>
          </table:table-cell>
          <table:table-cell table:formula="of:=1.5*[.$A97]*[.$B97]" office:value-type="float" office:value="384.93" calcext:value-type="float">
            <text:p>384.93</text:p>
          </table:table-cell>
          <table:table-cell table:formula="of:=0.05+([.$D97]*(1+[.$A97]*[.$E$3]))/4000" office:value-type="percentage" office:value="0.16812539375" calcext:value-type="percentage">
            <text:p>16.81%</text:p>
          </table:table-cell>
          <table:table-cell table:formula="of:=2+([.$A97]*[.$F$3])" office:value-type="float" office:value="2.455" calcext:value-type="float">
            <text:p>2.455</text:p>
          </table:table-cell>
          <table:table-cell table:formula="of:=10+([.$C97]/4)" office:value-type="float" office:value="138.31" calcext:value-type="float">
            <text:p>138.31</text:p>
          </table:table-cell>
          <table:table-cell table:formula="of:=([.$G97]+([.$G$3]*[.$A97]))*(1+[.$A97]*[.$H$3])" office:value-type="float" office:value="333.64605" calcext:value-type="float">
            <text:p>333.64605</text:p>
          </table:table-cell>
          <table:table-cell table:formula="of:=1/(1+[.$A97]*[.$D$3])" office:value-type="float" office:value="0.687285223367698" calcext:value-type="float">
            <text:p>0.687285223367698</text:p>
          </table:table-cell>
          <table:table-cell table:formula="of:=[.$H97]/[.$I97]" office:value-type="float" office:value="485.45500275" calcext:value-type="float">
            <text:p>485.45500275</text:p>
          </table:table-cell>
          <table:table-cell table:formula="of:=[.$J97]*3" office:value-type="float" office:value="1456.36500825" calcext:value-type="float">
            <text:p>1456.36500825</text:p>
          </table:table-cell>
          <table:table-cell table:formula="of:=[.$K97]*60" office:value-type="float" office:value="87381.900495" calcext:value-type="float">
            <text:p>87381.90049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[.$A98]*0.02" office:value-type="float" office:value="2.84" calcext:value-type="float">
            <text:p>2.84</text:p>
          </table:table-cell>
          <table:table-cell table:formula="of:=2*[.$A98]*[.$B98]" office:value-type="float" office:value="522.56" calcext:value-type="float">
            <text:p>522.56</text:p>
          </table:table-cell>
          <table:table-cell table:formula="of:=1.5*[.$A98]*[.$B98]" office:value-type="float" office:value="391.92" calcext:value-type="float">
            <text:p>391.92</text:p>
          </table:table-cell>
          <table:table-cell table:formula="of:=0.05+([.$D98]*(1+[.$A98]*[.$E$3]))/4000" office:value-type="percentage" office:value="0.1705154" calcext:value-type="percentage">
            <text:p>17.05%</text:p>
          </table:table-cell>
          <table:table-cell table:formula="of:=2+([.$A98]*[.$F$3])" office:value-type="float" office:value="2.46" calcext:value-type="float">
            <text:p>2.46</text:p>
          </table:table-cell>
          <table:table-cell table:formula="of:=10+([.$C98]/4)" office:value-type="float" office:value="140.64" calcext:value-type="float">
            <text:p>140.64</text:p>
          </table:table-cell>
          <table:table-cell table:formula="of:=([.$G98]+([.$G$3]*[.$A98]))*(1+[.$A98]*[.$H$3])" office:value-type="float" office:value="339.6544" calcext:value-type="float">
            <text:p>339.6544</text:p>
          </table:table-cell>
          <table:table-cell table:formula="of:=1/(1+[.$A98]*[.$D$3])" office:value-type="float" office:value="0.684931506849315" calcext:value-type="float">
            <text:p>0.684931506849315</text:p>
          </table:table-cell>
          <table:table-cell table:formula="of:=[.$H98]/[.$I98]" office:value-type="float" office:value="495.895424" calcext:value-type="float">
            <text:p>495.895424</text:p>
          </table:table-cell>
          <table:table-cell table:formula="of:=[.$J98]*3" office:value-type="float" office:value="1487.686272" calcext:value-type="float">
            <text:p>1487.686272</text:p>
          </table:table-cell>
          <table:table-cell table:formula="of:=[.$K98]*60" office:value-type="float" office:value="89261.17632" calcext:value-type="float">
            <text:p>89261.1763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[.$A99]*0.02" office:value-type="float" office:value="2.86" calcext:value-type="float">
            <text:p>2.86</text:p>
          </table:table-cell>
          <table:table-cell table:formula="of:=2*[.$A99]*[.$B99]" office:value-type="float" office:value="531.96" calcext:value-type="float">
            <text:p>531.96</text:p>
          </table:table-cell>
          <table:table-cell table:formula="of:=1.5*[.$A99]*[.$B99]" office:value-type="float" office:value="398.97" calcext:value-type="float">
            <text:p>398.97</text:p>
          </table:table-cell>
          <table:table-cell table:formula="of:=0.05+([.$D99]*(1+[.$A99]*[.$E$3]))/4000" office:value-type="percentage" office:value="0.17293263125" calcext:value-type="percentage">
            <text:p>17.29%</text:p>
          </table:table-cell>
          <table:table-cell table:formula="of:=2+([.$A99]*[.$F$3])" office:value-type="float" office:value="2.465" calcext:value-type="float">
            <text:p>2.465</text:p>
          </table:table-cell>
          <table:table-cell table:formula="of:=10+([.$C99]/4)" office:value-type="float" office:value="142.99" calcext:value-type="float">
            <text:p>142.99</text:p>
          </table:table-cell>
          <table:table-cell table:formula="of:=([.$G99]+([.$G$3]*[.$A99]))*(1+[.$A99]*[.$H$3])" office:value-type="float" office:value="345.72535" calcext:value-type="float">
            <text:p>345.72535</text:p>
          </table:table-cell>
          <table:table-cell table:formula="of:=1/(1+[.$A99]*[.$D$3])" office:value-type="float" office:value="0.68259385665529" calcext:value-type="float">
            <text:p>0.68259385665529</text:p>
          </table:table-cell>
          <table:table-cell table:formula="of:=[.$H99]/[.$I99]" office:value-type="float" office:value="506.48763775" calcext:value-type="float">
            <text:p>506.48763775</text:p>
          </table:table-cell>
          <table:table-cell table:formula="of:=[.$J99]*3" office:value-type="float" office:value="1519.46291325" calcext:value-type="float">
            <text:p>1519.46291325</text:p>
          </table:table-cell>
          <table:table-cell table:formula="of:=[.$K99]*60" office:value-type="float" office:value="91167.774795" calcext:value-type="float">
            <text:p>91167.77479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[.$A100]*0.02" office:value-type="float" office:value="2.88" calcext:value-type="float">
            <text:p>2.88</text:p>
          </table:table-cell>
          <table:table-cell table:formula="of:=2*[.$A100]*[.$B100]" office:value-type="float" office:value="541.44" calcext:value-type="float">
            <text:p>541.44</text:p>
          </table:table-cell>
          <table:table-cell table:formula="of:=1.5*[.$A100]*[.$B100]" office:value-type="float" office:value="406.08" calcext:value-type="float">
            <text:p>406.08</text:p>
          </table:table-cell>
          <table:table-cell table:formula="of:=0.05+([.$D100]*(1+[.$A100]*[.$E$3]))/4000" office:value-type="percentage" office:value="0.1753772" calcext:value-type="percentage">
            <text:p>17.54%</text:p>
          </table:table-cell>
          <table:table-cell table:formula="of:=2+([.$A100]*[.$F$3])" office:value-type="float" office:value="2.47" calcext:value-type="float">
            <text:p>2.47</text:p>
          </table:table-cell>
          <table:table-cell table:formula="of:=10+([.$C100]/4)" office:value-type="float" office:value="145.36" calcext:value-type="float">
            <text:p>145.36</text:p>
          </table:table-cell>
          <table:table-cell table:formula="of:=([.$G100]+([.$G$3]*[.$A100]))*(1+[.$A100]*[.$H$3])" office:value-type="float" office:value="351.8592" calcext:value-type="float">
            <text:p>351.8592</text:p>
          </table:table-cell>
          <table:table-cell table:formula="of:=1/(1+[.$A100]*[.$D$3])" office:value-type="float" office:value="0.680272108843537" calcext:value-type="float">
            <text:p>0.680272108843537</text:p>
          </table:table-cell>
          <table:table-cell table:formula="of:=[.$H100]/[.$I100]" office:value-type="float" office:value="517.233024" calcext:value-type="float">
            <text:p>517.233024</text:p>
          </table:table-cell>
          <table:table-cell table:formula="of:=[.$J100]*3" office:value-type="float" office:value="1551.699072" calcext:value-type="float">
            <text:p>1551.699072</text:p>
          </table:table-cell>
          <table:table-cell table:formula="of:=[.$K100]*60" office:value-type="float" office:value="93101.94432" calcext:value-type="float">
            <text:p>93101.9443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[.$A101]*0.02" office:value-type="float" office:value="2.9" calcext:value-type="float">
            <text:p>2.9</text:p>
          </table:table-cell>
          <table:table-cell table:formula="of:=2*[.$A101]*[.$B101]" office:value-type="float" office:value="551" calcext:value-type="float">
            <text:p>551</text:p>
          </table:table-cell>
          <table:table-cell table:formula="of:=1.5*[.$A101]*[.$B101]" office:value-type="float" office:value="413.25" calcext:value-type="float">
            <text:p>413.25</text:p>
          </table:table-cell>
          <table:table-cell table:formula="of:=0.05+([.$D101]*(1+[.$A101]*[.$E$3]))/4000" office:value-type="percentage" office:value="0.17784921875" calcext:value-type="percentage">
            <text:p>17.78%</text:p>
          </table:table-cell>
          <table:table-cell table:formula="of:=2+([.$A101]*[.$F$3])" office:value-type="float" office:value="2.475" calcext:value-type="float">
            <text:p>2.475</text:p>
          </table:table-cell>
          <table:table-cell table:formula="of:=10+([.$C101]/4)" office:value-type="float" office:value="147.75" calcext:value-type="float">
            <text:p>147.75</text:p>
          </table:table-cell>
          <table:table-cell table:formula="of:=([.$G101]+([.$G$3]*[.$A101]))*(1+[.$A101]*[.$H$3])" office:value-type="float" office:value="358.05625" calcext:value-type="float">
            <text:p>358.05625</text:p>
          </table:table-cell>
          <table:table-cell table:formula="of:=1/(1+[.$A101]*[.$D$3])" office:value-type="float" office:value="0.677966101694915" calcext:value-type="float">
            <text:p>0.677966101694915</text:p>
          </table:table-cell>
          <table:table-cell table:formula="of:=[.$H101]/[.$I101]" office:value-type="float" office:value="528.13296875" calcext:value-type="float">
            <text:p>528.13296875</text:p>
          </table:table-cell>
          <table:table-cell table:formula="of:=[.$J101]*3" office:value-type="float" office:value="1584.39890625" calcext:value-type="float">
            <text:p>1584.39890625</text:p>
          </table:table-cell>
          <table:table-cell table:formula="of:=[.$K101]*60" office:value-type="float" office:value="95063.934375" calcext:value-type="float">
            <text:p>95063.93437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[.$A102]*0.02" office:value-type="float" office:value="2.92" calcext:value-type="float">
            <text:p>2.92</text:p>
          </table:table-cell>
          <table:table-cell table:formula="of:=2*[.$A102]*[.$B102]" office:value-type="float" office:value="560.64" calcext:value-type="float">
            <text:p>560.64</text:p>
          </table:table-cell>
          <table:table-cell table:formula="of:=1.5*[.$A102]*[.$B102]" office:value-type="float" office:value="420.48" calcext:value-type="float">
            <text:p>420.48</text:p>
          </table:table-cell>
          <table:table-cell table:formula="of:=0.05+([.$D102]*(1+[.$A102]*[.$E$3]))/4000" office:value-type="percentage" office:value="0.1803488" calcext:value-type="percentage">
            <text:p>18.03%</text:p>
          </table:table-cell>
          <table:table-cell table:formula="of:=2+([.$A102]*[.$F$3])" office:value-type="float" office:value="2.48" calcext:value-type="float">
            <text:p>2.48</text:p>
          </table:table-cell>
          <table:table-cell table:formula="of:=10+([.$C102]/4)" office:value-type="float" office:value="150.16" calcext:value-type="float">
            <text:p>150.16</text:p>
          </table:table-cell>
          <table:table-cell table:formula="of:=([.$G102]+([.$G$3]*[.$A102]))*(1+[.$A102]*[.$H$3])" office:value-type="float" office:value="364.3168" calcext:value-type="float">
            <text:p>364.3168</text:p>
          </table:table-cell>
          <table:table-cell table:formula="of:=1/(1+[.$A102]*[.$D$3])" office:value-type="float" office:value="0.675675675675676" calcext:value-type="float">
            <text:p>0.675675675675676</text:p>
          </table:table-cell>
          <table:table-cell table:formula="of:=[.$H102]/[.$I102]" office:value-type="float" office:value="539.188864" calcext:value-type="float">
            <text:p>539.188864</text:p>
          </table:table-cell>
          <table:table-cell table:formula="of:=[.$J102]*3" office:value-type="float" office:value="1617.566592" calcext:value-type="float">
            <text:p>1617.566592</text:p>
          </table:table-cell>
          <table:table-cell table:formula="of:=[.$K102]*60" office:value-type="float" office:value="97053.99552" calcext:value-type="float">
            <text:p>97053.9955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[.$A103]*0.02" office:value-type="float" office:value="2.94" calcext:value-type="float">
            <text:p>2.94</text:p>
          </table:table-cell>
          <table:table-cell table:formula="of:=2*[.$A103]*[.$B103]" office:value-type="float" office:value="570.36" calcext:value-type="float">
            <text:p>570.36</text:p>
          </table:table-cell>
          <table:table-cell table:formula="of:=1.5*[.$A103]*[.$B103]" office:value-type="float" office:value="427.77" calcext:value-type="float">
            <text:p>427.77</text:p>
          </table:table-cell>
          <table:table-cell table:formula="of:=0.05+([.$D103]*(1+[.$A103]*[.$E$3]))/4000" office:value-type="percentage" office:value="0.18287605625" calcext:value-type="percentage">
            <text:p>18.29%</text:p>
          </table:table-cell>
          <table:table-cell table:formula="of:=2+([.$A103]*[.$F$3])" office:value-type="float" office:value="2.485" calcext:value-type="float">
            <text:p>2.485</text:p>
          </table:table-cell>
          <table:table-cell table:formula="of:=10+([.$C103]/4)" office:value-type="float" office:value="152.59" calcext:value-type="float">
            <text:p>152.59</text:p>
          </table:table-cell>
          <table:table-cell table:formula="of:=([.$G103]+([.$G$3]*[.$A103]))*(1+[.$A103]*[.$H$3])" office:value-type="float" office:value="370.64115" calcext:value-type="float">
            <text:p>370.64115</text:p>
          </table:table-cell>
          <table:table-cell table:formula="of:=1/(1+[.$A103]*[.$D$3])" office:value-type="float" office:value="0.673400673400673" calcext:value-type="float">
            <text:p>0.673400673400673</text:p>
          </table:table-cell>
          <table:table-cell table:formula="of:=[.$H103]/[.$I103]" office:value-type="float" office:value="550.40210775" calcext:value-type="float">
            <text:p>550.40210775</text:p>
          </table:table-cell>
          <table:table-cell table:formula="of:=[.$J103]*3" office:value-type="float" office:value="1651.20632325" calcext:value-type="float">
            <text:p>1651.20632325</text:p>
          </table:table-cell>
          <table:table-cell table:formula="of:=[.$K103]*60" office:value-type="float" office:value="99072.379395" calcext:value-type="float">
            <text:p>99072.37939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[.$A104]*0.02" office:value-type="float" office:value="2.96" calcext:value-type="float">
            <text:p>2.96</text:p>
          </table:table-cell>
          <table:table-cell table:formula="of:=2*[.$A104]*[.$B104]" office:value-type="float" office:value="580.16" calcext:value-type="float">
            <text:p>580.16</text:p>
          </table:table-cell>
          <table:table-cell table:formula="of:=1.5*[.$A104]*[.$B104]" office:value-type="float" office:value="435.12" calcext:value-type="float">
            <text:p>435.12</text:p>
          </table:table-cell>
          <table:table-cell table:formula="of:=0.05+([.$D104]*(1+[.$A104]*[.$E$3]))/4000" office:value-type="percentage" office:value="0.1854311" calcext:value-type="percentage">
            <text:p>18.54%</text:p>
          </table:table-cell>
          <table:table-cell table:formula="of:=2+([.$A104]*[.$F$3])" office:value-type="float" office:value="2.49" calcext:value-type="float">
            <text:p>2.49</text:p>
          </table:table-cell>
          <table:table-cell table:formula="of:=10+([.$C104]/4)" office:value-type="float" office:value="155.04" calcext:value-type="float">
            <text:p>155.04</text:p>
          </table:table-cell>
          <table:table-cell table:formula="of:=([.$G104]+([.$G$3]*[.$A104]))*(1+[.$A104]*[.$H$3])" office:value-type="float" office:value="377.0296" calcext:value-type="float">
            <text:p>377.0296</text:p>
          </table:table-cell>
          <table:table-cell table:formula="of:=1/(1+[.$A104]*[.$D$3])" office:value-type="float" office:value="0.671140939597316" calcext:value-type="float">
            <text:p>0.671140939597316</text:p>
          </table:table-cell>
          <table:table-cell table:formula="of:=[.$H104]/[.$I104]" office:value-type="float" office:value="561.774104" calcext:value-type="float">
            <text:p>561.774104</text:p>
          </table:table-cell>
          <table:table-cell table:formula="of:=[.$J104]*3" office:value-type="float" office:value="1685.322312" calcext:value-type="float">
            <text:p>1685.322312</text:p>
          </table:table-cell>
          <table:table-cell table:formula="of:=[.$K104]*60" office:value-type="float" office:value="101119.33872" calcext:value-type="float">
            <text:p>101119.3387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[.$A105]*0.02" office:value-type="float" office:value="2.98" calcext:value-type="float">
            <text:p>2.98</text:p>
          </table:table-cell>
          <table:table-cell table:formula="of:=2*[.$A105]*[.$B105]" office:value-type="float" office:value="590.04" calcext:value-type="float">
            <text:p>590.04</text:p>
          </table:table-cell>
          <table:table-cell table:formula="of:=1.5*[.$A105]*[.$B105]" office:value-type="float" office:value="442.53" calcext:value-type="float">
            <text:p>442.53</text:p>
          </table:table-cell>
          <table:table-cell table:formula="of:=0.05+([.$D105]*(1+[.$A105]*[.$E$3]))/4000" office:value-type="percentage" office:value="0.18801404375" calcext:value-type="percentage">
            <text:p>18.80%</text:p>
          </table:table-cell>
          <table:table-cell table:formula="of:=2+([.$A105]*[.$F$3])" office:value-type="float" office:value="2.495" calcext:value-type="float">
            <text:p>2.495</text:p>
          </table:table-cell>
          <table:table-cell table:formula="of:=10+([.$C105]/4)" office:value-type="float" office:value="157.51" calcext:value-type="float">
            <text:p>157.51</text:p>
          </table:table-cell>
          <table:table-cell table:formula="of:=([.$G105]+([.$G$3]*[.$A105]))*(1+[.$A105]*[.$H$3])" office:value-type="float" office:value="383.48245" calcext:value-type="float">
            <text:p>383.48245</text:p>
          </table:table-cell>
          <table:table-cell table:formula="of:=1/(1+[.$A105]*[.$D$3])" office:value-type="float" office:value="0.668896321070234" calcext:value-type="float">
            <text:p>0.668896321070234</text:p>
          </table:table-cell>
          <table:table-cell table:formula="of:=[.$H105]/[.$I105]" office:value-type="float" office:value="573.30626275" calcext:value-type="float">
            <text:p>573.30626275</text:p>
          </table:table-cell>
          <table:table-cell table:formula="of:=[.$J105]*3" office:value-type="float" office:value="1719.91878825" calcext:value-type="float">
            <text:p>1719.91878825</text:p>
          </table:table-cell>
          <table:table-cell table:formula="of:=[.$K105]*60" office:value-type="float" office:value="103195.127295" calcext:value-type="float">
            <text:p>103195.1272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[.$A106]*0.02" office:value-type="float" office:value="3" calcext:value-type="float">
            <text:p>3</text:p>
          </table:table-cell>
          <table:table-cell table:formula="of:=2*[.$A106]*[.$B106]" office:value-type="float" office:value="600" calcext:value-type="float">
            <text:p>600</text:p>
          </table:table-cell>
          <table:table-cell table:formula="of:=1.5*[.$A106]*[.$B106]" office:value-type="float" office:value="450" calcext:value-type="float">
            <text:p>450</text:p>
          </table:table-cell>
          <table:table-cell table:formula="of:=0.05+([.$D106]*(1+[.$A106]*[.$E$3]))/4000" office:value-type="percentage" office:value="0.190625" calcext:value-type="percentage">
            <text:p>19.06%</text:p>
          </table:table-cell>
          <table:table-cell table:formula="of:=2+([.$A106]*[.$F$3])" office:value-type="float" office:value="2.5" calcext:value-type="float">
            <text:p>2.5</text:p>
          </table:table-cell>
          <table:table-cell table:formula="of:=10+([.$C106]/4)" office:value-type="float" office:value="160" calcext:value-type="float">
            <text:p>160</text:p>
          </table:table-cell>
          <table:table-cell table:formula="of:=([.$G106]+([.$G$3]*[.$A106]))*(1+[.$A106]*[.$H$3])" office:value-type="float" office:value="390" calcext:value-type="float">
            <text:p>390</text:p>
          </table:table-cell>
          <table:table-cell table:formula="of:=1/(1+[.$A106]*[.$D$3])" office:value-type="float" office:value="0.666666666666667" calcext:value-type="float">
            <text:p>0.666666666666667</text:p>
          </table:table-cell>
          <table:table-cell table:formula="of:=[.$H106]/[.$I106]" office:value-type="float" office:value="585" calcext:value-type="float">
            <text:p>585</text:p>
          </table:table-cell>
          <table:table-cell table:formula="of:=[.$J106]*3" office:value-type="float" office:value="1755" calcext:value-type="float">
            <text:p>1755</text:p>
          </table:table-cell>
          <table:table-cell table:formula="of:=[.$K106]*60" office:value-type="float" office:value="105300" calcext:value-type="float">
            <text:p>1053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[.$A107]*0.02" office:value-type="float" office:value="3.02" calcext:value-type="float">
            <text:p>3.02</text:p>
          </table:table-cell>
          <table:table-cell table:formula="of:=2*[.$A107]*[.$B107]" office:value-type="float" office:value="610.04" calcext:value-type="float">
            <text:p>610.04</text:p>
          </table:table-cell>
          <table:table-cell table:formula="of:=1.5*[.$A107]*[.$B107]" office:value-type="float" office:value="457.53" calcext:value-type="float">
            <text:p>457.53</text:p>
          </table:table-cell>
          <table:table-cell table:formula="of:=0.05+([.$D107]*(1+[.$A107]*[.$E$3]))/4000" office:value-type="percentage" office:value="0.19326408125" calcext:value-type="percentage">
            <text:p>19.33%</text:p>
          </table:table-cell>
          <table:table-cell table:formula="of:=2+([.$A107]*[.$F$3])" office:value-type="float" office:value="2.505" calcext:value-type="float">
            <text:p>2.505</text:p>
          </table:table-cell>
          <table:table-cell table:formula="of:=10+([.$C107]/4)" office:value-type="float" office:value="162.51" calcext:value-type="float">
            <text:p>162.51</text:p>
          </table:table-cell>
          <table:table-cell table:formula="of:=([.$G107]+([.$G$3]*[.$A107]))*(1+[.$A107]*[.$H$3])" office:value-type="float" office:value="396.58255" calcext:value-type="float">
            <text:p>396.58255</text:p>
          </table:table-cell>
          <table:table-cell table:formula="of:=1/(1+[.$A107]*[.$D$3])" office:value-type="float" office:value="0.664451827242525" calcext:value-type="float">
            <text:p>0.664451827242525</text:p>
          </table:table-cell>
          <table:table-cell table:formula="of:=[.$H107]/[.$I107]" office:value-type="float" office:value="596.85673775" calcext:value-type="float">
            <text:p>596.85673775</text:p>
          </table:table-cell>
          <table:table-cell table:formula="of:=[.$J107]*3" office:value-type="float" office:value="1790.57021325" calcext:value-type="float">
            <text:p>1790.57021325</text:p>
          </table:table-cell>
          <table:table-cell table:formula="of:=[.$K107]*60" office:value-type="float" office:value="107434.212795" calcext:value-type="float">
            <text:p>107434.21279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[.$A108]*0.02" office:value-type="float" office:value="3.04" calcext:value-type="float">
            <text:p>3.04</text:p>
          </table:table-cell>
          <table:table-cell table:formula="of:=2*[.$A108]*[.$B108]" office:value-type="float" office:value="620.16" calcext:value-type="float">
            <text:p>620.16</text:p>
          </table:table-cell>
          <table:table-cell table:formula="of:=1.5*[.$A108]*[.$B108]" office:value-type="float" office:value="465.12" calcext:value-type="float">
            <text:p>465.12</text:p>
          </table:table-cell>
          <table:table-cell table:formula="of:=0.05+([.$D108]*(1+[.$A108]*[.$E$3]))/4000" office:value-type="percentage" office:value="0.1959314" calcext:value-type="percentage">
            <text:p>19.59%</text:p>
          </table:table-cell>
          <table:table-cell table:formula="of:=2+([.$A108]*[.$F$3])" office:value-type="float" office:value="2.51" calcext:value-type="float">
            <text:p>2.51</text:p>
          </table:table-cell>
          <table:table-cell table:formula="of:=10+([.$C108]/4)" office:value-type="float" office:value="165.04" calcext:value-type="float">
            <text:p>165.04</text:p>
          </table:table-cell>
          <table:table-cell table:formula="of:=([.$G108]+([.$G$3]*[.$A108]))*(1+[.$A108]*[.$H$3])" office:value-type="float" office:value="403.2304" calcext:value-type="float">
            <text:p>403.2304</text:p>
          </table:table-cell>
          <table:table-cell table:formula="of:=1/(1+[.$A108]*[.$D$3])" office:value-type="float" office:value="0.662251655629139" calcext:value-type="float">
            <text:p>0.662251655629139</text:p>
          </table:table-cell>
          <table:table-cell table:formula="of:=[.$H108]/[.$I108]" office:value-type="float" office:value="608.877904" calcext:value-type="float">
            <text:p>608.877904</text:p>
          </table:table-cell>
          <table:table-cell table:formula="of:=[.$J108]*3" office:value-type="float" office:value="1826.633712" calcext:value-type="float">
            <text:p>1826.633712</text:p>
          </table:table-cell>
          <table:table-cell table:formula="of:=[.$K108]*60" office:value-type="float" office:value="109598.02272" calcext:value-type="float">
            <text:p>109598.0227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[.$A109]*0.02" office:value-type="float" office:value="3.06" calcext:value-type="float">
            <text:p>3.06</text:p>
          </table:table-cell>
          <table:table-cell table:formula="of:=2*[.$A109]*[.$B109]" office:value-type="float" office:value="630.36" calcext:value-type="float">
            <text:p>630.36</text:p>
          </table:table-cell>
          <table:table-cell table:formula="of:=1.5*[.$A109]*[.$B109]" office:value-type="float" office:value="472.77" calcext:value-type="float">
            <text:p>472.77</text:p>
          </table:table-cell>
          <table:table-cell table:formula="of:=0.05+([.$D109]*(1+[.$A109]*[.$E$3]))/4000" office:value-type="percentage" office:value="0.19862706875" calcext:value-type="percentage">
            <text:p>19.86%</text:p>
          </table:table-cell>
          <table:table-cell table:formula="of:=2+([.$A109]*[.$F$3])" office:value-type="float" office:value="2.515" calcext:value-type="float">
            <text:p>2.515</text:p>
          </table:table-cell>
          <table:table-cell table:formula="of:=10+([.$C109]/4)" office:value-type="float" office:value="167.59" calcext:value-type="float">
            <text:p>167.59</text:p>
          </table:table-cell>
          <table:table-cell table:formula="of:=([.$G109]+([.$G$3]*[.$A109]))*(1+[.$A109]*[.$H$3])" office:value-type="float" office:value="409.94385" calcext:value-type="float">
            <text:p>409.94385</text:p>
          </table:table-cell>
          <table:table-cell table:formula="of:=1/(1+[.$A109]*[.$D$3])" office:value-type="float" office:value="0.66006600660066" calcext:value-type="float">
            <text:p>0.66006600660066</text:p>
          </table:table-cell>
          <table:table-cell table:formula="of:=[.$H109]/[.$I109]" office:value-type="float" office:value="621.06493275" calcext:value-type="float">
            <text:p>621.06493275</text:p>
          </table:table-cell>
          <table:table-cell table:formula="of:=[.$J109]*3" office:value-type="float" office:value="1863.19479825" calcext:value-type="float">
            <text:p>1863.19479825</text:p>
          </table:table-cell>
          <table:table-cell table:formula="of:=[.$K109]*60" office:value-type="float" office:value="111791.687895" calcext:value-type="float">
            <text:p>111791.68789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[.$A110]*0.02" office:value-type="float" office:value="3.08" calcext:value-type="float">
            <text:p>3.08</text:p>
          </table:table-cell>
          <table:table-cell table:formula="of:=2*[.$A110]*[.$B110]" office:value-type="float" office:value="640.64" calcext:value-type="float">
            <text:p>640.64</text:p>
          </table:table-cell>
          <table:table-cell table:formula="of:=1.5*[.$A110]*[.$B110]" office:value-type="float" office:value="480.48" calcext:value-type="float">
            <text:p>480.48</text:p>
          </table:table-cell>
          <table:table-cell table:formula="of:=0.05+([.$D110]*(1+[.$A110]*[.$E$3]))/4000" office:value-type="percentage" office:value="0.2013512" calcext:value-type="percentage">
            <text:p>20.14%</text:p>
          </table:table-cell>
          <table:table-cell table:formula="of:=2+([.$A110]*[.$F$3])" office:value-type="float" office:value="2.52" calcext:value-type="float">
            <text:p>2.52</text:p>
          </table:table-cell>
          <table:table-cell table:formula="of:=10+([.$C110]/4)" office:value-type="float" office:value="170.16" calcext:value-type="float">
            <text:p>170.16</text:p>
          </table:table-cell>
          <table:table-cell table:formula="of:=([.$G110]+([.$G$3]*[.$A110]))*(1+[.$A110]*[.$H$3])" office:value-type="float" office:value="416.7232" calcext:value-type="float">
            <text:p>416.7232</text:p>
          </table:table-cell>
          <table:table-cell table:formula="of:=1/(1+[.$A110]*[.$D$3])" office:value-type="float" office:value="0.657894736842105" calcext:value-type="float">
            <text:p>0.657894736842105</text:p>
          </table:table-cell>
          <table:table-cell table:formula="of:=[.$H110]/[.$I110]" office:value-type="float" office:value="633.419264" calcext:value-type="float">
            <text:p>633.419264</text:p>
          </table:table-cell>
          <table:table-cell table:formula="of:=[.$J110]*3" office:value-type="float" office:value="1900.257792" calcext:value-type="float">
            <text:p>1900.257792</text:p>
          </table:table-cell>
          <table:table-cell table:formula="of:=[.$K110]*60" office:value-type="float" office:value="114015.46752" calcext:value-type="float">
            <text:p>114015.4675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[.$A111]*0.02" office:value-type="float" office:value="3.1" calcext:value-type="float">
            <text:p>3.1</text:p>
          </table:table-cell>
          <table:table-cell table:formula="of:=2*[.$A111]*[.$B111]" office:value-type="float" office:value="651" calcext:value-type="float">
            <text:p>651</text:p>
          </table:table-cell>
          <table:table-cell table:formula="of:=1.5*[.$A111]*[.$B111]" office:value-type="float" office:value="488.25" calcext:value-type="float">
            <text:p>488.25</text:p>
          </table:table-cell>
          <table:table-cell table:formula="of:=0.05+([.$D111]*(1+[.$A111]*[.$E$3]))/4000" office:value-type="percentage" office:value="0.20410390625" calcext:value-type="percentage">
            <text:p>20.41%</text:p>
          </table:table-cell>
          <table:table-cell table:formula="of:=2+([.$A111]*[.$F$3])" office:value-type="float" office:value="2.525" calcext:value-type="float">
            <text:p>2.525</text:p>
          </table:table-cell>
          <table:table-cell table:formula="of:=10+([.$C111]/4)" office:value-type="float" office:value="172.75" calcext:value-type="float">
            <text:p>172.75</text:p>
          </table:table-cell>
          <table:table-cell table:formula="of:=([.$G111]+([.$G$3]*[.$A111]))*(1+[.$A111]*[.$H$3])" office:value-type="float" office:value="423.56875" calcext:value-type="float">
            <text:p>423.56875</text:p>
          </table:table-cell>
          <table:table-cell table:formula="of:=1/(1+[.$A111]*[.$D$3])" office:value-type="float" office:value="0.655737704918033" calcext:value-type="float">
            <text:p>0.655737704918033</text:p>
          </table:table-cell>
          <table:table-cell table:formula="of:=[.$H111]/[.$I111]" office:value-type="float" office:value="645.94234375" calcext:value-type="float">
            <text:p>645.94234375</text:p>
          </table:table-cell>
          <table:table-cell table:formula="of:=[.$J111]*3" office:value-type="float" office:value="1937.82703125" calcext:value-type="float">
            <text:p>1937.82703125</text:p>
          </table:table-cell>
          <table:table-cell table:formula="of:=[.$K111]*60" office:value-type="float" office:value="116269.621875" calcext:value-type="float">
            <text:p>116269.62187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[.$A112]*0.02" office:value-type="float" office:value="3.12" calcext:value-type="float">
            <text:p>3.12</text:p>
          </table:table-cell>
          <table:table-cell table:formula="of:=2*[.$A112]*[.$B112]" office:value-type="float" office:value="661.44" calcext:value-type="float">
            <text:p>661.44</text:p>
          </table:table-cell>
          <table:table-cell table:formula="of:=1.5*[.$A112]*[.$B112]" office:value-type="float" office:value="496.08" calcext:value-type="float">
            <text:p>496.08</text:p>
          </table:table-cell>
          <table:table-cell table:formula="of:=0.05+([.$D112]*(1+[.$A112]*[.$E$3]))/4000" office:value-type="percentage" office:value="0.2068853" calcext:value-type="percentage">
            <text:p>20.69%</text:p>
          </table:table-cell>
          <table:table-cell table:formula="of:=2+([.$A112]*[.$F$3])" office:value-type="float" office:value="2.53" calcext:value-type="float">
            <text:p>2.53</text:p>
          </table:table-cell>
          <table:table-cell table:formula="of:=10+([.$C112]/4)" office:value-type="float" office:value="175.36" calcext:value-type="float">
            <text:p>175.36</text:p>
          </table:table-cell>
          <table:table-cell table:formula="of:=([.$G112]+([.$G$3]*[.$A112]))*(1+[.$A112]*[.$H$3])" office:value-type="float" office:value="430.4808" calcext:value-type="float">
            <text:p>430.4808</text:p>
          </table:table-cell>
          <table:table-cell table:formula="of:=1/(1+[.$A112]*[.$D$3])" office:value-type="float" office:value="0.65359477124183" calcext:value-type="float">
            <text:p>0.65359477124183</text:p>
          </table:table-cell>
          <table:table-cell table:formula="of:=[.$H112]/[.$I112]" office:value-type="float" office:value="658.635624" calcext:value-type="float">
            <text:p>658.635624</text:p>
          </table:table-cell>
          <table:table-cell table:formula="of:=[.$J112]*3" office:value-type="float" office:value="1975.906872" calcext:value-type="float">
            <text:p>1975.906872</text:p>
          </table:table-cell>
          <table:table-cell table:formula="of:=[.$K112]*60" office:value-type="float" office:value="118554.41232" calcext:value-type="float">
            <text:p>118554.4123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[.$A113]*0.02" office:value-type="float" office:value="3.14" calcext:value-type="float">
            <text:p>3.14</text:p>
          </table:table-cell>
          <table:table-cell table:formula="of:=2*[.$A113]*[.$B113]" office:value-type="float" office:value="671.96" calcext:value-type="float">
            <text:p>671.96</text:p>
          </table:table-cell>
          <table:table-cell table:formula="of:=1.5*[.$A113]*[.$B113]" office:value-type="float" office:value="503.97" calcext:value-type="float">
            <text:p>503.97</text:p>
          </table:table-cell>
          <table:table-cell table:formula="of:=0.05+([.$D113]*(1+[.$A113]*[.$E$3]))/4000" office:value-type="percentage" office:value="0.20969549375" calcext:value-type="percentage">
            <text:p>20.97%</text:p>
          </table:table-cell>
          <table:table-cell table:formula="of:=2+([.$A113]*[.$F$3])" office:value-type="float" office:value="2.535" calcext:value-type="float">
            <text:p>2.535</text:p>
          </table:table-cell>
          <table:table-cell table:formula="of:=10+([.$C113]/4)" office:value-type="float" office:value="177.99" calcext:value-type="float">
            <text:p>177.99</text:p>
          </table:table-cell>
          <table:table-cell table:formula="of:=([.$G113]+([.$G$3]*[.$A113]))*(1+[.$A113]*[.$H$3])" office:value-type="float" office:value="437.45965" calcext:value-type="float">
            <text:p>437.45965</text:p>
          </table:table-cell>
          <table:table-cell table:formula="of:=1/(1+[.$A113]*[.$D$3])" office:value-type="float" office:value="0.651465798045603" calcext:value-type="float">
            <text:p>0.651465798045603</text:p>
          </table:table-cell>
          <table:table-cell table:formula="of:=[.$H113]/[.$I113]" office:value-type="float" office:value="671.50056275" calcext:value-type="float">
            <text:p>671.50056275</text:p>
          </table:table-cell>
          <table:table-cell table:formula="of:=[.$J113]*3" office:value-type="float" office:value="2014.50168825" calcext:value-type="float">
            <text:p>2014.50168825</text:p>
          </table:table-cell>
          <table:table-cell table:formula="of:=[.$K113]*60" office:value-type="float" office:value="120870.101295" calcext:value-type="float">
            <text:p>120870.10129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[.$A114]*0.02" office:value-type="float" office:value="3.16" calcext:value-type="float">
            <text:p>3.16</text:p>
          </table:table-cell>
          <table:table-cell table:formula="of:=2*[.$A114]*[.$B114]" office:value-type="float" office:value="682.56" calcext:value-type="float">
            <text:p>682.56</text:p>
          </table:table-cell>
          <table:table-cell table:formula="of:=1.5*[.$A114]*[.$B114]" office:value-type="float" office:value="511.92" calcext:value-type="float">
            <text:p>511.92</text:p>
          </table:table-cell>
          <table:table-cell table:formula="of:=0.05+([.$D114]*(1+[.$A114]*[.$E$3]))/4000" office:value-type="percentage" office:value="0.2125346" calcext:value-type="percentage">
            <text:p>21.25%</text:p>
          </table:table-cell>
          <table:table-cell table:formula="of:=2+([.$A114]*[.$F$3])" office:value-type="float" office:value="2.54" calcext:value-type="float">
            <text:p>2.54</text:p>
          </table:table-cell>
          <table:table-cell table:formula="of:=10+([.$C114]/4)" office:value-type="float" office:value="180.64" calcext:value-type="float">
            <text:p>180.64</text:p>
          </table:table-cell>
          <table:table-cell table:formula="of:=([.$G114]+([.$G$3]*[.$A114]))*(1+[.$A114]*[.$H$3])" office:value-type="float" office:value="444.5056" calcext:value-type="float">
            <text:p>444.5056</text:p>
          </table:table-cell>
          <table:table-cell table:formula="of:=1/(1+[.$A114]*[.$D$3])" office:value-type="float" office:value="0.649350649350649" calcext:value-type="float">
            <text:p>0.649350649350649</text:p>
          </table:table-cell>
          <table:table-cell table:formula="of:=[.$H114]/[.$I114]" office:value-type="float" office:value="684.538624" calcext:value-type="float">
            <text:p>684.538624</text:p>
          </table:table-cell>
          <table:table-cell table:formula="of:=[.$J114]*3" office:value-type="float" office:value="2053.615872" calcext:value-type="float">
            <text:p>2053.615872</text:p>
          </table:table-cell>
          <table:table-cell table:formula="of:=[.$K114]*60" office:value-type="float" office:value="123216.95232" calcext:value-type="float">
            <text:p>123216.95232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[.$A115]*0.02" office:value-type="float" office:value="3.18" calcext:value-type="float">
            <text:p>3.18</text:p>
          </table:table-cell>
          <table:table-cell table:formula="of:=2*[.$A115]*[.$B115]" office:value-type="float" office:value="693.24" calcext:value-type="float">
            <text:p>693.24</text:p>
          </table:table-cell>
          <table:table-cell table:formula="of:=1.5*[.$A115]*[.$B115]" office:value-type="float" office:value="519.93" calcext:value-type="float">
            <text:p>519.93</text:p>
          </table:table-cell>
          <table:table-cell table:formula="of:=0.05+([.$D115]*(1+[.$A115]*[.$E$3]))/4000" office:value-type="percentage" office:value="0.21540273125" calcext:value-type="percentage">
            <text:p>21.54%</text:p>
          </table:table-cell>
          <table:table-cell table:formula="of:=2+([.$A115]*[.$F$3])" office:value-type="float" office:value="2.545" calcext:value-type="float">
            <text:p>2.545</text:p>
          </table:table-cell>
          <table:table-cell table:formula="of:=10+([.$C115]/4)" office:value-type="float" office:value="183.31" calcext:value-type="float">
            <text:p>183.31</text:p>
          </table:table-cell>
          <table:table-cell table:formula="of:=([.$G115]+([.$G$3]*[.$A115]))*(1+[.$A115]*[.$H$3])" office:value-type="float" office:value="451.61895" calcext:value-type="float">
            <text:p>451.61895</text:p>
          </table:table-cell>
          <table:table-cell table:formula="of:=1/(1+[.$A115]*[.$D$3])" office:value-type="float" office:value="0.647249190938511" calcext:value-type="float">
            <text:p>0.647249190938511</text:p>
          </table:table-cell>
          <table:table-cell table:formula="of:=[.$H115]/[.$I115]" office:value-type="float" office:value="697.75127775" calcext:value-type="float">
            <text:p>697.75127775</text:p>
          </table:table-cell>
          <table:table-cell table:formula="of:=[.$J115]*3" office:value-type="float" office:value="2093.25383325" calcext:value-type="float">
            <text:p>2093.25383325</text:p>
          </table:table-cell>
          <table:table-cell table:formula="of:=[.$K115]*60" office:value-type="float" office:value="125595.229995" calcext:value-type="float">
            <text:p>125595.22999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[.$A116]*0.02" office:value-type="float" office:value="3.2" calcext:value-type="float">
            <text:p>3.2</text:p>
          </table:table-cell>
          <table:table-cell table:formula="of:=2*[.$A116]*[.$B116]" office:value-type="float" office:value="704" calcext:value-type="float">
            <text:p>704</text:p>
          </table:table-cell>
          <table:table-cell table:formula="of:=1.5*[.$A116]*[.$B116]" office:value-type="float" office:value="528" calcext:value-type="float">
            <text:p>528</text:p>
          </table:table-cell>
          <table:table-cell table:formula="of:=0.05+([.$D116]*(1+[.$A116]*[.$E$3]))/4000" office:value-type="percentage" office:value="0.2183" calcext:value-type="percentage">
            <text:p>21.83%</text:p>
          </table:table-cell>
          <table:table-cell table:formula="of:=2+([.$A116]*[.$F$3])" office:value-type="float" office:value="2.55" calcext:value-type="float">
            <text:p>2.55</text:p>
          </table:table-cell>
          <table:table-cell table:formula="of:=10+([.$C116]/4)" office:value-type="float" office:value="186" calcext:value-type="float">
            <text:p>186</text:p>
          </table:table-cell>
          <table:table-cell table:formula="of:=([.$G116]+([.$G$3]*[.$A116]))*(1+[.$A116]*[.$H$3])" office:value-type="float" office:value="458.8" calcext:value-type="float">
            <text:p>458.8</text:p>
          </table:table-cell>
          <table:table-cell table:formula="of:=1/(1+[.$A116]*[.$D$3])" office:value-type="float" office:value="0.645161290322581" calcext:value-type="float">
            <text:p>0.645161290322581</text:p>
          </table:table-cell>
          <table:table-cell table:formula="of:=[.$H116]/[.$I116]" office:value-type="float" office:value="711.14" calcext:value-type="float">
            <text:p>711.14</text:p>
          </table:table-cell>
          <table:table-cell table:formula="of:=[.$J116]*3" office:value-type="float" office:value="2133.42" calcext:value-type="float">
            <text:p>2133.42</text:p>
          </table:table-cell>
          <table:table-cell table:formula="of:=[.$K116]*60" office:value-type="float" office:value="128005.2" calcext:value-type="float">
            <text:p>128005.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[.$A117]*0.02" office:value-type="float" office:value="3.22" calcext:value-type="float">
            <text:p>3.22</text:p>
          </table:table-cell>
          <table:table-cell table:formula="of:=2*[.$A117]*[.$B117]" office:value-type="float" office:value="714.84" calcext:value-type="float">
            <text:p>714.84</text:p>
          </table:table-cell>
          <table:table-cell table:formula="of:=1.5*[.$A117]*[.$B117]" office:value-type="float" office:value="536.13" calcext:value-type="float">
            <text:p>536.13</text:p>
          </table:table-cell>
          <table:table-cell table:formula="of:=0.05+([.$D117]*(1+[.$A117]*[.$E$3]))/4000" office:value-type="percentage" office:value="0.22122651875" calcext:value-type="percentage">
            <text:p>22.12%</text:p>
          </table:table-cell>
          <table:table-cell table:formula="of:=2+([.$A117]*[.$F$3])" office:value-type="float" office:value="2.555" calcext:value-type="float">
            <text:p>2.555</text:p>
          </table:table-cell>
          <table:table-cell table:formula="of:=10+([.$C117]/4)" office:value-type="float" office:value="188.71" calcext:value-type="float">
            <text:p>188.71</text:p>
          </table:table-cell>
          <table:table-cell table:formula="of:=([.$G117]+([.$G$3]*[.$A117]))*(1+[.$A117]*[.$H$3])" office:value-type="float" office:value="466.04905" calcext:value-type="float">
            <text:p>466.04905</text:p>
          </table:table-cell>
          <table:table-cell table:formula="of:=1/(1+[.$A117]*[.$D$3])" office:value-type="float" office:value="0.643086816720257" calcext:value-type="float">
            <text:p>0.643086816720257</text:p>
          </table:table-cell>
          <table:table-cell table:formula="of:=[.$H117]/[.$I117]" office:value-type="float" office:value="724.70627275" calcext:value-type="float">
            <text:p>724.70627275</text:p>
          </table:table-cell>
          <table:table-cell table:formula="of:=[.$J117]*3" office:value-type="float" office:value="2174.11881825" calcext:value-type="float">
            <text:p>2174.11881825</text:p>
          </table:table-cell>
          <table:table-cell table:formula="of:=[.$K117]*60" office:value-type="float" office:value="130447.129095" calcext:value-type="float">
            <text:p>130447.12909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[.$A118]*0.02" office:value-type="float" office:value="3.24" calcext:value-type="float">
            <text:p>3.24</text:p>
          </table:table-cell>
          <table:table-cell table:formula="of:=2*[.$A118]*[.$B118]" office:value-type="float" office:value="725.76" calcext:value-type="float">
            <text:p>725.76</text:p>
          </table:table-cell>
          <table:table-cell table:formula="of:=1.5*[.$A118]*[.$B118]" office:value-type="float" office:value="544.32" calcext:value-type="float">
            <text:p>544.32</text:p>
          </table:table-cell>
          <table:table-cell table:formula="of:=0.05+([.$D118]*(1+[.$A118]*[.$E$3]))/4000" office:value-type="percentage" office:value="0.2241824" calcext:value-type="percentage">
            <text:p>22.42%</text:p>
          </table:table-cell>
          <table:table-cell table:formula="of:=2+([.$A118]*[.$F$3])" office:value-type="float" office:value="2.56" calcext:value-type="float">
            <text:p>2.56</text:p>
          </table:table-cell>
          <table:table-cell table:formula="of:=10+([.$C118]/4)" office:value-type="float" office:value="191.44" calcext:value-type="float">
            <text:p>191.44</text:p>
          </table:table-cell>
          <table:table-cell table:formula="of:=([.$G118]+([.$G$3]*[.$A118]))*(1+[.$A118]*[.$H$3])" office:value-type="float" office:value="473.3664" calcext:value-type="float">
            <text:p>473.3664</text:p>
          </table:table-cell>
          <table:table-cell table:formula="of:=1/(1+[.$A118]*[.$D$3])" office:value-type="float" office:value="0.641025641025641" calcext:value-type="float">
            <text:p>0.641025641025641</text:p>
          </table:table-cell>
          <table:table-cell table:formula="of:=[.$H118]/[.$I118]" office:value-type="float" office:value="738.451584" calcext:value-type="float">
            <text:p>738.451584</text:p>
          </table:table-cell>
          <table:table-cell table:formula="of:=[.$J118]*3" office:value-type="float" office:value="2215.354752" calcext:value-type="float">
            <text:p>2215.354752</text:p>
          </table:table-cell>
          <table:table-cell table:formula="of:=[.$K118]*60" office:value-type="float" office:value="132921.28512" calcext:value-type="float">
            <text:p>132921.285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[.$A119]*0.02" office:value-type="float" office:value="3.26" calcext:value-type="float">
            <text:p>3.26</text:p>
          </table:table-cell>
          <table:table-cell table:formula="of:=2*[.$A119]*[.$B119]" office:value-type="float" office:value="736.76" calcext:value-type="float">
            <text:p>736.76</text:p>
          </table:table-cell>
          <table:table-cell table:formula="of:=1.5*[.$A119]*[.$B119]" office:value-type="float" office:value="552.57" calcext:value-type="float">
            <text:p>552.57</text:p>
          </table:table-cell>
          <table:table-cell table:formula="of:=0.05+([.$D119]*(1+[.$A119]*[.$E$3]))/4000" office:value-type="percentage" office:value="0.22716775625" calcext:value-type="percentage">
            <text:p>22.72%</text:p>
          </table:table-cell>
          <table:table-cell table:formula="of:=2+([.$A119]*[.$F$3])" office:value-type="float" office:value="2.565" calcext:value-type="float">
            <text:p>2.565</text:p>
          </table:table-cell>
          <table:table-cell table:formula="of:=10+([.$C119]/4)" office:value-type="float" office:value="194.19" calcext:value-type="float">
            <text:p>194.19</text:p>
          </table:table-cell>
          <table:table-cell table:formula="of:=([.$G119]+([.$G$3]*[.$A119]))*(1+[.$A119]*[.$H$3])" office:value-type="float" office:value="480.75235" calcext:value-type="float">
            <text:p>480.75235</text:p>
          </table:table-cell>
          <table:table-cell table:formula="of:=1/(1+[.$A119]*[.$D$3])" office:value-type="float" office:value="0.638977635782748" calcext:value-type="float">
            <text:p>0.638977635782748</text:p>
          </table:table-cell>
          <table:table-cell table:formula="of:=[.$H119]/[.$I119]" office:value-type="float" office:value="752.37742775" calcext:value-type="float">
            <text:p>752.37742775</text:p>
          </table:table-cell>
          <table:table-cell table:formula="of:=[.$J119]*3" office:value-type="float" office:value="2257.13228325" calcext:value-type="float">
            <text:p>2257.13228325</text:p>
          </table:table-cell>
          <table:table-cell table:formula="of:=[.$K119]*60" office:value-type="float" office:value="135427.936995" calcext:value-type="float">
            <text:p>135427.93699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[.$A120]*0.02" office:value-type="float" office:value="3.28" calcext:value-type="float">
            <text:p>3.28</text:p>
          </table:table-cell>
          <table:table-cell table:formula="of:=2*[.$A120]*[.$B120]" office:value-type="float" office:value="747.84" calcext:value-type="float">
            <text:p>747.84</text:p>
          </table:table-cell>
          <table:table-cell table:formula="of:=1.5*[.$A120]*[.$B120]" office:value-type="float" office:value="560.88" calcext:value-type="float">
            <text:p>560.88</text:p>
          </table:table-cell>
          <table:table-cell table:formula="of:=0.05+([.$D120]*(1+[.$A120]*[.$E$3]))/4000" office:value-type="percentage" office:value="0.2301827" calcext:value-type="percentage">
            <text:p>23.02%</text:p>
          </table:table-cell>
          <table:table-cell table:formula="of:=2+([.$A120]*[.$F$3])" office:value-type="float" office:value="2.57" calcext:value-type="float">
            <text:p>2.57</text:p>
          </table:table-cell>
          <table:table-cell table:formula="of:=10+([.$C120]/4)" office:value-type="float" office:value="196.96" calcext:value-type="float">
            <text:p>196.96</text:p>
          </table:table-cell>
          <table:table-cell table:formula="of:=([.$G120]+([.$G$3]*[.$A120]))*(1+[.$A120]*[.$H$3])" office:value-type="float" office:value="488.2072" calcext:value-type="float">
            <text:p>488.2072</text:p>
          </table:table-cell>
          <table:table-cell table:formula="of:=1/(1+[.$A120]*[.$D$3])" office:value-type="float" office:value="0.636942675159236" calcext:value-type="float">
            <text:p>0.636942675159236</text:p>
          </table:table-cell>
          <table:table-cell table:formula="of:=[.$H120]/[.$I120]" office:value-type="float" office:value="766.485304" calcext:value-type="float">
            <text:p>766.485304</text:p>
          </table:table-cell>
          <table:table-cell table:formula="of:=[.$J120]*3" office:value-type="float" office:value="2299.455912" calcext:value-type="float">
            <text:p>2299.455912</text:p>
          </table:table-cell>
          <table:table-cell table:formula="of:=[.$K120]*60" office:value-type="float" office:value="137967.35472" calcext:value-type="float">
            <text:p>137967.3547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[.$A121]*0.02" office:value-type="float" office:value="3.3" calcext:value-type="float">
            <text:p>3.3</text:p>
          </table:table-cell>
          <table:table-cell table:formula="of:=2*[.$A121]*[.$B121]" office:value-type="float" office:value="759" calcext:value-type="float">
            <text:p>759</text:p>
          </table:table-cell>
          <table:table-cell table:formula="of:=1.5*[.$A121]*[.$B121]" office:value-type="float" office:value="569.25" calcext:value-type="float">
            <text:p>569.25</text:p>
          </table:table-cell>
          <table:table-cell table:formula="of:=0.05+([.$D121]*(1+[.$A121]*[.$E$3]))/4000" office:value-type="percentage" office:value="0.23322734375" calcext:value-type="percentage">
            <text:p>23.32%</text:p>
          </table:table-cell>
          <table:table-cell table:formula="of:=2+([.$A121]*[.$F$3])" office:value-type="float" office:value="2.575" calcext:value-type="float">
            <text:p>2.575</text:p>
          </table:table-cell>
          <table:table-cell table:formula="of:=10+([.$C121]/4)" office:value-type="float" office:value="199.75" calcext:value-type="float">
            <text:p>199.75</text:p>
          </table:table-cell>
          <table:table-cell table:formula="of:=([.$G121]+([.$G$3]*[.$A121]))*(1+[.$A121]*[.$H$3])" office:value-type="float" office:value="495.73125" calcext:value-type="float">
            <text:p>495.73125</text:p>
          </table:table-cell>
          <table:table-cell table:formula="of:=1/(1+[.$A121]*[.$D$3])" office:value-type="float" office:value="0.634920634920635" calcext:value-type="float">
            <text:p>0.634920634920635</text:p>
          </table:table-cell>
          <table:table-cell table:formula="of:=[.$H121]/[.$I121]" office:value-type="float" office:value="780.77671875" calcext:value-type="float">
            <text:p>780.77671875</text:p>
          </table:table-cell>
          <table:table-cell table:formula="of:=[.$J121]*3" office:value-type="float" office:value="2342.33015625" calcext:value-type="float">
            <text:p>2342.33015625</text:p>
          </table:table-cell>
          <table:table-cell table:formula="of:=[.$K121]*60" office:value-type="float" office:value="140539.809375" calcext:value-type="float">
            <text:p>140539.80937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[.$A122]*0.02" office:value-type="float" office:value="3.32" calcext:value-type="float">
            <text:p>3.32</text:p>
          </table:table-cell>
          <table:table-cell table:formula="of:=2*[.$A122]*[.$B122]" office:value-type="float" office:value="770.24" calcext:value-type="float">
            <text:p>770.24</text:p>
          </table:table-cell>
          <table:table-cell table:formula="of:=1.5*[.$A122]*[.$B122]" office:value-type="float" office:value="577.68" calcext:value-type="float">
            <text:p>577.68</text:p>
          </table:table-cell>
          <table:table-cell table:formula="of:=0.05+([.$D122]*(1+[.$A122]*[.$E$3]))/4000" office:value-type="percentage" office:value="0.2363018" calcext:value-type="percentage">
            <text:p>23.63%</text:p>
          </table:table-cell>
          <table:table-cell table:formula="of:=2+([.$A122]*[.$F$3])" office:value-type="float" office:value="2.58" calcext:value-type="float">
            <text:p>2.58</text:p>
          </table:table-cell>
          <table:table-cell table:formula="of:=10+([.$C122]/4)" office:value-type="float" office:value="202.56" calcext:value-type="float">
            <text:p>202.56</text:p>
          </table:table-cell>
          <table:table-cell table:formula="of:=([.$G122]+([.$G$3]*[.$A122]))*(1+[.$A122]*[.$H$3])" office:value-type="float" office:value="503.3248" calcext:value-type="float">
            <text:p>503.3248</text:p>
          </table:table-cell>
          <table:table-cell table:formula="of:=1/(1+[.$A122]*[.$D$3])" office:value-type="float" office:value="0.632911392405063" calcext:value-type="float">
            <text:p>0.632911392405063</text:p>
          </table:table-cell>
          <table:table-cell table:formula="of:=[.$H122]/[.$I122]" office:value-type="float" office:value="795.253184" calcext:value-type="float">
            <text:p>795.253184</text:p>
          </table:table-cell>
          <table:table-cell table:formula="of:=[.$J122]*3" office:value-type="float" office:value="2385.759552" calcext:value-type="float">
            <text:p>2385.759552</text:p>
          </table:table-cell>
          <table:table-cell table:formula="of:=[.$K122]*60" office:value-type="float" office:value="143145.57312" calcext:value-type="float">
            <text:p>143145.5731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[.$A123]*0.02" office:value-type="float" office:value="3.34" calcext:value-type="float">
            <text:p>3.34</text:p>
          </table:table-cell>
          <table:table-cell table:formula="of:=2*[.$A123]*[.$B123]" office:value-type="float" office:value="781.56" calcext:value-type="float">
            <text:p>781.56</text:p>
          </table:table-cell>
          <table:table-cell table:formula="of:=1.5*[.$A123]*[.$B123]" office:value-type="float" office:value="586.17" calcext:value-type="float">
            <text:p>586.17</text:p>
          </table:table-cell>
          <table:table-cell table:formula="of:=0.05+([.$D123]*(1+[.$A123]*[.$E$3]))/4000" office:value-type="percentage" office:value="0.23940618125" calcext:value-type="percentage">
            <text:p>23.94%</text:p>
          </table:table-cell>
          <table:table-cell table:formula="of:=2+([.$A123]*[.$F$3])" office:value-type="float" office:value="2.585" calcext:value-type="float">
            <text:p>2.585</text:p>
          </table:table-cell>
          <table:table-cell table:formula="of:=10+([.$C123]/4)" office:value-type="float" office:value="205.39" calcext:value-type="float">
            <text:p>205.39</text:p>
          </table:table-cell>
          <table:table-cell table:formula="of:=([.$G123]+([.$G$3]*[.$A123]))*(1+[.$A123]*[.$H$3])" office:value-type="float" office:value="510.98815" calcext:value-type="float">
            <text:p>510.98815</text:p>
          </table:table-cell>
          <table:table-cell table:formula="of:=1/(1+[.$A123]*[.$D$3])" office:value-type="float" office:value="0.630914826498423" calcext:value-type="float">
            <text:p>0.630914826498423</text:p>
          </table:table-cell>
          <table:table-cell table:formula="of:=[.$H123]/[.$I123]" office:value-type="float" office:value="809.91621775" calcext:value-type="float">
            <text:p>809.91621775</text:p>
          </table:table-cell>
          <table:table-cell table:formula="of:=[.$J123]*3" office:value-type="float" office:value="2429.74865325" calcext:value-type="float">
            <text:p>2429.74865325</text:p>
          </table:table-cell>
          <table:table-cell table:formula="of:=[.$K123]*60" office:value-type="float" office:value="145784.919195" calcext:value-type="float">
            <text:p>145784.91919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[.$A124]*0.02" office:value-type="float" office:value="3.36" calcext:value-type="float">
            <text:p>3.36</text:p>
          </table:table-cell>
          <table:table-cell table:formula="of:=2*[.$A124]*[.$B124]" office:value-type="float" office:value="792.96" calcext:value-type="float">
            <text:p>792.96</text:p>
          </table:table-cell>
          <table:table-cell table:formula="of:=1.5*[.$A124]*[.$B124]" office:value-type="float" office:value="594.72" calcext:value-type="float">
            <text:p>594.72</text:p>
          </table:table-cell>
          <table:table-cell table:formula="of:=0.05+([.$D124]*(1+[.$A124]*[.$E$3]))/4000" office:value-type="percentage" office:value="0.2425406" calcext:value-type="percentage">
            <text:p>24.25%</text:p>
          </table:table-cell>
          <table:table-cell table:formula="of:=2+([.$A124]*[.$F$3])" office:value-type="float" office:value="2.59" calcext:value-type="float">
            <text:p>2.59</text:p>
          </table:table-cell>
          <table:table-cell table:formula="of:=10+([.$C124]/4)" office:value-type="float" office:value="208.24" calcext:value-type="float">
            <text:p>208.24</text:p>
          </table:table-cell>
          <table:table-cell table:formula="of:=([.$G124]+([.$G$3]*[.$A124]))*(1+[.$A124]*[.$H$3])" office:value-type="float" office:value="518.7216" calcext:value-type="float">
            <text:p>518.7216</text:p>
          </table:table-cell>
          <table:table-cell table:formula="of:=1/(1+[.$A124]*[.$D$3])" office:value-type="float" office:value="0.628930817610063" calcext:value-type="float">
            <text:p>0.628930817610063</text:p>
          </table:table-cell>
          <table:table-cell table:formula="of:=[.$H124]/[.$I124]" office:value-type="float" office:value="824.767344" calcext:value-type="float">
            <text:p>824.767344</text:p>
          </table:table-cell>
          <table:table-cell table:formula="of:=[.$J124]*3" office:value-type="float" office:value="2474.302032" calcext:value-type="float">
            <text:p>2474.302032</text:p>
          </table:table-cell>
          <table:table-cell table:formula="of:=[.$K124]*60" office:value-type="float" office:value="148458.12192" calcext:value-type="float">
            <text:p>148458.1219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[.$A125]*0.02" office:value-type="float" office:value="3.38" calcext:value-type="float">
            <text:p>3.38</text:p>
          </table:table-cell>
          <table:table-cell table:formula="of:=2*[.$A125]*[.$B125]" office:value-type="float" office:value="804.44" calcext:value-type="float">
            <text:p>804.44</text:p>
          </table:table-cell>
          <table:table-cell table:formula="of:=1.5*[.$A125]*[.$B125]" office:value-type="float" office:value="603.33" calcext:value-type="float">
            <text:p>603.33</text:p>
          </table:table-cell>
          <table:table-cell table:formula="of:=0.05+([.$D125]*(1+[.$A125]*[.$E$3]))/4000" office:value-type="percentage" office:value="0.24570516875" calcext:value-type="percentage">
            <text:p>24.57%</text:p>
          </table:table-cell>
          <table:table-cell table:formula="of:=2+([.$A125]*[.$F$3])" office:value-type="float" office:value="2.595" calcext:value-type="float">
            <text:p>2.595</text:p>
          </table:table-cell>
          <table:table-cell table:formula="of:=10+([.$C125]/4)" office:value-type="float" office:value="211.11" calcext:value-type="float">
            <text:p>211.11</text:p>
          </table:table-cell>
          <table:table-cell table:formula="of:=([.$G125]+([.$G$3]*[.$A125]))*(1+[.$A125]*[.$H$3])" office:value-type="float" office:value="526.52545" calcext:value-type="float">
            <text:p>526.52545</text:p>
          </table:table-cell>
          <table:table-cell table:formula="of:=1/(1+[.$A125]*[.$D$3])" office:value-type="float" office:value="0.626959247648903" calcext:value-type="float">
            <text:p>0.626959247648903</text:p>
          </table:table-cell>
          <table:table-cell table:formula="of:=[.$H125]/[.$I125]" office:value-type="float" office:value="839.80809275" calcext:value-type="float">
            <text:p>839.80809275</text:p>
          </table:table-cell>
          <table:table-cell table:formula="of:=[.$J125]*3" office:value-type="float" office:value="2519.42427825" calcext:value-type="float">
            <text:p>2519.42427825</text:p>
          </table:table-cell>
          <table:table-cell table:formula="of:=[.$K125]*60" office:value-type="float" office:value="151165.456695" calcext:value-type="float">
            <text:p>151165.45669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[.$A126]*0.02" office:value-type="float" office:value="3.4" calcext:value-type="float">
            <text:p>3.4</text:p>
          </table:table-cell>
          <table:table-cell table:formula="of:=2*[.$A126]*[.$B126]" office:value-type="float" office:value="816" calcext:value-type="float">
            <text:p>816</text:p>
          </table:table-cell>
          <table:table-cell table:formula="of:=1.5*[.$A126]*[.$B126]" office:value-type="float" office:value="612" calcext:value-type="float">
            <text:p>612</text:p>
          </table:table-cell>
          <table:table-cell table:formula="of:=0.05+([.$D126]*(1+[.$A126]*[.$E$3]))/4000" office:value-type="percentage" office:value="0.2489" calcext:value-type="percentage">
            <text:p>24.89%</text:p>
          </table:table-cell>
          <table:table-cell table:formula="of:=2+([.$A126]*[.$F$3])" office:value-type="float" office:value="2.6" calcext:value-type="float">
            <text:p>2.6</text:p>
          </table:table-cell>
          <table:table-cell table:formula="of:=10+([.$C126]/4)" office:value-type="float" office:value="214" calcext:value-type="float">
            <text:p>214</text:p>
          </table:table-cell>
          <table:table-cell table:formula="of:=([.$G126]+([.$G$3]*[.$A126]))*(1+[.$A126]*[.$H$3])" office:value-type="float" office:value="534.4" calcext:value-type="float">
            <text:p>534.4</text:p>
          </table:table-cell>
          <table:table-cell table:formula="of:=1/(1+[.$A126]*[.$D$3])" office:value-type="float" office:value="0.625" calcext:value-type="float">
            <text:p>0.625</text:p>
          </table:table-cell>
          <table:table-cell table:formula="of:=[.$H126]/[.$I126]" office:value-type="float" office:value="855.04" calcext:value-type="float">
            <text:p>855.04</text:p>
          </table:table-cell>
          <table:table-cell table:formula="of:=[.$J126]*3" office:value-type="float" office:value="2565.12" calcext:value-type="float">
            <text:p>2565.12</text:p>
          </table:table-cell>
          <table:table-cell table:formula="of:=[.$K126]*60" office:value-type="float" office:value="153907.2" calcext:value-type="float">
            <text:p>153907.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[.$A127]*0.02" office:value-type="float" office:value="3.42" calcext:value-type="float">
            <text:p>3.42</text:p>
          </table:table-cell>
          <table:table-cell table:formula="of:=2*[.$A127]*[.$B127]" office:value-type="float" office:value="827.64" calcext:value-type="float">
            <text:p>827.64</text:p>
          </table:table-cell>
          <table:table-cell table:formula="of:=1.5*[.$A127]*[.$B127]" office:value-type="float" office:value="620.73" calcext:value-type="float">
            <text:p>620.73</text:p>
          </table:table-cell>
          <table:table-cell table:formula="of:=0.05+([.$D127]*(1+[.$A127]*[.$E$3]))/4000" office:value-type="percentage" office:value="0.25212520625" calcext:value-type="percentage">
            <text:p>25.21%</text:p>
          </table:table-cell>
          <table:table-cell table:formula="of:=2+([.$A127]*[.$F$3])" office:value-type="float" office:value="2.605" calcext:value-type="float">
            <text:p>2.605</text:p>
          </table:table-cell>
          <table:table-cell table:formula="of:=10+([.$C127]/4)" office:value-type="float" office:value="216.91" calcext:value-type="float">
            <text:p>216.91</text:p>
          </table:table-cell>
          <table:table-cell table:formula="of:=([.$G127]+([.$G$3]*[.$A127]))*(1+[.$A127]*[.$H$3])" office:value-type="float" office:value="542.34555" calcext:value-type="float">
            <text:p>542.34555</text:p>
          </table:table-cell>
          <table:table-cell table:formula="of:=1/(1+[.$A127]*[.$D$3])" office:value-type="float" office:value="0.623052959501558" calcext:value-type="float">
            <text:p>0.623052959501558</text:p>
          </table:table-cell>
          <table:table-cell table:formula="of:=[.$H127]/[.$I127]" office:value-type="float" office:value="870.46460775" calcext:value-type="float">
            <text:p>870.46460775</text:p>
          </table:table-cell>
          <table:table-cell table:formula="of:=[.$J127]*3" office:value-type="float" office:value="2611.39382325" calcext:value-type="float">
            <text:p>2611.39382325</text:p>
          </table:table-cell>
          <table:table-cell table:formula="of:=[.$K127]*60" office:value-type="float" office:value="156683.629395" calcext:value-type="float">
            <text:p>156683.62939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[.$A128]*0.02" office:value-type="float" office:value="3.44" calcext:value-type="float">
            <text:p>3.44</text:p>
          </table:table-cell>
          <table:table-cell table:formula="of:=2*[.$A128]*[.$B128]" office:value-type="float" office:value="839.36" calcext:value-type="float">
            <text:p>839.36</text:p>
          </table:table-cell>
          <table:table-cell table:formula="of:=1.5*[.$A128]*[.$B128]" office:value-type="float" office:value="629.52" calcext:value-type="float">
            <text:p>629.52</text:p>
          </table:table-cell>
          <table:table-cell table:formula="of:=0.05+([.$D128]*(1+[.$A128]*[.$E$3]))/4000" office:value-type="percentage" office:value="0.2553809" calcext:value-type="percentage">
            <text:p>25.54%</text:p>
          </table:table-cell>
          <table:table-cell table:formula="of:=2+([.$A128]*[.$F$3])" office:value-type="float" office:value="2.61" calcext:value-type="float">
            <text:p>2.61</text:p>
          </table:table-cell>
          <table:table-cell table:formula="of:=10+([.$C128]/4)" office:value-type="float" office:value="219.84" calcext:value-type="float">
            <text:p>219.84</text:p>
          </table:table-cell>
          <table:table-cell table:formula="of:=([.$G128]+([.$G$3]*[.$A128]))*(1+[.$A128]*[.$H$3])" office:value-type="float" office:value="550.3624" calcext:value-type="float">
            <text:p>550.3624</text:p>
          </table:table-cell>
          <table:table-cell table:formula="of:=1/(1+[.$A128]*[.$D$3])" office:value-type="float" office:value="0.62111801242236" calcext:value-type="float">
            <text:p>0.62111801242236</text:p>
          </table:table-cell>
          <table:table-cell table:formula="of:=[.$H128]/[.$I128]" office:value-type="float" office:value="886.083464" calcext:value-type="float">
            <text:p>886.083464</text:p>
          </table:table-cell>
          <table:table-cell table:formula="of:=[.$J128]*3" office:value-type="float" office:value="2658.250392" calcext:value-type="float">
            <text:p>2658.250392</text:p>
          </table:table-cell>
          <table:table-cell table:formula="of:=[.$K128]*60" office:value-type="float" office:value="159495.02352" calcext:value-type="float">
            <text:p>159495.0235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[.$A129]*0.02" office:value-type="float" office:value="3.46" calcext:value-type="float">
            <text:p>3.46</text:p>
          </table:table-cell>
          <table:table-cell table:formula="of:=2*[.$A129]*[.$B129]" office:value-type="float" office:value="851.16" calcext:value-type="float">
            <text:p>851.16</text:p>
          </table:table-cell>
          <table:table-cell table:formula="of:=1.5*[.$A129]*[.$B129]" office:value-type="float" office:value="638.37" calcext:value-type="float">
            <text:p>638.37</text:p>
          </table:table-cell>
          <table:table-cell table:formula="of:=0.05+([.$D129]*(1+[.$A129]*[.$E$3]))/4000" office:value-type="percentage" office:value="0.25866719375" calcext:value-type="percentage">
            <text:p>25.87%</text:p>
          </table:table-cell>
          <table:table-cell table:formula="of:=2+([.$A129]*[.$F$3])" office:value-type="float" office:value="2.615" calcext:value-type="float">
            <text:p>2.615</text:p>
          </table:table-cell>
          <table:table-cell table:formula="of:=10+([.$C129]/4)" office:value-type="float" office:value="222.79" calcext:value-type="float">
            <text:p>222.79</text:p>
          </table:table-cell>
          <table:table-cell table:formula="of:=([.$G129]+([.$G$3]*[.$A129]))*(1+[.$A129]*[.$H$3])" office:value-type="float" office:value="558.45085" calcext:value-type="float">
            <text:p>558.45085</text:p>
          </table:table-cell>
          <table:table-cell table:formula="of:=1/(1+[.$A129]*[.$D$3])" office:value-type="float" office:value="0.619195046439629" calcext:value-type="float">
            <text:p>0.619195046439629</text:p>
          </table:table-cell>
          <table:table-cell table:formula="of:=[.$H129]/[.$I129]" office:value-type="float" office:value="901.89812275" calcext:value-type="float">
            <text:p>901.89812275</text:p>
          </table:table-cell>
          <table:table-cell table:formula="of:=[.$J129]*3" office:value-type="float" office:value="2705.69436825" calcext:value-type="float">
            <text:p>2705.69436825</text:p>
          </table:table-cell>
          <table:table-cell table:formula="of:=[.$K129]*60" office:value-type="float" office:value="162341.662095" calcext:value-type="float">
            <text:p>162341.66209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[.$A130]*0.02" office:value-type="float" office:value="3.48" calcext:value-type="float">
            <text:p>3.48</text:p>
          </table:table-cell>
          <table:table-cell table:formula="of:=2*[.$A130]*[.$B130]" office:value-type="float" office:value="863.04" calcext:value-type="float">
            <text:p>863.04</text:p>
          </table:table-cell>
          <table:table-cell table:formula="of:=1.5*[.$A130]*[.$B130]" office:value-type="float" office:value="647.28" calcext:value-type="float">
            <text:p>647.28</text:p>
          </table:table-cell>
          <table:table-cell table:formula="of:=0.05+([.$D130]*(1+[.$A130]*[.$E$3]))/4000" office:value-type="percentage" office:value="0.2619842" calcext:value-type="percentage">
            <text:p>26.20%</text:p>
          </table:table-cell>
          <table:table-cell table:formula="of:=2+([.$A130]*[.$F$3])" office:value-type="float" office:value="2.62" calcext:value-type="float">
            <text:p>2.62</text:p>
          </table:table-cell>
          <table:table-cell table:formula="of:=10+([.$C130]/4)" office:value-type="float" office:value="225.76" calcext:value-type="float">
            <text:p>225.76</text:p>
          </table:table-cell>
          <table:table-cell table:formula="of:=([.$G130]+([.$G$3]*[.$A130]))*(1+[.$A130]*[.$H$3])" office:value-type="float" office:value="566.6112" calcext:value-type="float">
            <text:p>566.6112</text:p>
          </table:table-cell>
          <table:table-cell table:formula="of:=1/(1+[.$A130]*[.$D$3])" office:value-type="float" office:value="0.617283950617284" calcext:value-type="float">
            <text:p>0.617283950617284</text:p>
          </table:table-cell>
          <table:table-cell table:formula="of:=[.$H130]/[.$I130]" office:value-type="float" office:value="917.910144" calcext:value-type="float">
            <text:p>917.910144</text:p>
          </table:table-cell>
          <table:table-cell table:formula="of:=[.$J130]*3" office:value-type="float" office:value="2753.730432" calcext:value-type="float">
            <text:p>2753.730432</text:p>
          </table:table-cell>
          <table:table-cell table:formula="of:=[.$K130]*60" office:value-type="float" office:value="165223.82592" calcext:value-type="float">
            <text:p>165223.8259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[.$A131]*0.02" office:value-type="float" office:value="3.5" calcext:value-type="float">
            <text:p>3.5</text:p>
          </table:table-cell>
          <table:table-cell table:formula="of:=2*[.$A131]*[.$B131]" office:value-type="float" office:value="875" calcext:value-type="float">
            <text:p>875</text:p>
          </table:table-cell>
          <table:table-cell table:formula="of:=1.5*[.$A131]*[.$B131]" office:value-type="float" office:value="656.25" calcext:value-type="float">
            <text:p>656.25</text:p>
          </table:table-cell>
          <table:table-cell table:formula="of:=0.05+([.$D131]*(1+[.$A131]*[.$E$3]))/4000" office:value-type="percentage" office:value="0.26533203125" calcext:value-type="percentage">
            <text:p>26.53%</text:p>
          </table:table-cell>
          <table:table-cell table:formula="of:=2+([.$A131]*[.$F$3])" office:value-type="float" office:value="2.625" calcext:value-type="float">
            <text:p>2.625</text:p>
          </table:table-cell>
          <table:table-cell table:formula="of:=10+([.$C131]/4)" office:value-type="float" office:value="228.75" calcext:value-type="float">
            <text:p>228.75</text:p>
          </table:table-cell>
          <table:table-cell table:formula="of:=([.$G131]+([.$G$3]*[.$A131]))*(1+[.$A131]*[.$H$3])" office:value-type="float" office:value="574.84375" calcext:value-type="float">
            <text:p>574.84375</text:p>
          </table:table-cell>
          <table:table-cell table:formula="of:=1/(1+[.$A131]*[.$D$3])" office:value-type="float" office:value="0.615384615384615" calcext:value-type="float">
            <text:p>0.615384615384615</text:p>
          </table:table-cell>
          <table:table-cell table:formula="of:=[.$H131]/[.$I131]" office:value-type="float" office:value="934.12109375" calcext:value-type="float">
            <text:p>934.12109375</text:p>
          </table:table-cell>
          <table:table-cell table:formula="of:=[.$J131]*3" office:value-type="float" office:value="2802.36328125" calcext:value-type="float">
            <text:p>2802.36328125</text:p>
          </table:table-cell>
          <table:table-cell table:formula="of:=[.$K131]*60" office:value-type="float" office:value="168141.796875" calcext:value-type="float">
            <text:p>168141.79687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[.$A132]*0.02" office:value-type="float" office:value="3.52" calcext:value-type="float">
            <text:p>3.52</text:p>
          </table:table-cell>
          <table:table-cell table:formula="of:=2*[.$A132]*[.$B132]" office:value-type="float" office:value="887.04" calcext:value-type="float">
            <text:p>887.04</text:p>
          </table:table-cell>
          <table:table-cell table:formula="of:=1.5*[.$A132]*[.$B132]" office:value-type="float" office:value="665.28" calcext:value-type="float">
            <text:p>665.28</text:p>
          </table:table-cell>
          <table:table-cell table:formula="of:=0.05+([.$D132]*(1+[.$A132]*[.$E$3]))/4000" office:value-type="percentage" office:value="0.2687108" calcext:value-type="percentage">
            <text:p>26.87%</text:p>
          </table:table-cell>
          <table:table-cell table:formula="of:=2+([.$A132]*[.$F$3])" office:value-type="float" office:value="2.63" calcext:value-type="float">
            <text:p>2.63</text:p>
          </table:table-cell>
          <table:table-cell table:formula="of:=10+([.$C132]/4)" office:value-type="float" office:value="231.76" calcext:value-type="float">
            <text:p>231.76</text:p>
          </table:table-cell>
          <table:table-cell table:formula="of:=([.$G132]+([.$G$3]*[.$A132]))*(1+[.$A132]*[.$H$3])" office:value-type="float" office:value="583.1488" calcext:value-type="float">
            <text:p>583.1488</text:p>
          </table:table-cell>
          <table:table-cell table:formula="of:=1/(1+[.$A132]*[.$D$3])" office:value-type="float" office:value="0.613496932515337" calcext:value-type="float">
            <text:p>0.613496932515337</text:p>
          </table:table-cell>
          <table:table-cell table:formula="of:=[.$H132]/[.$I132]" office:value-type="float" office:value="950.532544" calcext:value-type="float">
            <text:p>950.532544</text:p>
          </table:table-cell>
          <table:table-cell table:formula="of:=[.$J132]*3" office:value-type="float" office:value="2851.597632" calcext:value-type="float">
            <text:p>2851.597632</text:p>
          </table:table-cell>
          <table:table-cell table:formula="of:=[.$K132]*60" office:value-type="float" office:value="171095.85792" calcext:value-type="float">
            <text:p>171095.8579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[.$A133]*0.02" office:value-type="float" office:value="3.54" calcext:value-type="float">
            <text:p>3.54</text:p>
          </table:table-cell>
          <table:table-cell table:formula="of:=2*[.$A133]*[.$B133]" office:value-type="float" office:value="899.16" calcext:value-type="float">
            <text:p>899.16</text:p>
          </table:table-cell>
          <table:table-cell table:formula="of:=1.5*[.$A133]*[.$B133]" office:value-type="float" office:value="674.37" calcext:value-type="float">
            <text:p>674.37</text:p>
          </table:table-cell>
          <table:table-cell table:formula="of:=0.05+([.$D133]*(1+[.$A133]*[.$E$3]))/4000" office:value-type="percentage" office:value="0.27212061875" calcext:value-type="percentage">
            <text:p>27.21%</text:p>
          </table:table-cell>
          <table:table-cell table:formula="of:=2+([.$A133]*[.$F$3])" office:value-type="float" office:value="2.635" calcext:value-type="float">
            <text:p>2.635</text:p>
          </table:table-cell>
          <table:table-cell table:formula="of:=10+([.$C133]/4)" office:value-type="float" office:value="234.79" calcext:value-type="float">
            <text:p>234.79</text:p>
          </table:table-cell>
          <table:table-cell table:formula="of:=([.$G133]+([.$G$3]*[.$A133]))*(1+[.$A133]*[.$H$3])" office:value-type="float" office:value="591.52665" calcext:value-type="float">
            <text:p>591.52665</text:p>
          </table:table-cell>
          <table:table-cell table:formula="of:=1/(1+[.$A133]*[.$D$3])" office:value-type="float" office:value="0.611620795107034" calcext:value-type="float">
            <text:p>0.611620795107034</text:p>
          </table:table-cell>
          <table:table-cell table:formula="of:=[.$H133]/[.$I133]" office:value-type="float" office:value="967.14607275" calcext:value-type="float">
            <text:p>967.14607275</text:p>
          </table:table-cell>
          <table:table-cell table:formula="of:=[.$J133]*3" office:value-type="float" office:value="2901.43821825" calcext:value-type="float">
            <text:p>2901.43821825</text:p>
          </table:table-cell>
          <table:table-cell table:formula="of:=[.$K133]*60" office:value-type="float" office:value="174086.293095" calcext:value-type="float">
            <text:p>174086.29309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[.$A134]*0.02" office:value-type="float" office:value="3.56" calcext:value-type="float">
            <text:p>3.56</text:p>
          </table:table-cell>
          <table:table-cell table:formula="of:=2*[.$A134]*[.$B134]" office:value-type="float" office:value="911.36" calcext:value-type="float">
            <text:p>911.36</text:p>
          </table:table-cell>
          <table:table-cell table:formula="of:=1.5*[.$A134]*[.$B134]" office:value-type="float" office:value="683.52" calcext:value-type="float">
            <text:p>683.52</text:p>
          </table:table-cell>
          <table:table-cell table:formula="of:=0.05+([.$D134]*(1+[.$A134]*[.$E$3]))/4000" office:value-type="percentage" office:value="0.2755616" calcext:value-type="percentage">
            <text:p>27.56%</text:p>
          </table:table-cell>
          <table:table-cell table:formula="of:=2+([.$A134]*[.$F$3])" office:value-type="float" office:value="2.64" calcext:value-type="float">
            <text:p>2.64</text:p>
          </table:table-cell>
          <table:table-cell table:formula="of:=10+([.$C134]/4)" office:value-type="float" office:value="237.84" calcext:value-type="float">
            <text:p>237.84</text:p>
          </table:table-cell>
          <table:table-cell table:formula="of:=([.$G134]+([.$G$3]*[.$A134]))*(1+[.$A134]*[.$H$3])" office:value-type="float" office:value="599.9776" calcext:value-type="float">
            <text:p>599.9776</text:p>
          </table:table-cell>
          <table:table-cell table:formula="of:=1/(1+[.$A134]*[.$D$3])" office:value-type="float" office:value="0.609756097560976" calcext:value-type="float">
            <text:p>0.609756097560976</text:p>
          </table:table-cell>
          <table:table-cell table:formula="of:=[.$H134]/[.$I134]" office:value-type="float" office:value="983.963264" calcext:value-type="float">
            <text:p>983.963264</text:p>
          </table:table-cell>
          <table:table-cell table:formula="of:=[.$J134]*3" office:value-type="float" office:value="2951.889792" calcext:value-type="float">
            <text:p>2951.889792</text:p>
          </table:table-cell>
          <table:table-cell table:formula="of:=[.$K134]*60" office:value-type="float" office:value="177113.38752" calcext:value-type="float">
            <text:p>177113.3875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[.$A135]*0.02" office:value-type="float" office:value="3.58" calcext:value-type="float">
            <text:p>3.58</text:p>
          </table:table-cell>
          <table:table-cell table:formula="of:=2*[.$A135]*[.$B135]" office:value-type="float" office:value="923.64" calcext:value-type="float">
            <text:p>923.64</text:p>
          </table:table-cell>
          <table:table-cell table:formula="of:=1.5*[.$A135]*[.$B135]" office:value-type="float" office:value="692.73" calcext:value-type="float">
            <text:p>692.73</text:p>
          </table:table-cell>
          <table:table-cell table:formula="of:=0.05+([.$D135]*(1+[.$A135]*[.$E$3]))/4000" office:value-type="percentage" office:value="0.27903385625" calcext:value-type="percentage">
            <text:p>27.90%</text:p>
          </table:table-cell>
          <table:table-cell table:formula="of:=2+([.$A135]*[.$F$3])" office:value-type="float" office:value="2.645" calcext:value-type="float">
            <text:p>2.645</text:p>
          </table:table-cell>
          <table:table-cell table:formula="of:=10+([.$C135]/4)" office:value-type="float" office:value="240.91" calcext:value-type="float">
            <text:p>240.91</text:p>
          </table:table-cell>
          <table:table-cell table:formula="of:=([.$G135]+([.$G$3]*[.$A135]))*(1+[.$A135]*[.$H$3])" office:value-type="float" office:value="608.50195" calcext:value-type="float">
            <text:p>608.50195</text:p>
          </table:table-cell>
          <table:table-cell table:formula="of:=1/(1+[.$A135]*[.$D$3])" office:value-type="float" office:value="0.60790273556231" calcext:value-type="float">
            <text:p>0.60790273556231</text:p>
          </table:table-cell>
          <table:table-cell table:formula="of:=[.$H135]/[.$I135]" office:value-type="float" office:value="1000.98570775" calcext:value-type="float">
            <text:p>1000.98570775</text:p>
          </table:table-cell>
          <table:table-cell table:formula="of:=[.$J135]*3" office:value-type="float" office:value="3002.95712325" calcext:value-type="float">
            <text:p>3002.95712325</text:p>
          </table:table-cell>
          <table:table-cell table:formula="of:=[.$K135]*60" office:value-type="float" office:value="180177.427395" calcext:value-type="float">
            <text:p>180177.42739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[.$A136]*0.02" office:value-type="float" office:value="3.6" calcext:value-type="float">
            <text:p>3.6</text:p>
          </table:table-cell>
          <table:table-cell table:formula="of:=2*[.$A136]*[.$B136]" office:value-type="float" office:value="936" calcext:value-type="float">
            <text:p>936</text:p>
          </table:table-cell>
          <table:table-cell table:formula="of:=1.5*[.$A136]*[.$B136]" office:value-type="float" office:value="702" calcext:value-type="float">
            <text:p>702</text:p>
          </table:table-cell>
          <table:table-cell table:formula="of:=0.05+([.$D136]*(1+[.$A136]*[.$E$3]))/4000" office:value-type="percentage" office:value="0.2825375" calcext:value-type="percentage">
            <text:p>28.25%</text:p>
          </table:table-cell>
          <table:table-cell table:formula="of:=2+([.$A136]*[.$F$3])" office:value-type="float" office:value="2.65" calcext:value-type="float">
            <text:p>2.65</text:p>
          </table:table-cell>
          <table:table-cell table:formula="of:=10+([.$C136]/4)" office:value-type="float" office:value="244" calcext:value-type="float">
            <text:p>244</text:p>
          </table:table-cell>
          <table:table-cell table:formula="of:=([.$G136]+([.$G$3]*[.$A136]))*(1+[.$A136]*[.$H$3])" office:value-type="float" office:value="617.1" calcext:value-type="float">
            <text:p>617.1</text:p>
          </table:table-cell>
          <table:table-cell table:formula="of:=1/(1+[.$A136]*[.$D$3])" office:value-type="float" office:value="0.606060606060606" calcext:value-type="float">
            <text:p>0.606060606060606</text:p>
          </table:table-cell>
          <table:table-cell table:formula="of:=[.$H136]/[.$I136]" office:value-type="float" office:value="1018.215" calcext:value-type="float">
            <text:p>1018.215</text:p>
          </table:table-cell>
          <table:table-cell table:formula="of:=[.$J136]*3" office:value-type="float" office:value="3054.645" calcext:value-type="float">
            <text:p>3054.645</text:p>
          </table:table-cell>
          <table:table-cell table:formula="of:=[.$K136]*60" office:value-type="float" office:value="183278.7" calcext:value-type="float">
            <text:p>183278.7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[.$A137]*0.02" office:value-type="float" office:value="3.62" calcext:value-type="float">
            <text:p>3.62</text:p>
          </table:table-cell>
          <table:table-cell table:formula="of:=2*[.$A137]*[.$B137]" office:value-type="float" office:value="948.44" calcext:value-type="float">
            <text:p>948.44</text:p>
          </table:table-cell>
          <table:table-cell table:formula="of:=1.5*[.$A137]*[.$B137]" office:value-type="float" office:value="711.33" calcext:value-type="float">
            <text:p>711.33</text:p>
          </table:table-cell>
          <table:table-cell table:formula="of:=0.05+([.$D137]*(1+[.$A137]*[.$E$3]))/4000" office:value-type="percentage" office:value="0.28607264375" calcext:value-type="percentage">
            <text:p>28.61%</text:p>
          </table:table-cell>
          <table:table-cell table:formula="of:=2+([.$A137]*[.$F$3])" office:value-type="float" office:value="2.655" calcext:value-type="float">
            <text:p>2.655</text:p>
          </table:table-cell>
          <table:table-cell table:formula="of:=10+([.$C137]/4)" office:value-type="float" office:value="247.11" calcext:value-type="float">
            <text:p>247.11</text:p>
          </table:table-cell>
          <table:table-cell table:formula="of:=([.$G137]+([.$G$3]*[.$A137]))*(1+[.$A137]*[.$H$3])" office:value-type="float" office:value="625.77205" calcext:value-type="float">
            <text:p>625.77205</text:p>
          </table:table-cell>
          <table:table-cell table:formula="of:=1/(1+[.$A137]*[.$D$3])" office:value-type="float" office:value="0.604229607250755" calcext:value-type="float">
            <text:p>0.604229607250755</text:p>
          </table:table-cell>
          <table:table-cell table:formula="of:=[.$H137]/[.$I137]" office:value-type="float" office:value="1035.65274275" calcext:value-type="float">
            <text:p>1035.65274275</text:p>
          </table:table-cell>
          <table:table-cell table:formula="of:=[.$J137]*3" office:value-type="float" office:value="3106.95822825" calcext:value-type="float">
            <text:p>3106.95822825</text:p>
          </table:table-cell>
          <table:table-cell table:formula="of:=[.$K137]*60" office:value-type="float" office:value="186417.493695" calcext:value-type="float">
            <text:p>186417.49369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[.$A138]*0.02" office:value-type="float" office:value="3.64" calcext:value-type="float">
            <text:p>3.64</text:p>
          </table:table-cell>
          <table:table-cell table:formula="of:=2*[.$A138]*[.$B138]" office:value-type="float" office:value="960.96" calcext:value-type="float">
            <text:p>960.96</text:p>
          </table:table-cell>
          <table:table-cell table:formula="of:=1.5*[.$A138]*[.$B138]" office:value-type="float" office:value="720.72" calcext:value-type="float">
            <text:p>720.72</text:p>
          </table:table-cell>
          <table:table-cell table:formula="of:=0.05+([.$D138]*(1+[.$A138]*[.$E$3]))/4000" office:value-type="percentage" office:value="0.2896394" calcext:value-type="percentage">
            <text:p>28.96%</text:p>
          </table:table-cell>
          <table:table-cell table:formula="of:=2+([.$A138]*[.$F$3])" office:value-type="float" office:value="2.66" calcext:value-type="float">
            <text:p>2.66</text:p>
          </table:table-cell>
          <table:table-cell table:formula="of:=10+([.$C138]/4)" office:value-type="float" office:value="250.24" calcext:value-type="float">
            <text:p>250.24</text:p>
          </table:table-cell>
          <table:table-cell table:formula="of:=([.$G138]+([.$G$3]*[.$A138]))*(1+[.$A138]*[.$H$3])" office:value-type="float" office:value="634.5184" calcext:value-type="float">
            <text:p>634.5184</text:p>
          </table:table-cell>
          <table:table-cell table:formula="of:=1/(1+[.$A138]*[.$D$3])" office:value-type="float" office:value="0.602409638554217" calcext:value-type="float">
            <text:p>0.602409638554217</text:p>
          </table:table-cell>
          <table:table-cell table:formula="of:=[.$H138]/[.$I138]" office:value-type="float" office:value="1053.300544" calcext:value-type="float">
            <text:p>1053.300544</text:p>
          </table:table-cell>
          <table:table-cell table:formula="of:=[.$J138]*3" office:value-type="float" office:value="3159.901632" calcext:value-type="float">
            <text:p>3159.901632</text:p>
          </table:table-cell>
          <table:table-cell table:formula="of:=[.$K138]*60" office:value-type="float" office:value="189594.09792" calcext:value-type="float">
            <text:p>189594.0979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[.$A139]*0.02" office:value-type="float" office:value="3.66" calcext:value-type="float">
            <text:p>3.66</text:p>
          </table:table-cell>
          <table:table-cell table:formula="of:=2*[.$A139]*[.$B139]" office:value-type="float" office:value="973.56" calcext:value-type="float">
            <text:p>973.56</text:p>
          </table:table-cell>
          <table:table-cell table:formula="of:=1.5*[.$A139]*[.$B139]" office:value-type="float" office:value="730.17" calcext:value-type="float">
            <text:p>730.17</text:p>
          </table:table-cell>
          <table:table-cell table:formula="of:=0.05+([.$D139]*(1+[.$A139]*[.$E$3]))/4000" office:value-type="percentage" office:value="0.29323788125" calcext:value-type="percentage">
            <text:p>29.32%</text:p>
          </table:table-cell>
          <table:table-cell table:formula="of:=2+([.$A139]*[.$F$3])" office:value-type="float" office:value="2.665" calcext:value-type="float">
            <text:p>2.665</text:p>
          </table:table-cell>
          <table:table-cell table:formula="of:=10+([.$C139]/4)" office:value-type="float" office:value="253.39" calcext:value-type="float">
            <text:p>253.39</text:p>
          </table:table-cell>
          <table:table-cell table:formula="of:=([.$G139]+([.$G$3]*[.$A139]))*(1+[.$A139]*[.$H$3])" office:value-type="float" office:value="643.33935" calcext:value-type="float">
            <text:p>643.33935</text:p>
          </table:table-cell>
          <table:table-cell table:formula="of:=1/(1+[.$A139]*[.$D$3])" office:value-type="float" office:value="0.600600600600601" calcext:value-type="float">
            <text:p>0.600600600600601</text:p>
          </table:table-cell>
          <table:table-cell table:formula="of:=[.$H139]/[.$I139]" office:value-type="float" office:value="1071.16001775" calcext:value-type="float">
            <text:p>1071.16001775</text:p>
          </table:table-cell>
          <table:table-cell table:formula="of:=[.$J139]*3" office:value-type="float" office:value="3213.48005325" calcext:value-type="float">
            <text:p>3213.48005325</text:p>
          </table:table-cell>
          <table:table-cell table:formula="of:=[.$K139]*60" office:value-type="float" office:value="192808.803195" calcext:value-type="float">
            <text:p>192808.80319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[.$A140]*0.02" office:value-type="float" office:value="3.68" calcext:value-type="float">
            <text:p>3.68</text:p>
          </table:table-cell>
          <table:table-cell table:formula="of:=2*[.$A140]*[.$B140]" office:value-type="float" office:value="986.24" calcext:value-type="float">
            <text:p>986.24</text:p>
          </table:table-cell>
          <table:table-cell table:formula="of:=1.5*[.$A140]*[.$B140]" office:value-type="float" office:value="739.68" calcext:value-type="float">
            <text:p>739.68</text:p>
          </table:table-cell>
          <table:table-cell table:formula="of:=0.05+([.$D140]*(1+[.$A140]*[.$E$3]))/4000" office:value-type="percentage" office:value="0.2968682" calcext:value-type="percentage">
            <text:p>29.69%</text:p>
          </table:table-cell>
          <table:table-cell table:formula="of:=2+([.$A140]*[.$F$3])" office:value-type="float" office:value="2.67" calcext:value-type="float">
            <text:p>2.67</text:p>
          </table:table-cell>
          <table:table-cell table:formula="of:=10+([.$C140]/4)" office:value-type="float" office:value="256.56" calcext:value-type="float">
            <text:p>256.56</text:p>
          </table:table-cell>
          <table:table-cell table:formula="of:=([.$G140]+([.$G$3]*[.$A140]))*(1+[.$A140]*[.$H$3])" office:value-type="float" office:value="652.2352" calcext:value-type="float">
            <text:p>652.2352</text:p>
          </table:table-cell>
          <table:table-cell table:formula="of:=1/(1+[.$A140]*[.$D$3])" office:value-type="float" office:value="0.598802395209581" calcext:value-type="float">
            <text:p>0.598802395209581</text:p>
          </table:table-cell>
          <table:table-cell table:formula="of:=[.$H140]/[.$I140]" office:value-type="float" office:value="1089.232784" calcext:value-type="float">
            <text:p>1089.232784</text:p>
          </table:table-cell>
          <table:table-cell table:formula="of:=[.$J140]*3" office:value-type="float" office:value="3267.698352" calcext:value-type="float">
            <text:p>3267.698352</text:p>
          </table:table-cell>
          <table:table-cell table:formula="of:=[.$K140]*60" office:value-type="float" office:value="196061.90112" calcext:value-type="float">
            <text:p>196061.9011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[.$A141]*0.02" office:value-type="float" office:value="3.7" calcext:value-type="float">
            <text:p>3.7</text:p>
          </table:table-cell>
          <table:table-cell table:formula="of:=2*[.$A141]*[.$B141]" office:value-type="float" office:value="999" calcext:value-type="float">
            <text:p>999</text:p>
          </table:table-cell>
          <table:table-cell table:formula="of:=1.5*[.$A141]*[.$B141]" office:value-type="float" office:value="749.25" calcext:value-type="float">
            <text:p>749.25</text:p>
          </table:table-cell>
          <table:table-cell table:formula="of:=0.05+([.$D141]*(1+[.$A141]*[.$E$3]))/4000" office:value-type="percentage" office:value="0.30053046875" calcext:value-type="percentage">
            <text:p>30.05%</text:p>
          </table:table-cell>
          <table:table-cell table:formula="of:=2+([.$A141]*[.$F$3])" office:value-type="float" office:value="2.675" calcext:value-type="float">
            <text:p>2.675</text:p>
          </table:table-cell>
          <table:table-cell table:formula="of:=10+([.$C141]/4)" office:value-type="float" office:value="259.75" calcext:value-type="float">
            <text:p>259.75</text:p>
          </table:table-cell>
          <table:table-cell table:formula="of:=([.$G141]+([.$G$3]*[.$A141]))*(1+[.$A141]*[.$H$3])" office:value-type="float" office:value="661.20625" calcext:value-type="float">
            <text:p>661.20625</text:p>
          </table:table-cell>
          <table:table-cell table:formula="of:=1/(1+[.$A141]*[.$D$3])" office:value-type="float" office:value="0.597014925373134" calcext:value-type="float">
            <text:p>0.597014925373134</text:p>
          </table:table-cell>
          <table:table-cell table:formula="of:=[.$H141]/[.$I141]" office:value-type="float" office:value="1107.52046875" calcext:value-type="float">
            <text:p>1107.52046875</text:p>
          </table:table-cell>
          <table:table-cell table:formula="of:=[.$J141]*3" office:value-type="float" office:value="3322.56140625" calcext:value-type="float">
            <text:p>3322.56140625</text:p>
          </table:table-cell>
          <table:table-cell table:formula="of:=[.$K141]*60" office:value-type="float" office:value="199353.684375" calcext:value-type="float">
            <text:p>199353.68437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[.$A142]*0.02" office:value-type="float" office:value="3.72" calcext:value-type="float">
            <text:p>3.72</text:p>
          </table:table-cell>
          <table:table-cell table:formula="of:=2*[.$A142]*[.$B142]" office:value-type="float" office:value="1011.84" calcext:value-type="float">
            <text:p>1011.84</text:p>
          </table:table-cell>
          <table:table-cell table:formula="of:=1.5*[.$A142]*[.$B142]" office:value-type="float" office:value="758.88" calcext:value-type="float">
            <text:p>758.88</text:p>
          </table:table-cell>
          <table:table-cell table:formula="of:=0.05+([.$D142]*(1+[.$A142]*[.$E$3]))/4000" office:value-type="percentage" office:value="0.3042248" calcext:value-type="percentage">
            <text:p>30.42%</text:p>
          </table:table-cell>
          <table:table-cell table:formula="of:=2+([.$A142]*[.$F$3])" office:value-type="float" office:value="2.68" calcext:value-type="float">
            <text:p>2.68</text:p>
          </table:table-cell>
          <table:table-cell table:formula="of:=10+([.$C142]/4)" office:value-type="float" office:value="262.96" calcext:value-type="float">
            <text:p>262.96</text:p>
          </table:table-cell>
          <table:table-cell table:formula="of:=([.$G142]+([.$G$3]*[.$A142]))*(1+[.$A142]*[.$H$3])" office:value-type="float" office:value="670.2528" calcext:value-type="float">
            <text:p>670.2528</text:p>
          </table:table-cell>
          <table:table-cell table:formula="of:=1/(1+[.$A142]*[.$D$3])" office:value-type="float" office:value="0.595238095238095" calcext:value-type="float">
            <text:p>0.595238095238095</text:p>
          </table:table-cell>
          <table:table-cell table:formula="of:=[.$H142]/[.$I142]" office:value-type="float" office:value="1126.024704" calcext:value-type="float">
            <text:p>1126.024704</text:p>
          </table:table-cell>
          <table:table-cell table:formula="of:=[.$J142]*3" office:value-type="float" office:value="3378.074112" calcext:value-type="float">
            <text:p>3378.074112</text:p>
          </table:table-cell>
          <table:table-cell table:formula="of:=[.$K142]*60" office:value-type="float" office:value="202684.44672" calcext:value-type="float">
            <text:p>202684.4467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[.$A143]*0.02" office:value-type="float" office:value="3.74" calcext:value-type="float">
            <text:p>3.74</text:p>
          </table:table-cell>
          <table:table-cell table:formula="of:=2*[.$A143]*[.$B143]" office:value-type="float" office:value="1024.76" calcext:value-type="float">
            <text:p>1024.76</text:p>
          </table:table-cell>
          <table:table-cell table:formula="of:=1.5*[.$A143]*[.$B143]" office:value-type="float" office:value="768.57" calcext:value-type="float">
            <text:p>768.57</text:p>
          </table:table-cell>
          <table:table-cell table:formula="of:=0.05+([.$D143]*(1+[.$A143]*[.$E$3]))/4000" office:value-type="percentage" office:value="0.30795130625" calcext:value-type="percentage">
            <text:p>30.80%</text:p>
          </table:table-cell>
          <table:table-cell table:formula="of:=2+([.$A143]*[.$F$3])" office:value-type="float" office:value="2.685" calcext:value-type="float">
            <text:p>2.685</text:p>
          </table:table-cell>
          <table:table-cell table:formula="of:=10+([.$C143]/4)" office:value-type="float" office:value="266.19" calcext:value-type="float">
            <text:p>266.19</text:p>
          </table:table-cell>
          <table:table-cell table:formula="of:=([.$G143]+([.$G$3]*[.$A143]))*(1+[.$A143]*[.$H$3])" office:value-type="float" office:value="679.37515" calcext:value-type="float">
            <text:p>679.37515</text:p>
          </table:table-cell>
          <table:table-cell table:formula="of:=1/(1+[.$A143]*[.$D$3])" office:value-type="float" office:value="0.593471810089021" calcext:value-type="float">
            <text:p>0.593471810089021</text:p>
          </table:table-cell>
          <table:table-cell table:formula="of:=[.$H143]/[.$I143]" office:value-type="float" office:value="1144.74712775" calcext:value-type="float">
            <text:p>1144.74712775</text:p>
          </table:table-cell>
          <table:table-cell table:formula="of:=[.$J143]*3" office:value-type="float" office:value="3434.24138325" calcext:value-type="float">
            <text:p>3434.24138325</text:p>
          </table:table-cell>
          <table:table-cell table:formula="of:=[.$K143]*60" office:value-type="float" office:value="206054.482995" calcext:value-type="float">
            <text:p>206054.48299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[.$A144]*0.02" office:value-type="float" office:value="3.76" calcext:value-type="float">
            <text:p>3.76</text:p>
          </table:table-cell>
          <table:table-cell table:formula="of:=2*[.$A144]*[.$B144]" office:value-type="float" office:value="1037.76" calcext:value-type="float">
            <text:p>1037.76</text:p>
          </table:table-cell>
          <table:table-cell table:formula="of:=1.5*[.$A144]*[.$B144]" office:value-type="float" office:value="778.32" calcext:value-type="float">
            <text:p>778.32</text:p>
          </table:table-cell>
          <table:table-cell table:formula="of:=0.05+([.$D144]*(1+[.$A144]*[.$E$3]))/4000" office:value-type="percentage" office:value="0.3117101" calcext:value-type="percentage">
            <text:p>31.17%</text:p>
          </table:table-cell>
          <table:table-cell table:formula="of:=2+([.$A144]*[.$F$3])" office:value-type="float" office:value="2.69" calcext:value-type="float">
            <text:p>2.69</text:p>
          </table:table-cell>
          <table:table-cell table:formula="of:=10+([.$C144]/4)" office:value-type="float" office:value="269.44" calcext:value-type="float">
            <text:p>269.44</text:p>
          </table:table-cell>
          <table:table-cell table:formula="of:=([.$G144]+([.$G$3]*[.$A144]))*(1+[.$A144]*[.$H$3])" office:value-type="float" office:value="688.5736" calcext:value-type="float">
            <text:p>688.5736</text:p>
          </table:table-cell>
          <table:table-cell table:formula="of:=1/(1+[.$A144]*[.$D$3])" office:value-type="float" office:value="0.591715976331361" calcext:value-type="float">
            <text:p>0.591715976331361</text:p>
          </table:table-cell>
          <table:table-cell table:formula="of:=[.$H144]/[.$I144]" office:value-type="float" office:value="1163.689384" calcext:value-type="float">
            <text:p>1163.689384</text:p>
          </table:table-cell>
          <table:table-cell table:formula="of:=[.$J144]*3" office:value-type="float" office:value="3491.068152" calcext:value-type="float">
            <text:p>3491.068152</text:p>
          </table:table-cell>
          <table:table-cell table:formula="of:=[.$K144]*60" office:value-type="float" office:value="209464.08912" calcext:value-type="float">
            <text:p>209464.0891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[.$A145]*0.02" office:value-type="float" office:value="3.78" calcext:value-type="float">
            <text:p>3.78</text:p>
          </table:table-cell>
          <table:table-cell table:formula="of:=2*[.$A145]*[.$B145]" office:value-type="float" office:value="1050.84" calcext:value-type="float">
            <text:p>1050.84</text:p>
          </table:table-cell>
          <table:table-cell table:formula="of:=1.5*[.$A145]*[.$B145]" office:value-type="float" office:value="788.13" calcext:value-type="float">
            <text:p>788.13</text:p>
          </table:table-cell>
          <table:table-cell table:formula="of:=0.05+([.$D145]*(1+[.$A145]*[.$E$3]))/4000" office:value-type="percentage" office:value="0.31550129375" calcext:value-type="percentage">
            <text:p>31.55%</text:p>
          </table:table-cell>
          <table:table-cell table:formula="of:=2+([.$A145]*[.$F$3])" office:value-type="float" office:value="2.695" calcext:value-type="float">
            <text:p>2.695</text:p>
          </table:table-cell>
          <table:table-cell table:formula="of:=10+([.$C145]/4)" office:value-type="float" office:value="272.71" calcext:value-type="float">
            <text:p>272.71</text:p>
          </table:table-cell>
          <table:table-cell table:formula="of:=([.$G145]+([.$G$3]*[.$A145]))*(1+[.$A145]*[.$H$3])" office:value-type="float" office:value="697.84845" calcext:value-type="float">
            <text:p>697.84845</text:p>
          </table:table-cell>
          <table:table-cell table:formula="of:=1/(1+[.$A145]*[.$D$3])" office:value-type="float" office:value="0.589970501474926" calcext:value-type="float">
            <text:p>0.589970501474926</text:p>
          </table:table-cell>
          <table:table-cell table:formula="of:=[.$H145]/[.$I145]" office:value-type="float" office:value="1182.85312275" calcext:value-type="float">
            <text:p>1182.85312275</text:p>
          </table:table-cell>
          <table:table-cell table:formula="of:=[.$J145]*3" office:value-type="float" office:value="3548.55936825" calcext:value-type="float">
            <text:p>3548.55936825</text:p>
          </table:table-cell>
          <table:table-cell table:formula="of:=[.$K145]*60" office:value-type="float" office:value="212913.562095" calcext:value-type="float">
            <text:p>212913.56209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[.$A146]*0.02" office:value-type="float" office:value="3.8" calcext:value-type="float">
            <text:p>3.8</text:p>
          </table:table-cell>
          <table:table-cell table:formula="of:=2*[.$A146]*[.$B146]" office:value-type="float" office:value="1064" calcext:value-type="float">
            <text:p>1064</text:p>
          </table:table-cell>
          <table:table-cell table:formula="of:=1.5*[.$A146]*[.$B146]" office:value-type="float" office:value="798" calcext:value-type="float">
            <text:p>798</text:p>
          </table:table-cell>
          <table:table-cell table:formula="of:=0.05+([.$D146]*(1+[.$A146]*[.$E$3]))/4000" office:value-type="percentage" office:value="0.319325" calcext:value-type="percentage">
            <text:p>31.93%</text:p>
          </table:table-cell>
          <table:table-cell table:formula="of:=2+([.$A146]*[.$F$3])" office:value-type="float" office:value="2.7" calcext:value-type="float">
            <text:p>2.7</text:p>
          </table:table-cell>
          <table:table-cell table:formula="of:=10+([.$C146]/4)" office:value-type="float" office:value="276" calcext:value-type="float">
            <text:p>276</text:p>
          </table:table-cell>
          <table:table-cell table:formula="of:=([.$G146]+([.$G$3]*[.$A146]))*(1+[.$A146]*[.$H$3])" office:value-type="float" office:value="707.2" calcext:value-type="float">
            <text:p>707.2</text:p>
          </table:table-cell>
          <table:table-cell table:formula="of:=1/(1+[.$A146]*[.$D$3])" office:value-type="float" office:value="0.588235294117647" calcext:value-type="float">
            <text:p>0.588235294117647</text:p>
          </table:table-cell>
          <table:table-cell table:formula="of:=[.$H146]/[.$I146]" office:value-type="float" office:value="1202.24" calcext:value-type="float">
            <text:p>1202.24</text:p>
          </table:table-cell>
          <table:table-cell table:formula="of:=[.$J146]*3" office:value-type="float" office:value="3606.72" calcext:value-type="float">
            <text:p>3606.72</text:p>
          </table:table-cell>
          <table:table-cell table:formula="of:=[.$K146]*60" office:value-type="float" office:value="216403.2" calcext:value-type="float">
            <text:p>216403.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[.$A147]*0.02" office:value-type="float" office:value="3.82" calcext:value-type="float">
            <text:p>3.82</text:p>
          </table:table-cell>
          <table:table-cell table:formula="of:=2*[.$A147]*[.$B147]" office:value-type="float" office:value="1077.24" calcext:value-type="float">
            <text:p>1077.24</text:p>
          </table:table-cell>
          <table:table-cell table:formula="of:=1.5*[.$A147]*[.$B147]" office:value-type="float" office:value="807.93" calcext:value-type="float">
            <text:p>807.93</text:p>
          </table:table-cell>
          <table:table-cell table:formula="of:=0.05+([.$D147]*(1+[.$A147]*[.$E$3]))/4000" office:value-type="percentage" office:value="0.32318133125" calcext:value-type="percentage">
            <text:p>32.32%</text:p>
          </table:table-cell>
          <table:table-cell table:formula="of:=2+([.$A147]*[.$F$3])" office:value-type="float" office:value="2.705" calcext:value-type="float">
            <text:p>2.705</text:p>
          </table:table-cell>
          <table:table-cell table:formula="of:=10+([.$C147]/4)" office:value-type="float" office:value="279.31" calcext:value-type="float">
            <text:p>279.31</text:p>
          </table:table-cell>
          <table:table-cell table:formula="of:=([.$G147]+([.$G$3]*[.$A147]))*(1+[.$A147]*[.$H$3])" office:value-type="float" office:value="716.62855" calcext:value-type="float">
            <text:p>716.62855</text:p>
          </table:table-cell>
          <table:table-cell table:formula="of:=1/(1+[.$A147]*[.$D$3])" office:value-type="float" office:value="0.586510263929619" calcext:value-type="float">
            <text:p>0.586510263929619</text:p>
          </table:table-cell>
          <table:table-cell table:formula="of:=[.$H147]/[.$I147]" office:value-type="float" office:value="1221.85167775" calcext:value-type="float">
            <text:p>1221.85167775</text:p>
          </table:table-cell>
          <table:table-cell table:formula="of:=[.$J147]*3" office:value-type="float" office:value="3665.55503325" calcext:value-type="float">
            <text:p>3665.55503325</text:p>
          </table:table-cell>
          <table:table-cell table:formula="of:=[.$K147]*60" office:value-type="float" office:value="219933.301995" calcext:value-type="float">
            <text:p>219933.301995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[.$A148]*0.02" office:value-type="float" office:value="3.84" calcext:value-type="float">
            <text:p>3.84</text:p>
          </table:table-cell>
          <table:table-cell table:formula="of:=2*[.$A148]*[.$B148]" office:value-type="float" office:value="1090.56" calcext:value-type="float">
            <text:p>1090.56</text:p>
          </table:table-cell>
          <table:table-cell table:formula="of:=1.5*[.$A148]*[.$B148]" office:value-type="float" office:value="817.92" calcext:value-type="float">
            <text:p>817.92</text:p>
          </table:table-cell>
          <table:table-cell table:formula="of:=0.05+([.$D148]*(1+[.$A148]*[.$E$3]))/4000" office:value-type="percentage" office:value="0.3270704" calcext:value-type="percentage">
            <text:p>32.71%</text:p>
          </table:table-cell>
          <table:table-cell table:formula="of:=2+([.$A148]*[.$F$3])" office:value-type="float" office:value="2.71" calcext:value-type="float">
            <text:p>2.71</text:p>
          </table:table-cell>
          <table:table-cell table:formula="of:=10+([.$C148]/4)" office:value-type="float" office:value="282.64" calcext:value-type="float">
            <text:p>282.64</text:p>
          </table:table-cell>
          <table:table-cell table:formula="of:=([.$G148]+([.$G$3]*[.$A148]))*(1+[.$A148]*[.$H$3])" office:value-type="float" office:value="726.1344" calcext:value-type="float">
            <text:p>726.1344</text:p>
          </table:table-cell>
          <table:table-cell table:formula="of:=1/(1+[.$A148]*[.$D$3])" office:value-type="float" office:value="0.584795321637427" calcext:value-type="float">
            <text:p>0.584795321637427</text:p>
          </table:table-cell>
          <table:table-cell table:formula="of:=[.$H148]/[.$I148]" office:value-type="float" office:value="1241.689824" calcext:value-type="float">
            <text:p>1241.689824</text:p>
          </table:table-cell>
          <table:table-cell table:formula="of:=[.$J148]*3" office:value-type="float" office:value="3725.069472" calcext:value-type="float">
            <text:p>3725.069472</text:p>
          </table:table-cell>
          <table:table-cell table:formula="of:=[.$K148]*60" office:value-type="float" office:value="223504.16832" calcext:value-type="float">
            <text:p>223504.1683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[.$A149]*0.02" office:value-type="float" office:value="3.86" calcext:value-type="float">
            <text:p>3.86</text:p>
          </table:table-cell>
          <table:table-cell table:formula="of:=2*[.$A149]*[.$B149]" office:value-type="float" office:value="1103.96" calcext:value-type="float">
            <text:p>1103.96</text:p>
          </table:table-cell>
          <table:table-cell table:formula="of:=1.5*[.$A149]*[.$B149]" office:value-type="float" office:value="827.97" calcext:value-type="float">
            <text:p>827.97</text:p>
          </table:table-cell>
          <table:table-cell table:formula="of:=0.05+([.$D149]*(1+[.$A149]*[.$E$3]))/4000" office:value-type="percentage" office:value="0.33099231875" calcext:value-type="percentage">
            <text:p>33.10%</text:p>
          </table:table-cell>
          <table:table-cell table:formula="of:=2+([.$A149]*[.$F$3])" office:value-type="float" office:value="2.715" calcext:value-type="float">
            <text:p>2.715</text:p>
          </table:table-cell>
          <table:table-cell table:formula="of:=10+([.$C149]/4)" office:value-type="float" office:value="285.99" calcext:value-type="float">
            <text:p>285.99</text:p>
          </table:table-cell>
          <table:table-cell table:formula="of:=([.$G149]+([.$G$3]*[.$A149]))*(1+[.$A149]*[.$H$3])" office:value-type="float" office:value="735.71785" calcext:value-type="float">
            <text:p>735.71785</text:p>
          </table:table-cell>
          <table:table-cell table:formula="of:=1/(1+[.$A149]*[.$D$3])" office:value-type="float" office:value="0.583090379008746" calcext:value-type="float">
            <text:p>0.583090379008746</text:p>
          </table:table-cell>
          <table:table-cell table:formula="of:=[.$H149]/[.$I149]" office:value-type="float" office:value="1261.75611275" calcext:value-type="float">
            <text:p>1261.75611275</text:p>
          </table:table-cell>
          <table:table-cell table:formula="of:=[.$J149]*3" office:value-type="float" office:value="3785.26833825" calcext:value-type="float">
            <text:p>3785.26833825</text:p>
          </table:table-cell>
          <table:table-cell table:formula="of:=[.$K149]*60" office:value-type="float" office:value="227116.100295" calcext:value-type="float">
            <text:p>227116.10029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[.$A150]*0.02" office:value-type="float" office:value="3.88" calcext:value-type="float">
            <text:p>3.88</text:p>
          </table:table-cell>
          <table:table-cell table:formula="of:=2*[.$A150]*[.$B150]" office:value-type="float" office:value="1117.44" calcext:value-type="float">
            <text:p>1117.44</text:p>
          </table:table-cell>
          <table:table-cell table:formula="of:=1.5*[.$A150]*[.$B150]" office:value-type="float" office:value="838.08" calcext:value-type="float">
            <text:p>838.08</text:p>
          </table:table-cell>
          <table:table-cell table:formula="of:=0.05+([.$D150]*(1+[.$A150]*[.$E$3]))/4000" office:value-type="percentage" office:value="0.3349472" calcext:value-type="percentage">
            <text:p>33.49%</text:p>
          </table:table-cell>
          <table:table-cell table:formula="of:=2+([.$A150]*[.$F$3])" office:value-type="float" office:value="2.72" calcext:value-type="float">
            <text:p>2.72</text:p>
          </table:table-cell>
          <table:table-cell table:formula="of:=10+([.$C150]/4)" office:value-type="float" office:value="289.36" calcext:value-type="float">
            <text:p>289.36</text:p>
          </table:table-cell>
          <table:table-cell table:formula="of:=([.$G150]+([.$G$3]*[.$A150]))*(1+[.$A150]*[.$H$3])" office:value-type="float" office:value="745.3792" calcext:value-type="float">
            <text:p>745.3792</text:p>
          </table:table-cell>
          <table:table-cell table:formula="of:=1/(1+[.$A150]*[.$D$3])" office:value-type="float" office:value="0.581395348837209" calcext:value-type="float">
            <text:p>0.581395348837209</text:p>
          </table:table-cell>
          <table:table-cell table:formula="of:=[.$H150]/[.$I150]" office:value-type="float" office:value="1282.052224" calcext:value-type="float">
            <text:p>1282.052224</text:p>
          </table:table-cell>
          <table:table-cell table:formula="of:=[.$J150]*3" office:value-type="float" office:value="3846.156672" calcext:value-type="float">
            <text:p>3846.156672</text:p>
          </table:table-cell>
          <table:table-cell table:formula="of:=[.$K150]*60" office:value-type="float" office:value="230769.40032" calcext:value-type="float">
            <text:p>230769.4003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[.$A151]*0.02" office:value-type="float" office:value="3.9" calcext:value-type="float">
            <text:p>3.9</text:p>
          </table:table-cell>
          <table:table-cell table:formula="of:=2*[.$A151]*[.$B151]" office:value-type="float" office:value="1131" calcext:value-type="float">
            <text:p>1131</text:p>
          </table:table-cell>
          <table:table-cell table:formula="of:=1.5*[.$A151]*[.$B151]" office:value-type="float" office:value="848.25" calcext:value-type="float">
            <text:p>848.25</text:p>
          </table:table-cell>
          <table:table-cell table:formula="of:=0.05+([.$D151]*(1+[.$A151]*[.$E$3]))/4000" office:value-type="percentage" office:value="0.33893515625" calcext:value-type="percentage">
            <text:p>33.89%</text:p>
          </table:table-cell>
          <table:table-cell table:formula="of:=2+([.$A151]*[.$F$3])" office:value-type="float" office:value="2.725" calcext:value-type="float">
            <text:p>2.725</text:p>
          </table:table-cell>
          <table:table-cell table:formula="of:=10+([.$C151]/4)" office:value-type="float" office:value="292.75" calcext:value-type="float">
            <text:p>292.75</text:p>
          </table:table-cell>
          <table:table-cell table:formula="of:=([.$G151]+([.$G$3]*[.$A151]))*(1+[.$A151]*[.$H$3])" office:value-type="float" office:value="755.11875" calcext:value-type="float">
            <text:p>755.11875</text:p>
          </table:table-cell>
          <table:table-cell table:formula="of:=1/(1+[.$A151]*[.$D$3])" office:value-type="float" office:value="0.579710144927536" calcext:value-type="float">
            <text:p>0.579710144927536</text:p>
          </table:table-cell>
          <table:table-cell table:formula="of:=[.$H151]/[.$I151]" office:value-type="float" office:value="1302.57984375" calcext:value-type="float">
            <text:p>1302.57984375</text:p>
          </table:table-cell>
          <table:table-cell table:formula="of:=[.$J151]*3" office:value-type="float" office:value="3907.73953125" calcext:value-type="float">
            <text:p>3907.73953125</text:p>
          </table:table-cell>
          <table:table-cell table:formula="of:=[.$K151]*60" office:value-type="float" office:value="234464.371875" calcext:value-type="float">
            <text:p>234464.37187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[.$A152]*0.02" office:value-type="float" office:value="3.92" calcext:value-type="float">
            <text:p>3.92</text:p>
          </table:table-cell>
          <table:table-cell table:formula="of:=2*[.$A152]*[.$B152]" office:value-type="float" office:value="1144.64" calcext:value-type="float">
            <text:p>1144.64</text:p>
          </table:table-cell>
          <table:table-cell table:formula="of:=1.5*[.$A152]*[.$B152]" office:value-type="float" office:value="858.48" calcext:value-type="float">
            <text:p>858.48</text:p>
          </table:table-cell>
          <table:table-cell table:formula="of:=0.05+([.$D152]*(1+[.$A152]*[.$E$3]))/4000" office:value-type="percentage" office:value="0.3429563" calcext:value-type="percentage">
            <text:p>34.30%</text:p>
          </table:table-cell>
          <table:table-cell table:formula="of:=2+([.$A152]*[.$F$3])" office:value-type="float" office:value="2.73" calcext:value-type="float">
            <text:p>2.73</text:p>
          </table:table-cell>
          <table:table-cell table:formula="of:=10+([.$C152]/4)" office:value-type="float" office:value="296.16" calcext:value-type="float">
            <text:p>296.16</text:p>
          </table:table-cell>
          <table:table-cell table:formula="of:=([.$G152]+([.$G$3]*[.$A152]))*(1+[.$A152]*[.$H$3])" office:value-type="float" office:value="764.9368" calcext:value-type="float">
            <text:p>764.9368</text:p>
          </table:table-cell>
          <table:table-cell table:formula="of:=1/(1+[.$A152]*[.$D$3])" office:value-type="float" office:value="0.578034682080925" calcext:value-type="float">
            <text:p>0.578034682080925</text:p>
          </table:table-cell>
          <table:table-cell table:formula="of:=[.$H152]/[.$I152]" office:value-type="float" office:value="1323.340664" calcext:value-type="float">
            <text:p>1323.340664</text:p>
          </table:table-cell>
          <table:table-cell table:formula="of:=[.$J152]*3" office:value-type="float" office:value="3970.021992" calcext:value-type="float">
            <text:p>3970.021992</text:p>
          </table:table-cell>
          <table:table-cell table:formula="of:=[.$K152]*60" office:value-type="float" office:value="238201.31952" calcext:value-type="float">
            <text:p>238201.3195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[.$A153]*0.02" office:value-type="float" office:value="3.94" calcext:value-type="float">
            <text:p>3.94</text:p>
          </table:table-cell>
          <table:table-cell table:formula="of:=2*[.$A153]*[.$B153]" office:value-type="float" office:value="1158.36" calcext:value-type="float">
            <text:p>1158.36</text:p>
          </table:table-cell>
          <table:table-cell table:formula="of:=1.5*[.$A153]*[.$B153]" office:value-type="float" office:value="868.77" calcext:value-type="float">
            <text:p>868.77</text:p>
          </table:table-cell>
          <table:table-cell table:formula="of:=0.05+([.$D153]*(1+[.$A153]*[.$E$3]))/4000" office:value-type="percentage" office:value="0.34701074375" calcext:value-type="percentage">
            <text:p>34.70%</text:p>
          </table:table-cell>
          <table:table-cell table:formula="of:=2+([.$A153]*[.$F$3])" office:value-type="float" office:value="2.735" calcext:value-type="float">
            <text:p>2.735</text:p>
          </table:table-cell>
          <table:table-cell table:formula="of:=10+([.$C153]/4)" office:value-type="float" office:value="299.59" calcext:value-type="float">
            <text:p>299.59</text:p>
          </table:table-cell>
          <table:table-cell table:formula="of:=([.$G153]+([.$G$3]*[.$A153]))*(1+[.$A153]*[.$H$3])" office:value-type="float" office:value="774.83365" calcext:value-type="float">
            <text:p>774.83365</text:p>
          </table:table-cell>
          <table:table-cell table:formula="of:=1/(1+[.$A153]*[.$D$3])" office:value-type="float" office:value="0.576368876080692" calcext:value-type="float">
            <text:p>0.576368876080692</text:p>
          </table:table-cell>
          <table:table-cell table:formula="of:=[.$H153]/[.$I153]" office:value-type="float" office:value="1344.33638275" calcext:value-type="float">
            <text:p>1344.33638275</text:p>
          </table:table-cell>
          <table:table-cell table:formula="of:=[.$J153]*3" office:value-type="float" office:value="4033.00914825" calcext:value-type="float">
            <text:p>4033.00914825</text:p>
          </table:table-cell>
          <table:table-cell table:formula="of:=[.$K153]*60" office:value-type="float" office:value="241980.548895" calcext:value-type="float">
            <text:p>241980.54889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[.$A154]*0.02" office:value-type="float" office:value="3.96" calcext:value-type="float">
            <text:p>3.96</text:p>
          </table:table-cell>
          <table:table-cell table:formula="of:=2*[.$A154]*[.$B154]" office:value-type="float" office:value="1172.16" calcext:value-type="float">
            <text:p>1172.16</text:p>
          </table:table-cell>
          <table:table-cell table:formula="of:=1.5*[.$A154]*[.$B154]" office:value-type="float" office:value="879.12" calcext:value-type="float">
            <text:p>879.12</text:p>
          </table:table-cell>
          <table:table-cell table:formula="of:=0.05+([.$D154]*(1+[.$A154]*[.$E$3]))/4000" office:value-type="percentage" office:value="0.3510986" calcext:value-type="percentage">
            <text:p>35.11%</text:p>
          </table:table-cell>
          <table:table-cell table:formula="of:=2+([.$A154]*[.$F$3])" office:value-type="float" office:value="2.74" calcext:value-type="float">
            <text:p>2.74</text:p>
          </table:table-cell>
          <table:table-cell table:formula="of:=10+([.$C154]/4)" office:value-type="float" office:value="303.04" calcext:value-type="float">
            <text:p>303.04</text:p>
          </table:table-cell>
          <table:table-cell table:formula="of:=([.$G154]+([.$G$3]*[.$A154]))*(1+[.$A154]*[.$H$3])" office:value-type="float" office:value="784.8096" calcext:value-type="float">
            <text:p>784.8096</text:p>
          </table:table-cell>
          <table:table-cell table:formula="of:=1/(1+[.$A154]*[.$D$3])" office:value-type="float" office:value="0.574712643678161" calcext:value-type="float">
            <text:p>0.574712643678161</text:p>
          </table:table-cell>
          <table:table-cell table:formula="of:=[.$H154]/[.$I154]" office:value-type="float" office:value="1365.568704" calcext:value-type="float">
            <text:p>1365.568704</text:p>
          </table:table-cell>
          <table:table-cell table:formula="of:=[.$J154]*3" office:value-type="float" office:value="4096.706112" calcext:value-type="float">
            <text:p>4096.706112</text:p>
          </table:table-cell>
          <table:table-cell table:formula="of:=[.$K154]*60" office:value-type="float" office:value="245802.36672" calcext:value-type="float">
            <text:p>245802.3667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[.$A155]*0.02" office:value-type="float" office:value="3.98" calcext:value-type="float">
            <text:p>3.98</text:p>
          </table:table-cell>
          <table:table-cell table:formula="of:=2*[.$A155]*[.$B155]" office:value-type="float" office:value="1186.04" calcext:value-type="float">
            <text:p>1186.04</text:p>
          </table:table-cell>
          <table:table-cell table:formula="of:=1.5*[.$A155]*[.$B155]" office:value-type="float" office:value="889.53" calcext:value-type="float">
            <text:p>889.53</text:p>
          </table:table-cell>
          <table:table-cell table:formula="of:=0.05+([.$D155]*(1+[.$A155]*[.$E$3]))/4000" office:value-type="percentage" office:value="0.35521998125" calcext:value-type="percentage">
            <text:p>35.52%</text:p>
          </table:table-cell>
          <table:table-cell table:formula="of:=2+([.$A155]*[.$F$3])" office:value-type="float" office:value="2.745" calcext:value-type="float">
            <text:p>2.745</text:p>
          </table:table-cell>
          <table:table-cell table:formula="of:=10+([.$C155]/4)" office:value-type="float" office:value="306.51" calcext:value-type="float">
            <text:p>306.51</text:p>
          </table:table-cell>
          <table:table-cell table:formula="of:=([.$G155]+([.$G$3]*[.$A155]))*(1+[.$A155]*[.$H$3])" office:value-type="float" office:value="794.86495" calcext:value-type="float">
            <text:p>794.86495</text:p>
          </table:table-cell>
          <table:table-cell table:formula="of:=1/(1+[.$A155]*[.$D$3])" office:value-type="float" office:value="0.573065902578797" calcext:value-type="float">
            <text:p>0.573065902578797</text:p>
          </table:table-cell>
          <table:table-cell table:formula="of:=[.$H155]/[.$I155]" office:value-type="float" office:value="1387.03933775" calcext:value-type="float">
            <text:p>1387.03933775</text:p>
          </table:table-cell>
          <table:table-cell table:formula="of:=[.$J155]*3" office:value-type="float" office:value="4161.11801325" calcext:value-type="float">
            <text:p>4161.11801325</text:p>
          </table:table-cell>
          <table:table-cell table:formula="of:=[.$K155]*60" office:value-type="float" office:value="249667.080795" calcext:value-type="float">
            <text:p>249667.08079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[.$A156]*0.02" office:value-type="float" office:value="4" calcext:value-type="float">
            <text:p>4</text:p>
          </table:table-cell>
          <table:table-cell table:formula="of:=2*[.$A156]*[.$B156]" office:value-type="float" office:value="1200" calcext:value-type="float">
            <text:p>1200</text:p>
          </table:table-cell>
          <table:table-cell table:formula="of:=1.5*[.$A156]*[.$B156]" office:value-type="float" office:value="900" calcext:value-type="float">
            <text:p>900</text:p>
          </table:table-cell>
          <table:table-cell table:formula="of:=0.05+([.$D156]*(1+[.$A156]*[.$E$3]))/4000" office:value-type="percentage" office:value="0.359375" calcext:value-type="percentage">
            <text:p>35.94%</text:p>
          </table:table-cell>
          <table:table-cell table:formula="of:=2+([.$A156]*[.$F$3])" office:value-type="float" office:value="2.75" calcext:value-type="float">
            <text:p>2.75</text:p>
          </table:table-cell>
          <table:table-cell table:formula="of:=10+([.$C156]/4)" office:value-type="float" office:value="310" calcext:value-type="float">
            <text:p>310</text:p>
          </table:table-cell>
          <table:table-cell table:formula="of:=([.$G156]+([.$G$3]*[.$A156]))*(1+[.$A156]*[.$H$3])" office:value-type="float" office:value="805" calcext:value-type="float">
            <text:p>805</text:p>
          </table:table-cell>
          <table:table-cell table:formula="of:=1/(1+[.$A156]*[.$D$3])" office:value-type="float" office:value="0.571428571428571" calcext:value-type="float">
            <text:p>0.571428571428571</text:p>
          </table:table-cell>
          <table:table-cell table:formula="of:=[.$H156]/[.$I156]" office:value-type="float" office:value="1408.75" calcext:value-type="float">
            <text:p>1408.75</text:p>
          </table:table-cell>
          <table:table-cell table:formula="of:=[.$J156]*3" office:value-type="float" office:value="4226.25" calcext:value-type="float">
            <text:p>4226.25</text:p>
          </table:table-cell>
          <table:table-cell table:formula="of:=[.$K156]*60" office:value-type="float" office:value="253575" calcext:value-type="float">
            <text:p>25357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[.$A157]*0.02" office:value-type="float" office:value="4.02" calcext:value-type="float">
            <text:p>4.02</text:p>
          </table:table-cell>
          <table:table-cell table:formula="of:=2*[.$A157]*[.$B157]" office:value-type="float" office:value="1214.04" calcext:value-type="float">
            <text:p>1214.04</text:p>
          </table:table-cell>
          <table:table-cell table:formula="of:=1.5*[.$A157]*[.$B157]" office:value-type="float" office:value="910.53" calcext:value-type="float">
            <text:p>910.53</text:p>
          </table:table-cell>
          <table:table-cell table:formula="of:=0.05+([.$D157]*(1+[.$A157]*[.$E$3]))/4000" office:value-type="percentage" office:value="0.36356376875" calcext:value-type="percentage">
            <text:p>36.36%</text:p>
          </table:table-cell>
          <table:table-cell table:formula="of:=2+([.$A157]*[.$F$3])" office:value-type="float" office:value="2.755" calcext:value-type="float">
            <text:p>2.755</text:p>
          </table:table-cell>
          <table:table-cell table:formula="of:=10+([.$C157]/4)" office:value-type="float" office:value="313.51" calcext:value-type="float">
            <text:p>313.51</text:p>
          </table:table-cell>
          <table:table-cell table:formula="of:=([.$G157]+([.$G$3]*[.$A157]))*(1+[.$A157]*[.$H$3])" office:value-type="float" office:value="815.21505" calcext:value-type="float">
            <text:p>815.21505</text:p>
          </table:table-cell>
          <table:table-cell table:formula="of:=1/(1+[.$A157]*[.$D$3])" office:value-type="float" office:value="0.56980056980057" calcext:value-type="float">
            <text:p>0.56980056980057</text:p>
          </table:table-cell>
          <table:table-cell table:formula="of:=[.$H157]/[.$I157]" office:value-type="float" office:value="1430.70241275" calcext:value-type="float">
            <text:p>1430.70241275</text:p>
          </table:table-cell>
          <table:table-cell table:formula="of:=[.$J157]*3" office:value-type="float" office:value="4292.10723825" calcext:value-type="float">
            <text:p>4292.10723825</text:p>
          </table:table-cell>
          <table:table-cell table:formula="of:=[.$K157]*60" office:value-type="float" office:value="257526.434295" calcext:value-type="float">
            <text:p>257526.43429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[.$A158]*0.02" office:value-type="float" office:value="4.04" calcext:value-type="float">
            <text:p>4.04</text:p>
          </table:table-cell>
          <table:table-cell table:formula="of:=2*[.$A158]*[.$B158]" office:value-type="float" office:value="1228.16" calcext:value-type="float">
            <text:p>1228.16</text:p>
          </table:table-cell>
          <table:table-cell table:formula="of:=1.5*[.$A158]*[.$B158]" office:value-type="float" office:value="921.12" calcext:value-type="float">
            <text:p>921.12</text:p>
          </table:table-cell>
          <table:table-cell table:formula="of:=0.05+([.$D158]*(1+[.$A158]*[.$E$3]))/4000" office:value-type="percentage" office:value="0.3677864" calcext:value-type="percentage">
            <text:p>36.78%</text:p>
          </table:table-cell>
          <table:table-cell table:formula="of:=2+([.$A158]*[.$F$3])" office:value-type="float" office:value="2.76" calcext:value-type="float">
            <text:p>2.76</text:p>
          </table:table-cell>
          <table:table-cell table:formula="of:=10+([.$C158]/4)" office:value-type="float" office:value="317.04" calcext:value-type="float">
            <text:p>317.04</text:p>
          </table:table-cell>
          <table:table-cell table:formula="of:=([.$G158]+([.$G$3]*[.$A158]))*(1+[.$A158]*[.$H$3])" office:value-type="float" office:value="825.5104" calcext:value-type="float">
            <text:p>825.5104</text:p>
          </table:table-cell>
          <table:table-cell table:formula="of:=1/(1+[.$A158]*[.$D$3])" office:value-type="float" office:value="0.568181818181818" calcext:value-type="float">
            <text:p>0.568181818181818</text:p>
          </table:table-cell>
          <table:table-cell table:formula="of:=[.$H158]/[.$I158]" office:value-type="float" office:value="1452.898304" calcext:value-type="float">
            <text:p>1452.898304</text:p>
          </table:table-cell>
          <table:table-cell table:formula="of:=[.$J158]*3" office:value-type="float" office:value="4358.694912" calcext:value-type="float">
            <text:p>4358.694912</text:p>
          </table:table-cell>
          <table:table-cell table:formula="of:=[.$K158]*60" office:value-type="float" office:value="261521.69472" calcext:value-type="float">
            <text:p>261521.6947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[.$A159]*0.02" office:value-type="float" office:value="4.06" calcext:value-type="float">
            <text:p>4.06</text:p>
          </table:table-cell>
          <table:table-cell table:formula="of:=2*[.$A159]*[.$B159]" office:value-type="float" office:value="1242.36" calcext:value-type="float">
            <text:p>1242.36</text:p>
          </table:table-cell>
          <table:table-cell table:formula="of:=1.5*[.$A159]*[.$B159]" office:value-type="float" office:value="931.77" calcext:value-type="float">
            <text:p>931.77</text:p>
          </table:table-cell>
          <table:table-cell table:formula="of:=0.05+([.$D159]*(1+[.$A159]*[.$E$3]))/4000" office:value-type="percentage" office:value="0.37204300625" calcext:value-type="percentage">
            <text:p>37.20%</text:p>
          </table:table-cell>
          <table:table-cell table:formula="of:=2+([.$A159]*[.$F$3])" office:value-type="float" office:value="2.765" calcext:value-type="float">
            <text:p>2.765</text:p>
          </table:table-cell>
          <table:table-cell table:formula="of:=10+([.$C159]/4)" office:value-type="float" office:value="320.59" calcext:value-type="float">
            <text:p>320.59</text:p>
          </table:table-cell>
          <table:table-cell table:formula="of:=([.$G159]+([.$G$3]*[.$A159]))*(1+[.$A159]*[.$H$3])" office:value-type="float" office:value="835.88635" calcext:value-type="float">
            <text:p>835.88635</text:p>
          </table:table-cell>
          <table:table-cell table:formula="of:=1/(1+[.$A159]*[.$D$3])" office:value-type="float" office:value="0.56657223796034" calcext:value-type="float">
            <text:p>0.56657223796034</text:p>
          </table:table-cell>
          <table:table-cell table:formula="of:=[.$H159]/[.$I159]" office:value-type="float" office:value="1475.33940775" calcext:value-type="float">
            <text:p>1475.33940775</text:p>
          </table:table-cell>
          <table:table-cell table:formula="of:=[.$J159]*3" office:value-type="float" office:value="4426.01822325" calcext:value-type="float">
            <text:p>4426.01822325</text:p>
          </table:table-cell>
          <table:table-cell table:formula="of:=[.$K159]*60" office:value-type="float" office:value="265561.093395" calcext:value-type="float">
            <text:p>265561.09339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[.$A160]*0.02" office:value-type="float" office:value="4.08" calcext:value-type="float">
            <text:p>4.08</text:p>
          </table:table-cell>
          <table:table-cell table:formula="of:=2*[.$A160]*[.$B160]" office:value-type="float" office:value="1256.64" calcext:value-type="float">
            <text:p>1256.64</text:p>
          </table:table-cell>
          <table:table-cell table:formula="of:=1.5*[.$A160]*[.$B160]" office:value-type="float" office:value="942.48" calcext:value-type="float">
            <text:p>942.48</text:p>
          </table:table-cell>
          <table:table-cell table:formula="of:=0.05+([.$D160]*(1+[.$A160]*[.$E$3]))/4000" office:value-type="percentage" office:value="0.3763337" calcext:value-type="percentage">
            <text:p>37.63%</text:p>
          </table:table-cell>
          <table:table-cell table:formula="of:=2+([.$A160]*[.$F$3])" office:value-type="float" office:value="2.77" calcext:value-type="float">
            <text:p>2.77</text:p>
          </table:table-cell>
          <table:table-cell table:formula="of:=10+([.$C160]/4)" office:value-type="float" office:value="324.16" calcext:value-type="float">
            <text:p>324.16</text:p>
          </table:table-cell>
          <table:table-cell table:formula="of:=([.$G160]+([.$G$3]*[.$A160]))*(1+[.$A160]*[.$H$3])" office:value-type="float" office:value="846.3432" calcext:value-type="float">
            <text:p>846.3432</text:p>
          </table:table-cell>
          <table:table-cell table:formula="of:=1/(1+[.$A160]*[.$D$3])" office:value-type="float" office:value="0.564971751412429" calcext:value-type="float">
            <text:p>0.564971751412429</text:p>
          </table:table-cell>
          <table:table-cell table:formula="of:=[.$H160]/[.$I160]" office:value-type="float" office:value="1498.027464" calcext:value-type="float">
            <text:p>1498.027464</text:p>
          </table:table-cell>
          <table:table-cell table:formula="of:=[.$J160]*3" office:value-type="float" office:value="4494.082392" calcext:value-type="float">
            <text:p>4494.082392</text:p>
          </table:table-cell>
          <table:table-cell table:formula="of:=[.$K160]*60" office:value-type="float" office:value="269644.94352" calcext:value-type="float">
            <text:p>269644.9435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[.$A161]*0.02" office:value-type="float" office:value="4.1" calcext:value-type="float">
            <text:p>4.1</text:p>
          </table:table-cell>
          <table:table-cell table:formula="of:=2*[.$A161]*[.$B161]" office:value-type="float" office:value="1271" calcext:value-type="float">
            <text:p>1271</text:p>
          </table:table-cell>
          <table:table-cell table:formula="of:=1.5*[.$A161]*[.$B161]" office:value-type="float" office:value="953.25" calcext:value-type="float">
            <text:p>953.25</text:p>
          </table:table-cell>
          <table:table-cell table:formula="of:=0.05+([.$D161]*(1+[.$A161]*[.$E$3]))/4000" office:value-type="percentage" office:value="0.38065859375" calcext:value-type="percentage">
            <text:p>38.07%</text:p>
          </table:table-cell>
          <table:table-cell table:formula="of:=2+([.$A161]*[.$F$3])" office:value-type="float" office:value="2.775" calcext:value-type="float">
            <text:p>2.775</text:p>
          </table:table-cell>
          <table:table-cell table:formula="of:=10+([.$C161]/4)" office:value-type="float" office:value="327.75" calcext:value-type="float">
            <text:p>327.75</text:p>
          </table:table-cell>
          <table:table-cell table:formula="of:=([.$G161]+([.$G$3]*[.$A161]))*(1+[.$A161]*[.$H$3])" office:value-type="float" office:value="856.88125" calcext:value-type="float">
            <text:p>856.88125</text:p>
          </table:table-cell>
          <table:table-cell table:formula="of:=1/(1+[.$A161]*[.$D$3])" office:value-type="float" office:value="0.563380281690141" calcext:value-type="float">
            <text:p>0.563380281690141</text:p>
          </table:table-cell>
          <table:table-cell table:formula="of:=[.$H161]/[.$I161]" office:value-type="float" office:value="1520.96421875" calcext:value-type="float">
            <text:p>1520.96421875</text:p>
          </table:table-cell>
          <table:table-cell table:formula="of:=[.$J161]*3" office:value-type="float" office:value="4562.89265625" calcext:value-type="float">
            <text:p>4562.89265625</text:p>
          </table:table-cell>
          <table:table-cell table:formula="of:=[.$K161]*60" office:value-type="float" office:value="273773.559375" calcext:value-type="float">
            <text:p>273773.55937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[.$A162]*0.02" office:value-type="float" office:value="4.12" calcext:value-type="float">
            <text:p>4.12</text:p>
          </table:table-cell>
          <table:table-cell table:formula="of:=2*[.$A162]*[.$B162]" office:value-type="float" office:value="1285.44" calcext:value-type="float">
            <text:p>1285.44</text:p>
          </table:table-cell>
          <table:table-cell table:formula="of:=1.5*[.$A162]*[.$B162]" office:value-type="float" office:value="964.08" calcext:value-type="float">
            <text:p>964.08</text:p>
          </table:table-cell>
          <table:table-cell table:formula="of:=0.05+([.$D162]*(1+[.$A162]*[.$E$3]))/4000" office:value-type="percentage" office:value="0.3850178" calcext:value-type="percentage">
            <text:p>38.50%</text:p>
          </table:table-cell>
          <table:table-cell table:formula="of:=2+([.$A162]*[.$F$3])" office:value-type="float" office:value="2.78" calcext:value-type="float">
            <text:p>2.78</text:p>
          </table:table-cell>
          <table:table-cell table:formula="of:=10+([.$C162]/4)" office:value-type="float" office:value="331.36" calcext:value-type="float">
            <text:p>331.36</text:p>
          </table:table-cell>
          <table:table-cell table:formula="of:=([.$G162]+([.$G$3]*[.$A162]))*(1+[.$A162]*[.$H$3])" office:value-type="float" office:value="867.5008" calcext:value-type="float">
            <text:p>867.5008</text:p>
          </table:table-cell>
          <table:table-cell table:formula="of:=1/(1+[.$A162]*[.$D$3])" office:value-type="float" office:value="0.561797752808989" calcext:value-type="float">
            <text:p>0.561797752808989</text:p>
          </table:table-cell>
          <table:table-cell table:formula="of:=[.$H162]/[.$I162]" office:value-type="float" office:value="1544.151424" calcext:value-type="float">
            <text:p>1544.151424</text:p>
          </table:table-cell>
          <table:table-cell table:formula="of:=[.$J162]*3" office:value-type="float" office:value="4632.454272" calcext:value-type="float">
            <text:p>4632.454272</text:p>
          </table:table-cell>
          <table:table-cell table:formula="of:=[.$K162]*60" office:value-type="float" office:value="277947.25632" calcext:value-type="float">
            <text:p>277947.2563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[.$A163]*0.02" office:value-type="float" office:value="4.14" calcext:value-type="float">
            <text:p>4.14</text:p>
          </table:table-cell>
          <table:table-cell table:formula="of:=2*[.$A163]*[.$B163]" office:value-type="float" office:value="1299.96" calcext:value-type="float">
            <text:p>1299.96</text:p>
          </table:table-cell>
          <table:table-cell table:formula="of:=1.5*[.$A163]*[.$B163]" office:value-type="float" office:value="974.97" calcext:value-type="float">
            <text:p>974.97</text:p>
          </table:table-cell>
          <table:table-cell table:formula="of:=0.05+([.$D163]*(1+[.$A163]*[.$E$3]))/4000" office:value-type="percentage" office:value="0.38941143125" calcext:value-type="percentage">
            <text:p>38.94%</text:p>
          </table:table-cell>
          <table:table-cell table:formula="of:=2+([.$A163]*[.$F$3])" office:value-type="float" office:value="2.785" calcext:value-type="float">
            <text:p>2.785</text:p>
          </table:table-cell>
          <table:table-cell table:formula="of:=10+([.$C163]/4)" office:value-type="float" office:value="334.99" calcext:value-type="float">
            <text:p>334.99</text:p>
          </table:table-cell>
          <table:table-cell table:formula="of:=([.$G163]+([.$G$3]*[.$A163]))*(1+[.$A163]*[.$H$3])" office:value-type="float" office:value="878.20215" calcext:value-type="float">
            <text:p>878.20215</text:p>
          </table:table-cell>
          <table:table-cell table:formula="of:=1/(1+[.$A163]*[.$D$3])" office:value-type="float" office:value="0.560224089635854" calcext:value-type="float">
            <text:p>0.560224089635854</text:p>
          </table:table-cell>
          <table:table-cell table:formula="of:=[.$H163]/[.$I163]" office:value-type="float" office:value="1567.59083775" calcext:value-type="float">
            <text:p>1567.59083775</text:p>
          </table:table-cell>
          <table:table-cell table:formula="of:=[.$J163]*3" office:value-type="float" office:value="4702.77251325" calcext:value-type="float">
            <text:p>4702.77251325</text:p>
          </table:table-cell>
          <table:table-cell table:formula="of:=[.$K163]*60" office:value-type="float" office:value="282166.350795" calcext:value-type="float">
            <text:p>282166.35079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[.$A164]*0.02" office:value-type="float" office:value="4.16" calcext:value-type="float">
            <text:p>4.16</text:p>
          </table:table-cell>
          <table:table-cell table:formula="of:=2*[.$A164]*[.$B164]" office:value-type="float" office:value="1314.56" calcext:value-type="float">
            <text:p>1314.56</text:p>
          </table:table-cell>
          <table:table-cell table:formula="of:=1.5*[.$A164]*[.$B164]" office:value-type="float" office:value="985.92" calcext:value-type="float">
            <text:p>985.92</text:p>
          </table:table-cell>
          <table:table-cell table:formula="of:=0.05+([.$D164]*(1+[.$A164]*[.$E$3]))/4000" office:value-type="percentage" office:value="0.3938396" calcext:value-type="percentage">
            <text:p>39.38%</text:p>
          </table:table-cell>
          <table:table-cell table:formula="of:=2+([.$A164]*[.$F$3])" office:value-type="float" office:value="2.79" calcext:value-type="float">
            <text:p>2.79</text:p>
          </table:table-cell>
          <table:table-cell table:formula="of:=10+([.$C164]/4)" office:value-type="float" office:value="338.64" calcext:value-type="float">
            <text:p>338.64</text:p>
          </table:table-cell>
          <table:table-cell table:formula="of:=([.$G164]+([.$G$3]*[.$A164]))*(1+[.$A164]*[.$H$3])" office:value-type="float" office:value="888.9856" calcext:value-type="float">
            <text:p>888.9856</text:p>
          </table:table-cell>
          <table:table-cell table:formula="of:=1/(1+[.$A164]*[.$D$3])" office:value-type="float" office:value="0.558659217877095" calcext:value-type="float">
            <text:p>0.558659217877095</text:p>
          </table:table-cell>
          <table:table-cell table:formula="of:=[.$H164]/[.$I164]" office:value-type="float" office:value="1591.284224" calcext:value-type="float">
            <text:p>1591.284224</text:p>
          </table:table-cell>
          <table:table-cell table:formula="of:=[.$J164]*3" office:value-type="float" office:value="4773.852672" calcext:value-type="float">
            <text:p>4773.852672</text:p>
          </table:table-cell>
          <table:table-cell table:formula="of:=[.$K164]*60" office:value-type="float" office:value="286431.16032" calcext:value-type="float">
            <text:p>286431.1603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[.$A165]*0.02" office:value-type="float" office:value="4.18" calcext:value-type="float">
            <text:p>4.18</text:p>
          </table:table-cell>
          <table:table-cell table:formula="of:=2*[.$A165]*[.$B165]" office:value-type="float" office:value="1329.24" calcext:value-type="float">
            <text:p>1329.24</text:p>
          </table:table-cell>
          <table:table-cell table:formula="of:=1.5*[.$A165]*[.$B165]" office:value-type="float" office:value="996.93" calcext:value-type="float">
            <text:p>996.93</text:p>
          </table:table-cell>
          <table:table-cell table:formula="of:=0.05+([.$D165]*(1+[.$A165]*[.$E$3]))/4000" office:value-type="percentage" office:value="0.39830241875" calcext:value-type="percentage">
            <text:p>39.83%</text:p>
          </table:table-cell>
          <table:table-cell table:formula="of:=2+([.$A165]*[.$F$3])" office:value-type="float" office:value="2.795" calcext:value-type="float">
            <text:p>2.795</text:p>
          </table:table-cell>
          <table:table-cell table:formula="of:=10+([.$C165]/4)" office:value-type="float" office:value="342.31" calcext:value-type="float">
            <text:p>342.31</text:p>
          </table:table-cell>
          <table:table-cell table:formula="of:=([.$G165]+([.$G$3]*[.$A165]))*(1+[.$A165]*[.$H$3])" office:value-type="float" office:value="899.85145" calcext:value-type="float">
            <text:p>899.85145</text:p>
          </table:table-cell>
          <table:table-cell table:formula="of:=1/(1+[.$A165]*[.$D$3])" office:value-type="float" office:value="0.557103064066852" calcext:value-type="float">
            <text:p>0.557103064066852</text:p>
          </table:table-cell>
          <table:table-cell table:formula="of:=[.$H165]/[.$I165]" office:value-type="float" office:value="1615.23335275" calcext:value-type="float">
            <text:p>1615.23335275</text:p>
          </table:table-cell>
          <table:table-cell table:formula="of:=[.$J165]*3" office:value-type="float" office:value="4845.70005825" calcext:value-type="float">
            <text:p>4845.70005825</text:p>
          </table:table-cell>
          <table:table-cell table:formula="of:=[.$K165]*60" office:value-type="float" office:value="290742.003495" calcext:value-type="float">
            <text:p>290742.00349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[.$A166]*0.02" office:value-type="float" office:value="4.2" calcext:value-type="float">
            <text:p>4.2</text:p>
          </table:table-cell>
          <table:table-cell table:formula="of:=2*[.$A166]*[.$B166]" office:value-type="float" office:value="1344" calcext:value-type="float">
            <text:p>1344</text:p>
          </table:table-cell>
          <table:table-cell table:formula="of:=1.5*[.$A166]*[.$B166]" office:value-type="float" office:value="1008" calcext:value-type="float">
            <text:p>1008</text:p>
          </table:table-cell>
          <table:table-cell table:formula="of:=0.05+([.$D166]*(1+[.$A166]*[.$E$3]))/4000" office:value-type="percentage" office:value="0.4028" calcext:value-type="percentage">
            <text:p>40.28%</text:p>
          </table:table-cell>
          <table:table-cell table:formula="of:=2+([.$A166]*[.$F$3])" office:value-type="float" office:value="2.8" calcext:value-type="float">
            <text:p>2.8</text:p>
          </table:table-cell>
          <table:table-cell table:formula="of:=10+([.$C166]/4)" office:value-type="float" office:value="346" calcext:value-type="float">
            <text:p>346</text:p>
          </table:table-cell>
          <table:table-cell table:formula="of:=([.$G166]+([.$G$3]*[.$A166]))*(1+[.$A166]*[.$H$3])" office:value-type="float" office:value="910.8" calcext:value-type="float">
            <text:p>910.8</text:p>
          </table:table-cell>
          <table:table-cell table:formula="of:=1/(1+[.$A166]*[.$D$3])" office:value-type="float" office:value="0.555555555555556" calcext:value-type="float">
            <text:p>0.555555555555556</text:p>
          </table:table-cell>
          <table:table-cell table:formula="of:=[.$H166]/[.$I166]" office:value-type="float" office:value="1639.44" calcext:value-type="float">
            <text:p>1639.44</text:p>
          </table:table-cell>
          <table:table-cell table:formula="of:=[.$J166]*3" office:value-type="float" office:value="4918.32" calcext:value-type="float">
            <text:p>4918.32</text:p>
          </table:table-cell>
          <table:table-cell table:formula="of:=[.$K166]*60" office:value-type="float" office:value="295099.2" calcext:value-type="float">
            <text:p>295099.2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[.$A167]*0.02" office:value-type="float" office:value="4.22" calcext:value-type="float">
            <text:p>4.22</text:p>
          </table:table-cell>
          <table:table-cell table:formula="of:=2*[.$A167]*[.$B167]" office:value-type="float" office:value="1358.84" calcext:value-type="float">
            <text:p>1358.84</text:p>
          </table:table-cell>
          <table:table-cell table:formula="of:=1.5*[.$A167]*[.$B167]" office:value-type="float" office:value="1019.13" calcext:value-type="float">
            <text:p>1019.13</text:p>
          </table:table-cell>
          <table:table-cell table:formula="of:=0.05+([.$D167]*(1+[.$A167]*[.$E$3]))/4000" office:value-type="percentage" office:value="0.40733245625" calcext:value-type="percentage">
            <text:p>40.73%</text:p>
          </table:table-cell>
          <table:table-cell table:formula="of:=2+([.$A167]*[.$F$3])" office:value-type="float" office:value="2.805" calcext:value-type="float">
            <text:p>2.805</text:p>
          </table:table-cell>
          <table:table-cell table:formula="of:=10+([.$C167]/4)" office:value-type="float" office:value="349.71" calcext:value-type="float">
            <text:p>349.71</text:p>
          </table:table-cell>
          <table:table-cell table:formula="of:=([.$G167]+([.$G$3]*[.$A167]))*(1+[.$A167]*[.$H$3])" office:value-type="float" office:value="921.83155" calcext:value-type="float">
            <text:p>921.83155</text:p>
          </table:table-cell>
          <table:table-cell table:formula="of:=1/(1+[.$A167]*[.$D$3])" office:value-type="float" office:value="0.554016620498615" calcext:value-type="float">
            <text:p>0.554016620498615</text:p>
          </table:table-cell>
          <table:table-cell table:formula="of:=[.$H167]/[.$I167]" office:value-type="float" office:value="1663.90594775" calcext:value-type="float">
            <text:p>1663.90594775</text:p>
          </table:table-cell>
          <table:table-cell table:formula="of:=[.$J167]*3" office:value-type="float" office:value="4991.71784325" calcext:value-type="float">
            <text:p>4991.71784325</text:p>
          </table:table-cell>
          <table:table-cell table:formula="of:=[.$K167]*60" office:value-type="float" office:value="299503.070595" calcext:value-type="float">
            <text:p>299503.07059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[.$A168]*0.02" office:value-type="float" office:value="4.24" calcext:value-type="float">
            <text:p>4.24</text:p>
          </table:table-cell>
          <table:table-cell table:formula="of:=2*[.$A168]*[.$B168]" office:value-type="float" office:value="1373.76" calcext:value-type="float">
            <text:p>1373.76</text:p>
          </table:table-cell>
          <table:table-cell table:formula="of:=1.5*[.$A168]*[.$B168]" office:value-type="float" office:value="1030.32" calcext:value-type="float">
            <text:p>1030.32</text:p>
          </table:table-cell>
          <table:table-cell table:formula="of:=0.05+([.$D168]*(1+[.$A168]*[.$E$3]))/4000" office:value-type="percentage" office:value="0.4118999" calcext:value-type="percentage">
            <text:p>41.19%</text:p>
          </table:table-cell>
          <table:table-cell table:formula="of:=2+([.$A168]*[.$F$3])" office:value-type="float" office:value="2.81" calcext:value-type="float">
            <text:p>2.81</text:p>
          </table:table-cell>
          <table:table-cell table:formula="of:=10+([.$C168]/4)" office:value-type="float" office:value="353.44" calcext:value-type="float">
            <text:p>353.44</text:p>
          </table:table-cell>
          <table:table-cell table:formula="of:=([.$G168]+([.$G$3]*[.$A168]))*(1+[.$A168]*[.$H$3])" office:value-type="float" office:value="932.9464" calcext:value-type="float">
            <text:p>932.9464</text:p>
          </table:table-cell>
          <table:table-cell table:formula="of:=1/(1+[.$A168]*[.$D$3])" office:value-type="float" office:value="0.552486187845304" calcext:value-type="float">
            <text:p>0.552486187845304</text:p>
          </table:table-cell>
          <table:table-cell table:formula="of:=[.$H168]/[.$I168]" office:value-type="float" office:value="1688.632984" calcext:value-type="float">
            <text:p>1688.632984</text:p>
          </table:table-cell>
          <table:table-cell table:formula="of:=[.$J168]*3" office:value-type="float" office:value="5065.898952" calcext:value-type="float">
            <text:p>5065.898952</text:p>
          </table:table-cell>
          <table:table-cell table:formula="of:=[.$K168]*60" office:value-type="float" office:value="303953.93712" calcext:value-type="float">
            <text:p>303953.9371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[.$A169]*0.02" office:value-type="float" office:value="4.26" calcext:value-type="float">
            <text:p>4.26</text:p>
          </table:table-cell>
          <table:table-cell table:formula="of:=2*[.$A169]*[.$B169]" office:value-type="float" office:value="1388.76" calcext:value-type="float">
            <text:p>1388.76</text:p>
          </table:table-cell>
          <table:table-cell table:formula="of:=1.5*[.$A169]*[.$B169]" office:value-type="float" office:value="1041.57" calcext:value-type="float">
            <text:p>1041.57</text:p>
          </table:table-cell>
          <table:table-cell table:formula="of:=0.05+([.$D169]*(1+[.$A169]*[.$E$3]))/4000" office:value-type="percentage" office:value="0.41650244375" calcext:value-type="percentage">
            <text:p>41.65%</text:p>
          </table:table-cell>
          <table:table-cell table:formula="of:=2+([.$A169]*[.$F$3])" office:value-type="float" office:value="2.815" calcext:value-type="float">
            <text:p>2.815</text:p>
          </table:table-cell>
          <table:table-cell table:formula="of:=10+([.$C169]/4)" office:value-type="float" office:value="357.19" calcext:value-type="float">
            <text:p>357.19</text:p>
          </table:table-cell>
          <table:table-cell table:formula="of:=([.$G169]+([.$G$3]*[.$A169]))*(1+[.$A169]*[.$H$3])" office:value-type="float" office:value="944.14485" calcext:value-type="float">
            <text:p>944.14485</text:p>
          </table:table-cell>
          <table:table-cell table:formula="of:=1/(1+[.$A169]*[.$D$3])" office:value-type="float" office:value="0.550964187327824" calcext:value-type="float">
            <text:p>0.550964187327824</text:p>
          </table:table-cell>
          <table:table-cell table:formula="of:=[.$H169]/[.$I169]" office:value-type="float" office:value="1713.62290275" calcext:value-type="float">
            <text:p>1713.62290275</text:p>
          </table:table-cell>
          <table:table-cell table:formula="of:=[.$J169]*3" office:value-type="float" office:value="5140.86870825" calcext:value-type="float">
            <text:p>5140.86870825</text:p>
          </table:table-cell>
          <table:table-cell table:formula="of:=[.$K169]*60" office:value-type="float" office:value="308452.122495" calcext:value-type="float">
            <text:p>308452.12249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[.$A170]*0.02" office:value-type="float" office:value="4.28" calcext:value-type="float">
            <text:p>4.28</text:p>
          </table:table-cell>
          <table:table-cell table:formula="of:=2*[.$A170]*[.$B170]" office:value-type="float" office:value="1403.84" calcext:value-type="float">
            <text:p>1403.84</text:p>
          </table:table-cell>
          <table:table-cell table:formula="of:=1.5*[.$A170]*[.$B170]" office:value-type="float" office:value="1052.88" calcext:value-type="float">
            <text:p>1052.88</text:p>
          </table:table-cell>
          <table:table-cell table:formula="of:=0.05+([.$D170]*(1+[.$A170]*[.$E$3]))/4000" office:value-type="percentage" office:value="0.4211402" calcext:value-type="percentage">
            <text:p>42.11%</text:p>
          </table:table-cell>
          <table:table-cell table:formula="of:=2+([.$A170]*[.$F$3])" office:value-type="float" office:value="2.82" calcext:value-type="float">
            <text:p>2.82</text:p>
          </table:table-cell>
          <table:table-cell table:formula="of:=10+([.$C170]/4)" office:value-type="float" office:value="360.96" calcext:value-type="float">
            <text:p>360.96</text:p>
          </table:table-cell>
          <table:table-cell table:formula="of:=([.$G170]+([.$G$3]*[.$A170]))*(1+[.$A170]*[.$H$3])" office:value-type="float" office:value="955.4272" calcext:value-type="float">
            <text:p>955.4272</text:p>
          </table:table-cell>
          <table:table-cell table:formula="of:=1/(1+[.$A170]*[.$D$3])" office:value-type="float" office:value="0.549450549450549" calcext:value-type="float">
            <text:p>0.549450549450549</text:p>
          </table:table-cell>
          <table:table-cell table:formula="of:=[.$H170]/[.$I170]" office:value-type="float" office:value="1738.877504" calcext:value-type="float">
            <text:p>1738.877504</text:p>
          </table:table-cell>
          <table:table-cell table:formula="of:=[.$J170]*3" office:value-type="float" office:value="5216.632512" calcext:value-type="float">
            <text:p>5216.632512</text:p>
          </table:table-cell>
          <table:table-cell table:formula="of:=[.$K170]*60" office:value-type="float" office:value="312997.95072" calcext:value-type="float">
            <text:p>312997.9507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[.$A171]*0.02" office:value-type="float" office:value="4.3" calcext:value-type="float">
            <text:p>4.3</text:p>
          </table:table-cell>
          <table:table-cell table:formula="of:=2*[.$A171]*[.$B171]" office:value-type="float" office:value="1419" calcext:value-type="float">
            <text:p>1419</text:p>
          </table:table-cell>
          <table:table-cell table:formula="of:=1.5*[.$A171]*[.$B171]" office:value-type="float" office:value="1064.25" calcext:value-type="float">
            <text:p>1064.25</text:p>
          </table:table-cell>
          <table:table-cell table:formula="of:=0.05+([.$D171]*(1+[.$A171]*[.$E$3]))/4000" office:value-type="percentage" office:value="0.42581328125" calcext:value-type="percentage">
            <text:p>42.58%</text:p>
          </table:table-cell>
          <table:table-cell table:formula="of:=2+([.$A171]*[.$F$3])" office:value-type="float" office:value="2.825" calcext:value-type="float">
            <text:p>2.825</text:p>
          </table:table-cell>
          <table:table-cell table:formula="of:=10+([.$C171]/4)" office:value-type="float" office:value="364.75" calcext:value-type="float">
            <text:p>364.75</text:p>
          </table:table-cell>
          <table:table-cell table:formula="of:=([.$G171]+([.$G$3]*[.$A171]))*(1+[.$A171]*[.$H$3])" office:value-type="float" office:value="966.79375" calcext:value-type="float">
            <text:p>966.79375</text:p>
          </table:table-cell>
          <table:table-cell table:formula="of:=1/(1+[.$A171]*[.$D$3])" office:value-type="float" office:value="0.547945205479452" calcext:value-type="float">
            <text:p>0.547945205479452</text:p>
          </table:table-cell>
          <table:table-cell table:formula="of:=[.$H171]/[.$I171]" office:value-type="float" office:value="1764.39859375" calcext:value-type="float">
            <text:p>1764.39859375</text:p>
          </table:table-cell>
          <table:table-cell table:formula="of:=[.$J171]*3" office:value-type="float" office:value="5293.19578125" calcext:value-type="float">
            <text:p>5293.19578125</text:p>
          </table:table-cell>
          <table:table-cell table:formula="of:=[.$K171]*60" office:value-type="float" office:value="317591.746875" calcext:value-type="float">
            <text:p>317591.74687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[.$A172]*0.02" office:value-type="float" office:value="4.32" calcext:value-type="float">
            <text:p>4.32</text:p>
          </table:table-cell>
          <table:table-cell table:formula="of:=2*[.$A172]*[.$B172]" office:value-type="float" office:value="1434.24" calcext:value-type="float">
            <text:p>1434.24</text:p>
          </table:table-cell>
          <table:table-cell table:formula="of:=1.5*[.$A172]*[.$B172]" office:value-type="float" office:value="1075.68" calcext:value-type="float">
            <text:p>1075.68</text:p>
          </table:table-cell>
          <table:table-cell table:formula="of:=0.05+([.$D172]*(1+[.$A172]*[.$E$3]))/4000" office:value-type="percentage" office:value="0.4305218" calcext:value-type="percentage">
            <text:p>43.05%</text:p>
          </table:table-cell>
          <table:table-cell table:formula="of:=2+([.$A172]*[.$F$3])" office:value-type="float" office:value="2.83" calcext:value-type="float">
            <text:p>2.83</text:p>
          </table:table-cell>
          <table:table-cell table:formula="of:=10+([.$C172]/4)" office:value-type="float" office:value="368.56" calcext:value-type="float">
            <text:p>368.56</text:p>
          </table:table-cell>
          <table:table-cell table:formula="of:=([.$G172]+([.$G$3]*[.$A172]))*(1+[.$A172]*[.$H$3])" office:value-type="float" office:value="978.2448" calcext:value-type="float">
            <text:p>978.2448</text:p>
          </table:table-cell>
          <table:table-cell table:formula="of:=1/(1+[.$A172]*[.$D$3])" office:value-type="float" office:value="0.546448087431694" calcext:value-type="float">
            <text:p>0.546448087431694</text:p>
          </table:table-cell>
          <table:table-cell table:formula="of:=[.$H172]/[.$I172]" office:value-type="float" office:value="1790.187984" calcext:value-type="float">
            <text:p>1790.187984</text:p>
          </table:table-cell>
          <table:table-cell table:formula="of:=[.$J172]*3" office:value-type="float" office:value="5370.563952" calcext:value-type="float">
            <text:p>5370.563952</text:p>
          </table:table-cell>
          <table:table-cell table:formula="of:=[.$K172]*60" office:value-type="float" office:value="322233.83712" calcext:value-type="float">
            <text:p>322233.8371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[.$A173]*0.02" office:value-type="float" office:value="4.34" calcext:value-type="float">
            <text:p>4.34</text:p>
          </table:table-cell>
          <table:table-cell table:formula="of:=2*[.$A173]*[.$B173]" office:value-type="float" office:value="1449.56" calcext:value-type="float">
            <text:p>1449.56</text:p>
          </table:table-cell>
          <table:table-cell table:formula="of:=1.5*[.$A173]*[.$B173]" office:value-type="float" office:value="1087.17" calcext:value-type="float">
            <text:p>1087.17</text:p>
          </table:table-cell>
          <table:table-cell table:formula="of:=0.05+([.$D173]*(1+[.$A173]*[.$E$3]))/4000" office:value-type="percentage" office:value="0.43526586875" calcext:value-type="percentage">
            <text:p>43.53%</text:p>
          </table:table-cell>
          <table:table-cell table:formula="of:=2+([.$A173]*[.$F$3])" office:value-type="float" office:value="2.835" calcext:value-type="float">
            <text:p>2.835</text:p>
          </table:table-cell>
          <table:table-cell table:formula="of:=10+([.$C173]/4)" office:value-type="float" office:value="372.39" calcext:value-type="float">
            <text:p>372.39</text:p>
          </table:table-cell>
          <table:table-cell table:formula="of:=([.$G173]+([.$G$3]*[.$A173]))*(1+[.$A173]*[.$H$3])" office:value-type="float" office:value="989.78065" calcext:value-type="float">
            <text:p>989.78065</text:p>
          </table:table-cell>
          <table:table-cell table:formula="of:=1/(1+[.$A173]*[.$D$3])" office:value-type="float" office:value="0.544959128065395" calcext:value-type="float">
            <text:p>0.544959128065395</text:p>
          </table:table-cell>
          <table:table-cell table:formula="of:=[.$H173]/[.$I173]" office:value-type="float" office:value="1816.24749275" calcext:value-type="float">
            <text:p>1816.24749275</text:p>
          </table:table-cell>
          <table:table-cell table:formula="of:=[.$J173]*3" office:value-type="float" office:value="5448.74247825" calcext:value-type="float">
            <text:p>5448.74247825</text:p>
          </table:table-cell>
          <table:table-cell table:formula="of:=[.$K173]*60" office:value-type="float" office:value="326924.548695" calcext:value-type="float">
            <text:p>326924.54869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[.$A174]*0.02" office:value-type="float" office:value="4.36" calcext:value-type="float">
            <text:p>4.36</text:p>
          </table:table-cell>
          <table:table-cell table:formula="of:=2*[.$A174]*[.$B174]" office:value-type="float" office:value="1464.96" calcext:value-type="float">
            <text:p>1464.96</text:p>
          </table:table-cell>
          <table:table-cell table:formula="of:=1.5*[.$A174]*[.$B174]" office:value-type="float" office:value="1098.72" calcext:value-type="float">
            <text:p>1098.72</text:p>
          </table:table-cell>
          <table:table-cell table:formula="of:=0.05+([.$D174]*(1+[.$A174]*[.$E$3]))/4000" office:value-type="percentage" office:value="0.4400456" calcext:value-type="percentage">
            <text:p>44.00%</text:p>
          </table:table-cell>
          <table:table-cell table:formula="of:=2+([.$A174]*[.$F$3])" office:value-type="float" office:value="2.84" calcext:value-type="float">
            <text:p>2.84</text:p>
          </table:table-cell>
          <table:table-cell table:formula="of:=10+([.$C174]/4)" office:value-type="float" office:value="376.24" calcext:value-type="float">
            <text:p>376.24</text:p>
          </table:table-cell>
          <table:table-cell table:formula="of:=([.$G174]+([.$G$3]*[.$A174]))*(1+[.$A174]*[.$H$3])" office:value-type="float" office:value="1001.4016" calcext:value-type="float">
            <text:p>1001.4016</text:p>
          </table:table-cell>
          <table:table-cell table:formula="of:=1/(1+[.$A174]*[.$D$3])" office:value-type="float" office:value="0.543478260869565" calcext:value-type="float">
            <text:p>0.543478260869565</text:p>
          </table:table-cell>
          <table:table-cell table:formula="of:=[.$H174]/[.$I174]" office:value-type="float" office:value="1842.578944" calcext:value-type="float">
            <text:p>1842.578944</text:p>
          </table:table-cell>
          <table:table-cell table:formula="of:=[.$J174]*3" office:value-type="float" office:value="5527.736832" calcext:value-type="float">
            <text:p>5527.736832</text:p>
          </table:table-cell>
          <table:table-cell table:formula="of:=[.$K174]*60" office:value-type="float" office:value="331664.20992" calcext:value-type="float">
            <text:p>331664.20992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[.$A175]*0.02" office:value-type="float" office:value="4.38" calcext:value-type="float">
            <text:p>4.38</text:p>
          </table:table-cell>
          <table:table-cell table:formula="of:=2*[.$A175]*[.$B175]" office:value-type="float" office:value="1480.44" calcext:value-type="float">
            <text:p>1480.44</text:p>
          </table:table-cell>
          <table:table-cell table:formula="of:=1.5*[.$A175]*[.$B175]" office:value-type="float" office:value="1110.33" calcext:value-type="float">
            <text:p>1110.33</text:p>
          </table:table-cell>
          <table:table-cell table:formula="of:=0.05+([.$D175]*(1+[.$A175]*[.$E$3]))/4000" office:value-type="percentage" office:value="0.44486110625" calcext:value-type="percentage">
            <text:p>44.49%</text:p>
          </table:table-cell>
          <table:table-cell table:formula="of:=2+([.$A175]*[.$F$3])" office:value-type="float" office:value="2.845" calcext:value-type="float">
            <text:p>2.845</text:p>
          </table:table-cell>
          <table:table-cell table:formula="of:=10+([.$C175]/4)" office:value-type="float" office:value="380.11" calcext:value-type="float">
            <text:p>380.11</text:p>
          </table:table-cell>
          <table:table-cell table:formula="of:=([.$G175]+([.$G$3]*[.$A175]))*(1+[.$A175]*[.$H$3])" office:value-type="float" office:value="1013.10795" calcext:value-type="float">
            <text:p>1013.10795</text:p>
          </table:table-cell>
          <table:table-cell table:formula="of:=1/(1+[.$A175]*[.$D$3])" office:value-type="float" office:value="0.542005420054201" calcext:value-type="float">
            <text:p>0.542005420054201</text:p>
          </table:table-cell>
          <table:table-cell table:formula="of:=[.$H175]/[.$I175]" office:value-type="float" office:value="1869.18416775" calcext:value-type="float">
            <text:p>1869.18416775</text:p>
          </table:table-cell>
          <table:table-cell table:formula="of:=[.$J175]*3" office:value-type="float" office:value="5607.55250325" calcext:value-type="float">
            <text:p>5607.55250325</text:p>
          </table:table-cell>
          <table:table-cell table:formula="of:=[.$K175]*60" office:value-type="float" office:value="336453.150195" calcext:value-type="float">
            <text:p>336453.15019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[.$A176]*0.02" office:value-type="float" office:value="4.4" calcext:value-type="float">
            <text:p>4.4</text:p>
          </table:table-cell>
          <table:table-cell table:formula="of:=2*[.$A176]*[.$B176]" office:value-type="float" office:value="1496" calcext:value-type="float">
            <text:p>1496</text:p>
          </table:table-cell>
          <table:table-cell table:formula="of:=1.5*[.$A176]*[.$B176]" office:value-type="float" office:value="1122" calcext:value-type="float">
            <text:p>1122</text:p>
          </table:table-cell>
          <table:table-cell table:formula="of:=0.05+([.$D176]*(1+[.$A176]*[.$E$3]))/4000" office:value-type="percentage" office:value="0.4497125" calcext:value-type="percentage">
            <text:p>44.97%</text:p>
          </table:table-cell>
          <table:table-cell table:formula="of:=2+([.$A176]*[.$F$3])" office:value-type="float" office:value="2.85" calcext:value-type="float">
            <text:p>2.85</text:p>
          </table:table-cell>
          <table:table-cell table:formula="of:=10+([.$C176]/4)" office:value-type="float" office:value="384" calcext:value-type="float">
            <text:p>384</text:p>
          </table:table-cell>
          <table:table-cell table:formula="of:=([.$G176]+([.$G$3]*[.$A176]))*(1+[.$A176]*[.$H$3])" office:value-type="float" office:value="1024.9" calcext:value-type="float">
            <text:p>1024.9</text:p>
          </table:table-cell>
          <table:table-cell table:formula="of:=1/(1+[.$A176]*[.$D$3])" office:value-type="float" office:value="0.540540540540541" calcext:value-type="float">
            <text:p>0.540540540540541</text:p>
          </table:table-cell>
          <table:table-cell table:formula="of:=[.$H176]/[.$I176]" office:value-type="float" office:value="1896.065" calcext:value-type="float">
            <text:p>1896.065</text:p>
          </table:table-cell>
          <table:table-cell table:formula="of:=[.$J176]*3" office:value-type="float" office:value="5688.195" calcext:value-type="float">
            <text:p>5688.195</text:p>
          </table:table-cell>
          <table:table-cell table:formula="of:=[.$K176]*60" office:value-type="float" office:value="341291.7" calcext:value-type="float">
            <text:p>341291.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[.$A177]*0.02" office:value-type="float" office:value="4.42" calcext:value-type="float">
            <text:p>4.42</text:p>
          </table:table-cell>
          <table:table-cell table:formula="of:=2*[.$A177]*[.$B177]" office:value-type="float" office:value="1511.64" calcext:value-type="float">
            <text:p>1511.64</text:p>
          </table:table-cell>
          <table:table-cell table:formula="of:=1.5*[.$A177]*[.$B177]" office:value-type="float" office:value="1133.73" calcext:value-type="float">
            <text:p>1133.73</text:p>
          </table:table-cell>
          <table:table-cell table:formula="of:=0.05+([.$D177]*(1+[.$A177]*[.$E$3]))/4000" office:value-type="percentage" office:value="0.45459989375" calcext:value-type="percentage">
            <text:p>45.46%</text:p>
          </table:table-cell>
          <table:table-cell table:formula="of:=2+([.$A177]*[.$F$3])" office:value-type="float" office:value="2.855" calcext:value-type="float">
            <text:p>2.855</text:p>
          </table:table-cell>
          <table:table-cell table:formula="of:=10+([.$C177]/4)" office:value-type="float" office:value="387.91" calcext:value-type="float">
            <text:p>387.91</text:p>
          </table:table-cell>
          <table:table-cell table:formula="of:=([.$G177]+([.$G$3]*[.$A177]))*(1+[.$A177]*[.$H$3])" office:value-type="float" office:value="1036.77805" calcext:value-type="float">
            <text:p>1036.77805</text:p>
          </table:table-cell>
          <table:table-cell table:formula="of:=1/(1+[.$A177]*[.$D$3])" office:value-type="float" office:value="0.539083557951482" calcext:value-type="float">
            <text:p>0.539083557951482</text:p>
          </table:table-cell>
          <table:table-cell table:formula="of:=[.$H177]/[.$I177]" office:value-type="float" office:value="1923.22328275" calcext:value-type="float">
            <text:p>1923.22328275</text:p>
          </table:table-cell>
          <table:table-cell table:formula="of:=[.$J177]*3" office:value-type="float" office:value="5769.66984825" calcext:value-type="float">
            <text:p>5769.66984825</text:p>
          </table:table-cell>
          <table:table-cell table:formula="of:=[.$K177]*60" office:value-type="float" office:value="346180.190895" calcext:value-type="float">
            <text:p>346180.190895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[.$A178]*0.02" office:value-type="float" office:value="4.44" calcext:value-type="float">
            <text:p>4.44</text:p>
          </table:table-cell>
          <table:table-cell table:formula="of:=2*[.$A178]*[.$B178]" office:value-type="float" office:value="1527.36" calcext:value-type="float">
            <text:p>1527.36</text:p>
          </table:table-cell>
          <table:table-cell table:formula="of:=1.5*[.$A178]*[.$B178]" office:value-type="float" office:value="1145.52" calcext:value-type="float">
            <text:p>1145.52</text:p>
          </table:table-cell>
          <table:table-cell table:formula="of:=0.05+([.$D178]*(1+[.$A178]*[.$E$3]))/4000" office:value-type="percentage" office:value="0.4595234" calcext:value-type="percentage">
            <text:p>45.95%</text:p>
          </table:table-cell>
          <table:table-cell table:formula="of:=2+([.$A178]*[.$F$3])" office:value-type="float" office:value="2.86" calcext:value-type="float">
            <text:p>2.86</text:p>
          </table:table-cell>
          <table:table-cell table:formula="of:=10+([.$C178]/4)" office:value-type="float" office:value="391.84" calcext:value-type="float">
            <text:p>391.84</text:p>
          </table:table-cell>
          <table:table-cell table:formula="of:=([.$G178]+([.$G$3]*[.$A178]))*(1+[.$A178]*[.$H$3])" office:value-type="float" office:value="1048.7424" calcext:value-type="float">
            <text:p>1048.7424</text:p>
          </table:table-cell>
          <table:table-cell table:formula="of:=1/(1+[.$A178]*[.$D$3])" office:value-type="float" office:value="0.537634408602151" calcext:value-type="float">
            <text:p>0.537634408602151</text:p>
          </table:table-cell>
          <table:table-cell table:formula="of:=[.$H178]/[.$I178]" office:value-type="float" office:value="1950.660864" calcext:value-type="float">
            <text:p>1950.660864</text:p>
          </table:table-cell>
          <table:table-cell table:formula="of:=[.$J178]*3" office:value-type="float" office:value="5851.982592" calcext:value-type="float">
            <text:p>5851.982592</text:p>
          </table:table-cell>
          <table:table-cell table:formula="of:=[.$K178]*60" office:value-type="float" office:value="351118.95552" calcext:value-type="float">
            <text:p>351118.9555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[.$A179]*0.02" office:value-type="float" office:value="4.46" calcext:value-type="float">
            <text:p>4.46</text:p>
          </table:table-cell>
          <table:table-cell table:formula="of:=2*[.$A179]*[.$B179]" office:value-type="float" office:value="1543.16" calcext:value-type="float">
            <text:p>1543.16</text:p>
          </table:table-cell>
          <table:table-cell table:formula="of:=1.5*[.$A179]*[.$B179]" office:value-type="float" office:value="1157.37" calcext:value-type="float">
            <text:p>1157.37</text:p>
          </table:table-cell>
          <table:table-cell table:formula="of:=0.05+([.$D179]*(1+[.$A179]*[.$E$3]))/4000" office:value-type="percentage" office:value="0.46448313125" calcext:value-type="percentage">
            <text:p>46.45%</text:p>
          </table:table-cell>
          <table:table-cell table:formula="of:=2+([.$A179]*[.$F$3])" office:value-type="float" office:value="2.865" calcext:value-type="float">
            <text:p>2.865</text:p>
          </table:table-cell>
          <table:table-cell table:formula="of:=10+([.$C179]/4)" office:value-type="float" office:value="395.79" calcext:value-type="float">
            <text:p>395.79</text:p>
          </table:table-cell>
          <table:table-cell table:formula="of:=([.$G179]+([.$G$3]*[.$A179]))*(1+[.$A179]*[.$H$3])" office:value-type="float" office:value="1060.79335" calcext:value-type="float">
            <text:p>1060.79335</text:p>
          </table:table-cell>
          <table:table-cell table:formula="of:=1/(1+[.$A179]*[.$D$3])" office:value-type="float" office:value="0.536193029490617" calcext:value-type="float">
            <text:p>0.536193029490617</text:p>
          </table:table-cell>
          <table:table-cell table:formula="of:=[.$H179]/[.$I179]" office:value-type="float" office:value="1978.37959775" calcext:value-type="float">
            <text:p>1978.37959775</text:p>
          </table:table-cell>
          <table:table-cell table:formula="of:=[.$J179]*3" office:value-type="float" office:value="5935.13879325" calcext:value-type="float">
            <text:p>5935.13879325</text:p>
          </table:table-cell>
          <table:table-cell table:formula="of:=[.$K179]*60" office:value-type="float" office:value="356108.327595" calcext:value-type="float">
            <text:p>356108.32759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[.$A180]*0.02" office:value-type="float" office:value="4.48" calcext:value-type="float">
            <text:p>4.48</text:p>
          </table:table-cell>
          <table:table-cell table:formula="of:=2*[.$A180]*[.$B180]" office:value-type="float" office:value="1559.04" calcext:value-type="float">
            <text:p>1559.04</text:p>
          </table:table-cell>
          <table:table-cell table:formula="of:=1.5*[.$A180]*[.$B180]" office:value-type="float" office:value="1169.28" calcext:value-type="float">
            <text:p>1169.28</text:p>
          </table:table-cell>
          <table:table-cell table:formula="of:=0.05+([.$D180]*(1+[.$A180]*[.$E$3]))/4000" office:value-type="percentage" office:value="0.4694792" calcext:value-type="percentage">
            <text:p>46.95%</text:p>
          </table:table-cell>
          <table:table-cell table:formula="of:=2+([.$A180]*[.$F$3])" office:value-type="float" office:value="2.87" calcext:value-type="float">
            <text:p>2.87</text:p>
          </table:table-cell>
          <table:table-cell table:formula="of:=10+([.$C180]/4)" office:value-type="float" office:value="399.76" calcext:value-type="float">
            <text:p>399.76</text:p>
          </table:table-cell>
          <table:table-cell table:formula="of:=([.$G180]+([.$G$3]*[.$A180]))*(1+[.$A180]*[.$H$3])" office:value-type="float" office:value="1072.9312" calcext:value-type="float">
            <text:p>1072.9312</text:p>
          </table:table-cell>
          <table:table-cell table:formula="of:=1/(1+[.$A180]*[.$D$3])" office:value-type="float" office:value="0.53475935828877" calcext:value-type="float">
            <text:p>0.53475935828877</text:p>
          </table:table-cell>
          <table:table-cell table:formula="of:=[.$H180]/[.$I180]" office:value-type="float" office:value="2006.381344" calcext:value-type="float">
            <text:p>2006.381344</text:p>
          </table:table-cell>
          <table:table-cell table:formula="of:=[.$J180]*3" office:value-type="float" office:value="6019.144032" calcext:value-type="float">
            <text:p>6019.144032</text:p>
          </table:table-cell>
          <table:table-cell table:formula="of:=[.$K180]*60" office:value-type="float" office:value="361148.64192" calcext:value-type="float">
            <text:p>361148.64192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[.$A181]*0.02" office:value-type="float" office:value="4.5" calcext:value-type="float">
            <text:p>4.5</text:p>
          </table:table-cell>
          <table:table-cell table:formula="of:=2*[.$A181]*[.$B181]" office:value-type="float" office:value="1575" calcext:value-type="float">
            <text:p>1575</text:p>
          </table:table-cell>
          <table:table-cell table:formula="of:=1.5*[.$A181]*[.$B181]" office:value-type="float" office:value="1181.25" calcext:value-type="float">
            <text:p>1181.25</text:p>
          </table:table-cell>
          <table:table-cell table:formula="of:=0.05+([.$D181]*(1+[.$A181]*[.$E$3]))/4000" office:value-type="percentage" office:value="0.47451171875" calcext:value-type="percentage">
            <text:p>47.45%</text:p>
          </table:table-cell>
          <table:table-cell table:formula="of:=2+([.$A181]*[.$F$3])" office:value-type="float" office:value="2.875" calcext:value-type="float">
            <text:p>2.875</text:p>
          </table:table-cell>
          <table:table-cell table:formula="of:=10+([.$C181]/4)" office:value-type="float" office:value="403.75" calcext:value-type="float">
            <text:p>403.75</text:p>
          </table:table-cell>
          <table:table-cell table:formula="of:=([.$G181]+([.$G$3]*[.$A181]))*(1+[.$A181]*[.$H$3])" office:value-type="float" office:value="1085.15625" calcext:value-type="float">
            <text:p>1085.15625</text:p>
          </table:table-cell>
          <table:table-cell table:formula="of:=1/(1+[.$A181]*[.$D$3])" office:value-type="float" office:value="0.533333333333333" calcext:value-type="float">
            <text:p>0.533333333333333</text:p>
          </table:table-cell>
          <table:table-cell table:formula="of:=[.$H181]/[.$I181]" office:value-type="float" office:value="2034.66796875" calcext:value-type="float">
            <text:p>2034.66796875</text:p>
          </table:table-cell>
          <table:table-cell table:formula="of:=[.$J181]*3" office:value-type="float" office:value="6104.00390625" calcext:value-type="float">
            <text:p>6104.00390625</text:p>
          </table:table-cell>
          <table:table-cell table:formula="of:=[.$K181]*60" office:value-type="float" office:value="366240.234375" calcext:value-type="float">
            <text:p>366240.2343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[.$A182]*0.02" office:value-type="float" office:value="4.52" calcext:value-type="float">
            <text:p>4.52</text:p>
          </table:table-cell>
          <table:table-cell table:formula="of:=2*[.$A182]*[.$B182]" office:value-type="float" office:value="1591.04" calcext:value-type="float">
            <text:p>1591.04</text:p>
          </table:table-cell>
          <table:table-cell table:formula="of:=1.5*[.$A182]*[.$B182]" office:value-type="float" office:value="1193.28" calcext:value-type="float">
            <text:p>1193.28</text:p>
          </table:table-cell>
          <table:table-cell table:formula="of:=0.05+([.$D182]*(1+[.$A182]*[.$E$3]))/4000" office:value-type="percentage" office:value="0.4795808" calcext:value-type="percentage">
            <text:p>47.96%</text:p>
          </table:table-cell>
          <table:table-cell table:formula="of:=2+([.$A182]*[.$F$3])" office:value-type="float" office:value="2.88" calcext:value-type="float">
            <text:p>2.88</text:p>
          </table:table-cell>
          <table:table-cell table:formula="of:=10+([.$C182]/4)" office:value-type="float" office:value="407.76" calcext:value-type="float">
            <text:p>407.76</text:p>
          </table:table-cell>
          <table:table-cell table:formula="of:=([.$G182]+([.$G$3]*[.$A182]))*(1+[.$A182]*[.$H$3])" office:value-type="float" office:value="1097.4688" calcext:value-type="float">
            <text:p>1097.4688</text:p>
          </table:table-cell>
          <table:table-cell table:formula="of:=1/(1+[.$A182]*[.$D$3])" office:value-type="float" office:value="0.531914893617021" calcext:value-type="float">
            <text:p>0.531914893617021</text:p>
          </table:table-cell>
          <table:table-cell table:formula="of:=[.$H182]/[.$I182]" office:value-type="float" office:value="2063.241344" calcext:value-type="float">
            <text:p>2063.241344</text:p>
          </table:table-cell>
          <table:table-cell table:formula="of:=[.$J182]*3" office:value-type="float" office:value="6189.724032" calcext:value-type="float">
            <text:p>6189.724032</text:p>
          </table:table-cell>
          <table:table-cell table:formula="of:=[.$K182]*60" office:value-type="float" office:value="371383.44192" calcext:value-type="float">
            <text:p>371383.4419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[.$A183]*0.02" office:value-type="float" office:value="4.54" calcext:value-type="float">
            <text:p>4.54</text:p>
          </table:table-cell>
          <table:table-cell table:formula="of:=2*[.$A183]*[.$B183]" office:value-type="float" office:value="1607.16" calcext:value-type="float">
            <text:p>1607.16</text:p>
          </table:table-cell>
          <table:table-cell table:formula="of:=1.5*[.$A183]*[.$B183]" office:value-type="float" office:value="1205.37" calcext:value-type="float">
            <text:p>1205.37</text:p>
          </table:table-cell>
          <table:table-cell table:formula="of:=0.05+([.$D183]*(1+[.$A183]*[.$E$3]))/4000" office:value-type="percentage" office:value="0.48468655625" calcext:value-type="percentage">
            <text:p>48.47%</text:p>
          </table:table-cell>
          <table:table-cell table:formula="of:=2+([.$A183]*[.$F$3])" office:value-type="float" office:value="2.885" calcext:value-type="float">
            <text:p>2.885</text:p>
          </table:table-cell>
          <table:table-cell table:formula="of:=10+([.$C183]/4)" office:value-type="float" office:value="411.79" calcext:value-type="float">
            <text:p>411.79</text:p>
          </table:table-cell>
          <table:table-cell table:formula="of:=([.$G183]+([.$G$3]*[.$A183]))*(1+[.$A183]*[.$H$3])" office:value-type="float" office:value="1109.86915" calcext:value-type="float">
            <text:p>1109.86915</text:p>
          </table:table-cell>
          <table:table-cell table:formula="of:=1/(1+[.$A183]*[.$D$3])" office:value-type="float" office:value="0.530503978779841" calcext:value-type="float">
            <text:p>0.530503978779841</text:p>
          </table:table-cell>
          <table:table-cell table:formula="of:=[.$H183]/[.$I183]" office:value-type="float" office:value="2092.10334775" calcext:value-type="float">
            <text:p>2092.10334775</text:p>
          </table:table-cell>
          <table:table-cell table:formula="of:=[.$J183]*3" office:value-type="float" office:value="6276.31004325" calcext:value-type="float">
            <text:p>6276.31004325</text:p>
          </table:table-cell>
          <table:table-cell table:formula="of:=[.$K183]*60" office:value-type="float" office:value="376578.602595" calcext:value-type="float">
            <text:p>376578.60259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[.$A184]*0.02" office:value-type="float" office:value="4.56" calcext:value-type="float">
            <text:p>4.56</text:p>
          </table:table-cell>
          <table:table-cell table:formula="of:=2*[.$A184]*[.$B184]" office:value-type="float" office:value="1623.36" calcext:value-type="float">
            <text:p>1623.36</text:p>
          </table:table-cell>
          <table:table-cell table:formula="of:=1.5*[.$A184]*[.$B184]" office:value-type="float" office:value="1217.52" calcext:value-type="float">
            <text:p>1217.52</text:p>
          </table:table-cell>
          <table:table-cell table:formula="of:=0.05+([.$D184]*(1+[.$A184]*[.$E$3]))/4000" office:value-type="percentage" office:value="0.4898291" calcext:value-type="percentage">
            <text:p>48.98%</text:p>
          </table:table-cell>
          <table:table-cell table:formula="of:=2+([.$A184]*[.$F$3])" office:value-type="float" office:value="2.89" calcext:value-type="float">
            <text:p>2.89</text:p>
          </table:table-cell>
          <table:table-cell table:formula="of:=10+([.$C184]/4)" office:value-type="float" office:value="415.84" calcext:value-type="float">
            <text:p>415.84</text:p>
          </table:table-cell>
          <table:table-cell table:formula="of:=([.$G184]+([.$G$3]*[.$A184]))*(1+[.$A184]*[.$H$3])" office:value-type="float" office:value="1122.3576" calcext:value-type="float">
            <text:p>1122.3576</text:p>
          </table:table-cell>
          <table:table-cell table:formula="of:=1/(1+[.$A184]*[.$D$3])" office:value-type="float" office:value="0.529100529100529" calcext:value-type="float">
            <text:p>0.529100529100529</text:p>
          </table:table-cell>
          <table:table-cell table:formula="of:=[.$H184]/[.$I184]" office:value-type="float" office:value="2121.255864" calcext:value-type="float">
            <text:p>2121.255864</text:p>
          </table:table-cell>
          <table:table-cell table:formula="of:=[.$J184]*3" office:value-type="float" office:value="6363.767592" calcext:value-type="float">
            <text:p>6363.767592</text:p>
          </table:table-cell>
          <table:table-cell table:formula="of:=[.$K184]*60" office:value-type="float" office:value="381826.05552" calcext:value-type="float">
            <text:p>381826.0555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[.$A185]*0.02" office:value-type="float" office:value="4.58" calcext:value-type="float">
            <text:p>4.58</text:p>
          </table:table-cell>
          <table:table-cell table:formula="of:=2*[.$A185]*[.$B185]" office:value-type="float" office:value="1639.64" calcext:value-type="float">
            <text:p>1639.64</text:p>
          </table:table-cell>
          <table:table-cell table:formula="of:=1.5*[.$A185]*[.$B185]" office:value-type="float" office:value="1229.73" calcext:value-type="float">
            <text:p>1229.73</text:p>
          </table:table-cell>
          <table:table-cell table:formula="of:=0.05+([.$D185]*(1+[.$A185]*[.$E$3]))/4000" office:value-type="percentage" office:value="0.49500854375" calcext:value-type="percentage">
            <text:p>49.50%</text:p>
          </table:table-cell>
          <table:table-cell table:formula="of:=2+([.$A185]*[.$F$3])" office:value-type="float" office:value="2.895" calcext:value-type="float">
            <text:p>2.895</text:p>
          </table:table-cell>
          <table:table-cell table:formula="of:=10+([.$C185]/4)" office:value-type="float" office:value="419.91" calcext:value-type="float">
            <text:p>419.91</text:p>
          </table:table-cell>
          <table:table-cell table:formula="of:=([.$G185]+([.$G$3]*[.$A185]))*(1+[.$A185]*[.$H$3])" office:value-type="float" office:value="1134.93445" calcext:value-type="float">
            <text:p>1134.93445</text:p>
          </table:table-cell>
          <table:table-cell table:formula="of:=1/(1+[.$A185]*[.$D$3])" office:value-type="float" office:value="0.527704485488127" calcext:value-type="float">
            <text:p>0.527704485488127</text:p>
          </table:table-cell>
          <table:table-cell table:formula="of:=[.$H185]/[.$I185]" office:value-type="float" office:value="2150.70078275" calcext:value-type="float">
            <text:p>2150.70078275</text:p>
          </table:table-cell>
          <table:table-cell table:formula="of:=[.$J185]*3" office:value-type="float" office:value="6452.10234825" calcext:value-type="float">
            <text:p>6452.10234825</text:p>
          </table:table-cell>
          <table:table-cell table:formula="of:=[.$K185]*60" office:value-type="float" office:value="387126.140895" calcext:value-type="float">
            <text:p>387126.14089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[.$A186]*0.02" office:value-type="float" office:value="4.6" calcext:value-type="float">
            <text:p>4.6</text:p>
          </table:table-cell>
          <table:table-cell table:formula="of:=2*[.$A186]*[.$B186]" office:value-type="float" office:value="1656" calcext:value-type="float">
            <text:p>1656</text:p>
          </table:table-cell>
          <table:table-cell table:formula="of:=1.5*[.$A186]*[.$B186]" office:value-type="float" office:value="1242" calcext:value-type="float">
            <text:p>1242</text:p>
          </table:table-cell>
          <table:table-cell table:formula="of:=0.05+([.$D186]*(1+[.$A186]*[.$E$3]))/4000" office:value-type="percentage" office:value="0.500225" calcext:value-type="percentage">
            <text:p>50.02%</text:p>
          </table:table-cell>
          <table:table-cell table:formula="of:=2+([.$A186]*[.$F$3])" office:value-type="float" office:value="2.9" calcext:value-type="float">
            <text:p>2.9</text:p>
          </table:table-cell>
          <table:table-cell table:formula="of:=10+([.$C186]/4)" office:value-type="float" office:value="424" calcext:value-type="float">
            <text:p>424</text:p>
          </table:table-cell>
          <table:table-cell table:formula="of:=([.$G186]+([.$G$3]*[.$A186]))*(1+[.$A186]*[.$H$3])" office:value-type="float" office:value="1147.6" calcext:value-type="float">
            <text:p>1147.6</text:p>
          </table:table-cell>
          <table:table-cell table:formula="of:=1/(1+[.$A186]*[.$D$3])" office:value-type="float" office:value="0.526315789473684" calcext:value-type="float">
            <text:p>0.526315789473684</text:p>
          </table:table-cell>
          <table:table-cell table:formula="of:=[.$H186]/[.$I186]" office:value-type="float" office:value="2180.44" calcext:value-type="float">
            <text:p>2180.44</text:p>
          </table:table-cell>
          <table:table-cell table:formula="of:=[.$J186]*3" office:value-type="float" office:value="6541.32" calcext:value-type="float">
            <text:p>6541.32</text:p>
          </table:table-cell>
          <table:table-cell table:formula="of:=[.$K186]*60" office:value-type="float" office:value="392479.2" calcext:value-type="float">
            <text:p>392479.2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[.$A187]*0.02" office:value-type="float" office:value="4.62" calcext:value-type="float">
            <text:p>4.62</text:p>
          </table:table-cell>
          <table:table-cell table:formula="of:=2*[.$A187]*[.$B187]" office:value-type="float" office:value="1672.44" calcext:value-type="float">
            <text:p>1672.44</text:p>
          </table:table-cell>
          <table:table-cell table:formula="of:=1.5*[.$A187]*[.$B187]" office:value-type="float" office:value="1254.33" calcext:value-type="float">
            <text:p>1254.33</text:p>
          </table:table-cell>
          <table:table-cell table:formula="of:=0.05+([.$D187]*(1+[.$A187]*[.$E$3]))/4000" office:value-type="percentage" office:value="0.50547858125" calcext:value-type="percentage">
            <text:p>50.55%</text:p>
          </table:table-cell>
          <table:table-cell table:formula="of:=2+([.$A187]*[.$F$3])" office:value-type="float" office:value="2.905" calcext:value-type="float">
            <text:p>2.905</text:p>
          </table:table-cell>
          <table:table-cell table:formula="of:=10+([.$C187]/4)" office:value-type="float" office:value="428.11" calcext:value-type="float">
            <text:p>428.11</text:p>
          </table:table-cell>
          <table:table-cell table:formula="of:=([.$G187]+([.$G$3]*[.$A187]))*(1+[.$A187]*[.$H$3])" office:value-type="float" office:value="1160.35455" calcext:value-type="float">
            <text:p>1160.35455</text:p>
          </table:table-cell>
          <table:table-cell table:formula="of:=1/(1+[.$A187]*[.$D$3])" office:value-type="float" office:value="0.5249343832021" calcext:value-type="float">
            <text:p>0.5249343832021</text:p>
          </table:table-cell>
          <table:table-cell table:formula="of:=[.$H187]/[.$I187]" office:value-type="float" office:value="2210.47541775" calcext:value-type="float">
            <text:p>2210.47541775</text:p>
          </table:table-cell>
          <table:table-cell table:formula="of:=[.$J187]*3" office:value-type="float" office:value="6631.42625325" calcext:value-type="float">
            <text:p>6631.42625325</text:p>
          </table:table-cell>
          <table:table-cell table:formula="of:=[.$K187]*60" office:value-type="float" office:value="397885.575195" calcext:value-type="float">
            <text:p>397885.57519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[.$A188]*0.02" office:value-type="float" office:value="4.64" calcext:value-type="float">
            <text:p>4.64</text:p>
          </table:table-cell>
          <table:table-cell table:formula="of:=2*[.$A188]*[.$B188]" office:value-type="float" office:value="1688.96" calcext:value-type="float">
            <text:p>1688.96</text:p>
          </table:table-cell>
          <table:table-cell table:formula="of:=1.5*[.$A188]*[.$B188]" office:value-type="float" office:value="1266.72" calcext:value-type="float">
            <text:p>1266.72</text:p>
          </table:table-cell>
          <table:table-cell table:formula="of:=0.05+([.$D188]*(1+[.$A188]*[.$E$3]))/4000" office:value-type="percentage" office:value="0.5107694" calcext:value-type="percentage">
            <text:p>51.08%</text:p>
          </table:table-cell>
          <table:table-cell table:formula="of:=2+([.$A188]*[.$F$3])" office:value-type="float" office:value="2.91" calcext:value-type="float">
            <text:p>2.91</text:p>
          </table:table-cell>
          <table:table-cell table:formula="of:=10+([.$C188]/4)" office:value-type="float" office:value="432.24" calcext:value-type="float">
            <text:p>432.24</text:p>
          </table:table-cell>
          <table:table-cell table:formula="of:=([.$G188]+([.$G$3]*[.$A188]))*(1+[.$A188]*[.$H$3])" office:value-type="float" office:value="1173.1984" calcext:value-type="float">
            <text:p>1173.1984</text:p>
          </table:table-cell>
          <table:table-cell table:formula="of:=1/(1+[.$A188]*[.$D$3])" office:value-type="float" office:value="0.523560209424084" calcext:value-type="float">
            <text:p>0.523560209424084</text:p>
          </table:table-cell>
          <table:table-cell table:formula="of:=[.$H188]/[.$I188]" office:value-type="float" office:value="2240.808944" calcext:value-type="float">
            <text:p>2240.808944</text:p>
          </table:table-cell>
          <table:table-cell table:formula="of:=[.$J188]*3" office:value-type="float" office:value="6722.426832" calcext:value-type="float">
            <text:p>6722.426832</text:p>
          </table:table-cell>
          <table:table-cell table:formula="of:=[.$K188]*60" office:value-type="float" office:value="403345.60992" calcext:value-type="float">
            <text:p>403345.6099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[.$A189]*0.02" office:value-type="float" office:value="4.66" calcext:value-type="float">
            <text:p>4.66</text:p>
          </table:table-cell>
          <table:table-cell table:formula="of:=2*[.$A189]*[.$B189]" office:value-type="float" office:value="1705.56" calcext:value-type="float">
            <text:p>1705.56</text:p>
          </table:table-cell>
          <table:table-cell table:formula="of:=1.5*[.$A189]*[.$B189]" office:value-type="float" office:value="1279.17" calcext:value-type="float">
            <text:p>1279.17</text:p>
          </table:table-cell>
          <table:table-cell table:formula="of:=0.05+([.$D189]*(1+[.$A189]*[.$E$3]))/4000" office:value-type="percentage" office:value="0.51609756875" calcext:value-type="percentage">
            <text:p>51.61%</text:p>
          </table:table-cell>
          <table:table-cell table:formula="of:=2+([.$A189]*[.$F$3])" office:value-type="float" office:value="2.915" calcext:value-type="float">
            <text:p>2.915</text:p>
          </table:table-cell>
          <table:table-cell table:formula="of:=10+([.$C189]/4)" office:value-type="float" office:value="436.39" calcext:value-type="float">
            <text:p>436.39</text:p>
          </table:table-cell>
          <table:table-cell table:formula="of:=([.$G189]+([.$G$3]*[.$A189]))*(1+[.$A189]*[.$H$3])" office:value-type="float" office:value="1186.13185" calcext:value-type="float">
            <text:p>1186.13185</text:p>
          </table:table-cell>
          <table:table-cell table:formula="of:=1/(1+[.$A189]*[.$D$3])" office:value-type="float" office:value="0.522193211488251" calcext:value-type="float">
            <text:p>0.522193211488251</text:p>
          </table:table-cell>
          <table:table-cell table:formula="of:=[.$H189]/[.$I189]" office:value-type="float" office:value="2271.44249275" calcext:value-type="float">
            <text:p>2271.44249275</text:p>
          </table:table-cell>
          <table:table-cell table:formula="of:=[.$J189]*3" office:value-type="float" office:value="6814.32747825" calcext:value-type="float">
            <text:p>6814.32747825</text:p>
          </table:table-cell>
          <table:table-cell table:formula="of:=[.$K189]*60" office:value-type="float" office:value="408859.648695" calcext:value-type="float">
            <text:p>408859.64869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[.$A190]*0.02" office:value-type="float" office:value="4.68" calcext:value-type="float">
            <text:p>4.68</text:p>
          </table:table-cell>
          <table:table-cell table:formula="of:=2*[.$A190]*[.$B190]" office:value-type="float" office:value="1722.24" calcext:value-type="float">
            <text:p>1722.24</text:p>
          </table:table-cell>
          <table:table-cell table:formula="of:=1.5*[.$A190]*[.$B190]" office:value-type="float" office:value="1291.68" calcext:value-type="float">
            <text:p>1291.68</text:p>
          </table:table-cell>
          <table:table-cell table:formula="of:=0.05+([.$D190]*(1+[.$A190]*[.$E$3]))/4000" office:value-type="percentage" office:value="0.5214632" calcext:value-type="percentage">
            <text:p>52.15%</text:p>
          </table:table-cell>
          <table:table-cell table:formula="of:=2+([.$A190]*[.$F$3])" office:value-type="float" office:value="2.92" calcext:value-type="float">
            <text:p>2.92</text:p>
          </table:table-cell>
          <table:table-cell table:formula="of:=10+([.$C190]/4)" office:value-type="float" office:value="440.56" calcext:value-type="float">
            <text:p>440.56</text:p>
          </table:table-cell>
          <table:table-cell table:formula="of:=([.$G190]+([.$G$3]*[.$A190]))*(1+[.$A190]*[.$H$3])" office:value-type="float" office:value="1199.1552" calcext:value-type="float">
            <text:p>1199.1552</text:p>
          </table:table-cell>
          <table:table-cell table:formula="of:=1/(1+[.$A190]*[.$D$3])" office:value-type="float" office:value="0.520833333333333" calcext:value-type="float">
            <text:p>0.520833333333333</text:p>
          </table:table-cell>
          <table:table-cell table:formula="of:=[.$H190]/[.$I190]" office:value-type="float" office:value="2302.377984" calcext:value-type="float">
            <text:p>2302.377984</text:p>
          </table:table-cell>
          <table:table-cell table:formula="of:=[.$J190]*3" office:value-type="float" office:value="6907.133952" calcext:value-type="float">
            <text:p>6907.133952</text:p>
          </table:table-cell>
          <table:table-cell table:formula="of:=[.$K190]*60" office:value-type="float" office:value="414428.03712" calcext:value-type="float">
            <text:p>414428.03712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[.$A191]*0.02" office:value-type="float" office:value="4.7" calcext:value-type="float">
            <text:p>4.7</text:p>
          </table:table-cell>
          <table:table-cell table:formula="of:=2*[.$A191]*[.$B191]" office:value-type="float" office:value="1739" calcext:value-type="float">
            <text:p>1739</text:p>
          </table:table-cell>
          <table:table-cell table:formula="of:=1.5*[.$A191]*[.$B191]" office:value-type="float" office:value="1304.25" calcext:value-type="float">
            <text:p>1304.25</text:p>
          </table:table-cell>
          <table:table-cell table:formula="of:=0.05+([.$D191]*(1+[.$A191]*[.$E$3]))/4000" office:value-type="percentage" office:value="0.52686640625" calcext:value-type="percentage">
            <text:p>52.69%</text:p>
          </table:table-cell>
          <table:table-cell table:formula="of:=2+([.$A191]*[.$F$3])" office:value-type="float" office:value="2.925" calcext:value-type="float">
            <text:p>2.925</text:p>
          </table:table-cell>
          <table:table-cell table:formula="of:=10+([.$C191]/4)" office:value-type="float" office:value="444.75" calcext:value-type="float">
            <text:p>444.75</text:p>
          </table:table-cell>
          <table:table-cell table:formula="of:=([.$G191]+([.$G$3]*[.$A191]))*(1+[.$A191]*[.$H$3])" office:value-type="float" office:value="1212.26875" calcext:value-type="float">
            <text:p>1212.26875</text:p>
          </table:table-cell>
          <table:table-cell table:formula="of:=1/(1+[.$A191]*[.$D$3])" office:value-type="float" office:value="0.519480519480519" calcext:value-type="float">
            <text:p>0.519480519480519</text:p>
          </table:table-cell>
          <table:table-cell table:formula="of:=[.$H191]/[.$I191]" office:value-type="float" office:value="2333.61734375" calcext:value-type="float">
            <text:p>2333.61734375</text:p>
          </table:table-cell>
          <table:table-cell table:formula="of:=[.$J191]*3" office:value-type="float" office:value="7000.85203125" calcext:value-type="float">
            <text:p>7000.85203125</text:p>
          </table:table-cell>
          <table:table-cell table:formula="of:=[.$K191]*60" office:value-type="float" office:value="420051.121875" calcext:value-type="float">
            <text:p>420051.12187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[.$A192]*0.02" office:value-type="float" office:value="4.72" calcext:value-type="float">
            <text:p>4.72</text:p>
          </table:table-cell>
          <table:table-cell table:formula="of:=2*[.$A192]*[.$B192]" office:value-type="float" office:value="1755.84" calcext:value-type="float">
            <text:p>1755.84</text:p>
          </table:table-cell>
          <table:table-cell table:formula="of:=1.5*[.$A192]*[.$B192]" office:value-type="float" office:value="1316.88" calcext:value-type="float">
            <text:p>1316.88</text:p>
          </table:table-cell>
          <table:table-cell table:formula="of:=0.05+([.$D192]*(1+[.$A192]*[.$E$3]))/4000" office:value-type="percentage" office:value="0.5323073" calcext:value-type="percentage">
            <text:p>53.23%</text:p>
          </table:table-cell>
          <table:table-cell table:formula="of:=2+([.$A192]*[.$F$3])" office:value-type="float" office:value="2.93" calcext:value-type="float">
            <text:p>2.93</text:p>
          </table:table-cell>
          <table:table-cell table:formula="of:=10+([.$C192]/4)" office:value-type="float" office:value="448.96" calcext:value-type="float">
            <text:p>448.96</text:p>
          </table:table-cell>
          <table:table-cell table:formula="of:=([.$G192]+([.$G$3]*[.$A192]))*(1+[.$A192]*[.$H$3])" office:value-type="float" office:value="1225.4728" calcext:value-type="float">
            <text:p>1225.4728</text:p>
          </table:table-cell>
          <table:table-cell table:formula="of:=1/(1+[.$A192]*[.$D$3])" office:value-type="float" office:value="0.518134715025907" calcext:value-type="float">
            <text:p>0.518134715025907</text:p>
          </table:table-cell>
          <table:table-cell table:formula="of:=[.$H192]/[.$I192]" office:value-type="float" office:value="2365.162504" calcext:value-type="float">
            <text:p>2365.162504</text:p>
          </table:table-cell>
          <table:table-cell table:formula="of:=[.$J192]*3" office:value-type="float" office:value="7095.487512" calcext:value-type="float">
            <text:p>7095.487512</text:p>
          </table:table-cell>
          <table:table-cell table:formula="of:=[.$K192]*60" office:value-type="float" office:value="425729.25072" calcext:value-type="float">
            <text:p>425729.2507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[.$A193]*0.02" office:value-type="float" office:value="4.74" calcext:value-type="float">
            <text:p>4.74</text:p>
          </table:table-cell>
          <table:table-cell table:formula="of:=2*[.$A193]*[.$B193]" office:value-type="float" office:value="1772.76" calcext:value-type="float">
            <text:p>1772.76</text:p>
          </table:table-cell>
          <table:table-cell table:formula="of:=1.5*[.$A193]*[.$B193]" office:value-type="float" office:value="1329.57" calcext:value-type="float">
            <text:p>1329.57</text:p>
          </table:table-cell>
          <table:table-cell table:formula="of:=0.05+([.$D193]*(1+[.$A193]*[.$E$3]))/4000" office:value-type="percentage" office:value="0.53778599375" calcext:value-type="percentage">
            <text:p>53.78%</text:p>
          </table:table-cell>
          <table:table-cell table:formula="of:=2+([.$A193]*[.$F$3])" office:value-type="float" office:value="2.935" calcext:value-type="float">
            <text:p>2.935</text:p>
          </table:table-cell>
          <table:table-cell table:formula="of:=10+([.$C193]/4)" office:value-type="float" office:value="453.19" calcext:value-type="float">
            <text:p>453.19</text:p>
          </table:table-cell>
          <table:table-cell table:formula="of:=([.$G193]+([.$G$3]*[.$A193]))*(1+[.$A193]*[.$H$3])" office:value-type="float" office:value="1238.76765" calcext:value-type="float">
            <text:p>1238.76765</text:p>
          </table:table-cell>
          <table:table-cell table:formula="of:=1/(1+[.$A193]*[.$D$3])" office:value-type="float" office:value="0.516795865633075" calcext:value-type="float">
            <text:p>0.516795865633075</text:p>
          </table:table-cell>
          <table:table-cell table:formula="of:=[.$H193]/[.$I193]" office:value-type="float" office:value="2397.01540275" calcext:value-type="float">
            <text:p>2397.01540275</text:p>
          </table:table-cell>
          <table:table-cell table:formula="of:=[.$J193]*3" office:value-type="float" office:value="7191.04620825" calcext:value-type="float">
            <text:p>7191.04620825</text:p>
          </table:table-cell>
          <table:table-cell table:formula="of:=[.$K193]*60" office:value-type="float" office:value="431462.772495" calcext:value-type="float">
            <text:p>431462.772495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[.$A194]*0.02" office:value-type="float" office:value="4.76" calcext:value-type="float">
            <text:p>4.76</text:p>
          </table:table-cell>
          <table:table-cell table:formula="of:=2*[.$A194]*[.$B194]" office:value-type="float" office:value="1789.76" calcext:value-type="float">
            <text:p>1789.76</text:p>
          </table:table-cell>
          <table:table-cell table:formula="of:=1.5*[.$A194]*[.$B194]" office:value-type="float" office:value="1342.32" calcext:value-type="float">
            <text:p>1342.32</text:p>
          </table:table-cell>
          <table:table-cell table:formula="of:=0.05+([.$D194]*(1+[.$A194]*[.$E$3]))/4000" office:value-type="percentage" office:value="0.5433026" calcext:value-type="percentage">
            <text:p>54.33%</text:p>
          </table:table-cell>
          <table:table-cell table:formula="of:=2+([.$A194]*[.$F$3])" office:value-type="float" office:value="2.94" calcext:value-type="float">
            <text:p>2.94</text:p>
          </table:table-cell>
          <table:table-cell table:formula="of:=10+([.$C194]/4)" office:value-type="float" office:value="457.44" calcext:value-type="float">
            <text:p>457.44</text:p>
          </table:table-cell>
          <table:table-cell table:formula="of:=([.$G194]+([.$G$3]*[.$A194]))*(1+[.$A194]*[.$H$3])" office:value-type="float" office:value="1252.1536" calcext:value-type="float">
            <text:p>1252.1536</text:p>
          </table:table-cell>
          <table:table-cell table:formula="of:=1/(1+[.$A194]*[.$D$3])" office:value-type="float" office:value="0.515463917525773" calcext:value-type="float">
            <text:p>0.515463917525773</text:p>
          </table:table-cell>
          <table:table-cell table:formula="of:=[.$H194]/[.$I194]" office:value-type="float" office:value="2429.177984" calcext:value-type="float">
            <text:p>2429.177984</text:p>
          </table:table-cell>
          <table:table-cell table:formula="of:=[.$J194]*3" office:value-type="float" office:value="7287.533952" calcext:value-type="float">
            <text:p>7287.533952</text:p>
          </table:table-cell>
          <table:table-cell table:formula="of:=[.$K194]*60" office:value-type="float" office:value="437252.03712" calcext:value-type="float">
            <text:p>437252.0371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[.$A195]*0.02" office:value-type="float" office:value="4.78" calcext:value-type="float">
            <text:p>4.78</text:p>
          </table:table-cell>
          <table:table-cell table:formula="of:=2*[.$A195]*[.$B195]" office:value-type="float" office:value="1806.84" calcext:value-type="float">
            <text:p>1806.84</text:p>
          </table:table-cell>
          <table:table-cell table:formula="of:=1.5*[.$A195]*[.$B195]" office:value-type="float" office:value="1355.13" calcext:value-type="float">
            <text:p>1355.13</text:p>
          </table:table-cell>
          <table:table-cell table:formula="of:=0.05+([.$D195]*(1+[.$A195]*[.$E$3]))/4000" office:value-type="percentage" office:value="0.54885723125" calcext:value-type="percentage">
            <text:p>54.89%</text:p>
          </table:table-cell>
          <table:table-cell table:formula="of:=2+([.$A195]*[.$F$3])" office:value-type="float" office:value="2.945" calcext:value-type="float">
            <text:p>2.945</text:p>
          </table:table-cell>
          <table:table-cell table:formula="of:=10+([.$C195]/4)" office:value-type="float" office:value="461.71" calcext:value-type="float">
            <text:p>461.71</text:p>
          </table:table-cell>
          <table:table-cell table:formula="of:=([.$G195]+([.$G$3]*[.$A195]))*(1+[.$A195]*[.$H$3])" office:value-type="float" office:value="1265.63095" calcext:value-type="float">
            <text:p>1265.63095</text:p>
          </table:table-cell>
          <table:table-cell table:formula="of:=1/(1+[.$A195]*[.$D$3])" office:value-type="float" office:value="0.51413881748072" calcext:value-type="float">
            <text:p>0.51413881748072</text:p>
          </table:table-cell>
          <table:table-cell table:formula="of:=[.$H195]/[.$I195]" office:value-type="float" office:value="2461.65219775" calcext:value-type="float">
            <text:p>2461.65219775</text:p>
          </table:table-cell>
          <table:table-cell table:formula="of:=[.$J195]*3" office:value-type="float" office:value="7384.95659325" calcext:value-type="float">
            <text:p>7384.95659325</text:p>
          </table:table-cell>
          <table:table-cell table:formula="of:=[.$K195]*60" office:value-type="float" office:value="443097.395595" calcext:value-type="float">
            <text:p>443097.395595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[.$A196]*0.02" office:value-type="float" office:value="4.8" calcext:value-type="float">
            <text:p>4.8</text:p>
          </table:table-cell>
          <table:table-cell table:formula="of:=2*[.$A196]*[.$B196]" office:value-type="float" office:value="1824" calcext:value-type="float">
            <text:p>1824</text:p>
          </table:table-cell>
          <table:table-cell table:formula="of:=1.5*[.$A196]*[.$B196]" office:value-type="float" office:value="1368" calcext:value-type="float">
            <text:p>1368</text:p>
          </table:table-cell>
          <table:table-cell table:formula="of:=0.05+([.$D196]*(1+[.$A196]*[.$E$3]))/4000" office:value-type="percentage" office:value="0.55445" calcext:value-type="percentage">
            <text:p>55.45%</text:p>
          </table:table-cell>
          <table:table-cell table:formula="of:=2+([.$A196]*[.$F$3])" office:value-type="float" office:value="2.95" calcext:value-type="float">
            <text:p>2.95</text:p>
          </table:table-cell>
          <table:table-cell table:formula="of:=10+([.$C196]/4)" office:value-type="float" office:value="466" calcext:value-type="float">
            <text:p>466</text:p>
          </table:table-cell>
          <table:table-cell table:formula="of:=([.$G196]+([.$G$3]*[.$A196]))*(1+[.$A196]*[.$H$3])" office:value-type="float" office:value="1279.2" calcext:value-type="float">
            <text:p>1279.2</text:p>
          </table:table-cell>
          <table:table-cell table:formula="of:=1/(1+[.$A196]*[.$D$3])" office:value-type="float" office:value="0.512820512820513" calcext:value-type="float">
            <text:p>0.512820512820513</text:p>
          </table:table-cell>
          <table:table-cell table:formula="of:=[.$H196]/[.$I196]" office:value-type="float" office:value="2494.44" calcext:value-type="float">
            <text:p>2494.44</text:p>
          </table:table-cell>
          <table:table-cell table:formula="of:=[.$J196]*3" office:value-type="float" office:value="7483.32" calcext:value-type="float">
            <text:p>7483.32</text:p>
          </table:table-cell>
          <table:table-cell table:formula="of:=[.$K196]*60" office:value-type="float" office:value="448999.2" calcext:value-type="float">
            <text:p>448999.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[.$A197]*0.02" office:value-type="float" office:value="4.82" calcext:value-type="float">
            <text:p>4.82</text:p>
          </table:table-cell>
          <table:table-cell table:formula="of:=2*[.$A197]*[.$B197]" office:value-type="float" office:value="1841.24" calcext:value-type="float">
            <text:p>1841.24</text:p>
          </table:table-cell>
          <table:table-cell table:formula="of:=1.5*[.$A197]*[.$B197]" office:value-type="float" office:value="1380.93" calcext:value-type="float">
            <text:p>1380.93</text:p>
          </table:table-cell>
          <table:table-cell table:formula="of:=0.05+([.$D197]*(1+[.$A197]*[.$E$3]))/4000" office:value-type="percentage" office:value="0.56008101875" calcext:value-type="percentage">
            <text:p>56.01%</text:p>
          </table:table-cell>
          <table:table-cell table:formula="of:=2+([.$A197]*[.$F$3])" office:value-type="float" office:value="2.955" calcext:value-type="float">
            <text:p>2.955</text:p>
          </table:table-cell>
          <table:table-cell table:formula="of:=10+([.$C197]/4)" office:value-type="float" office:value="470.31" calcext:value-type="float">
            <text:p>470.31</text:p>
          </table:table-cell>
          <table:table-cell table:formula="of:=([.$G197]+([.$G$3]*[.$A197]))*(1+[.$A197]*[.$H$3])" office:value-type="float" office:value="1292.86105" calcext:value-type="float">
            <text:p>1292.86105</text:p>
          </table:table-cell>
          <table:table-cell table:formula="of:=1/(1+[.$A197]*[.$D$3])" office:value-type="float" office:value="0.51150895140665" calcext:value-type="float">
            <text:p>0.51150895140665</text:p>
          </table:table-cell>
          <table:table-cell table:formula="of:=[.$H197]/[.$I197]" office:value-type="float" office:value="2527.54335275" calcext:value-type="float">
            <text:p>2527.54335275</text:p>
          </table:table-cell>
          <table:table-cell table:formula="of:=[.$J197]*3" office:value-type="float" office:value="7582.63005825" calcext:value-type="float">
            <text:p>7582.63005825</text:p>
          </table:table-cell>
          <table:table-cell table:formula="of:=[.$K197]*60" office:value-type="float" office:value="454957.803495" calcext:value-type="float">
            <text:p>454957.80349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[.$A198]*0.02" office:value-type="float" office:value="4.84" calcext:value-type="float">
            <text:p>4.84</text:p>
          </table:table-cell>
          <table:table-cell table:formula="of:=2*[.$A198]*[.$B198]" office:value-type="float" office:value="1858.56" calcext:value-type="float">
            <text:p>1858.56</text:p>
          </table:table-cell>
          <table:table-cell table:formula="of:=1.5*[.$A198]*[.$B198]" office:value-type="float" office:value="1393.92" calcext:value-type="float">
            <text:p>1393.92</text:p>
          </table:table-cell>
          <table:table-cell table:formula="of:=0.05+([.$D198]*(1+[.$A198]*[.$E$3]))/4000" office:value-type="percentage" office:value="0.5657504" calcext:value-type="percentage">
            <text:p>56.58%</text:p>
          </table:table-cell>
          <table:table-cell table:formula="of:=2+([.$A198]*[.$F$3])" office:value-type="float" office:value="2.96" calcext:value-type="float">
            <text:p>2.96</text:p>
          </table:table-cell>
          <table:table-cell table:formula="of:=10+([.$C198]/4)" office:value-type="float" office:value="474.64" calcext:value-type="float">
            <text:p>474.64</text:p>
          </table:table-cell>
          <table:table-cell table:formula="of:=([.$G198]+([.$G$3]*[.$A198]))*(1+[.$A198]*[.$H$3])" office:value-type="float" office:value="1306.6144" calcext:value-type="float">
            <text:p>1306.6144</text:p>
          </table:table-cell>
          <table:table-cell table:formula="of:=1/(1+[.$A198]*[.$D$3])" office:value-type="float" office:value="0.510204081632653" calcext:value-type="float">
            <text:p>0.510204081632653</text:p>
          </table:table-cell>
          <table:table-cell table:formula="of:=[.$H198]/[.$I198]" office:value-type="float" office:value="2560.964224" calcext:value-type="float">
            <text:p>2560.964224</text:p>
          </table:table-cell>
          <table:table-cell table:formula="of:=[.$J198]*3" office:value-type="float" office:value="7682.892672" calcext:value-type="float">
            <text:p>7682.892672</text:p>
          </table:table-cell>
          <table:table-cell table:formula="of:=[.$K198]*60" office:value-type="float" office:value="460973.56032" calcext:value-type="float">
            <text:p>460973.5603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[.$A199]*0.02" office:value-type="float" office:value="4.86" calcext:value-type="float">
            <text:p>4.86</text:p>
          </table:table-cell>
          <table:table-cell table:formula="of:=2*[.$A199]*[.$B199]" office:value-type="float" office:value="1875.96" calcext:value-type="float">
            <text:p>1875.96</text:p>
          </table:table-cell>
          <table:table-cell table:formula="of:=1.5*[.$A199]*[.$B199]" office:value-type="float" office:value="1406.97" calcext:value-type="float">
            <text:p>1406.97</text:p>
          </table:table-cell>
          <table:table-cell table:formula="of:=0.05+([.$D199]*(1+[.$A199]*[.$E$3]))/4000" office:value-type="percentage" office:value="0.57145825625" calcext:value-type="percentage">
            <text:p>57.15%</text:p>
          </table:table-cell>
          <table:table-cell table:formula="of:=2+([.$A199]*[.$F$3])" office:value-type="float" office:value="2.965" calcext:value-type="float">
            <text:p>2.965</text:p>
          </table:table-cell>
          <table:table-cell table:formula="of:=10+([.$C199]/4)" office:value-type="float" office:value="478.99" calcext:value-type="float">
            <text:p>478.99</text:p>
          </table:table-cell>
          <table:table-cell table:formula="of:=([.$G199]+([.$G$3]*[.$A199]))*(1+[.$A199]*[.$H$3])" office:value-type="float" office:value="1320.46035" calcext:value-type="float">
            <text:p>1320.46035</text:p>
          </table:table-cell>
          <table:table-cell table:formula="of:=1/(1+[.$A199]*[.$D$3])" office:value-type="float" office:value="0.508905852417303" calcext:value-type="float">
            <text:p>0.508905852417303</text:p>
          </table:table-cell>
          <table:table-cell table:formula="of:=[.$H199]/[.$I199]" office:value-type="float" office:value="2594.70458775" calcext:value-type="float">
            <text:p>2594.70458775</text:p>
          </table:table-cell>
          <table:table-cell table:formula="of:=[.$J199]*3" office:value-type="float" office:value="7784.11376325" calcext:value-type="float">
            <text:p>7784.11376325</text:p>
          </table:table-cell>
          <table:table-cell table:formula="of:=[.$K199]*60" office:value-type="float" office:value="467046.825795" calcext:value-type="float">
            <text:p>467046.82579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[.$A200]*0.02" office:value-type="float" office:value="4.88" calcext:value-type="float">
            <text:p>4.88</text:p>
          </table:table-cell>
          <table:table-cell table:formula="of:=2*[.$A200]*[.$B200]" office:value-type="float" office:value="1893.44" calcext:value-type="float">
            <text:p>1893.44</text:p>
          </table:table-cell>
          <table:table-cell table:formula="of:=1.5*[.$A200]*[.$B200]" office:value-type="float" office:value="1420.08" calcext:value-type="float">
            <text:p>1420.08</text:p>
          </table:table-cell>
          <table:table-cell table:formula="of:=0.05+([.$D200]*(1+[.$A200]*[.$E$3]))/4000" office:value-type="percentage" office:value="0.5772047" calcext:value-type="percentage">
            <text:p>57.72%</text:p>
          </table:table-cell>
          <table:table-cell table:formula="of:=2+([.$A200]*[.$F$3])" office:value-type="float" office:value="2.97" calcext:value-type="float">
            <text:p>2.97</text:p>
          </table:table-cell>
          <table:table-cell table:formula="of:=10+([.$C200]/4)" office:value-type="float" office:value="483.36" calcext:value-type="float">
            <text:p>483.36</text:p>
          </table:table-cell>
          <table:table-cell table:formula="of:=([.$G200]+([.$G$3]*[.$A200]))*(1+[.$A200]*[.$H$3])" office:value-type="float" office:value="1334.3992" calcext:value-type="float">
            <text:p>1334.3992</text:p>
          </table:table-cell>
          <table:table-cell table:formula="of:=1/(1+[.$A200]*[.$D$3])" office:value-type="float" office:value="0.50761421319797" calcext:value-type="float">
            <text:p>0.50761421319797</text:p>
          </table:table-cell>
          <table:table-cell table:formula="of:=[.$H200]/[.$I200]" office:value-type="float" office:value="2628.766424" calcext:value-type="float">
            <text:p>2628.766424</text:p>
          </table:table-cell>
          <table:table-cell table:formula="of:=[.$J200]*3" office:value-type="float" office:value="7886.299272" calcext:value-type="float">
            <text:p>7886.299272</text:p>
          </table:table-cell>
          <table:table-cell table:formula="of:=[.$K200]*60" office:value-type="float" office:value="473177.95632" calcext:value-type="float">
            <text:p>473177.95632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[.$A201]*0.02" office:value-type="float" office:value="4.9" calcext:value-type="float">
            <text:p>4.9</text:p>
          </table:table-cell>
          <table:table-cell table:formula="of:=2*[.$A201]*[.$B201]" office:value-type="float" office:value="1911" calcext:value-type="float">
            <text:p>1911</text:p>
          </table:table-cell>
          <table:table-cell table:formula="of:=1.5*[.$A201]*[.$B201]" office:value-type="float" office:value="1433.25" calcext:value-type="float">
            <text:p>1433.25</text:p>
          </table:table-cell>
          <table:table-cell table:formula="of:=0.05+([.$D201]*(1+[.$A201]*[.$E$3]))/4000" office:value-type="percentage" office:value="0.58298984375" calcext:value-type="percentage">
            <text:p>58.30%</text:p>
          </table:table-cell>
          <table:table-cell table:formula="of:=2+([.$A201]*[.$F$3])" office:value-type="float" office:value="2.975" calcext:value-type="float">
            <text:p>2.975</text:p>
          </table:table-cell>
          <table:table-cell table:formula="of:=10+([.$C201]/4)" office:value-type="float" office:value="487.75" calcext:value-type="float">
            <text:p>487.75</text:p>
          </table:table-cell>
          <table:table-cell table:formula="of:=([.$G201]+([.$G$3]*[.$A201]))*(1+[.$A201]*[.$H$3])" office:value-type="float" office:value="1348.43125" calcext:value-type="float">
            <text:p>1348.43125</text:p>
          </table:table-cell>
          <table:table-cell table:formula="of:=1/(1+[.$A201]*[.$D$3])" office:value-type="float" office:value="0.506329113924051" calcext:value-type="float">
            <text:p>0.506329113924051</text:p>
          </table:table-cell>
          <table:table-cell table:formula="of:=[.$H201]/[.$I201]" office:value-type="float" office:value="2663.15171875" calcext:value-type="float">
            <text:p>2663.15171875</text:p>
          </table:table-cell>
          <table:table-cell table:formula="of:=[.$J201]*3" office:value-type="float" office:value="7989.45515625" calcext:value-type="float">
            <text:p>7989.45515625</text:p>
          </table:table-cell>
          <table:table-cell table:formula="of:=[.$K201]*60" office:value-type="float" office:value="479367.309375" calcext:value-type="float">
            <text:p>479367.30937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[.$A202]*0.02" office:value-type="float" office:value="4.92" calcext:value-type="float">
            <text:p>4.92</text:p>
          </table:table-cell>
          <table:table-cell table:formula="of:=2*[.$A202]*[.$B202]" office:value-type="float" office:value="1928.64" calcext:value-type="float">
            <text:p>1928.64</text:p>
          </table:table-cell>
          <table:table-cell table:formula="of:=1.5*[.$A202]*[.$B202]" office:value-type="float" office:value="1446.48" calcext:value-type="float">
            <text:p>1446.48</text:p>
          </table:table-cell>
          <table:table-cell table:formula="of:=0.05+([.$D202]*(1+[.$A202]*[.$E$3]))/4000" office:value-type="percentage" office:value="0.5888138" calcext:value-type="percentage">
            <text:p>58.88%</text:p>
          </table:table-cell>
          <table:table-cell table:formula="of:=2+([.$A202]*[.$F$3])" office:value-type="float" office:value="2.98" calcext:value-type="float">
            <text:p>2.98</text:p>
          </table:table-cell>
          <table:table-cell table:formula="of:=10+([.$C202]/4)" office:value-type="float" office:value="492.16" calcext:value-type="float">
            <text:p>492.16</text:p>
          </table:table-cell>
          <table:table-cell table:formula="of:=([.$G202]+([.$G$3]*[.$A202]))*(1+[.$A202]*[.$H$3])" office:value-type="float" office:value="1362.5568" calcext:value-type="float">
            <text:p>1362.5568</text:p>
          </table:table-cell>
          <table:table-cell table:formula="of:=1/(1+[.$A202]*[.$D$3])" office:value-type="float" office:value="0.505050505050505" calcext:value-type="float">
            <text:p>0.505050505050505</text:p>
          </table:table-cell>
          <table:table-cell table:formula="of:=[.$H202]/[.$I202]" office:value-type="float" office:value="2697.862464" calcext:value-type="float">
            <text:p>2697.862464</text:p>
          </table:table-cell>
          <table:table-cell table:formula="of:=[.$J202]*3" office:value-type="float" office:value="8093.587392" calcext:value-type="float">
            <text:p>8093.587392</text:p>
          </table:table-cell>
          <table:table-cell table:formula="of:=[.$K202]*60" office:value-type="float" office:value="485615.24352" calcext:value-type="float">
            <text:p>485615.24352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[.$A203]*0.02" office:value-type="float" office:value="4.94" calcext:value-type="float">
            <text:p>4.94</text:p>
          </table:table-cell>
          <table:table-cell table:formula="of:=2*[.$A203]*[.$B203]" office:value-type="float" office:value="1946.36" calcext:value-type="float">
            <text:p>1946.36</text:p>
          </table:table-cell>
          <table:table-cell table:formula="of:=1.5*[.$A203]*[.$B203]" office:value-type="float" office:value="1459.77" calcext:value-type="float">
            <text:p>1459.77</text:p>
          </table:table-cell>
          <table:table-cell table:formula="of:=0.05+([.$D203]*(1+[.$A203]*[.$E$3]))/4000" office:value-type="percentage" office:value="0.59467668125" calcext:value-type="percentage">
            <text:p>59.47%</text:p>
          </table:table-cell>
          <table:table-cell table:formula="of:=2+([.$A203]*[.$F$3])" office:value-type="float" office:value="2.985" calcext:value-type="float">
            <text:p>2.985</text:p>
          </table:table-cell>
          <table:table-cell table:formula="of:=10+([.$C203]/4)" office:value-type="float" office:value="496.59" calcext:value-type="float">
            <text:p>496.59</text:p>
          </table:table-cell>
          <table:table-cell table:formula="of:=([.$G203]+([.$G$3]*[.$A203]))*(1+[.$A203]*[.$H$3])" office:value-type="float" office:value="1376.77615" calcext:value-type="float">
            <text:p>1376.77615</text:p>
          </table:table-cell>
          <table:table-cell table:formula="of:=1/(1+[.$A203]*[.$D$3])" office:value-type="float" office:value="0.503778337531486" calcext:value-type="float">
            <text:p>0.503778337531486</text:p>
          </table:table-cell>
          <table:table-cell table:formula="of:=[.$H203]/[.$I203]" office:value-type="float" office:value="2732.90065775" calcext:value-type="float">
            <text:p>2732.90065775</text:p>
          </table:table-cell>
          <table:table-cell table:formula="of:=[.$J203]*3" office:value-type="float" office:value="8198.70197325" calcext:value-type="float">
            <text:p>8198.70197325</text:p>
          </table:table-cell>
          <table:table-cell table:formula="of:=[.$K203]*60" office:value-type="float" office:value="491922.118395" calcext:value-type="float">
            <text:p>491922.118395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[.$A204]*0.02" office:value-type="float" office:value="4.96" calcext:value-type="float">
            <text:p>4.96</text:p>
          </table:table-cell>
          <table:table-cell table:formula="of:=2*[.$A204]*[.$B204]" office:value-type="float" office:value="1964.16" calcext:value-type="float">
            <text:p>1964.16</text:p>
          </table:table-cell>
          <table:table-cell table:formula="of:=1.5*[.$A204]*[.$B204]" office:value-type="float" office:value="1473.12" calcext:value-type="float">
            <text:p>1473.12</text:p>
          </table:table-cell>
          <table:table-cell table:formula="of:=0.05+([.$D204]*(1+[.$A204]*[.$E$3]))/4000" office:value-type="percentage" office:value="0.6005786" calcext:value-type="percentage">
            <text:p>60.06%</text:p>
          </table:table-cell>
          <table:table-cell table:formula="of:=2+([.$A204]*[.$F$3])" office:value-type="float" office:value="2.99" calcext:value-type="float">
            <text:p>2.99</text:p>
          </table:table-cell>
          <table:table-cell table:formula="of:=10+([.$C204]/4)" office:value-type="float" office:value="501.04" calcext:value-type="float">
            <text:p>501.04</text:p>
          </table:table-cell>
          <table:table-cell table:formula="of:=([.$G204]+([.$G$3]*[.$A204]))*(1+[.$A204]*[.$H$3])" office:value-type="float" office:value="1391.0896" calcext:value-type="float">
            <text:p>1391.0896</text:p>
          </table:table-cell>
          <table:table-cell table:formula="of:=1/(1+[.$A204]*[.$D$3])" office:value-type="float" office:value="0.50251256281407" calcext:value-type="float">
            <text:p>0.50251256281407</text:p>
          </table:table-cell>
          <table:table-cell table:formula="of:=[.$H204]/[.$I204]" office:value-type="float" office:value="2768.268304" calcext:value-type="float">
            <text:p>2768.268304</text:p>
          </table:table-cell>
          <table:table-cell table:formula="of:=[.$J204]*3" office:value-type="float" office:value="8304.804912" calcext:value-type="float">
            <text:p>8304.804912</text:p>
          </table:table-cell>
          <table:table-cell table:formula="of:=[.$K204]*60" office:value-type="float" office:value="498288.29472" calcext:value-type="float">
            <text:p>498288.2947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[.$A205]*0.02" office:value-type="float" office:value="4.98" calcext:value-type="float">
            <text:p>4.98</text:p>
          </table:table-cell>
          <table:table-cell table:formula="of:=2*[.$A205]*[.$B205]" office:value-type="float" office:value="1982.04" calcext:value-type="float">
            <text:p>1982.04</text:p>
          </table:table-cell>
          <table:table-cell table:formula="of:=1.5*[.$A205]*[.$B205]" office:value-type="float" office:value="1486.53" calcext:value-type="float">
            <text:p>1486.53</text:p>
          </table:table-cell>
          <table:table-cell table:formula="of:=0.05+([.$D205]*(1+[.$A205]*[.$E$3]))/4000" office:value-type="percentage" office:value="0.60651966875" calcext:value-type="percentage">
            <text:p>60.65%</text:p>
          </table:table-cell>
          <table:table-cell table:formula="of:=2+([.$A205]*[.$F$3])" office:value-type="float" office:value="2.995" calcext:value-type="float">
            <text:p>2.995</text:p>
          </table:table-cell>
          <table:table-cell table:formula="of:=10+([.$C205]/4)" office:value-type="float" office:value="505.51" calcext:value-type="float">
            <text:p>505.51</text:p>
          </table:table-cell>
          <table:table-cell table:formula="of:=([.$G205]+([.$G$3]*[.$A205]))*(1+[.$A205]*[.$H$3])" office:value-type="float" office:value="1405.49745" calcext:value-type="float">
            <text:p>1405.49745</text:p>
          </table:table-cell>
          <table:table-cell table:formula="of:=1/(1+[.$A205]*[.$D$3])" office:value-type="float" office:value="0.50125313283208" calcext:value-type="float">
            <text:p>0.50125313283208</text:p>
          </table:table-cell>
          <table:table-cell table:formula="of:=[.$H205]/[.$I205]" office:value-type="float" office:value="2803.96741275" calcext:value-type="float">
            <text:p>2803.96741275</text:p>
          </table:table-cell>
          <table:table-cell table:formula="of:=[.$J205]*3" office:value-type="float" office:value="8411.90223825" calcext:value-type="float">
            <text:p>8411.90223825</text:p>
          </table:table-cell>
          <table:table-cell table:formula="of:=[.$K205]*60" office:value-type="float" office:value="504714.134295" calcext:value-type="float">
            <text:p>504714.13429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[.$A206]*0.02" office:value-type="float" office:value="5" calcext:value-type="float">
            <text:p>5</text:p>
          </table:table-cell>
          <table:table-cell table:formula="of:=2*[.$A206]*[.$B206]" office:value-type="float" office:value="2000" calcext:value-type="float">
            <text:p>2000</text:p>
          </table:table-cell>
          <table:table-cell table:formula="of:=1.5*[.$A206]*[.$B206]" office:value-type="float" office:value="1500" calcext:value-type="float">
            <text:p>1500</text:p>
          </table:table-cell>
          <table:table-cell table:formula="of:=0.05+([.$D206]*(1+[.$A206]*[.$E$3]))/4000" office:value-type="percentage" office:value="0.6125" calcext:value-type="percentage">
            <text:p>61.25%</text:p>
          </table:table-cell>
          <table:table-cell table:formula="of:=2+([.$A206]*[.$F$3])" office:value-type="float" office:value="3" calcext:value-type="float">
            <text:p>3</text:p>
          </table:table-cell>
          <table:table-cell table:formula="of:=10+([.$C206]/4)" office:value-type="float" office:value="510" calcext:value-type="float">
            <text:p>510</text:p>
          </table:table-cell>
          <table:table-cell table:formula="of:=([.$G206]+([.$G$3]*[.$A206]))*(1+[.$A206]*[.$H$3])" office:value-type="float" office:value="1420" calcext:value-type="float">
            <text:p>1420</text:p>
          </table:table-cell>
          <table:table-cell table:formula="of:=1/(1+[.$A206]*[.$D$3])" office:value-type="float" office:value="0.5" calcext:value-type="float">
            <text:p>0.5</text:p>
          </table:table-cell>
          <table:table-cell table:formula="of:=[.$H206]/[.$I206]" office:value-type="float" office:value="2840" calcext:value-type="float">
            <text:p>2840</text:p>
          </table:table-cell>
          <table:table-cell table:formula="of:=[.$J206]*3" office:value-type="float" office:value="8520" calcext:value-type="float">
            <text:p>8520</text:p>
          </table:table-cell>
          <table:table-cell table:formula="of:=[.$K206]*60" office:value-type="float" office:value="511200" calcext:value-type="float">
            <text:p>511200</text:p>
          </table:table-cell>
          <table:table-cell table:number-columns-repeated="4"/>
        </table:table-row>
      </table:table>
      <table:table table:name="Defence Calc" table:style-name="ta1"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7"/>
        <table:table-column table:style-name="co9" table:default-cell-style-name="ce7"/>
        <table:table-column table:style-name="co29" table:default-cell-style-name="Default"/>
        <table:table-column table:style-name="co2" table:default-cell-style-name="ce7"/>
        <table:table-column table:style-name="co8" table:default-cell-style-name="Default"/>
        <table:table-column table:style-name="co30" table:default-cell-style-name="Default"/>
        <table:table-column table:style-name="co8" table:number-columns-repeated="5" table:default-cell-style-name="Default"/>
        <table:table-row table:style-name="ro1">
          <table:table-cell table:style-name="ce5" office:value-type="string" calcext:value-type="string">
            <text:p>Armour</text:p>
          </table:table-cell>
          <table:table-cell table:style-name="ce5"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Evasion</text:p>
          </table:table-cell>
          <table:table-cell table:style-name="Default" office:value-type="string" calcext:value-type="string">
            <text:p>Resistance</text:p>
          </table:table-cell>
          <table:table-cell table:style-name="Default" office:value-type="string" calcext:value-type="string">
            <text:p>Flat Armour/Barrier</text:p>
          </table:table-cell>
          <table:table-cell office:value-type="string" calcext:value-type="string">
            <text:p>% Armour/Barrier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Base Multi</text:p>
          </table:table-cell>
          <table:table-cell table:style-name="ce5" office:value-type="string" calcext:value-type="string">
            <text:p>Slot Multi</text:p>
          </table:table-cell>
          <table:table-cell table:style-name="ce5" office:value-type="string" calcext:value-type="string">
            <text:p>Max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table:formula="of:=4/3" office:value-type="float" office:value="1.33333333333333" calcext:value-type="float">
            <text:p>1.33333333333333</text:p>
          </table:table-cell>
          <table:table-cell table:style-name="ce5" table:formula="of:=16/7" office:value-type="float" office:value="2.28571428571429" calcext:value-type="float">
            <text:p>2.28571428571429</text:p>
          </table:table-cell>
          <table:table-cell table:style-name="ce5" office:value-type="string" calcext:value-type="string">
            <text:p>Per level</text:p>
          </table:table-cell>
          <table:table-cell table:style-name="ce7" table:formula="of:=[.D2]/200" office:value-type="percentage" office:value="0.00125" calcext:value-type="percentage">
            <text:p>0.13%</text:p>
          </table:table-cell>
          <table:table-cell table:style-name="ce7" table:formula="of:=[.E2]/200" office:value-type="percentage" office:value="0.0005" calcext:value-type="percentage">
            <text:p>0.05%</text:p>
          </table:table-cell>
          <table:table-cell table:formula="of:=[.F2]/200" office:value-type="percentage" office:value="0.00125" calcext:value-type="percentage">
            <text:p>0.13%</text:p>
          </table:table-cell>
          <table:table-cell table:style-name="ce6" table:formula="of:=[.G2]/200" office:value-type="float" office:value="2.5" calcext:value-type="float">
            <text:p>2.5</text:p>
          </table:table-cell>
          <table:table-cell table:style-name="ce7" table:formula="of:=[.H2]/200" office:value-type="percentage" office:value="0.00125" calcext:value-type="percentage">
            <text:p>0.13%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16" table:number-rows-spanned="1">
            <text:p>Player Character Stats</text:p>
          </table:table-cell>
          <table:covered-table-cell table:number-columns-repeated="6" table:style-name="ce8"/>
          <table:covered-table-cell/>
          <table:covered-table-cell table:style-name="Default"/>
          <table:covered-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Base Health</text:p>
          </table:table-cell>
          <table:table-cell office:value-type="string" calcext:value-type="string">
            <text:p>Total Health</text:p>
          </table:table-cell>
          <table:table-cell table:style-name="Default" office:value-type="string" calcext:value-type="string">
            <text:p>Evasion</text:p>
          </table:table-cell>
          <table:table-cell table:style-name="Default" office:value-type="string" calcext:value-type="string">
            <text:p>Avg Resist</text:p>
          </table:table-cell>
          <table:table-cell office:value-type="string" calcext:value-type="string">
            <text:p>Armour/Barrier</text:p>
          </table:table-cell>
          <table:table-cell table:style-name="Default" office:value-type="string" calcext:value-type="string">
            <text:p>Armour/Barrier Effect</text:p>
          </table:table-cell>
          <table:table-cell office:value-type="string" calcext:value-type="string">
            <text:p>Effective HP</text:p>
          </table:table-cell>
          <table:table-cell office:value-type="string" calcext:value-type="string">
            <text:p>Party Effective H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[.$A7]*0.02" office:value-type="float" office:value="1.02" calcext:value-type="float">
            <text:p>1.02</text:p>
          </table:table-cell>
          <table:table-cell table:formula="of:=1.5*[.$A7]*[.$B7]" office:value-type="float" office:value="1.53" calcext:value-type="float">
            <text:p>1.53</text:p>
          </table:table-cell>
          <table:table-cell table:formula="of:=100+([.$C7]*10)" office:value-type="float" office:value="115.3" calcext:value-type="float">
            <text:p>115.3</text:p>
          </table:table-cell>
          <table:table-cell table:formula="of:=[.$D7]*(1+[.$A7]*[.$D$3]*[.$B$3])" office:value-type="float" office:value="115.629428571429" calcext:value-type="float">
            <text:p>115.629428571429</text:p>
          </table:table-cell>
          <table:table-cell table:formula="of:=[.$A7]*[.$E$3]*([.$B$3]+[.$A$3])" office:value-type="percentage" office:value="0.00180952380952381" calcext:value-type="percentage">
            <text:p>0.18%</text:p>
          </table:table-cell>
          <table:table-cell table:formula="of:=[.$A7]*[.$F$3]*[.$B$3]" office:value-type="percentage" office:value="0.00285714285714286" calcext:value-type="percentage">
            <text:p>0.29%</text:p>
          </table:table-cell>
          <table:table-cell table:formula="of:=([.$C7]+[.$G$3]*[.$A$3]*[.$A7])*(1+[.$H$3]*[.$B$3]*[.$A7])" office:value-type="float" office:value="4.87722857142857" calcext:value-type="float">
            <text:p>4.87722857142857</text:p>
          </table:table-cell>
          <table:table-cell table:formula="of:=LOG([.$H7]/4;10)/4" office:value-type="percentage" office:value="0.0215282794903438" calcext:value-type="percentage">
            <text:p>2.15%</text:p>
          </table:table-cell>
          <table:table-cell table:formula="of:=[.$E7]/(1-[.$F7])/(1-([.$G7]+[.$I7])/2)" office:value-type="float" office:value="117.268867507327" calcext:value-type="float">
            <text:p>117.268867507327</text:p>
          </table:table-cell>
          <table:table-cell table:formula="of:=[.$J7]*3" office:value-type="float" office:value="351.80660252198" calcext:value-type="float">
            <text:p>351.8066025219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[.$A8]*0.02" office:value-type="float" office:value="1.04" calcext:value-type="float">
            <text:p>1.04</text:p>
          </table:table-cell>
          <table:table-cell table:formula="of:=1.5*[.$A8]*[.$B8]" office:value-type="float" office:value="3.12" calcext:value-type="float">
            <text:p>3.12</text:p>
          </table:table-cell>
          <table:table-cell table:formula="of:=100+([.$C8]*10)" office:value-type="float" office:value="131.2" calcext:value-type="float">
            <text:p>131.2</text:p>
          </table:table-cell>
          <table:table-cell table:formula="of:=[.$D8]*(1+[.$A8]*[.$D$3]*[.$B$3])" office:value-type="float" office:value="131.949714285714" calcext:value-type="float">
            <text:p>131.949714285714</text:p>
          </table:table-cell>
          <table:table-cell table:formula="of:=[.$A8]*[.$E$3]*([.$B$3]+[.$A$3])" office:value-type="percentage" office:value="0.00361904761904762" calcext:value-type="percentage">
            <text:p>0.36%</text:p>
          </table:table-cell>
          <table:table-cell table:formula="of:=[.$A8]*[.$F$3]*[.$B$3]" office:value-type="percentage" office:value="0.00571428571428571" calcext:value-type="percentage">
            <text:p>0.57%</text:p>
          </table:table-cell>
          <table:table-cell table:formula="of:=([.$C8]+[.$G$3]*[.$A$3]*[.$A8])*(1+[.$H$3]*[.$B$3]*[.$A8])" office:value-type="float" office:value="9.84259047619048" calcext:value-type="float">
            <text:p>9.84259047619048</text:p>
          </table:table-cell>
          <table:table-cell table:formula="of:=LOG([.$H8]/4;10)/4" office:value-type="percentage" office:value="0.0977623560810658" calcext:value-type="percentage">
            <text:p>9.78%</text:p>
          </table:table-cell>
          <table:table-cell table:formula="of:=[.$E8]/(1-[.$F8])/(1-([.$G8]+[.$I8])/2)" office:value-type="float" office:value="139.654468795711" calcext:value-type="float">
            <text:p>139.654468795711</text:p>
          </table:table-cell>
          <table:table-cell table:formula="of:=[.$J8]*3" office:value-type="float" office:value="418.963406387134" calcext:value-type="float">
            <text:p>418.9634063871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[.$A9]*0.02" office:value-type="float" office:value="1.06" calcext:value-type="float">
            <text:p>1.06</text:p>
          </table:table-cell>
          <table:table-cell table:formula="of:=1.5*[.$A9]*[.$B9]" office:value-type="float" office:value="4.77" calcext:value-type="float">
            <text:p>4.77</text:p>
          </table:table-cell>
          <table:table-cell table:formula="of:=100+([.$C9]*10)" office:value-type="float" office:value="147.7" calcext:value-type="float">
            <text:p>147.7</text:p>
          </table:table-cell>
          <table:table-cell table:formula="of:=[.$D9]*(1+[.$A9]*[.$D$3]*[.$B$3])" office:value-type="float" office:value="148.966" calcext:value-type="float">
            <text:p>148.966</text:p>
          </table:table-cell>
          <table:table-cell table:formula="of:=[.$A9]*[.$E$3]*([.$B$3]+[.$A$3])" office:value-type="percentage" office:value="0.00542857142857143" calcext:value-type="percentage">
            <text:p>0.54%</text:p>
          </table:table-cell>
          <table:table-cell table:formula="of:=[.$A9]*[.$F$3]*[.$B$3]" office:value-type="percentage" office:value="0.00857142857142857" calcext:value-type="percentage">
            <text:p>0.86%</text:p>
          </table:table-cell>
          <table:table-cell table:formula="of:=([.$C9]+[.$G$3]*[.$A$3]*[.$A9])*(1+[.$H$3]*[.$B$3]*[.$A9])" office:value-type="float" office:value="14.8966" calcext:value-type="float">
            <text:p>14.8966</text:p>
          </table:table-cell>
          <table:table-cell table:formula="of:=LOG([.$H9]/4;10)/4" office:value-type="percentage" office:value="0.142756791255384" calcext:value-type="percentage">
            <text:p>14.28%</text:p>
          </table:table-cell>
          <table:table-cell table:formula="of:=[.$E9]/(1-[.$F9])/(1-([.$G9]+[.$I9])/2)" office:value-type="float" office:value="162.039674187458" calcext:value-type="float">
            <text:p>162.039674187458</text:p>
          </table:table-cell>
          <table:table-cell table:formula="of:=[.$J9]*3" office:value-type="float" office:value="486.119022562373" calcext:value-type="float">
            <text:p>486.1190225623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[.$A10]*0.02" office:value-type="float" office:value="1.08" calcext:value-type="float">
            <text:p>1.08</text:p>
          </table:table-cell>
          <table:table-cell table:formula="of:=1.5*[.$A10]*[.$B10]" office:value-type="float" office:value="6.48" calcext:value-type="float">
            <text:p>6.48</text:p>
          </table:table-cell>
          <table:table-cell table:formula="of:=100+([.$C10]*10)" office:value-type="float" office:value="164.8" calcext:value-type="float">
            <text:p>164.8</text:p>
          </table:table-cell>
          <table:table-cell table:formula="of:=[.$D10]*(1+[.$A10]*[.$D$3]*[.$B$3])" office:value-type="float" office:value="166.683428571429" calcext:value-type="float">
            <text:p>166.683428571429</text:p>
          </table:table-cell>
          <table:table-cell table:formula="of:=[.$A10]*[.$E$3]*([.$B$3]+[.$A$3])" office:value-type="percentage" office:value="0.00723809523809524" calcext:value-type="percentage">
            <text:p>0.72%</text:p>
          </table:table-cell>
          <table:table-cell table:formula="of:=[.$A10]*[.$F$3]*[.$B$3]" office:value-type="percentage" office:value="0.0114285714285714" calcext:value-type="percentage">
            <text:p>1.14%</text:p>
          </table:table-cell>
          <table:table-cell table:formula="of:=([.$C10]+[.$G$3]*[.$A$3]*[.$A10])*(1+[.$H$3]*[.$B$3]*[.$A10])" office:value-type="float" office:value="20.0397714285714" calcext:value-type="float">
            <text:p>20.0397714285714</text:p>
          </table:table-cell>
          <table:table-cell table:formula="of:=LOG([.$H10]/4;10)/4" office:value-type="percentage" office:value="0.174958193095102" calcext:value-type="percentage">
            <text:p>17.50%</text:p>
          </table:table-cell>
          <table:table-cell table:formula="of:=[.$E10]/(1-[.$F10])/(1-([.$G10]+[.$I10])/2)" office:value-type="float" office:value="185.15380460862" calcext:value-type="float">
            <text:p>185.15380460862</text:p>
          </table:table-cell>
          <table:table-cell table:formula="of:=[.$J10]*3" office:value-type="float" office:value="555.461413825861" calcext:value-type="float">
            <text:p>555.46141382586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[.$A11]*0.02" office:value-type="float" office:value="1.1" calcext:value-type="float">
            <text:p>1.1</text:p>
          </table:table-cell>
          <table:table-cell table:formula="of:=1.5*[.$A11]*[.$B11]" office:value-type="float" office:value="8.25" calcext:value-type="float">
            <text:p>8.25</text:p>
          </table:table-cell>
          <table:table-cell table:formula="of:=100+([.$C11]*10)" office:value-type="float" office:value="182.5" calcext:value-type="float">
            <text:p>182.5</text:p>
          </table:table-cell>
          <table:table-cell table:formula="of:=[.$D11]*(1+[.$A11]*[.$D$3]*[.$B$3])" office:value-type="float" office:value="185.107142857143" calcext:value-type="float">
            <text:p>185.107142857143</text:p>
          </table:table-cell>
          <table:table-cell table:formula="of:=[.$A11]*[.$E$3]*([.$B$3]+[.$A$3])" office:value-type="percentage" office:value="0.00904761904761905" calcext:value-type="percentage">
            <text:p>0.90%</text:p>
          </table:table-cell>
          <table:table-cell table:formula="of:=[.$A11]*[.$F$3]*[.$B$3]" office:value-type="percentage" office:value="0.0142857142857143" calcext:value-type="percentage">
            <text:p>1.43%</text:p>
          </table:table-cell>
          <table:table-cell table:formula="of:=([.$C11]+[.$G$3]*[.$A$3]*[.$A11])*(1+[.$H$3]*[.$B$3]*[.$A11])" office:value-type="float" office:value="25.272619047619" calcext:value-type="float">
            <text:p>25.272619047619</text:p>
          </table:table-cell>
          <table:table-cell table:formula="of:=LOG([.$H11]/4;10)/4" office:value-type="percentage" office:value="0.200147564913415" calcext:value-type="percentage">
            <text:p>20.01%</text:p>
          </table:table-cell>
          <table:table-cell table:formula="of:=[.$E11]/(1-[.$F11])/(1-([.$G11]+[.$I11])/2)" office:value-type="float" office:value="209.230168441581" calcext:value-type="float">
            <text:p>209.230168441581</text:p>
          </table:table-cell>
          <table:table-cell table:formula="of:=[.$J11]*3" office:value-type="float" office:value="627.690505324743" calcext:value-type="float">
            <text:p>627.69050532474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[.$A12]*0.02" office:value-type="float" office:value="1.12" calcext:value-type="float">
            <text:p>1.12</text:p>
          </table:table-cell>
          <table:table-cell table:formula="of:=1.5*[.$A12]*[.$B12]" office:value-type="float" office:value="10.08" calcext:value-type="float">
            <text:p>10.08</text:p>
          </table:table-cell>
          <table:table-cell table:formula="of:=100+([.$C12]*10)" office:value-type="float" office:value="200.8" calcext:value-type="float">
            <text:p>200.8</text:p>
          </table:table-cell>
          <table:table-cell table:formula="of:=[.$D12]*(1+[.$A12]*[.$D$3]*[.$B$3])" office:value-type="float" office:value="204.242285714286" calcext:value-type="float">
            <text:p>204.242285714286</text:p>
          </table:table-cell>
          <table:table-cell table:formula="of:=[.$A12]*[.$E$3]*([.$B$3]+[.$A$3])" office:value-type="percentage" office:value="0.0108571428571429" calcext:value-type="percentage">
            <text:p>1.09%</text:p>
          </table:table-cell>
          <table:table-cell table:formula="of:=[.$A12]*[.$F$3]*[.$B$3]" office:value-type="percentage" office:value="0.0171428571428571" calcext:value-type="percentage">
            <text:p>1.71%</text:p>
          </table:table-cell>
          <table:table-cell table:formula="of:=([.$C12]+[.$G$3]*[.$A$3]*[.$A12])*(1+[.$H$3]*[.$B$3]*[.$A12])" office:value-type="float" office:value="30.5956571428571" calcext:value-type="float">
            <text:p>30.5956571428571</text:p>
          </table:table-cell>
          <table:table-cell table:formula="of:=LOG([.$H12]/4;10)/4" office:value-type="percentage" office:value="0.22089994855356" calcext:value-type="percentage">
            <text:p>22.09%</text:p>
          </table:table-cell>
          <table:table-cell table:formula="of:=[.$E12]/(1-[.$F12])/(1-([.$G12]+[.$I12])/2)" office:value-type="float" office:value="234.38039686425" calcext:value-type="float">
            <text:p>234.38039686425</text:p>
          </table:table-cell>
          <table:table-cell table:formula="of:=[.$J12]*3" office:value-type="float" office:value="703.141190592751" calcext:value-type="float">
            <text:p>703.14119059275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[.$A13]*0.02" office:value-type="float" office:value="1.14" calcext:value-type="float">
            <text:p>1.14</text:p>
          </table:table-cell>
          <table:table-cell table:formula="of:=1.5*[.$A13]*[.$B13]" office:value-type="float" office:value="11.97" calcext:value-type="float">
            <text:p>11.97</text:p>
          </table:table-cell>
          <table:table-cell table:formula="of:=100+([.$C13]*10)" office:value-type="float" office:value="219.7" calcext:value-type="float">
            <text:p>219.7</text:p>
          </table:table-cell>
          <table:table-cell table:formula="of:=[.$D13]*(1+[.$A13]*[.$D$3]*[.$B$3])" office:value-type="float" office:value="224.094" calcext:value-type="float">
            <text:p>224.094</text:p>
          </table:table-cell>
          <table:table-cell table:formula="of:=[.$A13]*[.$E$3]*([.$B$3]+[.$A$3])" office:value-type="percentage" office:value="0.0126666666666667" calcext:value-type="percentage">
            <text:p>1.27%</text:p>
          </table:table-cell>
          <table:table-cell table:formula="of:=[.$A13]*[.$F$3]*[.$B$3]" office:value-type="percentage" office:value="0.02" calcext:value-type="percentage">
            <text:p>2.00%</text:p>
          </table:table-cell>
          <table:table-cell table:formula="of:=([.$C13]+[.$G$3]*[.$A$3]*[.$A13])*(1+[.$H$3]*[.$B$3]*[.$A13])" office:value-type="float" office:value="36.0094" calcext:value-type="float">
            <text:p>36.0094</text:p>
          </table:table-cell>
          <table:table-cell table:formula="of:=LOG([.$H13]/4;10)/4" office:value-type="percentage" office:value="0.238588973437934" calcext:value-type="percentage">
            <text:p>23.86%</text:p>
          </table:table-cell>
          <table:table-cell table:formula="of:=[.$E13]/(1-[.$F13])/(1-([.$G13]+[.$I13])/2)" office:value-type="float" office:value="260.672450608696" calcext:value-type="float">
            <text:p>260.672450608696</text:p>
          </table:table-cell>
          <table:table-cell table:formula="of:=[.$J13]*3" office:value-type="float" office:value="782.017351826088" calcext:value-type="float">
            <text:p>782.0173518260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[.$A14]*0.02" office:value-type="float" office:value="1.16" calcext:value-type="float">
            <text:p>1.16</text:p>
          </table:table-cell>
          <table:table-cell table:formula="of:=1.5*[.$A14]*[.$B14]" office:value-type="float" office:value="13.92" calcext:value-type="float">
            <text:p>13.92</text:p>
          </table:table-cell>
          <table:table-cell table:formula="of:=100+([.$C14]*10)" office:value-type="float" office:value="239.2" calcext:value-type="float">
            <text:p>239.2</text:p>
          </table:table-cell>
          <table:table-cell table:formula="of:=[.$D14]*(1+[.$A14]*[.$D$3]*[.$B$3])" office:value-type="float" office:value="244.667428571429" calcext:value-type="float">
            <text:p>244.667428571429</text:p>
          </table:table-cell>
          <table:table-cell table:formula="of:=[.$A14]*[.$E$3]*([.$B$3]+[.$A$3])" office:value-type="percentage" office:value="0.0144761904761905" calcext:value-type="percentage">
            <text:p>1.45%</text:p>
          </table:table-cell>
          <table:table-cell table:formula="of:=[.$A14]*[.$F$3]*[.$B$3]" office:value-type="percentage" office:value="0.0228571428571429" calcext:value-type="percentage">
            <text:p>2.29%</text:p>
          </table:table-cell>
          <table:table-cell table:formula="of:=([.$C14]+[.$G$3]*[.$A$3]*[.$A14])*(1+[.$H$3]*[.$B$3]*[.$A14])" office:value-type="float" office:value="41.5143619047619" calcext:value-type="float">
            <text:p>41.5143619047619</text:p>
          </table:table-cell>
          <table:table-cell table:formula="of:=LOG([.$H14]/4;10)/4" office:value-type="percentage" office:value="0.254034593918118" calcext:value-type="percentage">
            <text:p>25.40%</text:p>
          </table:table-cell>
          <table:table-cell table:formula="of:=[.$E14]/(1-[.$F14])/(1-([.$G14]+[.$I14])/2)" office:value-type="float" office:value="288.155203977782" calcext:value-type="float">
            <text:p>288.155203977782</text:p>
          </table:table-cell>
          <table:table-cell table:formula="of:=[.$J14]*3" office:value-type="float" office:value="864.465611933346" calcext:value-type="float">
            <text:p>864.46561193334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[.$A15]*0.02" office:value-type="float" office:value="1.18" calcext:value-type="float">
            <text:p>1.18</text:p>
          </table:table-cell>
          <table:table-cell table:formula="of:=1.5*[.$A15]*[.$B15]" office:value-type="float" office:value="15.93" calcext:value-type="float">
            <text:p>15.93</text:p>
          </table:table-cell>
          <table:table-cell table:formula="of:=100+([.$C15]*10)" office:value-type="float" office:value="259.3" calcext:value-type="float">
            <text:p>259.3</text:p>
          </table:table-cell>
          <table:table-cell table:formula="of:=[.$D15]*(1+[.$A15]*[.$D$3]*[.$B$3])" office:value-type="float" office:value="265.967714285714" calcext:value-type="float">
            <text:p>265.967714285714</text:p>
          </table:table-cell>
          <table:table-cell table:formula="of:=[.$A15]*[.$E$3]*([.$B$3]+[.$A$3])" office:value-type="percentage" office:value="0.0162857142857143" calcext:value-type="percentage">
            <text:p>1.63%</text:p>
          </table:table-cell>
          <table:table-cell table:formula="of:=[.$A15]*[.$F$3]*[.$B$3]" office:value-type="percentage" office:value="0.0257142857142857" calcext:value-type="percentage">
            <text:p>2.57%</text:p>
          </table:table-cell>
          <table:table-cell table:formula="of:=([.$C15]+[.$G$3]*[.$A$3]*[.$A15])*(1+[.$H$3]*[.$B$3]*[.$A15])" office:value-type="float" office:value="47.1110571428571" calcext:value-type="float">
            <text:p>47.1110571428571</text:p>
          </table:table-cell>
          <table:table-cell table:formula="of:=LOG([.$H15]/4;10)/4" office:value-type="percentage" office:value="0.267765714579501" calcext:value-type="percentage">
            <text:p>26.78%</text:p>
          </table:table-cell>
          <table:table-cell table:formula="of:=[.$E15]/(1-[.$F15])/(1-([.$G15]+[.$I15])/2)" office:value-type="float" office:value="316.868126385486" calcext:value-type="float">
            <text:p>316.868126385486</text:p>
          </table:table-cell>
          <table:table-cell table:formula="of:=[.$J15]*3" office:value-type="float" office:value="950.604379156458" calcext:value-type="float">
            <text:p>950.60437915645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[.$A16]*0.02" office:value-type="float" office:value="1.2" calcext:value-type="float">
            <text:p>1.2</text:p>
          </table:table-cell>
          <table:table-cell table:formula="of:=1.5*[.$A16]*[.$B16]" office:value-type="float" office:value="18" calcext:value-type="float">
            <text:p>18</text:p>
          </table:table-cell>
          <table:table-cell table:formula="of:=100+([.$C16]*10)" office:value-type="float" office:value="280" calcext:value-type="float">
            <text:p>280</text:p>
          </table:table-cell>
          <table:table-cell table:formula="of:=[.$D16]*(1+[.$A16]*[.$D$3]*[.$B$3])" office:value-type="float" office:value="288" calcext:value-type="float">
            <text:p>288</text:p>
          </table:table-cell>
          <table:table-cell table:formula="of:=[.$A16]*[.$E$3]*([.$B$3]+[.$A$3])" office:value-type="percentage" office:value="0.0180952380952381" calcext:value-type="percentage">
            <text:p>1.81%</text:p>
          </table:table-cell>
          <table:table-cell table:formula="of:=[.$A16]*[.$F$3]*[.$B$3]" office:value-type="percentage" office:value="0.0285714285714286" calcext:value-type="percentage">
            <text:p>2.86%</text:p>
          </table:table-cell>
          <table:table-cell table:formula="of:=([.$C16]+[.$G$3]*[.$A$3]*[.$A16])*(1+[.$H$3]*[.$B$3]*[.$A16])" office:value-type="float" office:value="52.8" calcext:value-type="float">
            <text:p>52.8</text:p>
          </table:table-cell>
          <table:table-cell table:formula="of:=LOG([.$H16]/4;10)/4" office:value-type="percentage" office:value="0.280143482801462" calcext:value-type="percentage">
            <text:p>28.01%</text:p>
          </table:table-cell>
          <table:table-cell table:formula="of:=[.$E16]/(1-[.$F16])/(1-([.$G16]+[.$I16])/2)" office:value-type="float" office:value="346.845686099317" calcext:value-type="float">
            <text:p>346.845686099317</text:p>
          </table:table-cell>
          <table:table-cell table:formula="of:=[.$J16]*3" office:value-type="float" office:value="1040.53705829795" calcext:value-type="float">
            <text:p>1040.537058297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[.$A17]*0.02" office:value-type="float" office:value="1.22" calcext:value-type="float">
            <text:p>1.22</text:p>
          </table:table-cell>
          <table:table-cell table:formula="of:=1.5*[.$A17]*[.$B17]" office:value-type="float" office:value="20.13" calcext:value-type="float">
            <text:p>20.13</text:p>
          </table:table-cell>
          <table:table-cell table:formula="of:=100+([.$C17]*10)" office:value-type="float" office:value="301.3" calcext:value-type="float">
            <text:p>301.3</text:p>
          </table:table-cell>
          <table:table-cell table:formula="of:=[.$D17]*(1+[.$A17]*[.$D$3]*[.$B$3])" office:value-type="float" office:value="310.769428571429" calcext:value-type="float">
            <text:p>310.769428571429</text:p>
          </table:table-cell>
          <table:table-cell table:formula="of:=[.$A17]*[.$E$3]*([.$B$3]+[.$A$3])" office:value-type="percentage" office:value="0.0199047619047619" calcext:value-type="percentage">
            <text:p>1.99%</text:p>
          </table:table-cell>
          <table:table-cell table:formula="of:=[.$A17]*[.$F$3]*[.$B$3]" office:value-type="percentage" office:value="0.0314285714285714" calcext:value-type="percentage">
            <text:p>3.14%</text:p>
          </table:table-cell>
          <table:table-cell table:formula="of:=([.$C17]+[.$G$3]*[.$A$3]*[.$A17])*(1+[.$H$3]*[.$B$3]*[.$A17])" office:value-type="float" office:value="58.5817047619048" calcext:value-type="float">
            <text:p>58.5817047619048</text:p>
          </table:table-cell>
          <table:table-cell table:formula="of:=LOG([.$H17]/4;10)/4" office:value-type="percentage" office:value="0.291425503606297" calcext:value-type="percentage">
            <text:p>29.14%</text:p>
          </table:table-cell>
          <table:table-cell table:formula="of:=[.$E17]/(1-[.$F17])/(1-([.$G17]+[.$I17])/2)" office:value-type="float" office:value="378.119569230602" calcext:value-type="float">
            <text:p>378.119569230602</text:p>
          </table:table-cell>
          <table:table-cell table:formula="of:=[.$J17]*3" office:value-type="float" office:value="1134.35870769181" calcext:value-type="float">
            <text:p>1134.3587076918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[.$A18]*0.02" office:value-type="float" office:value="1.24" calcext:value-type="float">
            <text:p>1.24</text:p>
          </table:table-cell>
          <table:table-cell table:formula="of:=1.5*[.$A18]*[.$B18]" office:value-type="float" office:value="22.32" calcext:value-type="float">
            <text:p>22.32</text:p>
          </table:table-cell>
          <table:table-cell table:formula="of:=100+([.$C18]*10)" office:value-type="float" office:value="323.2" calcext:value-type="float">
            <text:p>323.2</text:p>
          </table:table-cell>
          <table:table-cell table:formula="of:=[.$D18]*(1+[.$A18]*[.$D$3]*[.$B$3])" office:value-type="float" office:value="334.281142857143" calcext:value-type="float">
            <text:p>334.281142857143</text:p>
          </table:table-cell>
          <table:table-cell table:formula="of:=[.$A18]*[.$E$3]*([.$B$3]+[.$A$3])" office:value-type="percentage" office:value="0.0217142857142857" calcext:value-type="percentage">
            <text:p>2.17%</text:p>
          </table:table-cell>
          <table:table-cell table:formula="of:=[.$A18]*[.$F$3]*[.$B$3]" office:value-type="percentage" office:value="0.0342857142857143" calcext:value-type="percentage">
            <text:p>3.43%</text:p>
          </table:table-cell>
          <table:table-cell table:formula="of:=([.$C18]+[.$G$3]*[.$A$3]*[.$A18])*(1+[.$H$3]*[.$B$3]*[.$A18])" office:value-type="float" office:value="64.4566857142857" calcext:value-type="float">
            <text:p>64.4566857142857</text:p>
          </table:table-cell>
          <table:table-cell table:formula="of:=LOG([.$H18]/4;10)/4" office:value-type="percentage" office:value="0.301801994879859" calcext:value-type="percentage">
            <text:p>30.18%</text:p>
          </table:table-cell>
          <table:table-cell table:formula="of:=[.$E18]/(1-[.$F18])/(1-([.$G18]+[.$I18])/2)" office:value-type="float" office:value="410.719887654753" calcext:value-type="float">
            <text:p>410.719887654753</text:p>
          </table:table-cell>
          <table:table-cell table:formula="of:=[.$J18]*3" office:value-type="float" office:value="1232.15966296426" calcext:value-type="float">
            <text:p>1232.1596629642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[.$A19]*0.02" office:value-type="float" office:value="1.26" calcext:value-type="float">
            <text:p>1.26</text:p>
          </table:table-cell>
          <table:table-cell table:formula="of:=1.5*[.$A19]*[.$B19]" office:value-type="float" office:value="24.57" calcext:value-type="float">
            <text:p>24.57</text:p>
          </table:table-cell>
          <table:table-cell table:formula="of:=100+([.$C19]*10)" office:value-type="float" office:value="345.7" calcext:value-type="float">
            <text:p>345.7</text:p>
          </table:table-cell>
          <table:table-cell table:formula="of:=[.$D19]*(1+[.$A19]*[.$D$3]*[.$B$3])" office:value-type="float" office:value="358.540285714286" calcext:value-type="float">
            <text:p>358.540285714286</text:p>
          </table:table-cell>
          <table:table-cell table:formula="of:=[.$A19]*[.$E$3]*([.$B$3]+[.$A$3])" office:value-type="percentage" office:value="0.0235238095238095" calcext:value-type="percentage">
            <text:p>2.35%</text:p>
          </table:table-cell>
          <table:table-cell table:formula="of:=[.$A19]*[.$F$3]*[.$B$3]" office:value-type="percentage" office:value="0.0371428571428571" calcext:value-type="percentage">
            <text:p>3.71%</text:p>
          </table:table-cell>
          <table:table-cell table:formula="of:=([.$C19]+[.$G$3]*[.$A$3]*[.$A19])*(1+[.$H$3]*[.$B$3]*[.$A19])" office:value-type="float" office:value="70.4254571428571" calcext:value-type="float">
            <text:p>70.4254571428571</text:p>
          </table:table-cell>
          <table:table-cell table:formula="of:=LOG([.$H19]/4;10)/4" office:value-type="percentage" office:value="0.31141742085341" calcext:value-type="percentage">
            <text:p>31.14%</text:p>
          </table:table-cell>
          <table:table-cell table:formula="of:=[.$E19]/(1-[.$F19])/(1-([.$G19]+[.$I19])/2)" office:value-type="float" office:value="444.675877895323" calcext:value-type="float">
            <text:p>444.675877895323</text:p>
          </table:table-cell>
          <table:table-cell table:formula="of:=[.$J19]*3" office:value-type="float" office:value="1334.02763368597" calcext:value-type="float">
            <text:p>1334.027633685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[.$A20]*0.02" office:value-type="float" office:value="1.28" calcext:value-type="float">
            <text:p>1.28</text:p>
          </table:table-cell>
          <table:table-cell table:formula="of:=1.5*[.$A20]*[.$B20]" office:value-type="float" office:value="26.88" calcext:value-type="float">
            <text:p>26.88</text:p>
          </table:table-cell>
          <table:table-cell table:formula="of:=100+([.$C20]*10)" office:value-type="float" office:value="368.8" calcext:value-type="float">
            <text:p>368.8</text:p>
          </table:table-cell>
          <table:table-cell table:formula="of:=[.$D20]*(1+[.$A20]*[.$D$3]*[.$B$3])" office:value-type="float" office:value="383.552" calcext:value-type="float">
            <text:p>383.552</text:p>
          </table:table-cell>
          <table:table-cell table:formula="of:=[.$A20]*[.$E$3]*([.$B$3]+[.$A$3])" office:value-type="percentage" office:value="0.0253333333333333" calcext:value-type="percentage">
            <text:p>2.53%</text:p>
          </table:table-cell>
          <table:table-cell table:formula="of:=[.$A20]*[.$F$3]*[.$B$3]" office:value-type="percentage" office:value="0.04" calcext:value-type="percentage">
            <text:p>4.00%</text:p>
          </table:table-cell>
          <table:table-cell table:formula="of:=([.$C20]+[.$G$3]*[.$A$3]*[.$A20])*(1+[.$H$3]*[.$B$3]*[.$A20])" office:value-type="float" office:value="76.4885333333333" calcext:value-type="float">
            <text:p>76.4885333333333</text:p>
          </table:table-cell>
          <table:table-cell table:formula="of:=LOG([.$H20]/4;10)/4" office:value-type="percentage" office:value="0.320384085520732" calcext:value-type="percentage">
            <text:p>32.04%</text:p>
          </table:table-cell>
          <table:table-cell table:formula="of:=[.$E20]/(1-[.$F20])/(1-([.$G20]+[.$I20])/2)" office:value-type="float" office:value="480.016326208141" calcext:value-type="float">
            <text:p>480.016326208141</text:p>
          </table:table-cell>
          <table:table-cell table:formula="of:=[.$J20]*3" office:value-type="float" office:value="1440.04897862442" calcext:value-type="float">
            <text:p>1440.048978624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[.$A21]*0.02" office:value-type="float" office:value="1.3" calcext:value-type="float">
            <text:p>1.3</text:p>
          </table:table-cell>
          <table:table-cell table:formula="of:=1.5*[.$A21]*[.$B21]" office:value-type="float" office:value="29.25" calcext:value-type="float">
            <text:p>29.25</text:p>
          </table:table-cell>
          <table:table-cell table:formula="of:=100+([.$C21]*10)" office:value-type="float" office:value="392.5" calcext:value-type="float">
            <text:p>392.5</text:p>
          </table:table-cell>
          <table:table-cell table:formula="of:=[.$D21]*(1+[.$A21]*[.$D$3]*[.$B$3])" office:value-type="float" office:value="409.321428571429" calcext:value-type="float">
            <text:p>409.321428571429</text:p>
          </table:table-cell>
          <table:table-cell table:formula="of:=[.$A21]*[.$E$3]*([.$B$3]+[.$A$3])" office:value-type="percentage" office:value="0.0271428571428571" calcext:value-type="percentage">
            <text:p>2.71%</text:p>
          </table:table-cell>
          <table:table-cell table:formula="of:=[.$A21]*[.$F$3]*[.$B$3]" office:value-type="percentage" office:value="0.0428571428571429" calcext:value-type="percentage">
            <text:p>4.29%</text:p>
          </table:table-cell>
          <table:table-cell table:formula="of:=([.$C21]+[.$G$3]*[.$A$3]*[.$A21])*(1+[.$H$3]*[.$B$3]*[.$A21])" office:value-type="float" office:value="82.6464285714286" calcext:value-type="float">
            <text:p>82.6464285714286</text:p>
          </table:table-cell>
          <table:table-cell table:formula="of:=LOG([.$H21]/4;10)/4" office:value-type="percentage" office:value="0.328791024917006" calcext:value-type="percentage">
            <text:p>32.88%</text:p>
          </table:table-cell>
          <table:table-cell table:formula="of:=[.$E21]/(1-[.$F21])/(1-([.$G21]+[.$I21])/2)" office:value-type="float" office:value="516.769838320975" calcext:value-type="float">
            <text:p>516.769838320975</text:p>
          </table:table-cell>
          <table:table-cell table:formula="of:=[.$J21]*3" office:value-type="float" office:value="1550.30951496292" calcext:value-type="float">
            <text:p>1550.309514962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[.$A22]*0.02" office:value-type="float" office:value="1.32" calcext:value-type="float">
            <text:p>1.32</text:p>
          </table:table-cell>
          <table:table-cell table:formula="of:=1.5*[.$A22]*[.$B22]" office:value-type="float" office:value="31.68" calcext:value-type="float">
            <text:p>31.68</text:p>
          </table:table-cell>
          <table:table-cell table:formula="of:=100+([.$C22]*10)" office:value-type="float" office:value="416.8" calcext:value-type="float">
            <text:p>416.8</text:p>
          </table:table-cell>
          <table:table-cell table:formula="of:=[.$D22]*(1+[.$A22]*[.$D$3]*[.$B$3])" office:value-type="float" office:value="435.853714285714" calcext:value-type="float">
            <text:p>435.853714285714</text:p>
          </table:table-cell>
          <table:table-cell table:formula="of:=[.$A22]*[.$E$3]*([.$B$3]+[.$A$3])" office:value-type="percentage" office:value="0.0289523809523809" calcext:value-type="percentage">
            <text:p>2.90%</text:p>
          </table:table-cell>
          <table:table-cell table:formula="of:=[.$A22]*[.$F$3]*[.$B$3]" office:value-type="percentage" office:value="0.0457142857142857" calcext:value-type="percentage">
            <text:p>4.57%</text:p>
          </table:table-cell>
          <table:table-cell table:formula="of:=([.$C22]+[.$G$3]*[.$A$3]*[.$A22])*(1+[.$H$3]*[.$B$3]*[.$A22])" office:value-type="float" office:value="88.8996571428571" calcext:value-type="float">
            <text:p>88.8996571428571</text:p>
          </table:table-cell>
          <table:table-cell table:formula="of:=LOG([.$H22]/4;10)/4" office:value-type="percentage" office:value="0.336710023678132" calcext:value-type="percentage">
            <text:p>33.67%</text:p>
          </table:table-cell>
          <table:table-cell table:formula="of:=[.$E22]/(1-[.$F22])/(1-([.$G22]+[.$I22])/2)" office:value-type="float" office:value="554.965017071968" calcext:value-type="float">
            <text:p>554.965017071968</text:p>
          </table:table-cell>
          <table:table-cell table:formula="of:=[.$J22]*3" office:value-type="float" office:value="1664.8950512159" calcext:value-type="float">
            <text:p>1664.895051215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[.$A23]*0.02" office:value-type="float" office:value="1.34" calcext:value-type="float">
            <text:p>1.34</text:p>
          </table:table-cell>
          <table:table-cell table:formula="of:=1.5*[.$A23]*[.$B23]" office:value-type="float" office:value="34.17" calcext:value-type="float">
            <text:p>34.17</text:p>
          </table:table-cell>
          <table:table-cell table:formula="of:=100+([.$C23]*10)" office:value-type="float" office:value="441.7" calcext:value-type="float">
            <text:p>441.7</text:p>
          </table:table-cell>
          <table:table-cell table:formula="of:=[.$D23]*(1+[.$A23]*[.$D$3]*[.$B$3])" office:value-type="float" office:value="463.154" calcext:value-type="float">
            <text:p>463.154</text:p>
          </table:table-cell>
          <table:table-cell table:formula="of:=[.$A23]*[.$E$3]*([.$B$3]+[.$A$3])" office:value-type="percentage" office:value="0.0307619047619048" calcext:value-type="percentage">
            <text:p>3.08%</text:p>
          </table:table-cell>
          <table:table-cell table:formula="of:=[.$A23]*[.$F$3]*[.$B$3]" office:value-type="percentage" office:value="0.0485714285714286" calcext:value-type="percentage">
            <text:p>4.86%</text:p>
          </table:table-cell>
          <table:table-cell table:formula="of:=([.$C23]+[.$G$3]*[.$A$3]*[.$A23])*(1+[.$H$3]*[.$B$3]*[.$A23])" office:value-type="float" office:value="95.2487333333333" calcext:value-type="float">
            <text:p>95.2487333333333</text:p>
          </table:table-cell>
          <table:table-cell table:formula="of:=LOG([.$H23]/4;10)/4" office:value-type="percentage" office:value="0.344199804396652" calcext:value-type="percentage">
            <text:p>34.42%</text:p>
          </table:table-cell>
          <table:table-cell table:formula="of:=[.$E23]/(1-[.$F23])/(1-([.$G23]+[.$I23])/2)" office:value-type="float" office:value="594.630583392182" calcext:value-type="float">
            <text:p>594.630583392182</text:p>
          </table:table-cell>
          <table:table-cell table:formula="of:=[.$J23]*3" office:value-type="float" office:value="1783.89175017655" calcext:value-type="float">
            <text:p>1783.8917501765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[.$A24]*0.02" office:value-type="float" office:value="1.36" calcext:value-type="float">
            <text:p>1.36</text:p>
          </table:table-cell>
          <table:table-cell table:formula="of:=1.5*[.$A24]*[.$B24]" office:value-type="float" office:value="36.72" calcext:value-type="float">
            <text:p>36.72</text:p>
          </table:table-cell>
          <table:table-cell table:formula="of:=100+([.$C24]*10)" office:value-type="float" office:value="467.2" calcext:value-type="float">
            <text:p>467.2</text:p>
          </table:table-cell>
          <table:table-cell table:formula="of:=[.$D24]*(1+[.$A24]*[.$D$3]*[.$B$3])" office:value-type="float" office:value="491.227428571429" calcext:value-type="float">
            <text:p>491.227428571429</text:p>
          </table:table-cell>
          <table:table-cell table:formula="of:=[.$A24]*[.$E$3]*([.$B$3]+[.$A$3])" office:value-type="percentage" office:value="0.0325714285714286" calcext:value-type="percentage">
            <text:p>3.26%</text:p>
          </table:table-cell>
          <table:table-cell table:formula="of:=[.$A24]*[.$F$3]*[.$B$3]" office:value-type="percentage" office:value="0.0514285714285714" calcext:value-type="percentage">
            <text:p>5.14%</text:p>
          </table:table-cell>
          <table:table-cell table:formula="of:=([.$C24]+[.$G$3]*[.$A$3]*[.$A24])*(1+[.$H$3]*[.$B$3]*[.$A24])" office:value-type="float" office:value="101.694171428571" calcext:value-type="float">
            <text:p>101.694171428571</text:p>
          </table:table-cell>
          <table:table-cell table:formula="of:=LOG([.$H24]/4;10)/4" office:value-type="percentage" office:value="0.351309017711999" calcext:value-type="percentage">
            <text:p>35.13%</text:p>
          </table:table-cell>
          <table:table-cell table:formula="of:=[.$E24]/(1-[.$F24])/(1-([.$G24]+[.$I24])/2)" office:value-type="float" office:value="635.795461329259" calcext:value-type="float">
            <text:p>635.795461329259</text:p>
          </table:table-cell>
          <table:table-cell table:formula="of:=[.$J24]*3" office:value-type="float" office:value="1907.38638398778" calcext:value-type="float">
            <text:p>1907.3863839877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[.$A25]*0.02" office:value-type="float" office:value="1.38" calcext:value-type="float">
            <text:p>1.38</text:p>
          </table:table-cell>
          <table:table-cell table:formula="of:=1.5*[.$A25]*[.$B25]" office:value-type="float" office:value="39.33" calcext:value-type="float">
            <text:p>39.33</text:p>
          </table:table-cell>
          <table:table-cell table:formula="of:=100+([.$C25]*10)" office:value-type="float" office:value="493.3" calcext:value-type="float">
            <text:p>493.3</text:p>
          </table:table-cell>
          <table:table-cell table:formula="of:=[.$D25]*(1+[.$A25]*[.$D$3]*[.$B$3])" office:value-type="float" office:value="520.079142857143" calcext:value-type="float">
            <text:p>520.079142857143</text:p>
          </table:table-cell>
          <table:table-cell table:formula="of:=[.$A25]*[.$E$3]*([.$B$3]+[.$A$3])" office:value-type="percentage" office:value="0.0343809523809524" calcext:value-type="percentage">
            <text:p>3.44%</text:p>
          </table:table-cell>
          <table:table-cell table:formula="of:=[.$A25]*[.$F$3]*[.$B$3]" office:value-type="percentage" office:value="0.0542857142857143" calcext:value-type="percentage">
            <text:p>5.43%</text:p>
          </table:table-cell>
          <table:table-cell table:formula="of:=([.$C25]+[.$G$3]*[.$A$3]*[.$A25])*(1+[.$H$3]*[.$B$3]*[.$A25])" office:value-type="float" office:value="108.236485714286" calcext:value-type="float">
            <text:p>108.236485714286</text:p>
          </table:table-cell>
          <table:table-cell table:formula="of:=LOG([.$H25]/4;10)/4" office:value-type="percentage" office:value="0.358078422890626" calcext:value-type="percentage">
            <text:p>35.81%</text:p>
          </table:table-cell>
          <table:table-cell table:formula="of:=[.$E25]/(1-[.$F25])/(1-([.$G25]+[.$I25])/2)" office:value-type="float" office:value="678.488839629206" calcext:value-type="float">
            <text:p>678.488839629206</text:p>
          </table:table-cell>
          <table:table-cell table:formula="of:=[.$J25]*3" office:value-type="float" office:value="2035.46651888762" calcext:value-type="float">
            <text:p>2035.4665188876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[.$A26]*0.02" office:value-type="float" office:value="1.4" calcext:value-type="float">
            <text:p>1.4</text:p>
          </table:table-cell>
          <table:table-cell table:formula="of:=1.5*[.$A26]*[.$B26]" office:value-type="float" office:value="42" calcext:value-type="float">
            <text:p>42</text:p>
          </table:table-cell>
          <table:table-cell table:formula="of:=100+([.$C26]*10)" office:value-type="float" office:value="520" calcext:value-type="float">
            <text:p>520</text:p>
          </table:table-cell>
          <table:table-cell table:formula="of:=[.$D26]*(1+[.$A26]*[.$D$3]*[.$B$3])" office:value-type="float" office:value="549.714285714286" calcext:value-type="float">
            <text:p>549.714285714286</text:p>
          </table:table-cell>
          <table:table-cell table:formula="of:=[.$A26]*[.$E$3]*([.$B$3]+[.$A$3])" office:value-type="percentage" office:value="0.0361904761904762" calcext:value-type="percentage">
            <text:p>3.62%</text:p>
          </table:table-cell>
          <table:table-cell table:formula="of:=[.$A26]*[.$F$3]*[.$B$3]" office:value-type="percentage" office:value="0.0571428571428571" calcext:value-type="percentage">
            <text:p>5.71%</text:p>
          </table:table-cell>
          <table:table-cell table:formula="of:=([.$C26]+[.$G$3]*[.$A$3]*[.$A26])*(1+[.$H$3]*[.$B$3]*[.$A26])" office:value-type="float" office:value="114.87619047619" calcext:value-type="float">
            <text:p>114.87619047619</text:p>
          </table:table-cell>
          <table:table-cell table:formula="of:=LOG([.$H26]/4;10)/4" office:value-type="percentage" office:value="0.364542508434258" calcext:value-type="percentage">
            <text:p>36.45%</text:p>
          </table:table-cell>
          <table:table-cell table:formula="of:=[.$E26]/(1-[.$F26])/(1-([.$G26]+[.$I26])/2)" office:value-type="float" office:value="722.74021768017" calcext:value-type="float">
            <text:p>722.74021768017</text:p>
          </table:table-cell>
          <table:table-cell table:formula="of:=[.$J26]*3" office:value-type="float" office:value="2168.22065304051" calcext:value-type="float">
            <text:p>2168.2206530405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[.$A27]*0.02" office:value-type="float" office:value="1.42" calcext:value-type="float">
            <text:p>1.42</text:p>
          </table:table-cell>
          <table:table-cell table:formula="of:=1.5*[.$A27]*[.$B27]" office:value-type="float" office:value="44.73" calcext:value-type="float">
            <text:p>44.73</text:p>
          </table:table-cell>
          <table:table-cell table:formula="of:=100+([.$C27]*10)" office:value-type="float" office:value="547.3" calcext:value-type="float">
            <text:p>547.3</text:p>
          </table:table-cell>
          <table:table-cell table:formula="of:=[.$D27]*(1+[.$A27]*[.$D$3]*[.$B$3])" office:value-type="float" office:value="580.138" calcext:value-type="float">
            <text:p>580.138</text:p>
          </table:table-cell>
          <table:table-cell table:formula="of:=[.$A27]*[.$E$3]*([.$B$3]+[.$A$3])" office:value-type="percentage" office:value="0.038" calcext:value-type="percentage">
            <text:p>3.80%</text:p>
          </table:table-cell>
          <table:table-cell table:formula="of:=[.$A27]*[.$F$3]*[.$B$3]" office:value-type="percentage" office:value="0.06" calcext:value-type="percentage">
            <text:p>6.00%</text:p>
          </table:table-cell>
          <table:table-cell table:formula="of:=([.$C27]+[.$G$3]*[.$A$3]*[.$A27])*(1+[.$H$3]*[.$B$3]*[.$A27])" office:value-type="float" office:value="121.6138" calcext:value-type="float">
            <text:p>121.6138</text:p>
          </table:table-cell>
          <table:table-cell table:formula="of:=LOG([.$H27]/4;10)/4" office:value-type="percentage" office:value="0.370730716880391" calcext:value-type="percentage">
            <text:p>37.07%</text:p>
          </table:table-cell>
          <table:table-cell table:formula="of:=[.$E27]/(1-[.$F27])/(1-([.$G27]+[.$I27])/2)" office:value-type="float" office:value="768.579440814925" calcext:value-type="float">
            <text:p>768.579440814925</text:p>
          </table:table-cell>
          <table:table-cell table:formula="of:=[.$J27]*3" office:value-type="float" office:value="2305.73832244478" calcext:value-type="float">
            <text:p>2305.7383224447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[.$A28]*0.02" office:value-type="float" office:value="1.44" calcext:value-type="float">
            <text:p>1.44</text:p>
          </table:table-cell>
          <table:table-cell table:formula="of:=1.5*[.$A28]*[.$B28]" office:value-type="float" office:value="47.52" calcext:value-type="float">
            <text:p>47.52</text:p>
          </table:table-cell>
          <table:table-cell table:formula="of:=100+([.$C28]*10)" office:value-type="float" office:value="575.2" calcext:value-type="float">
            <text:p>575.2</text:p>
          </table:table-cell>
          <table:table-cell table:formula="of:=[.$D28]*(1+[.$A28]*[.$D$3]*[.$B$3])" office:value-type="float" office:value="611.355428571429" calcext:value-type="float">
            <text:p>611.355428571429</text:p>
          </table:table-cell>
          <table:table-cell table:formula="of:=[.$A28]*[.$E$3]*([.$B$3]+[.$A$3])" office:value-type="percentage" office:value="0.0398095238095238" calcext:value-type="percentage">
            <text:p>3.98%</text:p>
          </table:table-cell>
          <table:table-cell table:formula="of:=[.$A28]*[.$F$3]*[.$B$3]" office:value-type="percentage" office:value="0.0628571428571429" calcext:value-type="percentage">
            <text:p>6.29%</text:p>
          </table:table-cell>
          <table:table-cell table:formula="of:=([.$C28]+[.$G$3]*[.$A$3]*[.$A28])*(1+[.$H$3]*[.$B$3]*[.$A28])" office:value-type="float" office:value="128.449828571429" calcext:value-type="float">
            <text:p>128.449828571429</text:p>
          </table:table-cell>
          <table:table-cell table:formula="of:=LOG([.$H28]/4;10)/4" office:value-type="percentage" office:value="0.376668384416825" calcext:value-type="percentage">
            <text:p>37.67%</text:p>
          </table:table-cell>
          <table:table-cell table:formula="of:=[.$E28]/(1-[.$F28])/(1-([.$G28]+[.$I28])/2)" office:value-type="float" office:value="816.03672824773" calcext:value-type="float">
            <text:p>816.03672824773</text:p>
          </table:table-cell>
          <table:table-cell table:formula="of:=[.$J28]*3" office:value-type="float" office:value="2448.11018474319" calcext:value-type="float">
            <text:p>2448.1101847431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[.$A29]*0.02" office:value-type="float" office:value="1.46" calcext:value-type="float">
            <text:p>1.46</text:p>
          </table:table-cell>
          <table:table-cell table:formula="of:=1.5*[.$A29]*[.$B29]" office:value-type="float" office:value="50.37" calcext:value-type="float">
            <text:p>50.37</text:p>
          </table:table-cell>
          <table:table-cell table:formula="of:=100+([.$C29]*10)" office:value-type="float" office:value="603.7" calcext:value-type="float">
            <text:p>603.7</text:p>
          </table:table-cell>
          <table:table-cell table:formula="of:=[.$D29]*(1+[.$A29]*[.$D$3]*[.$B$3])" office:value-type="float" office:value="643.371714285714" calcext:value-type="float">
            <text:p>643.371714285714</text:p>
          </table:table-cell>
          <table:table-cell table:formula="of:=[.$A29]*[.$E$3]*([.$B$3]+[.$A$3])" office:value-type="percentage" office:value="0.0416190476190476" calcext:value-type="percentage">
            <text:p>4.16%</text:p>
          </table:table-cell>
          <table:table-cell table:formula="of:=[.$A29]*[.$F$3]*[.$B$3]" office:value-type="percentage" office:value="0.0657142857142857" calcext:value-type="percentage">
            <text:p>6.57%</text:p>
          </table:table-cell>
          <table:table-cell table:formula="of:=([.$C29]+[.$G$3]*[.$A$3]*[.$A29])*(1+[.$H$3]*[.$B$3]*[.$A29])" office:value-type="float" office:value="135.38479047619" calcext:value-type="float">
            <text:p>135.38479047619</text:p>
          </table:table-cell>
          <table:table-cell table:formula="of:=LOG([.$H29]/4;10)/4" office:value-type="percentage" office:value="0.382377471461929" calcext:value-type="percentage">
            <text:p>38.24%</text:p>
          </table:table-cell>
          <table:table-cell table:formula="of:=[.$E29]/(1-[.$F29])/(1-([.$G29]+[.$I29])/2)" office:value-type="float" office:value="865.142695838391" calcext:value-type="float">
            <text:p>865.142695838391</text:p>
          </table:table-cell>
          <table:table-cell table:formula="of:=[.$J29]*3" office:value-type="float" office:value="2595.42808751517" calcext:value-type="float">
            <text:p>2595.4280875151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[.$A30]*0.02" office:value-type="float" office:value="1.48" calcext:value-type="float">
            <text:p>1.48</text:p>
          </table:table-cell>
          <table:table-cell table:formula="of:=1.5*[.$A30]*[.$B30]" office:value-type="float" office:value="53.28" calcext:value-type="float">
            <text:p>53.28</text:p>
          </table:table-cell>
          <table:table-cell table:formula="of:=100+([.$C30]*10)" office:value-type="float" office:value="632.8" calcext:value-type="float">
            <text:p>632.8</text:p>
          </table:table-cell>
          <table:table-cell table:formula="of:=[.$D30]*(1+[.$A30]*[.$D$3]*[.$B$3])" office:value-type="float" office:value="676.192" calcext:value-type="float">
            <text:p>676.192</text:p>
          </table:table-cell>
          <table:table-cell table:formula="of:=[.$A30]*[.$E$3]*([.$B$3]+[.$A$3])" office:value-type="percentage" office:value="0.0434285714285714" calcext:value-type="percentage">
            <text:p>4.34%</text:p>
          </table:table-cell>
          <table:table-cell table:formula="of:=[.$A30]*[.$F$3]*[.$B$3]" office:value-type="percentage" office:value="0.0685714285714286" calcext:value-type="percentage">
            <text:p>6.86%</text:p>
          </table:table-cell>
          <table:table-cell table:formula="of:=([.$C30]+[.$G$3]*[.$A$3]*[.$A30])*(1+[.$H$3]*[.$B$3]*[.$A30])" office:value-type="float" office:value="142.4192" calcext:value-type="float">
            <text:p>142.4192</text:p>
          </table:table-cell>
          <table:table-cell table:formula="of:=LOG([.$H30]/4;10)/4" office:value-type="percentage" office:value="0.387877137646239" calcext:value-type="percentage">
            <text:p>38.79%</text:p>
          </table:table-cell>
          <table:table-cell table:formula="of:=[.$E30]/(1-[.$F30])/(1-([.$G30]+[.$I30])/2)" office:value-type="float" office:value="915.928375179538" calcext:value-type="float">
            <text:p>915.928375179538</text:p>
          </table:table-cell>
          <table:table-cell table:formula="of:=[.$J30]*3" office:value-type="float" office:value="2747.78512553861" calcext:value-type="float">
            <text:p>2747.7851255386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[.$A31]*0.02" office:value-type="float" office:value="1.5" calcext:value-type="float">
            <text:p>1.5</text:p>
          </table:table-cell>
          <table:table-cell table:formula="of:=1.5*[.$A31]*[.$B31]" office:value-type="float" office:value="56.25" calcext:value-type="float">
            <text:p>56.25</text:p>
          </table:table-cell>
          <table:table-cell table:formula="of:=100+([.$C31]*10)" office:value-type="float" office:value="662.5" calcext:value-type="float">
            <text:p>662.5</text:p>
          </table:table-cell>
          <table:table-cell table:formula="of:=[.$D31]*(1+[.$A31]*[.$D$3]*[.$B$3])" office:value-type="float" office:value="709.821428571429" calcext:value-type="float">
            <text:p>709.821428571429</text:p>
          </table:table-cell>
          <table:table-cell table:formula="of:=[.$A31]*[.$E$3]*([.$B$3]+[.$A$3])" office:value-type="percentage" office:value="0.0452380952380952" calcext:value-type="percentage">
            <text:p>4.52%</text:p>
          </table:table-cell>
          <table:table-cell table:formula="of:=[.$A31]*[.$F$3]*[.$B$3]" office:value-type="percentage" office:value="0.0714285714285714" calcext:value-type="percentage">
            <text:p>7.14%</text:p>
          </table:table-cell>
          <table:table-cell table:formula="of:=([.$C31]+[.$G$3]*[.$A$3]*[.$A31])*(1+[.$H$3]*[.$B$3]*[.$A31])" office:value-type="float" office:value="149.553571428571" calcext:value-type="float">
            <text:p>149.553571428571</text:p>
          </table:table-cell>
          <table:table-cell table:formula="of:=LOG([.$H31]/4;10)/4" office:value-type="percentage" office:value="0.39318419934368" calcext:value-type="percentage">
            <text:p>39.32%</text:p>
          </table:table-cell>
          <table:table-cell table:formula="of:=[.$E31]/(1-[.$F31])/(1-([.$G31]+[.$I31])/2)" office:value-type="float" office:value="968.425230045182" calcext:value-type="float">
            <text:p>968.425230045182</text:p>
          </table:table-cell>
          <table:table-cell table:formula="of:=[.$J31]*3" office:value-type="float" office:value="2905.27569013555" calcext:value-type="float">
            <text:p>2905.2756901355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[.$A32]*0.02" office:value-type="float" office:value="1.52" calcext:value-type="float">
            <text:p>1.52</text:p>
          </table:table-cell>
          <table:table-cell table:formula="of:=1.5*[.$A32]*[.$B32]" office:value-type="float" office:value="59.28" calcext:value-type="float">
            <text:p>59.28</text:p>
          </table:table-cell>
          <table:table-cell table:formula="of:=100+([.$C32]*10)" office:value-type="float" office:value="692.8" calcext:value-type="float">
            <text:p>692.8</text:p>
          </table:table-cell>
          <table:table-cell table:formula="of:=[.$D32]*(1+[.$A32]*[.$D$3]*[.$B$3])" office:value-type="float" office:value="744.265142857143" calcext:value-type="float">
            <text:p>744.265142857143</text:p>
          </table:table-cell>
          <table:table-cell table:formula="of:=[.$A32]*[.$E$3]*([.$B$3]+[.$A$3])" office:value-type="percentage" office:value="0.047047619047619" calcext:value-type="percentage">
            <text:p>4.70%</text:p>
          </table:table-cell>
          <table:table-cell table:formula="of:=[.$A32]*[.$F$3]*[.$B$3]" office:value-type="percentage" office:value="0.0742857142857143" calcext:value-type="percentage">
            <text:p>7.43%</text:p>
          </table:table-cell>
          <table:table-cell table:formula="of:=([.$C32]+[.$G$3]*[.$A$3]*[.$A32])*(1+[.$H$3]*[.$B$3]*[.$A32])" office:value-type="float" office:value="156.788419047619" calcext:value-type="float">
            <text:p>156.788419047619</text:p>
          </table:table-cell>
          <table:table-cell table:formula="of:=LOG([.$H32]/4;10)/4" office:value-type="percentage" office:value="0.398313497416052" calcext:value-type="percentage">
            <text:p>39.83%</text:p>
          </table:table-cell>
          <table:table-cell table:formula="of:=[.$E32]/(1-[.$F32])/(1-([.$G32]+[.$I32])/2)" office:value-type="float" office:value="1022.66517093224" calcext:value-type="float">
            <text:p>1022.66517093224</text:p>
          </table:table-cell>
          <table:table-cell table:formula="of:=[.$J32]*3" office:value-type="float" office:value="3067.99551279672" calcext:value-type="float">
            <text:p>3067.9955127967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[.$A33]*0.02" office:value-type="float" office:value="1.54" calcext:value-type="float">
            <text:p>1.54</text:p>
          </table:table-cell>
          <table:table-cell table:formula="of:=1.5*[.$A33]*[.$B33]" office:value-type="float" office:value="62.37" calcext:value-type="float">
            <text:p>62.37</text:p>
          </table:table-cell>
          <table:table-cell table:formula="of:=100+([.$C33]*10)" office:value-type="float" office:value="723.7" calcext:value-type="float">
            <text:p>723.7</text:p>
          </table:table-cell>
          <table:table-cell table:formula="of:=[.$D33]*(1+[.$A33]*[.$D$3]*[.$B$3])" office:value-type="float" office:value="779.528285714286" calcext:value-type="float">
            <text:p>779.528285714286</text:p>
          </table:table-cell>
          <table:table-cell table:formula="of:=[.$A33]*[.$E$3]*([.$B$3]+[.$A$3])" office:value-type="percentage" office:value="0.0488571428571429" calcext:value-type="percentage">
            <text:p>4.89%</text:p>
          </table:table-cell>
          <table:table-cell table:formula="of:=[.$A33]*[.$F$3]*[.$B$3]" office:value-type="percentage" office:value="0.0771428571428571" calcext:value-type="percentage">
            <text:p>7.71%</text:p>
          </table:table-cell>
          <table:table-cell table:formula="of:=([.$C33]+[.$G$3]*[.$A$3]*[.$A33])*(1+[.$H$3]*[.$B$3]*[.$A33])" office:value-type="float" office:value="164.124257142857" calcext:value-type="float">
            <text:p>164.124257142857</text:p>
          </table:table-cell>
          <table:table-cell table:formula="of:=LOG([.$H33]/4;10)/4" office:value-type="percentage" office:value="0.403278195518954" calcext:value-type="percentage">
            <text:p>40.33%</text:p>
          </table:table-cell>
          <table:table-cell table:formula="of:=[.$E33]/(1-[.$F33])/(1-([.$G33]+[.$I33])/2)" office:value-type="float" office:value="1078.68056821814" calcext:value-type="float">
            <text:p>1078.68056821814</text:p>
          </table:table-cell>
          <table:table-cell table:formula="of:=[.$J33]*3" office:value-type="float" office:value="3236.04170465441" calcext:value-type="float">
            <text:p>3236.0417046544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[.$A34]*0.02" office:value-type="float" office:value="1.56" calcext:value-type="float">
            <text:p>1.56</text:p>
          </table:table-cell>
          <table:table-cell table:formula="of:=1.5*[.$A34]*[.$B34]" office:value-type="float" office:value="65.52" calcext:value-type="float">
            <text:p>65.52</text:p>
          </table:table-cell>
          <table:table-cell table:formula="of:=100+([.$C34]*10)" office:value-type="float" office:value="755.2" calcext:value-type="float">
            <text:p>755.2</text:p>
          </table:table-cell>
          <table:table-cell table:formula="of:=[.$D34]*(1+[.$A34]*[.$D$3]*[.$B$3])" office:value-type="float" office:value="815.616" calcext:value-type="float">
            <text:p>815.616</text:p>
          </table:table-cell>
          <table:table-cell table:formula="of:=[.$A34]*[.$E$3]*([.$B$3]+[.$A$3])" office:value-type="percentage" office:value="0.0506666666666667" calcext:value-type="percentage">
            <text:p>5.07%</text:p>
          </table:table-cell>
          <table:table-cell table:formula="of:=[.$A34]*[.$F$3]*[.$B$3]" office:value-type="percentage" office:value="0.08" calcext:value-type="percentage">
            <text:p>8.00%</text:p>
          </table:table-cell>
          <table:table-cell table:formula="of:=([.$C34]+[.$G$3]*[.$A$3]*[.$A34])*(1+[.$H$3]*[.$B$3]*[.$A34])" office:value-type="float" office:value="171.5616" calcext:value-type="float">
            <text:p>171.5616</text:p>
          </table:table-cell>
          <table:table-cell table:formula="of:=LOG([.$H34]/4;10)/4" office:value-type="percentage" office:value="0.408090024132528" calcext:value-type="percentage">
            <text:p>40.81%</text:p>
          </table:table-cell>
          <table:table-cell table:formula="of:=[.$E34]/(1-[.$F34])/(1-([.$G34]+[.$I34])/2)" office:value-type="float" office:value="1136.50426431347" calcext:value-type="float">
            <text:p>1136.50426431347</text:p>
          </table:table-cell>
          <table:table-cell table:formula="of:=[.$J34]*3" office:value-type="float" office:value="3409.51279294042" calcext:value-type="float">
            <text:p>3409.5127929404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[.$A35]*0.02" office:value-type="float" office:value="1.58" calcext:value-type="float">
            <text:p>1.58</text:p>
          </table:table-cell>
          <table:table-cell table:formula="of:=1.5*[.$A35]*[.$B35]" office:value-type="float" office:value="68.73" calcext:value-type="float">
            <text:p>68.73</text:p>
          </table:table-cell>
          <table:table-cell table:formula="of:=100+([.$C35]*10)" office:value-type="float" office:value="787.3" calcext:value-type="float">
            <text:p>787.3</text:p>
          </table:table-cell>
          <table:table-cell table:formula="of:=[.$D35]*(1+[.$A35]*[.$D$3]*[.$B$3])" office:value-type="float" office:value="852.533428571429" calcext:value-type="float">
            <text:p>852.533428571429</text:p>
          </table:table-cell>
          <table:table-cell table:formula="of:=[.$A35]*[.$E$3]*([.$B$3]+[.$A$3])" office:value-type="percentage" office:value="0.0524761904761905" calcext:value-type="percentage">
            <text:p>5.25%</text:p>
          </table:table-cell>
          <table:table-cell table:formula="of:=[.$A35]*[.$F$3]*[.$B$3]" office:value-type="percentage" office:value="0.0828571428571429" calcext:value-type="percentage">
            <text:p>8.29%</text:p>
          </table:table-cell>
          <table:table-cell table:formula="of:=([.$C35]+[.$G$3]*[.$A$3]*[.$A35])*(1+[.$H$3]*[.$B$3]*[.$A35])" office:value-type="float" office:value="179.100961904762" calcext:value-type="float">
            <text:p>179.100961904762</text:p>
          </table:table-cell>
          <table:table-cell table:formula="of:=LOG([.$H35]/4;10)/4" office:value-type="percentage" office:value="0.412759481752557" calcext:value-type="percentage">
            <text:p>41.28%</text:p>
          </table:table-cell>
          <table:table-cell table:formula="of:=[.$E35]/(1-[.$F35])/(1-([.$G35]+[.$I35])/2)" office:value-type="float" office:value="1196.16958508778" calcext:value-type="float">
            <text:p>1196.16958508778</text:p>
          </table:table-cell>
          <table:table-cell table:formula="of:=[.$J35]*3" office:value-type="float" office:value="3588.50875526333" calcext:value-type="float">
            <text:p>3588.5087552633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[.$A36]*0.02" office:value-type="float" office:value="1.6" calcext:value-type="float">
            <text:p>1.6</text:p>
          </table:table-cell>
          <table:table-cell table:formula="of:=1.5*[.$A36]*[.$B36]" office:value-type="float" office:value="72" calcext:value-type="float">
            <text:p>72</text:p>
          </table:table-cell>
          <table:table-cell table:formula="of:=100+([.$C36]*10)" office:value-type="float" office:value="820" calcext:value-type="float">
            <text:p>820</text:p>
          </table:table-cell>
          <table:table-cell table:formula="of:=[.$D36]*(1+[.$A36]*[.$D$3]*[.$B$3])" office:value-type="float" office:value="890.285714285714" calcext:value-type="float">
            <text:p>890.285714285714</text:p>
          </table:table-cell>
          <table:table-cell table:formula="of:=[.$A36]*[.$E$3]*([.$B$3]+[.$A$3])" office:value-type="percentage" office:value="0.0542857142857143" calcext:value-type="percentage">
            <text:p>5.43%</text:p>
          </table:table-cell>
          <table:table-cell table:formula="of:=[.$A36]*[.$F$3]*[.$B$3]" office:value-type="percentage" office:value="0.0857142857142857" calcext:value-type="percentage">
            <text:p>8.57%</text:p>
          </table:table-cell>
          <table:table-cell table:formula="of:=([.$C36]+[.$G$3]*[.$A$3]*[.$A36])*(1+[.$H$3]*[.$B$3]*[.$A36])" office:value-type="float" office:value="186.742857142857" calcext:value-type="float">
            <text:p>186.742857142857</text:p>
          </table:table-cell>
          <table:table-cell table:formula="of:=LOG([.$H36]/4;10)/4" office:value-type="percentage" office:value="0.41729600196153" calcext:value-type="percentage">
            <text:p>41.73%</text:p>
          </table:table-cell>
          <table:table-cell table:formula="of:=[.$E36]/(1-[.$F36])/(1-([.$G36]+[.$I36])/2)" office:value-type="float" office:value="1257.71035077469" calcext:value-type="float">
            <text:p>1257.71035077469</text:p>
          </table:table-cell>
          <table:table-cell table:formula="of:=[.$J36]*3" office:value-type="float" office:value="3773.13105232407" calcext:value-type="float">
            <text:p>3773.1310523240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[.$A37]*0.02" office:value-type="float" office:value="1.62" calcext:value-type="float">
            <text:p>1.62</text:p>
          </table:table-cell>
          <table:table-cell table:formula="of:=1.5*[.$A37]*[.$B37]" office:value-type="float" office:value="75.33" calcext:value-type="float">
            <text:p>75.33</text:p>
          </table:table-cell>
          <table:table-cell table:formula="of:=100+([.$C37]*10)" office:value-type="float" office:value="853.3" calcext:value-type="float">
            <text:p>853.3</text:p>
          </table:table-cell>
          <table:table-cell table:formula="of:=[.$D37]*(1+[.$A37]*[.$D$3]*[.$B$3])" office:value-type="float" office:value="928.878" calcext:value-type="float">
            <text:p>928.878</text:p>
          </table:table-cell>
          <table:table-cell table:formula="of:=[.$A37]*[.$E$3]*([.$B$3]+[.$A$3])" office:value-type="percentage" office:value="0.0560952380952381" calcext:value-type="percentage">
            <text:p>5.61%</text:p>
          </table:table-cell>
          <table:table-cell table:formula="of:=[.$A37]*[.$F$3]*[.$B$3]" office:value-type="percentage" office:value="0.0885714285714286" calcext:value-type="percentage">
            <text:p>8.86%</text:p>
          </table:table-cell>
          <table:table-cell table:formula="of:=([.$C37]+[.$G$3]*[.$A$3]*[.$A37])*(1+[.$H$3]*[.$B$3]*[.$A37])" office:value-type="float" office:value="194.4878" calcext:value-type="float">
            <text:p>194.4878</text:p>
          </table:table-cell>
          <table:table-cell table:formula="of:=LOG([.$H37]/4;10)/4" office:value-type="percentage" office:value="0.421708093096479" calcext:value-type="percentage">
            <text:p>42.17%</text:p>
          </table:table-cell>
          <table:table-cell table:formula="of:=[.$E37]/(1-[.$F37])/(1-([.$G37]+[.$I37])/2)" office:value-type="float" office:value="1321.16088651145" calcext:value-type="float">
            <text:p>1321.16088651145</text:p>
          </table:table-cell>
          <table:table-cell table:formula="of:=[.$J37]*3" office:value-type="float" office:value="3963.48265953434" calcext:value-type="float">
            <text:p>3963.4826595343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[.$A38]*0.02" office:value-type="float" office:value="1.64" calcext:value-type="float">
            <text:p>1.64</text:p>
          </table:table-cell>
          <table:table-cell table:formula="of:=1.5*[.$A38]*[.$B38]" office:value-type="float" office:value="78.72" calcext:value-type="float">
            <text:p>78.72</text:p>
          </table:table-cell>
          <table:table-cell table:formula="of:=100+([.$C38]*10)" office:value-type="float" office:value="887.2" calcext:value-type="float">
            <text:p>887.2</text:p>
          </table:table-cell>
          <table:table-cell table:formula="of:=[.$D38]*(1+[.$A38]*[.$D$3]*[.$B$3])" office:value-type="float" office:value="968.315428571429" calcext:value-type="float">
            <text:p>968.315428571429</text:p>
          </table:table-cell>
          <table:table-cell table:formula="of:=[.$A38]*[.$E$3]*([.$B$3]+[.$A$3])" office:value-type="percentage" office:value="0.0579047619047619" calcext:value-type="percentage">
            <text:p>5.79%</text:p>
          </table:table-cell>
          <table:table-cell table:formula="of:=[.$A38]*[.$F$3]*[.$B$3]" office:value-type="percentage" office:value="0.0914285714285714" calcext:value-type="percentage">
            <text:p>9.14%</text:p>
          </table:table-cell>
          <table:table-cell table:formula="of:=([.$C38]+[.$G$3]*[.$A$3]*[.$A38])*(1+[.$H$3]*[.$B$3]*[.$A38])" office:value-type="float" office:value="202.336304761905" calcext:value-type="float">
            <text:p>202.336304761905</text:p>
          </table:table-cell>
          <table:table-cell table:formula="of:=LOG([.$H38]/4;10)/4" office:value-type="percentage" office:value="0.42600345573659" calcext:value-type="percentage">
            <text:p>42.60%</text:p>
          </table:table-cell>
          <table:table-cell table:formula="of:=[.$E38]/(1-[.$F38])/(1-([.$G38]+[.$I38])/2)" office:value-type="float" office:value="1386.55603263015" calcext:value-type="float">
            <text:p>1386.55603263015</text:p>
          </table:table-cell>
          <table:table-cell table:formula="of:=[.$J38]*3" office:value-type="float" office:value="4159.66809789045" calcext:value-type="float">
            <text:p>4159.6680978904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[.$A39]*0.02" office:value-type="float" office:value="1.66" calcext:value-type="float">
            <text:p>1.66</text:p>
          </table:table-cell>
          <table:table-cell table:formula="of:=1.5*[.$A39]*[.$B39]" office:value-type="float" office:value="82.17" calcext:value-type="float">
            <text:p>82.17</text:p>
          </table:table-cell>
          <table:table-cell table:formula="of:=100+([.$C39]*10)" office:value-type="float" office:value="921.7" calcext:value-type="float">
            <text:p>921.7</text:p>
          </table:table-cell>
          <table:table-cell table:formula="of:=[.$D39]*(1+[.$A39]*[.$D$3]*[.$B$3])" office:value-type="float" office:value="1008.60314285714" calcext:value-type="float">
            <text:p>1008.60314285714</text:p>
          </table:table-cell>
          <table:table-cell table:formula="of:=[.$A39]*[.$E$3]*([.$B$3]+[.$A$3])" office:value-type="percentage" office:value="0.0597142857142857" calcext:value-type="percentage">
            <text:p>5.97%</text:p>
          </table:table-cell>
          <table:table-cell table:formula="of:=[.$A39]*[.$F$3]*[.$B$3]" office:value-type="percentage" office:value="0.0942857142857143" calcext:value-type="percentage">
            <text:p>9.43%</text:p>
          </table:table-cell>
          <table:table-cell table:formula="of:=([.$C39]+[.$G$3]*[.$A$3]*[.$A39])*(1+[.$H$3]*[.$B$3]*[.$A39])" office:value-type="float" office:value="210.288885714286" calcext:value-type="float">
            <text:p>210.288885714286</text:p>
          </table:table-cell>
          <table:table-cell table:formula="of:=LOG([.$H39]/4;10)/4" office:value-type="percentage" office:value="0.430189082107885" calcext:value-type="percentage">
            <text:p>43.02%</text:p>
          </table:table-cell>
          <table:table-cell table:formula="of:=[.$E39]/(1-[.$F39])/(1-([.$G39]+[.$I39])/2)" office:value-type="float" office:value="1453.931154791" calcext:value-type="float">
            <text:p>1453.931154791</text:p>
          </table:table-cell>
          <table:table-cell table:formula="of:=[.$J39]*3" office:value-type="float" office:value="4361.79346437299" calcext:value-type="float">
            <text:p>4361.7934643729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[.$A40]*0.02" office:value-type="float" office:value="1.68" calcext:value-type="float">
            <text:p>1.68</text:p>
          </table:table-cell>
          <table:table-cell table:formula="of:=1.5*[.$A40]*[.$B40]" office:value-type="float" office:value="85.68" calcext:value-type="float">
            <text:p>85.68</text:p>
          </table:table-cell>
          <table:table-cell table:formula="of:=100+([.$C40]*10)" office:value-type="float" office:value="956.8" calcext:value-type="float">
            <text:p>956.8</text:p>
          </table:table-cell>
          <table:table-cell table:formula="of:=[.$D40]*(1+[.$A40]*[.$D$3]*[.$B$3])" office:value-type="float" office:value="1049.74628571429" calcext:value-type="float">
            <text:p>1049.74628571429</text:p>
          </table:table-cell>
          <table:table-cell table:formula="of:=[.$A40]*[.$E$3]*([.$B$3]+[.$A$3])" office:value-type="percentage" office:value="0.0615238095238095" calcext:value-type="percentage">
            <text:p>6.15%</text:p>
          </table:table-cell>
          <table:table-cell table:formula="of:=[.$A40]*[.$F$3]*[.$B$3]" office:value-type="percentage" office:value="0.0971428571428571" calcext:value-type="percentage">
            <text:p>9.71%</text:p>
          </table:table-cell>
          <table:table-cell table:formula="of:=([.$C40]+[.$G$3]*[.$A$3]*[.$A40])*(1+[.$H$3]*[.$B$3]*[.$A40])" office:value-type="float" office:value="218.346057142857" calcext:value-type="float">
            <text:p>218.346057142857</text:p>
          </table:table-cell>
          <table:table-cell table:formula="of:=LOG([.$H40]/4;10)/4" office:value-type="percentage" office:value="0.434271340645492" calcext:value-type="percentage">
            <text:p>43.43%</text:p>
          </table:table-cell>
          <table:table-cell table:formula="of:=[.$E40]/(1-[.$F40])/(1-([.$G40]+[.$I40])/2)" office:value-type="float" office:value="1523.32215402729" calcext:value-type="float">
            <text:p>1523.32215402729</text:p>
          </table:table-cell>
          <table:table-cell table:formula="of:=[.$J40]*3" office:value-type="float" office:value="4569.96646208187" calcext:value-type="float">
            <text:p>4569.9664620818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[.$A41]*0.02" office:value-type="float" office:value="1.7" calcext:value-type="float">
            <text:p>1.7</text:p>
          </table:table-cell>
          <table:table-cell table:formula="of:=1.5*[.$A41]*[.$B41]" office:value-type="float" office:value="89.25" calcext:value-type="float">
            <text:p>89.25</text:p>
          </table:table-cell>
          <table:table-cell table:formula="of:=100+([.$C41]*10)" office:value-type="float" office:value="992.5" calcext:value-type="float">
            <text:p>992.5</text:p>
          </table:table-cell>
          <table:table-cell table:formula="of:=[.$D41]*(1+[.$A41]*[.$D$3]*[.$B$3])" office:value-type="float" office:value="1091.75" calcext:value-type="float">
            <text:p>1091.75</text:p>
          </table:table-cell>
          <table:table-cell table:formula="of:=[.$A41]*[.$E$3]*([.$B$3]+[.$A$3])" office:value-type="percentage" office:value="0.0633333333333333" calcext:value-type="percentage">
            <text:p>6.33%</text:p>
          </table:table-cell>
          <table:table-cell table:formula="of:=[.$A41]*[.$F$3]*[.$B$3]" office:value-type="percentage" office:value="0.1" calcext:value-type="percentage">
            <text:p>10.00%</text:p>
          </table:table-cell>
          <table:table-cell table:formula="of:=([.$C41]+[.$G$3]*[.$A$3]*[.$A41])*(1+[.$H$3]*[.$B$3]*[.$A41])" office:value-type="float" office:value="226.508333333333" calcext:value-type="float">
            <text:p>226.508333333333</text:p>
          </table:table-cell>
          <table:table-cell table:formula="of:=LOG([.$H41]/4;10)/4" office:value-type="percentage" office:value="0.438256048296179" calcext:value-type="percentage">
            <text:p>43.83%</text:p>
          </table:table-cell>
          <table:table-cell table:formula="of:=[.$E41]/(1-[.$F41])/(1-([.$G41]+[.$I41])/2)" office:value-type="float" office:value="1594.76547675699" calcext:value-type="float">
            <text:p>1594.76547675699</text:p>
          </table:table-cell>
          <table:table-cell table:formula="of:=[.$J41]*3" office:value-type="float" office:value="4784.29643027096" calcext:value-type="float">
            <text:p>4784.2964302709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[.$A42]*0.02" office:value-type="float" office:value="1.72" calcext:value-type="float">
            <text:p>1.72</text:p>
          </table:table-cell>
          <table:table-cell table:formula="of:=1.5*[.$A42]*[.$B42]" office:value-type="float" office:value="92.88" calcext:value-type="float">
            <text:p>92.88</text:p>
          </table:table-cell>
          <table:table-cell table:formula="of:=100+([.$C42]*10)" office:value-type="float" office:value="1028.8" calcext:value-type="float">
            <text:p>1028.8</text:p>
          </table:table-cell>
          <table:table-cell table:formula="of:=[.$D42]*(1+[.$A42]*[.$D$3]*[.$B$3])" office:value-type="float" office:value="1134.61942857143" calcext:value-type="float">
            <text:p>1134.61942857143</text:p>
          </table:table-cell>
          <table:table-cell table:formula="of:=[.$A42]*[.$E$3]*([.$B$3]+[.$A$3])" office:value-type="percentage" office:value="0.0651428571428571" calcext:value-type="percentage">
            <text:p>6.51%</text:p>
          </table:table-cell>
          <table:table-cell table:formula="of:=[.$A42]*[.$F$3]*[.$B$3]" office:value-type="percentage" office:value="0.102857142857143" calcext:value-type="percentage">
            <text:p>10.29%</text:p>
          </table:table-cell>
          <table:table-cell table:formula="of:=([.$C42]+[.$G$3]*[.$A$3]*[.$A42])*(1+[.$H$3]*[.$B$3]*[.$A42])" office:value-type="float" office:value="234.776228571429" calcext:value-type="float">
            <text:p>234.776228571429</text:p>
          </table:table-cell>
          <table:table-cell table:formula="of:=LOG([.$H42]/4;10)/4" office:value-type="percentage" office:value="0.442148532634212" calcext:value-type="percentage">
            <text:p>44.21%</text:p>
          </table:table-cell>
          <table:table-cell table:formula="of:=[.$E42]/(1-[.$F42])/(1-([.$G42]+[.$I42])/2)" office:value-type="float" office:value="1668.29812480417" calcext:value-type="float">
            <text:p>1668.29812480417</text:p>
          </table:table-cell>
          <table:table-cell table:formula="of:=[.$J42]*3" office:value-type="float" office:value="5004.89437441251" calcext:value-type="float">
            <text:p>5004.8943744125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[.$A43]*0.02" office:value-type="float" office:value="1.74" calcext:value-type="float">
            <text:p>1.74</text:p>
          </table:table-cell>
          <table:table-cell table:formula="of:=1.5*[.$A43]*[.$B43]" office:value-type="float" office:value="96.57" calcext:value-type="float">
            <text:p>96.57</text:p>
          </table:table-cell>
          <table:table-cell table:formula="of:=100+([.$C43]*10)" office:value-type="float" office:value="1065.7" calcext:value-type="float">
            <text:p>1065.7</text:p>
          </table:table-cell>
          <table:table-cell table:formula="of:=[.$D43]*(1+[.$A43]*[.$D$3]*[.$B$3])" office:value-type="float" office:value="1178.35971428571" calcext:value-type="float">
            <text:p>1178.35971428571</text:p>
          </table:table-cell>
          <table:table-cell table:formula="of:=[.$A43]*[.$E$3]*([.$B$3]+[.$A$3])" office:value-type="percentage" office:value="0.0669523809523809" calcext:value-type="percentage">
            <text:p>6.70%</text:p>
          </table:table-cell>
          <table:table-cell table:formula="of:=[.$A43]*[.$F$3]*[.$B$3]" office:value-type="percentage" office:value="0.105714285714286" calcext:value-type="percentage">
            <text:p>10.57%</text:p>
          </table:table-cell>
          <table:table-cell table:formula="of:=([.$C43]+[.$G$3]*[.$A$3]*[.$A43])*(1+[.$H$3]*[.$B$3]*[.$A43])" office:value-type="float" office:value="243.150257142857" calcext:value-type="float">
            <text:p>243.150257142857</text:p>
          </table:table-cell>
          <table:table-cell table:formula="of:=LOG([.$H43]/4;10)/4" office:value-type="percentage" office:value="0.44595368546584" calcext:value-type="percentage">
            <text:p>44.60%</text:p>
          </table:table-cell>
          <table:table-cell table:formula="of:=[.$E43]/(1-[.$F43])/(1-([.$G43]+[.$I43])/2)" office:value-type="float" office:value="1743.95766546516" calcext:value-type="float">
            <text:p>1743.95766546516</text:p>
          </table:table-cell>
          <table:table-cell table:formula="of:=[.$J43]*3" office:value-type="float" office:value="5231.87299639547" calcext:value-type="float">
            <text:p>5231.8729963954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[.$A44]*0.02" office:value-type="float" office:value="1.76" calcext:value-type="float">
            <text:p>1.76</text:p>
          </table:table-cell>
          <table:table-cell table:formula="of:=1.5*[.$A44]*[.$B44]" office:value-type="float" office:value="100.32" calcext:value-type="float">
            <text:p>100.32</text:p>
          </table:table-cell>
          <table:table-cell table:formula="of:=100+([.$C44]*10)" office:value-type="float" office:value="1103.2" calcext:value-type="float">
            <text:p>1103.2</text:p>
          </table:table-cell>
          <table:table-cell table:formula="of:=[.$D44]*(1+[.$A44]*[.$D$3]*[.$B$3])" office:value-type="float" office:value="1222.976" calcext:value-type="float">
            <text:p>1222.976</text:p>
          </table:table-cell>
          <table:table-cell table:formula="of:=[.$A44]*[.$E$3]*([.$B$3]+[.$A$3])" office:value-type="percentage" office:value="0.0687619047619048" calcext:value-type="percentage">
            <text:p>6.88%</text:p>
          </table:table-cell>
          <table:table-cell table:formula="of:=[.$A44]*[.$F$3]*[.$B$3]" office:value-type="percentage" office:value="0.108571428571429" calcext:value-type="percentage">
            <text:p>10.86%</text:p>
          </table:table-cell>
          <table:table-cell table:formula="of:=([.$C44]+[.$G$3]*[.$A$3]*[.$A44])*(1+[.$H$3]*[.$B$3]*[.$A44])" office:value-type="float" office:value="251.630933333333" calcext:value-type="float">
            <text:p>251.630933333333</text:p>
          </table:table-cell>
          <table:table-cell table:formula="of:=LOG([.$H44]/4;10)/4" office:value-type="percentage" office:value="0.449676009284806" calcext:value-type="percentage">
            <text:p>44.97%</text:p>
          </table:table-cell>
          <table:table-cell table:formula="of:=[.$E44]/(1-[.$F44])/(1-([.$G44]+[.$I44])/2)" office:value-type="float" office:value="1821.78224164751" calcext:value-type="float">
            <text:p>1821.78224164751</text:p>
          </table:table-cell>
          <table:table-cell table:formula="of:=[.$J44]*3" office:value-type="float" office:value="5465.34672494252" calcext:value-type="float">
            <text:p>5465.3467249425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[.$A45]*0.02" office:value-type="float" office:value="1.78" calcext:value-type="float">
            <text:p>1.78</text:p>
          </table:table-cell>
          <table:table-cell table:formula="of:=1.5*[.$A45]*[.$B45]" office:value-type="float" office:value="104.13" calcext:value-type="float">
            <text:p>104.13</text:p>
          </table:table-cell>
          <table:table-cell table:formula="of:=100+([.$C45]*10)" office:value-type="float" office:value="1141.3" calcext:value-type="float">
            <text:p>1141.3</text:p>
          </table:table-cell>
          <table:table-cell table:formula="of:=[.$D45]*(1+[.$A45]*[.$D$3]*[.$B$3])" office:value-type="float" office:value="1268.47342857143" calcext:value-type="float">
            <text:p>1268.47342857143</text:p>
          </table:table-cell>
          <table:table-cell table:formula="of:=[.$A45]*[.$E$3]*([.$B$3]+[.$A$3])" office:value-type="percentage" office:value="0.0705714285714286" calcext:value-type="percentage">
            <text:p>7.06%</text:p>
          </table:table-cell>
          <table:table-cell table:formula="of:=[.$A45]*[.$F$3]*[.$B$3]" office:value-type="percentage" office:value="0.111428571428571" calcext:value-type="percentage">
            <text:p>11.14%</text:p>
          </table:table-cell>
          <table:table-cell table:formula="of:=([.$C45]+[.$G$3]*[.$A$3]*[.$A45])*(1+[.$H$3]*[.$B$3]*[.$A45])" office:value-type="float" office:value="260.218771428571" calcext:value-type="float">
            <text:p>260.218771428571</text:p>
          </table:table-cell>
          <table:table-cell table:formula="of:=LOG([.$H45]/4;10)/4" office:value-type="percentage" office:value="0.45331965769346" calcext:value-type="percentage">
            <text:p>45.33%</text:p>
          </table:table-cell>
          <table:table-cell table:formula="of:=[.$E45]/(1-[.$F45])/(1-([.$G45]+[.$I45])/2)" office:value-type="float" office:value="1901.81058210507" calcext:value-type="float">
            <text:p>1901.81058210507</text:p>
          </table:table-cell>
          <table:table-cell table:formula="of:=[.$J45]*3" office:value-type="float" office:value="5705.43174631521" calcext:value-type="float">
            <text:p>5705.4317463152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[.$A46]*0.02" office:value-type="float" office:value="1.8" calcext:value-type="float">
            <text:p>1.8</text:p>
          </table:table-cell>
          <table:table-cell table:formula="of:=1.5*[.$A46]*[.$B46]" office:value-type="float" office:value="108" calcext:value-type="float">
            <text:p>108</text:p>
          </table:table-cell>
          <table:table-cell table:formula="of:=100+([.$C46]*10)" office:value-type="float" office:value="1180" calcext:value-type="float">
            <text:p>1180</text:p>
          </table:table-cell>
          <table:table-cell table:formula="of:=[.$D46]*(1+[.$A46]*[.$D$3]*[.$B$3])" office:value-type="float" office:value="1314.85714285714" calcext:value-type="float">
            <text:p>1314.85714285714</text:p>
          </table:table-cell>
          <table:table-cell table:formula="of:=[.$A46]*[.$E$3]*([.$B$3]+[.$A$3])" office:value-type="percentage" office:value="0.0723809523809524" calcext:value-type="percentage">
            <text:p>7.24%</text:p>
          </table:table-cell>
          <table:table-cell table:formula="of:=[.$A46]*[.$F$3]*[.$B$3]" office:value-type="percentage" office:value="0.114285714285714" calcext:value-type="percentage">
            <text:p>11.43%</text:p>
          </table:table-cell>
          <table:table-cell table:formula="of:=([.$C46]+[.$G$3]*[.$A$3]*[.$A46])*(1+[.$H$3]*[.$B$3]*[.$A46])" office:value-type="float" office:value="268.914285714286" calcext:value-type="float">
            <text:p>268.914285714286</text:p>
          </table:table-cell>
          <table:table-cell table:formula="of:=LOG([.$H46]/4;10)/4" office:value-type="percentage" office:value="0.456888470706436" calcext:value-type="percentage">
            <text:p>45.69%</text:p>
          </table:table-cell>
          <table:table-cell table:formula="of:=[.$E46]/(1-[.$F46])/(1-([.$G46]+[.$I46])/2)" office:value-type="float" office:value="1984.08201178837" calcext:value-type="float">
            <text:p>1984.08201178837</text:p>
          </table:table-cell>
          <table:table-cell table:formula="of:=[.$J46]*3" office:value-type="float" office:value="5952.24603536512" calcext:value-type="float">
            <text:p>5952.2460353651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[.$A47]*0.02" office:value-type="float" office:value="1.82" calcext:value-type="float">
            <text:p>1.82</text:p>
          </table:table-cell>
          <table:table-cell table:formula="of:=1.5*[.$A47]*[.$B47]" office:value-type="float" office:value="111.93" calcext:value-type="float">
            <text:p>111.93</text:p>
          </table:table-cell>
          <table:table-cell table:formula="of:=100+([.$C47]*10)" office:value-type="float" office:value="1219.3" calcext:value-type="float">
            <text:p>1219.3</text:p>
          </table:table-cell>
          <table:table-cell table:formula="of:=[.$D47]*(1+[.$A47]*[.$D$3]*[.$B$3])" office:value-type="float" office:value="1362.13228571429" calcext:value-type="float">
            <text:p>1362.13228571429</text:p>
          </table:table-cell>
          <table:table-cell table:formula="of:=[.$A47]*[.$E$3]*([.$B$3]+[.$A$3])" office:value-type="percentage" office:value="0.0741904761904762" calcext:value-type="percentage">
            <text:p>7.42%</text:p>
          </table:table-cell>
          <table:table-cell table:formula="of:=[.$A47]*[.$F$3]*[.$B$3]" office:value-type="percentage" office:value="0.117142857142857" calcext:value-type="percentage">
            <text:p>11.71%</text:p>
          </table:table-cell>
          <table:table-cell table:formula="of:=([.$C47]+[.$G$3]*[.$A$3]*[.$A47])*(1+[.$H$3]*[.$B$3]*[.$A47])" office:value-type="float" office:value="277.717990476191" calcext:value-type="float">
            <text:p>277.717990476191</text:p>
          </table:table-cell>
          <table:table-cell table:formula="of:=LOG([.$H47]/4;10)/4" office:value-type="percentage" office:value="0.460386005695296" calcext:value-type="percentage">
            <text:p>46.04%</text:p>
          </table:table-cell>
          <table:table-cell table:formula="of:=[.$E47]/(1-[.$F47])/(1-([.$G47]+[.$I47])/2)" office:value-type="float" office:value="2068.63646232664" calcext:value-type="float">
            <text:p>2068.63646232664</text:p>
          </table:table-cell>
          <table:table-cell table:formula="of:=[.$J47]*3" office:value-type="float" office:value="6205.90938697992" calcext:value-type="float">
            <text:p>6205.9093869799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[.$A48]*0.02" office:value-type="float" office:value="1.84" calcext:value-type="float">
            <text:p>1.84</text:p>
          </table:table-cell>
          <table:table-cell table:formula="of:=1.5*[.$A48]*[.$B48]" office:value-type="float" office:value="115.92" calcext:value-type="float">
            <text:p>115.92</text:p>
          </table:table-cell>
          <table:table-cell table:formula="of:=100+([.$C48]*10)" office:value-type="float" office:value="1259.2" calcext:value-type="float">
            <text:p>1259.2</text:p>
          </table:table-cell>
          <table:table-cell table:formula="of:=[.$D48]*(1+[.$A48]*[.$D$3]*[.$B$3])" office:value-type="float" office:value="1410.304" calcext:value-type="float">
            <text:p>1410.304</text:p>
          </table:table-cell>
          <table:table-cell table:formula="of:=[.$A48]*[.$E$3]*([.$B$3]+[.$A$3])" office:value-type="percentage" office:value="0.076" calcext:value-type="percentage">
            <text:p>7.60%</text:p>
          </table:table-cell>
          <table:table-cell table:formula="of:=[.$A48]*[.$F$3]*[.$B$3]" office:value-type="percentage" office:value="0.12" calcext:value-type="percentage">
            <text:p>12.00%</text:p>
          </table:table-cell>
          <table:table-cell table:formula="of:=([.$C48]+[.$G$3]*[.$A$3]*[.$A48])*(1+[.$H$3]*[.$B$3]*[.$A48])" office:value-type="float" office:value="286.6304" calcext:value-type="float">
            <text:p>286.6304</text:p>
          </table:table-cell>
          <table:table-cell table:formula="of:=LOG([.$H48]/4;10)/4" office:value-type="percentage" office:value="0.463815564604567" calcext:value-type="percentage">
            <text:p>46.38%</text:p>
          </table:table-cell>
          <table:table-cell table:formula="of:=[.$E48]/(1-[.$F48])/(1-([.$G48]+[.$I48])/2)" office:value-type="float" office:value="2155.51448265543" calcext:value-type="float">
            <text:p>2155.51448265543</text:p>
          </table:table-cell>
          <table:table-cell table:formula="of:=[.$J48]*3" office:value-type="float" office:value="6466.54344796629" calcext:value-type="float">
            <text:p>6466.5434479662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[.$A49]*0.02" office:value-type="float" office:value="1.86" calcext:value-type="float">
            <text:p>1.86</text:p>
          </table:table-cell>
          <table:table-cell table:formula="of:=1.5*[.$A49]*[.$B49]" office:value-type="float" office:value="119.97" calcext:value-type="float">
            <text:p>119.97</text:p>
          </table:table-cell>
          <table:table-cell table:formula="of:=100+([.$C49]*10)" office:value-type="float" office:value="1299.7" calcext:value-type="float">
            <text:p>1299.7</text:p>
          </table:table-cell>
          <table:table-cell table:formula="of:=[.$D49]*(1+[.$A49]*[.$D$3]*[.$B$3])" office:value-type="float" office:value="1459.37742857143" calcext:value-type="float">
            <text:p>1459.37742857143</text:p>
          </table:table-cell>
          <table:table-cell table:formula="of:=[.$A49]*[.$E$3]*([.$B$3]+[.$A$3])" office:value-type="percentage" office:value="0.0778095238095238" calcext:value-type="percentage">
            <text:p>7.78%</text:p>
          </table:table-cell>
          <table:table-cell table:formula="of:=[.$A49]*[.$F$3]*[.$B$3]" office:value-type="percentage" office:value="0.122857142857143" calcext:value-type="percentage">
            <text:p>12.29%</text:p>
          </table:table-cell>
          <table:table-cell table:formula="of:=([.$C49]+[.$G$3]*[.$A$3]*[.$A49])*(1+[.$H$3]*[.$B$3]*[.$A49])" office:value-type="float" office:value="295.652028571429" calcext:value-type="float">
            <text:p>295.652028571429</text:p>
          </table:table-cell>
          <table:table-cell table:formula="of:=LOG([.$H49]/4;10)/4" office:value-type="percentage" office:value="0.46718021796573" calcext:value-type="percentage">
            <text:p>46.72%</text:p>
          </table:table-cell>
          <table:table-cell table:formula="of:=[.$E49]/(1-[.$F49])/(1-([.$G49]+[.$I49])/2)" office:value-type="float" office:value="2244.75724980206" calcext:value-type="float">
            <text:p>2244.75724980206</text:p>
          </table:table-cell>
          <table:table-cell table:formula="of:=[.$J49]*3" office:value-type="float" office:value="6734.27174940618" calcext:value-type="float">
            <text:p>6734.2717494061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[.$A50]*0.02" office:value-type="float" office:value="1.88" calcext:value-type="float">
            <text:p>1.88</text:p>
          </table:table-cell>
          <table:table-cell table:formula="of:=1.5*[.$A50]*[.$B50]" office:value-type="float" office:value="124.08" calcext:value-type="float">
            <text:p>124.08</text:p>
          </table:table-cell>
          <table:table-cell table:formula="of:=100+([.$C50]*10)" office:value-type="float" office:value="1340.8" calcext:value-type="float">
            <text:p>1340.8</text:p>
          </table:table-cell>
          <table:table-cell table:formula="of:=[.$D50]*(1+[.$A50]*[.$D$3]*[.$B$3])" office:value-type="float" office:value="1509.35771428571" calcext:value-type="float">
            <text:p>1509.35771428571</text:p>
          </table:table-cell>
          <table:table-cell table:formula="of:=[.$A50]*[.$E$3]*([.$B$3]+[.$A$3])" office:value-type="percentage" office:value="0.0796190476190476" calcext:value-type="percentage">
            <text:p>7.96%</text:p>
          </table:table-cell>
          <table:table-cell table:formula="of:=[.$A50]*[.$F$3]*[.$B$3]" office:value-type="percentage" office:value="0.125714285714286" calcext:value-type="percentage">
            <text:p>12.57%</text:p>
          </table:table-cell>
          <table:table-cell table:formula="of:=([.$C50]+[.$G$3]*[.$A$3]*[.$A50])*(1+[.$H$3]*[.$B$3]*[.$A50])" office:value-type="float" office:value="304.78339047619" calcext:value-type="float">
            <text:p>304.78339047619</text:p>
          </table:table-cell>
          <table:table-cell table:formula="of:=LOG([.$H50]/4;10)/4" office:value-type="percentage" office:value="0.470482826150939" calcext:value-type="percentage">
            <text:p>47.05%</text:p>
          </table:table-cell>
          <table:table-cell table:formula="of:=[.$E50]/(1-[.$F50])/(1-([.$G50]+[.$I50])/2)" office:value-type="float" office:value="2336.40657983948" calcext:value-type="float">
            <text:p>2336.40657983948</text:p>
          </table:table-cell>
          <table:table-cell table:formula="of:=[.$J50]*3" office:value-type="float" office:value="7009.21973951845" calcext:value-type="float">
            <text:p>7009.219739518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[.$A51]*0.02" office:value-type="float" office:value="1.9" calcext:value-type="float">
            <text:p>1.9</text:p>
          </table:table-cell>
          <table:table-cell table:formula="of:=1.5*[.$A51]*[.$B51]" office:value-type="float" office:value="128.25" calcext:value-type="float">
            <text:p>128.25</text:p>
          </table:table-cell>
          <table:table-cell table:formula="of:=100+([.$C51]*10)" office:value-type="float" office:value="1382.5" calcext:value-type="float">
            <text:p>1382.5</text:p>
          </table:table-cell>
          <table:table-cell table:formula="of:=[.$D51]*(1+[.$A51]*[.$D$3]*[.$B$3])" office:value-type="float" office:value="1560.25" calcext:value-type="float">
            <text:p>1560.25</text:p>
          </table:table-cell>
          <table:table-cell table:formula="of:=[.$A51]*[.$E$3]*([.$B$3]+[.$A$3])" office:value-type="percentage" office:value="0.0814285714285714" calcext:value-type="percentage">
            <text:p>8.14%</text:p>
          </table:table-cell>
          <table:table-cell table:formula="of:=[.$A51]*[.$F$3]*[.$B$3]" office:value-type="percentage" office:value="0.128571428571429" calcext:value-type="percentage">
            <text:p>12.86%</text:p>
          </table:table-cell>
          <table:table-cell table:formula="of:=([.$C51]+[.$G$3]*[.$A$3]*[.$A51])*(1+[.$H$3]*[.$B$3]*[.$A51])" office:value-type="float" office:value="314.025" calcext:value-type="float">
            <text:p>314.025</text:p>
          </table:table-cell>
          <table:table-cell table:formula="of:=LOG([.$H51]/4;10)/4" office:value-type="percentage" office:value="0.473726058238742" calcext:value-type="percentage">
            <text:p>47.37%</text:p>
          </table:table-cell>
          <table:table-cell table:formula="of:=[.$E51]/(1-[.$F51])/(1-([.$G51]+[.$I51])/2)" office:value-type="float" office:value="2430.5049390184" calcext:value-type="float">
            <text:p>2430.5049390184</text:p>
          </table:table-cell>
          <table:table-cell table:formula="of:=[.$J51]*3" office:value-type="float" office:value="7291.51481705521" calcext:value-type="float">
            <text:p>7291.5148170552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[.$A52]*0.02" office:value-type="float" office:value="1.92" calcext:value-type="float">
            <text:p>1.92</text:p>
          </table:table-cell>
          <table:table-cell table:formula="of:=1.5*[.$A52]*[.$B52]" office:value-type="float" office:value="132.48" calcext:value-type="float">
            <text:p>132.48</text:p>
          </table:table-cell>
          <table:table-cell table:formula="of:=100+([.$C52]*10)" office:value-type="float" office:value="1424.8" calcext:value-type="float">
            <text:p>1424.8</text:p>
          </table:table-cell>
          <table:table-cell table:formula="of:=[.$D52]*(1+[.$A52]*[.$D$3]*[.$B$3])" office:value-type="float" office:value="1612.05942857143" calcext:value-type="float">
            <text:p>1612.05942857143</text:p>
          </table:table-cell>
          <table:table-cell table:formula="of:=[.$A52]*[.$E$3]*([.$B$3]+[.$A$3])" office:value-type="percentage" office:value="0.0832380952380952" calcext:value-type="percentage">
            <text:p>8.32%</text:p>
          </table:table-cell>
          <table:table-cell table:formula="of:=[.$A52]*[.$F$3]*[.$B$3]" office:value-type="percentage" office:value="0.131428571428571" calcext:value-type="percentage">
            <text:p>13.14%</text:p>
          </table:table-cell>
          <table:table-cell table:formula="of:=([.$C52]+[.$G$3]*[.$A$3]*[.$A52])*(1+[.$H$3]*[.$B$3]*[.$A52])" office:value-type="float" office:value="323.377371428571" calcext:value-type="float">
            <text:p>323.377371428571</text:p>
          </table:table-cell>
          <table:table-cell table:formula="of:=LOG([.$H52]/4;10)/4" office:value-type="percentage" office:value="0.476912408806787" calcext:value-type="percentage">
            <text:p>47.69%</text:p>
          </table:table-cell>
          <table:table-cell table:formula="of:=[.$E52]/(1-[.$F52])/(1-([.$G52]+[.$I52])/2)" office:value-type="float" office:value="2527.09545508624" calcext:value-type="float">
            <text:p>2527.09545508624</text:p>
          </table:table-cell>
          <table:table-cell table:formula="of:=[.$J52]*3" office:value-type="float" office:value="7581.28636525873" calcext:value-type="float">
            <text:p>7581.2863652587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[.$A53]*0.02" office:value-type="float" office:value="1.94" calcext:value-type="float">
            <text:p>1.94</text:p>
          </table:table-cell>
          <table:table-cell table:formula="of:=1.5*[.$A53]*[.$B53]" office:value-type="float" office:value="136.77" calcext:value-type="float">
            <text:p>136.77</text:p>
          </table:table-cell>
          <table:table-cell table:formula="of:=100+([.$C53]*10)" office:value-type="float" office:value="1467.7" calcext:value-type="float">
            <text:p>1467.7</text:p>
          </table:table-cell>
          <table:table-cell table:formula="of:=[.$D53]*(1+[.$A53]*[.$D$3]*[.$B$3])" office:value-type="float" office:value="1664.79114285714" calcext:value-type="float">
            <text:p>1664.79114285714</text:p>
          </table:table-cell>
          <table:table-cell table:formula="of:=[.$A53]*[.$E$3]*([.$B$3]+[.$A$3])" office:value-type="percentage" office:value="0.085047619047619" calcext:value-type="percentage">
            <text:p>8.50%</text:p>
          </table:table-cell>
          <table:table-cell table:formula="of:=[.$A53]*[.$F$3]*[.$B$3]" office:value-type="percentage" office:value="0.134285714285714" calcext:value-type="percentage">
            <text:p>13.43%</text:p>
          </table:table-cell>
          <table:table-cell table:formula="of:=([.$C53]+[.$G$3]*[.$A$3]*[.$A53])*(1+[.$H$3]*[.$B$3]*[.$A53])" office:value-type="float" office:value="332.841019047619" calcext:value-type="float">
            <text:p>332.841019047619</text:p>
          </table:table-cell>
          <table:table-cell table:formula="of:=LOG([.$H53]/4;10)/4" office:value-type="percentage" office:value="0.480044212919042" calcext:value-type="percentage">
            <text:p>48.00%</text:p>
          </table:table-cell>
          <table:table-cell table:formula="of:=[.$E53]/(1-[.$F53])/(1-([.$G53]+[.$I53])/2)" office:value-type="float" office:value="2626.22192880123" calcext:value-type="float">
            <text:p>2626.22192880123</text:p>
          </table:table-cell>
          <table:table-cell table:formula="of:=[.$J53]*3" office:value-type="float" office:value="7878.66578640368" calcext:value-type="float">
            <text:p>7878.6657864036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[.$A54]*0.02" office:value-type="float" office:value="1.96" calcext:value-type="float">
            <text:p>1.96</text:p>
          </table:table-cell>
          <table:table-cell table:formula="of:=1.5*[.$A54]*[.$B54]" office:value-type="float" office:value="141.12" calcext:value-type="float">
            <text:p>141.12</text:p>
          </table:table-cell>
          <table:table-cell table:formula="of:=100+([.$C54]*10)" office:value-type="float" office:value="1511.2" calcext:value-type="float">
            <text:p>1511.2</text:p>
          </table:table-cell>
          <table:table-cell table:formula="of:=[.$D54]*(1+[.$A54]*[.$D$3]*[.$B$3])" office:value-type="float" office:value="1718.45028571429" calcext:value-type="float">
            <text:p>1718.45028571429</text:p>
          </table:table-cell>
          <table:table-cell table:formula="of:=[.$A54]*[.$E$3]*([.$B$3]+[.$A$3])" office:value-type="percentage" office:value="0.0868571428571429" calcext:value-type="percentage">
            <text:p>8.69%</text:p>
          </table:table-cell>
          <table:table-cell table:formula="of:=[.$A54]*[.$F$3]*[.$B$3]" office:value-type="percentage" office:value="0.137142857142857" calcext:value-type="percentage">
            <text:p>13.71%</text:p>
          </table:table-cell>
          <table:table-cell table:formula="of:=([.$C54]+[.$G$3]*[.$A$3]*[.$A54])*(1+[.$H$3]*[.$B$3]*[.$A54])" office:value-type="float" office:value="342.416457142857" calcext:value-type="float">
            <text:p>342.416457142857</text:p>
          </table:table-cell>
          <table:table-cell table:formula="of:=LOG([.$H54]/4;10)/4" office:value-type="percentage" office:value="0.483123659535653" calcext:value-type="percentage">
            <text:p>48.31%</text:p>
          </table:table-cell>
          <table:table-cell table:formula="of:=[.$E54]/(1-[.$F54])/(1-([.$G54]+[.$I54])/2)" office:value-type="float" office:value="2727.92884564908" calcext:value-type="float">
            <text:p>2727.92884564908</text:p>
          </table:table-cell>
          <table:table-cell table:formula="of:=[.$J54]*3" office:value-type="float" office:value="8183.78653694724" calcext:value-type="float">
            <text:p>8183.7865369472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[.$A55]*0.02" office:value-type="float" office:value="1.98" calcext:value-type="float">
            <text:p>1.98</text:p>
          </table:table-cell>
          <table:table-cell table:formula="of:=1.5*[.$A55]*[.$B55]" office:value-type="float" office:value="145.53" calcext:value-type="float">
            <text:p>145.53</text:p>
          </table:table-cell>
          <table:table-cell table:formula="of:=100+([.$C55]*10)" office:value-type="float" office:value="1555.3" calcext:value-type="float">
            <text:p>1555.3</text:p>
          </table:table-cell>
          <table:table-cell table:formula="of:=[.$D55]*(1+[.$A55]*[.$D$3]*[.$B$3])" office:value-type="float" office:value="1773.042" calcext:value-type="float">
            <text:p>1773.042</text:p>
          </table:table-cell>
          <table:table-cell table:formula="of:=[.$A55]*[.$E$3]*([.$B$3]+[.$A$3])" office:value-type="percentage" office:value="0.0886666666666667" calcext:value-type="percentage">
            <text:p>8.87%</text:p>
          </table:table-cell>
          <table:table-cell table:formula="of:=[.$A55]*[.$F$3]*[.$B$3]" office:value-type="percentage" office:value="0.14" calcext:value-type="percentage">
            <text:p>14.00%</text:p>
          </table:table-cell>
          <table:table-cell table:formula="of:=([.$C55]+[.$G$3]*[.$A$3]*[.$A55])*(1+[.$H$3]*[.$B$3]*[.$A55])" office:value-type="float" office:value="352.1042" calcext:value-type="float">
            <text:p>352.1042</text:p>
          </table:table-cell>
          <table:table-cell table:formula="of:=LOG([.$H55]/4;10)/4" office:value-type="percentage" office:value="0.4861528035406" calcext:value-type="percentage">
            <text:p>48.62%</text:p>
          </table:table-cell>
          <table:table-cell table:formula="of:=[.$E55]/(1-[.$F55])/(1-([.$G55]+[.$I55])/2)" office:value-type="float" office:value="2832.26138776962" calcext:value-type="float">
            <text:p>2832.26138776962</text:p>
          </table:table-cell>
          <table:table-cell table:formula="of:=[.$J55]*3" office:value-type="float" office:value="8496.78416330887" calcext:value-type="float">
            <text:p>8496.7841633088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[.$A56]*0.02" office:value-type="float" office:value="2" calcext:value-type="float">
            <text:p>2</text:p>
          </table:table-cell>
          <table:table-cell table:formula="of:=1.5*[.$A56]*[.$B56]" office:value-type="float" office:value="150" calcext:value-type="float">
            <text:p>150</text:p>
          </table:table-cell>
          <table:table-cell table:formula="of:=100+([.$C56]*10)" office:value-type="float" office:value="1600" calcext:value-type="float">
            <text:p>1600</text:p>
          </table:table-cell>
          <table:table-cell table:formula="of:=[.$D56]*(1+[.$A56]*[.$D$3]*[.$B$3])" office:value-type="float" office:value="1828.57142857143" calcext:value-type="float">
            <text:p>1828.57142857143</text:p>
          </table:table-cell>
          <table:table-cell table:formula="of:=[.$A56]*[.$E$3]*([.$B$3]+[.$A$3])" office:value-type="percentage" office:value="0.0904761904761905" calcext:value-type="percentage">
            <text:p>9.05%</text:p>
          </table:table-cell>
          <table:table-cell table:formula="of:=[.$A56]*[.$F$3]*[.$B$3]" office:value-type="percentage" office:value="0.142857142857143" calcext:value-type="percentage">
            <text:p>14.29%</text:p>
          </table:table-cell>
          <table:table-cell table:formula="of:=([.$C56]+[.$G$3]*[.$A$3]*[.$A56])*(1+[.$H$3]*[.$B$3]*[.$A56])" office:value-type="float" office:value="361.904761904762" calcext:value-type="float">
            <text:p>361.904761904762</text:p>
          </table:table-cell>
          <table:table-cell table:formula="of:=LOG([.$H56]/4;10)/4" office:value-type="percentage" office:value="0.489133576554727" calcext:value-type="percentage">
            <text:p>48.91%</text:p>
          </table:table-cell>
          <table:table-cell table:formula="of:=[.$E56]/(1-[.$F56])/(1-([.$G56]+[.$I56])/2)" office:value-type="float" office:value="2939.26544610011" calcext:value-type="float">
            <text:p>2939.26544610011</text:p>
          </table:table-cell>
          <table:table-cell table:formula="of:=[.$J56]*3" office:value-type="float" office:value="8817.79633830034" calcext:value-type="float">
            <text:p>8817.7963383003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[.$A57]*0.02" office:value-type="float" office:value="2.02" calcext:value-type="float">
            <text:p>2.02</text:p>
          </table:table-cell>
          <table:table-cell table:formula="of:=1.5*[.$A57]*[.$B57]" office:value-type="float" office:value="154.53" calcext:value-type="float">
            <text:p>154.53</text:p>
          </table:table-cell>
          <table:table-cell table:formula="of:=100+([.$C57]*10)" office:value-type="float" office:value="1645.3" calcext:value-type="float">
            <text:p>1645.3</text:p>
          </table:table-cell>
          <table:table-cell table:formula="of:=[.$D57]*(1+[.$A57]*[.$D$3]*[.$B$3])" office:value-type="float" office:value="1885.04371428571" calcext:value-type="float">
            <text:p>1885.04371428571</text:p>
          </table:table-cell>
          <table:table-cell table:formula="of:=[.$A57]*[.$E$3]*([.$B$3]+[.$A$3])" office:value-type="percentage" office:value="0.0922857142857143" calcext:value-type="percentage">
            <text:p>9.23%</text:p>
          </table:table-cell>
          <table:table-cell table:formula="of:=[.$A57]*[.$F$3]*[.$B$3]" office:value-type="percentage" office:value="0.145714285714286" calcext:value-type="percentage">
            <text:p>14.57%</text:p>
          </table:table-cell>
          <table:table-cell table:formula="of:=([.$C57]+[.$G$3]*[.$A$3]*[.$A57])*(1+[.$H$3]*[.$B$3]*[.$A57])" office:value-type="float" office:value="371.818657142857" calcext:value-type="float">
            <text:p>371.818657142857</text:p>
          </table:table-cell>
          <table:table-cell table:formula="of:=LOG([.$H57]/4;10)/4" office:value-type="percentage" office:value="0.492067796678471" calcext:value-type="percentage">
            <text:p>49.21%</text:p>
          </table:table-cell>
          <table:table-cell table:formula="of:=[.$E57]/(1-[.$F57])/(1-([.$G57]+[.$I57])/2)" office:value-type="float" office:value="3048.98763274209" calcext:value-type="float">
            <text:p>3048.98763274209</text:p>
          </table:table-cell>
          <table:table-cell table:formula="of:=[.$J57]*3" office:value-type="float" office:value="9146.96289822627" calcext:value-type="float">
            <text:p>9146.9628982262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[.$A58]*0.02" office:value-type="float" office:value="2.04" calcext:value-type="float">
            <text:p>2.04</text:p>
          </table:table-cell>
          <table:table-cell table:formula="of:=1.5*[.$A58]*[.$B58]" office:value-type="float" office:value="159.12" calcext:value-type="float">
            <text:p>159.12</text:p>
          </table:table-cell>
          <table:table-cell table:formula="of:=100+([.$C58]*10)" office:value-type="float" office:value="1691.2" calcext:value-type="float">
            <text:p>1691.2</text:p>
          </table:table-cell>
          <table:table-cell table:formula="of:=[.$D58]*(1+[.$A58]*[.$D$3]*[.$B$3])" office:value-type="float" office:value="1942.464" calcext:value-type="float">
            <text:p>1942.464</text:p>
          </table:table-cell>
          <table:table-cell table:formula="of:=[.$A58]*[.$E$3]*([.$B$3]+[.$A$3])" office:value-type="percentage" office:value="0.0940952380952381" calcext:value-type="percentage">
            <text:p>9.41%</text:p>
          </table:table-cell>
          <table:table-cell table:formula="of:=[.$A58]*[.$F$3]*[.$B$3]" office:value-type="percentage" office:value="0.148571428571429" calcext:value-type="percentage">
            <text:p>14.86%</text:p>
          </table:table-cell>
          <table:table-cell table:formula="of:=([.$C58]+[.$G$3]*[.$A$3]*[.$A58])*(1+[.$H$3]*[.$B$3]*[.$A58])" office:value-type="float" office:value="381.8464" calcext:value-type="float">
            <text:p>381.8464</text:p>
          </table:table-cell>
          <table:table-cell table:formula="of:=LOG([.$H58]/4;10)/4" office:value-type="percentage" office:value="0.494957177289003" calcext:value-type="percentage">
            <text:p>49.50%</text:p>
          </table:table-cell>
          <table:table-cell table:formula="of:=[.$E58]/(1-[.$F58])/(1-([.$G58]+[.$I58])/2)" office:value-type="float" office:value="3161.47529355824" calcext:value-type="float">
            <text:p>3161.47529355824</text:p>
          </table:table-cell>
          <table:table-cell table:formula="of:=[.$J58]*3" office:value-type="float" office:value="9484.42588067473" calcext:value-type="float">
            <text:p>9484.4258806747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[.$A59]*0.02" office:value-type="float" office:value="2.06" calcext:value-type="float">
            <text:p>2.06</text:p>
          </table:table-cell>
          <table:table-cell table:formula="of:=1.5*[.$A59]*[.$B59]" office:value-type="float" office:value="163.77" calcext:value-type="float">
            <text:p>163.77</text:p>
          </table:table-cell>
          <table:table-cell table:formula="of:=100+([.$C59]*10)" office:value-type="float" office:value="1737.7" calcext:value-type="float">
            <text:p>1737.7</text:p>
          </table:table-cell>
          <table:table-cell table:formula="of:=[.$D59]*(1+[.$A59]*[.$D$3]*[.$B$3])" office:value-type="float" office:value="2000.83742857143" calcext:value-type="float">
            <text:p>2000.83742857143</text:p>
          </table:table-cell>
          <table:table-cell table:formula="of:=[.$A59]*[.$E$3]*([.$B$3]+[.$A$3])" office:value-type="percentage" office:value="0.0959047619047619" calcext:value-type="percentage">
            <text:p>9.59%</text:p>
          </table:table-cell>
          <table:table-cell table:formula="of:=[.$A59]*[.$F$3]*[.$B$3]" office:value-type="percentage" office:value="0.151428571428571" calcext:value-type="percentage">
            <text:p>15.14%</text:p>
          </table:table-cell>
          <table:table-cell table:formula="of:=([.$C59]+[.$G$3]*[.$A$3]*[.$A59])*(1+[.$H$3]*[.$B$3]*[.$A59])" office:value-type="float" office:value="391.988504761905" calcext:value-type="float">
            <text:p>391.988504761905</text:p>
          </table:table-cell>
          <table:table-cell table:formula="of:=LOG([.$H59]/4;10)/4" office:value-type="percentage" office:value="0.497803334999863" calcext:value-type="percentage">
            <text:p>49.78%</text:p>
          </table:table-cell>
          <table:table-cell table:formula="of:=[.$E59]/(1-[.$F59])/(1-([.$G59]+[.$I59])/2)" office:value-type="float" office:value="3276.77652100574" calcext:value-type="float">
            <text:p>3276.77652100574</text:p>
          </table:table-cell>
          <table:table-cell table:formula="of:=[.$J59]*3" office:value-type="float" office:value="9830.32956301721" calcext:value-type="float">
            <text:p>9830.3295630172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[.$A60]*0.02" office:value-type="float" office:value="2.08" calcext:value-type="float">
            <text:p>2.08</text:p>
          </table:table-cell>
          <table:table-cell table:formula="of:=1.5*[.$A60]*[.$B60]" office:value-type="float" office:value="168.48" calcext:value-type="float">
            <text:p>168.48</text:p>
          </table:table-cell>
          <table:table-cell table:formula="of:=100+([.$C60]*10)" office:value-type="float" office:value="1784.8" calcext:value-type="float">
            <text:p>1784.8</text:p>
          </table:table-cell>
          <table:table-cell table:formula="of:=[.$D60]*(1+[.$A60]*[.$D$3]*[.$B$3])" office:value-type="float" office:value="2060.16914285714" calcext:value-type="float">
            <text:p>2060.16914285714</text:p>
          </table:table-cell>
          <table:table-cell table:formula="of:=[.$A60]*[.$E$3]*([.$B$3]+[.$A$3])" office:value-type="percentage" office:value="0.0977142857142857" calcext:value-type="percentage">
            <text:p>9.77%</text:p>
          </table:table-cell>
          <table:table-cell table:formula="of:=[.$A60]*[.$F$3]*[.$B$3]" office:value-type="percentage" office:value="0.154285714285714" calcext:value-type="percentage">
            <text:p>15.43%</text:p>
          </table:table-cell>
          <table:table-cell table:formula="of:=([.$C60]+[.$G$3]*[.$A$3]*[.$A60])*(1+[.$H$3]*[.$B$3]*[.$A60])" office:value-type="float" office:value="402.245485714286" calcext:value-type="float">
            <text:p>402.245485714286</text:p>
          </table:table-cell>
          <table:table-cell table:formula="of:=LOG([.$H60]/4;10)/4" office:value-type="percentage" office:value="0.500607796877012" calcext:value-type="percentage">
            <text:p>50.06%</text:p>
          </table:table-cell>
          <table:table-cell table:formula="of:=[.$E60]/(1-[.$F60])/(1-([.$G60]+[.$I60])/2)" office:value-type="float" office:value="3394.94016721242" calcext:value-type="float">
            <text:p>3394.94016721242</text:p>
          </table:table-cell>
          <table:table-cell table:formula="of:=[.$J60]*3" office:value-type="float" office:value="10184.8205016373" calcext:value-type="float">
            <text:p>10184.820501637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[.$A61]*0.02" office:value-type="float" office:value="2.1" calcext:value-type="float">
            <text:p>2.1</text:p>
          </table:table-cell>
          <table:table-cell table:formula="of:=1.5*[.$A61]*[.$B61]" office:value-type="float" office:value="173.25" calcext:value-type="float">
            <text:p>173.25</text:p>
          </table:table-cell>
          <table:table-cell table:formula="of:=100+([.$C61]*10)" office:value-type="float" office:value="1832.5" calcext:value-type="float">
            <text:p>1832.5</text:p>
          </table:table-cell>
          <table:table-cell table:formula="of:=[.$D61]*(1+[.$A61]*[.$D$3]*[.$B$3])" office:value-type="float" office:value="2120.46428571429" calcext:value-type="float">
            <text:p>2120.46428571429</text:p>
          </table:table-cell>
          <table:table-cell table:formula="of:=[.$A61]*[.$E$3]*([.$B$3]+[.$A$3])" office:value-type="percentage" office:value="0.0995238095238095" calcext:value-type="percentage">
            <text:p>9.95%</text:p>
          </table:table-cell>
          <table:table-cell table:formula="of:=[.$A61]*[.$F$3]*[.$B$3]" office:value-type="percentage" office:value="0.157142857142857" calcext:value-type="percentage">
            <text:p>15.71%</text:p>
          </table:table-cell>
          <table:table-cell table:formula="of:=([.$C61]+[.$G$3]*[.$A$3]*[.$A61])*(1+[.$H$3]*[.$B$3]*[.$A61])" office:value-type="float" office:value="412.617857142857" calcext:value-type="float">
            <text:p>412.617857142857</text:p>
          </table:table-cell>
          <table:table-cell table:formula="of:=LOG([.$H61]/4;10)/4" office:value-type="percentage" office:value="0.503372006993185" calcext:value-type="percentage">
            <text:p>50.34%</text:p>
          </table:table-cell>
          <table:table-cell table:formula="of:=[.$E61]/(1-[.$F61])/(1-([.$G61]+[.$I61])/2)" office:value-type="float" office:value="3516.01585730226" calcext:value-type="float">
            <text:p>3516.01585730226</text:p>
          </table:table-cell>
          <table:table-cell table:formula="of:=[.$J61]*3" office:value-type="float" office:value="10548.0475719068" calcext:value-type="float">
            <text:p>10548.047571906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[.$A62]*0.02" office:value-type="float" office:value="2.12" calcext:value-type="float">
            <text:p>2.12</text:p>
          </table:table-cell>
          <table:table-cell table:formula="of:=1.5*[.$A62]*[.$B62]" office:value-type="float" office:value="178.08" calcext:value-type="float">
            <text:p>178.08</text:p>
          </table:table-cell>
          <table:table-cell table:formula="of:=100+([.$C62]*10)" office:value-type="float" office:value="1880.8" calcext:value-type="float">
            <text:p>1880.8</text:p>
          </table:table-cell>
          <table:table-cell table:formula="of:=[.$D62]*(1+[.$A62]*[.$D$3]*[.$B$3])" office:value-type="float" office:value="2181.728" calcext:value-type="float">
            <text:p>2181.728</text:p>
          </table:table-cell>
          <table:table-cell table:formula="of:=[.$A62]*[.$E$3]*([.$B$3]+[.$A$3])" office:value-type="percentage" office:value="0.101333333333333" calcext:value-type="percentage">
            <text:p>10.13%</text:p>
          </table:table-cell>
          <table:table-cell table:formula="of:=[.$A62]*[.$F$3]*[.$B$3]" office:value-type="percentage" office:value="0.16" calcext:value-type="percentage">
            <text:p>16.00%</text:p>
          </table:table-cell>
          <table:table-cell table:formula="of:=([.$C62]+[.$G$3]*[.$A$3]*[.$A62])*(1+[.$H$3]*[.$B$3]*[.$A62])" office:value-type="float" office:value="423.106133333333" calcext:value-type="float">
            <text:p>423.106133333333</text:p>
          </table:table-cell>
          <table:table-cell table:formula="of:=LOG([.$H62]/4;10)/4" office:value-type="percentage" office:value="0.506097332392062" calcext:value-type="percentage">
            <text:p>50.61%</text:p>
          </table:table-cell>
          <table:table-cell table:formula="of:=[.$E62]/(1-[.$F62])/(1-([.$G62]+[.$I62])/2)" office:value-type="float" office:value="3640.05400297636" calcext:value-type="float">
            <text:p>3640.05400297636</text:p>
          </table:table-cell>
          <table:table-cell table:formula="of:=[.$J62]*3" office:value-type="float" office:value="10920.1620089291" calcext:value-type="float">
            <text:p>10920.162008929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[.$A63]*0.02" office:value-type="float" office:value="2.14" calcext:value-type="float">
            <text:p>2.14</text:p>
          </table:table-cell>
          <table:table-cell table:formula="of:=1.5*[.$A63]*[.$B63]" office:value-type="float" office:value="182.97" calcext:value-type="float">
            <text:p>182.97</text:p>
          </table:table-cell>
          <table:table-cell table:formula="of:=100+([.$C63]*10)" office:value-type="float" office:value="1929.7" calcext:value-type="float">
            <text:p>1929.7</text:p>
          </table:table-cell>
          <table:table-cell table:formula="of:=[.$D63]*(1+[.$A63]*[.$D$3]*[.$B$3])" office:value-type="float" office:value="2243.96542857143" calcext:value-type="float">
            <text:p>2243.96542857143</text:p>
          </table:table-cell>
          <table:table-cell table:formula="of:=[.$A63]*[.$E$3]*([.$B$3]+[.$A$3])" office:value-type="percentage" office:value="0.103142857142857" calcext:value-type="percentage">
            <text:p>10.31%</text:p>
          </table:table-cell>
          <table:table-cell table:formula="of:=[.$A63]*[.$F$3]*[.$B$3]" office:value-type="percentage" office:value="0.162857142857143" calcext:value-type="percentage">
            <text:p>16.29%</text:p>
          </table:table-cell>
          <table:table-cell table:formula="of:=([.$C63]+[.$G$3]*[.$A$3]*[.$A63])*(1+[.$H$3]*[.$B$3]*[.$A63])" office:value-type="float" office:value="433.710828571429" calcext:value-type="float">
            <text:p>433.710828571429</text:p>
          </table:table-cell>
          <table:table-cell table:formula="of:=LOG([.$H63]/4;10)/4" office:value-type="percentage" office:value="0.508785068524954" calcext:value-type="percentage">
            <text:p>50.88%</text:p>
          </table:table-cell>
          <table:table-cell table:formula="of:=[.$E63]/(1-[.$F63])/(1-([.$G63]+[.$I63])/2)" office:value-type="float" office:value="3767.10581635605" calcext:value-type="float">
            <text:p>3767.10581635605</text:p>
          </table:table-cell>
          <table:table-cell table:formula="of:=[.$J63]*3" office:value-type="float" office:value="11301.3174490682" calcext:value-type="float">
            <text:p>11301.317449068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[.$A64]*0.02" office:value-type="float" office:value="2.16" calcext:value-type="float">
            <text:p>2.16</text:p>
          </table:table-cell>
          <table:table-cell table:formula="of:=1.5*[.$A64]*[.$B64]" office:value-type="float" office:value="187.92" calcext:value-type="float">
            <text:p>187.92</text:p>
          </table:table-cell>
          <table:table-cell table:formula="of:=100+([.$C64]*10)" office:value-type="float" office:value="1979.2" calcext:value-type="float">
            <text:p>1979.2</text:p>
          </table:table-cell>
          <table:table-cell table:formula="of:=[.$D64]*(1+[.$A64]*[.$D$3]*[.$B$3])" office:value-type="float" office:value="2307.18171428571" calcext:value-type="float">
            <text:p>2307.18171428571</text:p>
          </table:table-cell>
          <table:table-cell table:formula="of:=[.$A64]*[.$E$3]*([.$B$3]+[.$A$3])" office:value-type="percentage" office:value="0.104952380952381" calcext:value-type="percentage">
            <text:p>10.50%</text:p>
          </table:table-cell>
          <table:table-cell table:formula="of:=[.$A64]*[.$F$3]*[.$B$3]" office:value-type="percentage" office:value="0.165714285714286" calcext:value-type="percentage">
            <text:p>16.57%</text:p>
          </table:table-cell>
          <table:table-cell table:formula="of:=([.$C64]+[.$G$3]*[.$A$3]*[.$A64])*(1+[.$H$3]*[.$B$3]*[.$A64])" office:value-type="float" office:value="444.432457142857" calcext:value-type="float">
            <text:p>444.432457142857</text:p>
          </table:table-cell>
          <table:table-cell table:formula="of:=LOG([.$H64]/4;10)/4" office:value-type="percentage" office:value="0.511436444215027" calcext:value-type="percentage">
            <text:p>51.14%</text:p>
          </table:table-cell>
          <table:table-cell table:formula="of:=[.$E64]/(1-[.$F64])/(1-([.$G64]+[.$I64])/2)" office:value-type="float" office:value="3897.22332409442" calcext:value-type="float">
            <text:p>3897.22332409442</text:p>
          </table:table-cell>
          <table:table-cell table:formula="of:=[.$J64]*3" office:value-type="float" office:value="11691.6699722833" calcext:value-type="float">
            <text:p>11691.669972283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[.$A65]*0.02" office:value-type="float" office:value="2.18" calcext:value-type="float">
            <text:p>2.18</text:p>
          </table:table-cell>
          <table:table-cell table:formula="of:=1.5*[.$A65]*[.$B65]" office:value-type="float" office:value="192.93" calcext:value-type="float">
            <text:p>192.93</text:p>
          </table:table-cell>
          <table:table-cell table:formula="of:=100+([.$C65]*10)" office:value-type="float" office:value="2029.3" calcext:value-type="float">
            <text:p>2029.3</text:p>
          </table:table-cell>
          <table:table-cell table:formula="of:=[.$D65]*(1+[.$A65]*[.$D$3]*[.$B$3])" office:value-type="float" office:value="2371.382" calcext:value-type="float">
            <text:p>2371.382</text:p>
          </table:table-cell>
          <table:table-cell table:formula="of:=[.$A65]*[.$E$3]*([.$B$3]+[.$A$3])" office:value-type="percentage" office:value="0.106761904761905" calcext:value-type="percentage">
            <text:p>10.68%</text:p>
          </table:table-cell>
          <table:table-cell table:formula="of:=[.$A65]*[.$F$3]*[.$B$3]" office:value-type="percentage" office:value="0.168571428571429" calcext:value-type="percentage">
            <text:p>16.86%</text:p>
          </table:table-cell>
          <table:table-cell table:formula="of:=([.$C65]+[.$G$3]*[.$A$3]*[.$A65])*(1+[.$H$3]*[.$B$3]*[.$A65])" office:value-type="float" office:value="455.271533333333" calcext:value-type="float">
            <text:p>455.271533333333</text:p>
          </table:table-cell>
          <table:table-cell table:formula="of:=LOG([.$H65]/4;10)/4" office:value-type="percentage" office:value="0.514052626197533" calcext:value-type="percentage">
            <text:p>51.41%</text:p>
          </table:table-cell>
          <table:table-cell table:formula="of:=[.$E65]/(1-[.$F65])/(1-([.$G65]+[.$I65])/2)" office:value-type="float" office:value="4030.45938176291" calcext:value-type="float">
            <text:p>4030.45938176291</text:p>
          </table:table-cell>
          <table:table-cell table:formula="of:=[.$J65]*3" office:value-type="float" office:value="12091.3781452887" calcext:value-type="float">
            <text:p>12091.378145288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[.$A66]*0.02" office:value-type="float" office:value="2.2" calcext:value-type="float">
            <text:p>2.2</text:p>
          </table:table-cell>
          <table:table-cell table:formula="of:=1.5*[.$A66]*[.$B66]" office:value-type="float" office:value="198" calcext:value-type="float">
            <text:p>198</text:p>
          </table:table-cell>
          <table:table-cell table:formula="of:=100+([.$C66]*10)" office:value-type="float" office:value="2080" calcext:value-type="float">
            <text:p>2080</text:p>
          </table:table-cell>
          <table:table-cell table:formula="of:=[.$D66]*(1+[.$A66]*[.$D$3]*[.$B$3])" office:value-type="float" office:value="2436.57142857143" calcext:value-type="float">
            <text:p>2436.57142857143</text:p>
          </table:table-cell>
          <table:table-cell table:formula="of:=[.$A66]*[.$E$3]*([.$B$3]+[.$A$3])" office:value-type="percentage" office:value="0.108571428571429" calcext:value-type="percentage">
            <text:p>10.86%</text:p>
          </table:table-cell>
          <table:table-cell table:formula="of:=[.$A66]*[.$F$3]*[.$B$3]" office:value-type="percentage" office:value="0.171428571428571" calcext:value-type="percentage">
            <text:p>17.14%</text:p>
          </table:table-cell>
          <table:table-cell table:formula="of:=([.$C66]+[.$G$3]*[.$A$3]*[.$A66])*(1+[.$H$3]*[.$B$3]*[.$A66])" office:value-type="float" office:value="466.228571428571" calcext:value-type="float">
            <text:p>466.228571428571</text:p>
          </table:table-cell>
          <table:table-cell table:formula="of:=LOG([.$H66]/4;10)/4" office:value-type="percentage" office:value="0.516634723278796" calcext:value-type="percentage">
            <text:p>51.66%</text:p>
          </table:table-cell>
          <table:table-cell table:formula="of:=[.$E66]/(1-[.$F66])/(1-([.$G66]+[.$I66])/2)" office:value-type="float" office:value="4166.86768851955" calcext:value-type="float">
            <text:p>4166.86768851955</text:p>
          </table:table-cell>
          <table:table-cell table:formula="of:=[.$J66]*3" office:value-type="float" office:value="12500.6030655587" calcext:value-type="float">
            <text:p>12500.603065558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[.$A67]*0.02" office:value-type="float" office:value="2.22" calcext:value-type="float">
            <text:p>2.22</text:p>
          </table:table-cell>
          <table:table-cell table:formula="of:=1.5*[.$A67]*[.$B67]" office:value-type="float" office:value="203.13" calcext:value-type="float">
            <text:p>203.13</text:p>
          </table:table-cell>
          <table:table-cell table:formula="of:=100+([.$C67]*10)" office:value-type="float" office:value="2131.3" calcext:value-type="float">
            <text:p>2131.3</text:p>
          </table:table-cell>
          <table:table-cell table:formula="of:=[.$D67]*(1+[.$A67]*[.$D$3]*[.$B$3])" office:value-type="float" office:value="2502.75514285714" calcext:value-type="float">
            <text:p>2502.75514285714</text:p>
          </table:table-cell>
          <table:table-cell table:formula="of:=[.$A67]*[.$E$3]*([.$B$3]+[.$A$3])" office:value-type="percentage" office:value="0.110380952380952" calcext:value-type="percentage">
            <text:p>11.04%</text:p>
          </table:table-cell>
          <table:table-cell table:formula="of:=[.$A67]*[.$F$3]*[.$B$3]" office:value-type="percentage" office:value="0.174285714285714" calcext:value-type="percentage">
            <text:p>17.43%</text:p>
          </table:table-cell>
          <table:table-cell table:formula="of:=([.$C67]+[.$G$3]*[.$A$3]*[.$A67])*(1+[.$H$3]*[.$B$3]*[.$A67])" office:value-type="float" office:value="477.304085714286" calcext:value-type="float">
            <text:p>477.304085714286</text:p>
          </table:table-cell>
          <table:table-cell table:formula="of:=LOG([.$H67]/4;10)/4" office:value-type="percentage" office:value="0.519183790151763" calcext:value-type="percentage">
            <text:p>51.92%</text:p>
          </table:table-cell>
          <table:table-cell table:formula="of:=[.$E67]/(1-[.$F67])/(1-([.$G67]+[.$I67])/2)" office:value-type="float" office:value="4306.50280206562" calcext:value-type="float">
            <text:p>4306.50280206562</text:p>
          </table:table-cell>
          <table:table-cell table:formula="of:=[.$J67]*3" office:value-type="float" office:value="12919.5084061969" calcext:value-type="float">
            <text:p>12919.508406196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[.$A68]*0.02" office:value-type="float" office:value="2.24" calcext:value-type="float">
            <text:p>2.24</text:p>
          </table:table-cell>
          <table:table-cell table:formula="of:=1.5*[.$A68]*[.$B68]" office:value-type="float" office:value="208.32" calcext:value-type="float">
            <text:p>208.32</text:p>
          </table:table-cell>
          <table:table-cell table:formula="of:=100+([.$C68]*10)" office:value-type="float" office:value="2183.2" calcext:value-type="float">
            <text:p>2183.2</text:p>
          </table:table-cell>
          <table:table-cell table:formula="of:=[.$D68]*(1+[.$A68]*[.$D$3]*[.$B$3])" office:value-type="float" office:value="2569.93828571429" calcext:value-type="float">
            <text:p>2569.93828571429</text:p>
          </table:table-cell>
          <table:table-cell table:formula="of:=[.$A68]*[.$E$3]*([.$B$3]+[.$A$3])" office:value-type="percentage" office:value="0.112190476190476" calcext:value-type="percentage">
            <text:p>11.22%</text:p>
          </table:table-cell>
          <table:table-cell table:formula="of:=[.$A68]*[.$F$3]*[.$B$3]" office:value-type="percentage" office:value="0.177142857142857" calcext:value-type="percentage">
            <text:p>17.71%</text:p>
          </table:table-cell>
          <table:table-cell table:formula="of:=([.$C68]+[.$G$3]*[.$A$3]*[.$A68])*(1+[.$H$3]*[.$B$3]*[.$A68])" office:value-type="float" office:value="488.49859047619" calcext:value-type="float">
            <text:p>488.49859047619</text:p>
          </table:table-cell>
          <table:table-cell table:formula="of:=LOG([.$H68]/4;10)/4" office:value-type="percentage" office:value="0.521700830901617" calcext:value-type="percentage">
            <text:p>52.17%</text:p>
          </table:table-cell>
          <table:table-cell table:formula="of:=[.$E68]/(1-[.$F68])/(1-([.$G68]+[.$I68])/2)" office:value-type="float" office:value="4449.42015389752" calcext:value-type="float">
            <text:p>4449.42015389752</text:p>
          </table:table-cell>
          <table:table-cell table:formula="of:=[.$J68]*3" office:value-type="float" office:value="13348.2604616926" calcext:value-type="float">
            <text:p>13348.260461692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[.$A69]*0.02" office:value-type="float" office:value="2.26" calcext:value-type="float">
            <text:p>2.26</text:p>
          </table:table-cell>
          <table:table-cell table:formula="of:=1.5*[.$A69]*[.$B69]" office:value-type="float" office:value="213.57" calcext:value-type="float">
            <text:p>213.57</text:p>
          </table:table-cell>
          <table:table-cell table:formula="of:=100+([.$C69]*10)" office:value-type="float" office:value="2235.7" calcext:value-type="float">
            <text:p>2235.7</text:p>
          </table:table-cell>
          <table:table-cell table:formula="of:=[.$D69]*(1+[.$A69]*[.$D$3]*[.$B$3])" office:value-type="float" office:value="2638.126" calcext:value-type="float">
            <text:p>2638.126</text:p>
          </table:table-cell>
          <table:table-cell table:formula="of:=[.$A69]*[.$E$3]*([.$B$3]+[.$A$3])" office:value-type="percentage" office:value="0.114" calcext:value-type="percentage">
            <text:p>11.40%</text:p>
          </table:table-cell>
          <table:table-cell table:formula="of:=[.$A69]*[.$F$3]*[.$B$3]" office:value-type="percentage" office:value="0.18" calcext:value-type="percentage">
            <text:p>18.00%</text:p>
          </table:table-cell>
          <table:table-cell table:formula="of:=([.$C69]+[.$G$3]*[.$A$3]*[.$A69])*(1+[.$H$3]*[.$B$3]*[.$A69])" office:value-type="float" office:value="499.8126" calcext:value-type="float">
            <text:p>499.8126</text:p>
          </table:table-cell>
          <table:table-cell table:formula="of:=LOG([.$H69]/4;10)/4" office:value-type="percentage" office:value="0.524186802231212" calcext:value-type="percentage">
            <text:p>52.42%</text:p>
          </table:table-cell>
          <table:table-cell table:formula="of:=[.$E69]/(1-[.$F69])/(1-([.$G69]+[.$I69])/2)" office:value-type="float" office:value="4595.67606486094" calcext:value-type="float">
            <text:p>4595.67606486094</text:p>
          </table:table-cell>
          <table:table-cell table:formula="of:=[.$J69]*3" office:value-type="float" office:value="13787.0281945828" calcext:value-type="float">
            <text:p>13787.02819458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[.$A70]*0.02" office:value-type="float" office:value="2.28" calcext:value-type="float">
            <text:p>2.28</text:p>
          </table:table-cell>
          <table:table-cell table:formula="of:=1.5*[.$A70]*[.$B70]" office:value-type="float" office:value="218.88" calcext:value-type="float">
            <text:p>218.88</text:p>
          </table:table-cell>
          <table:table-cell table:formula="of:=100+([.$C70]*10)" office:value-type="float" office:value="2288.8" calcext:value-type="float">
            <text:p>2288.8</text:p>
          </table:table-cell>
          <table:table-cell table:formula="of:=[.$D70]*(1+[.$A70]*[.$D$3]*[.$B$3])" office:value-type="float" office:value="2707.32342857143" calcext:value-type="float">
            <text:p>2707.32342857143</text:p>
          </table:table-cell>
          <table:table-cell table:formula="of:=[.$A70]*[.$E$3]*([.$B$3]+[.$A$3])" office:value-type="percentage" office:value="0.115809523809524" calcext:value-type="percentage">
            <text:p>11.58%</text:p>
          </table:table-cell>
          <table:table-cell table:formula="of:=[.$A70]*[.$F$3]*[.$B$3]" office:value-type="percentage" office:value="0.182857142857143" calcext:value-type="percentage">
            <text:p>18.29%</text:p>
          </table:table-cell>
          <table:table-cell table:formula="of:=([.$C70]+[.$G$3]*[.$A$3]*[.$A70])*(1+[.$H$3]*[.$B$3]*[.$A70])" office:value-type="float" office:value="511.246628571429" calcext:value-type="float">
            <text:p>511.246628571429</text:p>
          </table:table-cell>
          <table:table-cell table:formula="of:=LOG([.$H70]/4;10)/4" office:value-type="percentage" office:value="0.526642616432787" calcext:value-type="percentage">
            <text:p>52.66%</text:p>
          </table:table-cell>
          <table:table-cell table:formula="of:=[.$E70]/(1-[.$F70])/(1-([.$G70]+[.$I70])/2)" office:value-type="float" office:value="4745.32776101431" calcext:value-type="float">
            <text:p>4745.32776101431</text:p>
          </table:table-cell>
          <table:table-cell table:formula="of:=[.$J70]*3" office:value-type="float" office:value="14235.9832830429" calcext:value-type="float">
            <text:p>14235.983283042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[.$A71]*0.02" office:value-type="float" office:value="2.3" calcext:value-type="float">
            <text:p>2.3</text:p>
          </table:table-cell>
          <table:table-cell table:formula="of:=1.5*[.$A71]*[.$B71]" office:value-type="float" office:value="224.25" calcext:value-type="float">
            <text:p>224.25</text:p>
          </table:table-cell>
          <table:table-cell table:formula="of:=100+([.$C71]*10)" office:value-type="float" office:value="2342.5" calcext:value-type="float">
            <text:p>2342.5</text:p>
          </table:table-cell>
          <table:table-cell table:formula="of:=[.$D71]*(1+[.$A71]*[.$D$3]*[.$B$3])" office:value-type="float" office:value="2777.53571428571" calcext:value-type="float">
            <text:p>2777.53571428571</text:p>
          </table:table-cell>
          <table:table-cell table:formula="of:=[.$A71]*[.$E$3]*([.$B$3]+[.$A$3])" office:value-type="percentage" office:value="0.117619047619048" calcext:value-type="percentage">
            <text:p>11.76%</text:p>
          </table:table-cell>
          <table:table-cell table:formula="of:=[.$A71]*[.$F$3]*[.$B$3]" office:value-type="percentage" office:value="0.185714285714286" calcext:value-type="percentage">
            <text:p>18.57%</text:p>
          </table:table-cell>
          <table:table-cell table:formula="of:=([.$C71]+[.$G$3]*[.$A$3]*[.$A71])*(1+[.$H$3]*[.$B$3]*[.$A71])" office:value-type="float" office:value="522.80119047619" calcext:value-type="float">
            <text:p>522.80119047619</text:p>
          </table:table-cell>
          <table:table-cell table:formula="of:=LOG([.$H71]/4;10)/4" office:value-type="percentage" office:value="0.529069144129572" calcext:value-type="percentage">
            <text:p>52.91%</text:p>
          </table:table-cell>
          <table:table-cell table:formula="of:=[.$E71]/(1-[.$F71])/(1-([.$G71]+[.$I71])/2)" office:value-type="float" office:value="4898.43338980893" calcext:value-type="float">
            <text:p>4898.43338980893</text:p>
          </table:table-cell>
          <table:table-cell table:formula="of:=[.$J71]*3" office:value-type="float" office:value="14695.3001694268" calcext:value-type="float">
            <text:p>14695.300169426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[.$A72]*0.02" office:value-type="float" office:value="2.32" calcext:value-type="float">
            <text:p>2.32</text:p>
          </table:table-cell>
          <table:table-cell table:formula="of:=1.5*[.$A72]*[.$B72]" office:value-type="float" office:value="229.68" calcext:value-type="float">
            <text:p>229.68</text:p>
          </table:table-cell>
          <table:table-cell table:formula="of:=100+([.$C72]*10)" office:value-type="float" office:value="2396.8" calcext:value-type="float">
            <text:p>2396.8</text:p>
          </table:table-cell>
          <table:table-cell table:formula="of:=[.$D72]*(1+[.$A72]*[.$D$3]*[.$B$3])" office:value-type="float" office:value="2848.768" calcext:value-type="float">
            <text:p>2848.768</text:p>
          </table:table-cell>
          <table:table-cell table:formula="of:=[.$A72]*[.$E$3]*([.$B$3]+[.$A$3])" office:value-type="percentage" office:value="0.119428571428571" calcext:value-type="percentage">
            <text:p>11.94%</text:p>
          </table:table-cell>
          <table:table-cell table:formula="of:=[.$A72]*[.$F$3]*[.$B$3]" office:value-type="percentage" office:value="0.188571428571429" calcext:value-type="percentage">
            <text:p>18.86%</text:p>
          </table:table-cell>
          <table:table-cell table:formula="of:=([.$C72]+[.$G$3]*[.$A$3]*[.$A72])*(1+[.$H$3]*[.$B$3]*[.$A72])" office:value-type="float" office:value="534.4768" calcext:value-type="float">
            <text:p>534.4768</text:p>
          </table:table-cell>
          <table:table-cell table:formula="of:=LOG([.$H72]/4;10)/4" office:value-type="percentage" office:value="0.531467216808347" calcext:value-type="percentage">
            <text:p>53.15%</text:p>
          </table:table-cell>
          <table:table-cell table:formula="of:=[.$E72]/(1-[.$F72])/(1-([.$G72]+[.$I72])/2)" office:value-type="float" office:value="5055.05203659314" calcext:value-type="float">
            <text:p>5055.05203659314</text:p>
          </table:table-cell>
          <table:table-cell table:formula="of:=[.$J72]*3" office:value-type="float" office:value="15165.1561097794" calcext:value-type="float">
            <text:p>15165.156109779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[.$A73]*0.02" office:value-type="float" office:value="2.34" calcext:value-type="float">
            <text:p>2.34</text:p>
          </table:table-cell>
          <table:table-cell table:formula="of:=1.5*[.$A73]*[.$B73]" office:value-type="float" office:value="235.17" calcext:value-type="float">
            <text:p>235.17</text:p>
          </table:table-cell>
          <table:table-cell table:formula="of:=100+([.$C73]*10)" office:value-type="float" office:value="2451.7" calcext:value-type="float">
            <text:p>2451.7</text:p>
          </table:table-cell>
          <table:table-cell table:formula="of:=[.$D73]*(1+[.$A73]*[.$D$3]*[.$B$3])" office:value-type="float" office:value="2921.02542857143" calcext:value-type="float">
            <text:p>2921.02542857143</text:p>
          </table:table-cell>
          <table:table-cell table:formula="of:=[.$A73]*[.$E$3]*([.$B$3]+[.$A$3])" office:value-type="percentage" office:value="0.121238095238095" calcext:value-type="percentage">
            <text:p>12.12%</text:p>
          </table:table-cell>
          <table:table-cell table:formula="of:=[.$A73]*[.$F$3]*[.$B$3]" office:value-type="percentage" office:value="0.191428571428571" calcext:value-type="percentage">
            <text:p>19.14%</text:p>
          </table:table-cell>
          <table:table-cell table:formula="of:=([.$C73]+[.$G$3]*[.$A$3]*[.$A73])*(1+[.$H$3]*[.$B$3]*[.$A73])" office:value-type="float" office:value="546.273971428572" calcext:value-type="float">
            <text:p>546.273971428572</text:p>
          </table:table-cell>
          <table:table-cell table:formula="of:=LOG([.$H73]/4;10)/4" office:value-type="percentage" office:value="0.533837629161819" calcext:value-type="percentage">
            <text:p>53.38%</text:p>
          </table:table-cell>
          <table:table-cell table:formula="of:=[.$E73]/(1-[.$F73])/(1-([.$G73]+[.$I73])/2)" office:value-type="float" office:value="5215.24374144811" calcext:value-type="float">
            <text:p>5215.24374144811</text:p>
          </table:table-cell>
          <table:table-cell table:formula="of:=[.$J73]*3" office:value-type="float" office:value="15645.7312243443" calcext:value-type="float">
            <text:p>15645.731224344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[.$A74]*0.02" office:value-type="float" office:value="2.36" calcext:value-type="float">
            <text:p>2.36</text:p>
          </table:table-cell>
          <table:table-cell table:formula="of:=1.5*[.$A74]*[.$B74]" office:value-type="float" office:value="240.72" calcext:value-type="float">
            <text:p>240.72</text:p>
          </table:table-cell>
          <table:table-cell table:formula="of:=100+([.$C74]*10)" office:value-type="float" office:value="2507.2" calcext:value-type="float">
            <text:p>2507.2</text:p>
          </table:table-cell>
          <table:table-cell table:formula="of:=[.$D74]*(1+[.$A74]*[.$D$3]*[.$B$3])" office:value-type="float" office:value="2994.31314285714" calcext:value-type="float">
            <text:p>2994.31314285714</text:p>
          </table:table-cell>
          <table:table-cell table:formula="of:=[.$A74]*[.$E$3]*([.$B$3]+[.$A$3])" office:value-type="percentage" office:value="0.123047619047619" calcext:value-type="percentage">
            <text:p>12.30%</text:p>
          </table:table-cell>
          <table:table-cell table:formula="of:=[.$A74]*[.$F$3]*[.$B$3]" office:value-type="percentage" office:value="0.194285714285714" calcext:value-type="percentage">
            <text:p>19.43%</text:p>
          </table:table-cell>
          <table:table-cell table:formula="of:=([.$C74]+[.$G$3]*[.$A$3]*[.$A74])*(1+[.$H$3]*[.$B$3]*[.$A74])" office:value-type="float" office:value="558.193219047619" calcext:value-type="float">
            <text:p>558.193219047619</text:p>
          </table:table-cell>
          <table:table-cell table:formula="of:=LOG([.$H74]/4;10)/4" office:value-type="percentage" office:value="0.536181141257717" calcext:value-type="percentage">
            <text:p>53.62%</text:p>
          </table:table-cell>
          <table:table-cell table:formula="of:=[.$E74]/(1-[.$F74])/(1-([.$G74]+[.$I74])/2)" office:value-type="float" office:value="5379.06951636302" calcext:value-type="float">
            <text:p>5379.06951636302</text:p>
          </table:table-cell>
          <table:table-cell table:formula="of:=[.$J74]*3" office:value-type="float" office:value="16137.2085490891" calcext:value-type="float">
            <text:p>16137.208549089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[.$A75]*0.02" office:value-type="float" office:value="2.38" calcext:value-type="float">
            <text:p>2.38</text:p>
          </table:table-cell>
          <table:table-cell table:formula="of:=1.5*[.$A75]*[.$B75]" office:value-type="float" office:value="246.33" calcext:value-type="float">
            <text:p>246.33</text:p>
          </table:table-cell>
          <table:table-cell table:formula="of:=100+([.$C75]*10)" office:value-type="float" office:value="2563.3" calcext:value-type="float">
            <text:p>2563.3</text:p>
          </table:table-cell>
          <table:table-cell table:formula="of:=[.$D75]*(1+[.$A75]*[.$D$3]*[.$B$3])" office:value-type="float" office:value="3068.63628571429" calcext:value-type="float">
            <text:p>3068.63628571429</text:p>
          </table:table-cell>
          <table:table-cell table:formula="of:=[.$A75]*[.$E$3]*([.$B$3]+[.$A$3])" office:value-type="percentage" office:value="0.124857142857143" calcext:value-type="percentage">
            <text:p>12.49%</text:p>
          </table:table-cell>
          <table:table-cell table:formula="of:=[.$A75]*[.$F$3]*[.$B$3]" office:value-type="percentage" office:value="0.197142857142857" calcext:value-type="percentage">
            <text:p>19.71%</text:p>
          </table:table-cell>
          <table:table-cell table:formula="of:=([.$C75]+[.$G$3]*[.$A$3]*[.$A75])*(1+[.$H$3]*[.$B$3]*[.$A75])" office:value-type="float" office:value="570.235057142857" calcext:value-type="float">
            <text:p>570.235057142857</text:p>
          </table:table-cell>
          <table:table-cell table:formula="of:=LOG([.$H75]/4;10)/4" office:value-type="percentage" office:value="0.538498480549776" calcext:value-type="percentage">
            <text:p>53.85%</text:p>
          </table:table-cell>
          <table:table-cell table:formula="of:=[.$E75]/(1-[.$F75])/(1-([.$G75]+[.$I75])/2)" office:value-type="float" office:value="5546.59136275769" calcext:value-type="float">
            <text:p>5546.59136275769</text:p>
          </table:table-cell>
          <table:table-cell table:formula="of:=[.$J75]*3" office:value-type="float" office:value="16639.7740882731" calcext:value-type="float">
            <text:p>16639.774088273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[.$A76]*0.02" office:value-type="float" office:value="2.4" calcext:value-type="float">
            <text:p>2.4</text:p>
          </table:table-cell>
          <table:table-cell table:formula="of:=1.5*[.$A76]*[.$B76]" office:value-type="float" office:value="252" calcext:value-type="float">
            <text:p>252</text:p>
          </table:table-cell>
          <table:table-cell table:formula="of:=100+([.$C76]*10)" office:value-type="float" office:value="2620" calcext:value-type="float">
            <text:p>2620</text:p>
          </table:table-cell>
          <table:table-cell table:formula="of:=[.$D76]*(1+[.$A76]*[.$D$3]*[.$B$3])" office:value-type="float" office:value="3144" calcext:value-type="float">
            <text:p>3144</text:p>
          </table:table-cell>
          <table:table-cell table:formula="of:=[.$A76]*[.$E$3]*([.$B$3]+[.$A$3])" office:value-type="percentage" office:value="0.126666666666667" calcext:value-type="percentage">
            <text:p>12.67%</text:p>
          </table:table-cell>
          <table:table-cell table:formula="of:=[.$A76]*[.$F$3]*[.$B$3]" office:value-type="percentage" office:value="0.2" calcext:value-type="percentage">
            <text:p>20.00%</text:p>
          </table:table-cell>
          <table:table-cell table:formula="of:=([.$C76]+[.$G$3]*[.$A$3]*[.$A76])*(1+[.$H$3]*[.$B$3]*[.$A76])" office:value-type="float" office:value="582.4" calcext:value-type="float">
            <text:p>582.4</text:p>
          </table:table-cell>
          <table:table-cell table:formula="of:=LOG([.$H76]/4;10)/4" office:value-type="percentage" office:value="0.540790343744255" calcext:value-type="percentage">
            <text:p>54.08%</text:p>
          </table:table-cell>
          <table:table-cell table:formula="of:=[.$E76]/(1-[.$F76])/(1-([.$G76]+[.$I76])/2)" office:value-type="float" office:value="5717.87228936059" calcext:value-type="float">
            <text:p>5717.87228936059</text:p>
          </table:table-cell>
          <table:table-cell table:formula="of:=[.$J76]*3" office:value-type="float" office:value="17153.6168680818" calcext:value-type="float">
            <text:p>17153.616868081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[.$A77]*0.02" office:value-type="float" office:value="2.42" calcext:value-type="float">
            <text:p>2.42</text:p>
          </table:table-cell>
          <table:table-cell table:formula="of:=1.5*[.$A77]*[.$B77]" office:value-type="float" office:value="257.73" calcext:value-type="float">
            <text:p>257.73</text:p>
          </table:table-cell>
          <table:table-cell table:formula="of:=100+([.$C77]*10)" office:value-type="float" office:value="2677.3" calcext:value-type="float">
            <text:p>2677.3</text:p>
          </table:table-cell>
          <table:table-cell table:formula="of:=[.$D77]*(1+[.$A77]*[.$D$3]*[.$B$3])" office:value-type="float" office:value="3220.40942857143" calcext:value-type="float">
            <text:p>3220.40942857143</text:p>
          </table:table-cell>
          <table:table-cell table:formula="of:=[.$A77]*[.$E$3]*([.$B$3]+[.$A$3])" office:value-type="percentage" office:value="0.12847619047619" calcext:value-type="percentage">
            <text:p>12.85%</text:p>
          </table:table-cell>
          <table:table-cell table:formula="of:=[.$A77]*[.$F$3]*[.$B$3]" office:value-type="percentage" office:value="0.202857142857143" calcext:value-type="percentage">
            <text:p>20.29%</text:p>
          </table:table-cell>
          <table:table-cell table:formula="of:=([.$C77]+[.$G$3]*[.$A$3]*[.$A77])*(1+[.$H$3]*[.$B$3]*[.$A77])" office:value-type="float" office:value="594.688561904762" calcext:value-type="float">
            <text:p>594.688561904762</text:p>
          </table:table-cell>
          <table:table-cell table:formula="of:=LOG([.$H77]/4;10)/4" office:value-type="percentage" office:value="0.543057398534288" calcext:value-type="percentage">
            <text:p>54.31%</text:p>
          </table:table-cell>
          <table:table-cell table:formula="of:=[.$E77]/(1-[.$F77])/(1-([.$G77]+[.$I77])/2)" office:value-type="float" office:value="5892.97633045072" calcext:value-type="float">
            <text:p>5892.97633045072</text:p>
          </table:table-cell>
          <table:table-cell table:formula="of:=[.$J77]*3" office:value-type="float" office:value="17678.9289913522" calcext:value-type="float">
            <text:p>17678.928991352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[.$A78]*0.02" office:value-type="float" office:value="2.44" calcext:value-type="float">
            <text:p>2.44</text:p>
          </table:table-cell>
          <table:table-cell table:formula="of:=1.5*[.$A78]*[.$B78]" office:value-type="float" office:value="263.52" calcext:value-type="float">
            <text:p>263.52</text:p>
          </table:table-cell>
          <table:table-cell table:formula="of:=100+([.$C78]*10)" office:value-type="float" office:value="2735.2" calcext:value-type="float">
            <text:p>2735.2</text:p>
          </table:table-cell>
          <table:table-cell table:formula="of:=[.$D78]*(1+[.$A78]*[.$D$3]*[.$B$3])" office:value-type="float" office:value="3297.86971428571" calcext:value-type="float">
            <text:p>3297.86971428571</text:p>
          </table:table-cell>
          <table:table-cell table:formula="of:=[.$A78]*[.$E$3]*([.$B$3]+[.$A$3])" office:value-type="percentage" office:value="0.130285714285714" calcext:value-type="percentage">
            <text:p>13.03%</text:p>
          </table:table-cell>
          <table:table-cell table:formula="of:=[.$A78]*[.$F$3]*[.$B$3]" office:value-type="percentage" office:value="0.205714285714286" calcext:value-type="percentage">
            <text:p>20.57%</text:p>
          </table:table-cell>
          <table:table-cell table:formula="of:=([.$C78]+[.$G$3]*[.$A$3]*[.$A78])*(1+[.$H$3]*[.$B$3]*[.$A78])" office:value-type="float" office:value="607.101257142857" calcext:value-type="float">
            <text:p>607.101257142857</text:p>
          </table:table-cell>
          <table:table-cell table:formula="of:=LOG([.$H78]/4;10)/4" office:value-type="percentage" office:value="0.545300285213145" calcext:value-type="percentage">
            <text:p>54.53%</text:p>
          </table:table-cell>
          <table:table-cell table:formula="of:=[.$E78]/(1-[.$F78])/(1-([.$G78]+[.$I78])/2)" office:value-type="float" office:value="6071.9685644719" calcext:value-type="float">
            <text:p>6071.9685644719</text:p>
          </table:table-cell>
          <table:table-cell table:formula="of:=[.$J78]*3" office:value-type="float" office:value="18215.9056934157" calcext:value-type="float">
            <text:p>18215.905693415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[.$A79]*0.02" office:value-type="float" office:value="2.46" calcext:value-type="float">
            <text:p>2.46</text:p>
          </table:table-cell>
          <table:table-cell table:formula="of:=1.5*[.$A79]*[.$B79]" office:value-type="float" office:value="269.37" calcext:value-type="float">
            <text:p>269.37</text:p>
          </table:table-cell>
          <table:table-cell table:formula="of:=100+([.$C79]*10)" office:value-type="float" office:value="2793.7" calcext:value-type="float">
            <text:p>2793.7</text:p>
          </table:table-cell>
          <table:table-cell table:formula="of:=[.$D79]*(1+[.$A79]*[.$D$3]*[.$B$3])" office:value-type="float" office:value="3376.386" calcext:value-type="float">
            <text:p>3376.386</text:p>
          </table:table-cell>
          <table:table-cell table:formula="of:=[.$A79]*[.$E$3]*([.$B$3]+[.$A$3])" office:value-type="percentage" office:value="0.132095238095238" calcext:value-type="percentage">
            <text:p>13.21%</text:p>
          </table:table-cell>
          <table:table-cell table:formula="of:=[.$A79]*[.$F$3]*[.$B$3]" office:value-type="percentage" office:value="0.208571428571429" calcext:value-type="percentage">
            <text:p>20.86%</text:p>
          </table:table-cell>
          <table:table-cell table:formula="of:=([.$C79]+[.$G$3]*[.$A$3]*[.$A79])*(1+[.$H$3]*[.$B$3]*[.$A79])" office:value-type="float" office:value="619.6386" calcext:value-type="float">
            <text:p>619.6386</text:p>
          </table:table-cell>
          <table:table-cell table:formula="of:=LOG([.$H79]/4;10)/4" office:value-type="percentage" office:value="0.547519618176425" calcext:value-type="percentage">
            <text:p>54.75%</text:p>
          </table:table-cell>
          <table:table-cell table:formula="of:=[.$E79]/(1-[.$F79])/(1-([.$G79]+[.$I79])/2)" office:value-type="float" office:value="6254.91513302809" calcext:value-type="float">
            <text:p>6254.91513302809</text:p>
          </table:table-cell>
          <table:table-cell table:formula="of:=[.$J79]*3" office:value-type="float" office:value="18764.7453990843" calcext:value-type="float">
            <text:p>18764.745399084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[.$A80]*0.02" office:value-type="float" office:value="2.48" calcext:value-type="float">
            <text:p>2.48</text:p>
          </table:table-cell>
          <table:table-cell table:formula="of:=1.5*[.$A80]*[.$B80]" office:value-type="float" office:value="275.28" calcext:value-type="float">
            <text:p>275.28</text:p>
          </table:table-cell>
          <table:table-cell table:formula="of:=100+([.$C80]*10)" office:value-type="float" office:value="2852.8" calcext:value-type="float">
            <text:p>2852.8</text:p>
          </table:table-cell>
          <table:table-cell table:formula="of:=[.$D80]*(1+[.$A80]*[.$D$3]*[.$B$3])" office:value-type="float" office:value="3455.96342857143" calcext:value-type="float">
            <text:p>3455.96342857143</text:p>
          </table:table-cell>
          <table:table-cell table:formula="of:=[.$A80]*[.$E$3]*([.$B$3]+[.$A$3])" office:value-type="percentage" office:value="0.133904761904762" calcext:value-type="percentage">
            <text:p>13.39%</text:p>
          </table:table-cell>
          <table:table-cell table:formula="of:=[.$A80]*[.$F$3]*[.$B$3]" office:value-type="percentage" office:value="0.211428571428571" calcext:value-type="percentage">
            <text:p>21.14%</text:p>
          </table:table-cell>
          <table:table-cell table:formula="of:=([.$C80]+[.$G$3]*[.$A$3]*[.$A80])*(1+[.$H$3]*[.$B$3]*[.$A80])" office:value-type="float" office:value="632.301104761905" calcext:value-type="float">
            <text:p>632.301104761905</text:p>
          </table:table-cell>
          <table:table-cell table:formula="of:=LOG([.$H80]/4;10)/4" office:value-type="percentage" office:value="0.549715987322239" calcext:value-type="percentage">
            <text:p>54.97%</text:p>
          </table:table-cell>
          <table:table-cell table:formula="of:=[.$E80]/(1-[.$F80])/(1-([.$G80]+[.$I80])/2)" office:value-type="float" office:value="6441.88326026889" calcext:value-type="float">
            <text:p>6441.88326026889</text:p>
          </table:table-cell>
          <table:table-cell table:formula="of:=[.$J80]*3" office:value-type="float" office:value="19325.6497808067" calcext:value-type="float">
            <text:p>19325.649780806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[.$A81]*0.02" office:value-type="float" office:value="2.5" calcext:value-type="float">
            <text:p>2.5</text:p>
          </table:table-cell>
          <table:table-cell table:formula="of:=1.5*[.$A81]*[.$B81]" office:value-type="float" office:value="281.25" calcext:value-type="float">
            <text:p>281.25</text:p>
          </table:table-cell>
          <table:table-cell table:formula="of:=100+([.$C81]*10)" office:value-type="float" office:value="2912.5" calcext:value-type="float">
            <text:p>2912.5</text:p>
          </table:table-cell>
          <table:table-cell table:formula="of:=[.$D81]*(1+[.$A81]*[.$D$3]*[.$B$3])" office:value-type="float" office:value="3536.60714285714" calcext:value-type="float">
            <text:p>3536.60714285714</text:p>
          </table:table-cell>
          <table:table-cell table:formula="of:=[.$A81]*[.$E$3]*([.$B$3]+[.$A$3])" office:value-type="percentage" office:value="0.135714285714286" calcext:value-type="percentage">
            <text:p>13.57%</text:p>
          </table:table-cell>
          <table:table-cell table:formula="of:=[.$A81]*[.$F$3]*[.$B$3]" office:value-type="percentage" office:value="0.214285714285714" calcext:value-type="percentage">
            <text:p>21.43%</text:p>
          </table:table-cell>
          <table:table-cell table:formula="of:=([.$C81]+[.$G$3]*[.$A$3]*[.$A81])*(1+[.$H$3]*[.$B$3]*[.$A81])" office:value-type="float" office:value="645.089285714286" calcext:value-type="float">
            <text:p>645.089285714286</text:p>
          </table:table-cell>
          <table:table-cell table:formula="of:=LOG([.$H81]/4;10)/4" office:value-type="percentage" office:value="0.55188995935761" calcext:value-type="percentage">
            <text:p>55.19%</text:p>
          </table:table-cell>
          <table:table-cell table:formula="of:=[.$E81]/(1-[.$F81])/(1-([.$G81]+[.$I81])/2)" office:value-type="float" office:value="6632.94127267422" calcext:value-type="float">
            <text:p>6632.94127267422</text:p>
          </table:table-cell>
          <table:table-cell table:formula="of:=[.$J81]*3" office:value-type="float" office:value="19898.8238180227" calcext:value-type="float">
            <text:p>19898.823818022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[.$A82]*0.02" office:value-type="float" office:value="2.52" calcext:value-type="float">
            <text:p>2.52</text:p>
          </table:table-cell>
          <table:table-cell table:formula="of:=1.5*[.$A82]*[.$B82]" office:value-type="float" office:value="287.28" calcext:value-type="float">
            <text:p>287.28</text:p>
          </table:table-cell>
          <table:table-cell table:formula="of:=100+([.$C82]*10)" office:value-type="float" office:value="2972.8" calcext:value-type="float">
            <text:p>2972.8</text:p>
          </table:table-cell>
          <table:table-cell table:formula="of:=[.$D82]*(1+[.$A82]*[.$D$3]*[.$B$3])" office:value-type="float" office:value="3618.32228571429" calcext:value-type="float">
            <text:p>3618.32228571429</text:p>
          </table:table-cell>
          <table:table-cell table:formula="of:=[.$A82]*[.$E$3]*([.$B$3]+[.$A$3])" office:value-type="percentage" office:value="0.13752380952381" calcext:value-type="percentage">
            <text:p>13.75%</text:p>
          </table:table-cell>
          <table:table-cell table:formula="of:=[.$A82]*[.$F$3]*[.$B$3]" office:value-type="percentage" office:value="0.217142857142857" calcext:value-type="percentage">
            <text:p>21.71%</text:p>
          </table:table-cell>
          <table:table-cell table:formula="of:=([.$C82]+[.$G$3]*[.$A$3]*[.$A82])*(1+[.$H$3]*[.$B$3]*[.$A82])" office:value-type="float" office:value="658.003657142857" calcext:value-type="float">
            <text:p>658.003657142857</text:p>
          </table:table-cell>
          <table:table-cell table:formula="of:=LOG([.$H82]/4;10)/4" office:value-type="percentage" office:value="0.554042079018515" calcext:value-type="percentage">
            <text:p>55.40%</text:p>
          </table:table-cell>
          <table:table-cell table:formula="of:=[.$E82]/(1-[.$F82])/(1-([.$G82]+[.$I82])/2)" office:value-type="float" office:value="6828.15861924784" calcext:value-type="float">
            <text:p>6828.15861924784</text:p>
          </table:table-cell>
          <table:table-cell table:formula="of:=[.$J82]*3" office:value-type="float" office:value="20484.4758577435" calcext:value-type="float">
            <text:p>20484.475857743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[.$A83]*0.02" office:value-type="float" office:value="2.54" calcext:value-type="float">
            <text:p>2.54</text:p>
          </table:table-cell>
          <table:table-cell table:formula="of:=1.5*[.$A83]*[.$B83]" office:value-type="float" office:value="293.37" calcext:value-type="float">
            <text:p>293.37</text:p>
          </table:table-cell>
          <table:table-cell table:formula="of:=100+([.$C83]*10)" office:value-type="float" office:value="3033.7" calcext:value-type="float">
            <text:p>3033.7</text:p>
          </table:table-cell>
          <table:table-cell table:formula="of:=[.$D83]*(1+[.$A83]*[.$D$3]*[.$B$3])" office:value-type="float" office:value="3701.114" calcext:value-type="float">
            <text:p>3701.114</text:p>
          </table:table-cell>
          <table:table-cell table:formula="of:=[.$A83]*[.$E$3]*([.$B$3]+[.$A$3])" office:value-type="percentage" office:value="0.139333333333333" calcext:value-type="percentage">
            <text:p>13.93%</text:p>
          </table:table-cell>
          <table:table-cell table:formula="of:=[.$A83]*[.$F$3]*[.$B$3]" office:value-type="percentage" office:value="0.22" calcext:value-type="percentage">
            <text:p>22.00%</text:p>
          </table:table-cell>
          <table:table-cell table:formula="of:=([.$C83]+[.$G$3]*[.$A$3]*[.$A83])*(1+[.$H$3]*[.$B$3]*[.$A83])" office:value-type="float" office:value="671.044733333333" calcext:value-type="float">
            <text:p>671.044733333333</text:p>
          </table:table-cell>
          <table:table-cell table:formula="of:=LOG([.$H83]/4;10)/4" office:value-type="percentage" office:value="0.556172870210358" calcext:value-type="percentage">
            <text:p>55.62%</text:p>
          </table:table-cell>
          <table:table-cell table:formula="of:=[.$E83]/(1-[.$F83])/(1-([.$G83]+[.$I83])/2)" office:value-type="float" office:value="7027.60589212913" calcext:value-type="float">
            <text:p>7027.60589212913</text:p>
          </table:table-cell>
          <table:table-cell table:formula="of:=[.$J83]*3" office:value-type="float" office:value="21082.8176763874" calcext:value-type="float">
            <text:p>21082.817676387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[.$A84]*0.02" office:value-type="float" office:value="2.56" calcext:value-type="float">
            <text:p>2.56</text:p>
          </table:table-cell>
          <table:table-cell table:formula="of:=1.5*[.$A84]*[.$B84]" office:value-type="float" office:value="299.52" calcext:value-type="float">
            <text:p>299.52</text:p>
          </table:table-cell>
          <table:table-cell table:formula="of:=100+([.$C84]*10)" office:value-type="float" office:value="3095.2" calcext:value-type="float">
            <text:p>3095.2</text:p>
          </table:table-cell>
          <table:table-cell table:formula="of:=[.$D84]*(1+[.$A84]*[.$D$3]*[.$B$3])" office:value-type="float" office:value="3784.98742857143" calcext:value-type="float">
            <text:p>3784.98742857143</text:p>
          </table:table-cell>
          <table:table-cell table:formula="of:=[.$A84]*[.$E$3]*([.$B$3]+[.$A$3])" office:value-type="percentage" office:value="0.141142857142857" calcext:value-type="percentage">
            <text:p>14.11%</text:p>
          </table:table-cell>
          <table:table-cell table:formula="of:=[.$A84]*[.$F$3]*[.$B$3]" office:value-type="percentage" office:value="0.222857142857143" calcext:value-type="percentage">
            <text:p>22.29%</text:p>
          </table:table-cell>
          <table:table-cell table:formula="of:=([.$C84]+[.$G$3]*[.$A$3]*[.$A84])*(1+[.$H$3]*[.$B$3]*[.$A84])" office:value-type="float" office:value="684.213028571429" calcext:value-type="float">
            <text:p>684.213028571429</text:p>
          </table:table-cell>
          <table:table-cell table:formula="of:=LOG([.$H84]/4;10)/4" office:value-type="percentage" office:value="0.558282837075026" calcext:value-type="percentage">
            <text:p>55.83%</text:p>
          </table:table-cell>
          <table:table-cell table:formula="of:=[.$E84]/(1-[.$F84])/(1-([.$G84]+[.$I84])/2)" office:value-type="float" office:value="7231.35484763329" calcext:value-type="float">
            <text:p>7231.35484763329</text:p>
          </table:table-cell>
          <table:table-cell table:formula="of:=[.$J84]*3" office:value-type="float" office:value="21694.0645428999" calcext:value-type="float">
            <text:p>21694.064542899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[.$A85]*0.02" office:value-type="float" office:value="2.58" calcext:value-type="float">
            <text:p>2.58</text:p>
          </table:table-cell>
          <table:table-cell table:formula="of:=1.5*[.$A85]*[.$B85]" office:value-type="float" office:value="305.73" calcext:value-type="float">
            <text:p>305.73</text:p>
          </table:table-cell>
          <table:table-cell table:formula="of:=100+([.$C85]*10)" office:value-type="float" office:value="3157.3" calcext:value-type="float">
            <text:p>3157.3</text:p>
          </table:table-cell>
          <table:table-cell table:formula="of:=[.$D85]*(1+[.$A85]*[.$D$3]*[.$B$3])" office:value-type="float" office:value="3869.94771428571" calcext:value-type="float">
            <text:p>3869.94771428571</text:p>
          </table:table-cell>
          <table:table-cell table:formula="of:=[.$A85]*[.$E$3]*([.$B$3]+[.$A$3])" office:value-type="percentage" office:value="0.142952380952381" calcext:value-type="percentage">
            <text:p>14.30%</text:p>
          </table:table-cell>
          <table:table-cell table:formula="of:=[.$A85]*[.$F$3]*[.$B$3]" office:value-type="percentage" office:value="0.225714285714286" calcext:value-type="percentage">
            <text:p>22.57%</text:p>
          </table:table-cell>
          <table:table-cell table:formula="of:=([.$C85]+[.$G$3]*[.$A$3]*[.$A85])*(1+[.$H$3]*[.$B$3]*[.$A85])" office:value-type="float" office:value="697.509057142857" calcext:value-type="float">
            <text:p>697.509057142857</text:p>
          </table:table-cell>
          <table:table-cell table:formula="of:=LOG([.$H85]/4;10)/4" office:value-type="percentage" office:value="0.560372464990127" calcext:value-type="percentage">
            <text:p>56.04%</text:p>
          </table:table-cell>
          <table:table-cell table:formula="of:=[.$E85]/(1-[.$F85])/(1-([.$G85]+[.$I85])/2)" office:value-type="float" office:value="7439.47842772999" calcext:value-type="float">
            <text:p>7439.47842772999</text:p>
          </table:table-cell>
          <table:table-cell table:formula="of:=[.$J85]*3" office:value-type="float" office:value="22318.43528319" calcext:value-type="float">
            <text:p>22318.4352831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[.$A86]*0.02" office:value-type="float" office:value="2.6" calcext:value-type="float">
            <text:p>2.6</text:p>
          </table:table-cell>
          <table:table-cell table:formula="of:=1.5*[.$A86]*[.$B86]" office:value-type="float" office:value="312" calcext:value-type="float">
            <text:p>312</text:p>
          </table:table-cell>
          <table:table-cell table:formula="of:=100+([.$C86]*10)" office:value-type="float" office:value="3220" calcext:value-type="float">
            <text:p>3220</text:p>
          </table:table-cell>
          <table:table-cell table:formula="of:=[.$D86]*(1+[.$A86]*[.$D$3]*[.$B$3])" office:value-type="float" office:value="3956" calcext:value-type="float">
            <text:p>3956</text:p>
          </table:table-cell>
          <table:table-cell table:formula="of:=[.$A86]*[.$E$3]*([.$B$3]+[.$A$3])" office:value-type="percentage" office:value="0.144761904761905" calcext:value-type="percentage">
            <text:p>14.48%</text:p>
          </table:table-cell>
          <table:table-cell table:formula="of:=[.$A86]*[.$F$3]*[.$B$3]" office:value-type="percentage" office:value="0.228571428571429" calcext:value-type="percentage">
            <text:p>22.86%</text:p>
          </table:table-cell>
          <table:table-cell table:formula="of:=([.$C86]+[.$G$3]*[.$A$3]*[.$A86])*(1+[.$H$3]*[.$B$3]*[.$A86])" office:value-type="float" office:value="710.933333333333" calcext:value-type="float">
            <text:p>710.933333333333</text:p>
          </table:table-cell>
          <table:table-cell table:formula="of:=LOG([.$H86]/4;10)/4" office:value-type="percentage" office:value="0.56244222150554" calcext:value-type="percentage">
            <text:p>56.24%</text:p>
          </table:table-cell>
          <table:table-cell table:formula="of:=[.$E86]/(1-[.$F86])/(1-([.$G86]+[.$I86])/2)" office:value-type="float" office:value="7652.05078197093" calcext:value-type="float">
            <text:p>7652.05078197093</text:p>
          </table:table-cell>
          <table:table-cell table:formula="of:=[.$J86]*3" office:value-type="float" office:value="22956.1523459128" calcext:value-type="float">
            <text:p>22956.152345912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[.$A87]*0.02" office:value-type="float" office:value="2.62" calcext:value-type="float">
            <text:p>2.62</text:p>
          </table:table-cell>
          <table:table-cell table:formula="of:=1.5*[.$A87]*[.$B87]" office:value-type="float" office:value="318.33" calcext:value-type="float">
            <text:p>318.33</text:p>
          </table:table-cell>
          <table:table-cell table:formula="of:=100+([.$C87]*10)" office:value-type="float" office:value="3283.3" calcext:value-type="float">
            <text:p>3283.3</text:p>
          </table:table-cell>
          <table:table-cell table:formula="of:=[.$D87]*(1+[.$A87]*[.$D$3]*[.$B$3])" office:value-type="float" office:value="4043.14942857143" calcext:value-type="float">
            <text:p>4043.14942857143</text:p>
          </table:table-cell>
          <table:table-cell table:formula="of:=[.$A87]*[.$E$3]*([.$B$3]+[.$A$3])" office:value-type="percentage" office:value="0.146571428571429" calcext:value-type="percentage">
            <text:p>14.66%</text:p>
          </table:table-cell>
          <table:table-cell table:formula="of:=[.$A87]*[.$F$3]*[.$B$3]" office:value-type="percentage" office:value="0.231428571428571" calcext:value-type="percentage">
            <text:p>23.14%</text:p>
          </table:table-cell>
          <table:table-cell table:formula="of:=([.$C87]+[.$G$3]*[.$A$3]*[.$A87])*(1+[.$H$3]*[.$B$3]*[.$A87])" office:value-type="float" office:value="724.486371428571" calcext:value-type="float">
            <text:p>724.486371428571</text:p>
          </table:table-cell>
          <table:table-cell table:formula="of:=LOG([.$H87]/4;10)/4" office:value-type="percentage" office:value="0.564492557221934" calcext:value-type="percentage">
            <text:p>56.45%</text:p>
          </table:table-cell>
          <table:table-cell table:formula="of:=[.$E87]/(1-[.$F87])/(1-([.$G87]+[.$I87])/2)" office:value-type="float" office:value="7869.14728987714" calcext:value-type="float">
            <text:p>7869.14728987714</text:p>
          </table:table-cell>
          <table:table-cell table:formula="of:=[.$J87]*3" office:value-type="float" office:value="23607.4418696314" calcext:value-type="float">
            <text:p>23607.441869631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[.$A88]*0.02" office:value-type="float" office:value="2.64" calcext:value-type="float">
            <text:p>2.64</text:p>
          </table:table-cell>
          <table:table-cell table:formula="of:=1.5*[.$A88]*[.$B88]" office:value-type="float" office:value="324.72" calcext:value-type="float">
            <text:p>324.72</text:p>
          </table:table-cell>
          <table:table-cell table:formula="of:=100+([.$C88]*10)" office:value-type="float" office:value="3347.2" calcext:value-type="float">
            <text:p>3347.2</text:p>
          </table:table-cell>
          <table:table-cell table:formula="of:=[.$D88]*(1+[.$A88]*[.$D$3]*[.$B$3])" office:value-type="float" office:value="4131.40114285714" calcext:value-type="float">
            <text:p>4131.40114285714</text:p>
          </table:table-cell>
          <table:table-cell table:formula="of:=[.$A88]*[.$E$3]*([.$B$3]+[.$A$3])" office:value-type="percentage" office:value="0.148380952380952" calcext:value-type="percentage">
            <text:p>14.84%</text:p>
          </table:table-cell>
          <table:table-cell table:formula="of:=[.$A88]*[.$F$3]*[.$B$3]" office:value-type="percentage" office:value="0.234285714285714" calcext:value-type="percentage">
            <text:p>23.43%</text:p>
          </table:table-cell>
          <table:table-cell table:formula="of:=([.$C88]+[.$G$3]*[.$A$3]*[.$A88])*(1+[.$H$3]*[.$B$3]*[.$A88])" office:value-type="float" office:value="738.168685714286" calcext:value-type="float">
            <text:p>738.168685714286</text:p>
          </table:table-cell>
          <table:table-cell table:formula="of:=LOG([.$H88]/4;10)/4" office:value-type="percentage" office:value="0.56652390661553" calcext:value-type="percentage">
            <text:p>56.65%</text:p>
          </table:table-cell>
          <table:table-cell table:formula="of:=[.$E88]/(1-[.$F88])/(1-([.$G88]+[.$I88])/2)" office:value-type="float" office:value="8090.84458379693" calcext:value-type="float">
            <text:p>8090.84458379693</text:p>
          </table:table-cell>
          <table:table-cell table:formula="of:=[.$J88]*3" office:value-type="float" office:value="24272.5337513908" calcext:value-type="float">
            <text:p>24272.533751390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[.$A89]*0.02" office:value-type="float" office:value="2.66" calcext:value-type="float">
            <text:p>2.66</text:p>
          </table:table-cell>
          <table:table-cell table:formula="of:=1.5*[.$A89]*[.$B89]" office:value-type="float" office:value="331.17" calcext:value-type="float">
            <text:p>331.17</text:p>
          </table:table-cell>
          <table:table-cell table:formula="of:=100+([.$C89]*10)" office:value-type="float" office:value="3411.7" calcext:value-type="float">
            <text:p>3411.7</text:p>
          </table:table-cell>
          <table:table-cell table:formula="of:=[.$D89]*(1+[.$A89]*[.$D$3]*[.$B$3])" office:value-type="float" office:value="4220.76028571429" calcext:value-type="float">
            <text:p>4220.76028571429</text:p>
          </table:table-cell>
          <table:table-cell table:formula="of:=[.$A89]*[.$E$3]*([.$B$3]+[.$A$3])" office:value-type="percentage" office:value="0.150190476190476" calcext:value-type="percentage">
            <text:p>15.02%</text:p>
          </table:table-cell>
          <table:table-cell table:formula="of:=[.$A89]*[.$F$3]*[.$B$3]" office:value-type="percentage" office:value="0.237142857142857" calcext:value-type="percentage">
            <text:p>23.71%</text:p>
          </table:table-cell>
          <table:table-cell table:formula="of:=([.$C89]+[.$G$3]*[.$A$3]*[.$A89])*(1+[.$H$3]*[.$B$3]*[.$A89])" office:value-type="float" office:value="751.98079047619" calcext:value-type="float">
            <text:p>751.98079047619</text:p>
          </table:table-cell>
          <table:table-cell table:formula="of:=LOG([.$H89]/4;10)/4" office:value-type="percentage" office:value="0.568536688813012" calcext:value-type="percentage">
            <text:p>56.85%</text:p>
          </table:table-cell>
          <table:table-cell table:formula="of:=[.$E89]/(1-[.$F89])/(1-([.$G89]+[.$I89])/2)" office:value-type="float" office:value="8317.22057224576" calcext:value-type="float">
            <text:p>8317.22057224576</text:p>
          </table:table-cell>
          <table:table-cell table:formula="of:=[.$J89]*3" office:value-type="float" office:value="24951.6617167373" calcext:value-type="float">
            <text:p>24951.661716737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[.$A90]*0.02" office:value-type="float" office:value="2.68" calcext:value-type="float">
            <text:p>2.68</text:p>
          </table:table-cell>
          <table:table-cell table:formula="of:=1.5*[.$A90]*[.$B90]" office:value-type="float" office:value="337.68" calcext:value-type="float">
            <text:p>337.68</text:p>
          </table:table-cell>
          <table:table-cell table:formula="of:=100+([.$C90]*10)" office:value-type="float" office:value="3476.8" calcext:value-type="float">
            <text:p>3476.8</text:p>
          </table:table-cell>
          <table:table-cell table:formula="of:=[.$D90]*(1+[.$A90]*[.$D$3]*[.$B$3])" office:value-type="float" office:value="4311.232" calcext:value-type="float">
            <text:p>4311.232</text:p>
          </table:table-cell>
          <table:table-cell table:formula="of:=[.$A90]*[.$E$3]*([.$B$3]+[.$A$3])" office:value-type="percentage" office:value="0.152" calcext:value-type="percentage">
            <text:p>15.20%</text:p>
          </table:table-cell>
          <table:table-cell table:formula="of:=[.$A90]*[.$F$3]*[.$B$3]" office:value-type="percentage" office:value="0.24" calcext:value-type="percentage">
            <text:p>24.00%</text:p>
          </table:table-cell>
          <table:table-cell table:formula="of:=([.$C90]+[.$G$3]*[.$A$3]*[.$A90])*(1+[.$H$3]*[.$B$3]*[.$A90])" office:value-type="float" office:value="765.9232" calcext:value-type="float">
            <text:p>765.9232</text:p>
          </table:table-cell>
          <table:table-cell table:formula="of:=LOG([.$H90]/4;10)/4" office:value-type="percentage" office:value="0.570531308320166" calcext:value-type="percentage">
            <text:p>57.05%</text:p>
          </table:table-cell>
          <table:table-cell table:formula="of:=[.$E90]/(1-[.$F90])/(1-([.$G90]+[.$I90])/2)" office:value-type="float" office:value="8548.35446373976" calcext:value-type="float">
            <text:p>8548.35446373976</text:p>
          </table:table-cell>
          <table:table-cell table:formula="of:=[.$J90]*3" office:value-type="float" office:value="25645.0633912193" calcext:value-type="float">
            <text:p>25645.063391219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[.$A91]*0.02" office:value-type="float" office:value="2.7" calcext:value-type="float">
            <text:p>2.7</text:p>
          </table:table-cell>
          <table:table-cell table:formula="of:=1.5*[.$A91]*[.$B91]" office:value-type="float" office:value="344.25" calcext:value-type="float">
            <text:p>344.25</text:p>
          </table:table-cell>
          <table:table-cell table:formula="of:=100+([.$C91]*10)" office:value-type="float" office:value="3542.5" calcext:value-type="float">
            <text:p>3542.5</text:p>
          </table:table-cell>
          <table:table-cell table:formula="of:=[.$D91]*(1+[.$A91]*[.$D$3]*[.$B$3])" office:value-type="float" office:value="4402.82142857143" calcext:value-type="float">
            <text:p>4402.82142857143</text:p>
          </table:table-cell>
          <table:table-cell table:formula="of:=[.$A91]*[.$E$3]*([.$B$3]+[.$A$3])" office:value-type="percentage" office:value="0.153809523809524" calcext:value-type="percentage">
            <text:p>15.38%</text:p>
          </table:table-cell>
          <table:table-cell table:formula="of:=[.$A91]*[.$F$3]*[.$B$3]" office:value-type="percentage" office:value="0.242857142857143" calcext:value-type="percentage">
            <text:p>24.29%</text:p>
          </table:table-cell>
          <table:table-cell table:formula="of:=([.$C91]+[.$G$3]*[.$A$3]*[.$A91])*(1+[.$H$3]*[.$B$3]*[.$A91])" office:value-type="float" office:value="779.996428571429" calcext:value-type="float">
            <text:p>779.996428571429</text:p>
          </table:table-cell>
          <table:table-cell table:formula="of:=LOG([.$H91]/4;10)/4" office:value-type="percentage" office:value="0.572508155707529" calcext:value-type="percentage">
            <text:p>57.25%</text:p>
          </table:table-cell>
          <table:table-cell table:formula="of:=[.$E91]/(1-[.$F91])/(1-([.$G91]+[.$I91])/2)" office:value-type="float" office:value="8784.32679113467" calcext:value-type="float">
            <text:p>8784.32679113467</text:p>
          </table:table-cell>
          <table:table-cell table:formula="of:=[.$J91]*3" office:value-type="float" office:value="26352.980373404" calcext:value-type="float">
            <text:p>26352.98037340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[.$A92]*0.02" office:value-type="float" office:value="2.72" calcext:value-type="float">
            <text:p>2.72</text:p>
          </table:table-cell>
          <table:table-cell table:formula="of:=1.5*[.$A92]*[.$B92]" office:value-type="float" office:value="350.88" calcext:value-type="float">
            <text:p>350.88</text:p>
          </table:table-cell>
          <table:table-cell table:formula="of:=100+([.$C92]*10)" office:value-type="float" office:value="3608.8" calcext:value-type="float">
            <text:p>3608.8</text:p>
          </table:table-cell>
          <table:table-cell table:formula="of:=[.$D92]*(1+[.$A92]*[.$D$3]*[.$B$3])" office:value-type="float" office:value="4495.53371428572" calcext:value-type="float">
            <text:p>4495.53371428572</text:p>
          </table:table-cell>
          <table:table-cell table:formula="of:=[.$A92]*[.$E$3]*([.$B$3]+[.$A$3])" office:value-type="percentage" office:value="0.155619047619048" calcext:value-type="percentage">
            <text:p>15.56%</text:p>
          </table:table-cell>
          <table:table-cell table:formula="of:=[.$A92]*[.$F$3]*[.$B$3]" office:value-type="percentage" office:value="0.245714285714286" calcext:value-type="percentage">
            <text:p>24.57%</text:p>
          </table:table-cell>
          <table:table-cell table:formula="of:=([.$C92]+[.$G$3]*[.$A$3]*[.$A92])*(1+[.$H$3]*[.$B$3]*[.$A92])" office:value-type="float" office:value="794.20099047619" calcext:value-type="float">
            <text:p>794.20099047619</text:p>
          </table:table-cell>
          <table:table-cell table:formula="of:=LOG([.$H92]/4;10)/4" office:value-type="percentage" office:value="0.574467608256068" calcext:value-type="percentage">
            <text:p>57.45%</text:p>
          </table:table-cell>
          <table:table-cell table:formula="of:=[.$E92]/(1-[.$F92])/(1-([.$G92]+[.$I92])/2)" office:value-type="float" office:value="9025.21943648255" calcext:value-type="float">
            <text:p>9025.21943648255</text:p>
          </table:table-cell>
          <table:table-cell table:formula="of:=[.$J92]*3" office:value-type="float" office:value="27075.6583094476" calcext:value-type="float">
            <text:p>27075.658309447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[.$A93]*0.02" office:value-type="float" office:value="2.74" calcext:value-type="float">
            <text:p>2.74</text:p>
          </table:table-cell>
          <table:table-cell table:formula="of:=1.5*[.$A93]*[.$B93]" office:value-type="float" office:value="357.57" calcext:value-type="float">
            <text:p>357.57</text:p>
          </table:table-cell>
          <table:table-cell table:formula="of:=100+([.$C93]*10)" office:value-type="float" office:value="3675.7" calcext:value-type="float">
            <text:p>3675.7</text:p>
          </table:table-cell>
          <table:table-cell table:formula="of:=[.$D93]*(1+[.$A93]*[.$D$3]*[.$B$3])" office:value-type="float" office:value="4589.374" calcext:value-type="float">
            <text:p>4589.374</text:p>
          </table:table-cell>
          <table:table-cell table:formula="of:=[.$A93]*[.$E$3]*([.$B$3]+[.$A$3])" office:value-type="percentage" office:value="0.157428571428571" calcext:value-type="percentage">
            <text:p>15.74%</text:p>
          </table:table-cell>
          <table:table-cell table:formula="of:=[.$A93]*[.$F$3]*[.$B$3]" office:value-type="percentage" office:value="0.248571428571429" calcext:value-type="percentage">
            <text:p>24.86%</text:p>
          </table:table-cell>
          <table:table-cell table:formula="of:=([.$C93]+[.$G$3]*[.$A$3]*[.$A93])*(1+[.$H$3]*[.$B$3]*[.$A93])" office:value-type="float" office:value="808.5374" calcext:value-type="float">
            <text:p>808.5374</text:p>
          </table:table-cell>
          <table:table-cell table:formula="of:=LOG([.$H93]/4;10)/4" office:value-type="percentage" office:value="0.576410030565644" calcext:value-type="percentage">
            <text:p>57.64%</text:p>
          </table:table-cell>
          <table:table-cell table:formula="of:=[.$E93]/(1-[.$F93])/(1-([.$G93]+[.$I93])/2)" office:value-type="float" office:value="9271.1156564187" calcext:value-type="float">
            <text:p>9271.1156564187</text:p>
          </table:table-cell>
          <table:table-cell table:formula="of:=[.$J93]*3" office:value-type="float" office:value="27813.3469692561" calcext:value-type="float">
            <text:p>27813.346969256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[.$A94]*0.02" office:value-type="float" office:value="2.76" calcext:value-type="float">
            <text:p>2.76</text:p>
          </table:table-cell>
          <table:table-cell table:formula="of:=1.5*[.$A94]*[.$B94]" office:value-type="float" office:value="364.32" calcext:value-type="float">
            <text:p>364.32</text:p>
          </table:table-cell>
          <table:table-cell table:formula="of:=100+([.$C94]*10)" office:value-type="float" office:value="3743.2" calcext:value-type="float">
            <text:p>3743.2</text:p>
          </table:table-cell>
          <table:table-cell table:formula="of:=[.$D94]*(1+[.$A94]*[.$D$3]*[.$B$3])" office:value-type="float" office:value="4684.34742857143" calcext:value-type="float">
            <text:p>4684.34742857143</text:p>
          </table:table-cell>
          <table:table-cell table:formula="of:=[.$A94]*[.$E$3]*([.$B$3]+[.$A$3])" office:value-type="percentage" office:value="0.159238095238095" calcext:value-type="percentage">
            <text:p>15.92%</text:p>
          </table:table-cell>
          <table:table-cell table:formula="of:=[.$A94]*[.$F$3]*[.$B$3]" office:value-type="percentage" office:value="0.251428571428571" calcext:value-type="percentage">
            <text:p>25.14%</text:p>
          </table:table-cell>
          <table:table-cell table:formula="of:=([.$C94]+[.$G$3]*[.$A$3]*[.$A94])*(1+[.$H$3]*[.$B$3]*[.$A94])" office:value-type="float" office:value="823.006171428571" calcext:value-type="float">
            <text:p>823.006171428571</text:p>
          </table:table-cell>
          <table:table-cell table:formula="of:=LOG([.$H94]/4;10)/4" office:value-type="percentage" office:value="0.578335775128831" calcext:value-type="percentage">
            <text:p>57.83%</text:p>
          </table:table-cell>
          <table:table-cell table:formula="of:=[.$E94]/(1-[.$F94])/(1-([.$G94]+[.$I94])/2)" office:value-type="float" office:value="9522.10010809181" calcext:value-type="float">
            <text:p>9522.10010809181</text:p>
          </table:table-cell>
          <table:table-cell table:formula="of:=[.$J94]*3" office:value-type="float" office:value="28566.3003242754" calcext:value-type="float">
            <text:p>28566.300324275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[.$A95]*0.02" office:value-type="float" office:value="2.78" calcext:value-type="float">
            <text:p>2.78</text:p>
          </table:table-cell>
          <table:table-cell table:formula="of:=1.5*[.$A95]*[.$B95]" office:value-type="float" office:value="371.13" calcext:value-type="float">
            <text:p>371.13</text:p>
          </table:table-cell>
          <table:table-cell table:formula="of:=100+([.$C95]*10)" office:value-type="float" office:value="3811.3" calcext:value-type="float">
            <text:p>3811.3</text:p>
          </table:table-cell>
          <table:table-cell table:formula="of:=[.$D95]*(1+[.$A95]*[.$D$3]*[.$B$3])" office:value-type="float" office:value="4780.45914285714" calcext:value-type="float">
            <text:p>4780.45914285714</text:p>
          </table:table-cell>
          <table:table-cell table:formula="of:=[.$A95]*[.$E$3]*([.$B$3]+[.$A$3])" office:value-type="percentage" office:value="0.161047619047619" calcext:value-type="percentage">
            <text:p>16.10%</text:p>
          </table:table-cell>
          <table:table-cell table:formula="of:=[.$A95]*[.$F$3]*[.$B$3]" office:value-type="percentage" office:value="0.254285714285714" calcext:value-type="percentage">
            <text:p>25.43%</text:p>
          </table:table-cell>
          <table:table-cell table:formula="of:=([.$C95]+[.$G$3]*[.$A$3]*[.$A95])*(1+[.$H$3]*[.$B$3]*[.$A95])" office:value-type="float" office:value="837.607819047619" calcext:value-type="float">
            <text:p>837.607819047619</text:p>
          </table:table-cell>
          <table:table-cell table:formula="of:=LOG([.$H95]/4;10)/4" office:value-type="percentage" office:value="0.580245182872413" calcext:value-type="percentage">
            <text:p>58.02%</text:p>
          </table:table-cell>
          <table:table-cell table:formula="of:=[.$E95]/(1-[.$F95])/(1-([.$G95]+[.$I95])/2)" office:value-type="float" office:value="9778.25887565049" calcext:value-type="float">
            <text:p>9778.25887565049</text:p>
          </table:table-cell>
          <table:table-cell table:formula="of:=[.$J95]*3" office:value-type="float" office:value="29334.7766269515" calcext:value-type="float">
            <text:p>29334.776626951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[.$A96]*0.02" office:value-type="float" office:value="2.8" calcext:value-type="float">
            <text:p>2.8</text:p>
          </table:table-cell>
          <table:table-cell table:formula="of:=1.5*[.$A96]*[.$B96]" office:value-type="float" office:value="378" calcext:value-type="float">
            <text:p>378</text:p>
          </table:table-cell>
          <table:table-cell table:formula="of:=100+([.$C96]*10)" office:value-type="float" office:value="3880" calcext:value-type="float">
            <text:p>3880</text:p>
          </table:table-cell>
          <table:table-cell table:formula="of:=[.$D96]*(1+[.$A96]*[.$D$3]*[.$B$3])" office:value-type="float" office:value="4877.71428571429" calcext:value-type="float">
            <text:p>4877.71428571429</text:p>
          </table:table-cell>
          <table:table-cell table:formula="of:=[.$A96]*[.$E$3]*([.$B$3]+[.$A$3])" office:value-type="percentage" office:value="0.162857142857143" calcext:value-type="percentage">
            <text:p>16.29%</text:p>
          </table:table-cell>
          <table:table-cell table:formula="of:=[.$A96]*[.$F$3]*[.$B$3]" office:value-type="percentage" office:value="0.257142857142857" calcext:value-type="percentage">
            <text:p>25.71%</text:p>
          </table:table-cell>
          <table:table-cell table:formula="of:=([.$C96]+[.$G$3]*[.$A$3]*[.$A96])*(1+[.$H$3]*[.$B$3]*[.$A96])" office:value-type="float" office:value="852.342857142857" calcext:value-type="float">
            <text:p>852.342857142857</text:p>
          </table:table-cell>
          <table:table-cell table:formula="of:=LOG([.$H96]/4;10)/4" office:value-type="percentage" office:value="0.582138583668753" calcext:value-type="percentage">
            <text:p>58.21%</text:p>
          </table:table-cell>
          <table:table-cell table:formula="of:=[.$E96]/(1-[.$F96])/(1-([.$G96]+[.$I96])/2)" office:value-type="float" office:value="10039.6794972999" calcext:value-type="float">
            <text:p>10039.6794972999</text:p>
          </table:table-cell>
          <table:table-cell table:formula="of:=[.$J96]*3" office:value-type="float" office:value="30119.0384918996" calcext:value-type="float">
            <text:p>30119.038491899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[.$A97]*0.02" office:value-type="float" office:value="2.82" calcext:value-type="float">
            <text:p>2.82</text:p>
          </table:table-cell>
          <table:table-cell table:formula="of:=1.5*[.$A97]*[.$B97]" office:value-type="float" office:value="384.93" calcext:value-type="float">
            <text:p>384.93</text:p>
          </table:table-cell>
          <table:table-cell table:formula="of:=100+([.$C97]*10)" office:value-type="float" office:value="3949.3" calcext:value-type="float">
            <text:p>3949.3</text:p>
          </table:table-cell>
          <table:table-cell table:formula="of:=[.$D97]*(1+[.$A97]*[.$D$3]*[.$B$3])" office:value-type="float" office:value="4976.118" calcext:value-type="float">
            <text:p>4976.118</text:p>
          </table:table-cell>
          <table:table-cell table:formula="of:=[.$A97]*[.$E$3]*([.$B$3]+[.$A$3])" office:value-type="percentage" office:value="0.164666666666667" calcext:value-type="percentage">
            <text:p>16.47%</text:p>
          </table:table-cell>
          <table:table-cell table:formula="of:=[.$A97]*[.$F$3]*[.$B$3]" office:value-type="percentage" office:value="0.26" calcext:value-type="percentage">
            <text:p>26.00%</text:p>
          </table:table-cell>
          <table:table-cell table:formula="of:=([.$C97]+[.$G$3]*[.$A$3]*[.$A97])*(1+[.$H$3]*[.$B$3]*[.$A97])" office:value-type="float" office:value="867.2118" calcext:value-type="float">
            <text:p>867.2118</text:p>
          </table:table-cell>
          <table:table-cell table:formula="of:=LOG([.$H97]/4;10)/4" office:value-type="percentage" office:value="0.584016296818992" calcext:value-type="percentage">
            <text:p>58.40%</text:p>
          </table:table-cell>
          <table:table-cell table:formula="of:=[.$E97]/(1-[.$F97])/(1-([.$G97]+[.$I97])/2)" office:value-type="float" office:value="10306.4509929422" calcext:value-type="float">
            <text:p>10306.4509929422</text:p>
          </table:table-cell>
          <table:table-cell table:formula="of:=[.$J97]*3" office:value-type="float" office:value="30919.3529788265" calcext:value-type="float">
            <text:p>30919.352978826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[.$A98]*0.02" office:value-type="float" office:value="2.84" calcext:value-type="float">
            <text:p>2.84</text:p>
          </table:table-cell>
          <table:table-cell table:formula="of:=1.5*[.$A98]*[.$B98]" office:value-type="float" office:value="391.92" calcext:value-type="float">
            <text:p>391.92</text:p>
          </table:table-cell>
          <table:table-cell table:formula="of:=100+([.$C98]*10)" office:value-type="float" office:value="4019.2" calcext:value-type="float">
            <text:p>4019.2</text:p>
          </table:table-cell>
          <table:table-cell table:formula="of:=[.$D98]*(1+[.$A98]*[.$D$3]*[.$B$3])" office:value-type="float" office:value="5075.67542857143" calcext:value-type="float">
            <text:p>5075.67542857143</text:p>
          </table:table-cell>
          <table:table-cell table:formula="of:=[.$A98]*[.$E$3]*([.$B$3]+[.$A$3])" office:value-type="percentage" office:value="0.16647619047619" calcext:value-type="percentage">
            <text:p>16.65%</text:p>
          </table:table-cell>
          <table:table-cell table:formula="of:=[.$A98]*[.$F$3]*[.$B$3]" office:value-type="percentage" office:value="0.262857142857143" calcext:value-type="percentage">
            <text:p>26.29%</text:p>
          </table:table-cell>
          <table:table-cell table:formula="of:=([.$C98]+[.$G$3]*[.$A$3]*[.$A98])*(1+[.$H$3]*[.$B$3]*[.$A98])" office:value-type="float" office:value="882.215161904762" calcext:value-type="float">
            <text:p>882.215161904762</text:p>
          </table:table-cell>
          <table:table-cell table:formula="of:=LOG([.$H98]/4;10)/4" office:value-type="percentage" office:value="0.585878631509957" calcext:value-type="percentage">
            <text:p>58.59%</text:p>
          </table:table-cell>
          <table:table-cell table:formula="of:=[.$E98]/(1-[.$F98])/(1-([.$G98]+[.$I98])/2)" office:value-type="float" office:value="10578.6638924157" calcext:value-type="float">
            <text:p>10578.6638924157</text:p>
          </table:table-cell>
          <table:table-cell table:formula="of:=[.$J98]*3" office:value-type="float" office:value="31735.9916772472" calcext:value-type="float">
            <text:p>31735.991677247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[.$A99]*0.02" office:value-type="float" office:value="2.86" calcext:value-type="float">
            <text:p>2.86</text:p>
          </table:table-cell>
          <table:table-cell table:formula="of:=1.5*[.$A99]*[.$B99]" office:value-type="float" office:value="398.97" calcext:value-type="float">
            <text:p>398.97</text:p>
          </table:table-cell>
          <table:table-cell table:formula="of:=100+([.$C99]*10)" office:value-type="float" office:value="4089.7" calcext:value-type="float">
            <text:p>4089.7</text:p>
          </table:table-cell>
          <table:table-cell table:formula="of:=[.$D99]*(1+[.$A99]*[.$D$3]*[.$B$3])" office:value-type="float" office:value="5176.39171428572" calcext:value-type="float">
            <text:p>5176.39171428572</text:p>
          </table:table-cell>
          <table:table-cell table:formula="of:=[.$A99]*[.$E$3]*([.$B$3]+[.$A$3])" office:value-type="percentage" office:value="0.168285714285714" calcext:value-type="percentage">
            <text:p>16.83%</text:p>
          </table:table-cell>
          <table:table-cell table:formula="of:=[.$A99]*[.$F$3]*[.$B$3]" office:value-type="percentage" office:value="0.265714285714286" calcext:value-type="percentage">
            <text:p>26.57%</text:p>
          </table:table-cell>
          <table:table-cell table:formula="of:=([.$C99]+[.$G$3]*[.$A$3]*[.$A99])*(1+[.$H$3]*[.$B$3]*[.$A99])" office:value-type="float" office:value="897.353457142857" calcext:value-type="float">
            <text:p>897.353457142857</text:p>
          </table:table-cell>
          <table:table-cell table:formula="of:=LOG([.$H99]/4;10)/4" office:value-type="percentage" office:value="0.587725887246463" calcext:value-type="percentage">
            <text:p>58.77%</text:p>
          </table:table-cell>
          <table:table-cell table:formula="of:=[.$E99]/(1-[.$F99])/(1-([.$G99]+[.$I99])/2)" office:value-type="float" office:value="10856.4102643472" calcext:value-type="float">
            <text:p>10856.4102643472</text:p>
          </table:table-cell>
          <table:table-cell table:formula="of:=[.$J99]*3" office:value-type="float" office:value="32569.2307930416" calcext:value-type="float">
            <text:p>32569.230793041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[.$A100]*0.02" office:value-type="float" office:value="2.88" calcext:value-type="float">
            <text:p>2.88</text:p>
          </table:table-cell>
          <table:table-cell table:formula="of:=1.5*[.$A100]*[.$B100]" office:value-type="float" office:value="406.08" calcext:value-type="float">
            <text:p>406.08</text:p>
          </table:table-cell>
          <table:table-cell table:formula="of:=100+([.$C100]*10)" office:value-type="float" office:value="4160.8" calcext:value-type="float">
            <text:p>4160.8</text:p>
          </table:table-cell>
          <table:table-cell table:formula="of:=[.$D100]*(1+[.$A100]*[.$D$3]*[.$B$3])" office:value-type="float" office:value="5278.272" calcext:value-type="float">
            <text:p>5278.272</text:p>
          </table:table-cell>
          <table:table-cell table:formula="of:=[.$A100]*[.$E$3]*([.$B$3]+[.$A$3])" office:value-type="percentage" office:value="0.170095238095238" calcext:value-type="percentage">
            <text:p>17.01%</text:p>
          </table:table-cell>
          <table:table-cell table:formula="of:=[.$A100]*[.$F$3]*[.$B$3]" office:value-type="percentage" office:value="0.268571428571429" calcext:value-type="percentage">
            <text:p>26.86%</text:p>
          </table:table-cell>
          <table:table-cell table:formula="of:=([.$C100]+[.$G$3]*[.$A$3]*[.$A100])*(1+[.$H$3]*[.$B$3]*[.$A100])" office:value-type="float" office:value="912.6272" calcext:value-type="float">
            <text:p>912.6272</text:p>
          </table:table-cell>
          <table:table-cell table:formula="of:=LOG([.$H100]/4;10)/4" office:value-type="percentage" office:value="0.589558354260588" calcext:value-type="percentage">
            <text:p>58.96%</text:p>
          </table:table-cell>
          <table:table-cell table:formula="of:=[.$E100]/(1-[.$F100])/(1-([.$G100]+[.$I100])/2)" office:value-type="float" office:value="11139.7837456319" calcext:value-type="float">
            <text:p>11139.7837456319</text:p>
          </table:table-cell>
          <table:table-cell table:formula="of:=[.$J100]*3" office:value-type="float" office:value="33419.3512368956" calcext:value-type="float">
            <text:p>33419.351236895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[.$A101]*0.02" office:value-type="float" office:value="2.9" calcext:value-type="float">
            <text:p>2.9</text:p>
          </table:table-cell>
          <table:table-cell table:formula="of:=1.5*[.$A101]*[.$B101]" office:value-type="float" office:value="413.25" calcext:value-type="float">
            <text:p>413.25</text:p>
          </table:table-cell>
          <table:table-cell table:formula="of:=100+([.$C101]*10)" office:value-type="float" office:value="4232.5" calcext:value-type="float">
            <text:p>4232.5</text:p>
          </table:table-cell>
          <table:table-cell table:formula="of:=[.$D101]*(1+[.$A101]*[.$D$3]*[.$B$3])" office:value-type="float" office:value="5381.32142857143" calcext:value-type="float">
            <text:p>5381.32142857143</text:p>
          </table:table-cell>
          <table:table-cell table:formula="of:=[.$A101]*[.$E$3]*([.$B$3]+[.$A$3])" office:value-type="percentage" office:value="0.171904761904762" calcext:value-type="percentage">
            <text:p>17.19%</text:p>
          </table:table-cell>
          <table:table-cell table:formula="of:=[.$A101]*[.$F$3]*[.$B$3]" office:value-type="percentage" office:value="0.271428571428571" calcext:value-type="percentage">
            <text:p>27.14%</text:p>
          </table:table-cell>
          <table:table-cell table:formula="of:=([.$C101]+[.$G$3]*[.$A$3]*[.$A101])*(1+[.$H$3]*[.$B$3]*[.$A101])" office:value-type="float" office:value="928.036904761905" calcext:value-type="float">
            <text:p>928.036904761905</text:p>
          </table:table-cell>
          <table:table-cell table:formula="of:=LOG([.$H101]/4;10)/4" office:value-type="percentage" office:value="0.591376313899387" calcext:value-type="percentage">
            <text:p>59.14%</text:p>
          </table:table-cell>
          <table:table-cell table:formula="of:=[.$E101]/(1-[.$F101])/(1-([.$G101]+[.$I101])/2)" office:value-type="float" office:value="11428.8795715582" calcext:value-type="float">
            <text:p>11428.8795715582</text:p>
          </table:table-cell>
          <table:table-cell table:formula="of:=[.$J101]*3" office:value-type="float" office:value="34286.6387146747" calcext:value-type="float">
            <text:p>34286.638714674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[.$A102]*0.02" office:value-type="float" office:value="2.92" calcext:value-type="float">
            <text:p>2.92</text:p>
          </table:table-cell>
          <table:table-cell table:formula="of:=1.5*[.$A102]*[.$B102]" office:value-type="float" office:value="420.48" calcext:value-type="float">
            <text:p>420.48</text:p>
          </table:table-cell>
          <table:table-cell table:formula="of:=100+([.$C102]*10)" office:value-type="float" office:value="4304.8" calcext:value-type="float">
            <text:p>4304.8</text:p>
          </table:table-cell>
          <table:table-cell table:formula="of:=[.$D102]*(1+[.$A102]*[.$D$3]*[.$B$3])" office:value-type="float" office:value="5485.54514285714" calcext:value-type="float">
            <text:p>5485.54514285714</text:p>
          </table:table-cell>
          <table:table-cell table:formula="of:=[.$A102]*[.$E$3]*([.$B$3]+[.$A$3])" office:value-type="percentage" office:value="0.173714285714286" calcext:value-type="percentage">
            <text:p>17.37%</text:p>
          </table:table-cell>
          <table:table-cell table:formula="of:=[.$A102]*[.$F$3]*[.$B$3]" office:value-type="percentage" office:value="0.274285714285714" calcext:value-type="percentage">
            <text:p>27.43%</text:p>
          </table:table-cell>
          <table:table-cell table:formula="of:=([.$C102]+[.$G$3]*[.$A$3]*[.$A102])*(1+[.$H$3]*[.$B$3]*[.$A102])" office:value-type="float" office:value="943.583085714286" calcext:value-type="float">
            <text:p>943.583085714286</text:p>
          </table:table-cell>
          <table:table-cell table:formula="of:=LOG([.$H102]/4;10)/4" office:value-type="percentage" office:value="0.593180038992385" calcext:value-type="percentage">
            <text:p>59.32%</text:p>
          </table:table-cell>
          <table:table-cell table:formula="of:=[.$E102]/(1-[.$F102])/(1-([.$G102]+[.$I102])/2)" office:value-type="float" office:value="11723.7946065923" calcext:value-type="float">
            <text:p>11723.7946065923</text:p>
          </table:table-cell>
          <table:table-cell table:formula="of:=[.$J102]*3" office:value-type="float" office:value="35171.3838197769" calcext:value-type="float">
            <text:p>35171.383819776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[.$A103]*0.02" office:value-type="float" office:value="2.94" calcext:value-type="float">
            <text:p>2.94</text:p>
          </table:table-cell>
          <table:table-cell table:formula="of:=1.5*[.$A103]*[.$B103]" office:value-type="float" office:value="427.77" calcext:value-type="float">
            <text:p>427.77</text:p>
          </table:table-cell>
          <table:table-cell table:formula="of:=100+([.$C103]*10)" office:value-type="float" office:value="4377.7" calcext:value-type="float">
            <text:p>4377.7</text:p>
          </table:table-cell>
          <table:table-cell table:formula="of:=[.$D103]*(1+[.$A103]*[.$D$3]*[.$B$3])" office:value-type="float" office:value="5590.94828571429" calcext:value-type="float">
            <text:p>5590.94828571429</text:p>
          </table:table-cell>
          <table:table-cell table:formula="of:=[.$A103]*[.$E$3]*([.$B$3]+[.$A$3])" office:value-type="percentage" office:value="0.17552380952381" calcext:value-type="percentage">
            <text:p>17.55%</text:p>
          </table:table-cell>
          <table:table-cell table:formula="of:=[.$A103]*[.$F$3]*[.$B$3]" office:value-type="percentage" office:value="0.277142857142857" calcext:value-type="percentage">
            <text:p>27.71%</text:p>
          </table:table-cell>
          <table:table-cell table:formula="of:=([.$C103]+[.$G$3]*[.$A$3]*[.$A103])*(1+[.$H$3]*[.$B$3]*[.$A103])" office:value-type="float" office:value="959.266257142857" calcext:value-type="float">
            <text:p>959.266257142857</text:p>
          </table:table-cell>
          <table:table-cell table:formula="of:=LOG([.$H103]/4;10)/4" office:value-type="percentage" office:value="0.594969794200129" calcext:value-type="percentage">
            <text:p>59.50%</text:p>
          </table:table-cell>
          <table:table-cell table:formula="of:=[.$E103]/(1-[.$F103])/(1-([.$G103]+[.$I103])/2)" office:value-type="float" office:value="12024.6273758384" calcext:value-type="float">
            <text:p>12024.6273758384</text:p>
          </table:table-cell>
          <table:table-cell table:formula="of:=[.$J103]*3" office:value-type="float" office:value="36073.8821275152" calcext:value-type="float">
            <text:p>36073.882127515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[.$A104]*0.02" office:value-type="float" office:value="2.96" calcext:value-type="float">
            <text:p>2.96</text:p>
          </table:table-cell>
          <table:table-cell table:formula="of:=1.5*[.$A104]*[.$B104]" office:value-type="float" office:value="435.12" calcext:value-type="float">
            <text:p>435.12</text:p>
          </table:table-cell>
          <table:table-cell table:formula="of:=100+([.$C104]*10)" office:value-type="float" office:value="4451.2" calcext:value-type="float">
            <text:p>4451.2</text:p>
          </table:table-cell>
          <table:table-cell table:formula="of:=[.$D104]*(1+[.$A104]*[.$D$3]*[.$B$3])" office:value-type="float" office:value="5697.536" calcext:value-type="float">
            <text:p>5697.536</text:p>
          </table:table-cell>
          <table:table-cell table:formula="of:=[.$A104]*[.$E$3]*([.$B$3]+[.$A$3])" office:value-type="percentage" office:value="0.177333333333333" calcext:value-type="percentage">
            <text:p>17.73%</text:p>
          </table:table-cell>
          <table:table-cell table:formula="of:=[.$A104]*[.$F$3]*[.$B$3]" office:value-type="percentage" office:value="0.28" calcext:value-type="percentage">
            <text:p>28.00%</text:p>
          </table:table-cell>
          <table:table-cell table:formula="of:=([.$C104]+[.$G$3]*[.$A$3]*[.$A104])*(1+[.$H$3]*[.$B$3]*[.$A104])" office:value-type="float" office:value="975.086933333333" calcext:value-type="float">
            <text:p>975.086933333333</text:p>
          </table:table-cell>
          <table:table-cell table:formula="of:=LOG([.$H104]/4;10)/4" office:value-type="percentage" office:value="0.596745836344929" calcext:value-type="percentage">
            <text:p>59.67%</text:p>
          </table:table-cell>
          <table:table-cell table:formula="of:=[.$E104]/(1-[.$F104])/(1-([.$G104]+[.$I104])/2)" office:value-type="float" office:value="12331.4780971933" calcext:value-type="float">
            <text:p>12331.4780971933</text:p>
          </table:table-cell>
          <table:table-cell table:formula="of:=[.$J104]*3" office:value-type="float" office:value="36994.4342915799" calcext:value-type="float">
            <text:p>36994.434291579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[.$A105]*0.02" office:value-type="float" office:value="2.98" calcext:value-type="float">
            <text:p>2.98</text:p>
          </table:table-cell>
          <table:table-cell table:formula="of:=1.5*[.$A105]*[.$B105]" office:value-type="float" office:value="442.53" calcext:value-type="float">
            <text:p>442.53</text:p>
          </table:table-cell>
          <table:table-cell table:formula="of:=100+([.$C105]*10)" office:value-type="float" office:value="4525.3" calcext:value-type="float">
            <text:p>4525.3</text:p>
          </table:table-cell>
          <table:table-cell table:formula="of:=[.$D105]*(1+[.$A105]*[.$D$3]*[.$B$3])" office:value-type="float" office:value="5805.31342857143" calcext:value-type="float">
            <text:p>5805.31342857143</text:p>
          </table:table-cell>
          <table:table-cell table:formula="of:=[.$A105]*[.$E$3]*([.$B$3]+[.$A$3])" office:value-type="percentage" office:value="0.179142857142857" calcext:value-type="percentage">
            <text:p>17.91%</text:p>
          </table:table-cell>
          <table:table-cell table:formula="of:=[.$A105]*[.$F$3]*[.$B$3]" office:value-type="percentage" office:value="0.282857142857143" calcext:value-type="percentage">
            <text:p>28.29%</text:p>
          </table:table-cell>
          <table:table-cell table:formula="of:=([.$C105]+[.$G$3]*[.$A$3]*[.$A105])*(1+[.$H$3]*[.$B$3]*[.$A105])" office:value-type="float" office:value="991.045628571429" calcext:value-type="float">
            <text:p>991.045628571429</text:p>
          </table:table-cell>
          <table:table-cell table:formula="of:=LOG([.$H105]/4;10)/4" office:value-type="percentage" office:value="0.598508414724899" calcext:value-type="percentage">
            <text:p>59.85%</text:p>
          </table:table-cell>
          <table:table-cell table:formula="of:=[.$E105]/(1-[.$F105])/(1-([.$G105]+[.$I105])/2)" office:value-type="float" office:value="12644.4487142112" calcext:value-type="float">
            <text:p>12644.4487142112</text:p>
          </table:table-cell>
          <table:table-cell table:formula="of:=[.$J105]*3" office:value-type="float" office:value="37933.3461426335" calcext:value-type="float">
            <text:p>37933.346142633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[.$A106]*0.02" office:value-type="float" office:value="3" calcext:value-type="float">
            <text:p>3</text:p>
          </table:table-cell>
          <table:table-cell table:formula="of:=1.5*[.$A106]*[.$B106]" office:value-type="float" office:value="450" calcext:value-type="float">
            <text:p>450</text:p>
          </table:table-cell>
          <table:table-cell table:formula="of:=100+([.$C106]*10)" office:value-type="float" office:value="4600" calcext:value-type="float">
            <text:p>4600</text:p>
          </table:table-cell>
          <table:table-cell table:formula="of:=[.$D106]*(1+[.$A106]*[.$D$3]*[.$B$3])" office:value-type="float" office:value="5914.28571428571" calcext:value-type="float">
            <text:p>5914.28571428571</text:p>
          </table:table-cell>
          <table:table-cell table:formula="of:=[.$A106]*[.$E$3]*([.$B$3]+[.$A$3])" office:value-type="percentage" office:value="0.180952380952381" calcext:value-type="percentage">
            <text:p>18.10%</text:p>
          </table:table-cell>
          <table:table-cell table:formula="of:=[.$A106]*[.$F$3]*[.$B$3]" office:value-type="percentage" office:value="0.285714285714286" calcext:value-type="percentage">
            <text:p>28.57%</text:p>
          </table:table-cell>
          <table:table-cell table:formula="of:=([.$C106]+[.$G$3]*[.$A$3]*[.$A106])*(1+[.$H$3]*[.$B$3]*[.$A106])" office:value-type="float" office:value="1007.14285714286" calcext:value-type="float">
            <text:p>1007.14285714286</text:p>
          </table:table-cell>
          <table:table-cell table:formula="of:=LOG([.$H106]/4;10)/4" office:value-type="percentage" office:value="0.600257771412295" calcext:value-type="percentage">
            <text:p>60.03%</text:p>
          </table:table-cell>
          <table:table-cell table:formula="of:=[.$E106]/(1-[.$F106])/(1-([.$G106]+[.$I106])/2)" office:value-type="float" office:value="12963.6429296973" calcext:value-type="float">
            <text:p>12963.6429296973</text:p>
          </table:table-cell>
          <table:table-cell table:formula="of:=[.$J106]*3" office:value-type="float" office:value="38890.928789092" calcext:value-type="float">
            <text:p>38890.92878909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[.$A107]*0.02" office:value-type="float" office:value="3.02" calcext:value-type="float">
            <text:p>3.02</text:p>
          </table:table-cell>
          <table:table-cell table:formula="of:=1.5*[.$A107]*[.$B107]" office:value-type="float" office:value="457.53" calcext:value-type="float">
            <text:p>457.53</text:p>
          </table:table-cell>
          <table:table-cell table:formula="of:=100+([.$C107]*10)" office:value-type="float" office:value="4675.3" calcext:value-type="float">
            <text:p>4675.3</text:p>
          </table:table-cell>
          <table:table-cell table:formula="of:=[.$D107]*(1+[.$A107]*[.$D$3]*[.$B$3])" office:value-type="float" office:value="6024.458" calcext:value-type="float">
            <text:p>6024.458</text:p>
          </table:table-cell>
          <table:table-cell table:formula="of:=[.$A107]*[.$E$3]*([.$B$3]+[.$A$3])" office:value-type="percentage" office:value="0.182761904761905" calcext:value-type="percentage">
            <text:p>18.28%</text:p>
          </table:table-cell>
          <table:table-cell table:formula="of:=[.$A107]*[.$F$3]*[.$B$3]" office:value-type="percentage" office:value="0.288571428571429" calcext:value-type="percentage">
            <text:p>28.86%</text:p>
          </table:table-cell>
          <table:table-cell table:formula="of:=([.$C107]+[.$G$3]*[.$A$3]*[.$A107])*(1+[.$H$3]*[.$B$3]*[.$A107])" office:value-type="float" office:value="1023.37913333333" calcext:value-type="float">
            <text:p>1023.37913333333</text:p>
          </table:table-cell>
          <table:table-cell table:formula="of:=LOG([.$H107]/4;10)/4" office:value-type="percentage" office:value="0.601994141537074" calcext:value-type="percentage">
            <text:p>60.20%</text:p>
          </table:table-cell>
          <table:table-cell table:formula="of:=[.$E107]/(1-[.$F107])/(1-([.$G107]+[.$I107])/2)" office:value-type="float" office:value="13289.166240049" calcext:value-type="float">
            <text:p>13289.166240049</text:p>
          </table:table-cell>
          <table:table-cell table:formula="of:=[.$J107]*3" office:value-type="float" office:value="39867.498720147" calcext:value-type="float">
            <text:p>39867.49872014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[.$A108]*0.02" office:value-type="float" office:value="3.04" calcext:value-type="float">
            <text:p>3.04</text:p>
          </table:table-cell>
          <table:table-cell table:formula="of:=1.5*[.$A108]*[.$B108]" office:value-type="float" office:value="465.12" calcext:value-type="float">
            <text:p>465.12</text:p>
          </table:table-cell>
          <table:table-cell table:formula="of:=100+([.$C108]*10)" office:value-type="float" office:value="4751.2" calcext:value-type="float">
            <text:p>4751.2</text:p>
          </table:table-cell>
          <table:table-cell table:formula="of:=[.$D108]*(1+[.$A108]*[.$D$3]*[.$B$3])" office:value-type="float" office:value="6135.83542857143" calcext:value-type="float">
            <text:p>6135.83542857143</text:p>
          </table:table-cell>
          <table:table-cell table:formula="of:=[.$A108]*[.$E$3]*([.$B$3]+[.$A$3])" office:value-type="percentage" office:value="0.184571428571429" calcext:value-type="percentage">
            <text:p>18.46%</text:p>
          </table:table-cell>
          <table:table-cell table:formula="of:=[.$A108]*[.$F$3]*[.$B$3]" office:value-type="percentage" office:value="0.291428571428571" calcext:value-type="percentage">
            <text:p>29.14%</text:p>
          </table:table-cell>
          <table:table-cell table:formula="of:=([.$C108]+[.$G$3]*[.$A$3]*[.$A108])*(1+[.$H$3]*[.$B$3]*[.$A108])" office:value-type="float" office:value="1039.75497142857" calcext:value-type="float">
            <text:p>1039.75497142857</text:p>
          </table:table-cell>
          <table:table-cell table:formula="of:=LOG([.$H108]/4;10)/4" office:value-type="percentage" office:value="0.60371775355657" calcext:value-type="percentage">
            <text:p>60.37%</text:p>
          </table:table-cell>
          <table:table-cell table:formula="of:=[.$E108]/(1-[.$F108])/(1-([.$G108]+[.$I108])/2)" office:value-type="float" office:value="13621.125970362" calcext:value-type="float">
            <text:p>13621.125970362</text:p>
          </table:table-cell>
          <table:table-cell table:formula="of:=[.$J108]*3" office:value-type="float" office:value="40863.3779110861" calcext:value-type="float">
            <text:p>40863.377911086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[.$A109]*0.02" office:value-type="float" office:value="3.06" calcext:value-type="float">
            <text:p>3.06</text:p>
          </table:table-cell>
          <table:table-cell table:formula="of:=1.5*[.$A109]*[.$B109]" office:value-type="float" office:value="472.77" calcext:value-type="float">
            <text:p>472.77</text:p>
          </table:table-cell>
          <table:table-cell table:formula="of:=100+([.$C109]*10)" office:value-type="float" office:value="4827.7" calcext:value-type="float">
            <text:p>4827.7</text:p>
          </table:table-cell>
          <table:table-cell table:formula="of:=[.$D109]*(1+[.$A109]*[.$D$3]*[.$B$3])" office:value-type="float" office:value="6248.42314285714" calcext:value-type="float">
            <text:p>6248.42314285714</text:p>
          </table:table-cell>
          <table:table-cell table:formula="of:=[.$A109]*[.$E$3]*([.$B$3]+[.$A$3])" office:value-type="percentage" office:value="0.186380952380952" calcext:value-type="percentage">
            <text:p>18.64%</text:p>
          </table:table-cell>
          <table:table-cell table:formula="of:=[.$A109]*[.$F$3]*[.$B$3]" office:value-type="percentage" office:value="0.294285714285714" calcext:value-type="percentage">
            <text:p>29.43%</text:p>
          </table:table-cell>
          <table:table-cell table:formula="of:=([.$C109]+[.$G$3]*[.$A$3]*[.$A109])*(1+[.$H$3]*[.$B$3]*[.$A109])" office:value-type="float" office:value="1056.27088571429" calcext:value-type="float">
            <text:p>1056.27088571429</text:p>
          </table:table-cell>
          <table:table-cell table:formula="of:=LOG([.$H109]/4;10)/4" office:value-type="percentage" office:value="0.605428829512071" calcext:value-type="percentage">
            <text:p>60.54%</text:p>
          </table:table-cell>
          <table:table-cell table:formula="of:=[.$E109]/(1-[.$F109])/(1-([.$G109]+[.$I109])/2)" office:value-type="float" office:value="13959.6313103234" calcext:value-type="float">
            <text:p>13959.6313103234</text:p>
          </table:table-cell>
          <table:table-cell table:formula="of:=[.$J109]*3" office:value-type="float" office:value="41878.8939309702" calcext:value-type="float">
            <text:p>41878.8939309702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[.$A110]*0.02" office:value-type="float" office:value="3.08" calcext:value-type="float">
            <text:p>3.08</text:p>
          </table:table-cell>
          <table:table-cell table:formula="of:=1.5*[.$A110]*[.$B110]" office:value-type="float" office:value="480.48" calcext:value-type="float">
            <text:p>480.48</text:p>
          </table:table-cell>
          <table:table-cell table:formula="of:=100+([.$C110]*10)" office:value-type="float" office:value="4904.8" calcext:value-type="float">
            <text:p>4904.8</text:p>
          </table:table-cell>
          <table:table-cell table:formula="of:=[.$D110]*(1+[.$A110]*[.$D$3]*[.$B$3])" office:value-type="float" office:value="6362.22628571429" calcext:value-type="float">
            <text:p>6362.22628571429</text:p>
          </table:table-cell>
          <table:table-cell table:formula="of:=[.$A110]*[.$E$3]*([.$B$3]+[.$A$3])" office:value-type="percentage" office:value="0.188190476190476" calcext:value-type="percentage">
            <text:p>18.82%</text:p>
          </table:table-cell>
          <table:table-cell table:formula="of:=[.$A110]*[.$F$3]*[.$B$3]" office:value-type="percentage" office:value="0.297142857142857" calcext:value-type="percentage">
            <text:p>29.71%</text:p>
          </table:table-cell>
          <table:table-cell table:formula="of:=([.$C110]+[.$G$3]*[.$A$3]*[.$A110])*(1+[.$H$3]*[.$B$3]*[.$A110])" office:value-type="float" office:value="1072.92739047619" calcext:value-type="float">
            <text:p>1072.92739047619</text:p>
          </table:table-cell>
          <table:table-cell table:formula="of:=LOG([.$H110]/4;10)/4" office:value-type="percentage" office:value="0.607127585273077" calcext:value-type="percentage">
            <text:p>60.71%</text:p>
          </table:table-cell>
          <table:table-cell table:formula="of:=[.$E110]/(1-[.$F110])/(1-([.$G110]+[.$I110])/2)" office:value-type="float" office:value="14304.7933509091" calcext:value-type="float">
            <text:p>14304.7933509091</text:p>
          </table:table-cell>
          <table:table-cell table:formula="of:=[.$J110]*3" office:value-type="float" office:value="42914.3800527274" calcext:value-type="float">
            <text:p>42914.380052727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[.$A111]*0.02" office:value-type="float" office:value="3.1" calcext:value-type="float">
            <text:p>3.1</text:p>
          </table:table-cell>
          <table:table-cell table:formula="of:=1.5*[.$A111]*[.$B111]" office:value-type="float" office:value="488.25" calcext:value-type="float">
            <text:p>488.25</text:p>
          </table:table-cell>
          <table:table-cell table:formula="of:=100+([.$C111]*10)" office:value-type="float" office:value="4982.5" calcext:value-type="float">
            <text:p>4982.5</text:p>
          </table:table-cell>
          <table:table-cell table:formula="of:=[.$D111]*(1+[.$A111]*[.$D$3]*[.$B$3])" office:value-type="float" office:value="6477.25" calcext:value-type="float">
            <text:p>6477.25</text:p>
          </table:table-cell>
          <table:table-cell table:formula="of:=[.$A111]*[.$E$3]*([.$B$3]+[.$A$3])" office:value-type="percentage" office:value="0.19" calcext:value-type="percentage">
            <text:p>19.00%</text:p>
          </table:table-cell>
          <table:table-cell table:formula="of:=[.$A111]*[.$F$3]*[.$B$3]" office:value-type="percentage" office:value="0.3" calcext:value-type="percentage">
            <text:p>30.00%</text:p>
          </table:table-cell>
          <table:table-cell table:formula="of:=([.$C111]+[.$G$3]*[.$A$3]*[.$A111])*(1+[.$H$3]*[.$B$3]*[.$A111])" office:value-type="float" office:value="1089.725" calcext:value-type="float">
            <text:p>1089.725</text:p>
          </table:table-cell>
          <table:table-cell table:formula="of:=LOG([.$H111]/4;10)/4" office:value-type="percentage" office:value="0.608814230769933" calcext:value-type="percentage">
            <text:p>60.88%</text:p>
          </table:table-cell>
          <table:table-cell table:formula="of:=[.$E111]/(1-[.$F111])/(1-([.$G111]+[.$I111])/2)" office:value-type="float" office:value="14656.7251219083" calcext:value-type="float">
            <text:p>14656.7251219083</text:p>
          </table:table-cell>
          <table:table-cell table:formula="of:=[.$J111]*3" office:value-type="float" office:value="43970.175365725" calcext:value-type="float">
            <text:p>43970.17536572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[.$A112]*0.02" office:value-type="float" office:value="3.12" calcext:value-type="float">
            <text:p>3.12</text:p>
          </table:table-cell>
          <table:table-cell table:formula="of:=1.5*[.$A112]*[.$B112]" office:value-type="float" office:value="496.08" calcext:value-type="float">
            <text:p>496.08</text:p>
          </table:table-cell>
          <table:table-cell table:formula="of:=100+([.$C112]*10)" office:value-type="float" office:value="5060.8" calcext:value-type="float">
            <text:p>5060.8</text:p>
          </table:table-cell>
          <table:table-cell table:formula="of:=[.$D112]*(1+[.$A112]*[.$D$3]*[.$B$3])" office:value-type="float" office:value="6593.49942857143" calcext:value-type="float">
            <text:p>6593.49942857143</text:p>
          </table:table-cell>
          <table:table-cell table:formula="of:=[.$A112]*[.$E$3]*([.$B$3]+[.$A$3])" office:value-type="percentage" office:value="0.191809523809524" calcext:value-type="percentage">
            <text:p>19.18%</text:p>
          </table:table-cell>
          <table:table-cell table:formula="of:=[.$A112]*[.$F$3]*[.$B$3]" office:value-type="percentage" office:value="0.302857142857143" calcext:value-type="percentage">
            <text:p>30.29%</text:p>
          </table:table-cell>
          <table:table-cell table:formula="of:=([.$C112]+[.$G$3]*[.$A$3]*[.$A112])*(1+[.$H$3]*[.$B$3]*[.$A112])" office:value-type="float" office:value="1106.66422857143" calcext:value-type="float">
            <text:p>1106.66422857143</text:p>
          </table:table-cell>
          <table:table-cell table:formula="of:=LOG([.$H112]/4;10)/4" office:value-type="percentage" office:value="0.610488970215502" calcext:value-type="percentage">
            <text:p>61.05%</text:p>
          </table:table-cell>
          <table:table-cell table:formula="of:=[.$E112]/(1-[.$F112])/(1-([.$G112]+[.$I112])/2)" office:value-type="float" office:value="15015.541630295" calcext:value-type="float">
            <text:p>15015.541630295</text:p>
          </table:table-cell>
          <table:table-cell table:formula="of:=[.$J112]*3" office:value-type="float" office:value="45046.624890885" calcext:value-type="float">
            <text:p>45046.624890885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[.$A113]*0.02" office:value-type="float" office:value="3.14" calcext:value-type="float">
            <text:p>3.14</text:p>
          </table:table-cell>
          <table:table-cell table:formula="of:=1.5*[.$A113]*[.$B113]" office:value-type="float" office:value="503.97" calcext:value-type="float">
            <text:p>503.97</text:p>
          </table:table-cell>
          <table:table-cell table:formula="of:=100+([.$C113]*10)" office:value-type="float" office:value="5139.7" calcext:value-type="float">
            <text:p>5139.7</text:p>
          </table:table-cell>
          <table:table-cell table:formula="of:=[.$D113]*(1+[.$A113]*[.$D$3]*[.$B$3])" office:value-type="float" office:value="6710.97971428572" calcext:value-type="float">
            <text:p>6710.97971428572</text:p>
          </table:table-cell>
          <table:table-cell table:formula="of:=[.$A113]*[.$E$3]*([.$B$3]+[.$A$3])" office:value-type="percentage" office:value="0.193619047619048" calcext:value-type="percentage">
            <text:p>19.36%</text:p>
          </table:table-cell>
          <table:table-cell table:formula="of:=[.$A113]*[.$F$3]*[.$B$3]" office:value-type="percentage" office:value="0.305714285714286" calcext:value-type="percentage">
            <text:p>30.57%</text:p>
          </table:table-cell>
          <table:table-cell table:formula="of:=([.$C113]+[.$G$3]*[.$A$3]*[.$A113])*(1+[.$H$3]*[.$B$3]*[.$A113])" office:value-type="float" office:value="1123.74559047619" calcext:value-type="float">
            <text:p>1123.74559047619</text:p>
          </table:table-cell>
          <table:table-cell table:formula="of:=LOG([.$H113]/4;10)/4" office:value-type="percentage" office:value="0.612152002316486" calcext:value-type="percentage">
            <text:p>61.22%</text:p>
          </table:table-cell>
          <table:table-cell table:formula="of:=[.$E113]/(1-[.$F113])/(1-([.$G113]+[.$I113])/2)" office:value-type="float" office:value="15381.3598994684" calcext:value-type="float">
            <text:p>15381.3598994684</text:p>
          </table:table-cell>
          <table:table-cell table:formula="of:=[.$J113]*3" office:value-type="float" office:value="46144.0796984051" calcext:value-type="float">
            <text:p>46144.079698405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[.$A114]*0.02" office:value-type="float" office:value="3.16" calcext:value-type="float">
            <text:p>3.16</text:p>
          </table:table-cell>
          <table:table-cell table:formula="of:=1.5*[.$A114]*[.$B114]" office:value-type="float" office:value="511.92" calcext:value-type="float">
            <text:p>511.92</text:p>
          </table:table-cell>
          <table:table-cell table:formula="of:=100+([.$C114]*10)" office:value-type="float" office:value="5219.2" calcext:value-type="float">
            <text:p>5219.2</text:p>
          </table:table-cell>
          <table:table-cell table:formula="of:=[.$D114]*(1+[.$A114]*[.$D$3]*[.$B$3])" office:value-type="float" office:value="6829.696" calcext:value-type="float">
            <text:p>6829.696</text:p>
          </table:table-cell>
          <table:table-cell table:formula="of:=[.$A114]*[.$E$3]*([.$B$3]+[.$A$3])" office:value-type="percentage" office:value="0.195428571428571" calcext:value-type="percentage">
            <text:p>19.54%</text:p>
          </table:table-cell>
          <table:table-cell table:formula="of:=[.$A114]*[.$F$3]*[.$B$3]" office:value-type="percentage" office:value="0.308571428571429" calcext:value-type="percentage">
            <text:p>30.86%</text:p>
          </table:table-cell>
          <table:table-cell table:formula="of:=([.$C114]+[.$G$3]*[.$A$3]*[.$A114])*(1+[.$H$3]*[.$B$3]*[.$A114])" office:value-type="float" office:value="1140.9696" calcext:value-type="float">
            <text:p>1140.9696</text:p>
          </table:table-cell>
          <table:table-cell table:formula="of:=LOG([.$H114]/4;10)/4" office:value-type="percentage" office:value="0.613803520474988" calcext:value-type="percentage">
            <text:p>61.38%</text:p>
          </table:table-cell>
          <table:table-cell table:formula="of:=[.$E114]/(1-[.$F114])/(1-([.$G114]+[.$I114])/2)" office:value-type="float" office:value="15754.2990093857" calcext:value-type="float">
            <text:p>15754.2990093857</text:p>
          </table:table-cell>
          <table:table-cell table:formula="of:=[.$J114]*3" office:value-type="float" office:value="47262.8970281571" calcext:value-type="float">
            <text:p>47262.897028157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[.$A115]*0.02" office:value-type="float" office:value="3.18" calcext:value-type="float">
            <text:p>3.18</text:p>
          </table:table-cell>
          <table:table-cell table:formula="of:=1.5*[.$A115]*[.$B115]" office:value-type="float" office:value="519.93" calcext:value-type="float">
            <text:p>519.93</text:p>
          </table:table-cell>
          <table:table-cell table:formula="of:=100+([.$C115]*10)" office:value-type="float" office:value="5299.3" calcext:value-type="float">
            <text:p>5299.3</text:p>
          </table:table-cell>
          <table:table-cell table:formula="of:=[.$D115]*(1+[.$A115]*[.$D$3]*[.$B$3])" office:value-type="float" office:value="6949.65342857143" calcext:value-type="float">
            <text:p>6949.65342857143</text:p>
          </table:table-cell>
          <table:table-cell table:formula="of:=[.$A115]*[.$E$3]*([.$B$3]+[.$A$3])" office:value-type="percentage" office:value="0.197238095238095" calcext:value-type="percentage">
            <text:p>19.72%</text:p>
          </table:table-cell>
          <table:table-cell table:formula="of:=[.$A115]*[.$F$3]*[.$B$3]" office:value-type="percentage" office:value="0.311428571428571" calcext:value-type="percentage">
            <text:p>31.14%</text:p>
          </table:table-cell>
          <table:table-cell table:formula="of:=([.$C115]+[.$G$3]*[.$A$3]*[.$A115])*(1+[.$H$3]*[.$B$3]*[.$A115])" office:value-type="float" office:value="1158.33677142857" calcext:value-type="float">
            <text:p>1158.33677142857</text:p>
          </table:table-cell>
          <table:table-cell table:formula="of:=LOG([.$H115]/4;10)/4" office:value-type="percentage" office:value="0.61544371298083" calcext:value-type="percentage">
            <text:p>61.54%</text:p>
          </table:table-cell>
          <table:table-cell table:formula="of:=[.$E115]/(1-[.$F115])/(1-([.$G115]+[.$I115])/2)" office:value-type="float" office:value="16134.4801376094" calcext:value-type="float">
            <text:p>16134.4801376094</text:p>
          </table:table-cell>
          <table:table-cell table:formula="of:=[.$J115]*3" office:value-type="float" office:value="48403.4404128281" calcext:value-type="float">
            <text:p>48403.440412828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[.$A116]*0.02" office:value-type="float" office:value="3.2" calcext:value-type="float">
            <text:p>3.2</text:p>
          </table:table-cell>
          <table:table-cell table:formula="of:=1.5*[.$A116]*[.$B116]" office:value-type="float" office:value="528" calcext:value-type="float">
            <text:p>528</text:p>
          </table:table-cell>
          <table:table-cell table:formula="of:=100+([.$C116]*10)" office:value-type="float" office:value="5380" calcext:value-type="float">
            <text:p>5380</text:p>
          </table:table-cell>
          <table:table-cell table:formula="of:=[.$D116]*(1+[.$A116]*[.$D$3]*[.$B$3])" office:value-type="float" office:value="7070.85714285714" calcext:value-type="float">
            <text:p>7070.85714285714</text:p>
          </table:table-cell>
          <table:table-cell table:formula="of:=[.$A116]*[.$E$3]*([.$B$3]+[.$A$3])" office:value-type="percentage" office:value="0.199047619047619" calcext:value-type="percentage">
            <text:p>19.90%</text:p>
          </table:table-cell>
          <table:table-cell table:formula="of:=[.$A116]*[.$F$3]*[.$B$3]" office:value-type="percentage" office:value="0.314285714285714" calcext:value-type="percentage">
            <text:p>31.43%</text:p>
          </table:table-cell>
          <table:table-cell table:formula="of:=([.$C116]+[.$G$3]*[.$A$3]*[.$A116])*(1+[.$H$3]*[.$B$3]*[.$A116])" office:value-type="float" office:value="1175.84761904762" calcext:value-type="float">
            <text:p>1175.84761904762</text:p>
          </table:table-cell>
          <table:table-cell table:formula="of:=LOG([.$H116]/4;10)/4" office:value-type="percentage" office:value="0.617072763195157" calcext:value-type="percentage">
            <text:p>61.71%</text:p>
          </table:table-cell>
          <table:table-cell table:formula="of:=[.$E116]/(1-[.$F116])/(1-([.$G116]+[.$I116])/2)" office:value-type="float" office:value="16522.0266012925" calcext:value-type="float">
            <text:p>16522.0266012925</text:p>
          </table:table-cell>
          <table:table-cell table:formula="of:=[.$J116]*3" office:value-type="float" office:value="49566.0798038775" calcext:value-type="float">
            <text:p>49566.079803877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[.$A117]*0.02" office:value-type="float" office:value="3.22" calcext:value-type="float">
            <text:p>3.22</text:p>
          </table:table-cell>
          <table:table-cell table:formula="of:=1.5*[.$A117]*[.$B117]" office:value-type="float" office:value="536.13" calcext:value-type="float">
            <text:p>536.13</text:p>
          </table:table-cell>
          <table:table-cell table:formula="of:=100+([.$C117]*10)" office:value-type="float" office:value="5461.3" calcext:value-type="float">
            <text:p>5461.3</text:p>
          </table:table-cell>
          <table:table-cell table:formula="of:=[.$D117]*(1+[.$A117]*[.$D$3]*[.$B$3])" office:value-type="float" office:value="7193.31228571429" calcext:value-type="float">
            <text:p>7193.31228571429</text:p>
          </table:table-cell>
          <table:table-cell table:formula="of:=[.$A117]*[.$E$3]*([.$B$3]+[.$A$3])" office:value-type="percentage" office:value="0.200857142857143" calcext:value-type="percentage">
            <text:p>20.09%</text:p>
          </table:table-cell>
          <table:table-cell table:formula="of:=[.$A117]*[.$F$3]*[.$B$3]" office:value-type="percentage" office:value="0.317142857142857" calcext:value-type="percentage">
            <text:p>31.71%</text:p>
          </table:table-cell>
          <table:table-cell table:formula="of:=([.$C117]+[.$G$3]*[.$A$3]*[.$A117])*(1+[.$H$3]*[.$B$3]*[.$A117])" office:value-type="float" office:value="1193.50265714286" calcext:value-type="float">
            <text:p>1193.50265714286</text:p>
          </table:table-cell>
          <table:table-cell table:formula="of:=LOG([.$H117]/4;10)/4" office:value-type="percentage" office:value="0.61869084972578" calcext:value-type="percentage">
            <text:p>61.87%</text:p>
          </table:table-cell>
          <table:table-cell table:formula="of:=[.$E117]/(1-[.$F117])/(1-([.$G117]+[.$I117])/2)" office:value-type="float" office:value="16917.063900128" calcext:value-type="float">
            <text:p>16917.063900128</text:p>
          </table:table-cell>
          <table:table-cell table:formula="of:=[.$J117]*3" office:value-type="float" office:value="50751.1917003841" calcext:value-type="float">
            <text:p>50751.191700384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[.$A118]*0.02" office:value-type="float" office:value="3.24" calcext:value-type="float">
            <text:p>3.24</text:p>
          </table:table-cell>
          <table:table-cell table:formula="of:=1.5*[.$A118]*[.$B118]" office:value-type="float" office:value="544.32" calcext:value-type="float">
            <text:p>544.32</text:p>
          </table:table-cell>
          <table:table-cell table:formula="of:=100+([.$C118]*10)" office:value-type="float" office:value="5543.2" calcext:value-type="float">
            <text:p>5543.2</text:p>
          </table:table-cell>
          <table:table-cell table:formula="of:=[.$D118]*(1+[.$A118]*[.$D$3]*[.$B$3])" office:value-type="float" office:value="7317.024" calcext:value-type="float">
            <text:p>7317.024</text:p>
          </table:table-cell>
          <table:table-cell table:formula="of:=[.$A118]*[.$E$3]*([.$B$3]+[.$A$3])" office:value-type="percentage" office:value="0.202666666666667" calcext:value-type="percentage">
            <text:p>20.27%</text:p>
          </table:table-cell>
          <table:table-cell table:formula="of:=[.$A118]*[.$F$3]*[.$B$3]" office:value-type="percentage" office:value="0.32" calcext:value-type="percentage">
            <text:p>32.00%</text:p>
          </table:table-cell>
          <table:table-cell table:formula="of:=([.$C118]+[.$G$3]*[.$A$3]*[.$A118])*(1+[.$H$3]*[.$B$3]*[.$A118])" office:value-type="float" office:value="1211.3024" calcext:value-type="float">
            <text:p>1211.3024</text:p>
          </table:table-cell>
          <table:table-cell table:formula="of:=LOG([.$H118]/4;10)/4" office:value-type="percentage" office:value="0.620298146594711" calcext:value-type="percentage">
            <text:p>62.03%</text:p>
          </table:table-cell>
          <table:table-cell table:formula="of:=[.$E118]/(1-[.$F118])/(1-([.$G118]+[.$I118])/2)" office:value-type="float" office:value="17319.7197602855" calcext:value-type="float">
            <text:p>17319.7197602855</text:p>
          </table:table-cell>
          <table:table-cell table:formula="of:=[.$J118]*3" office:value-type="float" office:value="51959.1592808566" calcext:value-type="float">
            <text:p>51959.1592808566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[.$A119]*0.02" office:value-type="float" office:value="3.26" calcext:value-type="float">
            <text:p>3.26</text:p>
          </table:table-cell>
          <table:table-cell table:formula="of:=1.5*[.$A119]*[.$B119]" office:value-type="float" office:value="552.57" calcext:value-type="float">
            <text:p>552.57</text:p>
          </table:table-cell>
          <table:table-cell table:formula="of:=100+([.$C119]*10)" office:value-type="float" office:value="5625.7" calcext:value-type="float">
            <text:p>5625.7</text:p>
          </table:table-cell>
          <table:table-cell table:formula="of:=[.$D119]*(1+[.$A119]*[.$D$3]*[.$B$3])" office:value-type="float" office:value="7441.99742857143" calcext:value-type="float">
            <text:p>7441.99742857143</text:p>
          </table:table-cell>
          <table:table-cell table:formula="of:=[.$A119]*[.$E$3]*([.$B$3]+[.$A$3])" office:value-type="percentage" office:value="0.20447619047619" calcext:value-type="percentage">
            <text:p>20.45%</text:p>
          </table:table-cell>
          <table:table-cell table:formula="of:=[.$A119]*[.$F$3]*[.$B$3]" office:value-type="percentage" office:value="0.322857142857143" calcext:value-type="percentage">
            <text:p>32.29%</text:p>
          </table:table-cell>
          <table:table-cell table:formula="of:=([.$C119]+[.$G$3]*[.$A$3]*[.$A119])*(1+[.$H$3]*[.$B$3]*[.$A119])" office:value-type="float" office:value="1229.24736190476" calcext:value-type="float">
            <text:p>1229.24736190476</text:p>
          </table:table-cell>
          <table:table-cell table:formula="of:=LOG([.$H119]/4;10)/4" office:value-type="percentage" office:value="0.621894823398302" calcext:value-type="percentage">
            <text:p>62.19%</text:p>
          </table:table-cell>
          <table:table-cell table:formula="of:=[.$E119]/(1-[.$F119])/(1-([.$G119]+[.$I119])/2)" office:value-type="float" office:value="17730.1241793626" calcext:value-type="float">
            <text:p>17730.1241793626</text:p>
          </table:table-cell>
          <table:table-cell table:formula="of:=[.$J119]*3" office:value-type="float" office:value="53190.3725380878" calcext:value-type="float">
            <text:p>53190.372538087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[.$A120]*0.02" office:value-type="float" office:value="3.28" calcext:value-type="float">
            <text:p>3.28</text:p>
          </table:table-cell>
          <table:table-cell table:formula="of:=1.5*[.$A120]*[.$B120]" office:value-type="float" office:value="560.88" calcext:value-type="float">
            <text:p>560.88</text:p>
          </table:table-cell>
          <table:table-cell table:formula="of:=100+([.$C120]*10)" office:value-type="float" office:value="5708.8" calcext:value-type="float">
            <text:p>5708.8</text:p>
          </table:table-cell>
          <table:table-cell table:formula="of:=[.$D120]*(1+[.$A120]*[.$D$3]*[.$B$3])" office:value-type="float" office:value="7568.23771428571" calcext:value-type="float">
            <text:p>7568.23771428571</text:p>
          </table:table-cell>
          <table:table-cell table:formula="of:=[.$A120]*[.$E$3]*([.$B$3]+[.$A$3])" office:value-type="percentage" office:value="0.206285714285714" calcext:value-type="percentage">
            <text:p>20.63%</text:p>
          </table:table-cell>
          <table:table-cell table:formula="of:=[.$A120]*[.$F$3]*[.$B$3]" office:value-type="percentage" office:value="0.325714285714286" calcext:value-type="percentage">
            <text:p>32.57%</text:p>
          </table:table-cell>
          <table:table-cell table:formula="of:=([.$C120]+[.$G$3]*[.$A$3]*[.$A120])*(1+[.$H$3]*[.$B$3]*[.$A120])" office:value-type="float" office:value="1247.33805714286" calcext:value-type="float">
            <text:p>1247.33805714286</text:p>
          </table:table-cell>
          <table:table-cell table:formula="of:=LOG([.$H120]/4;10)/4" office:value-type="percentage" office:value="0.623481045460383" calcext:value-type="percentage">
            <text:p>62.35%</text:p>
          </table:table-cell>
          <table:table-cell table:formula="of:=[.$E120]/(1-[.$F120])/(1-([.$G120]+[.$I120])/2)" office:value-type="float" office:value="18148.409472377" calcext:value-type="float">
            <text:p>18148.409472377</text:p>
          </table:table-cell>
          <table:table-cell table:formula="of:=[.$J120]*3" office:value-type="float" office:value="54445.2284171309" calcext:value-type="float">
            <text:p>54445.2284171309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[.$A121]*0.02" office:value-type="float" office:value="3.3" calcext:value-type="float">
            <text:p>3.3</text:p>
          </table:table-cell>
          <table:table-cell table:formula="of:=1.5*[.$A121]*[.$B121]" office:value-type="float" office:value="569.25" calcext:value-type="float">
            <text:p>569.25</text:p>
          </table:table-cell>
          <table:table-cell table:formula="of:=100+([.$C121]*10)" office:value-type="float" office:value="5792.5" calcext:value-type="float">
            <text:p>5792.5</text:p>
          </table:table-cell>
          <table:table-cell table:formula="of:=[.$D121]*(1+[.$A121]*[.$D$3]*[.$B$3])" office:value-type="float" office:value="7695.75" calcext:value-type="float">
            <text:p>7695.75</text:p>
          </table:table-cell>
          <table:table-cell table:formula="of:=[.$A121]*[.$E$3]*([.$B$3]+[.$A$3])" office:value-type="percentage" office:value="0.208095238095238" calcext:value-type="percentage">
            <text:p>20.81%</text:p>
          </table:table-cell>
          <table:table-cell table:formula="of:=[.$A121]*[.$F$3]*[.$B$3]" office:value-type="percentage" office:value="0.328571428571429" calcext:value-type="percentage">
            <text:p>32.86%</text:p>
          </table:table-cell>
          <table:table-cell table:formula="of:=([.$C121]+[.$G$3]*[.$A$3]*[.$A121])*(1+[.$H$3]*[.$B$3]*[.$A121])" office:value-type="float" office:value="1265.575" calcext:value-type="float">
            <text:p>1265.575</text:p>
          </table:table-cell>
          <table:table-cell table:formula="of:=LOG([.$H121]/4;10)/4" office:value-type="percentage" office:value="0.625056973978754" calcext:value-type="percentage">
            <text:p>62.51%</text:p>
          </table:table-cell>
          <table:table-cell table:formula="of:=[.$E121]/(1-[.$F121])/(1-([.$G121]+[.$I121])/2)" office:value-type="float" office:value="18574.710318827" calcext:value-type="float">
            <text:p>18574.710318827</text:p>
          </table:table-cell>
          <table:table-cell table:formula="of:=[.$J121]*3" office:value-type="float" office:value="55724.1309564811" calcext:value-type="float">
            <text:p>55724.1309564811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[.$A122]*0.02" office:value-type="float" office:value="3.32" calcext:value-type="float">
            <text:p>3.32</text:p>
          </table:table-cell>
          <table:table-cell table:formula="of:=1.5*[.$A122]*[.$B122]" office:value-type="float" office:value="577.68" calcext:value-type="float">
            <text:p>577.68</text:p>
          </table:table-cell>
          <table:table-cell table:formula="of:=100+([.$C122]*10)" office:value-type="float" office:value="5876.8" calcext:value-type="float">
            <text:p>5876.8</text:p>
          </table:table-cell>
          <table:table-cell table:formula="of:=[.$D122]*(1+[.$A122]*[.$D$3]*[.$B$3])" office:value-type="float" office:value="7824.53942857143" calcext:value-type="float">
            <text:p>7824.53942857143</text:p>
          </table:table-cell>
          <table:table-cell table:formula="of:=[.$A122]*[.$E$3]*([.$B$3]+[.$A$3])" office:value-type="percentage" office:value="0.209904761904762" calcext:value-type="percentage">
            <text:p>20.99%</text:p>
          </table:table-cell>
          <table:table-cell table:formula="of:=[.$A122]*[.$F$3]*[.$B$3]" office:value-type="percentage" office:value="0.331428571428571" calcext:value-type="percentage">
            <text:p>33.14%</text:p>
          </table:table-cell>
          <table:table-cell table:formula="of:=([.$C122]+[.$G$3]*[.$A$3]*[.$A122])*(1+[.$H$3]*[.$B$3]*[.$A122])" office:value-type="float" office:value="1283.9587047619" calcext:value-type="float">
            <text:p>1283.9587047619</text:p>
          </table:table-cell>
          <table:table-cell table:formula="of:=LOG([.$H122]/4;10)/4" office:value-type="percentage" office:value="0.626622766165386" calcext:value-type="percentage">
            <text:p>62.66%</text:p>
          </table:table-cell>
          <table:table-cell table:formula="of:=[.$E122]/(1-[.$F122])/(1-([.$G122]+[.$I122])/2)" office:value-type="float" office:value="19009.1638108492" calcext:value-type="float">
            <text:p>19009.1638108492</text:p>
          </table:table-cell>
          <table:table-cell table:formula="of:=[.$J122]*3" office:value-type="float" office:value="57027.4914325475" calcext:value-type="float">
            <text:p>57027.4914325475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[.$A123]*0.02" office:value-type="float" office:value="3.34" calcext:value-type="float">
            <text:p>3.34</text:p>
          </table:table-cell>
          <table:table-cell table:formula="of:=1.5*[.$A123]*[.$B123]" office:value-type="float" office:value="586.17" calcext:value-type="float">
            <text:p>586.17</text:p>
          </table:table-cell>
          <table:table-cell table:formula="of:=100+([.$C123]*10)" office:value-type="float" office:value="5961.7" calcext:value-type="float">
            <text:p>5961.7</text:p>
          </table:table-cell>
          <table:table-cell table:formula="of:=[.$D123]*(1+[.$A123]*[.$D$3]*[.$B$3])" office:value-type="float" office:value="7954.61114285714" calcext:value-type="float">
            <text:p>7954.61114285714</text:p>
          </table:table-cell>
          <table:table-cell table:formula="of:=[.$A123]*[.$E$3]*([.$B$3]+[.$A$3])" office:value-type="percentage" office:value="0.211714285714286" calcext:value-type="percentage">
            <text:p>21.17%</text:p>
          </table:table-cell>
          <table:table-cell table:formula="of:=[.$A123]*[.$F$3]*[.$B$3]" office:value-type="percentage" office:value="0.334285714285714" calcext:value-type="percentage">
            <text:p>33.43%</text:p>
          </table:table-cell>
          <table:table-cell table:formula="of:=([.$C123]+[.$G$3]*[.$A$3]*[.$A123])*(1+[.$H$3]*[.$B$3]*[.$A123])" office:value-type="float" office:value="1302.48968571429" calcext:value-type="float">
            <text:p>1302.48968571429</text:p>
          </table:table-cell>
          <table:table-cell table:formula="of:=LOG([.$H123]/4;10)/4" office:value-type="percentage" office:value="0.628178575380649" calcext:value-type="percentage">
            <text:p>62.82%</text:p>
          </table:table-cell>
          <table:table-cell table:formula="of:=[.$E123]/(1-[.$F123])/(1-([.$G123]+[.$I123])/2)" office:value-type="float" office:value="19451.9095025009" calcext:value-type="float">
            <text:p>19451.9095025009</text:p>
          </table:table-cell>
          <table:table-cell table:formula="of:=[.$J123]*3" office:value-type="float" office:value="58355.7285075026" calcext:value-type="float">
            <text:p>58355.7285075026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[.$A124]*0.02" office:value-type="float" office:value="3.36" calcext:value-type="float">
            <text:p>3.36</text:p>
          </table:table-cell>
          <table:table-cell table:formula="of:=1.5*[.$A124]*[.$B124]" office:value-type="float" office:value="594.72" calcext:value-type="float">
            <text:p>594.72</text:p>
          </table:table-cell>
          <table:table-cell table:formula="of:=100+([.$C124]*10)" office:value-type="float" office:value="6047.2" calcext:value-type="float">
            <text:p>6047.2</text:p>
          </table:table-cell>
          <table:table-cell table:formula="of:=[.$D124]*(1+[.$A124]*[.$D$3]*[.$B$3])" office:value-type="float" office:value="8085.97028571429" calcext:value-type="float">
            <text:p>8085.97028571429</text:p>
          </table:table-cell>
          <table:table-cell table:formula="of:=[.$A124]*[.$E$3]*([.$B$3]+[.$A$3])" office:value-type="percentage" office:value="0.21352380952381" calcext:value-type="percentage">
            <text:p>21.35%</text:p>
          </table:table-cell>
          <table:table-cell table:formula="of:=[.$A124]*[.$F$3]*[.$B$3]" office:value-type="percentage" office:value="0.337142857142857" calcext:value-type="percentage">
            <text:p>33.71%</text:p>
          </table:table-cell>
          <table:table-cell table:formula="of:=([.$C124]+[.$G$3]*[.$A$3]*[.$A124])*(1+[.$H$3]*[.$B$3]*[.$A124])" office:value-type="float" office:value="1321.16845714286" calcext:value-type="float">
            <text:p>1321.16845714286</text:p>
          </table:table-cell>
          <table:table-cell table:formula="of:=LOG([.$H124]/4;10)/4" office:value-type="percentage" office:value="0.629724551261877" calcext:value-type="percentage">
            <text:p>62.97%</text:p>
          </table:table-cell>
          <table:table-cell table:formula="of:=[.$E124]/(1-[.$F124])/(1-([.$G124]+[.$I124])/2)" office:value-type="float" office:value="19903.0894601999" calcext:value-type="float">
            <text:p>19903.0894601999</text:p>
          </table:table-cell>
          <table:table-cell table:formula="of:=[.$J124]*3" office:value-type="float" office:value="59709.2683805996" calcext:value-type="float">
            <text:p>59709.268380599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[.$A125]*0.02" office:value-type="float" office:value="3.38" calcext:value-type="float">
            <text:p>3.38</text:p>
          </table:table-cell>
          <table:table-cell table:formula="of:=1.5*[.$A125]*[.$B125]" office:value-type="float" office:value="603.33" calcext:value-type="float">
            <text:p>603.33</text:p>
          </table:table-cell>
          <table:table-cell table:formula="of:=100+([.$C125]*10)" office:value-type="float" office:value="6133.3" calcext:value-type="float">
            <text:p>6133.3</text:p>
          </table:table-cell>
          <table:table-cell table:formula="of:=[.$D125]*(1+[.$A125]*[.$D$3]*[.$B$3])" office:value-type="float" office:value="8218.622" calcext:value-type="float">
            <text:p>8218.622</text:p>
          </table:table-cell>
          <table:table-cell table:formula="of:=[.$A125]*[.$E$3]*([.$B$3]+[.$A$3])" office:value-type="percentage" office:value="0.215333333333333" calcext:value-type="percentage">
            <text:p>21.53%</text:p>
          </table:table-cell>
          <table:table-cell table:formula="of:=[.$A125]*[.$F$3]*[.$B$3]" office:value-type="percentage" office:value="0.34" calcext:value-type="percentage">
            <text:p>34.00%</text:p>
          </table:table-cell>
          <table:table-cell table:formula="of:=([.$C125]+[.$G$3]*[.$A$3]*[.$A125])*(1+[.$H$3]*[.$B$3]*[.$A125])" office:value-type="float" office:value="1339.99553333333" calcext:value-type="float">
            <text:p>1339.99553333333</text:p>
          </table:table-cell>
          <table:table-cell table:formula="of:=LOG([.$H125]/4;10)/4" office:value-type="percentage" office:value="0.63126083984654" calcext:value-type="percentage">
            <text:p>63.13%</text:p>
          </table:table-cell>
          <table:table-cell table:formula="of:=[.$E125]/(1-[.$F125])/(1-([.$G125]+[.$I125])/2)" office:value-type="float" office:value="20362.8483143503" calcext:value-type="float">
            <text:p>20362.8483143503</text:p>
          </table:table-cell>
          <table:table-cell table:formula="of:=[.$J125]*3" office:value-type="float" office:value="61088.5449430509" calcext:value-type="float">
            <text:p>61088.544943050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[.$A126]*0.02" office:value-type="float" office:value="3.4" calcext:value-type="float">
            <text:p>3.4</text:p>
          </table:table-cell>
          <table:table-cell table:formula="of:=1.5*[.$A126]*[.$B126]" office:value-type="float" office:value="612" calcext:value-type="float">
            <text:p>612</text:p>
          </table:table-cell>
          <table:table-cell table:formula="of:=100+([.$C126]*10)" office:value-type="float" office:value="6220" calcext:value-type="float">
            <text:p>6220</text:p>
          </table:table-cell>
          <table:table-cell table:formula="of:=[.$D126]*(1+[.$A126]*[.$D$3]*[.$B$3])" office:value-type="float" office:value="8352.57142857143" calcext:value-type="float">
            <text:p>8352.57142857143</text:p>
          </table:table-cell>
          <table:table-cell table:formula="of:=[.$A126]*[.$E$3]*([.$B$3]+[.$A$3])" office:value-type="percentage" office:value="0.217142857142857" calcext:value-type="percentage">
            <text:p>21.71%</text:p>
          </table:table-cell>
          <table:table-cell table:formula="of:=[.$A126]*[.$F$3]*[.$B$3]" office:value-type="percentage" office:value="0.342857142857143" calcext:value-type="percentage">
            <text:p>34.29%</text:p>
          </table:table-cell>
          <table:table-cell table:formula="of:=([.$C126]+[.$G$3]*[.$A$3]*[.$A126])*(1+[.$H$3]*[.$B$3]*[.$A126])" office:value-type="float" office:value="1358.97142857143" calcext:value-type="float">
            <text:p>1358.97142857143</text:p>
          </table:table-cell>
          <table:table-cell table:formula="of:=LOG([.$H126]/4;10)/4" office:value-type="percentage" office:value="0.632787583690315" calcext:value-type="percentage">
            <text:p>63.28%</text:p>
          </table:table-cell>
          <table:table-cell table:formula="of:=[.$E126]/(1-[.$F126])/(1-([.$G126]+[.$I126])/2)" office:value-type="float" office:value="20831.3333121875" calcext:value-type="float">
            <text:p>20831.3333121875</text:p>
          </table:table-cell>
          <table:table-cell table:formula="of:=[.$J126]*3" office:value-type="float" office:value="62493.9999365624" calcext:value-type="float">
            <text:p>62493.9999365624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[.$A127]*0.02" office:value-type="float" office:value="3.42" calcext:value-type="float">
            <text:p>3.42</text:p>
          </table:table-cell>
          <table:table-cell table:formula="of:=1.5*[.$A127]*[.$B127]" office:value-type="float" office:value="620.73" calcext:value-type="float">
            <text:p>620.73</text:p>
          </table:table-cell>
          <table:table-cell table:formula="of:=100+([.$C127]*10)" office:value-type="float" office:value="6307.3" calcext:value-type="float">
            <text:p>6307.3</text:p>
          </table:table-cell>
          <table:table-cell table:formula="of:=[.$D127]*(1+[.$A127]*[.$D$3]*[.$B$3])" office:value-type="float" office:value="8487.82371428571" calcext:value-type="float">
            <text:p>8487.82371428571</text:p>
          </table:table-cell>
          <table:table-cell table:formula="of:=[.$A127]*[.$E$3]*([.$B$3]+[.$A$3])" office:value-type="percentage" office:value="0.218952380952381" calcext:value-type="percentage">
            <text:p>21.90%</text:p>
          </table:table-cell>
          <table:table-cell table:formula="of:=[.$A127]*[.$F$3]*[.$B$3]" office:value-type="percentage" office:value="0.345714285714286" calcext:value-type="percentage">
            <text:p>34.57%</text:p>
          </table:table-cell>
          <table:table-cell table:formula="of:=([.$C127]+[.$G$3]*[.$A$3]*[.$A127])*(1+[.$H$3]*[.$B$3]*[.$A127])" office:value-type="float" office:value="1378.09665714286" calcext:value-type="float">
            <text:p>1378.09665714286</text:p>
          </table:table-cell>
          <table:table-cell table:formula="of:=LOG([.$H127]/4;10)/4" office:value-type="percentage" office:value="0.634304921980292" calcext:value-type="percentage">
            <text:p>63.43%</text:p>
          </table:table-cell>
          <table:table-cell table:formula="of:=[.$E127]/(1-[.$F127])/(1-([.$G127]+[.$I127])/2)" office:value-type="float" office:value="21308.6943718743" calcext:value-type="float">
            <text:p>21308.6943718743</text:p>
          </table:table-cell>
          <table:table-cell table:formula="of:=[.$J127]*3" office:value-type="float" office:value="63926.083115623" calcext:value-type="float">
            <text:p>63926.08311562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[.$A128]*0.02" office:value-type="float" office:value="3.44" calcext:value-type="float">
            <text:p>3.44</text:p>
          </table:table-cell>
          <table:table-cell table:formula="of:=1.5*[.$A128]*[.$B128]" office:value-type="float" office:value="629.52" calcext:value-type="float">
            <text:p>629.52</text:p>
          </table:table-cell>
          <table:table-cell table:formula="of:=100+([.$C128]*10)" office:value-type="float" office:value="6395.2" calcext:value-type="float">
            <text:p>6395.2</text:p>
          </table:table-cell>
          <table:table-cell table:formula="of:=[.$D128]*(1+[.$A128]*[.$D$3]*[.$B$3])" office:value-type="float" office:value="8624.384" calcext:value-type="float">
            <text:p>8624.384</text:p>
          </table:table-cell>
          <table:table-cell table:formula="of:=[.$A128]*[.$E$3]*([.$B$3]+[.$A$3])" office:value-type="percentage" office:value="0.220761904761905" calcext:value-type="percentage">
            <text:p>22.08%</text:p>
          </table:table-cell>
          <table:table-cell table:formula="of:=[.$A128]*[.$F$3]*[.$B$3]" office:value-type="percentage" office:value="0.348571428571429" calcext:value-type="percentage">
            <text:p>34.86%</text:p>
          </table:table-cell>
          <table:table-cell table:formula="of:=([.$C128]+[.$G$3]*[.$A$3]*[.$A128])*(1+[.$H$3]*[.$B$3]*[.$A128])" office:value-type="float" office:value="1397.37173333333" calcext:value-type="float">
            <text:p>1397.37173333333</text:p>
          </table:table-cell>
          <table:table-cell table:formula="of:=LOG([.$H128]/4;10)/4" office:value-type="percentage" office:value="0.635812990643562" calcext:value-type="percentage">
            <text:p>63.58%</text:p>
          </table:table-cell>
          <table:table-cell table:formula="of:=[.$E128]/(1-[.$F128])/(1-([.$G128]+[.$I128])/2)" office:value-type="float" office:value="21795.0841378836" calcext:value-type="float">
            <text:p>21795.0841378836</text:p>
          </table:table-cell>
          <table:table-cell table:formula="of:=[.$J128]*3" office:value-type="float" office:value="65385.2524136507" calcext:value-type="float">
            <text:p>65385.2524136507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[.$A129]*0.02" office:value-type="float" office:value="3.46" calcext:value-type="float">
            <text:p>3.46</text:p>
          </table:table-cell>
          <table:table-cell table:formula="of:=1.5*[.$A129]*[.$B129]" office:value-type="float" office:value="638.37" calcext:value-type="float">
            <text:p>638.37</text:p>
          </table:table-cell>
          <table:table-cell table:formula="of:=100+([.$C129]*10)" office:value-type="float" office:value="6483.7" calcext:value-type="float">
            <text:p>6483.7</text:p>
          </table:table-cell>
          <table:table-cell table:formula="of:=[.$D129]*(1+[.$A129]*[.$D$3]*[.$B$3])" office:value-type="float" office:value="8762.25742857143" calcext:value-type="float">
            <text:p>8762.25742857143</text:p>
          </table:table-cell>
          <table:table-cell table:formula="of:=[.$A129]*[.$E$3]*([.$B$3]+[.$A$3])" office:value-type="percentage" office:value="0.222571428571429" calcext:value-type="percentage">
            <text:p>22.26%</text:p>
          </table:table-cell>
          <table:table-cell table:formula="of:=[.$A129]*[.$F$3]*[.$B$3]" office:value-type="percentage" office:value="0.351428571428571" calcext:value-type="percentage">
            <text:p>35.14%</text:p>
          </table:table-cell>
          <table:table-cell table:formula="of:=([.$C129]+[.$G$3]*[.$A$3]*[.$A129])*(1+[.$H$3]*[.$B$3]*[.$A129])" office:value-type="float" office:value="1416.79717142857" calcext:value-type="float">
            <text:p>1416.79717142857</text:p>
          </table:table-cell>
          <table:table-cell table:formula="of:=LOG([.$H129]/4;10)/4" office:value-type="percentage" office:value="0.637311922451411" calcext:value-type="percentage">
            <text:p>63.73%</text:p>
          </table:table-cell>
          <table:table-cell table:formula="of:=[.$E129]/(1-[.$F129])/(1-([.$G129]+[.$I129])/2)" office:value-type="float" office:value="22290.6580377" calcext:value-type="float">
            <text:p>22290.6580377</text:p>
          </table:table-cell>
          <table:table-cell table:formula="of:=[.$J129]*3" office:value-type="float" office:value="66871.9741131001" calcext:value-type="float">
            <text:p>66871.9741131001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[.$A130]*0.02" office:value-type="float" office:value="3.48" calcext:value-type="float">
            <text:p>3.48</text:p>
          </table:table-cell>
          <table:table-cell table:formula="of:=1.5*[.$A130]*[.$B130]" office:value-type="float" office:value="647.28" calcext:value-type="float">
            <text:p>647.28</text:p>
          </table:table-cell>
          <table:table-cell table:formula="of:=100+([.$C130]*10)" office:value-type="float" office:value="6572.8" calcext:value-type="float">
            <text:p>6572.8</text:p>
          </table:table-cell>
          <table:table-cell table:formula="of:=[.$D130]*(1+[.$A130]*[.$D$3]*[.$B$3])" office:value-type="float" office:value="8901.44914285714" calcext:value-type="float">
            <text:p>8901.44914285714</text:p>
          </table:table-cell>
          <table:table-cell table:formula="of:=[.$A130]*[.$E$3]*([.$B$3]+[.$A$3])" office:value-type="percentage" office:value="0.224380952380952" calcext:value-type="percentage">
            <text:p>22.44%</text:p>
          </table:table-cell>
          <table:table-cell table:formula="of:=[.$A130]*[.$F$3]*[.$B$3]" office:value-type="percentage" office:value="0.354285714285714" calcext:value-type="percentage">
            <text:p>35.43%</text:p>
          </table:table-cell>
          <table:table-cell table:formula="of:=([.$C130]+[.$G$3]*[.$A$3]*[.$A130])*(1+[.$H$3]*[.$B$3]*[.$A130])" office:value-type="float" office:value="1436.37348571429" calcext:value-type="float">
            <text:p>1436.37348571429</text:p>
          </table:table-cell>
          <table:table-cell table:formula="of:=LOG([.$H130]/4;10)/4" office:value-type="percentage" office:value="0.638801847119332" calcext:value-type="percentage">
            <text:p>63.88%</text:p>
          </table:table-cell>
          <table:table-cell table:formula="of:=[.$E130]/(1-[.$F130])/(1-([.$G130]+[.$I130])/2)" office:value-type="float" office:value="22795.5743398796" calcext:value-type="float">
            <text:p>22795.5743398796</text:p>
          </table:table-cell>
          <table:table-cell table:formula="of:=[.$J130]*3" office:value-type="float" office:value="68386.7230196387" calcext:value-type="float">
            <text:p>68386.7230196387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[.$A131]*0.02" office:value-type="float" office:value="3.5" calcext:value-type="float">
            <text:p>3.5</text:p>
          </table:table-cell>
          <table:table-cell table:formula="of:=1.5*[.$A131]*[.$B131]" office:value-type="float" office:value="656.25" calcext:value-type="float">
            <text:p>656.25</text:p>
          </table:table-cell>
          <table:table-cell table:formula="of:=100+([.$C131]*10)" office:value-type="float" office:value="6662.5" calcext:value-type="float">
            <text:p>6662.5</text:p>
          </table:table-cell>
          <table:table-cell table:formula="of:=[.$D131]*(1+[.$A131]*[.$D$3]*[.$B$3])" office:value-type="float" office:value="9041.96428571429" calcext:value-type="float">
            <text:p>9041.96428571429</text:p>
          </table:table-cell>
          <table:table-cell table:formula="of:=[.$A131]*[.$E$3]*([.$B$3]+[.$A$3])" office:value-type="percentage" office:value="0.226190476190476" calcext:value-type="percentage">
            <text:p>22.62%</text:p>
          </table:table-cell>
          <table:table-cell table:formula="of:=[.$A131]*[.$F$3]*[.$B$3]" office:value-type="percentage" office:value="0.357142857142857" calcext:value-type="percentage">
            <text:p>35.71%</text:p>
          </table:table-cell>
          <table:table-cell table:formula="of:=([.$C131]+[.$G$3]*[.$A$3]*[.$A131])*(1+[.$H$3]*[.$B$3]*[.$A131])" office:value-type="float" office:value="1456.10119047619" calcext:value-type="float">
            <text:p>1456.10119047619</text:p>
          </table:table-cell>
          <table:table-cell table:formula="of:=LOG([.$H131]/4;10)/4" office:value-type="percentage" office:value="0.640282891403058" calcext:value-type="percentage">
            <text:p>64.03%</text:p>
          </table:table-cell>
          <table:table-cell table:formula="of:=[.$E131]/(1-[.$F131])/(1-([.$G131]+[.$I131])/2)" office:value-type="float" office:value="23309.9942135012" calcext:value-type="float">
            <text:p>23309.9942135012</text:p>
          </table:table-cell>
          <table:table-cell table:formula="of:=[.$J131]*3" office:value-type="float" office:value="69929.9826405036" calcext:value-type="float">
            <text:p>69929.9826405036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[.$A132]*0.02" office:value-type="float" office:value="3.52" calcext:value-type="float">
            <text:p>3.52</text:p>
          </table:table-cell>
          <table:table-cell table:formula="of:=1.5*[.$A132]*[.$B132]" office:value-type="float" office:value="665.28" calcext:value-type="float">
            <text:p>665.28</text:p>
          </table:table-cell>
          <table:table-cell table:formula="of:=100+([.$C132]*10)" office:value-type="float" office:value="6752.8" calcext:value-type="float">
            <text:p>6752.8</text:p>
          </table:table-cell>
          <table:table-cell table:formula="of:=[.$D132]*(1+[.$A132]*[.$D$3]*[.$B$3])" office:value-type="float" office:value="9183.808" calcext:value-type="float">
            <text:p>9183.808</text:p>
          </table:table-cell>
          <table:table-cell table:formula="of:=[.$A132]*[.$E$3]*([.$B$3]+[.$A$3])" office:value-type="percentage" office:value="0.228" calcext:value-type="percentage">
            <text:p>22.80%</text:p>
          </table:table-cell>
          <table:table-cell table:formula="of:=[.$A132]*[.$F$3]*[.$B$3]" office:value-type="percentage" office:value="0.36" calcext:value-type="percentage">
            <text:p>36.00%</text:p>
          </table:table-cell>
          <table:table-cell table:formula="of:=([.$C132]+[.$G$3]*[.$A$3]*[.$A132])*(1+[.$H$3]*[.$B$3]*[.$A132])" office:value-type="float" office:value="1475.9808" calcext:value-type="float">
            <text:p>1475.9808</text:p>
          </table:table-cell>
          <table:table-cell table:formula="of:=LOG([.$H132]/4;10)/4" office:value-type="percentage" office:value="0.641755179190801" calcext:value-type="percentage">
            <text:p>64.18%</text:p>
          </table:table-cell>
          <table:table-cell table:formula="of:=[.$E132]/(1-[.$F132])/(1-([.$G132]+[.$I132])/2)" office:value-type="float" office:value="23834.0817890512" calcext:value-type="float">
            <text:p>23834.0817890512</text:p>
          </table:table-cell>
          <table:table-cell table:formula="of:=[.$J132]*3" office:value-type="float" office:value="71502.2453671536" calcext:value-type="float">
            <text:p>71502.2453671536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[.$A133]*0.02" office:value-type="float" office:value="3.54" calcext:value-type="float">
            <text:p>3.54</text:p>
          </table:table-cell>
          <table:table-cell table:formula="of:=1.5*[.$A133]*[.$B133]" office:value-type="float" office:value="674.37" calcext:value-type="float">
            <text:p>674.37</text:p>
          </table:table-cell>
          <table:table-cell table:formula="of:=100+([.$C133]*10)" office:value-type="float" office:value="6843.7" calcext:value-type="float">
            <text:p>6843.7</text:p>
          </table:table-cell>
          <table:table-cell table:formula="of:=[.$D133]*(1+[.$A133]*[.$D$3]*[.$B$3])" office:value-type="float" office:value="9326.98542857143" calcext:value-type="float">
            <text:p>9326.98542857143</text:p>
          </table:table-cell>
          <table:table-cell table:formula="of:=[.$A133]*[.$E$3]*([.$B$3]+[.$A$3])" office:value-type="percentage" office:value="0.229809523809524" calcext:value-type="percentage">
            <text:p>22.98%</text:p>
          </table:table-cell>
          <table:table-cell table:formula="of:=[.$A133]*[.$F$3]*[.$B$3]" office:value-type="percentage" office:value="0.362857142857143" calcext:value-type="percentage">
            <text:p>36.29%</text:p>
          </table:table-cell>
          <table:table-cell table:formula="of:=([.$C133]+[.$G$3]*[.$A$3]*[.$A133])*(1+[.$H$3]*[.$B$3]*[.$A133])" office:value-type="float" office:value="1496.01282857143" calcext:value-type="float">
            <text:p>1496.01282857143</text:p>
          </table:table-cell>
          <table:table-cell table:formula="of:=LOG([.$H133]/4;10)/4" office:value-type="percentage" office:value="0.64321883159188" calcext:value-type="percentage">
            <text:p>64.32%</text:p>
          </table:table-cell>
          <table:table-cell table:formula="of:=[.$E133]/(1-[.$F133])/(1-([.$G133]+[.$I133])/2)" office:value-type="float" office:value="24368.004220778" calcext:value-type="float">
            <text:p>24368.004220778</text:p>
          </table:table-cell>
          <table:table-cell table:formula="of:=[.$J133]*3" office:value-type="float" office:value="73104.012662334" calcext:value-type="float">
            <text:p>73104.01266233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[.$A134]*0.02" office:value-type="float" office:value="3.56" calcext:value-type="float">
            <text:p>3.56</text:p>
          </table:table-cell>
          <table:table-cell table:formula="of:=1.5*[.$A134]*[.$B134]" office:value-type="float" office:value="683.52" calcext:value-type="float">
            <text:p>683.52</text:p>
          </table:table-cell>
          <table:table-cell table:formula="of:=100+([.$C134]*10)" office:value-type="float" office:value="6935.2" calcext:value-type="float">
            <text:p>6935.2</text:p>
          </table:table-cell>
          <table:table-cell table:formula="of:=[.$D134]*(1+[.$A134]*[.$D$3]*[.$B$3])" office:value-type="float" office:value="9471.50171428571" calcext:value-type="float">
            <text:p>9471.50171428571</text:p>
          </table:table-cell>
          <table:table-cell table:formula="of:=[.$A134]*[.$E$3]*([.$B$3]+[.$A$3])" office:value-type="percentage" office:value="0.231619047619048" calcext:value-type="percentage">
            <text:p>23.16%</text:p>
          </table:table-cell>
          <table:table-cell table:formula="of:=[.$A134]*[.$F$3]*[.$B$3]" office:value-type="percentage" office:value="0.365714285714286" calcext:value-type="percentage">
            <text:p>36.57%</text:p>
          </table:table-cell>
          <table:table-cell table:formula="of:=([.$C134]+[.$G$3]*[.$A$3]*[.$A134])*(1+[.$H$3]*[.$B$3]*[.$A134])" office:value-type="float" office:value="1516.19779047619" calcext:value-type="float">
            <text:p>1516.19779047619</text:p>
          </table:table-cell>
          <table:table-cell table:formula="of:=LOG([.$H134]/4;10)/4" office:value-type="percentage" office:value="0.644673967021914" calcext:value-type="percentage">
            <text:p>64.47%</text:p>
          </table:table-cell>
          <table:table-cell table:formula="of:=[.$E134]/(1-[.$F134])/(1-([.$G134]+[.$I134])/2)" office:value-type="float" office:value="24911.931750559" calcext:value-type="float">
            <text:p>24911.931750559</text:p>
          </table:table-cell>
          <table:table-cell table:formula="of:=[.$J134]*3" office:value-type="float" office:value="74735.7952516769" calcext:value-type="float">
            <text:p>74735.7952516769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[.$A135]*0.02" office:value-type="float" office:value="3.58" calcext:value-type="float">
            <text:p>3.58</text:p>
          </table:table-cell>
          <table:table-cell table:formula="of:=1.5*[.$A135]*[.$B135]" office:value-type="float" office:value="692.73" calcext:value-type="float">
            <text:p>692.73</text:p>
          </table:table-cell>
          <table:table-cell table:formula="of:=100+([.$C135]*10)" office:value-type="float" office:value="7027.3" calcext:value-type="float">
            <text:p>7027.3</text:p>
          </table:table-cell>
          <table:table-cell table:formula="of:=[.$D135]*(1+[.$A135]*[.$D$3]*[.$B$3])" office:value-type="float" office:value="9617.362" calcext:value-type="float">
            <text:p>9617.362</text:p>
          </table:table-cell>
          <table:table-cell table:formula="of:=[.$A135]*[.$E$3]*([.$B$3]+[.$A$3])" office:value-type="percentage" office:value="0.233428571428571" calcext:value-type="percentage">
            <text:p>23.34%</text:p>
          </table:table-cell>
          <table:table-cell table:formula="of:=[.$A135]*[.$F$3]*[.$B$3]" office:value-type="percentage" office:value="0.368571428571429" calcext:value-type="percentage">
            <text:p>36.86%</text:p>
          </table:table-cell>
          <table:table-cell table:formula="of:=([.$C135]+[.$G$3]*[.$A$3]*[.$A135])*(1+[.$H$3]*[.$B$3]*[.$A135])" office:value-type="float" office:value="1536.5362" calcext:value-type="float">
            <text:p>1536.5362</text:p>
          </table:table-cell>
          <table:table-cell table:formula="of:=LOG([.$H135]/4;10)/4" office:value-type="percentage" office:value="0.646120701284714" calcext:value-type="percentage">
            <text:p>64.61%</text:p>
          </table:table-cell>
          <table:table-cell table:formula="of:=[.$E135]/(1-[.$F135])/(1-([.$G135]+[.$I135])/2)" office:value-type="float" office:value="25466.0377733205" calcext:value-type="float">
            <text:p>25466.0377733205</text:p>
          </table:table-cell>
          <table:table-cell table:formula="of:=[.$J135]*3" office:value-type="float" office:value="76398.1133199616" calcext:value-type="float">
            <text:p>76398.113319961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[.$A136]*0.02" office:value-type="float" office:value="3.6" calcext:value-type="float">
            <text:p>3.6</text:p>
          </table:table-cell>
          <table:table-cell table:formula="of:=1.5*[.$A136]*[.$B136]" office:value-type="float" office:value="702" calcext:value-type="float">
            <text:p>702</text:p>
          </table:table-cell>
          <table:table-cell table:formula="of:=100+([.$C136]*10)" office:value-type="float" office:value="7120" calcext:value-type="float">
            <text:p>7120</text:p>
          </table:table-cell>
          <table:table-cell table:formula="of:=[.$D136]*(1+[.$A136]*[.$D$3]*[.$B$3])" office:value-type="float" office:value="9764.57142857143" calcext:value-type="float">
            <text:p>9764.57142857143</text:p>
          </table:table-cell>
          <table:table-cell table:formula="of:=[.$A136]*[.$E$3]*([.$B$3]+[.$A$3])" office:value-type="percentage" office:value="0.235238095238095" calcext:value-type="percentage">
            <text:p>23.52%</text:p>
          </table:table-cell>
          <table:table-cell table:formula="of:=[.$A136]*[.$F$3]*[.$B$3]" office:value-type="percentage" office:value="0.371428571428571" calcext:value-type="percentage">
            <text:p>37.14%</text:p>
          </table:table-cell>
          <table:table-cell table:formula="of:=([.$C136]+[.$G$3]*[.$A$3]*[.$A136])*(1+[.$H$3]*[.$B$3]*[.$A136])" office:value-type="float" office:value="1557.02857142857" calcext:value-type="float">
            <text:p>1557.02857142857</text:p>
          </table:table-cell>
          <table:table-cell table:formula="of:=LOG([.$H136]/4;10)/4" office:value-type="percentage" office:value="0.647559147651067" calcext:value-type="percentage">
            <text:p>64.76%</text:p>
          </table:table-cell>
          <table:table-cell table:formula="of:=[.$E136]/(1-[.$F136])/(1-([.$G136]+[.$I136])/2)" office:value-type="float" office:value="26030.4989040554" calcext:value-type="float">
            <text:p>26030.4989040554</text:p>
          </table:table-cell>
          <table:table-cell table:formula="of:=[.$J136]*3" office:value-type="float" office:value="78091.4967121663" calcext:value-type="float">
            <text:p>78091.496712166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[.$A137]*0.02" office:value-type="float" office:value="3.62" calcext:value-type="float">
            <text:p>3.62</text:p>
          </table:table-cell>
          <table:table-cell table:formula="of:=1.5*[.$A137]*[.$B137]" office:value-type="float" office:value="711.33" calcext:value-type="float">
            <text:p>711.33</text:p>
          </table:table-cell>
          <table:table-cell table:formula="of:=100+([.$C137]*10)" office:value-type="float" office:value="7213.3" calcext:value-type="float">
            <text:p>7213.3</text:p>
          </table:table-cell>
          <table:table-cell table:formula="of:=[.$D137]*(1+[.$A137]*[.$D$3]*[.$B$3])" office:value-type="float" office:value="9913.13514285714" calcext:value-type="float">
            <text:p>9913.13514285714</text:p>
          </table:table-cell>
          <table:table-cell table:formula="of:=[.$A137]*[.$E$3]*([.$B$3]+[.$A$3])" office:value-type="percentage" office:value="0.237047619047619" calcext:value-type="percentage">
            <text:p>23.70%</text:p>
          </table:table-cell>
          <table:table-cell table:formula="of:=[.$A137]*[.$F$3]*[.$B$3]" office:value-type="percentage" office:value="0.374285714285714" calcext:value-type="percentage">
            <text:p>37.43%</text:p>
          </table:table-cell>
          <table:table-cell table:formula="of:=([.$C137]+[.$G$3]*[.$A$3]*[.$A137])*(1+[.$H$3]*[.$B$3]*[.$A137])" office:value-type="float" office:value="1577.67541904762" calcext:value-type="float">
            <text:p>1577.67541904762</text:p>
          </table:table-cell>
          <table:table-cell table:formula="of:=LOG([.$H137]/4;10)/4" office:value-type="percentage" office:value="0.648989416934515" calcext:value-type="percentage">
            <text:p>64.90%</text:p>
          </table:table-cell>
          <table:table-cell table:formula="of:=[.$E137]/(1-[.$F137])/(1-([.$G137]+[.$I137])/2)" office:value-type="float" office:value="26605.4950464811" calcext:value-type="float">
            <text:p>26605.4950464811</text:p>
          </table:table-cell>
          <table:table-cell table:formula="of:=[.$J137]*3" office:value-type="float" office:value="79816.4851394434" calcext:value-type="float">
            <text:p>79816.4851394434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[.$A138]*0.02" office:value-type="float" office:value="3.64" calcext:value-type="float">
            <text:p>3.64</text:p>
          </table:table-cell>
          <table:table-cell table:formula="of:=1.5*[.$A138]*[.$B138]" office:value-type="float" office:value="720.72" calcext:value-type="float">
            <text:p>720.72</text:p>
          </table:table-cell>
          <table:table-cell table:formula="of:=100+([.$C138]*10)" office:value-type="float" office:value="7307.2" calcext:value-type="float">
            <text:p>7307.2</text:p>
          </table:table-cell>
          <table:table-cell table:formula="of:=[.$D138]*(1+[.$A138]*[.$D$3]*[.$B$3])" office:value-type="float" office:value="10063.0582857143" calcext:value-type="float">
            <text:p>10063.0582857143</text:p>
          </table:table-cell>
          <table:table-cell table:formula="of:=[.$A138]*[.$E$3]*([.$B$3]+[.$A$3])" office:value-type="percentage" office:value="0.238857142857143" calcext:value-type="percentage">
            <text:p>23.89%</text:p>
          </table:table-cell>
          <table:table-cell table:formula="of:=[.$A138]*[.$F$3]*[.$B$3]" office:value-type="percentage" office:value="0.377142857142857" calcext:value-type="percentage">
            <text:p>37.71%</text:p>
          </table:table-cell>
          <table:table-cell table:formula="of:=([.$C138]+[.$G$3]*[.$A$3]*[.$A138])*(1+[.$H$3]*[.$B$3]*[.$A138])" office:value-type="float" office:value="1598.47725714286" calcext:value-type="float">
            <text:p>1598.47725714286</text:p>
          </table:table-cell>
          <table:table-cell table:formula="of:=LOG([.$H138]/4;10)/4" office:value-type="percentage" office:value="0.650411617564286" calcext:value-type="percentage">
            <text:p>65.04%</text:p>
          </table:table-cell>
          <table:table-cell table:formula="of:=[.$E138]/(1-[.$F138])/(1-([.$G138]+[.$I138])/2)" office:value-type="float" office:value="27191.2094633855" calcext:value-type="float">
            <text:p>27191.2094633855</text:p>
          </table:table-cell>
          <table:table-cell table:formula="of:=[.$J138]*3" office:value-type="float" office:value="81573.6283901564" calcext:value-type="float">
            <text:p>81573.628390156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[.$A139]*0.02" office:value-type="float" office:value="3.66" calcext:value-type="float">
            <text:p>3.66</text:p>
          </table:table-cell>
          <table:table-cell table:formula="of:=1.5*[.$A139]*[.$B139]" office:value-type="float" office:value="730.17" calcext:value-type="float">
            <text:p>730.17</text:p>
          </table:table-cell>
          <table:table-cell table:formula="of:=100+([.$C139]*10)" office:value-type="float" office:value="7401.7" calcext:value-type="float">
            <text:p>7401.7</text:p>
          </table:table-cell>
          <table:table-cell table:formula="of:=[.$D139]*(1+[.$A139]*[.$D$3]*[.$B$3])" office:value-type="float" office:value="10214.346" calcext:value-type="float">
            <text:p>10214.346</text:p>
          </table:table-cell>
          <table:table-cell table:formula="of:=[.$A139]*[.$E$3]*([.$B$3]+[.$A$3])" office:value-type="percentage" office:value="0.240666666666667" calcext:value-type="percentage">
            <text:p>24.07%</text:p>
          </table:table-cell>
          <table:table-cell table:formula="of:=[.$A139]*[.$F$3]*[.$B$3]" office:value-type="percentage" office:value="0.38" calcext:value-type="percentage">
            <text:p>38.00%</text:p>
          </table:table-cell>
          <table:table-cell table:formula="of:=([.$C139]+[.$G$3]*[.$A$3]*[.$A139])*(1+[.$H$3]*[.$B$3]*[.$A139])" office:value-type="float" office:value="1619.4346" calcext:value-type="float">
            <text:p>1619.4346</text:p>
          </table:table-cell>
          <table:table-cell table:formula="of:=LOG([.$H139]/4;10)/4" office:value-type="percentage" office:value="0.651825855655511" calcext:value-type="percentage">
            <text:p>65.18%</text:p>
          </table:table-cell>
          <table:table-cell table:formula="of:=[.$E139]/(1-[.$F139])/(1-([.$G139]+[.$I139])/2)" office:value-type="float" office:value="27787.8288487074" calcext:value-type="float">
            <text:p>27787.8288487074</text:p>
          </table:table-cell>
          <table:table-cell table:formula="of:=[.$J139]*3" office:value-type="float" office:value="83363.4865461223" calcext:value-type="float">
            <text:p>83363.486546122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[.$A140]*0.02" office:value-type="float" office:value="3.68" calcext:value-type="float">
            <text:p>3.68</text:p>
          </table:table-cell>
          <table:table-cell table:formula="of:=1.5*[.$A140]*[.$B140]" office:value-type="float" office:value="739.68" calcext:value-type="float">
            <text:p>739.68</text:p>
          </table:table-cell>
          <table:table-cell table:formula="of:=100+([.$C140]*10)" office:value-type="float" office:value="7496.8" calcext:value-type="float">
            <text:p>7496.8</text:p>
          </table:table-cell>
          <table:table-cell table:formula="of:=[.$D140]*(1+[.$A140]*[.$D$3]*[.$B$3])" office:value-type="float" office:value="10367.0034285714" calcext:value-type="float">
            <text:p>10367.0034285714</text:p>
          </table:table-cell>
          <table:table-cell table:formula="of:=[.$A140]*[.$E$3]*([.$B$3]+[.$A$3])" office:value-type="percentage" office:value="0.24247619047619" calcext:value-type="percentage">
            <text:p>24.25%</text:p>
          </table:table-cell>
          <table:table-cell table:formula="of:=[.$A140]*[.$F$3]*[.$B$3]" office:value-type="percentage" office:value="0.382857142857143" calcext:value-type="percentage">
            <text:p>38.29%</text:p>
          </table:table-cell>
          <table:table-cell table:formula="of:=([.$C140]+[.$G$3]*[.$A$3]*[.$A140])*(1+[.$H$3]*[.$B$3]*[.$A140])" office:value-type="float" office:value="1640.54796190476" calcext:value-type="float">
            <text:p>1640.54796190476</text:p>
          </table:table-cell>
          <table:table-cell table:formula="of:=LOG([.$H140]/4;10)/4" office:value-type="percentage" office:value="0.653232235076825" calcext:value-type="percentage">
            <text:p>65.32%</text:p>
          </table:table-cell>
          <table:table-cell table:formula="of:=[.$E140]/(1-[.$F140])/(1-([.$G140]+[.$I140])/2)" office:value-type="float" office:value="28395.5434014013" calcext:value-type="float">
            <text:p>28395.5434014013</text:p>
          </table:table-cell>
          <table:table-cell table:formula="of:=[.$J140]*3" office:value-type="float" office:value="85186.6302042038" calcext:value-type="float">
            <text:p>85186.6302042038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[.$A141]*0.02" office:value-type="float" office:value="3.7" calcext:value-type="float">
            <text:p>3.7</text:p>
          </table:table-cell>
          <table:table-cell table:formula="of:=1.5*[.$A141]*[.$B141]" office:value-type="float" office:value="749.25" calcext:value-type="float">
            <text:p>749.25</text:p>
          </table:table-cell>
          <table:table-cell table:formula="of:=100+([.$C141]*10)" office:value-type="float" office:value="7592.5" calcext:value-type="float">
            <text:p>7592.5</text:p>
          </table:table-cell>
          <table:table-cell table:formula="of:=[.$D141]*(1+[.$A141]*[.$D$3]*[.$B$3])" office:value-type="float" office:value="10521.0357142857" calcext:value-type="float">
            <text:p>10521.0357142857</text:p>
          </table:table-cell>
          <table:table-cell table:formula="of:=[.$A141]*[.$E$3]*([.$B$3]+[.$A$3])" office:value-type="percentage" office:value="0.244285714285714" calcext:value-type="percentage">
            <text:p>24.43%</text:p>
          </table:table-cell>
          <table:table-cell table:formula="of:=[.$A141]*[.$F$3]*[.$B$3]" office:value-type="percentage" office:value="0.385714285714286" calcext:value-type="percentage">
            <text:p>38.57%</text:p>
          </table:table-cell>
          <table:table-cell table:formula="of:=([.$C141]+[.$G$3]*[.$A$3]*[.$A141])*(1+[.$H$3]*[.$B$3]*[.$A141])" office:value-type="float" office:value="1661.81785714286" calcext:value-type="float">
            <text:p>1661.81785714286</text:p>
          </table:table-cell>
          <table:table-cell table:formula="of:=LOG([.$H141]/4;10)/4" office:value-type="percentage" office:value="0.65463085751549" calcext:value-type="percentage">
            <text:p>65.46%</text:p>
          </table:table-cell>
          <table:table-cell table:formula="of:=[.$E141]/(1-[.$F141])/(1-([.$G141]+[.$I141])/2)" office:value-type="float" office:value="29014.546901135" calcext:value-type="float">
            <text:p>29014.546901135</text:p>
          </table:table-cell>
          <table:table-cell table:formula="of:=[.$J141]*3" office:value-type="float" office:value="87043.6407034049" calcext:value-type="float">
            <text:p>87043.6407034049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[.$A142]*0.02" office:value-type="float" office:value="3.72" calcext:value-type="float">
            <text:p>3.72</text:p>
          </table:table-cell>
          <table:table-cell table:formula="of:=1.5*[.$A142]*[.$B142]" office:value-type="float" office:value="758.88" calcext:value-type="float">
            <text:p>758.88</text:p>
          </table:table-cell>
          <table:table-cell table:formula="of:=100+([.$C142]*10)" office:value-type="float" office:value="7688.8" calcext:value-type="float">
            <text:p>7688.8</text:p>
          </table:table-cell>
          <table:table-cell table:formula="of:=[.$D142]*(1+[.$A142]*[.$D$3]*[.$B$3])" office:value-type="float" office:value="10676.448" calcext:value-type="float">
            <text:p>10676.448</text:p>
          </table:table-cell>
          <table:table-cell table:formula="of:=[.$A142]*[.$E$3]*([.$B$3]+[.$A$3])" office:value-type="percentage" office:value="0.246095238095238" calcext:value-type="percentage">
            <text:p>24.61%</text:p>
          </table:table-cell>
          <table:table-cell table:formula="of:=[.$A142]*[.$F$3]*[.$B$3]" office:value-type="percentage" office:value="0.388571428571429" calcext:value-type="percentage">
            <text:p>38.86%</text:p>
          </table:table-cell>
          <table:table-cell table:formula="of:=([.$C142]+[.$G$3]*[.$A$3]*[.$A142])*(1+[.$H$3]*[.$B$3]*[.$A142])" office:value-type="float" office:value="1683.2448" calcext:value-type="float">
            <text:p>1683.2448</text:p>
          </table:table-cell>
          <table:table-cell table:formula="of:=LOG([.$H142]/4;10)/4" office:value-type="percentage" office:value="0.656021822540144" calcext:value-type="percentage">
            <text:p>65.60%</text:p>
          </table:table-cell>
          <table:table-cell table:formula="of:=[.$E142]/(1-[.$F142])/(1-([.$G142]+[.$I142])/2)" office:value-type="float" office:value="29645.0367858752" calcext:value-type="float">
            <text:p>29645.0367858752</text:p>
          </table:table-cell>
          <table:table-cell table:formula="of:=[.$J142]*3" office:value-type="float" office:value="88935.1103576256" calcext:value-type="float">
            <text:p>88935.110357625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[.$A143]*0.02" office:value-type="float" office:value="3.74" calcext:value-type="float">
            <text:p>3.74</text:p>
          </table:table-cell>
          <table:table-cell table:formula="of:=1.5*[.$A143]*[.$B143]" office:value-type="float" office:value="768.57" calcext:value-type="float">
            <text:p>768.57</text:p>
          </table:table-cell>
          <table:table-cell table:formula="of:=100+([.$C143]*10)" office:value-type="float" office:value="7785.7" calcext:value-type="float">
            <text:p>7785.7</text:p>
          </table:table-cell>
          <table:table-cell table:formula="of:=[.$D143]*(1+[.$A143]*[.$D$3]*[.$B$3])" office:value-type="float" office:value="10833.2454285714" calcext:value-type="float">
            <text:p>10833.2454285714</text:p>
          </table:table-cell>
          <table:table-cell table:formula="of:=[.$A143]*[.$E$3]*([.$B$3]+[.$A$3])" office:value-type="percentage" office:value="0.247904761904762" calcext:value-type="percentage">
            <text:p>24.79%</text:p>
          </table:table-cell>
          <table:table-cell table:formula="of:=[.$A143]*[.$F$3]*[.$B$3]" office:value-type="percentage" office:value="0.391428571428571" calcext:value-type="percentage">
            <text:p>39.14%</text:p>
          </table:table-cell>
          <table:table-cell table:formula="of:=([.$C143]+[.$G$3]*[.$A$3]*[.$A143])*(1+[.$H$3]*[.$B$3]*[.$A143])" office:value-type="float" office:value="1704.8293047619" calcext:value-type="float">
            <text:p>1704.8293047619</text:p>
          </table:table-cell>
          <table:table-cell table:formula="of:=LOG([.$H143]/4;10)/4" office:value-type="percentage" office:value="0.65740522766127" calcext:value-type="percentage">
            <text:p>65.74%</text:p>
          </table:table-cell>
          <table:table-cell table:formula="of:=[.$E143]/(1-[.$F143])/(1-([.$G143]+[.$I143])/2)" office:value-type="float" office:value="30287.2142314121" calcext:value-type="float">
            <text:p>30287.2142314121</text:p>
          </table:table-cell>
          <table:table-cell table:formula="of:=[.$J143]*3" office:value-type="float" office:value="90861.6426942362" calcext:value-type="float">
            <text:p>90861.6426942362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[.$A144]*0.02" office:value-type="float" office:value="3.76" calcext:value-type="float">
            <text:p>3.76</text:p>
          </table:table-cell>
          <table:table-cell table:formula="of:=1.5*[.$A144]*[.$B144]" office:value-type="float" office:value="778.32" calcext:value-type="float">
            <text:p>778.32</text:p>
          </table:table-cell>
          <table:table-cell table:formula="of:=100+([.$C144]*10)" office:value-type="float" office:value="7883.2" calcext:value-type="float">
            <text:p>7883.2</text:p>
          </table:table-cell>
          <table:table-cell table:formula="of:=[.$D144]*(1+[.$A144]*[.$D$3]*[.$B$3])" office:value-type="float" office:value="10991.4331428571" calcext:value-type="float">
            <text:p>10991.4331428571</text:p>
          </table:table-cell>
          <table:table-cell table:formula="of:=[.$A144]*[.$E$3]*([.$B$3]+[.$A$3])" office:value-type="percentage" office:value="0.249714285714286" calcext:value-type="percentage">
            <text:p>24.97%</text:p>
          </table:table-cell>
          <table:table-cell table:formula="of:=[.$A144]*[.$F$3]*[.$B$3]" office:value-type="percentage" office:value="0.394285714285714" calcext:value-type="percentage">
            <text:p>39.43%</text:p>
          </table:table-cell>
          <table:table-cell table:formula="of:=([.$C144]+[.$G$3]*[.$A$3]*[.$A144])*(1+[.$H$3]*[.$B$3]*[.$A144])" office:value-type="float" office:value="1726.57188571429" calcext:value-type="float">
            <text:p>1726.57188571429</text:p>
          </table:table-cell>
          <table:table-cell table:formula="of:=LOG([.$H144]/4;10)/4" office:value-type="percentage" office:value="0.658781168389496" calcext:value-type="percentage">
            <text:p>65.88%</text:p>
          </table:table-cell>
          <table:table-cell table:formula="of:=[.$E144]/(1-[.$F144])/(1-([.$G144]+[.$I144])/2)" office:value-type="float" office:value="30941.2842328799" calcext:value-type="float">
            <text:p>30941.2842328799</text:p>
          </table:table-cell>
          <table:table-cell table:formula="of:=[.$J144]*3" office:value-type="float" office:value="92823.8526986396" calcext:value-type="float">
            <text:p>92823.8526986396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[.$A145]*0.02" office:value-type="float" office:value="3.78" calcext:value-type="float">
            <text:p>3.78</text:p>
          </table:table-cell>
          <table:table-cell table:formula="of:=1.5*[.$A145]*[.$B145]" office:value-type="float" office:value="788.13" calcext:value-type="float">
            <text:p>788.13</text:p>
          </table:table-cell>
          <table:table-cell table:formula="of:=100+([.$C145]*10)" office:value-type="float" office:value="7981.3" calcext:value-type="float">
            <text:p>7981.3</text:p>
          </table:table-cell>
          <table:table-cell table:formula="of:=[.$D145]*(1+[.$A145]*[.$D$3]*[.$B$3])" office:value-type="float" office:value="11151.0162857143" calcext:value-type="float">
            <text:p>11151.0162857143</text:p>
          </table:table-cell>
          <table:table-cell table:formula="of:=[.$A145]*[.$E$3]*([.$B$3]+[.$A$3])" office:value-type="percentage" office:value="0.25152380952381" calcext:value-type="percentage">
            <text:p>25.15%</text:p>
          </table:table-cell>
          <table:table-cell table:formula="of:=[.$A145]*[.$F$3]*[.$B$3]" office:value-type="percentage" office:value="0.397142857142857" calcext:value-type="percentage">
            <text:p>39.71%</text:p>
          </table:table-cell>
          <table:table-cell table:formula="of:=([.$C145]+[.$G$3]*[.$A$3]*[.$A145])*(1+[.$H$3]*[.$B$3]*[.$A145])" office:value-type="float" office:value="1748.47305714286" calcext:value-type="float">
            <text:p>1748.47305714286</text:p>
          </table:table-cell>
          <table:table-cell table:formula="of:=LOG([.$H145]/4;10)/4" office:value-type="percentage" office:value="0.660149738291816" calcext:value-type="percentage">
            <text:p>66.01%</text:p>
          </table:table-cell>
          <table:table-cell table:formula="of:=[.$E145]/(1-[.$F145])/(1-([.$G145]+[.$I145])/2)" office:value-type="float" office:value="31607.4556883305" calcext:value-type="float">
            <text:p>31607.4556883305</text:p>
          </table:table-cell>
          <table:table-cell table:formula="of:=[.$J145]*3" office:value-type="float" office:value="94822.3670649916" calcext:value-type="float">
            <text:p>94822.3670649916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[.$A146]*0.02" office:value-type="float" office:value="3.8" calcext:value-type="float">
            <text:p>3.8</text:p>
          </table:table-cell>
          <table:table-cell table:formula="of:=1.5*[.$A146]*[.$B146]" office:value-type="float" office:value="798" calcext:value-type="float">
            <text:p>798</text:p>
          </table:table-cell>
          <table:table-cell table:formula="of:=100+([.$C146]*10)" office:value-type="float" office:value="8080" calcext:value-type="float">
            <text:p>8080</text:p>
          </table:table-cell>
          <table:table-cell table:formula="of:=[.$D146]*(1+[.$A146]*[.$D$3]*[.$B$3])" office:value-type="float" office:value="11312" calcext:value-type="float">
            <text:p>11312</text:p>
          </table:table-cell>
          <table:table-cell table:formula="of:=[.$A146]*[.$E$3]*([.$B$3]+[.$A$3])" office:value-type="percentage" office:value="0.253333333333333" calcext:value-type="percentage">
            <text:p>25.33%</text:p>
          </table:table-cell>
          <table:table-cell table:formula="of:=[.$A146]*[.$F$3]*[.$B$3]" office:value-type="percentage" office:value="0.4" calcext:value-type="percentage">
            <text:p>40.00%</text:p>
          </table:table-cell>
          <table:table-cell table:formula="of:=([.$C146]+[.$G$3]*[.$A$3]*[.$A146])*(1+[.$H$3]*[.$B$3]*[.$A146])" office:value-type="float" office:value="1770.53333333333" calcext:value-type="float">
            <text:p>1770.53333333333</text:p>
          </table:table-cell>
          <table:table-cell table:formula="of:=LOG([.$H146]/4;10)/4" office:value-type="percentage" office:value="0.661511029045814" calcext:value-type="percentage">
            <text:p>66.15%</text:p>
          </table:table-cell>
          <table:table-cell table:formula="of:=[.$E146]/(1-[.$F146])/(1-([.$G146]+[.$I146])/2)" office:value-type="float" office:value="32285.9414844196" calcext:value-type="float">
            <text:p>32285.9414844196</text:p>
          </table:table-cell>
          <table:table-cell table:formula="of:=[.$J146]*3" office:value-type="float" office:value="96857.8244532588" calcext:value-type="float">
            <text:p>96857.8244532588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[.$A147]*0.02" office:value-type="float" office:value="3.82" calcext:value-type="float">
            <text:p>3.82</text:p>
          </table:table-cell>
          <table:table-cell table:formula="of:=1.5*[.$A147]*[.$B147]" office:value-type="float" office:value="807.93" calcext:value-type="float">
            <text:p>807.93</text:p>
          </table:table-cell>
          <table:table-cell table:formula="of:=100+([.$C147]*10)" office:value-type="float" office:value="8179.3" calcext:value-type="float">
            <text:p>8179.3</text:p>
          </table:table-cell>
          <table:table-cell table:formula="of:=[.$D147]*(1+[.$A147]*[.$D$3]*[.$B$3])" office:value-type="float" office:value="11474.3894285714" calcext:value-type="float">
            <text:p>11474.3894285714</text:p>
          </table:table-cell>
          <table:table-cell table:formula="of:=[.$A147]*[.$E$3]*([.$B$3]+[.$A$3])" office:value-type="percentage" office:value="0.255142857142857" calcext:value-type="percentage">
            <text:p>25.51%</text:p>
          </table:table-cell>
          <table:table-cell table:formula="of:=[.$A147]*[.$F$3]*[.$B$3]" office:value-type="percentage" office:value="0.402857142857143" calcext:value-type="percentage">
            <text:p>40.29%</text:p>
          </table:table-cell>
          <table:table-cell table:formula="of:=([.$C147]+[.$G$3]*[.$A$3]*[.$A147])*(1+[.$H$3]*[.$B$3]*[.$A147])" office:value-type="float" office:value="1792.75322857143" calcext:value-type="float">
            <text:p>1792.75322857143</text:p>
          </table:table-cell>
          <table:table-cell table:formula="of:=LOG([.$H147]/4;10)/4" office:value-type="percentage" office:value="0.662865130491987" calcext:value-type="percentage">
            <text:p>66.29%</text:p>
          </table:table-cell>
          <table:table-cell table:formula="of:=[.$E147]/(1-[.$F147])/(1-([.$G147]+[.$I147])/2)" office:value-type="float" office:value="32976.958584265" calcext:value-type="float">
            <text:p>32976.958584265</text:p>
          </table:table-cell>
          <table:table-cell table:formula="of:=[.$J147]*3" office:value-type="float" office:value="98930.875752795" calcext:value-type="float">
            <text:p>98930.87575279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[.$A148]*0.02" office:value-type="float" office:value="3.84" calcext:value-type="float">
            <text:p>3.84</text:p>
          </table:table-cell>
          <table:table-cell table:formula="of:=1.5*[.$A148]*[.$B148]" office:value-type="float" office:value="817.92" calcext:value-type="float">
            <text:p>817.92</text:p>
          </table:table-cell>
          <table:table-cell table:formula="of:=100+([.$C148]*10)" office:value-type="float" office:value="8279.2" calcext:value-type="float">
            <text:p>8279.2</text:p>
          </table:table-cell>
          <table:table-cell table:formula="of:=[.$D148]*(1+[.$A148]*[.$D$3]*[.$B$3])" office:value-type="float" office:value="11638.1897142857" calcext:value-type="float">
            <text:p>11638.1897142857</text:p>
          </table:table-cell>
          <table:table-cell table:formula="of:=[.$A148]*[.$E$3]*([.$B$3]+[.$A$3])" office:value-type="percentage" office:value="0.256952380952381" calcext:value-type="percentage">
            <text:p>25.70%</text:p>
          </table:table-cell>
          <table:table-cell table:formula="of:=[.$A148]*[.$F$3]*[.$B$3]" office:value-type="percentage" office:value="0.405714285714286" calcext:value-type="percentage">
            <text:p>40.57%</text:p>
          </table:table-cell>
          <table:table-cell table:formula="of:=([.$C148]+[.$G$3]*[.$A$3]*[.$A148])*(1+[.$H$3]*[.$B$3]*[.$A148])" office:value-type="float" office:value="1815.13325714286" calcext:value-type="float">
            <text:p>1815.13325714286</text:p>
          </table:table-cell>
          <table:table-cell table:formula="of:=LOG([.$H148]/4;10)/4" office:value-type="percentage" office:value="0.664212130684239" calcext:value-type="percentage">
            <text:p>66.42%</text:p>
          </table:table-cell>
          <table:table-cell table:formula="of:=[.$E148]/(1-[.$F148])/(1-([.$G148]+[.$I148])/2)" office:value-type="float" office:value="33680.7281175429" calcext:value-type="float">
            <text:p>33680.7281175429</text:p>
          </table:table-cell>
          <table:table-cell table:formula="of:=[.$J148]*3" office:value-type="float" office:value="101042.184352629" calcext:value-type="float">
            <text:p>101042.184352629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[.$A149]*0.02" office:value-type="float" office:value="3.86" calcext:value-type="float">
            <text:p>3.86</text:p>
          </table:table-cell>
          <table:table-cell table:formula="of:=1.5*[.$A149]*[.$B149]" office:value-type="float" office:value="827.97" calcext:value-type="float">
            <text:p>827.97</text:p>
          </table:table-cell>
          <table:table-cell table:formula="of:=100+([.$C149]*10)" office:value-type="float" office:value="8379.7" calcext:value-type="float">
            <text:p>8379.7</text:p>
          </table:table-cell>
          <table:table-cell table:formula="of:=[.$D149]*(1+[.$A149]*[.$D$3]*[.$B$3])" office:value-type="float" office:value="11803.406" calcext:value-type="float">
            <text:p>11803.406</text:p>
          </table:table-cell>
          <table:table-cell table:formula="of:=[.$A149]*[.$E$3]*([.$B$3]+[.$A$3])" office:value-type="percentage" office:value="0.258761904761905" calcext:value-type="percentage">
            <text:p>25.88%</text:p>
          </table:table-cell>
          <table:table-cell table:formula="of:=[.$A149]*[.$F$3]*[.$B$3]" office:value-type="percentage" office:value="0.408571428571429" calcext:value-type="percentage">
            <text:p>40.86%</text:p>
          </table:table-cell>
          <table:table-cell table:formula="of:=([.$C149]+[.$G$3]*[.$A$3]*[.$A149])*(1+[.$H$3]*[.$B$3]*[.$A149])" office:value-type="float" office:value="1837.67393333333" calcext:value-type="float">
            <text:p>1837.67393333333</text:p>
          </table:table-cell>
          <table:table-cell table:formula="of:=LOG([.$H149]/4;10)/4" office:value-type="percentage" office:value="0.665552115938629" calcext:value-type="percentage">
            <text:p>66.56%</text:p>
          </table:table-cell>
          <table:table-cell table:formula="of:=[.$E149]/(1-[.$F149])/(1-([.$G149]+[.$I149])/2)" office:value-type="float" office:value="34397.4754728848" calcext:value-type="float">
            <text:p>34397.4754728848</text:p>
          </table:table-cell>
          <table:table-cell table:formula="of:=[.$J149]*3" office:value-type="float" office:value="103192.426418654" calcext:value-type="float">
            <text:p>103192.426418654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[.$A150]*0.02" office:value-type="float" office:value="3.88" calcext:value-type="float">
            <text:p>3.88</text:p>
          </table:table-cell>
          <table:table-cell table:formula="of:=1.5*[.$A150]*[.$B150]" office:value-type="float" office:value="838.08" calcext:value-type="float">
            <text:p>838.08</text:p>
          </table:table-cell>
          <table:table-cell table:formula="of:=100+([.$C150]*10)" office:value-type="float" office:value="8480.8" calcext:value-type="float">
            <text:p>8480.8</text:p>
          </table:table-cell>
          <table:table-cell table:formula="of:=[.$D150]*(1+[.$A150]*[.$D$3]*[.$B$3])" office:value-type="float" office:value="11970.0434285714" calcext:value-type="float">
            <text:p>11970.0434285714</text:p>
          </table:table-cell>
          <table:table-cell table:formula="of:=[.$A150]*[.$E$3]*([.$B$3]+[.$A$3])" office:value-type="percentage" office:value="0.260571428571429" calcext:value-type="percentage">
            <text:p>26.06%</text:p>
          </table:table-cell>
          <table:table-cell table:formula="of:=[.$A150]*[.$F$3]*[.$B$3]" office:value-type="percentage" office:value="0.411428571428571" calcext:value-type="percentage">
            <text:p>41.14%</text:p>
          </table:table-cell>
          <table:table-cell table:formula="of:=([.$C150]+[.$G$3]*[.$A$3]*[.$A150])*(1+[.$H$3]*[.$B$3]*[.$A150])" office:value-type="float" office:value="1860.37577142857" calcext:value-type="float">
            <text:p>1860.37577142857</text:p>
          </table:table-cell>
          <table:table-cell table:formula="of:=LOG([.$H150]/4;10)/4" office:value-type="percentage" office:value="0.666885170880433" calcext:value-type="percentage">
            <text:p>66.69%</text:p>
          </table:table-cell>
          <table:table-cell table:formula="of:=[.$E150]/(1-[.$F150])/(1-([.$G150]+[.$I150])/2)" office:value-type="float" office:value="35127.4303926434" calcext:value-type="float">
            <text:p>35127.4303926434</text:p>
          </table:table-cell>
          <table:table-cell table:formula="of:=[.$J150]*3" office:value-type="float" office:value="105382.29117793" calcext:value-type="float">
            <text:p>105382.29117793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[.$A151]*0.02" office:value-type="float" office:value="3.9" calcext:value-type="float">
            <text:p>3.9</text:p>
          </table:table-cell>
          <table:table-cell table:formula="of:=1.5*[.$A151]*[.$B151]" office:value-type="float" office:value="848.25" calcext:value-type="float">
            <text:p>848.25</text:p>
          </table:table-cell>
          <table:table-cell table:formula="of:=100+([.$C151]*10)" office:value-type="float" office:value="8582.5" calcext:value-type="float">
            <text:p>8582.5</text:p>
          </table:table-cell>
          <table:table-cell table:formula="of:=[.$D151]*(1+[.$A151]*[.$D$3]*[.$B$3])" office:value-type="float" office:value="12138.1071428571" calcext:value-type="float">
            <text:p>12138.1071428571</text:p>
          </table:table-cell>
          <table:table-cell table:formula="of:=[.$A151]*[.$E$3]*([.$B$3]+[.$A$3])" office:value-type="percentage" office:value="0.262380952380952" calcext:value-type="percentage">
            <text:p>26.24%</text:p>
          </table:table-cell>
          <table:table-cell table:formula="of:=[.$A151]*[.$F$3]*[.$B$3]" office:value-type="percentage" office:value="0.414285714285714" calcext:value-type="percentage">
            <text:p>41.43%</text:p>
          </table:table-cell>
          <table:table-cell table:formula="of:=([.$C151]+[.$G$3]*[.$A$3]*[.$A151])*(1+[.$H$3]*[.$B$3]*[.$A151])" office:value-type="float" office:value="1883.23928571429" calcext:value-type="float">
            <text:p>1883.23928571429</text:p>
          </table:table-cell>
          <table:table-cell table:formula="of:=LOG([.$H151]/4;10)/4" office:value-type="percentage" office:value="0.668211378489612" calcext:value-type="percentage">
            <text:p>66.82%</text:p>
          </table:table-cell>
          <table:table-cell table:formula="of:=[.$E151]/(1-[.$F151])/(1-([.$G151]+[.$I151])/2)" office:value-type="float" office:value="35870.8270700982" calcext:value-type="float">
            <text:p>35870.8270700982</text:p>
          </table:table-cell>
          <table:table-cell table:formula="of:=[.$J151]*3" office:value-type="float" office:value="107612.481210295" calcext:value-type="float">
            <text:p>107612.48121029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[.$A152]*0.02" office:value-type="float" office:value="3.92" calcext:value-type="float">
            <text:p>3.92</text:p>
          </table:table-cell>
          <table:table-cell table:formula="of:=1.5*[.$A152]*[.$B152]" office:value-type="float" office:value="858.48" calcext:value-type="float">
            <text:p>858.48</text:p>
          </table:table-cell>
          <table:table-cell table:formula="of:=100+([.$C152]*10)" office:value-type="float" office:value="8684.8" calcext:value-type="float">
            <text:p>8684.8</text:p>
          </table:table-cell>
          <table:table-cell table:formula="of:=[.$D152]*(1+[.$A152]*[.$D$3]*[.$B$3])" office:value-type="float" office:value="12307.6022857143" calcext:value-type="float">
            <text:p>12307.6022857143</text:p>
          </table:table-cell>
          <table:table-cell table:formula="of:=[.$A152]*[.$E$3]*([.$B$3]+[.$A$3])" office:value-type="percentage" office:value="0.264190476190476" calcext:value-type="percentage">
            <text:p>26.42%</text:p>
          </table:table-cell>
          <table:table-cell table:formula="of:=[.$A152]*[.$F$3]*[.$B$3]" office:value-type="percentage" office:value="0.417142857142857" calcext:value-type="percentage">
            <text:p>41.71%</text:p>
          </table:table-cell>
          <table:table-cell table:formula="of:=([.$C152]+[.$G$3]*[.$A$3]*[.$A152])*(1+[.$H$3]*[.$B$3]*[.$A152])" office:value-type="float" office:value="1906.26499047619" calcext:value-type="float">
            <text:p>1906.26499047619</text:p>
          </table:table-cell>
          <table:table-cell table:formula="of:=LOG([.$H152]/4;10)/4" office:value-type="percentage" office:value="0.669530820144724" calcext:value-type="percentage">
            <text:p>66.95%</text:p>
          </table:table-cell>
          <table:table-cell table:formula="of:=[.$E152]/(1-[.$F152])/(1-([.$G152]+[.$I152])/2)" office:value-type="float" office:value="36627.90424917" calcext:value-type="float">
            <text:p>36627.90424917</text:p>
          </table:table-cell>
          <table:table-cell table:formula="of:=[.$J152]*3" office:value-type="float" office:value="109883.71274751" calcext:value-type="float">
            <text:p>109883.7127475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[.$A153]*0.02" office:value-type="float" office:value="3.94" calcext:value-type="float">
            <text:p>3.94</text:p>
          </table:table-cell>
          <table:table-cell table:formula="of:=1.5*[.$A153]*[.$B153]" office:value-type="float" office:value="868.77" calcext:value-type="float">
            <text:p>868.77</text:p>
          </table:table-cell>
          <table:table-cell table:formula="of:=100+([.$C153]*10)" office:value-type="float" office:value="8787.7" calcext:value-type="float">
            <text:p>8787.7</text:p>
          </table:table-cell>
          <table:table-cell table:formula="of:=[.$D153]*(1+[.$A153]*[.$D$3]*[.$B$3])" office:value-type="float" office:value="12478.534" calcext:value-type="float">
            <text:p>12478.534</text:p>
          </table:table-cell>
          <table:table-cell table:formula="of:=[.$A153]*[.$E$3]*([.$B$3]+[.$A$3])" office:value-type="percentage" office:value="0.266" calcext:value-type="percentage">
            <text:p>26.60%</text:p>
          </table:table-cell>
          <table:table-cell table:formula="of:=[.$A153]*[.$F$3]*[.$B$3]" office:value-type="percentage" office:value="0.42" calcext:value-type="percentage">
            <text:p>42.00%</text:p>
          </table:table-cell>
          <table:table-cell table:formula="of:=([.$C153]+[.$G$3]*[.$A$3]*[.$A153])*(1+[.$H$3]*[.$B$3]*[.$A153])" office:value-type="float" office:value="1929.4534" calcext:value-type="float">
            <text:p>1929.4534</text:p>
          </table:table-cell>
          <table:table-cell table:formula="of:=LOG([.$H153]/4;10)/4" office:value-type="percentage" office:value="0.670843575665367" calcext:value-type="percentage">
            <text:p>67.08%</text:p>
          </table:table-cell>
          <table:table-cell table:formula="of:=[.$E153]/(1-[.$F153])/(1-([.$G153]+[.$I153])/2)" office:value-type="float" office:value="37398.9053267219" calcext:value-type="float">
            <text:p>37398.9053267219</text:p>
          </table:table-cell>
          <table:table-cell table:formula="of:=[.$J153]*3" office:value-type="float" office:value="112196.715980166" calcext:value-type="float">
            <text:p>112196.71598016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[.$A154]*0.02" office:value-type="float" office:value="3.96" calcext:value-type="float">
            <text:p>3.96</text:p>
          </table:table-cell>
          <table:table-cell table:formula="of:=1.5*[.$A154]*[.$B154]" office:value-type="float" office:value="879.12" calcext:value-type="float">
            <text:p>879.12</text:p>
          </table:table-cell>
          <table:table-cell table:formula="of:=100+([.$C154]*10)" office:value-type="float" office:value="8891.2" calcext:value-type="float">
            <text:p>8891.2</text:p>
          </table:table-cell>
          <table:table-cell table:formula="of:=[.$D154]*(1+[.$A154]*[.$D$3]*[.$B$3])" office:value-type="float" office:value="12650.9074285714" calcext:value-type="float">
            <text:p>12650.9074285714</text:p>
          </table:table-cell>
          <table:table-cell table:formula="of:=[.$A154]*[.$E$3]*([.$B$3]+[.$A$3])" office:value-type="percentage" office:value="0.267809523809524" calcext:value-type="percentage">
            <text:p>26.78%</text:p>
          </table:table-cell>
          <table:table-cell table:formula="of:=[.$A154]*[.$F$3]*[.$B$3]" office:value-type="percentage" office:value="0.422857142857143" calcext:value-type="percentage">
            <text:p>42.29%</text:p>
          </table:table-cell>
          <table:table-cell table:formula="of:=([.$C154]+[.$G$3]*[.$A$3]*[.$A154])*(1+[.$H$3]*[.$B$3]*[.$A154])" office:value-type="float" office:value="1952.80502857143" calcext:value-type="float">
            <text:p>1952.80502857143</text:p>
          </table:table-cell>
          <table:table-cell table:formula="of:=LOG([.$H154]/4;10)/4" office:value-type="percentage" office:value="0.6721497233532" calcext:value-type="percentage">
            <text:p>67.21%</text:p>
          </table:table-cell>
          <table:table-cell table:formula="of:=[.$E154]/(1-[.$F154])/(1-([.$G154]+[.$I154])/2)" office:value-type="float" office:value="38184.0784575204" calcext:value-type="float">
            <text:p>38184.0784575204</text:p>
          </table:table-cell>
          <table:table-cell table:formula="of:=[.$J154]*3" office:value-type="float" office:value="114552.235372561" calcext:value-type="float">
            <text:p>114552.235372561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[.$A155]*0.02" office:value-type="float" office:value="3.98" calcext:value-type="float">
            <text:p>3.98</text:p>
          </table:table-cell>
          <table:table-cell table:formula="of:=1.5*[.$A155]*[.$B155]" office:value-type="float" office:value="889.53" calcext:value-type="float">
            <text:p>889.53</text:p>
          </table:table-cell>
          <table:table-cell table:formula="of:=100+([.$C155]*10)" office:value-type="float" office:value="8995.3" calcext:value-type="float">
            <text:p>8995.3</text:p>
          </table:table-cell>
          <table:table-cell table:formula="of:=[.$D155]*(1+[.$A155]*[.$D$3]*[.$B$3])" office:value-type="float" office:value="12824.7277142857" calcext:value-type="float">
            <text:p>12824.7277142857</text:p>
          </table:table-cell>
          <table:table-cell table:formula="of:=[.$A155]*[.$E$3]*([.$B$3]+[.$A$3])" office:value-type="percentage" office:value="0.269619047619048" calcext:value-type="percentage">
            <text:p>26.96%</text:p>
          </table:table-cell>
          <table:table-cell table:formula="of:=[.$A155]*[.$F$3]*[.$B$3]" office:value-type="percentage" office:value="0.425714285714286" calcext:value-type="percentage">
            <text:p>42.57%</text:p>
          </table:table-cell>
          <table:table-cell table:formula="of:=([.$C155]+[.$G$3]*[.$A$3]*[.$A155])*(1+[.$H$3]*[.$B$3]*[.$A155])" office:value-type="float" office:value="1976.32039047619" calcext:value-type="float">
            <text:p>1976.32039047619</text:p>
          </table:table-cell>
          <table:table-cell table:formula="of:=LOG([.$H155]/4;10)/4" office:value-type="percentage" office:value="0.673449340031599" calcext:value-type="percentage">
            <text:p>67.34%</text:p>
          </table:table-cell>
          <table:table-cell table:formula="of:=[.$E155]/(1-[.$F155])/(1-([.$G155]+[.$I155])/2)" office:value-type="float" office:value="38983.676661939" calcext:value-type="float">
            <text:p>38983.676661939</text:p>
          </table:table-cell>
          <table:table-cell table:formula="of:=[.$J155]*3" office:value-type="float" office:value="116951.029985817" calcext:value-type="float">
            <text:p>116951.02998581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[.$A156]*0.02" office:value-type="float" office:value="4" calcext:value-type="float">
            <text:p>4</text:p>
          </table:table-cell>
          <table:table-cell table:formula="of:=1.5*[.$A156]*[.$B156]" office:value-type="float" office:value="900" calcext:value-type="float">
            <text:p>900</text:p>
          </table:table-cell>
          <table:table-cell table:formula="of:=100+([.$C156]*10)" office:value-type="float" office:value="9100" calcext:value-type="float">
            <text:p>9100</text:p>
          </table:table-cell>
          <table:table-cell table:formula="of:=[.$D156]*(1+[.$A156]*[.$D$3]*[.$B$3])" office:value-type="float" office:value="13000" calcext:value-type="float">
            <text:p>13000</text:p>
          </table:table-cell>
          <table:table-cell table:formula="of:=[.$A156]*[.$E$3]*([.$B$3]+[.$A$3])" office:value-type="percentage" office:value="0.271428571428571" calcext:value-type="percentage">
            <text:p>27.14%</text:p>
          </table:table-cell>
          <table:table-cell table:formula="of:=[.$A156]*[.$F$3]*[.$B$3]" office:value-type="percentage" office:value="0.428571428571429" calcext:value-type="percentage">
            <text:p>42.86%</text:p>
          </table:table-cell>
          <table:table-cell table:formula="of:=([.$C156]+[.$G$3]*[.$A$3]*[.$A156])*(1+[.$H$3]*[.$B$3]*[.$A156])" office:value-type="float" office:value="2000" calcext:value-type="float">
            <text:p>2000</text:p>
          </table:table-cell>
          <table:table-cell table:formula="of:=LOG([.$H156]/4;10)/4" office:value-type="percentage" office:value="0.674742501084005" calcext:value-type="percentage">
            <text:p>67.47%</text:p>
          </table:table-cell>
          <table:table-cell table:formula="of:=[.$E156]/(1-[.$F156])/(1-([.$G156]+[.$I156])/2)" office:value-type="float" office:value="39797.9579364837" calcext:value-type="float">
            <text:p>39797.9579364837</text:p>
          </table:table-cell>
          <table:table-cell table:formula="of:=[.$J156]*3" office:value-type="float" office:value="119393.873809451" calcext:value-type="float">
            <text:p>119393.873809451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[.$A157]*0.02" office:value-type="float" office:value="4.02" calcext:value-type="float">
            <text:p>4.02</text:p>
          </table:table-cell>
          <table:table-cell table:formula="of:=1.5*[.$A157]*[.$B157]" office:value-type="float" office:value="910.53" calcext:value-type="float">
            <text:p>910.53</text:p>
          </table:table-cell>
          <table:table-cell table:formula="of:=100+([.$C157]*10)" office:value-type="float" office:value="9205.3" calcext:value-type="float">
            <text:p>9205.3</text:p>
          </table:table-cell>
          <table:table-cell table:formula="of:=[.$D157]*(1+[.$A157]*[.$D$3]*[.$B$3])" office:value-type="float" office:value="13176.7294285714" calcext:value-type="float">
            <text:p>13176.7294285714</text:p>
          </table:table-cell>
          <table:table-cell table:formula="of:=[.$A157]*[.$E$3]*([.$B$3]+[.$A$3])" office:value-type="percentage" office:value="0.273238095238095" calcext:value-type="percentage">
            <text:p>27.32%</text:p>
          </table:table-cell>
          <table:table-cell table:formula="of:=[.$A157]*[.$F$3]*[.$B$3]" office:value-type="percentage" office:value="0.431428571428571" calcext:value-type="percentage">
            <text:p>43.14%</text:p>
          </table:table-cell>
          <table:table-cell table:formula="of:=([.$C157]+[.$G$3]*[.$A$3]*[.$A157])*(1+[.$H$3]*[.$B$3]*[.$A157])" office:value-type="float" office:value="2023.84437142857" calcext:value-type="float">
            <text:p>2023.84437142857</text:p>
          </table:table-cell>
          <table:table-cell table:formula="of:=LOG([.$H157]/4;10)/4" office:value-type="percentage" office:value="0.676029280491023" calcext:value-type="percentage">
            <text:p>67.60%</text:p>
          </table:table-cell>
          <table:table-cell table:formula="of:=[.$E157]/(1-[.$F157])/(1-([.$G157]+[.$I157])/2)" office:value-type="float" office:value="40627.1853672275" calcext:value-type="float">
            <text:p>40627.1853672275</text:p>
          </table:table-cell>
          <table:table-cell table:formula="of:=[.$J157]*3" office:value-type="float" office:value="121881.556101683" calcext:value-type="float">
            <text:p>121881.556101683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[.$A158]*0.02" office:value-type="float" office:value="4.04" calcext:value-type="float">
            <text:p>4.04</text:p>
          </table:table-cell>
          <table:table-cell table:formula="of:=1.5*[.$A158]*[.$B158]" office:value-type="float" office:value="921.12" calcext:value-type="float">
            <text:p>921.12</text:p>
          </table:table-cell>
          <table:table-cell table:formula="of:=100+([.$C158]*10)" office:value-type="float" office:value="9311.2" calcext:value-type="float">
            <text:p>9311.2</text:p>
          </table:table-cell>
          <table:table-cell table:formula="of:=[.$D158]*(1+[.$A158]*[.$D$3]*[.$B$3])" office:value-type="float" office:value="13354.9211428571" calcext:value-type="float">
            <text:p>13354.9211428571</text:p>
          </table:table-cell>
          <table:table-cell table:formula="of:=[.$A158]*[.$E$3]*([.$B$3]+[.$A$3])" office:value-type="percentage" office:value="0.275047619047619" calcext:value-type="percentage">
            <text:p>27.50%</text:p>
          </table:table-cell>
          <table:table-cell table:formula="of:=[.$A158]*[.$F$3]*[.$B$3]" office:value-type="percentage" office:value="0.434285714285714" calcext:value-type="percentage">
            <text:p>43.43%</text:p>
          </table:table-cell>
          <table:table-cell table:formula="of:=([.$C158]+[.$G$3]*[.$A$3]*[.$A158])*(1+[.$H$3]*[.$B$3]*[.$A158])" office:value-type="float" office:value="2047.85401904762" calcext:value-type="float">
            <text:p>2047.85401904762</text:p>
          </table:table-cell>
          <table:table-cell table:formula="of:=LOG([.$H158]/4;10)/4" office:value-type="percentage" office:value="0.677309750866307" calcext:value-type="percentage">
            <text:p>67.73%</text:p>
          </table:table-cell>
          <table:table-cell table:formula="of:=[.$E158]/(1-[.$F158])/(1-([.$G158]+[.$I158])/2)" office:value-type="float" office:value="41471.62724624" calcext:value-type="float">
            <text:p>41471.62724624</text:p>
          </table:table-cell>
          <table:table-cell table:formula="of:=[.$J158]*3" office:value-type="float" office:value="124414.88173872" calcext:value-type="float">
            <text:p>124414.88173872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[.$A159]*0.02" office:value-type="float" office:value="4.06" calcext:value-type="float">
            <text:p>4.06</text:p>
          </table:table-cell>
          <table:table-cell table:formula="of:=1.5*[.$A159]*[.$B159]" office:value-type="float" office:value="931.77" calcext:value-type="float">
            <text:p>931.77</text:p>
          </table:table-cell>
          <table:table-cell table:formula="of:=100+([.$C159]*10)" office:value-type="float" office:value="9417.7" calcext:value-type="float">
            <text:p>9417.7</text:p>
          </table:table-cell>
          <table:table-cell table:formula="of:=[.$D159]*(1+[.$A159]*[.$D$3]*[.$B$3])" office:value-type="float" office:value="13534.5802857143" calcext:value-type="float">
            <text:p>13534.5802857143</text:p>
          </table:table-cell>
          <table:table-cell table:formula="of:=[.$A159]*[.$E$3]*([.$B$3]+[.$A$3])" office:value-type="percentage" office:value="0.276857142857143" calcext:value-type="percentage">
            <text:p>27.69%</text:p>
          </table:table-cell>
          <table:table-cell table:formula="of:=[.$A159]*[.$F$3]*[.$B$3]" office:value-type="percentage" office:value="0.437142857142857" calcext:value-type="percentage">
            <text:p>43.71%</text:p>
          </table:table-cell>
          <table:table-cell table:formula="of:=([.$C159]+[.$G$3]*[.$A$3]*[.$A159])*(1+[.$H$3]*[.$B$3]*[.$A159])" office:value-type="float" office:value="2072.02945714286" calcext:value-type="float">
            <text:p>2072.02945714286</text:p>
          </table:table-cell>
          <table:table-cell table:formula="of:=LOG([.$H159]/4;10)/4" office:value-type="percentage" office:value="0.678583983491286" calcext:value-type="percentage">
            <text:p>67.86%</text:p>
          </table:table-cell>
          <table:table-cell table:formula="of:=[.$E159]/(1-[.$F159])/(1-([.$G159]+[.$I159])/2)" office:value-type="float" office:value="42331.5571911036" calcext:value-type="float">
            <text:p>42331.5571911036</text:p>
          </table:table-cell>
          <table:table-cell table:formula="of:=[.$J159]*3" office:value-type="float" office:value="126994.671573311" calcext:value-type="float">
            <text:p>126994.67157331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[.$A160]*0.02" office:value-type="float" office:value="4.08" calcext:value-type="float">
            <text:p>4.08</text:p>
          </table:table-cell>
          <table:table-cell table:formula="of:=1.5*[.$A160]*[.$B160]" office:value-type="float" office:value="942.48" calcext:value-type="float">
            <text:p>942.48</text:p>
          </table:table-cell>
          <table:table-cell table:formula="of:=100+([.$C160]*10)" office:value-type="float" office:value="9524.8" calcext:value-type="float">
            <text:p>9524.8</text:p>
          </table:table-cell>
          <table:table-cell table:formula="of:=[.$D160]*(1+[.$A160]*[.$D$3]*[.$B$3])" office:value-type="float" office:value="13715.712" calcext:value-type="float">
            <text:p>13715.712</text:p>
          </table:table-cell>
          <table:table-cell table:formula="of:=[.$A160]*[.$E$3]*([.$B$3]+[.$A$3])" office:value-type="percentage" office:value="0.278666666666667" calcext:value-type="percentage">
            <text:p>27.87%</text:p>
          </table:table-cell>
          <table:table-cell table:formula="of:=[.$A160]*[.$F$3]*[.$B$3]" office:value-type="percentage" office:value="0.44" calcext:value-type="percentage">
            <text:p>44.00%</text:p>
          </table:table-cell>
          <table:table-cell table:formula="of:=([.$C160]+[.$G$3]*[.$A$3]*[.$A160])*(1+[.$H$3]*[.$B$3]*[.$A160])" office:value-type="float" office:value="2096.3712" calcext:value-type="float">
            <text:p>2096.3712</text:p>
          </table:table-cell>
          <table:table-cell table:formula="of:=LOG([.$H160]/4;10)/4" office:value-type="percentage" office:value="0.679852048348779" calcext:value-type="percentage">
            <text:p>67.99%</text:p>
          </table:table-cell>
          <table:table-cell table:formula="of:=[.$E160]/(1-[.$F160])/(1-([.$G160]+[.$I160])/2)" office:value-type="float" office:value="43207.2542676105" calcext:value-type="float">
            <text:p>43207.2542676105</text:p>
          </table:table-cell>
          <table:table-cell table:formula="of:=[.$J160]*3" office:value-type="float" office:value="129621.762802832" calcext:value-type="float">
            <text:p>129621.762802832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[.$A161]*0.02" office:value-type="float" office:value="4.1" calcext:value-type="float">
            <text:p>4.1</text:p>
          </table:table-cell>
          <table:table-cell table:formula="of:=1.5*[.$A161]*[.$B161]" office:value-type="float" office:value="953.25" calcext:value-type="float">
            <text:p>953.25</text:p>
          </table:table-cell>
          <table:table-cell table:formula="of:=100+([.$C161]*10)" office:value-type="float" office:value="9632.5" calcext:value-type="float">
            <text:p>9632.5</text:p>
          </table:table-cell>
          <table:table-cell table:formula="of:=[.$D161]*(1+[.$A161]*[.$D$3]*[.$B$3])" office:value-type="float" office:value="13898.3214285714" calcext:value-type="float">
            <text:p>13898.3214285714</text:p>
          </table:table-cell>
          <table:table-cell table:formula="of:=[.$A161]*[.$E$3]*([.$B$3]+[.$A$3])" office:value-type="percentage" office:value="0.28047619047619" calcext:value-type="percentage">
            <text:p>28.05%</text:p>
          </table:table-cell>
          <table:table-cell table:formula="of:=[.$A161]*[.$F$3]*[.$B$3]" office:value-type="percentage" office:value="0.442857142857143" calcext:value-type="percentage">
            <text:p>44.29%</text:p>
          </table:table-cell>
          <table:table-cell table:formula="of:=([.$C161]+[.$G$3]*[.$A$3]*[.$A161])*(1+[.$H$3]*[.$B$3]*[.$A161])" office:value-type="float" office:value="2120.87976190476" calcext:value-type="float">
            <text:p>2120.87976190476</text:p>
          </table:table-cell>
          <table:table-cell table:formula="of:=LOG([.$H161]/4;10)/4" office:value-type="percentage" office:value="0.681114014155536" calcext:value-type="percentage">
            <text:p>68.11%</text:p>
          </table:table-cell>
          <table:table-cell table:formula="of:=[.$E161]/(1-[.$F161])/(1-([.$G161]+[.$I161])/2)" office:value-type="float" office:value="44099.0031157369" calcext:value-type="float">
            <text:p>44099.0031157369</text:p>
          </table:table-cell>
          <table:table-cell table:formula="of:=[.$J161]*3" office:value-type="float" office:value="132297.009347211" calcext:value-type="float">
            <text:p>132297.009347211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[.$A162]*0.02" office:value-type="float" office:value="4.12" calcext:value-type="float">
            <text:p>4.12</text:p>
          </table:table-cell>
          <table:table-cell table:formula="of:=1.5*[.$A162]*[.$B162]" office:value-type="float" office:value="964.08" calcext:value-type="float">
            <text:p>964.08</text:p>
          </table:table-cell>
          <table:table-cell table:formula="of:=100+([.$C162]*10)" office:value-type="float" office:value="9740.8" calcext:value-type="float">
            <text:p>9740.8</text:p>
          </table:table-cell>
          <table:table-cell table:formula="of:=[.$D162]*(1+[.$A162]*[.$D$3]*[.$B$3])" office:value-type="float" office:value="14082.4137142857" calcext:value-type="float">
            <text:p>14082.4137142857</text:p>
          </table:table-cell>
          <table:table-cell table:formula="of:=[.$A162]*[.$E$3]*([.$B$3]+[.$A$3])" office:value-type="percentage" office:value="0.282285714285714" calcext:value-type="percentage">
            <text:p>28.23%</text:p>
          </table:table-cell>
          <table:table-cell table:formula="of:=[.$A162]*[.$F$3]*[.$B$3]" office:value-type="percentage" office:value="0.445714285714286" calcext:value-type="percentage">
            <text:p>44.57%</text:p>
          </table:table-cell>
          <table:table-cell table:formula="of:=([.$C162]+[.$G$3]*[.$A$3]*[.$A162])*(1+[.$H$3]*[.$B$3]*[.$A162])" office:value-type="float" office:value="2145.55565714286" calcext:value-type="float">
            <text:p>2145.55565714286</text:p>
          </table:table-cell>
          <table:table-cell table:formula="of:=LOG([.$H162]/4;10)/4" office:value-type="percentage" office:value="0.682369948393747" calcext:value-type="percentage">
            <text:p>68.24%</text:p>
          </table:table-cell>
          <table:table-cell table:formula="of:=[.$E162]/(1-[.$F162])/(1-([.$G162]+[.$I162])/2)" office:value-type="float" office:value="45007.0940789948" calcext:value-type="float">
            <text:p>45007.0940789948</text:p>
          </table:table-cell>
          <table:table-cell table:formula="of:=[.$J162]*3" office:value-type="float" office:value="135021.282236985" calcext:value-type="float">
            <text:p>135021.28223698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[.$A163]*0.02" office:value-type="float" office:value="4.14" calcext:value-type="float">
            <text:p>4.14</text:p>
          </table:table-cell>
          <table:table-cell table:formula="of:=1.5*[.$A163]*[.$B163]" office:value-type="float" office:value="974.97" calcext:value-type="float">
            <text:p>974.97</text:p>
          </table:table-cell>
          <table:table-cell table:formula="of:=100+([.$C163]*10)" office:value-type="float" office:value="9849.7" calcext:value-type="float">
            <text:p>9849.7</text:p>
          </table:table-cell>
          <table:table-cell table:formula="of:=[.$D163]*(1+[.$A163]*[.$D$3]*[.$B$3])" office:value-type="float" office:value="14267.994" calcext:value-type="float">
            <text:p>14267.994</text:p>
          </table:table-cell>
          <table:table-cell table:formula="of:=[.$A163]*[.$E$3]*([.$B$3]+[.$A$3])" office:value-type="percentage" office:value="0.284095238095238" calcext:value-type="percentage">
            <text:p>28.41%</text:p>
          </table:table-cell>
          <table:table-cell table:formula="of:=[.$A163]*[.$F$3]*[.$B$3]" office:value-type="percentage" office:value="0.448571428571429" calcext:value-type="percentage">
            <text:p>44.86%</text:p>
          </table:table-cell>
          <table:table-cell table:formula="of:=([.$C163]+[.$G$3]*[.$A$3]*[.$A163])*(1+[.$H$3]*[.$B$3]*[.$A163])" office:value-type="float" office:value="2170.3994" calcext:value-type="float">
            <text:p>2170.3994</text:p>
          </table:table-cell>
          <table:table-cell table:formula="of:=LOG([.$H163]/4;10)/4" office:value-type="percentage" office:value="0.683619917341567" calcext:value-type="percentage">
            <text:p>68.36%</text:p>
          </table:table-cell>
          <table:table-cell table:formula="of:=[.$E163]/(1-[.$F163])/(1-([.$G163]+[.$I163])/2)" office:value-type="float" office:value="45931.8233372671" calcext:value-type="float">
            <text:p>45931.8233372671</text:p>
          </table:table-cell>
          <table:table-cell table:formula="of:=[.$J163]*3" office:value-type="float" office:value="137795.470011801" calcext:value-type="float">
            <text:p>137795.47001180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[.$A164]*0.02" office:value-type="float" office:value="4.16" calcext:value-type="float">
            <text:p>4.16</text:p>
          </table:table-cell>
          <table:table-cell table:formula="of:=1.5*[.$A164]*[.$B164]" office:value-type="float" office:value="985.92" calcext:value-type="float">
            <text:p>985.92</text:p>
          </table:table-cell>
          <table:table-cell table:formula="of:=100+([.$C164]*10)" office:value-type="float" office:value="9959.2" calcext:value-type="float">
            <text:p>9959.2</text:p>
          </table:table-cell>
          <table:table-cell table:formula="of:=[.$D164]*(1+[.$A164]*[.$D$3]*[.$B$3])" office:value-type="float" office:value="14455.0674285714" calcext:value-type="float">
            <text:p>14455.0674285714</text:p>
          </table:table-cell>
          <table:table-cell table:formula="of:=[.$A164]*[.$E$3]*([.$B$3]+[.$A$3])" office:value-type="percentage" office:value="0.285904761904762" calcext:value-type="percentage">
            <text:p>28.59%</text:p>
          </table:table-cell>
          <table:table-cell table:formula="of:=[.$A164]*[.$F$3]*[.$B$3]" office:value-type="percentage" office:value="0.451428571428571" calcext:value-type="percentage">
            <text:p>45.14%</text:p>
          </table:table-cell>
          <table:table-cell table:formula="of:=([.$C164]+[.$G$3]*[.$A$3]*[.$A164])*(1+[.$H$3]*[.$B$3]*[.$A164])" office:value-type="float" office:value="2195.41150476191" calcext:value-type="float">
            <text:p>2195.41150476191</text:p>
          </table:table-cell>
          <table:table-cell table:formula="of:=LOG([.$H164]/4;10)/4" office:value-type="percentage" office:value="0.684863986102676" calcext:value-type="percentage">
            <text:p>68.49%</text:p>
          </table:table-cell>
          <table:table-cell table:formula="of:=[.$E164]/(1-[.$F164])/(1-([.$G164]+[.$I164])/2)" office:value-type="float" office:value="46873.4930432306" calcext:value-type="float">
            <text:p>46873.4930432306</text:p>
          </table:table-cell>
          <table:table-cell table:formula="of:=[.$J164]*3" office:value-type="float" office:value="140620.479129692" calcext:value-type="float">
            <text:p>140620.479129692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[.$A165]*0.02" office:value-type="float" office:value="4.18" calcext:value-type="float">
            <text:p>4.18</text:p>
          </table:table-cell>
          <table:table-cell table:formula="of:=1.5*[.$A165]*[.$B165]" office:value-type="float" office:value="996.93" calcext:value-type="float">
            <text:p>996.93</text:p>
          </table:table-cell>
          <table:table-cell table:formula="of:=100+([.$C165]*10)" office:value-type="float" office:value="10069.3" calcext:value-type="float">
            <text:p>10069.3</text:p>
          </table:table-cell>
          <table:table-cell table:formula="of:=[.$D165]*(1+[.$A165]*[.$D$3]*[.$B$3])" office:value-type="float" office:value="14643.6391428571" calcext:value-type="float">
            <text:p>14643.6391428571</text:p>
          </table:table-cell>
          <table:table-cell table:formula="of:=[.$A165]*[.$E$3]*([.$B$3]+[.$A$3])" office:value-type="percentage" office:value="0.287714285714286" calcext:value-type="percentage">
            <text:p>28.77%</text:p>
          </table:table-cell>
          <table:table-cell table:formula="of:=[.$A165]*[.$F$3]*[.$B$3]" office:value-type="percentage" office:value="0.454285714285714" calcext:value-type="percentage">
            <text:p>45.43%</text:p>
          </table:table-cell>
          <table:table-cell table:formula="of:=([.$C165]+[.$G$3]*[.$A$3]*[.$A165])*(1+[.$H$3]*[.$B$3]*[.$A165])" office:value-type="float" office:value="2220.59248571429" calcext:value-type="float">
            <text:p>2220.59248571429</text:p>
          </table:table-cell>
          <table:table-cell table:formula="of:=LOG([.$H165]/4;10)/4" office:value-type="percentage" office:value="0.686102218634931" calcext:value-type="percentage">
            <text:p>68.61%</text:p>
          </table:table-cell>
          <table:table-cell table:formula="of:=[.$E165]/(1-[.$F165])/(1-([.$G165]+[.$I165])/2)" office:value-type="float" office:value="47832.4114624813" calcext:value-type="float">
            <text:p>47832.4114624813</text:p>
          </table:table-cell>
          <table:table-cell table:formula="of:=[.$J165]*3" office:value-type="float" office:value="143497.234387444" calcext:value-type="float">
            <text:p>143497.23438744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[.$A166]*0.02" office:value-type="float" office:value="4.2" calcext:value-type="float">
            <text:p>4.2</text:p>
          </table:table-cell>
          <table:table-cell table:formula="of:=1.5*[.$A166]*[.$B166]" office:value-type="float" office:value="1008" calcext:value-type="float">
            <text:p>1008</text:p>
          </table:table-cell>
          <table:table-cell table:formula="of:=100+([.$C166]*10)" office:value-type="float" office:value="10180" calcext:value-type="float">
            <text:p>10180</text:p>
          </table:table-cell>
          <table:table-cell table:formula="of:=[.$D166]*(1+[.$A166]*[.$D$3]*[.$B$3])" office:value-type="float" office:value="14833.7142857143" calcext:value-type="float">
            <text:p>14833.7142857143</text:p>
          </table:table-cell>
          <table:table-cell table:formula="of:=[.$A166]*[.$E$3]*([.$B$3]+[.$A$3])" office:value-type="percentage" office:value="0.28952380952381" calcext:value-type="percentage">
            <text:p>28.95%</text:p>
          </table:table-cell>
          <table:table-cell table:formula="of:=[.$A166]*[.$F$3]*[.$B$3]" office:value-type="percentage" office:value="0.457142857142857" calcext:value-type="percentage">
            <text:p>45.71%</text:p>
          </table:table-cell>
          <table:table-cell table:formula="of:=([.$C166]+[.$G$3]*[.$A$3]*[.$A166])*(1+[.$H$3]*[.$B$3]*[.$A166])" office:value-type="float" office:value="2245.94285714286" calcext:value-type="float">
            <text:p>2245.94285714286</text:p>
          </table:table-cell>
          <table:table-cell table:formula="of:=LOG([.$H166]/4;10)/4" office:value-type="percentage" office:value="0.687334677778127" calcext:value-type="percentage">
            <text:p>68.73%</text:p>
          </table:table-cell>
          <table:table-cell table:formula="of:=[.$E166]/(1-[.$F166])/(1-([.$G166]+[.$I166])/2)" office:value-type="float" office:value="48808.8931174754" calcext:value-type="float">
            <text:p>48808.8931174754</text:p>
          </table:table-cell>
          <table:table-cell table:formula="of:=[.$J166]*3" office:value-type="float" office:value="146426.679352426" calcext:value-type="float">
            <text:p>146426.67935242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[.$A167]*0.02" office:value-type="float" office:value="4.22" calcext:value-type="float">
            <text:p>4.22</text:p>
          </table:table-cell>
          <table:table-cell table:formula="of:=1.5*[.$A167]*[.$B167]" office:value-type="float" office:value="1019.13" calcext:value-type="float">
            <text:p>1019.13</text:p>
          </table:table-cell>
          <table:table-cell table:formula="of:=100+([.$C167]*10)" office:value-type="float" office:value="10291.3" calcext:value-type="float">
            <text:p>10291.3</text:p>
          </table:table-cell>
          <table:table-cell table:formula="of:=[.$D167]*(1+[.$A167]*[.$D$3]*[.$B$3])" office:value-type="float" office:value="15025.298" calcext:value-type="float">
            <text:p>15025.298</text:p>
          </table:table-cell>
          <table:table-cell table:formula="of:=[.$A167]*[.$E$3]*([.$B$3]+[.$A$3])" office:value-type="percentage" office:value="0.291333333333333" calcext:value-type="percentage">
            <text:p>29.13%</text:p>
          </table:table-cell>
          <table:table-cell table:formula="of:=[.$A167]*[.$F$3]*[.$B$3]" office:value-type="percentage" office:value="0.46" calcext:value-type="percentage">
            <text:p>46.00%</text:p>
          </table:table-cell>
          <table:table-cell table:formula="of:=([.$C167]+[.$G$3]*[.$A$3]*[.$A167])*(1+[.$H$3]*[.$B$3]*[.$A167])" office:value-type="float" office:value="2271.46313333333" calcext:value-type="float">
            <text:p>2271.46313333333</text:p>
          </table:table-cell>
          <table:table-cell table:formula="of:=LOG([.$H167]/4;10)/4" office:value-type="percentage" office:value="0.688561425280915" calcext:value-type="percentage">
            <text:p>68.86%</text:p>
          </table:table-cell>
          <table:table-cell table:formula="of:=[.$E167]/(1-[.$F167])/(1-([.$G167]+[.$I167])/2)" office:value-type="float" office:value="49803.2589354057" calcext:value-type="float">
            <text:p>49803.2589354057</text:p>
          </table:table-cell>
          <table:table-cell table:formula="of:=[.$J167]*3" office:value-type="float" office:value="149409.776806217" calcext:value-type="float">
            <text:p>149409.776806217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[.$A168]*0.02" office:value-type="float" office:value="4.24" calcext:value-type="float">
            <text:p>4.24</text:p>
          </table:table-cell>
          <table:table-cell table:formula="of:=1.5*[.$A168]*[.$B168]" office:value-type="float" office:value="1030.32" calcext:value-type="float">
            <text:p>1030.32</text:p>
          </table:table-cell>
          <table:table-cell table:formula="of:=100+([.$C168]*10)" office:value-type="float" office:value="10403.2" calcext:value-type="float">
            <text:p>10403.2</text:p>
          </table:table-cell>
          <table:table-cell table:formula="of:=[.$D168]*(1+[.$A168]*[.$D$3]*[.$B$3])" office:value-type="float" office:value="15218.3954285714" calcext:value-type="float">
            <text:p>15218.3954285714</text:p>
          </table:table-cell>
          <table:table-cell table:formula="of:=[.$A168]*[.$E$3]*([.$B$3]+[.$A$3])" office:value-type="percentage" office:value="0.293142857142857" calcext:value-type="percentage">
            <text:p>29.31%</text:p>
          </table:table-cell>
          <table:table-cell table:formula="of:=[.$A168]*[.$F$3]*[.$B$3]" office:value-type="percentage" office:value="0.462857142857143" calcext:value-type="percentage">
            <text:p>46.29%</text:p>
          </table:table-cell>
          <table:table-cell table:formula="of:=([.$C168]+[.$G$3]*[.$A$3]*[.$A168])*(1+[.$H$3]*[.$B$3]*[.$A168])" office:value-type="float" office:value="2297.15382857143" calcext:value-type="float">
            <text:p>2297.15382857143</text:p>
          </table:table-cell>
          <table:table-cell table:formula="of:=LOG([.$H168]/4;10)/4" office:value-type="percentage" office:value="0.68978252182689" calcext:value-type="percentage">
            <text:p>68.98%</text:p>
          </table:table-cell>
          <table:table-cell table:formula="of:=[.$E168]/(1-[.$F168])/(1-([.$G168]+[.$I168])/2)" office:value-type="float" office:value="50815.8364001382" calcext:value-type="float">
            <text:p>50815.8364001382</text:p>
          </table:table-cell>
          <table:table-cell table:formula="of:=[.$J168]*3" office:value-type="float" office:value="152447.509200414" calcext:value-type="float">
            <text:p>152447.50920041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[.$A169]*0.02" office:value-type="float" office:value="4.26" calcext:value-type="float">
            <text:p>4.26</text:p>
          </table:table-cell>
          <table:table-cell table:formula="of:=1.5*[.$A169]*[.$B169]" office:value-type="float" office:value="1041.57" calcext:value-type="float">
            <text:p>1041.57</text:p>
          </table:table-cell>
          <table:table-cell table:formula="of:=100+([.$C169]*10)" office:value-type="float" office:value="10515.7" calcext:value-type="float">
            <text:p>10515.7</text:p>
          </table:table-cell>
          <table:table-cell table:formula="of:=[.$D169]*(1+[.$A169]*[.$D$3]*[.$B$3])" office:value-type="float" office:value="15413.0117142857" calcext:value-type="float">
            <text:p>15413.0117142857</text:p>
          </table:table-cell>
          <table:table-cell table:formula="of:=[.$A169]*[.$E$3]*([.$B$3]+[.$A$3])" office:value-type="percentage" office:value="0.294952380952381" calcext:value-type="percentage">
            <text:p>29.50%</text:p>
          </table:table-cell>
          <table:table-cell table:formula="of:=[.$A169]*[.$F$3]*[.$B$3]" office:value-type="percentage" office:value="0.465714285714286" calcext:value-type="percentage">
            <text:p>46.57%</text:p>
          </table:table-cell>
          <table:table-cell table:formula="of:=([.$C169]+[.$G$3]*[.$A$3]*[.$A169])*(1+[.$H$3]*[.$B$3]*[.$A169])" office:value-type="float" office:value="2323.01545714286" calcext:value-type="float">
            <text:p>2323.01545714286</text:p>
          </table:table-cell>
          <table:table-cell table:formula="of:=LOG([.$H169]/4;10)/4" office:value-type="percentage" office:value="0.690998027059901" calcext:value-type="percentage">
            <text:p>69.10%</text:p>
          </table:table-cell>
          <table:table-cell table:formula="of:=[.$E169]/(1-[.$F169])/(1-([.$G169]+[.$I169])/2)" office:value-type="float" office:value="51846.9597083348" calcext:value-type="float">
            <text:p>51846.9597083348</text:p>
          </table:table-cell>
          <table:table-cell table:formula="of:=[.$J169]*3" office:value-type="float" office:value="155540.879125004" calcext:value-type="float">
            <text:p>155540.879125004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[.$A170]*0.02" office:value-type="float" office:value="4.28" calcext:value-type="float">
            <text:p>4.28</text:p>
          </table:table-cell>
          <table:table-cell table:formula="of:=1.5*[.$A170]*[.$B170]" office:value-type="float" office:value="1052.88" calcext:value-type="float">
            <text:p>1052.88</text:p>
          </table:table-cell>
          <table:table-cell table:formula="of:=100+([.$C170]*10)" office:value-type="float" office:value="10628.8" calcext:value-type="float">
            <text:p>10628.8</text:p>
          </table:table-cell>
          <table:table-cell table:formula="of:=[.$D170]*(1+[.$A170]*[.$D$3]*[.$B$3])" office:value-type="float" office:value="15609.152" calcext:value-type="float">
            <text:p>15609.152</text:p>
          </table:table-cell>
          <table:table-cell table:formula="of:=[.$A170]*[.$E$3]*([.$B$3]+[.$A$3])" office:value-type="percentage" office:value="0.296761904761905" calcext:value-type="percentage">
            <text:p>29.68%</text:p>
          </table:table-cell>
          <table:table-cell table:formula="of:=[.$A170]*[.$F$3]*[.$B$3]" office:value-type="percentage" office:value="0.468571428571429" calcext:value-type="percentage">
            <text:p>46.86%</text:p>
          </table:table-cell>
          <table:table-cell table:formula="of:=([.$C170]+[.$G$3]*[.$A$3]*[.$A170])*(1+[.$H$3]*[.$B$3]*[.$A170])" office:value-type="float" office:value="2349.04853333333" calcext:value-type="float">
            <text:p>2349.04853333333</text:p>
          </table:table-cell>
          <table:table-cell table:formula="of:=LOG([.$H170]/4;10)/4" office:value-type="percentage" office:value="0.692207999608591" calcext:value-type="percentage">
            <text:p>69.22%</text:p>
          </table:table-cell>
          <table:table-cell table:formula="of:=[.$E170]/(1-[.$F170])/(1-([.$G170]+[.$I170])/2)" office:value-type="float" office:value="52896.9699298973" calcext:value-type="float">
            <text:p>52896.9699298973</text:p>
          </table:table-cell>
          <table:table-cell table:formula="of:=[.$J170]*3" office:value-type="float" office:value="158690.909789692" calcext:value-type="float">
            <text:p>158690.909789692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[.$A171]*0.02" office:value-type="float" office:value="4.3" calcext:value-type="float">
            <text:p>4.3</text:p>
          </table:table-cell>
          <table:table-cell table:formula="of:=1.5*[.$A171]*[.$B171]" office:value-type="float" office:value="1064.25" calcext:value-type="float">
            <text:p>1064.25</text:p>
          </table:table-cell>
          <table:table-cell table:formula="of:=100+([.$C171]*10)" office:value-type="float" office:value="10742.5" calcext:value-type="float">
            <text:p>10742.5</text:p>
          </table:table-cell>
          <table:table-cell table:formula="of:=[.$D171]*(1+[.$A171]*[.$D$3]*[.$B$3])" office:value-type="float" office:value="15806.8214285714" calcext:value-type="float">
            <text:p>15806.8214285714</text:p>
          </table:table-cell>
          <table:table-cell table:formula="of:=[.$A171]*[.$E$3]*([.$B$3]+[.$A$3])" office:value-type="percentage" office:value="0.298571428571429" calcext:value-type="percentage">
            <text:p>29.86%</text:p>
          </table:table-cell>
          <table:table-cell table:formula="of:=[.$A171]*[.$F$3]*[.$B$3]" office:value-type="percentage" office:value="0.471428571428571" calcext:value-type="percentage">
            <text:p>47.14%</text:p>
          </table:table-cell>
          <table:table-cell table:formula="of:=([.$C171]+[.$G$3]*[.$A$3]*[.$A171])*(1+[.$H$3]*[.$B$3]*[.$A171])" office:value-type="float" office:value="2375.25357142857" calcext:value-type="float">
            <text:p>2375.25357142857</text:p>
          </table:table-cell>
          <table:table-cell table:formula="of:=LOG([.$H171]/4;10)/4" office:value-type="percentage" office:value="0.693412497110208" calcext:value-type="percentage">
            <text:p>69.34%</text:p>
          </table:table-cell>
          <table:table-cell table:formula="of:=[.$E171]/(1-[.$F171])/(1-([.$G171]+[.$I171])/2)" office:value-type="float" office:value="53966.2151728671" calcext:value-type="float">
            <text:p>53966.2151728671</text:p>
          </table:table-cell>
          <table:table-cell table:formula="of:=[.$J171]*3" office:value-type="float" office:value="161898.645518601" calcext:value-type="float">
            <text:p>161898.64551860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[.$A172]*0.02" office:value-type="float" office:value="4.32" calcext:value-type="float">
            <text:p>4.32</text:p>
          </table:table-cell>
          <table:table-cell table:formula="of:=1.5*[.$A172]*[.$B172]" office:value-type="float" office:value="1075.68" calcext:value-type="float">
            <text:p>1075.68</text:p>
          </table:table-cell>
          <table:table-cell table:formula="of:=100+([.$C172]*10)" office:value-type="float" office:value="10856.8" calcext:value-type="float">
            <text:p>10856.8</text:p>
          </table:table-cell>
          <table:table-cell table:formula="of:=[.$D172]*(1+[.$A172]*[.$D$3]*[.$B$3])" office:value-type="float" office:value="16006.0251428571" calcext:value-type="float">
            <text:p>16006.0251428571</text:p>
          </table:table-cell>
          <table:table-cell table:formula="of:=[.$A172]*[.$E$3]*([.$B$3]+[.$A$3])" office:value-type="percentage" office:value="0.300380952380952" calcext:value-type="percentage">
            <text:p>30.04%</text:p>
          </table:table-cell>
          <table:table-cell table:formula="of:=[.$A172]*[.$F$3]*[.$B$3]" office:value-type="percentage" office:value="0.474285714285714" calcext:value-type="percentage">
            <text:p>47.43%</text:p>
          </table:table-cell>
          <table:table-cell table:formula="of:=([.$C172]+[.$G$3]*[.$A$3]*[.$A172])*(1+[.$H$3]*[.$B$3]*[.$A172])" office:value-type="float" office:value="2401.63108571429" calcext:value-type="float">
            <text:p>2401.63108571429</text:p>
          </table:table-cell>
          <table:table-cell table:formula="of:=LOG([.$H172]/4;10)/4" office:value-type="percentage" office:value="0.694611576233707" calcext:value-type="percentage">
            <text:p>69.46%</text:p>
          </table:table-cell>
          <table:table-cell table:formula="of:=[.$E172]/(1-[.$F172])/(1-([.$G172]+[.$I172])/2)" office:value-type="float" office:value="55055.0507529261" calcext:value-type="float">
            <text:p>55055.0507529261</text:p>
          </table:table-cell>
          <table:table-cell table:formula="of:=[.$J172]*3" office:value-type="float" office:value="165165.152258778" calcext:value-type="float">
            <text:p>165165.152258778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[.$A173]*0.02" office:value-type="float" office:value="4.34" calcext:value-type="float">
            <text:p>4.34</text:p>
          </table:table-cell>
          <table:table-cell table:formula="of:=1.5*[.$A173]*[.$B173]" office:value-type="float" office:value="1087.17" calcext:value-type="float">
            <text:p>1087.17</text:p>
          </table:table-cell>
          <table:table-cell table:formula="of:=100+([.$C173]*10)" office:value-type="float" office:value="10971.7" calcext:value-type="float">
            <text:p>10971.7</text:p>
          </table:table-cell>
          <table:table-cell table:formula="of:=[.$D173]*(1+[.$A173]*[.$D$3]*[.$B$3])" office:value-type="float" office:value="16206.7682857143" calcext:value-type="float">
            <text:p>16206.7682857143</text:p>
          </table:table-cell>
          <table:table-cell table:formula="of:=[.$A173]*[.$E$3]*([.$B$3]+[.$A$3])" office:value-type="percentage" office:value="0.302190476190476" calcext:value-type="percentage">
            <text:p>30.22%</text:p>
          </table:table-cell>
          <table:table-cell table:formula="of:=[.$A173]*[.$F$3]*[.$B$3]" office:value-type="percentage" office:value="0.477142857142857" calcext:value-type="percentage">
            <text:p>47.71%</text:p>
          </table:table-cell>
          <table:table-cell table:formula="of:=([.$C173]+[.$G$3]*[.$A$3]*[.$A173])*(1+[.$H$3]*[.$B$3]*[.$A173])" office:value-type="float" office:value="2428.18159047619" calcext:value-type="float">
            <text:p>2428.18159047619</text:p>
          </table:table-cell>
          <table:table-cell table:formula="of:=LOG([.$H173]/4;10)/4" office:value-type="percentage" office:value="0.695805292702176" calcext:value-type="percentage">
            <text:p>69.58%</text:p>
          </table:table-cell>
          <table:table-cell table:formula="of:=[.$E173]/(1-[.$F173])/(1-([.$G173]+[.$I173])/2)" office:value-type="float" office:value="56163.8393676438" calcext:value-type="float">
            <text:p>56163.8393676438</text:p>
          </table:table-cell>
          <table:table-cell table:formula="of:=[.$J173]*3" office:value-type="float" office:value="168491.518102931" calcext:value-type="float">
            <text:p>168491.51810293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[.$A174]*0.02" office:value-type="float" office:value="4.36" calcext:value-type="float">
            <text:p>4.36</text:p>
          </table:table-cell>
          <table:table-cell table:formula="of:=1.5*[.$A174]*[.$B174]" office:value-type="float" office:value="1098.72" calcext:value-type="float">
            <text:p>1098.72</text:p>
          </table:table-cell>
          <table:table-cell table:formula="of:=100+([.$C174]*10)" office:value-type="float" office:value="11087.2" calcext:value-type="float">
            <text:p>11087.2</text:p>
          </table:table-cell>
          <table:table-cell table:formula="of:=[.$D174]*(1+[.$A174]*[.$D$3]*[.$B$3])" office:value-type="float" office:value="16409.056" calcext:value-type="float">
            <text:p>16409.056</text:p>
          </table:table-cell>
          <table:table-cell table:formula="of:=[.$A174]*[.$E$3]*([.$B$3]+[.$A$3])" office:value-type="percentage" office:value="0.304" calcext:value-type="percentage">
            <text:p>30.40%</text:p>
          </table:table-cell>
          <table:table-cell table:formula="of:=[.$A174]*[.$F$3]*[.$B$3]" office:value-type="percentage" office:value="0.48" calcext:value-type="percentage">
            <text:p>48.00%</text:p>
          </table:table-cell>
          <table:table-cell table:formula="of:=([.$C174]+[.$G$3]*[.$A$3]*[.$A174])*(1+[.$H$3]*[.$B$3]*[.$A174])" office:value-type="float" office:value="2454.9056" calcext:value-type="float">
            <text:p>2454.9056</text:p>
          </table:table-cell>
          <table:table-cell table:formula="of:=LOG([.$H174]/4;10)/4" office:value-type="percentage" office:value="0.696993701314596" calcext:value-type="percentage">
            <text:p>69.70%</text:p>
          </table:table-cell>
          <table:table-cell table:formula="of:=[.$E174]/(1-[.$F174])/(1-([.$G174]+[.$I174])/2)" office:value-type="float" office:value="57292.9512756245" calcext:value-type="float">
            <text:p>57292.9512756245</text:p>
          </table:table-cell>
          <table:table-cell table:formula="of:=[.$J174]*3" office:value-type="float" office:value="171878.853826874" calcext:value-type="float">
            <text:p>171878.853826874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[.$A175]*0.02" office:value-type="float" office:value="4.38" calcext:value-type="float">
            <text:p>4.38</text:p>
          </table:table-cell>
          <table:table-cell table:formula="of:=1.5*[.$A175]*[.$B175]" office:value-type="float" office:value="1110.33" calcext:value-type="float">
            <text:p>1110.33</text:p>
          </table:table-cell>
          <table:table-cell table:formula="of:=100+([.$C175]*10)" office:value-type="float" office:value="11203.3" calcext:value-type="float">
            <text:p>11203.3</text:p>
          </table:table-cell>
          <table:table-cell table:formula="of:=[.$D175]*(1+[.$A175]*[.$D$3]*[.$B$3])" office:value-type="float" office:value="16612.8934285714" calcext:value-type="float">
            <text:p>16612.8934285714</text:p>
          </table:table-cell>
          <table:table-cell table:formula="of:=[.$A175]*[.$E$3]*([.$B$3]+[.$A$3])" office:value-type="percentage" office:value="0.305809523809524" calcext:value-type="percentage">
            <text:p>30.58%</text:p>
          </table:table-cell>
          <table:table-cell table:formula="of:=[.$A175]*[.$F$3]*[.$B$3]" office:value-type="percentage" office:value="0.482857142857143" calcext:value-type="percentage">
            <text:p>48.29%</text:p>
          </table:table-cell>
          <table:table-cell table:formula="of:=([.$C175]+[.$G$3]*[.$A$3]*[.$A175])*(1+[.$H$3]*[.$B$3]*[.$A175])" office:value-type="float" office:value="2481.80362857143" calcext:value-type="float">
            <text:p>2481.80362857143</text:p>
          </table:table-cell>
          <table:table-cell table:formula="of:=LOG([.$H175]/4;10)/4" office:value-type="percentage" office:value="0.698176855966974" calcext:value-type="percentage">
            <text:p>69.82%</text:p>
          </table:table-cell>
          <table:table-cell table:formula="of:=[.$E175]/(1-[.$F175])/(1-([.$G175]+[.$I175])/2)" office:value-type="float" office:value="58442.7644807137" calcext:value-type="float">
            <text:p>58442.7644807137</text:p>
          </table:table-cell>
          <table:table-cell table:formula="of:=[.$J175]*3" office:value-type="float" office:value="175328.293442141" calcext:value-type="float">
            <text:p>175328.29344214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[.$A176]*0.02" office:value-type="float" office:value="4.4" calcext:value-type="float">
            <text:p>4.4</text:p>
          </table:table-cell>
          <table:table-cell table:formula="of:=1.5*[.$A176]*[.$B176]" office:value-type="float" office:value="1122" calcext:value-type="float">
            <text:p>1122</text:p>
          </table:table-cell>
          <table:table-cell table:formula="of:=100+([.$C176]*10)" office:value-type="float" office:value="11320" calcext:value-type="float">
            <text:p>11320</text:p>
          </table:table-cell>
          <table:table-cell table:formula="of:=[.$D176]*(1+[.$A176]*[.$D$3]*[.$B$3])" office:value-type="float" office:value="16818.2857142857" calcext:value-type="float">
            <text:p>16818.2857142857</text:p>
          </table:table-cell>
          <table:table-cell table:formula="of:=[.$A176]*[.$E$3]*([.$B$3]+[.$A$3])" office:value-type="percentage" office:value="0.307619047619048" calcext:value-type="percentage">
            <text:p>30.76%</text:p>
          </table:table-cell>
          <table:table-cell table:formula="of:=[.$A176]*[.$F$3]*[.$B$3]" office:value-type="percentage" office:value="0.485714285714286" calcext:value-type="percentage">
            <text:p>48.57%</text:p>
          </table:table-cell>
          <table:table-cell table:formula="of:=([.$C176]+[.$G$3]*[.$A$3]*[.$A176])*(1+[.$H$3]*[.$B$3]*[.$A176])" office:value-type="float" office:value="2508.87619047619" calcext:value-type="float">
            <text:p>2508.87619047619</text:p>
          </table:table-cell>
          <table:table-cell table:formula="of:=LOG([.$H176]/4;10)/4" office:value-type="percentage" office:value="0.699354809672857" calcext:value-type="percentage">
            <text:p>69.94%</text:p>
          </table:table-cell>
          <table:table-cell table:formula="of:=[.$E176]/(1-[.$F176])/(1-([.$G176]+[.$I176])/2)" office:value-type="float" office:value="59613.6649214262" calcext:value-type="float">
            <text:p>59613.6649214262</text:p>
          </table:table-cell>
          <table:table-cell table:formula="of:=[.$J176]*3" office:value-type="float" office:value="178840.994764279" calcext:value-type="float">
            <text:p>178840.994764279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[.$A177]*0.02" office:value-type="float" office:value="4.42" calcext:value-type="float">
            <text:p>4.42</text:p>
          </table:table-cell>
          <table:table-cell table:formula="of:=1.5*[.$A177]*[.$B177]" office:value-type="float" office:value="1133.73" calcext:value-type="float">
            <text:p>1133.73</text:p>
          </table:table-cell>
          <table:table-cell table:formula="of:=100+([.$C177]*10)" office:value-type="float" office:value="11437.3" calcext:value-type="float">
            <text:p>11437.3</text:p>
          </table:table-cell>
          <table:table-cell table:formula="of:=[.$D177]*(1+[.$A177]*[.$D$3]*[.$B$3])" office:value-type="float" office:value="17025.238" calcext:value-type="float">
            <text:p>17025.238</text:p>
          </table:table-cell>
          <table:table-cell table:formula="of:=[.$A177]*[.$E$3]*([.$B$3]+[.$A$3])" office:value-type="percentage" office:value="0.309428571428571" calcext:value-type="percentage">
            <text:p>30.94%</text:p>
          </table:table-cell>
          <table:table-cell table:formula="of:=[.$A177]*[.$F$3]*[.$B$3]" office:value-type="percentage" office:value="0.488571428571429" calcext:value-type="percentage">
            <text:p>48.86%</text:p>
          </table:table-cell>
          <table:table-cell table:formula="of:=([.$C177]+[.$G$3]*[.$A$3]*[.$A177])*(1+[.$H$3]*[.$B$3]*[.$A177])" office:value-type="float" office:value="2536.1238" calcext:value-type="float">
            <text:p>2536.1238</text:p>
          </table:table-cell>
          <table:table-cell table:formula="of:=LOG([.$H177]/4;10)/4" office:value-type="percentage" office:value="0.700527614583265" calcext:value-type="percentage">
            <text:p>70.05%</text:p>
          </table:table-cell>
          <table:table-cell table:formula="of:=[.$E177]/(1-[.$F177])/(1-([.$G177]+[.$I177])/2)" office:value-type="float" office:value="60806.0466657684" calcext:value-type="float">
            <text:p>60806.0466657684</text:p>
          </table:table-cell>
          <table:table-cell table:formula="of:=[.$J177]*3" office:value-type="float" office:value="182418.139997305" calcext:value-type="float">
            <text:p>182418.139997305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[.$A178]*0.02" office:value-type="float" office:value="4.44" calcext:value-type="float">
            <text:p>4.44</text:p>
          </table:table-cell>
          <table:table-cell table:formula="of:=1.5*[.$A178]*[.$B178]" office:value-type="float" office:value="1145.52" calcext:value-type="float">
            <text:p>1145.52</text:p>
          </table:table-cell>
          <table:table-cell table:formula="of:=100+([.$C178]*10)" office:value-type="float" office:value="11555.2" calcext:value-type="float">
            <text:p>11555.2</text:p>
          </table:table-cell>
          <table:table-cell table:formula="of:=[.$D178]*(1+[.$A178]*[.$D$3]*[.$B$3])" office:value-type="float" office:value="17233.7554285714" calcext:value-type="float">
            <text:p>17233.7554285714</text:p>
          </table:table-cell>
          <table:table-cell table:formula="of:=[.$A178]*[.$E$3]*([.$B$3]+[.$A$3])" office:value-type="percentage" office:value="0.311238095238095" calcext:value-type="percentage">
            <text:p>31.12%</text:p>
          </table:table-cell>
          <table:table-cell table:formula="of:=[.$A178]*[.$F$3]*[.$B$3]" office:value-type="percentage" office:value="0.491428571428571" calcext:value-type="percentage">
            <text:p>49.14%</text:p>
          </table:table-cell>
          <table:table-cell table:formula="of:=([.$C178]+[.$G$3]*[.$A$3]*[.$A178])*(1+[.$H$3]*[.$B$3]*[.$A178])" office:value-type="float" office:value="2563.54697142857" calcext:value-type="float">
            <text:p>2563.54697142857</text:p>
          </table:table-cell>
          <table:table-cell table:formula="of:=LOG([.$H178]/4;10)/4" office:value-type="percentage" office:value="0.701695322006043" calcext:value-type="percentage">
            <text:p>70.17%</text:p>
          </table:table-cell>
          <table:table-cell table:formula="of:=[.$E178]/(1-[.$F178])/(1-([.$G178]+[.$I178])/2)" office:value-type="float" office:value="62020.3121116296" calcext:value-type="float">
            <text:p>62020.3121116296</text:p>
          </table:table-cell>
          <table:table-cell table:formula="of:=[.$J178]*3" office:value-type="float" office:value="186060.936334889" calcext:value-type="float">
            <text:p>186060.936334889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[.$A179]*0.02" office:value-type="float" office:value="4.46" calcext:value-type="float">
            <text:p>4.46</text:p>
          </table:table-cell>
          <table:table-cell table:formula="of:=1.5*[.$A179]*[.$B179]" office:value-type="float" office:value="1157.37" calcext:value-type="float">
            <text:p>1157.37</text:p>
          </table:table-cell>
          <table:table-cell table:formula="of:=100+([.$C179]*10)" office:value-type="float" office:value="11673.7" calcext:value-type="float">
            <text:p>11673.7</text:p>
          </table:table-cell>
          <table:table-cell table:formula="of:=[.$D179]*(1+[.$A179]*[.$D$3]*[.$B$3])" office:value-type="float" office:value="17443.8431428571" calcext:value-type="float">
            <text:p>17443.8431428571</text:p>
          </table:table-cell>
          <table:table-cell table:formula="of:=[.$A179]*[.$E$3]*([.$B$3]+[.$A$3])" office:value-type="percentage" office:value="0.313047619047619" calcext:value-type="percentage">
            <text:p>31.30%</text:p>
          </table:table-cell>
          <table:table-cell table:formula="of:=[.$A179]*[.$F$3]*[.$B$3]" office:value-type="percentage" office:value="0.494285714285714" calcext:value-type="percentage">
            <text:p>49.43%</text:p>
          </table:table-cell>
          <table:table-cell table:formula="of:=([.$C179]+[.$G$3]*[.$A$3]*[.$A179])*(1+[.$H$3]*[.$B$3]*[.$A179])" office:value-type="float" office:value="2591.14621904762" calcext:value-type="float">
            <text:p>2591.14621904762</text:p>
          </table:table-cell>
          <table:table-cell table:formula="of:=LOG([.$H179]/4;10)/4" office:value-type="percentage" office:value="0.702857982424672" calcext:value-type="percentage">
            <text:p>70.29%</text:p>
          </table:table-cell>
          <table:table-cell table:formula="of:=[.$E179]/(1-[.$F179])/(1-([.$G179]+[.$I179])/2)" office:value-type="float" office:value="63256.8721929273" calcext:value-type="float">
            <text:p>63256.8721929273</text:p>
          </table:table-cell>
          <table:table-cell table:formula="of:=[.$J179]*3" office:value-type="float" office:value="189770.616578782" calcext:value-type="float">
            <text:p>189770.616578782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[.$A180]*0.02" office:value-type="float" office:value="4.48" calcext:value-type="float">
            <text:p>4.48</text:p>
          </table:table-cell>
          <table:table-cell table:formula="of:=1.5*[.$A180]*[.$B180]" office:value-type="float" office:value="1169.28" calcext:value-type="float">
            <text:p>1169.28</text:p>
          </table:table-cell>
          <table:table-cell table:formula="of:=100+([.$C180]*10)" office:value-type="float" office:value="11792.8" calcext:value-type="float">
            <text:p>11792.8</text:p>
          </table:table-cell>
          <table:table-cell table:formula="of:=[.$D180]*(1+[.$A180]*[.$D$3]*[.$B$3])" office:value-type="float" office:value="17655.5062857143" calcext:value-type="float">
            <text:p>17655.5062857143</text:p>
          </table:table-cell>
          <table:table-cell table:formula="of:=[.$A180]*[.$E$3]*([.$B$3]+[.$A$3])" office:value-type="percentage" office:value="0.314857142857143" calcext:value-type="percentage">
            <text:p>31.49%</text:p>
          </table:table-cell>
          <table:table-cell table:formula="of:=[.$A180]*[.$F$3]*[.$B$3]" office:value-type="percentage" office:value="0.497142857142857" calcext:value-type="percentage">
            <text:p>49.71%</text:p>
          </table:table-cell>
          <table:table-cell table:formula="of:=([.$C180]+[.$G$3]*[.$A$3]*[.$A180])*(1+[.$H$3]*[.$B$3]*[.$A180])" office:value-type="float" office:value="2618.92205714286" calcext:value-type="float">
            <text:p>2618.92205714286</text:p>
          </table:table-cell>
          <table:table-cell table:formula="of:=LOG([.$H180]/4;10)/4" office:value-type="percentage" office:value="0.704015645516541" calcext:value-type="percentage">
            <text:p>70.40%</text:p>
          </table:table-cell>
          <table:table-cell table:formula="of:=[.$E180]/(1-[.$F180])/(1-([.$G180]+[.$I180])/2)" office:value-type="float" office:value="64516.1465916944" calcext:value-type="float">
            <text:p>64516.1465916944</text:p>
          </table:table-cell>
          <table:table-cell table:formula="of:=[.$J180]*3" office:value-type="float" office:value="193548.439775083" calcext:value-type="float">
            <text:p>193548.439775083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[.$A181]*0.02" office:value-type="float" office:value="4.5" calcext:value-type="float">
            <text:p>4.5</text:p>
          </table:table-cell>
          <table:table-cell table:formula="of:=1.5*[.$A181]*[.$B181]" office:value-type="float" office:value="1181.25" calcext:value-type="float">
            <text:p>1181.25</text:p>
          </table:table-cell>
          <table:table-cell table:formula="of:=100+([.$C181]*10)" office:value-type="float" office:value="11912.5" calcext:value-type="float">
            <text:p>11912.5</text:p>
          </table:table-cell>
          <table:table-cell table:formula="of:=[.$D181]*(1+[.$A181]*[.$D$3]*[.$B$3])" office:value-type="float" office:value="17868.75" calcext:value-type="float">
            <text:p>17868.75</text:p>
          </table:table-cell>
          <table:table-cell table:formula="of:=[.$A181]*[.$E$3]*([.$B$3]+[.$A$3])" office:value-type="percentage" office:value="0.316666666666667" calcext:value-type="percentage">
            <text:p>31.67%</text:p>
          </table:table-cell>
          <table:table-cell table:formula="of:=[.$A181]*[.$F$3]*[.$B$3]" office:value-type="percentage" office:value="0.5" calcext:value-type="percentage">
            <text:p>50.00%</text:p>
          </table:table-cell>
          <table:table-cell table:formula="of:=([.$C181]+[.$G$3]*[.$A$3]*[.$A181])*(1+[.$H$3]*[.$B$3]*[.$A181])" office:value-type="float" office:value="2646.875" calcext:value-type="float">
            <text:p>2646.875</text:p>
          </table:table-cell>
          <table:table-cell table:formula="of:=LOG([.$H181]/4;10)/4" office:value-type="percentage" office:value="0.70516836017071" calcext:value-type="percentage">
            <text:p>70.52%</text:p>
          </table:table-cell>
          <table:table-cell table:formula="of:=[.$E181]/(1-[.$F181])/(1-([.$G181]+[.$I181])/2)" office:value-type="float" office:value="65798.5639563082" calcext:value-type="float">
            <text:p>65798.5639563082</text:p>
          </table:table-cell>
          <table:table-cell table:formula="of:=[.$J181]*3" office:value-type="float" office:value="197395.691868925" calcext:value-type="float">
            <text:p>197395.691868925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[.$A182]*0.02" office:value-type="float" office:value="4.52" calcext:value-type="float">
            <text:p>4.52</text:p>
          </table:table-cell>
          <table:table-cell table:formula="of:=1.5*[.$A182]*[.$B182]" office:value-type="float" office:value="1193.28" calcext:value-type="float">
            <text:p>1193.28</text:p>
          </table:table-cell>
          <table:table-cell table:formula="of:=100+([.$C182]*10)" office:value-type="float" office:value="12032.8" calcext:value-type="float">
            <text:p>12032.8</text:p>
          </table:table-cell>
          <table:table-cell table:formula="of:=[.$D182]*(1+[.$A182]*[.$D$3]*[.$B$3])" office:value-type="float" office:value="18083.5794285714" calcext:value-type="float">
            <text:p>18083.5794285714</text:p>
          </table:table-cell>
          <table:table-cell table:formula="of:=[.$A182]*[.$E$3]*([.$B$3]+[.$A$3])" office:value-type="percentage" office:value="0.31847619047619" calcext:value-type="percentage">
            <text:p>31.85%</text:p>
          </table:table-cell>
          <table:table-cell table:formula="of:=[.$A182]*[.$F$3]*[.$B$3]" office:value-type="percentage" office:value="0.502857142857143" calcext:value-type="percentage">
            <text:p>50.29%</text:p>
          </table:table-cell>
          <table:table-cell table:formula="of:=([.$C182]+[.$G$3]*[.$A$3]*[.$A182])*(1+[.$H$3]*[.$B$3]*[.$A182])" office:value-type="float" office:value="2675.00556190476" calcext:value-type="float">
            <text:p>2675.00556190476</text:p>
          </table:table-cell>
          <table:table-cell table:formula="of:=LOG([.$H182]/4;10)/4" office:value-type="percentage" office:value="0.706316174505175" calcext:value-type="percentage">
            <text:p>70.63%</text:p>
          </table:table-cell>
          <table:table-cell table:formula="of:=[.$E182]/(1-[.$F182])/(1-([.$G182]+[.$I182])/2)" office:value-type="float" office:value="67104.5621260633" calcext:value-type="float">
            <text:p>67104.5621260633</text:p>
          </table:table-cell>
          <table:table-cell table:formula="of:=[.$J182]*3" office:value-type="float" office:value="201313.68637819" calcext:value-type="float">
            <text:p>201313.68637819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[.$A183]*0.02" office:value-type="float" office:value="4.54" calcext:value-type="float">
            <text:p>4.54</text:p>
          </table:table-cell>
          <table:table-cell table:formula="of:=1.5*[.$A183]*[.$B183]" office:value-type="float" office:value="1205.37" calcext:value-type="float">
            <text:p>1205.37</text:p>
          </table:table-cell>
          <table:table-cell table:formula="of:=100+([.$C183]*10)" office:value-type="float" office:value="12153.7" calcext:value-type="float">
            <text:p>12153.7</text:p>
          </table:table-cell>
          <table:table-cell table:formula="of:=[.$D183]*(1+[.$A183]*[.$D$3]*[.$B$3])" office:value-type="float" office:value="18299.9997142857" calcext:value-type="float">
            <text:p>18299.9997142857</text:p>
          </table:table-cell>
          <table:table-cell table:formula="of:=[.$A183]*[.$E$3]*([.$B$3]+[.$A$3])" office:value-type="percentage" office:value="0.320285714285714" calcext:value-type="percentage">
            <text:p>32.03%</text:p>
          </table:table-cell>
          <table:table-cell table:formula="of:=[.$A183]*[.$F$3]*[.$B$3]" office:value-type="percentage" office:value="0.505714285714286" calcext:value-type="percentage">
            <text:p>50.57%</text:p>
          </table:table-cell>
          <table:table-cell table:formula="of:=([.$C183]+[.$G$3]*[.$A$3]*[.$A183])*(1+[.$H$3]*[.$B$3]*[.$A183])" office:value-type="float" office:value="2703.31425714286" calcext:value-type="float">
            <text:p>2703.31425714286</text:p>
          </table:table-cell>
          <table:table-cell table:formula="of:=LOG([.$H183]/4;10)/4" office:value-type="percentage" office:value="0.707459135883655" calcext:value-type="percentage">
            <text:p>70.75%</text:p>
          </table:table-cell>
          <table:table-cell table:formula="of:=[.$E183]/(1-[.$F183])/(1-([.$G183]+[.$I183])/2)" office:value-type="float" office:value="68434.5883623033" calcext:value-type="float">
            <text:p>68434.5883623033</text:p>
          </table:table-cell>
          <table:table-cell table:formula="of:=[.$J183]*3" office:value-type="float" office:value="205303.76508691" calcext:value-type="float">
            <text:p>205303.76508691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[.$A184]*0.02" office:value-type="float" office:value="4.56" calcext:value-type="float">
            <text:p>4.56</text:p>
          </table:table-cell>
          <table:table-cell table:formula="of:=1.5*[.$A184]*[.$B184]" office:value-type="float" office:value="1217.52" calcext:value-type="float">
            <text:p>1217.52</text:p>
          </table:table-cell>
          <table:table-cell table:formula="of:=100+([.$C184]*10)" office:value-type="float" office:value="12275.2" calcext:value-type="float">
            <text:p>12275.2</text:p>
          </table:table-cell>
          <table:table-cell table:formula="of:=[.$D184]*(1+[.$A184]*[.$D$3]*[.$B$3])" office:value-type="float" office:value="18518.016" calcext:value-type="float">
            <text:p>18518.016</text:p>
          </table:table-cell>
          <table:table-cell table:formula="of:=[.$A184]*[.$E$3]*([.$B$3]+[.$A$3])" office:value-type="percentage" office:value="0.322095238095238" calcext:value-type="percentage">
            <text:p>32.21%</text:p>
          </table:table-cell>
          <table:table-cell table:formula="of:=[.$A184]*[.$F$3]*[.$B$3]" office:value-type="percentage" office:value="0.508571428571429" calcext:value-type="percentage">
            <text:p>50.86%</text:p>
          </table:table-cell>
          <table:table-cell table:formula="of:=([.$C184]+[.$G$3]*[.$A$3]*[.$A184])*(1+[.$H$3]*[.$B$3]*[.$A184])" office:value-type="float" office:value="2731.8016" calcext:value-type="float">
            <text:p>2731.8016</text:p>
          </table:table-cell>
          <table:table-cell table:formula="of:=LOG([.$H184]/4;10)/4" office:value-type="percentage" office:value="0.708597290931912" calcext:value-type="percentage">
            <text:p>70.86%</text:p>
          </table:table-cell>
          <table:table-cell table:formula="of:=[.$E184]/(1-[.$F184])/(1-([.$G184]+[.$I184])/2)" office:value-type="float" office:value="69789.0995863288" calcext:value-type="float">
            <text:p>69789.0995863288</text:p>
          </table:table-cell>
          <table:table-cell table:formula="of:=[.$J184]*3" office:value-type="float" office:value="209367.298758987" calcext:value-type="float">
            <text:p>209367.298758987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[.$A185]*0.02" office:value-type="float" office:value="4.58" calcext:value-type="float">
            <text:p>4.58</text:p>
          </table:table-cell>
          <table:table-cell table:formula="of:=1.5*[.$A185]*[.$B185]" office:value-type="float" office:value="1229.73" calcext:value-type="float">
            <text:p>1229.73</text:p>
          </table:table-cell>
          <table:table-cell table:formula="of:=100+([.$C185]*10)" office:value-type="float" office:value="12397.3" calcext:value-type="float">
            <text:p>12397.3</text:p>
          </table:table-cell>
          <table:table-cell table:formula="of:=[.$D185]*(1+[.$A185]*[.$D$3]*[.$B$3])" office:value-type="float" office:value="18737.6334285714" calcext:value-type="float">
            <text:p>18737.6334285714</text:p>
          </table:table-cell>
          <table:table-cell table:formula="of:=[.$A185]*[.$E$3]*([.$B$3]+[.$A$3])" office:value-type="percentage" office:value="0.323904761904762" calcext:value-type="percentage">
            <text:p>32.39%</text:p>
          </table:table-cell>
          <table:table-cell table:formula="of:=[.$A185]*[.$F$3]*[.$B$3]" office:value-type="percentage" office:value="0.511428571428572" calcext:value-type="percentage">
            <text:p>51.14%</text:p>
          </table:table-cell>
          <table:table-cell table:formula="of:=([.$C185]+[.$G$3]*[.$A$3]*[.$A185])*(1+[.$H$3]*[.$B$3]*[.$A185])" office:value-type="float" office:value="2760.4681047619" calcext:value-type="float">
            <text:p>2760.4681047619</text:p>
          </table:table-cell>
          <table:table-cell table:formula="of:=LOG([.$H185]/4;10)/4" office:value-type="percentage" office:value="0.709730685553628" calcext:value-type="percentage">
            <text:p>70.97%</text:p>
          </table:table-cell>
          <table:table-cell table:formula="of:=[.$E185]/(1-[.$F185])/(1-([.$G185]+[.$I185])/2)" office:value-type="float" office:value="71168.5626243147" calcext:value-type="float">
            <text:p>71168.5626243147</text:p>
          </table:table-cell>
          <table:table-cell table:formula="of:=[.$J185]*3" office:value-type="float" office:value="213505.687872944" calcext:value-type="float">
            <text:p>213505.68787294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[.$A186]*0.02" office:value-type="float" office:value="4.6" calcext:value-type="float">
            <text:p>4.6</text:p>
          </table:table-cell>
          <table:table-cell table:formula="of:=1.5*[.$A186]*[.$B186]" office:value-type="float" office:value="1242" calcext:value-type="float">
            <text:p>1242</text:p>
          </table:table-cell>
          <table:table-cell table:formula="of:=100+([.$C186]*10)" office:value-type="float" office:value="12520" calcext:value-type="float">
            <text:p>12520</text:p>
          </table:table-cell>
          <table:table-cell table:formula="of:=[.$D186]*(1+[.$A186]*[.$D$3]*[.$B$3])" office:value-type="float" office:value="18958.8571428571" calcext:value-type="float">
            <text:p>18958.8571428571</text:p>
          </table:table-cell>
          <table:table-cell table:formula="of:=[.$A186]*[.$E$3]*([.$B$3]+[.$A$3])" office:value-type="percentage" office:value="0.325714285714286" calcext:value-type="percentage">
            <text:p>32.57%</text:p>
          </table:table-cell>
          <table:table-cell table:formula="of:=[.$A186]*[.$F$3]*[.$B$3]" office:value-type="percentage" office:value="0.514285714285714" calcext:value-type="percentage">
            <text:p>51.43%</text:p>
          </table:table-cell>
          <table:table-cell table:formula="of:=([.$C186]+[.$G$3]*[.$A$3]*[.$A186])*(1+[.$H$3]*[.$B$3]*[.$A186])" office:value-type="float" office:value="2789.31428571429" calcext:value-type="float">
            <text:p>2789.31428571429</text:p>
          </table:table-cell>
          <table:table-cell table:formula="of:=LOG([.$H186]/4;10)/4" office:value-type="percentage" office:value="0.710859364945845" calcext:value-type="percentage">
            <text:p>71.09%</text:p>
          </table:table-cell>
          <table:table-cell table:formula="of:=[.$E186]/(1-[.$F186])/(1-([.$G186]+[.$I186])/2)" office:value-type="float" office:value="72573.4544594701" calcext:value-type="float">
            <text:p>72573.4544594701</text:p>
          </table:table-cell>
          <table:table-cell table:formula="of:=[.$J186]*3" office:value-type="float" office:value="217720.36337841" calcext:value-type="float">
            <text:p>217720.3633784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[.$A187]*0.02" office:value-type="float" office:value="4.62" calcext:value-type="float">
            <text:p>4.62</text:p>
          </table:table-cell>
          <table:table-cell table:formula="of:=1.5*[.$A187]*[.$B187]" office:value-type="float" office:value="1254.33" calcext:value-type="float">
            <text:p>1254.33</text:p>
          </table:table-cell>
          <table:table-cell table:formula="of:=100+([.$C187]*10)" office:value-type="float" office:value="12643.3" calcext:value-type="float">
            <text:p>12643.3</text:p>
          </table:table-cell>
          <table:table-cell table:formula="of:=[.$D187]*(1+[.$A187]*[.$D$3]*[.$B$3])" office:value-type="float" office:value="19181.6922857143" calcext:value-type="float">
            <text:p>19181.6922857143</text:p>
          </table:table-cell>
          <table:table-cell table:formula="of:=[.$A187]*[.$E$3]*([.$B$3]+[.$A$3])" office:value-type="percentage" office:value="0.32752380952381" calcext:value-type="percentage">
            <text:p>32.75%</text:p>
          </table:table-cell>
          <table:table-cell table:formula="of:=[.$A187]*[.$F$3]*[.$B$3]" office:value-type="percentage" office:value="0.517142857142857" calcext:value-type="percentage">
            <text:p>51.71%</text:p>
          </table:table-cell>
          <table:table-cell table:formula="of:=([.$C187]+[.$G$3]*[.$A$3]*[.$A187])*(1+[.$H$3]*[.$B$3]*[.$A187])" office:value-type="float" office:value="2818.34065714286" calcext:value-type="float">
            <text:p>2818.34065714286</text:p>
          </table:table-cell>
          <table:table-cell table:formula="of:=LOG([.$H187]/4;10)/4" office:value-type="percentage" office:value="0.711983373613988" calcext:value-type="percentage">
            <text:p>71.20%</text:p>
          </table:table-cell>
          <table:table-cell table:formula="of:=[.$E187]/(1-[.$F187])/(1-([.$G187]+[.$I187])/2)" office:value-type="float" office:value="74004.2624916916" calcext:value-type="float">
            <text:p>74004.2624916916</text:p>
          </table:table-cell>
          <table:table-cell table:formula="of:=[.$J187]*3" office:value-type="float" office:value="222012.787475075" calcext:value-type="float">
            <text:p>222012.78747507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[.$A188]*0.02" office:value-type="float" office:value="4.64" calcext:value-type="float">
            <text:p>4.64</text:p>
          </table:table-cell>
          <table:table-cell table:formula="of:=1.5*[.$A188]*[.$B188]" office:value-type="float" office:value="1266.72" calcext:value-type="float">
            <text:p>1266.72</text:p>
          </table:table-cell>
          <table:table-cell table:formula="of:=100+([.$C188]*10)" office:value-type="float" office:value="12767.2" calcext:value-type="float">
            <text:p>12767.2</text:p>
          </table:table-cell>
          <table:table-cell table:formula="of:=[.$D188]*(1+[.$A188]*[.$D$3]*[.$B$3])" office:value-type="float" office:value="19406.144" calcext:value-type="float">
            <text:p>19406.144</text:p>
          </table:table-cell>
          <table:table-cell table:formula="of:=[.$A188]*[.$E$3]*([.$B$3]+[.$A$3])" office:value-type="percentage" office:value="0.329333333333333" calcext:value-type="percentage">
            <text:p>32.93%</text:p>
          </table:table-cell>
          <table:table-cell table:formula="of:=[.$A188]*[.$F$3]*[.$B$3]" office:value-type="percentage" office:value="0.52" calcext:value-type="percentage">
            <text:p>52.00%</text:p>
          </table:table-cell>
          <table:table-cell table:formula="of:=([.$C188]+[.$G$3]*[.$A$3]*[.$A188])*(1+[.$H$3]*[.$B$3]*[.$A188])" office:value-type="float" office:value="2847.54773333333" calcext:value-type="float">
            <text:p>2847.54773333333</text:p>
          </table:table-cell>
          <table:table-cell table:formula="of:=LOG([.$H188]/4;10)/4" office:value-type="percentage" office:value="0.71310275538648" calcext:value-type="percentage">
            <text:p>71.31%</text:p>
          </table:table-cell>
          <table:table-cell table:formula="of:=[.$E188]/(1-[.$F188])/(1-([.$G188]+[.$I188])/2)" office:value-type="float" office:value="75461.4848049639" calcext:value-type="float">
            <text:p>75461.4848049639</text:p>
          </table:table-cell>
          <table:table-cell table:formula="of:=[.$J188]*3" office:value-type="float" office:value="226384.454414892" calcext:value-type="float">
            <text:p>226384.454414892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[.$A189]*0.02" office:value-type="float" office:value="4.66" calcext:value-type="float">
            <text:p>4.66</text:p>
          </table:table-cell>
          <table:table-cell table:formula="of:=1.5*[.$A189]*[.$B189]" office:value-type="float" office:value="1279.17" calcext:value-type="float">
            <text:p>1279.17</text:p>
          </table:table-cell>
          <table:table-cell table:formula="of:=100+([.$C189]*10)" office:value-type="float" office:value="12891.7" calcext:value-type="float">
            <text:p>12891.7</text:p>
          </table:table-cell>
          <table:table-cell table:formula="of:=[.$D189]*(1+[.$A189]*[.$D$3]*[.$B$3])" office:value-type="float" office:value="19632.2174285714" calcext:value-type="float">
            <text:p>19632.2174285714</text:p>
          </table:table-cell>
          <table:table-cell table:formula="of:=[.$A189]*[.$E$3]*([.$B$3]+[.$A$3])" office:value-type="percentage" office:value="0.331142857142857" calcext:value-type="percentage">
            <text:p>33.11%</text:p>
          </table:table-cell>
          <table:table-cell table:formula="of:=[.$A189]*[.$F$3]*[.$B$3]" office:value-type="percentage" office:value="0.522857142857143" calcext:value-type="percentage">
            <text:p>52.29%</text:p>
          </table:table-cell>
          <table:table-cell table:formula="of:=([.$C189]+[.$G$3]*[.$A$3]*[.$A189])*(1+[.$H$3]*[.$B$3]*[.$A189])" office:value-type="float" office:value="2876.93602857143" calcext:value-type="float">
            <text:p>2876.93602857143</text:p>
          </table:table-cell>
          <table:table-cell table:formula="of:=LOG([.$H189]/4;10)/4" office:value-type="percentage" office:value="0.714217553428972" calcext:value-type="percentage">
            <text:p>71.42%</text:p>
          </table:table-cell>
          <table:table-cell table:formula="of:=[.$E189]/(1-[.$F189])/(1-([.$G189]+[.$I189])/2)" office:value-type="float" office:value="76945.6304427752" calcext:value-type="float">
            <text:p>76945.6304427752</text:p>
          </table:table-cell>
          <table:table-cell table:formula="of:=[.$J189]*3" office:value-type="float" office:value="230836.891328326" calcext:value-type="float">
            <text:p>230836.891328326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[.$A190]*0.02" office:value-type="float" office:value="4.68" calcext:value-type="float">
            <text:p>4.68</text:p>
          </table:table-cell>
          <table:table-cell table:formula="of:=1.5*[.$A190]*[.$B190]" office:value-type="float" office:value="1291.68" calcext:value-type="float">
            <text:p>1291.68</text:p>
          </table:table-cell>
          <table:table-cell table:formula="of:=100+([.$C190]*10)" office:value-type="float" office:value="13016.8" calcext:value-type="float">
            <text:p>13016.8</text:p>
          </table:table-cell>
          <table:table-cell table:formula="of:=[.$D190]*(1+[.$A190]*[.$D$3]*[.$B$3])" office:value-type="float" office:value="19859.9177142857" calcext:value-type="float">
            <text:p>19859.9177142857</text:p>
          </table:table-cell>
          <table:table-cell table:formula="of:=[.$A190]*[.$E$3]*([.$B$3]+[.$A$3])" office:value-type="percentage" office:value="0.332952380952381" calcext:value-type="percentage">
            <text:p>33.30%</text:p>
          </table:table-cell>
          <table:table-cell table:formula="of:=[.$A190]*[.$F$3]*[.$B$3]" office:value-type="percentage" office:value="0.525714285714286" calcext:value-type="percentage">
            <text:p>52.57%</text:p>
          </table:table-cell>
          <table:table-cell table:formula="of:=([.$C190]+[.$G$3]*[.$A$3]*[.$A190])*(1+[.$H$3]*[.$B$3]*[.$A190])" office:value-type="float" office:value="2906.50605714286" calcext:value-type="float">
            <text:p>2906.50605714286</text:p>
          </table:table-cell>
          <table:table-cell table:formula="of:=LOG([.$H190]/4;10)/4" office:value-type="percentage" office:value="0.715327810258183" calcext:value-type="percentage">
            <text:p>71.53%</text:p>
          </table:table-cell>
          <table:table-cell table:formula="of:=[.$E190]/(1-[.$F190])/(1-([.$G190]+[.$I190])/2)" office:value-type="float" office:value="78457.2196918254" calcext:value-type="float">
            <text:p>78457.2196918254</text:p>
          </table:table-cell>
          <table:table-cell table:formula="of:=[.$J190]*3" office:value-type="float" office:value="235371.659075476" calcext:value-type="float">
            <text:p>235371.65907547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[.$A191]*0.02" office:value-type="float" office:value="4.7" calcext:value-type="float">
            <text:p>4.7</text:p>
          </table:table-cell>
          <table:table-cell table:formula="of:=1.5*[.$A191]*[.$B191]" office:value-type="float" office:value="1304.25" calcext:value-type="float">
            <text:p>1304.25</text:p>
          </table:table-cell>
          <table:table-cell table:formula="of:=100+([.$C191]*10)" office:value-type="float" office:value="13142.5" calcext:value-type="float">
            <text:p>13142.5</text:p>
          </table:table-cell>
          <table:table-cell table:formula="of:=[.$D191]*(1+[.$A191]*[.$D$3]*[.$B$3])" office:value-type="float" office:value="20089.25" calcext:value-type="float">
            <text:p>20089.25</text:p>
          </table:table-cell>
          <table:table-cell table:formula="of:=[.$A191]*[.$E$3]*([.$B$3]+[.$A$3])" office:value-type="percentage" office:value="0.334761904761905" calcext:value-type="percentage">
            <text:p>33.48%</text:p>
          </table:table-cell>
          <table:table-cell table:formula="of:=[.$A191]*[.$F$3]*[.$B$3]" office:value-type="percentage" office:value="0.528571428571429" calcext:value-type="percentage">
            <text:p>52.86%</text:p>
          </table:table-cell>
          <table:table-cell table:formula="of:=([.$C191]+[.$G$3]*[.$A$3]*[.$A191])*(1+[.$H$3]*[.$B$3]*[.$A191])" office:value-type="float" office:value="2936.25833333333" calcext:value-type="float">
            <text:p>2936.25833333333</text:p>
          </table:table-cell>
          <table:table-cell table:formula="of:=LOG([.$H191]/4;10)/4" office:value-type="percentage" office:value="0.716433567755383" calcext:value-type="percentage">
            <text:p>71.64%</text:p>
          </table:table-cell>
          <table:table-cell table:formula="of:=[.$E191]/(1-[.$F191])/(1-([.$G191]+[.$I191])/2)" office:value-type="float" office:value="79996.7843743118" calcext:value-type="float">
            <text:p>79996.7843743118</text:p>
          </table:table-cell>
          <table:table-cell table:formula="of:=[.$J191]*3" office:value-type="float" office:value="239990.353122935" calcext:value-type="float">
            <text:p>239990.353122935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[.$A192]*0.02" office:value-type="float" office:value="4.72" calcext:value-type="float">
            <text:p>4.72</text:p>
          </table:table-cell>
          <table:table-cell table:formula="of:=1.5*[.$A192]*[.$B192]" office:value-type="float" office:value="1316.88" calcext:value-type="float">
            <text:p>1316.88</text:p>
          </table:table-cell>
          <table:table-cell table:formula="of:=100+([.$C192]*10)" office:value-type="float" office:value="13268.8" calcext:value-type="float">
            <text:p>13268.8</text:p>
          </table:table-cell>
          <table:table-cell table:formula="of:=[.$D192]*(1+[.$A192]*[.$D$3]*[.$B$3])" office:value-type="float" office:value="20320.2194285714" calcext:value-type="float">
            <text:p>20320.2194285714</text:p>
          </table:table-cell>
          <table:table-cell table:formula="of:=[.$A192]*[.$E$3]*([.$B$3]+[.$A$3])" office:value-type="percentage" office:value="0.336571428571429" calcext:value-type="percentage">
            <text:p>33.66%</text:p>
          </table:table-cell>
          <table:table-cell table:formula="of:=[.$A192]*[.$F$3]*[.$B$3]" office:value-type="percentage" office:value="0.531428571428572" calcext:value-type="percentage">
            <text:p>53.14%</text:p>
          </table:table-cell>
          <table:table-cell table:formula="of:=([.$C192]+[.$G$3]*[.$A$3]*[.$A192])*(1+[.$H$3]*[.$B$3]*[.$A192])" office:value-type="float" office:value="2966.19337142857" calcext:value-type="float">
            <text:p>2966.19337142857</text:p>
          </table:table-cell>
          <table:table-cell table:formula="of:=LOG([.$H192]/4;10)/4" office:value-type="percentage" office:value="0.717534867179512" calcext:value-type="percentage">
            <text:p>71.75%</text:p>
          </table:table-cell>
          <table:table-cell table:formula="of:=[.$E192]/(1-[.$F192])/(1-([.$G192]+[.$I192])/2)" office:value-type="float" office:value="81564.8681490956" calcext:value-type="float">
            <text:p>81564.8681490956</text:p>
          </table:table-cell>
          <table:table-cell table:formula="of:=[.$J192]*3" office:value-type="float" office:value="244694.604447287" calcext:value-type="float">
            <text:p>244694.604447287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[.$A193]*0.02" office:value-type="float" office:value="4.74" calcext:value-type="float">
            <text:p>4.74</text:p>
          </table:table-cell>
          <table:table-cell table:formula="of:=1.5*[.$A193]*[.$B193]" office:value-type="float" office:value="1329.57" calcext:value-type="float">
            <text:p>1329.57</text:p>
          </table:table-cell>
          <table:table-cell table:formula="of:=100+([.$C193]*10)" office:value-type="float" office:value="13395.7" calcext:value-type="float">
            <text:p>13395.7</text:p>
          </table:table-cell>
          <table:table-cell table:formula="of:=[.$D193]*(1+[.$A193]*[.$D$3]*[.$B$3])" office:value-type="float" office:value="20552.8311428571" calcext:value-type="float">
            <text:p>20552.8311428571</text:p>
          </table:table-cell>
          <table:table-cell table:formula="of:=[.$A193]*[.$E$3]*([.$B$3]+[.$A$3])" office:value-type="percentage" office:value="0.338380952380952" calcext:value-type="percentage">
            <text:p>33.84%</text:p>
          </table:table-cell>
          <table:table-cell table:formula="of:=[.$A193]*[.$F$3]*[.$B$3]" office:value-type="percentage" office:value="0.534285714285714" calcext:value-type="percentage">
            <text:p>53.43%</text:p>
          </table:table-cell>
          <table:table-cell table:formula="of:=([.$C193]+[.$G$3]*[.$A$3]*[.$A193])*(1+[.$H$3]*[.$B$3]*[.$A193])" office:value-type="float" office:value="2996.31168571429" calcext:value-type="float">
            <text:p>2996.31168571429</text:p>
          </table:table-cell>
          <table:table-cell table:formula="of:=LOG([.$H193]/4;10)/4" office:value-type="percentage" office:value="0.718631749179965" calcext:value-type="percentage">
            <text:p>71.86%</text:p>
          </table:table-cell>
          <table:table-cell table:formula="of:=[.$E193]/(1-[.$F193])/(1-([.$G193]+[.$I193])/2)" office:value-type="float" office:value="83162.0268220569" calcext:value-type="float">
            <text:p>83162.0268220569</text:p>
          </table:table-cell>
          <table:table-cell table:formula="of:=[.$J193]*3" office:value-type="float" office:value="249486.080466171" calcext:value-type="float">
            <text:p>249486.08046617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[.$A194]*0.02" office:value-type="float" office:value="4.76" calcext:value-type="float">
            <text:p>4.76</text:p>
          </table:table-cell>
          <table:table-cell table:formula="of:=1.5*[.$A194]*[.$B194]" office:value-type="float" office:value="1342.32" calcext:value-type="float">
            <text:p>1342.32</text:p>
          </table:table-cell>
          <table:table-cell table:formula="of:=100+([.$C194]*10)" office:value-type="float" office:value="13523.2" calcext:value-type="float">
            <text:p>13523.2</text:p>
          </table:table-cell>
          <table:table-cell table:formula="of:=[.$D194]*(1+[.$A194]*[.$D$3]*[.$B$3])" office:value-type="float" office:value="20787.0902857143" calcext:value-type="float">
            <text:p>20787.0902857143</text:p>
          </table:table-cell>
          <table:table-cell table:formula="of:=[.$A194]*[.$E$3]*([.$B$3]+[.$A$3])" office:value-type="percentage" office:value="0.340190476190476" calcext:value-type="percentage">
            <text:p>34.02%</text:p>
          </table:table-cell>
          <table:table-cell table:formula="of:=[.$A194]*[.$F$3]*[.$B$3]" office:value-type="percentage" office:value="0.537142857142857" calcext:value-type="percentage">
            <text:p>53.71%</text:p>
          </table:table-cell>
          <table:table-cell table:formula="of:=([.$C194]+[.$G$3]*[.$A$3]*[.$A194])*(1+[.$H$3]*[.$B$3]*[.$A194])" office:value-type="float" office:value="3026.61379047619" calcext:value-type="float">
            <text:p>3026.61379047619</text:p>
          </table:table-cell>
          <table:table-cell table:formula="of:=LOG([.$H194]/4;10)/4" office:value-type="percentage" office:value="0.719724253809031" calcext:value-type="percentage">
            <text:p>71.97%</text:p>
          </table:table-cell>
          <table:table-cell table:formula="of:=[.$E194]/(1-[.$F194])/(1-([.$G194]+[.$I194])/2)" office:value-type="float" office:value="84788.8286659633" calcext:value-type="float">
            <text:p>84788.8286659633</text:p>
          </table:table-cell>
          <table:table-cell table:formula="of:=[.$J194]*3" office:value-type="float" office:value="254366.48599789" calcext:value-type="float">
            <text:p>254366.48599789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[.$A195]*0.02" office:value-type="float" office:value="4.78" calcext:value-type="float">
            <text:p>4.78</text:p>
          </table:table-cell>
          <table:table-cell table:formula="of:=1.5*[.$A195]*[.$B195]" office:value-type="float" office:value="1355.13" calcext:value-type="float">
            <text:p>1355.13</text:p>
          </table:table-cell>
          <table:table-cell table:formula="of:=100+([.$C195]*10)" office:value-type="float" office:value="13651.3" calcext:value-type="float">
            <text:p>13651.3</text:p>
          </table:table-cell>
          <table:table-cell table:formula="of:=[.$D195]*(1+[.$A195]*[.$D$3]*[.$B$3])" office:value-type="float" office:value="21023.002" calcext:value-type="float">
            <text:p>21023.002</text:p>
          </table:table-cell>
          <table:table-cell table:formula="of:=[.$A195]*[.$E$3]*([.$B$3]+[.$A$3])" office:value-type="percentage" office:value="0.342" calcext:value-type="percentage">
            <text:p>34.20%</text:p>
          </table:table-cell>
          <table:table-cell table:formula="of:=[.$A195]*[.$F$3]*[.$B$3]" office:value-type="percentage" office:value="0.54" calcext:value-type="percentage">
            <text:p>54.00%</text:p>
          </table:table-cell>
          <table:table-cell table:formula="of:=([.$C195]+[.$G$3]*[.$A$3]*[.$A195])*(1+[.$H$3]*[.$B$3]*[.$A195])" office:value-type="float" office:value="3057.1002" calcext:value-type="float">
            <text:p>3057.1002</text:p>
          </table:table-cell>
          <table:table-cell table:formula="of:=LOG([.$H195]/4;10)/4" office:value-type="percentage" office:value="0.720812420534021" calcext:value-type="percentage">
            <text:p>72.08%</text:p>
          </table:table-cell>
          <table:table-cell table:formula="of:=[.$E195]/(1-[.$F195])/(1-([.$G195]+[.$I195])/2)" office:value-type="float" office:value="86445.8547501886" calcext:value-type="float">
            <text:p>86445.8547501886</text:p>
          </table:table-cell>
          <table:table-cell table:formula="of:=[.$J195]*3" office:value-type="float" office:value="259337.564250566" calcext:value-type="float">
            <text:p>259337.564250566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[.$A196]*0.02" office:value-type="float" office:value="4.8" calcext:value-type="float">
            <text:p>4.8</text:p>
          </table:table-cell>
          <table:table-cell table:formula="of:=1.5*[.$A196]*[.$B196]" office:value-type="float" office:value="1368" calcext:value-type="float">
            <text:p>1368</text:p>
          </table:table-cell>
          <table:table-cell table:formula="of:=100+([.$C196]*10)" office:value-type="float" office:value="13780" calcext:value-type="float">
            <text:p>13780</text:p>
          </table:table-cell>
          <table:table-cell table:formula="of:=[.$D196]*(1+[.$A196]*[.$D$3]*[.$B$3])" office:value-type="float" office:value="21260.5714285714" calcext:value-type="float">
            <text:p>21260.5714285714</text:p>
          </table:table-cell>
          <table:table-cell table:formula="of:=[.$A196]*[.$E$3]*([.$B$3]+[.$A$3])" office:value-type="percentage" office:value="0.343809523809524" calcext:value-type="percentage">
            <text:p>34.38%</text:p>
          </table:table-cell>
          <table:table-cell table:formula="of:=[.$A196]*[.$F$3]*[.$B$3]" office:value-type="percentage" office:value="0.542857142857143" calcext:value-type="percentage">
            <text:p>54.29%</text:p>
          </table:table-cell>
          <table:table-cell table:formula="of:=([.$C196]+[.$G$3]*[.$A$3]*[.$A196])*(1+[.$H$3]*[.$B$3]*[.$A196])" office:value-type="float" office:value="3087.77142857143" calcext:value-type="float">
            <text:p>3087.77142857143</text:p>
          </table:table-cell>
          <table:table-cell table:formula="of:=LOG([.$H196]/4;10)/4" office:value-type="percentage" office:value="0.721896288249075" calcext:value-type="percentage">
            <text:p>72.19%</text:p>
          </table:table-cell>
          <table:table-cell table:formula="of:=[.$E196]/(1-[.$F196])/(1-([.$G196]+[.$I196])/2)" office:value-type="float" office:value="88133.6992806306" calcext:value-type="float">
            <text:p>88133.6992806306</text:p>
          </table:table-cell>
          <table:table-cell table:formula="of:=[.$J196]*3" office:value-type="float" office:value="264401.097841892" calcext:value-type="float">
            <text:p>264401.097841892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[.$A197]*0.02" office:value-type="float" office:value="4.82" calcext:value-type="float">
            <text:p>4.82</text:p>
          </table:table-cell>
          <table:table-cell table:formula="of:=1.5*[.$A197]*[.$B197]" office:value-type="float" office:value="1380.93" calcext:value-type="float">
            <text:p>1380.93</text:p>
          </table:table-cell>
          <table:table-cell table:formula="of:=100+([.$C197]*10)" office:value-type="float" office:value="13909.3" calcext:value-type="float">
            <text:p>13909.3</text:p>
          </table:table-cell>
          <table:table-cell table:formula="of:=[.$D197]*(1+[.$A197]*[.$D$3]*[.$B$3])" office:value-type="float" office:value="21499.8037142857" calcext:value-type="float">
            <text:p>21499.8037142857</text:p>
          </table:table-cell>
          <table:table-cell table:formula="of:=[.$A197]*[.$E$3]*([.$B$3]+[.$A$3])" office:value-type="percentage" office:value="0.345619047619048" calcext:value-type="percentage">
            <text:p>34.56%</text:p>
          </table:table-cell>
          <table:table-cell table:formula="of:=[.$A197]*[.$F$3]*[.$B$3]" office:value-type="percentage" office:value="0.545714285714286" calcext:value-type="percentage">
            <text:p>54.57%</text:p>
          </table:table-cell>
          <table:table-cell table:formula="of:=([.$C197]+[.$G$3]*[.$A$3]*[.$A197])*(1+[.$H$3]*[.$B$3]*[.$A197])" office:value-type="float" office:value="3118.62799047619" calcext:value-type="float">
            <text:p>3118.62799047619</text:p>
          </table:table-cell>
          <table:table-cell table:formula="of:=LOG([.$H197]/4;10)/4" office:value-type="percentage" office:value="0.722975895286674" calcext:value-type="percentage">
            <text:p>72.30%</text:p>
          </table:table-cell>
          <table:table-cell table:formula="of:=[.$E197]/(1-[.$F197])/(1-([.$G197]+[.$I197])/2)" office:value-type="float" office:value="89852.9699501931" calcext:value-type="float">
            <text:p>89852.9699501931</text:p>
          </table:table-cell>
          <table:table-cell table:formula="of:=[.$J197]*3" office:value-type="float" office:value="269558.909850579" calcext:value-type="float">
            <text:p>269558.909850579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[.$A198]*0.02" office:value-type="float" office:value="4.84" calcext:value-type="float">
            <text:p>4.84</text:p>
          </table:table-cell>
          <table:table-cell table:formula="of:=1.5*[.$A198]*[.$B198]" office:value-type="float" office:value="1393.92" calcext:value-type="float">
            <text:p>1393.92</text:p>
          </table:table-cell>
          <table:table-cell table:formula="of:=100+([.$C198]*10)" office:value-type="float" office:value="14039.2" calcext:value-type="float">
            <text:p>14039.2</text:p>
          </table:table-cell>
          <table:table-cell table:formula="of:=[.$D198]*(1+[.$A198]*[.$D$3]*[.$B$3])" office:value-type="float" office:value="21740.704" calcext:value-type="float">
            <text:p>21740.704</text:p>
          </table:table-cell>
          <table:table-cell table:formula="of:=[.$A198]*[.$E$3]*([.$B$3]+[.$A$3])" office:value-type="percentage" office:value="0.347428571428571" calcext:value-type="percentage">
            <text:p>34.74%</text:p>
          </table:table-cell>
          <table:table-cell table:formula="of:=[.$A198]*[.$F$3]*[.$B$3]" office:value-type="percentage" office:value="0.548571428571429" calcext:value-type="percentage">
            <text:p>54.86%</text:p>
          </table:table-cell>
          <table:table-cell table:formula="of:=([.$C198]+[.$G$3]*[.$A$3]*[.$A198])*(1+[.$H$3]*[.$B$3]*[.$A198])" office:value-type="float" office:value="3149.6704" calcext:value-type="float">
            <text:p>3149.6704</text:p>
          </table:table-cell>
          <table:table-cell table:formula="of:=LOG([.$H198]/4;10)/4" office:value-type="percentage" office:value="0.724051279428849" calcext:value-type="percentage">
            <text:p>72.41%</text:p>
          </table:table-cell>
          <table:table-cell table:formula="of:=[.$E198]/(1-[.$F198])/(1-([.$G198]+[.$I198])/2)" office:value-type="float" office:value="91604.2883002113" calcext:value-type="float">
            <text:p>91604.2883002113</text:p>
          </table:table-cell>
          <table:table-cell table:formula="of:=[.$J198]*3" office:value-type="float" office:value="274812.864900634" calcext:value-type="float">
            <text:p>274812.864900634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[.$A199]*0.02" office:value-type="float" office:value="4.86" calcext:value-type="float">
            <text:p>4.86</text:p>
          </table:table-cell>
          <table:table-cell table:formula="of:=1.5*[.$A199]*[.$B199]" office:value-type="float" office:value="1406.97" calcext:value-type="float">
            <text:p>1406.97</text:p>
          </table:table-cell>
          <table:table-cell table:formula="of:=100+([.$C199]*10)" office:value-type="float" office:value="14169.7" calcext:value-type="float">
            <text:p>14169.7</text:p>
          </table:table-cell>
          <table:table-cell table:formula="of:=[.$D199]*(1+[.$A199]*[.$D$3]*[.$B$3])" office:value-type="float" office:value="21983.2774285714" calcext:value-type="float">
            <text:p>21983.2774285714</text:p>
          </table:table-cell>
          <table:table-cell table:formula="of:=[.$A199]*[.$E$3]*([.$B$3]+[.$A$3])" office:value-type="percentage" office:value="0.349238095238095" calcext:value-type="percentage">
            <text:p>34.92%</text:p>
          </table:table-cell>
          <table:table-cell table:formula="of:=[.$A199]*[.$F$3]*[.$B$3]" office:value-type="percentage" office:value="0.551428571428571" calcext:value-type="percentage">
            <text:p>55.14%</text:p>
          </table:table-cell>
          <table:table-cell table:formula="of:=([.$C199]+[.$G$3]*[.$A$3]*[.$A199])*(1+[.$H$3]*[.$B$3]*[.$A199])" office:value-type="float" office:value="3180.89917142857" calcext:value-type="float">
            <text:p>3180.89917142857</text:p>
          </table:table-cell>
          <table:table-cell table:formula="of:=LOG([.$H199]/4;10)/4" office:value-type="percentage" office:value="0.725122477918113" calcext:value-type="percentage">
            <text:p>72.51%</text:p>
          </table:table-cell>
          <table:table-cell table:formula="of:=[.$E199]/(1-[.$F199])/(1-([.$G199]+[.$I199])/2)" office:value-type="float" office:value="93388.2900932132" calcext:value-type="float">
            <text:p>93388.2900932132</text:p>
          </table:table-cell>
          <table:table-cell table:formula="of:=[.$J199]*3" office:value-type="float" office:value="280164.87027964" calcext:value-type="float">
            <text:p>280164.87027964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[.$A200]*0.02" office:value-type="float" office:value="4.88" calcext:value-type="float">
            <text:p>4.88</text:p>
          </table:table-cell>
          <table:table-cell table:formula="of:=1.5*[.$A200]*[.$B200]" office:value-type="float" office:value="1420.08" calcext:value-type="float">
            <text:p>1420.08</text:p>
          </table:table-cell>
          <table:table-cell table:formula="of:=100+([.$C200]*10)" office:value-type="float" office:value="14300.8" calcext:value-type="float">
            <text:p>14300.8</text:p>
          </table:table-cell>
          <table:table-cell table:formula="of:=[.$D200]*(1+[.$A200]*[.$D$3]*[.$B$3])" office:value-type="float" office:value="22227.5291428571" calcext:value-type="float">
            <text:p>22227.5291428571</text:p>
          </table:table-cell>
          <table:table-cell table:formula="of:=[.$A200]*[.$E$3]*([.$B$3]+[.$A$3])" office:value-type="percentage" office:value="0.351047619047619" calcext:value-type="percentage">
            <text:p>35.10%</text:p>
          </table:table-cell>
          <table:table-cell table:formula="of:=[.$A200]*[.$F$3]*[.$B$3]" office:value-type="percentage" office:value="0.554285714285714" calcext:value-type="percentage">
            <text:p>55.43%</text:p>
          </table:table-cell>
          <table:table-cell table:formula="of:=([.$C200]+[.$G$3]*[.$A$3]*[.$A200])*(1+[.$H$3]*[.$B$3]*[.$A200])" office:value-type="float" office:value="3212.31481904762" calcext:value-type="float">
            <text:p>3212.31481904762</text:p>
          </table:table-cell>
          <table:table-cell table:formula="of:=LOG([.$H200]/4;10)/4" office:value-type="percentage" office:value="0.726189527468115" calcext:value-type="percentage">
            <text:p>72.62%</text:p>
          </table:table-cell>
          <table:table-cell table:formula="of:=[.$E200]/(1-[.$F200])/(1-([.$G200]+[.$I200])/2)" office:value-type="float" office:value="95205.6256974303" calcext:value-type="float">
            <text:p>95205.6256974303</text:p>
          </table:table-cell>
          <table:table-cell table:formula="of:=[.$J200]*3" office:value-type="float" office:value="285616.877092291" calcext:value-type="float">
            <text:p>285616.87709229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[.$A201]*0.02" office:value-type="float" office:value="4.9" calcext:value-type="float">
            <text:p>4.9</text:p>
          </table:table-cell>
          <table:table-cell table:formula="of:=1.5*[.$A201]*[.$B201]" office:value-type="float" office:value="1433.25" calcext:value-type="float">
            <text:p>1433.25</text:p>
          </table:table-cell>
          <table:table-cell table:formula="of:=100+([.$C201]*10)" office:value-type="float" office:value="14432.5" calcext:value-type="float">
            <text:p>14432.5</text:p>
          </table:table-cell>
          <table:table-cell table:formula="of:=[.$D201]*(1+[.$A201]*[.$D$3]*[.$B$3])" office:value-type="float" office:value="22473.4642857143" calcext:value-type="float">
            <text:p>22473.4642857143</text:p>
          </table:table-cell>
          <table:table-cell table:formula="of:=[.$A201]*[.$E$3]*([.$B$3]+[.$A$3])" office:value-type="percentage" office:value="0.352857142857143" calcext:value-type="percentage">
            <text:p>35.29%</text:p>
          </table:table-cell>
          <table:table-cell table:formula="of:=[.$A201]*[.$F$3]*[.$B$3]" office:value-type="percentage" office:value="0.557142857142857" calcext:value-type="percentage">
            <text:p>55.71%</text:p>
          </table:table-cell>
          <table:table-cell table:formula="of:=([.$C201]+[.$G$3]*[.$A$3]*[.$A201])*(1+[.$H$3]*[.$B$3]*[.$A201])" office:value-type="float" office:value="3243.91785714286" calcext:value-type="float">
            <text:p>3243.91785714286</text:p>
          </table:table-cell>
          <table:table-cell table:formula="of:=LOG([.$H201]/4;10)/4" office:value-type="percentage" office:value="0.727252464274024" calcext:value-type="percentage">
            <text:p>72.73%</text:p>
          </table:table-cell>
          <table:table-cell table:formula="of:=[.$E201]/(1-[.$F201])/(1-([.$G201]+[.$I201])/2)" office:value-type="float" office:value="97056.9604834832" calcext:value-type="float">
            <text:p>97056.9604834832</text:p>
          </table:table-cell>
          <table:table-cell table:formula="of:=[.$J201]*3" office:value-type="float" office:value="291170.88145045" calcext:value-type="float">
            <text:p>291170.88145045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[.$A202]*0.02" office:value-type="float" office:value="4.92" calcext:value-type="float">
            <text:p>4.92</text:p>
          </table:table-cell>
          <table:table-cell table:formula="of:=1.5*[.$A202]*[.$B202]" office:value-type="float" office:value="1446.48" calcext:value-type="float">
            <text:p>1446.48</text:p>
          </table:table-cell>
          <table:table-cell table:formula="of:=100+([.$C202]*10)" office:value-type="float" office:value="14564.8" calcext:value-type="float">
            <text:p>14564.8</text:p>
          </table:table-cell>
          <table:table-cell table:formula="of:=[.$D202]*(1+[.$A202]*[.$D$3]*[.$B$3])" office:value-type="float" office:value="22721.088" calcext:value-type="float">
            <text:p>22721.088</text:p>
          </table:table-cell>
          <table:table-cell table:formula="of:=[.$A202]*[.$E$3]*([.$B$3]+[.$A$3])" office:value-type="percentage" office:value="0.354666666666667" calcext:value-type="percentage">
            <text:p>35.47%</text:p>
          </table:table-cell>
          <table:table-cell table:formula="of:=[.$A202]*[.$F$3]*[.$B$3]" office:value-type="percentage" office:value="0.56" calcext:value-type="percentage">
            <text:p>56.00%</text:p>
          </table:table-cell>
          <table:table-cell table:formula="of:=([.$C202]+[.$G$3]*[.$A$3]*[.$A202])*(1+[.$H$3]*[.$B$3]*[.$A202])" office:value-type="float" office:value="3275.7088" calcext:value-type="float">
            <text:p>3275.7088</text:p>
          </table:table-cell>
          <table:table-cell table:formula="of:=LOG([.$H202]/4;10)/4" office:value-type="percentage" office:value="0.72831132402266" calcext:value-type="percentage">
            <text:p>72.83%</text:p>
          </table:table-cell>
          <table:table-cell table:formula="of:=[.$E202]/(1-[.$F202])/(1-([.$G202]+[.$I202])/2)" office:value-type="float" office:value="98942.9752336882" calcext:value-type="float">
            <text:p>98942.9752336882</text:p>
          </table:table-cell>
          <table:table-cell table:formula="of:=[.$J202]*3" office:value-type="float" office:value="296828.925701065" calcext:value-type="float">
            <text:p>296828.92570106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[.$A203]*0.02" office:value-type="float" office:value="4.94" calcext:value-type="float">
            <text:p>4.94</text:p>
          </table:table-cell>
          <table:table-cell table:formula="of:=1.5*[.$A203]*[.$B203]" office:value-type="float" office:value="1459.77" calcext:value-type="float">
            <text:p>1459.77</text:p>
          </table:table-cell>
          <table:table-cell table:formula="of:=100+([.$C203]*10)" office:value-type="float" office:value="14697.7" calcext:value-type="float">
            <text:p>14697.7</text:p>
          </table:table-cell>
          <table:table-cell table:formula="of:=[.$D203]*(1+[.$A203]*[.$D$3]*[.$B$3])" office:value-type="float" office:value="22970.4054285714" calcext:value-type="float">
            <text:p>22970.4054285714</text:p>
          </table:table-cell>
          <table:table-cell table:formula="of:=[.$A203]*[.$E$3]*([.$B$3]+[.$A$3])" office:value-type="percentage" office:value="0.35647619047619" calcext:value-type="percentage">
            <text:p>35.65%</text:p>
          </table:table-cell>
          <table:table-cell table:formula="of:=[.$A203]*[.$F$3]*[.$B$3]" office:value-type="percentage" office:value="0.562857142857143" calcext:value-type="percentage">
            <text:p>56.29%</text:p>
          </table:table-cell>
          <table:table-cell table:formula="of:=([.$C203]+[.$G$3]*[.$A$3]*[.$A203])*(1+[.$H$3]*[.$B$3]*[.$A203])" office:value-type="float" office:value="3307.68816190476" calcext:value-type="float">
            <text:p>3307.68816190476</text:p>
          </table:table-cell>
          <table:table-cell table:formula="of:=LOG([.$H203]/4;10)/4" office:value-type="percentage" office:value="0.729366141902364" calcext:value-type="percentage">
            <text:p>72.94%</text:p>
          </table:table-cell>
          <table:table-cell table:formula="of:=[.$E203]/(1-[.$F203])/(1-([.$G203]+[.$I203])/2)" office:value-type="float" office:value="100864.366564448" calcext:value-type="float">
            <text:p>100864.366564448</text:p>
          </table:table-cell>
          <table:table-cell table:formula="of:=[.$J203]*3" office:value-type="float" office:value="302593.099693344" calcext:value-type="float">
            <text:p>302593.099693344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[.$A204]*0.02" office:value-type="float" office:value="4.96" calcext:value-type="float">
            <text:p>4.96</text:p>
          </table:table-cell>
          <table:table-cell table:formula="of:=1.5*[.$A204]*[.$B204]" office:value-type="float" office:value="1473.12" calcext:value-type="float">
            <text:p>1473.12</text:p>
          </table:table-cell>
          <table:table-cell table:formula="of:=100+([.$C204]*10)" office:value-type="float" office:value="14831.2" calcext:value-type="float">
            <text:p>14831.2</text:p>
          </table:table-cell>
          <table:table-cell table:formula="of:=[.$D204]*(1+[.$A204]*[.$D$3]*[.$B$3])" office:value-type="float" office:value="23221.4217142857" calcext:value-type="float">
            <text:p>23221.4217142857</text:p>
          </table:table-cell>
          <table:table-cell table:formula="of:=[.$A204]*[.$E$3]*([.$B$3]+[.$A$3])" office:value-type="percentage" office:value="0.358285714285714" calcext:value-type="percentage">
            <text:p>35.83%</text:p>
          </table:table-cell>
          <table:table-cell table:formula="of:=[.$A204]*[.$F$3]*[.$B$3]" office:value-type="percentage" office:value="0.565714285714286" calcext:value-type="percentage">
            <text:p>56.57%</text:p>
          </table:table-cell>
          <table:table-cell table:formula="of:=([.$C204]+[.$G$3]*[.$A$3]*[.$A204])*(1+[.$H$3]*[.$B$3]*[.$A204])" office:value-type="float" office:value="3339.85645714286" calcext:value-type="float">
            <text:p>3339.85645714286</text:p>
          </table:table-cell>
          <table:table-cell table:formula="of:=LOG([.$H204]/4;10)/4" office:value-type="percentage" office:value="0.730416952612637" calcext:value-type="percentage">
            <text:p>73.04%</text:p>
          </table:table-cell>
          <table:table-cell table:formula="of:=[.$E204]/(1-[.$F204])/(1-([.$G204]+[.$I204])/2)" office:value-type="float" office:value="102821.847362213" calcext:value-type="float">
            <text:p>102821.847362213</text:p>
          </table:table-cell>
          <table:table-cell table:formula="of:=[.$J204]*3" office:value-type="float" office:value="308465.54208664" calcext:value-type="float">
            <text:p>308465.54208664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[.$A205]*0.02" office:value-type="float" office:value="4.98" calcext:value-type="float">
            <text:p>4.98</text:p>
          </table:table-cell>
          <table:table-cell table:formula="of:=1.5*[.$A205]*[.$B205]" office:value-type="float" office:value="1486.53" calcext:value-type="float">
            <text:p>1486.53</text:p>
          </table:table-cell>
          <table:table-cell table:formula="of:=100+([.$C205]*10)" office:value-type="float" office:value="14965.3" calcext:value-type="float">
            <text:p>14965.3</text:p>
          </table:table-cell>
          <table:table-cell table:formula="of:=[.$D205]*(1+[.$A205]*[.$D$3]*[.$B$3])" office:value-type="float" office:value="23474.142" calcext:value-type="float">
            <text:p>23474.142</text:p>
          </table:table-cell>
          <table:table-cell table:formula="of:=[.$A205]*[.$E$3]*([.$B$3]+[.$A$3])" office:value-type="percentage" office:value="0.360095238095238" calcext:value-type="percentage">
            <text:p>36.01%</text:p>
          </table:table-cell>
          <table:table-cell table:formula="of:=[.$A205]*[.$F$3]*[.$B$3]" office:value-type="percentage" office:value="0.568571428571429" calcext:value-type="percentage">
            <text:p>56.86%</text:p>
          </table:table-cell>
          <table:table-cell table:formula="of:=([.$C205]+[.$G$3]*[.$A$3]*[.$A205])*(1+[.$H$3]*[.$B$3]*[.$A205])" office:value-type="float" office:value="3372.2142" calcext:value-type="float">
            <text:p>3372.2142</text:p>
          </table:table-cell>
          <table:table-cell table:formula="of:=LOG([.$H205]/4;10)/4" office:value-type="percentage" office:value="0.731463790373527" calcext:value-type="percentage">
            <text:p>73.15%</text:p>
          </table:table-cell>
          <table:table-cell table:formula="of:=[.$E205]/(1-[.$F205])/(1-([.$G205]+[.$I205])/2)" office:value-type="float" office:value="104816.147233511" calcext:value-type="float">
            <text:p>104816.147233511</text:p>
          </table:table-cell>
          <table:table-cell table:formula="of:=[.$J205]*3" office:value-type="float" office:value="314448.441700532" calcext:value-type="float">
            <text:p>314448.441700532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[.$A206]*0.02" office:value-type="float" office:value="5" calcext:value-type="float">
            <text:p>5</text:p>
          </table:table-cell>
          <table:table-cell table:formula="of:=1.5*[.$A206]*[.$B206]" office:value-type="float" office:value="1500" calcext:value-type="float">
            <text:p>1500</text:p>
          </table:table-cell>
          <table:table-cell table:formula="of:=100+([.$C206]*10)" office:value-type="float" office:value="15100" calcext:value-type="float">
            <text:p>15100</text:p>
          </table:table-cell>
          <table:table-cell table:formula="of:=[.$D206]*(1+[.$A206]*[.$D$3]*[.$B$3])" office:value-type="float" office:value="23728.5714285714" calcext:value-type="float">
            <text:p>23728.5714285714</text:p>
          </table:table-cell>
          <table:table-cell table:formula="of:=[.$A206]*[.$E$3]*([.$B$3]+[.$A$3])" office:value-type="percentage" office:value="0.361904761904762" calcext:value-type="percentage">
            <text:p>36.19%</text:p>
          </table:table-cell>
          <table:table-cell table:formula="of:=[.$A206]*[.$F$3]*[.$B$3]" office:value-type="percentage" office:value="0.571428571428571" calcext:value-type="percentage">
            <text:p>57.14%</text:p>
          </table:table-cell>
          <table:table-cell table:formula="of:=([.$C206]+[.$G$3]*[.$A$3]*[.$A206])*(1+[.$H$3]*[.$B$3]*[.$A206])" office:value-type="float" office:value="3404.7619047619" calcext:value-type="float">
            <text:p>3404.7619047619</text:p>
          </table:table-cell>
          <table:table-cell table:formula="of:=LOG([.$H206]/4;10)/4" office:value-type="percentage" office:value="0.7325066889348" calcext:value-type="percentage">
            <text:p>73.25%</text:p>
          </table:table-cell>
          <table:table-cell table:formula="of:=[.$E206]/(1-[.$F206])/(1-([.$G206]+[.$I206])/2)" office:value-type="float" office:value="106848.012969575" calcext:value-type="float">
            <text:p>106848.012969575</text:p>
          </table:table-cell>
          <table:table-cell table:formula="of:=[.$J206]*3" office:value-type="float" office:value="320544.038908724" calcext:value-type="float">
            <text:p>320544.0389087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00-00-00</text:date>, <text:time style:data-style-name="N2" text:time-value="18:22:15.144307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5:47:32.574483991</meta:creation-date>
    <dc:date>2025-10-18T21:15:52.618218781</dc:date>
    <meta:editing-duration>P1DT22H7M26S</meta:editing-duration>
    <meta:editing-cycles>11</meta:editing-cycles>
    <meta:generator>LibreOffice/24.2.7.2$Linux_X86_64 LibreOffice_project/420$Build-2</meta:generator>
    <meta:document-statistic meta:table-count="4" meta:cell-count="909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97cm" svg:height="20.403cm" xlink:href=".." xlink:type="simple" chart:class="chart:line" chart:style-name="ch1">
        <chart:legend chart:legend-position="bottom" svg:x="8.664cm" svg:y="19.804cm" style:legend-expansion="wide" chart:style-name="ch2"/>
        <chart:plot-area chart:style-name="ch3" table:cell-range-address="'Experience Curve'.A1:'Experience Curve'.C201" chart:data-source-has-labels="both" svg:x="0.509cm" svg:y="0.408cm" svg:width="24.479cm" svg:height="18.804cm">
          <chart:coordinate-region svg:x="3.618cm" svg:y="0.607cm" svg:width="21.337cm" svg:height="17.681cm"/>
          <chart:axis chart:dimension="x" chart:name="primary-x" chart:style-name="ch4" chartooo:axis-type="auto">
            <chartooo:date-scale/>
            <chart:categories table:cell-range-address="'Experience Curve'.A2:'Experience Curve'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ence Curve'.B2:'Experience Curve'.B201" chart:label-cell-address="'Experience Curve'.B1:'Experience Curve'.B1" chart:class="chart:line">
            <chart:data-point chart:repeated="200"/>
          </chart:series>
          <chart:series chart:style-name="ch8" chart:values-cell-range-address="'Experience Curve'.C2:'Experience Curve'.C201" chart:label-cell-address="'Experience Curve'.C1:'Experience Curve'.C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XP Required</text:p>
                <draw:g>
                  <svg:desc>'Experience Curve'.B1:'Experience Curve'.B1</svg:desc>
                </draw:g>
              </table:table-cell>
              <table:table-cell office:value-type="string">
                <text:p>New XP Required</text:p>
                <draw:g>
                  <svg:desc>'Experience Curve'.C1:'Experience Curve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xperience Curve'.A2:'Experience Curve'.A201</svg:desc>
                </draw:g>
              </table:table-cell>
              <table:table-cell office:value-type="float" office:value="0">
                <text:p>0</text:p>
                <draw:g>
                  <svg:desc>'Experience Curve'.B2:'Experience Curve'.B201</svg:desc>
                </draw:g>
              </table:table-cell>
              <table:table-cell office:value-type="float" office:value="0.122462048309373">
                <text:p>0.122462048309373</text:p>
                <draw:g>
                  <svg:desc>'Experience Curve'.C2:'Experience Curve'.C2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5.2599210498949">
                <text:p>15.2599210498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80.4142135623731">
                <text:p>80.4142135623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7">
                <text:p>657</text:p>
              </table:table-cell>
              <table:table-cell office:value-type="float" office:value="255.587401051968">
                <text:p>255.587401051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72">
                <text:p>2172</text:p>
              </table:table-cell>
              <table:table-cell office:value-type="float" office:value="624.781797436281">
                <text:p>624.7817974362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15">
                <text:p>571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70">
                <text:p>12870</text:p>
              </table:table-cell>
              <table:table-cell office:value-type="float" office:value="2401.24492409662">
                <text:p>2401.244924096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893">
                <text:p>25893</text:p>
              </table:table-cell>
              <table:table-cell office:value-type="float" office:value="4096.51984209979">
                <text:p>4096.519842099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832">
                <text:p>47832</text:p>
              </table:table-cell>
              <table:table-cell office:value-type="float" office:value="6561.82842712475">
                <text:p>6561.82842712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47">
                <text:p>82647</text:p>
              </table:table-cell>
              <table:table-cell office:value-type="float" office:value="10001.1748021039">
                <text:p>10001.17480210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5330">
                <text:p>135330</text:p>
              </table:table-cell>
              <table:table-cell office:value-type="float" office:value="14642.5635948726">
                <text:p>14642.56359487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2025">
                <text:p>212025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20148">
                <text:p>320148</text:p>
              </table:table-cell>
              <table:table-cell office:value-type="float" office:value="28563.4898481932">
                <text:p>28563.48984819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8507">
                <text:p>468507</text:p>
              </table:table-cell>
              <table:table-cell office:value-type="float" office:value="38419.0396841996">
                <text:p>38419.03968419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7422">
                <text:p>667422</text:p>
              </table:table-cell>
              <table:table-cell office:value-type="float" office:value="50628.6568542495">
                <text:p>50628.65685424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28845">
                <text:p>928845</text:p>
              </table:table-cell>
              <table:table-cell office:value-type="float" office:value="65540.3496042079">
                <text:p>65540.34960420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66480">
                <text:p>1266480</text:p>
              </table:table-cell>
              <table:table-cell office:value-type="float" office:value="83526.1271897451">
                <text:p>83526.12718974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95903">
                <text:p>1695903</text:p>
              </table:table-cell>
              <table:table-cell office:value-type="float" office:value="104982">
                <text:p>1049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34682">
                <text:p>2234682</text:p>
              </table:table-cell>
              <table:table-cell office:value-type="float" office:value="130327.979696386">
                <text:p>130327.9796963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02497">
                <text:p>2902497</text:p>
              </table:table-cell>
              <table:table-cell office:value-type="float" office:value="160008.079368399">
                <text:p>160008.0793683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721260">
                <text:p>3721260</text:p>
              </table:table-cell>
              <table:table-cell office:value-type="float" office:value="194490.313708499">
                <text:p>194490.3137084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715235">
                <text:p>4715235</text:p>
              </table:table-cell>
              <table:table-cell office:value-type="float" office:value="234266.699208416">
                <text:p>234266.6992084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911158">
                <text:p>5911158</text:p>
              </table:table-cell>
              <table:table-cell office:value-type="float" office:value="279853.25437949">
                <text:p>279853.254379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38357">
                <text:p>7338357</text:p>
              </table:table-cell>
              <table:table-cell office:value-type="float" office:value="331790">
                <text:p>3317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028872">
                <text:p>9028872</text:p>
              </table:table-cell>
              <table:table-cell office:value-type="float" office:value="390640.959392773">
                <text:p>390640.9593927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017575">
                <text:p>11017575</text:p>
              </table:table-cell>
              <table:table-cell office:value-type="float" office:value="456994.158736798">
                <text:p>456994.1587367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342290">
                <text:p>13342290</text:p>
              </table:table-cell>
              <table:table-cell office:value-type="float" office:value="531461.627416998">
                <text:p>531461.6274169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43913">
                <text:p>16043913</text:p>
              </table:table-cell>
              <table:table-cell office:value-type="float" office:value="614679.398416832">
                <text:p>614679.3984168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166532">
                <text:p>19166532</text:p>
              </table:table-cell>
              <table:table-cell office:value-type="float" office:value="707307.508758981">
                <text:p>707307.5087589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57547">
                <text:p>22757547</text:p>
              </table:table-cell>
              <table:table-cell office:value-type="float" office:value="810030">
                <text:p>81003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867790">
                <text:p>26867790</text:p>
              </table:table-cell>
              <table:table-cell office:value-type="float" office:value="923554.918785546">
                <text:p>923554.9187855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551645">
                <text:p>31551645</text:p>
              </table:table-cell>
              <table:table-cell office:value-type="float" office:value="1048614.3174736">
                <text:p>1048614.31747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867168">
                <text:p>36867168</text:p>
              </table:table-cell>
              <table:table-cell office:value-type="float" office:value="1185964.254834">
                <text:p>1185964.2548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876207">
                <text:p>42876207</text:p>
              </table:table-cell>
              <table:table-cell office:value-type="float" office:value="1336384.79683366">
                <text:p>1336384.796833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9644522">
                <text:p>49644522</text:p>
              </table:table-cell>
              <table:table-cell office:value-type="float" office:value="1500680.01751796">
                <text:p>1500680.017517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7241905">
                <text:p>57241905</text:p>
              </table:table-cell>
              <table:table-cell office:value-type="float" office:value="1679678">
                <text:p>16796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5742300">
                <text:p>65742300</text:p>
              </table:table-cell>
              <table:table-cell office:value-type="float" office:value="1874230.83757109">
                <text:p>1874230.837571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5223923">
                <text:p>75223923</text:p>
              </table:table-cell>
              <table:table-cell office:value-type="float" office:value="2085214.63494719">
                <text:p>2085214.634947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5769382">
                <text:p>85769382</text:p>
              </table:table-cell>
              <table:table-cell office:value-type="float" office:value="2313529.50966799">
                <text:p>2313529.509667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465797">
                <text:p>97465797</text:p>
              </table:table-cell>
              <table:table-cell office:value-type="float" office:value="2560099.59366733">
                <text:p>2560099.593667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404920">
                <text:p>110404920</text:p>
              </table:table-cell>
              <table:table-cell office:value-type="float" office:value="2825873.03503592">
                <text:p>2825873.035035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4683255">
                <text:p>124683255</text:p>
              </table:table-cell>
              <table:table-cell office:value-type="float" office:value="3111822">
                <text:p>31118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0402178">
                <text:p>140402178</text:p>
              </table:table-cell>
              <table:table-cell office:value-type="float" office:value="3418942.67514218">
                <text:p>3418942.675142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7668057">
                <text:p>157668057</text:p>
              </table:table-cell>
              <table:table-cell office:value-type="float" office:value="3748255.26989439">
                <text:p>3748255.269894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6592372">
                <text:p>176592372</text:p>
              </table:table-cell>
              <table:table-cell office:value-type="float" office:value="4100804.01933598">
                <text:p>4100804.019335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7291835">
                <text:p>197291835</text:p>
              </table:table-cell>
              <table:table-cell office:value-type="float" office:value="4477657.18733465">
                <text:p>4477657.1873346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9888510">
                <text:p>219888510</text:p>
              </table:table-cell>
              <table:table-cell office:value-type="float" office:value="4879907.07007184">
                <text:p>4879907.070071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4509933">
                <text:p>244509933</text:p>
              </table:table-cell>
              <table:table-cell office:value-type="float" office:value="5308670">
                <text:p>530867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71289232">
                <text:p>271289232</text:p>
              </table:table-cell>
              <table:table-cell office:value-type="float" office:value="5765086.35028437">
                <text:p>5765086.350284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365247">
                <text:p>300365247</text:p>
              </table:table-cell>
              <table:table-cell office:value-type="float" office:value="6250320.53978877">
                <text:p>6250320.539788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31882650">
                <text:p>331882650</text:p>
              </table:table-cell>
              <table:table-cell office:value-type="float" office:value="6765561.03867197">
                <text:p>6765561.038671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65992065">
                <text:p>365992065</text:p>
              </table:table-cell>
              <table:table-cell office:value-type="float" office:value="7312020.3746693">
                <text:p>7312020.37466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02850188">
                <text:p>402850188</text:p>
              </table:table-cell>
              <table:table-cell office:value-type="float" office:value="7890935.14014369">
                <text:p>7890935.140143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42619907">
                <text:p>442619907</text:p>
              </table:table-cell>
              <table:table-cell office:value-type="float" office:value="8503566">
                <text:p>850356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85470422">
                <text:p>485470422</text:p>
              </table:table-cell>
              <table:table-cell office:value-type="float" office:value="9151197.70056873">
                <text:p>9151197.700568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1577365">
                <text:p>531577365</text:p>
              </table:table-cell>
              <table:table-cell office:value-type="float" office:value="9835139.07957755">
                <text:p>9835139.079577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81122920">
                <text:p>581122920</text:p>
              </table:table-cell>
              <table:table-cell office:value-type="float" office:value="10556723.0773439">
                <text:p>10556723.07734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34295943">
                <text:p>634295943</text:p>
              </table:table-cell>
              <table:table-cell office:value-type="float" office:value="11317306.7493386">
                <text:p>11317306.74933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91292082">
                <text:p>691292082</text:p>
              </table:table-cell>
              <table:table-cell office:value-type="float" office:value="12118271.2802874">
                <text:p>12118271.2802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2313897">
                <text:p>752313897</text:p>
              </table:table-cell>
              <table:table-cell office:value-type="float" office:value="12961022">
                <text:p>129610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17570980">
                <text:p>817570980</text:p>
              </table:table-cell>
              <table:table-cell office:value-type="float" office:value="13846988.4011375">
                <text:p>13846988.40113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87280075">
                <text:p>887280075</text:p>
              </table:table-cell>
              <table:table-cell office:value-type="float" office:value="14777624.1591551">
                <text:p>14777624.15915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61665198">
                <text:p>961665198</text:p>
              </table:table-cell>
              <table:table-cell office:value-type="float" office:value="15754407.1546879">
                <text:p>15754407.1546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40957757">
                <text:p>1040957757</text:p>
              </table:table-cell>
              <table:table-cell office:value-type="float" office:value="16778839.4986772">
                <text:p>16778839.49867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25396672">
                <text:p>1125396672</text:p>
              </table:table-cell>
              <table:table-cell office:value-type="float" office:value="17852447.5605748">
                <text:p>17852447.560574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15228495">
                <text:p>1215228495</text:p>
              </table:table-cell>
              <table:table-cell office:value-type="float" office:value="18976782">
                <text:p>189767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310707530">
                <text:p>1310707530</text:p>
              </table:table-cell>
              <table:table-cell office:value-type="float" office:value="20153417.8022749">
                <text:p>20153417.80227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12095953">
                <text:p>1412095953</text:p>
              </table:table-cell>
              <table:table-cell office:value-type="float" office:value="21383954.3183102">
                <text:p>21383954.31831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19663932">
                <text:p>1519663932</text:p>
              </table:table-cell>
              <table:table-cell office:value-type="float" office:value="22670015.3093757">
                <text:p>22670015.30937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33689747">
                <text:p>1633689747</text:p>
              </table:table-cell>
              <table:table-cell office:value-type="float" office:value="24013248.9973544">
                <text:p>24013248.99735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54459910">
                <text:p>1754459910</text:p>
              </table:table-cell>
              <table:table-cell office:value-type="float" office:value="25415328.1211495">
                <text:p>25415328.121149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82269285">
                <text:p>1882269285</text:p>
              </table:table-cell>
              <table:table-cell office:value-type="float" office:value="26877950">
                <text:p>2687795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17421208">
                <text:p>2017421208</text:p>
              </table:table-cell>
              <table:table-cell office:value-type="float" office:value="28402836.6045499">
                <text:p>28402836.60454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160227607">
                <text:p>2160227607</text:p>
              </table:table-cell>
              <table:table-cell office:value-type="float" office:value="29991734.6366204">
                <text:p>29991734.63662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311009122">
                <text:p>2311009122</text:p>
              </table:table-cell>
              <table:table-cell office:value-type="float" office:value="31646415.6187515">
                <text:p>31646415.61875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70095225">
                <text:p>2470095225</text:p>
              </table:table-cell>
              <table:table-cell office:value-type="float" office:value="33368675.9947089">
                <text:p>33368675.99470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637824340">
                <text:p>2637824340</text:p>
              </table:table-cell>
              <table:table-cell office:value-type="float" office:value="35160337.242299">
                <text:p>35160337.2422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14543963">
                <text:p>2814543963</text:p>
              </table:table-cell>
              <table:table-cell office:value-type="float" office:value="37023246">
                <text:p>370232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000610782">
                <text:p>3000610782</text:p>
              </table:table-cell>
              <table:table-cell office:value-type="float" office:value="38959274.2090998">
                <text:p>38959274.20909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96390797">
                <text:p>3196390797</text:p>
              </table:table-cell>
              <table:table-cell office:value-type="float" office:value="40970319.2732407">
                <text:p>40970319.273240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402259440">
                <text:p>3402259440</text:p>
              </table:table-cell>
              <table:table-cell office:value-type="float" office:value="43058304.237503">
                <text:p>43058304.23750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618601695">
                <text:p>3618601695</text:p>
              </table:table-cell>
              <table:table-cell office:value-type="float" office:value="45225177.9894177">
                <text:p>45225177.989417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845812218">
                <text:p>3845812218</text:p>
              </table:table-cell>
              <table:table-cell office:value-type="float" office:value="47472915.484598">
                <text:p>47472915.4845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084295457">
                <text:p>4084295457</text:p>
              </table:table-cell>
              <table:table-cell office:value-type="float" office:value="49803518">
                <text:p>4980351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334465772">
                <text:p>4334465772</text:p>
              </table:table-cell>
              <table:table-cell office:value-type="float" office:value="52219013.4181995">
                <text:p>52219013.418199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596747555">
                <text:p>4596747555</text:p>
              </table:table-cell>
              <table:table-cell office:value-type="float" office:value="54721456.5464815">
                <text:p>54721456.54648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871575350">
                <text:p>4871575350</text:p>
              </table:table-cell>
              <table:table-cell office:value-type="float" office:value="57312929.4750059">
                <text:p>57312929.47500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159393973">
                <text:p>5159393973</text:p>
              </table:table-cell>
              <table:table-cell office:value-type="float" office:value="59995541.9788355">
                <text:p>59995541.978835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460658632">
                <text:p>5460658632</text:p>
              </table:table-cell>
              <table:table-cell office:value-type="float" office:value="62771431.969196">
                <text:p>62771431.9691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75835047">
                <text:p>5775835047</text:p>
              </table:table-cell>
              <table:table-cell office:value-type="float" office:value="65642766">
                <text:p>6564276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105399570">
                <text:p>6105399570</text:p>
              </table:table-cell>
              <table:table-cell office:value-type="float" office:value="68611739.836399">
                <text:p>68611739.8363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449839305">
                <text:p>6449839305</text:p>
              </table:table-cell>
              <table:table-cell office:value-type="float" office:value="71680579.092963">
                <text:p>71680579.0929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809652228">
                <text:p>6809652228</text:p>
              </table:table-cell>
              <table:table-cell office:value-type="float" office:value="74851539.9500118">
                <text:p>74851539.950011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185347307">
                <text:p>7185347307</text:p>
              </table:table-cell>
              <table:table-cell office:value-type="float" office:value="78126909.9576709">
                <text:p>78126909.95767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577444622">
                <text:p>7577444622</text:p>
              </table:table-cell>
              <table:table-cell office:value-type="float" office:value="81509008.938392">
                <text:p>81509008.9383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986475485">
                <text:p>7986475485</text:p>
              </table:table-cell>
              <table:table-cell office:value-type="float" office:value="85000190">
                <text:p>8500019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412982560">
                <text:p>8412982560</text:p>
              </table:table-cell>
              <table:table-cell office:value-type="float" office:value="88602840.672798">
                <text:p>88602840.67279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857519983">
                <text:p>8857519983</text:p>
              </table:table-cell>
              <table:table-cell office:value-type="float" office:value="92319384.1859259">
                <text:p>92319384.185925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320653482">
                <text:p>9320653482</text:p>
              </table:table-cell>
              <table:table-cell office:value-type="float" office:value="96152280.9000237">
                <text:p>96152280.90002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802960497">
                <text:p>9802960497</text:p>
              </table:table-cell>
              <table:table-cell office:value-type="float" office:value="100104029.915342">
                <text:p>100104029.91534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305030300">
                <text:p>10305030300</text:p>
              </table:table-cell>
              <table:table-cell office:value-type="float" office:value="104177170.876784">
                <text:p>104177170.8767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827464115">
                <text:p>10827464115</text:p>
              </table:table-cell>
              <table:table-cell office:value-type="float" office:value="108374286">
                <text:p>10837428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370875238">
                <text:p>11370875238</text:p>
              </table:table-cell>
              <table:table-cell office:value-type="float" office:value="112698002.345596">
                <text:p>112698002.3455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935889157">
                <text:p>11935889157</text:p>
              </table:table-cell>
              <table:table-cell office:value-type="float" office:value="117150994.371852">
                <text:p>117150994.3718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523143672">
                <text:p>12523143672</text:p>
              </table:table-cell>
              <table:table-cell office:value-type="float" office:value="121735986.800047">
                <text:p>121735986.80004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133289015">
                <text:p>13133289015</text:p>
              </table:table-cell>
              <table:table-cell office:value-type="float" office:value="126455757.830684">
                <text:p>126455757.83068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3766987970">
                <text:p>13766987970</text:p>
              </table:table-cell>
              <table:table-cell office:value-type="float" office:value="131313142.753568">
                <text:p>131313142.7535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424915993">
                <text:p>14424915993</text:p>
              </table:table-cell>
              <table:table-cell office:value-type="float" office:value="136311038">
                <text:p>13631103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5107761332">
                <text:p>15107761332</text:p>
              </table:table-cell>
              <table:table-cell office:value-type="float" office:value="141452405.691192">
                <text:p>141452405.6911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816225147">
                <text:p>15816225147</text:p>
              </table:table-cell>
              <table:table-cell office:value-type="float" office:value="146740278.743704">
                <text:p>146740278.7437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551021630">
                <text:p>16551021630</text:p>
              </table:table-cell>
              <table:table-cell office:value-type="float" office:value="152177766.600095">
                <text:p>152177766.60009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312878125">
                <text:p>17312878125</text:p>
              </table:table-cell>
              <table:table-cell office:value-type="float" office:value="157768061.661367">
                <text:p>157768061.66136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8102535248">
                <text:p>18102535248</text:p>
              </table:table-cell>
              <table:table-cell office:value-type="float" office:value="163514446.507136">
                <text:p>163514446.5071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8920747007">
                <text:p>18920747007</text:p>
              </table:table-cell>
              <table:table-cell office:value-type="float" office:value="169420302">
                <text:p>1694203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9768280922">
                <text:p>19768280922</text:p>
              </table:table-cell>
              <table:table-cell office:value-type="float" office:value="175489116.382384">
                <text:p>175489116.38238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0645918145">
                <text:p>20645918145</text:p>
              </table:table-cell>
              <table:table-cell office:value-type="float" office:value="181724495.487407">
                <text:p>181724495.4874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1554453580">
                <text:p>21554453580</text:p>
              </table:table-cell>
              <table:table-cell office:value-type="float" office:value="188130174.200189">
                <text:p>188130174.2001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2494696003">
                <text:p>22494696003</text:p>
              </table:table-cell>
              <table:table-cell office:value-type="float" office:value="194710029.322734">
                <text:p>194710029.3227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467468182">
                <text:p>23467468182</text:p>
              </table:table-cell>
              <table:table-cell office:value-type="float" office:value="201468094.014273">
                <text:p>201468094.0142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4473606997">
                <text:p>24473606997</text:p>
              </table:table-cell>
              <table:table-cell office:value-type="float" office:value="208408574">
                <text:p>20840857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5513963560">
                <text:p>25513963560</text:p>
              </table:table-cell>
              <table:table-cell office:value-type="float" office:value="215535865.764768">
                <text:p>215535865.76476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6589403335">
                <text:p>26589403335</text:p>
              </table:table-cell>
              <table:table-cell office:value-type="float" office:value="222854576.974815">
                <text:p>222854576.97481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7700806258">
                <text:p>27700806258</text:p>
              </table:table-cell>
              <table:table-cell office:value-type="float" office:value="230369549.400379">
                <text:p>230369549.4003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8849066857">
                <text:p>28849066857</text:p>
              </table:table-cell>
              <table:table-cell office:value-type="float" office:value="238085884.645469">
                <text:p>238085884.64546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0035094372">
                <text:p>30035094372</text:p>
              </table:table-cell>
              <table:table-cell office:value-type="float" office:value="246008973.028545">
                <text:p>246008973.02854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259812875">
                <text:p>31259812875</text:p>
              </table:table-cell>
              <table:table-cell office:value-type="float" office:value="254144526">
                <text:p>25414452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524161390">
                <text:p>32524161390</text:p>
              </table:table-cell>
              <table:table-cell office:value-type="float" office:value="262498612.529536">
                <text:p>262498612.5295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3829094013">
                <text:p>33829094013</text:p>
              </table:table-cell>
              <table:table-cell office:value-type="float" office:value="271077699.949629">
                <text:p>271077699.94962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5175580032">
                <text:p>35175580032</text:p>
              </table:table-cell>
              <table:table-cell office:value-type="float" office:value="279888699.800758">
                <text:p>279888699.8007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6564604047">
                <text:p>36564604047</text:p>
              </table:table-cell>
              <table:table-cell office:value-type="float" office:value="288939019.290937">
                <text:p>288939019.29093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7997166090">
                <text:p>37997166090</text:p>
              </table:table-cell>
              <table:table-cell office:value-type="float" office:value="298236619.057091">
                <text:p>298236619.05709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9474281745">
                <text:p>39474281745</text:p>
              </table:table-cell>
              <table:table-cell office:value-type="float" office:value="307790078">
                <text:p>3077900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0996982268">
                <text:p>40996982268</text:p>
              </table:table-cell>
              <table:table-cell office:value-type="float" office:value="317608666.059072">
                <text:p>317608666.05907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2566314707">
                <text:p>42566314707</text:p>
              </table:table-cell>
              <table:table-cell office:value-type="float" office:value="327702425.899258">
                <text:p>327702425.89925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4183342022">
                <text:p>44183342022</text:p>
              </table:table-cell>
              <table:table-cell office:value-type="float" office:value="338082264.601516">
                <text:p>338082264.60151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5849143205">
                <text:p>45849143205</text:p>
              </table:table-cell>
              <table:table-cell office:value-type="float" office:value="348760056.581874">
                <text:p>348760056.58187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7564813400">
                <text:p>47564813400</text:p>
              </table:table-cell>
              <table:table-cell office:value-type="float" office:value="359748759.114182">
                <text:p>359748759.11418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9331464023">
                <text:p>49331464023</text:p>
              </table:table-cell>
              <table:table-cell office:value-type="float" office:value="371062542">
                <text:p>37106254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1150222882">
                <text:p>51150222882</text:p>
              </table:table-cell>
              <table:table-cell office:value-type="float" office:value="382716933.118144">
                <text:p>382716933.11814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022234297">
                <text:p>53022234297</text:p>
              </table:table-cell>
              <table:table-cell office:value-type="float" office:value="394728981.798517">
                <text:p>394728981.79851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4948659220">
                <text:p>54948659220</text:p>
              </table:table-cell>
              <table:table-cell office:value-type="float" office:value="407117442.203031">
                <text:p>407117442.2030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6930675355">
                <text:p>56930675355</text:p>
              </table:table-cell>
              <table:table-cell office:value-type="float" office:value="419902979.163749">
                <text:p>419902979.16374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8969477278">
                <text:p>58969477278</text:p>
              </table:table-cell>
              <table:table-cell office:value-type="float" office:value="433108399.228364">
                <text:p>433108399.22836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1066276557">
                <text:p>61066276557</text:p>
              </table:table-cell>
              <table:table-cell office:value-type="float" office:value="446758910">
                <text:p>44675891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3222301872">
                <text:p>63222301872</text:p>
              </table:table-cell>
              <table:table-cell office:value-type="float" office:value="460882411.236289">
                <text:p>460882411.23628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5438799135">
                <text:p>65438799135</text:p>
              </table:table-cell>
              <table:table-cell office:value-type="float" office:value="475509821.597033">
                <text:p>475509821.59703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7717031610">
                <text:p>67717031610</text:p>
              </table:table-cell>
              <table:table-cell office:value-type="float" office:value="490675445.406063">
                <text:p>490675445.40606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0058280033">
                <text:p>70058280033</text:p>
              </table:table-cell>
              <table:table-cell office:value-type="float" office:value="506417384.327498">
                <text:p>506417384.32749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2463842732">
                <text:p>72463842732</text:p>
              </table:table-cell>
              <table:table-cell office:value-type="float" office:value="522777999.456727">
                <text:p>522777999.4567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4935035747">
                <text:p>74935035747</text:p>
              </table:table-cell>
              <table:table-cell office:value-type="float" office:value="539804430">
                <text:p>53980443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7473192950">
                <text:p>77473192950</text:p>
              </table:table-cell>
              <table:table-cell office:value-type="float" office:value="557549175.472578">
                <text:p>557549175.4725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0079666165">
                <text:p>80079666165</text:p>
              </table:table-cell>
              <table:table-cell office:value-type="float" office:value="576070749.194066">
                <text:p>576070749.19406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2755825288">
                <text:p>82755825288</text:p>
              </table:table-cell>
              <table:table-cell office:value-type="float" office:value="595434411.812126">
                <text:p>595434411.81212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5503058407">
                <text:p>85503058407</text:p>
              </table:table-cell>
              <table:table-cell office:value-type="float" office:value="615712994.654995">
                <text:p>615712994.65499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8322771922">
                <text:p>88322771922</text:p>
              </table:table-cell>
              <table:table-cell office:value-type="float" office:value="636987823.913454">
                <text:p>636987823.91345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1216390665">
                <text:p>91216390665</text:p>
              </table:table-cell>
              <table:table-cell office:value-type="float" office:value="659349758">
                <text:p>65934975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4185358020">
                <text:p>94185358020</text:p>
              </table:table-cell>
              <table:table-cell office:value-type="float" office:value="682900351.945155">
                <text:p>682900351.94515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7231136043">
                <text:p>97231136043</text:p>
              </table:table-cell>
              <table:table-cell office:value-type="float" office:value="707753164.388132">
                <text:p>707753164.3881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0355205582">
                <text:p>100355205582</text:p>
              </table:table-cell>
              <table:table-cell office:value-type="float" office:value="734035224.624252">
                <text:p>734035224.6242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559066397">
                <text:p>103559066397</text:p>
              </table:table-cell>
              <table:table-cell office:value-type="float" office:value="761888679.309991">
                <text:p>761888679.30999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6844237280">
                <text:p>106844237280</text:p>
              </table:table-cell>
              <table:table-cell office:value-type="float" office:value="791472640.826909">
                <text:p>791472640.8269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0212256175">
                <text:p>110212256175</text:p>
              </table:table-cell>
              <table:table-cell office:value-type="float" office:value="822965262">
                <text:p>8229652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3664680298">
                <text:p>113664680298</text:p>
              </table:table-cell>
              <table:table-cell office:value-type="float" office:value="856566064.89031">
                <text:p>856566064.8903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7203086257">
                <text:p>117203086257</text:p>
              </table:table-cell>
              <table:table-cell office:value-type="float" office:value="892498554.776264">
                <text:p>892498554.77626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20829070172">
                <text:p>120829070172</text:p>
              </table:table-cell>
              <table:table-cell office:value-type="float" office:value="931013154.248503">
                <text:p>931013154.24850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24544247795">
                <text:p>124544247795</text:p>
              </table:table-cell>
              <table:table-cell office:value-type="float" office:value="972390496.619982">
                <text:p>972390496.61998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28350254630">
                <text:p>128350254630</text:p>
              </table:table-cell>
              <table:table-cell office:value-type="float" office:value="1016945122.65382">
                <text:p>1016945122.6538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32248746053">
                <text:p>132248746053</text:p>
              </table:table-cell>
              <table:table-cell office:value-type="float" office:value="1065029630">
                <text:p>106502963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36241397432">
                <text:p>136241397432</text:p>
              </table:table-cell>
              <table:table-cell office:value-type="float" office:value="1117039330.78062">
                <text:p>1117039330.7806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0329904247">
                <text:p>140329904247</text:p>
              </table:table-cell>
              <table:table-cell office:value-type="float" office:value="1173417479.55253">
                <text:p>1173417479.5525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4515982210">
                <text:p>144515982210</text:p>
              </table:table-cell>
              <table:table-cell office:value-type="float" office:value="1234661141.49701">
                <text:p>1234661141.497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48801367385">
                <text:p>148801367385</text:p>
              </table:table-cell>
              <table:table-cell office:value-type="float" office:value="1301327779.23996">
                <text:p>1301327779.239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53187816308">
                <text:p>153187816308</text:p>
              </table:table-cell>
              <table:table-cell office:value-type="float" office:value="1374042646.30763">
                <text:p>1374042646.307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7677106107">
                <text:p>157677106107</text:p>
              </table:table-cell>
              <table:table-cell office:value-type="float" office:value="1453507086">
                <text:p>14535070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62271034622">
                <text:p>162271034622</text:p>
              </table:table-cell>
              <table:table-cell office:value-type="float" office:value="1540507846.56124">
                <text:p>1540507846.5612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66971420525">
                <text:p>166971420525</text:p>
              </table:table-cell>
              <table:table-cell office:value-type="float" office:value="1635927537.10506">
                <text:p>1635927537.1050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1780103440">
                <text:p>171780103440</text:p>
              </table:table-cell>
              <table:table-cell office:value-type="float" office:value="1740756363.99401">
                <text:p>1740756363.994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6698944063">
                <text:p>176698944063</text:p>
              </table:table-cell>
              <table:table-cell office:value-type="float" office:value="1856105304.47993">
                <text:p>1856105304.4799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81729824282">
                <text:p>181729824282</text:p>
              </table:table-cell>
              <table:table-cell office:value-type="float" office:value="1983220893.61527">
                <text:p>1983220893.615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6874647297">
                <text:p>186874647297</text:p>
              </table:table-cell>
              <table:table-cell office:value-type="float" office:value="2123501822">
                <text:p>212350182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92135337740">
                <text:p>192135337740</text:p>
              </table:table-cell>
              <table:table-cell office:value-type="float" office:value="2278517566.12248">
                <text:p>2278517566.1224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97513841795">
                <text:p>197513841795</text:p>
              </table:table-cell>
              <table:table-cell office:value-type="float" office:value="2450029300.21012">
                <text:p>2450029300.210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03012127318">
                <text:p>203012127318</text:p>
              </table:table-cell>
              <table:table-cell office:value-type="float" office:value="2640013368.98802">
                <text:p>2640013368.9880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8632183957">
                <text:p>208632183957</text:p>
              </table:table-cell>
              <table:table-cell office:value-type="float" office:value="2850687634.95985">
                <text:p>2850687634.9598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14376023272">
                <text:p>214376023272</text:p>
              </table:table-cell>
              <table:table-cell office:value-type="float" office:value="3084541052.23054">
                <text:p>3084541052.2305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20245678855">
                <text:p>220245678855</text:p>
              </table:table-cell>
              <table:table-cell office:value-type="float" office:value="3344366862">
                <text:p>33443668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26243206450">
                <text:p>226243206450</text:p>
              </table:table-cell>
              <table:table-cell office:value-type="float" office:value="3633299853.24497">
                <text:p>3633299853.244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2370684073">
                <text:p>232370684073</text:p>
              </table:table-cell>
              <table:table-cell office:value-type="float" office:value="3954858186.42023">
                <text:p>3954858186.4202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38630212132">
                <text:p>238630212132</text:p>
              </table:table-cell>
              <table:table-cell office:value-type="float" office:value="4312990338.97605">
                <text:p>4312990338.976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45023913547">
                <text:p>245023913547</text:p>
              </table:table-cell>
              <table:table-cell office:value-type="float" office:value="4712127799.91971">
                <text:p>4712127799.9197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51553933870">
                <text:p>251553933870</text:p>
              </table:table-cell>
              <table:table-cell office:value-type="float" office:value="5157244217.46108">
                <text:p>5157244217.461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8222441405">
                <text:p>258222441405</text:p>
              </table:table-cell>
              <table:table-cell office:value-type="float" office:value="5653921790">
                <text:p>565392179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65031627328">
                <text:p>265031627328</text:p>
              </table:table-cell>
              <table:table-cell office:value-type="float" office:value="6208425787.48992">
                <text:p>6208425787.489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71983705807">
                <text:p>271983705807</text:p>
              </table:table-cell>
              <table:table-cell office:value-type="float" office:value="6827788198.84047">
                <text:p>6827788198.84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79080914122">
                <text:p>279080914122</text:p>
              </table:table-cell>
              <table:table-cell office:value-type="float" office:value="7519901622.9521">
                <text:p>7519901622.952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86325512785">
                <text:p>286325512785</text:p>
              </table:table-cell>
              <table:table-cell office:value-type="float" office:value="8293624657.8394">
                <text:p>8293624657.83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93719785660">
                <text:p>293719785660</text:p>
              </table:table-cell>
              <table:table-cell office:value-type="float" office:value="9158900195.92217">
                <text:p>9158900195.9221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01266040083">
                <text:p>301266040083</text:p>
              </table:table-cell>
              <table:table-cell office:value-type="float" office:value="10126888206">
                <text:p>1012688820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08966606982">
                <text:p>308966606982</text:p>
              </table:table-cell>
              <table:table-cell office:value-type="float" office:value="11210114775.9798">
                <text:p>11210114775.97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6823840997">
                <text:p>316823840997</text:p>
              </table:table-cell>
              <table:table-cell office:value-type="float" office:value="12422639407.6809">
                <text:p>12422639407.6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76cm" svg:height="20.038cm" xlink:href=".." xlink:type="simple" chart:class="chart:line" chart:style-name="ch1">
        <chart:legend chart:legend-position="bottom" svg:x="13.07cm" svg:y="19.439cm" style:legend-expansion="wide" chart:style-name="ch2"/>
        <chart:plot-area chart:style-name="ch3" table:cell-range-address="'Armour+Barrier Curve'.D5:'Armour+Barrier Curve'.F205" chart:data-source-has-labels="both" svg:x="0.665cm" svg:y="0.4cm" svg:width="31.946cm" svg:height="18.455cm">
          <chart:coordinate-region svg:x="2.903cm" svg:y="0.599cm" svg:width="29.708cm" svg:height="15.629cm"/>
          <chart:axis chart:dimension="x" chart:name="primary-x" chart:style-name="ch4" chartooo:axis-type="auto">
            <chartooo:date-scale/>
            <chart:categories table:cell-range-address="'Armour+Barrier Curve'.D6:'Armour+Barrier Curve'.D2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rmour+Barrier Curve'.E6:'Armour+Barrier Curve'.E205" chart:label-cell-address="'Armour+Barrier Curve'.E5:'Armour+Barrier Curve'.E5" chart:class="chart:line">
            <chart:data-point chart:repeated="200"/>
          </chart:series>
          <chart:series chart:style-name="ch7" chart:values-cell-range-address="'Armour+Barrier Curve'.F6:'Armour+Barrier Curve'.F205" chart:label-cell-address="'Armour+Barrier Curve'.F5:'Armour+Barrier Curve'.F5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our/Barrier Effect</text:p>
                <draw:g>
                  <svg:desc>'Armour+Barrier Curve'.E5:'Armour+Barrier Curve'.E5</svg:desc>
                </draw:g>
              </table:table-cell>
              <table:table-cell office:value-type="string">
                <text:p>New Effect</text:p>
                <draw:g>
                  <svg:desc>'Armour+Barrier Curve'.F5:'Armour+Barrier Curve'.F5</svg:desc>
                </draw:g>
              </table:table-cell>
            </table:table-row>
          </table:table-header-rows>
          <table:table-rows>
            <table:table-row>
              <table:table-cell office:value-type="float" office:value="4.89112380952381">
                <text:p>4.89112380952381</text:p>
                <draw:g>
                  <svg:desc>'Armour+Barrier Curve'.D6:'Armour+Barrier Curve'.D205</svg:desc>
                </draw:g>
              </table:table-cell>
              <table:table-cell office:value-type="float" office:value="0.114901442716941">
                <text:p>0.114901442716941</text:p>
                <draw:g>
                  <svg:desc>'Armour+Barrier Curve'.E6:'Armour+Barrier Curve'.E205</svg:desc>
                </draw:g>
              </table:table-cell>
              <table:table-cell office:value-type="float" office:value="0.0218371662434206">
                <text:p>0.0218371662434206</text:p>
                <draw:g>
                  <svg:desc>'Armour+Barrier Curve'.F6:'Armour+Barrier Curve'.F205</svg:desc>
                </draw:g>
              </table:table-cell>
            </table:table-row>
            <table:table-row>
              <table:table-cell office:value-type="float" office:value="9.89851428571428">
                <text:p>9.89851428571428</text:p>
              </table:table-cell>
              <table:table-cell office:value-type="float" office:value="0.16592833569998">
                <text:p>0.16592833569998</text:p>
              </table:table-cell>
              <table:table-cell office:value-type="float" office:value="0.09837750571798">
                <text:p>0.09837750571798</text:p>
              </table:table-cell>
            </table:table-row>
            <table:table-row>
              <table:table-cell office:value-type="float" office:value="15.0232">
                <text:p>15.0232</text:p>
              </table:table-cell>
              <table:table-cell office:value-type="float" office:value="0.196127074822425">
                <text:p>0.196127074822425</text:p>
              </table:table-cell>
              <table:table-cell office:value-type="float" office:value="0.143675614401647">
                <text:p>0.143675614401647</text:p>
              </table:table-cell>
            </table:table-row>
            <table:table-row>
              <table:table-cell office:value-type="float" office:value="20.2662095238095">
                <text:p>20.2662095238095</text:p>
              </table:table-cell>
              <table:table-cell office:value-type="float" office:value="0.217795421387743">
                <text:p>0.217795421387743</text:p>
              </table:table-cell>
              <table:table-cell office:value-type="float" office:value="0.176178134249623">
                <text:p>0.176178134249623</text:p>
              </table:table-cell>
            </table:table-row>
            <table:table-row>
              <table:table-cell office:value-type="float" office:value="25.6285714285714">
                <text:p>25.6285714285714</text:p>
              </table:table-cell>
              <table:table-cell office:value-type="float" office:value="0.234787399782303">
                <text:p>0.234787399782303</text:p>
              </table:table-cell>
              <table:table-cell office:value-type="float" office:value="0.201666101841463">
                <text:p>0.201666101841463</text:p>
              </table:table-cell>
            </table:table-row>
            <table:table-row>
              <table:table-cell office:value-type="float" office:value="31.1113142857143">
                <text:p>31.1113142857143</text:p>
              </table:table-cell>
              <table:table-cell office:value-type="float" office:value="0.248819726350416">
                <text:p>0.248819726350416</text:p>
              </table:table-cell>
              <table:table-cell office:value-type="float" office:value="0.222714591693633">
                <text:p>0.222714591693633</text:p>
              </table:table-cell>
            </table:table-row>
            <table:table-row>
              <table:table-cell office:value-type="float" office:value="36.7154666666667">
                <text:p>36.7154666666667</text:p>
              </table:table-cell>
              <table:table-cell office:value-type="float" office:value="0.260808175436094">
                <text:p>0.260808175436094</text:p>
              </table:table-cell>
              <table:table-cell office:value-type="float" office:value="0.24069726532215">
                <text:p>0.24069726532215</text:p>
              </table:table-cell>
            </table:table-row>
            <table:table-row>
              <table:table-cell office:value-type="float" office:value="42.4420571428571">
                <text:p>42.4420571428571</text:p>
              </table:table-cell>
              <table:table-cell office:value-type="float" office:value="0.271299404291828">
                <text:p>0.271299404291828</text:p>
              </table:table-cell>
              <table:table-cell office:value-type="float" office:value="0.256434108605752">
                <text:p>0.256434108605752</text:p>
              </table:table-cell>
            </table:table-row>
            <table:table-row>
              <table:table-cell office:value-type="float" office:value="48.2921142857143">
                <text:p>48.2921142857143</text:p>
              </table:table-cell>
              <table:table-cell office:value-type="float" office:value="0.280646036623528">
                <text:p>0.280646036623528</text:p>
              </table:table-cell>
              <table:table-cell office:value-type="float" office:value="0.270454057103301">
                <text:p>0.270454057103301</text:p>
              </table:table-cell>
            </table:table-row>
            <table:table-row>
              <table:table-cell office:value-type="float" office:value="54.2666666666667">
                <text:p>54.2666666666667</text:p>
              </table:table-cell>
              <table:table-cell office:value-type="float" office:value="0.28908885763892">
                <text:p>0.28908885763892</text:p>
              </table:table-cell>
              <table:table-cell office:value-type="float" office:value="0.283118288626389">
                <text:p>0.283118288626389</text:p>
              </table:table-cell>
            </table:table-row>
            <table:table-row>
              <table:table-cell office:value-type="float" office:value="60.3667428571429">
                <text:p>60.3667428571429</text:p>
              </table:table-cell>
              <table:table-cell office:value-type="float" office:value="0.296799623954898">
                <text:p>0.296799623954898</text:p>
              </table:table-cell>
              <table:table-cell office:value-type="float" office:value="0.294684438100357">
                <text:p>0.294684438100357</text:p>
              </table:table-cell>
            </table:table-row>
            <table:table-row>
              <table:table-cell office:value-type="float" office:value="66.5933714285714">
                <text:p>66.5933714285714</text:p>
              </table:table-cell>
              <table:table-cell office:value-type="float" office:value="0.303905167085785">
                <text:p>0.303905167085785</text:p>
              </table:table-cell>
              <table:table-cell office:value-type="float" office:value="0.305342752796688">
                <text:p>0.305342752796688</text:p>
              </table:table-cell>
            </table:table-row>
            <table:table-row>
              <table:table-cell office:value-type="float" office:value="72.947580952381">
                <text:p>72.947580952381</text:p>
              </table:table-cell>
              <table:table-cell office:value-type="float" office:value="0.310501815772192">
                <text:p>0.310501815772192</text:p>
              </table:table-cell>
              <table:table-cell office:value-type="float" office:value="0.315237725826297">
                <text:p>0.315237725826297</text:p>
              </table:table-cell>
            </table:table-row>
            <table:table-row>
              <table:table-cell office:value-type="float" office:value="79.4304">
                <text:p>79.4304</text:p>
              </table:table-cell>
              <table:table-cell office:value-type="float" office:value="0.31666445826651">
                <text:p>0.31666445826651</text:p>
              </table:table-cell>
              <table:table-cell office:value-type="float" office:value="0.324481689567775">
                <text:p>0.324481689567775</text:p>
              </table:table-cell>
            </table:table-row>
            <table:table-row>
              <table:table-cell office:value-type="float" office:value="86.0428571428571">
                <text:p>86.0428571428571</text:p>
              </table:table-cell>
              <table:table-cell office:value-type="float" office:value="0.322452470526054">
                <text:p>0.322452470526054</text:p>
              </table:table-cell>
              <table:table-cell office:value-type="float" office:value="0.33316370795709">
                <text:p>0.33316370795709</text:p>
              </table:table-cell>
            </table:table-row>
            <table:table-row>
              <table:table-cell office:value-type="float" office:value="92.7859809523809">
                <text:p>92.7859809523809</text:p>
              </table:table-cell>
              <table:table-cell office:value-type="float" office:value="0.327913727259631">
                <text:p>0.327913727259631</text:p>
              </table:table-cell>
              <table:table-cell office:value-type="float" office:value="0.341355593057457">
                <text:p>0.341355593057457</text:p>
              </table:table-cell>
            </table:table-row>
            <table:table-row>
              <table:table-cell office:value-type="float" office:value="99.6608">
                <text:p>99.6608</text:p>
              </table:table-cell>
              <table:table-cell office:value-type="float" office:value="0.333087394838335">
                <text:p>0.333087394838335</text:p>
              </table:table-cell>
              <table:table-cell office:value-type="float" office:value="0.349116094425512">
                <text:p>0.349116094425512</text:p>
              </table:table-cell>
            </table:table-row>
            <table:table-row>
              <table:table-cell office:value-type="float" office:value="106.668342857143">
                <text:p>106.668342857143</text:p>
              </table:table-cell>
              <table:table-cell office:value-type="float" office:value="0.338005924695699">
                <text:p>0.338005924695699</text:p>
              </table:table-cell>
              <table:table-cell office:value-type="float" office:value="0.356493889211558">
                <text:p>0.356493889211558</text:p>
              </table:table-cell>
            </table:table-row>
            <table:table-row>
              <table:table-cell office:value-type="float" office:value="113.809638095238">
                <text:p>113.809638095238</text:p>
              </table:table-cell>
              <table:table-cell office:value-type="float" office:value="0.342696507054269">
                <text:p>0.342696507054269</text:p>
              </table:table-cell>
              <table:table-cell office:value-type="float" office:value="0.363529762749413">
                <text:p>0.363529762749413</text:p>
              </table:table-cell>
            </table:table-row>
            <table:table-row>
              <table:table-cell office:value-type="float" office:value="121.085714285714">
                <text:p>121.085714285714</text:p>
              </table:table-cell>
              <table:table-cell office:value-type="float" office:value="0.347182151337417">
                <text:p>0.347182151337417</text:p>
              </table:table-cell>
              <table:table-cell office:value-type="float" office:value="0.370258229174134">
                <text:p>0.370258229174134</text:p>
              </table:table-cell>
            </table:table-row>
            <table:table-row>
              <table:table-cell office:value-type="float" office:value="128.4976">
                <text:p>128.4976</text:p>
              </table:table-cell>
              <table:table-cell office:value-type="float" office:value="0.351482502709156">
                <text:p>0.351482502709156</text:p>
              </table:table-cell>
              <table:table-cell office:value-type="float" office:value="0.376708756231744">
                <text:p>0.376708756231744</text:p>
              </table:table-cell>
            </table:table-row>
            <table:table-row>
              <table:table-cell office:value-type="float" office:value="136.046323809524">
                <text:p>136.046323809524</text:p>
              </table:table-cell>
              <table:table-cell office:value-type="float" office:value="0.355614468489823">
                <text:p>0.355614468489823</text:p>
              </table:table-cell>
              <table:table-cell office:value-type="float" office:value="0.382906704902744">
                <text:p>0.382906704902744</text:p>
              </table:table-cell>
            </table:table-row>
            <table:table-row>
              <table:table-cell office:value-type="float" office:value="143.732914285714">
                <text:p>143.732914285714</text:p>
              </table:table-cell>
              <table:table-cell office:value-type="float" office:value="0.359592705215417">
                <text:p>0.359592705215417</text:p>
              </table:table-cell>
              <table:table-cell office:value-type="float" office:value="0.388874059991135">
                <text:p>0.388874059991135</text:p>
              </table:table-cell>
            </table:table-row>
            <table:table-row>
              <table:table-cell office:value-type="float" office:value="151.5584">
                <text:p>151.5584</text:p>
              </table:table-cell>
              <table:table-cell office:value-type="float" office:value="0.363430001964354">
                <text:p>0.363430001964354</text:p>
              </table:table-cell>
              <table:table-cell office:value-type="float" office:value="0.394630005114541">
                <text:p>0.394630005114541</text:p>
              </table:table-cell>
            </table:table-row>
            <table:table-row>
              <table:table-cell office:value-type="float" office:value="159.52380952381">
                <text:p>159.52380952381</text:p>
              </table:table-cell>
              <table:table-cell office:value-type="float" office:value="0.367137585383821">
                <text:p>0.367137585383821</text:p>
              </table:table-cell>
              <table:table-cell office:value-type="float" office:value="0.400191380243741">
                <text:p>0.400191380243741</text:p>
              </table:table-cell>
            </table:table-row>
            <table:table-row>
              <table:table-cell office:value-type="float" office:value="167.630171428571">
                <text:p>167.630171428571</text:p>
              </table:table-cell>
              <table:table-cell office:value-type="float" office:value="0.370725364858164">
                <text:p>0.370725364858164</text:p>
              </table:table-cell>
              <table:table-cell office:value-type="float" office:value="0.405573049455255">
                <text:p>0.405573049455255</text:p>
              </table:table-cell>
            </table:table-row>
            <table:table-row>
              <table:table-cell office:value-type="float" office:value="175.878514285714">
                <text:p>175.878514285714</text:p>
              </table:table-cell>
              <table:table-cell office:value-type="float" office:value="0.374202131384765">
                <text:p>0.374202131384765</text:p>
              </table:table-cell>
              <table:table-cell office:value-type="float" office:value="0.410788199245157">
                <text:p>0.410788199245157</text:p>
              </table:table-cell>
            </table:table-row>
            <table:table-row>
              <table:table-cell office:value-type="float" office:value="184.269866666667">
                <text:p>184.269866666667</text:p>
              </table:table-cell>
              <table:table-cell office:value-type="float" office:value="0.377575720266341">
                <text:p>0.377575720266341</text:p>
              </table:table-cell>
              <table:table-cell office:value-type="float" office:value="0.41584858256752">
                <text:p>0.41584858256752</text:p>
              </table:table-cell>
            </table:table-row>
            <table:table-row>
              <table:table-cell office:value-type="float" office:value="192.805257142857">
                <text:p>192.805257142857</text:p>
              </table:table-cell>
              <table:table-cell office:value-type="float" office:value="0.380853145243333">
                <text:p>0.380853145243333</text:p>
              </table:table-cell>
              <table:table-cell office:value-type="float" office:value="0.420764720033009">
                <text:p>0.420764720033009</text:p>
              </table:table-cell>
            </table:table-row>
            <table:table-row>
              <table:table-cell office:value-type="float" office:value="201.485714285714">
                <text:p>201.485714285714</text:p>
              </table:table-cell>
              <table:table-cell office:value-type="float" office:value="0.384040709879502">
                <text:p>0.384040709879502</text:p>
              </table:table-cell>
              <table:table-cell office:value-type="float" office:value="0.425546066987262">
                <text:p>0.425546066987262</text:p>
              </table:table-cell>
            </table:table-row>
            <table:table-row>
              <table:table-cell office:value-type="float" office:value="210.312266666667">
                <text:p>210.312266666667</text:p>
              </table:table-cell>
              <table:table-cell office:value-type="float" office:value="0.387144100678565">
                <text:p>0.387144100678565</text:p>
              </table:table-cell>
              <table:table-cell office:value-type="float" office:value="0.430201153185857">
                <text:p>0.430201153185857</text:p>
              </table:table-cell>
            </table:table-row>
            <table:table-row>
              <table:table-cell office:value-type="float" office:value="219.285942857143">
                <text:p>219.285942857143</text:p>
              </table:table-cell>
              <table:table-cell office:value-type="float" office:value="0.390168465413919">
                <text:p>0.390168465413919</text:p>
              </table:table-cell>
              <table:table-cell office:value-type="float" office:value="0.434737700288888">
                <text:p>0.434737700288888</text:p>
              </table:table-cell>
            </table:table-row>
            <table:table-row>
              <table:table-cell office:value-type="float" office:value="228.407771428571">
                <text:p>228.407771428571</text:p>
              </table:table-cell>
              <table:table-cell office:value-type="float" office:value="0.393118479402937">
                <text:p>0.393118479402937</text:p>
              </table:table-cell>
              <table:table-cell office:value-type="float" office:value="0.439162721272415">
                <text:p>0.439162721272415</text:p>
              </table:table-cell>
            </table:table-row>
            <table:table-row>
              <table:table-cell office:value-type="float" office:value="237.678780952381">
                <text:p>237.678780952381</text:p>
              </table:table-cell>
              <table:table-cell office:value-type="float" office:value="0.395998401886239">
                <text:p>0.395998401886239</text:p>
              </table:table-cell>
              <table:table-cell office:value-type="float" office:value="0.443482604997368">
                <text:p>0.443482604997368</text:p>
              </table:table-cell>
            </table:table-row>
            <table:table-row>
              <table:table-cell office:value-type="float" office:value="247.1">
                <text:p>247.1</text:p>
              </table:table-cell>
              <table:table-cell office:value-type="float" office:value="0.39881212423368">
                <text:p>0.39881212423368</text:p>
              </table:table-cell>
              <table:table-cell office:value-type="float" office:value="0.447703188518529">
                <text:p>0.447703188518529</text:p>
              </table:table-cell>
            </table:table-row>
            <table:table-row>
              <table:table-cell office:value-type="float" office:value="256.672457142857">
                <text:p>256.672457142857</text:p>
              </table:table-cell>
              <table:table-cell office:value-type="float" office:value="0.401563211359122">
                <text:p>0.401563211359122</text:p>
              </table:table-cell>
              <table:table-cell office:value-type="float" office:value="0.451829819206692">
                <text:p>0.451829819206692</text:p>
              </table:table-cell>
            </table:table-row>
            <table:table-row>
              <table:table-cell office:value-type="float" office:value="266.397180952381">
                <text:p>266.397180952381</text:p>
              </table:table-cell>
              <table:table-cell office:value-type="float" office:value="0.404254937460857">
                <text:p>0.404254937460857</text:p>
              </table:table-cell>
              <table:table-cell office:value-type="float" office:value="0.455867408359295">
                <text:p>0.455867408359295</text:p>
              </table:table-cell>
            </table:table-row>
            <table:table-row>
              <table:table-cell office:value-type="float" office:value="276.2752">
                <text:p>276.2752</text:p>
              </table:table-cell>
              <table:table-cell office:value-type="float" office:value="0.40689031699595">
                <text:p>0.40689031699595</text:p>
              </table:table-cell>
              <table:table-cell office:value-type="float" office:value="0.459820477661934">
                <text:p>0.459820477661934</text:p>
              </table:table-cell>
            </table:table-row>
            <table:table-row>
              <table:table-cell office:value-type="float" office:value="286.307542857143">
                <text:p>286.307542857143</text:p>
              </table:table-cell>
              <table:table-cell office:value-type="float" office:value="0.409472131631544">
                <text:p>0.409472131631544</text:p>
              </table:table-cell>
              <table:table-cell office:value-type="float" office:value="0.463693199615326">
                <text:p>0.463693199615326</text:p>
              </table:table-cell>
            </table:table-row>
            <table:table-row>
              <table:table-cell office:value-type="float" office:value="296.495238095238">
                <text:p>296.495238095238</text:p>
              </table:table-cell>
              <table:table-cell office:value-type="float" office:value="0.412002953784466">
                <text:p>0.412002953784466</text:p>
              </table:table-cell>
              <table:table-cell office:value-type="float" office:value="0.467489432844708">
                <text:p>0.467489432844708</text:p>
              </table:table-cell>
            </table:table-row>
            <table:table-row>
              <table:table-cell office:value-type="float" office:value="306.839314285714">
                <text:p>306.839314285714</text:p>
              </table:table-cell>
              <table:table-cell office:value-type="float" office:value="0.414485167254699">
                <text:p>0.414485167254699</text:p>
              </table:table-cell>
              <table:table-cell office:value-type="float" office:value="0.471212753050058">
                <text:p>0.471212753050058</text:p>
              </table:table-cell>
            </table:table-row>
            <table:table-row>
              <table:table-cell office:value-type="float" office:value="317.3408">
                <text:p>317.3408</text:p>
              </table:table-cell>
              <table:table-cell office:value-type="float" office:value="0.416920985373048">
                <text:p>0.416920985373048</text:p>
              </table:table-cell>
              <table:table-cell office:value-type="float" office:value="0.474866480227581">
                <text:p>0.474866480227581</text:p>
              </table:table-cell>
            </table:table-row>
            <table:table-row>
              <table:table-cell office:value-type="float" office:value="328.000723809524">
                <text:p>328.000723809524</text:p>
              </table:table-cell>
              <table:table-cell office:value-type="float" office:value="0.419312467014007">
                <text:p>0.419312467014007</text:p>
              </table:table-cell>
              <table:table-cell office:value-type="float" office:value="0.47845370268902">
                <text:p>0.47845370268902</text:p>
              </table:table-cell>
            </table:table-row>
            <table:table-row>
              <table:table-cell office:value-type="float" office:value="338.820114285714">
                <text:p>338.820114285714</text:p>
              </table:table-cell>
              <table:table-cell office:value-type="float" office:value="0.421661530768374">
                <text:p>0.421661530768374</text:p>
              </table:table-cell>
              <table:table-cell office:value-type="float" office:value="0.48197729832057">
                <text:p>0.48197729832057</text:p>
              </table:table-cell>
            </table:table-row>
            <table:table-row>
              <table:table-cell office:value-type="float" office:value="349.8">
                <text:p>349.8</text:p>
              </table:table-cell>
              <table:table-cell office:value-type="float" office:value="0.423969967523776">
                <text:p>0.423969967523776</text:p>
              </table:table-cell>
              <table:table-cell office:value-type="float" office:value="0.485439953453674">
                <text:p>0.485439953453674</text:p>
              </table:table-cell>
            </table:table-row>
            <table:table-row>
              <table:table-cell office:value-type="float" office:value="360.941409523809">
                <text:p>360.941409523809</text:p>
              </table:table-cell>
              <table:table-cell office:value-type="float" office:value="0.426239451663115">
                <text:p>0.426239451663115</text:p>
              </table:table-cell>
              <table:table-cell office:value-type="float" office:value="0.488844179662682">
                <text:p>0.488844179662682</text:p>
              </table:table-cell>
            </table:table-row>
            <table:table-row>
              <table:table-cell office:value-type="float" office:value="372.245371428571">
                <text:p>372.245371428571</text:p>
              </table:table-cell>
              <table:table-cell office:value-type="float" office:value="0.428471551059273">
                <text:p>0.428471551059273</text:p>
              </table:table-cell>
              <table:table-cell office:value-type="float" office:value="0.492192328756919">
                <text:p>0.492192328756919</text:p>
              </table:table-cell>
            </table:table-row>
            <table:table-row>
              <table:table-cell office:value-type="float" office:value="383.712914285714">
                <text:p>383.712914285714</text:p>
              </table:table-cell>
              <table:table-cell office:value-type="float" office:value="0.430667736018172">
                <text:p>0.430667736018172</text:p>
              </table:table-cell>
              <table:table-cell office:value-type="float" office:value="0.495486606195267">
                <text:p>0.495486606195267</text:p>
              </table:table-cell>
            </table:table-row>
            <table:table-row>
              <table:table-cell office:value-type="float" office:value="395.345066666667">
                <text:p>395.345066666667</text:p>
              </table:table-cell>
              <table:table-cell office:value-type="float" office:value="0.432829387300293">
                <text:p>0.432829387300293</text:p>
              </table:table-cell>
              <table:table-cell office:value-type="float" office:value="0.498729083118449">
                <text:p>0.498729083118449</text:p>
              </table:table-cell>
            </table:table-row>
            <table:table-row>
              <table:table-cell office:value-type="float" office:value="407.142857142857">
                <text:p>407.142857142857</text:p>
              </table:table-cell>
              <table:table-cell office:value-type="float" office:value="0.434957803332376">
                <text:p>0.434957803332376</text:p>
              </table:table-cell>
              <table:table-cell office:value-type="float" office:value="0.501921707166573">
                <text:p>0.501921707166573</text:p>
              </table:table-cell>
            </table:table-row>
            <table:table-row>
              <table:table-cell office:value-type="float" office:value="419.107314285714">
                <text:p>419.107314285714</text:p>
              </table:table-cell>
              <table:table-cell office:value-type="float" office:value="0.437054206705508">
                <text:p>0.437054206705508</text:p>
              </table:table-cell>
              <table:table-cell office:value-type="float" office:value="0.505066312226271">
                <text:p>0.505066312226271</text:p>
              </table:table-cell>
            </table:table-row>
            <table:table-row>
              <table:table-cell office:value-type="float" office:value="431.239466666667">
                <text:p>431.239466666667</text:p>
              </table:table-cell>
              <table:table-cell office:value-type="float" office:value="0.439119750042768">
                <text:p>0.439119750042768</text:p>
              </table:table-cell>
              <table:table-cell office:value-type="float" office:value="0.508164627232162">
                <text:p>0.508164627232162</text:p>
              </table:table-cell>
            </table:table-row>
            <table:table-row>
              <table:table-cell office:value-type="float" office:value="443.540342857143">
                <text:p>443.540342857143</text:p>
              </table:table-cell>
              <table:table-cell office:value-type="float" office:value="0.441155521308457">
                <text:p>0.441155521308457</text:p>
              </table:table-cell>
              <table:table-cell office:value-type="float" office:value="0.511218284130694">
                <text:p>0.511218284130694</text:p>
              </table:table-cell>
            </table:table-row>
            <table:table-row>
              <table:table-cell office:value-type="float" office:value="456.010971428571">
                <text:p>456.010971428571</text:p>
              </table:table-cell>
              <table:table-cell office:value-type="float" office:value="0.443162548621546">
                <text:p>0.443162548621546</text:p>
              </table:table-cell>
              <table:table-cell office:value-type="float" office:value="0.514228825100328">
                <text:p>0.514228825100328</text:p>
              </table:table-cell>
            </table:table-row>
            <table:table-row>
              <table:table-cell office:value-type="float" office:value="468.652380952381">
                <text:p>468.652380952381</text:p>
              </table:table-cell>
              <table:table-cell office:value-type="float" office:value="0.445141804627934">
                <text:p>0.445141804627934</text:p>
              </table:table-cell>
              <table:table-cell office:value-type="float" office:value="0.517197709109911">
                <text:p>0.517197709109911</text:p>
              </table:table-cell>
            </table:table-row>
            <table:table-row>
              <table:table-cell office:value-type="float" office:value="481.4656">
                <text:p>481.4656</text:p>
              </table:table-cell>
              <table:table-cell office:value-type="float" office:value="0.44709421047919">
                <text:p>0.44709421047919</text:p>
              </table:table-cell>
              <table:table-cell office:value-type="float" office:value="0.520126317886795">
                <text:p>0.520126317886795</text:p>
              </table:table-cell>
            </table:table-row>
            <table:table-row>
              <table:table-cell office:value-type="float" office:value="494.451657142857">
                <text:p>494.451657142857</text:p>
              </table:table-cell>
              <table:table-cell office:value-type="float" office:value="0.449020639459573">
                <text:p>0.449020639459573</text:p>
              </table:table-cell>
              <table:table-cell office:value-type="float" office:value="0.52301596135737">
                <text:p>0.52301596135737</text:p>
              </table:table-cell>
            </table:table-row>
            <table:table-row>
              <table:table-cell office:value-type="float" office:value="507.611580952381">
                <text:p>507.611580952381</text:p>
              </table:table-cell>
              <table:table-cell office:value-type="float" office:value="0.450921920298032">
                <text:p>0.450921920298032</text:p>
              </table:table-cell>
              <table:table-cell office:value-type="float" office:value="0.525867882615057">
                <text:p>0.525867882615057</text:p>
              </table:table-cell>
            </table:table-row>
            <table:table-row>
              <table:table-cell office:value-type="float" office:value="520.9464">
                <text:p>520.9464</text:p>
              </table:table-cell>
              <table:table-cell office:value-type="float" office:value="0.45279884019748">
                <text:p>0.45279884019748</text:p>
              </table:table-cell>
              <table:table-cell office:value-type="float" office:value="0.528683262464229">
                <text:p>0.528683262464229</text:p>
              </table:table-cell>
            </table:table-row>
            <table:table-row>
              <table:table-cell office:value-type="float" office:value="534.457142857143">
                <text:p>534.457142857143</text:p>
              </table:table-cell>
              <table:table-cell office:value-type="float" office:value="0.454652147609855">
                <text:p>0.454652147609855</text:p>
              </table:table-cell>
              <table:table-cell office:value-type="float" office:value="0.531463223582792">
                <text:p>0.531463223582792</text:p>
              </table:table-cell>
            </table:table-row>
            <table:table-row>
              <table:table-cell office:value-type="float" office:value="548.144838095238">
                <text:p>548.144838095238</text:p>
              </table:table-cell>
              <table:table-cell office:value-type="float" office:value="0.456482554782172">
                <text:p>0.456482554782172</text:p>
              </table:table-cell>
              <table:table-cell office:value-type="float" office:value="0.534208834341268">
                <text:p>0.534208834341268</text:p>
              </table:table-cell>
            </table:table-row>
            <table:table-row>
              <table:table-cell office:value-type="float" office:value="562.010514285714">
                <text:p>562.010514285714</text:p>
              </table:table-cell>
              <table:table-cell office:value-type="float" office:value="0.458290740095897">
                <text:p>0.458290740095897</text:p>
              </table:table-cell>
              <table:table-cell office:value-type="float" office:value="0.536921112311855">
                <text:p>0.536921112311855</text:p>
              </table:table-cell>
            </table:table-row>
            <table:table-row>
              <table:table-cell office:value-type="float" office:value="576.0552">
                <text:p>576.0552</text:p>
              </table:table-cell>
              <table:table-cell office:value-type="float" office:value="0.460077350219484">
                <text:p>0.460077350219484</text:p>
              </table:table-cell>
              <table:table-cell office:value-type="float" office:value="0.539601027497235">
                <text:p>0.539601027497235</text:p>
              </table:table-cell>
            </table:table-row>
            <table:table-row>
              <table:table-cell office:value-type="float" office:value="590.279923809524">
                <text:p>590.279923809524</text:p>
              </table:table-cell>
              <table:table-cell office:value-type="float" office:value="0.461843002091722">
                <text:p>0.461843002091722</text:p>
              </table:table-cell>
              <table:table-cell office:value-type="float" office:value="0.542249505305592">
                <text:p>0.542249505305592</text:p>
              </table:table-cell>
            </table:table-row>
            <table:table-row>
              <table:table-cell office:value-type="float" office:value="604.685714285714">
                <text:p>604.685714285714</text:p>
              </table:table-cell>
              <table:table-cell office:value-type="float" office:value="0.463588284751624">
                <text:p>0.463588284751624</text:p>
              </table:table-cell>
              <table:table-cell office:value-type="float" office:value="0.544867429295445">
                <text:p>0.544867429295445</text:p>
              </table:table-cell>
            </table:table-row>
            <table:table-row>
              <table:table-cell office:value-type="float" office:value="619.2736">
                <text:p>619.2736</text:p>
              </table:table-cell>
              <table:table-cell office:value-type="float" office:value="0.465313761028909">
                <text:p>0.465313761028909</text:p>
              </table:table-cell>
              <table:table-cell office:value-type="float" office:value="0.547455643711373">
                <text:p>0.547455643711373</text:p>
              </table:table-cell>
            </table:table-row>
            <table:table-row>
              <table:table-cell office:value-type="float" office:value="634.04460952381">
                <text:p>634.04460952381</text:p>
              </table:table-cell>
              <table:table-cell office:value-type="float" office:value="0.467019969107649">
                <text:p>0.467019969107649</text:p>
              </table:table-cell>
              <table:table-cell office:value-type="float" office:value="0.550014955829483">
                <text:p>0.550014955829483</text:p>
              </table:table-cell>
            </table:table-row>
            <table:table-row>
              <table:table-cell office:value-type="float" office:value="648.999771428571">
                <text:p>648.999771428571</text:p>
              </table:table-cell>
              <table:table-cell office:value-type="float" office:value="0.468707423974348">
                <text:p>0.468707423974348</text:p>
              </table:table-cell>
              <table:table-cell office:value-type="float" office:value="0.552546138129532">
                <text:p>0.552546138129532</text:p>
              </table:table-cell>
            </table:table-row>
            <table:table-row>
              <table:table-cell office:value-type="float" office:value="664.140114285714">
                <text:p>664.140114285714</text:p>
              </table:table-cell>
              <table:table-cell office:value-type="float" office:value="0.47037661876058">
                <text:p>0.47037661876058</text:p>
              </table:table-cell>
              <table:table-cell office:value-type="float" office:value="0.555049930308879">
                <text:p>0.555049930308879</text:p>
              </table:table-cell>
            </table:table-row>
            <table:table-row>
              <table:table-cell office:value-type="float" office:value="679.466666666667">
                <text:p>679.466666666667</text:p>
              </table:table-cell>
              <table:table-cell office:value-type="float" office:value="0.472028025989266">
                <text:p>0.472028025989266</text:p>
              </table:table-cell>
              <table:table-cell office:value-type="float" office:value="0.557527041151908">
                <text:p>0.557527041151908</text:p>
              </table:table-cell>
            </table:table-row>
            <table:table-row>
              <table:table-cell office:value-type="float" office:value="694.980457142857">
                <text:p>694.980457142857</text:p>
              </table:table-cell>
              <table:table-cell office:value-type="float" office:value="0.473662098732801">
                <text:p>0.473662098732801</text:p>
              </table:table-cell>
              <table:table-cell office:value-type="float" office:value="0.559978150267211">
                <text:p>0.559978150267211</text:p>
              </table:table-cell>
            </table:table-row>
            <table:table-row>
              <table:table-cell office:value-type="float" office:value="710.682514285714">
                <text:p>710.682514285714</text:p>
              </table:table-cell>
              <table:table-cell office:value-type="float" office:value="0.475279271690419">
                <text:p>0.475279271690419</text:p>
              </table:table-cell>
              <table:table-cell office:value-type="float" office:value="0.562403909703638">
                <text:p>0.562403909703638</text:p>
              </table:table-cell>
            </table:table-row>
            <table:table-row>
              <table:table-cell office:value-type="float" office:value="726.573866666667">
                <text:p>726.573866666667</text:p>
              </table:table-cell>
              <table:table-cell office:value-type="float" office:value="0.476879962191469">
                <text:p>0.476879962191469</text:p>
              </table:table-cell>
              <table:table-cell office:value-type="float" office:value="0.564804945455213">
                <text:p>0.564804945455213</text:p>
              </table:table-cell>
            </table:table-row>
            <table:table-row>
              <table:table-cell office:value-type="float" office:value="742.655542857143">
                <text:p>742.655542857143</text:p>
              </table:table-cell>
              <table:table-cell office:value-type="float" office:value="0.478464571130651">
                <text:p>0.478464571130651</text:p>
              </table:table-cell>
              <table:table-cell office:value-type="float" office:value="0.567181858863985">
                <text:p>0.567181858863985</text:p>
              </table:table-cell>
            </table:table-row>
            <table:table-row>
              <table:table-cell office:value-type="float" office:value="758.928571428571">
                <text:p>758.928571428571</text:p>
              </table:table-cell>
              <table:table-cell office:value-type="float" office:value="0.480033483840685">
                <text:p>0.480033483840685</text:p>
              </table:table-cell>
              <table:table-cell office:value-type="float" office:value="0.569535227929037">
                <text:p>0.569535227929037</text:p>
              </table:table-cell>
            </table:table-row>
            <table:table-row>
              <table:table-cell office:value-type="float" office:value="775.393980952381">
                <text:p>775.393980952381</text:p>
              </table:table-cell>
              <table:table-cell office:value-type="float" office:value="0.481587070907387">
                <text:p>0.481587070907387</text:p>
              </table:table-cell>
              <table:table-cell office:value-type="float" office:value="0.57186560852909">
                <text:p>0.57186560852909</text:p>
              </table:table-cell>
            </table:table-row>
            <table:table-row>
              <table:table-cell office:value-type="float" office:value="792.0528">
                <text:p>792.0528</text:p>
              </table:table-cell>
              <table:table-cell office:value-type="float" office:value="0.48312568893165">
                <text:p>0.48312568893165</text:p>
              </table:table-cell>
              <table:table-cell office:value-type="float" office:value="0.574173535565484">
                <text:p>0.574173535565484</text:p>
              </table:table-cell>
            </table:table-row>
            <table:table-row>
              <table:table-cell office:value-type="float" office:value="808.906057142857">
                <text:p>808.906057142857</text:p>
              </table:table-cell>
              <table:table-cell office:value-type="float" office:value="0.484649681242449">
                <text:p>0.484649681242449</text:p>
              </table:table-cell>
              <table:table-cell office:value-type="float" office:value="0.576459524031683">
                <text:p>0.576459524031683</text:p>
              </table:table-cell>
            </table:table-row>
            <table:table-row>
              <table:table-cell office:value-type="float" office:value="825.954780952381">
                <text:p>825.954780952381</text:p>
              </table:table-cell>
              <table:table-cell office:value-type="float" office:value="0.486159378564611">
                <text:p>0.486159378564611</text:p>
              </table:table-cell>
              <table:table-cell office:value-type="float" office:value="0.578724070014925">
                <text:p>0.578724070014925</text:p>
              </table:table-cell>
            </table:table-row>
            <table:table-row>
              <table:table-cell office:value-type="float" office:value="843.2">
                <text:p>843.2</text:p>
              </table:table-cell>
              <table:table-cell office:value-type="float" office:value="0.487655099644745">
                <text:p>0.487655099644745</text:p>
              </table:table-cell>
              <table:table-cell office:value-type="float" office:value="0.580967651635127">
                <text:p>0.580967651635127</text:p>
              </table:table-cell>
            </table:table-row>
            <table:table-row>
              <table:table-cell office:value-type="float" office:value="860.642742857143">
                <text:p>860.642742857143</text:p>
              </table:table-cell>
              <table:table-cell office:value-type="float" office:value="0.489137151838466">
                <text:p>0.489137151838466</text:p>
              </table:table-cell>
              <table:table-cell office:value-type="float" office:value="0.583190729925709">
                <text:p>0.583190729925709</text:p>
              </table:table-cell>
            </table:table-row>
            <table:table-row>
              <table:table-cell office:value-type="float" office:value="878.284038095238">
                <text:p>878.284038095238</text:p>
              </table:table-cell>
              <table:table-cell office:value-type="float" office:value="0.490605831661741">
                <text:p>0.490605831661741</text:p>
              </table:table-cell>
              <table:table-cell office:value-type="float" office:value="0.585393749660621">
                <text:p>0.585393749660621</text:p>
              </table:table-cell>
            </table:table-row>
            <table:table-row>
              <table:table-cell office:value-type="float" office:value="896.124914285714">
                <text:p>896.124914285714</text:p>
              </table:table-cell>
              <table:table-cell office:value-type="float" office:value="0.492061425308976">
                <text:p>0.492061425308976</text:p>
              </table:table-cell>
              <table:table-cell office:value-type="float" office:value="0.587577140131474">
                <text:p>0.587577140131474</text:p>
              </table:table-cell>
            </table:table-row>
            <table:table-row>
              <table:table-cell office:value-type="float" office:value="914.1664">
                <text:p>914.1664</text:p>
              </table:table-cell>
              <table:table-cell office:value-type="float" office:value="0.493504209140225">
                <text:p>0.493504209140225</text:p>
              </table:table-cell>
              <table:table-cell office:value-type="float" office:value="0.589741315878346">
                <text:p>0.589741315878346</text:p>
              </table:table-cell>
            </table:table-row>
            <table:table-row>
              <table:table-cell office:value-type="float" office:value="932.409523809524">
                <text:p>932.409523809524</text:p>
              </table:table-cell>
              <table:table-cell office:value-type="float" office:value="0.494934450139707">
                <text:p>0.494934450139707</text:p>
              </table:table-cell>
              <table:table-cell office:value-type="float" office:value="0.59188667737757">
                <text:p>0.59188667737757</text:p>
              </table:table-cell>
            </table:table-row>
            <table:table-row>
              <table:table-cell office:value-type="float" office:value="950.855314285714">
                <text:p>950.855314285714</text:p>
              </table:table-cell>
              <table:table-cell office:value-type="float" office:value="0.496352406347652">
                <text:p>0.496352406347652</text:p>
              </table:table-cell>
              <table:table-cell office:value-type="float" office:value="0.594013611689487">
                <text:p>0.594013611689487</text:p>
              </table:table-cell>
            </table:table-row>
            <table:table-row>
              <table:table-cell office:value-type="float" office:value="969.5048">
                <text:p>969.5048</text:p>
              </table:table-cell>
              <table:table-cell office:value-type="float" office:value="0.497758327267308">
                <text:p>0.497758327267308</text:p>
              </table:table-cell>
              <table:table-cell office:value-type="float" office:value="0.596122493068971">
                <text:p>0.596122493068971</text:p>
              </table:table-cell>
            </table:table-row>
            <table:table-row>
              <table:table-cell office:value-type="float" office:value="988.35900952381">
                <text:p>988.35900952381</text:p>
              </table:table-cell>
              <table:table-cell office:value-type="float" office:value="0.499152454248821">
                <text:p>0.499152454248821</text:p>
              </table:table-cell>
              <table:table-cell office:value-type="float" office:value="0.59821368354124">
                <text:p>0.59821368354124</text:p>
              </table:table-cell>
            </table:table-row>
            <table:table-row>
              <table:table-cell office:value-type="float" office:value="1007.41897142857">
                <text:p>1007.41897142857</text:p>
              </table:table-cell>
              <table:table-cell office:value-type="float" office:value="0.500535020851551">
                <text:p>0.500535020851551</text:p>
              </table:table-cell>
              <table:table-cell office:value-type="float" office:value="0.600287533445336">
                <text:p>0.600287533445336</text:p>
              </table:table-cell>
            </table:table-row>
            <table:table-row>
              <table:table-cell office:value-type="float" office:value="1026.68571428571">
                <text:p>1026.68571428571</text:p>
              </table:table-cell>
              <table:table-cell office:value-type="float" office:value="0.501906253186263">
                <text:p>0.501906253186263</text:p>
              </table:table-cell>
              <table:table-cell office:value-type="float" office:value="0.602344381947404">
                <text:p>0.602344381947404</text:p>
              </table:table-cell>
            </table:table-row>
            <table:table-row>
              <table:table-cell office:value-type="float" office:value="1046.16026666667">
                <text:p>1046.16026666667</text:p>
              </table:table-cell>
              <table:table-cell office:value-type="float" office:value="0.503266370238523">
                <text:p>0.503266370238523</text:p>
              </table:table-cell>
              <table:table-cell office:value-type="float" office:value="0.604384557525794">
                <text:p>0.604384557525794</text:p>
              </table:table-cell>
            </table:table-row>
            <table:table-row>
              <table:table-cell office:value-type="float" office:value="1065.84365714286">
                <text:p>1065.84365714286</text:p>
              </table:table-cell>
              <table:table-cell office:value-type="float" office:value="0.504615584174543">
                <text:p>0.504615584174543</text:p>
              </table:table-cell>
              <table:table-cell office:value-type="float" office:value="0.606408378429823">
                <text:p>0.606408378429823</text:p>
              </table:table-cell>
            </table:table-row>
            <table:table-row>
              <table:table-cell office:value-type="float" office:value="1085.73691428571">
                <text:p>1085.73691428571</text:p>
              </table:table-cell>
              <table:table-cell office:value-type="float" office:value="0.505954100630586">
                <text:p>0.505954100630586</text:p>
              </table:table-cell>
              <table:table-cell office:value-type="float" office:value="0.608416153113888">
                <text:p>0.608416153113888</text:p>
              </table:table-cell>
            </table:table-row>
            <table:table-row>
              <table:table-cell office:value-type="float" office:value="1105.84106666667">
                <text:p>1105.84106666667</text:p>
              </table:table-cell>
              <table:table-cell office:value-type="float" office:value="0.507282118987014">
                <text:p>0.507282118987014</text:p>
              </table:table-cell>
              <table:table-cell office:value-type="float" office:value="0.610408180648531">
                <text:p>0.610408180648531</text:p>
              </table:table-cell>
            </table:table-row>
            <table:table-row>
              <table:table-cell office:value-type="float" office:value="1126.15714285714">
                <text:p>1126.15714285714</text:p>
              </table:table-cell>
              <table:table-cell office:value-type="float" office:value="0.508599832627924">
                <text:p>0.508599832627924</text:p>
              </table:table-cell>
              <table:table-cell office:value-type="float" office:value="0.612384751109896">
                <text:p>0.612384751109896</text:p>
              </table:table-cell>
            </table:table-row>
            <table:table-row>
              <table:table-cell office:value-type="float" office:value="1146.68617142857">
                <text:p>1146.68617142857</text:p>
              </table:table-cell>
              <table:table-cell office:value-type="float" office:value="0.509907429187291">
                <text:p>0.509907429187291</text:p>
              </table:table-cell>
              <table:table-cell office:value-type="float" office:value="0.614346145948946">
                <text:p>0.614346145948946</text:p>
              </table:table-cell>
            </table:table-row>
            <table:table-row>
              <table:table-cell office:value-type="float" office:value="1167.42918095238">
                <text:p>1167.42918095238</text:p>
              </table:table-cell>
              <table:table-cell office:value-type="float" office:value="0.511205090782454">
                <text:p>0.511205090782454</text:p>
              </table:table-cell>
              <table:table-cell office:value-type="float" office:value="0.61629263834169">
                <text:p>0.61629263834169</text:p>
              </table:table-cell>
            </table:table-row>
            <table:table-row>
              <table:table-cell office:value-type="float" office:value="1188.3872">
                <text:p>1188.3872</text:p>
              </table:table-cell>
              <table:table-cell office:value-type="float" office:value="0.512492994235712">
                <text:p>0.512492994235712</text:p>
              </table:table-cell>
              <table:table-cell office:value-type="float" office:value="0.618224493521577">
                <text:p>0.618224493521577</text:p>
              </table:table-cell>
            </table:table-row>
            <table:table-row>
              <table:table-cell office:value-type="float" office:value="1209.56125714286">
                <text:p>1209.56125714286</text:p>
              </table:table-cell>
              <table:table-cell office:value-type="float" office:value="0.513771311284768">
                <text:p>0.513771311284768</text:p>
              </table:table-cell>
              <table:table-cell office:value-type="float" office:value="0.620141969095161">
                <text:p>0.620141969095161</text:p>
              </table:table-cell>
            </table:table-row>
            <table:table-row>
              <table:table-cell office:value-type="float" office:value="1230.95238095238">
                <text:p>1230.95238095238</text:p>
              </table:table-cell>
              <table:table-cell office:value-type="float" office:value="0.515040208782674">
                <text:p>0.515040208782674</text:p>
              </table:table-cell>
              <table:table-cell office:value-type="float" office:value="0.62204531534202">
                <text:p>0.62204531534202</text:p>
              </table:table-cell>
            </table:table-row>
            <table:table-row>
              <table:table-cell office:value-type="float" office:value="1252.5616">
                <text:p>1252.5616</text:p>
              </table:table-cell>
              <table:table-cell office:value-type="float" office:value="0.516299848887917">
                <text:p>0.516299848887917</text:p>
              </table:table-cell>
              <table:table-cell office:value-type="float" office:value="0.623934775499884">
                <text:p>0.623934775499884</text:p>
              </table:table-cell>
            </table:table-row>
            <table:table-row>
              <table:table-cell office:value-type="float" office:value="1274.38994285714">
                <text:p>1274.38994285714</text:p>
              </table:table-cell>
              <table:table-cell office:value-type="float" office:value="0.517550389245215">
                <text:p>0.517550389245215</text:p>
              </table:table-cell>
              <table:table-cell office:value-type="float" office:value="0.625810586035832">
                <text:p>0.625810586035832</text:p>
              </table:table-cell>
            </table:table-row>
            <table:table-row>
              <table:table-cell office:value-type="float" office:value="1296.43843809524">
                <text:p>1296.43843809524</text:p>
              </table:table-cell>
              <table:table-cell office:value-type="float" office:value="0.518791983157579">
                <text:p>0.518791983157579</text:p>
              </table:table-cell>
              <table:table-cell office:value-type="float" office:value="0.627672976904377">
                <text:p>0.627672976904377</text:p>
              </table:table-cell>
            </table:table-row>
            <table:table-row>
              <table:table-cell office:value-type="float" office:value="1318.70811428571">
                <text:p>1318.70811428571</text:p>
              </table:table-cell>
              <table:table-cell office:value-type="float" office:value="0.520024779750124">
                <text:p>0.520024779750124</text:p>
              </table:table-cell>
              <table:table-cell office:value-type="float" office:value="0.629522171793195">
                <text:p>0.629522171793195</text:p>
              </table:table-cell>
            </table:table-row>
            <table:table-row>
              <table:table-cell office:value-type="float" office:value="1341.2">
                <text:p>1341.2</text:p>
              </table:table-cell>
              <table:table-cell office:value-type="float" office:value="0.52124892412613">
                <text:p>0.52124892412613</text:p>
              </table:table-cell>
              <table:table-cell office:value-type="float" office:value="0.631358388357205">
                <text:p>0.631358388357205</text:p>
              </table:table-cell>
            </table:table-row>
            <table:table-row>
              <table:table-cell office:value-type="float" office:value="1363.91512380952">
                <text:p>1363.91512380952</text:p>
              </table:table-cell>
              <table:table-cell office:value-type="float" office:value="0.522464557515766">
                <text:p>0.522464557515766</text:p>
              </table:table-cell>
              <table:table-cell office:value-type="float" office:value="0.633181838441658">
                <text:p>0.633181838441658</text:p>
              </table:table-cell>
            </table:table-row>
            <table:table-row>
              <table:table-cell office:value-type="float" office:value="1386.85451428571">
                <text:p>1386.85451428571</text:p>
              </table:table-cell>
              <table:table-cell office:value-type="float" office:value="0.5236718174179">
                <text:p>0.5236718174179</text:p>
              </table:table-cell>
              <table:table-cell office:value-type="float" office:value="0.634992728294859">
                <text:p>0.634992728294859</text:p>
              </table:table-cell>
            </table:table-row>
            <table:table-row>
              <table:table-cell office:value-type="float" office:value="1410.0192">
                <text:p>1410.0192</text:p>
              </table:table-cell>
              <table:table-cell office:value-type="float" office:value="0.524870837735386">
                <text:p>0.524870837735386</text:p>
              </table:table-cell>
              <table:table-cell office:value-type="float" office:value="0.636791258771088">
                <text:p>0.636791258771088</text:p>
              </table:table-cell>
            </table:table-row>
            <table:table-row>
              <table:table-cell office:value-type="float" office:value="1433.41020952381">
                <text:p>1433.41020952381</text:p>
              </table:table-cell>
              <table:table-cell office:value-type="float" office:value="0.526061748904174">
                <text:p>0.526061748904174</text:p>
              </table:table-cell>
              <table:table-cell office:value-type="float" office:value="0.638577625524269">
                <text:p>0.638577625524269</text:p>
              </table:table-cell>
            </table:table-row>
            <table:table-row>
              <table:table-cell office:value-type="float" office:value="1457.02857142857">
                <text:p>1457.02857142857</text:p>
              </table:table-cell>
              <table:table-cell office:value-type="float" office:value="0.527244678016585">
                <text:p>0.527244678016585</text:p>
              </table:table-cell>
              <table:table-cell office:value-type="float" office:value="0.640352019192886">
                <text:p>0.640352019192886</text:p>
              </table:table-cell>
            </table:table-row>
            <table:table-row>
              <table:table-cell office:value-type="float" office:value="1480.87531428571">
                <text:p>1480.87531428571</text:p>
              </table:table-cell>
              <table:table-cell office:value-type="float" office:value="0.528419748939076">
                <text:p>0.528419748939076</text:p>
              </table:table-cell>
              <table:table-cell office:value-type="float" office:value="0.642114625576624">
                <text:p>0.642114625576624</text:p>
              </table:table-cell>
            </table:table-row>
            <table:table-row>
              <table:table-cell office:value-type="float" office:value="1504.95146666667">
                <text:p>1504.95146666667</text:p>
              </table:table-cell>
              <table:table-cell office:value-type="float" office:value="0.529587082424775">
                <text:p>0.529587082424775</text:p>
              </table:table-cell>
              <table:table-cell office:value-type="float" office:value="0.643865625805173">
                <text:p>0.643865625805173</text:p>
              </table:table-cell>
            </table:table-row>
            <table:table-row>
              <table:table-cell office:value-type="float" office:value="1529.25805714286">
                <text:p>1529.25805714286</text:p>
              </table:table-cell>
              <table:table-cell office:value-type="float" office:value="0.530746796221072">
                <text:p>0.530746796221072</text:p>
              </table:table-cell>
              <table:table-cell office:value-type="float" office:value="0.645605196499617">
                <text:p>0.645605196499617</text:p>
              </table:table-cell>
            </table:table-row>
            <table:table-row>
              <table:table-cell office:value-type="float" office:value="1553.79611428571">
                <text:p>1553.79611428571</text:p>
              </table:table-cell>
              <table:table-cell office:value-type="float" office:value="0.531899005172524">
                <text:p>0.531899005172524</text:p>
              </table:table-cell>
              <table:table-cell office:value-type="float" office:value="0.647333509926795">
                <text:p>0.647333509926795</text:p>
              </table:table-cell>
            </table:table-row>
            <table:table-row>
              <table:table-cell office:value-type="float" office:value="1578.56666666667">
                <text:p>1578.56666666667</text:p>
              </table:table-cell>
              <table:table-cell office:value-type="float" office:value="0.533043821319327">
                <text:p>0.533043821319327</text:p>
              </table:table-cell>
              <table:table-cell office:value-type="float" office:value="0.649050734147">
                <text:p>0.649050734147</text:p>
              </table:table-cell>
            </table:table-row>
            <table:table-row>
              <table:table-cell office:value-type="float" office:value="1603.57074285714">
                <text:p>1603.57074285714</text:p>
              </table:table-cell>
              <table:table-cell office:value-type="float" office:value="0.534181353991566">
                <text:p>0.534181353991566</text:p>
              </table:table-cell>
              <table:table-cell office:value-type="float" office:value="0.650757033155358">
                <text:p>0.650757033155358</text:p>
              </table:table-cell>
            </table:table-row>
            <table:table-row>
              <table:table-cell office:value-type="float" office:value="1628.80937142857">
                <text:p>1628.80937142857</text:p>
              </table:table-cell>
              <table:table-cell office:value-type="float" office:value="0.535311709899474">
                <text:p>0.535311709899474</text:p>
              </table:table-cell>
              <table:table-cell office:value-type="float" office:value="0.652452567017221">
                <text:p>0.652452567017221</text:p>
              </table:table-cell>
            </table:table-row>
            <table:table-row>
              <table:table-cell office:value-type="float" office:value="1654.28358095238">
                <text:p>1654.28358095238</text:p>
              </table:table-cell>
              <table:table-cell office:value-type="float" office:value="0.536434993219906">
                <text:p>0.536434993219906</text:p>
              </table:table-cell>
              <table:table-cell office:value-type="float" office:value="0.654137491997869">
                <text:p>0.654137491997869</text:p>
              </table:table-cell>
            </table:table-row>
            <table:table-row>
              <table:table-cell office:value-type="float" office:value="1679.9944">
                <text:p>1679.9944</text:p>
              </table:table-cell>
              <table:table-cell office:value-type="float" office:value="0.537551305679196">
                <text:p>0.537551305679196</text:p>
              </table:table-cell>
              <table:table-cell office:value-type="float" office:value="0.655811960686804">
                <text:p>0.655811960686804</text:p>
              </table:table-cell>
            </table:table-row>
            <table:table-row>
              <table:table-cell office:value-type="float" office:value="1705.94285714286">
                <text:p>1705.94285714286</text:p>
              </table:table-cell>
              <table:table-cell office:value-type="float" office:value="0.538660746632608">
                <text:p>0.538660746632608</text:p>
              </table:table-cell>
              <table:table-cell office:value-type="float" office:value="0.657476122116922">
                <text:p>0.657476122116922</text:p>
              </table:table-cell>
            </table:table-row>
            <table:table-row>
              <table:table-cell office:value-type="float" office:value="1732.12998095238">
                <text:p>1732.12998095238</text:p>
              </table:table-cell>
              <table:table-cell office:value-type="float" office:value="0.539763413140526">
                <text:p>0.539763413140526</text:p>
              </table:table-cell>
              <table:table-cell office:value-type="float" office:value="0.659130121878798">
                <text:p>0.659130121878798</text:p>
              </table:table-cell>
            </table:table-row>
            <table:table-row>
              <table:table-cell office:value-type="float" office:value="1758.5568">
                <text:p>1758.5568</text:p>
              </table:table-cell>
              <table:table-cell office:value-type="float" office:value="0.540859400041553">
                <text:p>0.540859400041553</text:p>
              </table:table-cell>
              <table:table-cell office:value-type="float" office:value="0.660774102230339">
                <text:p>0.660774102230339</text:p>
              </table:table-cell>
            </table:table-row>
            <table:table-row>
              <table:table-cell office:value-type="float" office:value="1785.22434285714">
                <text:p>1785.22434285714</text:p>
              </table:table-cell>
              <table:table-cell office:value-type="float" office:value="0.541948800022672">
                <text:p>0.541948800022672</text:p>
              </table:table-cell>
              <table:table-cell office:value-type="float" office:value="0.662408202202017">
                <text:p>0.662408202202017</text:p>
              </table:table-cell>
            </table:table-row>
            <table:table-row>
              <table:table-cell office:value-type="float" office:value="1812.13363809524">
                <text:p>1812.13363809524</text:p>
              </table:table-cell>
              <table:table-cell office:value-type="float" office:value="0.543031703686603">
                <text:p>0.543031703686603</text:p>
              </table:table-cell>
              <table:table-cell office:value-type="float" office:value="0.664032557697914">
                <text:p>0.664032557697914</text:p>
              </table:table-cell>
            </table:table-row>
            <table:table-row>
              <table:table-cell office:value-type="float" office:value="1839.28571428571">
                <text:p>1839.28571428571</text:p>
              </table:table-cell>
              <table:table-cell office:value-type="float" office:value="0.544108199616495">
                <text:p>0.544108199616495</text:p>
              </table:table-cell>
              <table:table-cell office:value-type="float" office:value="0.665647301592752">
                <text:p>0.665647301592752</text:p>
              </table:table-cell>
            </table:table-row>
            <table:table-row>
              <table:table-cell office:value-type="float" office:value="1866.6816">
                <text:p>1866.6816</text:p>
              </table:table-cell>
              <table:table-cell office:value-type="float" office:value="0.545178374438083">
                <text:p>0.545178374438083</text:p>
              </table:table-cell>
              <table:table-cell office:value-type="float" office:value="0.667252563825133">
                <text:p>0.667252563825133</text:p>
              </table:table-cell>
            </table:table-row>
            <table:table-row>
              <table:table-cell office:value-type="float" office:value="1894.32232380952">
                <text:p>1894.32232380952</text:p>
              </table:table-cell>
              <table:table-cell office:value-type="float" office:value="0.546242312879417">
                <text:p>0.546242312879417</text:p>
              </table:table-cell>
              <table:table-cell office:value-type="float" office:value="0.668848471487135">
                <text:p>0.668848471487135</text:p>
              </table:table-cell>
            </table:table-row>
            <table:table-row>
              <table:table-cell office:value-type="float" office:value="1922.20891428571">
                <text:p>1922.20891428571</text:p>
              </table:table-cell>
              <table:table-cell office:value-type="float" office:value="0.547300097828297">
                <text:p>0.547300097828297</text:p>
              </table:table-cell>
              <table:table-cell office:value-type="float" office:value="0.670435148910455">
                <text:p>0.670435148910455</text:p>
              </table:table-cell>
            </table:table-row>
            <table:table-row>
              <table:table-cell office:value-type="float" office:value="1950.3424">
                <text:p>1950.3424</text:p>
              </table:table-cell>
              <table:table-cell office:value-type="float" office:value="0.548351810387498">
                <text:p>0.548351810387498</text:p>
              </table:table-cell>
              <table:table-cell office:value-type="float" office:value="0.672012717749257">
                <text:p>0.672012717749257</text:p>
              </table:table-cell>
            </table:table-row>
            <table:table-row>
              <table:table-cell office:value-type="float" office:value="1978.72380952381">
                <text:p>1978.72380952381</text:p>
              </table:table-cell>
              <table:table-cell office:value-type="float" office:value="0.549397529927902">
                <text:p>0.549397529927902</text:p>
              </table:table-cell>
              <table:table-cell office:value-type="float" office:value="0.673581297059862">
                <text:p>0.673581297059862</text:p>
              </table:table-cell>
            </table:table-row>
            <table:table-row>
              <table:table-cell office:value-type="float" office:value="2007.35417142857">
                <text:p>2007.35417142857</text:p>
              </table:table-cell>
              <table:table-cell office:value-type="float" office:value="0.550437334139625">
                <text:p>0.550437334139625</text:p>
              </table:table-cell>
              <table:table-cell office:value-type="float" office:value="0.675141003377447">
                <text:p>0.675141003377447</text:p>
              </table:table-cell>
            </table:table-row>
            <table:table-row>
              <table:table-cell office:value-type="float" office:value="2036.23451428571">
                <text:p>2036.23451428571</text:p>
              </table:table-cell>
              <table:table-cell office:value-type="float" office:value="0.551471299081238">
                <text:p>0.551471299081238</text:p>
              </table:table-cell>
              <table:table-cell office:value-type="float" office:value="0.676691950789866">
                <text:p>0.676691950789866</text:p>
              </table:table-cell>
            </table:table-row>
            <table:table-row>
              <table:table-cell office:value-type="float" office:value="2065.36586666667">
                <text:p>2065.36586666667</text:p>
              </table:table-cell>
              <table:table-cell office:value-type="float" office:value="0.552499499227154">
                <text:p>0.552499499227154</text:p>
              </table:table-cell>
              <table:table-cell office:value-type="float" office:value="0.67823425100874">
                <text:p>0.67823425100874</text:p>
              </table:table-cell>
            </table:table-row>
            <table:table-row>
              <table:table-cell office:value-type="float" office:value="2094.74925714286">
                <text:p>2094.74925714286</text:p>
              </table:table-cell>
              <table:table-cell office:value-type="float" office:value="0.553522007513278">
                <text:p>0.553522007513278</text:p>
              </table:table-cell>
              <table:table-cell office:value-type="float" office:value="0.679768013437926">
                <text:p>0.679768013437926</text:p>
              </table:table-cell>
            </table:table-row>
            <table:table-row>
              <table:table-cell office:value-type="float" office:value="2124.38571428571">
                <text:p>2124.38571428571</text:p>
              </table:table-cell>
              <table:table-cell office:value-type="float" office:value="0.554538895380986">
                <text:p>0.554538895380986</text:p>
              </table:table-cell>
              <table:table-cell office:value-type="float" office:value="0.681293345239488">
                <text:p>0.681293345239488</text:p>
              </table:table-cell>
            </table:table-row>
            <table:table-row>
              <table:table-cell office:value-type="float" office:value="2154.27626666667">
                <text:p>2154.27626666667</text:p>
              </table:table-cell>
              <table:table-cell office:value-type="float" office:value="0.555550232819511">
                <text:p>0.555550232819511</text:p>
              </table:table-cell>
              <table:table-cell office:value-type="float" office:value="0.682810351397275">
                <text:p>0.682810351397275</text:p>
              </table:table-cell>
            </table:table-row>
            <table:table-row>
              <table:table-cell office:value-type="float" office:value="2184.42194285714">
                <text:p>2184.42194285714</text:p>
              </table:table-cell>
              <table:table-cell office:value-type="float" office:value="0.556556088406805">
                <text:p>0.556556088406805</text:p>
              </table:table-cell>
              <table:table-cell office:value-type="float" office:value="0.684319134778217">
                <text:p>0.684319134778217</text:p>
              </table:table-cell>
            </table:table-row>
            <table:table-row>
              <table:table-cell office:value-type="float" office:value="2214.82377142857">
                <text:p>2214.82377142857</text:p>
              </table:table-cell>
              <table:table-cell office:value-type="float" office:value="0.557556529348945">
                <text:p>0.557556529348945</text:p>
              </table:table-cell>
              <table:table-cell office:value-type="float" office:value="0.685819796191426">
                <text:p>0.685819796191426</text:p>
              </table:table-cell>
            </table:table-row>
            <table:table-row>
              <table:table-cell office:value-type="float" office:value="2245.48278095238">
                <text:p>2245.48278095238</text:p>
              </table:table-cell>
              <table:table-cell office:value-type="float" office:value="0.558551621518134">
                <text:p>0.558551621518134</text:p>
              </table:table-cell>
              <table:table-cell office:value-type="float" office:value="0.68731243444521">
                <text:p>0.68731243444521</text:p>
              </table:table-cell>
            </table:table-row>
            <table:table-row>
              <table:table-cell office:value-type="float" office:value="2276.4">
                <text:p>2276.4</text:p>
              </table:table-cell>
              <table:table-cell office:value-type="float" office:value="0.559541429489381">
                <text:p>0.559541429489381</text:p>
              </table:table-cell>
              <table:table-cell office:value-type="float" office:value="0.688797146402081">
                <text:p>0.688797146402081</text:p>
              </table:table-cell>
            </table:table-row>
            <table:table-row>
              <table:table-cell office:value-type="float" office:value="2307.57645714286">
                <text:p>2307.57645714286</text:p>
              </table:table-cell>
              <table:table-cell office:value-type="float" office:value="0.560526016575888">
                <text:p>0.560526016575888</text:p>
              </table:table-cell>
              <table:table-cell office:value-type="float" office:value="0.690274027031841">
                <text:p>0.690274027031841</text:p>
              </table:table-cell>
            </table:table-row>
            <table:table-row>
              <table:table-cell office:value-type="float" office:value="2339.01318095238">
                <text:p>2339.01318095238</text:p>
              </table:table-cell>
              <table:table-cell office:value-type="float" office:value="0.561505444863215">
                <text:p>0.561505444863215</text:p>
              </table:table-cell>
              <table:table-cell office:value-type="float" office:value="0.691743169462832">
                <text:p>0.691743169462832</text:p>
              </table:table-cell>
            </table:table-row>
            <table:table-row>
              <table:table-cell office:value-type="float" office:value="2370.7112">
                <text:p>2370.7112</text:p>
              </table:table-cell>
              <table:table-cell office:value-type="float" office:value="0.562479775242277">
                <text:p>0.562479775242277</text:p>
              </table:table-cell>
              <table:table-cell office:value-type="float" office:value="0.693204665031425">
                <text:p>0.693204665031425</text:p>
              </table:table-cell>
            </table:table-row>
            <table:table-row>
              <table:table-cell office:value-type="float" office:value="2402.67154285714">
                <text:p>2402.67154285714</text:p>
              </table:table-cell>
              <table:table-cell office:value-type="float" office:value="0.563449067441202">
                <text:p>0.563449067441202</text:p>
              </table:table-cell>
              <table:table-cell office:value-type="float" office:value="0.694658603329812">
                <text:p>0.694658603329812</text:p>
              </table:table-cell>
            </table:table-row>
            <table:table-row>
              <table:table-cell office:value-type="float" office:value="2434.89523809524">
                <text:p>2434.89523809524</text:p>
              </table:table-cell>
              <table:table-cell office:value-type="float" office:value="0.564413380056121">
                <text:p>0.564413380056121</text:p>
              </table:table-cell>
              <table:table-cell office:value-type="float" office:value="0.696105072252191">
                <text:p>0.696105072252191</text:p>
              </table:table-cell>
            </table:table-row>
            <table:table-row>
              <table:table-cell office:value-type="float" office:value="2467.38331428571">
                <text:p>2467.38331428571</text:p>
              </table:table-cell>
              <table:table-cell office:value-type="float" office:value="0.565372770580919">
                <text:p>0.565372770580919</text:p>
              </table:table-cell>
              <table:table-cell office:value-type="float" office:value="0.697544158039388">
                <text:p>0.697544158039388</text:p>
              </table:table-cell>
            </table:table-row>
            <table:table-row>
              <table:table-cell office:value-type="float" office:value="2500.1368">
                <text:p>2500.1368</text:p>
              </table:table-cell>
              <table:table-cell office:value-type="float" office:value="0.566327295435985">
                <text:p>0.566327295435985</text:p>
              </table:table-cell>
              <table:table-cell office:value-type="float" office:value="0.698975945321987">
                <text:p>0.698975945321987</text:p>
              </table:table-cell>
            </table:table-row>
            <table:table-row>
              <table:table-cell office:value-type="float" office:value="2533.15672380952">
                <text:p>2533.15672380952</text:p>
              </table:table-cell>
              <table:table-cell office:value-type="float" office:value="0.567277009996022">
                <text:p>0.567277009996022</text:p>
              </table:table-cell>
              <table:table-cell office:value-type="float" office:value="0.700400517162042">
                <text:p>0.700400517162042</text:p>
              </table:table-cell>
            </table:table-row>
            <table:table-row>
              <table:table-cell office:value-type="float" office:value="2566.44411428571">
                <text:p>2566.44411428571</text:p>
              </table:table-cell>
              <table:table-cell office:value-type="float" office:value="0.568221968616927">
                <text:p>0.568221968616927</text:p>
              </table:table-cell>
              <table:table-cell office:value-type="float" office:value="0.7018179550934">
                <text:p>0.701817955093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569162224661803">
                <text:p>0.569162224661803</text:p>
              </table:table-cell>
              <table:table-cell office:value-type="float" office:value="0.703228339160714">
                <text:p>0.703228339160714</text:p>
              </table:table-cell>
            </table:table-row>
            <table:table-row>
              <table:table-cell office:value-type="float" office:value="2633.82540952381">
                <text:p>2633.82540952381</text:p>
              </table:table-cell>
              <table:table-cell office:value-type="float" office:value="0.570097830526122">
                <text:p>0.570097830526122</text:p>
              </table:table-cell>
              <table:table-cell office:value-type="float" office:value="0.704631747957192">
                <text:p>0.704631747957192</text:p>
              </table:table-cell>
            </table:table-row>
            <table:table-row>
              <table:table-cell office:value-type="float" office:value="2667.92137142857">
                <text:p>2667.92137142857</text:p>
              </table:table-cell>
              <table:table-cell office:value-type="float" office:value="0.571028837662073">
                <text:p>0.571028837662073</text:p>
              </table:table-cell>
              <table:table-cell office:value-type="float" office:value="0.706028258661119">
                <text:p>0.706028258661119</text:p>
              </table:table-cell>
            </table:table-row>
            <table:table-row>
              <table:table-cell office:value-type="float" office:value="2702.28891428571">
                <text:p>2702.28891428571</text:p>
              </table:table-cell>
              <table:table-cell office:value-type="float" office:value="0.57195529660214">
                <text:p>0.57195529660214</text:p>
              </table:table-cell>
              <table:table-cell office:value-type="float" office:value="0.70741794707122">
                <text:p>0.70741794707122</text:p>
              </table:table-cell>
            </table:table-row>
            <table:table-row>
              <table:table-cell office:value-type="float" office:value="2736.92906666667">
                <text:p>2736.92906666667</text:p>
              </table:table-cell>
              <table:table-cell office:value-type="float" office:value="0.572877256981918">
                <text:p>0.572877256981918</text:p>
              </table:table-cell>
              <table:table-cell office:value-type="float" office:value="0.708800887640887">
                <text:p>0.708800887640887</text:p>
              </table:table-cell>
            </table:table-row>
            <table:table-row>
              <table:table-cell office:value-type="float" office:value="2771.84285714286">
                <text:p>2771.84285714286</text:p>
              </table:table-cell>
              <table:table-cell office:value-type="float" office:value="0.573794767562219">
                <text:p>0.573794767562219</text:p>
              </table:table-cell>
              <table:table-cell office:value-type="float" office:value="0.710177153511337">
                <text:p>0.710177153511337</text:p>
              </table:table-cell>
            </table:table-row>
            <table:table-row>
              <table:table-cell office:value-type="float" office:value="2807.03131428571">
                <text:p>2807.03131428571</text:p>
              </table:table-cell>
              <table:table-cell office:value-type="float" office:value="0.574707876250475">
                <text:p>0.574707876250475</text:p>
              </table:table-cell>
              <table:table-cell office:value-type="float" office:value="0.711546816543722">
                <text:p>0.711546816543722</text:p>
              </table:table-cell>
            </table:table-row>
            <table:table-row>
              <table:table-cell office:value-type="float" office:value="2842.49546666667">
                <text:p>2842.49546666667</text:p>
              </table:table-cell>
              <table:table-cell office:value-type="float" office:value="0.575616630121485">
                <text:p>0.575616630121485</text:p>
              </table:table-cell>
              <table:table-cell office:value-type="float" office:value="0.712909947350237">
                <text:p>0.712909947350237</text:p>
              </table:table-cell>
            </table:table-row>
            <table:table-row>
              <table:table-cell office:value-type="float" office:value="2878.23634285714">
                <text:p>2878.23634285714</text:p>
              </table:table-cell>
              <table:table-cell office:value-type="float" office:value="0.576521075437508">
                <text:p>0.576521075437508</text:p>
              </table:table-cell>
              <table:table-cell office:value-type="float" office:value="0.714266615324271">
                <text:p>0.714266615324271</text:p>
              </table:table-cell>
            </table:table-row>
            <table:table-row>
              <table:table-cell office:value-type="float" office:value="2914.25497142857">
                <text:p>2914.25497142857</text:p>
              </table:table-cell>
              <table:table-cell office:value-type="float" office:value="0.577421257667745">
                <text:p>0.577421257667745</text:p>
              </table:table-cell>
              <table:table-cell office:value-type="float" office:value="0.715616888669627">
                <text:p>0.715616888669627</text:p>
              </table:table-cell>
            </table:table-row>
            <table:table-row>
              <table:table-cell office:value-type="float" office:value="2950.55238095238">
                <text:p>2950.55238095238</text:p>
              </table:table-cell>
              <table:table-cell office:value-type="float" office:value="0.578317221507227">
                <text:p>0.578317221507227</text:p>
              </table:table-cell>
              <table:table-cell office:value-type="float" office:value="0.71696083442885">
                <text:p>0.71696083442885</text:p>
              </table:table-cell>
            </table:table-row>
            <table:table-row>
              <table:table-cell office:value-type="float" office:value="2987.1296">
                <text:p>2987.1296</text:p>
              </table:table-cell>
              <table:table-cell office:value-type="float" office:value="0.579209010895122">
                <text:p>0.579209010895122</text:p>
              </table:table-cell>
              <table:table-cell office:value-type="float" office:value="0.718298518510693">
                <text:p>0.718298518510693</text:p>
              </table:table-cell>
            </table:table-row>
            <table:table-row>
              <table:table-cell office:value-type="float" office:value="3023.98765714286">
                <text:p>3023.98765714286</text:p>
              </table:table-cell>
              <table:table-cell office:value-type="float" office:value="0.580096669032502">
                <text:p>0.580096669032502</text:p>
              </table:table-cell>
              <table:table-cell office:value-type="float" office:value="0.719630005716763">
                <text:p>0.719630005716763</text:p>
              </table:table-cell>
            </table:table-row>
            <table:table-row>
              <table:table-cell office:value-type="float" office:value="3061.12758095238">
                <text:p>3061.12758095238</text:p>
              </table:table-cell>
              <table:table-cell office:value-type="float" office:value="0.580980238399565">
                <text:p>0.580980238399565</text:p>
              </table:table-cell>
              <table:table-cell office:value-type="float" office:value="0.720955359767356">
                <text:p>0.720955359767356</text:p>
              </table:table-cell>
            </table:table-row>
            <table:table-row>
              <table:table-cell office:value-type="float" office:value="3098.5504">
                <text:p>3098.5504</text:p>
              </table:table-cell>
              <table:table-cell office:value-type="float" office:value="0.581859760772353">
                <text:p>0.581859760772353</text:p>
              </table:table-cell>
              <table:table-cell office:value-type="float" office:value="0.722274643326538">
                <text:p>0.722274643326538</text:p>
              </table:table-cell>
            </table:table-row>
            <table:table-row>
              <table:table-cell office:value-type="float" office:value="3136.25714285714">
                <text:p>3136.25714285714</text:p>
              </table:table-cell>
              <table:table-cell office:value-type="float" office:value="0.582735277238973">
                <text:p>0.582735277238973</text:p>
              </table:table-cell>
              <table:table-cell office:value-type="float" office:value="0.723587918026469">
                <text:p>0.723587918026469</text:p>
              </table:table-cell>
            </table:table-row>
            <table:table-row>
              <table:table-cell office:value-type="float" office:value="3174.24883809524">
                <text:p>3174.24883809524</text:p>
              </table:table-cell>
              <table:table-cell office:value-type="float" office:value="0.583606828215343">
                <text:p>0.583606828215343</text:p>
              </table:table-cell>
              <table:table-cell office:value-type="float" office:value="0.724895244491024">
                <text:p>0.724895244491024</text:p>
              </table:table-cell>
            </table:table-row>
            <table:table-row>
              <table:table-cell office:value-type="float" office:value="3212.52651428571">
                <text:p>3212.52651428571</text:p>
              </table:table-cell>
              <table:table-cell office:value-type="float" office:value="0.584474453460473">
                <text:p>0.584474453460473</text:p>
              </table:table-cell>
              <table:table-cell office:value-type="float" office:value="0.726196682358719">
                <text:p>0.726196682358719</text:p>
              </table:table-cell>
            </table:table-row>
            <table:table-row>
              <table:table-cell office:value-type="float" office:value="3251.0912">
                <text:p>3251.0912</text:p>
              </table:table-cell>
              <table:table-cell office:value-type="float" office:value="0.585338192091311">
                <text:p>0.585338192091311</text:p>
              </table:table-cell>
              <table:table-cell office:value-type="float" office:value="0.727492290304976">
                <text:p>0.727492290304976</text:p>
              </table:table-cell>
            </table:table-row>
            <table:table-row>
              <table:table-cell office:value-type="float" office:value="3289.94392380952">
                <text:p>3289.94392380952</text:p>
              </table:table-cell>
              <table:table-cell office:value-type="float" office:value="0.586198082597152">
                <text:p>0.586198082597152</text:p>
              </table:table-cell>
              <table:table-cell office:value-type="float" office:value="0.728782126063737">
                <text:p>0.728782126063737</text:p>
              </table:table-cell>
            </table:table-row>
            <table:table-row>
              <table:table-cell office:value-type="float" office:value="3329.08571428571">
                <text:p>3329.08571428571</text:p>
              </table:table-cell>
              <table:table-cell office:value-type="float" office:value="0.587054162853641">
                <text:p>0.587054162853641</text:p>
              </table:table-cell>
              <table:table-cell office:value-type="float" office:value="0.730066246448471">
                <text:p>0.730066246448471</text:p>
              </table:table-cell>
            </table:table-row>
            <table:table-row>
              <table:table-cell office:value-type="float" office:value="3368.5176">
                <text:p>3368.5176</text:p>
              </table:table-cell>
              <table:table-cell office:value-type="float" office:value="0.587906470136376">
                <text:p>0.587906470136376</text:p>
              </table:table-cell>
              <table:table-cell office:value-type="float" office:value="0.731344707372573">
                <text:p>0.731344707372573</text:p>
              </table:table-cell>
            </table:table-row>
            <table:table-row>
              <table:table-cell office:value-type="float" office:value="3408.24060952381">
                <text:p>3408.24060952381</text:p>
              </table:table-cell>
              <table:table-cell office:value-type="float" office:value="0.588755041134121">
                <text:p>0.588755041134121</text:p>
              </table:table-cell>
              <table:table-cell office:value-type="float" office:value="0.732617563869191">
                <text:p>0.732617563869191</text:p>
              </table:table-cell>
            </table:table-row>
            <table:table-row>
              <table:table-cell office:value-type="float" office:value="3448.25577142857">
                <text:p>3448.25577142857</text:p>
              </table:table-cell>
              <table:table-cell office:value-type="float" office:value="0.589599911961656">
                <text:p>0.589599911961656</text:p>
              </table:table-cell>
              <table:table-cell office:value-type="float" office:value="0.733884870110494">
                <text:p>0.733884870110494</text:p>
              </table:table-cell>
            </table:table-row>
            <table:table-row>
              <table:table-cell office:value-type="float" office:value="3488.56411428571">
                <text:p>3488.56411428571</text:p>
              </table:table-cell>
              <table:table-cell office:value-type="float" office:value="0.59044111817226">
                <text:p>0.59044111817226</text:p>
              </table:table-cell>
              <table:table-cell office:value-type="float" office:value="0.735146679426399">
                <text:p>0.735146679426399</text:p>
              </table:table-cell>
            </table:table-row>
            <table:table-row>
              <table:table-cell office:value-type="float" office:value="3529.16666666667">
                <text:p>3529.16666666667</text:p>
              </table:table-cell>
              <table:table-cell office:value-type="float" office:value="0.59127869476985">
                <text:p>0.59127869476985</text:p>
              </table:table-cell>
              <table:table-cell office:value-type="float" office:value="0.736403044322785">
                <text:p>0.736403044322785</text:p>
              </table:table-cell>
            </table:table-row>
            <table:table-row>
              <table:table-cell office:value-type="float" office:value="3570.06445714286">
                <text:p>3570.06445714286</text:p>
              </table:table-cell>
              <table:table-cell office:value-type="float" office:value="0.592112676220788">
                <text:p>0.592112676220788</text:p>
              </table:table-cell>
              <table:table-cell office:value-type="float" office:value="0.737654016499192">
                <text:p>0.737654016499192</text:p>
              </table:table-cell>
            </table:table-row>
            <table:table-row>
              <table:table-cell office:value-type="float" office:value="3611.25851428571">
                <text:p>3611.25851428571</text:p>
              </table:table-cell>
              <table:table-cell office:value-type="float" office:value="0.592943096465358">
                <text:p>0.592943096465358</text:p>
              </table:table-cell>
              <table:table-cell office:value-type="float" office:value="0.738899646866046">
                <text:p>0.738899646866046</text:p>
              </table:table-cell>
            </table:table-row>
            <table:table-row>
              <table:table-cell office:value-type="float" office:value="3652.74986666667">
                <text:p>3652.74986666667</text:p>
              </table:table-cell>
              <table:table-cell office:value-type="float" office:value="0.593769988928934">
                <text:p>0.593769988928934</text:p>
              </table:table-cell>
              <table:table-cell office:value-type="float" office:value="0.74013998556141">
                <text:p>0.74013998556141</text:p>
              </table:table-cell>
            </table:table-row>
            <table:table-row>
              <table:table-cell office:value-type="float" office:value="3694.53954285714">
                <text:p>3694.53954285714</text:p>
              </table:table-cell>
              <table:table-cell office:value-type="float" office:value="0.594593386532843">
                <text:p>0.594593386532843</text:p>
              </table:table-cell>
              <table:table-cell office:value-type="float" office:value="0.741375081967274">
                <text:p>0.741375081967274</text:p>
              </table:table-cell>
            </table:table-row>
            <table:table-row>
              <table:table-cell office:value-type="float" office:value="3736.62857142857">
                <text:p>3736.62857142857</text:p>
              </table:table-cell>
              <table:table-cell office:value-type="float" office:value="0.595413321704938">
                <text:p>0.595413321704938</text:p>
              </table:table-cell>
              <table:table-cell office:value-type="float" office:value="0.742604984725417">
                <text:p>0.742604984725417</text:p>
              </table:table-cell>
            </table:table-row>
            <table:table-row>
              <table:table-cell office:value-type="float" office:value="3779.01798095238">
                <text:p>3779.01798095238</text:p>
              </table:table-cell>
              <table:table-cell office:value-type="float" office:value="0.596229826389884">
                <text:p>0.596229826389884</text:p>
              </table:table-cell>
              <table:table-cell office:value-type="float" office:value="0.743829741752835">
                <text:p>0.743829741752835</text:p>
              </table:table-cell>
            </table:table-row>
            <table:table-row>
              <table:table-cell office:value-type="float" office:value="3821.7088">
                <text:p>3821.7088</text:p>
              </table:table-cell>
              <table:table-cell office:value-type="float" office:value="0.597042932059168">
                <text:p>0.597042932059168</text:p>
              </table:table-cell>
              <table:table-cell office:value-type="float" office:value="0.745049400256762">
                <text:p>0.745049400256762</text:p>
              </table:table-cell>
            </table:table-row>
            <table:table-row>
              <table:table-cell office:value-type="float" office:value="3864.70205714286">
                <text:p>3864.70205714286</text:p>
              </table:table-cell>
              <table:table-cell office:value-type="float" office:value="0.597852669720856">
                <text:p>0.597852669720856</text:p>
              </table:table-cell>
              <table:table-cell office:value-type="float" office:value="0.746264006749293">
                <text:p>0.746264006749293</text:p>
              </table:table-cell>
            </table:table-row>
            <table:table-row>
              <table:table-cell office:value-type="float" office:value="3907.99878095238">
                <text:p>3907.99878095238</text:p>
              </table:table-cell>
              <table:table-cell office:value-type="float" office:value="0.598659069929073">
                <text:p>0.598659069929073</text:p>
              </table:table-cell>
              <table:table-cell office:value-type="float" office:value="0.747473607061619">
                <text:p>0.747473607061619</text:p>
              </table:table-cell>
            </table:table-row>
            <table:table-row>
              <table:table-cell office:value-type="float" office:value="3951.6">
                <text:p>3951.6</text:p>
              </table:table-cell>
              <table:table-cell office:value-type="float" office:value="0.599462162793255">
                <text:p>0.599462162793255</text:p>
              </table:table-cell>
              <table:table-cell office:value-type="float" office:value="0.748678246357893">
                <text:p>0.748678246357893</text:p>
              </table:table-cell>
            </table:table-row>
            <table:table-row>
              <table:table-cell office:value-type="float" office:value="3995.50674285714">
                <text:p>3995.50674285714</text:p>
              </table:table-cell>
              <table:table-cell office:value-type="float" office:value="0.600261977987147">
                <text:p>0.600261977987147</text:p>
              </table:table-cell>
              <table:table-cell office:value-type="float" office:value="0.749877969148729">
                <text:p>0.749877969148729</text:p>
              </table:table-cell>
            </table:table-row>
            <table:table-row>
              <table:table-cell office:value-type="float" office:value="4039.72003809524">
                <text:p>4039.72003809524</text:p>
              </table:table-cell>
              <table:table-cell office:value-type="float" office:value="0.601058544757569">
                <text:p>0.601058544757569</text:p>
              </table:table-cell>
              <table:table-cell office:value-type="float" office:value="0.751072819304363">
                <text:p>0.751072819304363</text:p>
              </table:table-cell>
            </table:table-row>
            <table:table-row>
              <table:table-cell office:value-type="float" office:value="4084.24091428571">
                <text:p>4084.24091428571</text:p>
              </table:table-cell>
              <table:table-cell office:value-type="float" office:value="0.601851891932965">
                <text:p>0.601851891932965</text:p>
              </table:table-cell>
              <table:table-cell office:value-type="float" office:value="0.752262840067457">
                <text:p>0.752262840067457</text:p>
              </table:table-cell>
            </table:table-row>
            <table:table-row>
              <table:table-cell office:value-type="float" office:value="4129.0704">
                <text:p>4129.0704</text:p>
              </table:table-cell>
              <table:table-cell office:value-type="float" office:value="0.602642047931724">
                <text:p>0.602642047931724</text:p>
              </table:table-cell>
              <table:table-cell office:value-type="float" office:value="0.753448074065595">
                <text:p>0.753448074065595</text:p>
              </table:table-cell>
            </table:table-row>
            <table:table-row>
              <table:table-cell office:value-type="float" office:value="4174.20952380952">
                <text:p>4174.20952380952</text:p>
              </table:table-cell>
              <table:table-cell office:value-type="float" office:value="0.603429040770292">
                <text:p>0.603429040770292</text:p>
              </table:table-cell>
              <table:table-cell office:value-type="float" office:value="0.754628563323447">
                <text:p>0.754628563323447</text:p>
              </table:table-cell>
            </table:table-row>
            <table:table-row>
              <table:table-cell office:value-type="float" office:value="4219.65931428572">
                <text:p>4219.65931428572</text:p>
              </table:table-cell>
              <table:table-cell office:value-type="float" office:value="0.60421289807108">
                <text:p>0.60421289807108</text:p>
              </table:table-cell>
              <table:table-cell office:value-type="float" office:value="0.75580434927463">
                <text:p>0.75580434927463</text:p>
              </table:table-cell>
            </table:table-row>
            <table:table-row>
              <table:table-cell office:value-type="float" office:value="4265.4208">
                <text:p>4265.4208</text:p>
              </table:table-cell>
              <table:table-cell office:value-type="float" office:value="0.604993647070174">
                <text:p>0.604993647070174</text:p>
              </table:table-cell>
              <table:table-cell office:value-type="float" office:value="0.75697547277327">
                <text:p>0.75697547277327</text:p>
              </table:table-cell>
            </table:table-row>
            <table:table-row>
              <table:table-cell office:value-type="float" office:value="4311.49500952381">
                <text:p>4311.49500952381</text:p>
              </table:table-cell>
              <table:table-cell office:value-type="float" office:value="0.605771314624845">
                <text:p>0.605771314624845</text:p>
              </table:table-cell>
              <table:table-cell office:value-type="float" office:value="0.758141974105276">
                <text:p>0.758141974105276</text:p>
              </table:table-cell>
            </table:table-row>
            <table:table-row>
              <table:table-cell office:value-type="float" office:value="4357.88297142857">
                <text:p>4357.88297142857</text:p>
              </table:table-cell>
              <table:table-cell office:value-type="float" office:value="0.606545927220881">
                <text:p>0.606545927220881</text:p>
              </table:table-cell>
              <table:table-cell office:value-type="float" office:value="0.75930389299933">
                <text:p>0.75930389299933</text:p>
              </table:table-cell>
            </table:table-row>
            <table:table-row>
              <table:table-cell office:value-type="float" office:value="4404.58571428571">
                <text:p>4404.58571428571</text:p>
              </table:table-cell>
              <table:table-cell office:value-type="float" office:value="0.607317510979732">
                <text:p>0.607317510979732</text:p>
              </table:table-cell>
              <table:table-cell office:value-type="float" office:value="0.760461268637607">
                <text:p>0.760461268637607</text:p>
              </table:table-cell>
            </table:table-row>
            <table:table-row>
              <table:table-cell office:value-type="float" office:value="4451.60426666667">
                <text:p>4451.60426666667</text:p>
              </table:table-cell>
              <table:table-cell office:value-type="float" office:value="0.608086091665482">
                <text:p>0.608086091665482</text:p>
              </table:table-cell>
              <table:table-cell office:value-type="float" office:value="0.761614139666232">
                <text:p>0.761614139666232</text:p>
              </table:table-cell>
            </table:table-row>
            <table:table-row>
              <table:table-cell office:value-type="float" office:value="4498.93965714286">
                <text:p>4498.93965714286</text:p>
              </table:table-cell>
              <table:table-cell office:value-type="float" office:value="0.608851694691645">
                <text:p>0.608851694691645</text:p>
              </table:table-cell>
              <table:table-cell office:value-type="float" office:value="0.762762544205476">
                <text:p>0.762762544205476</text:p>
              </table:table-cell>
            </table:table-row>
            <table:table-row>
              <table:table-cell office:value-type="float" office:value="4546.59291428572">
                <text:p>4546.59291428572</text:p>
              </table:table-cell>
              <table:table-cell office:value-type="float" office:value="0.609614345127802">
                <text:p>0.609614345127802</text:p>
              </table:table-cell>
              <table:table-cell office:value-type="float" office:value="0.763906519859712">
                <text:p>0.763906519859712</text:p>
              </table:table-cell>
            </table:table-row>
            <table:table-row>
              <table:table-cell office:value-type="float" office:value="4594.56506666667">
                <text:p>4594.56506666667</text:p>
              </table:table-cell>
              <table:table-cell office:value-type="float" office:value="0.610374067706073">
                <text:p>0.610374067706073</text:p>
              </table:table-cell>
              <table:table-cell office:value-type="float" office:value="0.765046103727119">
                <text:p>0.765046103727119</text:p>
              </table:table-cell>
            </table:table-row>
            <table:table-row>
              <table:table-cell office:value-type="float" office:value="4642.85714285714">
                <text:p>4642.85714285714</text:p>
              </table:table-cell>
              <table:table-cell office:value-type="float" office:value="0.611130886827436">
                <text:p>0.611130886827436</text:p>
              </table:table-cell>
              <table:table-cell office:value-type="float" office:value="0.766181332409164">
                <text:p>0.766181332409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